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291in"/>
    </style:style>
    <style:style style:name="co2" style:family="table-column">
      <style:table-column-properties fo:break-before="auto" style:column-width="0.92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2728in"/>
    </style:style>
    <style:style style:name="co5" style:family="table-column">
      <style:table-column-properties fo:break-before="auto" style:column-width="3.2744in"/>
    </style:style>
    <style:style style:name="co6" style:family="table-column">
      <style:table-column-properties fo:break-before="auto" style:column-width="2.7909in"/>
    </style:style>
    <style:style style:name="co7" style:family="table-column">
      <style:table-column-properties fo:break-before="auto" style:column-width="3.1362in"/>
    </style:style>
    <style:style style:name="co8" style:family="table-column">
      <style:table-column-properties fo:break-before="auto" style:column-width="3.3429in"/>
    </style:style>
    <style:style style:name="co9" style:family="table-column">
      <style:table-column-properties fo:break-before="auto" style:column-width="3.688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0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1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1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column table:style-name="co9" table:default-cell-style-name="Default"/>
        <table:table-column table:style-name="co3" table:number-columns-repeated="24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empty-1/base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base-mod-enc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base-heur-mod-enc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500-step-1500-size-50-deg-1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500-step-1500-size-50-deg-10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500-step-500-size-50-deg-1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500-step-500-size-50-deg-10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lbd-3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lbd-3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lbd-5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lbd-5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mi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media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m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/>
        </table:table-row>
        <table:table-row table:style-name="ro1">
          <table:table-cell office:value-type="string" calcext:value-type="string">
            <text:p>HanoiTower/0004-hanoi_tower-60-0.asp</text:p>
          </table:table-cell>
          <table:table-cell office:value-type="float" office:value="415.55" calcext:value-type="float">
            <text:p>415.55</text:p>
          </table:table-cell>
          <table:table-cell office:value-type="float" office:value="415.459" calcext:value-type="float">
            <text:p>415.459</text:p>
          </table:table-cell>
          <table:table-cell office:value-type="float" office:value="3140130" calcext:value-type="float">
            <text:p>3140130</text:p>
          </table:table-cell>
          <table:table-cell office:value-type="float" office:value="2715388" calcext:value-type="float">
            <text:p>2715388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770997" calcext:value-type="float">
            <text:p>9770997</text:p>
          </table:table-cell>
          <table:table-cell office:value-type="float" office:value="7132096" calcext:value-type="float">
            <text:p>713209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118823" calcext:value-type="float">
            <text:p>10118823</text:p>
          </table:table-cell>
          <table:table-cell office:value-type="float" office:value="7299399" calcext:value-type="float">
            <text:p>7299399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06582" calcext:value-type="float">
            <text:p>9006582</text:p>
          </table:table-cell>
          <table:table-cell office:value-type="float" office:value="6754867" calcext:value-type="float">
            <text:p>6754867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791805" calcext:value-type="float">
            <text:p>8791805</text:p>
          </table:table-cell>
          <table:table-cell office:value-type="float" office:value="6508271" calcext:value-type="float">
            <text:p>6508271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584882" calcext:value-type="float">
            <text:p>8584882</text:p>
          </table:table-cell>
          <table:table-cell office:value-type="float" office:value="6397977" calcext:value-type="float">
            <text:p>6397977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694752" calcext:value-type="float">
            <text:p>8694752</text:p>
          </table:table-cell>
          <table:table-cell office:value-type="float" office:value="6472381" calcext:value-type="float">
            <text:p>6472381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6348" calcext:value-type="float">
            <text:p>9036348</text:p>
          </table:table-cell>
          <table:table-cell office:value-type="float" office:value="6683976" calcext:value-type="float">
            <text:p>668397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217841" calcext:value-type="float">
            <text:p>9217841</text:p>
          </table:table-cell>
          <table:table-cell office:value-type="float" office:value="6866023" calcext:value-type="float">
            <text:p>686602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942018" calcext:value-type="float">
            <text:p>8942018</text:p>
          </table:table-cell>
          <table:table-cell office:value-type="float" office:value="6546675" calcext:value-type="float">
            <text:p>654667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985906" calcext:value-type="float">
            <text:p>8985906</text:p>
          </table:table-cell>
          <table:table-cell office:value-type="float" office:value="6605447" calcext:value-type="float">
            <text:p>6605447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840609" calcext:value-type="float">
            <text:p>8840609</text:p>
          </table:table-cell>
          <table:table-cell office:value-type="float" office:value="6573352" calcext:value-type="float">
            <text:p>657335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573336" calcext:value-type="float">
            <text:p>8573336</text:p>
          </table:table-cell>
          <table:table-cell office:value-type="float" office:value="6383154" calcext:value-type="float">
            <text:p>638315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MIN([.$H3];[.$N3];[.$T3];[.$Z3];[.$AF3];[.$AL3];[.$AR3];[.$AX3];[.$BD3];[.$BJ3];[.$BP3];[.$BV3])" office:value-type="float" office:value="900" calcext:value-type="float">
            <text:p>900</text:p>
          </table:table-cell>
          <table:table-cell table:formula="of:=MIN([.$I3];[.$O3];[.$U3];[.$AA3];[.$AG3];[.$AM3];[.$AS3];[.$AY3];[.$BE3];[.$BK3];[.$BQ3];[.$BW3])" office:value-type="float" office:value="900" calcext:value-type="float">
            <text:p>900</text:p>
          </table:table-cell>
          <table:table-cell table:formula="of:=MIN([.$J3];[.$P3];[.$V3];[.$AB3];[.$AH3];[.$AN3];[.$AT3];[.$AZ3];[.$BF3];[.$BL3];[.$BR3];[.$BX3])" office:value-type="float" office:value="8573336" calcext:value-type="float">
            <text:p>8573336</text:p>
          </table:table-cell>
          <table:table-cell table:formula="of:=MIN([.$K3];[.$Q3];[.$W3];[.$AC3];[.$AI3];[.$AO3];[.$AU3];[.$BA3];[.$BG3];[.$BM3];[.$BS3];[.$BY3])" office:value-type="float" office:value="6383154" calcext:value-type="float">
            <text:p>6383154</text:p>
          </table:table-cell>
          <table:table-cell table:formula="of:=MIN([.$L3];[.$R3];[.$X3];[.$AD3];[.$AJ3];[.$AP3];[.$AV3];[.$BB3];[.$BH3];[.$BN3];[.$BT3];[.$BZ3])" office:value-type="float" office:value="82" calcext:value-type="float">
            <text:p>82</text:p>
          </table:table-cell>
          <table:table-cell table:formula="of:=MIN([.$M3];[.$S3];[.$Y3];[.$AE3];[.$AK3];[.$AQ3];[.$AW3];[.$BC3];[.$BI3];[.$BO3];[.$BU3];[.$CA3])" office:value-type="float" office:value="0" calcext:value-type="float">
            <text:p>0</text:p>
          </table:table-cell>
          <table:table-cell table:formula="of:=MEDIAN([.$H3];[.$N3];[.$T3];[.$Z3];[.$AF3];[.$AL3];[.$AR3];[.$AX3];[.$BD3];[.$BJ3];[.$BP3];[.$BV3])" office:value-type="float" office:value="900" calcext:value-type="float">
            <text:p>900</text:p>
          </table:table-cell>
          <table:table-cell table:formula="of:=MEDIAN([.$I3];[.$O3];[.$U3];[.$AA3];[.$AG3];[.$AM3];[.$AS3];[.$AY3];[.$BE3];[.$BK3];[.$BQ3];[.$BW3])" office:value-type="float" office:value="900" calcext:value-type="float">
            <text:p>900</text:p>
          </table:table-cell>
          <table:table-cell table:formula="of:=MEDIAN([.$J3];[.$P3];[.$V3];[.$AB3];[.$AH3];[.$AN3];[.$AT3];[.$AZ3];[.$BF3];[.$BL3];[.$BR3];[.$BX3])" office:value-type="float" office:value="8963962" calcext:value-type="float">
            <text:p>8963962</text:p>
          </table:table-cell>
          <table:table-cell table:formula="of:=MEDIAN([.$K3];[.$Q3];[.$W3];[.$AC3];[.$AI3];[.$AO3];[.$AU3];[.$BA3];[.$BG3];[.$BM3];[.$BS3];[.$BY3])" office:value-type="float" office:value="6589399.5" calcext:value-type="float">
            <text:p>6589399.5</text:p>
          </table:table-cell>
          <table:table-cell table:formula="of:=MEDIAN([.$L3];[.$R3];[.$X3];[.$AD3];[.$AJ3];[.$AP3];[.$AV3];[.$BB3];[.$BH3];[.$BN3];[.$BT3];[.$BZ3])" office:value-type="float" office:value="99" calcext:value-type="float">
            <text:p>99</text:p>
          </table:table-cell>
          <table:table-cell table:formula="of:=MEDIAN([.$M3];[.$S3];[.$Y3];[.$AE3];[.$AK3];[.$AQ3];[.$AW3];[.$BC3];[.$BI3];[.$BO3];[.$BU3];[.$CA3])" office:value-type="float" office:value="0" calcext:value-type="float">
            <text:p>0</text:p>
          </table:table-cell>
          <table:table-cell table:formula="of:=MAX([.$H3];[.$N3];[.$T3];[.$Z3];[.$AF3];[.$AL3];[.$AR3];[.$AX3];[.$BD3];[.$BJ3];[.$BP3];[.$BV3])" office:value-type="float" office:value="900" calcext:value-type="float">
            <text:p>900</text:p>
          </table:table-cell>
          <table:table-cell table:formula="of:=MAX([.$I3];[.$O3];[.$U3];[.$AA3];[.$AG3];[.$AM3];[.$AS3];[.$AY3];[.$BE3];[.$BK3];[.$BQ3];[.$BW3])" office:value-type="float" office:value="900" calcext:value-type="float">
            <text:p>900</text:p>
          </table:table-cell>
          <table:table-cell table:formula="of:=MAX([.$J3];[.$P3];[.$V3];[.$AB3];[.$AH3];[.$AN3];[.$AT3];[.$AZ3];[.$BF3];[.$BL3];[.$BR3];[.$BX3])" office:value-type="float" office:value="10118823" calcext:value-type="float">
            <text:p>10118823</text:p>
          </table:table-cell>
          <table:table-cell table:formula="of:=MAX([.$K3];[.$Q3];[.$W3];[.$AC3];[.$AI3];[.$AO3];[.$AU3];[.$BA3];[.$BG3];[.$BM3];[.$BS3];[.$BY3])" office:value-type="float" office:value="7299399" calcext:value-type="float">
            <text:p>7299399</text:p>
          </table:table-cell>
          <table:table-cell table:formula="of:=MAX([.$L3];[.$R3];[.$X3];[.$AD3];[.$AJ3];[.$AP3];[.$AV3];[.$BB3];[.$BH3];[.$BN3];[.$BT3];[.$BZ3])" office:value-type="float" office:value="124" calcext:value-type="float">
            <text:p>124</text:p>
          </table:table-cell>
          <table:table-cell table:formula="of:=MAX([.$M3];[.$S3];[.$Y3];[.$AE3];[.$AK3];[.$AQ3];[.$AW3];[.$BC3];[.$BI3];[.$BO3];[.$BU3];[.$CA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noiTower/0005-hanoi_tower-60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835844" calcext:value-type="float">
            <text:p>5835844</text:p>
          </table:table-cell>
          <table:table-cell office:value-type="float" office:value="5036308" calcext:value-type="float">
            <text:p>5036308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525181" calcext:value-type="float">
            <text:p>9525181</text:p>
          </table:table-cell>
          <table:table-cell office:value-type="float" office:value="6921215" calcext:value-type="float">
            <text:p>6921215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175290" calcext:value-type="float">
            <text:p>9175290</text:p>
          </table:table-cell>
          <table:table-cell office:value-type="float" office:value="6708529" calcext:value-type="float">
            <text:p>6708529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701326" calcext:value-type="float">
            <text:p>8701326</text:p>
          </table:table-cell>
          <table:table-cell office:value-type="float" office:value="6323512" calcext:value-type="float">
            <text:p>632351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424669" calcext:value-type="float">
            <text:p>8424669</text:p>
          </table:table-cell>
          <table:table-cell office:value-type="float" office:value="6219171" calcext:value-type="float">
            <text:p>6219171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461735" calcext:value-type="float">
            <text:p>8461735</text:p>
          </table:table-cell>
          <table:table-cell office:value-type="float" office:value="6209053" calcext:value-type="float">
            <text:p>6209053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13964" calcext:value-type="float">
            <text:p>8313964</text:p>
          </table:table-cell>
          <table:table-cell office:value-type="float" office:value="6112664" calcext:value-type="float">
            <text:p>6112664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369291" calcext:value-type="float">
            <text:p>9369291</text:p>
          </table:table-cell>
          <table:table-cell office:value-type="float" office:value="6835356" calcext:value-type="float">
            <text:p>683535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963679" calcext:value-type="float">
            <text:p>8963679</text:p>
          </table:table-cell>
          <table:table-cell office:value-type="float" office:value="6496234" calcext:value-type="float">
            <text:p>6496234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177130" calcext:value-type="float">
            <text:p>8177130</text:p>
          </table:table-cell>
          <table:table-cell office:value-type="float" office:value="6075464" calcext:value-type="float">
            <text:p>6075464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619624" calcext:value-type="float">
            <text:p>8619624</text:p>
          </table:table-cell>
          <table:table-cell office:value-type="float" office:value="6392238" calcext:value-type="float">
            <text:p>639223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690295" calcext:value-type="float">
            <text:p>8690295</text:p>
          </table:table-cell>
          <table:table-cell office:value-type="float" office:value="6384649" calcext:value-type="float">
            <text:p>6384649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510168" calcext:value-type="float">
            <text:p>8510168</text:p>
          </table:table-cell>
          <table:table-cell office:value-type="float" office:value="6230206" calcext:value-type="float">
            <text:p>6230206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MIN([.$H4];[.$N4];[.$T4];[.$Z4];[.$AF4];[.$AL4];[.$AR4];[.$AX4];[.$BD4];[.$BJ4];[.$BP4];[.$BV4])" office:value-type="float" office:value="900" calcext:value-type="float">
            <text:p>900</text:p>
          </table:table-cell>
          <table:table-cell table:formula="of:=MIN([.$I4];[.$O4];[.$U4];[.$AA4];[.$AG4];[.$AM4];[.$AS4];[.$AY4];[.$BE4];[.$BK4];[.$BQ4];[.$BW4])" office:value-type="float" office:value="900" calcext:value-type="float">
            <text:p>900</text:p>
          </table:table-cell>
          <table:table-cell table:formula="of:=MIN([.$J4];[.$P4];[.$V4];[.$AB4];[.$AH4];[.$AN4];[.$AT4];[.$AZ4];[.$BF4];[.$BL4];[.$BR4];[.$BX4])" office:value-type="float" office:value="8177130" calcext:value-type="float">
            <text:p>8177130</text:p>
          </table:table-cell>
          <table:table-cell table:formula="of:=MIN([.$K4];[.$Q4];[.$W4];[.$AC4];[.$AI4];[.$AO4];[.$AU4];[.$BA4];[.$BG4];[.$BM4];[.$BS4];[.$BY4])" office:value-type="float" office:value="6075464" calcext:value-type="float">
            <text:p>6075464</text:p>
          </table:table-cell>
          <table:table-cell table:formula="of:=MIN([.$L4];[.$R4];[.$X4];[.$AD4];[.$AJ4];[.$AP4];[.$AV4];[.$BB4];[.$BH4];[.$BN4];[.$BT4];[.$BZ4])" office:value-type="float" office:value="98" calcext:value-type="float">
            <text:p>98</text:p>
          </table:table-cell>
          <table:table-cell table:formula="of:=MIN([.$M4];[.$S4];[.$Y4];[.$AE4];[.$AK4];[.$AQ4];[.$AW4];[.$BC4];[.$BI4];[.$BO4];[.$BU4];[.$CA4])" office:value-type="float" office:value="0" calcext:value-type="float">
            <text:p>0</text:p>
          </table:table-cell>
          <table:table-cell table:formula="of:=MEDIAN([.$H4];[.$N4];[.$T4];[.$Z4];[.$AF4];[.$AL4];[.$AR4];[.$AX4];[.$BD4];[.$BJ4];[.$BP4];[.$BV4])" office:value-type="float" office:value="900" calcext:value-type="float">
            <text:p>900</text:p>
          </table:table-cell>
          <table:table-cell table:formula="of:=MEDIAN([.$I4];[.$O4];[.$U4];[.$AA4];[.$AG4];[.$AM4];[.$AS4];[.$AY4];[.$BE4];[.$BK4];[.$BQ4];[.$BW4])" office:value-type="float" office:value="900" calcext:value-type="float">
            <text:p>900</text:p>
          </table:table-cell>
          <table:table-cell table:formula="of:=MEDIAN([.$J4];[.$P4];[.$V4];[.$AB4];[.$AH4];[.$AN4];[.$AT4];[.$AZ4];[.$BF4];[.$BL4];[.$BR4];[.$BX4])" office:value-type="float" office:value="8654959.5" calcext:value-type="float">
            <text:p>8654959.5</text:p>
          </table:table-cell>
          <table:table-cell table:formula="of:=MEDIAN([.$K4];[.$Q4];[.$W4];[.$AC4];[.$AI4];[.$AO4];[.$AU4];[.$BA4];[.$BG4];[.$BM4];[.$BS4];[.$BY4])" office:value-type="float" office:value="6354080.5" calcext:value-type="float">
            <text:p>6354080.5</text:p>
          </table:table-cell>
          <table:table-cell table:formula="of:=MEDIAN([.$L4];[.$R4];[.$X4];[.$AD4];[.$AJ4];[.$AP4];[.$AV4];[.$BB4];[.$BH4];[.$BN4];[.$BT4];[.$BZ4])" office:value-type="float" office:value="112.5" calcext:value-type="float">
            <text:p>112.5</text:p>
          </table:table-cell>
          <table:table-cell table:formula="of:=MEDIAN([.$M4];[.$S4];[.$Y4];[.$AE4];[.$AK4];[.$AQ4];[.$AW4];[.$BC4];[.$BI4];[.$BO4];[.$BU4];[.$CA4])" office:value-type="float" office:value="0" calcext:value-type="float">
            <text:p>0</text:p>
          </table:table-cell>
          <table:table-cell table:formula="of:=MAX([.$H4];[.$N4];[.$T4];[.$Z4];[.$AF4];[.$AL4];[.$AR4];[.$AX4];[.$BD4];[.$BJ4];[.$BP4];[.$BV4])" office:value-type="float" office:value="900" calcext:value-type="float">
            <text:p>900</text:p>
          </table:table-cell>
          <table:table-cell table:formula="of:=MAX([.$I4];[.$O4];[.$U4];[.$AA4];[.$AG4];[.$AM4];[.$AS4];[.$AY4];[.$BE4];[.$BK4];[.$BQ4];[.$BW4])" office:value-type="float" office:value="900" calcext:value-type="float">
            <text:p>900</text:p>
          </table:table-cell>
          <table:table-cell table:formula="of:=MAX([.$J4];[.$P4];[.$V4];[.$AB4];[.$AH4];[.$AN4];[.$AT4];[.$AZ4];[.$BF4];[.$BL4];[.$BR4];[.$BX4])" office:value-type="float" office:value="9525181" calcext:value-type="float">
            <text:p>9525181</text:p>
          </table:table-cell>
          <table:table-cell table:formula="of:=MAX([.$K4];[.$Q4];[.$W4];[.$AC4];[.$AI4];[.$AO4];[.$AU4];[.$BA4];[.$BG4];[.$BM4];[.$BS4];[.$BY4])" office:value-type="float" office:value="6921215" calcext:value-type="float">
            <text:p>6921215</text:p>
          </table:table-cell>
          <table:table-cell table:formula="of:=MAX([.$L4];[.$R4];[.$X4];[.$AD4];[.$AJ4];[.$AP4];[.$AV4];[.$BB4];[.$BH4];[.$BN4];[.$BT4];[.$BZ4])" office:value-type="float" office:value="137" calcext:value-type="float">
            <text:p>137</text:p>
          </table:table-cell>
          <table:table-cell table:formula="of:=MAX([.$M4];[.$S4];[.$Y4];[.$AE4];[.$AK4];[.$AQ4];[.$AW4];[.$BC4];[.$BI4];[.$BO4];[.$BU4];[.$CA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noiTower/0007-hanoi_tower-60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263690" calcext:value-type="float">
            <text:p>6263690</text:p>
          </table:table-cell>
          <table:table-cell office:value-type="float" office:value="5353913" calcext:value-type="float">
            <text:p>5353913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608847" calcext:value-type="float">
            <text:p>9608847</text:p>
          </table:table-cell>
          <table:table-cell office:value-type="float" office:value="6886305" calcext:value-type="float">
            <text:p>688630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398032" calcext:value-type="float">
            <text:p>9398032</text:p>
          </table:table-cell>
          <table:table-cell office:value-type="float" office:value="6698395" calcext:value-type="float">
            <text:p>6698395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108288" calcext:value-type="float">
            <text:p>9108288</text:p>
          </table:table-cell>
          <table:table-cell office:value-type="float" office:value="6587719" calcext:value-type="float">
            <text:p>6587719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554669" calcext:value-type="float">
            <text:p>8554669</text:p>
          </table:table-cell>
          <table:table-cell office:value-type="float" office:value="6249535" calcext:value-type="float">
            <text:p>624953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980884" calcext:value-type="float">
            <text:p>7980884</text:p>
          </table:table-cell>
          <table:table-cell office:value-type="float" office:value="5893091" calcext:value-type="float">
            <text:p>5893091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942263" calcext:value-type="float">
            <text:p>7942263</text:p>
          </table:table-cell>
          <table:table-cell office:value-type="float" office:value="5918397" calcext:value-type="float">
            <text:p>5918397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244697" calcext:value-type="float">
            <text:p>9244697</text:p>
          </table:table-cell>
          <table:table-cell office:value-type="float" office:value="6675944" calcext:value-type="float">
            <text:p>6675944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90227" calcext:value-type="float">
            <text:p>9090227</text:p>
          </table:table-cell>
          <table:table-cell office:value-type="float" office:value="6531459" calcext:value-type="float">
            <text:p>653145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709314" calcext:value-type="float">
            <text:p>8709314</text:p>
          </table:table-cell>
          <table:table-cell office:value-type="float" office:value="6413655" calcext:value-type="float">
            <text:p>6413655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507457" calcext:value-type="float">
            <text:p>8507457</text:p>
          </table:table-cell>
          <table:table-cell office:value-type="float" office:value="6179774" calcext:value-type="float">
            <text:p>6179774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603934" calcext:value-type="float">
            <text:p>8603934</text:p>
          </table:table-cell>
          <table:table-cell office:value-type="float" office:value="6188992" calcext:value-type="float">
            <text:p>618899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793922" calcext:value-type="float">
            <text:p>8793922</text:p>
          </table:table-cell>
          <table:table-cell office:value-type="float" office:value="6371758" calcext:value-type="float">
            <text:p>637175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MIN([.$H5];[.$N5];[.$T5];[.$Z5];[.$AF5];[.$AL5];[.$AR5];[.$AX5];[.$BD5];[.$BJ5];[.$BP5];[.$BV5])" office:value-type="float" office:value="900" calcext:value-type="float">
            <text:p>900</text:p>
          </table:table-cell>
          <table:table-cell table:formula="of:=MIN([.$I5];[.$O5];[.$U5];[.$AA5];[.$AG5];[.$AM5];[.$AS5];[.$AY5];[.$BE5];[.$BK5];[.$BQ5];[.$BW5])" office:value-type="float" office:value="900" calcext:value-type="float">
            <text:p>900</text:p>
          </table:table-cell>
          <table:table-cell table:formula="of:=MIN([.$J5];[.$P5];[.$V5];[.$AB5];[.$AH5];[.$AN5];[.$AT5];[.$AZ5];[.$BF5];[.$BL5];[.$BR5];[.$BX5])" office:value-type="float" office:value="7942263" calcext:value-type="float">
            <text:p>7942263</text:p>
          </table:table-cell>
          <table:table-cell table:formula="of:=MIN([.$K5];[.$Q5];[.$W5];[.$AC5];[.$AI5];[.$AO5];[.$AU5];[.$BA5];[.$BG5];[.$BM5];[.$BS5];[.$BY5])" office:value-type="float" office:value="5893091" calcext:value-type="float">
            <text:p>5893091</text:p>
          </table:table-cell>
          <table:table-cell table:formula="of:=MIN([.$L5];[.$R5];[.$X5];[.$AD5];[.$AJ5];[.$AP5];[.$AV5];[.$BB5];[.$BH5];[.$BN5];[.$BT5];[.$BZ5])" office:value-type="float" office:value="103" calcext:value-type="float">
            <text:p>103</text:p>
          </table:table-cell>
          <table:table-cell table:formula="of:=MIN([.$M5];[.$S5];[.$Y5];[.$AE5];[.$AK5];[.$AQ5];[.$AW5];[.$BC5];[.$BI5];[.$BO5];[.$BU5];[.$CA5])" office:value-type="float" office:value="0" calcext:value-type="float">
            <text:p>0</text:p>
          </table:table-cell>
          <table:table-cell table:formula="of:=MEDIAN([.$H5];[.$N5];[.$T5];[.$Z5];[.$AF5];[.$AL5];[.$AR5];[.$AX5];[.$BD5];[.$BJ5];[.$BP5];[.$BV5])" office:value-type="float" office:value="900" calcext:value-type="float">
            <text:p>900</text:p>
          </table:table-cell>
          <table:table-cell table:formula="of:=MEDIAN([.$I5];[.$O5];[.$U5];[.$AA5];[.$AG5];[.$AM5];[.$AS5];[.$AY5];[.$BE5];[.$BK5];[.$BQ5];[.$BW5])" office:value-type="float" office:value="900" calcext:value-type="float">
            <text:p>900</text:p>
          </table:table-cell>
          <table:table-cell table:formula="of:=MEDIAN([.$J5];[.$P5];[.$V5];[.$AB5];[.$AH5];[.$AN5];[.$AT5];[.$AZ5];[.$BF5];[.$BL5];[.$BR5];[.$BX5])" office:value-type="float" office:value="8751618" calcext:value-type="float">
            <text:p>8751618</text:p>
          </table:table-cell>
          <table:table-cell table:formula="of:=MEDIAN([.$K5];[.$Q5];[.$W5];[.$AC5];[.$AI5];[.$AO5];[.$AU5];[.$BA5];[.$BG5];[.$BM5];[.$BS5];[.$BY5])" office:value-type="float" office:value="6392706.5" calcext:value-type="float">
            <text:p>6392706.5</text:p>
          </table:table-cell>
          <table:table-cell table:formula="of:=MEDIAN([.$L5];[.$R5];[.$X5];[.$AD5];[.$AJ5];[.$AP5];[.$AV5];[.$BB5];[.$BH5];[.$BN5];[.$BT5];[.$BZ5])" office:value-type="float" office:value="109.5" calcext:value-type="float">
            <text:p>109.5</text:p>
          </table:table-cell>
          <table:table-cell table:formula="of:=MEDIAN([.$M5];[.$S5];[.$Y5];[.$AE5];[.$AK5];[.$AQ5];[.$AW5];[.$BC5];[.$BI5];[.$BO5];[.$BU5];[.$CA5])" office:value-type="float" office:value="0" calcext:value-type="float">
            <text:p>0</text:p>
          </table:table-cell>
          <table:table-cell table:formula="of:=MAX([.$H5];[.$N5];[.$T5];[.$Z5];[.$AF5];[.$AL5];[.$AR5];[.$AX5];[.$BD5];[.$BJ5];[.$BP5];[.$BV5])" office:value-type="float" office:value="900" calcext:value-type="float">
            <text:p>900</text:p>
          </table:table-cell>
          <table:table-cell table:formula="of:=MAX([.$I5];[.$O5];[.$U5];[.$AA5];[.$AG5];[.$AM5];[.$AS5];[.$AY5];[.$BE5];[.$BK5];[.$BQ5];[.$BW5])" office:value-type="float" office:value="900" calcext:value-type="float">
            <text:p>900</text:p>
          </table:table-cell>
          <table:table-cell table:formula="of:=MAX([.$J5];[.$P5];[.$V5];[.$AB5];[.$AH5];[.$AN5];[.$AT5];[.$AZ5];[.$BF5];[.$BL5];[.$BR5];[.$BX5])" office:value-type="float" office:value="9608847" calcext:value-type="float">
            <text:p>9608847</text:p>
          </table:table-cell>
          <table:table-cell table:formula="of:=MAX([.$K5];[.$Q5];[.$W5];[.$AC5];[.$AI5];[.$AO5];[.$AU5];[.$BA5];[.$BG5];[.$BM5];[.$BS5];[.$BY5])" office:value-type="float" office:value="6886305" calcext:value-type="float">
            <text:p>6886305</text:p>
          </table:table-cell>
          <table:table-cell table:formula="of:=MAX([.$L5];[.$R5];[.$X5];[.$AD5];[.$AJ5];[.$AP5];[.$AV5];[.$BB5];[.$BH5];[.$BN5];[.$BT5];[.$BZ5])" office:value-type="float" office:value="143" calcext:value-type="float">
            <text:p>143</text:p>
          </table:table-cell>
          <table:table-cell table:formula="of:=MAX([.$M5];[.$S5];[.$Y5];[.$AE5];[.$AK5];[.$AQ5];[.$AW5];[.$BC5];[.$BI5];[.$BO5];[.$BU5];[.$CA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noiTower/0008-hanoi_tower-60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743592" calcext:value-type="float">
            <text:p>6743592</text:p>
          </table:table-cell>
          <table:table-cell office:value-type="float" office:value="5690599" calcext:value-type="float">
            <text:p>569059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253160" calcext:value-type="float">
            <text:p>9253160</text:p>
          </table:table-cell>
          <table:table-cell office:value-type="float" office:value="6657154" calcext:value-type="float">
            <text:p>6657154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533401" calcext:value-type="float">
            <text:p>9533401</text:p>
          </table:table-cell>
          <table:table-cell office:value-type="float" office:value="6763599" calcext:value-type="float">
            <text:p>6763599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92558" calcext:value-type="float">
            <text:p>8392558</text:p>
          </table:table-cell>
          <table:table-cell office:value-type="float" office:value="4686755" calcext:value-type="float">
            <text:p>468675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405142" calcext:value-type="float">
            <text:p>8405142</text:p>
          </table:table-cell>
          <table:table-cell office:value-type="float" office:value="6101055" calcext:value-type="float">
            <text:p>610105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103485" calcext:value-type="float">
            <text:p>8103485</text:p>
          </table:table-cell>
          <table:table-cell office:value-type="float" office:value="5794694" calcext:value-type="float">
            <text:p>5794694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569349" calcext:value-type="float">
            <text:p>8569349</text:p>
          </table:table-cell>
          <table:table-cell office:value-type="float" office:value="6235783" calcext:value-type="float">
            <text:p>6235783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787167" calcext:value-type="float">
            <text:p>8787167</text:p>
          </table:table-cell>
          <table:table-cell office:value-type="float" office:value="6331563" calcext:value-type="float">
            <text:p>6331563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964872" calcext:value-type="float">
            <text:p>8964872</text:p>
          </table:table-cell>
          <table:table-cell office:value-type="float" office:value="6422868" calcext:value-type="float">
            <text:p>642286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740778" calcext:value-type="float">
            <text:p>8740778</text:p>
          </table:table-cell>
          <table:table-cell office:value-type="float" office:value="6427543" calcext:value-type="float">
            <text:p>6427543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095134" calcext:value-type="float">
            <text:p>8095134</text:p>
          </table:table-cell>
          <table:table-cell office:value-type="float" office:value="6002293" calcext:value-type="float">
            <text:p>6002293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629919" calcext:value-type="float">
            <text:p>8629919</text:p>
          </table:table-cell>
          <table:table-cell office:value-type="float" office:value="6361738" calcext:value-type="float">
            <text:p>636173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258129" calcext:value-type="float">
            <text:p>8258129</text:p>
          </table:table-cell>
          <table:table-cell office:value-type="float" office:value="6084154" calcext:value-type="float">
            <text:p>6084154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MIN([.$H6];[.$N6];[.$T6];[.$Z6];[.$AF6];[.$AL6];[.$AR6];[.$AX6];[.$BD6];[.$BJ6];[.$BP6];[.$BV6])" office:value-type="float" office:value="900" calcext:value-type="float">
            <text:p>900</text:p>
          </table:table-cell>
          <table:table-cell table:formula="of:=MIN([.$I6];[.$O6];[.$U6];[.$AA6];[.$AG6];[.$AM6];[.$AS6];[.$AY6];[.$BE6];[.$BK6];[.$BQ6];[.$BW6])" office:value-type="float" office:value="900" calcext:value-type="float">
            <text:p>900</text:p>
          </table:table-cell>
          <table:table-cell table:formula="of:=MIN([.$J6];[.$P6];[.$V6];[.$AB6];[.$AH6];[.$AN6];[.$AT6];[.$AZ6];[.$BF6];[.$BL6];[.$BR6];[.$BX6])" office:value-type="float" office:value="8095134" calcext:value-type="float">
            <text:p>8095134</text:p>
          </table:table-cell>
          <table:table-cell table:formula="of:=MIN([.$K6];[.$Q6];[.$W6];[.$AC6];[.$AI6];[.$AO6];[.$AU6];[.$BA6];[.$BG6];[.$BM6];[.$BS6];[.$BY6])" office:value-type="float" office:value="4686755" calcext:value-type="float">
            <text:p>4686755</text:p>
          </table:table-cell>
          <table:table-cell table:formula="of:=MIN([.$L6];[.$R6];[.$X6];[.$AD6];[.$AJ6];[.$AP6];[.$AV6];[.$BB6];[.$BH6];[.$BN6];[.$BT6];[.$BZ6])" office:value-type="float" office:value="102" calcext:value-type="float">
            <text:p>102</text:p>
          </table:table-cell>
          <table:table-cell table:formula="of:=MIN([.$M6];[.$S6];[.$Y6];[.$AE6];[.$AK6];[.$AQ6];[.$AW6];[.$BC6];[.$BI6];[.$BO6];[.$BU6];[.$CA6])" office:value-type="float" office:value="0" calcext:value-type="float">
            <text:p>0</text:p>
          </table:table-cell>
          <table:table-cell table:formula="of:=MEDIAN([.$H6];[.$N6];[.$T6];[.$Z6];[.$AF6];[.$AL6];[.$AR6];[.$AX6];[.$BD6];[.$BJ6];[.$BP6];[.$BV6])" office:value-type="float" office:value="900" calcext:value-type="float">
            <text:p>900</text:p>
          </table:table-cell>
          <table:table-cell table:formula="of:=MEDIAN([.$I6];[.$O6];[.$U6];[.$AA6];[.$AG6];[.$AM6];[.$AS6];[.$AY6];[.$BE6];[.$BK6];[.$BQ6];[.$BW6])" office:value-type="float" office:value="900" calcext:value-type="float">
            <text:p>900</text:p>
          </table:table-cell>
          <table:table-cell table:formula="of:=MEDIAN([.$J6];[.$P6];[.$V6];[.$AB6];[.$AH6];[.$AN6];[.$AT6];[.$AZ6];[.$BF6];[.$BL6];[.$BR6];[.$BX6])" office:value-type="float" office:value="8599634" calcext:value-type="float">
            <text:p>8599634</text:p>
          </table:table-cell>
          <table:table-cell table:formula="of:=MEDIAN([.$K6];[.$Q6];[.$W6];[.$AC6];[.$AI6];[.$AO6];[.$AU6];[.$BA6];[.$BG6];[.$BM6];[.$BS6];[.$BY6])" office:value-type="float" office:value="6283673" calcext:value-type="float">
            <text:p>6283673</text:p>
          </table:table-cell>
          <table:table-cell table:formula="of:=MEDIAN([.$L6];[.$R6];[.$X6];[.$AD6];[.$AJ6];[.$AP6];[.$AV6];[.$BB6];[.$BH6];[.$BN6];[.$BT6];[.$BZ6])" office:value-type="float" office:value="110" calcext:value-type="float">
            <text:p>110</text:p>
          </table:table-cell>
          <table:table-cell table:formula="of:=MEDIAN([.$M6];[.$S6];[.$Y6];[.$AE6];[.$AK6];[.$AQ6];[.$AW6];[.$BC6];[.$BI6];[.$BO6];[.$BU6];[.$CA6])" office:value-type="float" office:value="0" calcext:value-type="float">
            <text:p>0</text:p>
          </table:table-cell>
          <table:table-cell table:formula="of:=MAX([.$H6];[.$N6];[.$T6];[.$Z6];[.$AF6];[.$AL6];[.$AR6];[.$AX6];[.$BD6];[.$BJ6];[.$BP6];[.$BV6])" office:value-type="float" office:value="900" calcext:value-type="float">
            <text:p>900</text:p>
          </table:table-cell>
          <table:table-cell table:formula="of:=MAX([.$I6];[.$O6];[.$U6];[.$AA6];[.$AG6];[.$AM6];[.$AS6];[.$AY6];[.$BE6];[.$BK6];[.$BQ6];[.$BW6])" office:value-type="float" office:value="900" calcext:value-type="float">
            <text:p>900</text:p>
          </table:table-cell>
          <table:table-cell table:formula="of:=MAX([.$J6];[.$P6];[.$V6];[.$AB6];[.$AH6];[.$AN6];[.$AT6];[.$AZ6];[.$BF6];[.$BL6];[.$BR6];[.$BX6])" office:value-type="float" office:value="9533401" calcext:value-type="float">
            <text:p>9533401</text:p>
          </table:table-cell>
          <table:table-cell table:formula="of:=MAX([.$K6];[.$Q6];[.$W6];[.$AC6];[.$AI6];[.$AO6];[.$AU6];[.$BA6];[.$BG6];[.$BM6];[.$BS6];[.$BY6])" office:value-type="float" office:value="6763599" calcext:value-type="float">
            <text:p>6763599</text:p>
          </table:table-cell>
          <table:table-cell table:formula="of:=MAX([.$L6];[.$R6];[.$X6];[.$AD6];[.$AJ6];[.$AP6];[.$AV6];[.$BB6];[.$BH6];[.$BN6];[.$BT6];[.$BZ6])" office:value-type="float" office:value="149" calcext:value-type="float">
            <text:p>149</text:p>
          </table:table-cell>
          <table:table-cell table:formula="of:=MAX([.$M6];[.$S6];[.$Y6];[.$AE6];[.$AK6];[.$AQ6];[.$AW6];[.$BC6];[.$BI6];[.$BO6];[.$BU6];[.$CA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noiTower/0013-hanoi_tower-32-0.asp</text:p>
          </table:table-cell>
          <table:table-cell office:value-type="float" office:value="525.39" calcext:value-type="float">
            <text:p>525.39</text:p>
          </table:table-cell>
          <table:table-cell office:value-type="float" office:value="525.305" calcext:value-type="float">
            <text:p>525.305</text:p>
          </table:table-cell>
          <table:table-cell office:value-type="float" office:value="4626910" calcext:value-type="float">
            <text:p>4626910</text:p>
          </table:table-cell>
          <table:table-cell office:value-type="float" office:value="4108903" calcext:value-type="float">
            <text:p>410890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892165" calcext:value-type="float">
            <text:p>10892165</text:p>
          </table:table-cell>
          <table:table-cell office:value-type="float" office:value="8250593" calcext:value-type="float">
            <text:p>8250593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118395" calcext:value-type="float">
            <text:p>11118395</text:p>
          </table:table-cell>
          <table:table-cell office:value-type="float" office:value="8365484" calcext:value-type="float">
            <text:p>836548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546635" calcext:value-type="float">
            <text:p>9546635</text:p>
          </table:table-cell>
          <table:table-cell office:value-type="float" office:value="7477824" calcext:value-type="float">
            <text:p>747782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648399" calcext:value-type="float">
            <text:p>9648399</text:p>
          </table:table-cell>
          <table:table-cell office:value-type="float" office:value="7357201" calcext:value-type="float">
            <text:p>7357201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543102" calcext:value-type="float">
            <text:p>8543102</text:p>
          </table:table-cell>
          <table:table-cell office:value-type="float" office:value="6717972" calcext:value-type="float">
            <text:p>671797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289392" calcext:value-type="float">
            <text:p>9289392</text:p>
          </table:table-cell>
          <table:table-cell office:value-type="float" office:value="7127548" calcext:value-type="float">
            <text:p>712754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107402" calcext:value-type="float">
            <text:p>10107402</text:p>
          </table:table-cell>
          <table:table-cell office:value-type="float" office:value="7804709" calcext:value-type="float">
            <text:p>7804709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230309" calcext:value-type="float">
            <text:p>10230309</text:p>
          </table:table-cell>
          <table:table-cell office:value-type="float" office:value="7762665" calcext:value-type="float">
            <text:p>776266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630398" calcext:value-type="float">
            <text:p>10630398</text:p>
          </table:table-cell>
          <table:table-cell office:value-type="float" office:value="8120748" calcext:value-type="float">
            <text:p>812074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281069" calcext:value-type="float">
            <text:p>10281069</text:p>
          </table:table-cell>
          <table:table-cell office:value-type="float" office:value="7999110" calcext:value-type="float">
            <text:p>79991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574170" calcext:value-type="float">
            <text:p>9574170</text:p>
          </table:table-cell>
          <table:table-cell office:value-type="float" office:value="7440799" calcext:value-type="float">
            <text:p>744079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431991" calcext:value-type="float">
            <text:p>9431991</text:p>
          </table:table-cell>
          <table:table-cell office:value-type="float" office:value="7242134" calcext:value-type="float">
            <text:p>724213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MIN([.$H7];[.$N7];[.$T7];[.$Z7];[.$AF7];[.$AL7];[.$AR7];[.$AX7];[.$BD7];[.$BJ7];[.$BP7];[.$BV7])" office:value-type="float" office:value="900" calcext:value-type="float">
            <text:p>900</text:p>
          </table:table-cell>
          <table:table-cell table:formula="of:=MIN([.$I7];[.$O7];[.$U7];[.$AA7];[.$AG7];[.$AM7];[.$AS7];[.$AY7];[.$BE7];[.$BK7];[.$BQ7];[.$BW7])" office:value-type="float" office:value="900" calcext:value-type="float">
            <text:p>900</text:p>
          </table:table-cell>
          <table:table-cell table:formula="of:=MIN([.$J7];[.$P7];[.$V7];[.$AB7];[.$AH7];[.$AN7];[.$AT7];[.$AZ7];[.$BF7];[.$BL7];[.$BR7];[.$BX7])" office:value-type="float" office:value="8543102" calcext:value-type="float">
            <text:p>8543102</text:p>
          </table:table-cell>
          <table:table-cell table:formula="of:=MIN([.$K7];[.$Q7];[.$W7];[.$AC7];[.$AI7];[.$AO7];[.$AU7];[.$BA7];[.$BG7];[.$BM7];[.$BS7];[.$BY7])" office:value-type="float" office:value="6717972" calcext:value-type="float">
            <text:p>6717972</text:p>
          </table:table-cell>
          <table:table-cell table:formula="of:=MIN([.$L7];[.$R7];[.$X7];[.$AD7];[.$AJ7];[.$AP7];[.$AV7];[.$BB7];[.$BH7];[.$BN7];[.$BT7];[.$BZ7])" office:value-type="float" office:value="66" calcext:value-type="float">
            <text:p>66</text:p>
          </table:table-cell>
          <table:table-cell table:formula="of:=MIN([.$M7];[.$S7];[.$Y7];[.$AE7];[.$AK7];[.$AQ7];[.$AW7];[.$BC7];[.$BI7];[.$BO7];[.$BU7];[.$CA7])" office:value-type="float" office:value="0" calcext:value-type="float">
            <text:p>0</text:p>
          </table:table-cell>
          <table:table-cell table:formula="of:=MEDIAN([.$H7];[.$N7];[.$T7];[.$Z7];[.$AF7];[.$AL7];[.$AR7];[.$AX7];[.$BD7];[.$BJ7];[.$BP7];[.$BV7])" office:value-type="float" office:value="900" calcext:value-type="float">
            <text:p>900</text:p>
          </table:table-cell>
          <table:table-cell table:formula="of:=MEDIAN([.$I7];[.$O7];[.$U7];[.$AA7];[.$AG7];[.$AM7];[.$AS7];[.$AY7];[.$BE7];[.$BK7];[.$BQ7];[.$BW7])" office:value-type="float" office:value="900" calcext:value-type="float">
            <text:p>900</text:p>
          </table:table-cell>
          <table:table-cell table:formula="of:=MEDIAN([.$J7];[.$P7];[.$V7];[.$AB7];[.$AH7];[.$AN7];[.$AT7];[.$AZ7];[.$BF7];[.$BL7];[.$BR7];[.$BX7])" office:value-type="float" office:value="9877900.5" calcext:value-type="float">
            <text:p>9877900.5</text:p>
          </table:table-cell>
          <table:table-cell table:formula="of:=MEDIAN([.$K7];[.$Q7];[.$W7];[.$AC7];[.$AI7];[.$AO7];[.$AU7];[.$BA7];[.$BG7];[.$BM7];[.$BS7];[.$BY7])" office:value-type="float" office:value="7620244.5" calcext:value-type="float">
            <text:p>7620244.5</text:p>
          </table:table-cell>
          <table:table-cell table:formula="of:=MEDIAN([.$L7];[.$R7];[.$X7];[.$AD7];[.$AJ7];[.$AP7];[.$AV7];[.$BB7];[.$BH7];[.$BN7];[.$BT7];[.$BZ7])" office:value-type="float" office:value="83" calcext:value-type="float">
            <text:p>83</text:p>
          </table:table-cell>
          <table:table-cell table:formula="of:=MEDIAN([.$M7];[.$S7];[.$Y7];[.$AE7];[.$AK7];[.$AQ7];[.$AW7];[.$BC7];[.$BI7];[.$BO7];[.$BU7];[.$CA7])" office:value-type="float" office:value="0" calcext:value-type="float">
            <text:p>0</text:p>
          </table:table-cell>
          <table:table-cell table:formula="of:=MAX([.$H7];[.$N7];[.$T7];[.$Z7];[.$AF7];[.$AL7];[.$AR7];[.$AX7];[.$BD7];[.$BJ7];[.$BP7];[.$BV7])" office:value-type="float" office:value="900" calcext:value-type="float">
            <text:p>900</text:p>
          </table:table-cell>
          <table:table-cell table:formula="of:=MAX([.$I7];[.$O7];[.$U7];[.$AA7];[.$AG7];[.$AM7];[.$AS7];[.$AY7];[.$BE7];[.$BK7];[.$BQ7];[.$BW7])" office:value-type="float" office:value="900" calcext:value-type="float">
            <text:p>900</text:p>
          </table:table-cell>
          <table:table-cell table:formula="of:=MAX([.$J7];[.$P7];[.$V7];[.$AB7];[.$AH7];[.$AN7];[.$AT7];[.$AZ7];[.$BF7];[.$BL7];[.$BR7];[.$BX7])" office:value-type="float" office:value="11118395" calcext:value-type="float">
            <text:p>11118395</text:p>
          </table:table-cell>
          <table:table-cell table:formula="of:=MAX([.$K7];[.$Q7];[.$W7];[.$AC7];[.$AI7];[.$AO7];[.$AU7];[.$BA7];[.$BG7];[.$BM7];[.$BS7];[.$BY7])" office:value-type="float" office:value="8365484" calcext:value-type="float">
            <text:p>8365484</text:p>
          </table:table-cell>
          <table:table-cell table:formula="of:=MAX([.$L7];[.$R7];[.$X7];[.$AD7];[.$AJ7];[.$AP7];[.$AV7];[.$BB7];[.$BH7];[.$BN7];[.$BT7];[.$BZ7])" office:value-type="float" office:value="105" calcext:value-type="float">
            <text:p>105</text:p>
          </table:table-cell>
          <table:table-cell table:formula="of:=MAX([.$M7];[.$S7];[.$Y7];[.$AE7];[.$AK7];[.$AQ7];[.$AW7];[.$BC7];[.$BI7];[.$BO7];[.$BU7];[.$CA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noiTower/0021-hanoi_tower-40-0.asp</text:p>
          </table:table-cell>
          <table:table-cell office:value-type="float" office:value="220.29" calcext:value-type="float">
            <text:p>220.29</text:p>
          </table:table-cell>
          <table:table-cell office:value-type="float" office:value="220.209" calcext:value-type="float">
            <text:p>220.209</text:p>
          </table:table-cell>
          <table:table-cell office:value-type="float" office:value="2001644" calcext:value-type="float">
            <text:p>2001644</text:p>
          </table:table-cell>
          <table:table-cell office:value-type="float" office:value="1734777" calcext:value-type="float">
            <text:p>173477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263989" calcext:value-type="float">
            <text:p>11263989</text:p>
          </table:table-cell>
          <table:table-cell office:value-type="float" office:value="8014342" calcext:value-type="float">
            <text:p>801434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245109" calcext:value-type="float">
            <text:p>11245109</text:p>
          </table:table-cell>
          <table:table-cell office:value-type="float" office:value="7888802" calcext:value-type="float">
            <text:p>7888802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190641" calcext:value-type="float">
            <text:p>9190641</text:p>
          </table:table-cell>
          <table:table-cell office:value-type="float" office:value="6976014" calcext:value-type="float">
            <text:p>697601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969717" calcext:value-type="float">
            <text:p>8969717</text:p>
          </table:table-cell>
          <table:table-cell office:value-type="float" office:value="6627415" calcext:value-type="float">
            <text:p>662741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031884" calcext:value-type="float">
            <text:p>8031884</text:p>
          </table:table-cell>
          <table:table-cell office:value-type="float" office:value="6089634" calcext:value-type="float">
            <text:p>6089634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826471" calcext:value-type="float">
            <text:p>8826471</text:p>
          </table:table-cell>
          <table:table-cell office:value-type="float" office:value="6530544" calcext:value-type="float">
            <text:p>653054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474704" calcext:value-type="float">
            <text:p>9474704</text:p>
          </table:table-cell>
          <table:table-cell office:value-type="float" office:value="7131472" calcext:value-type="float">
            <text:p>713147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780829" calcext:value-type="float">
            <text:p>9780829</text:p>
          </table:table-cell>
          <table:table-cell office:value-type="float" office:value="7110349" calcext:value-type="float">
            <text:p>7110349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990815" calcext:value-type="float">
            <text:p>9990815</text:p>
          </table:table-cell>
          <table:table-cell office:value-type="float" office:value="7446638" calcext:value-type="float">
            <text:p>744663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371315" calcext:value-type="float">
            <text:p>10371315</text:p>
          </table:table-cell>
          <table:table-cell office:value-type="float" office:value="7567355" calcext:value-type="float">
            <text:p>756735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708545" calcext:value-type="float">
            <text:p>9708545</text:p>
          </table:table-cell>
          <table:table-cell office:value-type="float" office:value="7387081" calcext:value-type="float">
            <text:p>738708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609271" calcext:value-type="float">
            <text:p>9609271</text:p>
          </table:table-cell>
          <table:table-cell office:value-type="float" office:value="7125716" calcext:value-type="float">
            <text:p>7125716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MIN([.$H8];[.$N8];[.$T8];[.$Z8];[.$AF8];[.$AL8];[.$AR8];[.$AX8];[.$BD8];[.$BJ8];[.$BP8];[.$BV8])" office:value-type="float" office:value="900" calcext:value-type="float">
            <text:p>900</text:p>
          </table:table-cell>
          <table:table-cell table:formula="of:=MIN([.$I8];[.$O8];[.$U8];[.$AA8];[.$AG8];[.$AM8];[.$AS8];[.$AY8];[.$BE8];[.$BK8];[.$BQ8];[.$BW8])" office:value-type="float" office:value="900" calcext:value-type="float">
            <text:p>900</text:p>
          </table:table-cell>
          <table:table-cell table:formula="of:=MIN([.$J8];[.$P8];[.$V8];[.$AB8];[.$AH8];[.$AN8];[.$AT8];[.$AZ8];[.$BF8];[.$BL8];[.$BR8];[.$BX8])" office:value-type="float" office:value="8031884" calcext:value-type="float">
            <text:p>8031884</text:p>
          </table:table-cell>
          <table:table-cell table:formula="of:=MIN([.$K8];[.$Q8];[.$W8];[.$AC8];[.$AI8];[.$AO8];[.$AU8];[.$BA8];[.$BG8];[.$BM8];[.$BS8];[.$BY8])" office:value-type="float" office:value="6089634" calcext:value-type="float">
            <text:p>6089634</text:p>
          </table:table-cell>
          <table:table-cell table:formula="of:=MIN([.$L8];[.$R8];[.$X8];[.$AD8];[.$AJ8];[.$AP8];[.$AV8];[.$BB8];[.$BH8];[.$BN8];[.$BT8];[.$BZ8])" office:value-type="float" office:value="68" calcext:value-type="float">
            <text:p>68</text:p>
          </table:table-cell>
          <table:table-cell table:formula="of:=MIN([.$M8];[.$S8];[.$Y8];[.$AE8];[.$AK8];[.$AQ8];[.$AW8];[.$BC8];[.$BI8];[.$BO8];[.$BU8];[.$CA8])" office:value-type="float" office:value="0" calcext:value-type="float">
            <text:p>0</text:p>
          </table:table-cell>
          <table:table-cell table:formula="of:=MEDIAN([.$H8];[.$N8];[.$T8];[.$Z8];[.$AF8];[.$AL8];[.$AR8];[.$AX8];[.$BD8];[.$BJ8];[.$BP8];[.$BV8])" office:value-type="float" office:value="900" calcext:value-type="float">
            <text:p>900</text:p>
          </table:table-cell>
          <table:table-cell table:formula="of:=MEDIAN([.$I8];[.$O8];[.$U8];[.$AA8];[.$AG8];[.$AM8];[.$AS8];[.$AY8];[.$BE8];[.$BK8];[.$BQ8];[.$BW8])" office:value-type="float" office:value="900" calcext:value-type="float">
            <text:p>900</text:p>
          </table:table-cell>
          <table:table-cell table:formula="of:=MEDIAN([.$J8];[.$P8];[.$V8];[.$AB8];[.$AH8];[.$AN8];[.$AT8];[.$AZ8];[.$BF8];[.$BL8];[.$BR8];[.$BX8])" office:value-type="float" office:value="9658908" calcext:value-type="float">
            <text:p>9658908</text:p>
          </table:table-cell>
          <table:table-cell table:formula="of:=MEDIAN([.$K8];[.$Q8];[.$W8];[.$AC8];[.$AI8];[.$AO8];[.$AU8];[.$BA8];[.$BG8];[.$BM8];[.$BS8];[.$BY8])" office:value-type="float" office:value="7128594" calcext:value-type="float">
            <text:p>7128594</text:p>
          </table:table-cell>
          <table:table-cell table:formula="of:=MEDIAN([.$L8];[.$R8];[.$X8];[.$AD8];[.$AJ8];[.$AP8];[.$AV8];[.$BB8];[.$BH8];[.$BN8];[.$BT8];[.$BZ8])" office:value-type="float" office:value="84" calcext:value-type="float">
            <text:p>84</text:p>
          </table:table-cell>
          <table:table-cell table:formula="of:=MEDIAN([.$M8];[.$S8];[.$Y8];[.$AE8];[.$AK8];[.$AQ8];[.$AW8];[.$BC8];[.$BI8];[.$BO8];[.$BU8];[.$CA8])" office:value-type="float" office:value="0" calcext:value-type="float">
            <text:p>0</text:p>
          </table:table-cell>
          <table:table-cell table:formula="of:=MAX([.$H8];[.$N8];[.$T8];[.$Z8];[.$AF8];[.$AL8];[.$AR8];[.$AX8];[.$BD8];[.$BJ8];[.$BP8];[.$BV8])" office:value-type="float" office:value="900" calcext:value-type="float">
            <text:p>900</text:p>
          </table:table-cell>
          <table:table-cell table:formula="of:=MAX([.$I8];[.$O8];[.$U8];[.$AA8];[.$AG8];[.$AM8];[.$AS8];[.$AY8];[.$BE8];[.$BK8];[.$BQ8];[.$BW8])" office:value-type="float" office:value="900" calcext:value-type="float">
            <text:p>900</text:p>
          </table:table-cell>
          <table:table-cell table:formula="of:=MAX([.$J8];[.$P8];[.$V8];[.$AB8];[.$AH8];[.$AN8];[.$AT8];[.$AZ8];[.$BF8];[.$BL8];[.$BR8];[.$BX8])" office:value-type="float" office:value="11263989" calcext:value-type="float">
            <text:p>11263989</text:p>
          </table:table-cell>
          <table:table-cell table:formula="of:=MAX([.$K8];[.$Q8];[.$W8];[.$AC8];[.$AI8];[.$AO8];[.$AU8];[.$BA8];[.$BG8];[.$BM8];[.$BS8];[.$BY8])" office:value-type="float" office:value="8014342" calcext:value-type="float">
            <text:p>8014342</text:p>
          </table:table-cell>
          <table:table-cell table:formula="of:=MAX([.$L8];[.$R8];[.$X8];[.$AD8];[.$AJ8];[.$AP8];[.$AV8];[.$BB8];[.$BH8];[.$BN8];[.$BT8];[.$BZ8])" office:value-type="float" office:value="102" calcext:value-type="float">
            <text:p>102</text:p>
          </table:table-cell>
          <table:table-cell table:formula="of:=MAX([.$M8];[.$S8];[.$Y8];[.$AE8];[.$AK8];[.$AQ8];[.$AW8];[.$BC8];[.$BI8];[.$BO8];[.$BU8];[.$CA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noiTower/0022-hanoi_tower-60-0.asp</text:p>
          </table:table-cell>
          <table:table-cell office:value-type="float" office:value="31.32" calcext:value-type="float">
            <text:p>31.32</text:p>
          </table:table-cell>
          <table:table-cell office:value-type="float" office:value="31.255" calcext:value-type="float">
            <text:p>31.255</text:p>
          </table:table-cell>
          <table:table-cell office:value-type="float" office:value="413204" calcext:value-type="float">
            <text:p>413204</text:p>
          </table:table-cell>
          <table:table-cell office:value-type="float" office:value="365688" calcext:value-type="float">
            <text:p>36568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.24" calcext:value-type="float">
            <text:p>14.24</text:p>
          </table:table-cell>
          <table:table-cell office:value-type="float" office:value="13.611" calcext:value-type="float">
            <text:p>13.611</text:p>
          </table:table-cell>
          <table:table-cell office:value-type="float" office:value="216345" calcext:value-type="float">
            <text:p>216345</text:p>
          </table:table-cell>
          <table:table-cell office:value-type="float" office:value="135678" calcext:value-type="float">
            <text:p>13567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7.37" calcext:value-type="float">
            <text:p>7.37</text:p>
          </table:table-cell>
          <table:table-cell office:value-type="float" office:value="6.639" calcext:value-type="float">
            <text:p>6.639</text:p>
          </table:table-cell>
          <table:table-cell office:value-type="float" office:value="87132" calcext:value-type="float">
            <text:p>87132</text:p>
          </table:table-cell>
          <table:table-cell office:value-type="float" office:value="53367" calcext:value-type="float">
            <text:p>5336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1.76" calcext:value-type="float">
            <text:p>11.76</text:p>
          </table:table-cell>
          <table:table-cell office:value-type="float" office:value="10.705" calcext:value-type="float">
            <text:p>10.705</text:p>
          </table:table-cell>
          <table:table-cell office:value-type="float" office:value="118648" calcext:value-type="float">
            <text:p>118648</text:p>
          </table:table-cell>
          <table:table-cell office:value-type="float" office:value="77037" calcext:value-type="float">
            <text:p>77037</text:p>
          </table:table-cell>
          <table:table-cell office:value-type="float" office:value="85" calcext:value-type="float">
            <text:p>85</text:p>
          </table:table-cell>
          <table:table-cell office:value-type="float" office:value="920" calcext:value-type="float">
            <text:p>920</text:p>
          </table:table-cell>
          <table:table-cell office:value-type="float" office:value="7.71" calcext:value-type="float">
            <text:p>7.71</text:p>
          </table:table-cell>
          <table:table-cell office:value-type="float" office:value="6.71" calcext:value-type="float">
            <text:p>6.71</text:p>
          </table:table-cell>
          <table:table-cell office:value-type="float" office:value="76808" calcext:value-type="float">
            <text:p>76808</text:p>
          </table:table-cell>
          <table:table-cell office:value-type="float" office:value="48187" calcext:value-type="float">
            <text:p>48187</text:p>
          </table:table-cell>
          <table:table-cell office:value-type="float" office:value="80" calcext:value-type="float">
            <text:p>80</text:p>
          </table:table-cell>
          <table:table-cell office:value-type="float" office:value="941" calcext:value-type="float">
            <text:p>941</text:p>
          </table:table-cell>
          <table:table-cell office:value-type="float" office:value="10.6" calcext:value-type="float">
            <text:p>10.6</text:p>
          </table:table-cell>
          <table:table-cell office:value-type="float" office:value="9.907" calcext:value-type="float">
            <text:p>9.907</text:p>
          </table:table-cell>
          <table:table-cell office:value-type="float" office:value="115358" calcext:value-type="float">
            <text:p>115358</text:p>
          </table:table-cell>
          <table:table-cell office:value-type="float" office:value="74935" calcext:value-type="float">
            <text:p>74935</text:p>
          </table:table-cell>
          <table:table-cell office:value-type="float" office:value="69" calcext:value-type="float">
            <text:p>69</text:p>
          </table:table-cell>
          <table:table-cell office:value-type="float" office:value="660" calcext:value-type="float">
            <text:p>660</text:p>
          </table:table-cell>
          <table:table-cell office:value-type="float" office:value="7.49" calcext:value-type="float">
            <text:p>7.49</text:p>
          </table:table-cell>
          <table:table-cell office:value-type="float" office:value="6.671" calcext:value-type="float">
            <text:p>6.671</text:p>
          </table:table-cell>
          <table:table-cell office:value-type="float" office:value="80858" calcext:value-type="float">
            <text:p>80858</text:p>
          </table:table-cell>
          <table:table-cell office:value-type="float" office:value="50761" calcext:value-type="float">
            <text:p>50761</text:p>
          </table:table-cell>
          <table:table-cell office:value-type="float" office:value="71" calcext:value-type="float">
            <text:p>71</text:p>
          </table:table-cell>
          <table:table-cell office:value-type="float" office:value="782" calcext:value-type="float">
            <text:p>782</text:p>
          </table:table-cell>
          <table:table-cell office:value-type="float" office:value="14.95" calcext:value-type="float">
            <text:p>14.95</text:p>
          </table:table-cell>
          <table:table-cell office:value-type="float" office:value="14.394" calcext:value-type="float">
            <text:p>14.394</text:p>
          </table:table-cell>
          <table:table-cell office:value-type="float" office:value="186716" calcext:value-type="float">
            <text:p>186716</text:p>
          </table:table-cell>
          <table:table-cell office:value-type="float" office:value="118665" calcext:value-type="float">
            <text:p>118665</text:p>
          </table:table-cell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6.81" calcext:value-type="float">
            <text:p>6.81</text:p>
          </table:table-cell>
          <table:table-cell office:value-type="float" office:value="6.218" calcext:value-type="float">
            <text:p>6.218</text:p>
          </table:table-cell>
          <table:table-cell office:value-type="float" office:value="75772" calcext:value-type="float">
            <text:p>75772</text:p>
          </table:table-cell>
          <table:table-cell office:value-type="float" office:value="47712" calcext:value-type="float">
            <text:p>47712</text:p>
          </table:table-cell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14.82" calcext:value-type="float">
            <text:p>14.82</text:p>
          </table:table-cell>
          <table:table-cell office:value-type="float" office:value="14.115" calcext:value-type="float">
            <text:p>14.115</text:p>
          </table:table-cell>
          <table:table-cell office:value-type="float" office:value="205473" calcext:value-type="float">
            <text:p>205473</text:p>
          </table:table-cell>
          <table:table-cell office:value-type="float" office:value="131151" calcext:value-type="float">
            <text:p>131151</text:p>
          </table:table-cell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 office:value-type="float" office:value="10.14" calcext:value-type="float">
            <text:p>10.14</text:p>
          </table:table-cell>
          <table:table-cell office:value-type="float" office:value="9.389" calcext:value-type="float">
            <text:p>9.389</text:p>
          </table:table-cell>
          <table:table-cell office:value-type="float" office:value="130624" calcext:value-type="float">
            <text:p>130624</text:p>
          </table:table-cell>
          <table:table-cell office:value-type="float" office:value="79761" calcext:value-type="float">
            <text:p>79761</text:p>
          </table:table-cell>
          <table:table-cell office:value-type="float" office:value="44" calcext:value-type="float">
            <text:p>44</text:p>
          </table:table-cell>
          <table:table-cell office:value-type="float" office:value="144" calcext:value-type="float">
            <text:p>144</text:p>
          </table:table-cell>
          <table:table-cell office:value-type="float" office:value="7.93" calcext:value-type="float">
            <text:p>7.93</text:p>
          </table:table-cell>
          <table:table-cell office:value-type="float" office:value="7.151" calcext:value-type="float">
            <text:p>7.151</text:p>
          </table:table-cell>
          <table:table-cell office:value-type="float" office:value="86613" calcext:value-type="float">
            <text:p>86613</text:p>
          </table:table-cell>
          <table:table-cell office:value-type="float" office:value="56110" calcext:value-type="float">
            <text:p>56110</text:p>
          </table:table-cell>
          <table:table-cell office:value-type="float" office:value="53" calcext:value-type="float">
            <text:p>53</text:p>
          </table:table-cell>
          <table:table-cell office:value-type="float" office:value="451" calcext:value-type="float">
            <text:p>451</text:p>
          </table:table-cell>
          <table:table-cell office:value-type="float" office:value="14.1" calcext:value-type="float">
            <text:p>14.1</text:p>
          </table:table-cell>
          <table:table-cell office:value-type="float" office:value="13.293" calcext:value-type="float">
            <text:p>13.293</text:p>
          </table:table-cell>
          <table:table-cell office:value-type="float" office:value="180352" calcext:value-type="float">
            <text:p>180352</text:p>
          </table:table-cell>
          <table:table-cell office:value-type="float" office:value="112307" calcext:value-type="float">
            <text:p>112307</text:p>
          </table:table-cell>
          <table:table-cell office:value-type="float" office:value="52" calcext:value-type="float">
            <text:p>52</text:p>
          </table:table-cell>
          <table:table-cell office:value-type="float" office:value="423" calcext:value-type="float">
            <text:p>423</text:p>
          </table:table-cell>
          <table:table-cell table:formula="of:=MIN([.$H9];[.$N9];[.$T9];[.$Z9];[.$AF9];[.$AL9];[.$AR9];[.$AX9];[.$BD9];[.$BJ9];[.$BP9];[.$BV9])" office:value-type="float" office:value="6.81" calcext:value-type="float">
            <text:p>6.81</text:p>
          </table:table-cell>
          <table:table-cell table:formula="of:=MIN([.$I9];[.$O9];[.$U9];[.$AA9];[.$AG9];[.$AM9];[.$AS9];[.$AY9];[.$BE9];[.$BK9];[.$BQ9];[.$BW9])" office:value-type="float" office:value="6.218" calcext:value-type="float">
            <text:p>6.218</text:p>
          </table:table-cell>
          <table:table-cell table:formula="of:=MIN([.$J9];[.$P9];[.$V9];[.$AB9];[.$AH9];[.$AN9];[.$AT9];[.$AZ9];[.$BF9];[.$BL9];[.$BR9];[.$BX9])" office:value-type="float" office:value="75772" calcext:value-type="float">
            <text:p>75772</text:p>
          </table:table-cell>
          <table:table-cell table:formula="of:=MIN([.$K9];[.$Q9];[.$W9];[.$AC9];[.$AI9];[.$AO9];[.$AU9];[.$BA9];[.$BG9];[.$BM9];[.$BS9];[.$BY9])" office:value-type="float" office:value="47712" calcext:value-type="float">
            <text:p>47712</text:p>
          </table:table-cell>
          <table:table-cell table:formula="of:=MIN([.$L9];[.$R9];[.$X9];[.$AD9];[.$AJ9];[.$AP9];[.$AV9];[.$BB9];[.$BH9];[.$BN9];[.$BT9];[.$BZ9])" office:value-type="float" office:value="44" calcext:value-type="float">
            <text:p>44</text:p>
          </table:table-cell>
          <table:table-cell table:formula="of:=MIN([.$M9];[.$S9];[.$Y9];[.$AE9];[.$AK9];[.$AQ9];[.$AW9];[.$BC9];[.$BI9];[.$BO9];[.$BU9];[.$CA9])" office:value-type="float" office:value="0" calcext:value-type="float">
            <text:p>0</text:p>
          </table:table-cell>
          <table:table-cell table:formula="of:=MEDIAN([.$H9];[.$N9];[.$T9];[.$Z9];[.$AF9];[.$AL9];[.$AR9];[.$AX9];[.$BD9];[.$BJ9];[.$BP9];[.$BV9])" office:value-type="float" office:value="10.37" calcext:value-type="float">
            <text:p>10.37</text:p>
          </table:table-cell>
          <table:table-cell table:formula="of:=MEDIAN([.$I9];[.$O9];[.$U9];[.$AA9];[.$AG9];[.$AM9];[.$AS9];[.$AY9];[.$BE9];[.$BK9];[.$BQ9];[.$BW9])" office:value-type="float" office:value="9.648" calcext:value-type="float">
            <text:p>9.648</text:p>
          </table:table-cell>
          <table:table-cell table:formula="of:=MEDIAN([.$J9];[.$P9];[.$V9];[.$AB9];[.$AH9];[.$AN9];[.$AT9];[.$AZ9];[.$BF9];[.$BL9];[.$BR9];[.$BX9])" office:value-type="float" office:value="117003" calcext:value-type="float">
            <text:p>117003</text:p>
          </table:table-cell>
          <table:table-cell table:formula="of:=MEDIAN([.$K9];[.$Q9];[.$W9];[.$AC9];[.$AI9];[.$AO9];[.$AU9];[.$BA9];[.$BG9];[.$BM9];[.$BS9];[.$BY9])" office:value-type="float" office:value="75986" calcext:value-type="float">
            <text:p>75986</text:p>
          </table:table-cell>
          <table:table-cell table:formula="of:=MEDIAN([.$L9];[.$R9];[.$X9];[.$AD9];[.$AJ9];[.$AP9];[.$AV9];[.$BB9];[.$BH9];[.$BN9];[.$BT9];[.$BZ9])" office:value-type="float" office:value="55" calcext:value-type="float">
            <text:p>55</text:p>
          </table:table-cell>
          <table:table-cell table:formula="of:=MEDIAN([.$M9];[.$S9];[.$Y9];[.$AE9];[.$AK9];[.$AQ9];[.$AW9];[.$BC9];[.$BI9];[.$BO9];[.$BU9];[.$CA9])" office:value-type="float" office:value="475.5" calcext:value-type="float">
            <text:p>475.5</text:p>
          </table:table-cell>
          <table:table-cell table:formula="of:=MAX([.$H9];[.$N9];[.$T9];[.$Z9];[.$AF9];[.$AL9];[.$AR9];[.$AX9];[.$BD9];[.$BJ9];[.$BP9];[.$BV9])" office:value-type="float" office:value="14.95" calcext:value-type="float">
            <text:p>14.95</text:p>
          </table:table-cell>
          <table:table-cell table:formula="of:=MAX([.$I9];[.$O9];[.$U9];[.$AA9];[.$AG9];[.$AM9];[.$AS9];[.$AY9];[.$BE9];[.$BK9];[.$BQ9];[.$BW9])" office:value-type="float" office:value="14.394" calcext:value-type="float">
            <text:p>14.394</text:p>
          </table:table-cell>
          <table:table-cell table:formula="of:=MAX([.$J9];[.$P9];[.$V9];[.$AB9];[.$AH9];[.$AN9];[.$AT9];[.$AZ9];[.$BF9];[.$BL9];[.$BR9];[.$BX9])" office:value-type="float" office:value="216345" calcext:value-type="float">
            <text:p>216345</text:p>
          </table:table-cell>
          <table:table-cell table:formula="of:=MAX([.$K9];[.$Q9];[.$W9];[.$AC9];[.$AI9];[.$AO9];[.$AU9];[.$BA9];[.$BG9];[.$BM9];[.$BS9];[.$BY9])" office:value-type="float" office:value="135678" calcext:value-type="float">
            <text:p>135678</text:p>
          </table:table-cell>
          <table:table-cell table:formula="of:=MAX([.$L9];[.$R9];[.$X9];[.$AD9];[.$AJ9];[.$AP9];[.$AV9];[.$BB9];[.$BH9];[.$BN9];[.$BT9];[.$BZ9])" office:value-type="float" office:value="85" calcext:value-type="float">
            <text:p>85</text:p>
          </table:table-cell>
          <table:table-cell table:formula="of:=MAX([.$M9];[.$S9];[.$Y9];[.$AE9];[.$AK9];[.$AQ9];[.$AW9];[.$BC9];[.$BI9];[.$BO9];[.$BU9];[.$CA9])" office:value-type="float" office:value="941" calcext:value-type="float">
            <text:p>941</text:p>
          </table:table-cell>
          <table:table-cell/>
        </table:table-row>
        <table:table-row table:style-name="ro1">
          <table:table-cell office:value-type="string" calcext:value-type="string">
            <text:p>HanoiTower/0023-hanoi_tower-60-0.asp</text:p>
          </table:table-cell>
          <table:table-cell office:value-type="float" office:value="34.01" calcext:value-type="float">
            <text:p>34.01</text:p>
          </table:table-cell>
          <table:table-cell office:value-type="float" office:value="33.926" calcext:value-type="float">
            <text:p>33.926</text:p>
          </table:table-cell>
          <table:table-cell office:value-type="float" office:value="427140" calcext:value-type="float">
            <text:p>427140</text:p>
          </table:table-cell>
          <table:table-cell office:value-type="float" office:value="373319" calcext:value-type="float">
            <text:p>37331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7.878" calcext:value-type="float">
            <text:p>7.878</text:p>
          </table:table-cell>
          <table:table-cell office:value-type="float" office:value="99944" calcext:value-type="float">
            <text:p>99944</text:p>
          </table:table-cell>
          <table:table-cell office:value-type="float" office:value="69004" calcext:value-type="float">
            <text:p>6900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9.74" calcext:value-type="float">
            <text:p>49.74</text:p>
          </table:table-cell>
          <table:table-cell office:value-type="float" office:value="48.955" calcext:value-type="float">
            <text:p>48.955</text:p>
          </table:table-cell>
          <table:table-cell office:value-type="float" office:value="709168" calcext:value-type="float">
            <text:p>709168</text:p>
          </table:table-cell>
          <table:table-cell office:value-type="float" office:value="473678" calcext:value-type="float">
            <text:p>47367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1.02" calcext:value-type="float">
            <text:p>21.02</text:p>
          </table:table-cell>
          <table:table-cell office:value-type="float" office:value="20.112" calcext:value-type="float">
            <text:p>20.112</text:p>
          </table:table-cell>
          <table:table-cell office:value-type="float" office:value="195798" calcext:value-type="float">
            <text:p>195798</text:p>
          </table:table-cell>
          <table:table-cell office:value-type="float" office:value="141231" calcext:value-type="float">
            <text:p>141231</text:p>
          </table:table-cell>
          <table:table-cell office:value-type="float" office:value="79" calcext:value-type="float">
            <text:p>79</text:p>
          </table:table-cell>
          <table:table-cell office:value-type="float" office:value="996" calcext:value-type="float">
            <text:p>996</text:p>
          </table:table-cell>
          <table:table-cell office:value-type="float" office:value="31.65" calcext:value-type="float">
            <text:p>31.65</text:p>
          </table:table-cell>
          <table:table-cell office:value-type="float" office:value="30.827" calcext:value-type="float">
            <text:p>30.827</text:p>
          </table:table-cell>
          <table:table-cell office:value-type="float" office:value="338531" calcext:value-type="float">
            <text:p>338531</text:p>
          </table:table-cell>
          <table:table-cell office:value-type="float" office:value="229764" calcext:value-type="float">
            <text:p>229764</text:p>
          </table:table-cell>
          <table:table-cell office:value-type="float" office:value="77" calcext:value-type="float">
            <text:p>77</text:p>
          </table:table-cell>
          <table:table-cell office:value-type="float" office:value="996" calcext:value-type="float">
            <text:p>996</text:p>
          </table:table-cell>
          <table:table-cell office:value-type="float" office:value="15.78" calcext:value-type="float">
            <text:p>15.78</text:p>
          </table:table-cell>
          <table:table-cell office:value-type="float" office:value="15.158" calcext:value-type="float">
            <text:p>15.158</text:p>
          </table:table-cell>
          <table:table-cell office:value-type="float" office:value="173945" calcext:value-type="float">
            <text:p>173945</text:p>
          </table:table-cell>
          <table:table-cell office:value-type="float" office:value="122914" calcext:value-type="float">
            <text:p>122914</text:p>
          </table:table-cell>
          <table:table-cell office:value-type="float" office:value="65" calcext:value-type="float">
            <text:p>65</text:p>
          </table:table-cell>
          <table:table-cell office:value-type="float" office:value="720" calcext:value-type="float">
            <text:p>720</text:p>
          </table:table-cell>
          <table:table-cell office:value-type="float" office:value="28.12" calcext:value-type="float">
            <text:p>28.12</text:p>
          </table:table-cell>
          <table:table-cell office:value-type="float" office:value="27.39" calcext:value-type="float">
            <text:p>27.39</text:p>
          </table:table-cell>
          <table:table-cell office:value-type="float" office:value="283458" calcext:value-type="float">
            <text:p>283458</text:p>
          </table:table-cell>
          <table:table-cell office:value-type="float" office:value="194089" calcext:value-type="float">
            <text:p>194089</text:p>
          </table:table-cell>
          <table:table-cell office:value-type="float" office:value="69" calcext:value-type="float">
            <text:p>69</text:p>
          </table:table-cell>
          <table:table-cell office:value-type="float" office:value="850" calcext:value-type="float">
            <text:p>850</text:p>
          </table:table-cell>
          <table:table-cell office:value-type="float" office:value="9.89" calcext:value-type="float">
            <text:p>9.89</text:p>
          </table:table-cell>
          <table:table-cell office:value-type="float" office:value="9.274" calcext:value-type="float">
            <text:p>9.274</text:p>
          </table:table-cell>
          <table:table-cell office:value-type="float" office:value="100610" calcext:value-type="float">
            <text:p>100610</text:p>
          </table:table-cell>
          <table:table-cell office:value-type="float" office:value="72208" calcext:value-type="float">
            <text:p>72208</text:p>
          </table:table-cell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64.64" calcext:value-type="float">
            <text:p>64.64</text:p>
          </table:table-cell>
          <table:table-cell office:value-type="float" office:value="63.882" calcext:value-type="float">
            <text:p>63.882</text:p>
          </table:table-cell>
          <table:table-cell office:value-type="float" office:value="796884" calcext:value-type="float">
            <text:p>796884</text:p>
          </table:table-cell>
          <table:table-cell office:value-type="float" office:value="540844" calcext:value-type="float">
            <text:p>540844</text:p>
          </table:table-cell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9.41" calcext:value-type="float">
            <text:p>9.41</text:p>
          </table:table-cell>
          <table:table-cell office:value-type="float" office:value="8.752" calcext:value-type="float">
            <text:p>8.752</text:p>
          </table:table-cell>
          <table:table-cell office:value-type="float" office:value="103696" calcext:value-type="float">
            <text:p>103696</text:p>
          </table:table-cell>
          <table:table-cell office:value-type="float" office:value="71194" calcext:value-type="float">
            <text:p>71194</text:p>
          </table:table-cell>
          <table:table-cell office:value-type="float" office:value="44" calcext:value-type="float">
            <text:p>44</text:p>
          </table:table-cell>
          <table:table-cell office:value-type="float" office:value="209" calcext:value-type="float">
            <text:p>209</text:p>
          </table:table-cell>
          <table:table-cell office:value-type="float" office:value="99.45" calcext:value-type="float">
            <text:p>99.45</text:p>
          </table:table-cell>
          <table:table-cell office:value-type="float" office:value="98.742" calcext:value-type="float">
            <text:p>98.742</text:p>
          </table:table-cell>
          <table:table-cell office:value-type="float" office:value="1269997" calcext:value-type="float">
            <text:p>1269997</text:p>
          </table:table-cell>
          <table:table-cell office:value-type="float" office:value="865376" calcext:value-type="float">
            <text:p>865376</text:p>
          </table:table-cell>
          <table:table-cell office:value-type="float" office:value="53" calcext:value-type="float">
            <text:p>53</text:p>
          </table:table-cell>
          <table:table-cell office:value-type="float" office:value="205" calcext:value-type="float">
            <text:p>205</text:p>
          </table:table-cell>
          <table:table-cell office:value-type="float" office:value="10.86" calcext:value-type="float">
            <text:p>10.86</text:p>
          </table:table-cell>
          <table:table-cell office:value-type="float" office:value="10.071" calcext:value-type="float">
            <text:p>10.071</text:p>
          </table:table-cell>
          <table:table-cell office:value-type="float" office:value="105491" calcext:value-type="float">
            <text:p>105491</text:p>
          </table:table-cell>
          <table:table-cell office:value-type="float" office:value="75167" calcext:value-type="float">
            <text:p>75167</text:p>
          </table:table-cell>
          <table:table-cell office:value-type="float" office:value="54" calcext:value-type="float">
            <text:p>54</text:p>
          </table:table-cell>
          <table:table-cell office:value-type="float" office:value="561" calcext:value-type="float">
            <text:p>561</text:p>
          </table:table-cell>
          <table:table-cell office:value-type="float" office:value="17.36" calcext:value-type="float">
            <text:p>17.36</text:p>
          </table:table-cell>
          <table:table-cell office:value-type="float" office:value="16.634" calcext:value-type="float">
            <text:p>16.634</text:p>
          </table:table-cell>
          <table:table-cell office:value-type="float" office:value="209735" calcext:value-type="float">
            <text:p>209735</text:p>
          </table:table-cell>
          <table:table-cell office:value-type="float" office:value="139861" calcext:value-type="float">
            <text:p>139861</text:p>
          </table:table-cell>
          <table:table-cell office:value-type="float" office:value="53" calcext:value-type="float">
            <text:p>53</text:p>
          </table:table-cell>
          <table:table-cell office:value-type="float" office:value="515" calcext:value-type="float">
            <text:p>515</text:p>
          </table:table-cell>
          <table:table-cell table:formula="of:=MIN([.$H10];[.$N10];[.$T10];[.$Z10];[.$AF10];[.$AL10];[.$AR10];[.$AX10];[.$BD10];[.$BJ10];[.$BP10];[.$BV10])" office:value-type="float" office:value="8.6" calcext:value-type="float">
            <text:p>8.6</text:p>
          </table:table-cell>
          <table:table-cell table:formula="of:=MIN([.$I10];[.$O10];[.$U10];[.$AA10];[.$AG10];[.$AM10];[.$AS10];[.$AY10];[.$BE10];[.$BK10];[.$BQ10];[.$BW10])" office:value-type="float" office:value="7.878" calcext:value-type="float">
            <text:p>7.878</text:p>
          </table:table-cell>
          <table:table-cell table:formula="of:=MIN([.$J10];[.$P10];[.$V10];[.$AB10];[.$AH10];[.$AN10];[.$AT10];[.$AZ10];[.$BF10];[.$BL10];[.$BR10];[.$BX10])" office:value-type="float" office:value="99944" calcext:value-type="float">
            <text:p>99944</text:p>
          </table:table-cell>
          <table:table-cell table:formula="of:=MIN([.$K10];[.$Q10];[.$W10];[.$AC10];[.$AI10];[.$AO10];[.$AU10];[.$BA10];[.$BG10];[.$BM10];[.$BS10];[.$BY10])" office:value-type="float" office:value="69004" calcext:value-type="float">
            <text:p>69004</text:p>
          </table:table-cell>
          <table:table-cell table:formula="of:=MIN([.$L10];[.$R10];[.$X10];[.$AD10];[.$AJ10];[.$AP10];[.$AV10];[.$BB10];[.$BH10];[.$BN10];[.$BT10];[.$BZ10])" office:value-type="float" office:value="44" calcext:value-type="float">
            <text:p>44</text:p>
          </table:table-cell>
          <table:table-cell table:formula="of:=MIN([.$M10];[.$S10];[.$Y10];[.$AE10];[.$AK10];[.$AQ10];[.$AW10];[.$BC10];[.$BI10];[.$BO10];[.$BU10];[.$CA10])" office:value-type="float" office:value="0" calcext:value-type="float">
            <text:p>0</text:p>
          </table:table-cell>
          <table:table-cell table:formula="of:=MEDIAN([.$H10];[.$N10];[.$T10];[.$Z10];[.$AF10];[.$AL10];[.$AR10];[.$AX10];[.$BD10];[.$BJ10];[.$BP10];[.$BV10])" office:value-type="float" office:value="19.19" calcext:value-type="float">
            <text:p>19.19</text:p>
          </table:table-cell>
          <table:table-cell table:formula="of:=MEDIAN([.$I10];[.$O10];[.$U10];[.$AA10];[.$AG10];[.$AM10];[.$AS10];[.$AY10];[.$BE10];[.$BK10];[.$BQ10];[.$BW10])" office:value-type="float" office:value="18.373" calcext:value-type="float">
            <text:p>18.373</text:p>
          </table:table-cell>
          <table:table-cell table:formula="of:=MEDIAN([.$J10];[.$P10];[.$V10];[.$AB10];[.$AH10];[.$AN10];[.$AT10];[.$AZ10];[.$BF10];[.$BL10];[.$BR10];[.$BX10])" office:value-type="float" office:value="202766.5" calcext:value-type="float">
            <text:p>202766.5</text:p>
          </table:table-cell>
          <table:table-cell table:formula="of:=MEDIAN([.$K10];[.$Q10];[.$W10];[.$AC10];[.$AI10];[.$AO10];[.$AU10];[.$BA10];[.$BG10];[.$BM10];[.$BS10];[.$BY10])" office:value-type="float" office:value="140546" calcext:value-type="float">
            <text:p>140546</text:p>
          </table:table-cell>
          <table:table-cell table:formula="of:=MEDIAN([.$L10];[.$R10];[.$X10];[.$AD10];[.$AJ10];[.$AP10];[.$AV10];[.$BB10];[.$BH10];[.$BN10];[.$BT10];[.$BZ10])" office:value-type="float" office:value="56.5" calcext:value-type="float">
            <text:p>56.5</text:p>
          </table:table-cell>
          <table:table-cell table:formula="of:=MEDIAN([.$M10];[.$S10];[.$Y10];[.$AE10];[.$AK10];[.$AQ10];[.$AW10];[.$BC10];[.$BI10];[.$BO10];[.$BU10];[.$CA10])" office:value-type="float" office:value="507.5" calcext:value-type="float">
            <text:p>507.5</text:p>
          </table:table-cell>
          <table:table-cell table:formula="of:=MAX([.$H10];[.$N10];[.$T10];[.$Z10];[.$AF10];[.$AL10];[.$AR10];[.$AX10];[.$BD10];[.$BJ10];[.$BP10];[.$BV10])" office:value-type="float" office:value="99.45" calcext:value-type="float">
            <text:p>99.45</text:p>
          </table:table-cell>
          <table:table-cell table:formula="of:=MAX([.$I10];[.$O10];[.$U10];[.$AA10];[.$AG10];[.$AM10];[.$AS10];[.$AY10];[.$BE10];[.$BK10];[.$BQ10];[.$BW10])" office:value-type="float" office:value="98.742" calcext:value-type="float">
            <text:p>98.742</text:p>
          </table:table-cell>
          <table:table-cell table:formula="of:=MAX([.$J10];[.$P10];[.$V10];[.$AB10];[.$AH10];[.$AN10];[.$AT10];[.$AZ10];[.$BF10];[.$BL10];[.$BR10];[.$BX10])" office:value-type="float" office:value="1269997" calcext:value-type="float">
            <text:p>1269997</text:p>
          </table:table-cell>
          <table:table-cell table:formula="of:=MAX([.$K10];[.$Q10];[.$W10];[.$AC10];[.$AI10];[.$AO10];[.$AU10];[.$BA10];[.$BG10];[.$BM10];[.$BS10];[.$BY10])" office:value-type="float" office:value="865376" calcext:value-type="float">
            <text:p>865376</text:p>
          </table:table-cell>
          <table:table-cell table:formula="of:=MAX([.$L10];[.$R10];[.$X10];[.$AD10];[.$AJ10];[.$AP10];[.$AV10];[.$BB10];[.$BH10];[.$BN10];[.$BT10];[.$BZ10])" office:value-type="float" office:value="79" calcext:value-type="float">
            <text:p>79</text:p>
          </table:table-cell>
          <table:table-cell table:formula="of:=MAX([.$M10];[.$S10];[.$Y10];[.$AE10];[.$AK10];[.$AQ10];[.$AW10];[.$BC10];[.$BI10];[.$BO10];[.$BU10];[.$CA10])" office:value-type="float" office:value="996" calcext:value-type="float">
            <text:p>996</text:p>
          </table:table-cell>
          <table:table-cell/>
        </table:table-row>
        <table:table-row table:style-name="ro1">
          <table:table-cell office:value-type="string" calcext:value-type="string">
            <text:p>HanoiTower/0025-hanoi_tower-60-0.asp</text:p>
          </table:table-cell>
          <table:table-cell office:value-type="float" office:value="135.17" calcext:value-type="float">
            <text:p>135.17</text:p>
          </table:table-cell>
          <table:table-cell office:value-type="float" office:value="135.096" calcext:value-type="float">
            <text:p>135.096</text:p>
          </table:table-cell>
          <table:table-cell office:value-type="float" office:value="1364637" calcext:value-type="float">
            <text:p>1364637</text:p>
          </table:table-cell>
          <table:table-cell office:value-type="float" office:value="1202135" calcext:value-type="float">
            <text:p>120213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89.73" calcext:value-type="float">
            <text:p>389.73</text:p>
          </table:table-cell>
          <table:table-cell office:value-type="float" office:value="388.679" calcext:value-type="float">
            <text:p>388.679</text:p>
          </table:table-cell>
          <table:table-cell office:value-type="float" office:value="4621099" calcext:value-type="float">
            <text:p>4621099</text:p>
          </table:table-cell>
          <table:table-cell office:value-type="float" office:value="3477954" calcext:value-type="float">
            <text:p>347795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88.71" calcext:value-type="float">
            <text:p>888.71</text:p>
          </table:table-cell>
          <table:table-cell office:value-type="float" office:value="887.774" calcext:value-type="float">
            <text:p>887.774</text:p>
          </table:table-cell>
          <table:table-cell office:value-type="float" office:value="10324479" calcext:value-type="float">
            <text:p>10324479</text:p>
          </table:table-cell>
          <table:table-cell office:value-type="float" office:value="7520327" calcext:value-type="float">
            <text:p>75203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656.36" calcext:value-type="float">
            <text:p>656.36</text:p>
          </table:table-cell>
          <table:table-cell office:value-type="float" office:value="655.12" calcext:value-type="float">
            <text:p>655.12</text:p>
          </table:table-cell>
          <table:table-cell office:value-type="float" office:value="5937021" calcext:value-type="float">
            <text:p>5937021</text:p>
          </table:table-cell>
          <table:table-cell office:value-type="float" office:value="4635681" calcext:value-type="float">
            <text:p>4635681</text:p>
          </table:table-cell>
          <table:table-cell office:value-type="float" office:value="101" calcext:value-type="float">
            <text:p>1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446276" calcext:value-type="float">
            <text:p>8446276</text:p>
          </table:table-cell>
          <table:table-cell office:value-type="float" office:value="6376642" calcext:value-type="float">
            <text:p>6376642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634.935" calcext:value-type="float">
            <text:p>634.935</text:p>
          </table:table-cell>
          <table:table-cell office:value-type="float" office:value="5978516" calcext:value-type="float">
            <text:p>5978516</text:p>
          </table:table-cell>
          <table:table-cell office:value-type="float" office:value="4628788" calcext:value-type="float">
            <text:p>4628788</text:p>
          </table:table-cell>
          <table:table-cell office:value-type="float" office:value="104" calcext:value-type="float">
            <text:p>104</text:p>
          </table:table-cell>
          <table:table-cell office:value-type="float" office:value="1217" calcext:value-type="float">
            <text:p>1217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576652" calcext:value-type="float">
            <text:p>8576652</text:p>
          </table:table-cell>
          <table:table-cell office:value-type="float" office:value="6431352" calcext:value-type="float">
            <text:p>6431352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67.15" calcext:value-type="float">
            <text:p>567.15</text:p>
          </table:table-cell>
          <table:table-cell office:value-type="float" office:value="566.488" calcext:value-type="float">
            <text:p>566.488</text:p>
          </table:table-cell>
          <table:table-cell office:value-type="float" office:value="5650513" calcext:value-type="float">
            <text:p>5650513</text:p>
          </table:table-cell>
          <table:table-cell office:value-type="float" office:value="4364276" calcext:value-type="float">
            <text:p>4364276</text:p>
          </table:table-cell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636.32" calcext:value-type="float">
            <text:p>636.32</text:p>
          </table:table-cell>
          <table:table-cell office:value-type="float" office:value="635.75" calcext:value-type="float">
            <text:p>635.75</text:p>
          </table:table-cell>
          <table:table-cell office:value-type="float" office:value="6920540" calcext:value-type="float">
            <text:p>6920540</text:p>
          </table:table-cell>
          <table:table-cell office:value-type="float" office:value="5102207" calcext:value-type="float">
            <text:p>5102207</text:p>
          </table:table-cell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395.27" calcext:value-type="float">
            <text:p>395.27</text:p>
          </table:table-cell>
          <table:table-cell office:value-type="float" office:value="394.269" calcext:value-type="float">
            <text:p>394.269</text:p>
          </table:table-cell>
          <table:table-cell office:value-type="float" office:value="4411425" calcext:value-type="float">
            <text:p>4411425</text:p>
          </table:table-cell>
          <table:table-cell office:value-type="float" office:value="3229170" calcext:value-type="float">
            <text:p>3229170</text:p>
          </table:table-cell>
          <table:table-cell office:value-type="float" office:value="68" calcext:value-type="float">
            <text:p>68</text:p>
          </table:table-cell>
          <table:table-cell office:value-type="float" office:value="274" calcext:value-type="float">
            <text:p>274</text:p>
          </table:table-cell>
          <table:table-cell office:value-type="float" office:value="654.77" calcext:value-type="float">
            <text:p>654.77</text:p>
          </table:table-cell>
          <table:table-cell office:value-type="float" office:value="653.667" calcext:value-type="float">
            <text:p>653.667</text:p>
          </table:table-cell>
          <table:table-cell office:value-type="float" office:value="7571599" calcext:value-type="float">
            <text:p>7571599</text:p>
          </table:table-cell>
          <table:table-cell office:value-type="float" office:value="5542740" calcext:value-type="float">
            <text:p>5542740</text:p>
          </table:table-cell>
          <table:table-cell office:value-type="float" office:value="73" calcext:value-type="float">
            <text:p>73</text:p>
          </table:table-cell>
          <table:table-cell office:value-type="float" office:value="264" calcext:value-type="float">
            <text:p>264</text:p>
          </table:table-cell>
          <table:table-cell office:value-type="float" office:value="645.92" calcext:value-type="float">
            <text:p>645.92</text:p>
          </table:table-cell>
          <table:table-cell office:value-type="float" office:value="644.43" calcext:value-type="float">
            <text:p>644.43</text:p>
          </table:table-cell>
          <table:table-cell office:value-type="float" office:value="6497310" calcext:value-type="float">
            <text:p>6497310</text:p>
          </table:table-cell>
          <table:table-cell office:value-type="float" office:value="5064207" calcext:value-type="float">
            <text:p>5064207</text:p>
          </table:table-cell>
          <table:table-cell office:value-type="float" office:value="87" calcext:value-type="float">
            <text:p>87</text:p>
          </table:table-cell>
          <table:table-cell office:value-type="float" office:value="959" calcext:value-type="float">
            <text:p>959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919413" calcext:value-type="float">
            <text:p>8919413</text:p>
          </table:table-cell>
          <table:table-cell office:value-type="float" office:value="6636899" calcext:value-type="float">
            <text:p>663689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MIN([.$H11];[.$N11];[.$T11];[.$Z11];[.$AF11];[.$AL11];[.$AR11];[.$AX11];[.$BD11];[.$BJ11];[.$BP11];[.$BV11])" office:value-type="float" office:value="389.73" calcext:value-type="float">
            <text:p>389.73</text:p>
          </table:table-cell>
          <table:table-cell table:formula="of:=MIN([.$I11];[.$O11];[.$U11];[.$AA11];[.$AG11];[.$AM11];[.$AS11];[.$AY11];[.$BE11];[.$BK11];[.$BQ11];[.$BW11])" office:value-type="float" office:value="388.679" calcext:value-type="float">
            <text:p>388.679</text:p>
          </table:table-cell>
          <table:table-cell table:formula="of:=MIN([.$J11];[.$P11];[.$V11];[.$AB11];[.$AH11];[.$AN11];[.$AT11];[.$AZ11];[.$BF11];[.$BL11];[.$BR11];[.$BX11])" office:value-type="float" office:value="4411425" calcext:value-type="float">
            <text:p>4411425</text:p>
          </table:table-cell>
          <table:table-cell table:formula="of:=MIN([.$K11];[.$Q11];[.$W11];[.$AC11];[.$AI11];[.$AO11];[.$AU11];[.$BA11];[.$BG11];[.$BM11];[.$BS11];[.$BY11])" office:value-type="float" office:value="3229170" calcext:value-type="float">
            <text:p>3229170</text:p>
          </table:table-cell>
          <table:table-cell table:formula="of:=MIN([.$L11];[.$R11];[.$X11];[.$AD11];[.$AJ11];[.$AP11];[.$AV11];[.$BB11];[.$BH11];[.$BN11];[.$BT11];[.$BZ11])" office:value-type="float" office:value="68" calcext:value-type="float">
            <text:p>68</text:p>
          </table:table-cell>
          <table:table-cell table:formula="of:=MIN([.$M11];[.$S11];[.$Y11];[.$AE11];[.$AK11];[.$AQ11];[.$AW11];[.$BC11];[.$BI11];[.$BO11];[.$BU11];[.$CA11])" office:value-type="float" office:value="0" calcext:value-type="float">
            <text:p>0</text:p>
          </table:table-cell>
          <table:table-cell table:formula="of:=MEDIAN([.$H11];[.$N11];[.$T11];[.$Z11];[.$AF11];[.$AL11];[.$AR11];[.$AX11];[.$BD11];[.$BJ11];[.$BP11];[.$BV11])" office:value-type="float" office:value="650.345" calcext:value-type="float">
            <text:p>650.345</text:p>
          </table:table-cell>
          <table:table-cell table:formula="of:=MEDIAN([.$I11];[.$O11];[.$U11];[.$AA11];[.$AG11];[.$AM11];[.$AS11];[.$AY11];[.$BE11];[.$BK11];[.$BQ11];[.$BW11])" office:value-type="float" office:value="649.0485" calcext:value-type="float">
            <text:p>649.0485</text:p>
          </table:table-cell>
          <table:table-cell table:formula="of:=MEDIAN([.$J11];[.$P11];[.$V11];[.$AB11];[.$AH11];[.$AN11];[.$AT11];[.$AZ11];[.$BF11];[.$BL11];[.$BR11];[.$BX11])" office:value-type="float" office:value="6708925" calcext:value-type="float">
            <text:p>6708925</text:p>
          </table:table-cell>
          <table:table-cell table:formula="of:=MEDIAN([.$K11];[.$Q11];[.$W11];[.$AC11];[.$AI11];[.$AO11];[.$AU11];[.$BA11];[.$BG11];[.$BM11];[.$BS11];[.$BY11])" office:value-type="float" office:value="5083207" calcext:value-type="float">
            <text:p>5083207</text:p>
          </table:table-cell>
          <table:table-cell table:formula="of:=MEDIAN([.$L11];[.$R11];[.$X11];[.$AD11];[.$AJ11];[.$AP11];[.$AV11];[.$BB11];[.$BH11];[.$BN11];[.$BT11];[.$BZ11])" office:value-type="float" office:value="85.5" calcext:value-type="float">
            <text:p>85.5</text:p>
          </table:table-cell>
          <table:table-cell table:formula="of:=MEDIAN([.$M11];[.$S11];[.$Y11];[.$AE11];[.$AK11];[.$AQ11];[.$AW11];[.$BC11];[.$BI11];[.$BO11];[.$BU11];[.$CA11])" office:value-type="float" office:value="269" calcext:value-type="float">
            <text:p>269</text:p>
          </table:table-cell>
          <table:table-cell table:formula="of:=MAX([.$H11];[.$N11];[.$T11];[.$Z11];[.$AF11];[.$AL11];[.$AR11];[.$AX11];[.$BD11];[.$BJ11];[.$BP11];[.$BV11])" office:value-type="float" office:value="900" calcext:value-type="float">
            <text:p>900</text:p>
          </table:table-cell>
          <table:table-cell table:formula="of:=MAX([.$I11];[.$O11];[.$U11];[.$AA11];[.$AG11];[.$AM11];[.$AS11];[.$AY11];[.$BE11];[.$BK11];[.$BQ11];[.$BW11])" office:value-type="float" office:value="900" calcext:value-type="float">
            <text:p>900</text:p>
          </table:table-cell>
          <table:table-cell table:formula="of:=MAX([.$J11];[.$P11];[.$V11];[.$AB11];[.$AH11];[.$AN11];[.$AT11];[.$AZ11];[.$BF11];[.$BL11];[.$BR11];[.$BX11])" office:value-type="float" office:value="10324479" calcext:value-type="float">
            <text:p>10324479</text:p>
          </table:table-cell>
          <table:table-cell table:formula="of:=MAX([.$K11];[.$Q11];[.$W11];[.$AC11];[.$AI11];[.$AO11];[.$AU11];[.$BA11];[.$BG11];[.$BM11];[.$BS11];[.$BY11])" office:value-type="float" office:value="7520327" calcext:value-type="float">
            <text:p>7520327</text:p>
          </table:table-cell>
          <table:table-cell table:formula="of:=MAX([.$L11];[.$R11];[.$X11];[.$AD11];[.$AJ11];[.$AP11];[.$AV11];[.$BB11];[.$BH11];[.$BN11];[.$BT11];[.$BZ11])" office:value-type="float" office:value="104" calcext:value-type="float">
            <text:p>104</text:p>
          </table:table-cell>
          <table:table-cell table:formula="of:=MAX([.$M11];[.$S11];[.$Y11];[.$AE11];[.$AK11];[.$AQ11];[.$AW11];[.$BC11];[.$BI11];[.$BO11];[.$BU11];[.$CA11])" office:value-type="float" office:value="1217" calcext:value-type="float">
            <text:p>1217</text:p>
          </table:table-cell>
          <table:table-cell/>
        </table:table-row>
        <table:table-row table:style-name="ro1">
          <table:table-cell office:value-type="string" calcext:value-type="string">
            <text:p>HanoiTower/0032-hanoi_tower-60-0.asp</text:p>
          </table:table-cell>
          <table:table-cell office:value-type="float" office:value="11.57" calcext:value-type="float">
            <text:p>11.57</text:p>
          </table:table-cell>
          <table:table-cell office:value-type="float" office:value="11.483" calcext:value-type="float">
            <text:p>11.483</text:p>
          </table:table-cell>
          <table:table-cell office:value-type="float" office:value="156680" calcext:value-type="float">
            <text:p>156680</text:p>
          </table:table-cell>
          <table:table-cell office:value-type="float" office:value="123747" calcext:value-type="float">
            <text:p>12374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7.4" calcext:value-type="float">
            <text:p>37.4</text:p>
          </table:table-cell>
          <table:table-cell office:value-type="float" office:value="36.497" calcext:value-type="float">
            <text:p>36.497</text:p>
          </table:table-cell>
          <table:table-cell office:value-type="float" office:value="466613" calcext:value-type="float">
            <text:p>466613</text:p>
          </table:table-cell>
          <table:table-cell office:value-type="float" office:value="323099" calcext:value-type="float">
            <text:p>32309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6.5" calcext:value-type="float">
            <text:p>66.5</text:p>
          </table:table-cell>
          <table:table-cell office:value-type="float" office:value="65.504" calcext:value-type="float">
            <text:p>65.504</text:p>
          </table:table-cell>
          <table:table-cell office:value-type="float" office:value="762736" calcext:value-type="float">
            <text:p>762736</text:p>
          </table:table-cell>
          <table:table-cell office:value-type="float" office:value="561999" calcext:value-type="float">
            <text:p>561999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48.54" calcext:value-type="float">
            <text:p>48.54</text:p>
          </table:table-cell>
          <table:table-cell office:value-type="float" office:value="47.234" calcext:value-type="float">
            <text:p>47.234</text:p>
          </table:table-cell>
          <table:table-cell office:value-type="float" office:value="527848" calcext:value-type="float">
            <text:p>527848</text:p>
          </table:table-cell>
          <table:table-cell office:value-type="float" office:value="381535" calcext:value-type="float">
            <text:p>381535</text:p>
          </table:table-cell>
          <table:table-cell office:value-type="float" office:value="83" calcext:value-type="float">
            <text:p>83</text:p>
          </table:table-cell>
          <table:table-cell office:value-type="float" office:value="1000" calcext:value-type="float">
            <text:p>1000</text:p>
          </table:table-cell>
          <table:table-cell office:value-type="float" office:value="51.39" calcext:value-type="float">
            <text:p>51.39</text:p>
          </table:table-cell>
          <table:table-cell office:value-type="float" office:value="50.183" calcext:value-type="float">
            <text:p>50.183</text:p>
          </table:table-cell>
          <table:table-cell office:value-type="float" office:value="481314" calcext:value-type="float">
            <text:p>481314</text:p>
          </table:table-cell>
          <table:table-cell office:value-type="float" office:value="361682" calcext:value-type="float">
            <text:p>361682</text:p>
          </table:table-cell>
          <table:table-cell office:value-type="float" office:value="82" calcext:value-type="float">
            <text:p>82</text:p>
          </table:table-cell>
          <table:table-cell office:value-type="float" office:value="1000" calcext:value-type="float">
            <text:p>1000</text:p>
          </table:table-cell>
          <table:table-cell office:value-type="float" office:value="40.28" calcext:value-type="float">
            <text:p>40.28</text:p>
          </table:table-cell>
          <table:table-cell office:value-type="float" office:value="38.649" calcext:value-type="float">
            <text:p>38.649</text:p>
          </table:table-cell>
          <table:table-cell office:value-type="float" office:value="384379" calcext:value-type="float">
            <text:p>384379</text:p>
          </table:table-cell>
          <table:table-cell office:value-type="float" office:value="284603" calcext:value-type="float">
            <text:p>284603</text:p>
          </table:table-cell>
          <table:table-cell office:value-type="float" office:value="103" calcext:value-type="float">
            <text:p>103</text:p>
          </table:table-cell>
          <table:table-cell office:value-type="float" office:value="1500" calcext:value-type="float">
            <text:p>1500</text:p>
          </table:table-cell>
          <table:table-cell office:value-type="float" office:value="8.54" calcext:value-type="float">
            <text:p>8.54</text:p>
          </table:table-cell>
          <table:table-cell office:value-type="float" office:value="6.999" calcext:value-type="float">
            <text:p>6.999</text:p>
          </table:table-cell>
          <table:table-cell office:value-type="float" office:value="53561" calcext:value-type="float">
            <text:p>53561</text:p>
          </table:table-cell>
          <table:table-cell office:value-type="float" office:value="38020" calcext:value-type="float">
            <text:p>38020</text:p>
          </table:table-cell>
          <table:table-cell office:value-type="float" office:value="97" calcext:value-type="float">
            <text:p>97</text:p>
          </table:table-cell>
          <table:table-cell office:value-type="float" office:value="1500" calcext:value-type="float">
            <text:p>1500</text:p>
          </table:table-cell>
          <table:table-cell office:value-type="float" office:value="77.04" calcext:value-type="float">
            <text:p>77.04</text:p>
          </table:table-cell>
          <table:table-cell office:value-type="float" office:value="76.219" calcext:value-type="float">
            <text:p>76.219</text:p>
          </table:table-cell>
          <table:table-cell office:value-type="float" office:value="826164" calcext:value-type="float">
            <text:p>826164</text:p>
          </table:table-cell>
          <table:table-cell office:value-type="float" office:value="597155" calcext:value-type="float">
            <text:p>597155</text:p>
          </table:table-cell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27.17" calcext:value-type="float">
            <text:p>27.17</text:p>
          </table:table-cell>
          <table:table-cell office:value-type="float" office:value="26.432" calcext:value-type="float">
            <text:p>26.432</text:p>
          </table:table-cell>
          <table:table-cell office:value-type="float" office:value="274024" calcext:value-type="float">
            <text:p>274024</text:p>
          </table:table-cell>
          <table:table-cell office:value-type="float" office:value="203104" calcext:value-type="float">
            <text:p>203104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23.75" calcext:value-type="float">
            <text:p>23.75</text:p>
          </table:table-cell>
          <table:table-cell office:value-type="float" office:value="22.595" calcext:value-type="float">
            <text:p>22.595</text:p>
          </table:table-cell>
          <table:table-cell office:value-type="float" office:value="258040" calcext:value-type="float">
            <text:p>258040</text:p>
          </table:table-cell>
          <table:table-cell office:value-type="float" office:value="186304" calcext:value-type="float">
            <text:p>186304</text:p>
          </table:table-cell>
          <table:table-cell office:value-type="float" office:value="52" calcext:value-type="float">
            <text:p>52</text:p>
          </table:table-cell>
          <table:table-cell office:value-type="float" office:value="425" calcext:value-type="float">
            <text:p>425</text:p>
          </table:table-cell>
          <table:table-cell office:value-type="float" office:value="19.13" calcext:value-type="float">
            <text:p>19.13</text:p>
          </table:table-cell>
          <table:table-cell office:value-type="float" office:value="18.011" calcext:value-type="float">
            <text:p>18.011</text:p>
          </table:table-cell>
          <table:table-cell office:value-type="float" office:value="195717" calcext:value-type="float">
            <text:p>195717</text:p>
          </table:table-cell>
          <table:table-cell office:value-type="float" office:value="142111" calcext:value-type="float">
            <text:p>142111</text:p>
          </table:table-cell>
          <table:table-cell office:value-type="float" office:value="51" calcext:value-type="float">
            <text:p>51</text:p>
          </table:table-cell>
          <table:table-cell office:value-type="float" office:value="460" calcext:value-type="float">
            <text:p>460</text:p>
          </table:table-cell>
          <table:table-cell office:value-type="float" office:value="47.63" calcext:value-type="float">
            <text:p>47.63</text:p>
          </table:table-cell>
          <table:table-cell office:value-type="float" office:value="45.913" calcext:value-type="float">
            <text:p>45.913</text:p>
          </table:table-cell>
          <table:table-cell office:value-type="float" office:value="482935" calcext:value-type="float">
            <text:p>482935</text:p>
          </table:table-cell>
          <table:table-cell office:value-type="float" office:value="351532" calcext:value-type="float">
            <text:p>351532</text:p>
          </table:table-cell>
          <table:table-cell office:value-type="float" office:value="76" calcext:value-type="float">
            <text:p>76</text:p>
          </table:table-cell>
          <table:table-cell office:value-type="float" office:value="1000" calcext:value-type="float">
            <text:p>1000</text:p>
          </table:table-cell>
          <table:table-cell office:value-type="float" office:value="55.62" calcext:value-type="float">
            <text:p>55.62</text:p>
          </table:table-cell>
          <table:table-cell office:value-type="float" office:value="54.09" calcext:value-type="float">
            <text:p>54.09</text:p>
          </table:table-cell>
          <table:table-cell office:value-type="float" office:value="537674" calcext:value-type="float">
            <text:p>537674</text:p>
          </table:table-cell>
          <table:table-cell office:value-type="float" office:value="404033" calcext:value-type="float">
            <text:p>404033</text:p>
          </table:table-cell>
          <table:table-cell office:value-type="float" office:value="69" calcext:value-type="float">
            <text:p>69</text:p>
          </table:table-cell>
          <table:table-cell office:value-type="float" office:value="1000" calcext:value-type="float">
            <text:p>1000</text:p>
          </table:table-cell>
          <table:table-cell table:formula="of:=MIN([.$H12];[.$N12];[.$T12];[.$Z12];[.$AF12];[.$AL12];[.$AR12];[.$AX12];[.$BD12];[.$BJ12];[.$BP12];[.$BV12])" office:value-type="float" office:value="8.54" calcext:value-type="float">
            <text:p>8.54</text:p>
          </table:table-cell>
          <table:table-cell table:formula="of:=MIN([.$I12];[.$O12];[.$U12];[.$AA12];[.$AG12];[.$AM12];[.$AS12];[.$AY12];[.$BE12];[.$BK12];[.$BQ12];[.$BW12])" office:value-type="float" office:value="6.999" calcext:value-type="float">
            <text:p>6.999</text:p>
          </table:table-cell>
          <table:table-cell table:formula="of:=MIN([.$J12];[.$P12];[.$V12];[.$AB12];[.$AH12];[.$AN12];[.$AT12];[.$AZ12];[.$BF12];[.$BL12];[.$BR12];[.$BX12])" office:value-type="float" office:value="53561" calcext:value-type="float">
            <text:p>53561</text:p>
          </table:table-cell>
          <table:table-cell table:formula="of:=MIN([.$K12];[.$Q12];[.$W12];[.$AC12];[.$AI12];[.$AO12];[.$AU12];[.$BA12];[.$BG12];[.$BM12];[.$BS12];[.$BY12])" office:value-type="float" office:value="38020" calcext:value-type="float">
            <text:p>38020</text:p>
          </table:table-cell>
          <table:table-cell table:formula="of:=MIN([.$L12];[.$R12];[.$X12];[.$AD12];[.$AJ12];[.$AP12];[.$AV12];[.$BB12];[.$BH12];[.$BN12];[.$BT12];[.$BZ12])" office:value-type="float" office:value="51" calcext:value-type="float">
            <text:p>51</text:p>
          </table:table-cell>
          <table:table-cell table:formula="of:=MIN([.$M12];[.$S12];[.$Y12];[.$AE12];[.$AK12];[.$AQ12];[.$AW12];[.$BC12];[.$BI12];[.$BO12];[.$BU12];[.$CA12])" office:value-type="float" office:value="0" calcext:value-type="float">
            <text:p>0</text:p>
          </table:table-cell>
          <table:table-cell table:formula="of:=MEDIAN([.$H12];[.$N12];[.$T12];[.$Z12];[.$AF12];[.$AL12];[.$AR12];[.$AX12];[.$BD12];[.$BJ12];[.$BP12];[.$BV12])" office:value-type="float" office:value="43.955" calcext:value-type="float">
            <text:p>43.955</text:p>
          </table:table-cell>
          <table:table-cell table:formula="of:=MEDIAN([.$I12];[.$O12];[.$U12];[.$AA12];[.$AG12];[.$AM12];[.$AS12];[.$AY12];[.$BE12];[.$BK12];[.$BQ12];[.$BW12])" office:value-type="float" office:value="42.281" calcext:value-type="float">
            <text:p>42.281</text:p>
          </table:table-cell>
          <table:table-cell table:formula="of:=MEDIAN([.$J12];[.$P12];[.$V12];[.$AB12];[.$AH12];[.$AN12];[.$AT12];[.$AZ12];[.$BF12];[.$BL12];[.$BR12];[.$BX12])" office:value-type="float" office:value="473963.5" calcext:value-type="float">
            <text:p>473963.5</text:p>
          </table:table-cell>
          <table:table-cell table:formula="of:=MEDIAN([.$K12];[.$Q12];[.$W12];[.$AC12];[.$AI12];[.$AO12];[.$AU12];[.$BA12];[.$BG12];[.$BM12];[.$BS12];[.$BY12])" office:value-type="float" office:value="337315.5" calcext:value-type="float">
            <text:p>337315.5</text:p>
          </table:table-cell>
          <table:table-cell table:formula="of:=MEDIAN([.$L12];[.$R12];[.$X12];[.$AD12];[.$AJ12];[.$AP12];[.$AV12];[.$BB12];[.$BH12];[.$BN12];[.$BT12];[.$BZ12])" office:value-type="float" office:value="69" calcext:value-type="float">
            <text:p>69</text:p>
          </table:table-cell>
          <table:table-cell table:formula="of:=MEDIAN([.$M12];[.$S12];[.$Y12];[.$AE12];[.$AK12];[.$AQ12];[.$AW12];[.$BC12];[.$BI12];[.$BO12];[.$BU12];[.$CA12])" office:value-type="float" office:value="750" calcext:value-type="float">
            <text:p>750</text:p>
          </table:table-cell>
          <table:table-cell table:formula="of:=MAX([.$H12];[.$N12];[.$T12];[.$Z12];[.$AF12];[.$AL12];[.$AR12];[.$AX12];[.$BD12];[.$BJ12];[.$BP12];[.$BV12])" office:value-type="float" office:value="77.04" calcext:value-type="float">
            <text:p>77.04</text:p>
          </table:table-cell>
          <table:table-cell table:formula="of:=MAX([.$I12];[.$O12];[.$U12];[.$AA12];[.$AG12];[.$AM12];[.$AS12];[.$AY12];[.$BE12];[.$BK12];[.$BQ12];[.$BW12])" office:value-type="float" office:value="76.219" calcext:value-type="float">
            <text:p>76.219</text:p>
          </table:table-cell>
          <table:table-cell table:formula="of:=MAX([.$J12];[.$P12];[.$V12];[.$AB12];[.$AH12];[.$AN12];[.$AT12];[.$AZ12];[.$BF12];[.$BL12];[.$BR12];[.$BX12])" office:value-type="float" office:value="826164" calcext:value-type="float">
            <text:p>826164</text:p>
          </table:table-cell>
          <table:table-cell table:formula="of:=MAX([.$K12];[.$Q12];[.$W12];[.$AC12];[.$AI12];[.$AO12];[.$AU12];[.$BA12];[.$BG12];[.$BM12];[.$BS12];[.$BY12])" office:value-type="float" office:value="597155" calcext:value-type="float">
            <text:p>597155</text:p>
          </table:table-cell>
          <table:table-cell table:formula="of:=MAX([.$L12];[.$R12];[.$X12];[.$AD12];[.$AJ12];[.$AP12];[.$AV12];[.$BB12];[.$BH12];[.$BN12];[.$BT12];[.$BZ12])" office:value-type="float" office:value="103" calcext:value-type="float">
            <text:p>103</text:p>
          </table:table-cell>
          <table:table-cell table:formula="of:=MAX([.$M12];[.$S12];[.$Y12];[.$AE12];[.$AK12];[.$AQ12];[.$AW12];[.$BC12];[.$BI12];[.$BO12];[.$BU12];[.$CA12])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HanoiTower/0036-hanoi_tower-80-0.asp</text:p>
          </table:table-cell>
          <table:table-cell office:value-type="float" office:value="14.6" calcext:value-type="float">
            <text:p>14.6</text:p>
          </table:table-cell>
          <table:table-cell office:value-type="float" office:value="14.523" calcext:value-type="float">
            <text:p>14.523</text:p>
          </table:table-cell>
          <table:table-cell office:value-type="float" office:value="188204" calcext:value-type="float">
            <text:p>188204</text:p>
          </table:table-cell>
          <table:table-cell office:value-type="float" office:value="153938" calcext:value-type="float">
            <text:p>15393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3.34" calcext:value-type="float">
            <text:p>23.34</text:p>
          </table:table-cell>
          <table:table-cell office:value-type="float" office:value="22.422" calcext:value-type="float">
            <text:p>22.422</text:p>
          </table:table-cell>
          <table:table-cell office:value-type="float" office:value="283932" calcext:value-type="float">
            <text:p>283932</text:p>
          </table:table-cell>
          <table:table-cell office:value-type="float" office:value="199423" calcext:value-type="float">
            <text:p>19942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1.84" calcext:value-type="float">
            <text:p>31.84</text:p>
          </table:table-cell>
          <table:table-cell office:value-type="float" office:value="30.899" calcext:value-type="float">
            <text:p>30.899</text:p>
          </table:table-cell>
          <table:table-cell office:value-type="float" office:value="393464" calcext:value-type="float">
            <text:p>393464</text:p>
          </table:table-cell>
          <table:table-cell office:value-type="float" office:value="280486" calcext:value-type="float">
            <text:p>28048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94.35" calcext:value-type="float">
            <text:p>94.35</text:p>
          </table:table-cell>
          <table:table-cell office:value-type="float" office:value="93.272" calcext:value-type="float">
            <text:p>93.272</text:p>
          </table:table-cell>
          <table:table-cell office:value-type="float" office:value="978564" calcext:value-type="float">
            <text:p>978564</text:p>
          </table:table-cell>
          <table:table-cell office:value-type="float" office:value="752371" calcext:value-type="float">
            <text:p>752371</text:p>
          </table:table-cell>
          <table:table-cell office:value-type="float" office:value="79" calcext:value-type="float">
            <text:p>79</text:p>
          </table:table-cell>
          <table:table-cell office:value-type="float" office:value="1000" calcext:value-type="float">
            <text:p>1000</text:p>
          </table:table-cell>
          <table:table-cell office:value-type="float" office:value="93.37" calcext:value-type="float">
            <text:p>93.37</text:p>
          </table:table-cell>
          <table:table-cell office:value-type="float" office:value="92.053" calcext:value-type="float">
            <text:p>92.053</text:p>
          </table:table-cell>
          <table:table-cell office:value-type="float" office:value="866519" calcext:value-type="float">
            <text:p>866519</text:p>
          </table:table-cell>
          <table:table-cell office:value-type="float" office:value="652896" calcext:value-type="float">
            <text:p>652896</text:p>
          </table:table-cell>
          <table:table-cell office:value-type="float" office:value="84" calcext:value-type="float">
            <text:p>84</text:p>
          </table:table-cell>
          <table:table-cell office:value-type="float" office:value="1000" calcext:value-type="float">
            <text:p>1000</text:p>
          </table:table-cell>
          <table:table-cell office:value-type="float" office:value="70.83" calcext:value-type="float">
            <text:p>70.83</text:p>
          </table:table-cell>
          <table:table-cell office:value-type="float" office:value="69.361" calcext:value-type="float">
            <text:p>69.361</text:p>
          </table:table-cell>
          <table:table-cell office:value-type="float" office:value="679554" calcext:value-type="float">
            <text:p>679554</text:p>
          </table:table-cell>
          <table:table-cell office:value-type="float" office:value="530471" calcext:value-type="float">
            <text:p>530471</text:p>
          </table:table-cell>
          <table:table-cell office:value-type="float" office:value="98" calcext:value-type="float">
            <text:p>98</text:p>
          </table:table-cell>
          <table:table-cell office:value-type="float" office:value="1500" calcext:value-type="float">
            <text:p>1500</text:p>
          </table:table-cell>
          <table:table-cell office:value-type="float" office:value="49.41" calcext:value-type="float">
            <text:p>49.41</text:p>
          </table:table-cell>
          <table:table-cell office:value-type="float" office:value="47.74" calcext:value-type="float">
            <text:p>47.74</text:p>
          </table:table-cell>
          <table:table-cell office:value-type="float" office:value="442628" calcext:value-type="float">
            <text:p>442628</text:p>
          </table:table-cell>
          <table:table-cell office:value-type="float" office:value="332991" calcext:value-type="float">
            <text:p>332991</text:p>
          </table:table-cell>
          <table:table-cell office:value-type="float" office:value="98" calcext:value-type="float">
            <text:p>98</text:p>
          </table:table-cell>
          <table:table-cell office:value-type="float" office:value="1500" calcext:value-type="float">
            <text:p>1500</text:p>
          </table:table-cell>
          <table:table-cell office:value-type="float" office:value="26.19" calcext:value-type="float">
            <text:p>26.19</text:p>
          </table:table-cell>
          <table:table-cell office:value-type="float" office:value="25.291" calcext:value-type="float">
            <text:p>25.291</text:p>
          </table:table-cell>
          <table:table-cell office:value-type="float" office:value="282866" calcext:value-type="float">
            <text:p>282866</text:p>
          </table:table-cell>
          <table:table-cell office:value-type="float" office:value="210028" calcext:value-type="float">
            <text:p>210028</text:p>
          </table:table-cell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61.75" calcext:value-type="float">
            <text:p>61.75</text:p>
          </table:table-cell>
          <table:table-cell office:value-type="float" office:value="61.014" calcext:value-type="float">
            <text:p>61.014</text:p>
          </table:table-cell>
          <table:table-cell office:value-type="float" office:value="688386" calcext:value-type="float">
            <text:p>688386</text:p>
          </table:table-cell>
          <table:table-cell office:value-type="float" office:value="504900" calcext:value-type="float">
            <text:p>504900</text:p>
          </table:table-cell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18.83" calcext:value-type="float">
            <text:p>18.83</text:p>
          </table:table-cell>
          <table:table-cell office:value-type="float" office:value="17.544" calcext:value-type="float">
            <text:p>17.544</text:p>
          </table:table-cell>
          <table:table-cell office:value-type="float" office:value="194225" calcext:value-type="float">
            <text:p>194225</text:p>
          </table:table-cell>
          <table:table-cell office:value-type="float" office:value="148672" calcext:value-type="float">
            <text:p>148672</text:p>
          </table:table-cell>
          <table:table-cell office:value-type="float" office:value="50" calcext:value-type="float">
            <text:p>50</text:p>
          </table:table-cell>
          <table:table-cell office:value-type="float" office:value="217" calcext:value-type="float">
            <text:p>217</text:p>
          </table:table-cell>
          <table:table-cell office:value-type="float" office:value="18.25" calcext:value-type="float">
            <text:p>18.25</text:p>
          </table:table-cell>
          <table:table-cell office:value-type="float" office:value="16.916" calcext:value-type="float">
            <text:p>16.916</text:p>
          </table:table-cell>
          <table:table-cell office:value-type="float" office:value="204881" calcext:value-type="float">
            <text:p>204881</text:p>
          </table:table-cell>
          <table:table-cell office:value-type="float" office:value="139654" calcext:value-type="float">
            <text:p>139654</text:p>
          </table:table-cell>
          <table:table-cell office:value-type="float" office:value="47" calcext:value-type="float">
            <text:p>47</text:p>
          </table:table-cell>
          <table:table-cell office:value-type="float" office:value="296" calcext:value-type="float">
            <text:p>296</text:p>
          </table:table-cell>
          <table:table-cell office:value-type="float" office:value="19.46" calcext:value-type="float">
            <text:p>19.46</text:p>
          </table:table-cell>
          <table:table-cell office:value-type="float" office:value="17.903" calcext:value-type="float">
            <text:p>17.903</text:p>
          </table:table-cell>
          <table:table-cell office:value-type="float" office:value="172543" calcext:value-type="float">
            <text:p>172543</text:p>
          </table:table-cell>
          <table:table-cell office:value-type="float" office:value="130147" calcext:value-type="float">
            <text:p>130147</text:p>
          </table:table-cell>
          <table:table-cell office:value-type="float" office:value="68" calcext:value-type="float">
            <text:p>68</text:p>
          </table:table-cell>
          <table:table-cell office:value-type="float" office:value="1000" calcext:value-type="float">
            <text:p>1000</text:p>
          </table:table-cell>
          <table:table-cell office:value-type="float" office:value="47.69" calcext:value-type="float">
            <text:p>47.69</text:p>
          </table:table-cell>
          <table:table-cell office:value-type="float" office:value="46.316" calcext:value-type="float">
            <text:p>46.316</text:p>
          </table:table-cell>
          <table:table-cell office:value-type="float" office:value="513665" calcext:value-type="float">
            <text:p>513665</text:p>
          </table:table-cell>
          <table:table-cell office:value-type="float" office:value="376252" calcext:value-type="float">
            <text:p>376252</text:p>
          </table:table-cell>
          <table:table-cell office:value-type="float" office:value="68" calcext:value-type="float">
            <text:p>68</text:p>
          </table:table-cell>
          <table:table-cell office:value-type="float" office:value="976" calcext:value-type="float">
            <text:p>976</text:p>
          </table:table-cell>
          <table:table-cell table:formula="of:=MIN([.$H13];[.$N13];[.$T13];[.$Z13];[.$AF13];[.$AL13];[.$AR13];[.$AX13];[.$BD13];[.$BJ13];[.$BP13];[.$BV13])" office:value-type="float" office:value="18.25" calcext:value-type="float">
            <text:p>18.25</text:p>
          </table:table-cell>
          <table:table-cell table:formula="of:=MIN([.$I13];[.$O13];[.$U13];[.$AA13];[.$AG13];[.$AM13];[.$AS13];[.$AY13];[.$BE13];[.$BK13];[.$BQ13];[.$BW13])" office:value-type="float" office:value="16.916" calcext:value-type="float">
            <text:p>16.916</text:p>
          </table:table-cell>
          <table:table-cell table:formula="of:=MIN([.$J13];[.$P13];[.$V13];[.$AB13];[.$AH13];[.$AN13];[.$AT13];[.$AZ13];[.$BF13];[.$BL13];[.$BR13];[.$BX13])" office:value-type="float" office:value="172543" calcext:value-type="float">
            <text:p>172543</text:p>
          </table:table-cell>
          <table:table-cell table:formula="of:=MIN([.$K13];[.$Q13];[.$W13];[.$AC13];[.$AI13];[.$AO13];[.$AU13];[.$BA13];[.$BG13];[.$BM13];[.$BS13];[.$BY13])" office:value-type="float" office:value="130147" calcext:value-type="float">
            <text:p>130147</text:p>
          </table:table-cell>
          <table:table-cell table:formula="of:=MIN([.$L13];[.$R13];[.$X13];[.$AD13];[.$AJ13];[.$AP13];[.$AV13];[.$BB13];[.$BH13];[.$BN13];[.$BT13];[.$BZ13])" office:value-type="float" office:value="47" calcext:value-type="float">
            <text:p>47</text:p>
          </table:table-cell>
          <table:table-cell table:formula="of:=MIN([.$M13];[.$S13];[.$Y13];[.$AE13];[.$AK13];[.$AQ13];[.$AW13];[.$BC13];[.$BI13];[.$BO13];[.$BU13];[.$CA13])" office:value-type="float" office:value="0" calcext:value-type="float">
            <text:p>0</text:p>
          </table:table-cell>
          <table:table-cell table:formula="of:=MEDIAN([.$H13];[.$N13];[.$T13];[.$Z13];[.$AF13];[.$AL13];[.$AR13];[.$AX13];[.$BD13];[.$BJ13];[.$BP13];[.$BV13])" office:value-type="float" office:value="39.765" calcext:value-type="float">
            <text:p>39.765</text:p>
          </table:table-cell>
          <table:table-cell table:formula="of:=MEDIAN([.$I13];[.$O13];[.$U13];[.$AA13];[.$AG13];[.$AM13];[.$AS13];[.$AY13];[.$BE13];[.$BK13];[.$BQ13];[.$BW13])" office:value-type="float" office:value="38.6075" calcext:value-type="float">
            <text:p>38.6075</text:p>
          </table:table-cell>
          <table:table-cell table:formula="of:=MEDIAN([.$J13];[.$P13];[.$V13];[.$AB13];[.$AH13];[.$AN13];[.$AT13];[.$AZ13];[.$BF13];[.$BL13];[.$BR13];[.$BX13])" office:value-type="float" office:value="418046" calcext:value-type="float">
            <text:p>418046</text:p>
          </table:table-cell>
          <table:table-cell table:formula="of:=MEDIAN([.$K13];[.$Q13];[.$W13];[.$AC13];[.$AI13];[.$AO13];[.$AU13];[.$BA13];[.$BG13];[.$BM13];[.$BS13];[.$BY13])" office:value-type="float" office:value="306738.5" calcext:value-type="float">
            <text:p>306738.5</text:p>
          </table:table-cell>
          <table:table-cell table:formula="of:=MEDIAN([.$L13];[.$R13];[.$X13];[.$AD13];[.$AJ13];[.$AP13];[.$AV13];[.$BB13];[.$BH13];[.$BN13];[.$BT13];[.$BZ13])" office:value-type="float" office:value="67.5" calcext:value-type="float">
            <text:p>67.5</text:p>
          </table:table-cell>
          <table:table-cell table:formula="of:=MEDIAN([.$M13];[.$S13];[.$Y13];[.$AE13];[.$AK13];[.$AQ13];[.$AW13];[.$BC13];[.$BI13];[.$BO13];[.$BU13];[.$CA13])" office:value-type="float" office:value="738" calcext:value-type="float">
            <text:p>738</text:p>
          </table:table-cell>
          <table:table-cell table:formula="of:=MAX([.$H13];[.$N13];[.$T13];[.$Z13];[.$AF13];[.$AL13];[.$AR13];[.$AX13];[.$BD13];[.$BJ13];[.$BP13];[.$BV13])" office:value-type="float" office:value="94.35" calcext:value-type="float">
            <text:p>94.35</text:p>
          </table:table-cell>
          <table:table-cell table:formula="of:=MAX([.$I13];[.$O13];[.$U13];[.$AA13];[.$AG13];[.$AM13];[.$AS13];[.$AY13];[.$BE13];[.$BK13];[.$BQ13];[.$BW13])" office:value-type="float" office:value="93.272" calcext:value-type="float">
            <text:p>93.272</text:p>
          </table:table-cell>
          <table:table-cell table:formula="of:=MAX([.$J13];[.$P13];[.$V13];[.$AB13];[.$AH13];[.$AN13];[.$AT13];[.$AZ13];[.$BF13];[.$BL13];[.$BR13];[.$BX13])" office:value-type="float" office:value="978564" calcext:value-type="float">
            <text:p>978564</text:p>
          </table:table-cell>
          <table:table-cell table:formula="of:=MAX([.$K13];[.$Q13];[.$W13];[.$AC13];[.$AI13];[.$AO13];[.$AU13];[.$BA13];[.$BG13];[.$BM13];[.$BS13];[.$BY13])" office:value-type="float" office:value="752371" calcext:value-type="float">
            <text:p>752371</text:p>
          </table:table-cell>
          <table:table-cell table:formula="of:=MAX([.$L13];[.$R13];[.$X13];[.$AD13];[.$AJ13];[.$AP13];[.$AV13];[.$BB13];[.$BH13];[.$BN13];[.$BT13];[.$BZ13])" office:value-type="float" office:value="98" calcext:value-type="float">
            <text:p>98</text:p>
          </table:table-cell>
          <table:table-cell table:formula="of:=MAX([.$M13];[.$S13];[.$Y13];[.$AE13];[.$AK13];[.$AQ13];[.$AW13];[.$BC13];[.$BI13];[.$BO13];[.$BU13];[.$CA13])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HanoiTower/0039-hanoi_tower-80-0.asp</text:p>
          </table:table-cell>
          <table:table-cell office:value-type="float" office:value="46.34" calcext:value-type="float">
            <text:p>46.34</text:p>
          </table:table-cell>
          <table:table-cell office:value-type="float" office:value="46.252" calcext:value-type="float">
            <text:p>46.252</text:p>
          </table:table-cell>
          <table:table-cell office:value-type="float" office:value="489535" calcext:value-type="float">
            <text:p>489535</text:p>
          </table:table-cell>
          <table:table-cell office:value-type="float" office:value="404366" calcext:value-type="float">
            <text:p>40436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5.32" calcext:value-type="float">
            <text:p>85.32</text:p>
          </table:table-cell>
          <table:table-cell office:value-type="float" office:value="84.359" calcext:value-type="float">
            <text:p>84.359</text:p>
          </table:table-cell>
          <table:table-cell office:value-type="float" office:value="1071549" calcext:value-type="float">
            <text:p>1071549</text:p>
          </table:table-cell>
          <table:table-cell office:value-type="float" office:value="762362" calcext:value-type="float">
            <text:p>76236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65.81" calcext:value-type="float">
            <text:p>365.81</text:p>
          </table:table-cell>
          <table:table-cell office:value-type="float" office:value="364.998" calcext:value-type="float">
            <text:p>364.998</text:p>
          </table:table-cell>
          <table:table-cell office:value-type="float" office:value="4259609" calcext:value-type="float">
            <text:p>4259609</text:p>
          </table:table-cell>
          <table:table-cell office:value-type="float" office:value="3044400" calcext:value-type="float">
            <text:p>304440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11.12" calcext:value-type="float">
            <text:p>311.12</text:p>
          </table:table-cell>
          <table:table-cell office:value-type="float" office:value="310.126" calcext:value-type="float">
            <text:p>310.126</text:p>
          </table:table-cell>
          <table:table-cell office:value-type="float" office:value="3107012" calcext:value-type="float">
            <text:p>3107012</text:p>
          </table:table-cell>
          <table:table-cell office:value-type="float" office:value="2315626" calcext:value-type="float">
            <text:p>2315626</text:p>
          </table:table-cell>
          <table:table-cell office:value-type="float" office:value="94" calcext:value-type="float">
            <text:p>94</text:p>
          </table:table-cell>
          <table:table-cell office:value-type="float" office:value="1000" calcext:value-type="float">
            <text:p>1000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4.613" calcext:value-type="float">
            <text:p>104.613</text:p>
          </table:table-cell>
          <table:table-cell office:value-type="float" office:value="1127928" calcext:value-type="float">
            <text:p>1127928</text:p>
          </table:table-cell>
          <table:table-cell office:value-type="float" office:value="809013" calcext:value-type="float">
            <text:p>809013</text:p>
          </table:table-cell>
          <table:table-cell office:value-type="float" office:value="89" calcext:value-type="float">
            <text:p>89</text:p>
          </table:table-cell>
          <table:table-cell office:value-type="float" office:value="1000" calcext:value-type="float">
            <text:p>1000</text:p>
          </table:table-cell>
          <table:table-cell office:value-type="float" office:value="367.6" calcext:value-type="float">
            <text:p>367.6</text:p>
          </table:table-cell>
          <table:table-cell office:value-type="float" office:value="366.129" calcext:value-type="float">
            <text:p>366.129</text:p>
          </table:table-cell>
          <table:table-cell office:value-type="float" office:value="3152557" calcext:value-type="float">
            <text:p>3152557</text:p>
          </table:table-cell>
          <table:table-cell office:value-type="float" office:value="2368717" calcext:value-type="float">
            <text:p>2368717</text:p>
          </table:table-cell>
          <table:table-cell office:value-type="float" office:value="109" calcext:value-type="float">
            <text:p>109</text:p>
          </table:table-cell>
          <table:table-cell office:value-type="float" office:value="1500" calcext:value-type="float">
            <text:p>1500</text:p>
          </table:table-cell>
          <table:table-cell office:value-type="float" office:value="351.22" calcext:value-type="float">
            <text:p>351.22</text:p>
          </table:table-cell>
          <table:table-cell office:value-type="float" office:value="349.763" calcext:value-type="float">
            <text:p>349.763</text:p>
          </table:table-cell>
          <table:table-cell office:value-type="float" office:value="3435031" calcext:value-type="float">
            <text:p>3435031</text:p>
          </table:table-cell>
          <table:table-cell office:value-type="float" office:value="2538178" calcext:value-type="float">
            <text:p>2538178</text:p>
          </table:table-cell>
          <table:table-cell office:value-type="float" office:value="110" calcext:value-type="float">
            <text:p>110</text:p>
          </table:table-cell>
          <table:table-cell office:value-type="float" office:value="1500" calcext:value-type="float">
            <text:p>1500</text:p>
          </table:table-cell>
          <table:table-cell office:value-type="float" office:value="203.28" calcext:value-type="float">
            <text:p>203.28</text:p>
          </table:table-cell>
          <table:table-cell office:value-type="float" office:value="202.582" calcext:value-type="float">
            <text:p>202.582</text:p>
          </table:table-cell>
          <table:table-cell office:value-type="float" office:value="2002553" calcext:value-type="float">
            <text:p>2002553</text:p>
          </table:table-cell>
          <table:table-cell office:value-type="float" office:value="1488682" calcext:value-type="float">
            <text:p>1488682</text:p>
          </table:table-cell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576.85" calcext:value-type="float">
            <text:p>576.85</text:p>
          </table:table-cell>
          <table:table-cell office:value-type="float" office:value="576.04" calcext:value-type="float">
            <text:p>576.04</text:p>
          </table:table-cell>
          <table:table-cell office:value-type="float" office:value="5600107" calcext:value-type="float">
            <text:p>5600107</text:p>
          </table:table-cell>
          <table:table-cell office:value-type="float" office:value="4066476" calcext:value-type="float">
            <text:p>4066476</text:p>
          </table:table-cell>
          <table:table-cell office:value-type="float" office:value="84" calcext:value-type="float">
            <text:p>84</text:p>
          </table:table-cell>
          <table:table-cell office:value-type="float" office:value="500" calcext:value-type="float">
            <text:p>500</text:p>
          </table:table-cell>
          <table:table-cell office:value-type="float" office:value="76.17" calcext:value-type="float">
            <text:p>76.17</text:p>
          </table:table-cell>
          <table:table-cell office:value-type="float" office:value="74.582" calcext:value-type="float">
            <text:p>74.582</text:p>
          </table:table-cell>
          <table:table-cell office:value-type="float" office:value="827221" calcext:value-type="float">
            <text:p>827221</text:p>
          </table:table-cell>
          <table:table-cell office:value-type="float" office:value="586183" calcext:value-type="float">
            <text:p>586183</text:p>
          </table:table-cell>
          <table:table-cell office:value-type="float" office:value="56" calcext:value-type="float">
            <text:p>56</text:p>
          </table:table-cell>
          <table:table-cell office:value-type="float" office:value="378" calcext:value-type="float">
            <text:p>378</text:p>
          </table:table-cell>
          <table:table-cell office:value-type="float" office:value="370.48" calcext:value-type="float">
            <text:p>370.48</text:p>
          </table:table-cell>
          <table:table-cell office:value-type="float" office:value="368.814" calcext:value-type="float">
            <text:p>368.814</text:p>
          </table:table-cell>
          <table:table-cell office:value-type="float" office:value="3721361" calcext:value-type="float">
            <text:p>3721361</text:p>
          </table:table-cell>
          <table:table-cell office:value-type="float" office:value="2824893" calcext:value-type="float">
            <text:p>2824893</text:p>
          </table:table-cell>
          <table:table-cell office:value-type="float" office:value="63" calcext:value-type="float">
            <text:p>63</text:p>
          </table:table-cell>
          <table:table-cell office:value-type="float" office:value="430" calcext:value-type="float">
            <text:p>430</text:p>
          </table:table-cell>
          <table:table-cell office:value-type="float" office:value="113.2" calcext:value-type="float">
            <text:p>113.2</text:p>
          </table:table-cell>
          <table:table-cell office:value-type="float" office:value="111.399" calcext:value-type="float">
            <text:p>111.399</text:p>
          </table:table-cell>
          <table:table-cell office:value-type="float" office:value="1124461" calcext:value-type="float">
            <text:p>1124461</text:p>
          </table:table-cell>
          <table:table-cell office:value-type="float" office:value="850189" calcext:value-type="float">
            <text:p>850189</text:p>
          </table:table-cell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1.391" calcext:value-type="float">
            <text:p>161.391</text:p>
          </table:table-cell>
          <table:table-cell office:value-type="float" office:value="1738011" calcext:value-type="float">
            <text:p>1738011</text:p>
          </table:table-cell>
          <table:table-cell office:value-type="float" office:value="1274281" calcext:value-type="float">
            <text:p>1274281</text:p>
          </table:table-cell>
          <table:table-cell office:value-type="float" office:value="78" calcext:value-type="float">
            <text:p>78</text:p>
          </table:table-cell>
          <table:table-cell office:value-type="float" office:value="1000" calcext:value-type="float">
            <text:p>1000</text:p>
          </table:table-cell>
          <table:table-cell table:formula="of:=MIN([.$H14];[.$N14];[.$T14];[.$Z14];[.$AF14];[.$AL14];[.$AR14];[.$AX14];[.$BD14];[.$BJ14];[.$BP14];[.$BV14])" office:value-type="float" office:value="76.17" calcext:value-type="float">
            <text:p>76.17</text:p>
          </table:table-cell>
          <table:table-cell table:formula="of:=MIN([.$I14];[.$O14];[.$U14];[.$AA14];[.$AG14];[.$AM14];[.$AS14];[.$AY14];[.$BE14];[.$BK14];[.$BQ14];[.$BW14])" office:value-type="float" office:value="74.582" calcext:value-type="float">
            <text:p>74.582</text:p>
          </table:table-cell>
          <table:table-cell table:formula="of:=MIN([.$J14];[.$P14];[.$V14];[.$AB14];[.$AH14];[.$AN14];[.$AT14];[.$AZ14];[.$BF14];[.$BL14];[.$BR14];[.$BX14])" office:value-type="float" office:value="827221" calcext:value-type="float">
            <text:p>827221</text:p>
          </table:table-cell>
          <table:table-cell table:formula="of:=MIN([.$K14];[.$Q14];[.$W14];[.$AC14];[.$AI14];[.$AO14];[.$AU14];[.$BA14];[.$BG14];[.$BM14];[.$BS14];[.$BY14])" office:value-type="float" office:value="586183" calcext:value-type="float">
            <text:p>586183</text:p>
          </table:table-cell>
          <table:table-cell table:formula="of:=MIN([.$L14];[.$R14];[.$X14];[.$AD14];[.$AJ14];[.$AP14];[.$AV14];[.$BB14];[.$BH14];[.$BN14];[.$BT14];[.$BZ14])" office:value-type="float" office:value="56" calcext:value-type="float">
            <text:p>56</text:p>
          </table:table-cell>
          <table:table-cell table:formula="of:=MIN([.$M14];[.$S14];[.$Y14];[.$AE14];[.$AK14];[.$AQ14];[.$AW14];[.$BC14];[.$BI14];[.$BO14];[.$BU14];[.$CA14])" office:value-type="float" office:value="0" calcext:value-type="float">
            <text:p>0</text:p>
          </table:table-cell>
          <table:table-cell table:formula="of:=MEDIAN([.$H14];[.$N14];[.$T14];[.$Z14];[.$AF14];[.$AL14];[.$AR14];[.$AX14];[.$BD14];[.$BJ14];[.$BP14];[.$BV14])" office:value-type="float" office:value="257.2" calcext:value-type="float">
            <text:p>257.2</text:p>
          </table:table-cell>
          <table:table-cell table:formula="of:=MEDIAN([.$I14];[.$O14];[.$U14];[.$AA14];[.$AG14];[.$AM14];[.$AS14];[.$AY14];[.$BE14];[.$BK14];[.$BQ14];[.$BW14])" office:value-type="float" office:value="256.354" calcext:value-type="float">
            <text:p>256.354</text:p>
          </table:table-cell>
          <table:table-cell table:formula="of:=MEDIAN([.$J14];[.$P14];[.$V14];[.$AB14];[.$AH14];[.$AN14];[.$AT14];[.$AZ14];[.$BF14];[.$BL14];[.$BR14];[.$BX14])" office:value-type="float" office:value="2554782.5" calcext:value-type="float">
            <text:p>2554782.5</text:p>
          </table:table-cell>
          <table:table-cell table:formula="of:=MEDIAN([.$K14];[.$Q14];[.$W14];[.$AC14];[.$AI14];[.$AO14];[.$AU14];[.$BA14];[.$BG14];[.$BM14];[.$BS14];[.$BY14])" office:value-type="float" office:value="1902154" calcext:value-type="float">
            <text:p>1902154</text:p>
          </table:table-cell>
          <table:table-cell table:formula="of:=MEDIAN([.$L14];[.$R14];[.$X14];[.$AD14];[.$AJ14];[.$AP14];[.$AV14];[.$BB14];[.$BH14];[.$BN14];[.$BT14];[.$BZ14])" office:value-type="float" office:value="78.5" calcext:value-type="float">
            <text:p>78.5</text:p>
          </table:table-cell>
          <table:table-cell table:formula="of:=MEDIAN([.$M14];[.$S14];[.$Y14];[.$AE14];[.$AK14];[.$AQ14];[.$AW14];[.$BC14];[.$BI14];[.$BO14];[.$BU14];[.$CA14])" office:value-type="float" office:value="750" calcext:value-type="float">
            <text:p>750</text:p>
          </table:table-cell>
          <table:table-cell table:formula="of:=MAX([.$H14];[.$N14];[.$T14];[.$Z14];[.$AF14];[.$AL14];[.$AR14];[.$AX14];[.$BD14];[.$BJ14];[.$BP14];[.$BV14])" office:value-type="float" office:value="576.85" calcext:value-type="float">
            <text:p>576.85</text:p>
          </table:table-cell>
          <table:table-cell table:formula="of:=MAX([.$I14];[.$O14];[.$U14];[.$AA14];[.$AG14];[.$AM14];[.$AS14];[.$AY14];[.$BE14];[.$BK14];[.$BQ14];[.$BW14])" office:value-type="float" office:value="576.04" calcext:value-type="float">
            <text:p>576.04</text:p>
          </table:table-cell>
          <table:table-cell table:formula="of:=MAX([.$J14];[.$P14];[.$V14];[.$AB14];[.$AH14];[.$AN14];[.$AT14];[.$AZ14];[.$BF14];[.$BL14];[.$BR14];[.$BX14])" office:value-type="float" office:value="5600107" calcext:value-type="float">
            <text:p>5600107</text:p>
          </table:table-cell>
          <table:table-cell table:formula="of:=MAX([.$K14];[.$Q14];[.$W14];[.$AC14];[.$AI14];[.$AO14];[.$AU14];[.$BA14];[.$BG14];[.$BM14];[.$BS14];[.$BY14])" office:value-type="float" office:value="4066476" calcext:value-type="float">
            <text:p>4066476</text:p>
          </table:table-cell>
          <table:table-cell table:formula="of:=MAX([.$L14];[.$R14];[.$X14];[.$AD14];[.$AJ14];[.$AP14];[.$AV14];[.$BB14];[.$BH14];[.$BN14];[.$BT14];[.$BZ14])" office:value-type="float" office:value="110" calcext:value-type="float">
            <text:p>110</text:p>
          </table:table-cell>
          <table:table-cell table:formula="of:=MAX([.$M14];[.$S14];[.$Y14];[.$AE14];[.$AK14];[.$AQ14];[.$AW14];[.$BC14];[.$BI14];[.$BO14];[.$BU14];[.$CA14])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HanoiTower/0040-hanoi_tower-80-0.asp</text:p>
          </table:table-cell>
          <table:table-cell office:value-type="float" office:value="79.15" calcext:value-type="float">
            <text:p>79.15</text:p>
          </table:table-cell>
          <table:table-cell office:value-type="float" office:value="79.057" calcext:value-type="float">
            <text:p>79.057</text:p>
          </table:table-cell>
          <table:table-cell office:value-type="float" office:value="746769" calcext:value-type="float">
            <text:p>746769</text:p>
          </table:table-cell>
          <table:table-cell office:value-type="float" office:value="623577" calcext:value-type="float">
            <text:p>62357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41.54" calcext:value-type="float">
            <text:p>241.54</text:p>
          </table:table-cell>
          <table:table-cell office:value-type="float" office:value="240.608" calcext:value-type="float">
            <text:p>240.608</text:p>
          </table:table-cell>
          <table:table-cell office:value-type="float" office:value="2825203" calcext:value-type="float">
            <text:p>2825203</text:p>
          </table:table-cell>
          <table:table-cell office:value-type="float" office:value="2130635" calcext:value-type="float">
            <text:p>2130635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555.94" calcext:value-type="float">
            <text:p>555.94</text:p>
          </table:table-cell>
          <table:table-cell office:value-type="float" office:value="554.867" calcext:value-type="float">
            <text:p>554.867</text:p>
          </table:table-cell>
          <table:table-cell office:value-type="float" office:value="5857532" calcext:value-type="float">
            <text:p>5857532</text:p>
          </table:table-cell>
          <table:table-cell office:value-type="float" office:value="4344535" calcext:value-type="float">
            <text:p>434453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8.1" calcext:value-type="float">
            <text:p>88.1</text:p>
          </table:table-cell>
          <table:table-cell office:value-type="float" office:value="86.833" calcext:value-type="float">
            <text:p>86.833</text:p>
          </table:table-cell>
          <table:table-cell office:value-type="float" office:value="944702" calcext:value-type="float">
            <text:p>944702</text:p>
          </table:table-cell>
          <table:table-cell office:value-type="float" office:value="693835" calcext:value-type="float">
            <text:p>693835</text:p>
          </table:table-cell>
          <table:table-cell office:value-type="float" office:value="86" calcext:value-type="float">
            <text:p>86</text:p>
          </table:table-cell>
          <table:table-cell office:value-type="float" office:value="1000" calcext:value-type="float">
            <text:p>1000</text:p>
          </table:table-cell>
          <table:table-cell office:value-type="float" office:value="458.44" calcext:value-type="float">
            <text:p>458.44</text:p>
          </table:table-cell>
          <table:table-cell office:value-type="float" office:value="457.119" calcext:value-type="float">
            <text:p>457.119</text:p>
          </table:table-cell>
          <table:table-cell office:value-type="float" office:value="4502734" calcext:value-type="float">
            <text:p>4502734</text:p>
          </table:table-cell>
          <table:table-cell office:value-type="float" office:value="3383013" calcext:value-type="float">
            <text:p>3383013</text:p>
          </table:table-cell>
          <table:table-cell office:value-type="float" office:value="101" calcext:value-type="float">
            <text:p>101</text:p>
          </table:table-cell>
          <table:table-cell office:value-type="float" office:value="1000" calcext:value-type="float">
            <text:p>1000</text:p>
          </table:table-cell>
          <table:table-cell office:value-type="float" office:value="120.04" calcext:value-type="float">
            <text:p>120.04</text:p>
          </table:table-cell>
          <table:table-cell office:value-type="float" office:value="118.66" calcext:value-type="float">
            <text:p>118.66</text:p>
          </table:table-cell>
          <table:table-cell office:value-type="float" office:value="1112500" calcext:value-type="float">
            <text:p>1112500</text:p>
          </table:table-cell>
          <table:table-cell office:value-type="float" office:value="813000" calcext:value-type="float">
            <text:p>813000</text:p>
          </table:table-cell>
          <table:table-cell office:value-type="float" office:value="98" calcext:value-type="float">
            <text:p>98</text:p>
          </table:table-cell>
          <table:table-cell office:value-type="float" office:value="1500" calcext:value-type="float">
            <text:p>1500</text:p>
          </table:table-cell>
          <table:table-cell office:value-type="float" office:value="129.53" calcext:value-type="float">
            <text:p>129.53</text:p>
          </table:table-cell>
          <table:table-cell office:value-type="float" office:value="128.068" calcext:value-type="float">
            <text:p>128.068</text:p>
          </table:table-cell>
          <table:table-cell office:value-type="float" office:value="1213582" calcext:value-type="float">
            <text:p>1213582</text:p>
          </table:table-cell>
          <table:table-cell office:value-type="float" office:value="917171" calcext:value-type="float">
            <text:p>917171</text:p>
          </table:table-cell>
          <table:table-cell office:value-type="float" office:value="97" calcext:value-type="float">
            <text:p>97</text:p>
          </table:table-cell>
          <table:table-cell office:value-type="float" office:value="1500" calcext:value-type="float">
            <text:p>1500</text:p>
          </table:table-cell>
          <table:table-cell office:value-type="float" office:value="218" calcext:value-type="float">
            <text:p>218</text:p>
          </table:table-cell>
          <table:table-cell office:value-type="float" office:value="217.29" calcext:value-type="float">
            <text:p>217.29</text:p>
          </table:table-cell>
          <table:table-cell office:value-type="float" office:value="2377445" calcext:value-type="float">
            <text:p>2377445</text:p>
          </table:table-cell>
          <table:table-cell office:value-type="float" office:value="1748217" calcext:value-type="float">
            <text:p>1748217</text:p>
          </table:table-cell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372.79" calcext:value-type="float">
            <text:p>372.79</text:p>
          </table:table-cell>
          <table:table-cell office:value-type="float" office:value="372.024" calcext:value-type="float">
            <text:p>372.024</text:p>
          </table:table-cell>
          <table:table-cell office:value-type="float" office:value="3884973" calcext:value-type="float">
            <text:p>3884973</text:p>
          </table:table-cell>
          <table:table-cell office:value-type="float" office:value="2871553" calcext:value-type="float">
            <text:p>2871553</text:p>
          </table:table-cell>
          <table:table-cell office:value-type="float" office:value="86" calcext:value-type="float">
            <text:p>86</text:p>
          </table:table-cell>
          <table:table-cell office:value-type="float" office:value="500" calcext:value-type="float">
            <text:p>500</text:p>
          </table:table-cell>
          <table:table-cell office:value-type="float" office:value="253.07" calcext:value-type="float">
            <text:p>253.07</text:p>
          </table:table-cell>
          <table:table-cell office:value-type="float" office:value="251.435" calcext:value-type="float">
            <text:p>251.435</text:p>
          </table:table-cell>
          <table:table-cell office:value-type="float" office:value="2632783" calcext:value-type="float">
            <text:p>2632783</text:p>
          </table:table-cell>
          <table:table-cell office:value-type="float" office:value="2063517" calcext:value-type="float">
            <text:p>2063517</text:p>
          </table:table-cell>
          <table:table-cell office:value-type="float" office:value="63" calcext:value-type="float">
            <text:p>63</text:p>
          </table:table-cell>
          <table:table-cell office:value-type="float" office:value="323" calcext:value-type="float">
            <text:p>323</text:p>
          </table:table-cell>
          <table:table-cell office:value-type="float" office:value="374.32" calcext:value-type="float">
            <text:p>374.32</text:p>
          </table:table-cell>
          <table:table-cell office:value-type="float" office:value="372.531" calcext:value-type="float">
            <text:p>372.531</text:p>
          </table:table-cell>
          <table:table-cell office:value-type="float" office:value="3457873" calcext:value-type="float">
            <text:p>3457873</text:p>
          </table:table-cell>
          <table:table-cell office:value-type="float" office:value="2724509" calcext:value-type="float">
            <text:p>2724509</text:p>
          </table:table-cell>
          <table:table-cell office:value-type="float" office:value="64" calcext:value-type="float">
            <text:p>64</text:p>
          </table:table-cell>
          <table:table-cell office:value-type="float" office:value="351" calcext:value-type="float">
            <text:p>351</text:p>
          </table:table-cell>
          <table:table-cell office:value-type="float" office:value="166.84" calcext:value-type="float">
            <text:p>166.84</text:p>
          </table:table-cell>
          <table:table-cell office:value-type="float" office:value="165.055" calcext:value-type="float">
            <text:p>165.055</text:p>
          </table:table-cell>
          <table:table-cell office:value-type="float" office:value="1541980" calcext:value-type="float">
            <text:p>1541980</text:p>
          </table:table-cell>
          <table:table-cell office:value-type="float" office:value="1155784" calcext:value-type="float">
            <text:p>1155784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191.86" calcext:value-type="float">
            <text:p>191.86</text:p>
          </table:table-cell>
          <table:table-cell office:value-type="float" office:value="190.328" calcext:value-type="float">
            <text:p>190.328</text:p>
          </table:table-cell>
          <table:table-cell office:value-type="float" office:value="1883900" calcext:value-type="float">
            <text:p>1883900</text:p>
          </table:table-cell>
          <table:table-cell office:value-type="float" office:value="1407734" calcext:value-type="float">
            <text:p>1407734</text:p>
          </table:table-cell>
          <table:table-cell office:value-type="float" office:value="81" calcext:value-type="float">
            <text:p>81</text:p>
          </table:table-cell>
          <table:table-cell office:value-type="float" office:value="1000" calcext:value-type="float">
            <text:p>1000</text:p>
          </table:table-cell>
          <table:table-cell table:formula="of:=MIN([.$H15];[.$N15];[.$T15];[.$Z15];[.$AF15];[.$AL15];[.$AR15];[.$AX15];[.$BD15];[.$BJ15];[.$BP15];[.$BV15])" office:value-type="float" office:value="88.1" calcext:value-type="float">
            <text:p>88.1</text:p>
          </table:table-cell>
          <table:table-cell table:formula="of:=MIN([.$I15];[.$O15];[.$U15];[.$AA15];[.$AG15];[.$AM15];[.$AS15];[.$AY15];[.$BE15];[.$BK15];[.$BQ15];[.$BW15])" office:value-type="float" office:value="86.833" calcext:value-type="float">
            <text:p>86.833</text:p>
          </table:table-cell>
          <table:table-cell table:formula="of:=MIN([.$J15];[.$P15];[.$V15];[.$AB15];[.$AH15];[.$AN15];[.$AT15];[.$AZ15];[.$BF15];[.$BL15];[.$BR15];[.$BX15])" office:value-type="float" office:value="944702" calcext:value-type="float">
            <text:p>944702</text:p>
          </table:table-cell>
          <table:table-cell table:formula="of:=MIN([.$K15];[.$Q15];[.$W15];[.$AC15];[.$AI15];[.$AO15];[.$AU15];[.$BA15];[.$BG15];[.$BM15];[.$BS15];[.$BY15])" office:value-type="float" office:value="693835" calcext:value-type="float">
            <text:p>693835</text:p>
          </table:table-cell>
          <table:table-cell table:formula="of:=MIN([.$L15];[.$R15];[.$X15];[.$AD15];[.$AJ15];[.$AP15];[.$AV15];[.$BB15];[.$BH15];[.$BN15];[.$BT15];[.$BZ15])" office:value-type="float" office:value="63" calcext:value-type="float">
            <text:p>63</text:p>
          </table:table-cell>
          <table:table-cell table:formula="of:=MIN([.$M15];[.$S15];[.$Y15];[.$AE15];[.$AK15];[.$AQ15];[.$AW15];[.$BC15];[.$BI15];[.$BO15];[.$BU15];[.$CA15])" office:value-type="float" office:value="0" calcext:value-type="float">
            <text:p>0</text:p>
          </table:table-cell>
          <table:table-cell table:formula="of:=MEDIAN([.$H15];[.$N15];[.$T15];[.$Z15];[.$AF15];[.$AL15];[.$AR15];[.$AX15];[.$BD15];[.$BJ15];[.$BP15];[.$BV15])" office:value-type="float" office:value="229.77" calcext:value-type="float">
            <text:p>229.77</text:p>
          </table:table-cell>
          <table:table-cell table:formula="of:=MEDIAN([.$I15];[.$O15];[.$U15];[.$AA15];[.$AG15];[.$AM15];[.$AS15];[.$AY15];[.$BE15];[.$BK15];[.$BQ15];[.$BW15])" office:value-type="float" office:value="228.949" calcext:value-type="float">
            <text:p>228.949</text:p>
          </table:table-cell>
          <table:table-cell table:formula="of:=MEDIAN([.$J15];[.$P15];[.$V15];[.$AB15];[.$AH15];[.$AN15];[.$AT15];[.$AZ15];[.$BF15];[.$BL15];[.$BR15];[.$BX15])" office:value-type="float" office:value="2505114" calcext:value-type="float">
            <text:p>2505114</text:p>
          </table:table-cell>
          <table:table-cell table:formula="of:=MEDIAN([.$K15];[.$Q15];[.$W15];[.$AC15];[.$AI15];[.$AO15];[.$AU15];[.$BA15];[.$BG15];[.$BM15];[.$BS15];[.$BY15])" office:value-type="float" office:value="1905867" calcext:value-type="float">
            <text:p>1905867</text:p>
          </table:table-cell>
          <table:table-cell table:formula="of:=MEDIAN([.$L15];[.$R15];[.$X15];[.$AD15];[.$AJ15];[.$AP15];[.$AV15];[.$BB15];[.$BH15];[.$BN15];[.$BT15];[.$BZ15])" office:value-type="float" office:value="83.5" calcext:value-type="float">
            <text:p>83.5</text:p>
          </table:table-cell>
          <table:table-cell table:formula="of:=MEDIAN([.$M15];[.$S15];[.$Y15];[.$AE15];[.$AK15];[.$AQ15];[.$AW15];[.$BC15];[.$BI15];[.$BO15];[.$BU15];[.$CA15])" office:value-type="float" office:value="750" calcext:value-type="float">
            <text:p>750</text:p>
          </table:table-cell>
          <table:table-cell table:formula="of:=MAX([.$H15];[.$N15];[.$T15];[.$Z15];[.$AF15];[.$AL15];[.$AR15];[.$AX15];[.$BD15];[.$BJ15];[.$BP15];[.$BV15])" office:value-type="float" office:value="555.94" calcext:value-type="float">
            <text:p>555.94</text:p>
          </table:table-cell>
          <table:table-cell table:formula="of:=MAX([.$I15];[.$O15];[.$U15];[.$AA15];[.$AG15];[.$AM15];[.$AS15];[.$AY15];[.$BE15];[.$BK15];[.$BQ15];[.$BW15])" office:value-type="float" office:value="554.867" calcext:value-type="float">
            <text:p>554.867</text:p>
          </table:table-cell>
          <table:table-cell table:formula="of:=MAX([.$J15];[.$P15];[.$V15];[.$AB15];[.$AH15];[.$AN15];[.$AT15];[.$AZ15];[.$BF15];[.$BL15];[.$BR15];[.$BX15])" office:value-type="float" office:value="5857532" calcext:value-type="float">
            <text:p>5857532</text:p>
          </table:table-cell>
          <table:table-cell table:formula="of:=MAX([.$K15];[.$Q15];[.$W15];[.$AC15];[.$AI15];[.$AO15];[.$AU15];[.$BA15];[.$BG15];[.$BM15];[.$BS15];[.$BY15])" office:value-type="float" office:value="4344535" calcext:value-type="float">
            <text:p>4344535</text:p>
          </table:table-cell>
          <table:table-cell table:formula="of:=MAX([.$L15];[.$R15];[.$X15];[.$AD15];[.$AJ15];[.$AP15];[.$AV15];[.$BB15];[.$BH15];[.$BN15];[.$BT15];[.$BZ15])" office:value-type="float" office:value="101" calcext:value-type="float">
            <text:p>101</text:p>
          </table:table-cell>
          <table:table-cell table:formula="of:=MAX([.$M15];[.$S15];[.$Y15];[.$AE15];[.$AK15];[.$AQ15];[.$AW15];[.$BC15];[.$BI15];[.$BO15];[.$BU15];[.$CA15])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HanoiTower/0046-hanoi_tower-100-0.asp</text:p>
          </table:table-cell>
          <table:table-cell office:value-type="float" office:value="125.27" calcext:value-type="float">
            <text:p>125.27</text:p>
          </table:table-cell>
          <table:table-cell office:value-type="float" office:value="125.189" calcext:value-type="float">
            <text:p>125.189</text:p>
          </table:table-cell>
          <table:table-cell office:value-type="float" office:value="1114104" calcext:value-type="float">
            <text:p>1114104</text:p>
          </table:table-cell>
          <table:table-cell office:value-type="float" office:value="961071" calcext:value-type="float">
            <text:p>96107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665929" calcext:value-type="float">
            <text:p>8665929</text:p>
          </table:table-cell>
          <table:table-cell office:value-type="float" office:value="6803599" calcext:value-type="float">
            <text:p>680359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44.04" calcext:value-type="float">
            <text:p>344.04</text:p>
          </table:table-cell>
          <table:table-cell office:value-type="float" office:value="343.123" calcext:value-type="float">
            <text:p>343.123</text:p>
          </table:table-cell>
          <table:table-cell office:value-type="float" office:value="3575561" calcext:value-type="float">
            <text:p>3575561</text:p>
          </table:table-cell>
          <table:table-cell office:value-type="float" office:value="2716088" calcext:value-type="float">
            <text:p>271608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582.65" calcext:value-type="float">
            <text:p>582.65</text:p>
          </table:table-cell>
          <table:table-cell office:value-type="float" office:value="581.126" calcext:value-type="float">
            <text:p>581.126</text:p>
          </table:table-cell>
          <table:table-cell office:value-type="float" office:value="5760354" calcext:value-type="float">
            <text:p>5760354</text:p>
          </table:table-cell>
          <table:table-cell office:value-type="float" office:value="4436082" calcext:value-type="float">
            <text:p>4436082</text:p>
          </table:table-cell>
          <table:table-cell office:value-type="float" office:value="105" calcext:value-type="float">
            <text:p>105</text:p>
          </table:table-cell>
          <table:table-cell office:value-type="float" office:value="1000" calcext:value-type="float">
            <text:p>1000</text:p>
          </table:table-cell>
          <table:table-cell office:value-type="float" office:value="199.47" calcext:value-type="float">
            <text:p>199.47</text:p>
          </table:table-cell>
          <table:table-cell office:value-type="float" office:value="198.252" calcext:value-type="float">
            <text:p>198.252</text:p>
          </table:table-cell>
          <table:table-cell office:value-type="float" office:value="2091099" calcext:value-type="float">
            <text:p>2091099</text:p>
          </table:table-cell>
          <table:table-cell office:value-type="float" office:value="1560712" calcext:value-type="float">
            <text:p>1560712</text:p>
          </table:table-cell>
          <table:table-cell office:value-type="float" office:value="88" calcext:value-type="float">
            <text:p>88</text:p>
          </table:table-cell>
          <table:table-cell office:value-type="float" office:value="1000" calcext:value-type="float">
            <text:p>1000</text:p>
          </table:table-cell>
          <table:table-cell office:value-type="float" office:value="492.33" calcext:value-type="float">
            <text:p>492.33</text:p>
          </table:table-cell>
          <table:table-cell office:value-type="float" office:value="490.908" calcext:value-type="float">
            <text:p>490.908</text:p>
          </table:table-cell>
          <table:table-cell office:value-type="float" office:value="4588425" calcext:value-type="float">
            <text:p>4588425</text:p>
          </table:table-cell>
          <table:table-cell office:value-type="float" office:value="3506536" calcext:value-type="float">
            <text:p>3506536</text:p>
          </table:table-cell>
          <table:table-cell office:value-type="float" office:value="108" calcext:value-type="float">
            <text:p>108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235178" calcext:value-type="float">
            <text:p>8235178</text:p>
          </table:table-cell>
          <table:table-cell office:value-type="float" office:value="6211252" calcext:value-type="float">
            <text:p>621125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373.29" calcext:value-type="float">
            <text:p>373.29</text:p>
          </table:table-cell>
          <table:table-cell office:value-type="float" office:value="372.606" calcext:value-type="float">
            <text:p>372.606</text:p>
          </table:table-cell>
          <table:table-cell office:value-type="float" office:value="3840617" calcext:value-type="float">
            <text:p>3840617</text:p>
          </table:table-cell>
          <table:table-cell office:value-type="float" office:value="2910297" calcext:value-type="float">
            <text:p>2910297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439128" calcext:value-type="float">
            <text:p>8439128</text:p>
          </table:table-cell>
          <table:table-cell office:value-type="float" office:value="6464600" calcext:value-type="float">
            <text:p>646460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520.66" calcext:value-type="float">
            <text:p>520.66</text:p>
          </table:table-cell>
          <table:table-cell office:value-type="float" office:value="519.258" calcext:value-type="float">
            <text:p>519.258</text:p>
          </table:table-cell>
          <table:table-cell office:value-type="float" office:value="4747362" calcext:value-type="float">
            <text:p>4747362</text:p>
          </table:table-cell>
          <table:table-cell office:value-type="float" office:value="3638116" calcext:value-type="float">
            <text:p>3638116</text:p>
          </table:table-cell>
          <table:table-cell office:value-type="float" office:value="77" calcext:value-type="float">
            <text:p>77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595780" calcext:value-type="float">
            <text:p>8595780</text:p>
          </table:table-cell>
          <table:table-cell office:value-type="float" office:value="6569632" calcext:value-type="float">
            <text:p>656963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629.54" calcext:value-type="float">
            <text:p>629.54</text:p>
          </table:table-cell>
          <table:table-cell office:value-type="float" office:value="627.717" calcext:value-type="float">
            <text:p>627.717</text:p>
          </table:table-cell>
          <table:table-cell office:value-type="float" office:value="5939263" calcext:value-type="float">
            <text:p>5939263</text:p>
          </table:table-cell>
          <table:table-cell office:value-type="float" office:value="4594835" calcext:value-type="float">
            <text:p>4594835</text:p>
          </table:table-cell>
          <table:table-cell office:value-type="float" office:value="98" calcext:value-type="float">
            <text:p>98</text:p>
          </table:table-cell>
          <table:table-cell office:value-type="float" office:value="1000" calcext:value-type="float">
            <text:p>1000</text:p>
          </table:table-cell>
          <table:table-cell office:value-type="float" office:value="588.13" calcext:value-type="float">
            <text:p>588.13</text:p>
          </table:table-cell>
          <table:table-cell office:value-type="float" office:value="586.705" calcext:value-type="float">
            <text:p>586.705</text:p>
          </table:table-cell>
          <table:table-cell office:value-type="float" office:value="5441933" calcext:value-type="float">
            <text:p>5441933</text:p>
          </table:table-cell>
          <table:table-cell office:value-type="float" office:value="4155437" calcext:value-type="float">
            <text:p>4155437</text:p>
          </table:table-cell>
          <table:table-cell office:value-type="float" office:value="99" calcext:value-type="float">
            <text:p>99</text:p>
          </table:table-cell>
          <table:table-cell office:value-type="float" office:value="1000" calcext:value-type="float">
            <text:p>1000</text:p>
          </table:table-cell>
          <table:table-cell table:formula="of:=MIN([.$H16];[.$N16];[.$T16];[.$Z16];[.$AF16];[.$AL16];[.$AR16];[.$AX16];[.$BD16];[.$BJ16];[.$BP16];[.$BV16])" office:value-type="float" office:value="199.47" calcext:value-type="float">
            <text:p>199.47</text:p>
          </table:table-cell>
          <table:table-cell table:formula="of:=MIN([.$I16];[.$O16];[.$U16];[.$AA16];[.$AG16];[.$AM16];[.$AS16];[.$AY16];[.$BE16];[.$BK16];[.$BQ16];[.$BW16])" office:value-type="float" office:value="198.252" calcext:value-type="float">
            <text:p>198.252</text:p>
          </table:table-cell>
          <table:table-cell table:formula="of:=MIN([.$J16];[.$P16];[.$V16];[.$AB16];[.$AH16];[.$AN16];[.$AT16];[.$AZ16];[.$BF16];[.$BL16];[.$BR16];[.$BX16])" office:value-type="float" office:value="2091099" calcext:value-type="float">
            <text:p>2091099</text:p>
          </table:table-cell>
          <table:table-cell table:formula="of:=MIN([.$K16];[.$Q16];[.$W16];[.$AC16];[.$AI16];[.$AO16];[.$AU16];[.$BA16];[.$BG16];[.$BM16];[.$BS16];[.$BY16])" office:value-type="float" office:value="1560712" calcext:value-type="float">
            <text:p>1560712</text:p>
          </table:table-cell>
          <table:table-cell table:formula="of:=MIN([.$L16];[.$R16];[.$X16];[.$AD16];[.$AJ16];[.$AP16];[.$AV16];[.$BB16];[.$BH16];[.$BN16];[.$BT16];[.$BZ16])" office:value-type="float" office:value="71" calcext:value-type="float">
            <text:p>71</text:p>
          </table:table-cell>
          <table:table-cell table:formula="of:=MIN([.$M16];[.$S16];[.$Y16];[.$AE16];[.$AK16];[.$AQ16];[.$AW16];[.$BC16];[.$BI16];[.$BO16];[.$BU16];[.$CA16])" office:value-type="float" office:value="0" calcext:value-type="float">
            <text:p>0</text:p>
          </table:table-cell>
          <table:table-cell table:formula="of:=MEDIAN([.$H16];[.$N16];[.$T16];[.$Z16];[.$AF16];[.$AL16];[.$AR16];[.$AX16];[.$BD16];[.$BJ16];[.$BP16];[.$BV16])" office:value-type="float" office:value="585.39" calcext:value-type="float">
            <text:p>585.39</text:p>
          </table:table-cell>
          <table:table-cell table:formula="of:=MEDIAN([.$I16];[.$O16];[.$U16];[.$AA16];[.$AG16];[.$AM16];[.$AS16];[.$AY16];[.$BE16];[.$BK16];[.$BQ16];[.$BW16])" office:value-type="float" office:value="583.9155" calcext:value-type="float">
            <text:p>583.9155</text:p>
          </table:table-cell>
          <table:table-cell table:formula="of:=MEDIAN([.$J16];[.$P16];[.$V16];[.$AB16];[.$AH16];[.$AN16];[.$AT16];[.$AZ16];[.$BF16];[.$BL16];[.$BR16];[.$BX16])" office:value-type="float" office:value="5601143.5" calcext:value-type="float">
            <text:p>5601143.5</text:p>
          </table:table-cell>
          <table:table-cell table:formula="of:=MEDIAN([.$K16];[.$Q16];[.$W16];[.$AC16];[.$AI16];[.$AO16];[.$AU16];[.$BA16];[.$BG16];[.$BM16];[.$BS16];[.$BY16])" office:value-type="float" office:value="4295759.5" calcext:value-type="float">
            <text:p>4295759.5</text:p>
          </table:table-cell>
          <table:table-cell table:formula="of:=MEDIAN([.$L16];[.$R16];[.$X16];[.$AD16];[.$AJ16];[.$AP16];[.$AV16];[.$BB16];[.$BH16];[.$BN16];[.$BT16];[.$BZ16])" office:value-type="float" office:value="94.5" calcext:value-type="float">
            <text:p>94.5</text:p>
          </table:table-cell>
          <table:table-cell table:formula="of:=MEDIAN([.$M16];[.$S16];[.$Y16];[.$AE16];[.$AK16];[.$AQ16];[.$AW16];[.$BC16];[.$BI16];[.$BO16];[.$BU16];[.$CA16])" office:value-type="float" office:value="436" calcext:value-type="float">
            <text:p>436</text:p>
          </table:table-cell>
          <table:table-cell table:formula="of:=MAX([.$H16];[.$N16];[.$T16];[.$Z16];[.$AF16];[.$AL16];[.$AR16];[.$AX16];[.$BD16];[.$BJ16];[.$BP16];[.$BV16])" office:value-type="float" office:value="900" calcext:value-type="float">
            <text:p>900</text:p>
          </table:table-cell>
          <table:table-cell table:formula="of:=MAX([.$I16];[.$O16];[.$U16];[.$AA16];[.$AG16];[.$AM16];[.$AS16];[.$AY16];[.$BE16];[.$BK16];[.$BQ16];[.$BW16])" office:value-type="float" office:value="900" calcext:value-type="float">
            <text:p>900</text:p>
          </table:table-cell>
          <table:table-cell table:formula="of:=MAX([.$J16];[.$P16];[.$V16];[.$AB16];[.$AH16];[.$AN16];[.$AT16];[.$AZ16];[.$BF16];[.$BL16];[.$BR16];[.$BX16])" office:value-type="float" office:value="8665929" calcext:value-type="float">
            <text:p>8665929</text:p>
          </table:table-cell>
          <table:table-cell table:formula="of:=MAX([.$K16];[.$Q16];[.$W16];[.$AC16];[.$AI16];[.$AO16];[.$AU16];[.$BA16];[.$BG16];[.$BM16];[.$BS16];[.$BY16])" office:value-type="float" office:value="6803599" calcext:value-type="float">
            <text:p>6803599</text:p>
          </table:table-cell>
          <table:table-cell table:formula="of:=MAX([.$L16];[.$R16];[.$X16];[.$AD16];[.$AJ16];[.$AP16];[.$AV16];[.$BB16];[.$BH16];[.$BN16];[.$BT16];[.$BZ16])" office:value-type="float" office:value="126" calcext:value-type="float">
            <text:p>126</text:p>
          </table:table-cell>
          <table:table-cell table:formula="of:=MAX([.$M16];[.$S16];[.$Y16];[.$AE16];[.$AK16];[.$AQ16];[.$AW16];[.$BC16];[.$BI16];[.$BO16];[.$BU16];[.$CA16])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HanoiTower/0047-hanoi_tower-120-0.asp</text:p>
          </table:table-cell>
          <table:table-cell office:value-type="float" office:value="12.62" calcext:value-type="float">
            <text:p>12.62</text:p>
          </table:table-cell>
          <table:table-cell office:value-type="float" office:value="12.554" calcext:value-type="float">
            <text:p>12.554</text:p>
          </table:table-cell>
          <table:table-cell office:value-type="float" office:value="180784" calcext:value-type="float">
            <text:p>180784</text:p>
          </table:table-cell>
          <table:table-cell office:value-type="float" office:value="151730" calcext:value-type="float">
            <text:p>1517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1.63" calcext:value-type="float">
            <text:p>121.63</text:p>
          </table:table-cell>
          <table:table-cell office:value-type="float" office:value="121.158" calcext:value-type="float">
            <text:p>121.158</text:p>
          </table:table-cell>
          <table:table-cell office:value-type="float" office:value="1584754" calcext:value-type="float">
            <text:p>1584754</text:p>
          </table:table-cell>
          <table:table-cell office:value-type="float" office:value="1189772" calcext:value-type="float">
            <text:p>118977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8.72" calcext:value-type="float">
            <text:p>28.72</text:p>
          </table:table-cell>
          <table:table-cell office:value-type="float" office:value="28.083" calcext:value-type="float">
            <text:p>28.083</text:p>
          </table:table-cell>
          <table:table-cell office:value-type="float" office:value="393388" calcext:value-type="float">
            <text:p>393388</text:p>
          </table:table-cell>
          <table:table-cell office:value-type="float" office:value="285725" calcext:value-type="float">
            <text:p>28572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4.91" calcext:value-type="float">
            <text:p>44.91</text:p>
          </table:table-cell>
          <table:table-cell office:value-type="float" office:value="44.107" calcext:value-type="float">
            <text:p>44.107</text:p>
          </table:table-cell>
          <table:table-cell office:value-type="float" office:value="481533" calcext:value-type="float">
            <text:p>481533</text:p>
          </table:table-cell>
          <table:table-cell office:value-type="float" office:value="383087" calcext:value-type="float">
            <text:p>383087</text:p>
          </table:table-cell>
          <table:table-cell office:value-type="float" office:value="70" calcext:value-type="float">
            <text:p>70</text:p>
          </table:table-cell>
          <table:table-cell office:value-type="float" office:value="855" calcext:value-type="float">
            <text:p>855</text:p>
          </table:table-cell>
          <table:table-cell office:value-type="float" office:value="37.39" calcext:value-type="float">
            <text:p>37.39</text:p>
          </table:table-cell>
          <table:table-cell office:value-type="float" office:value="36.725" calcext:value-type="float">
            <text:p>36.725</text:p>
          </table:table-cell>
          <table:table-cell office:value-type="float" office:value="389236" calcext:value-type="float">
            <text:p>389236</text:p>
          </table:table-cell>
          <table:table-cell office:value-type="float" office:value="299314" calcext:value-type="float">
            <text:p>299314</text:p>
          </table:table-cell>
          <table:table-cell office:value-type="float" office:value="68" calcext:value-type="float">
            <text:p>68</text:p>
          </table:table-cell>
          <table:table-cell office:value-type="float" office:value="807" calcext:value-type="float">
            <text:p>807</text:p>
          </table:table-cell>
          <table:table-cell office:value-type="float" office:value="28.65" calcext:value-type="float">
            <text:p>28.65</text:p>
          </table:table-cell>
          <table:table-cell office:value-type="float" office:value="28.071" calcext:value-type="float">
            <text:p>28.071</text:p>
          </table:table-cell>
          <table:table-cell office:value-type="float" office:value="308177" calcext:value-type="float">
            <text:p>308177</text:p>
          </table:table-cell>
          <table:table-cell office:value-type="float" office:value="242700" calcext:value-type="float">
            <text:p>242700</text:p>
          </table:table-cell>
          <table:table-cell office:value-type="float" office:value="64" calcext:value-type="float">
            <text:p>64</text:p>
          </table:table-cell>
          <table:table-cell office:value-type="float" office:value="727" calcext:value-type="float">
            <text:p>727</text:p>
          </table:table-cell>
          <table:table-cell office:value-type="float" office:value="58.3" calcext:value-type="float">
            <text:p>58.3</text:p>
          </table:table-cell>
          <table:table-cell office:value-type="float" office:value="57.731" calcext:value-type="float">
            <text:p>57.731</text:p>
          </table:table-cell>
          <table:table-cell office:value-type="float" office:value="637054" calcext:value-type="float">
            <text:p>637054</text:p>
          </table:table-cell>
          <table:table-cell office:value-type="float" office:value="489816" calcext:value-type="float">
            <text:p>489816</text:p>
          </table:table-cell>
          <table:table-cell office:value-type="float" office:value="63" calcext:value-type="float">
            <text:p>63</text:p>
          </table:table-cell>
          <table:table-cell office:value-type="float" office:value="699" calcext:value-type="float">
            <text:p>699</text:p>
          </table:table-cell>
          <table:table-cell office:value-type="float" office:value="34.28" calcext:value-type="float">
            <text:p>34.28</text:p>
          </table:table-cell>
          <table:table-cell office:value-type="float" office:value="33.663" calcext:value-type="float">
            <text:p>33.663</text:p>
          </table:table-cell>
          <table:table-cell office:value-type="float" office:value="379615" calcext:value-type="float">
            <text:p>379615</text:p>
          </table:table-cell>
          <table:table-cell office:value-type="float" office:value="294314" calcext:value-type="float">
            <text:p>294314</text:p>
          </table:table-cell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29.2" calcext:value-type="float">
            <text:p>29.2</text:p>
          </table:table-cell>
          <table:table-cell office:value-type="float" office:value="28.704" calcext:value-type="float">
            <text:p>28.704</text:p>
          </table:table-cell>
          <table:table-cell office:value-type="float" office:value="353720" calcext:value-type="float">
            <text:p>353720</text:p>
          </table:table-cell>
          <table:table-cell office:value-type="float" office:value="273093" calcext:value-type="float">
            <text:p>273093</text:p>
          </table:table-cell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7.22" calcext:value-type="float">
            <text:p>7.22</text:p>
          </table:table-cell>
          <table:table-cell office:value-type="float" office:value="6.745" calcext:value-type="float">
            <text:p>6.745</text:p>
          </table:table-cell>
          <table:table-cell office:value-type="float" office:value="77914" calcext:value-type="float">
            <text:p>77914</text:p>
          </table:table-cell>
          <table:table-cell office:value-type="float" office:value="58729" calcext:value-type="float">
            <text:p>58729</text:p>
          </table:table-cell>
          <table:table-cell office:value-type="float" office:value="41" calcext:value-type="float">
            <text:p>41</text:p>
          </table:table-cell>
          <table:table-cell office:value-type="float" office:value="193" calcext:value-type="float">
            <text:p>193</text:p>
          </table:table-cell>
          <table:table-cell office:value-type="float" office:value="40.53" calcext:value-type="float">
            <text:p>40.53</text:p>
          </table:table-cell>
          <table:table-cell office:value-type="float" office:value="39.917" calcext:value-type="float">
            <text:p>39.917</text:p>
          </table:table-cell>
          <table:table-cell office:value-type="float" office:value="508037" calcext:value-type="float">
            <text:p>508037</text:p>
          </table:table-cell>
          <table:table-cell office:value-type="float" office:value="383795" calcext:value-type="float">
            <text:p>383795</text:p>
          </table:table-cell>
          <table:table-cell office:value-type="float" office:value="47" calcext:value-type="float">
            <text:p>47</text:p>
          </table:table-cell>
          <table:table-cell office:value-type="float" office:value="154" calcext:value-type="float">
            <text:p>154</text:p>
          </table:table-cell>
          <table:table-cell office:value-type="float" office:value="13.44" calcext:value-type="float">
            <text:p>13.44</text:p>
          </table:table-cell>
          <table:table-cell office:value-type="float" office:value="12.907" calcext:value-type="float">
            <text:p>12.907</text:p>
          </table:table-cell>
          <table:table-cell office:value-type="float" office:value="145951" calcext:value-type="float">
            <text:p>145951</text:p>
          </table:table-cell>
          <table:table-cell office:value-type="float" office:value="113885" calcext:value-type="float">
            <text:p>113885</text:p>
          </table:table-cell>
          <table:table-cell office:value-type="float" office:value="51" calcext:value-type="float">
            <text:p>51</text:p>
          </table:table-cell>
          <table:table-cell office:value-type="float" office:value="554" calcext:value-type="float">
            <text:p>554</text:p>
          </table:table-cell>
          <table:table-cell office:value-type="float" office:value="55.99" calcext:value-type="float">
            <text:p>55.99</text:p>
          </table:table-cell>
          <table:table-cell office:value-type="float" office:value="55.356" calcext:value-type="float">
            <text:p>55.356</text:p>
          </table:table-cell>
          <table:table-cell office:value-type="float" office:value="662099" calcext:value-type="float">
            <text:p>662099</text:p>
          </table:table-cell>
          <table:table-cell office:value-type="float" office:value="499499" calcext:value-type="float">
            <text:p>499499</text:p>
          </table:table-cell>
          <table:table-cell office:value-type="float" office:value="52" calcext:value-type="float">
            <text:p>52</text:p>
          </table:table-cell>
          <table:table-cell office:value-type="float" office:value="474" calcext:value-type="float">
            <text:p>474</text:p>
          </table:table-cell>
          <table:table-cell table:formula="of:=MIN([.$H17];[.$N17];[.$T17];[.$Z17];[.$AF17];[.$AL17];[.$AR17];[.$AX17];[.$BD17];[.$BJ17];[.$BP17];[.$BV17])" office:value-type="float" office:value="7.22" calcext:value-type="float">
            <text:p>7.22</text:p>
          </table:table-cell>
          <table:table-cell table:formula="of:=MIN([.$I17];[.$O17];[.$U17];[.$AA17];[.$AG17];[.$AM17];[.$AS17];[.$AY17];[.$BE17];[.$BK17];[.$BQ17];[.$BW17])" office:value-type="float" office:value="6.745" calcext:value-type="float">
            <text:p>6.745</text:p>
          </table:table-cell>
          <table:table-cell table:formula="of:=MIN([.$J17];[.$P17];[.$V17];[.$AB17];[.$AH17];[.$AN17];[.$AT17];[.$AZ17];[.$BF17];[.$BL17];[.$BR17];[.$BX17])" office:value-type="float" office:value="77914" calcext:value-type="float">
            <text:p>77914</text:p>
          </table:table-cell>
          <table:table-cell table:formula="of:=MIN([.$K17];[.$Q17];[.$W17];[.$AC17];[.$AI17];[.$AO17];[.$AU17];[.$BA17];[.$BG17];[.$BM17];[.$BS17];[.$BY17])" office:value-type="float" office:value="58729" calcext:value-type="float">
            <text:p>58729</text:p>
          </table:table-cell>
          <table:table-cell table:formula="of:=MIN([.$L17];[.$R17];[.$X17];[.$AD17];[.$AJ17];[.$AP17];[.$AV17];[.$BB17];[.$BH17];[.$BN17];[.$BT17];[.$BZ17])" office:value-type="float" office:value="41" calcext:value-type="float">
            <text:p>41</text:p>
          </table:table-cell>
          <table:table-cell table:formula="of:=MIN([.$M17];[.$S17];[.$Y17];[.$AE17];[.$AK17];[.$AQ17];[.$AW17];[.$BC17];[.$BI17];[.$BO17];[.$BU17];[.$CA17])" office:value-type="float" office:value="0" calcext:value-type="float">
            <text:p>0</text:p>
          </table:table-cell>
          <table:table-cell table:formula="of:=MEDIAN([.$H17];[.$N17];[.$T17];[.$Z17];[.$AF17];[.$AL17];[.$AR17];[.$AX17];[.$BD17];[.$BJ17];[.$BP17];[.$BV17])" office:value-type="float" office:value="35.835" calcext:value-type="float">
            <text:p>35.835</text:p>
          </table:table-cell>
          <table:table-cell table:formula="of:=MEDIAN([.$I17];[.$O17];[.$U17];[.$AA17];[.$AG17];[.$AM17];[.$AS17];[.$AY17];[.$BE17];[.$BK17];[.$BQ17];[.$BW17])" office:value-type="float" office:value="35.194" calcext:value-type="float">
            <text:p>35.194</text:p>
          </table:table-cell>
          <table:table-cell table:formula="of:=MEDIAN([.$J17];[.$P17];[.$V17];[.$AB17];[.$AH17];[.$AN17];[.$AT17];[.$AZ17];[.$BF17];[.$BL17];[.$BR17];[.$BX17])" office:value-type="float" office:value="391312" calcext:value-type="float">
            <text:p>391312</text:p>
          </table:table-cell>
          <table:table-cell table:formula="of:=MEDIAN([.$K17];[.$Q17];[.$W17];[.$AC17];[.$AI17];[.$AO17];[.$AU17];[.$BA17];[.$BG17];[.$BM17];[.$BS17];[.$BY17])" office:value-type="float" office:value="296814" calcext:value-type="float">
            <text:p>296814</text:p>
          </table:table-cell>
          <table:table-cell table:formula="of:=MEDIAN([.$L17];[.$R17];[.$X17];[.$AD17];[.$AJ17];[.$AP17];[.$AV17];[.$BB17];[.$BH17];[.$BN17];[.$BT17];[.$BZ17])" office:value-type="float" office:value="54" calcext:value-type="float">
            <text:p>54</text:p>
          </table:table-cell>
          <table:table-cell table:formula="of:=MEDIAN([.$M17];[.$S17];[.$Y17];[.$AE17];[.$AK17];[.$AQ17];[.$AW17];[.$BC17];[.$BI17];[.$BO17];[.$BU17];[.$CA17])" office:value-type="float" office:value="500" calcext:value-type="float">
            <text:p>500</text:p>
          </table:table-cell>
          <table:table-cell table:formula="of:=MAX([.$H17];[.$N17];[.$T17];[.$Z17];[.$AF17];[.$AL17];[.$AR17];[.$AX17];[.$BD17];[.$BJ17];[.$BP17];[.$BV17])" office:value-type="float" office:value="121.63" calcext:value-type="float">
            <text:p>121.63</text:p>
          </table:table-cell>
          <table:table-cell table:formula="of:=MAX([.$I17];[.$O17];[.$U17];[.$AA17];[.$AG17];[.$AM17];[.$AS17];[.$AY17];[.$BE17];[.$BK17];[.$BQ17];[.$BW17])" office:value-type="float" office:value="121.158" calcext:value-type="float">
            <text:p>121.158</text:p>
          </table:table-cell>
          <table:table-cell table:formula="of:=MAX([.$J17];[.$P17];[.$V17];[.$AB17];[.$AH17];[.$AN17];[.$AT17];[.$AZ17];[.$BF17];[.$BL17];[.$BR17];[.$BX17])" office:value-type="float" office:value="1584754" calcext:value-type="float">
            <text:p>1584754</text:p>
          </table:table-cell>
          <table:table-cell table:formula="of:=MAX([.$K17];[.$Q17];[.$W17];[.$AC17];[.$AI17];[.$AO17];[.$AU17];[.$BA17];[.$BG17];[.$BM17];[.$BS17];[.$BY17])" office:value-type="float" office:value="1189772" calcext:value-type="float">
            <text:p>1189772</text:p>
          </table:table-cell>
          <table:table-cell table:formula="of:=MAX([.$L17];[.$R17];[.$X17];[.$AD17];[.$AJ17];[.$AP17];[.$AV17];[.$BB17];[.$BH17];[.$BN17];[.$BT17];[.$BZ17])" office:value-type="float" office:value="70" calcext:value-type="float">
            <text:p>70</text:p>
          </table:table-cell>
          <table:table-cell table:formula="of:=MAX([.$M17];[.$S17];[.$Y17];[.$AE17];[.$AK17];[.$AQ17];[.$AW17];[.$BC17];[.$BI17];[.$BO17];[.$BU17];[.$CA17])"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string" calcext:value-type="string">
            <text:p>HanoiTower/0048-hanoi_tower-120-0.asp</text:p>
          </table:table-cell>
          <table:table-cell office:value-type="float" office:value="33.91" calcext:value-type="float">
            <text:p>33.91</text:p>
          </table:table-cell>
          <table:table-cell office:value-type="float" office:value="33.846" calcext:value-type="float">
            <text:p>33.846</text:p>
          </table:table-cell>
          <table:table-cell office:value-type="float" office:value="393623" calcext:value-type="float">
            <text:p>393623</text:p>
          </table:table-cell>
          <table:table-cell office:value-type="float" office:value="336404" calcext:value-type="float">
            <text:p>33640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5.79" calcext:value-type="float">
            <text:p>205.79</text:p>
          </table:table-cell>
          <table:table-cell office:value-type="float" office:value="205.15" calcext:value-type="float">
            <text:p>205.15</text:p>
          </table:table-cell>
          <table:table-cell office:value-type="float" office:value="2503384" calcext:value-type="float">
            <text:p>2503384</text:p>
          </table:table-cell>
          <table:table-cell office:value-type="float" office:value="1917734" calcext:value-type="float">
            <text:p>191773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5.34" calcext:value-type="float">
            <text:p>185.34</text:p>
          </table:table-cell>
          <table:table-cell office:value-type="float" office:value="184.78" calcext:value-type="float">
            <text:p>184.78</text:p>
          </table:table-cell>
          <table:table-cell office:value-type="float" office:value="2156136" calcext:value-type="float">
            <text:p>2156136</text:p>
          </table:table-cell>
          <table:table-cell office:value-type="float" office:value="1646433" calcext:value-type="float">
            <text:p>1646433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0.08" calcext:value-type="float">
            <text:p>40.08</text:p>
          </table:table-cell>
          <table:table-cell office:value-type="float" office:value="39.322" calcext:value-type="float">
            <text:p>39.322</text:p>
          </table:table-cell>
          <table:table-cell office:value-type="float" office:value="424999" calcext:value-type="float">
            <text:p>424999</text:p>
          </table:table-cell>
          <table:table-cell office:value-type="float" office:value="336040" calcext:value-type="float">
            <text:p>336040</text:p>
          </table:table-cell>
          <table:table-cell office:value-type="float" office:value="70" calcext:value-type="float">
            <text:p>70</text:p>
          </table:table-cell>
          <table:table-cell office:value-type="float" office:value="805" calcext:value-type="float">
            <text:p>805</text:p>
          </table:table-cell>
          <table:table-cell office:value-type="float" office:value="139.77" calcext:value-type="float">
            <text:p>139.77</text:p>
          </table:table-cell>
          <table:table-cell office:value-type="float" office:value="139.035" calcext:value-type="float">
            <text:p>139.035</text:p>
          </table:table-cell>
          <table:table-cell office:value-type="float" office:value="1480900" calcext:value-type="float">
            <text:p>1480900</text:p>
          </table:table-cell>
          <table:table-cell office:value-type="float" office:value="1174418" calcext:value-type="float">
            <text:p>1174418</text:p>
          </table:table-cell>
          <table:table-cell office:value-type="float" office:value="69" calcext:value-type="float">
            <text:p>69</text:p>
          </table:table-cell>
          <table:table-cell office:value-type="float" office:value="758" calcext:value-type="float">
            <text:p>758</text:p>
          </table:table-cell>
          <table:table-cell office:value-type="float" office:value="306.81" calcext:value-type="float">
            <text:p>306.81</text:p>
          </table:table-cell>
          <table:table-cell office:value-type="float" office:value="306.203" calcext:value-type="float">
            <text:p>306.203</text:p>
          </table:table-cell>
          <table:table-cell office:value-type="float" office:value="3121244" calcext:value-type="float">
            <text:p>3121244</text:p>
          </table:table-cell>
          <table:table-cell office:value-type="float" office:value="2477877" calcext:value-type="float">
            <text:p>2477877</text:p>
          </table:table-cell>
          <table:table-cell office:value-type="float" office:value="74" calcext:value-type="float">
            <text:p>74</text:p>
          </table:table-cell>
          <table:table-cell office:value-type="float" office:value="659" calcext:value-type="float">
            <text:p>659</text:p>
          </table:table-cell>
          <table:table-cell office:value-type="float" office:value="71.49" calcext:value-type="float">
            <text:p>71.49</text:p>
          </table:table-cell>
          <table:table-cell office:value-type="float" office:value="70.853" calcext:value-type="float">
            <text:p>70.853</text:p>
          </table:table-cell>
          <table:table-cell office:value-type="float" office:value="791069" calcext:value-type="float">
            <text:p>791069</text:p>
          </table:table-cell>
          <table:table-cell office:value-type="float" office:value="625160" calcext:value-type="float">
            <text:p>625160</text:p>
          </table:table-cell>
          <table:table-cell office:value-type="float" office:value="66" calcext:value-type="float">
            <text:p>66</text:p>
          </table:table-cell>
          <table:table-cell office:value-type="float" office:value="691" calcext:value-type="float">
            <text:p>691</text:p>
          </table:table-cell>
          <table:table-cell office:value-type="float" office:value="275.6" calcext:value-type="float">
            <text:p>275.6</text:p>
          </table:table-cell>
          <table:table-cell office:value-type="float" office:value="275.036" calcext:value-type="float">
            <text:p>275.036</text:p>
          </table:table-cell>
          <table:table-cell office:value-type="float" office:value="2961983" calcext:value-type="float">
            <text:p>2961983</text:p>
          </table:table-cell>
          <table:table-cell office:value-type="float" office:value="2355858" calcext:value-type="float">
            <text:p>2355858</text:p>
          </table:table-cell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75.47" calcext:value-type="float">
            <text:p>75.47</text:p>
          </table:table-cell>
          <table:table-cell office:value-type="float" office:value="74.911" calcext:value-type="float">
            <text:p>74.911</text:p>
          </table:table-cell>
          <table:table-cell office:value-type="float" office:value="867855" calcext:value-type="float">
            <text:p>867855</text:p>
          </table:table-cell>
          <table:table-cell office:value-type="float" office:value="677067" calcext:value-type="float">
            <text:p>677067</text:p>
          </table:table-cell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50.84" calcext:value-type="float">
            <text:p>50.84</text:p>
          </table:table-cell>
          <table:table-cell office:value-type="float" office:value="50.246" calcext:value-type="float">
            <text:p>50.246</text:p>
          </table:table-cell>
          <table:table-cell office:value-type="float" office:value="642975" calcext:value-type="float">
            <text:p>642975</text:p>
          </table:table-cell>
          <table:table-cell office:value-type="float" office:value="497130" calcext:value-type="float">
            <text:p>497130</text:p>
          </table:table-cell>
          <table:table-cell office:value-type="float" office:value="45" calcext:value-type="float">
            <text:p>45</text:p>
          </table:table-cell>
          <table:table-cell office:value-type="float" office:value="156" calcext:value-type="float">
            <text:p>156</text:p>
          </table:table-cell>
          <table:table-cell office:value-type="float" office:value="151.13" calcext:value-type="float">
            <text:p>151.13</text:p>
          </table:table-cell>
          <table:table-cell office:value-type="float" office:value="150.492" calcext:value-type="float">
            <text:p>150.492</text:p>
          </table:table-cell>
          <table:table-cell office:value-type="float" office:value="1868679" calcext:value-type="float">
            <text:p>1868679</text:p>
          </table:table-cell>
          <table:table-cell office:value-type="float" office:value="1410188" calcext:value-type="float">
            <text:p>1410188</text:p>
          </table:table-cell>
          <table:table-cell office:value-type="float" office:value="53" calcext:value-type="float">
            <text:p>53</text:p>
          </table:table-cell>
          <table:table-cell office:value-type="float" office:value="153" calcext:value-type="float">
            <text:p>153</text:p>
          </table:table-cell>
          <table:table-cell office:value-type="float" office:value="101.44" calcext:value-type="float">
            <text:p>101.44</text:p>
          </table:table-cell>
          <table:table-cell office:value-type="float" office:value="100.613" calcext:value-type="float">
            <text:p>100.613</text:p>
          </table:table-cell>
          <table:table-cell office:value-type="float" office:value="1151043" calcext:value-type="float">
            <text:p>1151043</text:p>
          </table:table-cell>
          <table:table-cell office:value-type="float" office:value="907552" calcext:value-type="float">
            <text:p>907552</text:p>
          </table:table-cell>
          <table:table-cell office:value-type="float" office:value="57" calcext:value-type="float">
            <text:p>57</text:p>
          </table:table-cell>
          <table:table-cell office:value-type="float" office:value="484" calcext:value-type="float">
            <text:p>484</text:p>
          </table:table-cell>
          <table:table-cell office:value-type="float" office:value="116.17" calcext:value-type="float">
            <text:p>116.17</text:p>
          </table:table-cell>
          <table:table-cell office:value-type="float" office:value="115.623" calcext:value-type="float">
            <text:p>115.623</text:p>
          </table:table-cell>
          <table:table-cell office:value-type="float" office:value="1311620" calcext:value-type="float">
            <text:p>1311620</text:p>
          </table:table-cell>
          <table:table-cell office:value-type="float" office:value="1018964" calcext:value-type="float">
            <text:p>1018964</text:p>
          </table:table-cell>
          <table:table-cell office:value-type="float" office:value="57" calcext:value-type="float">
            <text:p>57</text:p>
          </table:table-cell>
          <table:table-cell office:value-type="float" office:value="368" calcext:value-type="float">
            <text:p>368</text:p>
          </table:table-cell>
          <table:table-cell table:formula="of:=MIN([.$H18];[.$N18];[.$T18];[.$Z18];[.$AF18];[.$AL18];[.$AR18];[.$AX18];[.$BD18];[.$BJ18];[.$BP18];[.$BV18])" office:value-type="float" office:value="40.08" calcext:value-type="float">
            <text:p>40.08</text:p>
          </table:table-cell>
          <table:table-cell table:formula="of:=MIN([.$I18];[.$O18];[.$U18];[.$AA18];[.$AG18];[.$AM18];[.$AS18];[.$AY18];[.$BE18];[.$BK18];[.$BQ18];[.$BW18])" office:value-type="float" office:value="39.322" calcext:value-type="float">
            <text:p>39.322</text:p>
          </table:table-cell>
          <table:table-cell table:formula="of:=MIN([.$J18];[.$P18];[.$V18];[.$AB18];[.$AH18];[.$AN18];[.$AT18];[.$AZ18];[.$BF18];[.$BL18];[.$BR18];[.$BX18])" office:value-type="float" office:value="424999" calcext:value-type="float">
            <text:p>424999</text:p>
          </table:table-cell>
          <table:table-cell table:formula="of:=MIN([.$K18];[.$Q18];[.$W18];[.$AC18];[.$AI18];[.$AO18];[.$AU18];[.$BA18];[.$BG18];[.$BM18];[.$BS18];[.$BY18])" office:value-type="float" office:value="336040" calcext:value-type="float">
            <text:p>336040</text:p>
          </table:table-cell>
          <table:table-cell table:formula="of:=MIN([.$L18];[.$R18];[.$X18];[.$AD18];[.$AJ18];[.$AP18];[.$AV18];[.$BB18];[.$BH18];[.$BN18];[.$BT18];[.$BZ18])" office:value-type="float" office:value="45" calcext:value-type="float">
            <text:p>45</text:p>
          </table:table-cell>
          <table:table-cell table:formula="of:=MIN([.$M18];[.$S18];[.$Y18];[.$AE18];[.$AK18];[.$AQ18];[.$AW18];[.$BC18];[.$BI18];[.$BO18];[.$BU18];[.$CA18])" office:value-type="float" office:value="0" calcext:value-type="float">
            <text:p>0</text:p>
          </table:table-cell>
          <table:table-cell table:formula="of:=MEDIAN([.$H18];[.$N18];[.$T18];[.$Z18];[.$AF18];[.$AL18];[.$AR18];[.$AX18];[.$BD18];[.$BJ18];[.$BP18];[.$BV18])" office:value-type="float" office:value="127.97" calcext:value-type="float">
            <text:p>127.97</text:p>
          </table:table-cell>
          <table:table-cell table:formula="of:=MEDIAN([.$I18];[.$O18];[.$U18];[.$AA18];[.$AG18];[.$AM18];[.$AS18];[.$AY18];[.$BE18];[.$BK18];[.$BQ18];[.$BW18])" office:value-type="float" office:value="127.329" calcext:value-type="float">
            <text:p>127.329</text:p>
          </table:table-cell>
          <table:table-cell table:formula="of:=MEDIAN([.$J18];[.$P18];[.$V18];[.$AB18];[.$AH18];[.$AN18];[.$AT18];[.$AZ18];[.$BF18];[.$BL18];[.$BR18];[.$BX18])" office:value-type="float" office:value="1396260" calcext:value-type="float">
            <text:p>1396260</text:p>
          </table:table-cell>
          <table:table-cell table:formula="of:=MEDIAN([.$K18];[.$Q18];[.$W18];[.$AC18];[.$AI18];[.$AO18];[.$AU18];[.$BA18];[.$BG18];[.$BM18];[.$BS18];[.$BY18])" office:value-type="float" office:value="1096691" calcext:value-type="float">
            <text:p>1096691</text:p>
          </table:table-cell>
          <table:table-cell table:formula="of:=MEDIAN([.$L18];[.$R18];[.$X18];[.$AD18];[.$AJ18];[.$AP18];[.$AV18];[.$BB18];[.$BH18];[.$BN18];[.$BT18];[.$BZ18])" office:value-type="float" office:value="60.5" calcext:value-type="float">
            <text:p>60.5</text:p>
          </table:table-cell>
          <table:table-cell table:formula="of:=MEDIAN([.$M18];[.$S18];[.$Y18];[.$AE18];[.$AK18];[.$AQ18];[.$AW18];[.$BC18];[.$BI18];[.$BO18];[.$BU18];[.$CA18])" office:value-type="float" office:value="492" calcext:value-type="float">
            <text:p>492</text:p>
          </table:table-cell>
          <table:table-cell table:formula="of:=MAX([.$H18];[.$N18];[.$T18];[.$Z18];[.$AF18];[.$AL18];[.$AR18];[.$AX18];[.$BD18];[.$BJ18];[.$BP18];[.$BV18])" office:value-type="float" office:value="306.81" calcext:value-type="float">
            <text:p>306.81</text:p>
          </table:table-cell>
          <table:table-cell table:formula="of:=MAX([.$I18];[.$O18];[.$U18];[.$AA18];[.$AG18];[.$AM18];[.$AS18];[.$AY18];[.$BE18];[.$BK18];[.$BQ18];[.$BW18])" office:value-type="float" office:value="306.203" calcext:value-type="float">
            <text:p>306.203</text:p>
          </table:table-cell>
          <table:table-cell table:formula="of:=MAX([.$J18];[.$P18];[.$V18];[.$AB18];[.$AH18];[.$AN18];[.$AT18];[.$AZ18];[.$BF18];[.$BL18];[.$BR18];[.$BX18])" office:value-type="float" office:value="3121244" calcext:value-type="float">
            <text:p>3121244</text:p>
          </table:table-cell>
          <table:table-cell table:formula="of:=MAX([.$K18];[.$Q18];[.$W18];[.$AC18];[.$AI18];[.$AO18];[.$AU18];[.$BA18];[.$BG18];[.$BM18];[.$BS18];[.$BY18])" office:value-type="float" office:value="2477877" calcext:value-type="float">
            <text:p>2477877</text:p>
          </table:table-cell>
          <table:table-cell table:formula="of:=MAX([.$L18];[.$R18];[.$X18];[.$AD18];[.$AJ18];[.$AP18];[.$AV18];[.$BB18];[.$BH18];[.$BN18];[.$BT18];[.$BZ18])" office:value-type="float" office:value="74" calcext:value-type="float">
            <text:p>74</text:p>
          </table:table-cell>
          <table:table-cell table:formula="of:=MAX([.$M18];[.$S18];[.$Y18];[.$AE18];[.$AK18];[.$AQ18];[.$AW18];[.$BC18];[.$BI18];[.$BO18];[.$BU18];[.$CA18])" office:value-type="float" office:value="805" calcext:value-type="float">
            <text:p>805</text:p>
          </table:table-cell>
          <table:table-cell/>
        </table:table-row>
        <table:table-row table:style-name="ro1">
          <table:table-cell office:value-type="string" calcext:value-type="string">
            <text:p>HanoiTower/0050-hanoi_tower-120-0.asp</text:p>
          </table:table-cell>
          <table:table-cell office:value-type="float" office:value="123.82" calcext:value-type="float">
            <text:p>123.82</text:p>
          </table:table-cell>
          <table:table-cell office:value-type="float" office:value="123.746" calcext:value-type="float">
            <text:p>123.746</text:p>
          </table:table-cell>
          <table:table-cell office:value-type="float" office:value="1192307" calcext:value-type="float">
            <text:p>1192307</text:p>
          </table:table-cell>
          <table:table-cell office:value-type="float" office:value="1014124" calcext:value-type="float">
            <text:p>101412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19.59" calcext:value-type="float">
            <text:p>619.59</text:p>
          </table:table-cell>
          <table:table-cell office:value-type="float" office:value="618.726" calcext:value-type="float">
            <text:p>618.726</text:p>
          </table:table-cell>
          <table:table-cell office:value-type="float" office:value="6708755" calcext:value-type="float">
            <text:p>6708755</text:p>
          </table:table-cell>
          <table:table-cell office:value-type="float" office:value="5229448" calcext:value-type="float">
            <text:p>522944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23.67" calcext:value-type="float">
            <text:p>523.67</text:p>
          </table:table-cell>
          <table:table-cell office:value-type="float" office:value="522.744" calcext:value-type="float">
            <text:p>522.744</text:p>
          </table:table-cell>
          <table:table-cell office:value-type="float" office:value="5775949" calcext:value-type="float">
            <text:p>5775949</text:p>
          </table:table-cell>
          <table:table-cell office:value-type="float" office:value="4458326" calcext:value-type="float">
            <text:p>445832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523429" calcext:value-type="float">
            <text:p>8523429</text:p>
          </table:table-cell>
          <table:table-cell office:value-type="float" office:value="6890963" calcext:value-type="float">
            <text:p>6890963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983253" calcext:value-type="float">
            <text:p>7983253</text:p>
          </table:table-cell>
          <table:table-cell office:value-type="float" office:value="6322646" calcext:value-type="float">
            <text:p>632264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625565" calcext:value-type="float">
            <text:p>8625565</text:p>
          </table:table-cell>
          <table:table-cell office:value-type="float" office:value="6898170" calcext:value-type="float">
            <text:p>689817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253551" calcext:value-type="float">
            <text:p>8253551</text:p>
          </table:table-cell>
          <table:table-cell office:value-type="float" office:value="6435302" calcext:value-type="float">
            <text:p>643530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670.92" calcext:value-type="float">
            <text:p>670.92</text:p>
          </table:table-cell>
          <table:table-cell office:value-type="float" office:value="670.282" calcext:value-type="float">
            <text:p>670.282</text:p>
          </table:table-cell>
          <table:table-cell office:value-type="float" office:value="6906958" calcext:value-type="float">
            <text:p>6906958</text:p>
          </table:table-cell>
          <table:table-cell office:value-type="float" office:value="5500334" calcext:value-type="float">
            <text:p>5500334</text:p>
          </table:table-cell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716244" calcext:value-type="float">
            <text:p>8716244</text:p>
          </table:table-cell>
          <table:table-cell office:value-type="float" office:value="6687111" calcext:value-type="float">
            <text:p>668711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697.56" calcext:value-type="float">
            <text:p>697.56</text:p>
          </table:table-cell>
          <table:table-cell office:value-type="float" office:value="696.666" calcext:value-type="float">
            <text:p>696.666</text:p>
          </table:table-cell>
          <table:table-cell office:value-type="float" office:value="7415488" calcext:value-type="float">
            <text:p>7415488</text:p>
          </table:table-cell>
          <table:table-cell office:value-type="float" office:value="5823856" calcext:value-type="float">
            <text:p>5823856</text:p>
          </table:table-cell>
          <table:table-cell office:value-type="float" office:value="72" calcext:value-type="float">
            <text:p>72</text:p>
          </table:table-cell>
          <table:table-cell office:value-type="float" office:value="224" calcext:value-type="float">
            <text:p>224</text:p>
          </table:table-cell>
          <table:table-cell office:value-type="float" office:value="815.69" calcext:value-type="float">
            <text:p>815.69</text:p>
          </table:table-cell>
          <table:table-cell office:value-type="float" office:value="814.882" calcext:value-type="float">
            <text:p>814.882</text:p>
          </table:table-cell>
          <table:table-cell office:value-type="float" office:value="8038881" calcext:value-type="float">
            <text:p>8038881</text:p>
          </table:table-cell>
          <table:table-cell office:value-type="float" office:value="6076165" calcext:value-type="float">
            <text:p>6076165</text:p>
          </table:table-cell>
          <table:table-cell office:value-type="float" office:value="72" calcext:value-type="float">
            <text:p>72</text:p>
          </table:table-cell>
          <table:table-cell office:value-type="float" office:value="238" calcext:value-type="float">
            <text:p>238</text:p>
          </table:table-cell>
          <table:table-cell office:value-type="float" office:value="859.93" calcext:value-type="float">
            <text:p>859.93</text:p>
          </table:table-cell>
          <table:table-cell office:value-type="float" office:value="858.767" calcext:value-type="float">
            <text:p>858.767</text:p>
          </table:table-cell>
          <table:table-cell office:value-type="float" office:value="8340072" calcext:value-type="float">
            <text:p>8340072</text:p>
          </table:table-cell>
          <table:table-cell office:value-type="float" office:value="6649101" calcext:value-type="float">
            <text:p>6649101</text:p>
          </table:table-cell>
          <table:table-cell office:value-type="float" office:value="81" calcext:value-type="float">
            <text:p>81</text:p>
          </table:table-cell>
          <table:table-cell office:value-type="float" office:value="677" calcext:value-type="float">
            <text:p>677</text:p>
          </table:table-cell>
          <table:table-cell office:value-type="float" office:value="616.46" calcext:value-type="float">
            <text:p>616.46</text:p>
          </table:table-cell>
          <table:table-cell office:value-type="float" office:value="615.669" calcext:value-type="float">
            <text:p>615.669</text:p>
          </table:table-cell>
          <table:table-cell office:value-type="float" office:value="6466684" calcext:value-type="float">
            <text:p>6466684</text:p>
          </table:table-cell>
          <table:table-cell office:value-type="float" office:value="5070256" calcext:value-type="float">
            <text:p>5070256</text:p>
          </table:table-cell>
          <table:table-cell office:value-type="float" office:value="68" calcext:value-type="float">
            <text:p>68</text:p>
          </table:table-cell>
          <table:table-cell office:value-type="float" office:value="524" calcext:value-type="float">
            <text:p>524</text:p>
          </table:table-cell>
          <table:table-cell table:formula="of:=MIN([.$H19];[.$N19];[.$T19];[.$Z19];[.$AF19];[.$AL19];[.$AR19];[.$AX19];[.$BD19];[.$BJ19];[.$BP19];[.$BV19])" office:value-type="float" office:value="523.67" calcext:value-type="float">
            <text:p>523.67</text:p>
          </table:table-cell>
          <table:table-cell table:formula="of:=MIN([.$I19];[.$O19];[.$U19];[.$AA19];[.$AG19];[.$AM19];[.$AS19];[.$AY19];[.$BE19];[.$BK19];[.$BQ19];[.$BW19])" office:value-type="float" office:value="522.744" calcext:value-type="float">
            <text:p>522.744</text:p>
          </table:table-cell>
          <table:table-cell table:formula="of:=MIN([.$J19];[.$P19];[.$V19];[.$AB19];[.$AH19];[.$AN19];[.$AT19];[.$AZ19];[.$BF19];[.$BL19];[.$BR19];[.$BX19])" office:value-type="float" office:value="5775949" calcext:value-type="float">
            <text:p>5775949</text:p>
          </table:table-cell>
          <table:table-cell table:formula="of:=MIN([.$K19];[.$Q19];[.$W19];[.$AC19];[.$AI19];[.$AO19];[.$AU19];[.$BA19];[.$BG19];[.$BM19];[.$BS19];[.$BY19])" office:value-type="float" office:value="4458326" calcext:value-type="float">
            <text:p>4458326</text:p>
          </table:table-cell>
          <table:table-cell table:formula="of:=MIN([.$L19];[.$R19];[.$X19];[.$AD19];[.$AJ19];[.$AP19];[.$AV19];[.$BB19];[.$BH19];[.$BN19];[.$BT19];[.$BZ19])" office:value-type="float" office:value="68" calcext:value-type="float">
            <text:p>68</text:p>
          </table:table-cell>
          <table:table-cell table:formula="of:=MIN([.$M19];[.$S19];[.$Y19];[.$AE19];[.$AK19];[.$AQ19];[.$AW19];[.$BC19];[.$BI19];[.$BO19];[.$BU19];[.$CA19])" office:value-type="float" office:value="0" calcext:value-type="float">
            <text:p>0</text:p>
          </table:table-cell>
          <table:table-cell table:formula="of:=MEDIAN([.$H19];[.$N19];[.$T19];[.$Z19];[.$AF19];[.$AL19];[.$AR19];[.$AX19];[.$BD19];[.$BJ19];[.$BP19];[.$BV19])" office:value-type="float" office:value="837.81" calcext:value-type="float">
            <text:p>837.81</text:p>
          </table:table-cell>
          <table:table-cell table:formula="of:=MEDIAN([.$I19];[.$O19];[.$U19];[.$AA19];[.$AG19];[.$AM19];[.$AS19];[.$AY19];[.$BE19];[.$BK19];[.$BQ19];[.$BW19])" office:value-type="float" office:value="836.8245" calcext:value-type="float">
            <text:p>836.8245</text:p>
          </table:table-cell>
          <table:table-cell table:formula="of:=MEDIAN([.$J19];[.$P19];[.$V19];[.$AB19];[.$AH19];[.$AN19];[.$AT19];[.$AZ19];[.$BF19];[.$BL19];[.$BR19];[.$BX19])" office:value-type="float" office:value="8011067" calcext:value-type="float">
            <text:p>8011067</text:p>
          </table:table-cell>
          <table:table-cell table:formula="of:=MEDIAN([.$K19];[.$Q19];[.$W19];[.$AC19];[.$AI19];[.$AO19];[.$AU19];[.$BA19];[.$BG19];[.$BM19];[.$BS19];[.$BY19])" office:value-type="float" office:value="6199405.5" calcext:value-type="float">
            <text:p>6199405.5</text:p>
          </table:table-cell>
          <table:table-cell table:formula="of:=MEDIAN([.$L19];[.$R19];[.$X19];[.$AD19];[.$AJ19];[.$AP19];[.$AV19];[.$BB19];[.$BH19];[.$BN19];[.$BT19];[.$BZ19])" office:value-type="float" office:value="79.5" calcext:value-type="float">
            <text:p>79.5</text:p>
          </table:table-cell>
          <table:table-cell table:formula="of:=MEDIAN([.$M19];[.$S19];[.$Y19];[.$AE19];[.$AK19];[.$AQ19];[.$AW19];[.$BC19];[.$BI19];[.$BO19];[.$BU19];[.$CA19])" office:value-type="float" office:value="0" calcext:value-type="float">
            <text:p>0</text:p>
          </table:table-cell>
          <table:table-cell table:formula="of:=MAX([.$H19];[.$N19];[.$T19];[.$Z19];[.$AF19];[.$AL19];[.$AR19];[.$AX19];[.$BD19];[.$BJ19];[.$BP19];[.$BV19])" office:value-type="float" office:value="900" calcext:value-type="float">
            <text:p>900</text:p>
          </table:table-cell>
          <table:table-cell table:formula="of:=MAX([.$I19];[.$O19];[.$U19];[.$AA19];[.$AG19];[.$AM19];[.$AS19];[.$AY19];[.$BE19];[.$BK19];[.$BQ19];[.$BW19])" office:value-type="float" office:value="900" calcext:value-type="float">
            <text:p>900</text:p>
          </table:table-cell>
          <table:table-cell table:formula="of:=MAX([.$J19];[.$P19];[.$V19];[.$AB19];[.$AH19];[.$AN19];[.$AT19];[.$AZ19];[.$BF19];[.$BL19];[.$BR19];[.$BX19])" office:value-type="float" office:value="8716244" calcext:value-type="float">
            <text:p>8716244</text:p>
          </table:table-cell>
          <table:table-cell table:formula="of:=MAX([.$K19];[.$Q19];[.$W19];[.$AC19];[.$AI19];[.$AO19];[.$AU19];[.$BA19];[.$BG19];[.$BM19];[.$BS19];[.$BY19])" office:value-type="float" office:value="6898170" calcext:value-type="float">
            <text:p>6898170</text:p>
          </table:table-cell>
          <table:table-cell table:formula="of:=MAX([.$L19];[.$R19];[.$X19];[.$AD19];[.$AJ19];[.$AP19];[.$AV19];[.$BB19];[.$BH19];[.$BN19];[.$BT19];[.$BZ19])" office:value-type="float" office:value="107" calcext:value-type="float">
            <text:p>107</text:p>
          </table:table-cell>
          <table:table-cell table:formula="of:=MAX([.$M19];[.$S19];[.$Y19];[.$AE19];[.$AK19];[.$AQ19];[.$AW19];[.$BC19];[.$BI19];[.$BO19];[.$BU19];[.$CA19])"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string" calcext:value-type="string">
            <text:p>HanoiTower/0056-hanoi_tower-120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541723" calcext:value-type="float">
            <text:p>6541723</text:p>
          </table:table-cell>
          <table:table-cell office:value-type="float" office:value="5530615" calcext:value-type="float">
            <text:p>553061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478003" calcext:value-type="float">
            <text:p>9478003</text:p>
          </table:table-cell>
          <table:table-cell office:value-type="float" office:value="7506178" calcext:value-type="float">
            <text:p>750617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858498" calcext:value-type="float">
            <text:p>8858498</text:p>
          </table:table-cell>
          <table:table-cell office:value-type="float" office:value="6925897" calcext:value-type="float">
            <text:p>692589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441670" calcext:value-type="float">
            <text:p>7441670</text:p>
          </table:table-cell>
          <table:table-cell office:value-type="float" office:value="6058191" calcext:value-type="float">
            <text:p>605819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699814" calcext:value-type="float">
            <text:p>8699814</text:p>
          </table:table-cell>
          <table:table-cell office:value-type="float" office:value="6821738" calcext:value-type="float">
            <text:p>6821738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916811" calcext:value-type="float">
            <text:p>7916811</text:p>
          </table:table-cell>
          <table:table-cell office:value-type="float" office:value="6424764" calcext:value-type="float">
            <text:p>6424764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638654" calcext:value-type="float">
            <text:p>8638654</text:p>
          </table:table-cell>
          <table:table-cell office:value-type="float" office:value="6744648" calcext:value-type="float">
            <text:p>674464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058937" calcext:value-type="float">
            <text:p>8058937</text:p>
          </table:table-cell>
          <table:table-cell office:value-type="float" office:value="6498562" calcext:value-type="float">
            <text:p>6498562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885537" calcext:value-type="float">
            <text:p>8885537</text:p>
          </table:table-cell>
          <table:table-cell office:value-type="float" office:value="6866074" calcext:value-type="float">
            <text:p>686607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525097" calcext:value-type="float">
            <text:p>8525097</text:p>
          </table:table-cell>
          <table:table-cell office:value-type="float" office:value="6826035" calcext:value-type="float">
            <text:p>682603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744204" calcext:value-type="float">
            <text:p>8744204</text:p>
          </table:table-cell>
          <table:table-cell office:value-type="float" office:value="6841773" calcext:value-type="float">
            <text:p>6841773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044963" calcext:value-type="float">
            <text:p>8044963</text:p>
          </table:table-cell>
          <table:table-cell office:value-type="float" office:value="6435572" calcext:value-type="float">
            <text:p>6435572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29698" calcext:value-type="float">
            <text:p>8329698</text:p>
          </table:table-cell>
          <table:table-cell office:value-type="float" office:value="6522261" calcext:value-type="float">
            <text:p>652226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MIN([.$H20];[.$N20];[.$T20];[.$Z20];[.$AF20];[.$AL20];[.$AR20];[.$AX20];[.$BD20];[.$BJ20];[.$BP20];[.$BV20])" office:value-type="float" office:value="900" calcext:value-type="float">
            <text:p>900</text:p>
          </table:table-cell>
          <table:table-cell table:formula="of:=MIN([.$I20];[.$O20];[.$U20];[.$AA20];[.$AG20];[.$AM20];[.$AS20];[.$AY20];[.$BE20];[.$BK20];[.$BQ20];[.$BW20])" office:value-type="float" office:value="900" calcext:value-type="float">
            <text:p>900</text:p>
          </table:table-cell>
          <table:table-cell table:formula="of:=MIN([.$J20];[.$P20];[.$V20];[.$AB20];[.$AH20];[.$AN20];[.$AT20];[.$AZ20];[.$BF20];[.$BL20];[.$BR20];[.$BX20])" office:value-type="float" office:value="7441670" calcext:value-type="float">
            <text:p>7441670</text:p>
          </table:table-cell>
          <table:table-cell table:formula="of:=MIN([.$K20];[.$Q20];[.$W20];[.$AC20];[.$AI20];[.$AO20];[.$AU20];[.$BA20];[.$BG20];[.$BM20];[.$BS20];[.$BY20])" office:value-type="float" office:value="6058191" calcext:value-type="float">
            <text:p>6058191</text:p>
          </table:table-cell>
          <table:table-cell table:formula="of:=MIN([.$L20];[.$R20];[.$X20];[.$AD20];[.$AJ20];[.$AP20];[.$AV20];[.$BB20];[.$BH20];[.$BN20];[.$BT20];[.$BZ20])" office:value-type="float" office:value="83" calcext:value-type="float">
            <text:p>83</text:p>
          </table:table-cell>
          <table:table-cell table:formula="of:=MIN([.$M20];[.$S20];[.$Y20];[.$AE20];[.$AK20];[.$AQ20];[.$AW20];[.$BC20];[.$BI20];[.$BO20];[.$BU20];[.$CA20])" office:value-type="float" office:value="0" calcext:value-type="float">
            <text:p>0</text:p>
          </table:table-cell>
          <table:table-cell table:formula="of:=MEDIAN([.$H20];[.$N20];[.$T20];[.$Z20];[.$AF20];[.$AL20];[.$AR20];[.$AX20];[.$BD20];[.$BJ20];[.$BP20];[.$BV20])" office:value-type="float" office:value="900" calcext:value-type="float">
            <text:p>900</text:p>
          </table:table-cell>
          <table:table-cell table:formula="of:=MEDIAN([.$I20];[.$O20];[.$U20];[.$AA20];[.$AG20];[.$AM20];[.$AS20];[.$AY20];[.$BE20];[.$BK20];[.$BQ20];[.$BW20])" office:value-type="float" office:value="900" calcext:value-type="float">
            <text:p>900</text:p>
          </table:table-cell>
          <table:table-cell table:formula="of:=MEDIAN([.$J20];[.$P20];[.$V20];[.$AB20];[.$AH20];[.$AN20];[.$AT20];[.$AZ20];[.$BF20];[.$BL20];[.$BR20];[.$BX20])" office:value-type="float" office:value="8581875.5" calcext:value-type="float">
            <text:p>8581875.5</text:p>
          </table:table-cell>
          <table:table-cell table:formula="of:=MEDIAN([.$K20];[.$Q20];[.$W20];[.$AC20];[.$AI20];[.$AO20];[.$AU20];[.$BA20];[.$BG20];[.$BM20];[.$BS20];[.$BY20])" office:value-type="float" office:value="6783193" calcext:value-type="float">
            <text:p>6783193</text:p>
          </table:table-cell>
          <table:table-cell table:formula="of:=MEDIAN([.$L20];[.$R20];[.$X20];[.$AD20];[.$AJ20];[.$AP20];[.$AV20];[.$BB20];[.$BH20];[.$BN20];[.$BT20];[.$BZ20])" office:value-type="float" office:value="91" calcext:value-type="float">
            <text:p>91</text:p>
          </table:table-cell>
          <table:table-cell table:formula="of:=MEDIAN([.$M20];[.$S20];[.$Y20];[.$AE20];[.$AK20];[.$AQ20];[.$AW20];[.$BC20];[.$BI20];[.$BO20];[.$BU20];[.$CA20])" office:value-type="float" office:value="0" calcext:value-type="float">
            <text:p>0</text:p>
          </table:table-cell>
          <table:table-cell table:formula="of:=MAX([.$H20];[.$N20];[.$T20];[.$Z20];[.$AF20];[.$AL20];[.$AR20];[.$AX20];[.$BD20];[.$BJ20];[.$BP20];[.$BV20])" office:value-type="float" office:value="900" calcext:value-type="float">
            <text:p>900</text:p>
          </table:table-cell>
          <table:table-cell table:formula="of:=MAX([.$I20];[.$O20];[.$U20];[.$AA20];[.$AG20];[.$AM20];[.$AS20];[.$AY20];[.$BE20];[.$BK20];[.$BQ20];[.$BW20])" office:value-type="float" office:value="900" calcext:value-type="float">
            <text:p>900</text:p>
          </table:table-cell>
          <table:table-cell table:formula="of:=MAX([.$J20];[.$P20];[.$V20];[.$AB20];[.$AH20];[.$AN20];[.$AT20];[.$AZ20];[.$BF20];[.$BL20];[.$BR20];[.$BX20])" office:value-type="float" office:value="9478003" calcext:value-type="float">
            <text:p>9478003</text:p>
          </table:table-cell>
          <table:table-cell table:formula="of:=MAX([.$K20];[.$Q20];[.$W20];[.$AC20];[.$AI20];[.$AO20];[.$AU20];[.$BA20];[.$BG20];[.$BM20];[.$BS20];[.$BY20])" office:value-type="float" office:value="7506178" calcext:value-type="float">
            <text:p>7506178</text:p>
          </table:table-cell>
          <table:table-cell table:formula="of:=MAX([.$L20];[.$R20];[.$X20];[.$AD20];[.$AJ20];[.$AP20];[.$AV20];[.$BB20];[.$BH20];[.$BN20];[.$BT20];[.$BZ20])" office:value-type="float" office:value="110" calcext:value-type="float">
            <text:p>110</text:p>
          </table:table-cell>
          <table:table-cell table:formula="of:=MAX([.$M20];[.$S20];[.$Y20];[.$AE20];[.$AK20];[.$AQ20];[.$AW20];[.$BC20];[.$BI20];[.$BO20];[.$BU20];[.$CA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noiTower/0059-hanoi_tower-120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408510" calcext:value-type="float">
            <text:p>6408510</text:p>
          </table:table-cell>
          <table:table-cell office:value-type="float" office:value="5449978" calcext:value-type="float">
            <text:p>5449978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905914" calcext:value-type="float">
            <text:p>8905914</text:p>
          </table:table-cell>
          <table:table-cell office:value-type="float" office:value="7075485" calcext:value-type="float">
            <text:p>707548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502110" calcext:value-type="float">
            <text:p>8502110</text:p>
          </table:table-cell>
          <table:table-cell office:value-type="float" office:value="6721750" calcext:value-type="float">
            <text:p>672175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991146" calcext:value-type="float">
            <text:p>7991146</text:p>
          </table:table-cell>
          <table:table-cell office:value-type="float" office:value="6335928" calcext:value-type="float">
            <text:p>633592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738252" calcext:value-type="float">
            <text:p>7738252</text:p>
          </table:table-cell>
          <table:table-cell office:value-type="float" office:value="6178588" calcext:value-type="float">
            <text:p>617858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030837" calcext:value-type="float">
            <text:p>8030837</text:p>
          </table:table-cell>
          <table:table-cell office:value-type="float" office:value="6408372" calcext:value-type="float">
            <text:p>640837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519197" calcext:value-type="float">
            <text:p>7519197</text:p>
          </table:table-cell>
          <table:table-cell office:value-type="float" office:value="6007529" calcext:value-type="float">
            <text:p>600752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225471" calcext:value-type="float">
            <text:p>8225471</text:p>
          </table:table-cell>
          <table:table-cell office:value-type="float" office:value="6524664" calcext:value-type="float">
            <text:p>652466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152686" calcext:value-type="float">
            <text:p>8152686</text:p>
          </table:table-cell>
          <table:table-cell office:value-type="float" office:value="6487320" calcext:value-type="float">
            <text:p>648732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473719" calcext:value-type="float">
            <text:p>8473719</text:p>
          </table:table-cell>
          <table:table-cell office:value-type="float" office:value="6671679" calcext:value-type="float">
            <text:p>667167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490506" calcext:value-type="float">
            <text:p>8490506</text:p>
          </table:table-cell>
          <table:table-cell office:value-type="float" office:value="6640747" calcext:value-type="float">
            <text:p>6640747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56870" calcext:value-type="float">
            <text:p>8356870</text:p>
          </table:table-cell>
          <table:table-cell office:value-type="float" office:value="6634358" calcext:value-type="float">
            <text:p>6634358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381297" calcext:value-type="float">
            <text:p>7381297</text:p>
          </table:table-cell>
          <table:table-cell office:value-type="float" office:value="5862347" calcext:value-type="float">
            <text:p>5862347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MIN([.$H21];[.$N21];[.$T21];[.$Z21];[.$AF21];[.$AL21];[.$AR21];[.$AX21];[.$BD21];[.$BJ21];[.$BP21];[.$BV21])" office:value-type="float" office:value="900" calcext:value-type="float">
            <text:p>900</text:p>
          </table:table-cell>
          <table:table-cell table:formula="of:=MIN([.$I21];[.$O21];[.$U21];[.$AA21];[.$AG21];[.$AM21];[.$AS21];[.$AY21];[.$BE21];[.$BK21];[.$BQ21];[.$BW21])" office:value-type="float" office:value="900" calcext:value-type="float">
            <text:p>900</text:p>
          </table:table-cell>
          <table:table-cell table:formula="of:=MIN([.$J21];[.$P21];[.$V21];[.$AB21];[.$AH21];[.$AN21];[.$AT21];[.$AZ21];[.$BF21];[.$BL21];[.$BR21];[.$BX21])" office:value-type="float" office:value="7381297" calcext:value-type="float">
            <text:p>7381297</text:p>
          </table:table-cell>
          <table:table-cell table:formula="of:=MIN([.$K21];[.$Q21];[.$W21];[.$AC21];[.$AI21];[.$AO21];[.$AU21];[.$BA21];[.$BG21];[.$BM21];[.$BS21];[.$BY21])" office:value-type="float" office:value="5862347" calcext:value-type="float">
            <text:p>5862347</text:p>
          </table:table-cell>
          <table:table-cell table:formula="of:=MIN([.$L21];[.$R21];[.$X21];[.$AD21];[.$AJ21];[.$AP21];[.$AV21];[.$BB21];[.$BH21];[.$BN21];[.$BT21];[.$BZ21])" office:value-type="float" office:value="73" calcext:value-type="float">
            <text:p>73</text:p>
          </table:table-cell>
          <table:table-cell table:formula="of:=MIN([.$M21];[.$S21];[.$Y21];[.$AE21];[.$AK21];[.$AQ21];[.$AW21];[.$BC21];[.$BI21];[.$BO21];[.$BU21];[.$CA21])" office:value-type="float" office:value="0" calcext:value-type="float">
            <text:p>0</text:p>
          </table:table-cell>
          <table:table-cell table:formula="of:=MEDIAN([.$H21];[.$N21];[.$T21];[.$Z21];[.$AF21];[.$AL21];[.$AR21];[.$AX21];[.$BD21];[.$BJ21];[.$BP21];[.$BV21])" office:value-type="float" office:value="900" calcext:value-type="float">
            <text:p>900</text:p>
          </table:table-cell>
          <table:table-cell table:formula="of:=MEDIAN([.$I21];[.$O21];[.$U21];[.$AA21];[.$AG21];[.$AM21];[.$AS21];[.$AY21];[.$BE21];[.$BK21];[.$BQ21];[.$BW21])" office:value-type="float" office:value="900" calcext:value-type="float">
            <text:p>900</text:p>
          </table:table-cell>
          <table:table-cell table:formula="of:=MEDIAN([.$J21];[.$P21];[.$V21];[.$AB21];[.$AH21];[.$AN21];[.$AT21];[.$AZ21];[.$BF21];[.$BL21];[.$BR21];[.$BX21])" office:value-type="float" office:value="8189078.5" calcext:value-type="float">
            <text:p>8189078.5</text:p>
          </table:table-cell>
          <table:table-cell table:formula="of:=MEDIAN([.$K21];[.$Q21];[.$W21];[.$AC21];[.$AI21];[.$AO21];[.$AU21];[.$BA21];[.$BG21];[.$BM21];[.$BS21];[.$BY21])" office:value-type="float" office:value="6505992" calcext:value-type="float">
            <text:p>6505992</text:p>
          </table:table-cell>
          <table:table-cell table:formula="of:=MEDIAN([.$L21];[.$R21];[.$X21];[.$AD21];[.$AJ21];[.$AP21];[.$AV21];[.$BB21];[.$BH21];[.$BN21];[.$BT21];[.$BZ21])" office:value-type="float" office:value="86.5" calcext:value-type="float">
            <text:p>86.5</text:p>
          </table:table-cell>
          <table:table-cell table:formula="of:=MEDIAN([.$M21];[.$S21];[.$Y21];[.$AE21];[.$AK21];[.$AQ21];[.$AW21];[.$BC21];[.$BI21];[.$BO21];[.$BU21];[.$CA21])" office:value-type="float" office:value="0" calcext:value-type="float">
            <text:p>0</text:p>
          </table:table-cell>
          <table:table-cell table:formula="of:=MAX([.$H21];[.$N21];[.$T21];[.$Z21];[.$AF21];[.$AL21];[.$AR21];[.$AX21];[.$BD21];[.$BJ21];[.$BP21];[.$BV21])" office:value-type="float" office:value="900" calcext:value-type="float">
            <text:p>900</text:p>
          </table:table-cell>
          <table:table-cell table:formula="of:=MAX([.$I21];[.$O21];[.$U21];[.$AA21];[.$AG21];[.$AM21];[.$AS21];[.$AY21];[.$BE21];[.$BK21];[.$BQ21];[.$BW21])" office:value-type="float" office:value="900" calcext:value-type="float">
            <text:p>900</text:p>
          </table:table-cell>
          <table:table-cell table:formula="of:=MAX([.$J21];[.$P21];[.$V21];[.$AB21];[.$AH21];[.$AN21];[.$AT21];[.$AZ21];[.$BF21];[.$BL21];[.$BR21];[.$BX21])" office:value-type="float" office:value="8905914" calcext:value-type="float">
            <text:p>8905914</text:p>
          </table:table-cell>
          <table:table-cell table:formula="of:=MAX([.$K21];[.$Q21];[.$W21];[.$AC21];[.$AI21];[.$AO21];[.$AU21];[.$BA21];[.$BG21];[.$BM21];[.$BS21];[.$BY21])" office:value-type="float" office:value="7075485" calcext:value-type="float">
            <text:p>7075485</text:p>
          </table:table-cell>
          <table:table-cell table:formula="of:=MAX([.$L21];[.$R21];[.$X21];[.$AD21];[.$AJ21];[.$AP21];[.$AV21];[.$BB21];[.$BH21];[.$BN21];[.$BT21];[.$BZ21])" office:value-type="float" office:value="100" calcext:value-type="float">
            <text:p>100</text:p>
          </table:table-cell>
          <table:table-cell table:formula="of:=MAX([.$M21];[.$S21];[.$Y21];[.$AE21];[.$AK21];[.$AQ21];[.$AW21];[.$BC21];[.$BI21];[.$BO21];[.$BU21];[.$CA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noiTower/0060-hanoi_tower-120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766544" calcext:value-type="float">
            <text:p>6766544</text:p>
          </table:table-cell>
          <table:table-cell office:value-type="float" office:value="5705195" calcext:value-type="float">
            <text:p>570519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66566" calcext:value-type="float">
            <text:p>8366566</text:p>
          </table:table-cell>
          <table:table-cell office:value-type="float" office:value="6677587" calcext:value-type="float">
            <text:p>6677587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42406" calcext:value-type="float">
            <text:p>8342406</text:p>
          </table:table-cell>
          <table:table-cell office:value-type="float" office:value="6689577" calcext:value-type="float">
            <text:p>6689577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140899" calcext:value-type="float">
            <text:p>7140899</text:p>
          </table:table-cell>
          <table:table-cell office:value-type="float" office:value="5856516" calcext:value-type="float">
            <text:p>58565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341230" calcext:value-type="float">
            <text:p>7341230</text:p>
          </table:table-cell>
          <table:table-cell office:value-type="float" office:value="5944900" calcext:value-type="float">
            <text:p>594490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167287" calcext:value-type="float">
            <text:p>7167287</text:p>
          </table:table-cell>
          <table:table-cell office:value-type="float" office:value="5862897" calcext:value-type="float">
            <text:p>5862897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397921" calcext:value-type="float">
            <text:p>7397921</text:p>
          </table:table-cell>
          <table:table-cell office:value-type="float" office:value="5973815" calcext:value-type="float">
            <text:p>597381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643845" calcext:value-type="float">
            <text:p>7643845</text:p>
          </table:table-cell>
          <table:table-cell office:value-type="float" office:value="6240664" calcext:value-type="float">
            <text:p>624066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787657" calcext:value-type="float">
            <text:p>7787657</text:p>
          </table:table-cell>
          <table:table-cell office:value-type="float" office:value="6276307" calcext:value-type="float">
            <text:p>6276307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57723" calcext:value-type="float">
            <text:p>8357723</text:p>
          </table:table-cell>
          <table:table-cell office:value-type="float" office:value="6662790" calcext:value-type="float">
            <text:p>666279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434185" calcext:value-type="float">
            <text:p>8434185</text:p>
          </table:table-cell>
          <table:table-cell office:value-type="float" office:value="6670783" calcext:value-type="float">
            <text:p>667078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518609" calcext:value-type="float">
            <text:p>7518609</text:p>
          </table:table-cell>
          <table:table-cell office:value-type="float" office:value="6084398" calcext:value-type="float">
            <text:p>608439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641793" calcext:value-type="float">
            <text:p>7641793</text:p>
          </table:table-cell>
          <table:table-cell office:value-type="float" office:value="6084338" calcext:value-type="float">
            <text:p>6084338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MIN([.$H22];[.$N22];[.$T22];[.$Z22];[.$AF22];[.$AL22];[.$AR22];[.$AX22];[.$BD22];[.$BJ22];[.$BP22];[.$BV22])" office:value-type="float" office:value="900" calcext:value-type="float">
            <text:p>900</text:p>
          </table:table-cell>
          <table:table-cell table:formula="of:=MIN([.$I22];[.$O22];[.$U22];[.$AA22];[.$AG22];[.$AM22];[.$AS22];[.$AY22];[.$BE22];[.$BK22];[.$BQ22];[.$BW22])" office:value-type="float" office:value="900" calcext:value-type="float">
            <text:p>900</text:p>
          </table:table-cell>
          <table:table-cell table:formula="of:=MIN([.$J22];[.$P22];[.$V22];[.$AB22];[.$AH22];[.$AN22];[.$AT22];[.$AZ22];[.$BF22];[.$BL22];[.$BR22];[.$BX22])" office:value-type="float" office:value="7140899" calcext:value-type="float">
            <text:p>7140899</text:p>
          </table:table-cell>
          <table:table-cell table:formula="of:=MIN([.$K22];[.$Q22];[.$W22];[.$AC22];[.$AI22];[.$AO22];[.$AU22];[.$BA22];[.$BG22];[.$BM22];[.$BS22];[.$BY22])" office:value-type="float" office:value="5856516" calcext:value-type="float">
            <text:p>5856516</text:p>
          </table:table-cell>
          <table:table-cell table:formula="of:=MIN([.$L22];[.$R22];[.$X22];[.$AD22];[.$AJ22];[.$AP22];[.$AV22];[.$BB22];[.$BH22];[.$BN22];[.$BT22];[.$BZ22])" office:value-type="float" office:value="74" calcext:value-type="float">
            <text:p>74</text:p>
          </table:table-cell>
          <table:table-cell table:formula="of:=MIN([.$M22];[.$S22];[.$Y22];[.$AE22];[.$AK22];[.$AQ22];[.$AW22];[.$BC22];[.$BI22];[.$BO22];[.$BU22];[.$CA22])" office:value-type="float" office:value="0" calcext:value-type="float">
            <text:p>0</text:p>
          </table:table-cell>
          <table:table-cell table:formula="of:=MEDIAN([.$H22];[.$N22];[.$T22];[.$Z22];[.$AF22];[.$AL22];[.$AR22];[.$AX22];[.$BD22];[.$BJ22];[.$BP22];[.$BV22])" office:value-type="float" office:value="900" calcext:value-type="float">
            <text:p>900</text:p>
          </table:table-cell>
          <table:table-cell table:formula="of:=MEDIAN([.$I22];[.$O22];[.$U22];[.$AA22];[.$AG22];[.$AM22];[.$AS22];[.$AY22];[.$BE22];[.$BK22];[.$BQ22];[.$BW22])" office:value-type="float" office:value="900" calcext:value-type="float">
            <text:p>900</text:p>
          </table:table-cell>
          <table:table-cell table:formula="of:=MEDIAN([.$J22];[.$P22];[.$V22];[.$AB22];[.$AH22];[.$AN22];[.$AT22];[.$AZ22];[.$BF22];[.$BL22];[.$BR22];[.$BX22])" office:value-type="float" office:value="7642819" calcext:value-type="float">
            <text:p>7642819</text:p>
          </table:table-cell>
          <table:table-cell table:formula="of:=MEDIAN([.$K22];[.$Q22];[.$W22];[.$AC22];[.$AI22];[.$AO22];[.$AU22];[.$BA22];[.$BG22];[.$BM22];[.$BS22];[.$BY22])" office:value-type="float" office:value="6162531" calcext:value-type="float">
            <text:p>6162531</text:p>
          </table:table-cell>
          <table:table-cell table:formula="of:=MEDIAN([.$L22];[.$R22];[.$X22];[.$AD22];[.$AJ22];[.$AP22];[.$AV22];[.$BB22];[.$BH22];[.$BN22];[.$BT22];[.$BZ22])" office:value-type="float" office:value="93" calcext:value-type="float">
            <text:p>93</text:p>
          </table:table-cell>
          <table:table-cell table:formula="of:=MEDIAN([.$M22];[.$S22];[.$Y22];[.$AE22];[.$AK22];[.$AQ22];[.$AW22];[.$BC22];[.$BI22];[.$BO22];[.$BU22];[.$CA22])" office:value-type="float" office:value="0" calcext:value-type="float">
            <text:p>0</text:p>
          </table:table-cell>
          <table:table-cell table:formula="of:=MAX([.$H22];[.$N22];[.$T22];[.$Z22];[.$AF22];[.$AL22];[.$AR22];[.$AX22];[.$BD22];[.$BJ22];[.$BP22];[.$BV22])" office:value-type="float" office:value="900" calcext:value-type="float">
            <text:p>900</text:p>
          </table:table-cell>
          <table:table-cell table:formula="of:=MAX([.$I22];[.$O22];[.$U22];[.$AA22];[.$AG22];[.$AM22];[.$AS22];[.$AY22];[.$BE22];[.$BK22];[.$BQ22];[.$BW22])" office:value-type="float" office:value="900" calcext:value-type="float">
            <text:p>900</text:p>
          </table:table-cell>
          <table:table-cell table:formula="of:=MAX([.$J22];[.$P22];[.$V22];[.$AB22];[.$AH22];[.$AN22];[.$AT22];[.$AZ22];[.$BF22];[.$BL22];[.$BR22];[.$BX22])" office:value-type="float" office:value="8434185" calcext:value-type="float">
            <text:p>8434185</text:p>
          </table:table-cell>
          <table:table-cell table:formula="of:=MAX([.$K22];[.$Q22];[.$W22];[.$AC22];[.$AI22];[.$AO22];[.$AU22];[.$BA22];[.$BG22];[.$BM22];[.$BS22];[.$BY22])" office:value-type="float" office:value="6689577" calcext:value-type="float">
            <text:p>6689577</text:p>
          </table:table-cell>
          <table:table-cell table:formula="of:=MAX([.$L22];[.$R22];[.$X22];[.$AD22];[.$AJ22];[.$AP22];[.$AV22];[.$BB22];[.$BH22];[.$BN22];[.$BT22];[.$BZ22])" office:value-type="float" office:value="108" calcext:value-type="float">
            <text:p>108</text:p>
          </table:table-cell>
          <table:table-cell table:formula="of:=MAX([.$M22];[.$S22];[.$Y22];[.$AE22];[.$AK22];[.$AQ22];[.$AW22];[.$BC22];[.$BI22];[.$BO22];[.$BU22];[.$CA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byrinth/0025-labyrinth-14-0.asp</text:p>
          </table:table-cell>
          <table:table-cell office:value-type="float" office:value="0.74" calcext:value-type="float">
            <text:p>0.74</text:p>
          </table:table-cell>
          <table:table-cell office:value-type="float" office:value="0.679" calcext:value-type="float">
            <text:p>0.679</text:p>
          </table:table-cell>
          <table:table-cell office:value-type="float" office:value="3346" calcext:value-type="float">
            <text:p>3346</text:p>
          </table:table-cell>
          <table:table-cell office:value-type="float" office:value="2357" calcext:value-type="float">
            <text:p>235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.23" calcext:value-type="float">
            <text:p>3.23</text:p>
          </table:table-cell>
          <table:table-cell office:value-type="float" office:value="3.007" calcext:value-type="float">
            <text:p>3.007</text:p>
          </table:table-cell>
          <table:table-cell office:value-type="float" office:value="27022" calcext:value-type="float">
            <text:p>27022</text:p>
          </table:table-cell>
          <table:table-cell office:value-type="float" office:value="8235" calcext:value-type="float">
            <text:p>8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0.701" calcext:value-type="float">
            <text:p>0.701</text:p>
          </table:table-cell>
          <table:table-cell office:value-type="float" office:value="3764" calcext:value-type="float">
            <text:p>3764</text:p>
          </table:table-cell>
          <table:table-cell office:value-type="float" office:value="739" calcext:value-type="float">
            <text:p>73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3.027" calcext:value-type="float">
            <text:p>3.027</text:p>
          </table:table-cell>
          <table:table-cell office:value-type="float" office:value="27022" calcext:value-type="float">
            <text:p>27022</text:p>
          </table:table-cell>
          <table:table-cell office:value-type="float" office:value="8235" calcext:value-type="float">
            <text:p>8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.846" calcext:value-type="float">
            <text:p>0.846</text:p>
          </table:table-cell>
          <table:table-cell office:value-type="float" office:value="3764" calcext:value-type="float">
            <text:p>3764</text:p>
          </table:table-cell>
          <table:table-cell office:value-type="float" office:value="739" calcext:value-type="float">
            <text:p>73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  <table:table-cell office:value-type="float" office:value="3.009" calcext:value-type="float">
            <text:p>3.009</text:p>
          </table:table-cell>
          <table:table-cell office:value-type="float" office:value="27022" calcext:value-type="float">
            <text:p>27022</text:p>
          </table:table-cell>
          <table:table-cell office:value-type="float" office:value="8235" calcext:value-type="float">
            <text:p>823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.742" calcext:value-type="float">
            <text:p>0.742</text:p>
          </table:table-cell>
          <table:table-cell office:value-type="float" office:value="3764" calcext:value-type="float">
            <text:p>3764</text:p>
          </table:table-cell>
          <table:table-cell office:value-type="float" office:value="739" calcext:value-type="float">
            <text:p>73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.98" calcext:value-type="float">
            <text:p>2.98</text:p>
          </table:table-cell>
          <table:table-cell office:value-type="float" office:value="2.88" calcext:value-type="float">
            <text:p>2.88</text:p>
          </table:table-cell>
          <table:table-cell office:value-type="float" office:value="27022" calcext:value-type="float">
            <text:p>27022</text:p>
          </table:table-cell>
          <table:table-cell office:value-type="float" office:value="8235" calcext:value-type="float">
            <text:p>823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0.764" calcext:value-type="float">
            <text:p>0.764</text:p>
          </table:table-cell>
          <table:table-cell office:value-type="float" office:value="3764" calcext:value-type="float">
            <text:p>3764</text:p>
          </table:table-cell>
          <table:table-cell office:value-type="float" office:value="739" calcext:value-type="float">
            <text:p>73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.24" calcext:value-type="float">
            <text:p>3.24</text:p>
          </table:table-cell>
          <table:table-cell office:value-type="float" office:value="3.024" calcext:value-type="float">
            <text:p>3.024</text:p>
          </table:table-cell>
          <table:table-cell office:value-type="float" office:value="27022" calcext:value-type="float">
            <text:p>27022</text:p>
          </table:table-cell>
          <table:table-cell office:value-type="float" office:value="8235" calcext:value-type="float">
            <text:p>8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.743" calcext:value-type="float">
            <text:p>0.743</text:p>
          </table:table-cell>
          <table:table-cell office:value-type="float" office:value="3764" calcext:value-type="float">
            <text:p>3764</text:p>
          </table:table-cell>
          <table:table-cell office:value-type="float" office:value="739" calcext:value-type="float">
            <text:p>73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.13" calcext:value-type="float">
            <text:p>3.13</text:p>
          </table:table-cell>
          <table:table-cell office:value-type="float" office:value="3.031" calcext:value-type="float">
            <text:p>3.031</text:p>
          </table:table-cell>
          <table:table-cell office:value-type="float" office:value="27022" calcext:value-type="float">
            <text:p>27022</text:p>
          </table:table-cell>
          <table:table-cell office:value-type="float" office:value="8235" calcext:value-type="float">
            <text:p>823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0.705" calcext:value-type="float">
            <text:p>0.705</text:p>
          </table:table-cell>
          <table:table-cell office:value-type="float" office:value="3764" calcext:value-type="float">
            <text:p>3764</text:p>
          </table:table-cell>
          <table:table-cell office:value-type="float" office:value="739" calcext:value-type="float">
            <text:p>73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MIN([.$H23];[.$N23];[.$T23];[.$Z23];[.$AF23];[.$AL23];[.$AR23];[.$AX23];[.$BD23];[.$BJ23];[.$BP23];[.$BV23])" office:value-type="float" office:value="0.79" calcext:value-type="float">
            <text:p>0.79</text:p>
          </table:table-cell>
          <table:table-cell table:formula="of:=MIN([.$I23];[.$O23];[.$U23];[.$AA23];[.$AG23];[.$AM23];[.$AS23];[.$AY23];[.$BE23];[.$BK23];[.$BQ23];[.$BW23])" office:value-type="float" office:value="0.701" calcext:value-type="float">
            <text:p>0.701</text:p>
          </table:table-cell>
          <table:table-cell table:formula="of:=MIN([.$J23];[.$P23];[.$V23];[.$AB23];[.$AH23];[.$AN23];[.$AT23];[.$AZ23];[.$BF23];[.$BL23];[.$BR23];[.$BX23])" office:value-type="float" office:value="3764" calcext:value-type="float">
            <text:p>3764</text:p>
          </table:table-cell>
          <table:table-cell table:formula="of:=MIN([.$K23];[.$Q23];[.$W23];[.$AC23];[.$AI23];[.$AO23];[.$AU23];[.$BA23];[.$BG23];[.$BM23];[.$BS23];[.$BY23])" office:value-type="float" office:value="739" calcext:value-type="float">
            <text:p>739</text:p>
          </table:table-cell>
          <table:table-cell table:formula="of:=MIN([.$L23];[.$R23];[.$X23];[.$AD23];[.$AJ23];[.$AP23];[.$AV23];[.$BB23];[.$BH23];[.$BN23];[.$BT23];[.$BZ23])" office:value-type="float" office:value="45" calcext:value-type="float">
            <text:p>45</text:p>
          </table:table-cell>
          <table:table-cell table:formula="of:=MIN([.$M23];[.$S23];[.$Y23];[.$AE23];[.$AK23];[.$AQ23];[.$AW23];[.$BC23];[.$BI23];[.$BO23];[.$BU23];[.$CA23])" office:value-type="float" office:value="0" calcext:value-type="float">
            <text:p>0</text:p>
          </table:table-cell>
          <table:table-cell table:formula="of:=MEDIAN([.$H23];[.$N23];[.$T23];[.$Z23];[.$AF23];[.$AL23];[.$AR23];[.$AX23];[.$BD23];[.$BJ23];[.$BP23];[.$BV23])" office:value-type="float" office:value="1.96" calcext:value-type="float">
            <text:p>1.96</text:p>
          </table:table-cell>
          <table:table-cell table:formula="of:=MEDIAN([.$I23];[.$O23];[.$U23];[.$AA23];[.$AG23];[.$AM23];[.$AS23];[.$AY23];[.$BE23];[.$BK23];[.$BQ23];[.$BW23])" office:value-type="float" office:value="1.863" calcext:value-type="float">
            <text:p>1.863</text:p>
          </table:table-cell>
          <table:table-cell table:formula="of:=MEDIAN([.$J23];[.$P23];[.$V23];[.$AB23];[.$AH23];[.$AN23];[.$AT23];[.$AZ23];[.$BF23];[.$BL23];[.$BR23];[.$BX23])" office:value-type="float" office:value="15393" calcext:value-type="float">
            <text:p>15393</text:p>
          </table:table-cell>
          <table:table-cell table:formula="of:=MEDIAN([.$K23];[.$Q23];[.$W23];[.$AC23];[.$AI23];[.$AO23];[.$AU23];[.$BA23];[.$BG23];[.$BM23];[.$BS23];[.$BY23])" office:value-type="float" office:value="4487" calcext:value-type="float">
            <text:p>4487</text:p>
          </table:table-cell>
          <table:table-cell table:formula="of:=MEDIAN([.$L23];[.$R23];[.$X23];[.$AD23];[.$AJ23];[.$AP23];[.$AV23];[.$BB23];[.$BH23];[.$BN23];[.$BT23];[.$BZ23])" office:value-type="float" office:value="46" calcext:value-type="float">
            <text:p>46</text:p>
          </table:table-cell>
          <table:table-cell table:formula="of:=MEDIAN([.$M23];[.$S23];[.$Y23];[.$AE23];[.$AK23];[.$AQ23];[.$AW23];[.$BC23];[.$BI23];[.$BO23];[.$BU23];[.$CA23])" office:value-type="float" office:value="0" calcext:value-type="float">
            <text:p>0</text:p>
          </table:table-cell>
          <table:table-cell table:formula="of:=MAX([.$H23];[.$N23];[.$T23];[.$Z23];[.$AF23];[.$AL23];[.$AR23];[.$AX23];[.$BD23];[.$BJ23];[.$BP23];[.$BV23])" office:value-type="float" office:value="3.24" calcext:value-type="float">
            <text:p>3.24</text:p>
          </table:table-cell>
          <table:table-cell table:formula="of:=MAX([.$I23];[.$O23];[.$U23];[.$AA23];[.$AG23];[.$AM23];[.$AS23];[.$AY23];[.$BE23];[.$BK23];[.$BQ23];[.$BW23])" office:value-type="float" office:value="3.031" calcext:value-type="float">
            <text:p>3.031</text:p>
          </table:table-cell>
          <table:table-cell table:formula="of:=MAX([.$J23];[.$P23];[.$V23];[.$AB23];[.$AH23];[.$AN23];[.$AT23];[.$AZ23];[.$BF23];[.$BL23];[.$BR23];[.$BX23])" office:value-type="float" office:value="27022" calcext:value-type="float">
            <text:p>27022</text:p>
          </table:table-cell>
          <table:table-cell table:formula="of:=MAX([.$K23];[.$Q23];[.$W23];[.$AC23];[.$AI23];[.$AO23];[.$AU23];[.$BA23];[.$BG23];[.$BM23];[.$BS23];[.$BY23])" office:value-type="float" office:value="8235" calcext:value-type="float">
            <text:p>8235</text:p>
          </table:table-cell>
          <table:table-cell table:formula="of:=MAX([.$L23];[.$R23];[.$X23];[.$AD23];[.$AJ23];[.$AP23];[.$AV23];[.$BB23];[.$BH23];[.$BN23];[.$BT23];[.$BZ23])" office:value-type="float" office:value="49" calcext:value-type="float">
            <text:p>49</text:p>
          </table:table-cell>
          <table:table-cell table:formula="of:=MAX([.$M23];[.$S23];[.$Y23];[.$AE23];[.$AK23];[.$AQ23];[.$AW23];[.$BC23];[.$BI23];[.$BO23];[.$BU23];[.$CA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byrinth/0045-labyrinth-11-0.asp</text:p>
          </table:table-cell>
          <table:table-cell office:value-type="float" office:value="15.3" calcext:value-type="float">
            <text:p>15.3</text:p>
          </table:table-cell>
          <table:table-cell office:value-type="float" office:value="15.249" calcext:value-type="float">
            <text:p>15.249</text:p>
          </table:table-cell>
          <table:table-cell office:value-type="float" office:value="83388" calcext:value-type="float">
            <text:p>83388</text:p>
          </table:table-cell>
          <table:table-cell office:value-type="float" office:value="63384" calcext:value-type="float">
            <text:p>6338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599" calcext:value-type="float">
            <text:p>0.599</text:p>
          </table:table-cell>
          <table:table-cell office:value-type="float" office:value="1916" calcext:value-type="float">
            <text:p>1916</text:p>
          </table:table-cell>
          <table:table-cell office:value-type="float" office:value="427" calcext:value-type="float">
            <text:p>42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.34" calcext:value-type="float">
            <text:p>11.34</text:p>
          </table:table-cell>
          <table:table-cell office:value-type="float" office:value="11.24" calcext:value-type="float">
            <text:p>11.24</text:p>
          </table:table-cell>
          <table:table-cell office:value-type="float" office:value="159986" calcext:value-type="float">
            <text:p>159986</text:p>
          </table:table-cell>
          <table:table-cell office:value-type="float" office:value="44772" calcext:value-type="float">
            <text:p>4477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593" calcext:value-type="float">
            <text:p>0.593</text:p>
          </table:table-cell>
          <table:table-cell office:value-type="float" office:value="1916" calcext:value-type="float">
            <text:p>1916</text:p>
          </table:table-cell>
          <table:table-cell office:value-type="float" office:value="427" calcext:value-type="float">
            <text:p>42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11.205" calcext:value-type="float">
            <text:p>11.205</text:p>
          </table:table-cell>
          <table:table-cell office:value-type="float" office:value="159986" calcext:value-type="float">
            <text:p>159986</text:p>
          </table:table-cell>
          <table:table-cell office:value-type="float" office:value="44772" calcext:value-type="float">
            <text:p>4477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.67" calcext:value-type="float">
            <text:p>0.67</text:p>
          </table:table-cell>
          <table:table-cell office:value-type="float" office:value="1916" calcext:value-type="float">
            <text:p>1916</text:p>
          </table:table-cell>
          <table:table-cell office:value-type="float" office:value="427" calcext:value-type="float">
            <text:p>42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.63" calcext:value-type="float">
            <text:p>11.63</text:p>
          </table:table-cell>
          <table:table-cell office:value-type="float" office:value="11.535" calcext:value-type="float">
            <text:p>11.535</text:p>
          </table:table-cell>
          <table:table-cell office:value-type="float" office:value="159986" calcext:value-type="float">
            <text:p>159986</text:p>
          </table:table-cell>
          <table:table-cell office:value-type="float" office:value="44772" calcext:value-type="float">
            <text:p>4477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597" calcext:value-type="float">
            <text:p>0.597</text:p>
          </table:table-cell>
          <table:table-cell office:value-type="float" office:value="1916" calcext:value-type="float">
            <text:p>1916</text:p>
          </table:table-cell>
          <table:table-cell office:value-type="float" office:value="427" calcext:value-type="float">
            <text:p>42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.47" calcext:value-type="float">
            <text:p>11.47</text:p>
          </table:table-cell>
          <table:table-cell office:value-type="float" office:value="11.355" calcext:value-type="float">
            <text:p>11.355</text:p>
          </table:table-cell>
          <table:table-cell office:value-type="float" office:value="159986" calcext:value-type="float">
            <text:p>159986</text:p>
          </table:table-cell>
          <table:table-cell office:value-type="float" office:value="44772" calcext:value-type="float">
            <text:p>4477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594" calcext:value-type="float">
            <text:p>0.594</text:p>
          </table:table-cell>
          <table:table-cell office:value-type="float" office:value="1916" calcext:value-type="float">
            <text:p>1916</text:p>
          </table:table-cell>
          <table:table-cell office:value-type="float" office:value="427" calcext:value-type="float">
            <text:p>42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.51" calcext:value-type="float">
            <text:p>11.51</text:p>
          </table:table-cell>
          <table:table-cell office:value-type="float" office:value="11.406" calcext:value-type="float">
            <text:p>11.406</text:p>
          </table:table-cell>
          <table:table-cell office:value-type="float" office:value="159986" calcext:value-type="float">
            <text:p>159986</text:p>
          </table:table-cell>
          <table:table-cell office:value-type="float" office:value="44772" calcext:value-type="float">
            <text:p>4477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0.589" calcext:value-type="float">
            <text:p>0.589</text:p>
          </table:table-cell>
          <table:table-cell office:value-type="float" office:value="1916" calcext:value-type="float">
            <text:p>1916</text:p>
          </table:table-cell>
          <table:table-cell office:value-type="float" office:value="427" calcext:value-type="float">
            <text:p>42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.59" calcext:value-type="float">
            <text:p>11.59</text:p>
          </table:table-cell>
          <table:table-cell office:value-type="float" office:value="11.497" calcext:value-type="float">
            <text:p>11.497</text:p>
          </table:table-cell>
          <table:table-cell office:value-type="float" office:value="159986" calcext:value-type="float">
            <text:p>159986</text:p>
          </table:table-cell>
          <table:table-cell office:value-type="float" office:value="44772" calcext:value-type="float">
            <text:p>4477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MIN([.$H24];[.$N24];[.$T24];[.$Z24];[.$AF24];[.$AL24];[.$AR24];[.$AX24];[.$BD24];[.$BJ24];[.$BP24];[.$BV24])" office:value-type="float" office:value="0.69" calcext:value-type="float">
            <text:p>0.69</text:p>
          </table:table-cell>
          <table:table-cell table:formula="of:=MIN([.$I24];[.$O24];[.$U24];[.$AA24];[.$AG24];[.$AM24];[.$AS24];[.$AY24];[.$BE24];[.$BK24];[.$BQ24];[.$BW24])" office:value-type="float" office:value="0.589" calcext:value-type="float">
            <text:p>0.589</text:p>
          </table:table-cell>
          <table:table-cell table:formula="of:=MIN([.$J24];[.$P24];[.$V24];[.$AB24];[.$AH24];[.$AN24];[.$AT24];[.$AZ24];[.$BF24];[.$BL24];[.$BR24];[.$BX24])" office:value-type="float" office:value="1916" calcext:value-type="float">
            <text:p>1916</text:p>
          </table:table-cell>
          <table:table-cell table:formula="of:=MIN([.$K24];[.$Q24];[.$W24];[.$AC24];[.$AI24];[.$AO24];[.$AU24];[.$BA24];[.$BG24];[.$BM24];[.$BS24];[.$BY24])" office:value-type="float" office:value="427" calcext:value-type="float">
            <text:p>427</text:p>
          </table:table-cell>
          <table:table-cell table:formula="of:=MIN([.$L24];[.$R24];[.$X24];[.$AD24];[.$AJ24];[.$AP24];[.$AV24];[.$BB24];[.$BH24];[.$BN24];[.$BT24];[.$BZ24])" office:value-type="float" office:value="35" calcext:value-type="float">
            <text:p>35</text:p>
          </table:table-cell>
          <table:table-cell table:formula="of:=MIN([.$M24];[.$S24];[.$Y24];[.$AE24];[.$AK24];[.$AQ24];[.$AW24];[.$BC24];[.$BI24];[.$BO24];[.$BU24];[.$CA24])" office:value-type="float" office:value="0" calcext:value-type="float">
            <text:p>0</text:p>
          </table:table-cell>
          <table:table-cell table:formula="of:=MEDIAN([.$H24];[.$N24];[.$T24];[.$Z24];[.$AF24];[.$AL24];[.$AR24];[.$AX24];[.$BD24];[.$BJ24];[.$BP24];[.$BV24])" office:value-type="float" office:value="6.035" calcext:value-type="float">
            <text:p>6.035</text:p>
          </table:table-cell>
          <table:table-cell table:formula="of:=MEDIAN([.$I24];[.$O24];[.$U24];[.$AA24];[.$AG24];[.$AM24];[.$AS24];[.$AY24];[.$BE24];[.$BK24];[.$BQ24];[.$BW24])" office:value-type="float" office:value="5.9375" calcext:value-type="float">
            <text:p>5.9375</text:p>
          </table:table-cell>
          <table:table-cell table:formula="of:=MEDIAN([.$J24];[.$P24];[.$V24];[.$AB24];[.$AH24];[.$AN24];[.$AT24];[.$AZ24];[.$BF24];[.$BL24];[.$BR24];[.$BX24])" office:value-type="float" office:value="80951" calcext:value-type="float">
            <text:p>80951</text:p>
          </table:table-cell>
          <table:table-cell table:formula="of:=MEDIAN([.$K24];[.$Q24];[.$W24];[.$AC24];[.$AI24];[.$AO24];[.$AU24];[.$BA24];[.$BG24];[.$BM24];[.$BS24];[.$BY24])" office:value-type="float" office:value="22599.5" calcext:value-type="float">
            <text:p>22599.5</text:p>
          </table:table-cell>
          <table:table-cell table:formula="of:=MEDIAN([.$L24];[.$R24];[.$X24];[.$AD24];[.$AJ24];[.$AP24];[.$AV24];[.$BB24];[.$BH24];[.$BN24];[.$BT24];[.$BZ24])" office:value-type="float" office:value="40" calcext:value-type="float">
            <text:p>40</text:p>
          </table:table-cell>
          <table:table-cell table:formula="of:=MEDIAN([.$M24];[.$S24];[.$Y24];[.$AE24];[.$AK24];[.$AQ24];[.$AW24];[.$BC24];[.$BI24];[.$BO24];[.$BU24];[.$CA24])" office:value-type="float" office:value="0" calcext:value-type="float">
            <text:p>0</text:p>
          </table:table-cell>
          <table:table-cell table:formula="of:=MAX([.$H24];[.$N24];[.$T24];[.$Z24];[.$AF24];[.$AL24];[.$AR24];[.$AX24];[.$BD24];[.$BJ24];[.$BP24];[.$BV24])" office:value-type="float" office:value="11.63" calcext:value-type="float">
            <text:p>11.63</text:p>
          </table:table-cell>
          <table:table-cell table:formula="of:=MAX([.$I24];[.$O24];[.$U24];[.$AA24];[.$AG24];[.$AM24];[.$AS24];[.$AY24];[.$BE24];[.$BK24];[.$BQ24];[.$BW24])" office:value-type="float" office:value="11.535" calcext:value-type="float">
            <text:p>11.535</text:p>
          </table:table-cell>
          <table:table-cell table:formula="of:=MAX([.$J24];[.$P24];[.$V24];[.$AB24];[.$AH24];[.$AN24];[.$AT24];[.$AZ24];[.$BF24];[.$BL24];[.$BR24];[.$BX24])" office:value-type="float" office:value="159986" calcext:value-type="float">
            <text:p>159986</text:p>
          </table:table-cell>
          <table:table-cell table:formula="of:=MAX([.$K24];[.$Q24];[.$W24];[.$AC24];[.$AI24];[.$AO24];[.$AU24];[.$BA24];[.$BG24];[.$BM24];[.$BS24];[.$BY24])" office:value-type="float" office:value="44772" calcext:value-type="float">
            <text:p>44772</text:p>
          </table:table-cell>
          <table:table-cell table:formula="of:=MAX([.$L24];[.$R24];[.$X24];[.$AD24];[.$AJ24];[.$AP24];[.$AV24];[.$BB24];[.$BH24];[.$BN24];[.$BT24];[.$BZ24])" office:value-type="float" office:value="45" calcext:value-type="float">
            <text:p>45</text:p>
          </table:table-cell>
          <table:table-cell table:formula="of:=MAX([.$M24];[.$S24];[.$Y24];[.$AE24];[.$AK24];[.$AQ24];[.$AW24];[.$BC24];[.$BI24];[.$BO24];[.$BU24];[.$CA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byrinth/0060-labyrinth-13-0.asp</text:p>
          </table:table-cell>
          <table:table-cell office:value-type="float" office:value="1.36" calcext:value-type="float">
            <text:p>1.36</text:p>
          </table:table-cell>
          <table:table-cell office:value-type="float" office:value="1.294" calcext:value-type="float">
            <text:p>1.294</text:p>
          </table:table-cell>
          <table:table-cell office:value-type="float" office:value="6900" calcext:value-type="float">
            <text:p>6900</text:p>
          </table:table-cell>
          <table:table-cell office:value-type="float" office:value="4837" calcext:value-type="float">
            <text:p>483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  <table:table-cell office:value-type="float" office:value="1.95" calcext:value-type="float">
            <text:p>1.95</text:p>
          </table:table-cell>
          <table:table-cell office:value-type="float" office:value="17906" calcext:value-type="float">
            <text:p>17906</text:p>
          </table:table-cell>
          <table:table-cell office:value-type="float" office:value="5298" calcext:value-type="float">
            <text:p>529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office:value-type="float" office:value="2.553" calcext:value-type="float">
            <text:p>2.553</text:p>
          </table:table-cell>
          <table:table-cell office:value-type="float" office:value="28521" calcext:value-type="float">
            <text:p>28521</text:p>
          </table:table-cell>
          <table:table-cell office:value-type="float" office:value="7601" calcext:value-type="float">
            <text:p>760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1.848" calcext:value-type="float">
            <text:p>1.848</text:p>
          </table:table-cell>
          <table:table-cell office:value-type="float" office:value="17906" calcext:value-type="float">
            <text:p>17906</text:p>
          </table:table-cell>
          <table:table-cell office:value-type="float" office:value="5298" calcext:value-type="float">
            <text:p>529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office:value-type="float" office:value="2.556" calcext:value-type="float">
            <text:p>2.556</text:p>
          </table:table-cell>
          <table:table-cell office:value-type="float" office:value="28521" calcext:value-type="float">
            <text:p>28521</text:p>
          </table:table-cell>
          <table:table-cell office:value-type="float" office:value="7601" calcext:value-type="float">
            <text:p>760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1.857" calcext:value-type="float">
            <text:p>1.857</text:p>
          </table:table-cell>
          <table:table-cell office:value-type="float" office:value="17906" calcext:value-type="float">
            <text:p>17906</text:p>
          </table:table-cell>
          <table:table-cell office:value-type="float" office:value="5298" calcext:value-type="float">
            <text:p>529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2.531" calcext:value-type="float">
            <text:p>2.531</text:p>
          </table:table-cell>
          <table:table-cell office:value-type="float" office:value="28521" calcext:value-type="float">
            <text:p>28521</text:p>
          </table:table-cell>
          <table:table-cell office:value-type="float" office:value="7601" calcext:value-type="float">
            <text:p>760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1.834" calcext:value-type="float">
            <text:p>1.834</text:p>
          </table:table-cell>
          <table:table-cell office:value-type="float" office:value="17906" calcext:value-type="float">
            <text:p>17906</text:p>
          </table:table-cell>
          <table:table-cell office:value-type="float" office:value="5298" calcext:value-type="float">
            <text:p>529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2.486" calcext:value-type="float">
            <text:p>2.486</text:p>
          </table:table-cell>
          <table:table-cell office:value-type="float" office:value="28521" calcext:value-type="float">
            <text:p>28521</text:p>
          </table:table-cell>
          <table:table-cell office:value-type="float" office:value="7601" calcext:value-type="float">
            <text:p>760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1.913" calcext:value-type="float">
            <text:p>1.913</text:p>
          </table:table-cell>
          <table:table-cell office:value-type="float" office:value="17906" calcext:value-type="float">
            <text:p>17906</text:p>
          </table:table-cell>
          <table:table-cell office:value-type="float" office:value="5298" calcext:value-type="float">
            <text:p>529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.95" calcext:value-type="float">
            <text:p>2.95</text:p>
          </table:table-cell>
          <table:table-cell office:value-type="float" office:value="2.842" calcext:value-type="float">
            <text:p>2.842</text:p>
          </table:table-cell>
          <table:table-cell office:value-type="float" office:value="28521" calcext:value-type="float">
            <text:p>28521</text:p>
          </table:table-cell>
          <table:table-cell office:value-type="float" office:value="7601" calcext:value-type="float">
            <text:p>760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float" office:value="1.955" calcext:value-type="float">
            <text:p>1.955</text:p>
          </table:table-cell>
          <table:table-cell office:value-type="float" office:value="17906" calcext:value-type="float">
            <text:p>17906</text:p>
          </table:table-cell>
          <table:table-cell office:value-type="float" office:value="5298" calcext:value-type="float">
            <text:p>529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.69" calcext:value-type="float">
            <text:p>2.69</text:p>
          </table:table-cell>
          <table:table-cell office:value-type="float" office:value="2.581" calcext:value-type="float">
            <text:p>2.581</text:p>
          </table:table-cell>
          <table:table-cell office:value-type="float" office:value="28521" calcext:value-type="float">
            <text:p>28521</text:p>
          </table:table-cell>
          <table:table-cell office:value-type="float" office:value="7601" calcext:value-type="float">
            <text:p>760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MIN([.$H25];[.$N25];[.$T25];[.$Z25];[.$AF25];[.$AL25];[.$AR25];[.$AX25];[.$BD25];[.$BJ25];[.$BP25];[.$BV25])" office:value-type="float" office:value="1.96" calcext:value-type="float">
            <text:p>1.96</text:p>
          </table:table-cell>
          <table:table-cell table:formula="of:=MIN([.$I25];[.$O25];[.$U25];[.$AA25];[.$AG25];[.$AM25];[.$AS25];[.$AY25];[.$BE25];[.$BK25];[.$BQ25];[.$BW25])" office:value-type="float" office:value="1.834" calcext:value-type="float">
            <text:p>1.834</text:p>
          </table:table-cell>
          <table:table-cell table:formula="of:=MIN([.$J25];[.$P25];[.$V25];[.$AB25];[.$AH25];[.$AN25];[.$AT25];[.$AZ25];[.$BF25];[.$BL25];[.$BR25];[.$BX25])" office:value-type="float" office:value="17906" calcext:value-type="float">
            <text:p>17906</text:p>
          </table:table-cell>
          <table:table-cell table:formula="of:=MIN([.$K25];[.$Q25];[.$W25];[.$AC25];[.$AI25];[.$AO25];[.$AU25];[.$BA25];[.$BG25];[.$BM25];[.$BS25];[.$BY25])" office:value-type="float" office:value="5298" calcext:value-type="float">
            <text:p>5298</text:p>
          </table:table-cell>
          <table:table-cell table:formula="of:=MIN([.$L25];[.$R25];[.$X25];[.$AD25];[.$AJ25];[.$AP25];[.$AV25];[.$BB25];[.$BH25];[.$BN25];[.$BT25];[.$BZ25])" office:value-type="float" office:value="41" calcext:value-type="float">
            <text:p>41</text:p>
          </table:table-cell>
          <table:table-cell table:formula="of:=MIN([.$M25];[.$S25];[.$Y25];[.$AE25];[.$AK25];[.$AQ25];[.$AW25];[.$BC25];[.$BI25];[.$BO25];[.$BU25];[.$CA25])" office:value-type="float" office:value="0" calcext:value-type="float">
            <text:p>0</text:p>
          </table:table-cell>
          <table:table-cell table:formula="of:=MEDIAN([.$H25];[.$N25];[.$T25];[.$Z25];[.$AF25];[.$AL25];[.$AR25];[.$AX25];[.$BD25];[.$BJ25];[.$BP25];[.$BV25])" office:value-type="float" office:value="2.34" calcext:value-type="float">
            <text:p>2.34</text:p>
          </table:table-cell>
          <table:table-cell table:formula="of:=MEDIAN([.$I25];[.$O25];[.$U25];[.$AA25];[.$AG25];[.$AM25];[.$AS25];[.$AY25];[.$BE25];[.$BK25];[.$BQ25];[.$BW25])" office:value-type="float" office:value="2.2205" calcext:value-type="float">
            <text:p>2.2205</text:p>
          </table:table-cell>
          <table:table-cell table:formula="of:=MEDIAN([.$J25];[.$P25];[.$V25];[.$AB25];[.$AH25];[.$AN25];[.$AT25];[.$AZ25];[.$BF25];[.$BL25];[.$BR25];[.$BX25])" office:value-type="float" office:value="23213.5" calcext:value-type="float">
            <text:p>23213.5</text:p>
          </table:table-cell>
          <table:table-cell table:formula="of:=MEDIAN([.$K25];[.$Q25];[.$W25];[.$AC25];[.$AI25];[.$AO25];[.$AU25];[.$BA25];[.$BG25];[.$BM25];[.$BS25];[.$BY25])" office:value-type="float" office:value="6449.5" calcext:value-type="float">
            <text:p>6449.5</text:p>
          </table:table-cell>
          <table:table-cell table:formula="of:=MEDIAN([.$L25];[.$R25];[.$X25];[.$AD25];[.$AJ25];[.$AP25];[.$AV25];[.$BB25];[.$BH25];[.$BN25];[.$BT25];[.$BZ25])" office:value-type="float" office:value="44" calcext:value-type="float">
            <text:p>44</text:p>
          </table:table-cell>
          <table:table-cell table:formula="of:=MEDIAN([.$M25];[.$S25];[.$Y25];[.$AE25];[.$AK25];[.$AQ25];[.$AW25];[.$BC25];[.$BI25];[.$BO25];[.$BU25];[.$CA25])" office:value-type="float" office:value="0" calcext:value-type="float">
            <text:p>0</text:p>
          </table:table-cell>
          <table:table-cell table:formula="of:=MAX([.$H25];[.$N25];[.$T25];[.$Z25];[.$AF25];[.$AL25];[.$AR25];[.$AX25];[.$BD25];[.$BJ25];[.$BP25];[.$BV25])" office:value-type="float" office:value="2.95" calcext:value-type="float">
            <text:p>2.95</text:p>
          </table:table-cell>
          <table:table-cell table:formula="of:=MAX([.$I25];[.$O25];[.$U25];[.$AA25];[.$AG25];[.$AM25];[.$AS25];[.$AY25];[.$BE25];[.$BK25];[.$BQ25];[.$BW25])" office:value-type="float" office:value="2.842" calcext:value-type="float">
            <text:p>2.842</text:p>
          </table:table-cell>
          <table:table-cell table:formula="of:=MAX([.$J25];[.$P25];[.$V25];[.$AB25];[.$AH25];[.$AN25];[.$AT25];[.$AZ25];[.$BF25];[.$BL25];[.$BR25];[.$BX25])" office:value-type="float" office:value="28521" calcext:value-type="float">
            <text:p>28521</text:p>
          </table:table-cell>
          <table:table-cell table:formula="of:=MAX([.$K25];[.$Q25];[.$W25];[.$AC25];[.$AI25];[.$AO25];[.$AU25];[.$BA25];[.$BG25];[.$BM25];[.$BS25];[.$BY25])" office:value-type="float" office:value="7601" calcext:value-type="float">
            <text:p>7601</text:p>
          </table:table-cell>
          <table:table-cell table:formula="of:=MAX([.$L25];[.$R25];[.$X25];[.$AD25];[.$AJ25];[.$AP25];[.$AV25];[.$BB25];[.$BH25];[.$BN25];[.$BT25];[.$BZ25])" office:value-type="float" office:value="45" calcext:value-type="float">
            <text:p>45</text:p>
          </table:table-cell>
          <table:table-cell table:formula="of:=MAX([.$M25];[.$S25];[.$Y25];[.$AE25];[.$AK25];[.$AQ25];[.$AW25];[.$BC25];[.$BI25];[.$BO25];[.$BU25];[.$CA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byrinth/0075-labyrinth-13-0.asp</text:p>
          </table:table-cell>
          <table:table-cell office:value-type="float" office:value="149.75" calcext:value-type="float">
            <text:p>149.75</text:p>
          </table:table-cell>
          <table:table-cell office:value-type="float" office:value="149.675" calcext:value-type="float">
            <text:p>149.675</text:p>
          </table:table-cell>
          <table:table-cell office:value-type="float" office:value="502769" calcext:value-type="float">
            <text:p>502769</text:p>
          </table:table-cell>
          <table:table-cell office:value-type="float" office:value="400909" calcext:value-type="float">
            <text:p>40090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.76" calcext:value-type="float">
            <text:p>2.76</text:p>
          </table:table-cell>
          <table:table-cell office:value-type="float" office:value="2.657" calcext:value-type="float">
            <text:p>2.657</text:p>
          </table:table-cell>
          <table:table-cell office:value-type="float" office:value="25826" calcext:value-type="float">
            <text:p>25826</text:p>
          </table:table-cell>
          <table:table-cell office:value-type="float" office:value="6863" calcext:value-type="float">
            <text:p>686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float" office:value="2.353" calcext:value-type="float">
            <text:p>2.353</text:p>
          </table:table-cell>
          <table:table-cell office:value-type="float" office:value="29148" calcext:value-type="float">
            <text:p>29148</text:p>
          </table:table-cell>
          <table:table-cell office:value-type="float" office:value="6782" calcext:value-type="float">
            <text:p>678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.77" calcext:value-type="float">
            <text:p>2.77</text:p>
          </table:table-cell>
          <table:table-cell office:value-type="float" office:value="2.679" calcext:value-type="float">
            <text:p>2.679</text:p>
          </table:table-cell>
          <table:table-cell office:value-type="float" office:value="25826" calcext:value-type="float">
            <text:p>25826</text:p>
          </table:table-cell>
          <table:table-cell office:value-type="float" office:value="6863" calcext:value-type="float">
            <text:p>686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2.366" calcext:value-type="float">
            <text:p>2.366</text:p>
          </table:table-cell>
          <table:table-cell office:value-type="float" office:value="29148" calcext:value-type="float">
            <text:p>29148</text:p>
          </table:table-cell>
          <table:table-cell office:value-type="float" office:value="6782" calcext:value-type="float">
            <text:p>678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2.51" calcext:value-type="float">
            <text:p>2.51</text:p>
          </table:table-cell>
          <table:table-cell office:value-type="float" office:value="25826" calcext:value-type="float">
            <text:p>25826</text:p>
          </table:table-cell>
          <table:table-cell office:value-type="float" office:value="6863" calcext:value-type="float">
            <text:p>686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.43" calcext:value-type="float">
            <text:p>2.43</text:p>
          </table:table-cell>
          <table:table-cell office:value-type="float" office:value="2.329" calcext:value-type="float">
            <text:p>2.329</text:p>
          </table:table-cell>
          <table:table-cell office:value-type="float" office:value="29148" calcext:value-type="float">
            <text:p>29148</text:p>
          </table:table-cell>
          <table:table-cell office:value-type="float" office:value="6782" calcext:value-type="float">
            <text:p>678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2.453" calcext:value-type="float">
            <text:p>2.453</text:p>
          </table:table-cell>
          <table:table-cell office:value-type="float" office:value="25826" calcext:value-type="float">
            <text:p>25826</text:p>
          </table:table-cell>
          <table:table-cell office:value-type="float" office:value="6863" calcext:value-type="float">
            <text:p>686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2.33" calcext:value-type="float">
            <text:p>2.33</text:p>
          </table:table-cell>
          <table:table-cell office:value-type="float" office:value="29148" calcext:value-type="float">
            <text:p>29148</text:p>
          </table:table-cell>
          <table:table-cell office:value-type="float" office:value="6782" calcext:value-type="float">
            <text:p>678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.83" calcext:value-type="float">
            <text:p>2.83</text:p>
          </table:table-cell>
          <table:table-cell office:value-type="float" office:value="2.723" calcext:value-type="float">
            <text:p>2.723</text:p>
          </table:table-cell>
          <table:table-cell office:value-type="float" office:value="25826" calcext:value-type="float">
            <text:p>25826</text:p>
          </table:table-cell>
          <table:table-cell office:value-type="float" office:value="6863" calcext:value-type="float">
            <text:p>686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.54" calcext:value-type="float">
            <text:p>2.54</text:p>
          </table:table-cell>
          <table:table-cell office:value-type="float" office:value="2.43" calcext:value-type="float">
            <text:p>2.43</text:p>
          </table:table-cell>
          <table:table-cell office:value-type="float" office:value="29148" calcext:value-type="float">
            <text:p>29148</text:p>
          </table:table-cell>
          <table:table-cell office:value-type="float" office:value="6782" calcext:value-type="float">
            <text:p>678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2.747" calcext:value-type="float">
            <text:p>2.747</text:p>
          </table:table-cell>
          <table:table-cell office:value-type="float" office:value="25826" calcext:value-type="float">
            <text:p>25826</text:p>
          </table:table-cell>
          <table:table-cell office:value-type="float" office:value="6863" calcext:value-type="float">
            <text:p>686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.43" calcext:value-type="float">
            <text:p>2.43</text:p>
          </table:table-cell>
          <table:table-cell office:value-type="float" office:value="2.332" calcext:value-type="float">
            <text:p>2.332</text:p>
          </table:table-cell>
          <table:table-cell office:value-type="float" office:value="29148" calcext:value-type="float">
            <text:p>29148</text:p>
          </table:table-cell>
          <table:table-cell office:value-type="float" office:value="6782" calcext:value-type="float">
            <text:p>678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MIN([.$H26];[.$N26];[.$T26];[.$Z26];[.$AF26];[.$AL26];[.$AR26];[.$AX26];[.$BD26];[.$BJ26];[.$BP26];[.$BV26])" office:value-type="float" office:value="2.43" calcext:value-type="float">
            <text:p>2.43</text:p>
          </table:table-cell>
          <table:table-cell table:formula="of:=MIN([.$I26];[.$O26];[.$U26];[.$AA26];[.$AG26];[.$AM26];[.$AS26];[.$AY26];[.$BE26];[.$BK26];[.$BQ26];[.$BW26])" office:value-type="float" office:value="2.329" calcext:value-type="float">
            <text:p>2.329</text:p>
          </table:table-cell>
          <table:table-cell table:formula="of:=MIN([.$J26];[.$P26];[.$V26];[.$AB26];[.$AH26];[.$AN26];[.$AT26];[.$AZ26];[.$BF26];[.$BL26];[.$BR26];[.$BX26])" office:value-type="float" office:value="25826" calcext:value-type="float">
            <text:p>25826</text:p>
          </table:table-cell>
          <table:table-cell table:formula="of:=MIN([.$K26];[.$Q26];[.$W26];[.$AC26];[.$AI26];[.$AO26];[.$AU26];[.$BA26];[.$BG26];[.$BM26];[.$BS26];[.$BY26])" office:value-type="float" office:value="6782" calcext:value-type="float">
            <text:p>6782</text:p>
          </table:table-cell>
          <table:table-cell table:formula="of:=MIN([.$L26];[.$R26];[.$X26];[.$AD26];[.$AJ26];[.$AP26];[.$AV26];[.$BB26];[.$BH26];[.$BN26];[.$BT26];[.$BZ26])" office:value-type="float" office:value="45" calcext:value-type="float">
            <text:p>45</text:p>
          </table:table-cell>
          <table:table-cell table:formula="of:=MIN([.$M26];[.$S26];[.$Y26];[.$AE26];[.$AK26];[.$AQ26];[.$AW26];[.$BC26];[.$BI26];[.$BO26];[.$BU26];[.$CA26])" office:value-type="float" office:value="0" calcext:value-type="float">
            <text:p>0</text:p>
          </table:table-cell>
          <table:table-cell table:formula="of:=MEDIAN([.$H26];[.$N26];[.$T26];[.$Z26];[.$AF26];[.$AL26];[.$AR26];[.$AX26];[.$BD26];[.$BJ26];[.$BP26];[.$BV26])" office:value-type="float" office:value="2.545" calcext:value-type="float">
            <text:p>2.545</text:p>
          </table:table-cell>
          <table:table-cell table:formula="of:=MEDIAN([.$I26];[.$O26];[.$U26];[.$AA26];[.$AG26];[.$AM26];[.$AS26];[.$AY26];[.$BE26];[.$BK26];[.$BQ26];[.$BW26])" office:value-type="float" office:value="2.4415" calcext:value-type="float">
            <text:p>2.4415</text:p>
          </table:table-cell>
          <table:table-cell table:formula="of:=MEDIAN([.$J26];[.$P26];[.$V26];[.$AB26];[.$AH26];[.$AN26];[.$AT26];[.$AZ26];[.$BF26];[.$BL26];[.$BR26];[.$BX26])" office:value-type="float" office:value="27487" calcext:value-type="float">
            <text:p>27487</text:p>
          </table:table-cell>
          <table:table-cell table:formula="of:=MEDIAN([.$K26];[.$Q26];[.$W26];[.$AC26];[.$AI26];[.$AO26];[.$AU26];[.$BA26];[.$BG26];[.$BM26];[.$BS26];[.$BY26])" office:value-type="float" office:value="6822.5" calcext:value-type="float">
            <text:p>6822.5</text:p>
          </table:table-cell>
          <table:table-cell table:formula="of:=MEDIAN([.$L26];[.$R26];[.$X26];[.$AD26];[.$AJ26];[.$AP26];[.$AV26];[.$BB26];[.$BH26];[.$BN26];[.$BT26];[.$BZ26])" office:value-type="float" office:value="46" calcext:value-type="float">
            <text:p>46</text:p>
          </table:table-cell>
          <table:table-cell table:formula="of:=MEDIAN([.$M26];[.$S26];[.$Y26];[.$AE26];[.$AK26];[.$AQ26];[.$AW26];[.$BC26];[.$BI26];[.$BO26];[.$BU26];[.$CA26])" office:value-type="float" office:value="0" calcext:value-type="float">
            <text:p>0</text:p>
          </table:table-cell>
          <table:table-cell table:formula="of:=MAX([.$H26];[.$N26];[.$T26];[.$Z26];[.$AF26];[.$AL26];[.$AR26];[.$AX26];[.$BD26];[.$BJ26];[.$BP26];[.$BV26])" office:value-type="float" office:value="2.88" calcext:value-type="float">
            <text:p>2.88</text:p>
          </table:table-cell>
          <table:table-cell table:formula="of:=MAX([.$I26];[.$O26];[.$U26];[.$AA26];[.$AG26];[.$AM26];[.$AS26];[.$AY26];[.$BE26];[.$BK26];[.$BQ26];[.$BW26])" office:value-type="float" office:value="2.747" calcext:value-type="float">
            <text:p>2.747</text:p>
          </table:table-cell>
          <table:table-cell table:formula="of:=MAX([.$J26];[.$P26];[.$V26];[.$AB26];[.$AH26];[.$AN26];[.$AT26];[.$AZ26];[.$BF26];[.$BL26];[.$BR26];[.$BX26])" office:value-type="float" office:value="29148" calcext:value-type="float">
            <text:p>29148</text:p>
          </table:table-cell>
          <table:table-cell table:formula="of:=MAX([.$K26];[.$Q26];[.$W26];[.$AC26];[.$AI26];[.$AO26];[.$AU26];[.$BA26];[.$BG26];[.$BM26];[.$BS26];[.$BY26])" office:value-type="float" office:value="6863" calcext:value-type="float">
            <text:p>6863</text:p>
          </table:table-cell>
          <table:table-cell table:formula="of:=MAX([.$L26];[.$R26];[.$X26];[.$AD26];[.$AJ26];[.$AP26];[.$AV26];[.$BB26];[.$BH26];[.$BN26];[.$BT26];[.$BZ26])" office:value-type="float" office:value="47" calcext:value-type="float">
            <text:p>47</text:p>
          </table:table-cell>
          <table:table-cell table:formula="of:=MAX([.$M26];[.$S26];[.$Y26];[.$AE26];[.$AK26];[.$AQ26];[.$AW26];[.$BC26];[.$BI26];[.$BO26];[.$BU26];[.$CA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byrinth/0082-labyrinth-14-0.asp</text:p>
          </table:table-cell>
          <table:table-cell office:value-type="float" office:value="162.41" calcext:value-type="float">
            <text:p>162.41</text:p>
          </table:table-cell>
          <table:table-cell office:value-type="float" office:value="162.339" calcext:value-type="float">
            <text:p>162.339</text:p>
          </table:table-cell>
          <table:table-cell office:value-type="float" office:value="545608" calcext:value-type="float">
            <text:p>545608</text:p>
          </table:table-cell>
          <table:table-cell office:value-type="float" office:value="447719" calcext:value-type="float">
            <text:p>44771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3.51" calcext:value-type="float">
            <text:p>173.51</text:p>
          </table:table-cell>
          <table:table-cell office:value-type="float" office:value="173.402" calcext:value-type="float">
            <text:p>173.402</text:p>
          </table:table-cell>
          <table:table-cell office:value-type="float" office:value="2182417" calcext:value-type="float">
            <text:p>2182417</text:p>
          </table:table-cell>
          <table:table-cell office:value-type="float" office:value="339185" calcext:value-type="float">
            <text:p>33918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395.03" calcext:value-type="float">
            <text:p>395.03</text:p>
          </table:table-cell>
          <table:table-cell office:value-type="float" office:value="394.916" calcext:value-type="float">
            <text:p>394.916</text:p>
          </table:table-cell>
          <table:table-cell office:value-type="float" office:value="5423712" calcext:value-type="float">
            <text:p>5423712</text:p>
          </table:table-cell>
          <table:table-cell office:value-type="float" office:value="727867" calcext:value-type="float">
            <text:p>727867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74.02" calcext:value-type="float">
            <text:p>174.02</text:p>
          </table:table-cell>
          <table:table-cell office:value-type="float" office:value="173.911" calcext:value-type="float">
            <text:p>173.911</text:p>
          </table:table-cell>
          <table:table-cell office:value-type="float" office:value="2182417" calcext:value-type="float">
            <text:p>2182417</text:p>
          </table:table-cell>
          <table:table-cell office:value-type="float" office:value="339185" calcext:value-type="float">
            <text:p>339185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408.77" calcext:value-type="float">
            <text:p>408.77</text:p>
          </table:table-cell>
          <table:table-cell office:value-type="float" office:value="408.668" calcext:value-type="float">
            <text:p>408.668</text:p>
          </table:table-cell>
          <table:table-cell office:value-type="float" office:value="5423712" calcext:value-type="float">
            <text:p>5423712</text:p>
          </table:table-cell>
          <table:table-cell office:value-type="float" office:value="727867" calcext:value-type="float">
            <text:p>727867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74.5" calcext:value-type="float">
            <text:p>174.5</text:p>
          </table:table-cell>
          <table:table-cell office:value-type="float" office:value="174.396" calcext:value-type="float">
            <text:p>174.396</text:p>
          </table:table-cell>
          <table:table-cell office:value-type="float" office:value="2182417" calcext:value-type="float">
            <text:p>2182417</text:p>
          </table:table-cell>
          <table:table-cell office:value-type="float" office:value="339185" calcext:value-type="float">
            <text:p>339185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89.49" calcext:value-type="float">
            <text:p>389.49</text:p>
          </table:table-cell>
          <table:table-cell office:value-type="float" office:value="389.393" calcext:value-type="float">
            <text:p>389.393</text:p>
          </table:table-cell>
          <table:table-cell office:value-type="float" office:value="5423712" calcext:value-type="float">
            <text:p>5423712</text:p>
          </table:table-cell>
          <table:table-cell office:value-type="float" office:value="727867" calcext:value-type="float">
            <text:p>727867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69.35" calcext:value-type="float">
            <text:p>169.35</text:p>
          </table:table-cell>
          <table:table-cell office:value-type="float" office:value="169.249" calcext:value-type="float">
            <text:p>169.249</text:p>
          </table:table-cell>
          <table:table-cell office:value-type="float" office:value="2182417" calcext:value-type="float">
            <text:p>2182417</text:p>
          </table:table-cell>
          <table:table-cell office:value-type="float" office:value="339185" calcext:value-type="float">
            <text:p>339185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87.26" calcext:value-type="float">
            <text:p>387.26</text:p>
          </table:table-cell>
          <table:table-cell office:value-type="float" office:value="387.157" calcext:value-type="float">
            <text:p>387.157</text:p>
          </table:table-cell>
          <table:table-cell office:value-type="float" office:value="5423712" calcext:value-type="float">
            <text:p>5423712</text:p>
          </table:table-cell>
          <table:table-cell office:value-type="float" office:value="727867" calcext:value-type="float">
            <text:p>727867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84.22" calcext:value-type="float">
            <text:p>184.22</text:p>
          </table:table-cell>
          <table:table-cell office:value-type="float" office:value="184.092" calcext:value-type="float">
            <text:p>184.092</text:p>
          </table:table-cell>
          <table:table-cell office:value-type="float" office:value="2182417" calcext:value-type="float">
            <text:p>2182417</text:p>
          </table:table-cell>
          <table:table-cell office:value-type="float" office:value="339185" calcext:value-type="float">
            <text:p>339185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96.85" calcext:value-type="float">
            <text:p>396.85</text:p>
          </table:table-cell>
          <table:table-cell office:value-type="float" office:value="396.736" calcext:value-type="float">
            <text:p>396.736</text:p>
          </table:table-cell>
          <table:table-cell office:value-type="float" office:value="5423712" calcext:value-type="float">
            <text:p>5423712</text:p>
          </table:table-cell>
          <table:table-cell office:value-type="float" office:value="727867" calcext:value-type="float">
            <text:p>727867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87.27" calcext:value-type="float">
            <text:p>187.27</text:p>
          </table:table-cell>
          <table:table-cell office:value-type="float" office:value="187.153" calcext:value-type="float">
            <text:p>187.153</text:p>
          </table:table-cell>
          <table:table-cell office:value-type="float" office:value="2182417" calcext:value-type="float">
            <text:p>2182417</text:p>
          </table:table-cell>
          <table:table-cell office:value-type="float" office:value="339185" calcext:value-type="float">
            <text:p>339185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95.82" calcext:value-type="float">
            <text:p>395.82</text:p>
          </table:table-cell>
          <table:table-cell office:value-type="float" office:value="395.707" calcext:value-type="float">
            <text:p>395.707</text:p>
          </table:table-cell>
          <table:table-cell office:value-type="float" office:value="5423712" calcext:value-type="float">
            <text:p>5423712</text:p>
          </table:table-cell>
          <table:table-cell office:value-type="float" office:value="727867" calcext:value-type="float">
            <text:p>727867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MIN([.$H27];[.$N27];[.$T27];[.$Z27];[.$AF27];[.$AL27];[.$AR27];[.$AX27];[.$BD27];[.$BJ27];[.$BP27];[.$BV27])" office:value-type="float" office:value="169.35" calcext:value-type="float">
            <text:p>169.35</text:p>
          </table:table-cell>
          <table:table-cell table:formula="of:=MIN([.$I27];[.$O27];[.$U27];[.$AA27];[.$AG27];[.$AM27];[.$AS27];[.$AY27];[.$BE27];[.$BK27];[.$BQ27];[.$BW27])" office:value-type="float" office:value="169.249" calcext:value-type="float">
            <text:p>169.249</text:p>
          </table:table-cell>
          <table:table-cell table:formula="of:=MIN([.$J27];[.$P27];[.$V27];[.$AB27];[.$AH27];[.$AN27];[.$AT27];[.$AZ27];[.$BF27];[.$BL27];[.$BR27];[.$BX27])" office:value-type="float" office:value="2182417" calcext:value-type="float">
            <text:p>2182417</text:p>
          </table:table-cell>
          <table:table-cell table:formula="of:=MIN([.$K27];[.$Q27];[.$W27];[.$AC27];[.$AI27];[.$AO27];[.$AU27];[.$BA27];[.$BG27];[.$BM27];[.$BS27];[.$BY27])" office:value-type="float" office:value="339185" calcext:value-type="float">
            <text:p>339185</text:p>
          </table:table-cell>
          <table:table-cell table:formula="of:=MIN([.$L27];[.$R27];[.$X27];[.$AD27];[.$AJ27];[.$AP27];[.$AV27];[.$BB27];[.$BH27];[.$BN27];[.$BT27];[.$BZ27])" office:value-type="float" office:value="127" calcext:value-type="float">
            <text:p>127</text:p>
          </table:table-cell>
          <table:table-cell table:formula="of:=MIN([.$M27];[.$S27];[.$Y27];[.$AE27];[.$AK27];[.$AQ27];[.$AW27];[.$BC27];[.$BI27];[.$BO27];[.$BU27];[.$CA27])" office:value-type="float" office:value="0" calcext:value-type="float">
            <text:p>0</text:p>
          </table:table-cell>
          <table:table-cell table:formula="of:=MEDIAN([.$H27];[.$N27];[.$T27];[.$Z27];[.$AF27];[.$AL27];[.$AR27];[.$AX27];[.$BD27];[.$BJ27];[.$BP27];[.$BV27])" office:value-type="float" office:value="287.265" calcext:value-type="float">
            <text:p>287.265</text:p>
          </table:table-cell>
          <table:table-cell table:formula="of:=MEDIAN([.$I27];[.$O27];[.$U27];[.$AA27];[.$AG27];[.$AM27];[.$AS27];[.$AY27];[.$BE27];[.$BK27];[.$BQ27];[.$BW27])" office:value-type="float" office:value="287.155" calcext:value-type="float">
            <text:p>287.155</text:p>
          </table:table-cell>
          <table:table-cell table:formula="of:=MEDIAN([.$J27];[.$P27];[.$V27];[.$AB27];[.$AH27];[.$AN27];[.$AT27];[.$AZ27];[.$BF27];[.$BL27];[.$BR27];[.$BX27])" office:value-type="float" office:value="3803064.5" calcext:value-type="float">
            <text:p>3803064.5</text:p>
          </table:table-cell>
          <table:table-cell table:formula="of:=MEDIAN([.$K27];[.$Q27];[.$W27];[.$AC27];[.$AI27];[.$AO27];[.$AU27];[.$BA27];[.$BG27];[.$BM27];[.$BS27];[.$BY27])" office:value-type="float" office:value="533526" calcext:value-type="float">
            <text:p>533526</text:p>
          </table:table-cell>
          <table:table-cell table:formula="of:=MEDIAN([.$L27];[.$R27];[.$X27];[.$AD27];[.$AJ27];[.$AP27];[.$AV27];[.$BB27];[.$BH27];[.$BN27];[.$BT27];[.$BZ27])" office:value-type="float" office:value="158" calcext:value-type="float">
            <text:p>158</text:p>
          </table:table-cell>
          <table:table-cell table:formula="of:=MEDIAN([.$M27];[.$S27];[.$Y27];[.$AE27];[.$AK27];[.$AQ27];[.$AW27];[.$BC27];[.$BI27];[.$BO27];[.$BU27];[.$CA27])" office:value-type="float" office:value="0" calcext:value-type="float">
            <text:p>0</text:p>
          </table:table-cell>
          <table:table-cell table:formula="of:=MAX([.$H27];[.$N27];[.$T27];[.$Z27];[.$AF27];[.$AL27];[.$AR27];[.$AX27];[.$BD27];[.$BJ27];[.$BP27];[.$BV27])" office:value-type="float" office:value="408.77" calcext:value-type="float">
            <text:p>408.77</text:p>
          </table:table-cell>
          <table:table-cell table:formula="of:=MAX([.$I27];[.$O27];[.$U27];[.$AA27];[.$AG27];[.$AM27];[.$AS27];[.$AY27];[.$BE27];[.$BK27];[.$BQ27];[.$BW27])" office:value-type="float" office:value="408.668" calcext:value-type="float">
            <text:p>408.668</text:p>
          </table:table-cell>
          <table:table-cell table:formula="of:=MAX([.$J27];[.$P27];[.$V27];[.$AB27];[.$AH27];[.$AN27];[.$AT27];[.$AZ27];[.$BF27];[.$BL27];[.$BR27];[.$BX27])" office:value-type="float" office:value="5423712" calcext:value-type="float">
            <text:p>5423712</text:p>
          </table:table-cell>
          <table:table-cell table:formula="of:=MAX([.$K27];[.$Q27];[.$W27];[.$AC27];[.$AI27];[.$AO27];[.$AU27];[.$BA27];[.$BG27];[.$BM27];[.$BS27];[.$BY27])" office:value-type="float" office:value="727867" calcext:value-type="float">
            <text:p>727867</text:p>
          </table:table-cell>
          <table:table-cell table:formula="of:=MAX([.$L27];[.$R27];[.$X27];[.$AD27];[.$AJ27];[.$AP27];[.$AV27];[.$BB27];[.$BH27];[.$BN27];[.$BT27];[.$BZ27])" office:value-type="float" office:value="195" calcext:value-type="float">
            <text:p>195</text:p>
          </table:table-cell>
          <table:table-cell table:formula="of:=MAX([.$M27];[.$S27];[.$Y27];[.$AE27];[.$AK27];[.$AQ27];[.$AW27];[.$BC27];[.$BI27];[.$BO27];[.$BU27];[.$CA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byrinth/0083-labyrinth-23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99222" calcext:value-type="float">
            <text:p>1299222</text:p>
          </table:table-cell>
          <table:table-cell office:value-type="float" office:value="1074646" calcext:value-type="float">
            <text:p>107464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986670" calcext:value-type="float">
            <text:p>15986670</text:p>
          </table:table-cell>
          <table:table-cell office:value-type="float" office:value="655116" calcext:value-type="float">
            <text:p>655116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8755069" calcext:value-type="float">
            <text:p>18755069</text:p>
          </table:table-cell>
          <table:table-cell office:value-type="float" office:value="706544" calcext:value-type="float">
            <text:p>706544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540459" calcext:value-type="float">
            <text:p>15540459</text:p>
          </table:table-cell>
          <table:table-cell office:value-type="float" office:value="642031" calcext:value-type="float">
            <text:p>642031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8440574" calcext:value-type="float">
            <text:p>18440574</text:p>
          </table:table-cell>
          <table:table-cell office:value-type="float" office:value="681246" calcext:value-type="float">
            <text:p>681246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468793" calcext:value-type="float">
            <text:p>15468793</text:p>
          </table:table-cell>
          <table:table-cell office:value-type="float" office:value="636728" calcext:value-type="float">
            <text:p>636728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8716843" calcext:value-type="float">
            <text:p>18716843</text:p>
          </table:table-cell>
          <table:table-cell office:value-type="float" office:value="698153" calcext:value-type="float">
            <text:p>698153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463432" calcext:value-type="float">
            <text:p>15463432</text:p>
          </table:table-cell>
          <table:table-cell office:value-type="float" office:value="635747" calcext:value-type="float">
            <text:p>635747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8692838" calcext:value-type="float">
            <text:p>18692838</text:p>
          </table:table-cell>
          <table:table-cell office:value-type="float" office:value="695447" calcext:value-type="float">
            <text:p>695447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660124" calcext:value-type="float">
            <text:p>15660124</text:p>
          </table:table-cell>
          <table:table-cell office:value-type="float" office:value="645565" calcext:value-type="float">
            <text:p>645565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8741305" calcext:value-type="float">
            <text:p>18741305</text:p>
          </table:table-cell>
          <table:table-cell office:value-type="float" office:value="702523" calcext:value-type="float">
            <text:p>702523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479504" calcext:value-type="float">
            <text:p>15479504</text:p>
          </table:table-cell>
          <table:table-cell office:value-type="float" office:value="638305" calcext:value-type="float">
            <text:p>638305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8536848" calcext:value-type="float">
            <text:p>18536848</text:p>
          </table:table-cell>
          <table:table-cell office:value-type="float" office:value="685802" calcext:value-type="float">
            <text:p>685802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MIN([.$H28];[.$N28];[.$T28];[.$Z28];[.$AF28];[.$AL28];[.$AR28];[.$AX28];[.$BD28];[.$BJ28];[.$BP28];[.$BV28])" office:value-type="float" office:value="900" calcext:value-type="float">
            <text:p>900</text:p>
          </table:table-cell>
          <table:table-cell table:formula="of:=MIN([.$I28];[.$O28];[.$U28];[.$AA28];[.$AG28];[.$AM28];[.$AS28];[.$AY28];[.$BE28];[.$BK28];[.$BQ28];[.$BW28])" office:value-type="float" office:value="900" calcext:value-type="float">
            <text:p>900</text:p>
          </table:table-cell>
          <table:table-cell table:formula="of:=MIN([.$J28];[.$P28];[.$V28];[.$AB28];[.$AH28];[.$AN28];[.$AT28];[.$AZ28];[.$BF28];[.$BL28];[.$BR28];[.$BX28])" office:value-type="float" office:value="15463432" calcext:value-type="float">
            <text:p>15463432</text:p>
          </table:table-cell>
          <table:table-cell table:formula="of:=MIN([.$K28];[.$Q28];[.$W28];[.$AC28];[.$AI28];[.$AO28];[.$AU28];[.$BA28];[.$BG28];[.$BM28];[.$BS28];[.$BY28])" office:value-type="float" office:value="635747" calcext:value-type="float">
            <text:p>635747</text:p>
          </table:table-cell>
          <table:table-cell table:formula="of:=MIN([.$L28];[.$R28];[.$X28];[.$AD28];[.$AJ28];[.$AP28];[.$AV28];[.$BB28];[.$BH28];[.$BN28];[.$BT28];[.$BZ28])" office:value-type="float" office:value="342" calcext:value-type="float">
            <text:p>342</text:p>
          </table:table-cell>
          <table:table-cell table:formula="of:=MIN([.$M28];[.$S28];[.$Y28];[.$AE28];[.$AK28];[.$AQ28];[.$AW28];[.$BC28];[.$BI28];[.$BO28];[.$BU28];[.$CA28])" office:value-type="float" office:value="0" calcext:value-type="float">
            <text:p>0</text:p>
          </table:table-cell>
          <table:table-cell table:formula="of:=MEDIAN([.$H28];[.$N28];[.$T28];[.$Z28];[.$AF28];[.$AL28];[.$AR28];[.$AX28];[.$BD28];[.$BJ28];[.$BP28];[.$BV28])" office:value-type="float" office:value="900" calcext:value-type="float">
            <text:p>900</text:p>
          </table:table-cell>
          <table:table-cell table:formula="of:=MEDIAN([.$I28];[.$O28];[.$U28];[.$AA28];[.$AG28];[.$AM28];[.$AS28];[.$AY28];[.$BE28];[.$BK28];[.$BQ28];[.$BW28])" office:value-type="float" office:value="900" calcext:value-type="float">
            <text:p>900</text:p>
          </table:table-cell>
          <table:table-cell table:formula="of:=MEDIAN([.$J28];[.$P28];[.$V28];[.$AB28];[.$AH28];[.$AN28];[.$AT28];[.$AZ28];[.$BF28];[.$BL28];[.$BR28];[.$BX28])" office:value-type="float" office:value="17213622" calcext:value-type="float">
            <text:p>17213622</text:p>
          </table:table-cell>
          <table:table-cell table:formula="of:=MEDIAN([.$K28];[.$Q28];[.$W28];[.$AC28];[.$AI28];[.$AO28];[.$AU28];[.$BA28];[.$BG28];[.$BM28];[.$BS28];[.$BY28])" office:value-type="float" office:value="668181" calcext:value-type="float">
            <text:p>668181</text:p>
          </table:table-cell>
          <table:table-cell table:formula="of:=MEDIAN([.$L28];[.$R28];[.$X28];[.$AD28];[.$AJ28];[.$AP28];[.$AV28];[.$BB28];[.$BH28];[.$BN28];[.$BT28];[.$BZ28])" office:value-type="float" office:value="367" calcext:value-type="float">
            <text:p>367</text:p>
          </table:table-cell>
          <table:table-cell table:formula="of:=MEDIAN([.$M28];[.$S28];[.$Y28];[.$AE28];[.$AK28];[.$AQ28];[.$AW28];[.$BC28];[.$BI28];[.$BO28];[.$BU28];[.$CA28])" office:value-type="float" office:value="0" calcext:value-type="float">
            <text:p>0</text:p>
          </table:table-cell>
          <table:table-cell table:formula="of:=MAX([.$H28];[.$N28];[.$T28];[.$Z28];[.$AF28];[.$AL28];[.$AR28];[.$AX28];[.$BD28];[.$BJ28];[.$BP28];[.$BV28])" office:value-type="float" office:value="900" calcext:value-type="float">
            <text:p>900</text:p>
          </table:table-cell>
          <table:table-cell table:formula="of:=MAX([.$I28];[.$O28];[.$U28];[.$AA28];[.$AG28];[.$AM28];[.$AS28];[.$AY28];[.$BE28];[.$BK28];[.$BQ28];[.$BW28])" office:value-type="float" office:value="900" calcext:value-type="float">
            <text:p>900</text:p>
          </table:table-cell>
          <table:table-cell table:formula="of:=MAX([.$J28];[.$P28];[.$V28];[.$AB28];[.$AH28];[.$AN28];[.$AT28];[.$AZ28];[.$BF28];[.$BL28];[.$BR28];[.$BX28])" office:value-type="float" office:value="18755069" calcext:value-type="float">
            <text:p>18755069</text:p>
          </table:table-cell>
          <table:table-cell table:formula="of:=MAX([.$K28];[.$Q28];[.$W28];[.$AC28];[.$AI28];[.$AO28];[.$AU28];[.$BA28];[.$BG28];[.$BM28];[.$BS28];[.$BY28])" office:value-type="float" office:value="706544" calcext:value-type="float">
            <text:p>706544</text:p>
          </table:table-cell>
          <table:table-cell table:formula="of:=MAX([.$L28];[.$R28];[.$X28];[.$AD28];[.$AJ28];[.$AP28];[.$AV28];[.$BB28];[.$BH28];[.$BN28];[.$BT28];[.$BZ28])" office:value-type="float" office:value="396" calcext:value-type="float">
            <text:p>396</text:p>
          </table:table-cell>
          <table:table-cell table:formula="of:=MAX([.$M28];[.$S28];[.$Y28];[.$AE28];[.$AK28];[.$AQ28];[.$AW28];[.$BC28];[.$BI28];[.$BO28];[.$BU28];[.$CA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byrinth/0094-labyrinth-17-0.asp</text:p>
          </table:table-cell>
          <table:table-cell office:value-type="float" office:value="35.54" calcext:value-type="float">
            <text:p>35.54</text:p>
          </table:table-cell>
          <table:table-cell office:value-type="float" office:value="35.478" calcext:value-type="float">
            <text:p>35.478</text:p>
          </table:table-cell>
          <table:table-cell office:value-type="float" office:value="104974" calcext:value-type="float">
            <text:p>104974</text:p>
          </table:table-cell>
          <table:table-cell office:value-type="float" office:value="79066" calcext:value-type="float">
            <text:p>7906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77.94" calcext:value-type="float">
            <text:p>177.94</text:p>
          </table:table-cell>
          <table:table-cell office:value-type="float" office:value="177.829" calcext:value-type="float">
            <text:p>177.829</text:p>
          </table:table-cell>
          <table:table-cell office:value-type="float" office:value="1628476" calcext:value-type="float">
            <text:p>1628476</text:p>
          </table:table-cell>
          <table:table-cell office:value-type="float" office:value="261692" calcext:value-type="float">
            <text:p>261692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21.94" calcext:value-type="float">
            <text:p>121.94</text:p>
          </table:table-cell>
          <table:table-cell office:value-type="float" office:value="121.845" calcext:value-type="float">
            <text:p>121.845</text:p>
          </table:table-cell>
          <table:table-cell office:value-type="float" office:value="948510" calcext:value-type="float">
            <text:p>948510</text:p>
          </table:table-cell>
          <table:table-cell office:value-type="float" office:value="206466" calcext:value-type="float">
            <text:p>206466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74.51" calcext:value-type="float">
            <text:p>174.51</text:p>
          </table:table-cell>
          <table:table-cell office:value-type="float" office:value="174.378" calcext:value-type="float">
            <text:p>174.378</text:p>
          </table:table-cell>
          <table:table-cell office:value-type="float" office:value="1628476" calcext:value-type="float">
            <text:p>1628476</text:p>
          </table:table-cell>
          <table:table-cell office:value-type="float" office:value="261692" calcext:value-type="float">
            <text:p>261692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28.2" calcext:value-type="float">
            <text:p>128.2</text:p>
          </table:table-cell>
          <table:table-cell office:value-type="float" office:value="128.095" calcext:value-type="float">
            <text:p>128.095</text:p>
          </table:table-cell>
          <table:table-cell office:value-type="float" office:value="948510" calcext:value-type="float">
            <text:p>948510</text:p>
          </table:table-cell>
          <table:table-cell office:value-type="float" office:value="206466" calcext:value-type="float">
            <text:p>206466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90.27" calcext:value-type="float">
            <text:p>190.27</text:p>
          </table:table-cell>
          <table:table-cell office:value-type="float" office:value="190.162" calcext:value-type="float">
            <text:p>190.162</text:p>
          </table:table-cell>
          <table:table-cell office:value-type="float" office:value="1628476" calcext:value-type="float">
            <text:p>1628476</text:p>
          </table:table-cell>
          <table:table-cell office:value-type="float" office:value="261692" calcext:value-type="float">
            <text:p>261692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27.13" calcext:value-type="float">
            <text:p>127.13</text:p>
          </table:table-cell>
          <table:table-cell office:value-type="float" office:value="127.016" calcext:value-type="float">
            <text:p>127.016</text:p>
          </table:table-cell>
          <table:table-cell office:value-type="float" office:value="948510" calcext:value-type="float">
            <text:p>948510</text:p>
          </table:table-cell>
          <table:table-cell office:value-type="float" office:value="206466" calcext:value-type="float">
            <text:p>206466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82.96" calcext:value-type="float">
            <text:p>182.96</text:p>
          </table:table-cell>
          <table:table-cell office:value-type="float" office:value="182.853" calcext:value-type="float">
            <text:p>182.853</text:p>
          </table:table-cell>
          <table:table-cell office:value-type="float" office:value="1628476" calcext:value-type="float">
            <text:p>1628476</text:p>
          </table:table-cell>
          <table:table-cell office:value-type="float" office:value="261692" calcext:value-type="float">
            <text:p>261692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30.96" calcext:value-type="float">
            <text:p>130.96</text:p>
          </table:table-cell>
          <table:table-cell office:value-type="float" office:value="130.828" calcext:value-type="float">
            <text:p>130.828</text:p>
          </table:table-cell>
          <table:table-cell office:value-type="float" office:value="948510" calcext:value-type="float">
            <text:p>948510</text:p>
          </table:table-cell>
          <table:table-cell office:value-type="float" office:value="206466" calcext:value-type="float">
            <text:p>20646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87.31" calcext:value-type="float">
            <text:p>187.31</text:p>
          </table:table-cell>
          <table:table-cell office:value-type="float" office:value="187.184" calcext:value-type="float">
            <text:p>187.184</text:p>
          </table:table-cell>
          <table:table-cell office:value-type="float" office:value="1628476" calcext:value-type="float">
            <text:p>1628476</text:p>
          </table:table-cell>
          <table:table-cell office:value-type="float" office:value="261692" calcext:value-type="float">
            <text:p>261692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19.25" calcext:value-type="float">
            <text:p>119.25</text:p>
          </table:table-cell>
          <table:table-cell office:value-type="float" office:value="119.141" calcext:value-type="float">
            <text:p>119.141</text:p>
          </table:table-cell>
          <table:table-cell office:value-type="float" office:value="948510" calcext:value-type="float">
            <text:p>948510</text:p>
          </table:table-cell>
          <table:table-cell office:value-type="float" office:value="206466" calcext:value-type="float">
            <text:p>206466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75.3" calcext:value-type="float">
            <text:p>175.3</text:p>
          </table:table-cell>
          <table:table-cell office:value-type="float" office:value="175.179" calcext:value-type="float">
            <text:p>175.179</text:p>
          </table:table-cell>
          <table:table-cell office:value-type="float" office:value="1628476" calcext:value-type="float">
            <text:p>1628476</text:p>
          </table:table-cell>
          <table:table-cell office:value-type="float" office:value="261692" calcext:value-type="float">
            <text:p>261692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23.23" calcext:value-type="float">
            <text:p>123.23</text:p>
          </table:table-cell>
          <table:table-cell office:value-type="float" office:value="123.113" calcext:value-type="float">
            <text:p>123.113</text:p>
          </table:table-cell>
          <table:table-cell office:value-type="float" office:value="948510" calcext:value-type="float">
            <text:p>948510</text:p>
          </table:table-cell>
          <table:table-cell office:value-type="float" office:value="206466" calcext:value-type="float">
            <text:p>206466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MIN([.$H29];[.$N29];[.$T29];[.$Z29];[.$AF29];[.$AL29];[.$AR29];[.$AX29];[.$BD29];[.$BJ29];[.$BP29];[.$BV29])" office:value-type="float" office:value="119.25" calcext:value-type="float">
            <text:p>119.25</text:p>
          </table:table-cell>
          <table:table-cell table:formula="of:=MIN([.$I29];[.$O29];[.$U29];[.$AA29];[.$AG29];[.$AM29];[.$AS29];[.$AY29];[.$BE29];[.$BK29];[.$BQ29];[.$BW29])" office:value-type="float" office:value="119.141" calcext:value-type="float">
            <text:p>119.141</text:p>
          </table:table-cell>
          <table:table-cell table:formula="of:=MIN([.$J29];[.$P29];[.$V29];[.$AB29];[.$AH29];[.$AN29];[.$AT29];[.$AZ29];[.$BF29];[.$BL29];[.$BR29];[.$BX29])" office:value-type="float" office:value="948510" calcext:value-type="float">
            <text:p>948510</text:p>
          </table:table-cell>
          <table:table-cell table:formula="of:=MIN([.$K29];[.$Q29];[.$W29];[.$AC29];[.$AI29];[.$AO29];[.$AU29];[.$BA29];[.$BG29];[.$BM29];[.$BS29];[.$BY29])" office:value-type="float" office:value="206466" calcext:value-type="float">
            <text:p>206466</text:p>
          </table:table-cell>
          <table:table-cell table:formula="of:=MIN([.$L29];[.$R29];[.$X29];[.$AD29];[.$AJ29];[.$AP29];[.$AV29];[.$BB29];[.$BH29];[.$BN29];[.$BT29];[.$BZ29])" office:value-type="float" office:value="123" calcext:value-type="float">
            <text:p>123</text:p>
          </table:table-cell>
          <table:table-cell table:formula="of:=MIN([.$M29];[.$S29];[.$Y29];[.$AE29];[.$AK29];[.$AQ29];[.$AW29];[.$BC29];[.$BI29];[.$BO29];[.$BU29];[.$CA29])" office:value-type="float" office:value="0" calcext:value-type="float">
            <text:p>0</text:p>
          </table:table-cell>
          <table:table-cell table:formula="of:=MEDIAN([.$H29];[.$N29];[.$T29];[.$Z29];[.$AF29];[.$AL29];[.$AR29];[.$AX29];[.$BD29];[.$BJ29];[.$BP29];[.$BV29])" office:value-type="float" office:value="152.735" calcext:value-type="float">
            <text:p>152.735</text:p>
          </table:table-cell>
          <table:table-cell table:formula="of:=MEDIAN([.$I29];[.$O29];[.$U29];[.$AA29];[.$AG29];[.$AM29];[.$AS29];[.$AY29];[.$BE29];[.$BK29];[.$BQ29];[.$BW29])" office:value-type="float" office:value="152.603" calcext:value-type="float">
            <text:p>152.603</text:p>
          </table:table-cell>
          <table:table-cell table:formula="of:=MEDIAN([.$J29];[.$P29];[.$V29];[.$AB29];[.$AH29];[.$AN29];[.$AT29];[.$AZ29];[.$BF29];[.$BL29];[.$BR29];[.$BX29])" office:value-type="float" office:value="1288493" calcext:value-type="float">
            <text:p>1288493</text:p>
          </table:table-cell>
          <table:table-cell table:formula="of:=MEDIAN([.$K29];[.$Q29];[.$W29];[.$AC29];[.$AI29];[.$AO29];[.$AU29];[.$BA29];[.$BG29];[.$BM29];[.$BS29];[.$BY29])" office:value-type="float" office:value="234079" calcext:value-type="float">
            <text:p>234079</text:p>
          </table:table-cell>
          <table:table-cell table:formula="of:=MEDIAN([.$L29];[.$R29];[.$X29];[.$AD29];[.$AJ29];[.$AP29];[.$AV29];[.$BB29];[.$BH29];[.$BN29];[.$BT29];[.$BZ29])" office:value-type="float" office:value="145" calcext:value-type="float">
            <text:p>145</text:p>
          </table:table-cell>
          <table:table-cell table:formula="of:=MEDIAN([.$M29];[.$S29];[.$Y29];[.$AE29];[.$AK29];[.$AQ29];[.$AW29];[.$BC29];[.$BI29];[.$BO29];[.$BU29];[.$CA29])" office:value-type="float" office:value="0" calcext:value-type="float">
            <text:p>0</text:p>
          </table:table-cell>
          <table:table-cell table:formula="of:=MAX([.$H29];[.$N29];[.$T29];[.$Z29];[.$AF29];[.$AL29];[.$AR29];[.$AX29];[.$BD29];[.$BJ29];[.$BP29];[.$BV29])" office:value-type="float" office:value="190.27" calcext:value-type="float">
            <text:p>190.27</text:p>
          </table:table-cell>
          <table:table-cell table:formula="of:=MAX([.$I29];[.$O29];[.$U29];[.$AA29];[.$AG29];[.$AM29];[.$AS29];[.$AY29];[.$BE29];[.$BK29];[.$BQ29];[.$BW29])" office:value-type="float" office:value="190.162" calcext:value-type="float">
            <text:p>190.162</text:p>
          </table:table-cell>
          <table:table-cell table:formula="of:=MAX([.$J29];[.$P29];[.$V29];[.$AB29];[.$AH29];[.$AN29];[.$AT29];[.$AZ29];[.$BF29];[.$BL29];[.$BR29];[.$BX29])" office:value-type="float" office:value="1628476" calcext:value-type="float">
            <text:p>1628476</text:p>
          </table:table-cell>
          <table:table-cell table:formula="of:=MAX([.$K29];[.$Q29];[.$W29];[.$AC29];[.$AI29];[.$AO29];[.$AU29];[.$BA29];[.$BG29];[.$BM29];[.$BS29];[.$BY29])" office:value-type="float" office:value="261692" calcext:value-type="float">
            <text:p>261692</text:p>
          </table:table-cell>
          <table:table-cell table:formula="of:=MAX([.$L29];[.$R29];[.$X29];[.$AD29];[.$AJ29];[.$AP29];[.$AV29];[.$BB29];[.$BH29];[.$BN29];[.$BT29];[.$BZ29])" office:value-type="float" office:value="166" calcext:value-type="float">
            <text:p>166</text:p>
          </table:table-cell>
          <table:table-cell table:formula="of:=MAX([.$M29];[.$S29];[.$Y29];[.$AE29];[.$AK29];[.$AQ29];[.$AW29];[.$BC29];[.$BI29];[.$BO29];[.$BU29];[.$CA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byrinth/0117-labyrinth-23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95320" calcext:value-type="float">
            <text:p>1295320</text:p>
          </table:table-cell>
          <table:table-cell office:value-type="float" office:value="1080720" calcext:value-type="float">
            <text:p>10807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185248" calcext:value-type="float">
            <text:p>13185248</text:p>
          </table:table-cell>
          <table:table-cell office:value-type="float" office:value="701967" calcext:value-type="float">
            <text:p>701967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038354" calcext:value-type="float">
            <text:p>16038354</text:p>
          </table:table-cell>
          <table:table-cell office:value-type="float" office:value="687575" calcext:value-type="float">
            <text:p>687575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007865" calcext:value-type="float">
            <text:p>13007865</text:p>
          </table:table-cell>
          <table:table-cell office:value-type="float" office:value="697192" calcext:value-type="float">
            <text:p>697192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105739" calcext:value-type="float">
            <text:p>16105739</text:p>
          </table:table-cell>
          <table:table-cell office:value-type="float" office:value="692333" calcext:value-type="float">
            <text:p>692333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017228" calcext:value-type="float">
            <text:p>13017228</text:p>
          </table:table-cell>
          <table:table-cell office:value-type="float" office:value="697530" calcext:value-type="float">
            <text:p>697530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952110" calcext:value-type="float">
            <text:p>15952110</text:p>
          </table:table-cell>
          <table:table-cell office:value-type="float" office:value="681482" calcext:value-type="float">
            <text:p>681482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157550" calcext:value-type="float">
            <text:p>13157550</text:p>
          </table:table-cell>
          <table:table-cell office:value-type="float" office:value="700284" calcext:value-type="float">
            <text:p>700284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214231" calcext:value-type="float">
            <text:p>16214231</text:p>
          </table:table-cell>
          <table:table-cell office:value-type="float" office:value="698349" calcext:value-type="float">
            <text:p>698349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915244" calcext:value-type="float">
            <text:p>12915244</text:p>
          </table:table-cell>
          <table:table-cell office:value-type="float" office:value="693738" calcext:value-type="float">
            <text:p>693738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063990" calcext:value-type="float">
            <text:p>16063990</text:p>
          </table:table-cell>
          <table:table-cell office:value-type="float" office:value="690328" calcext:value-type="float">
            <text:p>690328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803178" calcext:value-type="float">
            <text:p>12803178</text:p>
          </table:table-cell>
          <table:table-cell office:value-type="float" office:value="686772" calcext:value-type="float">
            <text:p>686772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025514" calcext:value-type="float">
            <text:p>16025514</text:p>
          </table:table-cell>
          <table:table-cell office:value-type="float" office:value="686611" calcext:value-type="float">
            <text:p>686611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table:formula="of:=MIN([.$H30];[.$N30];[.$T30];[.$Z30];[.$AF30];[.$AL30];[.$AR30];[.$AX30];[.$BD30];[.$BJ30];[.$BP30];[.$BV30])" office:value-type="float" office:value="900" calcext:value-type="float">
            <text:p>900</text:p>
          </table:table-cell>
          <table:table-cell table:formula="of:=MIN([.$I30];[.$O30];[.$U30];[.$AA30];[.$AG30];[.$AM30];[.$AS30];[.$AY30];[.$BE30];[.$BK30];[.$BQ30];[.$BW30])" office:value-type="float" office:value="900" calcext:value-type="float">
            <text:p>900</text:p>
          </table:table-cell>
          <table:table-cell table:formula="of:=MIN([.$J30];[.$P30];[.$V30];[.$AB30];[.$AH30];[.$AN30];[.$AT30];[.$AZ30];[.$BF30];[.$BL30];[.$BR30];[.$BX30])" office:value-type="float" office:value="12803178" calcext:value-type="float">
            <text:p>12803178</text:p>
          </table:table-cell>
          <table:table-cell table:formula="of:=MIN([.$K30];[.$Q30];[.$W30];[.$AC30];[.$AI30];[.$AO30];[.$AU30];[.$BA30];[.$BG30];[.$BM30];[.$BS30];[.$BY30])" office:value-type="float" office:value="681482" calcext:value-type="float">
            <text:p>681482</text:p>
          </table:table-cell>
          <table:table-cell table:formula="of:=MIN([.$L30];[.$R30];[.$X30];[.$AD30];[.$AJ30];[.$AP30];[.$AV30];[.$BB30];[.$BH30];[.$BN30];[.$BT30];[.$BZ30])" office:value-type="float" office:value="383" calcext:value-type="float">
            <text:p>383</text:p>
          </table:table-cell>
          <table:table-cell table:formula="of:=MIN([.$M30];[.$S30];[.$Y30];[.$AE30];[.$AK30];[.$AQ30];[.$AW30];[.$BC30];[.$BI30];[.$BO30];[.$BU30];[.$CA30])" office:value-type="float" office:value="0" calcext:value-type="float">
            <text:p>0</text:p>
          </table:table-cell>
          <table:table-cell table:formula="of:=MEDIAN([.$H30];[.$N30];[.$T30];[.$Z30];[.$AF30];[.$AL30];[.$AR30];[.$AX30];[.$BD30];[.$BJ30];[.$BP30];[.$BV30])" office:value-type="float" office:value="900" calcext:value-type="float">
            <text:p>900</text:p>
          </table:table-cell>
          <table:table-cell table:formula="of:=MEDIAN([.$I30];[.$O30];[.$U30];[.$AA30];[.$AG30];[.$AM30];[.$AS30];[.$AY30];[.$BE30];[.$BK30];[.$BQ30];[.$BW30])" office:value-type="float" office:value="900" calcext:value-type="float">
            <text:p>900</text:p>
          </table:table-cell>
          <table:table-cell table:formula="of:=MEDIAN([.$J30];[.$P30];[.$V30];[.$AB30];[.$AH30];[.$AN30];[.$AT30];[.$AZ30];[.$BF30];[.$BL30];[.$BR30];[.$BX30])" office:value-type="float" office:value="14568679" calcext:value-type="float">
            <text:p>14568679</text:p>
          </table:table-cell>
          <table:table-cell table:formula="of:=MEDIAN([.$K30];[.$Q30];[.$W30];[.$AC30];[.$AI30];[.$AO30];[.$AU30];[.$BA30];[.$BG30];[.$BM30];[.$BS30];[.$BY30])" office:value-type="float" office:value="693035.5" calcext:value-type="float">
            <text:p>693035.5</text:p>
          </table:table-cell>
          <table:table-cell table:formula="of:=MEDIAN([.$L30];[.$R30];[.$X30];[.$AD30];[.$AJ30];[.$AP30];[.$AV30];[.$BB30];[.$BH30];[.$BN30];[.$BT30];[.$BZ30])" office:value-type="float" office:value="392" calcext:value-type="float">
            <text:p>392</text:p>
          </table:table-cell>
          <table:table-cell table:formula="of:=MEDIAN([.$M30];[.$S30];[.$Y30];[.$AE30];[.$AK30];[.$AQ30];[.$AW30];[.$BC30];[.$BI30];[.$BO30];[.$BU30];[.$CA30])" office:value-type="float" office:value="0" calcext:value-type="float">
            <text:p>0</text:p>
          </table:table-cell>
          <table:table-cell table:formula="of:=MAX([.$H30];[.$N30];[.$T30];[.$Z30];[.$AF30];[.$AL30];[.$AR30];[.$AX30];[.$BD30];[.$BJ30];[.$BP30];[.$BV30])" office:value-type="float" office:value="900" calcext:value-type="float">
            <text:p>900</text:p>
          </table:table-cell>
          <table:table-cell table:formula="of:=MAX([.$I30];[.$O30];[.$U30];[.$AA30];[.$AG30];[.$AM30];[.$AS30];[.$AY30];[.$BE30];[.$BK30];[.$BQ30];[.$BW30])" office:value-type="float" office:value="900" calcext:value-type="float">
            <text:p>900</text:p>
          </table:table-cell>
          <table:table-cell table:formula="of:=MAX([.$J30];[.$P30];[.$V30];[.$AB30];[.$AH30];[.$AN30];[.$AT30];[.$AZ30];[.$BF30];[.$BL30];[.$BR30];[.$BX30])" office:value-type="float" office:value="16214231" calcext:value-type="float">
            <text:p>16214231</text:p>
          </table:table-cell>
          <table:table-cell table:formula="of:=MAX([.$K30];[.$Q30];[.$W30];[.$AC30];[.$AI30];[.$AO30];[.$AU30];[.$BA30];[.$BG30];[.$BM30];[.$BS30];[.$BY30])" office:value-type="float" office:value="701967" calcext:value-type="float">
            <text:p>701967</text:p>
          </table:table-cell>
          <table:table-cell table:formula="of:=MAX([.$L30];[.$R30];[.$X30];[.$AD30];[.$AJ30];[.$AP30];[.$AV30];[.$BB30];[.$BH30];[.$BN30];[.$BT30];[.$BZ30])" office:value-type="float" office:value="417" calcext:value-type="float">
            <text:p>417</text:p>
          </table:table-cell>
          <table:table-cell table:formula="of:=MAX([.$M30];[.$S30];[.$Y30];[.$AE30];[.$AK30];[.$AQ30];[.$AW30];[.$BC30];[.$BI30];[.$BO30];[.$BU30];[.$CA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byrinth/0130-labyrinth-14-0.asp</text:p>
          </table:table-cell>
          <table:table-cell office:value-type="float" office:value="419.32" calcext:value-type="float">
            <text:p>419.32</text:p>
          </table:table-cell>
          <table:table-cell office:value-type="float" office:value="419.24" calcext:value-type="float">
            <text:p>419.24</text:p>
          </table:table-cell>
          <table:table-cell office:value-type="float" office:value="1170219" calcext:value-type="float">
            <text:p>1170219</text:p>
          </table:table-cell>
          <table:table-cell office:value-type="float" office:value="979262" calcext:value-type="float">
            <text:p>97926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248223" calcext:value-type="float">
            <text:p>9248223</text:p>
          </table:table-cell>
          <table:table-cell office:value-type="float" office:value="1378944" calcext:value-type="float">
            <text:p>137894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500601" calcext:value-type="float">
            <text:p>9500601</text:p>
          </table:table-cell>
          <table:table-cell office:value-type="float" office:value="1358757" calcext:value-type="float">
            <text:p>1358757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227559" calcext:value-type="float">
            <text:p>9227559</text:p>
          </table:table-cell>
          <table:table-cell office:value-type="float" office:value="1376540" calcext:value-type="float">
            <text:p>137654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531533" calcext:value-type="float">
            <text:p>9531533</text:p>
          </table:table-cell>
          <table:table-cell office:value-type="float" office:value="1362080" calcext:value-type="float">
            <text:p>136208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126492" calcext:value-type="float">
            <text:p>9126492</text:p>
          </table:table-cell>
          <table:table-cell office:value-type="float" office:value="1343793" calcext:value-type="float">
            <text:p>1343793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593833" calcext:value-type="float">
            <text:p>9593833</text:p>
          </table:table-cell>
          <table:table-cell office:value-type="float" office:value="1374609" calcext:value-type="float">
            <text:p>1374609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184752" calcext:value-type="float">
            <text:p>9184752</text:p>
          </table:table-cell>
          <table:table-cell office:value-type="float" office:value="1360972" calcext:value-type="float">
            <text:p>1360972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550939" calcext:value-type="float">
            <text:p>9550939</text:p>
          </table:table-cell>
          <table:table-cell office:value-type="float" office:value="1365388" calcext:value-type="float">
            <text:p>1365388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106660" calcext:value-type="float">
            <text:p>9106660</text:p>
          </table:table-cell>
          <table:table-cell office:value-type="float" office:value="1339865" calcext:value-type="float">
            <text:p>133986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766298" calcext:value-type="float">
            <text:p>9766298</text:p>
          </table:table-cell>
          <table:table-cell office:value-type="float" office:value="1397921" calcext:value-type="float">
            <text:p>1397921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134578" calcext:value-type="float">
            <text:p>9134578</text:p>
          </table:table-cell>
          <table:table-cell office:value-type="float" office:value="1346312" calcext:value-type="float">
            <text:p>1346312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579447" calcext:value-type="float">
            <text:p>9579447</text:p>
          </table:table-cell>
          <table:table-cell office:value-type="float" office:value="1372736" calcext:value-type="float">
            <text:p>1372736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MIN([.$H31];[.$N31];[.$T31];[.$Z31];[.$AF31];[.$AL31];[.$AR31];[.$AX31];[.$BD31];[.$BJ31];[.$BP31];[.$BV31])" office:value-type="float" office:value="900" calcext:value-type="float">
            <text:p>900</text:p>
          </table:table-cell>
          <table:table-cell table:formula="of:=MIN([.$I31];[.$O31];[.$U31];[.$AA31];[.$AG31];[.$AM31];[.$AS31];[.$AY31];[.$BE31];[.$BK31];[.$BQ31];[.$BW31])" office:value-type="float" office:value="900" calcext:value-type="float">
            <text:p>900</text:p>
          </table:table-cell>
          <table:table-cell table:formula="of:=MIN([.$J31];[.$P31];[.$V31];[.$AB31];[.$AH31];[.$AN31];[.$AT31];[.$AZ31];[.$BF31];[.$BL31];[.$BR31];[.$BX31])" office:value-type="float" office:value="9106660" calcext:value-type="float">
            <text:p>9106660</text:p>
          </table:table-cell>
          <table:table-cell table:formula="of:=MIN([.$K31];[.$Q31];[.$W31];[.$AC31];[.$AI31];[.$AO31];[.$AU31];[.$BA31];[.$BG31];[.$BM31];[.$BS31];[.$BY31])" office:value-type="float" office:value="1339865" calcext:value-type="float">
            <text:p>1339865</text:p>
          </table:table-cell>
          <table:table-cell table:formula="of:=MIN([.$L31];[.$R31];[.$X31];[.$AD31];[.$AJ31];[.$AP31];[.$AV31];[.$BB31];[.$BH31];[.$BN31];[.$BT31];[.$BZ31])" office:value-type="float" office:value="205" calcext:value-type="float">
            <text:p>205</text:p>
          </table:table-cell>
          <table:table-cell table:formula="of:=MIN([.$M31];[.$S31];[.$Y31];[.$AE31];[.$AK31];[.$AQ31];[.$AW31];[.$BC31];[.$BI31];[.$BO31];[.$BU31];[.$CA31])" office:value-type="float" office:value="0" calcext:value-type="float">
            <text:p>0</text:p>
          </table:table-cell>
          <table:table-cell table:formula="of:=MEDIAN([.$H31];[.$N31];[.$T31];[.$Z31];[.$AF31];[.$AL31];[.$AR31];[.$AX31];[.$BD31];[.$BJ31];[.$BP31];[.$BV31])" office:value-type="float" office:value="900" calcext:value-type="float">
            <text:p>900</text:p>
          </table:table-cell>
          <table:table-cell table:formula="of:=MEDIAN([.$I31];[.$O31];[.$U31];[.$AA31];[.$AG31];[.$AM31];[.$AS31];[.$AY31];[.$BE31];[.$BK31];[.$BQ31];[.$BW31])" office:value-type="float" office:value="900" calcext:value-type="float">
            <text:p>900</text:p>
          </table:table-cell>
          <table:table-cell table:formula="of:=MEDIAN([.$J31];[.$P31];[.$V31];[.$AB31];[.$AH31];[.$AN31];[.$AT31];[.$AZ31];[.$BF31];[.$BL31];[.$BR31];[.$BX31])" office:value-type="float" office:value="9374412" calcext:value-type="float">
            <text:p>9374412</text:p>
          </table:table-cell>
          <table:table-cell table:formula="of:=MEDIAN([.$K31];[.$Q31];[.$W31];[.$AC31];[.$AI31];[.$AO31];[.$AU31];[.$BA31];[.$BG31];[.$BM31];[.$BS31];[.$BY31])" office:value-type="float" office:value="1363734" calcext:value-type="float">
            <text:p>1363734</text:p>
          </table:table-cell>
          <table:table-cell table:formula="of:=MEDIAN([.$L31];[.$R31];[.$X31];[.$AD31];[.$AJ31];[.$AP31];[.$AV31];[.$BB31];[.$BH31];[.$BN31];[.$BT31];[.$BZ31])" office:value-type="float" office:value="221" calcext:value-type="float">
            <text:p>221</text:p>
          </table:table-cell>
          <table:table-cell table:formula="of:=MEDIAN([.$M31];[.$S31];[.$Y31];[.$AE31];[.$AK31];[.$AQ31];[.$AW31];[.$BC31];[.$BI31];[.$BO31];[.$BU31];[.$CA31])" office:value-type="float" office:value="0" calcext:value-type="float">
            <text:p>0</text:p>
          </table:table-cell>
          <table:table-cell table:formula="of:=MAX([.$H31];[.$N31];[.$T31];[.$Z31];[.$AF31];[.$AL31];[.$AR31];[.$AX31];[.$BD31];[.$BJ31];[.$BP31];[.$BV31])" office:value-type="float" office:value="900" calcext:value-type="float">
            <text:p>900</text:p>
          </table:table-cell>
          <table:table-cell table:formula="of:=MAX([.$I31];[.$O31];[.$U31];[.$AA31];[.$AG31];[.$AM31];[.$AS31];[.$AY31];[.$BE31];[.$BK31];[.$BQ31];[.$BW31])" office:value-type="float" office:value="900" calcext:value-type="float">
            <text:p>900</text:p>
          </table:table-cell>
          <table:table-cell table:formula="of:=MAX([.$J31];[.$P31];[.$V31];[.$AB31];[.$AH31];[.$AN31];[.$AT31];[.$AZ31];[.$BF31];[.$BL31];[.$BR31];[.$BX31])" office:value-type="float" office:value="9766298" calcext:value-type="float">
            <text:p>9766298</text:p>
          </table:table-cell>
          <table:table-cell table:formula="of:=MAX([.$K31];[.$Q31];[.$W31];[.$AC31];[.$AI31];[.$AO31];[.$AU31];[.$BA31];[.$BG31];[.$BM31];[.$BS31];[.$BY31])" office:value-type="float" office:value="1397921" calcext:value-type="float">
            <text:p>1397921</text:p>
          </table:table-cell>
          <table:table-cell table:formula="of:=MAX([.$L31];[.$R31];[.$X31];[.$AD31];[.$AJ31];[.$AP31];[.$AV31];[.$BB31];[.$BH31];[.$BN31];[.$BT31];[.$BZ31])" office:value-type="float" office:value="227" calcext:value-type="float">
            <text:p>227</text:p>
          </table:table-cell>
          <table:table-cell table:formula="of:=MAX([.$M31];[.$S31];[.$Y31];[.$AE31];[.$AK31];[.$AQ31];[.$AW31];[.$BC31];[.$BI31];[.$BO31];[.$BU31];[.$CA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byrinth/0151-labyrinth-19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438293" calcext:value-type="float">
            <text:p>1438293</text:p>
          </table:table-cell>
          <table:table-cell office:value-type="float" office:value="1143456" calcext:value-type="float">
            <text:p>114345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136424" calcext:value-type="float">
            <text:p>13136424</text:p>
          </table:table-cell>
          <table:table-cell office:value-type="float" office:value="846589" calcext:value-type="float">
            <text:p>846589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598669" calcext:value-type="float">
            <text:p>13598669</text:p>
          </table:table-cell>
          <table:table-cell office:value-type="float" office:value="887333" calcext:value-type="float">
            <text:p>887333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191741" calcext:value-type="float">
            <text:p>13191741</text:p>
          </table:table-cell>
          <table:table-cell office:value-type="float" office:value="852530" calcext:value-type="float">
            <text:p>852530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545860" calcext:value-type="float">
            <text:p>13545860</text:p>
          </table:table-cell>
          <table:table-cell office:value-type="float" office:value="884086" calcext:value-type="float">
            <text:p>884086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857644" calcext:value-type="float">
            <text:p>12857644</text:p>
          </table:table-cell>
          <table:table-cell office:value-type="float" office:value="832137" calcext:value-type="float">
            <text:p>832137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623152" calcext:value-type="float">
            <text:p>13623152</text:p>
          </table:table-cell>
          <table:table-cell office:value-type="float" office:value="888288" calcext:value-type="float">
            <text:p>888288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163348" calcext:value-type="float">
            <text:p>13163348</text:p>
          </table:table-cell>
          <table:table-cell office:value-type="float" office:value="849232" calcext:value-type="float">
            <text:p>849232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679166" calcext:value-type="float">
            <text:p>13679166</text:p>
          </table:table-cell>
          <table:table-cell office:value-type="float" office:value="892526" calcext:value-type="float">
            <text:p>892526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175823" calcext:value-type="float">
            <text:p>13175823</text:p>
          </table:table-cell>
          <table:table-cell office:value-type="float" office:value="851856" calcext:value-type="float">
            <text:p>851856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430048" calcext:value-type="float">
            <text:p>13430048</text:p>
          </table:table-cell>
          <table:table-cell office:value-type="float" office:value="876676" calcext:value-type="float">
            <text:p>876676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051682" calcext:value-type="float">
            <text:p>13051682</text:p>
          </table:table-cell>
          <table:table-cell office:value-type="float" office:value="842861" calcext:value-type="float">
            <text:p>842861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429086" calcext:value-type="float">
            <text:p>13429086</text:p>
          </table:table-cell>
          <table:table-cell office:value-type="float" office:value="876325" calcext:value-type="float">
            <text:p>876325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MIN([.$H32];[.$N32];[.$T32];[.$Z32];[.$AF32];[.$AL32];[.$AR32];[.$AX32];[.$BD32];[.$BJ32];[.$BP32];[.$BV32])" office:value-type="float" office:value="900" calcext:value-type="float">
            <text:p>900</text:p>
          </table:table-cell>
          <table:table-cell table:formula="of:=MIN([.$I32];[.$O32];[.$U32];[.$AA32];[.$AG32];[.$AM32];[.$AS32];[.$AY32];[.$BE32];[.$BK32];[.$BQ32];[.$BW32])" office:value-type="float" office:value="900" calcext:value-type="float">
            <text:p>900</text:p>
          </table:table-cell>
          <table:table-cell table:formula="of:=MIN([.$J32];[.$P32];[.$V32];[.$AB32];[.$AH32];[.$AN32];[.$AT32];[.$AZ32];[.$BF32];[.$BL32];[.$BR32];[.$BX32])" office:value-type="float" office:value="12857644" calcext:value-type="float">
            <text:p>12857644</text:p>
          </table:table-cell>
          <table:table-cell table:formula="of:=MIN([.$K32];[.$Q32];[.$W32];[.$AC32];[.$AI32];[.$AO32];[.$AU32];[.$BA32];[.$BG32];[.$BM32];[.$BS32];[.$BY32])" office:value-type="float" office:value="832137" calcext:value-type="float">
            <text:p>832137</text:p>
          </table:table-cell>
          <table:table-cell table:formula="of:=MIN([.$L32];[.$R32];[.$X32];[.$AD32];[.$AJ32];[.$AP32];[.$AV32];[.$BB32];[.$BH32];[.$BN32];[.$BT32];[.$BZ32])" office:value-type="float" office:value="285" calcext:value-type="float">
            <text:p>285</text:p>
          </table:table-cell>
          <table:table-cell table:formula="of:=MIN([.$M32];[.$S32];[.$Y32];[.$AE32];[.$AK32];[.$AQ32];[.$AW32];[.$BC32];[.$BI32];[.$BO32];[.$BU32];[.$CA32])" office:value-type="float" office:value="0" calcext:value-type="float">
            <text:p>0</text:p>
          </table:table-cell>
          <table:table-cell table:formula="of:=MEDIAN([.$H32];[.$N32];[.$T32];[.$Z32];[.$AF32];[.$AL32];[.$AR32];[.$AX32];[.$BD32];[.$BJ32];[.$BP32];[.$BV32])" office:value-type="float" office:value="900" calcext:value-type="float">
            <text:p>900</text:p>
          </table:table-cell>
          <table:table-cell table:formula="of:=MEDIAN([.$I32];[.$O32];[.$U32];[.$AA32];[.$AG32];[.$AM32];[.$AS32];[.$AY32];[.$BE32];[.$BK32];[.$BQ32];[.$BW32])" office:value-type="float" office:value="900" calcext:value-type="float">
            <text:p>900</text:p>
          </table:table-cell>
          <table:table-cell table:formula="of:=MEDIAN([.$J32];[.$P32];[.$V32];[.$AB32];[.$AH32];[.$AN32];[.$AT32];[.$AZ32];[.$BF32];[.$BL32];[.$BR32];[.$BX32])" office:value-type="float" office:value="13310413.5" calcext:value-type="float">
            <text:p>13310413.5</text:p>
          </table:table-cell>
          <table:table-cell table:formula="of:=MEDIAN([.$K32];[.$Q32];[.$W32];[.$AC32];[.$AI32];[.$AO32];[.$AU32];[.$BA32];[.$BG32];[.$BM32];[.$BS32];[.$BY32])" office:value-type="float" office:value="864427.5" calcext:value-type="float">
            <text:p>864427.5</text:p>
          </table:table-cell>
          <table:table-cell table:formula="of:=MEDIAN([.$L32];[.$R32];[.$X32];[.$AD32];[.$AJ32];[.$AP32];[.$AV32];[.$BB32];[.$BH32];[.$BN32];[.$BT32];[.$BZ32])" office:value-type="float" office:value="305.5" calcext:value-type="float">
            <text:p>305.5</text:p>
          </table:table-cell>
          <table:table-cell table:formula="of:=MEDIAN([.$M32];[.$S32];[.$Y32];[.$AE32];[.$AK32];[.$AQ32];[.$AW32];[.$BC32];[.$BI32];[.$BO32];[.$BU32];[.$CA32])" office:value-type="float" office:value="0" calcext:value-type="float">
            <text:p>0</text:p>
          </table:table-cell>
          <table:table-cell table:formula="of:=MAX([.$H32];[.$N32];[.$T32];[.$Z32];[.$AF32];[.$AL32];[.$AR32];[.$AX32];[.$BD32];[.$BJ32];[.$BP32];[.$BV32])" office:value-type="float" office:value="900" calcext:value-type="float">
            <text:p>900</text:p>
          </table:table-cell>
          <table:table-cell table:formula="of:=MAX([.$I32];[.$O32];[.$U32];[.$AA32];[.$AG32];[.$AM32];[.$AS32];[.$AY32];[.$BE32];[.$BK32];[.$BQ32];[.$BW32])" office:value-type="float" office:value="900" calcext:value-type="float">
            <text:p>900</text:p>
          </table:table-cell>
          <table:table-cell table:formula="of:=MAX([.$J32];[.$P32];[.$V32];[.$AB32];[.$AH32];[.$AN32];[.$AT32];[.$AZ32];[.$BF32];[.$BL32];[.$BR32];[.$BX32])" office:value-type="float" office:value="13679166" calcext:value-type="float">
            <text:p>13679166</text:p>
          </table:table-cell>
          <table:table-cell table:formula="of:=MAX([.$K32];[.$Q32];[.$W32];[.$AC32];[.$AI32];[.$AO32];[.$AU32];[.$BA32];[.$BG32];[.$BM32];[.$BS32];[.$BY32])" office:value-type="float" office:value="892526" calcext:value-type="float">
            <text:p>892526</text:p>
          </table:table-cell>
          <table:table-cell table:formula="of:=MAX([.$L32];[.$R32];[.$X32];[.$AD32];[.$AJ32];[.$AP32];[.$AV32];[.$BB32];[.$BH32];[.$BN32];[.$BT32];[.$BZ32])" office:value-type="float" office:value="325" calcext:value-type="float">
            <text:p>325</text:p>
          </table:table-cell>
          <table:table-cell table:formula="of:=MAX([.$M32];[.$S32];[.$Y32];[.$AE32];[.$AK32];[.$AQ32];[.$AW32];[.$BC32];[.$BI32];[.$BO32];[.$BU32];[.$CA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byrinth/0157-labyrinth-13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078370" calcext:value-type="float">
            <text:p>2078370</text:p>
          </table:table-cell>
          <table:table-cell office:value-type="float" office:value="1762446" calcext:value-type="float">
            <text:p>176244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061437" calcext:value-type="float">
            <text:p>10061437</text:p>
          </table:table-cell>
          <table:table-cell office:value-type="float" office:value="1525275" calcext:value-type="float">
            <text:p>1525275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834440" calcext:value-type="float">
            <text:p>7834440</text:p>
          </table:table-cell>
          <table:table-cell office:value-type="float" office:value="1352827" calcext:value-type="float">
            <text:p>1352827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168326" calcext:value-type="float">
            <text:p>10168326</text:p>
          </table:table-cell>
          <table:table-cell office:value-type="float" office:value="1548881" calcext:value-type="float">
            <text:p>1548881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805873" calcext:value-type="float">
            <text:p>7805873</text:p>
          </table:table-cell>
          <table:table-cell office:value-type="float" office:value="1347114" calcext:value-type="float">
            <text:p>1347114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994424" calcext:value-type="float">
            <text:p>9994424</text:p>
          </table:table-cell>
          <table:table-cell office:value-type="float" office:value="1510477" calcext:value-type="float">
            <text:p>1510477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731171" calcext:value-type="float">
            <text:p>7731171</text:p>
          </table:table-cell>
          <table:table-cell office:value-type="float" office:value="1334987" calcext:value-type="float">
            <text:p>1334987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116707" calcext:value-type="float">
            <text:p>10116707</text:p>
          </table:table-cell>
          <table:table-cell office:value-type="float" office:value="1538307" calcext:value-type="float">
            <text:p>1538307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876147" calcext:value-type="float">
            <text:p>7876147</text:p>
          </table:table-cell>
          <table:table-cell office:value-type="float" office:value="1358734" calcext:value-type="float">
            <text:p>1358734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099219" calcext:value-type="float">
            <text:p>10099219</text:p>
          </table:table-cell>
          <table:table-cell office:value-type="float" office:value="1534025" calcext:value-type="float">
            <text:p>1534025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779005" calcext:value-type="float">
            <text:p>7779005</text:p>
          </table:table-cell>
          <table:table-cell office:value-type="float" office:value="1342964" calcext:value-type="float">
            <text:p>1342964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983420" calcext:value-type="float">
            <text:p>9983420</text:p>
          </table:table-cell>
          <table:table-cell office:value-type="float" office:value="1508048" calcext:value-type="float">
            <text:p>1508048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936550" calcext:value-type="float">
            <text:p>7936550</text:p>
          </table:table-cell>
          <table:table-cell office:value-type="float" office:value="1366916" calcext:value-type="float">
            <text:p>1366916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formula="of:=MIN([.$H33];[.$N33];[.$T33];[.$Z33];[.$AF33];[.$AL33];[.$AR33];[.$AX33];[.$BD33];[.$BJ33];[.$BP33];[.$BV33])" office:value-type="float" office:value="900" calcext:value-type="float">
            <text:p>900</text:p>
          </table:table-cell>
          <table:table-cell table:formula="of:=MIN([.$I33];[.$O33];[.$U33];[.$AA33];[.$AG33];[.$AM33];[.$AS33];[.$AY33];[.$BE33];[.$BK33];[.$BQ33];[.$BW33])" office:value-type="float" office:value="900" calcext:value-type="float">
            <text:p>900</text:p>
          </table:table-cell>
          <table:table-cell table:formula="of:=MIN([.$J33];[.$P33];[.$V33];[.$AB33];[.$AH33];[.$AN33];[.$AT33];[.$AZ33];[.$BF33];[.$BL33];[.$BR33];[.$BX33])" office:value-type="float" office:value="7731171" calcext:value-type="float">
            <text:p>7731171</text:p>
          </table:table-cell>
          <table:table-cell table:formula="of:=MIN([.$K33];[.$Q33];[.$W33];[.$AC33];[.$AI33];[.$AO33];[.$AU33];[.$BA33];[.$BG33];[.$BM33];[.$BS33];[.$BY33])" office:value-type="float" office:value="1334987" calcext:value-type="float">
            <text:p>1334987</text:p>
          </table:table-cell>
          <table:table-cell table:formula="of:=MIN([.$L33];[.$R33];[.$X33];[.$AD33];[.$AJ33];[.$AP33];[.$AV33];[.$BB33];[.$BH33];[.$BN33];[.$BT33];[.$BZ33])" office:value-type="float" office:value="197" calcext:value-type="float">
            <text:p>197</text:p>
          </table:table-cell>
          <table:table-cell table:formula="of:=MIN([.$M33];[.$S33];[.$Y33];[.$AE33];[.$AK33];[.$AQ33];[.$AW33];[.$BC33];[.$BI33];[.$BO33];[.$BU33];[.$CA33])" office:value-type="float" office:value="0" calcext:value-type="float">
            <text:p>0</text:p>
          </table:table-cell>
          <table:table-cell table:formula="of:=MEDIAN([.$H33];[.$N33];[.$T33];[.$Z33];[.$AF33];[.$AL33];[.$AR33];[.$AX33];[.$BD33];[.$BJ33];[.$BP33];[.$BV33])" office:value-type="float" office:value="900" calcext:value-type="float">
            <text:p>900</text:p>
          </table:table-cell>
          <table:table-cell table:formula="of:=MEDIAN([.$I33];[.$O33];[.$U33];[.$AA33];[.$AG33];[.$AM33];[.$AS33];[.$AY33];[.$BE33];[.$BK33];[.$BQ33];[.$BW33])" office:value-type="float" office:value="900" calcext:value-type="float">
            <text:p>900</text:p>
          </table:table-cell>
          <table:table-cell table:formula="of:=MEDIAN([.$J33];[.$P33];[.$V33];[.$AB33];[.$AH33];[.$AN33];[.$AT33];[.$AZ33];[.$BF33];[.$BL33];[.$BR33];[.$BX33])" office:value-type="float" office:value="8959985" calcext:value-type="float">
            <text:p>8959985</text:p>
          </table:table-cell>
          <table:table-cell table:formula="of:=MEDIAN([.$K33];[.$Q33];[.$W33];[.$AC33];[.$AI33];[.$AO33];[.$AU33];[.$BA33];[.$BG33];[.$BM33];[.$BS33];[.$BY33])" office:value-type="float" office:value="1437482" calcext:value-type="float">
            <text:p>1437482</text:p>
          </table:table-cell>
          <table:table-cell table:formula="of:=MEDIAN([.$L33];[.$R33];[.$X33];[.$AD33];[.$AJ33];[.$AP33];[.$AV33];[.$BB33];[.$BH33];[.$BN33];[.$BT33];[.$BZ33])" office:value-type="float" office:value="203.5" calcext:value-type="float">
            <text:p>203.5</text:p>
          </table:table-cell>
          <table:table-cell table:formula="of:=MEDIAN([.$M33];[.$S33];[.$Y33];[.$AE33];[.$AK33];[.$AQ33];[.$AW33];[.$BC33];[.$BI33];[.$BO33];[.$BU33];[.$CA33])" office:value-type="float" office:value="0" calcext:value-type="float">
            <text:p>0</text:p>
          </table:table-cell>
          <table:table-cell table:formula="of:=MAX([.$H33];[.$N33];[.$T33];[.$Z33];[.$AF33];[.$AL33];[.$AR33];[.$AX33];[.$BD33];[.$BJ33];[.$BP33];[.$BV33])" office:value-type="float" office:value="900" calcext:value-type="float">
            <text:p>900</text:p>
          </table:table-cell>
          <table:table-cell table:formula="of:=MAX([.$I33];[.$O33];[.$U33];[.$AA33];[.$AG33];[.$AM33];[.$AS33];[.$AY33];[.$BE33];[.$BK33];[.$BQ33];[.$BW33])" office:value-type="float" office:value="900" calcext:value-type="float">
            <text:p>900</text:p>
          </table:table-cell>
          <table:table-cell table:formula="of:=MAX([.$J33];[.$P33];[.$V33];[.$AB33];[.$AH33];[.$AN33];[.$AT33];[.$AZ33];[.$BF33];[.$BL33];[.$BR33];[.$BX33])" office:value-type="float" office:value="10168326" calcext:value-type="float">
            <text:p>10168326</text:p>
          </table:table-cell>
          <table:table-cell table:formula="of:=MAX([.$K33];[.$Q33];[.$W33];[.$AC33];[.$AI33];[.$AO33];[.$AU33];[.$BA33];[.$BG33];[.$BM33];[.$BS33];[.$BY33])" office:value-type="float" office:value="1548881" calcext:value-type="float">
            <text:p>1548881</text:p>
          </table:table-cell>
          <table:table-cell table:formula="of:=MAX([.$L33];[.$R33];[.$X33];[.$AD33];[.$AJ33];[.$AP33];[.$AV33];[.$BB33];[.$BH33];[.$BN33];[.$BT33];[.$BZ33])" office:value-type="float" office:value="213" calcext:value-type="float">
            <text:p>213</text:p>
          </table:table-cell>
          <table:table-cell table:formula="of:=MAX([.$M33];[.$S33];[.$Y33];[.$AE33];[.$AK33];[.$AQ33];[.$AW33];[.$BC33];[.$BI33];[.$BO33];[.$BU33];[.$CA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byrinth/0192-labyrinth-18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02880" calcext:value-type="float">
            <text:p>1502880</text:p>
          </table:table-cell>
          <table:table-cell office:value-type="float" office:value="1279218" calcext:value-type="float">
            <text:p>127921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896468" calcext:value-type="float">
            <text:p>10896468</text:p>
          </table:table-cell>
          <table:table-cell office:value-type="float" office:value="1026628" calcext:value-type="float">
            <text:p>1026628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326150" calcext:value-type="float">
            <text:p>11326150</text:p>
          </table:table-cell>
          <table:table-cell office:value-type="float" office:value="1003220" calcext:value-type="float">
            <text:p>100322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715747" calcext:value-type="float">
            <text:p>10715747</text:p>
          </table:table-cell>
          <table:table-cell office:value-type="float" office:value="996116" calcext:value-type="float">
            <text:p>996116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448342" calcext:value-type="float">
            <text:p>11448342</text:p>
          </table:table-cell>
          <table:table-cell office:value-type="float" office:value="1024063" calcext:value-type="float">
            <text:p>1024063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750664" calcext:value-type="float">
            <text:p>10750664</text:p>
          </table:table-cell>
          <table:table-cell office:value-type="float" office:value="1002559" calcext:value-type="float">
            <text:p>1002559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438427" calcext:value-type="float">
            <text:p>11438427</text:p>
          </table:table-cell>
          <table:table-cell office:value-type="float" office:value="1021519" calcext:value-type="float">
            <text:p>1021519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764831" calcext:value-type="float">
            <text:p>10764831</text:p>
          </table:table-cell>
          <table:table-cell office:value-type="float" office:value="1004759" calcext:value-type="float">
            <text:p>1004759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507036" calcext:value-type="float">
            <text:p>11507036</text:p>
          </table:table-cell>
          <table:table-cell office:value-type="float" office:value="1035588" calcext:value-type="float">
            <text:p>1035588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788709" calcext:value-type="float">
            <text:p>10788709</text:p>
          </table:table-cell>
          <table:table-cell office:value-type="float" office:value="1009938" calcext:value-type="float">
            <text:p>1009938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530937" calcext:value-type="float">
            <text:p>11530937</text:p>
          </table:table-cell>
          <table:table-cell office:value-type="float" office:value="1040837" calcext:value-type="float">
            <text:p>1040837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840534" calcext:value-type="float">
            <text:p>10840534</text:p>
          </table:table-cell>
          <table:table-cell office:value-type="float" office:value="1018562" calcext:value-type="float">
            <text:p>1018562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388841" calcext:value-type="float">
            <text:p>11388841</text:p>
          </table:table-cell>
          <table:table-cell office:value-type="float" office:value="1012563" calcext:value-type="float">
            <text:p>1012563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MIN([.$H34];[.$N34];[.$T34];[.$Z34];[.$AF34];[.$AL34];[.$AR34];[.$AX34];[.$BD34];[.$BJ34];[.$BP34];[.$BV34])" office:value-type="float" office:value="900" calcext:value-type="float">
            <text:p>900</text:p>
          </table:table-cell>
          <table:table-cell table:formula="of:=MIN([.$I34];[.$O34];[.$U34];[.$AA34];[.$AG34];[.$AM34];[.$AS34];[.$AY34];[.$BE34];[.$BK34];[.$BQ34];[.$BW34])" office:value-type="float" office:value="900" calcext:value-type="float">
            <text:p>900</text:p>
          </table:table-cell>
          <table:table-cell table:formula="of:=MIN([.$J34];[.$P34];[.$V34];[.$AB34];[.$AH34];[.$AN34];[.$AT34];[.$AZ34];[.$BF34];[.$BL34];[.$BR34];[.$BX34])" office:value-type="float" office:value="10715747" calcext:value-type="float">
            <text:p>10715747</text:p>
          </table:table-cell>
          <table:table-cell table:formula="of:=MIN([.$K34];[.$Q34];[.$W34];[.$AC34];[.$AI34];[.$AO34];[.$AU34];[.$BA34];[.$BG34];[.$BM34];[.$BS34];[.$BY34])" office:value-type="float" office:value="996116" calcext:value-type="float">
            <text:p>996116</text:p>
          </table:table-cell>
          <table:table-cell table:formula="of:=MIN([.$L34];[.$R34];[.$X34];[.$AD34];[.$AJ34];[.$AP34];[.$AV34];[.$BB34];[.$BH34];[.$BN34];[.$BT34];[.$BZ34])" office:value-type="float" office:value="246" calcext:value-type="float">
            <text:p>246</text:p>
          </table:table-cell>
          <table:table-cell table:formula="of:=MIN([.$M34];[.$S34];[.$Y34];[.$AE34];[.$AK34];[.$AQ34];[.$AW34];[.$BC34];[.$BI34];[.$BO34];[.$BU34];[.$CA34])" office:value-type="float" office:value="0" calcext:value-type="float">
            <text:p>0</text:p>
          </table:table-cell>
          <table:table-cell table:formula="of:=MEDIAN([.$H34];[.$N34];[.$T34];[.$Z34];[.$AF34];[.$AL34];[.$AR34];[.$AX34];[.$BD34];[.$BJ34];[.$BP34];[.$BV34])" office:value-type="float" office:value="900" calcext:value-type="float">
            <text:p>900</text:p>
          </table:table-cell>
          <table:table-cell table:formula="of:=MEDIAN([.$I34];[.$O34];[.$U34];[.$AA34];[.$AG34];[.$AM34];[.$AS34];[.$AY34];[.$BE34];[.$BK34];[.$BQ34];[.$BW34])" office:value-type="float" office:value="900" calcext:value-type="float">
            <text:p>900</text:p>
          </table:table-cell>
          <table:table-cell table:formula="of:=MEDIAN([.$J34];[.$P34];[.$V34];[.$AB34];[.$AH34];[.$AN34];[.$AT34];[.$AZ34];[.$BF34];[.$BL34];[.$BR34];[.$BX34])" office:value-type="float" office:value="11111309" calcext:value-type="float">
            <text:p>11111309</text:p>
          </table:table-cell>
          <table:table-cell table:formula="of:=MEDIAN([.$K34];[.$Q34];[.$W34];[.$AC34];[.$AI34];[.$AO34];[.$AU34];[.$BA34];[.$BG34];[.$BM34];[.$BS34];[.$BY34])" office:value-type="float" office:value="1015562.5" calcext:value-type="float">
            <text:p>1015562.5</text:p>
          </table:table-cell>
          <table:table-cell table:formula="of:=MEDIAN([.$L34];[.$R34];[.$X34];[.$AD34];[.$AJ34];[.$AP34];[.$AV34];[.$BB34];[.$BH34];[.$BN34];[.$BT34];[.$BZ34])" office:value-type="float" office:value="267.5" calcext:value-type="float">
            <text:p>267.5</text:p>
          </table:table-cell>
          <table:table-cell table:formula="of:=MEDIAN([.$M34];[.$S34];[.$Y34];[.$AE34];[.$AK34];[.$AQ34];[.$AW34];[.$BC34];[.$BI34];[.$BO34];[.$BU34];[.$CA34])" office:value-type="float" office:value="0" calcext:value-type="float">
            <text:p>0</text:p>
          </table:table-cell>
          <table:table-cell table:formula="of:=MAX([.$H34];[.$N34];[.$T34];[.$Z34];[.$AF34];[.$AL34];[.$AR34];[.$AX34];[.$BD34];[.$BJ34];[.$BP34];[.$BV34])" office:value-type="float" office:value="900" calcext:value-type="float">
            <text:p>900</text:p>
          </table:table-cell>
          <table:table-cell table:formula="of:=MAX([.$I34];[.$O34];[.$U34];[.$AA34];[.$AG34];[.$AM34];[.$AS34];[.$AY34];[.$BE34];[.$BK34];[.$BQ34];[.$BW34])" office:value-type="float" office:value="900" calcext:value-type="float">
            <text:p>900</text:p>
          </table:table-cell>
          <table:table-cell table:formula="of:=MAX([.$J34];[.$P34];[.$V34];[.$AB34];[.$AH34];[.$AN34];[.$AT34];[.$AZ34];[.$BF34];[.$BL34];[.$BR34];[.$BX34])" office:value-type="float" office:value="11530937" calcext:value-type="float">
            <text:p>11530937</text:p>
          </table:table-cell>
          <table:table-cell table:formula="of:=MAX([.$K34];[.$Q34];[.$W34];[.$AC34];[.$AI34];[.$AO34];[.$AU34];[.$BA34];[.$BG34];[.$BM34];[.$BS34];[.$BY34])" office:value-type="float" office:value="1040837" calcext:value-type="float">
            <text:p>1040837</text:p>
          </table:table-cell>
          <table:table-cell table:formula="of:=MAX([.$L34];[.$R34];[.$X34];[.$AD34];[.$AJ34];[.$AP34];[.$AV34];[.$BB34];[.$BH34];[.$BN34];[.$BT34];[.$BZ34])" office:value-type="float" office:value="288" calcext:value-type="float">
            <text:p>288</text:p>
          </table:table-cell>
          <table:table-cell table:formula="of:=MAX([.$M34];[.$S34];[.$Y34];[.$AE34];[.$AK34];[.$AQ34];[.$AW34];[.$BC34];[.$BI34];[.$BO34];[.$BU34];[.$CA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byrinth/0204-labyrinth-20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652338" calcext:value-type="float">
            <text:p>3652338</text:p>
          </table:table-cell>
          <table:table-cell office:value-type="float" office:value="1036425" calcext:value-type="float">
            <text:p>1036425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812374" calcext:value-type="float">
            <text:p>13812374</text:p>
          </table:table-cell>
          <table:table-cell office:value-type="float" office:value="720990" calcext:value-type="float">
            <text:p>720990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420856" calcext:value-type="float">
            <text:p>15420856</text:p>
          </table:table-cell>
          <table:table-cell office:value-type="float" office:value="782226" calcext:value-type="float">
            <text:p>782226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4091107" calcext:value-type="float">
            <text:p>14091107</text:p>
          </table:table-cell>
          <table:table-cell office:value-type="float" office:value="736898" calcext:value-type="float">
            <text:p>736898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325775" calcext:value-type="float">
            <text:p>15325775</text:p>
          </table:table-cell>
          <table:table-cell office:value-type="float" office:value="774670" calcext:value-type="float">
            <text:p>77467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805021" calcext:value-type="float">
            <text:p>13805021</text:p>
          </table:table-cell>
          <table:table-cell office:value-type="float" office:value="720180" calcext:value-type="float">
            <text:p>720180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176451" calcext:value-type="float">
            <text:p>15176451</text:p>
          </table:table-cell>
          <table:table-cell office:value-type="float" office:value="766952" calcext:value-type="float">
            <text:p>766952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921845" calcext:value-type="float">
            <text:p>13921845</text:p>
          </table:table-cell>
          <table:table-cell office:value-type="float" office:value="728393" calcext:value-type="float">
            <text:p>728393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231139" calcext:value-type="float">
            <text:p>15231139</text:p>
          </table:table-cell>
          <table:table-cell office:value-type="float" office:value="768813" calcext:value-type="float">
            <text:p>768813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922021" calcext:value-type="float">
            <text:p>13922021</text:p>
          </table:table-cell>
          <table:table-cell office:value-type="float" office:value="728432" calcext:value-type="float">
            <text:p>728432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338233" calcext:value-type="float">
            <text:p>15338233</text:p>
          </table:table-cell>
          <table:table-cell office:value-type="float" office:value="776218" calcext:value-type="float">
            <text:p>776218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890524" calcext:value-type="float">
            <text:p>13890524</text:p>
          </table:table-cell>
          <table:table-cell office:value-type="float" office:value="726754" calcext:value-type="float">
            <text:p>726754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493709" calcext:value-type="float">
            <text:p>15493709</text:p>
          </table:table-cell>
          <table:table-cell office:value-type="float" office:value="784425" calcext:value-type="float">
            <text:p>784425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MIN([.$H35];[.$N35];[.$T35];[.$Z35];[.$AF35];[.$AL35];[.$AR35];[.$AX35];[.$BD35];[.$BJ35];[.$BP35];[.$BV35])" office:value-type="float" office:value="900" calcext:value-type="float">
            <text:p>900</text:p>
          </table:table-cell>
          <table:table-cell table:formula="of:=MIN([.$I35];[.$O35];[.$U35];[.$AA35];[.$AG35];[.$AM35];[.$AS35];[.$AY35];[.$BE35];[.$BK35];[.$BQ35];[.$BW35])" office:value-type="float" office:value="900" calcext:value-type="float">
            <text:p>900</text:p>
          </table:table-cell>
          <table:table-cell table:formula="of:=MIN([.$J35];[.$P35];[.$V35];[.$AB35];[.$AH35];[.$AN35];[.$AT35];[.$AZ35];[.$BF35];[.$BL35];[.$BR35];[.$BX35])" office:value-type="float" office:value="13805021" calcext:value-type="float">
            <text:p>13805021</text:p>
          </table:table-cell>
          <table:table-cell table:formula="of:=MIN([.$K35];[.$Q35];[.$W35];[.$AC35];[.$AI35];[.$AO35];[.$AU35];[.$BA35];[.$BG35];[.$BM35];[.$BS35];[.$BY35])" office:value-type="float" office:value="720180" calcext:value-type="float">
            <text:p>720180</text:p>
          </table:table-cell>
          <table:table-cell table:formula="of:=MIN([.$L35];[.$R35];[.$X35];[.$AD35];[.$AJ35];[.$AP35];[.$AV35];[.$BB35];[.$BH35];[.$BN35];[.$BT35];[.$BZ35])" office:value-type="float" office:value="320" calcext:value-type="float">
            <text:p>320</text:p>
          </table:table-cell>
          <table:table-cell table:formula="of:=MIN([.$M35];[.$S35];[.$Y35];[.$AE35];[.$AK35];[.$AQ35];[.$AW35];[.$BC35];[.$BI35];[.$BO35];[.$BU35];[.$CA35])" office:value-type="float" office:value="0" calcext:value-type="float">
            <text:p>0</text:p>
          </table:table-cell>
          <table:table-cell table:formula="of:=MEDIAN([.$H35];[.$N35];[.$T35];[.$Z35];[.$AF35];[.$AL35];[.$AR35];[.$AX35];[.$BD35];[.$BJ35];[.$BP35];[.$BV35])" office:value-type="float" office:value="900" calcext:value-type="float">
            <text:p>900</text:p>
          </table:table-cell>
          <table:table-cell table:formula="of:=MEDIAN([.$I35];[.$O35];[.$U35];[.$AA35];[.$AG35];[.$AM35];[.$AS35];[.$AY35];[.$BE35];[.$BK35];[.$BQ35];[.$BW35])" office:value-type="float" office:value="900" calcext:value-type="float">
            <text:p>900</text:p>
          </table:table-cell>
          <table:table-cell table:formula="of:=MEDIAN([.$J35];[.$P35];[.$V35];[.$AB35];[.$AH35];[.$AN35];[.$AT35];[.$AZ35];[.$BF35];[.$BL35];[.$BR35];[.$BX35])" office:value-type="float" office:value="14633779" calcext:value-type="float">
            <text:p>14633779</text:p>
          </table:table-cell>
          <table:table-cell table:formula="of:=MEDIAN([.$K35];[.$Q35];[.$W35];[.$AC35];[.$AI35];[.$AO35];[.$AU35];[.$BA35];[.$BG35];[.$BM35];[.$BS35];[.$BY35])" office:value-type="float" office:value="751925" calcext:value-type="float">
            <text:p>751925</text:p>
          </table:table-cell>
          <table:table-cell table:formula="of:=MEDIAN([.$L35];[.$R35];[.$X35];[.$AD35];[.$AJ35];[.$AP35];[.$AV35];[.$BB35];[.$BH35];[.$BN35];[.$BT35];[.$BZ35])" office:value-type="float" office:value="321" calcext:value-type="float">
            <text:p>321</text:p>
          </table:table-cell>
          <table:table-cell table:formula="of:=MEDIAN([.$M35];[.$S35];[.$Y35];[.$AE35];[.$AK35];[.$AQ35];[.$AW35];[.$BC35];[.$BI35];[.$BO35];[.$BU35];[.$CA35])" office:value-type="float" office:value="0" calcext:value-type="float">
            <text:p>0</text:p>
          </table:table-cell>
          <table:table-cell table:formula="of:=MAX([.$H35];[.$N35];[.$T35];[.$Z35];[.$AF35];[.$AL35];[.$AR35];[.$AX35];[.$BD35];[.$BJ35];[.$BP35];[.$BV35])" office:value-type="float" office:value="900" calcext:value-type="float">
            <text:p>900</text:p>
          </table:table-cell>
          <table:table-cell table:formula="of:=MAX([.$I35];[.$O35];[.$U35];[.$AA35];[.$AG35];[.$AM35];[.$AS35];[.$AY35];[.$BE35];[.$BK35];[.$BQ35];[.$BW35])" office:value-type="float" office:value="900" calcext:value-type="float">
            <text:p>900</text:p>
          </table:table-cell>
          <table:table-cell table:formula="of:=MAX([.$J35];[.$P35];[.$V35];[.$AB35];[.$AH35];[.$AN35];[.$AT35];[.$AZ35];[.$BF35];[.$BL35];[.$BR35];[.$BX35])" office:value-type="float" office:value="15493709" calcext:value-type="float">
            <text:p>15493709</text:p>
          </table:table-cell>
          <table:table-cell table:formula="of:=MAX([.$K35];[.$Q35];[.$W35];[.$AC35];[.$AI35];[.$AO35];[.$AU35];[.$BA35];[.$BG35];[.$BM35];[.$BS35];[.$BY35])" office:value-type="float" office:value="784425" calcext:value-type="float">
            <text:p>784425</text:p>
          </table:table-cell>
          <table:table-cell table:formula="of:=MAX([.$L35];[.$R35];[.$X35];[.$AD35];[.$AJ35];[.$AP35];[.$AV35];[.$BB35];[.$BH35];[.$BN35];[.$BT35];[.$BZ35])" office:value-type="float" office:value="328" calcext:value-type="float">
            <text:p>328</text:p>
          </table:table-cell>
          <table:table-cell table:formula="of:=MAX([.$M35];[.$S35];[.$Y35];[.$AE35];[.$AK35];[.$AQ35];[.$AW35];[.$BC35];[.$BI35];[.$BO35];[.$BU35];[.$CA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byrinth/0205-labyrinth-20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93163" calcext:value-type="float">
            <text:p>1593163</text:p>
          </table:table-cell>
          <table:table-cell office:value-type="float" office:value="1222620" calcext:value-type="float">
            <text:p>122262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887194" calcext:value-type="float">
            <text:p>16887194</text:p>
          </table:table-cell>
          <table:table-cell office:value-type="float" office:value="797377" calcext:value-type="float">
            <text:p>797377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7964818" calcext:value-type="float">
            <text:p>17964818</text:p>
          </table:table-cell>
          <table:table-cell office:value-type="float" office:value="853499" calcext:value-type="float">
            <text:p>853499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819250" calcext:value-type="float">
            <text:p>16819250</text:p>
          </table:table-cell>
          <table:table-cell office:value-type="float" office:value="790295" calcext:value-type="float">
            <text:p>790295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7922137" calcext:value-type="float">
            <text:p>17922137</text:p>
          </table:table-cell>
          <table:table-cell office:value-type="float" office:value="850862" calcext:value-type="float">
            <text:p>850862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636791" calcext:value-type="float">
            <text:p>16636791</text:p>
          </table:table-cell>
          <table:table-cell office:value-type="float" office:value="780327" calcext:value-type="float">
            <text:p>780327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7908832" calcext:value-type="float">
            <text:p>17908832</text:p>
          </table:table-cell>
          <table:table-cell office:value-type="float" office:value="850285" calcext:value-type="float">
            <text:p>850285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705164" calcext:value-type="float">
            <text:p>16705164</text:p>
          </table:table-cell>
          <table:table-cell office:value-type="float" office:value="783608" calcext:value-type="float">
            <text:p>783608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7955161" calcext:value-type="float">
            <text:p>17955161</text:p>
          </table:table-cell>
          <table:table-cell office:value-type="float" office:value="852617" calcext:value-type="float">
            <text:p>852617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836857" calcext:value-type="float">
            <text:p>16836857</text:p>
          </table:table-cell>
          <table:table-cell office:value-type="float" office:value="791369" calcext:value-type="float">
            <text:p>791369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7711468" calcext:value-type="float">
            <text:p>17711468</text:p>
          </table:table-cell>
          <table:table-cell office:value-type="float" office:value="840803" calcext:value-type="float">
            <text:p>840803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822737" calcext:value-type="float">
            <text:p>16822737</text:p>
          </table:table-cell>
          <table:table-cell office:value-type="float" office:value="790365" calcext:value-type="float">
            <text:p>790365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8002122" calcext:value-type="float">
            <text:p>18002122</text:p>
          </table:table-cell>
          <table:table-cell office:value-type="float" office:value="857008" calcext:value-type="float">
            <text:p>857008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formula="of:=MIN([.$H36];[.$N36];[.$T36];[.$Z36];[.$AF36];[.$AL36];[.$AR36];[.$AX36];[.$BD36];[.$BJ36];[.$BP36];[.$BV36])" office:value-type="float" office:value="900" calcext:value-type="float">
            <text:p>900</text:p>
          </table:table-cell>
          <table:table-cell table:formula="of:=MIN([.$I36];[.$O36];[.$U36];[.$AA36];[.$AG36];[.$AM36];[.$AS36];[.$AY36];[.$BE36];[.$BK36];[.$BQ36];[.$BW36])" office:value-type="float" office:value="900" calcext:value-type="float">
            <text:p>900</text:p>
          </table:table-cell>
          <table:table-cell table:formula="of:=MIN([.$J36];[.$P36];[.$V36];[.$AB36];[.$AH36];[.$AN36];[.$AT36];[.$AZ36];[.$BF36];[.$BL36];[.$BR36];[.$BX36])" office:value-type="float" office:value="16636791" calcext:value-type="float">
            <text:p>16636791</text:p>
          </table:table-cell>
          <table:table-cell table:formula="of:=MIN([.$K36];[.$Q36];[.$W36];[.$AC36];[.$AI36];[.$AO36];[.$AU36];[.$BA36];[.$BG36];[.$BM36];[.$BS36];[.$BY36])" office:value-type="float" office:value="780327" calcext:value-type="float">
            <text:p>780327</text:p>
          </table:table-cell>
          <table:table-cell table:formula="of:=MIN([.$L36];[.$R36];[.$X36];[.$AD36];[.$AJ36];[.$AP36];[.$AV36];[.$BB36];[.$BH36];[.$BN36];[.$BT36];[.$BZ36])" office:value-type="float" office:value="336" calcext:value-type="float">
            <text:p>336</text:p>
          </table:table-cell>
          <table:table-cell table:formula="of:=MIN([.$M36];[.$S36];[.$Y36];[.$AE36];[.$AK36];[.$AQ36];[.$AW36];[.$BC36];[.$BI36];[.$BO36];[.$BU36];[.$CA36])" office:value-type="float" office:value="0" calcext:value-type="float">
            <text:p>0</text:p>
          </table:table-cell>
          <table:table-cell table:formula="of:=MEDIAN([.$H36];[.$N36];[.$T36];[.$Z36];[.$AF36];[.$AL36];[.$AR36];[.$AX36];[.$BD36];[.$BJ36];[.$BP36];[.$BV36])" office:value-type="float" office:value="900" calcext:value-type="float">
            <text:p>900</text:p>
          </table:table-cell>
          <table:table-cell table:formula="of:=MEDIAN([.$I36];[.$O36];[.$U36];[.$AA36];[.$AG36];[.$AM36];[.$AS36];[.$AY36];[.$BE36];[.$BK36];[.$BQ36];[.$BW36])" office:value-type="float" office:value="900" calcext:value-type="float">
            <text:p>900</text:p>
          </table:table-cell>
          <table:table-cell table:formula="of:=MEDIAN([.$J36];[.$P36];[.$V36];[.$AB36];[.$AH36];[.$AN36];[.$AT36];[.$AZ36];[.$BF36];[.$BL36];[.$BR36];[.$BX36])" office:value-type="float" office:value="17299331" calcext:value-type="float">
            <text:p>17299331</text:p>
          </table:table-cell>
          <table:table-cell table:formula="of:=MEDIAN([.$K36];[.$Q36];[.$W36];[.$AC36];[.$AI36];[.$AO36];[.$AU36];[.$BA36];[.$BG36];[.$BM36];[.$BS36];[.$BY36])" office:value-type="float" office:value="819090" calcext:value-type="float">
            <text:p>819090</text:p>
          </table:table-cell>
          <table:table-cell table:formula="of:=MEDIAN([.$L36];[.$R36];[.$X36];[.$AD36];[.$AJ36];[.$AP36];[.$AV36];[.$BB36];[.$BH36];[.$BN36];[.$BT36];[.$BZ36])" office:value-type="float" office:value="343" calcext:value-type="float">
            <text:p>343</text:p>
          </table:table-cell>
          <table:table-cell table:formula="of:=MEDIAN([.$M36];[.$S36];[.$Y36];[.$AE36];[.$AK36];[.$AQ36];[.$AW36];[.$BC36];[.$BI36];[.$BO36];[.$BU36];[.$CA36])" office:value-type="float" office:value="0" calcext:value-type="float">
            <text:p>0</text:p>
          </table:table-cell>
          <table:table-cell table:formula="of:=MAX([.$H36];[.$N36];[.$T36];[.$Z36];[.$AF36];[.$AL36];[.$AR36];[.$AX36];[.$BD36];[.$BJ36];[.$BP36];[.$BV36])" office:value-type="float" office:value="900" calcext:value-type="float">
            <text:p>900</text:p>
          </table:table-cell>
          <table:table-cell table:formula="of:=MAX([.$I36];[.$O36];[.$U36];[.$AA36];[.$AG36];[.$AM36];[.$AS36];[.$AY36];[.$BE36];[.$BK36];[.$BQ36];[.$BW36])" office:value-type="float" office:value="900" calcext:value-type="float">
            <text:p>900</text:p>
          </table:table-cell>
          <table:table-cell table:formula="of:=MAX([.$J36];[.$P36];[.$V36];[.$AB36];[.$AH36];[.$AN36];[.$AT36];[.$AZ36];[.$BF36];[.$BL36];[.$BR36];[.$BX36])" office:value-type="float" office:value="18002122" calcext:value-type="float">
            <text:p>18002122</text:p>
          </table:table-cell>
          <table:table-cell table:formula="of:=MAX([.$K36];[.$Q36];[.$W36];[.$AC36];[.$AI36];[.$AO36];[.$AU36];[.$BA36];[.$BG36];[.$BM36];[.$BS36];[.$BY36])" office:value-type="float" office:value="857008" calcext:value-type="float">
            <text:p>857008</text:p>
          </table:table-cell>
          <table:table-cell table:formula="of:=MAX([.$L36];[.$R36];[.$X36];[.$AD36];[.$AJ36];[.$AP36];[.$AV36];[.$BB36];[.$BH36];[.$BN36];[.$BT36];[.$BZ36])" office:value-type="float" office:value="351" calcext:value-type="float">
            <text:p>351</text:p>
          </table:table-cell>
          <table:table-cell table:formula="of:=MAX([.$M36];[.$S36];[.$Y36];[.$AE36];[.$AK36];[.$AQ36];[.$AW36];[.$BC36];[.$BI36];[.$BO36];[.$BU36];[.$CA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byrinth/0207-labyrinth-20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98733" calcext:value-type="float">
            <text:p>1598733</text:p>
          </table:table-cell>
          <table:table-cell office:value-type="float" office:value="1320386" calcext:value-type="float">
            <text:p>132038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580078" calcext:value-type="float">
            <text:p>13580078</text:p>
          </table:table-cell>
          <table:table-cell office:value-type="float" office:value="791336" calcext:value-type="float">
            <text:p>791336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237039" calcext:value-type="float">
            <text:p>15237039</text:p>
          </table:table-cell>
          <table:table-cell office:value-type="float" office:value="873987" calcext:value-type="float">
            <text:p>87398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449815" calcext:value-type="float">
            <text:p>13449815</text:p>
          </table:table-cell>
          <table:table-cell office:value-type="float" office:value="782386" calcext:value-type="float">
            <text:p>782386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134486" calcext:value-type="float">
            <text:p>15134486</text:p>
          </table:table-cell>
          <table:table-cell office:value-type="float" office:value="866660" calcext:value-type="float">
            <text:p>86666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479725" calcext:value-type="float">
            <text:p>13479725</text:p>
          </table:table-cell>
          <table:table-cell office:value-type="float" office:value="784578" calcext:value-type="float">
            <text:p>784578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4918643" calcext:value-type="float">
            <text:p>14918643</text:p>
          </table:table-cell>
          <table:table-cell office:value-type="float" office:value="855423" calcext:value-type="float">
            <text:p>85542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552177" calcext:value-type="float">
            <text:p>13552177</text:p>
          </table:table-cell>
          <table:table-cell office:value-type="float" office:value="789940" calcext:value-type="float">
            <text:p>78994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063173" calcext:value-type="float">
            <text:p>15063173</text:p>
          </table:table-cell>
          <table:table-cell office:value-type="float" office:value="862279" calcext:value-type="float">
            <text:p>86227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367891" calcext:value-type="float">
            <text:p>13367891</text:p>
          </table:table-cell>
          <table:table-cell office:value-type="float" office:value="775110" calcext:value-type="float">
            <text:p>77511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4587546" calcext:value-type="float">
            <text:p>14587546</text:p>
          </table:table-cell>
          <table:table-cell office:value-type="float" office:value="832913" calcext:value-type="float">
            <text:p>83291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339380" calcext:value-type="float">
            <text:p>13339380</text:p>
          </table:table-cell>
          <table:table-cell office:value-type="float" office:value="773648" calcext:value-type="float">
            <text:p>773648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4956480" calcext:value-type="float">
            <text:p>14956480</text:p>
          </table:table-cell>
          <table:table-cell office:value-type="float" office:value="856655" calcext:value-type="float">
            <text:p>85665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MIN([.$H37];[.$N37];[.$T37];[.$Z37];[.$AF37];[.$AL37];[.$AR37];[.$AX37];[.$BD37];[.$BJ37];[.$BP37];[.$BV37])" office:value-type="float" office:value="900" calcext:value-type="float">
            <text:p>900</text:p>
          </table:table-cell>
          <table:table-cell table:formula="of:=MIN([.$I37];[.$O37];[.$U37];[.$AA37];[.$AG37];[.$AM37];[.$AS37];[.$AY37];[.$BE37];[.$BK37];[.$BQ37];[.$BW37])" office:value-type="float" office:value="900" calcext:value-type="float">
            <text:p>900</text:p>
          </table:table-cell>
          <table:table-cell table:formula="of:=MIN([.$J37];[.$P37];[.$V37];[.$AB37];[.$AH37];[.$AN37];[.$AT37];[.$AZ37];[.$BF37];[.$BL37];[.$BR37];[.$BX37])" office:value-type="float" office:value="13339380" calcext:value-type="float">
            <text:p>13339380</text:p>
          </table:table-cell>
          <table:table-cell table:formula="of:=MIN([.$K37];[.$Q37];[.$W37];[.$AC37];[.$AI37];[.$AO37];[.$AU37];[.$BA37];[.$BG37];[.$BM37];[.$BS37];[.$BY37])" office:value-type="float" office:value="773648" calcext:value-type="float">
            <text:p>773648</text:p>
          </table:table-cell>
          <table:table-cell table:formula="of:=MIN([.$L37];[.$R37];[.$X37];[.$AD37];[.$AJ37];[.$AP37];[.$AV37];[.$BB37];[.$BH37];[.$BN37];[.$BT37];[.$BZ37])" office:value-type="float" office:value="276" calcext:value-type="float">
            <text:p>276</text:p>
          </table:table-cell>
          <table:table-cell table:formula="of:=MIN([.$M37];[.$S37];[.$Y37];[.$AE37];[.$AK37];[.$AQ37];[.$AW37];[.$BC37];[.$BI37];[.$BO37];[.$BU37];[.$CA37])" office:value-type="float" office:value="0" calcext:value-type="float">
            <text:p>0</text:p>
          </table:table-cell>
          <table:table-cell table:formula="of:=MEDIAN([.$H37];[.$N37];[.$T37];[.$Z37];[.$AF37];[.$AL37];[.$AR37];[.$AX37];[.$BD37];[.$BJ37];[.$BP37];[.$BV37])" office:value-type="float" office:value="900" calcext:value-type="float">
            <text:p>900</text:p>
          </table:table-cell>
          <table:table-cell table:formula="of:=MEDIAN([.$I37];[.$O37];[.$U37];[.$AA37];[.$AG37];[.$AM37];[.$AS37];[.$AY37];[.$BE37];[.$BK37];[.$BQ37];[.$BW37])" office:value-type="float" office:value="900" calcext:value-type="float">
            <text:p>900</text:p>
          </table:table-cell>
          <table:table-cell table:formula="of:=MEDIAN([.$J37];[.$P37];[.$V37];[.$AB37];[.$AH37];[.$AN37];[.$AT37];[.$AZ37];[.$BF37];[.$BL37];[.$BR37];[.$BX37])" office:value-type="float" office:value="14083812" calcext:value-type="float">
            <text:p>14083812</text:p>
          </table:table-cell>
          <table:table-cell table:formula="of:=MEDIAN([.$K37];[.$Q37];[.$W37];[.$AC37];[.$AI37];[.$AO37];[.$AU37];[.$BA37];[.$BG37];[.$BM37];[.$BS37];[.$BY37])" office:value-type="float" office:value="812124.5" calcext:value-type="float">
            <text:p>812124.5</text:p>
          </table:table-cell>
          <table:table-cell table:formula="of:=MEDIAN([.$L37];[.$R37];[.$X37];[.$AD37];[.$AJ37];[.$AP37];[.$AV37];[.$BB37];[.$BH37];[.$BN37];[.$BT37];[.$BZ37])" office:value-type="float" office:value="288" calcext:value-type="float">
            <text:p>288</text:p>
          </table:table-cell>
          <table:table-cell table:formula="of:=MEDIAN([.$M37];[.$S37];[.$Y37];[.$AE37];[.$AK37];[.$AQ37];[.$AW37];[.$BC37];[.$BI37];[.$BO37];[.$BU37];[.$CA37])" office:value-type="float" office:value="0" calcext:value-type="float">
            <text:p>0</text:p>
          </table:table-cell>
          <table:table-cell table:formula="of:=MAX([.$H37];[.$N37];[.$T37];[.$Z37];[.$AF37];[.$AL37];[.$AR37];[.$AX37];[.$BD37];[.$BJ37];[.$BP37];[.$BV37])" office:value-type="float" office:value="900" calcext:value-type="float">
            <text:p>900</text:p>
          </table:table-cell>
          <table:table-cell table:formula="of:=MAX([.$I37];[.$O37];[.$U37];[.$AA37];[.$AG37];[.$AM37];[.$AS37];[.$AY37];[.$BE37];[.$BK37];[.$BQ37];[.$BW37])" office:value-type="float" office:value="900" calcext:value-type="float">
            <text:p>900</text:p>
          </table:table-cell>
          <table:table-cell table:formula="of:=MAX([.$J37];[.$P37];[.$V37];[.$AB37];[.$AH37];[.$AN37];[.$AT37];[.$AZ37];[.$BF37];[.$BL37];[.$BR37];[.$BX37])" office:value-type="float" office:value="15237039" calcext:value-type="float">
            <text:p>15237039</text:p>
          </table:table-cell>
          <table:table-cell table:formula="of:=MAX([.$K37];[.$Q37];[.$W37];[.$AC37];[.$AI37];[.$AO37];[.$AU37];[.$BA37];[.$BG37];[.$BM37];[.$BS37];[.$BY37])" office:value-type="float" office:value="873987" calcext:value-type="float">
            <text:p>873987</text:p>
          </table:table-cell>
          <table:table-cell table:formula="of:=MAX([.$L37];[.$R37];[.$X37];[.$AD37];[.$AJ37];[.$AP37];[.$AV37];[.$BB37];[.$BH37];[.$BN37];[.$BT37];[.$BZ37])" office:value-type="float" office:value="304" calcext:value-type="float">
            <text:p>304</text:p>
          </table:table-cell>
          <table:table-cell table:formula="of:=MAX([.$M37];[.$S37];[.$Y37];[.$AE37];[.$AK37];[.$AQ37];[.$AW37];[.$BC37];[.$BI37];[.$BO37];[.$BU37];[.$CA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byrinth/0209-labyrinth-20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79402" calcext:value-type="float">
            <text:p>1579402</text:p>
          </table:table-cell>
          <table:table-cell office:value-type="float" office:value="1331591" calcext:value-type="float">
            <text:p>133159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598695" calcext:value-type="float">
            <text:p>12598695</text:p>
          </table:table-cell>
          <table:table-cell office:value-type="float" office:value="775165" calcext:value-type="float">
            <text:p>775165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4339601" calcext:value-type="float">
            <text:p>14339601</text:p>
          </table:table-cell>
          <table:table-cell office:value-type="float" office:value="829996" calcext:value-type="float">
            <text:p>829996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632676" calcext:value-type="float">
            <text:p>12632676</text:p>
          </table:table-cell>
          <table:table-cell office:value-type="float" office:value="778011" calcext:value-type="float">
            <text:p>778011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4358328" calcext:value-type="float">
            <text:p>14358328</text:p>
          </table:table-cell>
          <table:table-cell office:value-type="float" office:value="830878" calcext:value-type="float">
            <text:p>830878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425476" calcext:value-type="float">
            <text:p>12425476</text:p>
          </table:table-cell>
          <table:table-cell office:value-type="float" office:value="765194" calcext:value-type="float">
            <text:p>765194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4092133" calcext:value-type="float">
            <text:p>14092133</text:p>
          </table:table-cell>
          <table:table-cell office:value-type="float" office:value="817640" calcext:value-type="float">
            <text:p>81764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589573" calcext:value-type="float">
            <text:p>12589573</text:p>
          </table:table-cell>
          <table:table-cell office:value-type="float" office:value="774629" calcext:value-type="float">
            <text:p>774629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4241355" calcext:value-type="float">
            <text:p>14241355</text:p>
          </table:table-cell>
          <table:table-cell office:value-type="float" office:value="825912" calcext:value-type="float">
            <text:p>825912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424990" calcext:value-type="float">
            <text:p>12424990</text:p>
          </table:table-cell>
          <table:table-cell office:value-type="float" office:value="765090" calcext:value-type="float">
            <text:p>765090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4221722" calcext:value-type="float">
            <text:p>14221722</text:p>
          </table:table-cell>
          <table:table-cell office:value-type="float" office:value="824248" calcext:value-type="float">
            <text:p>824248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446651" calcext:value-type="float">
            <text:p>12446651</text:p>
          </table:table-cell>
          <table:table-cell office:value-type="float" office:value="767380" calcext:value-type="float">
            <text:p>767380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4384576" calcext:value-type="float">
            <text:p>14384576</text:p>
          </table:table-cell>
          <table:table-cell office:value-type="float" office:value="832151" calcext:value-type="float">
            <text:p>832151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formula="of:=MIN([.$H38];[.$N38];[.$T38];[.$Z38];[.$AF38];[.$AL38];[.$AR38];[.$AX38];[.$BD38];[.$BJ38];[.$BP38];[.$BV38])" office:value-type="float" office:value="900" calcext:value-type="float">
            <text:p>900</text:p>
          </table:table-cell>
          <table:table-cell table:formula="of:=MIN([.$I38];[.$O38];[.$U38];[.$AA38];[.$AG38];[.$AM38];[.$AS38];[.$AY38];[.$BE38];[.$BK38];[.$BQ38];[.$BW38])" office:value-type="float" office:value="900" calcext:value-type="float">
            <text:p>900</text:p>
          </table:table-cell>
          <table:table-cell table:formula="of:=MIN([.$J38];[.$P38];[.$V38];[.$AB38];[.$AH38];[.$AN38];[.$AT38];[.$AZ38];[.$BF38];[.$BL38];[.$BR38];[.$BX38])" office:value-type="float" office:value="12424990" calcext:value-type="float">
            <text:p>12424990</text:p>
          </table:table-cell>
          <table:table-cell table:formula="of:=MIN([.$K38];[.$Q38];[.$W38];[.$AC38];[.$AI38];[.$AO38];[.$AU38];[.$BA38];[.$BG38];[.$BM38];[.$BS38];[.$BY38])" office:value-type="float" office:value="765090" calcext:value-type="float">
            <text:p>765090</text:p>
          </table:table-cell>
          <table:table-cell table:formula="of:=MIN([.$L38];[.$R38];[.$X38];[.$AD38];[.$AJ38];[.$AP38];[.$AV38];[.$BB38];[.$BH38];[.$BN38];[.$BT38];[.$BZ38])" office:value-type="float" office:value="272" calcext:value-type="float">
            <text:p>272</text:p>
          </table:table-cell>
          <table:table-cell table:formula="of:=MIN([.$M38];[.$S38];[.$Y38];[.$AE38];[.$AK38];[.$AQ38];[.$AW38];[.$BC38];[.$BI38];[.$BO38];[.$BU38];[.$CA38])" office:value-type="float" office:value="0" calcext:value-type="float">
            <text:p>0</text:p>
          </table:table-cell>
          <table:table-cell table:formula="of:=MEDIAN([.$H38];[.$N38];[.$T38];[.$Z38];[.$AF38];[.$AL38];[.$AR38];[.$AX38];[.$BD38];[.$BJ38];[.$BP38];[.$BV38])" office:value-type="float" office:value="900" calcext:value-type="float">
            <text:p>900</text:p>
          </table:table-cell>
          <table:table-cell table:formula="of:=MEDIAN([.$I38];[.$O38];[.$U38];[.$AA38];[.$AG38];[.$AM38];[.$AS38];[.$AY38];[.$BE38];[.$BK38];[.$BQ38];[.$BW38])" office:value-type="float" office:value="900" calcext:value-type="float">
            <text:p>900</text:p>
          </table:table-cell>
          <table:table-cell table:formula="of:=MEDIAN([.$J38];[.$P38];[.$V38];[.$AB38];[.$AH38];[.$AN38];[.$AT38];[.$AZ38];[.$BF38];[.$BL38];[.$BR38];[.$BX38])" office:value-type="float" office:value="13362404.5" calcext:value-type="float">
            <text:p>13362404.5</text:p>
          </table:table-cell>
          <table:table-cell table:formula="of:=MEDIAN([.$K38];[.$Q38];[.$W38];[.$AC38];[.$AI38];[.$AO38];[.$AU38];[.$BA38];[.$BG38];[.$BM38];[.$BS38];[.$BY38])" office:value-type="float" office:value="797825.5" calcext:value-type="float">
            <text:p>797825.5</text:p>
          </table:table-cell>
          <table:table-cell table:formula="of:=MEDIAN([.$L38];[.$R38];[.$X38];[.$AD38];[.$AJ38];[.$AP38];[.$AV38];[.$BB38];[.$BH38];[.$BN38];[.$BT38];[.$BZ38])" office:value-type="float" office:value="295" calcext:value-type="float">
            <text:p>295</text:p>
          </table:table-cell>
          <table:table-cell table:formula="of:=MEDIAN([.$M38];[.$S38];[.$Y38];[.$AE38];[.$AK38];[.$AQ38];[.$AW38];[.$BC38];[.$BI38];[.$BO38];[.$BU38];[.$CA38])" office:value-type="float" office:value="0" calcext:value-type="float">
            <text:p>0</text:p>
          </table:table-cell>
          <table:table-cell table:formula="of:=MAX([.$H38];[.$N38];[.$T38];[.$Z38];[.$AF38];[.$AL38];[.$AR38];[.$AX38];[.$BD38];[.$BJ38];[.$BP38];[.$BV38])" office:value-type="float" office:value="900" calcext:value-type="float">
            <text:p>900</text:p>
          </table:table-cell>
          <table:table-cell table:formula="of:=MAX([.$I38];[.$O38];[.$U38];[.$AA38];[.$AG38];[.$AM38];[.$AS38];[.$AY38];[.$BE38];[.$BK38];[.$BQ38];[.$BW38])" office:value-type="float" office:value="900" calcext:value-type="float">
            <text:p>900</text:p>
          </table:table-cell>
          <table:table-cell table:formula="of:=MAX([.$J38];[.$P38];[.$V38];[.$AB38];[.$AH38];[.$AN38];[.$AT38];[.$AZ38];[.$BF38];[.$BL38];[.$BR38];[.$BX38])" office:value-type="float" office:value="14384576" calcext:value-type="float">
            <text:p>14384576</text:p>
          </table:table-cell>
          <table:table-cell table:formula="of:=MAX([.$K38];[.$Q38];[.$W38];[.$AC38];[.$AI38];[.$AO38];[.$AU38];[.$BA38];[.$BG38];[.$BM38];[.$BS38];[.$BY38])" office:value-type="float" office:value="832151" calcext:value-type="float">
            <text:p>832151</text:p>
          </table:table-cell>
          <table:table-cell table:formula="of:=MAX([.$L38];[.$R38];[.$X38];[.$AD38];[.$AJ38];[.$AP38];[.$AV38];[.$BB38];[.$BH38];[.$BN38];[.$BT38];[.$BZ38])" office:value-type="float" office:value="317" calcext:value-type="float">
            <text:p>317</text:p>
          </table:table-cell>
          <table:table-cell table:formula="of:=MAX([.$M38];[.$S38];[.$Y38];[.$AE38];[.$AK38];[.$AQ38];[.$AW38];[.$BC38];[.$BI38];[.$BO38];[.$BU38];[.$CA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byrinth/0210-labyrinth-20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15391" calcext:value-type="float">
            <text:p>1315391</text:p>
          </table:table-cell>
          <table:table-cell office:value-type="float" office:value="1034848" calcext:value-type="float">
            <text:p>1034848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143157" calcext:value-type="float">
            <text:p>15143157</text:p>
          </table:table-cell>
          <table:table-cell office:value-type="float" office:value="831874" calcext:value-type="float">
            <text:p>831874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407058" calcext:value-type="float">
            <text:p>16407058</text:p>
          </table:table-cell>
          <table:table-cell office:value-type="float" office:value="847839" calcext:value-type="float">
            <text:p>847839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078681" calcext:value-type="float">
            <text:p>15078681</text:p>
          </table:table-cell>
          <table:table-cell office:value-type="float" office:value="829810" calcext:value-type="float">
            <text:p>829810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535049" calcext:value-type="float">
            <text:p>16535049</text:p>
          </table:table-cell>
          <table:table-cell office:value-type="float" office:value="858017" calcext:value-type="float">
            <text:p>858017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123060" calcext:value-type="float">
            <text:p>15123060</text:p>
          </table:table-cell>
          <table:table-cell office:value-type="float" office:value="831231" calcext:value-type="float">
            <text:p>831231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458819" calcext:value-type="float">
            <text:p>16458819</text:p>
          </table:table-cell>
          <table:table-cell office:value-type="float" office:value="852880" calcext:value-type="float">
            <text:p>852880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080524" calcext:value-type="float">
            <text:p>15080524</text:p>
          </table:table-cell>
          <table:table-cell office:value-type="float" office:value="829829" calcext:value-type="float">
            <text:p>829829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407003" calcext:value-type="float">
            <text:p>16407003</text:p>
          </table:table-cell>
          <table:table-cell office:value-type="float" office:value="847787" calcext:value-type="float">
            <text:p>847787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448217" calcext:value-type="float">
            <text:p>15448217</text:p>
          </table:table-cell>
          <table:table-cell office:value-type="float" office:value="848067" calcext:value-type="float">
            <text:p>848067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320686" calcext:value-type="float">
            <text:p>16320686</text:p>
          </table:table-cell>
          <table:table-cell office:value-type="float" office:value="844597" calcext:value-type="float">
            <text:p>844597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065382" calcext:value-type="float">
            <text:p>15065382</text:p>
          </table:table-cell>
          <table:table-cell office:value-type="float" office:value="827554" calcext:value-type="float">
            <text:p>827554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304745" calcext:value-type="float">
            <text:p>16304745</text:p>
          </table:table-cell>
          <table:table-cell office:value-type="float" office:value="842585" calcext:value-type="float">
            <text:p>842585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formula="of:=MIN([.$H39];[.$N39];[.$T39];[.$Z39];[.$AF39];[.$AL39];[.$AR39];[.$AX39];[.$BD39];[.$BJ39];[.$BP39];[.$BV39])" office:value-type="float" office:value="900" calcext:value-type="float">
            <text:p>900</text:p>
          </table:table-cell>
          <table:table-cell table:formula="of:=MIN([.$I39];[.$O39];[.$U39];[.$AA39];[.$AG39];[.$AM39];[.$AS39];[.$AY39];[.$BE39];[.$BK39];[.$BQ39];[.$BW39])" office:value-type="float" office:value="900" calcext:value-type="float">
            <text:p>900</text:p>
          </table:table-cell>
          <table:table-cell table:formula="of:=MIN([.$J39];[.$P39];[.$V39];[.$AB39];[.$AH39];[.$AN39];[.$AT39];[.$AZ39];[.$BF39];[.$BL39];[.$BR39];[.$BX39])" office:value-type="float" office:value="15065382" calcext:value-type="float">
            <text:p>15065382</text:p>
          </table:table-cell>
          <table:table-cell table:formula="of:=MIN([.$K39];[.$Q39];[.$W39];[.$AC39];[.$AI39];[.$AO39];[.$AU39];[.$BA39];[.$BG39];[.$BM39];[.$BS39];[.$BY39])" office:value-type="float" office:value="827554" calcext:value-type="float">
            <text:p>827554</text:p>
          </table:table-cell>
          <table:table-cell table:formula="of:=MIN([.$L39];[.$R39];[.$X39];[.$AD39];[.$AJ39];[.$AP39];[.$AV39];[.$BB39];[.$BH39];[.$BN39];[.$BT39];[.$BZ39])" office:value-type="float" office:value="305" calcext:value-type="float">
            <text:p>305</text:p>
          </table:table-cell>
          <table:table-cell table:formula="of:=MIN([.$M39];[.$S39];[.$Y39];[.$AE39];[.$AK39];[.$AQ39];[.$AW39];[.$BC39];[.$BI39];[.$BO39];[.$BU39];[.$CA39])" office:value-type="float" office:value="0" calcext:value-type="float">
            <text:p>0</text:p>
          </table:table-cell>
          <table:table-cell table:formula="of:=MEDIAN([.$H39];[.$N39];[.$T39];[.$Z39];[.$AF39];[.$AL39];[.$AR39];[.$AX39];[.$BD39];[.$BJ39];[.$BP39];[.$BV39])" office:value-type="float" office:value="900" calcext:value-type="float">
            <text:p>900</text:p>
          </table:table-cell>
          <table:table-cell table:formula="of:=MEDIAN([.$I39];[.$O39];[.$U39];[.$AA39];[.$AG39];[.$AM39];[.$AS39];[.$AY39];[.$BE39];[.$BK39];[.$BQ39];[.$BW39])" office:value-type="float" office:value="900" calcext:value-type="float">
            <text:p>900</text:p>
          </table:table-cell>
          <table:table-cell table:formula="of:=MEDIAN([.$J39];[.$P39];[.$V39];[.$AB39];[.$AH39];[.$AN39];[.$AT39];[.$AZ39];[.$BF39];[.$BL39];[.$BR39];[.$BX39])" office:value-type="float" office:value="15876481" calcext:value-type="float">
            <text:p>15876481</text:p>
          </table:table-cell>
          <table:table-cell table:formula="of:=MEDIAN([.$K39];[.$Q39];[.$W39];[.$AC39];[.$AI39];[.$AO39];[.$AU39];[.$BA39];[.$BG39];[.$BM39];[.$BS39];[.$BY39])" office:value-type="float" office:value="843591" calcext:value-type="float">
            <text:p>843591</text:p>
          </table:table-cell>
          <table:table-cell table:formula="of:=MEDIAN([.$L39];[.$R39];[.$X39];[.$AD39];[.$AJ39];[.$AP39];[.$AV39];[.$BB39];[.$BH39];[.$BN39];[.$BT39];[.$BZ39])" office:value-type="float" office:value="306" calcext:value-type="float">
            <text:p>306</text:p>
          </table:table-cell>
          <table:table-cell table:formula="of:=MEDIAN([.$M39];[.$S39];[.$Y39];[.$AE39];[.$AK39];[.$AQ39];[.$AW39];[.$BC39];[.$BI39];[.$BO39];[.$BU39];[.$CA39])" office:value-type="float" office:value="0" calcext:value-type="float">
            <text:p>0</text:p>
          </table:table-cell>
          <table:table-cell table:formula="of:=MAX([.$H39];[.$N39];[.$T39];[.$Z39];[.$AF39];[.$AL39];[.$AR39];[.$AX39];[.$BD39];[.$BJ39];[.$BP39];[.$BV39])" office:value-type="float" office:value="900" calcext:value-type="float">
            <text:p>900</text:p>
          </table:table-cell>
          <table:table-cell table:formula="of:=MAX([.$I39];[.$O39];[.$U39];[.$AA39];[.$AG39];[.$AM39];[.$AS39];[.$AY39];[.$BE39];[.$BK39];[.$BQ39];[.$BW39])" office:value-type="float" office:value="900" calcext:value-type="float">
            <text:p>900</text:p>
          </table:table-cell>
          <table:table-cell table:formula="of:=MAX([.$J39];[.$P39];[.$V39];[.$AB39];[.$AH39];[.$AN39];[.$AT39];[.$AZ39];[.$BF39];[.$BL39];[.$BR39];[.$BX39])" office:value-type="float" office:value="16535049" calcext:value-type="float">
            <text:p>16535049</text:p>
          </table:table-cell>
          <table:table-cell table:formula="of:=MAX([.$K39];[.$Q39];[.$W39];[.$AC39];[.$AI39];[.$AO39];[.$AU39];[.$BA39];[.$BG39];[.$BM39];[.$BS39];[.$BY39])" office:value-type="float" office:value="858017" calcext:value-type="float">
            <text:p>858017</text:p>
          </table:table-cell>
          <table:table-cell table:formula="of:=MAX([.$L39];[.$R39];[.$X39];[.$AD39];[.$AJ39];[.$AP39];[.$AV39];[.$BB39];[.$BH39];[.$BN39];[.$BT39];[.$BZ39])" office:value-type="float" office:value="346" calcext:value-type="float">
            <text:p>346</text:p>
          </table:table-cell>
          <table:table-cell table:formula="of:=MAX([.$M39];[.$S39];[.$Y39];[.$AE39];[.$AK39];[.$AQ39];[.$AW39];[.$BC39];[.$BI39];[.$BO39];[.$BU39];[.$CA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byrinth/0215-labyrinth-21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408810" calcext:value-type="float">
            <text:p>1408810</text:p>
          </table:table-cell>
          <table:table-cell office:value-type="float" office:value="1106438" calcext:value-type="float">
            <text:p>110643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242190" calcext:value-type="float">
            <text:p>15242190</text:p>
          </table:table-cell>
          <table:table-cell office:value-type="float" office:value="791011" calcext:value-type="float">
            <text:p>791011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244570" calcext:value-type="float">
            <text:p>16244570</text:p>
          </table:table-cell>
          <table:table-cell office:value-type="float" office:value="847407" calcext:value-type="float">
            <text:p>847407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429150" calcext:value-type="float">
            <text:p>15429150</text:p>
          </table:table-cell>
          <table:table-cell office:value-type="float" office:value="799366" calcext:value-type="float">
            <text:p>799366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560080" calcext:value-type="float">
            <text:p>16560080</text:p>
          </table:table-cell>
          <table:table-cell office:value-type="float" office:value="858586" calcext:value-type="float">
            <text:p>85858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217674" calcext:value-type="float">
            <text:p>15217674</text:p>
          </table:table-cell>
          <table:table-cell office:value-type="float" office:value="789708" calcext:value-type="float">
            <text:p>789708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853810" calcext:value-type="float">
            <text:p>15853810</text:p>
          </table:table-cell>
          <table:table-cell office:value-type="float" office:value="825793" calcext:value-type="float">
            <text:p>825793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580965" calcext:value-type="float">
            <text:p>15580965</text:p>
          </table:table-cell>
          <table:table-cell office:value-type="float" office:value="809955" calcext:value-type="float">
            <text:p>809955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209432" calcext:value-type="float">
            <text:p>16209432</text:p>
          </table:table-cell>
          <table:table-cell office:value-type="float" office:value="845900" calcext:value-type="float">
            <text:p>84590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217298" calcext:value-type="float">
            <text:p>15217298</text:p>
          </table:table-cell>
          <table:table-cell office:value-type="float" office:value="789497" calcext:value-type="float">
            <text:p>789497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367983" calcext:value-type="float">
            <text:p>16367983</text:p>
          </table:table-cell>
          <table:table-cell office:value-type="float" office:value="850598" calcext:value-type="float">
            <text:p>850598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210818" calcext:value-type="float">
            <text:p>15210818</text:p>
          </table:table-cell>
          <table:table-cell office:value-type="float" office:value="786776" calcext:value-type="float">
            <text:p>786776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229168" calcext:value-type="float">
            <text:p>16229168</text:p>
          </table:table-cell>
          <table:table-cell office:value-type="float" office:value="846465" calcext:value-type="float">
            <text:p>846465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formula="of:=MIN([.$H40];[.$N40];[.$T40];[.$Z40];[.$AF40];[.$AL40];[.$AR40];[.$AX40];[.$BD40];[.$BJ40];[.$BP40];[.$BV40])" office:value-type="float" office:value="900" calcext:value-type="float">
            <text:p>900</text:p>
          </table:table-cell>
          <table:table-cell table:formula="of:=MIN([.$I40];[.$O40];[.$U40];[.$AA40];[.$AG40];[.$AM40];[.$AS40];[.$AY40];[.$BE40];[.$BK40];[.$BQ40];[.$BW40])" office:value-type="float" office:value="900" calcext:value-type="float">
            <text:p>900</text:p>
          </table:table-cell>
          <table:table-cell table:formula="of:=MIN([.$J40];[.$P40];[.$V40];[.$AB40];[.$AH40];[.$AN40];[.$AT40];[.$AZ40];[.$BF40];[.$BL40];[.$BR40];[.$BX40])" office:value-type="float" office:value="15210818" calcext:value-type="float">
            <text:p>15210818</text:p>
          </table:table-cell>
          <table:table-cell table:formula="of:=MIN([.$K40];[.$Q40];[.$W40];[.$AC40];[.$AI40];[.$AO40];[.$AU40];[.$BA40];[.$BG40];[.$BM40];[.$BS40];[.$BY40])" office:value-type="float" office:value="786776" calcext:value-type="float">
            <text:p>786776</text:p>
          </table:table-cell>
          <table:table-cell table:formula="of:=MIN([.$L40];[.$R40];[.$X40];[.$AD40];[.$AJ40];[.$AP40];[.$AV40];[.$BB40];[.$BH40];[.$BN40];[.$BT40];[.$BZ40])" office:value-type="float" office:value="313" calcext:value-type="float">
            <text:p>313</text:p>
          </table:table-cell>
          <table:table-cell table:formula="of:=MIN([.$M40];[.$S40];[.$Y40];[.$AE40];[.$AK40];[.$AQ40];[.$AW40];[.$BC40];[.$BI40];[.$BO40];[.$BU40];[.$CA40])" office:value-type="float" office:value="0" calcext:value-type="float">
            <text:p>0</text:p>
          </table:table-cell>
          <table:table-cell table:formula="of:=MEDIAN([.$H40];[.$N40];[.$T40];[.$Z40];[.$AF40];[.$AL40];[.$AR40];[.$AX40];[.$BD40];[.$BJ40];[.$BP40];[.$BV40])" office:value-type="float" office:value="900" calcext:value-type="float">
            <text:p>900</text:p>
          </table:table-cell>
          <table:table-cell table:formula="of:=MEDIAN([.$I40];[.$O40];[.$U40];[.$AA40];[.$AG40];[.$AM40];[.$AS40];[.$AY40];[.$BE40];[.$BK40];[.$BQ40];[.$BW40])" office:value-type="float" office:value="900" calcext:value-type="float">
            <text:p>900</text:p>
          </table:table-cell>
          <table:table-cell table:formula="of:=MEDIAN([.$J40];[.$P40];[.$V40];[.$AB40];[.$AH40];[.$AN40];[.$AT40];[.$AZ40];[.$BF40];[.$BL40];[.$BR40];[.$BX40])" office:value-type="float" office:value="15717387.5" calcext:value-type="float">
            <text:p>15717387.5</text:p>
          </table:table-cell>
          <table:table-cell table:formula="of:=MEDIAN([.$K40];[.$Q40];[.$W40];[.$AC40];[.$AI40];[.$AO40];[.$AU40];[.$BA40];[.$BG40];[.$BM40];[.$BS40];[.$BY40])" office:value-type="float" office:value="817874" calcext:value-type="float">
            <text:p>817874</text:p>
          </table:table-cell>
          <table:table-cell table:formula="of:=MEDIAN([.$L40];[.$R40];[.$X40];[.$AD40];[.$AJ40];[.$AP40];[.$AV40];[.$BB40];[.$BH40];[.$BN40];[.$BT40];[.$BZ40])" office:value-type="float" office:value="343" calcext:value-type="float">
            <text:p>343</text:p>
          </table:table-cell>
          <table:table-cell table:formula="of:=MEDIAN([.$M40];[.$S40];[.$Y40];[.$AE40];[.$AK40];[.$AQ40];[.$AW40];[.$BC40];[.$BI40];[.$BO40];[.$BU40];[.$CA40])" office:value-type="float" office:value="0" calcext:value-type="float">
            <text:p>0</text:p>
          </table:table-cell>
          <table:table-cell table:formula="of:=MAX([.$H40];[.$N40];[.$T40];[.$Z40];[.$AF40];[.$AL40];[.$AR40];[.$AX40];[.$BD40];[.$BJ40];[.$BP40];[.$BV40])" office:value-type="float" office:value="900" calcext:value-type="float">
            <text:p>900</text:p>
          </table:table-cell>
          <table:table-cell table:formula="of:=MAX([.$I40];[.$O40];[.$U40];[.$AA40];[.$AG40];[.$AM40];[.$AS40];[.$AY40];[.$BE40];[.$BK40];[.$BQ40];[.$BW40])" office:value-type="float" office:value="900" calcext:value-type="float">
            <text:p>900</text:p>
          </table:table-cell>
          <table:table-cell table:formula="of:=MAX([.$J40];[.$P40];[.$V40];[.$AB40];[.$AH40];[.$AN40];[.$AT40];[.$AZ40];[.$BF40];[.$BL40];[.$BR40];[.$BX40])" office:value-type="float" office:value="16560080" calcext:value-type="float">
            <text:p>16560080</text:p>
          </table:table-cell>
          <table:table-cell table:formula="of:=MAX([.$K40];[.$Q40];[.$W40];[.$AC40];[.$AI40];[.$AO40];[.$AU40];[.$BA40];[.$BG40];[.$BM40];[.$BS40];[.$BY40])" office:value-type="float" office:value="858586" calcext:value-type="float">
            <text:p>858586</text:p>
          </table:table-cell>
          <table:table-cell table:formula="of:=MAX([.$L40];[.$R40];[.$X40];[.$AD40];[.$AJ40];[.$AP40];[.$AV40];[.$BB40];[.$BH40];[.$BN40];[.$BT40];[.$BZ40])" office:value-type="float" office:value="365" calcext:value-type="float">
            <text:p>365</text:p>
          </table:table-cell>
          <table:table-cell table:formula="of:=MAX([.$M40];[.$S40];[.$Y40];[.$AE40];[.$AK40];[.$AQ40];[.$AW40];[.$BC40];[.$BI40];[.$BO40];[.$BU40];[.$CA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byrinth/0238-labyrinth-22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97425" calcext:value-type="float">
            <text:p>1397425</text:p>
          </table:table-cell>
          <table:table-cell office:value-type="float" office:value="1152992" calcext:value-type="float">
            <text:p>115299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876360" calcext:value-type="float">
            <text:p>15876360</text:p>
          </table:table-cell>
          <table:table-cell office:value-type="float" office:value="744760" calcext:value-type="float">
            <text:p>744760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8628176" calcext:value-type="float">
            <text:p>18628176</text:p>
          </table:table-cell>
          <table:table-cell office:value-type="float" office:value="739703" calcext:value-type="float">
            <text:p>739703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090145" calcext:value-type="float">
            <text:p>16090145</text:p>
          </table:table-cell>
          <table:table-cell office:value-type="float" office:value="755865" calcext:value-type="float">
            <text:p>755865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8425875" calcext:value-type="float">
            <text:p>18425875</text:p>
          </table:table-cell>
          <table:table-cell office:value-type="float" office:value="728750" calcext:value-type="float">
            <text:p>728750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052237" calcext:value-type="float">
            <text:p>16052237</text:p>
          </table:table-cell>
          <table:table-cell office:value-type="float" office:value="753646" calcext:value-type="float">
            <text:p>753646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8232240" calcext:value-type="float">
            <text:p>18232240</text:p>
          </table:table-cell>
          <table:table-cell office:value-type="float" office:value="716103" calcext:value-type="float">
            <text:p>716103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931606" calcext:value-type="float">
            <text:p>15931606</text:p>
          </table:table-cell>
          <table:table-cell office:value-type="float" office:value="748984" calcext:value-type="float">
            <text:p>748984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8602462" calcext:value-type="float">
            <text:p>18602462</text:p>
          </table:table-cell>
          <table:table-cell office:value-type="float" office:value="739141" calcext:value-type="float">
            <text:p>739141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894221" calcext:value-type="float">
            <text:p>15894221</text:p>
          </table:table-cell>
          <table:table-cell office:value-type="float" office:value="745423" calcext:value-type="float">
            <text:p>745423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709047" calcext:value-type="float">
            <text:p>16709047</text:p>
          </table:table-cell>
          <table:table-cell office:value-type="float" office:value="634012" calcext:value-type="float">
            <text:p>634012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061808" calcext:value-type="float">
            <text:p>16061808</text:p>
          </table:table-cell>
          <table:table-cell office:value-type="float" office:value="754328" calcext:value-type="float">
            <text:p>754328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8550594" calcext:value-type="float">
            <text:p>18550594</text:p>
          </table:table-cell>
          <table:table-cell office:value-type="float" office:value="738063" calcext:value-type="float">
            <text:p>738063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formula="of:=MIN([.$H41];[.$N41];[.$T41];[.$Z41];[.$AF41];[.$AL41];[.$AR41];[.$AX41];[.$BD41];[.$BJ41];[.$BP41];[.$BV41])" office:value-type="float" office:value="900" calcext:value-type="float">
            <text:p>900</text:p>
          </table:table-cell>
          <table:table-cell table:formula="of:=MIN([.$I41];[.$O41];[.$U41];[.$AA41];[.$AG41];[.$AM41];[.$AS41];[.$AY41];[.$BE41];[.$BK41];[.$BQ41];[.$BW41])" office:value-type="float" office:value="900" calcext:value-type="float">
            <text:p>900</text:p>
          </table:table-cell>
          <table:table-cell table:formula="of:=MIN([.$J41];[.$P41];[.$V41];[.$AB41];[.$AH41];[.$AN41];[.$AT41];[.$AZ41];[.$BF41];[.$BL41];[.$BR41];[.$BX41])" office:value-type="float" office:value="15876360" calcext:value-type="float">
            <text:p>15876360</text:p>
          </table:table-cell>
          <table:table-cell table:formula="of:=MIN([.$K41];[.$Q41];[.$W41];[.$AC41];[.$AI41];[.$AO41];[.$AU41];[.$BA41];[.$BG41];[.$BM41];[.$BS41];[.$BY41])" office:value-type="float" office:value="634012" calcext:value-type="float">
            <text:p>634012</text:p>
          </table:table-cell>
          <table:table-cell table:formula="of:=MIN([.$L41];[.$R41];[.$X41];[.$AD41];[.$AJ41];[.$AP41];[.$AV41];[.$BB41];[.$BH41];[.$BN41];[.$BT41];[.$BZ41])" office:value-type="float" office:value="357" calcext:value-type="float">
            <text:p>357</text:p>
          </table:table-cell>
          <table:table-cell table:formula="of:=MIN([.$M41];[.$S41];[.$Y41];[.$AE41];[.$AK41];[.$AQ41];[.$AW41];[.$BC41];[.$BI41];[.$BO41];[.$BU41];[.$CA41])" office:value-type="float" office:value="0" calcext:value-type="float">
            <text:p>0</text:p>
          </table:table-cell>
          <table:table-cell table:formula="of:=MEDIAN([.$H41];[.$N41];[.$T41];[.$Z41];[.$AF41];[.$AL41];[.$AR41];[.$AX41];[.$BD41];[.$BJ41];[.$BP41];[.$BV41])" office:value-type="float" office:value="900" calcext:value-type="float">
            <text:p>900</text:p>
          </table:table-cell>
          <table:table-cell table:formula="of:=MEDIAN([.$I41];[.$O41];[.$U41];[.$AA41];[.$AG41];[.$AM41];[.$AS41];[.$AY41];[.$BE41];[.$BK41];[.$BQ41];[.$BW41])" office:value-type="float" office:value="900" calcext:value-type="float">
            <text:p>900</text:p>
          </table:table-cell>
          <table:table-cell table:formula="of:=MEDIAN([.$J41];[.$P41];[.$V41];[.$AB41];[.$AH41];[.$AN41];[.$AT41];[.$AZ41];[.$BF41];[.$BL41];[.$BR41];[.$BX41])" office:value-type="float" office:value="16399596" calcext:value-type="float">
            <text:p>16399596</text:p>
          </table:table-cell>
          <table:table-cell table:formula="of:=MEDIAN([.$K41];[.$Q41];[.$W41];[.$AC41];[.$AI41];[.$AO41];[.$AU41];[.$BA41];[.$BG41];[.$BM41];[.$BS41];[.$BY41])" office:value-type="float" office:value="742231.5" calcext:value-type="float">
            <text:p>742231.5</text:p>
          </table:table-cell>
          <table:table-cell table:formula="of:=MEDIAN([.$L41];[.$R41];[.$X41];[.$AD41];[.$AJ41];[.$AP41];[.$AV41];[.$BB41];[.$BH41];[.$BN41];[.$BT41];[.$BZ41])" office:value-type="float" office:value="384.5" calcext:value-type="float">
            <text:p>384.5</text:p>
          </table:table-cell>
          <table:table-cell table:formula="of:=MEDIAN([.$M41];[.$S41];[.$Y41];[.$AE41];[.$AK41];[.$AQ41];[.$AW41];[.$BC41];[.$BI41];[.$BO41];[.$BU41];[.$CA41])" office:value-type="float" office:value="0" calcext:value-type="float">
            <text:p>0</text:p>
          </table:table-cell>
          <table:table-cell table:formula="of:=MAX([.$H41];[.$N41];[.$T41];[.$Z41];[.$AF41];[.$AL41];[.$AR41];[.$AX41];[.$BD41];[.$BJ41];[.$BP41];[.$BV41])" office:value-type="float" office:value="900" calcext:value-type="float">
            <text:p>900</text:p>
          </table:table-cell>
          <table:table-cell table:formula="of:=MAX([.$I41];[.$O41];[.$U41];[.$AA41];[.$AG41];[.$AM41];[.$AS41];[.$AY41];[.$BE41];[.$BK41];[.$BQ41];[.$BW41])" office:value-type="float" office:value="900" calcext:value-type="float">
            <text:p>900</text:p>
          </table:table-cell>
          <table:table-cell table:formula="of:=MAX([.$J41];[.$P41];[.$V41];[.$AB41];[.$AH41];[.$AN41];[.$AT41];[.$AZ41];[.$BF41];[.$BL41];[.$BR41];[.$BX41])" office:value-type="float" office:value="18628176" calcext:value-type="float">
            <text:p>18628176</text:p>
          </table:table-cell>
          <table:table-cell table:formula="of:=MAX([.$K41];[.$Q41];[.$W41];[.$AC41];[.$AI41];[.$AO41];[.$AU41];[.$BA41];[.$BG41];[.$BM41];[.$BS41];[.$BY41])" office:value-type="float" office:value="755865" calcext:value-type="float">
            <text:p>755865</text:p>
          </table:table-cell>
          <table:table-cell table:formula="of:=MAX([.$L41];[.$R41];[.$X41];[.$AD41];[.$AJ41];[.$AP41];[.$AV41];[.$BB41];[.$BH41];[.$BN41];[.$BT41];[.$BZ41])" office:value-type="float" office:value="411" calcext:value-type="float">
            <text:p>411</text:p>
          </table:table-cell>
          <table:table-cell table:formula="of:=MAX([.$M41];[.$S41];[.$Y41];[.$AE41];[.$AK41];[.$AQ41];[.$AW41];[.$BC41];[.$BI41];[.$BO41];[.$BU41];[.$CA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byrinth/0241-labyrinth-22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343513" calcext:value-type="float">
            <text:p>1343513</text:p>
          </table:table-cell>
          <table:table-cell office:value-type="float" office:value="1117756" calcext:value-type="float">
            <text:p>111775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737369" calcext:value-type="float">
            <text:p>11737369</text:p>
          </table:table-cell>
          <table:table-cell office:value-type="float" office:value="677242" calcext:value-type="float">
            <text:p>677242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545421" calcext:value-type="float">
            <text:p>10545421</text:p>
          </table:table-cell>
          <table:table-cell office:value-type="float" office:value="693086" calcext:value-type="float">
            <text:p>693086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567308" calcext:value-type="float">
            <text:p>11567308</text:p>
          </table:table-cell>
          <table:table-cell office:value-type="float" office:value="667126" calcext:value-type="float">
            <text:p>667126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575533" calcext:value-type="float">
            <text:p>10575533</text:p>
          </table:table-cell>
          <table:table-cell office:value-type="float" office:value="694748" calcext:value-type="float">
            <text:p>694748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876221" calcext:value-type="float">
            <text:p>11876221</text:p>
          </table:table-cell>
          <table:table-cell office:value-type="float" office:value="684933" calcext:value-type="float">
            <text:p>684933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737488" calcext:value-type="float">
            <text:p>10737488</text:p>
          </table:table-cell>
          <table:table-cell office:value-type="float" office:value="709237" calcext:value-type="float">
            <text:p>709237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578217" calcext:value-type="float">
            <text:p>11578217</text:p>
          </table:table-cell>
          <table:table-cell office:value-type="float" office:value="668511" calcext:value-type="float">
            <text:p>668511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744968" calcext:value-type="float">
            <text:p>10744968</text:p>
          </table:table-cell>
          <table:table-cell office:value-type="float" office:value="710727" calcext:value-type="float">
            <text:p>710727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708848" calcext:value-type="float">
            <text:p>11708848</text:p>
          </table:table-cell>
          <table:table-cell office:value-type="float" office:value="675717" calcext:value-type="float">
            <text:p>675717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05216" calcext:value-type="float">
            <text:p>9005216</text:p>
          </table:table-cell>
          <table:table-cell office:value-type="float" office:value="580027" calcext:value-type="float">
            <text:p>580027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640874" calcext:value-type="float">
            <text:p>11640874</text:p>
          </table:table-cell>
          <table:table-cell office:value-type="float" office:value="672661" calcext:value-type="float">
            <text:p>672661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548454" calcext:value-type="float">
            <text:p>10548454</text:p>
          </table:table-cell>
          <table:table-cell office:value-type="float" office:value="693276" calcext:value-type="float">
            <text:p>693276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table:formula="of:=MIN([.$H42];[.$N42];[.$T42];[.$Z42];[.$AF42];[.$AL42];[.$AR42];[.$AX42];[.$BD42];[.$BJ42];[.$BP42];[.$BV42])" office:value-type="float" office:value="900" calcext:value-type="float">
            <text:p>900</text:p>
          </table:table-cell>
          <table:table-cell table:formula="of:=MIN([.$I42];[.$O42];[.$U42];[.$AA42];[.$AG42];[.$AM42];[.$AS42];[.$AY42];[.$BE42];[.$BK42];[.$BQ42];[.$BW42])" office:value-type="float" office:value="900" calcext:value-type="float">
            <text:p>900</text:p>
          </table:table-cell>
          <table:table-cell table:formula="of:=MIN([.$J42];[.$P42];[.$V42];[.$AB42];[.$AH42];[.$AN42];[.$AT42];[.$AZ42];[.$BF42];[.$BL42];[.$BR42];[.$BX42])" office:value-type="float" office:value="9005216" calcext:value-type="float">
            <text:p>9005216</text:p>
          </table:table-cell>
          <table:table-cell table:formula="of:=MIN([.$K42];[.$Q42];[.$W42];[.$AC42];[.$AI42];[.$AO42];[.$AU42];[.$BA42];[.$BG42];[.$BM42];[.$BS42];[.$BY42])" office:value-type="float" office:value="580027" calcext:value-type="float">
            <text:p>580027</text:p>
          </table:table-cell>
          <table:table-cell table:formula="of:=MIN([.$L42];[.$R42];[.$X42];[.$AD42];[.$AJ42];[.$AP42];[.$AV42];[.$BB42];[.$BH42];[.$BN42];[.$BT42];[.$BZ42])" office:value-type="float" office:value="354" calcext:value-type="float">
            <text:p>354</text:p>
          </table:table-cell>
          <table:table-cell table:formula="of:=MIN([.$M42];[.$S42];[.$Y42];[.$AE42];[.$AK42];[.$AQ42];[.$AW42];[.$BC42];[.$BI42];[.$BO42];[.$BU42];[.$CA42])" office:value-type="float" office:value="0" calcext:value-type="float">
            <text:p>0</text:p>
          </table:table-cell>
          <table:table-cell table:formula="of:=MEDIAN([.$H42];[.$N42];[.$T42];[.$Z42];[.$AF42];[.$AL42];[.$AR42];[.$AX42];[.$BD42];[.$BJ42];[.$BP42];[.$BV42])" office:value-type="float" office:value="900" calcext:value-type="float">
            <text:p>900</text:p>
          </table:table-cell>
          <table:table-cell table:formula="of:=MEDIAN([.$I42];[.$O42];[.$U42];[.$AA42];[.$AG42];[.$AM42];[.$AS42];[.$AY42];[.$BE42];[.$BK42];[.$BQ42];[.$BW42])" office:value-type="float" office:value="900" calcext:value-type="float">
            <text:p>900</text:p>
          </table:table-cell>
          <table:table-cell table:formula="of:=MEDIAN([.$J42];[.$P42];[.$V42];[.$AB42];[.$AH42];[.$AN42];[.$AT42];[.$AZ42];[.$BF42];[.$BL42];[.$BR42];[.$BX42])" office:value-type="float" office:value="11156138" calcext:value-type="float">
            <text:p>11156138</text:p>
          </table:table-cell>
          <table:table-cell table:formula="of:=MEDIAN([.$K42];[.$Q42];[.$W42];[.$AC42];[.$AI42];[.$AO42];[.$AU42];[.$BA42];[.$BG42];[.$BM42];[.$BS42];[.$BY42])" office:value-type="float" office:value="681087.5" calcext:value-type="float">
            <text:p>681087.5</text:p>
          </table:table-cell>
          <table:table-cell table:formula="of:=MEDIAN([.$L42];[.$R42];[.$X42];[.$AD42];[.$AJ42];[.$AP42];[.$AV42];[.$BB42];[.$BH42];[.$BN42];[.$BT42];[.$BZ42])" office:value-type="float" office:value="367.5" calcext:value-type="float">
            <text:p>367.5</text:p>
          </table:table-cell>
          <table:table-cell table:formula="of:=MEDIAN([.$M42];[.$S42];[.$Y42];[.$AE42];[.$AK42];[.$AQ42];[.$AW42];[.$BC42];[.$BI42];[.$BO42];[.$BU42];[.$CA42])" office:value-type="float" office:value="0" calcext:value-type="float">
            <text:p>0</text:p>
          </table:table-cell>
          <table:table-cell table:formula="of:=MAX([.$H42];[.$N42];[.$T42];[.$Z42];[.$AF42];[.$AL42];[.$AR42];[.$AX42];[.$BD42];[.$BJ42];[.$BP42];[.$BV42])" office:value-type="float" office:value="900" calcext:value-type="float">
            <text:p>900</text:p>
          </table:table-cell>
          <table:table-cell table:formula="of:=MAX([.$I42];[.$O42];[.$U42];[.$AA42];[.$AG42];[.$AM42];[.$AS42];[.$AY42];[.$BE42];[.$BK42];[.$BQ42];[.$BW42])" office:value-type="float" office:value="900" calcext:value-type="float">
            <text:p>900</text:p>
          </table:table-cell>
          <table:table-cell table:formula="of:=MAX([.$J42];[.$P42];[.$V42];[.$AB42];[.$AH42];[.$AN42];[.$AT42];[.$AZ42];[.$BF42];[.$BL42];[.$BR42];[.$BX42])" office:value-type="float" office:value="11876221" calcext:value-type="float">
            <text:p>11876221</text:p>
          </table:table-cell>
          <table:table-cell table:formula="of:=MAX([.$K42];[.$Q42];[.$W42];[.$AC42];[.$AI42];[.$AO42];[.$AU42];[.$BA42];[.$BG42];[.$BM42];[.$BS42];[.$BY42])" office:value-type="float" office:value="710727" calcext:value-type="float">
            <text:p>710727</text:p>
          </table:table-cell>
          <table:table-cell table:formula="of:=MAX([.$L42];[.$R42];[.$X42];[.$AD42];[.$AJ42];[.$AP42];[.$AV42];[.$BB42];[.$BH42];[.$BN42];[.$BT42];[.$BZ42])" office:value-type="float" office:value="388" calcext:value-type="float">
            <text:p>388</text:p>
          </table:table-cell>
          <table:table-cell table:formula="of:=MAX([.$M42];[.$S42];[.$Y42];[.$AE42];[.$AK42];[.$AQ42];[.$AW42];[.$BC42];[.$BI42];[.$BO42];[.$BU42];[.$CA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istery/0006-nomystery-55-0.asp</text:p>
          </table:table-cell>
          <table:table-cell office:value-type="float" office:value="11.93" calcext:value-type="float">
            <text:p>11.93</text:p>
          </table:table-cell>
          <table:table-cell office:value-type="float" office:value="11.869" calcext:value-type="float">
            <text:p>11.869</text:p>
          </table:table-cell>
          <table:table-cell office:value-type="float" office:value="94442" calcext:value-type="float">
            <text:p>94442</text:p>
          </table:table-cell>
          <table:table-cell office:value-type="float" office:value="67119" calcext:value-type="float">
            <text:p>67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0.87" calcext:value-type="float">
            <text:p>120.87</text:p>
          </table:table-cell>
          <table:table-cell office:value-type="float" office:value="120.161" calcext:value-type="float">
            <text:p>120.161</text:p>
          </table:table-cell>
          <table:table-cell office:value-type="float" office:value="639529" calcext:value-type="float">
            <text:p>639529</text:p>
          </table:table-cell>
          <table:table-cell office:value-type="float" office:value="438011" calcext:value-type="float">
            <text:p>43801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16.72" calcext:value-type="float">
            <text:p>216.72</text:p>
          </table:table-cell>
          <table:table-cell office:value-type="float" office:value="216.049" calcext:value-type="float">
            <text:p>216.049</text:p>
          </table:table-cell>
          <table:table-cell office:value-type="float" office:value="1083537" calcext:value-type="float">
            <text:p>1083537</text:p>
          </table:table-cell>
          <table:table-cell office:value-type="float" office:value="733053" calcext:value-type="float">
            <text:p>733053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57.12" calcext:value-type="float">
            <text:p>57.12</text:p>
          </table:table-cell>
          <table:table-cell office:value-type="float" office:value="55.794" calcext:value-type="float">
            <text:p>55.794</text:p>
          </table:table-cell>
          <table:table-cell office:value-type="float" office:value="349158" calcext:value-type="float">
            <text:p>349158</text:p>
          </table:table-cell>
          <table:table-cell office:value-type="float" office:value="242838" calcext:value-type="float">
            <text:p>242838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office:value-type="float" office:value="70.95" calcext:value-type="float">
            <text:p>70.95</text:p>
          </table:table-cell>
          <table:table-cell office:value-type="float" office:value="69.646" calcext:value-type="float">
            <text:p>69.646</text:p>
          </table:table-cell>
          <table:table-cell office:value-type="float" office:value="489379" calcext:value-type="float">
            <text:p>489379</text:p>
          </table:table-cell>
          <table:table-cell office:value-type="float" office:value="334774" calcext:value-type="float">
            <text:p>334774</text:p>
          </table:table-cell>
          <table:table-cell office:value-type="float" office:value="91" calcext:value-type="float">
            <text:p>91</text:p>
          </table:table-cell>
          <table:table-cell office:value-type="float" office:value="1000" calcext:value-type="float">
            <text:p>1000</text:p>
          </table:table-cell>
          <table:table-cell office:value-type="float" office:value="95.19" calcext:value-type="float">
            <text:p>95.19</text:p>
          </table:table-cell>
          <table:table-cell office:value-type="float" office:value="93.864" calcext:value-type="float">
            <text:p>93.864</text:p>
          </table:table-cell>
          <table:table-cell office:value-type="float" office:value="530621" calcext:value-type="float">
            <text:p>530621</text:p>
          </table:table-cell>
          <table:table-cell office:value-type="float" office:value="381855" calcext:value-type="float">
            <text:p>381855</text:p>
          </table:table-cell>
          <table:table-cell office:value-type="float" office:value="99" calcext:value-type="float">
            <text:p>99</text:p>
          </table:table-cell>
          <table:table-cell office:value-type="float" office:value="1500" calcext:value-type="float">
            <text:p>1500</text:p>
          </table:table-cell>
          <table:table-cell office:value-type="float" office:value="83.77" calcext:value-type="float">
            <text:p>83.77</text:p>
          </table:table-cell>
          <table:table-cell office:value-type="float" office:value="82.481" calcext:value-type="float">
            <text:p>82.481</text:p>
          </table:table-cell>
          <table:table-cell office:value-type="float" office:value="536982" calcext:value-type="float">
            <text:p>536982</text:p>
          </table:table-cell>
          <table:table-cell office:value-type="float" office:value="367939" calcext:value-type="float">
            <text:p>367939</text:p>
          </table:table-cell>
          <table:table-cell office:value-type="float" office:value="98" calcext:value-type="float">
            <text:p>98</text:p>
          </table:table-cell>
          <table:table-cell office:value-type="float" office:value="1500" calcext:value-type="float">
            <text:p>1500</text:p>
          </table:table-cell>
          <table:table-cell office:value-type="float" office:value="77.06" calcext:value-type="float">
            <text:p>77.06</text:p>
          </table:table-cell>
          <table:table-cell office:value-type="float" office:value="76.552" calcext:value-type="float">
            <text:p>76.552</text:p>
          </table:table-cell>
          <table:table-cell office:value-type="float" office:value="462213" calcext:value-type="float">
            <text:p>462213</text:p>
          </table:table-cell>
          <table:table-cell office:value-type="float" office:value="326060" calcext:value-type="float">
            <text:p>326060</text:p>
          </table:table-cell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58.26" calcext:value-type="float">
            <text:p>58.26</text:p>
          </table:table-cell>
          <table:table-cell office:value-type="float" office:value="57.763" calcext:value-type="float">
            <text:p>57.763</text:p>
          </table:table-cell>
          <table:table-cell office:value-type="float" office:value="444646" calcext:value-type="float">
            <text:p>444646</text:p>
          </table:table-cell>
          <table:table-cell office:value-type="float" office:value="297470" calcext:value-type="float">
            <text:p>297470</text:p>
          </table:table-cell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179.43" calcext:value-type="float">
            <text:p>179.43</text:p>
          </table:table-cell>
          <table:table-cell office:value-type="float" office:value="178.289" calcext:value-type="float">
            <text:p>178.289</text:p>
          </table:table-cell>
          <table:table-cell office:value-type="float" office:value="914837" calcext:value-type="float">
            <text:p>914837</text:p>
          </table:table-cell>
          <table:table-cell office:value-type="float" office:value="657158" calcext:value-type="float">
            <text:p>657158</text:p>
          </table:table-cell>
          <table:table-cell office:value-type="float" office:value="74" calcext:value-type="float">
            <text:p>74</text:p>
          </table:table-cell>
          <table:table-cell office:value-type="float" office:value="699" calcext:value-type="float">
            <text:p>699</text:p>
          </table:table-cell>
          <table:table-cell office:value-type="float" office:value="117.38" calcext:value-type="float">
            <text:p>117.38</text:p>
          </table:table-cell>
          <table:table-cell office:value-type="float" office:value="116.386" calcext:value-type="float">
            <text:p>116.386</text:p>
          </table:table-cell>
          <table:table-cell office:value-type="float" office:value="782055" calcext:value-type="float">
            <text:p>782055</text:p>
          </table:table-cell>
          <table:table-cell office:value-type="float" office:value="572653" calcext:value-type="float">
            <text:p>572653</text:p>
          </table:table-cell>
          <table:table-cell office:value-type="float" office:value="61" calcext:value-type="float">
            <text:p>61</text:p>
          </table:table-cell>
          <table:table-cell office:value-type="float" office:value="614" calcext:value-type="float">
            <text:p>614</text:p>
          </table:table-cell>
          <table:table-cell office:value-type="float" office:value="13.52" calcext:value-type="float">
            <text:p>13.52</text:p>
          </table:table-cell>
          <table:table-cell office:value-type="float" office:value="12.246" calcext:value-type="float">
            <text:p>12.246</text:p>
          </table:table-cell>
          <table:table-cell office:value-type="float" office:value="84764" calcext:value-type="float">
            <text:p>84764</text:p>
          </table:table-cell>
          <table:table-cell office:value-type="float" office:value="53542" calcext:value-type="float">
            <text:p>53542</text:p>
          </table:table-cell>
          <table:table-cell office:value-type="float" office:value="73" calcext:value-type="float">
            <text:p>73</text:p>
          </table:table-cell>
          <table:table-cell office:value-type="float" office:value="1000" calcext:value-type="float">
            <text:p>1000</text:p>
          </table:table-cell>
          <table:table-cell office:value-type="float" office:value="22.18" calcext:value-type="float">
            <text:p>22.18</text:p>
          </table:table-cell>
          <table:table-cell office:value-type="float" office:value="20.964" calcext:value-type="float">
            <text:p>20.964</text:p>
          </table:table-cell>
          <table:table-cell office:value-type="float" office:value="172910" calcext:value-type="float">
            <text:p>172910</text:p>
          </table:table-cell>
          <table:table-cell office:value-type="float" office:value="107568" calcext:value-type="float">
            <text:p>107568</text:p>
          </table:table-cell>
          <table:table-cell office:value-type="float" office:value="72" calcext:value-type="float">
            <text:p>72</text:p>
          </table:table-cell>
          <table:table-cell office:value-type="float" office:value="1000" calcext:value-type="float">
            <text:p>1000</text:p>
          </table:table-cell>
          <table:table-cell table:formula="of:=MIN([.$H43];[.$N43];[.$T43];[.$Z43];[.$AF43];[.$AL43];[.$AR43];[.$AX43];[.$BD43];[.$BJ43];[.$BP43];[.$BV43])" office:value-type="float" office:value="13.52" calcext:value-type="float">
            <text:p>13.52</text:p>
          </table:table-cell>
          <table:table-cell table:formula="of:=MIN([.$I43];[.$O43];[.$U43];[.$AA43];[.$AG43];[.$AM43];[.$AS43];[.$AY43];[.$BE43];[.$BK43];[.$BQ43];[.$BW43])" office:value-type="float" office:value="12.246" calcext:value-type="float">
            <text:p>12.246</text:p>
          </table:table-cell>
          <table:table-cell table:formula="of:=MIN([.$J43];[.$P43];[.$V43];[.$AB43];[.$AH43];[.$AN43];[.$AT43];[.$AZ43];[.$BF43];[.$BL43];[.$BR43];[.$BX43])" office:value-type="float" office:value="84764" calcext:value-type="float">
            <text:p>84764</text:p>
          </table:table-cell>
          <table:table-cell table:formula="of:=MIN([.$K43];[.$Q43];[.$W43];[.$AC43];[.$AI43];[.$AO43];[.$AU43];[.$BA43];[.$BG43];[.$BM43];[.$BS43];[.$BY43])" office:value-type="float" office:value="53542" calcext:value-type="float">
            <text:p>53542</text:p>
          </table:table-cell>
          <table:table-cell table:formula="of:=MIN([.$L43];[.$R43];[.$X43];[.$AD43];[.$AJ43];[.$AP43];[.$AV43];[.$BB43];[.$BH43];[.$BN43];[.$BT43];[.$BZ43])" office:value-type="float" office:value="61" calcext:value-type="float">
            <text:p>61</text:p>
          </table:table-cell>
          <table:table-cell table:formula="of:=MIN([.$M43];[.$S43];[.$Y43];[.$AE43];[.$AK43];[.$AQ43];[.$AW43];[.$BC43];[.$BI43];[.$BO43];[.$BU43];[.$CA43])" office:value-type="float" office:value="0" calcext:value-type="float">
            <text:p>0</text:p>
          </table:table-cell>
          <table:table-cell table:formula="of:=MEDIAN([.$H43];[.$N43];[.$T43];[.$Z43];[.$AF43];[.$AL43];[.$AR43];[.$AX43];[.$BD43];[.$BJ43];[.$BP43];[.$BV43])" office:value-type="float" office:value="80.415" calcext:value-type="float">
            <text:p>80.415</text:p>
          </table:table-cell>
          <table:table-cell table:formula="of:=MEDIAN([.$I43];[.$O43];[.$U43];[.$AA43];[.$AG43];[.$AM43];[.$AS43];[.$AY43];[.$BE43];[.$BK43];[.$BQ43];[.$BW43])" office:value-type="float" office:value="79.5165" calcext:value-type="float">
            <text:p>79.5165</text:p>
          </table:table-cell>
          <table:table-cell table:formula="of:=MEDIAN([.$J43];[.$P43];[.$V43];[.$AB43];[.$AH43];[.$AN43];[.$AT43];[.$AZ43];[.$BF43];[.$BL43];[.$BR43];[.$BX43])" office:value-type="float" office:value="510000" calcext:value-type="float">
            <text:p>510000</text:p>
          </table:table-cell>
          <table:table-cell table:formula="of:=MEDIAN([.$K43];[.$Q43];[.$W43];[.$AC43];[.$AI43];[.$AO43];[.$AU43];[.$BA43];[.$BG43];[.$BM43];[.$BS43];[.$BY43])" office:value-type="float" office:value="351356.5" calcext:value-type="float">
            <text:p>351356.5</text:p>
          </table:table-cell>
          <table:table-cell table:formula="of:=MEDIAN([.$L43];[.$R43];[.$X43];[.$AD43];[.$AJ43];[.$AP43];[.$AV43];[.$BB43];[.$BH43];[.$BN43];[.$BT43];[.$BZ43])" office:value-type="float" office:value="80" calcext:value-type="float">
            <text:p>80</text:p>
          </table:table-cell>
          <table:table-cell table:formula="of:=MEDIAN([.$M43];[.$S43];[.$Y43];[.$AE43];[.$AK43];[.$AQ43];[.$AW43];[.$BC43];[.$BI43];[.$BO43];[.$BU43];[.$CA43])" office:value-type="float" office:value="849.5" calcext:value-type="float">
            <text:p>849.5</text:p>
          </table:table-cell>
          <table:table-cell table:formula="of:=MAX([.$H43];[.$N43];[.$T43];[.$Z43];[.$AF43];[.$AL43];[.$AR43];[.$AX43];[.$BD43];[.$BJ43];[.$BP43];[.$BV43])" office:value-type="float" office:value="216.72" calcext:value-type="float">
            <text:p>216.72</text:p>
          </table:table-cell>
          <table:table-cell table:formula="of:=MAX([.$I43];[.$O43];[.$U43];[.$AA43];[.$AG43];[.$AM43];[.$AS43];[.$AY43];[.$BE43];[.$BK43];[.$BQ43];[.$BW43])" office:value-type="float" office:value="216.049" calcext:value-type="float">
            <text:p>216.049</text:p>
          </table:table-cell>
          <table:table-cell table:formula="of:=MAX([.$J43];[.$P43];[.$V43];[.$AB43];[.$AH43];[.$AN43];[.$AT43];[.$AZ43];[.$BF43];[.$BL43];[.$BR43];[.$BX43])" office:value-type="float" office:value="1083537" calcext:value-type="float">
            <text:p>1083537</text:p>
          </table:table-cell>
          <table:table-cell table:formula="of:=MAX([.$K43];[.$Q43];[.$W43];[.$AC43];[.$AI43];[.$AO43];[.$AU43];[.$BA43];[.$BG43];[.$BM43];[.$BS43];[.$BY43])" office:value-type="float" office:value="733053" calcext:value-type="float">
            <text:p>733053</text:p>
          </table:table-cell>
          <table:table-cell table:formula="of:=MAX([.$L43];[.$R43];[.$X43];[.$AD43];[.$AJ43];[.$AP43];[.$AV43];[.$BB43];[.$BH43];[.$BN43];[.$BT43];[.$BZ43])" office:value-type="float" office:value="99" calcext:value-type="float">
            <text:p>99</text:p>
          </table:table-cell>
          <table:table-cell table:formula="of:=MAX([.$M43];[.$S43];[.$Y43];[.$AE43];[.$AK43];[.$AQ43];[.$AW43];[.$BC43];[.$BI43];[.$BO43];[.$BU43];[.$CA43])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Nomistery/0007-nomystery-57-0.asp</text:p>
          </table:table-cell>
          <table:table-cell office:value-type="float" office:value="3.52" calcext:value-type="float">
            <text:p>3.52</text:p>
          </table:table-cell>
          <table:table-cell office:value-type="float" office:value="3.47" calcext:value-type="float">
            <text:p>3.47</text:p>
          </table:table-cell>
          <table:table-cell office:value-type="float" office:value="36196" calcext:value-type="float">
            <text:p>36196</text:p>
          </table:table-cell>
          <table:table-cell office:value-type="float" office:value="23319" calcext:value-type="float">
            <text:p>2331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office:value-type="float" office:value="5.273" calcext:value-type="float">
            <text:p>5.273</text:p>
          </table:table-cell>
          <table:table-cell office:value-type="float" office:value="36857" calcext:value-type="float">
            <text:p>36857</text:p>
          </table:table-cell>
          <table:table-cell office:value-type="float" office:value="22687" calcext:value-type="float">
            <text:p>2268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.33" calcext:value-type="float">
            <text:p>7.33</text:p>
          </table:table-cell>
          <table:table-cell office:value-type="float" office:value="6.905" calcext:value-type="float">
            <text:p>6.905</text:p>
          </table:table-cell>
          <table:table-cell office:value-type="float" office:value="42017" calcext:value-type="float">
            <text:p>42017</text:p>
          </table:table-cell>
          <table:table-cell office:value-type="float" office:value="25256" calcext:value-type="float">
            <text:p>2525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0.09" calcext:value-type="float">
            <text:p>10.09</text:p>
          </table:table-cell>
          <table:table-cell office:value-type="float" office:value="9.266" calcext:value-type="float">
            <text:p>9.266</text:p>
          </table:table-cell>
          <table:table-cell office:value-type="float" office:value="56493" calcext:value-type="float">
            <text:p>56493</text:p>
          </table:table-cell>
          <table:table-cell office:value-type="float" office:value="38808" calcext:value-type="float">
            <text:p>38808</text:p>
          </table:table-cell>
          <table:table-cell office:value-type="float" office:value="78" calcext:value-type="float">
            <text:p>78</text:p>
          </table:table-cell>
          <table:table-cell office:value-type="float" office:value="1000" calcext:value-type="float">
            <text:p>1000</text:p>
          </table:table-cell>
          <table:table-cell office:value-type="float" office:value="6.94" calcext:value-type="float">
            <text:p>6.94</text:p>
          </table:table-cell>
          <table:table-cell office:value-type="float" office:value="6.119" calcext:value-type="float">
            <text:p>6.119</text:p>
          </table:table-cell>
          <table:table-cell office:value-type="float" office:value="41409" calcext:value-type="float">
            <text:p>41409</text:p>
          </table:table-cell>
          <table:table-cell office:value-type="float" office:value="26534" calcext:value-type="float">
            <text:p>26534</text:p>
          </table:table-cell>
          <table:table-cell office:value-type="float" office:value="78" calcext:value-type="float">
            <text:p>78</text:p>
          </table:table-cell>
          <table:table-cell office:value-type="float" office:value="1000" calcext:value-type="float">
            <text:p>1000</text:p>
          </table:table-cell>
          <table:table-cell office:value-type="float" office:value="4.72" calcext:value-type="float">
            <text:p>4.72</text:p>
          </table:table-cell>
          <table:table-cell office:value-type="float" office:value="3.951" calcext:value-type="float">
            <text:p>3.951</text:p>
          </table:table-cell>
          <table:table-cell office:value-type="float" office:value="27639" calcext:value-type="float">
            <text:p>27639</text:p>
          </table:table-cell>
          <table:table-cell office:value-type="float" office:value="16533" calcext:value-type="float">
            <text:p>16533</text:p>
          </table:table-cell>
          <table:table-cell office:value-type="float" office:value="73" calcext:value-type="float">
            <text:p>73</text:p>
          </table:table-cell>
          <table:table-cell office:value-type="float" office:value="902" calcext:value-type="float">
            <text:p>902</text:p>
          </table:table-cell>
          <table:table-cell office:value-type="float" office:value="10.16" calcext:value-type="float">
            <text:p>10.16</text:p>
          </table:table-cell>
          <table:table-cell office:value-type="float" office:value="9.451" calcext:value-type="float">
            <text:p>9.451</text:p>
          </table:table-cell>
          <table:table-cell office:value-type="float" office:value="59840" calcext:value-type="float">
            <text:p>59840</text:p>
          </table:table-cell>
          <table:table-cell office:value-type="float" office:value="39286" calcext:value-type="float">
            <text:p>39286</text:p>
          </table:table-cell>
          <table:table-cell office:value-type="float" office:value="70" calcext:value-type="float">
            <text:p>70</text:p>
          </table:table-cell>
          <table:table-cell office:value-type="float" office:value="835" calcext:value-type="float">
            <text:p>835</text:p>
          </table:table-cell>
          <table:table-cell office:value-type="float" office:value="2.53" calcext:value-type="float">
            <text:p>2.53</text:p>
          </table:table-cell>
          <table:table-cell office:value-type="float" office:value="2.054" calcext:value-type="float">
            <text:p>2.054</text:p>
          </table:table-cell>
          <table:table-cell office:value-type="float" office:value="17453" calcext:value-type="float">
            <text:p>17453</text:p>
          </table:table-cell>
          <table:table-cell office:value-type="float" office:value="9498" calcext:value-type="float">
            <text:p>9498</text:p>
          </table:table-cell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10.72" calcext:value-type="float">
            <text:p>10.72</text:p>
          </table:table-cell>
          <table:table-cell office:value-type="float" office:value="10.232" calcext:value-type="float">
            <text:p>10.232</text:p>
          </table:table-cell>
          <table:table-cell office:value-type="float" office:value="70616" calcext:value-type="float">
            <text:p>70616</text:p>
          </table:table-cell>
          <table:table-cell office:value-type="float" office:value="47298" calcext:value-type="float">
            <text:p>47298</text:p>
          </table:table-cell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5.45" calcext:value-type="float">
            <text:p>5.45</text:p>
          </table:table-cell>
          <table:table-cell office:value-type="float" office:value="4.81" calcext:value-type="float">
            <text:p>4.81</text:p>
          </table:table-cell>
          <table:table-cell office:value-type="float" office:value="36331" calcext:value-type="float">
            <text:p>36331</text:p>
          </table:table-cell>
          <table:table-cell office:value-type="float" office:value="21736" calcext:value-type="float">
            <text:p>21736</text:p>
          </table:table-cell>
          <table:table-cell office:value-type="float" office:value="45" calcext:value-type="float">
            <text:p>45</text:p>
          </table:table-cell>
          <table:table-cell office:value-type="float" office:value="363" calcext:value-type="float">
            <text:p>363</text:p>
          </table:table-cell>
          <table:table-cell office:value-type="float" office:value="6.82" calcext:value-type="float">
            <text:p>6.82</text:p>
          </table:table-cell>
          <table:table-cell office:value-type="float" office:value="6.17" calcext:value-type="float">
            <text:p>6.17</text:p>
          </table:table-cell>
          <table:table-cell office:value-type="float" office:value="41586" calcext:value-type="float">
            <text:p>41586</text:p>
          </table:table-cell>
          <table:table-cell office:value-type="float" office:value="26680" calcext:value-type="float">
            <text:p>2668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11.04" calcext:value-type="float">
            <text:p>11.04</text:p>
          </table:table-cell>
          <table:table-cell office:value-type="float" office:value="10.301" calcext:value-type="float">
            <text:p>10.301</text:p>
          </table:table-cell>
          <table:table-cell office:value-type="float" office:value="61675" calcext:value-type="float">
            <text:p>61675</text:p>
          </table:table-cell>
          <table:table-cell office:value-type="float" office:value="42522" calcext:value-type="float">
            <text:p>42522</text:p>
          </table:table-cell>
          <table:table-cell office:value-type="float" office:value="64" calcext:value-type="float">
            <text:p>64</text:p>
          </table:table-cell>
          <table:table-cell office:value-type="float" office:value="788" calcext:value-type="float">
            <text:p>788</text:p>
          </table:table-cell>
          <table:table-cell office:value-type="float" office:value="3.47" calcext:value-type="float">
            <text:p>3.47</text:p>
          </table:table-cell>
          <table:table-cell office:value-type="float" office:value="2.635" calcext:value-type="float">
            <text:p>2.635</text:p>
          </table:table-cell>
          <table:table-cell office:value-type="float" office:value="17604" calcext:value-type="float">
            <text:p>17604</text:p>
          </table:table-cell>
          <table:table-cell office:value-type="float" office:value="9641" calcext:value-type="float">
            <text:p>9641</text:p>
          </table:table-cell>
          <table:table-cell office:value-type="float" office:value="64" calcext:value-type="float">
            <text:p>64</text:p>
          </table:table-cell>
          <table:table-cell office:value-type="float" office:value="824" calcext:value-type="float">
            <text:p>824</text:p>
          </table:table-cell>
          <table:table-cell table:formula="of:=MIN([.$H44];[.$N44];[.$T44];[.$Z44];[.$AF44];[.$AL44];[.$AR44];[.$AX44];[.$BD44];[.$BJ44];[.$BP44];[.$BV44])" office:value-type="float" office:value="2.53" calcext:value-type="float">
            <text:p>2.53</text:p>
          </table:table-cell>
          <table:table-cell table:formula="of:=MIN([.$I44];[.$O44];[.$U44];[.$AA44];[.$AG44];[.$AM44];[.$AS44];[.$AY44];[.$BE44];[.$BK44];[.$BQ44];[.$BW44])" office:value-type="float" office:value="2.054" calcext:value-type="float">
            <text:p>2.054</text:p>
          </table:table-cell>
          <table:table-cell table:formula="of:=MIN([.$J44];[.$P44];[.$V44];[.$AB44];[.$AH44];[.$AN44];[.$AT44];[.$AZ44];[.$BF44];[.$BL44];[.$BR44];[.$BX44])" office:value-type="float" office:value="17453" calcext:value-type="float">
            <text:p>17453</text:p>
          </table:table-cell>
          <table:table-cell table:formula="of:=MIN([.$K44];[.$Q44];[.$W44];[.$AC44];[.$AI44];[.$AO44];[.$AU44];[.$BA44];[.$BG44];[.$BM44];[.$BS44];[.$BY44])" office:value-type="float" office:value="9498" calcext:value-type="float">
            <text:p>9498</text:p>
          </table:table-cell>
          <table:table-cell table:formula="of:=MIN([.$L44];[.$R44];[.$X44];[.$AD44];[.$AJ44];[.$AP44];[.$AV44];[.$BB44];[.$BH44];[.$BN44];[.$BT44];[.$BZ44])" office:value-type="float" office:value="45" calcext:value-type="float">
            <text:p>45</text:p>
          </table:table-cell>
          <table:table-cell table:formula="of:=MIN([.$M44];[.$S44];[.$Y44];[.$AE44];[.$AK44];[.$AQ44];[.$AW44];[.$BC44];[.$BI44];[.$BO44];[.$BU44];[.$CA44])" office:value-type="float" office:value="0" calcext:value-type="float">
            <text:p>0</text:p>
          </table:table-cell>
          <table:table-cell table:formula="of:=MEDIAN([.$H44];[.$N44];[.$T44];[.$Z44];[.$AF44];[.$AL44];[.$AR44];[.$AX44];[.$BD44];[.$BJ44];[.$BP44];[.$BV44])" office:value-type="float" office:value="6.88" calcext:value-type="float">
            <text:p>6.88</text:p>
          </table:table-cell>
          <table:table-cell table:formula="of:=MEDIAN([.$I44];[.$O44];[.$U44];[.$AA44];[.$AG44];[.$AM44];[.$AS44];[.$AY44];[.$BE44];[.$BK44];[.$BQ44];[.$BW44])" office:value-type="float" office:value="6.1445" calcext:value-type="float">
            <text:p>6.1445</text:p>
          </table:table-cell>
          <table:table-cell table:formula="of:=MEDIAN([.$J44];[.$P44];[.$V44];[.$AB44];[.$AH44];[.$AN44];[.$AT44];[.$AZ44];[.$BF44];[.$BL44];[.$BR44];[.$BX44])" office:value-type="float" office:value="41497.5" calcext:value-type="float">
            <text:p>41497.5</text:p>
          </table:table-cell>
          <table:table-cell table:formula="of:=MEDIAN([.$K44];[.$Q44];[.$W44];[.$AC44];[.$AI44];[.$AO44];[.$AU44];[.$BA44];[.$BG44];[.$BM44];[.$BS44];[.$BY44])" office:value-type="float" office:value="25895" calcext:value-type="float">
            <text:p>25895</text:p>
          </table:table-cell>
          <table:table-cell table:formula="of:=MEDIAN([.$L44];[.$R44];[.$X44];[.$AD44];[.$AJ44];[.$AP44];[.$AV44];[.$BB44];[.$BH44];[.$BN44];[.$BT44];[.$BZ44])" office:value-type="float" office:value="60.5" calcext:value-type="float">
            <text:p>60.5</text:p>
          </table:table-cell>
          <table:table-cell table:formula="of:=MEDIAN([.$M44];[.$S44];[.$Y44];[.$AE44];[.$AK44];[.$AQ44];[.$AW44];[.$BC44];[.$BI44];[.$BO44];[.$BU44];[.$CA44])" office:value-type="float" office:value="644" calcext:value-type="float">
            <text:p>644</text:p>
          </table:table-cell>
          <table:table-cell table:formula="of:=MAX([.$H44];[.$N44];[.$T44];[.$Z44];[.$AF44];[.$AL44];[.$AR44];[.$AX44];[.$BD44];[.$BJ44];[.$BP44];[.$BV44])" office:value-type="float" office:value="11.04" calcext:value-type="float">
            <text:p>11.04</text:p>
          </table:table-cell>
          <table:table-cell table:formula="of:=MAX([.$I44];[.$O44];[.$U44];[.$AA44];[.$AG44];[.$AM44];[.$AS44];[.$AY44];[.$BE44];[.$BK44];[.$BQ44];[.$BW44])" office:value-type="float" office:value="10.301" calcext:value-type="float">
            <text:p>10.301</text:p>
          </table:table-cell>
          <table:table-cell table:formula="of:=MAX([.$J44];[.$P44];[.$V44];[.$AB44];[.$AH44];[.$AN44];[.$AT44];[.$AZ44];[.$BF44];[.$BL44];[.$BR44];[.$BX44])" office:value-type="float" office:value="70616" calcext:value-type="float">
            <text:p>70616</text:p>
          </table:table-cell>
          <table:table-cell table:formula="of:=MAX([.$K44];[.$Q44];[.$W44];[.$AC44];[.$AI44];[.$AO44];[.$AU44];[.$BA44];[.$BG44];[.$BM44];[.$BS44];[.$BY44])" office:value-type="float" office:value="47298" calcext:value-type="float">
            <text:p>47298</text:p>
          </table:table-cell>
          <table:table-cell table:formula="of:=MAX([.$L44];[.$R44];[.$X44];[.$AD44];[.$AJ44];[.$AP44];[.$AV44];[.$BB44];[.$BH44];[.$BN44];[.$BT44];[.$BZ44])" office:value-type="float" office:value="78" calcext:value-type="float">
            <text:p>78</text:p>
          </table:table-cell>
          <table:table-cell table:formula="of:=MAX([.$M44];[.$S44];[.$Y44];[.$AE44];[.$AK44];[.$AQ44];[.$AW44];[.$BC44];[.$BI44];[.$BO44];[.$BU44];[.$CA44])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Nomistery/0009-nomystery-63-0.asp</text:p>
          </table:table-cell>
          <table:table-cell office:value-type="float" office:value="6.43" calcext:value-type="float">
            <text:p>6.43</text:p>
          </table:table-cell>
          <table:table-cell office:value-type="float" office:value="6.377" calcext:value-type="float">
            <text:p>6.377</text:p>
          </table:table-cell>
          <table:table-cell office:value-type="float" office:value="58638" calcext:value-type="float">
            <text:p>58638</text:p>
          </table:table-cell>
          <table:table-cell office:value-type="float" office:value="40026" calcext:value-type="float">
            <text:p>4002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.19" calcext:value-type="float">
            <text:p>14.19</text:p>
          </table:table-cell>
          <table:table-cell office:value-type="float" office:value="12.973" calcext:value-type="float">
            <text:p>12.973</text:p>
          </table:table-cell>
          <table:table-cell office:value-type="float" office:value="85294" calcext:value-type="float">
            <text:p>85294</text:p>
          </table:table-cell>
          <table:table-cell office:value-type="float" office:value="56342" calcext:value-type="float">
            <text:p>5634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3.28" calcext:value-type="float">
            <text:p>23.28</text:p>
          </table:table-cell>
          <table:table-cell office:value-type="float" office:value="22.26" calcext:value-type="float">
            <text:p>22.26</text:p>
          </table:table-cell>
          <table:table-cell office:value-type="float" office:value="149509" calcext:value-type="float">
            <text:p>149509</text:p>
          </table:table-cell>
          <table:table-cell office:value-type="float" office:value="100323" calcext:value-type="float">
            <text:p>10032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6.02" calcext:value-type="float">
            <text:p>16.02</text:p>
          </table:table-cell>
          <table:table-cell office:value-type="float" office:value="14.603" calcext:value-type="float">
            <text:p>14.603</text:p>
          </table:table-cell>
          <table:table-cell office:value-type="float" office:value="107894" calcext:value-type="float">
            <text:p>107894</text:p>
          </table:table-cell>
          <table:table-cell office:value-type="float" office:value="73908" calcext:value-type="float">
            <text:p>73908</text:p>
          </table:table-cell>
          <table:table-cell office:value-type="float" office:value="83" calcext:value-type="float">
            <text:p>83</text:p>
          </table:table-cell>
          <table:table-cell office:value-type="float" office:value="1000" calcext:value-type="float">
            <text:p>1000</text:p>
          </table:table-cell>
          <table:table-cell office:value-type="float" office:value="13.9" calcext:value-type="float">
            <text:p>13.9</text:p>
          </table:table-cell>
          <table:table-cell office:value-type="float" office:value="12.565" calcext:value-type="float">
            <text:p>12.565</text:p>
          </table:table-cell>
          <table:table-cell office:value-type="float" office:value="88086" calcext:value-type="float">
            <text:p>88086</text:p>
          </table:table-cell>
          <table:table-cell office:value-type="float" office:value="58172" calcext:value-type="float">
            <text:p>58172</text:p>
          </table:table-cell>
          <table:table-cell office:value-type="float" office:value="78" calcext:value-type="float">
            <text:p>78</text:p>
          </table:table-cell>
          <table:table-cell office:value-type="float" office:value="1000" calcext:value-type="float">
            <text:p>1000</text:p>
          </table:table-cell>
          <table:table-cell office:value-type="float" office:value="14.9" calcext:value-type="float">
            <text:p>14.9</text:p>
          </table:table-cell>
          <table:table-cell office:value-type="float" office:value="13.416" calcext:value-type="float">
            <text:p>13.416</text:p>
          </table:table-cell>
          <table:table-cell office:value-type="float" office:value="93174" calcext:value-type="float">
            <text:p>93174</text:p>
          </table:table-cell>
          <table:table-cell office:value-type="float" office:value="63549" calcext:value-type="float">
            <text:p>63549</text:p>
          </table:table-cell>
          <table:table-cell office:value-type="float" office:value="95" calcext:value-type="float">
            <text:p>95</text:p>
          </table:table-cell>
          <table:table-cell office:value-type="float" office:value="1500" calcext:value-type="float">
            <text:p>1500</text:p>
          </table:table-cell>
          <table:table-cell office:value-type="float" office:value="12.8" calcext:value-type="float">
            <text:p>12.8</text:p>
          </table:table-cell>
          <table:table-cell office:value-type="float" office:value="11.51" calcext:value-type="float">
            <text:p>11.51</text:p>
          </table:table-cell>
          <table:table-cell office:value-type="float" office:value="78392" calcext:value-type="float">
            <text:p>78392</text:p>
          </table:table-cell>
          <table:table-cell office:value-type="float" office:value="52551" calcext:value-type="float">
            <text:p>52551</text:p>
          </table:table-cell>
          <table:table-cell office:value-type="float" office:value="92" calcext:value-type="float">
            <text:p>92</text:p>
          </table:table-cell>
          <table:table-cell office:value-type="float" office:value="1500" calcext:value-type="float">
            <text:p>1500</text:p>
          </table:table-cell>
          <table:table-cell office:value-type="float" office:value="29.81" calcext:value-type="float">
            <text:p>29.81</text:p>
          </table:table-cell>
          <table:table-cell office:value-type="float" office:value="29.289" calcext:value-type="float">
            <text:p>29.289</text:p>
          </table:table-cell>
          <table:table-cell office:value-type="float" office:value="189700" calcext:value-type="float">
            <text:p>189700</text:p>
          </table:table-cell>
          <table:table-cell office:value-type="float" office:value="132993" calcext:value-type="float">
            <text:p>132993</text:p>
          </table:table-cell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8.39" calcext:value-type="float">
            <text:p>18.39</text:p>
          </table:table-cell>
          <table:table-cell office:value-type="float" office:value="17.88" calcext:value-type="float">
            <text:p>17.88</text:p>
          </table:table-cell>
          <table:table-cell office:value-type="float" office:value="137317" calcext:value-type="float">
            <text:p>137317</text:p>
          </table:table-cell>
          <table:table-cell office:value-type="float" office:value="91148" calcext:value-type="float">
            <text:p>91148</text:p>
          </table:table-cell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14.28" calcext:value-type="float">
            <text:p>14.28</text:p>
          </table:table-cell>
          <table:table-cell office:value-type="float" office:value="13.247" calcext:value-type="float">
            <text:p>13.247</text:p>
          </table:table-cell>
          <table:table-cell office:value-type="float" office:value="88536" calcext:value-type="float">
            <text:p>88536</text:p>
          </table:table-cell>
          <table:table-cell office:value-type="float" office:value="59542" calcext:value-type="float">
            <text:p>59542</text:p>
          </table:table-cell>
          <table:table-cell office:value-type="float" office:value="52" calcext:value-type="float">
            <text:p>52</text:p>
          </table:table-cell>
          <table:table-cell office:value-type="float" office:value="664" calcext:value-type="float">
            <text:p>664</text:p>
          </table:table-cell>
          <table:table-cell office:value-type="float" office:value="13.24" calcext:value-type="float">
            <text:p>13.24</text:p>
          </table:table-cell>
          <table:table-cell office:value-type="float" office:value="12.197" calcext:value-type="float">
            <text:p>12.197</text:p>
          </table:table-cell>
          <table:table-cell office:value-type="float" office:value="82659" calcext:value-type="float">
            <text:p>82659</text:p>
          </table:table-cell>
          <table:table-cell office:value-type="float" office:value="54605" calcext:value-type="float">
            <text:p>54605</text:p>
          </table:table-cell>
          <table:table-cell office:value-type="float" office:value="53" calcext:value-type="float">
            <text:p>53</text:p>
          </table:table-cell>
          <table:table-cell office:value-type="float" office:value="623" calcext:value-type="float">
            <text:p>623</text:p>
          </table:table-cell>
          <table:table-cell office:value-type="float" office:value="12.24" calcext:value-type="float">
            <text:p>12.24</text:p>
          </table:table-cell>
          <table:table-cell office:value-type="float" office:value="11.056" calcext:value-type="float">
            <text:p>11.056</text:p>
          </table:table-cell>
          <table:table-cell office:value-type="float" office:value="79777" calcext:value-type="float">
            <text:p>79777</text:p>
          </table:table-cell>
          <table:table-cell office:value-type="float" office:value="54352" calcext:value-type="float">
            <text:p>54352</text:p>
          </table:table-cell>
          <table:table-cell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office:value-type="float" office:value="13.71" calcext:value-type="float">
            <text:p>13.71</text:p>
          </table:table-cell>
          <table:table-cell office:value-type="float" office:value="12.379" calcext:value-type="float">
            <text:p>12.379</text:p>
          </table:table-cell>
          <table:table-cell office:value-type="float" office:value="92400" calcext:value-type="float">
            <text:p>92400</text:p>
          </table:table-cell>
          <table:table-cell office:value-type="float" office:value="59723" calcext:value-type="float">
            <text:p>59723</text:p>
          </table:table-cell>
          <table:table-cell office:value-type="float" office:value="71" calcext:value-type="float">
            <text:p>71</text:p>
          </table:table-cell>
          <table:table-cell office:value-type="float" office:value="1000" calcext:value-type="float">
            <text:p>1000</text:p>
          </table:table-cell>
          <table:table-cell table:formula="of:=MIN([.$H45];[.$N45];[.$T45];[.$Z45];[.$AF45];[.$AL45];[.$AR45];[.$AX45];[.$BD45];[.$BJ45];[.$BP45];[.$BV45])" office:value-type="float" office:value="12.24" calcext:value-type="float">
            <text:p>12.24</text:p>
          </table:table-cell>
          <table:table-cell table:formula="of:=MIN([.$I45];[.$O45];[.$U45];[.$AA45];[.$AG45];[.$AM45];[.$AS45];[.$AY45];[.$BE45];[.$BK45];[.$BQ45];[.$BW45])" office:value-type="float" office:value="11.056" calcext:value-type="float">
            <text:p>11.056</text:p>
          </table:table-cell>
          <table:table-cell table:formula="of:=MIN([.$J45];[.$P45];[.$V45];[.$AB45];[.$AH45];[.$AN45];[.$AT45];[.$AZ45];[.$BF45];[.$BL45];[.$BR45];[.$BX45])" office:value-type="float" office:value="78392" calcext:value-type="float">
            <text:p>78392</text:p>
          </table:table-cell>
          <table:table-cell table:formula="of:=MIN([.$K45];[.$Q45];[.$W45];[.$AC45];[.$AI45];[.$AO45];[.$AU45];[.$BA45];[.$BG45];[.$BM45];[.$BS45];[.$BY45])" office:value-type="float" office:value="52551" calcext:value-type="float">
            <text:p>52551</text:p>
          </table:table-cell>
          <table:table-cell table:formula="of:=MIN([.$L45];[.$R45];[.$X45];[.$AD45];[.$AJ45];[.$AP45];[.$AV45];[.$BB45];[.$BH45];[.$BN45];[.$BT45];[.$BZ45])" office:value-type="float" office:value="52" calcext:value-type="float">
            <text:p>52</text:p>
          </table:table-cell>
          <table:table-cell table:formula="of:=MIN([.$M45];[.$S45];[.$Y45];[.$AE45];[.$AK45];[.$AQ45];[.$AW45];[.$BC45];[.$BI45];[.$BO45];[.$BU45];[.$CA45])" office:value-type="float" office:value="0" calcext:value-type="float">
            <text:p>0</text:p>
          </table:table-cell>
          <table:table-cell table:formula="of:=MEDIAN([.$H45];[.$N45];[.$T45];[.$Z45];[.$AF45];[.$AL45];[.$AR45];[.$AX45];[.$BD45];[.$BJ45];[.$BP45];[.$BV45])" office:value-type="float" office:value="14.235" calcext:value-type="float">
            <text:p>14.235</text:p>
          </table:table-cell>
          <table:table-cell table:formula="of:=MEDIAN([.$I45];[.$O45];[.$U45];[.$AA45];[.$AG45];[.$AM45];[.$AS45];[.$AY45];[.$BE45];[.$BK45];[.$BQ45];[.$BW45])" office:value-type="float" office:value="13.11" calcext:value-type="float">
            <text:p>13.11</text:p>
          </table:table-cell>
          <table:table-cell table:formula="of:=MEDIAN([.$J45];[.$P45];[.$V45];[.$AB45];[.$AH45];[.$AN45];[.$AT45];[.$AZ45];[.$BF45];[.$BL45];[.$BR45];[.$BX45])" office:value-type="float" office:value="90468" calcext:value-type="float">
            <text:p>90468</text:p>
          </table:table-cell>
          <table:table-cell table:formula="of:=MEDIAN([.$K45];[.$Q45];[.$W45];[.$AC45];[.$AI45];[.$AO45];[.$AU45];[.$BA45];[.$BG45];[.$BM45];[.$BS45];[.$BY45])" office:value-type="float" office:value="59632.5" calcext:value-type="float">
            <text:p>59632.5</text:p>
          </table:table-cell>
          <table:table-cell table:formula="of:=MEDIAN([.$L45];[.$R45];[.$X45];[.$AD45];[.$AJ45];[.$AP45];[.$AV45];[.$BB45];[.$BH45];[.$BN45];[.$BT45];[.$BZ45])" office:value-type="float" office:value="68.5" calcext:value-type="float">
            <text:p>68.5</text:p>
          </table:table-cell>
          <table:table-cell table:formula="of:=MEDIAN([.$M45];[.$S45];[.$Y45];[.$AE45];[.$AK45];[.$AQ45];[.$AW45];[.$BC45];[.$BI45];[.$BO45];[.$BU45];[.$CA45])" office:value-type="float" office:value="832" calcext:value-type="float">
            <text:p>832</text:p>
          </table:table-cell>
          <table:table-cell table:formula="of:=MAX([.$H45];[.$N45];[.$T45];[.$Z45];[.$AF45];[.$AL45];[.$AR45];[.$AX45];[.$BD45];[.$BJ45];[.$BP45];[.$BV45])" office:value-type="float" office:value="29.81" calcext:value-type="float">
            <text:p>29.81</text:p>
          </table:table-cell>
          <table:table-cell table:formula="of:=MAX([.$I45];[.$O45];[.$U45];[.$AA45];[.$AG45];[.$AM45];[.$AS45];[.$AY45];[.$BE45];[.$BK45];[.$BQ45];[.$BW45])" office:value-type="float" office:value="29.289" calcext:value-type="float">
            <text:p>29.289</text:p>
          </table:table-cell>
          <table:table-cell table:formula="of:=MAX([.$J45];[.$P45];[.$V45];[.$AB45];[.$AH45];[.$AN45];[.$AT45];[.$AZ45];[.$BF45];[.$BL45];[.$BR45];[.$BX45])" office:value-type="float" office:value="189700" calcext:value-type="float">
            <text:p>189700</text:p>
          </table:table-cell>
          <table:table-cell table:formula="of:=MAX([.$K45];[.$Q45];[.$W45];[.$AC45];[.$AI45];[.$AO45];[.$AU45];[.$BA45];[.$BG45];[.$BM45];[.$BS45];[.$BY45])" office:value-type="float" office:value="132993" calcext:value-type="float">
            <text:p>132993</text:p>
          </table:table-cell>
          <table:table-cell table:formula="of:=MAX([.$L45];[.$R45];[.$X45];[.$AD45];[.$AJ45];[.$AP45];[.$AV45];[.$BB45];[.$BH45];[.$BN45];[.$BT45];[.$BZ45])" office:value-type="float" office:value="95" calcext:value-type="float">
            <text:p>95</text:p>
          </table:table-cell>
          <table:table-cell table:formula="of:=MAX([.$M45];[.$S45];[.$Y45];[.$AE45];[.$AK45];[.$AQ45];[.$AW45];[.$BC45];[.$BI45];[.$BO45];[.$BU45];[.$CA45])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Nomistery/0012-nomystery-84-0.asp</text:p>
          </table:table-cell>
          <table:table-cell office:value-type="float" office:value="61.82" calcext:value-type="float">
            <text:p>61.82</text:p>
          </table:table-cell>
          <table:table-cell office:value-type="float" office:value="61.749" calcext:value-type="float">
            <text:p>61.749</text:p>
          </table:table-cell>
          <table:table-cell office:value-type="float" office:value="282399" calcext:value-type="float">
            <text:p>282399</text:p>
          </table:table-cell>
          <table:table-cell office:value-type="float" office:value="186562" calcext:value-type="float">
            <text:p>18656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92148" calcext:value-type="float">
            <text:p>2492148</text:p>
          </table:table-cell>
          <table:table-cell office:value-type="float" office:value="1718426" calcext:value-type="float">
            <text:p>1718426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40841" calcext:value-type="float">
            <text:p>2740841</text:p>
          </table:table-cell>
          <table:table-cell office:value-type="float" office:value="1783557" calcext:value-type="float">
            <text:p>1783557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433.17" calcext:value-type="float">
            <text:p>433.17</text:p>
          </table:table-cell>
          <table:table-cell office:value-type="float" office:value="432.093" calcext:value-type="float">
            <text:p>432.093</text:p>
          </table:table-cell>
          <table:table-cell office:value-type="float" office:value="1502195" calcext:value-type="float">
            <text:p>1502195</text:p>
          </table:table-cell>
          <table:table-cell office:value-type="float" office:value="1049345" calcext:value-type="float">
            <text:p>1049345</text:p>
          </table:table-cell>
          <table:table-cell office:value-type="float" office:value="157" calcext:value-type="float">
            <text:p>15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873107" calcext:value-type="float">
            <text:p>2873107</text:p>
          </table:table-cell>
          <table:table-cell office:value-type="float" office:value="1924381" calcext:value-type="float">
            <text:p>192438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61.28" calcext:value-type="float">
            <text:p>461.28</text:p>
          </table:table-cell>
          <table:table-cell office:value-type="float" office:value="460.24" calcext:value-type="float">
            <text:p>460.24</text:p>
          </table:table-cell>
          <table:table-cell office:value-type="float" office:value="1632628" calcext:value-type="float">
            <text:p>1632628</text:p>
          </table:table-cell>
          <table:table-cell office:value-type="float" office:value="1159515" calcext:value-type="float">
            <text:p>1159515</text:p>
          </table:table-cell>
          <table:table-cell office:value-type="float" office:value="162" calcext:value-type="float">
            <text:p>162</text:p>
          </table:table-cell>
          <table:table-cell office:value-type="float" office:value="1397" calcext:value-type="float">
            <text:p>1397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988307" calcext:value-type="float">
            <text:p>2988307</text:p>
          </table:table-cell>
          <table:table-cell office:value-type="float" office:value="2033806" calcext:value-type="float">
            <text:p>2033806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278492" calcext:value-type="float">
            <text:p>2278492</text:p>
          </table:table-cell>
          <table:table-cell office:value-type="float" office:value="1573946" calcext:value-type="float">
            <text:p>1573946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819462" calcext:value-type="float">
            <text:p>2819462</text:p>
          </table:table-cell>
          <table:table-cell office:value-type="float" office:value="1881144" calcext:value-type="float">
            <text:p>1881144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11661" calcext:value-type="float">
            <text:p>2611661</text:p>
          </table:table-cell>
          <table:table-cell office:value-type="float" office:value="1846874" calcext:value-type="float">
            <text:p>1846874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084043" calcext:value-type="float">
            <text:p>3084043</text:p>
          </table:table-cell>
          <table:table-cell office:value-type="float" office:value="2150556" calcext:value-type="float">
            <text:p>2150556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559.75" calcext:value-type="float">
            <text:p>559.75</text:p>
          </table:table-cell>
          <table:table-cell office:value-type="float" office:value="558.726" calcext:value-type="float">
            <text:p>558.726</text:p>
          </table:table-cell>
          <table:table-cell office:value-type="float" office:value="1840617" calcext:value-type="float">
            <text:p>1840617</text:p>
          </table:table-cell>
          <table:table-cell office:value-type="float" office:value="1295120" calcext:value-type="float">
            <text:p>1295120</text:p>
          </table:table-cell>
          <table:table-cell office:value-type="float" office:value="157" calcext:value-type="float">
            <text:p>15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044987" calcext:value-type="float">
            <text:p>3044987</text:p>
          </table:table-cell>
          <table:table-cell office:value-type="float" office:value="2071291" calcext:value-type="float">
            <text:p>2071291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formula="of:=MIN([.$H46];[.$N46];[.$T46];[.$Z46];[.$AF46];[.$AL46];[.$AR46];[.$AX46];[.$BD46];[.$BJ46];[.$BP46];[.$BV46])" office:value-type="float" office:value="433.17" calcext:value-type="float">
            <text:p>433.17</text:p>
          </table:table-cell>
          <table:table-cell table:formula="of:=MIN([.$I46];[.$O46];[.$U46];[.$AA46];[.$AG46];[.$AM46];[.$AS46];[.$AY46];[.$BE46];[.$BK46];[.$BQ46];[.$BW46])" office:value-type="float" office:value="432.093" calcext:value-type="float">
            <text:p>432.093</text:p>
          </table:table-cell>
          <table:table-cell table:formula="of:=MIN([.$J46];[.$P46];[.$V46];[.$AB46];[.$AH46];[.$AN46];[.$AT46];[.$AZ46];[.$BF46];[.$BL46];[.$BR46];[.$BX46])" office:value-type="float" office:value="1502195" calcext:value-type="float">
            <text:p>1502195</text:p>
          </table:table-cell>
          <table:table-cell table:formula="of:=MIN([.$K46];[.$Q46];[.$W46];[.$AC46];[.$AI46];[.$AO46];[.$AU46];[.$BA46];[.$BG46];[.$BM46];[.$BS46];[.$BY46])" office:value-type="float" office:value="1049345" calcext:value-type="float">
            <text:p>1049345</text:p>
          </table:table-cell>
          <table:table-cell table:formula="of:=MIN([.$L46];[.$R46];[.$X46];[.$AD46];[.$AJ46];[.$AP46];[.$AV46];[.$BB46];[.$BH46];[.$BN46];[.$BT46];[.$BZ46])" office:value-type="float" office:value="157" calcext:value-type="float">
            <text:p>157</text:p>
          </table:table-cell>
          <table:table-cell table:formula="of:=MIN([.$M46];[.$S46];[.$Y46];[.$AE46];[.$AK46];[.$AQ46];[.$AW46];[.$BC46];[.$BI46];[.$BO46];[.$BU46];[.$CA46])" office:value-type="float" office:value="0" calcext:value-type="float">
            <text:p>0</text:p>
          </table:table-cell>
          <table:table-cell table:formula="of:=MEDIAN([.$H46];[.$N46];[.$T46];[.$Z46];[.$AF46];[.$AL46];[.$AR46];[.$AX46];[.$BD46];[.$BJ46];[.$BP46];[.$BV46])" office:value-type="float" office:value="900" calcext:value-type="float">
            <text:p>900</text:p>
          </table:table-cell>
          <table:table-cell table:formula="of:=MEDIAN([.$I46];[.$O46];[.$U46];[.$AA46];[.$AG46];[.$AM46];[.$AS46];[.$AY46];[.$BE46];[.$BK46];[.$BQ46];[.$BW46])" office:value-type="float" office:value="900" calcext:value-type="float">
            <text:p>900</text:p>
          </table:table-cell>
          <table:table-cell table:formula="of:=MEDIAN([.$J46];[.$P46];[.$V46];[.$AB46];[.$AH46];[.$AN46];[.$AT46];[.$AZ46];[.$BF46];[.$BL46];[.$BR46];[.$BX46])" office:value-type="float" office:value="2676251" calcext:value-type="float">
            <text:p>2676251</text:p>
          </table:table-cell>
          <table:table-cell table:formula="of:=MEDIAN([.$K46];[.$Q46];[.$W46];[.$AC46];[.$AI46];[.$AO46];[.$AU46];[.$BA46];[.$BG46];[.$BM46];[.$BS46];[.$BY46])" office:value-type="float" office:value="1815215.5" calcext:value-type="float">
            <text:p>1815215.5</text:p>
          </table:table-cell>
          <table:table-cell table:formula="of:=MEDIAN([.$L46];[.$R46];[.$X46];[.$AD46];[.$AJ46];[.$AP46];[.$AV46];[.$BB46];[.$BH46];[.$BN46];[.$BT46];[.$BZ46])" office:value-type="float" office:value="189.5" calcext:value-type="float">
            <text:p>189.5</text:p>
          </table:table-cell>
          <table:table-cell table:formula="of:=MEDIAN([.$M46];[.$S46];[.$Y46];[.$AE46];[.$AK46];[.$AQ46];[.$AW46];[.$BC46];[.$BI46];[.$BO46];[.$BU46];[.$CA46])" office:value-type="float" office:value="0" calcext:value-type="float">
            <text:p>0</text:p>
          </table:table-cell>
          <table:table-cell table:formula="of:=MAX([.$H46];[.$N46];[.$T46];[.$Z46];[.$AF46];[.$AL46];[.$AR46];[.$AX46];[.$BD46];[.$BJ46];[.$BP46];[.$BV46])" office:value-type="float" office:value="900" calcext:value-type="float">
            <text:p>900</text:p>
          </table:table-cell>
          <table:table-cell table:formula="of:=MAX([.$I46];[.$O46];[.$U46];[.$AA46];[.$AG46];[.$AM46];[.$AS46];[.$AY46];[.$BE46];[.$BK46];[.$BQ46];[.$BW46])" office:value-type="float" office:value="900" calcext:value-type="float">
            <text:p>900</text:p>
          </table:table-cell>
          <table:table-cell table:formula="of:=MAX([.$J46];[.$P46];[.$V46];[.$AB46];[.$AH46];[.$AN46];[.$AT46];[.$AZ46];[.$BF46];[.$BL46];[.$BR46];[.$BX46])" office:value-type="float" office:value="3084043" calcext:value-type="float">
            <text:p>3084043</text:p>
          </table:table-cell>
          <table:table-cell table:formula="of:=MAX([.$K46];[.$Q46];[.$W46];[.$AC46];[.$AI46];[.$AO46];[.$AU46];[.$BA46];[.$BG46];[.$BM46];[.$BS46];[.$BY46])" office:value-type="float" office:value="2150556" calcext:value-type="float">
            <text:p>2150556</text:p>
          </table:table-cell>
          <table:table-cell table:formula="of:=MAX([.$L46];[.$R46];[.$X46];[.$AD46];[.$AJ46];[.$AP46];[.$AV46];[.$BB46];[.$BH46];[.$BN46];[.$BT46];[.$BZ46])" office:value-type="float" office:value="246" calcext:value-type="float">
            <text:p>246</text:p>
          </table:table-cell>
          <table:table-cell table:formula="of:=MAX([.$M46];[.$S46];[.$Y46];[.$AE46];[.$AK46];[.$AQ46];[.$AW46];[.$BC46];[.$BI46];[.$BO46];[.$BU46];[.$CA46])" office:value-type="float" office:value="1397" calcext:value-type="float">
            <text:p>1397</text:p>
          </table:table-cell>
          <table:table-cell/>
        </table:table-row>
        <table:table-row table:style-name="ro1">
          <table:table-cell office:value-type="string" calcext:value-type="string">
            <text:p>Nomistery/0014-nomystery-73-0.asp</text:p>
          </table:table-cell>
          <table:table-cell office:value-type="float" office:value="167.94" calcext:value-type="float">
            <text:p>167.94</text:p>
          </table:table-cell>
          <table:table-cell office:value-type="float" office:value="167.873" calcext:value-type="float">
            <text:p>167.873</text:p>
          </table:table-cell>
          <table:table-cell office:value-type="float" office:value="663027" calcext:value-type="float">
            <text:p>663027</text:p>
          </table:table-cell>
          <table:table-cell office:value-type="float" office:value="463961" calcext:value-type="float">
            <text:p>4639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80.4" calcext:value-type="float">
            <text:p>380.4</text:p>
          </table:table-cell>
          <table:table-cell office:value-type="float" office:value="379.422" calcext:value-type="float">
            <text:p>379.422</text:p>
          </table:table-cell>
          <table:table-cell office:value-type="float" office:value="1513776" calcext:value-type="float">
            <text:p>1513776</text:p>
          </table:table-cell>
          <table:table-cell office:value-type="float" office:value="1054698" calcext:value-type="float">
            <text:p>1054698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325229" calcext:value-type="float">
            <text:p>3325229</text:p>
          </table:table-cell>
          <table:table-cell office:value-type="float" office:value="2206762" calcext:value-type="float">
            <text:p>2206762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769.05" calcext:value-type="float">
            <text:p>769.05</text:p>
          </table:table-cell>
          <table:table-cell office:value-type="float" office:value="767.918" calcext:value-type="float">
            <text:p>767.918</text:p>
          </table:table-cell>
          <table:table-cell office:value-type="float" office:value="2769912" calcext:value-type="float">
            <text:p>2769912</text:p>
          </table:table-cell>
          <table:table-cell office:value-type="float" office:value="1972190" calcext:value-type="float">
            <text:p>1972190</text:p>
          </table:table-cell>
          <table:table-cell office:value-type="float" office:value="138" calcext:value-type="float">
            <text:p>138</text:p>
          </table:table-cell>
          <table:table-cell office:value-type="float" office:value="1000" calcext:value-type="float">
            <text:p>1000</text:p>
          </table:table-cell>
          <table:table-cell office:value-type="float" office:value="732.27" calcext:value-type="float">
            <text:p>732.27</text:p>
          </table:table-cell>
          <table:table-cell office:value-type="float" office:value="731.051" calcext:value-type="float">
            <text:p>731.051</text:p>
          </table:table-cell>
          <table:table-cell office:value-type="float" office:value="3114126" calcext:value-type="float">
            <text:p>3114126</text:p>
          </table:table-cell>
          <table:table-cell office:value-type="float" office:value="2161877" calcext:value-type="float">
            <text:p>2161877</text:p>
          </table:table-cell>
          <table:table-cell office:value-type="float" office:value="151" calcext:value-type="float">
            <text:p>15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140839" calcext:value-type="float">
            <text:p>3140839</text:p>
          </table:table-cell>
          <table:table-cell office:value-type="float" office:value="2291595" calcext:value-type="float">
            <text:p>2291595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666.1" calcext:value-type="float">
            <text:p>666.1</text:p>
          </table:table-cell>
          <table:table-cell office:value-type="float" office:value="664.818" calcext:value-type="float">
            <text:p>664.818</text:p>
          </table:table-cell>
          <table:table-cell office:value-type="float" office:value="2796250" calcext:value-type="float">
            <text:p>2796250</text:p>
          </table:table-cell>
          <table:table-cell office:value-type="float" office:value="1965158" calcext:value-type="float">
            <text:p>1965158</text:p>
          </table:table-cell>
          <table:table-cell office:value-type="float" office:value="148" calcext:value-type="float">
            <text:p>148</text:p>
          </table:table-cell>
          <table:table-cell office:value-type="float" office:value="1500" calcext:value-type="float">
            <text:p>1500</text:p>
          </table:table-cell>
          <table:table-cell office:value-type="float" office:value="467.3" calcext:value-type="float">
            <text:p>467.3</text:p>
          </table:table-cell>
          <table:table-cell office:value-type="float" office:value="466.775" calcext:value-type="float">
            <text:p>466.775</text:p>
          </table:table-cell>
          <table:table-cell office:value-type="float" office:value="1810753" calcext:value-type="float">
            <text:p>1810753</text:p>
          </table:table-cell>
          <table:table-cell office:value-type="float" office:value="1256888" calcext:value-type="float">
            <text:p>1256888</text:p>
          </table:table-cell>
          <table:table-cell office:value-type="float" office:value="145" calcext:value-type="float">
            <text:p>145</text:p>
          </table:table-cell>
          <table:table-cell office:value-type="float" office:value="500" calcext:value-type="float">
            <text:p>500</text:p>
          </table:table-cell>
          <table:table-cell office:value-type="float" office:value="303.99" calcext:value-type="float">
            <text:p>303.99</text:p>
          </table:table-cell>
          <table:table-cell office:value-type="float" office:value="303.476" calcext:value-type="float">
            <text:p>303.476</text:p>
          </table:table-cell>
          <table:table-cell office:value-type="float" office:value="1401727" calcext:value-type="float">
            <text:p>1401727</text:p>
          </table:table-cell>
          <table:table-cell office:value-type="float" office:value="958263" calcext:value-type="float">
            <text:p>958263</text:p>
          </table:table-cell>
          <table:table-cell office:value-type="float" office:value="124" calcext:value-type="float">
            <text:p>12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912505" calcext:value-type="float">
            <text:p>2912505</text:p>
          </table:table-cell>
          <table:table-cell office:value-type="float" office:value="2084777" calcext:value-type="float">
            <text:p>2084777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74.9" calcext:value-type="float">
            <text:p>274.9</text:p>
          </table:table-cell>
          <table:table-cell office:value-type="float" office:value="273.923" calcext:value-type="float">
            <text:p>273.923</text:p>
          </table:table-cell>
          <table:table-cell office:value-type="float" office:value="1397379" calcext:value-type="float">
            <text:p>1397379</text:p>
          </table:table-cell>
          <table:table-cell office:value-type="float" office:value="934186" calcext:value-type="float">
            <text:p>934186</text:p>
          </table:table-cell>
          <table:table-cell office:value-type="float" office:value="95" calcext:value-type="float">
            <text:p>95</text:p>
          </table:table-cell>
          <table:table-cell office:value-type="float" office:value="653" calcext:value-type="float">
            <text:p>653</text:p>
          </table:table-cell>
          <table:table-cell office:value-type="float" office:value="427.38" calcext:value-type="float">
            <text:p>427.38</text:p>
          </table:table-cell>
          <table:table-cell office:value-type="float" office:value="426.229" calcext:value-type="float">
            <text:p>426.229</text:p>
          </table:table-cell>
          <table:table-cell office:value-type="float" office:value="1727952" calcext:value-type="float">
            <text:p>1727952</text:p>
          </table:table-cell>
          <table:table-cell office:value-type="float" office:value="1220242" calcext:value-type="float">
            <text:p>1220242</text:p>
          </table:table-cell>
          <table:table-cell office:value-type="float" office:value="137" calcext:value-type="float">
            <text:p>137</text:p>
          </table:table-cell>
          <table:table-cell office:value-type="float" office:value="1000" calcext:value-type="float">
            <text:p>1000</text:p>
          </table:table-cell>
          <table:table-cell office:value-type="float" office:value="300.7" calcext:value-type="float">
            <text:p>300.7</text:p>
          </table:table-cell>
          <table:table-cell office:value-type="float" office:value="299.669" calcext:value-type="float">
            <text:p>299.669</text:p>
          </table:table-cell>
          <table:table-cell office:value-type="float" office:value="1502182" calcext:value-type="float">
            <text:p>1502182</text:p>
          </table:table-cell>
          <table:table-cell office:value-type="float" office:value="1062186" calcext:value-type="float">
            <text:p>1062186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table:formula="of:=MIN([.$H47];[.$N47];[.$T47];[.$Z47];[.$AF47];[.$AL47];[.$AR47];[.$AX47];[.$BD47];[.$BJ47];[.$BP47];[.$BV47])" office:value-type="float" office:value="274.9" calcext:value-type="float">
            <text:p>274.9</text:p>
          </table:table-cell>
          <table:table-cell table:formula="of:=MIN([.$I47];[.$O47];[.$U47];[.$AA47];[.$AG47];[.$AM47];[.$AS47];[.$AY47];[.$BE47];[.$BK47];[.$BQ47];[.$BW47])" office:value-type="float" office:value="273.923" calcext:value-type="float">
            <text:p>273.923</text:p>
          </table:table-cell>
          <table:table-cell table:formula="of:=MIN([.$J47];[.$P47];[.$V47];[.$AB47];[.$AH47];[.$AN47];[.$AT47];[.$AZ47];[.$BF47];[.$BL47];[.$BR47];[.$BX47])" office:value-type="float" office:value="1397379" calcext:value-type="float">
            <text:p>1397379</text:p>
          </table:table-cell>
          <table:table-cell table:formula="of:=MIN([.$K47];[.$Q47];[.$W47];[.$AC47];[.$AI47];[.$AO47];[.$AU47];[.$BA47];[.$BG47];[.$BM47];[.$BS47];[.$BY47])" office:value-type="float" office:value="934186" calcext:value-type="float">
            <text:p>934186</text:p>
          </table:table-cell>
          <table:table-cell table:formula="of:=MIN([.$L47];[.$R47];[.$X47];[.$AD47];[.$AJ47];[.$AP47];[.$AV47];[.$BB47];[.$BH47];[.$BN47];[.$BT47];[.$BZ47])" office:value-type="float" office:value="95" calcext:value-type="float">
            <text:p>95</text:p>
          </table:table-cell>
          <table:table-cell table:formula="of:=MIN([.$M47];[.$S47];[.$Y47];[.$AE47];[.$AK47];[.$AQ47];[.$AW47];[.$BC47];[.$BI47];[.$BO47];[.$BU47];[.$CA47])" office:value-type="float" office:value="0" calcext:value-type="float">
            <text:p>0</text:p>
          </table:table-cell>
          <table:table-cell table:formula="of:=MEDIAN([.$H47];[.$N47];[.$T47];[.$Z47];[.$AF47];[.$AL47];[.$AR47];[.$AX47];[.$BD47];[.$BJ47];[.$BP47];[.$BV47])" office:value-type="float" office:value="566.7" calcext:value-type="float">
            <text:p>566.7</text:p>
          </table:table-cell>
          <table:table-cell table:formula="of:=MEDIAN([.$I47];[.$O47];[.$U47];[.$AA47];[.$AG47];[.$AM47];[.$AS47];[.$AY47];[.$BE47];[.$BK47];[.$BQ47];[.$BW47])" office:value-type="float" office:value="565.7965" calcext:value-type="float">
            <text:p>565.7965</text:p>
          </table:table-cell>
          <table:table-cell table:formula="of:=MEDIAN([.$J47];[.$P47];[.$V47];[.$AB47];[.$AH47];[.$AN47];[.$AT47];[.$AZ47];[.$BF47];[.$BL47];[.$BR47];[.$BX47])" office:value-type="float" office:value="2290332.5" calcext:value-type="float">
            <text:p>2290332.5</text:p>
          </table:table-cell>
          <table:table-cell table:formula="of:=MEDIAN([.$K47];[.$Q47];[.$W47];[.$AC47];[.$AI47];[.$AO47];[.$AU47];[.$BA47];[.$BG47];[.$BM47];[.$BS47];[.$BY47])" office:value-type="float" office:value="1611023" calcext:value-type="float">
            <text:p>1611023</text:p>
          </table:table-cell>
          <table:table-cell table:formula="of:=MEDIAN([.$L47];[.$R47];[.$X47];[.$AD47];[.$AJ47];[.$AP47];[.$AV47];[.$BB47];[.$BH47];[.$BN47];[.$BT47];[.$BZ47])" office:value-type="float" office:value="139" calcext:value-type="float">
            <text:p>139</text:p>
          </table:table-cell>
          <table:table-cell table:formula="of:=MEDIAN([.$M47];[.$S47];[.$Y47];[.$AE47];[.$AK47];[.$AQ47];[.$AW47];[.$BC47];[.$BI47];[.$BO47];[.$BU47];[.$CA47])" office:value-type="float" office:value="576.5" calcext:value-type="float">
            <text:p>576.5</text:p>
          </table:table-cell>
          <table:table-cell table:formula="of:=MAX([.$H47];[.$N47];[.$T47];[.$Z47];[.$AF47];[.$AL47];[.$AR47];[.$AX47];[.$BD47];[.$BJ47];[.$BP47];[.$BV47])" office:value-type="float" office:value="900" calcext:value-type="float">
            <text:p>900</text:p>
          </table:table-cell>
          <table:table-cell table:formula="of:=MAX([.$I47];[.$O47];[.$U47];[.$AA47];[.$AG47];[.$AM47];[.$AS47];[.$AY47];[.$BE47];[.$BK47];[.$BQ47];[.$BW47])" office:value-type="float" office:value="900" calcext:value-type="float">
            <text:p>900</text:p>
          </table:table-cell>
          <table:table-cell table:formula="of:=MAX([.$J47];[.$P47];[.$V47];[.$AB47];[.$AH47];[.$AN47];[.$AT47];[.$AZ47];[.$BF47];[.$BL47];[.$BR47];[.$BX47])" office:value-type="float" office:value="3325229" calcext:value-type="float">
            <text:p>3325229</text:p>
          </table:table-cell>
          <table:table-cell table:formula="of:=MAX([.$K47];[.$Q47];[.$W47];[.$AC47];[.$AI47];[.$AO47];[.$AU47];[.$BA47];[.$BG47];[.$BM47];[.$BS47];[.$BY47])" office:value-type="float" office:value="2291595" calcext:value-type="float">
            <text:p>2291595</text:p>
          </table:table-cell>
          <table:table-cell table:formula="of:=MAX([.$L47];[.$R47];[.$X47];[.$AD47];[.$AJ47];[.$AP47];[.$AV47];[.$BB47];[.$BH47];[.$BN47];[.$BT47];[.$BZ47])" office:value-type="float" office:value="175" calcext:value-type="float">
            <text:p>175</text:p>
          </table:table-cell>
          <table:table-cell table:formula="of:=MAX([.$M47];[.$S47];[.$Y47];[.$AE47];[.$AK47];[.$AQ47];[.$AW47];[.$BC47];[.$BI47];[.$BO47];[.$BU47];[.$CA47])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Nomistery/0024-nomystery-86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100036" calcext:value-type="float">
            <text:p>2100036</text:p>
          </table:table-cell>
          <table:table-cell office:value-type="float" office:value="1455567" calcext:value-type="float">
            <text:p>1455567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642124" calcext:value-type="float">
            <text:p>12642124</text:p>
          </table:table-cell>
          <table:table-cell office:value-type="float" office:value="2016001" calcext:value-type="float">
            <text:p>201600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105224" calcext:value-type="float">
            <text:p>3105224</text:p>
          </table:table-cell>
          <table:table-cell office:value-type="float" office:value="2095686" calcext:value-type="float">
            <text:p>2095686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73236" calcext:value-type="float">
            <text:p>2673236</text:p>
          </table:table-cell>
          <table:table-cell office:value-type="float" office:value="1848761" calcext:value-type="float">
            <text:p>1848761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170580" calcext:value-type="float">
            <text:p>3170580</text:p>
          </table:table-cell>
          <table:table-cell office:value-type="float" office:value="2089480" calcext:value-type="float">
            <text:p>208948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118088" calcext:value-type="float">
            <text:p>9118088</text:p>
          </table:table-cell>
          <table:table-cell office:value-type="float" office:value="1989078" calcext:value-type="float">
            <text:p>1989078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596431" calcext:value-type="float">
            <text:p>7596431</text:p>
          </table:table-cell>
          <table:table-cell office:value-type="float" office:value="2058299" calcext:value-type="float">
            <text:p>2058299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36805" calcext:value-type="float">
            <text:p>2736805</text:p>
          </table:table-cell>
          <table:table-cell office:value-type="float" office:value="1930835" calcext:value-type="float">
            <text:p>1930835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085376" calcext:value-type="float">
            <text:p>3085376</text:p>
          </table:table-cell>
          <table:table-cell office:value-type="float" office:value="2026769" calcext:value-type="float">
            <text:p>2026769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82098" calcext:value-type="float">
            <text:p>2782098</text:p>
          </table:table-cell>
          <table:table-cell office:value-type="float" office:value="1932999" calcext:value-type="float">
            <text:p>1932999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138183" calcext:value-type="float">
            <text:p>3138183</text:p>
          </table:table-cell>
          <table:table-cell office:value-type="float" office:value="2095928" calcext:value-type="float">
            <text:p>2095928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895170" calcext:value-type="float">
            <text:p>2895170</text:p>
          </table:table-cell>
          <table:table-cell office:value-type="float" office:value="2009799" calcext:value-type="float">
            <text:p>2009799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985015" calcext:value-type="float">
            <text:p>2985015</text:p>
          </table:table-cell>
          <table:table-cell office:value-type="float" office:value="2000844" calcext:value-type="float">
            <text:p>2000844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MIN([.$H48];[.$N48];[.$T48];[.$Z48];[.$AF48];[.$AL48];[.$AR48];[.$AX48];[.$BD48];[.$BJ48];[.$BP48];[.$BV48])" office:value-type="float" office:value="900" calcext:value-type="float">
            <text:p>900</text:p>
          </table:table-cell>
          <table:table-cell table:formula="of:=MIN([.$I48];[.$O48];[.$U48];[.$AA48];[.$AG48];[.$AM48];[.$AS48];[.$AY48];[.$BE48];[.$BK48];[.$BQ48];[.$BW48])" office:value-type="float" office:value="900" calcext:value-type="float">
            <text:p>900</text:p>
          </table:table-cell>
          <table:table-cell table:formula="of:=MIN([.$J48];[.$P48];[.$V48];[.$AB48];[.$AH48];[.$AN48];[.$AT48];[.$AZ48];[.$BF48];[.$BL48];[.$BR48];[.$BX48])" office:value-type="float" office:value="2673236" calcext:value-type="float">
            <text:p>2673236</text:p>
          </table:table-cell>
          <table:table-cell table:formula="of:=MIN([.$K48];[.$Q48];[.$W48];[.$AC48];[.$AI48];[.$AO48];[.$AU48];[.$BA48];[.$BG48];[.$BM48];[.$BS48];[.$BY48])" office:value-type="float" office:value="1848761" calcext:value-type="float">
            <text:p>1848761</text:p>
          </table:table-cell>
          <table:table-cell table:formula="of:=MIN([.$L48];[.$R48];[.$X48];[.$AD48];[.$AJ48];[.$AP48];[.$AV48];[.$BB48];[.$BH48];[.$BN48];[.$BT48];[.$BZ48])" office:value-type="float" office:value="210" calcext:value-type="float">
            <text:p>210</text:p>
          </table:table-cell>
          <table:table-cell table:formula="of:=MIN([.$M48];[.$S48];[.$Y48];[.$AE48];[.$AK48];[.$AQ48];[.$AW48];[.$BC48];[.$BI48];[.$BO48];[.$BU48];[.$CA48])" office:value-type="float" office:value="0" calcext:value-type="float">
            <text:p>0</text:p>
          </table:table-cell>
          <table:table-cell table:formula="of:=MEDIAN([.$H48];[.$N48];[.$T48];[.$Z48];[.$AF48];[.$AL48];[.$AR48];[.$AX48];[.$BD48];[.$BJ48];[.$BP48];[.$BV48])" office:value-type="float" office:value="900" calcext:value-type="float">
            <text:p>900</text:p>
          </table:table-cell>
          <table:table-cell table:formula="of:=MEDIAN([.$I48];[.$O48];[.$U48];[.$AA48];[.$AG48];[.$AM48];[.$AS48];[.$AY48];[.$BE48];[.$BK48];[.$BQ48];[.$BW48])" office:value-type="float" office:value="900" calcext:value-type="float">
            <text:p>900</text:p>
          </table:table-cell>
          <table:table-cell table:formula="of:=MEDIAN([.$J48];[.$P48];[.$V48];[.$AB48];[.$AH48];[.$AN48];[.$AT48];[.$AZ48];[.$BF48];[.$BL48];[.$BR48];[.$BX48])" office:value-type="float" office:value="3095300" calcext:value-type="float">
            <text:p>3095300</text:p>
          </table:table-cell>
          <table:table-cell table:formula="of:=MEDIAN([.$K48];[.$Q48];[.$W48];[.$AC48];[.$AI48];[.$AO48];[.$AU48];[.$BA48];[.$BG48];[.$BM48];[.$BS48];[.$BY48])" office:value-type="float" office:value="2012900" calcext:value-type="float">
            <text:p>2012900</text:p>
          </table:table-cell>
          <table:table-cell table:formula="of:=MEDIAN([.$L48];[.$R48];[.$X48];[.$AD48];[.$AJ48];[.$AP48];[.$AV48];[.$BB48];[.$BH48];[.$BN48];[.$BT48];[.$BZ48])" office:value-type="float" office:value="238" calcext:value-type="float">
            <text:p>238</text:p>
          </table:table-cell>
          <table:table-cell table:formula="of:=MEDIAN([.$M48];[.$S48];[.$Y48];[.$AE48];[.$AK48];[.$AQ48];[.$AW48];[.$BC48];[.$BI48];[.$BO48];[.$BU48];[.$CA48])" office:value-type="float" office:value="0" calcext:value-type="float">
            <text:p>0</text:p>
          </table:table-cell>
          <table:table-cell table:formula="of:=MAX([.$H48];[.$N48];[.$T48];[.$Z48];[.$AF48];[.$AL48];[.$AR48];[.$AX48];[.$BD48];[.$BJ48];[.$BP48];[.$BV48])" office:value-type="float" office:value="900" calcext:value-type="float">
            <text:p>900</text:p>
          </table:table-cell>
          <table:table-cell table:formula="of:=MAX([.$I48];[.$O48];[.$U48];[.$AA48];[.$AG48];[.$AM48];[.$AS48];[.$AY48];[.$BE48];[.$BK48];[.$BQ48];[.$BW48])" office:value-type="float" office:value="900" calcext:value-type="float">
            <text:p>900</text:p>
          </table:table-cell>
          <table:table-cell table:formula="of:=MAX([.$J48];[.$P48];[.$V48];[.$AB48];[.$AH48];[.$AN48];[.$AT48];[.$AZ48];[.$BF48];[.$BL48];[.$BR48];[.$BX48])" office:value-type="float" office:value="12642124" calcext:value-type="float">
            <text:p>12642124</text:p>
          </table:table-cell>
          <table:table-cell table:formula="of:=MAX([.$K48];[.$Q48];[.$W48];[.$AC48];[.$AI48];[.$AO48];[.$AU48];[.$BA48];[.$BG48];[.$BM48];[.$BS48];[.$BY48])" office:value-type="float" office:value="2095928" calcext:value-type="float">
            <text:p>2095928</text:p>
          </table:table-cell>
          <table:table-cell table:formula="of:=MAX([.$L48];[.$R48];[.$X48];[.$AD48];[.$AJ48];[.$AP48];[.$AV48];[.$BB48];[.$BH48];[.$BN48];[.$BT48];[.$BZ48])" office:value-type="float" office:value="285" calcext:value-type="float">
            <text:p>285</text:p>
          </table:table-cell>
          <table:table-cell table:formula="of:=MAX([.$M48];[.$S48];[.$Y48];[.$AE48];[.$AK48];[.$AQ48];[.$AW48];[.$BC48];[.$BI48];[.$BO48];[.$BU48];[.$CA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istery/0025-nomystery-85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79171" calcext:value-type="float">
            <text:p>1679171</text:p>
          </table:table-cell>
          <table:table-cell office:value-type="float" office:value="1259007" calcext:value-type="float">
            <text:p>1259007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02680" calcext:value-type="float">
            <text:p>2502680</text:p>
          </table:table-cell>
          <table:table-cell office:value-type="float" office:value="1729454" calcext:value-type="float">
            <text:p>172945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998765" calcext:value-type="float">
            <text:p>2998765</text:p>
          </table:table-cell>
          <table:table-cell office:value-type="float" office:value="1995106" calcext:value-type="float">
            <text:p>1995106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40467" calcext:value-type="float">
            <text:p>2540467</text:p>
          </table:table-cell>
          <table:table-cell office:value-type="float" office:value="1792186" calcext:value-type="float">
            <text:p>1792186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32879" calcext:value-type="float">
            <text:p>2732879</text:p>
          </table:table-cell>
          <table:table-cell office:value-type="float" office:value="1873255" calcext:value-type="float">
            <text:p>1873255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03628" calcext:value-type="float">
            <text:p>2503628</text:p>
          </table:table-cell>
          <table:table-cell office:value-type="float" office:value="1787231" calcext:value-type="float">
            <text:p>1787231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809413" calcext:value-type="float">
            <text:p>2809413</text:p>
          </table:table-cell>
          <table:table-cell office:value-type="float" office:value="1919516" calcext:value-type="float">
            <text:p>1919516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45045" calcext:value-type="float">
            <text:p>2445045</text:p>
          </table:table-cell>
          <table:table-cell office:value-type="float" office:value="1714814" calcext:value-type="float">
            <text:p>1714814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36407" calcext:value-type="float">
            <text:p>2736407</text:p>
          </table:table-cell>
          <table:table-cell office:value-type="float" office:value="1825096" calcext:value-type="float">
            <text:p>1825096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67321" calcext:value-type="float">
            <text:p>2467321</text:p>
          </table:table-cell>
          <table:table-cell office:value-type="float" office:value="1753639" calcext:value-type="float">
            <text:p>1753639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070672" calcext:value-type="float">
            <text:p>3070672</text:p>
          </table:table-cell>
          <table:table-cell office:value-type="float" office:value="2066394" calcext:value-type="float">
            <text:p>2066394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02195" calcext:value-type="float">
            <text:p>2502195</text:p>
          </table:table-cell>
          <table:table-cell office:value-type="float" office:value="1789215" calcext:value-type="float">
            <text:p>1789215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828939" calcext:value-type="float">
            <text:p>2828939</text:p>
          </table:table-cell>
          <table:table-cell office:value-type="float" office:value="1895668" calcext:value-type="float">
            <text:p>1895668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formula="of:=MIN([.$H49];[.$N49];[.$T49];[.$Z49];[.$AF49];[.$AL49];[.$AR49];[.$AX49];[.$BD49];[.$BJ49];[.$BP49];[.$BV49])" office:value-type="float" office:value="900" calcext:value-type="float">
            <text:p>900</text:p>
          </table:table-cell>
          <table:table-cell table:formula="of:=MIN([.$I49];[.$O49];[.$U49];[.$AA49];[.$AG49];[.$AM49];[.$AS49];[.$AY49];[.$BE49];[.$BK49];[.$BQ49];[.$BW49])" office:value-type="float" office:value="900" calcext:value-type="float">
            <text:p>900</text:p>
          </table:table-cell>
          <table:table-cell table:formula="of:=MIN([.$J49];[.$P49];[.$V49];[.$AB49];[.$AH49];[.$AN49];[.$AT49];[.$AZ49];[.$BF49];[.$BL49];[.$BR49];[.$BX49])" office:value-type="float" office:value="2445045" calcext:value-type="float">
            <text:p>2445045</text:p>
          </table:table-cell>
          <table:table-cell table:formula="of:=MIN([.$K49];[.$Q49];[.$W49];[.$AC49];[.$AI49];[.$AO49];[.$AU49];[.$BA49];[.$BG49];[.$BM49];[.$BS49];[.$BY49])" office:value-type="float" office:value="1714814" calcext:value-type="float">
            <text:p>1714814</text:p>
          </table:table-cell>
          <table:table-cell table:formula="of:=MIN([.$L49];[.$R49];[.$X49];[.$AD49];[.$AJ49];[.$AP49];[.$AV49];[.$BB49];[.$BH49];[.$BN49];[.$BT49];[.$BZ49])" office:value-type="float" office:value="188" calcext:value-type="float">
            <text:p>188</text:p>
          </table:table-cell>
          <table:table-cell table:formula="of:=MIN([.$M49];[.$S49];[.$Y49];[.$AE49];[.$AK49];[.$AQ49];[.$AW49];[.$BC49];[.$BI49];[.$BO49];[.$BU49];[.$CA49])" office:value-type="float" office:value="0" calcext:value-type="float">
            <text:p>0</text:p>
          </table:table-cell>
          <table:table-cell table:formula="of:=MEDIAN([.$H49];[.$N49];[.$T49];[.$Z49];[.$AF49];[.$AL49];[.$AR49];[.$AX49];[.$BD49];[.$BJ49];[.$BP49];[.$BV49])" office:value-type="float" office:value="900" calcext:value-type="float">
            <text:p>900</text:p>
          </table:table-cell>
          <table:table-cell table:formula="of:=MEDIAN([.$I49];[.$O49];[.$U49];[.$AA49];[.$AG49];[.$AM49];[.$AS49];[.$AY49];[.$BE49];[.$BK49];[.$BQ49];[.$BW49])" office:value-type="float" office:value="900" calcext:value-type="float">
            <text:p>900</text:p>
          </table:table-cell>
          <table:table-cell table:formula="of:=MEDIAN([.$J49];[.$P49];[.$V49];[.$AB49];[.$AH49];[.$AN49];[.$AT49];[.$AZ49];[.$BF49];[.$BL49];[.$BR49];[.$BX49])" office:value-type="float" office:value="2636673" calcext:value-type="float">
            <text:p>2636673</text:p>
          </table:table-cell>
          <table:table-cell table:formula="of:=MEDIAN([.$K49];[.$Q49];[.$W49];[.$AC49];[.$AI49];[.$AO49];[.$AU49];[.$BA49];[.$BG49];[.$BM49];[.$BS49];[.$BY49])" office:value-type="float" office:value="1808641" calcext:value-type="float">
            <text:p>1808641</text:p>
          </table:table-cell>
          <table:table-cell table:formula="of:=MEDIAN([.$L49];[.$R49];[.$X49];[.$AD49];[.$AJ49];[.$AP49];[.$AV49];[.$BB49];[.$BH49];[.$BN49];[.$BT49];[.$BZ49])" office:value-type="float" office:value="237" calcext:value-type="float">
            <text:p>237</text:p>
          </table:table-cell>
          <table:table-cell table:formula="of:=MEDIAN([.$M49];[.$S49];[.$Y49];[.$AE49];[.$AK49];[.$AQ49];[.$AW49];[.$BC49];[.$BI49];[.$BO49];[.$BU49];[.$CA49])" office:value-type="float" office:value="0" calcext:value-type="float">
            <text:p>0</text:p>
          </table:table-cell>
          <table:table-cell table:formula="of:=MAX([.$H49];[.$N49];[.$T49];[.$Z49];[.$AF49];[.$AL49];[.$AR49];[.$AX49];[.$BD49];[.$BJ49];[.$BP49];[.$BV49])" office:value-type="float" office:value="900" calcext:value-type="float">
            <text:p>900</text:p>
          </table:table-cell>
          <table:table-cell table:formula="of:=MAX([.$I49];[.$O49];[.$U49];[.$AA49];[.$AG49];[.$AM49];[.$AS49];[.$AY49];[.$BE49];[.$BK49];[.$BQ49];[.$BW49])" office:value-type="float" office:value="900" calcext:value-type="float">
            <text:p>900</text:p>
          </table:table-cell>
          <table:table-cell table:formula="of:=MAX([.$J49];[.$P49];[.$V49];[.$AB49];[.$AH49];[.$AN49];[.$AT49];[.$AZ49];[.$BF49];[.$BL49];[.$BR49];[.$BX49])" office:value-type="float" office:value="3070672" calcext:value-type="float">
            <text:p>3070672</text:p>
          </table:table-cell>
          <table:table-cell table:formula="of:=MAX([.$K49];[.$Q49];[.$W49];[.$AC49];[.$AI49];[.$AO49];[.$AU49];[.$BA49];[.$BG49];[.$BM49];[.$BS49];[.$BY49])" office:value-type="float" office:value="2066394" calcext:value-type="float">
            <text:p>2066394</text:p>
          </table:table-cell>
          <table:table-cell table:formula="of:=MAX([.$L49];[.$R49];[.$X49];[.$AD49];[.$AJ49];[.$AP49];[.$AV49];[.$BB49];[.$BH49];[.$BN49];[.$BT49];[.$BZ49])" office:value-type="float" office:value="331" calcext:value-type="float">
            <text:p>331</text:p>
          </table:table-cell>
          <table:table-cell table:formula="of:=MAX([.$M49];[.$S49];[.$Y49];[.$AE49];[.$AK49];[.$AQ49];[.$AW49];[.$BC49];[.$BI49];[.$BO49];[.$BU49];[.$CA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istery/0027-nomystery-172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88098" calcext:value-type="float">
            <text:p>1588098</text:p>
          </table:table-cell>
          <table:table-cell office:value-type="float" office:value="1045881" calcext:value-type="float">
            <text:p>1045881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275791" calcext:value-type="float">
            <text:p>2275791</text:p>
          </table:table-cell>
          <table:table-cell office:value-type="float" office:value="1515360" calcext:value-type="float">
            <text:p>1515360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730332" calcext:value-type="float">
            <text:p>4730332</text:p>
          </table:table-cell>
          <table:table-cell office:value-type="float" office:value="1369686" calcext:value-type="float">
            <text:p>136968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19408" calcext:value-type="float">
            <text:p>2319408</text:p>
          </table:table-cell>
          <table:table-cell office:value-type="float" office:value="1457488" calcext:value-type="float">
            <text:p>1457488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451446" calcext:value-type="float">
            <text:p>4451446</text:p>
          </table:table-cell>
          <table:table-cell office:value-type="float" office:value="1486291" calcext:value-type="float">
            <text:p>1486291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042899" calcext:value-type="float">
            <text:p>4042899</text:p>
          </table:table-cell>
          <table:table-cell office:value-type="float" office:value="1357502" calcext:value-type="float">
            <text:p>1357502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328194" calcext:value-type="float">
            <text:p>4328194</text:p>
          </table:table-cell>
          <table:table-cell office:value-type="float" office:value="1516723" calcext:value-type="float">
            <text:p>1516723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765625" calcext:value-type="float">
            <text:p>4765625</text:p>
          </table:table-cell>
          <table:table-cell office:value-type="float" office:value="1362619" calcext:value-type="float">
            <text:p>1362619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504508" calcext:value-type="float">
            <text:p>4504508</text:p>
          </table:table-cell>
          <table:table-cell office:value-type="float" office:value="1499243" calcext:value-type="float">
            <text:p>1499243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25153" calcext:value-type="float">
            <text:p>2425153</text:p>
          </table:table-cell>
          <table:table-cell office:value-type="float" office:value="1296261" calcext:value-type="float">
            <text:p>1296261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226959" calcext:value-type="float">
            <text:p>4226959</text:p>
          </table:table-cell>
          <table:table-cell office:value-type="float" office:value="1304579" calcext:value-type="float">
            <text:p>1304579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001993" calcext:value-type="float">
            <text:p>5001993</text:p>
          </table:table-cell>
          <table:table-cell office:value-type="float" office:value="1455745" calcext:value-type="float">
            <text:p>1455745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956438" calcext:value-type="float">
            <text:p>2956438</text:p>
          </table:table-cell>
          <table:table-cell office:value-type="float" office:value="1332574" calcext:value-type="float">
            <text:p>1332574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formula="of:=MIN([.$H50];[.$N50];[.$T50];[.$Z50];[.$AF50];[.$AL50];[.$AR50];[.$AX50];[.$BD50];[.$BJ50];[.$BP50];[.$BV50])" office:value-type="float" office:value="900" calcext:value-type="float">
            <text:p>900</text:p>
          </table:table-cell>
          <table:table-cell table:formula="of:=MIN([.$I50];[.$O50];[.$U50];[.$AA50];[.$AG50];[.$AM50];[.$AS50];[.$AY50];[.$BE50];[.$BK50];[.$BQ50];[.$BW50])" office:value-type="float" office:value="900" calcext:value-type="float">
            <text:p>900</text:p>
          </table:table-cell>
          <table:table-cell table:formula="of:=MIN([.$J50];[.$P50];[.$V50];[.$AB50];[.$AH50];[.$AN50];[.$AT50];[.$AZ50];[.$BF50];[.$BL50];[.$BR50];[.$BX50])" office:value-type="float" office:value="2275791" calcext:value-type="float">
            <text:p>2275791</text:p>
          </table:table-cell>
          <table:table-cell table:formula="of:=MIN([.$K50];[.$Q50];[.$W50];[.$AC50];[.$AI50];[.$AO50];[.$AU50];[.$BA50];[.$BG50];[.$BM50];[.$BS50];[.$BY50])" office:value-type="float" office:value="1296261" calcext:value-type="float">
            <text:p>1296261</text:p>
          </table:table-cell>
          <table:table-cell table:formula="of:=MIN([.$L50];[.$R50];[.$X50];[.$AD50];[.$AJ50];[.$AP50];[.$AV50];[.$BB50];[.$BH50];[.$BN50];[.$BT50];[.$BZ50])" office:value-type="float" office:value="247" calcext:value-type="float">
            <text:p>247</text:p>
          </table:table-cell>
          <table:table-cell table:formula="of:=MIN([.$M50];[.$S50];[.$Y50];[.$AE50];[.$AK50];[.$AQ50];[.$AW50];[.$BC50];[.$BI50];[.$BO50];[.$BU50];[.$CA50])" office:value-type="float" office:value="0" calcext:value-type="float">
            <text:p>0</text:p>
          </table:table-cell>
          <table:table-cell table:formula="of:=MEDIAN([.$H50];[.$N50];[.$T50];[.$Z50];[.$AF50];[.$AL50];[.$AR50];[.$AX50];[.$BD50];[.$BJ50];[.$BP50];[.$BV50])" office:value-type="float" office:value="900" calcext:value-type="float">
            <text:p>900</text:p>
          </table:table-cell>
          <table:table-cell table:formula="of:=MEDIAN([.$I50];[.$O50];[.$U50];[.$AA50];[.$AG50];[.$AM50];[.$AS50];[.$AY50];[.$BE50];[.$BK50];[.$BQ50];[.$BW50])" office:value-type="float" office:value="900" calcext:value-type="float">
            <text:p>900</text:p>
          </table:table-cell>
          <table:table-cell table:formula="of:=MEDIAN([.$J50];[.$P50];[.$V50];[.$AB50];[.$AH50];[.$AN50];[.$AT50];[.$AZ50];[.$BF50];[.$BL50];[.$BR50];[.$BX50])" office:value-type="float" office:value="4277576.5" calcext:value-type="float">
            <text:p>4277576.5</text:p>
          </table:table-cell>
          <table:table-cell table:formula="of:=MEDIAN([.$K50];[.$Q50];[.$W50];[.$AC50];[.$AI50];[.$AO50];[.$AU50];[.$BA50];[.$BG50];[.$BM50];[.$BS50];[.$BY50])" office:value-type="float" office:value="1412715.5" calcext:value-type="float">
            <text:p>1412715.5</text:p>
          </table:table-cell>
          <table:table-cell table:formula="of:=MEDIAN([.$L50];[.$R50];[.$X50];[.$AD50];[.$AJ50];[.$AP50];[.$AV50];[.$BB50];[.$BH50];[.$BN50];[.$BT50];[.$BZ50])" office:value-type="float" office:value="309" calcext:value-type="float">
            <text:p>309</text:p>
          </table:table-cell>
          <table:table-cell table:formula="of:=MEDIAN([.$M50];[.$S50];[.$Y50];[.$AE50];[.$AK50];[.$AQ50];[.$AW50];[.$BC50];[.$BI50];[.$BO50];[.$BU50];[.$CA50])" office:value-type="float" office:value="0" calcext:value-type="float">
            <text:p>0</text:p>
          </table:table-cell>
          <table:table-cell table:formula="of:=MAX([.$H50];[.$N50];[.$T50];[.$Z50];[.$AF50];[.$AL50];[.$AR50];[.$AX50];[.$BD50];[.$BJ50];[.$BP50];[.$BV50])" office:value-type="float" office:value="900" calcext:value-type="float">
            <text:p>900</text:p>
          </table:table-cell>
          <table:table-cell table:formula="of:=MAX([.$I50];[.$O50];[.$U50];[.$AA50];[.$AG50];[.$AM50];[.$AS50];[.$AY50];[.$BE50];[.$BK50];[.$BQ50];[.$BW50])" office:value-type="float" office:value="900" calcext:value-type="float">
            <text:p>900</text:p>
          </table:table-cell>
          <table:table-cell table:formula="of:=MAX([.$J50];[.$P50];[.$V50];[.$AB50];[.$AH50];[.$AN50];[.$AT50];[.$AZ50];[.$BF50];[.$BL50];[.$BR50];[.$BX50])" office:value-type="float" office:value="5001993" calcext:value-type="float">
            <text:p>5001993</text:p>
          </table:table-cell>
          <table:table-cell table:formula="of:=MAX([.$K50];[.$Q50];[.$W50];[.$AC50];[.$AI50];[.$AO50];[.$AU50];[.$BA50];[.$BG50];[.$BM50];[.$BS50];[.$BY50])" office:value-type="float" office:value="1516723" calcext:value-type="float">
            <text:p>1516723</text:p>
          </table:table-cell>
          <table:table-cell table:formula="of:=MAX([.$L50];[.$R50];[.$X50];[.$AD50];[.$AJ50];[.$AP50];[.$AV50];[.$BB50];[.$BH50];[.$BN50];[.$BT50];[.$BZ50])" office:value-type="float" office:value="390" calcext:value-type="float">
            <text:p>390</text:p>
          </table:table-cell>
          <table:table-cell table:formula="of:=MAX([.$M50];[.$S50];[.$Y50];[.$AE50];[.$AK50];[.$AQ50];[.$AW50];[.$BC50];[.$BI50];[.$BO50];[.$BU50];[.$CA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istery/0028-nomystery-167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053943" calcext:value-type="float">
            <text:p>4053943</text:p>
          </table:table-cell>
          <table:table-cell office:value-type="float" office:value="1143095" calcext:value-type="float">
            <text:p>1143095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560214" calcext:value-type="float">
            <text:p>4560214</text:p>
          </table:table-cell>
          <table:table-cell office:value-type="float" office:value="1369830" calcext:value-type="float">
            <text:p>1369830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516504" calcext:value-type="float">
            <text:p>4516504</text:p>
          </table:table-cell>
          <table:table-cell office:value-type="float" office:value="1438968" calcext:value-type="float">
            <text:p>1438968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630937" calcext:value-type="float">
            <text:p>5630937</text:p>
          </table:table-cell>
          <table:table-cell office:value-type="float" office:value="1534436" calcext:value-type="float">
            <text:p>1534436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762920" calcext:value-type="float">
            <text:p>4762920</text:p>
          </table:table-cell>
          <table:table-cell office:value-type="float" office:value="1421860" calcext:value-type="float">
            <text:p>142186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361851" calcext:value-type="float">
            <text:p>5361851</text:p>
          </table:table-cell>
          <table:table-cell office:value-type="float" office:value="1525278" calcext:value-type="float">
            <text:p>1525278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184105" calcext:value-type="float">
            <text:p>5184105</text:p>
          </table:table-cell>
          <table:table-cell office:value-type="float" office:value="1430479" calcext:value-type="float">
            <text:p>1430479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141569" calcext:value-type="float">
            <text:p>5141569</text:p>
          </table:table-cell>
          <table:table-cell office:value-type="float" office:value="1438001" calcext:value-type="float">
            <text:p>1438001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630116" calcext:value-type="float">
            <text:p>4630116</text:p>
          </table:table-cell>
          <table:table-cell office:value-type="float" office:value="1486262" calcext:value-type="float">
            <text:p>1486262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864388" calcext:value-type="float">
            <text:p>4864388</text:p>
          </table:table-cell>
          <table:table-cell office:value-type="float" office:value="1448756" calcext:value-type="float">
            <text:p>1448756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639205" calcext:value-type="float">
            <text:p>4639205</text:p>
          </table:table-cell>
          <table:table-cell office:value-type="float" office:value="1444438" calcext:value-type="float">
            <text:p>1444438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251045" calcext:value-type="float">
            <text:p>5251045</text:p>
          </table:table-cell>
          <table:table-cell office:value-type="float" office:value="1324360" calcext:value-type="float">
            <text:p>132436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951577" calcext:value-type="float">
            <text:p>4951577</text:p>
          </table:table-cell>
          <table:table-cell office:value-type="float" office:value="1418763" calcext:value-type="float">
            <text:p>1418763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formula="of:=MIN([.$H51];[.$N51];[.$T51];[.$Z51];[.$AF51];[.$AL51];[.$AR51];[.$AX51];[.$BD51];[.$BJ51];[.$BP51];[.$BV51])" office:value-type="float" office:value="900" calcext:value-type="float">
            <text:p>900</text:p>
          </table:table-cell>
          <table:table-cell table:formula="of:=MIN([.$I51];[.$O51];[.$U51];[.$AA51];[.$AG51];[.$AM51];[.$AS51];[.$AY51];[.$BE51];[.$BK51];[.$BQ51];[.$BW51])" office:value-type="float" office:value="900" calcext:value-type="float">
            <text:p>900</text:p>
          </table:table-cell>
          <table:table-cell table:formula="of:=MIN([.$J51];[.$P51];[.$V51];[.$AB51];[.$AH51];[.$AN51];[.$AT51];[.$AZ51];[.$BF51];[.$BL51];[.$BR51];[.$BX51])" office:value-type="float" office:value="4516504" calcext:value-type="float">
            <text:p>4516504</text:p>
          </table:table-cell>
          <table:table-cell table:formula="of:=MIN([.$K51];[.$Q51];[.$W51];[.$AC51];[.$AI51];[.$AO51];[.$AU51];[.$BA51];[.$BG51];[.$BM51];[.$BS51];[.$BY51])" office:value-type="float" office:value="1324360" calcext:value-type="float">
            <text:p>1324360</text:p>
          </table:table-cell>
          <table:table-cell table:formula="of:=MIN([.$L51];[.$R51];[.$X51];[.$AD51];[.$AJ51];[.$AP51];[.$AV51];[.$BB51];[.$BH51];[.$BN51];[.$BT51];[.$BZ51])" office:value-type="float" office:value="230" calcext:value-type="float">
            <text:p>230</text:p>
          </table:table-cell>
          <table:table-cell table:formula="of:=MIN([.$M51];[.$S51];[.$Y51];[.$AE51];[.$AK51];[.$AQ51];[.$AW51];[.$BC51];[.$BI51];[.$BO51];[.$BU51];[.$CA51])" office:value-type="float" office:value="0" calcext:value-type="float">
            <text:p>0</text:p>
          </table:table-cell>
          <table:table-cell table:formula="of:=MEDIAN([.$H51];[.$N51];[.$T51];[.$Z51];[.$AF51];[.$AL51];[.$AR51];[.$AX51];[.$BD51];[.$BJ51];[.$BP51];[.$BV51])" office:value-type="float" office:value="900" calcext:value-type="float">
            <text:p>900</text:p>
          </table:table-cell>
          <table:table-cell table:formula="of:=MEDIAN([.$I51];[.$O51];[.$U51];[.$AA51];[.$AG51];[.$AM51];[.$AS51];[.$AY51];[.$BE51];[.$BK51];[.$BQ51];[.$BW51])" office:value-type="float" office:value="900" calcext:value-type="float">
            <text:p>900</text:p>
          </table:table-cell>
          <table:table-cell table:formula="of:=MEDIAN([.$J51];[.$P51];[.$V51];[.$AB51];[.$AH51];[.$AN51];[.$AT51];[.$AZ51];[.$BF51];[.$BL51];[.$BR51];[.$BX51])" office:value-type="float" office:value="4907982.5" calcext:value-type="float">
            <text:p>4907982.5</text:p>
          </table:table-cell>
          <table:table-cell table:formula="of:=MEDIAN([.$K51];[.$Q51];[.$W51];[.$AC51];[.$AI51];[.$AO51];[.$AU51];[.$BA51];[.$BG51];[.$BM51];[.$BS51];[.$BY51])" office:value-type="float" office:value="1438484.5" calcext:value-type="float">
            <text:p>1438484.5</text:p>
          </table:table-cell>
          <table:table-cell table:formula="of:=MEDIAN([.$L51];[.$R51];[.$X51];[.$AD51];[.$AJ51];[.$AP51];[.$AV51];[.$BB51];[.$BH51];[.$BN51];[.$BT51];[.$BZ51])" office:value-type="float" office:value="276" calcext:value-type="float">
            <text:p>276</text:p>
          </table:table-cell>
          <table:table-cell table:formula="of:=MEDIAN([.$M51];[.$S51];[.$Y51];[.$AE51];[.$AK51];[.$AQ51];[.$AW51];[.$BC51];[.$BI51];[.$BO51];[.$BU51];[.$CA51])" office:value-type="float" office:value="0" calcext:value-type="float">
            <text:p>0</text:p>
          </table:table-cell>
          <table:table-cell table:formula="of:=MAX([.$H51];[.$N51];[.$T51];[.$Z51];[.$AF51];[.$AL51];[.$AR51];[.$AX51];[.$BD51];[.$BJ51];[.$BP51];[.$BV51])" office:value-type="float" office:value="900" calcext:value-type="float">
            <text:p>900</text:p>
          </table:table-cell>
          <table:table-cell table:formula="of:=MAX([.$I51];[.$O51];[.$U51];[.$AA51];[.$AG51];[.$AM51];[.$AS51];[.$AY51];[.$BE51];[.$BK51];[.$BQ51];[.$BW51])" office:value-type="float" office:value="900" calcext:value-type="float">
            <text:p>900</text:p>
          </table:table-cell>
          <table:table-cell table:formula="of:=MAX([.$J51];[.$P51];[.$V51];[.$AB51];[.$AH51];[.$AN51];[.$AT51];[.$AZ51];[.$BF51];[.$BL51];[.$BR51];[.$BX51])" office:value-type="float" office:value="5630937" calcext:value-type="float">
            <text:p>5630937</text:p>
          </table:table-cell>
          <table:table-cell table:formula="of:=MAX([.$K51];[.$Q51];[.$W51];[.$AC51];[.$AI51];[.$AO51];[.$AU51];[.$BA51];[.$BG51];[.$BM51];[.$BS51];[.$BY51])" office:value-type="float" office:value="1534436" calcext:value-type="float">
            <text:p>1534436</text:p>
          </table:table-cell>
          <table:table-cell table:formula="of:=MAX([.$L51];[.$R51];[.$X51];[.$AD51];[.$AJ51];[.$AP51];[.$AV51];[.$BB51];[.$BH51];[.$BN51];[.$BT51];[.$BZ51])" office:value-type="float" office:value="422" calcext:value-type="float">
            <text:p>422</text:p>
          </table:table-cell>
          <table:table-cell table:formula="of:=MAX([.$M51];[.$S51];[.$Y51];[.$AE51];[.$AK51];[.$AQ51];[.$AW51];[.$BC51];[.$BI51];[.$BO51];[.$BU51];[.$CA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istery/0029-nomystery-123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717301" calcext:value-type="float">
            <text:p>1717301</text:p>
          </table:table-cell>
          <table:table-cell office:value-type="float" office:value="1213352" calcext:value-type="float">
            <text:p>1213352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531488" calcext:value-type="float">
            <text:p>6531488</text:p>
          </table:table-cell>
          <table:table-cell office:value-type="float" office:value="1691411" calcext:value-type="float">
            <text:p>169141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303102" calcext:value-type="float">
            <text:p>5303102</text:p>
          </table:table-cell>
          <table:table-cell office:value-type="float" office:value="1638049" calcext:value-type="float">
            <text:p>1638049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882537" calcext:value-type="float">
            <text:p>6882537</text:p>
          </table:table-cell>
          <table:table-cell office:value-type="float" office:value="1749344" calcext:value-type="float">
            <text:p>1749344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580779" calcext:value-type="float">
            <text:p>4580779</text:p>
          </table:table-cell>
          <table:table-cell office:value-type="float" office:value="1756154" calcext:value-type="float">
            <text:p>1756154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679542" calcext:value-type="float">
            <text:p>3679542</text:p>
          </table:table-cell>
          <table:table-cell office:value-type="float" office:value="1720137" calcext:value-type="float">
            <text:p>1720137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787501" calcext:value-type="float">
            <text:p>5787501</text:p>
          </table:table-cell>
          <table:table-cell office:value-type="float" office:value="1712396" calcext:value-type="float">
            <text:p>1712396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926314" calcext:value-type="float">
            <text:p>4926314</text:p>
          </table:table-cell>
          <table:table-cell office:value-type="float" office:value="1722456" calcext:value-type="float">
            <text:p>1722456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971948" calcext:value-type="float">
            <text:p>2971948</text:p>
          </table:table-cell>
          <table:table-cell office:value-type="float" office:value="1949282" calcext:value-type="float">
            <text:p>1949282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933242" calcext:value-type="float">
            <text:p>6933242</text:p>
          </table:table-cell>
          <table:table-cell office:value-type="float" office:value="1669912" calcext:value-type="float">
            <text:p>1669912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002021" calcext:value-type="float">
            <text:p>6002021</text:p>
          </table:table-cell>
          <table:table-cell office:value-type="float" office:value="1662557" calcext:value-type="float">
            <text:p>1662557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159129" calcext:value-type="float">
            <text:p>7159129</text:p>
          </table:table-cell>
          <table:table-cell office:value-type="float" office:value="1725485" calcext:value-type="float">
            <text:p>1725485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838063" calcext:value-type="float">
            <text:p>5838063</text:p>
          </table:table-cell>
          <table:table-cell office:value-type="float" office:value="1709940" calcext:value-type="float">
            <text:p>1709940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MIN([.$H52];[.$N52];[.$T52];[.$Z52];[.$AF52];[.$AL52];[.$AR52];[.$AX52];[.$BD52];[.$BJ52];[.$BP52];[.$BV52])" office:value-type="float" office:value="900" calcext:value-type="float">
            <text:p>900</text:p>
          </table:table-cell>
          <table:table-cell table:formula="of:=MIN([.$I52];[.$O52];[.$U52];[.$AA52];[.$AG52];[.$AM52];[.$AS52];[.$AY52];[.$BE52];[.$BK52];[.$BQ52];[.$BW52])" office:value-type="float" office:value="900" calcext:value-type="float">
            <text:p>900</text:p>
          </table:table-cell>
          <table:table-cell table:formula="of:=MIN([.$J52];[.$P52];[.$V52];[.$AB52];[.$AH52];[.$AN52];[.$AT52];[.$AZ52];[.$BF52];[.$BL52];[.$BR52];[.$BX52])" office:value-type="float" office:value="2971948" calcext:value-type="float">
            <text:p>2971948</text:p>
          </table:table-cell>
          <table:table-cell table:formula="of:=MIN([.$K52];[.$Q52];[.$W52];[.$AC52];[.$AI52];[.$AO52];[.$AU52];[.$BA52];[.$BG52];[.$BM52];[.$BS52];[.$BY52])" office:value-type="float" office:value="1638049" calcext:value-type="float">
            <text:p>1638049</text:p>
          </table:table-cell>
          <table:table-cell table:formula="of:=MIN([.$L52];[.$R52];[.$X52];[.$AD52];[.$AJ52];[.$AP52];[.$AV52];[.$BB52];[.$BH52];[.$BN52];[.$BT52];[.$BZ52])" office:value-type="float" office:value="228" calcext:value-type="float">
            <text:p>228</text:p>
          </table:table-cell>
          <table:table-cell table:formula="of:=MIN([.$M52];[.$S52];[.$Y52];[.$AE52];[.$AK52];[.$AQ52];[.$AW52];[.$BC52];[.$BI52];[.$BO52];[.$BU52];[.$CA52])" office:value-type="float" office:value="0" calcext:value-type="float">
            <text:p>0</text:p>
          </table:table-cell>
          <table:table-cell table:formula="of:=MEDIAN([.$H52];[.$N52];[.$T52];[.$Z52];[.$AF52];[.$AL52];[.$AR52];[.$AX52];[.$BD52];[.$BJ52];[.$BP52];[.$BV52])" office:value-type="float" office:value="900" calcext:value-type="float">
            <text:p>900</text:p>
          </table:table-cell>
          <table:table-cell table:formula="of:=MEDIAN([.$I52];[.$O52];[.$U52];[.$AA52];[.$AG52];[.$AM52];[.$AS52];[.$AY52];[.$BE52];[.$BK52];[.$BQ52];[.$BW52])" office:value-type="float" office:value="900" calcext:value-type="float">
            <text:p>900</text:p>
          </table:table-cell>
          <table:table-cell table:formula="of:=MEDIAN([.$J52];[.$P52];[.$V52];[.$AB52];[.$AH52];[.$AN52];[.$AT52];[.$AZ52];[.$BF52];[.$BL52];[.$BR52];[.$BX52])" office:value-type="float" office:value="5812782" calcext:value-type="float">
            <text:p>5812782</text:p>
          </table:table-cell>
          <table:table-cell table:formula="of:=MEDIAN([.$K52];[.$Q52];[.$W52];[.$AC52];[.$AI52];[.$AO52];[.$AU52];[.$BA52];[.$BG52];[.$BM52];[.$BS52];[.$BY52])" office:value-type="float" office:value="1716266.5" calcext:value-type="float">
            <text:p>1716266.5</text:p>
          </table:table-cell>
          <table:table-cell table:formula="of:=MEDIAN([.$L52];[.$R52];[.$X52];[.$AD52];[.$AJ52];[.$AP52];[.$AV52];[.$BB52];[.$BH52];[.$BN52];[.$BT52];[.$BZ52])" office:value-type="float" office:value="278" calcext:value-type="float">
            <text:p>278</text:p>
          </table:table-cell>
          <table:table-cell table:formula="of:=MEDIAN([.$M52];[.$S52];[.$Y52];[.$AE52];[.$AK52];[.$AQ52];[.$AW52];[.$BC52];[.$BI52];[.$BO52];[.$BU52];[.$CA52])" office:value-type="float" office:value="0" calcext:value-type="float">
            <text:p>0</text:p>
          </table:table-cell>
          <table:table-cell table:formula="of:=MAX([.$H52];[.$N52];[.$T52];[.$Z52];[.$AF52];[.$AL52];[.$AR52];[.$AX52];[.$BD52];[.$BJ52];[.$BP52];[.$BV52])" office:value-type="float" office:value="900" calcext:value-type="float">
            <text:p>900</text:p>
          </table:table-cell>
          <table:table-cell table:formula="of:=MAX([.$I52];[.$O52];[.$U52];[.$AA52];[.$AG52];[.$AM52];[.$AS52];[.$AY52];[.$BE52];[.$BK52];[.$BQ52];[.$BW52])" office:value-type="float" office:value="900" calcext:value-type="float">
            <text:p>900</text:p>
          </table:table-cell>
          <table:table-cell table:formula="of:=MAX([.$J52];[.$P52];[.$V52];[.$AB52];[.$AH52];[.$AN52];[.$AT52];[.$AZ52];[.$BF52];[.$BL52];[.$BR52];[.$BX52])" office:value-type="float" office:value="7159129" calcext:value-type="float">
            <text:p>7159129</text:p>
          </table:table-cell>
          <table:table-cell table:formula="of:=MAX([.$K52];[.$Q52];[.$W52];[.$AC52];[.$AI52];[.$AO52];[.$AU52];[.$BA52];[.$BG52];[.$BM52];[.$BS52];[.$BY52])" office:value-type="float" office:value="1949282" calcext:value-type="float">
            <text:p>1949282</text:p>
          </table:table-cell>
          <table:table-cell table:formula="of:=MAX([.$L52];[.$R52];[.$X52];[.$AD52];[.$AJ52];[.$AP52];[.$AV52];[.$BB52];[.$BH52];[.$BN52];[.$BT52];[.$BZ52])" office:value-type="float" office:value="346" calcext:value-type="float">
            <text:p>346</text:p>
          </table:table-cell>
          <table:table-cell table:formula="of:=MAX([.$M52];[.$S52];[.$Y52];[.$AE52];[.$AK52];[.$AQ52];[.$AW52];[.$BC52];[.$BI52];[.$BO52];[.$BU52];[.$CA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istery/0030-nomystery-117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645901" calcext:value-type="float">
            <text:p>1645901</text:p>
          </table:table-cell>
          <table:table-cell office:value-type="float" office:value="1189970" calcext:value-type="float">
            <text:p>118997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12828" calcext:value-type="float">
            <text:p>2512828</text:p>
          </table:table-cell>
          <table:table-cell office:value-type="float" office:value="1640979" calcext:value-type="float">
            <text:p>1640979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654512" calcext:value-type="float">
            <text:p>6654512</text:p>
          </table:table-cell>
          <table:table-cell office:value-type="float" office:value="1558713" calcext:value-type="float">
            <text:p>1558713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15467" calcext:value-type="float">
            <text:p>2615467</text:p>
          </table:table-cell>
          <table:table-cell office:value-type="float" office:value="1758289" calcext:value-type="float">
            <text:p>1758289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039395" calcext:value-type="float">
            <text:p>3039395</text:p>
          </table:table-cell>
          <table:table-cell office:value-type="float" office:value="1752169" calcext:value-type="float">
            <text:p>1752169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570856" calcext:value-type="float">
            <text:p>6570856</text:p>
          </table:table-cell>
          <table:table-cell office:value-type="float" office:value="1690805" calcext:value-type="float">
            <text:p>169080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593758" calcext:value-type="float">
            <text:p>5593758</text:p>
          </table:table-cell>
          <table:table-cell office:value-type="float" office:value="1606355" calcext:value-type="float">
            <text:p>1606355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962717" calcext:value-type="float">
            <text:p>7962717</text:p>
          </table:table-cell>
          <table:table-cell office:value-type="float" office:value="1657304" calcext:value-type="float">
            <text:p>165730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272140" calcext:value-type="float">
            <text:p>6272140</text:p>
          </table:table-cell>
          <table:table-cell office:value-type="float" office:value="1574284" calcext:value-type="float">
            <text:p>1574284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81387" calcext:value-type="float">
            <text:p>2581387</text:p>
          </table:table-cell>
          <table:table-cell office:value-type="float" office:value="1729040" calcext:value-type="float">
            <text:p>172904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833665" calcext:value-type="float">
            <text:p>2833665</text:p>
          </table:table-cell>
          <table:table-cell office:value-type="float" office:value="1813855" calcext:value-type="float">
            <text:p>1813855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588724" calcext:value-type="float">
            <text:p>7588724</text:p>
          </table:table-cell>
          <table:table-cell office:value-type="float" office:value="1685916" calcext:value-type="float">
            <text:p>1685916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111926" calcext:value-type="float">
            <text:p>6111926</text:p>
          </table:table-cell>
          <table:table-cell office:value-type="float" office:value="1633017" calcext:value-type="float">
            <text:p>1633017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formula="of:=MIN([.$H53];[.$N53];[.$T53];[.$Z53];[.$AF53];[.$AL53];[.$AR53];[.$AX53];[.$BD53];[.$BJ53];[.$BP53];[.$BV53])" office:value-type="float" office:value="900" calcext:value-type="float">
            <text:p>900</text:p>
          </table:table-cell>
          <table:table-cell table:formula="of:=MIN([.$I53];[.$O53];[.$U53];[.$AA53];[.$AG53];[.$AM53];[.$AS53];[.$AY53];[.$BE53];[.$BK53];[.$BQ53];[.$BW53])" office:value-type="float" office:value="900" calcext:value-type="float">
            <text:p>900</text:p>
          </table:table-cell>
          <table:table-cell table:formula="of:=MIN([.$J53];[.$P53];[.$V53];[.$AB53];[.$AH53];[.$AN53];[.$AT53];[.$AZ53];[.$BF53];[.$BL53];[.$BR53];[.$BX53])" office:value-type="float" office:value="2512828" calcext:value-type="float">
            <text:p>2512828</text:p>
          </table:table-cell>
          <table:table-cell table:formula="of:=MIN([.$K53];[.$Q53];[.$W53];[.$AC53];[.$AI53];[.$AO53];[.$AU53];[.$BA53];[.$BG53];[.$BM53];[.$BS53];[.$BY53])" office:value-type="float" office:value="1558713" calcext:value-type="float">
            <text:p>1558713</text:p>
          </table:table-cell>
          <table:table-cell table:formula="of:=MIN([.$L53];[.$R53];[.$X53];[.$AD53];[.$AJ53];[.$AP53];[.$AV53];[.$BB53];[.$BH53];[.$BN53];[.$BT53];[.$BZ53])" office:value-type="float" office:value="206" calcext:value-type="float">
            <text:p>206</text:p>
          </table:table-cell>
          <table:table-cell table:formula="of:=MIN([.$M53];[.$S53];[.$Y53];[.$AE53];[.$AK53];[.$AQ53];[.$AW53];[.$BC53];[.$BI53];[.$BO53];[.$BU53];[.$CA53])" office:value-type="float" office:value="0" calcext:value-type="float">
            <text:p>0</text:p>
          </table:table-cell>
          <table:table-cell table:formula="of:=MEDIAN([.$H53];[.$N53];[.$T53];[.$Z53];[.$AF53];[.$AL53];[.$AR53];[.$AX53];[.$BD53];[.$BJ53];[.$BP53];[.$BV53])" office:value-type="float" office:value="900" calcext:value-type="float">
            <text:p>900</text:p>
          </table:table-cell>
          <table:table-cell table:formula="of:=MEDIAN([.$I53];[.$O53];[.$U53];[.$AA53];[.$AG53];[.$AM53];[.$AS53];[.$AY53];[.$BE53];[.$BK53];[.$BQ53];[.$BW53])" office:value-type="float" office:value="900" calcext:value-type="float">
            <text:p>900</text:p>
          </table:table-cell>
          <table:table-cell table:formula="of:=MEDIAN([.$J53];[.$P53];[.$V53];[.$AB53];[.$AH53];[.$AN53];[.$AT53];[.$AZ53];[.$BF53];[.$BL53];[.$BR53];[.$BX53])" office:value-type="float" office:value="5852842" calcext:value-type="float">
            <text:p>5852842</text:p>
          </table:table-cell>
          <table:table-cell table:formula="of:=MEDIAN([.$K53];[.$Q53];[.$W53];[.$AC53];[.$AI53];[.$AO53];[.$AU53];[.$BA53];[.$BG53];[.$BM53];[.$BS53];[.$BY53])" office:value-type="float" office:value="1671610" calcext:value-type="float">
            <text:p>1671610</text:p>
          </table:table-cell>
          <table:table-cell table:formula="of:=MEDIAN([.$L53];[.$R53];[.$X53];[.$AD53];[.$AJ53];[.$AP53];[.$AV53];[.$BB53];[.$BH53];[.$BN53];[.$BT53];[.$BZ53])" office:value-type="float" office:value="260.5" calcext:value-type="float">
            <text:p>260.5</text:p>
          </table:table-cell>
          <table:table-cell table:formula="of:=MEDIAN([.$M53];[.$S53];[.$Y53];[.$AE53];[.$AK53];[.$AQ53];[.$AW53];[.$BC53];[.$BI53];[.$BO53];[.$BU53];[.$CA53])" office:value-type="float" office:value="0" calcext:value-type="float">
            <text:p>0</text:p>
          </table:table-cell>
          <table:table-cell table:formula="of:=MAX([.$H53];[.$N53];[.$T53];[.$Z53];[.$AF53];[.$AL53];[.$AR53];[.$AX53];[.$BD53];[.$BJ53];[.$BP53];[.$BV53])" office:value-type="float" office:value="900" calcext:value-type="float">
            <text:p>900</text:p>
          </table:table-cell>
          <table:table-cell table:formula="of:=MAX([.$I53];[.$O53];[.$U53];[.$AA53];[.$AG53];[.$AM53];[.$AS53];[.$AY53];[.$BE53];[.$BK53];[.$BQ53];[.$BW53])" office:value-type="float" office:value="900" calcext:value-type="float">
            <text:p>900</text:p>
          </table:table-cell>
          <table:table-cell table:formula="of:=MAX([.$J53];[.$P53];[.$V53];[.$AB53];[.$AH53];[.$AN53];[.$AT53];[.$AZ53];[.$BF53];[.$BL53];[.$BR53];[.$BX53])" office:value-type="float" office:value="7962717" calcext:value-type="float">
            <text:p>7962717</text:p>
          </table:table-cell>
          <table:table-cell table:formula="of:=MAX([.$K53];[.$Q53];[.$W53];[.$AC53];[.$AI53];[.$AO53];[.$AU53];[.$BA53];[.$BG53];[.$BM53];[.$BS53];[.$BY53])" office:value-type="float" office:value="1813855" calcext:value-type="float">
            <text:p>1813855</text:p>
          </table:table-cell>
          <table:table-cell table:formula="of:=MAX([.$L53];[.$R53];[.$X53];[.$AD53];[.$AJ53];[.$AP53];[.$AV53];[.$BB53];[.$BH53];[.$BN53];[.$BT53];[.$BZ53])" office:value-type="float" office:value="339" calcext:value-type="float">
            <text:p>339</text:p>
          </table:table-cell>
          <table:table-cell table:formula="of:=MAX([.$M53];[.$S53];[.$Y53];[.$AE53];[.$AK53];[.$AQ53];[.$AW53];[.$BC53];[.$BI53];[.$BO53];[.$BU53];[.$CA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istery/0031-nomystery-52-0.asp</text:p>
          </table:table-cell>
          <table:table-cell office:value-type="float" office:value="3.92" calcext:value-type="float">
            <text:p>3.92</text:p>
          </table:table-cell>
          <table:table-cell office:value-type="float" office:value="3.864" calcext:value-type="float">
            <text:p>3.864</text:p>
          </table:table-cell>
          <table:table-cell office:value-type="float" office:value="44037" calcext:value-type="float">
            <text:p>44037</text:p>
          </table:table-cell>
          <table:table-cell office:value-type="float" office:value="31308" calcext:value-type="float">
            <text:p>3130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  <table:table-cell office:value-type="float" office:value="1.515" calcext:value-type="float">
            <text:p>1.515</text:p>
          </table:table-cell>
          <table:table-cell office:value-type="float" office:value="17480" calcext:value-type="float">
            <text:p>17480</text:p>
          </table:table-cell>
          <table:table-cell office:value-type="float" office:value="8529" calcext:value-type="float">
            <text:p>852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2.22" calcext:value-type="float">
            <text:p>2.22</text:p>
          </table:table-cell>
          <table:table-cell office:value-type="float" office:value="23436" calcext:value-type="float">
            <text:p>23436</text:p>
          </table:table-cell>
          <table:table-cell office:value-type="float" office:value="12691" calcext:value-type="float">
            <text:p>1269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3.015" calcext:value-type="float">
            <text:p>3.015</text:p>
          </table:table-cell>
          <table:table-cell office:value-type="float" office:value="26321" calcext:value-type="float">
            <text:p>26321</text:p>
          </table:table-cell>
          <table:table-cell office:value-type="float" office:value="16840" calcext:value-type="float">
            <text:p>16840</text:p>
          </table:table-cell>
          <table:table-cell office:value-type="float" office:value="78" calcext:value-type="float">
            <text:p>78</text:p>
          </table:table-cell>
          <table:table-cell office:value-type="float" office:value="1000" calcext:value-type="float">
            <text:p>1000</text:p>
          </table:table-cell>
          <table:table-cell office:value-type="float" office:value="4.04" calcext:value-type="float">
            <text:p>4.04</text:p>
          </table:table-cell>
          <table:table-cell office:value-type="float" office:value="3.223" calcext:value-type="float">
            <text:p>3.223</text:p>
          </table:table-cell>
          <table:table-cell office:value-type="float" office:value="30503" calcext:value-type="float">
            <text:p>30503</text:p>
          </table:table-cell>
          <table:table-cell office:value-type="float" office:value="18931" calcext:value-type="float">
            <text:p>18931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5.72" calcext:value-type="float">
            <text:p>5.72</text:p>
          </table:table-cell>
          <table:table-cell office:value-type="float" office:value="4.769" calcext:value-type="float">
            <text:p>4.769</text:p>
          </table:table-cell>
          <table:table-cell office:value-type="float" office:value="40750" calcext:value-type="float">
            <text:p>40750</text:p>
          </table:table-cell>
          <table:table-cell office:value-type="float" office:value="28177" calcext:value-type="float">
            <text:p>28177</text:p>
          </table:table-cell>
          <table:table-cell office:value-type="float" office:value="75" calcext:value-type="float">
            <text:p>75</text:p>
          </table:table-cell>
          <table:table-cell office:value-type="float" office:value="948" calcext:value-type="float">
            <text:p>948</text:p>
          </table:table-cell>
          <table:table-cell office:value-type="float" office:value="7.88" calcext:value-type="float">
            <text:p>7.88</text:p>
          </table:table-cell>
          <table:table-cell office:value-type="float" office:value="7.181" calcext:value-type="float">
            <text:p>7.181</text:p>
          </table:table-cell>
          <table:table-cell office:value-type="float" office:value="61835" calcext:value-type="float">
            <text:p>61835</text:p>
          </table:table-cell>
          <table:table-cell office:value-type="float" office:value="43173" calcext:value-type="float">
            <text:p>43173</text:p>
          </table:table-cell>
          <table:table-cell office:value-type="float" office:value="69" calcext:value-type="float">
            <text:p>69</text:p>
          </table:table-cell>
          <table:table-cell office:value-type="float" office:value="873" calcext:value-type="float">
            <text:p>873</text:p>
          </table:table-cell>
          <table:table-cell office:value-type="float" office:value="4.19" calcext:value-type="float">
            <text:p>4.19</text:p>
          </table:table-cell>
          <table:table-cell office:value-type="float" office:value="3.694" calcext:value-type="float">
            <text:p>3.694</text:p>
          </table:table-cell>
          <table:table-cell office:value-type="float" office:value="36078" calcext:value-type="float">
            <text:p>36078</text:p>
          </table:table-cell>
          <table:table-cell office:value-type="float" office:value="23297" calcext:value-type="float">
            <text:p>23297</text:p>
          </table:table-cell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2.15" calcext:value-type="float">
            <text:p>2.15</text:p>
          </table:table-cell>
          <table:table-cell office:value-type="float" office:value="1.692" calcext:value-type="float">
            <text:p>1.692</text:p>
          </table:table-cell>
          <table:table-cell office:value-type="float" office:value="17133" calcext:value-type="float">
            <text:p>17133</text:p>
          </table:table-cell>
          <table:table-cell office:value-type="float" office:value="8882" calcext:value-type="float">
            <text:p>8882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4.51" calcext:value-type="float">
            <text:p>4.51</text:p>
          </table:table-cell>
          <table:table-cell office:value-type="float" office:value="3.808" calcext:value-type="float">
            <text:p>3.808</text:p>
          </table:table-cell>
          <table:table-cell office:value-type="float" office:value="39294" calcext:value-type="float">
            <text:p>39294</text:p>
          </table:table-cell>
          <table:table-cell office:value-type="float" office:value="24119" calcext:value-type="float">
            <text:p>24119</text:p>
          </table:table-cell>
          <table:table-cell office:value-type="float" office:value="41" calcext:value-type="float">
            <text:p>41</text:p>
          </table:table-cell>
          <table:table-cell office:value-type="float" office:value="351" calcext:value-type="float">
            <text:p>351</text:p>
          </table:table-cell>
          <table:table-cell office:value-type="float" office:value="5.53" calcext:value-type="float">
            <text:p>5.53</text:p>
          </table:table-cell>
          <table:table-cell office:value-type="float" office:value="4.907" calcext:value-type="float">
            <text:p>4.907</text:p>
          </table:table-cell>
          <table:table-cell office:value-type="float" office:value="47135" calcext:value-type="float">
            <text:p>47135</text:p>
          </table:table-cell>
          <table:table-cell office:value-type="float" office:value="30895" calcext:value-type="float">
            <text:p>30895</text:p>
          </table:table-cell>
          <table:table-cell office:value-type="float" office:value="41" calcext:value-type="float">
            <text:p>41</text:p>
          </table:table-cell>
          <table:table-cell office:value-type="float" office:value="401" calcext:value-type="float">
            <text:p>401</text:p>
          </table:table-cell>
          <table:table-cell office:value-type="float" office:value="2.4" calcext:value-type="float">
            <text:p>2.4</text:p>
          </table:table-cell>
          <table:table-cell office:value-type="float" office:value="1.653" calcext:value-type="float">
            <text:p>1.653</text:p>
          </table:table-cell>
          <table:table-cell office:value-type="float" office:value="14538" calcext:value-type="float">
            <text:p>14538</text:p>
          </table:table-cell>
          <table:table-cell office:value-type="float" office:value="7508" calcext:value-type="float">
            <text:p>7508</text:p>
          </table:table-cell>
          <table:table-cell office:value-type="float" office:value="62" calcext:value-type="float">
            <text:p>62</text:p>
          </table:table-cell>
          <table:table-cell office:value-type="float" office:value="828" calcext:value-type="float">
            <text:p>828</text:p>
          </table:table-cell>
          <table:table-cell office:value-type="float" office:value="7.22" calcext:value-type="float">
            <text:p>7.22</text:p>
          </table:table-cell>
          <table:table-cell office:value-type="float" office:value="6.474" calcext:value-type="float">
            <text:p>6.474</text:p>
          </table:table-cell>
          <table:table-cell office:value-type="float" office:value="57039" calcext:value-type="float">
            <text:p>57039</text:p>
          </table:table-cell>
          <table:table-cell office:value-type="float" office:value="38698" calcext:value-type="float">
            <text:p>38698</text:p>
          </table:table-cell>
          <table:table-cell office:value-type="float" office:value="62" calcext:value-type="float">
            <text:p>62</text:p>
          </table:table-cell>
          <table:table-cell office:value-type="float" office:value="852" calcext:value-type="float">
            <text:p>852</text:p>
          </table:table-cell>
          <table:table-cell table:formula="of:=MIN([.$H54];[.$N54];[.$T54];[.$Z54];[.$AF54];[.$AL54];[.$AR54];[.$AX54];[.$BD54];[.$BJ54];[.$BP54];[.$BV54])" office:value-type="float" office:value="2.15" calcext:value-type="float">
            <text:p>2.15</text:p>
          </table:table-cell>
          <table:table-cell table:formula="of:=MIN([.$I54];[.$O54];[.$U54];[.$AA54];[.$AG54];[.$AM54];[.$AS54];[.$AY54];[.$BE54];[.$BK54];[.$BQ54];[.$BW54])" office:value-type="float" office:value="1.515" calcext:value-type="float">
            <text:p>1.515</text:p>
          </table:table-cell>
          <table:table-cell table:formula="of:=MIN([.$J54];[.$P54];[.$V54];[.$AB54];[.$AH54];[.$AN54];[.$AT54];[.$AZ54];[.$BF54];[.$BL54];[.$BR54];[.$BX54])" office:value-type="float" office:value="14538" calcext:value-type="float">
            <text:p>14538</text:p>
          </table:table-cell>
          <table:table-cell table:formula="of:=MIN([.$K54];[.$Q54];[.$W54];[.$AC54];[.$AI54];[.$AO54];[.$AU54];[.$BA54];[.$BG54];[.$BM54];[.$BS54];[.$BY54])" office:value-type="float" office:value="7508" calcext:value-type="float">
            <text:p>7508</text:p>
          </table:table-cell>
          <table:table-cell table:formula="of:=MIN([.$L54];[.$R54];[.$X54];[.$AD54];[.$AJ54];[.$AP54];[.$AV54];[.$BB54];[.$BH54];[.$BN54];[.$BT54];[.$BZ54])" office:value-type="float" office:value="41" calcext:value-type="float">
            <text:p>41</text:p>
          </table:table-cell>
          <table:table-cell table:formula="of:=MIN([.$M54];[.$S54];[.$Y54];[.$AE54];[.$AK54];[.$AQ54];[.$AW54];[.$BC54];[.$BI54];[.$BO54];[.$BU54];[.$CA54])" office:value-type="float" office:value="0" calcext:value-type="float">
            <text:p>0</text:p>
          </table:table-cell>
          <table:table-cell table:formula="of:=MEDIAN([.$H54];[.$N54];[.$T54];[.$Z54];[.$AF54];[.$AL54];[.$AR54];[.$AX54];[.$BD54];[.$BJ54];[.$BP54];[.$BV54])" office:value-type="float" office:value="4.115" calcext:value-type="float">
            <text:p>4.115</text:p>
          </table:table-cell>
          <table:table-cell table:formula="of:=MEDIAN([.$I54];[.$O54];[.$U54];[.$AA54];[.$AG54];[.$AM54];[.$AS54];[.$AY54];[.$BE54];[.$BK54];[.$BQ54];[.$BW54])" office:value-type="float" office:value="3.4585" calcext:value-type="float">
            <text:p>3.4585</text:p>
          </table:table-cell>
          <table:table-cell table:formula="of:=MEDIAN([.$J54];[.$P54];[.$V54];[.$AB54];[.$AH54];[.$AN54];[.$AT54];[.$AZ54];[.$BF54];[.$BL54];[.$BR54];[.$BX54])" office:value-type="float" office:value="33290.5" calcext:value-type="float">
            <text:p>33290.5</text:p>
          </table:table-cell>
          <table:table-cell table:formula="of:=MEDIAN([.$K54];[.$Q54];[.$W54];[.$AC54];[.$AI54];[.$AO54];[.$AU54];[.$BA54];[.$BG54];[.$BM54];[.$BS54];[.$BY54])" office:value-type="float" office:value="21114" calcext:value-type="float">
            <text:p>21114</text:p>
          </table:table-cell>
          <table:table-cell table:formula="of:=MEDIAN([.$L54];[.$R54];[.$X54];[.$AD54];[.$AJ54];[.$AP54];[.$AV54];[.$BB54];[.$BH54];[.$BN54];[.$BT54];[.$BZ54])" office:value-type="float" office:value="57.5" calcext:value-type="float">
            <text:p>57.5</text:p>
          </table:table-cell>
          <table:table-cell table:formula="of:=MEDIAN([.$M54];[.$S54];[.$Y54];[.$AE54];[.$AK54];[.$AQ54];[.$AW54];[.$BC54];[.$BI54];[.$BO54];[.$BU54];[.$CA54])" office:value-type="float" office:value="664" calcext:value-type="float">
            <text:p>664</text:p>
          </table:table-cell>
          <table:table-cell table:formula="of:=MAX([.$H54];[.$N54];[.$T54];[.$Z54];[.$AF54];[.$AL54];[.$AR54];[.$AX54];[.$BD54];[.$BJ54];[.$BP54];[.$BV54])" office:value-type="float" office:value="7.88" calcext:value-type="float">
            <text:p>7.88</text:p>
          </table:table-cell>
          <table:table-cell table:formula="of:=MAX([.$I54];[.$O54];[.$U54];[.$AA54];[.$AG54];[.$AM54];[.$AS54];[.$AY54];[.$BE54];[.$BK54];[.$BQ54];[.$BW54])" office:value-type="float" office:value="7.181" calcext:value-type="float">
            <text:p>7.181</text:p>
          </table:table-cell>
          <table:table-cell table:formula="of:=MAX([.$J54];[.$P54];[.$V54];[.$AB54];[.$AH54];[.$AN54];[.$AT54];[.$AZ54];[.$BF54];[.$BL54];[.$BR54];[.$BX54])" office:value-type="float" office:value="61835" calcext:value-type="float">
            <text:p>61835</text:p>
          </table:table-cell>
          <table:table-cell table:formula="of:=MAX([.$K54];[.$Q54];[.$W54];[.$AC54];[.$AI54];[.$AO54];[.$AU54];[.$BA54];[.$BG54];[.$BM54];[.$BS54];[.$BY54])" office:value-type="float" office:value="43173" calcext:value-type="float">
            <text:p>43173</text:p>
          </table:table-cell>
          <table:table-cell table:formula="of:=MAX([.$L54];[.$R54];[.$X54];[.$AD54];[.$AJ54];[.$AP54];[.$AV54];[.$BB54];[.$BH54];[.$BN54];[.$BT54];[.$BZ54])" office:value-type="float" office:value="78" calcext:value-type="float">
            <text:p>78</text:p>
          </table:table-cell>
          <table:table-cell table:formula="of:=MAX([.$M54];[.$S54];[.$Y54];[.$AE54];[.$AK54];[.$AQ54];[.$AW54];[.$BC54];[.$BI54];[.$BO54];[.$BU54];[.$CA54])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Nomistery/0033-nomystery-32-0.asp</text:p>
          </table:table-cell>
          <table:table-cell office:value-type="float" office:value="1.34" calcext:value-type="float">
            <text:p>1.34</text:p>
          </table:table-cell>
          <table:table-cell office:value-type="float" office:value="1.276" calcext:value-type="float">
            <text:p>1.276</text:p>
          </table:table-cell>
          <table:table-cell office:value-type="float" office:value="17489" calcext:value-type="float">
            <text:p>17489</text:p>
          </table:table-cell>
          <table:table-cell office:value-type="float" office:value="12370" calcext:value-type="float">
            <text:p>1237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2.578" calcext:value-type="float">
            <text:p>2.578</text:p>
          </table:table-cell>
          <table:table-cell office:value-type="float" office:value="19232" calcext:value-type="float">
            <text:p>19232</text:p>
          </table:table-cell>
          <table:table-cell office:value-type="float" office:value="12090" calcext:value-type="float">
            <text:p>1209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office:value-type="float" office:value="2.165" calcext:value-type="float">
            <text:p>2.165</text:p>
          </table:table-cell>
          <table:table-cell office:value-type="float" office:value="19322" calcext:value-type="float">
            <text:p>19322</text:p>
          </table:table-cell>
          <table:table-cell office:value-type="float" office:value="11858" calcext:value-type="float">
            <text:p>1185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1.281" calcext:value-type="float">
            <text:p>1.281</text:p>
          </table:table-cell>
          <table:table-cell office:value-type="float" office:value="7034" calcext:value-type="float">
            <text:p>7034</text:p>
          </table:table-cell>
          <table:table-cell office:value-type="float" office:value="4454" calcext:value-type="float">
            <text:p>4454</text:p>
          </table:table-cell>
          <table:table-cell office:value-type="float" office:value="57" calcext:value-type="float">
            <text:p>57</text:p>
          </table:table-cell>
          <table:table-cell office:value-type="float" office:value="562" calcext:value-type="float">
            <text:p>562</text:p>
          </table:table-cell>
          <table:table-cell office:value-type="float" office:value="2.39" calcext:value-type="float">
            <text:p>2.39</text:p>
          </table:table-cell>
          <table:table-cell office:value-type="float" office:value="1.697" calcext:value-type="float">
            <text:p>1.697</text:p>
          </table:table-cell>
          <table:table-cell office:value-type="float" office:value="9110" calcext:value-type="float">
            <text:p>9110</text:p>
          </table:table-cell>
          <table:table-cell office:value-type="float" office:value="5942" calcext:value-type="float">
            <text:p>5942</text:p>
          </table:table-cell>
          <table:table-cell office:value-type="float" office:value="67" calcext:value-type="float">
            <text:p>67</text:p>
          </table:table-cell>
          <table:table-cell office:value-type="float" office:value="828" calcext:value-type="float">
            <text:p>828</text:p>
          </table:table-cell>
          <table:table-cell office:value-type="float" office:value="1.74" calcext:value-type="float">
            <text:p>1.74</text:p>
          </table:table-cell>
          <table:table-cell office:value-type="float" office:value="1.219" calcext:value-type="float">
            <text:p>1.219</text:p>
          </table:table-cell>
          <table:table-cell office:value-type="float" office:value="7034" calcext:value-type="float">
            <text:p>7034</text:p>
          </table:table-cell>
          <table:table-cell office:value-type="float" office:value="4454" calcext:value-type="float">
            <text:p>4454</text:p>
          </table:table-cell>
          <table:table-cell office:value-type="float" office:value="57" calcext:value-type="float">
            <text:p>57</text:p>
          </table:table-cell>
          <table:table-cell office:value-type="float" office:value="562" calcext:value-type="float">
            <text:p>562</text:p>
          </table:table-cell>
          <table:table-cell office:value-type="float" office:value="2.56" calcext:value-type="float">
            <text:p>2.56</text:p>
          </table:table-cell>
          <table:table-cell office:value-type="float" office:value="1.874" calcext:value-type="float">
            <text:p>1.874</text:p>
          </table:table-cell>
          <table:table-cell office:value-type="float" office:value="12205" calcext:value-type="float">
            <text:p>12205</text:p>
          </table:table-cell>
          <table:table-cell office:value-type="float" office:value="8258" calcext:value-type="float">
            <text:p>8258</text:p>
          </table:table-cell>
          <table:table-cell office:value-type="float" office:value="65" calcext:value-type="float">
            <text:p>65</text:p>
          </table:table-cell>
          <table:table-cell office:value-type="float" office:value="790" calcext:value-type="float">
            <text:p>790</text:p>
          </table:table-cell>
          <table:table-cell office:value-type="float" office:value="1.68" calcext:value-type="float">
            <text:p>1.68</text:p>
          </table:table-cell>
          <table:table-cell office:value-type="float" office:value="1.19" calcext:value-type="float">
            <text:p>1.19</text:p>
          </table:table-cell>
          <table:table-cell office:value-type="float" office:value="7491" calcext:value-type="float">
            <text:p>7491</text:p>
          </table:table-cell>
          <table:table-cell office:value-type="float" office:value="4737" calcext:value-type="float">
            <text:p>4737</text:p>
          </table:table-cell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1.76" calcext:value-type="float">
            <text:p>1.76</text:p>
          </table:table-cell>
          <table:table-cell office:value-type="float" office:value="1.307" calcext:value-type="float">
            <text:p>1.307</text:p>
          </table:table-cell>
          <table:table-cell office:value-type="float" office:value="8904" calcext:value-type="float">
            <text:p>8904</text:p>
          </table:table-cell>
          <table:table-cell office:value-type="float" office:value="5351" calcext:value-type="float">
            <text:p>5351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2.81" calcext:value-type="float">
            <text:p>2.81</text:p>
          </table:table-cell>
          <table:table-cell office:value-type="float" office:value="2.178" calcext:value-type="float">
            <text:p>2.178</text:p>
          </table:table-cell>
          <table:table-cell office:value-type="float" office:value="17176" calcext:value-type="float">
            <text:p>17176</text:p>
          </table:table-cell>
          <table:table-cell office:value-type="float" office:value="11422" calcext:value-type="float">
            <text:p>11422</text:p>
          </table:table-cell>
          <table:table-cell office:value-type="float" office:value="40" calcext:value-type="float">
            <text:p>40</text:p>
          </table:table-cell>
          <table:table-cell office:value-type="float" office:value="414" calcext:value-type="float">
            <text:p>414</text:p>
          </table:table-cell>
          <table:table-cell office:value-type="float" office:value="1.76" calcext:value-type="float">
            <text:p>1.76</text:p>
          </table:table-cell>
          <table:table-cell office:value-type="float" office:value="1.139" calcext:value-type="float">
            <text:p>1.139</text:p>
          </table:table-cell>
          <table:table-cell office:value-type="float" office:value="6711" calcext:value-type="float">
            <text:p>6711</text:p>
          </table:table-cell>
          <table:table-cell office:value-type="float" office:value="3824" calcext:value-type="float">
            <text:p>3824</text:p>
          </table:table-cell>
          <table:table-cell office:value-type="float" office:value="39" calcext:value-type="float">
            <text:p>39</text:p>
          </table:table-cell>
          <table:table-cell office:value-type="float" office:value="363" calcext:value-type="float">
            <text:p>363</text:p>
          </table:table-cell>
          <table:table-cell office:value-type="float" office:value="2.52" calcext:value-type="float">
            <text:p>2.52</text:p>
          </table:table-cell>
          <table:table-cell office:value-type="float" office:value="1.66" calcext:value-type="float">
            <text:p>1.66</text:p>
          </table:table-cell>
          <table:table-cell office:value-type="float" office:value="8308" calcext:value-type="float">
            <text:p>8308</text:p>
          </table:table-cell>
          <table:table-cell office:value-type="float" office:value="5667" calcext:value-type="float">
            <text:p>5667</text:p>
          </table:table-cell>
          <table:table-cell office:value-type="float" office:value="64" calcext:value-type="float">
            <text:p>64</text:p>
          </table:table-cell>
          <table:table-cell office:value-type="float" office:value="865" calcext:value-type="float">
            <text:p>865</text:p>
          </table:table-cell>
          <table:table-cell office:value-type="float" office:value="2.6" calcext:value-type="float">
            <text:p>2.6</text:p>
          </table:table-cell>
          <table:table-cell office:value-type="float" office:value="1.859" calcext:value-type="float">
            <text:p>1.859</text:p>
          </table:table-cell>
          <table:table-cell office:value-type="float" office:value="12076" calcext:value-type="float">
            <text:p>12076</text:p>
          </table:table-cell>
          <table:table-cell office:value-type="float" office:value="7886" calcext:value-type="float">
            <text:p>7886</text:p>
          </table:table-cell>
          <table:table-cell office:value-type="float" office:value="60" calcext:value-type="float">
            <text:p>60</text:p>
          </table:table-cell>
          <table:table-cell office:value-type="float" office:value="781" calcext:value-type="float">
            <text:p>781</text:p>
          </table:table-cell>
          <table:table-cell table:formula="of:=MIN([.$H55];[.$N55];[.$T55];[.$Z55];[.$AF55];[.$AL55];[.$AR55];[.$AX55];[.$BD55];[.$BJ55];[.$BP55];[.$BV55])" office:value-type="float" office:value="1.68" calcext:value-type="float">
            <text:p>1.68</text:p>
          </table:table-cell>
          <table:table-cell table:formula="of:=MIN([.$I55];[.$O55];[.$U55];[.$AA55];[.$AG55];[.$AM55];[.$AS55];[.$AY55];[.$BE55];[.$BK55];[.$BQ55];[.$BW55])" office:value-type="float" office:value="1.139" calcext:value-type="float">
            <text:p>1.139</text:p>
          </table:table-cell>
          <table:table-cell table:formula="of:=MIN([.$J55];[.$P55];[.$V55];[.$AB55];[.$AH55];[.$AN55];[.$AT55];[.$AZ55];[.$BF55];[.$BL55];[.$BR55];[.$BX55])" office:value-type="float" office:value="6711" calcext:value-type="float">
            <text:p>6711</text:p>
          </table:table-cell>
          <table:table-cell table:formula="of:=MIN([.$K55];[.$Q55];[.$W55];[.$AC55];[.$AI55];[.$AO55];[.$AU55];[.$BA55];[.$BG55];[.$BM55];[.$BS55];[.$BY55])" office:value-type="float" office:value="3824" calcext:value-type="float">
            <text:p>3824</text:p>
          </table:table-cell>
          <table:table-cell table:formula="of:=MIN([.$L55];[.$R55];[.$X55];[.$AD55];[.$AJ55];[.$AP55];[.$AV55];[.$BB55];[.$BH55];[.$BN55];[.$BT55];[.$BZ55])" office:value-type="float" office:value="39" calcext:value-type="float">
            <text:p>39</text:p>
          </table:table-cell>
          <table:table-cell table:formula="of:=MIN([.$M55];[.$S55];[.$Y55];[.$AE55];[.$AK55];[.$AQ55];[.$AW55];[.$BC55];[.$BI55];[.$BO55];[.$BU55];[.$CA55])" office:value-type="float" office:value="0" calcext:value-type="float">
            <text:p>0</text:p>
          </table:table-cell>
          <table:table-cell table:formula="of:=MEDIAN([.$H55];[.$N55];[.$T55];[.$Z55];[.$AF55];[.$AL55];[.$AR55];[.$AX55];[.$BD55];[.$BJ55];[.$BP55];[.$BV55])" office:value-type="float" office:value="2.455" calcext:value-type="float">
            <text:p>2.455</text:p>
          </table:table-cell>
          <table:table-cell table:formula="of:=MEDIAN([.$I55];[.$O55];[.$U55];[.$AA55];[.$AG55];[.$AM55];[.$AS55];[.$AY55];[.$BE55];[.$BK55];[.$BQ55];[.$BW55])" office:value-type="float" office:value="1.6785" calcext:value-type="float">
            <text:p>1.6785</text:p>
          </table:table-cell>
          <table:table-cell table:formula="of:=MEDIAN([.$J55];[.$P55];[.$V55];[.$AB55];[.$AH55];[.$AN55];[.$AT55];[.$AZ55];[.$BF55];[.$BL55];[.$BR55];[.$BX55])" office:value-type="float" office:value="9007" calcext:value-type="float">
            <text:p>9007</text:p>
          </table:table-cell>
          <table:table-cell table:formula="of:=MEDIAN([.$K55];[.$Q55];[.$W55];[.$AC55];[.$AI55];[.$AO55];[.$AU55];[.$BA55];[.$BG55];[.$BM55];[.$BS55];[.$BY55])" office:value-type="float" office:value="5804.5" calcext:value-type="float">
            <text:p>5804.5</text:p>
          </table:table-cell>
          <table:table-cell table:formula="of:=MEDIAN([.$L55];[.$R55];[.$X55];[.$AD55];[.$AJ55];[.$AP55];[.$AV55];[.$BB55];[.$BH55];[.$BN55];[.$BT55];[.$BZ55])" office:value-type="float" office:value="55" calcext:value-type="float">
            <text:p>55</text:p>
          </table:table-cell>
          <table:table-cell table:formula="of:=MEDIAN([.$M55];[.$S55];[.$Y55];[.$AE55];[.$AK55];[.$AQ55];[.$AW55];[.$BC55];[.$BI55];[.$BO55];[.$BU55];[.$CA55])" office:value-type="float" office:value="531" calcext:value-type="float">
            <text:p>531</text:p>
          </table:table-cell>
          <table:table-cell table:formula="of:=MAX([.$H55];[.$N55];[.$T55];[.$Z55];[.$AF55];[.$AL55];[.$AR55];[.$AX55];[.$BD55];[.$BJ55];[.$BP55];[.$BV55])" office:value-type="float" office:value="3.04" calcext:value-type="float">
            <text:p>3.04</text:p>
          </table:table-cell>
          <table:table-cell table:formula="of:=MAX([.$I55];[.$O55];[.$U55];[.$AA55];[.$AG55];[.$AM55];[.$AS55];[.$AY55];[.$BE55];[.$BK55];[.$BQ55];[.$BW55])" office:value-type="float" office:value="2.578" calcext:value-type="float">
            <text:p>2.578</text:p>
          </table:table-cell>
          <table:table-cell table:formula="of:=MAX([.$J55];[.$P55];[.$V55];[.$AB55];[.$AH55];[.$AN55];[.$AT55];[.$AZ55];[.$BF55];[.$BL55];[.$BR55];[.$BX55])" office:value-type="float" office:value="19322" calcext:value-type="float">
            <text:p>19322</text:p>
          </table:table-cell>
          <table:table-cell table:formula="of:=MAX([.$K55];[.$Q55];[.$W55];[.$AC55];[.$AI55];[.$AO55];[.$AU55];[.$BA55];[.$BG55];[.$BM55];[.$BS55];[.$BY55])" office:value-type="float" office:value="12090" calcext:value-type="float">
            <text:p>12090</text:p>
          </table:table-cell>
          <table:table-cell table:formula="of:=MAX([.$L55];[.$R55];[.$X55];[.$AD55];[.$AJ55];[.$AP55];[.$AV55];[.$BB55];[.$BH55];[.$BN55];[.$BT55];[.$BZ55])" office:value-type="float" office:value="67" calcext:value-type="float">
            <text:p>67</text:p>
          </table:table-cell>
          <table:table-cell table:formula="of:=MAX([.$M55];[.$S55];[.$Y55];[.$AE55];[.$AK55];[.$AQ55];[.$AW55];[.$BC55];[.$BI55];[.$BO55];[.$BU55];[.$CA55])" office:value-type="float" office:value="865" calcext:value-type="float">
            <text:p>865</text:p>
          </table:table-cell>
          <table:table-cell/>
        </table:table-row>
        <table:table-row table:style-name="ro1">
          <table:table-cell office:value-type="string" calcext:value-type="string">
            <text:p>Nomistery/0034-nomystery-64-0.asp</text:p>
          </table:table-cell>
          <table:table-cell office:value-type="float" office:value="1.19" calcext:value-type="float">
            <text:p>1.19</text:p>
          </table:table-cell>
          <table:table-cell office:value-type="float" office:value="1.133" calcext:value-type="float">
            <text:p>1.133</text:p>
          </table:table-cell>
          <table:table-cell office:value-type="float" office:value="14349" calcext:value-type="float">
            <text:p>14349</text:p>
          </table:table-cell>
          <table:table-cell office:value-type="float" office:value="9076" calcext:value-type="float">
            <text:p>907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.95" calcext:value-type="float">
            <text:p>3.95</text:p>
          </table:table-cell>
          <table:table-cell office:value-type="float" office:value="3.339" calcext:value-type="float">
            <text:p>3.339</text:p>
          </table:table-cell>
          <table:table-cell office:value-type="float" office:value="29397" calcext:value-type="float">
            <text:p>29397</text:p>
          </table:table-cell>
          <table:table-cell office:value-type="float" office:value="17222" calcext:value-type="float">
            <text:p>1722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.58" calcext:value-type="float">
            <text:p>2.58</text:p>
          </table:table-cell>
          <table:table-cell office:value-type="float" office:value="1.778" calcext:value-type="float">
            <text:p>1.778</text:p>
          </table:table-cell>
          <table:table-cell office:value-type="float" office:value="12283" calcext:value-type="float">
            <text:p>12283</text:p>
          </table:table-cell>
          <table:table-cell office:value-type="float" office:value="5739" calcext:value-type="float">
            <text:p>573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float" office:value="1.997" calcext:value-type="float">
            <text:p>1.997</text:p>
          </table:table-cell>
          <table:table-cell office:value-type="float" office:value="11652" calcext:value-type="float">
            <text:p>11652</text:p>
          </table:table-cell>
          <table:table-cell office:value-type="float" office:value="6982" calcext:value-type="float">
            <text:p>6982</text:p>
          </table:table-cell>
          <table:table-cell office:value-type="float" office:value="76" calcext:value-type="float">
            <text:p>76</text:p>
          </table:table-cell>
          <table:table-cell office:value-type="float" office:value="1000" calcext:value-type="float">
            <text:p>1000</text:p>
          </table:table-cell>
          <table:table-cell office:value-type="float" office:value="3.16" calcext:value-type="float">
            <text:p>3.16</text:p>
          </table:table-cell>
          <table:table-cell office:value-type="float" office:value="2.271" calcext:value-type="float">
            <text:p>2.271</text:p>
          </table:table-cell>
          <table:table-cell office:value-type="float" office:value="10540" calcext:value-type="float">
            <text:p>10540</text:p>
          </table:table-cell>
          <table:table-cell office:value-type="float" office:value="6592" calcext:value-type="float">
            <text:p>6592</text:p>
          </table:table-cell>
          <table:table-cell office:value-type="float" office:value="81" calcext:value-type="float">
            <text:p>81</text:p>
          </table:table-cell>
          <table:table-cell office:value-type="float" office:value="1000" calcext:value-type="float">
            <text:p>1000</text:p>
          </table:table-cell>
          <table:table-cell office:value-type="float" office:value="5.02" calcext:value-type="float">
            <text:p>5.02</text:p>
          </table:table-cell>
          <table:table-cell office:value-type="float" office:value="4.331" calcext:value-type="float">
            <text:p>4.331</text:p>
          </table:table-cell>
          <table:table-cell office:value-type="float" office:value="28286" calcext:value-type="float">
            <text:p>28286</text:p>
          </table:table-cell>
          <table:table-cell office:value-type="float" office:value="18573" calcext:value-type="float">
            <text:p>18573</text:p>
          </table:table-cell>
          <table:table-cell office:value-type="float" office:value="70" calcext:value-type="float">
            <text:p>70</text:p>
          </table:table-cell>
          <table:table-cell office:value-type="float" office:value="865" calcext:value-type="float">
            <text:p>865</text:p>
          </table:table-cell>
          <table:table-cell office:value-type="float" office:value="4.83" calcext:value-type="float">
            <text:p>4.83</text:p>
          </table:table-cell>
          <table:table-cell office:value-type="float" office:value="4.165" calcext:value-type="float">
            <text:p>4.165</text:p>
          </table:table-cell>
          <table:table-cell office:value-type="float" office:value="29116" calcext:value-type="float">
            <text:p>29116</text:p>
          </table:table-cell>
          <table:table-cell office:value-type="float" office:value="19388" calcext:value-type="float">
            <text:p>19388</text:p>
          </table:table-cell>
          <table:table-cell office:value-type="float" office:value="69" calcext:value-type="float">
            <text:p>69</text:p>
          </table:table-cell>
          <table:table-cell office:value-type="float" office:value="785" calcext:value-type="float">
            <text:p>785</text:p>
          </table:table-cell>
          <table:table-cell office:value-type="float" office:value="4.1" calcext:value-type="float">
            <text:p>4.1</text:p>
          </table:table-cell>
          <table:table-cell office:value-type="float" office:value="3.645" calcext:value-type="float">
            <text:p>3.645</text:p>
          </table:table-cell>
          <table:table-cell office:value-type="float" office:value="29103" calcext:value-type="float">
            <text:p>29103</text:p>
          </table:table-cell>
          <table:table-cell office:value-type="float" office:value="17889" calcext:value-type="float">
            <text:p>17889</text:p>
          </table:table-cell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4.54" calcext:value-type="float">
            <text:p>4.54</text:p>
          </table:table-cell>
          <table:table-cell office:value-type="float" office:value="4.037" calcext:value-type="float">
            <text:p>4.037</text:p>
          </table:table-cell>
          <table:table-cell office:value-type="float" office:value="29497" calcext:value-type="float">
            <text:p>29497</text:p>
          </table:table-cell>
          <table:table-cell office:value-type="float" office:value="19153" calcext:value-type="float">
            <text:p>19153</text:p>
          </table:table-cell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2.63" calcext:value-type="float">
            <text:p>2.63</text:p>
          </table:table-cell>
          <table:table-cell office:value-type="float" office:value="2.097" calcext:value-type="float">
            <text:p>2.097</text:p>
          </table:table-cell>
          <table:table-cell office:value-type="float" office:value="14449" calcext:value-type="float">
            <text:p>14449</text:p>
          </table:table-cell>
          <table:table-cell office:value-type="float" office:value="8387" calcext:value-type="float">
            <text:p>8387</text:p>
          </table:table-cell>
          <table:table-cell office:value-type="float" office:value="42" calcext:value-type="float">
            <text:p>42</text:p>
          </table:table-cell>
          <table:table-cell office:value-type="float" office:value="323" calcext:value-type="float">
            <text:p>323</text:p>
          </table:table-cell>
          <table:table-cell office:value-type="float" office:value="3.08" calcext:value-type="float">
            <text:p>3.08</text:p>
          </table:table-cell>
          <table:table-cell office:value-type="float" office:value="2.484" calcext:value-type="float">
            <text:p>2.484</text:p>
          </table:table-cell>
          <table:table-cell office:value-type="float" office:value="18004" calcext:value-type="float">
            <text:p>18004</text:p>
          </table:table-cell>
          <table:table-cell office:value-type="float" office:value="10543" calcext:value-type="float">
            <text:p>10543</text:p>
          </table:table-cell>
          <table:table-cell office:value-type="float" office:value="44" calcext:value-type="float">
            <text:p>44</text:p>
          </table:table-cell>
          <table:table-cell office:value-type="float" office:value="419" calcext:value-type="float">
            <text:p>419</text:p>
          </table:table-cell>
          <table:table-cell office:value-type="float" office:value="2.45" calcext:value-type="float">
            <text:p>2.45</text:p>
          </table:table-cell>
          <table:table-cell office:value-type="float" office:value="1.724" calcext:value-type="float">
            <text:p>1.724</text:p>
          </table:table-cell>
          <table:table-cell office:value-type="float" office:value="11054" calcext:value-type="float">
            <text:p>11054</text:p>
          </table:table-cell>
          <table:table-cell office:value-type="float" office:value="6691" calcext:value-type="float">
            <text:p>6691</text:p>
          </table:table-cell>
          <table:table-cell office:value-type="float" office:value="65" calcext:value-type="float">
            <text:p>65</text:p>
          </table:table-cell>
          <table:table-cell office:value-type="float" office:value="805" calcext:value-type="float">
            <text:p>805</text:p>
          </table:table-cell>
          <table:table-cell office:value-type="float" office:value="5.05" calcext:value-type="float">
            <text:p>5.05</text:p>
          </table:table-cell>
          <table:table-cell office:value-type="float" office:value="4.35" calcext:value-type="float">
            <text:p>4.35</text:p>
          </table:table-cell>
          <table:table-cell office:value-type="float" office:value="30557" calcext:value-type="float">
            <text:p>30557</text:p>
          </table:table-cell>
          <table:table-cell office:value-type="float" office:value="20456" calcext:value-type="float">
            <text:p>20456</text:p>
          </table:table-cell>
          <table:table-cell office:value-type="float" office:value="63" calcext:value-type="float">
            <text:p>63</text:p>
          </table:table-cell>
          <table:table-cell office:value-type="float" office:value="786" calcext:value-type="float">
            <text:p>786</text:p>
          </table:table-cell>
          <table:table-cell table:formula="of:=MIN([.$H56];[.$N56];[.$T56];[.$Z56];[.$AF56];[.$AL56];[.$AR56];[.$AX56];[.$BD56];[.$BJ56];[.$BP56];[.$BV56])" office:value-type="float" office:value="2.45" calcext:value-type="float">
            <text:p>2.45</text:p>
          </table:table-cell>
          <table:table-cell table:formula="of:=MIN([.$I56];[.$O56];[.$U56];[.$AA56];[.$AG56];[.$AM56];[.$AS56];[.$AY56];[.$BE56];[.$BK56];[.$BQ56];[.$BW56])" office:value-type="float" office:value="1.724" calcext:value-type="float">
            <text:p>1.724</text:p>
          </table:table-cell>
          <table:table-cell table:formula="of:=MIN([.$J56];[.$P56];[.$V56];[.$AB56];[.$AH56];[.$AN56];[.$AT56];[.$AZ56];[.$BF56];[.$BL56];[.$BR56];[.$BX56])" office:value-type="float" office:value="10540" calcext:value-type="float">
            <text:p>10540</text:p>
          </table:table-cell>
          <table:table-cell table:formula="of:=MIN([.$K56];[.$Q56];[.$W56];[.$AC56];[.$AI56];[.$AO56];[.$AU56];[.$BA56];[.$BG56];[.$BM56];[.$BS56];[.$BY56])" office:value-type="float" office:value="5739" calcext:value-type="float">
            <text:p>5739</text:p>
          </table:table-cell>
          <table:table-cell table:formula="of:=MIN([.$L56];[.$R56];[.$X56];[.$AD56];[.$AJ56];[.$AP56];[.$AV56];[.$BB56];[.$BH56];[.$BN56];[.$BT56];[.$BZ56])" office:value-type="float" office:value="42" calcext:value-type="float">
            <text:p>42</text:p>
          </table:table-cell>
          <table:table-cell table:formula="of:=MIN([.$M56];[.$S56];[.$Y56];[.$AE56];[.$AK56];[.$AQ56];[.$AW56];[.$BC56];[.$BI56];[.$BO56];[.$BU56];[.$CA56])" office:value-type="float" office:value="0" calcext:value-type="float">
            <text:p>0</text:p>
          </table:table-cell>
          <table:table-cell table:formula="of:=MEDIAN([.$H56];[.$N56];[.$T56];[.$Z56];[.$AF56];[.$AL56];[.$AR56];[.$AX56];[.$BD56];[.$BJ56];[.$BP56];[.$BV56])" office:value-type="float" office:value="3.555" calcext:value-type="float">
            <text:p>3.555</text:p>
          </table:table-cell>
          <table:table-cell table:formula="of:=MEDIAN([.$I56];[.$O56];[.$U56];[.$AA56];[.$AG56];[.$AM56];[.$AS56];[.$AY56];[.$BE56];[.$BK56];[.$BQ56];[.$BW56])" office:value-type="float" office:value="2.9115" calcext:value-type="float">
            <text:p>2.9115</text:p>
          </table:table-cell>
          <table:table-cell table:formula="of:=MEDIAN([.$J56];[.$P56];[.$V56];[.$AB56];[.$AH56];[.$AN56];[.$AT56];[.$AZ56];[.$BF56];[.$BL56];[.$BR56];[.$BX56])" office:value-type="float" office:value="23145" calcext:value-type="float">
            <text:p>23145</text:p>
          </table:table-cell>
          <table:table-cell table:formula="of:=MEDIAN([.$K56];[.$Q56];[.$W56];[.$AC56];[.$AI56];[.$AO56];[.$AU56];[.$BA56];[.$BG56];[.$BM56];[.$BS56];[.$BY56])" office:value-type="float" office:value="13882.5" calcext:value-type="float">
            <text:p>13882.5</text:p>
          </table:table-cell>
          <table:table-cell table:formula="of:=MEDIAN([.$L56];[.$R56];[.$X56];[.$AD56];[.$AJ56];[.$AP56];[.$AV56];[.$BB56];[.$BH56];[.$BN56];[.$BT56];[.$BZ56])" office:value-type="float" office:value="59" calcext:value-type="float">
            <text:p>59</text:p>
          </table:table-cell>
          <table:table-cell table:formula="of:=MEDIAN([.$M56];[.$S56];[.$Y56];[.$AE56];[.$AK56];[.$AQ56];[.$AW56];[.$BC56];[.$BI56];[.$BO56];[.$BU56];[.$CA56])" office:value-type="float" office:value="642.5" calcext:value-type="float">
            <text:p>642.5</text:p>
          </table:table-cell>
          <table:table-cell table:formula="of:=MAX([.$H56];[.$N56];[.$T56];[.$Z56];[.$AF56];[.$AL56];[.$AR56];[.$AX56];[.$BD56];[.$BJ56];[.$BP56];[.$BV56])" office:value-type="float" office:value="5.05" calcext:value-type="float">
            <text:p>5.05</text:p>
          </table:table-cell>
          <table:table-cell table:formula="of:=MAX([.$I56];[.$O56];[.$U56];[.$AA56];[.$AG56];[.$AM56];[.$AS56];[.$AY56];[.$BE56];[.$BK56];[.$BQ56];[.$BW56])" office:value-type="float" office:value="4.35" calcext:value-type="float">
            <text:p>4.35</text:p>
          </table:table-cell>
          <table:table-cell table:formula="of:=MAX([.$J56];[.$P56];[.$V56];[.$AB56];[.$AH56];[.$AN56];[.$AT56];[.$AZ56];[.$BF56];[.$BL56];[.$BR56];[.$BX56])" office:value-type="float" office:value="30557" calcext:value-type="float">
            <text:p>30557</text:p>
          </table:table-cell>
          <table:table-cell table:formula="of:=MAX([.$K56];[.$Q56];[.$W56];[.$AC56];[.$AI56];[.$AO56];[.$AU56];[.$BA56];[.$BG56];[.$BM56];[.$BS56];[.$BY56])" office:value-type="float" office:value="20456" calcext:value-type="float">
            <text:p>20456</text:p>
          </table:table-cell>
          <table:table-cell table:formula="of:=MAX([.$L56];[.$R56];[.$X56];[.$AD56];[.$AJ56];[.$AP56];[.$AV56];[.$BB56];[.$BH56];[.$BN56];[.$BT56];[.$BZ56])" office:value-type="float" office:value="81" calcext:value-type="float">
            <text:p>81</text:p>
          </table:table-cell>
          <table:table-cell table:formula="of:=MAX([.$M56];[.$S56];[.$Y56];[.$AE56];[.$AK56];[.$AQ56];[.$AW56];[.$BC56];[.$BI56];[.$BO56];[.$BU56];[.$CA56])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Nomistery/0037-nomystery-36-0.asp</text:p>
          </table:table-cell>
          <table:table-cell office:value-type="float" office:value="18.44" calcext:value-type="float">
            <text:p>18.44</text:p>
          </table:table-cell>
          <table:table-cell office:value-type="float" office:value="18.384" calcext:value-type="float">
            <text:p>18.384</text:p>
          </table:table-cell>
          <table:table-cell office:value-type="float" office:value="151429" calcext:value-type="float">
            <text:p>151429</text:p>
          </table:table-cell>
          <table:table-cell office:value-type="float" office:value="109634" calcext:value-type="float">
            <text:p>10963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1.83" calcext:value-type="float">
            <text:p>51.83</text:p>
          </table:table-cell>
          <table:table-cell office:value-type="float" office:value="50.834" calcext:value-type="float">
            <text:p>50.834</text:p>
          </table:table-cell>
          <table:table-cell office:value-type="float" office:value="378837" calcext:value-type="float">
            <text:p>378837</text:p>
          </table:table-cell>
          <table:table-cell office:value-type="float" office:value="262739" calcext:value-type="float">
            <text:p>26273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4.72" calcext:value-type="float">
            <text:p>54.72</text:p>
          </table:table-cell>
          <table:table-cell office:value-type="float" office:value="53.747" calcext:value-type="float">
            <text:p>53.747</text:p>
          </table:table-cell>
          <table:table-cell office:value-type="float" office:value="421858" calcext:value-type="float">
            <text:p>421858</text:p>
          </table:table-cell>
          <table:table-cell office:value-type="float" office:value="292592" calcext:value-type="float">
            <text:p>29259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7.16" calcext:value-type="float">
            <text:p>17.16</text:p>
          </table:table-cell>
          <table:table-cell office:value-type="float" office:value="15.839" calcext:value-type="float">
            <text:p>15.839</text:p>
          </table:table-cell>
          <table:table-cell office:value-type="float" office:value="126385" calcext:value-type="float">
            <text:p>126385</text:p>
          </table:table-cell>
          <table:table-cell office:value-type="float" office:value="85553" calcext:value-type="float">
            <text:p>85553</text:p>
          </table:table-cell>
          <table:table-cell office:value-type="float" office:value="82" calcext:value-type="float">
            <text:p>82</text:p>
          </table:table-cell>
          <table:table-cell office:value-type="float" office:value="1000" calcext:value-type="float">
            <text:p>1000</text:p>
          </table:table-cell>
          <table:table-cell office:value-type="float" office:value="166.93" calcext:value-type="float">
            <text:p>166.93</text:p>
          </table:table-cell>
          <table:table-cell office:value-type="float" office:value="166.044" calcext:value-type="float">
            <text:p>166.044</text:p>
          </table:table-cell>
          <table:table-cell office:value-type="float" office:value="1114838" calcext:value-type="float">
            <text:p>1114838</text:p>
          </table:table-cell>
          <table:table-cell office:value-type="float" office:value="776669" calcext:value-type="float">
            <text:p>776669</text:p>
          </table:table-cell>
          <table:table-cell office:value-type="float" office:value="89" calcext:value-type="float">
            <text:p>89</text:p>
          </table:table-cell>
          <table:table-cell office:value-type="float" office:value="1000" calcext:value-type="float">
            <text:p>1000</text:p>
          </table:table-cell>
          <table:table-cell office:value-type="float" office:value="64.92" calcext:value-type="float">
            <text:p>64.92</text:p>
          </table:table-cell>
          <table:table-cell office:value-type="float" office:value="63.602" calcext:value-type="float">
            <text:p>63.602</text:p>
          </table:table-cell>
          <table:table-cell office:value-type="float" office:value="413983" calcext:value-type="float">
            <text:p>413983</text:p>
          </table:table-cell>
          <table:table-cell office:value-type="float" office:value="302867" calcext:value-type="float">
            <text:p>302867</text:p>
          </table:table-cell>
          <table:table-cell office:value-type="float" office:value="98" calcext:value-type="float">
            <text:p>98</text:p>
          </table:table-cell>
          <table:table-cell office:value-type="float" office:value="1500" calcext:value-type="float">
            <text:p>1500</text:p>
          </table:table-cell>
          <table:table-cell office:value-type="float" office:value="68.15" calcext:value-type="float">
            <text:p>68.15</text:p>
          </table:table-cell>
          <table:table-cell office:value-type="float" office:value="66.729" calcext:value-type="float">
            <text:p>66.729</text:p>
          </table:table-cell>
          <table:table-cell office:value-type="float" office:value="515192" calcext:value-type="float">
            <text:p>515192</text:p>
          </table:table-cell>
          <table:table-cell office:value-type="float" office:value="361401" calcext:value-type="float">
            <text:p>361401</text:p>
          </table:table-cell>
          <table:table-cell office:value-type="float" office:value="92" calcext:value-type="float">
            <text:p>92</text:p>
          </table:table-cell>
          <table:table-cell office:value-type="float" office:value="1500" calcext:value-type="float">
            <text:p>1500</text:p>
          </table:table-cell>
          <table:table-cell office:value-type="float" office:value="57.42" calcext:value-type="float">
            <text:p>57.42</text:p>
          </table:table-cell>
          <table:table-cell office:value-type="float" office:value="56.883" calcext:value-type="float">
            <text:p>56.883</text:p>
          </table:table-cell>
          <table:table-cell office:value-type="float" office:value="408006" calcext:value-type="float">
            <text:p>408006</text:p>
          </table:table-cell>
          <table:table-cell office:value-type="float" office:value="282713" calcext:value-type="float">
            <text:p>282713</text:p>
          </table:table-cell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48.34" calcext:value-type="float">
            <text:p>48.34</text:p>
          </table:table-cell>
          <table:table-cell office:value-type="float" office:value="47.855" calcext:value-type="float">
            <text:p>47.855</text:p>
          </table:table-cell>
          <table:table-cell office:value-type="float" office:value="428186" calcext:value-type="float">
            <text:p>428186</text:p>
          </table:table-cell>
          <table:table-cell office:value-type="float" office:value="289339" calcext:value-type="float">
            <text:p>289339</text:p>
          </table:table-cell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37.6" calcext:value-type="float">
            <text:p>37.6</text:p>
          </table:table-cell>
          <table:table-cell office:value-type="float" office:value="36.58" calcext:value-type="float">
            <text:p>36.58</text:p>
          </table:table-cell>
          <table:table-cell office:value-type="float" office:value="286786" calcext:value-type="float">
            <text:p>286786</text:p>
          </table:table-cell>
          <table:table-cell office:value-type="float" office:value="205466" calcext:value-type="float">
            <text:p>205466</text:p>
          </table:table-cell>
          <table:table-cell office:value-type="float" office:value="47" calcext:value-type="float">
            <text:p>47</text:p>
          </table:table-cell>
          <table:table-cell office:value-type="float" office:value="526" calcext:value-type="float">
            <text:p>526</text:p>
          </table:table-cell>
          <table:table-cell office:value-type="float" office:value="48.07" calcext:value-type="float">
            <text:p>48.07</text:p>
          </table:table-cell>
          <table:table-cell office:value-type="float" office:value="46.884" calcext:value-type="float">
            <text:p>46.884</text:p>
          </table:table-cell>
          <table:table-cell office:value-type="float" office:value="345877" calcext:value-type="float">
            <text:p>345877</text:p>
          </table:table-cell>
          <table:table-cell office:value-type="float" office:value="238794" calcext:value-type="float">
            <text:p>238794</text:p>
          </table:table-cell>
          <table:table-cell office:value-type="float" office:value="51" calcext:value-type="float">
            <text:p>51</text:p>
          </table:table-cell>
          <table:table-cell office:value-type="float" office:value="679" calcext:value-type="float">
            <text:p>679</text:p>
          </table:table-cell>
          <table:table-cell office:value-type="float" office:value="26.36" calcext:value-type="float">
            <text:p>26.36</text:p>
          </table:table-cell>
          <table:table-cell office:value-type="float" office:value="25.05" calcext:value-type="float">
            <text:p>25.05</text:p>
          </table:table-cell>
          <table:table-cell office:value-type="float" office:value="195495" calcext:value-type="float">
            <text:p>195495</text:p>
          </table:table-cell>
          <table:table-cell office:value-type="float" office:value="135511" calcext:value-type="float">
            <text:p>135511</text:p>
          </table:table-cell>
          <table:table-cell office:value-type="float" office:value="71" calcext:value-type="float">
            <text:p>71</text:p>
          </table:table-cell>
          <table:table-cell office:value-type="float" office:value="1000" calcext:value-type="float">
            <text:p>1000</text:p>
          </table:table-cell>
          <table:table-cell office:value-type="float" office:value="118.27" calcext:value-type="float">
            <text:p>118.27</text:p>
          </table:table-cell>
          <table:table-cell office:value-type="float" office:value="116.759" calcext:value-type="float">
            <text:p>116.759</text:p>
          </table:table-cell>
          <table:table-cell office:value-type="float" office:value="843142" calcext:value-type="float">
            <text:p>843142</text:p>
          </table:table-cell>
          <table:table-cell office:value-type="float" office:value="590081" calcext:value-type="float">
            <text:p>590081</text:p>
          </table:table-cell>
          <table:table-cell office:value-type="float" office:value="83" calcext:value-type="float">
            <text:p>83</text:p>
          </table:table-cell>
          <table:table-cell office:value-type="float" office:value="1000" calcext:value-type="float">
            <text:p>1000</text:p>
          </table:table-cell>
          <table:table-cell table:formula="of:=MIN([.$H57];[.$N57];[.$T57];[.$Z57];[.$AF57];[.$AL57];[.$AR57];[.$AX57];[.$BD57];[.$BJ57];[.$BP57];[.$BV57])" office:value-type="float" office:value="17.16" calcext:value-type="float">
            <text:p>17.16</text:p>
          </table:table-cell>
          <table:table-cell table:formula="of:=MIN([.$I57];[.$O57];[.$U57];[.$AA57];[.$AG57];[.$AM57];[.$AS57];[.$AY57];[.$BE57];[.$BK57];[.$BQ57];[.$BW57])" office:value-type="float" office:value="15.839" calcext:value-type="float">
            <text:p>15.839</text:p>
          </table:table-cell>
          <table:table-cell table:formula="of:=MIN([.$J57];[.$P57];[.$V57];[.$AB57];[.$AH57];[.$AN57];[.$AT57];[.$AZ57];[.$BF57];[.$BL57];[.$BR57];[.$BX57])" office:value-type="float" office:value="126385" calcext:value-type="float">
            <text:p>126385</text:p>
          </table:table-cell>
          <table:table-cell table:formula="of:=MIN([.$K57];[.$Q57];[.$W57];[.$AC57];[.$AI57];[.$AO57];[.$AU57];[.$BA57];[.$BG57];[.$BM57];[.$BS57];[.$BY57])" office:value-type="float" office:value="85553" calcext:value-type="float">
            <text:p>85553</text:p>
          </table:table-cell>
          <table:table-cell table:formula="of:=MIN([.$L57];[.$R57];[.$X57];[.$AD57];[.$AJ57];[.$AP57];[.$AV57];[.$BB57];[.$BH57];[.$BN57];[.$BT57];[.$BZ57])" office:value-type="float" office:value="47" calcext:value-type="float">
            <text:p>47</text:p>
          </table:table-cell>
          <table:table-cell table:formula="of:=MIN([.$M57];[.$S57];[.$Y57];[.$AE57];[.$AK57];[.$AQ57];[.$AW57];[.$BC57];[.$BI57];[.$BO57];[.$BU57];[.$CA57])" office:value-type="float" office:value="0" calcext:value-type="float">
            <text:p>0</text:p>
          </table:table-cell>
          <table:table-cell table:formula="of:=MEDIAN([.$H57];[.$N57];[.$T57];[.$Z57];[.$AF57];[.$AL57];[.$AR57];[.$AX57];[.$BD57];[.$BJ57];[.$BP57];[.$BV57])" office:value-type="float" office:value="53.275" calcext:value-type="float">
            <text:p>53.275</text:p>
          </table:table-cell>
          <table:table-cell table:formula="of:=MEDIAN([.$I57];[.$O57];[.$U57];[.$AA57];[.$AG57];[.$AM57];[.$AS57];[.$AY57];[.$BE57];[.$BK57];[.$BQ57];[.$BW57])" office:value-type="float" office:value="52.2905" calcext:value-type="float">
            <text:p>52.2905</text:p>
          </table:table-cell>
          <table:table-cell table:formula="of:=MEDIAN([.$J57];[.$P57];[.$V57];[.$AB57];[.$AH57];[.$AN57];[.$AT57];[.$AZ57];[.$BF57];[.$BL57];[.$BR57];[.$BX57])" office:value-type="float" office:value="410994.5" calcext:value-type="float">
            <text:p>410994.5</text:p>
          </table:table-cell>
          <table:table-cell table:formula="of:=MEDIAN([.$K57];[.$Q57];[.$W57];[.$AC57];[.$AI57];[.$AO57];[.$AU57];[.$BA57];[.$BG57];[.$BM57];[.$BS57];[.$BY57])" office:value-type="float" office:value="286026" calcext:value-type="float">
            <text:p>286026</text:p>
          </table:table-cell>
          <table:table-cell table:formula="of:=MEDIAN([.$L57];[.$R57];[.$X57];[.$AD57];[.$AJ57];[.$AP57];[.$AV57];[.$BB57];[.$BH57];[.$BN57];[.$BT57];[.$BZ57])" office:value-type="float" office:value="70.5" calcext:value-type="float">
            <text:p>70.5</text:p>
          </table:table-cell>
          <table:table-cell table:formula="of:=MEDIAN([.$M57];[.$S57];[.$Y57];[.$AE57];[.$AK57];[.$AQ57];[.$AW57];[.$BC57];[.$BI57];[.$BO57];[.$BU57];[.$CA57])" office:value-type="float" office:value="839.5" calcext:value-type="float">
            <text:p>839.5</text:p>
          </table:table-cell>
          <table:table-cell table:formula="of:=MAX([.$H57];[.$N57];[.$T57];[.$Z57];[.$AF57];[.$AL57];[.$AR57];[.$AX57];[.$BD57];[.$BJ57];[.$BP57];[.$BV57])" office:value-type="float" office:value="166.93" calcext:value-type="float">
            <text:p>166.93</text:p>
          </table:table-cell>
          <table:table-cell table:formula="of:=MAX([.$I57];[.$O57];[.$U57];[.$AA57];[.$AG57];[.$AM57];[.$AS57];[.$AY57];[.$BE57];[.$BK57];[.$BQ57];[.$BW57])" office:value-type="float" office:value="166.044" calcext:value-type="float">
            <text:p>166.044</text:p>
          </table:table-cell>
          <table:table-cell table:formula="of:=MAX([.$J57];[.$P57];[.$V57];[.$AB57];[.$AH57];[.$AN57];[.$AT57];[.$AZ57];[.$BF57];[.$BL57];[.$BR57];[.$BX57])" office:value-type="float" office:value="1114838" calcext:value-type="float">
            <text:p>1114838</text:p>
          </table:table-cell>
          <table:table-cell table:formula="of:=MAX([.$K57];[.$Q57];[.$W57];[.$AC57];[.$AI57];[.$AO57];[.$AU57];[.$BA57];[.$BG57];[.$BM57];[.$BS57];[.$BY57])" office:value-type="float" office:value="776669" calcext:value-type="float">
            <text:p>776669</text:p>
          </table:table-cell>
          <table:table-cell table:formula="of:=MAX([.$L57];[.$R57];[.$X57];[.$AD57];[.$AJ57];[.$AP57];[.$AV57];[.$BB57];[.$BH57];[.$BN57];[.$BT57];[.$BZ57])" office:value-type="float" office:value="98" calcext:value-type="float">
            <text:p>98</text:p>
          </table:table-cell>
          <table:table-cell table:formula="of:=MAX([.$M57];[.$S57];[.$Y57];[.$AE57];[.$AK57];[.$AQ57];[.$AW57];[.$BC57];[.$BI57];[.$BO57];[.$BU57];[.$CA57])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Nomistery/0038-nomystery-63-0.asp</text:p>
          </table:table-cell>
          <table:table-cell office:value-type="float" office:value="26.82" calcext:value-type="float">
            <text:p>26.82</text:p>
          </table:table-cell>
          <table:table-cell office:value-type="float" office:value="26.768" calcext:value-type="float">
            <text:p>26.768</text:p>
          </table:table-cell>
          <table:table-cell office:value-type="float" office:value="162731" calcext:value-type="float">
            <text:p>162731</text:p>
          </table:table-cell>
          <table:table-cell office:value-type="float" office:value="113956" calcext:value-type="float">
            <text:p>11395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09.78" calcext:value-type="float">
            <text:p>209.78</text:p>
          </table:table-cell>
          <table:table-cell office:value-type="float" office:value="208.741" calcext:value-type="float">
            <text:p>208.741</text:p>
          </table:table-cell>
          <table:table-cell office:value-type="float" office:value="852454" calcext:value-type="float">
            <text:p>852454</text:p>
          </table:table-cell>
          <table:table-cell office:value-type="float" office:value="591874" calcext:value-type="float">
            <text:p>591874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63.12" calcext:value-type="float">
            <text:p>263.12</text:p>
          </table:table-cell>
          <table:table-cell office:value-type="float" office:value="262.487" calcext:value-type="float">
            <text:p>262.487</text:p>
          </table:table-cell>
          <table:table-cell office:value-type="float" office:value="1131353" calcext:value-type="float">
            <text:p>1131353</text:p>
          </table:table-cell>
          <table:table-cell office:value-type="float" office:value="770182" calcext:value-type="float">
            <text:p>770182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83.02" calcext:value-type="float">
            <text:p>183.02</text:p>
          </table:table-cell>
          <table:table-cell office:value-type="float" office:value="182.281" calcext:value-type="float">
            <text:p>182.281</text:p>
          </table:table-cell>
          <table:table-cell office:value-type="float" office:value="911750" calcext:value-type="float">
            <text:p>911750</text:p>
          </table:table-cell>
          <table:table-cell office:value-type="float" office:value="656059" calcext:value-type="float">
            <text:p>656059</text:p>
          </table:table-cell>
          <table:table-cell office:value-type="float" office:value="97" calcext:value-type="float">
            <text:p>97</text:p>
          </table:table-cell>
          <table:table-cell office:value-type="float" office:value="1000" calcext:value-type="float">
            <text:p>1000</text:p>
          </table:table-cell>
          <table:table-cell office:value-type="float" office:value="55.07" calcext:value-type="float">
            <text:p>55.07</text:p>
          </table:table-cell>
          <table:table-cell office:value-type="float" office:value="54.31" calcext:value-type="float">
            <text:p>54.31</text:p>
          </table:table-cell>
          <table:table-cell office:value-type="float" office:value="358163" calcext:value-type="float">
            <text:p>358163</text:p>
          </table:table-cell>
          <table:table-cell office:value-type="float" office:value="228463" calcext:value-type="float">
            <text:p>228463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189.14" calcext:value-type="float">
            <text:p>189.14</text:p>
          </table:table-cell>
          <table:table-cell office:value-type="float" office:value="188.052" calcext:value-type="float">
            <text:p>188.052</text:p>
          </table:table-cell>
          <table:table-cell office:value-type="float" office:value="957424" calcext:value-type="float">
            <text:p>957424</text:p>
          </table:table-cell>
          <table:table-cell office:value-type="float" office:value="698339" calcext:value-type="float">
            <text:p>698339</text:p>
          </table:table-cell>
          <table:table-cell office:value-type="float" office:value="98" calcext:value-type="float">
            <text:p>98</text:p>
          </table:table-cell>
          <table:table-cell office:value-type="float" office:value="1500" calcext:value-type="float">
            <text:p>1500</text:p>
          </table:table-cell>
          <table:table-cell office:value-type="float" office:value="173.8" calcext:value-type="float">
            <text:p>173.8</text:p>
          </table:table-cell>
          <table:table-cell office:value-type="float" office:value="172.591" calcext:value-type="float">
            <text:p>172.591</text:p>
          </table:table-cell>
          <table:table-cell office:value-type="float" office:value="913959" calcext:value-type="float">
            <text:p>913959</text:p>
          </table:table-cell>
          <table:table-cell office:value-type="float" office:value="638657" calcext:value-type="float">
            <text:p>638657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14.52" calcext:value-type="float">
            <text:p>114.52</text:p>
          </table:table-cell>
          <table:table-cell office:value-type="float" office:value="113.989" calcext:value-type="float">
            <text:p>113.989</text:p>
          </table:table-cell>
          <table:table-cell office:value-type="float" office:value="541625" calcext:value-type="float">
            <text:p>541625</text:p>
          </table:table-cell>
          <table:table-cell office:value-type="float" office:value="385871" calcext:value-type="float">
            <text:p>385871</text:p>
          </table:table-cell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61.18" calcext:value-type="float">
            <text:p>161.18</text:p>
          </table:table-cell>
          <table:table-cell office:value-type="float" office:value="160.708" calcext:value-type="float">
            <text:p>160.708</text:p>
          </table:table-cell>
          <table:table-cell office:value-type="float" office:value="850492" calcext:value-type="float">
            <text:p>850492</text:p>
          </table:table-cell>
          <table:table-cell office:value-type="float" office:value="592371" calcext:value-type="float">
            <text:p>592371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118.58" calcext:value-type="float">
            <text:p>118.58</text:p>
          </table:table-cell>
          <table:table-cell office:value-type="float" office:value="117.505" calcext:value-type="float">
            <text:p>117.505</text:p>
          </table:table-cell>
          <table:table-cell office:value-type="float" office:value="645999" calcext:value-type="float">
            <text:p>645999</text:p>
          </table:table-cell>
          <table:table-cell office:value-type="float" office:value="456923" calcext:value-type="float">
            <text:p>456923</text:p>
          </table:table-cell>
          <table:table-cell office:value-type="float" office:value="74" calcext:value-type="float">
            <text:p>74</text:p>
          </table:table-cell>
          <table:table-cell office:value-type="float" office:value="664" calcext:value-type="float">
            <text:p>664</text:p>
          </table:table-cell>
          <table:table-cell office:value-type="float" office:value="141.05" calcext:value-type="float">
            <text:p>141.05</text:p>
          </table:table-cell>
          <table:table-cell office:value-type="float" office:value="139.992" calcext:value-type="float">
            <text:p>139.992</text:p>
          </table:table-cell>
          <table:table-cell office:value-type="float" office:value="810105" calcext:value-type="float">
            <text:p>810105</text:p>
          </table:table-cell>
          <table:table-cell office:value-type="float" office:value="561640" calcext:value-type="float">
            <text:p>561640</text:p>
          </table:table-cell>
          <table:table-cell office:value-type="float" office:value="77" calcext:value-type="float">
            <text:p>77</text:p>
          </table:table-cell>
          <table:table-cell office:value-type="float" office:value="648" calcext:value-type="float">
            <text:p>648</text:p>
          </table:table-cell>
          <table:table-cell office:value-type="float" office:value="58.47" calcext:value-type="float">
            <text:p>58.47</text:p>
          </table:table-cell>
          <table:table-cell office:value-type="float" office:value="57.226" calcext:value-type="float">
            <text:p>57.226</text:p>
          </table:table-cell>
          <table:table-cell office:value-type="float" office:value="340030" calcext:value-type="float">
            <text:p>340030</text:p>
          </table:table-cell>
          <table:table-cell office:value-type="float" office:value="231629" calcext:value-type="float">
            <text:p>231629</text:p>
          </table:table-cell>
          <table:table-cell office:value-type="float" office:value="82" calcext:value-type="float">
            <text:p>82</text:p>
          </table:table-cell>
          <table:table-cell office:value-type="float" office:value="1000" calcext:value-type="float">
            <text:p>1000</text:p>
          </table:table-cell>
          <table:table-cell office:value-type="float" office:value="213.33" calcext:value-type="float">
            <text:p>213.33</text:p>
          </table:table-cell>
          <table:table-cell office:value-type="float" office:value="212.121" calcext:value-type="float">
            <text:p>212.121</text:p>
          </table:table-cell>
          <table:table-cell office:value-type="float" office:value="1107688" calcext:value-type="float">
            <text:p>1107688</text:p>
          </table:table-cell>
          <table:table-cell office:value-type="float" office:value="772414" calcext:value-type="float">
            <text:p>77241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MIN([.$H58];[.$N58];[.$T58];[.$Z58];[.$AF58];[.$AL58];[.$AR58];[.$AX58];[.$BD58];[.$BJ58];[.$BP58];[.$BV58])" office:value-type="float" office:value="55.07" calcext:value-type="float">
            <text:p>55.07</text:p>
          </table:table-cell>
          <table:table-cell table:formula="of:=MIN([.$I58];[.$O58];[.$U58];[.$AA58];[.$AG58];[.$AM58];[.$AS58];[.$AY58];[.$BE58];[.$BK58];[.$BQ58];[.$BW58])" office:value-type="float" office:value="54.31" calcext:value-type="float">
            <text:p>54.31</text:p>
          </table:table-cell>
          <table:table-cell table:formula="of:=MIN([.$J58];[.$P58];[.$V58];[.$AB58];[.$AH58];[.$AN58];[.$AT58];[.$AZ58];[.$BF58];[.$BL58];[.$BR58];[.$BX58])" office:value-type="float" office:value="340030" calcext:value-type="float">
            <text:p>340030</text:p>
          </table:table-cell>
          <table:table-cell table:formula="of:=MIN([.$K58];[.$Q58];[.$W58];[.$AC58];[.$AI58];[.$AO58];[.$AU58];[.$BA58];[.$BG58];[.$BM58];[.$BS58];[.$BY58])" office:value-type="float" office:value="228463" calcext:value-type="float">
            <text:p>228463</text:p>
          </table:table-cell>
          <table:table-cell table:formula="of:=MIN([.$L58];[.$R58];[.$X58];[.$AD58];[.$AJ58];[.$AP58];[.$AV58];[.$BB58];[.$BH58];[.$BN58];[.$BT58];[.$BZ58])" office:value-type="float" office:value="61" calcext:value-type="float">
            <text:p>61</text:p>
          </table:table-cell>
          <table:table-cell table:formula="of:=MIN([.$M58];[.$S58];[.$Y58];[.$AE58];[.$AK58];[.$AQ58];[.$AW58];[.$BC58];[.$BI58];[.$BO58];[.$BU58];[.$CA58])" office:value-type="float" office:value="0" calcext:value-type="float">
            <text:p>0</text:p>
          </table:table-cell>
          <table:table-cell table:formula="of:=MEDIAN([.$H58];[.$N58];[.$T58];[.$Z58];[.$AF58];[.$AL58];[.$AR58];[.$AX58];[.$BD58];[.$BJ58];[.$BP58];[.$BV58])" office:value-type="float" office:value="167.49" calcext:value-type="float">
            <text:p>167.49</text:p>
          </table:table-cell>
          <table:table-cell table:formula="of:=MEDIAN([.$I58];[.$O58];[.$U58];[.$AA58];[.$AG58];[.$AM58];[.$AS58];[.$AY58];[.$BE58];[.$BK58];[.$BQ58];[.$BW58])" office:value-type="float" office:value="166.6495" calcext:value-type="float">
            <text:p>166.6495</text:p>
          </table:table-cell>
          <table:table-cell table:formula="of:=MEDIAN([.$J58];[.$P58];[.$V58];[.$AB58];[.$AH58];[.$AN58];[.$AT58];[.$AZ58];[.$BF58];[.$BL58];[.$BR58];[.$BX58])" office:value-type="float" office:value="851473" calcext:value-type="float">
            <text:p>851473</text:p>
          </table:table-cell>
          <table:table-cell table:formula="of:=MEDIAN([.$K58];[.$Q58];[.$W58];[.$AC58];[.$AI58];[.$AO58];[.$AU58];[.$BA58];[.$BG58];[.$BM58];[.$BS58];[.$BY58])" office:value-type="float" office:value="592122.5" calcext:value-type="float">
            <text:p>592122.5</text:p>
          </table:table-cell>
          <table:table-cell table:formula="of:=MEDIAN([.$L58];[.$R58];[.$X58];[.$AD58];[.$AJ58];[.$AP58];[.$AV58];[.$BB58];[.$BH58];[.$BN58];[.$BT58];[.$BZ58])" office:value-type="float" office:value="84" calcext:value-type="float">
            <text:p>84</text:p>
          </table:table-cell>
          <table:table-cell table:formula="of:=MEDIAN([.$M58];[.$S58];[.$Y58];[.$AE58];[.$AK58];[.$AQ58];[.$AW58];[.$BC58];[.$BI58];[.$BO58];[.$BU58];[.$CA58])" office:value-type="float" office:value="832" calcext:value-type="float">
            <text:p>832</text:p>
          </table:table-cell>
          <table:table-cell table:formula="of:=MAX([.$H58];[.$N58];[.$T58];[.$Z58];[.$AF58];[.$AL58];[.$AR58];[.$AX58];[.$BD58];[.$BJ58];[.$BP58];[.$BV58])" office:value-type="float" office:value="263.12" calcext:value-type="float">
            <text:p>263.12</text:p>
          </table:table-cell>
          <table:table-cell table:formula="of:=MAX([.$I58];[.$O58];[.$U58];[.$AA58];[.$AG58];[.$AM58];[.$AS58];[.$AY58];[.$BE58];[.$BK58];[.$BQ58];[.$BW58])" office:value-type="float" office:value="262.487" calcext:value-type="float">
            <text:p>262.487</text:p>
          </table:table-cell>
          <table:table-cell table:formula="of:=MAX([.$J58];[.$P58];[.$V58];[.$AB58];[.$AH58];[.$AN58];[.$AT58];[.$AZ58];[.$BF58];[.$BL58];[.$BR58];[.$BX58])" office:value-type="float" office:value="1131353" calcext:value-type="float">
            <text:p>1131353</text:p>
          </table:table-cell>
          <table:table-cell table:formula="of:=MAX([.$K58];[.$Q58];[.$W58];[.$AC58];[.$AI58];[.$AO58];[.$AU58];[.$BA58];[.$BG58];[.$BM58];[.$BS58];[.$BY58])" office:value-type="float" office:value="772414" calcext:value-type="float">
            <text:p>772414</text:p>
          </table:table-cell>
          <table:table-cell table:formula="of:=MAX([.$L58];[.$R58];[.$X58];[.$AD58];[.$AJ58];[.$AP58];[.$AV58];[.$BB58];[.$BH58];[.$BN58];[.$BT58];[.$BZ58])" office:value-type="float" office:value="110" calcext:value-type="float">
            <text:p>110</text:p>
          </table:table-cell>
          <table:table-cell table:formula="of:=MAX([.$M58];[.$S58];[.$Y58];[.$AE58];[.$AK58];[.$AQ58];[.$AW58];[.$BC58];[.$BI58];[.$BO58];[.$BU58];[.$CA58])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Nomistery/0039-nomystery-42-0.asp</text:p>
          </table:table-cell>
          <table:table-cell office:value-type="float" office:value="4.13" calcext:value-type="float">
            <text:p>4.13</text:p>
          </table:table-cell>
          <table:table-cell office:value-type="float" office:value="4.082" calcext:value-type="float">
            <text:p>4.082</text:p>
          </table:table-cell>
          <table:table-cell office:value-type="float" office:value="48666" calcext:value-type="float">
            <text:p>48666</text:p>
          </table:table-cell>
          <table:table-cell office:value-type="float" office:value="33830" calcext:value-type="float">
            <text:p>338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3" calcext:value-type="float">
            <text:p>15.3</text:p>
          </table:table-cell>
          <table:table-cell office:value-type="float" office:value="14.455" calcext:value-type="float">
            <text:p>14.455</text:p>
          </table:table-cell>
          <table:table-cell office:value-type="float" office:value="129600" calcext:value-type="float">
            <text:p>129600</text:p>
          </table:table-cell>
          <table:table-cell office:value-type="float" office:value="91709" calcext:value-type="float">
            <text:p>9170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4.98" calcext:value-type="float">
            <text:p>14.98</text:p>
          </table:table-cell>
          <table:table-cell office:value-type="float" office:value="13.846" calcext:value-type="float">
            <text:p>13.846</text:p>
          </table:table-cell>
          <table:table-cell office:value-type="float" office:value="133119" calcext:value-type="float">
            <text:p>133119</text:p>
          </table:table-cell>
          <table:table-cell office:value-type="float" office:value="91448" calcext:value-type="float">
            <text:p>9144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8.53" calcext:value-type="float">
            <text:p>8.53</text:p>
          </table:table-cell>
          <table:table-cell office:value-type="float" office:value="7.316" calcext:value-type="float">
            <text:p>7.316</text:p>
          </table:table-cell>
          <table:table-cell office:value-type="float" office:value="64052" calcext:value-type="float">
            <text:p>64052</text:p>
          </table:table-cell>
          <table:table-cell office:value-type="float" office:value="43819" calcext:value-type="float">
            <text:p>43819</text:p>
          </table:table-cell>
          <table:table-cell office:value-type="float" office:value="81" calcext:value-type="float">
            <text:p>81</text:p>
          </table:table-cell>
          <table:table-cell office:value-type="float" office:value="1000" calcext:value-type="float">
            <text:p>1000</text:p>
          </table:table-cell>
          <table:table-cell office:value-type="float" office:value="11.68" calcext:value-type="float">
            <text:p>11.68</text:p>
          </table:table-cell>
          <table:table-cell office:value-type="float" office:value="10.474" calcext:value-type="float">
            <text:p>10.474</text:p>
          </table:table-cell>
          <table:table-cell office:value-type="float" office:value="94703" calcext:value-type="float">
            <text:p>94703</text:p>
          </table:table-cell>
          <table:table-cell office:value-type="float" office:value="64030" calcext:value-type="float">
            <text:p>64030</text:p>
          </table:table-cell>
          <table:table-cell office:value-type="float" office:value="82" calcext:value-type="float">
            <text:p>82</text:p>
          </table:table-cell>
          <table:table-cell office:value-type="float" office:value="1000" calcext:value-type="float">
            <text:p>1000</text:p>
          </table:table-cell>
          <table:table-cell office:value-type="float" office:value="5.33" calcext:value-type="float">
            <text:p>5.33</text:p>
          </table:table-cell>
          <table:table-cell office:value-type="float" office:value="4.026" calcext:value-type="float">
            <text:p>4.026</text:p>
          </table:table-cell>
          <table:table-cell office:value-type="float" office:value="29893" calcext:value-type="float">
            <text:p>29893</text:p>
          </table:table-cell>
          <table:table-cell office:value-type="float" office:value="19932" calcext:value-type="float">
            <text:p>19932</text:p>
          </table:table-cell>
          <table:table-cell office:value-type="float" office:value="91" calcext:value-type="float">
            <text:p>91</text:p>
          </table:table-cell>
          <table:table-cell office:value-type="float" office:value="1302" calcext:value-type="float">
            <text:p>1302</text:p>
          </table:table-cell>
          <table:table-cell office:value-type="float" office:value="12.01" calcext:value-type="float">
            <text:p>12.01</text:p>
          </table:table-cell>
          <table:table-cell office:value-type="float" office:value="10.692" calcext:value-type="float">
            <text:p>10.692</text:p>
          </table:table-cell>
          <table:table-cell office:value-type="float" office:value="91461" calcext:value-type="float">
            <text:p>91461</text:p>
          </table:table-cell>
          <table:table-cell office:value-type="float" office:value="64258" calcext:value-type="float">
            <text:p>64258</text:p>
          </table:table-cell>
          <table:table-cell office:value-type="float" office:value="100" calcext:value-type="float">
            <text:p>100</text:p>
          </table:table-cell>
          <table:table-cell office:value-type="float" office:value="1443" calcext:value-type="float">
            <text:p>1443</text:p>
          </table:table-cell>
          <table:table-cell office:value-type="float" office:value="13.36" calcext:value-type="float">
            <text:p>13.36</text:p>
          </table:table-cell>
          <table:table-cell office:value-type="float" office:value="12.47" calcext:value-type="float">
            <text:p>12.47</text:p>
          </table:table-cell>
          <table:table-cell office:value-type="float" office:value="117076" calcext:value-type="float">
            <text:p>117076</text:p>
          </table:table-cell>
          <table:table-cell office:value-type="float" office:value="82834" calcext:value-type="float">
            <text:p>82834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28.12" calcext:value-type="float">
            <text:p>28.12</text:p>
          </table:table-cell>
          <table:table-cell office:value-type="float" office:value="27.317" calcext:value-type="float">
            <text:p>27.317</text:p>
          </table:table-cell>
          <table:table-cell office:value-type="float" office:value="238601" calcext:value-type="float">
            <text:p>238601</text:p>
          </table:table-cell>
          <table:table-cell office:value-type="float" office:value="169404" calcext:value-type="float">
            <text:p>169404</text:p>
          </table:table-cell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1.89" calcext:value-type="float">
            <text:p>11.89</text:p>
          </table:table-cell>
          <table:table-cell office:value-type="float" office:value="10.908" calcext:value-type="float">
            <text:p>10.908</text:p>
          </table:table-cell>
          <table:table-cell office:value-type="float" office:value="105162" calcext:value-type="float">
            <text:p>105162</text:p>
          </table:table-cell>
          <table:table-cell office:value-type="float" office:value="75038" calcext:value-type="float">
            <text:p>75038</text:p>
          </table:table-cell>
          <table:table-cell office:value-type="float" office:value="42" calcext:value-type="float">
            <text:p>42</text:p>
          </table:table-cell>
          <table:table-cell office:value-type="float" office:value="342" calcext:value-type="float">
            <text:p>342</text:p>
          </table:table-cell>
          <table:table-cell office:value-type="float" office:value="8.57" calcext:value-type="float">
            <text:p>8.57</text:p>
          </table:table-cell>
          <table:table-cell office:value-type="float" office:value="7.597" calcext:value-type="float">
            <text:p>7.597</text:p>
          </table:table-cell>
          <table:table-cell office:value-type="float" office:value="73148" calcext:value-type="float">
            <text:p>73148</text:p>
          </table:table-cell>
          <table:table-cell office:value-type="float" office:value="49054" calcext:value-type="float">
            <text:p>49054</text:p>
          </table:table-cell>
          <table:table-cell office:value-type="float" office:value="42" calcext:value-type="float">
            <text:p>42</text:p>
          </table:table-cell>
          <table:table-cell office:value-type="float" office:value="380" calcext:value-type="float">
            <text:p>380</text:p>
          </table:table-cell>
          <table:table-cell office:value-type="float" office:value="4.87" calcext:value-type="float">
            <text:p>4.87</text:p>
          </table:table-cell>
          <table:table-cell office:value-type="float" office:value="3.687" calcext:value-type="float">
            <text:p>3.687</text:p>
          </table:table-cell>
          <table:table-cell office:value-type="float" office:value="28407" calcext:value-type="float">
            <text:p>28407</text:p>
          </table:table-cell>
          <table:table-cell office:value-type="float" office:value="18228" calcext:value-type="float">
            <text:p>18228</text:p>
          </table:table-cell>
          <table:table-cell office:value-type="float" office:value="62" calcext:value-type="float">
            <text:p>62</text:p>
          </table:table-cell>
          <table:table-cell office:value-type="float" office:value="883" calcext:value-type="float">
            <text:p>883</text:p>
          </table:table-cell>
          <table:table-cell office:value-type="float" office:value="12.82" calcext:value-type="float">
            <text:p>12.82</text:p>
          </table:table-cell>
          <table:table-cell office:value-type="float" office:value="11.442" calcext:value-type="float">
            <text:p>11.442</text:p>
          </table:table-cell>
          <table:table-cell office:value-type="float" office:value="96721" calcext:value-type="float">
            <text:p>96721</text:p>
          </table:table-cell>
          <table:table-cell office:value-type="float" office:value="67809" calcext:value-type="float">
            <text:p>67809</text:p>
          </table:table-cell>
          <table:table-cell office:value-type="float" office:value="64" calcext:value-type="float">
            <text:p>64</text:p>
          </table:table-cell>
          <table:table-cell office:value-type="float" office:value="917" calcext:value-type="float">
            <text:p>917</text:p>
          </table:table-cell>
          <table:table-cell table:formula="of:=MIN([.$H59];[.$N59];[.$T59];[.$Z59];[.$AF59];[.$AL59];[.$AR59];[.$AX59];[.$BD59];[.$BJ59];[.$BP59];[.$BV59])" office:value-type="float" office:value="4.87" calcext:value-type="float">
            <text:p>4.87</text:p>
          </table:table-cell>
          <table:table-cell table:formula="of:=MIN([.$I59];[.$O59];[.$U59];[.$AA59];[.$AG59];[.$AM59];[.$AS59];[.$AY59];[.$BE59];[.$BK59];[.$BQ59];[.$BW59])" office:value-type="float" office:value="3.687" calcext:value-type="float">
            <text:p>3.687</text:p>
          </table:table-cell>
          <table:table-cell table:formula="of:=MIN([.$J59];[.$P59];[.$V59];[.$AB59];[.$AH59];[.$AN59];[.$AT59];[.$AZ59];[.$BF59];[.$BL59];[.$BR59];[.$BX59])" office:value-type="float" office:value="28407" calcext:value-type="float">
            <text:p>28407</text:p>
          </table:table-cell>
          <table:table-cell table:formula="of:=MIN([.$K59];[.$Q59];[.$W59];[.$AC59];[.$AI59];[.$AO59];[.$AU59];[.$BA59];[.$BG59];[.$BM59];[.$BS59];[.$BY59])" office:value-type="float" office:value="18228" calcext:value-type="float">
            <text:p>18228</text:p>
          </table:table-cell>
          <table:table-cell table:formula="of:=MIN([.$L59];[.$R59];[.$X59];[.$AD59];[.$AJ59];[.$AP59];[.$AV59];[.$BB59];[.$BH59];[.$BN59];[.$BT59];[.$BZ59])" office:value-type="float" office:value="42" calcext:value-type="float">
            <text:p>42</text:p>
          </table:table-cell>
          <table:table-cell table:formula="of:=MIN([.$M59];[.$S59];[.$Y59];[.$AE59];[.$AK59];[.$AQ59];[.$AW59];[.$BC59];[.$BI59];[.$BO59];[.$BU59];[.$CA59])" office:value-type="float" office:value="0" calcext:value-type="float">
            <text:p>0</text:p>
          </table:table-cell>
          <table:table-cell table:formula="of:=MEDIAN([.$H59];[.$N59];[.$T59];[.$Z59];[.$AF59];[.$AL59];[.$AR59];[.$AX59];[.$BD59];[.$BJ59];[.$BP59];[.$BV59])" office:value-type="float" office:value="11.95" calcext:value-type="float">
            <text:p>11.95</text:p>
          </table:table-cell>
          <table:table-cell table:formula="of:=MEDIAN([.$I59];[.$O59];[.$U59];[.$AA59];[.$AG59];[.$AM59];[.$AS59];[.$AY59];[.$BE59];[.$BK59];[.$BQ59];[.$BW59])" office:value-type="float" office:value="10.8" calcext:value-type="float">
            <text:p>10.8</text:p>
          </table:table-cell>
          <table:table-cell table:formula="of:=MEDIAN([.$J59];[.$P59];[.$V59];[.$AB59];[.$AH59];[.$AN59];[.$AT59];[.$AZ59];[.$BF59];[.$BL59];[.$BR59];[.$BX59])" office:value-type="float" office:value="95712" calcext:value-type="float">
            <text:p>95712</text:p>
          </table:table-cell>
          <table:table-cell table:formula="of:=MEDIAN([.$K59];[.$Q59];[.$W59];[.$AC59];[.$AI59];[.$AO59];[.$AU59];[.$BA59];[.$BG59];[.$BM59];[.$BS59];[.$BY59])" office:value-type="float" office:value="66033.5" calcext:value-type="float">
            <text:p>66033.5</text:p>
          </table:table-cell>
          <table:table-cell table:formula="of:=MEDIAN([.$L59];[.$R59];[.$X59];[.$AD59];[.$AJ59];[.$AP59];[.$AV59];[.$BB59];[.$BH59];[.$BN59];[.$BT59];[.$BZ59])" office:value-type="float" office:value="61.5" calcext:value-type="float">
            <text:p>61.5</text:p>
          </table:table-cell>
          <table:table-cell table:formula="of:=MEDIAN([.$M59];[.$S59];[.$Y59];[.$AE59];[.$AK59];[.$AQ59];[.$AW59];[.$BC59];[.$BI59];[.$BO59];[.$BU59];[.$CA59])" office:value-type="float" office:value="691.5" calcext:value-type="float">
            <text:p>691.5</text:p>
          </table:table-cell>
          <table:table-cell table:formula="of:=MAX([.$H59];[.$N59];[.$T59];[.$Z59];[.$AF59];[.$AL59];[.$AR59];[.$AX59];[.$BD59];[.$BJ59];[.$BP59];[.$BV59])" office:value-type="float" office:value="28.12" calcext:value-type="float">
            <text:p>28.12</text:p>
          </table:table-cell>
          <table:table-cell table:formula="of:=MAX([.$I59];[.$O59];[.$U59];[.$AA59];[.$AG59];[.$AM59];[.$AS59];[.$AY59];[.$BE59];[.$BK59];[.$BQ59];[.$BW59])" office:value-type="float" office:value="27.317" calcext:value-type="float">
            <text:p>27.317</text:p>
          </table:table-cell>
          <table:table-cell table:formula="of:=MAX([.$J59];[.$P59];[.$V59];[.$AB59];[.$AH59];[.$AN59];[.$AT59];[.$AZ59];[.$BF59];[.$BL59];[.$BR59];[.$BX59])" office:value-type="float" office:value="238601" calcext:value-type="float">
            <text:p>238601</text:p>
          </table:table-cell>
          <table:table-cell table:formula="of:=MAX([.$K59];[.$Q59];[.$W59];[.$AC59];[.$AI59];[.$AO59];[.$AU59];[.$BA59];[.$BG59];[.$BM59];[.$BS59];[.$BY59])" office:value-type="float" office:value="169404" calcext:value-type="float">
            <text:p>169404</text:p>
          </table:table-cell>
          <table:table-cell table:formula="of:=MAX([.$L59];[.$R59];[.$X59];[.$AD59];[.$AJ59];[.$AP59];[.$AV59];[.$BB59];[.$BH59];[.$BN59];[.$BT59];[.$BZ59])" office:value-type="float" office:value="100" calcext:value-type="float">
            <text:p>100</text:p>
          </table:table-cell>
          <table:table-cell table:formula="of:=MAX([.$M59];[.$S59];[.$Y59];[.$AE59];[.$AK59];[.$AQ59];[.$AW59];[.$BC59];[.$BI59];[.$BO59];[.$BU59];[.$CA59])" office:value-type="float" office:value="1443" calcext:value-type="float">
            <text:p>1443</text:p>
          </table:table-cell>
          <table:table-cell/>
        </table:table-row>
        <table:table-row table:style-name="ro1">
          <table:table-cell office:value-type="string" calcext:value-type="string">
            <text:p>Nomistery/0041-nomystery-88-0.asp</text:p>
          </table:table-cell>
          <table:table-cell office:value-type="float" office:value="103.31" calcext:value-type="float">
            <text:p>103.31</text:p>
          </table:table-cell>
          <table:table-cell office:value-type="float" office:value="103.238" calcext:value-type="float">
            <text:p>103.238</text:p>
          </table:table-cell>
          <table:table-cell office:value-type="float" office:value="389298" calcext:value-type="float">
            <text:p>389298</text:p>
          </table:table-cell>
          <table:table-cell office:value-type="float" office:value="270417" calcext:value-type="float">
            <text:p>27041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008694" calcext:value-type="float">
            <text:p>3008694</text:p>
          </table:table-cell>
          <table:table-cell office:value-type="float" office:value="2123652" calcext:value-type="float">
            <text:p>2123652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364519" calcext:value-type="float">
            <text:p>3364519</text:p>
          </table:table-cell>
          <table:table-cell office:value-type="float" office:value="2246569" calcext:value-type="float">
            <text:p>2246569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925015" calcext:value-type="float">
            <text:p>2925015</text:p>
          </table:table-cell>
          <table:table-cell office:value-type="float" office:value="2082139" calcext:value-type="float">
            <text:p>2082139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752.62" calcext:value-type="float">
            <text:p>752.62</text:p>
          </table:table-cell>
          <table:table-cell office:value-type="float" office:value="751.79" calcext:value-type="float">
            <text:p>751.79</text:p>
          </table:table-cell>
          <table:table-cell office:value-type="float" office:value="4045458" calcext:value-type="float">
            <text:p>4045458</text:p>
          </table:table-cell>
          <table:table-cell office:value-type="float" office:value="2271002" calcext:value-type="float">
            <text:p>2271002</text:p>
          </table:table-cell>
          <table:table-cell office:value-type="float" office:value="173" calcext:value-type="float">
            <text:p>17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130557" calcext:value-type="float">
            <text:p>3130557</text:p>
          </table:table-cell>
          <table:table-cell office:value-type="float" office:value="2238522" calcext:value-type="float">
            <text:p>2238522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621096" calcext:value-type="float">
            <text:p>10621096</text:p>
          </table:table-cell>
          <table:table-cell office:value-type="float" office:value="2483521" calcext:value-type="float">
            <text:p>2483521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140318" calcext:value-type="float">
            <text:p>3140318</text:p>
          </table:table-cell>
          <table:table-cell office:value-type="float" office:value="2134910" calcext:value-type="float">
            <text:p>213491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392406" calcext:value-type="float">
            <text:p>3392406</text:p>
          </table:table-cell>
          <table:table-cell office:value-type="float" office:value="2308077" calcext:value-type="float">
            <text:p>2308077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150670" calcext:value-type="float">
            <text:p>3150670</text:p>
          </table:table-cell>
          <table:table-cell office:value-type="float" office:value="2248511" calcext:value-type="float">
            <text:p>2248511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549935" calcext:value-type="float">
            <text:p>3549935</text:p>
          </table:table-cell>
          <table:table-cell office:value-type="float" office:value="2433682" calcext:value-type="float">
            <text:p>2433682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145107" calcext:value-type="float">
            <text:p>3145107</text:p>
          </table:table-cell>
          <table:table-cell office:value-type="float" office:value="2233188" calcext:value-type="float">
            <text:p>2233188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489607" calcext:value-type="float">
            <text:p>3489607</text:p>
          </table:table-cell>
          <table:table-cell office:value-type="float" office:value="2383759" calcext:value-type="float">
            <text:p>2383759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formula="of:=MIN([.$H60];[.$N60];[.$T60];[.$Z60];[.$AF60];[.$AL60];[.$AR60];[.$AX60];[.$BD60];[.$BJ60];[.$BP60];[.$BV60])" office:value-type="float" office:value="752.62" calcext:value-type="float">
            <text:p>752.62</text:p>
          </table:table-cell>
          <table:table-cell table:formula="of:=MIN([.$I60];[.$O60];[.$U60];[.$AA60];[.$AG60];[.$AM60];[.$AS60];[.$AY60];[.$BE60];[.$BK60];[.$BQ60];[.$BW60])" office:value-type="float" office:value="751.79" calcext:value-type="float">
            <text:p>751.79</text:p>
          </table:table-cell>
          <table:table-cell table:formula="of:=MIN([.$J60];[.$P60];[.$V60];[.$AB60];[.$AH60];[.$AN60];[.$AT60];[.$AZ60];[.$BF60];[.$BL60];[.$BR60];[.$BX60])" office:value-type="float" office:value="2925015" calcext:value-type="float">
            <text:p>2925015</text:p>
          </table:table-cell>
          <table:table-cell table:formula="of:=MIN([.$K60];[.$Q60];[.$W60];[.$AC60];[.$AI60];[.$AO60];[.$AU60];[.$BA60];[.$BG60];[.$BM60];[.$BS60];[.$BY60])" office:value-type="float" office:value="2082139" calcext:value-type="float">
            <text:p>2082139</text:p>
          </table:table-cell>
          <table:table-cell table:formula="of:=MIN([.$L60];[.$R60];[.$X60];[.$AD60];[.$AJ60];[.$AP60];[.$AV60];[.$BB60];[.$BH60];[.$BN60];[.$BT60];[.$BZ60])" office:value-type="float" office:value="173" calcext:value-type="float">
            <text:p>173</text:p>
          </table:table-cell>
          <table:table-cell table:formula="of:=MIN([.$M60];[.$S60];[.$Y60];[.$AE60];[.$AK60];[.$AQ60];[.$AW60];[.$BC60];[.$BI60];[.$BO60];[.$BU60];[.$CA60])" office:value-type="float" office:value="0" calcext:value-type="float">
            <text:p>0</text:p>
          </table:table-cell>
          <table:table-cell table:formula="of:=MEDIAN([.$H60];[.$N60];[.$T60];[.$Z60];[.$AF60];[.$AL60];[.$AR60];[.$AX60];[.$BD60];[.$BJ60];[.$BP60];[.$BV60])" office:value-type="float" office:value="900" calcext:value-type="float">
            <text:p>900</text:p>
          </table:table-cell>
          <table:table-cell table:formula="of:=MEDIAN([.$I60];[.$O60];[.$U60];[.$AA60];[.$AG60];[.$AM60];[.$AS60];[.$AY60];[.$BE60];[.$BK60];[.$BQ60];[.$BW60])" office:value-type="float" office:value="900" calcext:value-type="float">
            <text:p>900</text:p>
          </table:table-cell>
          <table:table-cell table:formula="of:=MEDIAN([.$J60];[.$P60];[.$V60];[.$AB60];[.$AH60];[.$AN60];[.$AT60];[.$AZ60];[.$BF60];[.$BL60];[.$BR60];[.$BX60])" office:value-type="float" office:value="3257594.5" calcext:value-type="float">
            <text:p>3257594.5</text:p>
          </table:table-cell>
          <table:table-cell table:formula="of:=MEDIAN([.$K60];[.$Q60];[.$W60];[.$AC60];[.$AI60];[.$AO60];[.$AU60];[.$BA60];[.$BG60];[.$BM60];[.$BS60];[.$BY60])" office:value-type="float" office:value="2247540" calcext:value-type="float">
            <text:p>2247540</text:p>
          </table:table-cell>
          <table:table-cell table:formula="of:=MEDIAN([.$L60];[.$R60];[.$X60];[.$AD60];[.$AJ60];[.$AP60];[.$AV60];[.$BB60];[.$BH60];[.$BN60];[.$BT60];[.$BZ60])" office:value-type="float" office:value="207.5" calcext:value-type="float">
            <text:p>207.5</text:p>
          </table:table-cell>
          <table:table-cell table:formula="of:=MEDIAN([.$M60];[.$S60];[.$Y60];[.$AE60];[.$AK60];[.$AQ60];[.$AW60];[.$BC60];[.$BI60];[.$BO60];[.$BU60];[.$CA60])" office:value-type="float" office:value="0" calcext:value-type="float">
            <text:p>0</text:p>
          </table:table-cell>
          <table:table-cell table:formula="of:=MAX([.$H60];[.$N60];[.$T60];[.$Z60];[.$AF60];[.$AL60];[.$AR60];[.$AX60];[.$BD60];[.$BJ60];[.$BP60];[.$BV60])" office:value-type="float" office:value="900" calcext:value-type="float">
            <text:p>900</text:p>
          </table:table-cell>
          <table:table-cell table:formula="of:=MAX([.$I60];[.$O60];[.$U60];[.$AA60];[.$AG60];[.$AM60];[.$AS60];[.$AY60];[.$BE60];[.$BK60];[.$BQ60];[.$BW60])" office:value-type="float" office:value="900" calcext:value-type="float">
            <text:p>900</text:p>
          </table:table-cell>
          <table:table-cell table:formula="of:=MAX([.$J60];[.$P60];[.$V60];[.$AB60];[.$AH60];[.$AN60];[.$AT60];[.$AZ60];[.$BF60];[.$BL60];[.$BR60];[.$BX60])" office:value-type="float" office:value="10621096" calcext:value-type="float">
            <text:p>10621096</text:p>
          </table:table-cell>
          <table:table-cell table:formula="of:=MAX([.$K60];[.$Q60];[.$W60];[.$AC60];[.$AI60];[.$AO60];[.$AU60];[.$BA60];[.$BG60];[.$BM60];[.$BS60];[.$BY60])" office:value-type="float" office:value="2483521" calcext:value-type="float">
            <text:p>2483521</text:p>
          </table:table-cell>
          <table:table-cell table:formula="of:=MAX([.$L60];[.$R60];[.$X60];[.$AD60];[.$AJ60];[.$AP60];[.$AV60];[.$BB60];[.$BH60];[.$BN60];[.$BT60];[.$BZ60])" office:value-type="float" office:value="251" calcext:value-type="float">
            <text:p>251</text:p>
          </table:table-cell>
          <table:table-cell table:formula="of:=MAX([.$M60];[.$S60];[.$Y60];[.$AE60];[.$AK60];[.$AQ60];[.$AW60];[.$BC60];[.$BI60];[.$BO60];[.$BU60];[.$CA60])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Nomistery/0042-nomystery-56-0.asp</text:p>
          </table:table-cell>
          <table:table-cell office:value-type="float" office:value="78.22" calcext:value-type="float">
            <text:p>78.22</text:p>
          </table:table-cell>
          <table:table-cell office:value-type="float" office:value="78.158" calcext:value-type="float">
            <text:p>78.158</text:p>
          </table:table-cell>
          <table:table-cell office:value-type="float" office:value="358267" calcext:value-type="float">
            <text:p>358267</text:p>
          </table:table-cell>
          <table:table-cell office:value-type="float" office:value="264326" calcext:value-type="float">
            <text:p>26432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7.17" calcext:value-type="float">
            <text:p>517.17</text:p>
          </table:table-cell>
          <table:table-cell office:value-type="float" office:value="516.136" calcext:value-type="float">
            <text:p>516.136</text:p>
          </table:table-cell>
          <table:table-cell office:value-type="float" office:value="1987035" calcext:value-type="float">
            <text:p>1987035</text:p>
          </table:table-cell>
          <table:table-cell office:value-type="float" office:value="1374647" calcext:value-type="float">
            <text:p>1374647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794.05" calcext:value-type="float">
            <text:p>794.05</text:p>
          </table:table-cell>
          <table:table-cell office:value-type="float" office:value="793.128" calcext:value-type="float">
            <text:p>793.128</text:p>
          </table:table-cell>
          <table:table-cell office:value-type="float" office:value="3289806" calcext:value-type="float">
            <text:p>3289806</text:p>
          </table:table-cell>
          <table:table-cell office:value-type="float" office:value="2202671" calcext:value-type="float">
            <text:p>2202671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542.26" calcext:value-type="float">
            <text:p>542.26</text:p>
          </table:table-cell>
          <table:table-cell office:value-type="float" office:value="541.065" calcext:value-type="float">
            <text:p>541.065</text:p>
          </table:table-cell>
          <table:table-cell office:value-type="float" office:value="2049335" calcext:value-type="float">
            <text:p>2049335</text:p>
          </table:table-cell>
          <table:table-cell office:value-type="float" office:value="1471931" calcext:value-type="float">
            <text:p>1471931</text:p>
          </table:table-cell>
          <table:table-cell office:value-type="float" office:value="132" calcext:value-type="float">
            <text:p>132</text:p>
          </table:table-cell>
          <table:table-cell office:value-type="float" office:value="1000" calcext:value-type="float">
            <text:p>1000</text:p>
          </table:table-cell>
          <table:table-cell office:value-type="float" office:value="192.26" calcext:value-type="float">
            <text:p>192.26</text:p>
          </table:table-cell>
          <table:table-cell office:value-type="float" office:value="190.964" calcext:value-type="float">
            <text:p>190.964</text:p>
          </table:table-cell>
          <table:table-cell office:value-type="float" office:value="1064085" calcext:value-type="float">
            <text:p>1064085</text:p>
          </table:table-cell>
          <table:table-cell office:value-type="float" office:value="727078" calcext:value-type="float">
            <text:p>727078</text:p>
          </table:table-cell>
          <table:table-cell office:value-type="float" office:value="114" calcext:value-type="float">
            <text:p>114</text:p>
          </table:table-cell>
          <table:table-cell office:value-type="float" office:value="1000" calcext:value-type="float">
            <text:p>1000</text:p>
          </table:table-cell>
          <table:table-cell office:value-type="float" office:value="48.98" calcext:value-type="float">
            <text:p>48.98</text:p>
          </table:table-cell>
          <table:table-cell office:value-type="float" office:value="47.825" calcext:value-type="float">
            <text:p>47.825</text:p>
          </table:table-cell>
          <table:table-cell office:value-type="float" office:value="310836" calcext:value-type="float">
            <text:p>310836</text:p>
          </table:table-cell>
          <table:table-cell office:value-type="float" office:value="207186" calcext:value-type="float">
            <text:p>207186</text:p>
          </table:table-cell>
          <table:table-cell office:value-type="float" office:value="100" calcext:value-type="float">
            <text:p>100</text:p>
          </table:table-cell>
          <table:table-cell office:value-type="float" office:value="1480" calcext:value-type="float">
            <text:p>1480</text:p>
          </table:table-cell>
          <table:table-cell office:value-type="float" office:value="606.82" calcext:value-type="float">
            <text:p>606.82</text:p>
          </table:table-cell>
          <table:table-cell office:value-type="float" office:value="605.53" calcext:value-type="float">
            <text:p>605.53</text:p>
          </table:table-cell>
          <table:table-cell office:value-type="float" office:value="2572949" calcext:value-type="float">
            <text:p>2572949</text:p>
          </table:table-cell>
          <table:table-cell office:value-type="float" office:value="1815296" calcext:value-type="float">
            <text:p>1815296</text:p>
          </table:table-cell>
          <table:table-cell office:value-type="float" office:value="126" calcext:value-type="float">
            <text:p>126</text:p>
          </table:table-cell>
          <table:table-cell office:value-type="float" office:value="1500" calcext:value-type="float">
            <text:p>1500</text:p>
          </table:table-cell>
          <table:table-cell office:value-type="float" office:value="330.81" calcext:value-type="float">
            <text:p>330.81</text:p>
          </table:table-cell>
          <table:table-cell office:value-type="float" office:value="330.217" calcext:value-type="float">
            <text:p>330.217</text:p>
          </table:table-cell>
          <table:table-cell office:value-type="float" office:value="1479380" calcext:value-type="float">
            <text:p>1479380</text:p>
          </table:table-cell>
          <table:table-cell office:value-type="float" office:value="1030878" calcext:value-type="float">
            <text:p>1030878</text:p>
          </table:table-cell>
          <table:table-cell office:value-type="float" office:value="108" calcext:value-type="float">
            <text:p>10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586075" calcext:value-type="float">
            <text:p>3586075</text:p>
          </table:table-cell>
          <table:table-cell office:value-type="float" office:value="2417635" calcext:value-type="float">
            <text:p>2417635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470.64" calcext:value-type="float">
            <text:p>470.64</text:p>
          </table:table-cell>
          <table:table-cell office:value-type="float" office:value="469.666" calcext:value-type="float">
            <text:p>469.666</text:p>
          </table:table-cell>
          <table:table-cell office:value-type="float" office:value="1894519" calcext:value-type="float">
            <text:p>1894519</text:p>
          </table:table-cell>
          <table:table-cell office:value-type="float" office:value="1339427" calcext:value-type="float">
            <text:p>1339427</text:p>
          </table:table-cell>
          <table:table-cell office:value-type="float" office:value="104" calcext:value-type="float">
            <text:p>104</text:p>
          </table:table-cell>
          <table:table-cell office:value-type="float" office:value="550" calcext:value-type="float">
            <text:p>550</text:p>
          </table:table-cell>
          <table:table-cell office:value-type="float" office:value="868.1" calcext:value-type="float">
            <text:p>868.1</text:p>
          </table:table-cell>
          <table:table-cell office:value-type="float" office:value="867.057" calcext:value-type="float">
            <text:p>867.057</text:p>
          </table:table-cell>
          <table:table-cell office:value-type="float" office:value="3189413" calcext:value-type="float">
            <text:p>3189413</text:p>
          </table:table-cell>
          <table:table-cell office:value-type="float" office:value="2185778" calcext:value-type="float">
            <text:p>2185778</text:p>
          </table:table-cell>
          <table:table-cell office:value-type="float" office:value="123" calcext:value-type="float">
            <text:p>123</text:p>
          </table:table-cell>
          <table:table-cell office:value-type="float" office:value="538" calcext:value-type="float">
            <text:p>538</text:p>
          </table:table-cell>
          <table:table-cell office:value-type="float" office:value="49.69" calcext:value-type="float">
            <text:p>49.69</text:p>
          </table:table-cell>
          <table:table-cell office:value-type="float" office:value="48.559" calcext:value-type="float">
            <text:p>48.559</text:p>
          </table:table-cell>
          <table:table-cell office:value-type="float" office:value="325339" calcext:value-type="float">
            <text:p>325339</text:p>
          </table:table-cell>
          <table:table-cell office:value-type="float" office:value="219023" calcext:value-type="float">
            <text:p>219023</text:p>
          </table:table-cell>
          <table:table-cell office:value-type="float" office:value="78" calcext:value-type="float">
            <text:p>7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404931" calcext:value-type="float">
            <text:p>3404931</text:p>
          </table:table-cell>
          <table:table-cell office:value-type="float" office:value="2331152" calcext:value-type="float">
            <text:p>2331152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MIN([.$H61];[.$N61];[.$T61];[.$Z61];[.$AF61];[.$AL61];[.$AR61];[.$AX61];[.$BD61];[.$BJ61];[.$BP61];[.$BV61])" office:value-type="float" office:value="48.98" calcext:value-type="float">
            <text:p>48.98</text:p>
          </table:table-cell>
          <table:table-cell table:formula="of:=MIN([.$I61];[.$O61];[.$U61];[.$AA61];[.$AG61];[.$AM61];[.$AS61];[.$AY61];[.$BE61];[.$BK61];[.$BQ61];[.$BW61])" office:value-type="float" office:value="47.825" calcext:value-type="float">
            <text:p>47.825</text:p>
          </table:table-cell>
          <table:table-cell table:formula="of:=MIN([.$J61];[.$P61];[.$V61];[.$AB61];[.$AH61];[.$AN61];[.$AT61];[.$AZ61];[.$BF61];[.$BL61];[.$BR61];[.$BX61])" office:value-type="float" office:value="310836" calcext:value-type="float">
            <text:p>310836</text:p>
          </table:table-cell>
          <table:table-cell table:formula="of:=MIN([.$K61];[.$Q61];[.$W61];[.$AC61];[.$AI61];[.$AO61];[.$AU61];[.$BA61];[.$BG61];[.$BM61];[.$BS61];[.$BY61])" office:value-type="float" office:value="207186" calcext:value-type="float">
            <text:p>207186</text:p>
          </table:table-cell>
          <table:table-cell table:formula="of:=MIN([.$L61];[.$R61];[.$X61];[.$AD61];[.$AJ61];[.$AP61];[.$AV61];[.$BB61];[.$BH61];[.$BN61];[.$BT61];[.$BZ61])" office:value-type="float" office:value="78" calcext:value-type="float">
            <text:p>78</text:p>
          </table:table-cell>
          <table:table-cell table:formula="of:=MIN([.$M61];[.$S61];[.$Y61];[.$AE61];[.$AK61];[.$AQ61];[.$AW61];[.$BC61];[.$BI61];[.$BO61];[.$BU61];[.$CA61])" office:value-type="float" office:value="0" calcext:value-type="float">
            <text:p>0</text:p>
          </table:table-cell>
          <table:table-cell table:formula="of:=MEDIAN([.$H61];[.$N61];[.$T61];[.$Z61];[.$AF61];[.$AL61];[.$AR61];[.$AX61];[.$BD61];[.$BJ61];[.$BP61];[.$BV61])" office:value-type="float" office:value="529.715" calcext:value-type="float">
            <text:p>529.715</text:p>
          </table:table-cell>
          <table:table-cell table:formula="of:=MEDIAN([.$I61];[.$O61];[.$U61];[.$AA61];[.$AG61];[.$AM61];[.$AS61];[.$AY61];[.$BE61];[.$BK61];[.$BQ61];[.$BW61])" office:value-type="float" office:value="528.6005" calcext:value-type="float">
            <text:p>528.6005</text:p>
          </table:table-cell>
          <table:table-cell table:formula="of:=MEDIAN([.$J61];[.$P61];[.$V61];[.$AB61];[.$AH61];[.$AN61];[.$AT61];[.$AZ61];[.$BF61];[.$BL61];[.$BR61];[.$BX61])" office:value-type="float" office:value="2018185" calcext:value-type="float">
            <text:p>2018185</text:p>
          </table:table-cell>
          <table:table-cell table:formula="of:=MEDIAN([.$K61];[.$Q61];[.$W61];[.$AC61];[.$AI61];[.$AO61];[.$AU61];[.$BA61];[.$BG61];[.$BM61];[.$BS61];[.$BY61])" office:value-type="float" office:value="1423289" calcext:value-type="float">
            <text:p>1423289</text:p>
          </table:table-cell>
          <table:table-cell table:formula="of:=MEDIAN([.$L61];[.$R61];[.$X61];[.$AD61];[.$AJ61];[.$AP61];[.$AV61];[.$BB61];[.$BH61];[.$BN61];[.$BT61];[.$BZ61])" office:value-type="float" office:value="124.5" calcext:value-type="float">
            <text:p>124.5</text:p>
          </table:table-cell>
          <table:table-cell table:formula="of:=MEDIAN([.$M61];[.$S61];[.$Y61];[.$AE61];[.$AK61];[.$AQ61];[.$AW61];[.$BC61];[.$BI61];[.$BO61];[.$BU61];[.$CA61])" office:value-type="float" office:value="544" calcext:value-type="float">
            <text:p>544</text:p>
          </table:table-cell>
          <table:table-cell table:formula="of:=MAX([.$H61];[.$N61];[.$T61];[.$Z61];[.$AF61];[.$AL61];[.$AR61];[.$AX61];[.$BD61];[.$BJ61];[.$BP61];[.$BV61])" office:value-type="float" office:value="900" calcext:value-type="float">
            <text:p>900</text:p>
          </table:table-cell>
          <table:table-cell table:formula="of:=MAX([.$I61];[.$O61];[.$U61];[.$AA61];[.$AG61];[.$AM61];[.$AS61];[.$AY61];[.$BE61];[.$BK61];[.$BQ61];[.$BW61])" office:value-type="float" office:value="900" calcext:value-type="float">
            <text:p>900</text:p>
          </table:table-cell>
          <table:table-cell table:formula="of:=MAX([.$J61];[.$P61];[.$V61];[.$AB61];[.$AH61];[.$AN61];[.$AT61];[.$AZ61];[.$BF61];[.$BL61];[.$BR61];[.$BX61])" office:value-type="float" office:value="3586075" calcext:value-type="float">
            <text:p>3586075</text:p>
          </table:table-cell>
          <table:table-cell table:formula="of:=MAX([.$K61];[.$Q61];[.$W61];[.$AC61];[.$AI61];[.$AO61];[.$AU61];[.$BA61];[.$BG61];[.$BM61];[.$BS61];[.$BY61])" office:value-type="float" office:value="2417635" calcext:value-type="float">
            <text:p>2417635</text:p>
          </table:table-cell>
          <table:table-cell table:formula="of:=MAX([.$L61];[.$R61];[.$X61];[.$AD61];[.$AJ61];[.$AP61];[.$AV61];[.$BB61];[.$BH61];[.$BN61];[.$BT61];[.$BZ61])" office:value-type="float" office:value="167" calcext:value-type="float">
            <text:p>167</text:p>
          </table:table-cell>
          <table:table-cell table:formula="of:=MAX([.$M61];[.$S61];[.$Y61];[.$AE61];[.$AK61];[.$AQ61];[.$AW61];[.$BC61];[.$BI61];[.$BO61];[.$BU61];[.$CA61])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Nomistery/0045-nomystery-44-0.asp</text:p>
          </table:table-cell>
          <table:table-cell office:value-type="float" office:value="36.12" calcext:value-type="float">
            <text:p>36.12</text:p>
          </table:table-cell>
          <table:table-cell office:value-type="float" office:value="36.047" calcext:value-type="float">
            <text:p>36.047</text:p>
          </table:table-cell>
          <table:table-cell office:value-type="float" office:value="225634" calcext:value-type="float">
            <text:p>225634</text:p>
          </table:table-cell>
          <table:table-cell office:value-type="float" office:value="167201" calcext:value-type="float">
            <text:p>16720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7.95" calcext:value-type="float">
            <text:p>47.95</text:p>
          </table:table-cell>
          <table:table-cell office:value-type="float" office:value="47" calcext:value-type="float">
            <text:p>47</text:p>
          </table:table-cell>
          <table:table-cell office:value-type="float" office:value="312994" calcext:value-type="float">
            <text:p>312994</text:p>
          </table:table-cell>
          <table:table-cell office:value-type="float" office:value="218502" calcext:value-type="float">
            <text:p>21850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9.18" calcext:value-type="float">
            <text:p>99.18</text:p>
          </table:table-cell>
          <table:table-cell office:value-type="float" office:value="98.145" calcext:value-type="float">
            <text:p>98.145</text:p>
          </table:table-cell>
          <table:table-cell office:value-type="float" office:value="594466" calcext:value-type="float">
            <text:p>594466</text:p>
          </table:table-cell>
          <table:table-cell office:value-type="float" office:value="411680" calcext:value-type="float">
            <text:p>41168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4.99" calcext:value-type="float">
            <text:p>54.99</text:p>
          </table:table-cell>
          <table:table-cell office:value-type="float" office:value="53.612" calcext:value-type="float">
            <text:p>53.612</text:p>
          </table:table-cell>
          <table:table-cell office:value-type="float" office:value="347366" calcext:value-type="float">
            <text:p>347366</text:p>
          </table:table-cell>
          <table:table-cell office:value-type="float" office:value="252637" calcext:value-type="float">
            <text:p>252637</text:p>
          </table:table-cell>
          <table:table-cell office:value-type="float" office:value="87" calcext:value-type="float">
            <text:p>87</text:p>
          </table:table-cell>
          <table:table-cell office:value-type="float" office:value="1000" calcext:value-type="float">
            <text:p>1000</text:p>
          </table:table-cell>
          <table:table-cell office:value-type="float" office:value="195.74" calcext:value-type="float">
            <text:p>195.74</text:p>
          </table:table-cell>
          <table:table-cell office:value-type="float" office:value="194.286" calcext:value-type="float">
            <text:p>194.286</text:p>
          </table:table-cell>
          <table:table-cell office:value-type="float" office:value="1078695" calcext:value-type="float">
            <text:p>1078695</text:p>
          </table:table-cell>
          <table:table-cell office:value-type="float" office:value="782385" calcext:value-type="float">
            <text:p>782385</text:p>
          </table:table-cell>
          <table:table-cell office:value-type="float" office:value="99" calcext:value-type="float">
            <text:p>99</text:p>
          </table:table-cell>
          <table:table-cell office:value-type="float" office:value="1000" calcext:value-type="float">
            <text:p>1000</text:p>
          </table:table-cell>
          <table:table-cell office:value-type="float" office:value="69.6" calcext:value-type="float">
            <text:p>69.6</text:p>
          </table:table-cell>
          <table:table-cell office:value-type="float" office:value="68" calcext:value-type="float">
            <text:p>68</text:p>
          </table:table-cell>
          <table:table-cell office:value-type="float" office:value="434258" calcext:value-type="float">
            <text:p>434258</text:p>
          </table:table-cell>
          <table:table-cell office:value-type="float" office:value="323669" calcext:value-type="float">
            <text:p>323669</text:p>
          </table:table-cell>
          <table:table-cell office:value-type="float" office:value="95" calcext:value-type="float">
            <text:p>95</text:p>
          </table:table-cell>
          <table:table-cell office:value-type="float" office:value="1396" calcext:value-type="float">
            <text:p>1396</text:p>
          </table:table-cell>
          <table:table-cell office:value-type="float" office:value="59.23" calcext:value-type="float">
            <text:p>59.23</text:p>
          </table:table-cell>
          <table:table-cell office:value-type="float" office:value="57.745" calcext:value-type="float">
            <text:p>57.745</text:p>
          </table:table-cell>
          <table:table-cell office:value-type="float" office:value="370023" calcext:value-type="float">
            <text:p>370023</text:p>
          </table:table-cell>
          <table:table-cell office:value-type="float" office:value="266321" calcext:value-type="float">
            <text:p>266321</text:p>
          </table:table-cell>
          <table:table-cell office:value-type="float" office:value="106" calcext:value-type="float">
            <text:p>106</text:p>
          </table:table-cell>
          <table:table-cell office:value-type="float" office:value="1500" calcext:value-type="float">
            <text:p>1500</text:p>
          </table:table-cell>
          <table:table-cell office:value-type="float" office:value="166.04" calcext:value-type="float">
            <text:p>166.04</text:p>
          </table:table-cell>
          <table:table-cell office:value-type="float" office:value="165.522" calcext:value-type="float">
            <text:p>165.522</text:p>
          </table:table-cell>
          <table:table-cell office:value-type="float" office:value="874474" calcext:value-type="float">
            <text:p>874474</text:p>
          </table:table-cell>
          <table:table-cell office:value-type="float" office:value="641627" calcext:value-type="float">
            <text:p>641627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40.34" calcext:value-type="float">
            <text:p>40.34</text:p>
          </table:table-cell>
          <table:table-cell office:value-type="float" office:value="39.746" calcext:value-type="float">
            <text:p>39.746</text:p>
          </table:table-cell>
          <table:table-cell office:value-type="float" office:value="287402" calcext:value-type="float">
            <text:p>287402</text:p>
          </table:table-cell>
          <table:table-cell office:value-type="float" office:value="198614" calcext:value-type="float">
            <text:p>198614</text:p>
          </table:table-cell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181.57" calcext:value-type="float">
            <text:p>181.57</text:p>
          </table:table-cell>
          <table:table-cell office:value-type="float" office:value="180.464" calcext:value-type="float">
            <text:p>180.464</text:p>
          </table:table-cell>
          <table:table-cell office:value-type="float" office:value="928780" calcext:value-type="float">
            <text:p>928780</text:p>
          </table:table-cell>
          <table:table-cell office:value-type="float" office:value="686142" calcext:value-type="float">
            <text:p>686142</text:p>
          </table:table-cell>
          <table:table-cell office:value-type="float" office:value="66" calcext:value-type="float">
            <text:p>66</text:p>
          </table:table-cell>
          <table:table-cell office:value-type="float" office:value="519" calcext:value-type="float">
            <text:p>519</text:p>
          </table:table-cell>
          <table:table-cell office:value-type="float" office:value="74.09" calcext:value-type="float">
            <text:p>74.09</text:p>
          </table:table-cell>
          <table:table-cell office:value-type="float" office:value="72.926" calcext:value-type="float">
            <text:p>72.926</text:p>
          </table:table-cell>
          <table:table-cell office:value-type="float" office:value="490749" calcext:value-type="float">
            <text:p>490749</text:p>
          </table:table-cell>
          <table:table-cell office:value-type="float" office:value="354237" calcext:value-type="float">
            <text:p>354237</text:p>
          </table:table-cell>
          <table:table-cell office:value-type="float" office:value="67" calcext:value-type="float">
            <text:p>67</text:p>
          </table:table-cell>
          <table:table-cell office:value-type="float" office:value="586" calcext:value-type="float">
            <text:p>586</text:p>
          </table:table-cell>
          <table:table-cell office:value-type="float" office:value="71.03" calcext:value-type="float">
            <text:p>71.03</text:p>
          </table:table-cell>
          <table:table-cell office:value-type="float" office:value="69.633" calcext:value-type="float">
            <text:p>69.633</text:p>
          </table:table-cell>
          <table:table-cell office:value-type="float" office:value="443324" calcext:value-type="float">
            <text:p>443324</text:p>
          </table:table-cell>
          <table:table-cell office:value-type="float" office:value="324984" calcext:value-type="float">
            <text:p>324984</text:p>
          </table:table-cell>
          <table:table-cell office:value-type="float" office:value="82" calcext:value-type="float">
            <text:p>82</text:p>
          </table:table-cell>
          <table:table-cell office:value-type="float" office:value="1000" calcext:value-type="float">
            <text:p>1000</text:p>
          </table:table-cell>
          <table:table-cell office:value-type="float" office:value="87.92" calcext:value-type="float">
            <text:p>87.92</text:p>
          </table:table-cell>
          <table:table-cell office:value-type="float" office:value="86.562" calcext:value-type="float">
            <text:p>86.562</text:p>
          </table:table-cell>
          <table:table-cell office:value-type="float" office:value="553506" calcext:value-type="float">
            <text:p>553506</text:p>
          </table:table-cell>
          <table:table-cell office:value-type="float" office:value="405073" calcext:value-type="float">
            <text:p>405073</text:p>
          </table:table-cell>
          <table:table-cell office:value-type="float" office:value="83" calcext:value-type="float">
            <text:p>83</text:p>
          </table:table-cell>
          <table:table-cell office:value-type="float" office:value="1000" calcext:value-type="float">
            <text:p>1000</text:p>
          </table:table-cell>
          <table:table-cell table:formula="of:=MIN([.$H62];[.$N62];[.$T62];[.$Z62];[.$AF62];[.$AL62];[.$AR62];[.$AX62];[.$BD62];[.$BJ62];[.$BP62];[.$BV62])" office:value-type="float" office:value="40.34" calcext:value-type="float">
            <text:p>40.34</text:p>
          </table:table-cell>
          <table:table-cell table:formula="of:=MIN([.$I62];[.$O62];[.$U62];[.$AA62];[.$AG62];[.$AM62];[.$AS62];[.$AY62];[.$BE62];[.$BK62];[.$BQ62];[.$BW62])" office:value-type="float" office:value="39.746" calcext:value-type="float">
            <text:p>39.746</text:p>
          </table:table-cell>
          <table:table-cell table:formula="of:=MIN([.$J62];[.$P62];[.$V62];[.$AB62];[.$AH62];[.$AN62];[.$AT62];[.$AZ62];[.$BF62];[.$BL62];[.$BR62];[.$BX62])" office:value-type="float" office:value="287402" calcext:value-type="float">
            <text:p>287402</text:p>
          </table:table-cell>
          <table:table-cell table:formula="of:=MIN([.$K62];[.$Q62];[.$W62];[.$AC62];[.$AI62];[.$AO62];[.$AU62];[.$BA62];[.$BG62];[.$BM62];[.$BS62];[.$BY62])" office:value-type="float" office:value="198614" calcext:value-type="float">
            <text:p>198614</text:p>
          </table:table-cell>
          <table:table-cell table:formula="of:=MIN([.$L62];[.$R62];[.$X62];[.$AD62];[.$AJ62];[.$AP62];[.$AV62];[.$BB62];[.$BH62];[.$BN62];[.$BT62];[.$BZ62])" office:value-type="float" office:value="65" calcext:value-type="float">
            <text:p>65</text:p>
          </table:table-cell>
          <table:table-cell table:formula="of:=MIN([.$M62];[.$S62];[.$Y62];[.$AE62];[.$AK62];[.$AQ62];[.$AW62];[.$BC62];[.$BI62];[.$BO62];[.$BU62];[.$CA62])" office:value-type="float" office:value="0" calcext:value-type="float">
            <text:p>0</text:p>
          </table:table-cell>
          <table:table-cell table:formula="of:=MEDIAN([.$H62];[.$N62];[.$T62];[.$Z62];[.$AF62];[.$AL62];[.$AR62];[.$AX62];[.$BD62];[.$BJ62];[.$BP62];[.$BV62])" office:value-type="float" office:value="72.56" calcext:value-type="float">
            <text:p>72.56</text:p>
          </table:table-cell>
          <table:table-cell table:formula="of:=MEDIAN([.$I62];[.$O62];[.$U62];[.$AA62];[.$AG62];[.$AM62];[.$AS62];[.$AY62];[.$BE62];[.$BK62];[.$BQ62];[.$BW62])" office:value-type="float" office:value="71.2795" calcext:value-type="float">
            <text:p>71.2795</text:p>
          </table:table-cell>
          <table:table-cell table:formula="of:=MEDIAN([.$J62];[.$P62];[.$V62];[.$AB62];[.$AH62];[.$AN62];[.$AT62];[.$AZ62];[.$BF62];[.$BL62];[.$BR62];[.$BX62])" office:value-type="float" office:value="467036.5" calcext:value-type="float">
            <text:p>467036.5</text:p>
          </table:table-cell>
          <table:table-cell table:formula="of:=MEDIAN([.$K62];[.$Q62];[.$W62];[.$AC62];[.$AI62];[.$AO62];[.$AU62];[.$BA62];[.$BG62];[.$BM62];[.$BS62];[.$BY62])" office:value-type="float" office:value="339610.5" calcext:value-type="float">
            <text:p>339610.5</text:p>
          </table:table-cell>
          <table:table-cell table:formula="of:=MEDIAN([.$L62];[.$R62];[.$X62];[.$AD62];[.$AJ62];[.$AP62];[.$AV62];[.$BB62];[.$BH62];[.$BN62];[.$BT62];[.$BZ62])" office:value-type="float" office:value="81" calcext:value-type="float">
            <text:p>81</text:p>
          </table:table-cell>
          <table:table-cell table:formula="of:=MEDIAN([.$M62];[.$S62];[.$Y62];[.$AE62];[.$AK62];[.$AQ62];[.$AW62];[.$BC62];[.$BI62];[.$BO62];[.$BU62];[.$CA62])" office:value-type="float" office:value="793" calcext:value-type="float">
            <text:p>793</text:p>
          </table:table-cell>
          <table:table-cell table:formula="of:=MAX([.$H62];[.$N62];[.$T62];[.$Z62];[.$AF62];[.$AL62];[.$AR62];[.$AX62];[.$BD62];[.$BJ62];[.$BP62];[.$BV62])" office:value-type="float" office:value="195.74" calcext:value-type="float">
            <text:p>195.74</text:p>
          </table:table-cell>
          <table:table-cell table:formula="of:=MAX([.$I62];[.$O62];[.$U62];[.$AA62];[.$AG62];[.$AM62];[.$AS62];[.$AY62];[.$BE62];[.$BK62];[.$BQ62];[.$BW62])" office:value-type="float" office:value="194.286" calcext:value-type="float">
            <text:p>194.286</text:p>
          </table:table-cell>
          <table:table-cell table:formula="of:=MAX([.$J62];[.$P62];[.$V62];[.$AB62];[.$AH62];[.$AN62];[.$AT62];[.$AZ62];[.$BF62];[.$BL62];[.$BR62];[.$BX62])" office:value-type="float" office:value="1078695" calcext:value-type="float">
            <text:p>1078695</text:p>
          </table:table-cell>
          <table:table-cell table:formula="of:=MAX([.$K62];[.$Q62];[.$W62];[.$AC62];[.$AI62];[.$AO62];[.$AU62];[.$BA62];[.$BG62];[.$BM62];[.$BS62];[.$BY62])" office:value-type="float" office:value="782385" calcext:value-type="float">
            <text:p>782385</text:p>
          </table:table-cell>
          <table:table-cell table:formula="of:=MAX([.$L62];[.$R62];[.$X62];[.$AD62];[.$AJ62];[.$AP62];[.$AV62];[.$BB62];[.$BH62];[.$BN62];[.$BT62];[.$BZ62])" office:value-type="float" office:value="106" calcext:value-type="float">
            <text:p>106</text:p>
          </table:table-cell>
          <table:table-cell table:formula="of:=MAX([.$M62];[.$S62];[.$Y62];[.$AE62];[.$AK62];[.$AQ62];[.$AW62];[.$BC62];[.$BI62];[.$BO62];[.$BU62];[.$CA62])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RicochetRobots/007-ricochetrobot-17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56422" calcext:value-type="float">
            <text:p>2656422</text:p>
          </table:table-cell>
          <table:table-cell office:value-type="float" office:value="2137203" calcext:value-type="float">
            <text:p>213720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84232" calcext:value-type="float">
            <text:p>2584232</text:p>
          </table:table-cell>
          <table:table-cell office:value-type="float" office:value="1894515" calcext:value-type="float">
            <text:p>1894515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36124" calcext:value-type="float">
            <text:p>2736124</text:p>
          </table:table-cell>
          <table:table-cell office:value-type="float" office:value="1954656" calcext:value-type="float">
            <text:p>1954656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20306" calcext:value-type="float">
            <text:p>2420306</text:p>
          </table:table-cell>
          <table:table-cell office:value-type="float" office:value="1801203" calcext:value-type="float">
            <text:p>1801203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59413" calcext:value-type="float">
            <text:p>2659413</text:p>
          </table:table-cell>
          <table:table-cell office:value-type="float" office:value="1955875" calcext:value-type="float">
            <text:p>1955875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206440" calcext:value-type="float">
            <text:p>2206440</text:p>
          </table:table-cell>
          <table:table-cell office:value-type="float" office:value="1651305" calcext:value-type="float">
            <text:p>1651305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98714" calcext:value-type="float">
            <text:p>2598714</text:p>
          </table:table-cell>
          <table:table-cell office:value-type="float" office:value="1906796" calcext:value-type="float">
            <text:p>1906796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23129" calcext:value-type="float">
            <text:p>2523129</text:p>
          </table:table-cell>
          <table:table-cell office:value-type="float" office:value="1873449" calcext:value-type="float">
            <text:p>1873449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26507" calcext:value-type="float">
            <text:p>2626507</text:p>
          </table:table-cell>
          <table:table-cell office:value-type="float" office:value="1914405" calcext:value-type="float">
            <text:p>1914405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97843" calcext:value-type="float">
            <text:p>2397843</text:p>
          </table:table-cell>
          <table:table-cell office:value-type="float" office:value="1781992" calcext:value-type="float">
            <text:p>178199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40294" calcext:value-type="float">
            <text:p>2540294</text:p>
          </table:table-cell>
          <table:table-cell office:value-type="float" office:value="1864167" calcext:value-type="float">
            <text:p>1864167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53097" calcext:value-type="float">
            <text:p>2453097</text:p>
          </table:table-cell>
          <table:table-cell office:value-type="float" office:value="1834665" calcext:value-type="float">
            <text:p>1834665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66803" calcext:value-type="float">
            <text:p>2666803</text:p>
          </table:table-cell>
          <table:table-cell office:value-type="float" office:value="1952345" calcext:value-type="float">
            <text:p>1952345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MIN([.$H63];[.$N63];[.$T63];[.$Z63];[.$AF63];[.$AL63];[.$AR63];[.$AX63];[.$BD63];[.$BJ63];[.$BP63];[.$BV63])" office:value-type="float" office:value="900" calcext:value-type="float">
            <text:p>900</text:p>
          </table:table-cell>
          <table:table-cell table:formula="of:=MIN([.$I63];[.$O63];[.$U63];[.$AA63];[.$AG63];[.$AM63];[.$AS63];[.$AY63];[.$BE63];[.$BK63];[.$BQ63];[.$BW63])" office:value-type="float" office:value="900" calcext:value-type="float">
            <text:p>900</text:p>
          </table:table-cell>
          <table:table-cell table:formula="of:=MIN([.$J63];[.$P63];[.$V63];[.$AB63];[.$AH63];[.$AN63];[.$AT63];[.$AZ63];[.$BF63];[.$BL63];[.$BR63];[.$BX63])" office:value-type="float" office:value="2206440" calcext:value-type="float">
            <text:p>2206440</text:p>
          </table:table-cell>
          <table:table-cell table:formula="of:=MIN([.$K63];[.$Q63];[.$W63];[.$AC63];[.$AI63];[.$AO63];[.$AU63];[.$BA63];[.$BG63];[.$BM63];[.$BS63];[.$BY63])" office:value-type="float" office:value="1651305" calcext:value-type="float">
            <text:p>1651305</text:p>
          </table:table-cell>
          <table:table-cell table:formula="of:=MIN([.$L63];[.$R63];[.$X63];[.$AD63];[.$AJ63];[.$AP63];[.$AV63];[.$BB63];[.$BH63];[.$BN63];[.$BT63];[.$BZ63])" office:value-type="float" office:value="133" calcext:value-type="float">
            <text:p>133</text:p>
          </table:table-cell>
          <table:table-cell table:formula="of:=MIN([.$M63];[.$S63];[.$Y63];[.$AE63];[.$AK63];[.$AQ63];[.$AW63];[.$BC63];[.$BI63];[.$BO63];[.$BU63];[.$CA63])" office:value-type="float" office:value="0" calcext:value-type="float">
            <text:p>0</text:p>
          </table:table-cell>
          <table:table-cell table:formula="of:=MEDIAN([.$H63];[.$N63];[.$T63];[.$Z63];[.$AF63];[.$AL63];[.$AR63];[.$AX63];[.$BD63];[.$BJ63];[.$BP63];[.$BV63])" office:value-type="float" office:value="900" calcext:value-type="float">
            <text:p>900</text:p>
          </table:table-cell>
          <table:table-cell table:formula="of:=MEDIAN([.$I63];[.$O63];[.$U63];[.$AA63];[.$AG63];[.$AM63];[.$AS63];[.$AY63];[.$BE63];[.$BK63];[.$BQ63];[.$BW63])" office:value-type="float" office:value="900" calcext:value-type="float">
            <text:p>900</text:p>
          </table:table-cell>
          <table:table-cell table:formula="of:=MEDIAN([.$J63];[.$P63];[.$V63];[.$AB63];[.$AH63];[.$AN63];[.$AT63];[.$AZ63];[.$BF63];[.$BL63];[.$BR63];[.$BX63])" office:value-type="float" office:value="2562263" calcext:value-type="float">
            <text:p>2562263</text:p>
          </table:table-cell>
          <table:table-cell table:formula="of:=MEDIAN([.$K63];[.$Q63];[.$W63];[.$AC63];[.$AI63];[.$AO63];[.$AU63];[.$BA63];[.$BG63];[.$BM63];[.$BS63];[.$BY63])" office:value-type="float" office:value="1883982" calcext:value-type="float">
            <text:p>1883982</text:p>
          </table:table-cell>
          <table:table-cell table:formula="of:=MEDIAN([.$L63];[.$R63];[.$X63];[.$AD63];[.$AJ63];[.$AP63];[.$AV63];[.$BB63];[.$BH63];[.$BN63];[.$BT63];[.$BZ63])" office:value-type="float" office:value="149" calcext:value-type="float">
            <text:p>149</text:p>
          </table:table-cell>
          <table:table-cell table:formula="of:=MEDIAN([.$M63];[.$S63];[.$Y63];[.$AE63];[.$AK63];[.$AQ63];[.$AW63];[.$BC63];[.$BI63];[.$BO63];[.$BU63];[.$CA63])" office:value-type="float" office:value="0" calcext:value-type="float">
            <text:p>0</text:p>
          </table:table-cell>
          <table:table-cell table:formula="of:=MAX([.$H63];[.$N63];[.$T63];[.$Z63];[.$AF63];[.$AL63];[.$AR63];[.$AX63];[.$BD63];[.$BJ63];[.$BP63];[.$BV63])" office:value-type="float" office:value="900" calcext:value-type="float">
            <text:p>900</text:p>
          </table:table-cell>
          <table:table-cell table:formula="of:=MAX([.$I63];[.$O63];[.$U63];[.$AA63];[.$AG63];[.$AM63];[.$AS63];[.$AY63];[.$BE63];[.$BK63];[.$BQ63];[.$BW63])" office:value-type="float" office:value="900" calcext:value-type="float">
            <text:p>900</text:p>
          </table:table-cell>
          <table:table-cell table:formula="of:=MAX([.$J63];[.$P63];[.$V63];[.$AB63];[.$AH63];[.$AN63];[.$AT63];[.$AZ63];[.$BF63];[.$BL63];[.$BR63];[.$BX63])" office:value-type="float" office:value="2736124" calcext:value-type="float">
            <text:p>2736124</text:p>
          </table:table-cell>
          <table:table-cell table:formula="of:=MAX([.$K63];[.$Q63];[.$W63];[.$AC63];[.$AI63];[.$AO63];[.$AU63];[.$BA63];[.$BG63];[.$BM63];[.$BS63];[.$BY63])" office:value-type="float" office:value="1955875" calcext:value-type="float">
            <text:p>1955875</text:p>
          </table:table-cell>
          <table:table-cell table:formula="of:=MAX([.$L63];[.$R63];[.$X63];[.$AD63];[.$AJ63];[.$AP63];[.$AV63];[.$BB63];[.$BH63];[.$BN63];[.$BT63];[.$BZ63])" office:value-type="float" office:value="160" calcext:value-type="float">
            <text:p>160</text:p>
          </table:table-cell>
          <table:table-cell table:formula="of:=MAX([.$M63];[.$S63];[.$Y63];[.$AE63];[.$AK63];[.$AQ63];[.$AW63];[.$BC63];[.$BI63];[.$BO63];[.$BU63];[.$CA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cochetRobots/018-ricochetrobot-14-0.asp</text:p>
          </table:table-cell>
          <table:table-cell office:value-type="float" office:value="682.42" calcext:value-type="float">
            <text:p>682.42</text:p>
          </table:table-cell>
          <table:table-cell office:value-type="float" office:value="682.346" calcext:value-type="float">
            <text:p>682.346</text:p>
          </table:table-cell>
          <table:table-cell office:value-type="float" office:value="1988760" calcext:value-type="float">
            <text:p>1988760</text:p>
          </table:table-cell>
          <table:table-cell office:value-type="float" office:value="1586588" calcext:value-type="float">
            <text:p>158658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70.96" calcext:value-type="float">
            <text:p>70.96</text:p>
          </table:table-cell>
          <table:table-cell office:value-type="float" office:value="70.24" calcext:value-type="float">
            <text:p>70.24</text:p>
          </table:table-cell>
          <table:table-cell office:value-type="float" office:value="306424" calcext:value-type="float">
            <text:p>306424</text:p>
          </table:table-cell>
          <table:table-cell office:value-type="float" office:value="190093" calcext:value-type="float">
            <text:p>19009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09.67" calcext:value-type="float">
            <text:p>109.67</text:p>
          </table:table-cell>
          <table:table-cell office:value-type="float" office:value="108.972" calcext:value-type="float">
            <text:p>108.972</text:p>
          </table:table-cell>
          <table:table-cell office:value-type="float" office:value="417068" calcext:value-type="float">
            <text:p>417068</text:p>
          </table:table-cell>
          <table:table-cell office:value-type="float" office:value="272605" calcext:value-type="float">
            <text:p>27260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3.28" calcext:value-type="float">
            <text:p>83.28</text:p>
          </table:table-cell>
          <table:table-cell office:value-type="float" office:value="82.285" calcext:value-type="float">
            <text:p>82.285</text:p>
          </table:table-cell>
          <table:table-cell office:value-type="float" office:value="367045" calcext:value-type="float">
            <text:p>367045</text:p>
          </table:table-cell>
          <table:table-cell office:value-type="float" office:value="236853" calcext:value-type="float">
            <text:p>236853</text:p>
          </table:table-cell>
          <table:table-cell office:value-type="float" office:value="91" calcext:value-type="float">
            <text:p>91</text:p>
          </table:table-cell>
          <table:table-cell office:value-type="float" office:value="1000" calcext:value-type="float">
            <text:p>1000</text:p>
          </table:table-cell>
          <table:table-cell office:value-type="float" office:value="79.82" calcext:value-type="float">
            <text:p>79.82</text:p>
          </table:table-cell>
          <table:table-cell office:value-type="float" office:value="78.915" calcext:value-type="float">
            <text:p>78.915</text:p>
          </table:table-cell>
          <table:table-cell office:value-type="float" office:value="314471" calcext:value-type="float">
            <text:p>314471</text:p>
          </table:table-cell>
          <table:table-cell office:value-type="float" office:value="203499" calcext:value-type="float">
            <text:p>203499</text:p>
          </table:table-cell>
          <table:table-cell office:value-type="float" office:value="94" calcext:value-type="float">
            <text:p>94</text:p>
          </table:table-cell>
          <table:table-cell office:value-type="float" office:value="1000" calcext:value-type="float">
            <text:p>1000</text:p>
          </table:table-cell>
          <table:table-cell office:value-type="float" office:value="101.26" calcext:value-type="float">
            <text:p>101.26</text:p>
          </table:table-cell>
          <table:table-cell office:value-type="float" office:value="100.273" calcext:value-type="float">
            <text:p>100.273</text:p>
          </table:table-cell>
          <table:table-cell office:value-type="float" office:value="404530" calcext:value-type="float">
            <text:p>404530</text:p>
          </table:table-cell>
          <table:table-cell office:value-type="float" office:value="264764" calcext:value-type="float">
            <text:p>264764</text:p>
          </table:table-cell>
          <table:table-cell office:value-type="float" office:value="106" calcext:value-type="float">
            <text:p>106</text:p>
          </table:table-cell>
          <table:table-cell office:value-type="float" office:value="1332" calcext:value-type="float">
            <text:p>1332</text:p>
          </table:table-cell>
          <table:table-cell office:value-type="float" office:value="238.46" calcext:value-type="float">
            <text:p>238.46</text:p>
          </table:table-cell>
          <table:table-cell office:value-type="float" office:value="237.327" calcext:value-type="float">
            <text:p>237.327</text:p>
          </table:table-cell>
          <table:table-cell office:value-type="float" office:value="892318" calcext:value-type="float">
            <text:p>892318</text:p>
          </table:table-cell>
          <table:table-cell office:value-type="float" office:value="611873" calcext:value-type="float">
            <text:p>611873</text:p>
          </table:table-cell>
          <table:table-cell office:value-type="float" office:value="123" calcext:value-type="float">
            <text:p>123</text:p>
          </table:table-cell>
          <table:table-cell office:value-type="float" office:value="1350" calcext:value-type="float">
            <text:p>1350</text:p>
          </table:table-cell>
          <table:table-cell office:value-type="float" office:value="171.74" calcext:value-type="float">
            <text:p>171.74</text:p>
          </table:table-cell>
          <table:table-cell office:value-type="float" office:value="171.223" calcext:value-type="float">
            <text:p>171.223</text:p>
          </table:table-cell>
          <table:table-cell office:value-type="float" office:value="643643" calcext:value-type="float">
            <text:p>643643</text:p>
          </table:table-cell>
          <table:table-cell office:value-type="float" office:value="433465" calcext:value-type="float">
            <text:p>433465</text:p>
          </table:table-cell>
          <table:table-cell office:value-type="float" office:value="94" calcext:value-type="float">
            <text:p>94</text:p>
          </table:table-cell>
          <table:table-cell office:value-type="float" office:value="500" calcext:value-type="float">
            <text:p>500</text:p>
          </table:table-cell>
          <table:table-cell office:value-type="float" office:value="101.98" calcext:value-type="float">
            <text:p>101.98</text:p>
          </table:table-cell>
          <table:table-cell office:value-type="float" office:value="101.445" calcext:value-type="float">
            <text:p>101.445</text:p>
          </table:table-cell>
          <table:table-cell office:value-type="float" office:value="423682" calcext:value-type="float">
            <text:p>423682</text:p>
          </table:table-cell>
          <table:table-cell office:value-type="float" office:value="274604" calcext:value-type="float">
            <text:p>274604</text:p>
          </table:table-cell>
          <table:table-cell office:value-type="float" office:value="80" calcext:value-type="float">
            <text:p>80</text:p>
          </table:table-cell>
          <table:table-cell office:value-type="float" office:value="500" calcext:value-type="float">
            <text:p>500</text:p>
          </table:table-cell>
          <table:table-cell office:value-type="float" office:value="93.22" calcext:value-type="float">
            <text:p>93.22</text:p>
          </table:table-cell>
          <table:table-cell office:value-type="float" office:value="92.462" calcext:value-type="float">
            <text:p>92.462</text:p>
          </table:table-cell>
          <table:table-cell office:value-type="float" office:value="375689" calcext:value-type="float">
            <text:p>375689</text:p>
          </table:table-cell>
          <table:table-cell office:value-type="float" office:value="244103" calcext:value-type="float">
            <text:p>244103</text:p>
          </table:table-cell>
          <table:table-cell office:value-type="float" office:value="74" calcext:value-type="float">
            <text:p>74</text:p>
          </table:table-cell>
          <table:table-cell office:value-type="float" office:value="593" calcext:value-type="float">
            <text:p>593</text:p>
          </table:table-cell>
          <table:table-cell office:value-type="float" office:value="155.72" calcext:value-type="float">
            <text:p>155.72</text:p>
          </table:table-cell>
          <table:table-cell office:value-type="float" office:value="155.015" calcext:value-type="float">
            <text:p>155.015</text:p>
          </table:table-cell>
          <table:table-cell office:value-type="float" office:value="579735" calcext:value-type="float">
            <text:p>579735</text:p>
          </table:table-cell>
          <table:table-cell office:value-type="float" office:value="383227" calcext:value-type="float">
            <text:p>383227</text:p>
          </table:table-cell>
          <table:table-cell office:value-type="float" office:value="88" calcext:value-type="float">
            <text:p>88</text:p>
          </table:table-cell>
          <table:table-cell office:value-type="float" office:value="607" calcext:value-type="float">
            <text:p>607</text:p>
          </table:table-cell>
          <table:table-cell office:value-type="float" office:value="195.92" calcext:value-type="float">
            <text:p>195.92</text:p>
          </table:table-cell>
          <table:table-cell office:value-type="float" office:value="195.101" calcext:value-type="float">
            <text:p>195.101</text:p>
          </table:table-cell>
          <table:table-cell office:value-type="float" office:value="732843" calcext:value-type="float">
            <text:p>732843</text:p>
          </table:table-cell>
          <table:table-cell office:value-type="float" office:value="506886" calcext:value-type="float">
            <text:p>506886</text:p>
          </table:table-cell>
          <table:table-cell office:value-type="float" office:value="100" calcext:value-type="float">
            <text:p>100</text:p>
          </table:table-cell>
          <table:table-cell office:value-type="float" office:value="852" calcext:value-type="float">
            <text:p>852</text:p>
          </table:table-cell>
          <table:table-cell office:value-type="float" office:value="67.15" calcext:value-type="float">
            <text:p>67.15</text:p>
          </table:table-cell>
          <table:table-cell office:value-type="float" office:value="66.264" calcext:value-type="float">
            <text:p>66.264</text:p>
          </table:table-cell>
          <table:table-cell office:value-type="float" office:value="272774" calcext:value-type="float">
            <text:p>272774</text:p>
          </table:table-cell>
          <table:table-cell office:value-type="float" office:value="170564" calcext:value-type="float">
            <text:p>170564</text:p>
          </table:table-cell>
          <table:table-cell office:value-type="float" office:value="82" calcext:value-type="float">
            <text:p>82</text:p>
          </table:table-cell>
          <table:table-cell office:value-type="float" office:value="862" calcext:value-type="float">
            <text:p>862</text:p>
          </table:table-cell>
          <table:table-cell table:formula="of:=MIN([.$H64];[.$N64];[.$T64];[.$Z64];[.$AF64];[.$AL64];[.$AR64];[.$AX64];[.$BD64];[.$BJ64];[.$BP64];[.$BV64])" office:value-type="float" office:value="67.15" calcext:value-type="float">
            <text:p>67.15</text:p>
          </table:table-cell>
          <table:table-cell table:formula="of:=MIN([.$I64];[.$O64];[.$U64];[.$AA64];[.$AG64];[.$AM64];[.$AS64];[.$AY64];[.$BE64];[.$BK64];[.$BQ64];[.$BW64])" office:value-type="float" office:value="66.264" calcext:value-type="float">
            <text:p>66.264</text:p>
          </table:table-cell>
          <table:table-cell table:formula="of:=MIN([.$J64];[.$P64];[.$V64];[.$AB64];[.$AH64];[.$AN64];[.$AT64];[.$AZ64];[.$BF64];[.$BL64];[.$BR64];[.$BX64])" office:value-type="float" office:value="272774" calcext:value-type="float">
            <text:p>272774</text:p>
          </table:table-cell>
          <table:table-cell table:formula="of:=MIN([.$K64];[.$Q64];[.$W64];[.$AC64];[.$AI64];[.$AO64];[.$AU64];[.$BA64];[.$BG64];[.$BM64];[.$BS64];[.$BY64])" office:value-type="float" office:value="170564" calcext:value-type="float">
            <text:p>170564</text:p>
          </table:table-cell>
          <table:table-cell table:formula="of:=MIN([.$L64];[.$R64];[.$X64];[.$AD64];[.$AJ64];[.$AP64];[.$AV64];[.$BB64];[.$BH64];[.$BN64];[.$BT64];[.$BZ64])" office:value-type="float" office:value="74" calcext:value-type="float">
            <text:p>74</text:p>
          </table:table-cell>
          <table:table-cell table:formula="of:=MIN([.$M64];[.$S64];[.$Y64];[.$AE64];[.$AK64];[.$AQ64];[.$AW64];[.$BC64];[.$BI64];[.$BO64];[.$BU64];[.$CA64])" office:value-type="float" office:value="0" calcext:value-type="float">
            <text:p>0</text:p>
          </table:table-cell>
          <table:table-cell table:formula="of:=MEDIAN([.$H64];[.$N64];[.$T64];[.$Z64];[.$AF64];[.$AL64];[.$AR64];[.$AX64];[.$BD64];[.$BJ64];[.$BP64];[.$BV64])" office:value-type="float" office:value="101.62" calcext:value-type="float">
            <text:p>101.62</text:p>
          </table:table-cell>
          <table:table-cell table:formula="of:=MEDIAN([.$I64];[.$O64];[.$U64];[.$AA64];[.$AG64];[.$AM64];[.$AS64];[.$AY64];[.$BE64];[.$BK64];[.$BQ64];[.$BW64])" office:value-type="float" office:value="100.859" calcext:value-type="float">
            <text:p>100.859</text:p>
          </table:table-cell>
          <table:table-cell table:formula="of:=MEDIAN([.$J64];[.$P64];[.$V64];[.$AB64];[.$AH64];[.$AN64];[.$AT64];[.$AZ64];[.$BF64];[.$BL64];[.$BR64];[.$BX64])" office:value-type="float" office:value="410799" calcext:value-type="float">
            <text:p>410799</text:p>
          </table:table-cell>
          <table:table-cell table:formula="of:=MEDIAN([.$K64];[.$Q64];[.$W64];[.$AC64];[.$AI64];[.$AO64];[.$AU64];[.$BA64];[.$BG64];[.$BM64];[.$BS64];[.$BY64])" office:value-type="float" office:value="268684.5" calcext:value-type="float">
            <text:p>268684.5</text:p>
          </table:table-cell>
          <table:table-cell table:formula="of:=MEDIAN([.$L64];[.$R64];[.$X64];[.$AD64];[.$AJ64];[.$AP64];[.$AV64];[.$BB64];[.$BH64];[.$BN64];[.$BT64];[.$BZ64])" office:value-type="float" office:value="89.5" calcext:value-type="float">
            <text:p>89.5</text:p>
          </table:table-cell>
          <table:table-cell table:formula="of:=MEDIAN([.$M64];[.$S64];[.$Y64];[.$AE64];[.$AK64];[.$AQ64];[.$AW64];[.$BC64];[.$BI64];[.$BO64];[.$BU64];[.$CA64])" office:value-type="float" office:value="729.5" calcext:value-type="float">
            <text:p>729.5</text:p>
          </table:table-cell>
          <table:table-cell table:formula="of:=MAX([.$H64];[.$N64];[.$T64];[.$Z64];[.$AF64];[.$AL64];[.$AR64];[.$AX64];[.$BD64];[.$BJ64];[.$BP64];[.$BV64])" office:value-type="float" office:value="238.46" calcext:value-type="float">
            <text:p>238.46</text:p>
          </table:table-cell>
          <table:table-cell table:formula="of:=MAX([.$I64];[.$O64];[.$U64];[.$AA64];[.$AG64];[.$AM64];[.$AS64];[.$AY64];[.$BE64];[.$BK64];[.$BQ64];[.$BW64])" office:value-type="float" office:value="237.327" calcext:value-type="float">
            <text:p>237.327</text:p>
          </table:table-cell>
          <table:table-cell table:formula="of:=MAX([.$J64];[.$P64];[.$V64];[.$AB64];[.$AH64];[.$AN64];[.$AT64];[.$AZ64];[.$BF64];[.$BL64];[.$BR64];[.$BX64])" office:value-type="float" office:value="892318" calcext:value-type="float">
            <text:p>892318</text:p>
          </table:table-cell>
          <table:table-cell table:formula="of:=MAX([.$K64];[.$Q64];[.$W64];[.$AC64];[.$AI64];[.$AO64];[.$AU64];[.$BA64];[.$BG64];[.$BM64];[.$BS64];[.$BY64])" office:value-type="float" office:value="611873" calcext:value-type="float">
            <text:p>611873</text:p>
          </table:table-cell>
          <table:table-cell table:formula="of:=MAX([.$L64];[.$R64];[.$X64];[.$AD64];[.$AJ64];[.$AP64];[.$AV64];[.$BB64];[.$BH64];[.$BN64];[.$BT64];[.$BZ64])" office:value-type="float" office:value="123" calcext:value-type="float">
            <text:p>123</text:p>
          </table:table-cell>
          <table:table-cell table:formula="of:=MAX([.$M64];[.$S64];[.$Y64];[.$AE64];[.$AK64];[.$AQ64];[.$AW64];[.$BC64];[.$BI64];[.$BO64];[.$BU64];[.$CA64])" office:value-type="float" office:value="1350" calcext:value-type="float">
            <text:p>1350</text:p>
          </table:table-cell>
          <table:table-cell/>
        </table:table-row>
        <table:table-row table:style-name="ro1">
          <table:table-cell office:value-type="string" calcext:value-type="string">
            <text:p>RicochetRobots/025-ricochetrobot-14-0.asp</text:p>
          </table:table-cell>
          <table:table-cell office:value-type="float" office:value="690.62" calcext:value-type="float">
            <text:p>690.62</text:p>
          </table:table-cell>
          <table:table-cell office:value-type="float" office:value="690.544" calcext:value-type="float">
            <text:p>690.544</text:p>
          </table:table-cell>
          <table:table-cell office:value-type="float" office:value="2259456" calcext:value-type="float">
            <text:p>2259456</text:p>
          </table:table-cell>
          <table:table-cell office:value-type="float" office:value="1824200" calcext:value-type="float">
            <text:p>182420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8.78" calcext:value-type="float">
            <text:p>68.78</text:p>
          </table:table-cell>
          <table:table-cell office:value-type="float" office:value="68.057" calcext:value-type="float">
            <text:p>68.057</text:p>
          </table:table-cell>
          <table:table-cell office:value-type="float" office:value="307030" calcext:value-type="float">
            <text:p>307030</text:p>
          </table:table-cell>
          <table:table-cell office:value-type="float" office:value="191825" calcext:value-type="float">
            <text:p>19182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05.59" calcext:value-type="float">
            <text:p>105.59</text:p>
          </table:table-cell>
          <table:table-cell office:value-type="float" office:value="104.818" calcext:value-type="float">
            <text:p>104.818</text:p>
          </table:table-cell>
          <table:table-cell office:value-type="float" office:value="434676" calcext:value-type="float">
            <text:p>434676</text:p>
          </table:table-cell>
          <table:table-cell office:value-type="float" office:value="276228" calcext:value-type="float">
            <text:p>27622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0.98" calcext:value-type="float">
            <text:p>70.98</text:p>
          </table:table-cell>
          <table:table-cell office:value-type="float" office:value="70.123" calcext:value-type="float">
            <text:p>70.123</text:p>
          </table:table-cell>
          <table:table-cell office:value-type="float" office:value="304767" calcext:value-type="float">
            <text:p>304767</text:p>
          </table:table-cell>
          <table:table-cell office:value-type="float" office:value="194706" calcext:value-type="float">
            <text:p>194706</text:p>
          </table:table-cell>
          <table:table-cell office:value-type="float" office:value="91" calcext:value-type="float">
            <text:p>91</text:p>
          </table:table-cell>
          <table:table-cell office:value-type="float" office:value="1000" calcext:value-type="float">
            <text:p>1000</text:p>
          </table:table-cell>
          <table:table-cell office:value-type="float" office:value="127.35" calcext:value-type="float">
            <text:p>127.35</text:p>
          </table:table-cell>
          <table:table-cell office:value-type="float" office:value="126.457" calcext:value-type="float">
            <text:p>126.457</text:p>
          </table:table-cell>
          <table:table-cell office:value-type="float" office:value="496936" calcext:value-type="float">
            <text:p>496936</text:p>
          </table:table-cell>
          <table:table-cell office:value-type="float" office:value="322548" calcext:value-type="float">
            <text:p>322548</text:p>
          </table:table-cell>
          <table:table-cell office:value-type="float" office:value="96" calcext:value-type="float">
            <text:p>96</text:p>
          </table:table-cell>
          <table:table-cell office:value-type="float" office:value="1000" calcext:value-type="float">
            <text:p>1000</text:p>
          </table:table-cell>
          <table:table-cell office:value-type="float" office:value="128.38" calcext:value-type="float">
            <text:p>128.38</text:p>
          </table:table-cell>
          <table:table-cell office:value-type="float" office:value="127.427" calcext:value-type="float">
            <text:p>127.427</text:p>
          </table:table-cell>
          <table:table-cell office:value-type="float" office:value="483218" calcext:value-type="float">
            <text:p>483218</text:p>
          </table:table-cell>
          <table:table-cell office:value-type="float" office:value="322777" calcext:value-type="float">
            <text:p>322777</text:p>
          </table:table-cell>
          <table:table-cell office:value-type="float" office:value="108" calcext:value-type="float">
            <text:p>108</text:p>
          </table:table-cell>
          <table:table-cell office:value-type="float" office:value="1316" calcext:value-type="float">
            <text:p>1316</text:p>
          </table:table-cell>
          <table:table-cell office:value-type="float" office:value="100.63" calcext:value-type="float">
            <text:p>100.63</text:p>
          </table:table-cell>
          <table:table-cell office:value-type="float" office:value="99.607" calcext:value-type="float">
            <text:p>99.607</text:p>
          </table:table-cell>
          <table:table-cell office:value-type="float" office:value="390437" calcext:value-type="float">
            <text:p>390437</text:p>
          </table:table-cell>
          <table:table-cell office:value-type="float" office:value="252220" calcext:value-type="float">
            <text:p>252220</text:p>
          </table:table-cell>
          <table:table-cell office:value-type="float" office:value="100" calcext:value-type="float">
            <text:p>100</text:p>
          </table:table-cell>
          <table:table-cell office:value-type="float" office:value="1347" calcext:value-type="float">
            <text:p>1347</text:p>
          </table:table-cell>
          <table:table-cell office:value-type="float" office:value="54.74" calcext:value-type="float">
            <text:p>54.74</text:p>
          </table:table-cell>
          <table:table-cell office:value-type="float" office:value="54.201" calcext:value-type="float">
            <text:p>54.201</text:p>
          </table:table-cell>
          <table:table-cell office:value-type="float" office:value="251743" calcext:value-type="float">
            <text:p>251743</text:p>
          </table:table-cell>
          <table:table-cell office:value-type="float" office:value="156333" calcext:value-type="float">
            <text:p>156333</text:p>
          </table:table-cell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146.13" calcext:value-type="float">
            <text:p>146.13</text:p>
          </table:table-cell>
          <table:table-cell office:value-type="float" office:value="145.553" calcext:value-type="float">
            <text:p>145.553</text:p>
          </table:table-cell>
          <table:table-cell office:value-type="float" office:value="583523" calcext:value-type="float">
            <text:p>583523</text:p>
          </table:table-cell>
          <table:table-cell office:value-type="float" office:value="382018" calcext:value-type="float">
            <text:p>382018</text:p>
          </table:table-cell>
          <table:table-cell office:value-type="float" office:value="82" calcext:value-type="float">
            <text:p>82</text:p>
          </table:table-cell>
          <table:table-cell office:value-type="float" office:value="500" calcext:value-type="float">
            <text:p>500</text:p>
          </table:table-cell>
          <table:table-cell office:value-type="float" office:value="54.63" calcext:value-type="float">
            <text:p>54.63</text:p>
          </table:table-cell>
          <table:table-cell office:value-type="float" office:value="53.956" calcext:value-type="float">
            <text:p>53.956</text:p>
          </table:table-cell>
          <table:table-cell office:value-type="float" office:value="240261" calcext:value-type="float">
            <text:p>240261</text:p>
          </table:table-cell>
          <table:table-cell office:value-type="float" office:value="150849" calcext:value-type="float">
            <text:p>150849</text:p>
          </table:table-cell>
          <table:table-cell office:value-type="float" office:value="69" calcext:value-type="float">
            <text:p>69</text:p>
          </table:table-cell>
          <table:table-cell office:value-type="float" office:value="720" calcext:value-type="float">
            <text:p>720</text:p>
          </table:table-cell>
          <table:table-cell office:value-type="float" office:value="94.41" calcext:value-type="float">
            <text:p>94.41</text:p>
          </table:table-cell>
          <table:table-cell office:value-type="float" office:value="93.644" calcext:value-type="float">
            <text:p>93.644</text:p>
          </table:table-cell>
          <table:table-cell office:value-type="float" office:value="362384" calcext:value-type="float">
            <text:p>362384</text:p>
          </table:table-cell>
          <table:table-cell office:value-type="float" office:value="231067" calcext:value-type="float">
            <text:p>231067</text:p>
          </table:table-cell>
          <table:table-cell office:value-type="float" office:value="73" calcext:value-type="float">
            <text:p>73</text:p>
          </table:table-cell>
          <table:table-cell office:value-type="float" office:value="663" calcext:value-type="float">
            <text:p>663</text:p>
          </table:table-cell>
          <table:table-cell office:value-type="float" office:value="63.95" calcext:value-type="float">
            <text:p>63.95</text:p>
          </table:table-cell>
          <table:table-cell office:value-type="float" office:value="63.017" calcext:value-type="float">
            <text:p>63.017</text:p>
          </table:table-cell>
          <table:table-cell office:value-type="float" office:value="238235" calcext:value-type="float">
            <text:p>238235</text:p>
          </table:table-cell>
          <table:table-cell office:value-type="float" office:value="154752" calcext:value-type="float">
            <text:p>154752</text:p>
          </table:table-cell>
          <table:table-cell office:value-type="float" office:value="84" calcext:value-type="float">
            <text:p>84</text:p>
          </table:table-cell>
          <table:table-cell office:value-type="float" office:value="944" calcext:value-type="float">
            <text:p>944</text:p>
          </table:table-cell>
          <table:table-cell office:value-type="float" office:value="93.03" calcext:value-type="float">
            <text:p>93.03</text:p>
          </table:table-cell>
          <table:table-cell office:value-type="float" office:value="92.199" calcext:value-type="float">
            <text:p>92.199</text:p>
          </table:table-cell>
          <table:table-cell office:value-type="float" office:value="403388" calcext:value-type="float">
            <text:p>403388</text:p>
          </table:table-cell>
          <table:table-cell office:value-type="float" office:value="258298" calcext:value-type="float">
            <text:p>258298</text:p>
          </table:table-cell>
          <table:table-cell office:value-type="float" office:value="87" calcext:value-type="float">
            <text:p>87</text:p>
          </table:table-cell>
          <table:table-cell office:value-type="float" office:value="962" calcext:value-type="float">
            <text:p>962</text:p>
          </table:table-cell>
          <table:table-cell table:formula="of:=MIN([.$H65];[.$N65];[.$T65];[.$Z65];[.$AF65];[.$AL65];[.$AR65];[.$AX65];[.$BD65];[.$BJ65];[.$BP65];[.$BV65])" office:value-type="float" office:value="54.63" calcext:value-type="float">
            <text:p>54.63</text:p>
          </table:table-cell>
          <table:table-cell table:formula="of:=MIN([.$I65];[.$O65];[.$U65];[.$AA65];[.$AG65];[.$AM65];[.$AS65];[.$AY65];[.$BE65];[.$BK65];[.$BQ65];[.$BW65])" office:value-type="float" office:value="53.956" calcext:value-type="float">
            <text:p>53.956</text:p>
          </table:table-cell>
          <table:table-cell table:formula="of:=MIN([.$J65];[.$P65];[.$V65];[.$AB65];[.$AH65];[.$AN65];[.$AT65];[.$AZ65];[.$BF65];[.$BL65];[.$BR65];[.$BX65])" office:value-type="float" office:value="238235" calcext:value-type="float">
            <text:p>238235</text:p>
          </table:table-cell>
          <table:table-cell table:formula="of:=MIN([.$K65];[.$Q65];[.$W65];[.$AC65];[.$AI65];[.$AO65];[.$AU65];[.$BA65];[.$BG65];[.$BM65];[.$BS65];[.$BY65])" office:value-type="float" office:value="150849" calcext:value-type="float">
            <text:p>150849</text:p>
          </table:table-cell>
          <table:table-cell table:formula="of:=MIN([.$L65];[.$R65];[.$X65];[.$AD65];[.$AJ65];[.$AP65];[.$AV65];[.$BB65];[.$BH65];[.$BN65];[.$BT65];[.$BZ65])" office:value-type="float" office:value="69" calcext:value-type="float">
            <text:p>69</text:p>
          </table:table-cell>
          <table:table-cell table:formula="of:=MIN([.$M65];[.$S65];[.$Y65];[.$AE65];[.$AK65];[.$AQ65];[.$AW65];[.$BC65];[.$BI65];[.$BO65];[.$BU65];[.$CA65])" office:value-type="float" office:value="0" calcext:value-type="float">
            <text:p>0</text:p>
          </table:table-cell>
          <table:table-cell table:formula="of:=MEDIAN([.$H65];[.$N65];[.$T65];[.$Z65];[.$AF65];[.$AL65];[.$AR65];[.$AX65];[.$BD65];[.$BJ65];[.$BP65];[.$BV65])" office:value-type="float" office:value="93.72" calcext:value-type="float">
            <text:p>93.72</text:p>
          </table:table-cell>
          <table:table-cell table:formula="of:=MEDIAN([.$I65];[.$O65];[.$U65];[.$AA65];[.$AG65];[.$AM65];[.$AS65];[.$AY65];[.$BE65];[.$BK65];[.$BQ65];[.$BW65])" office:value-type="float" office:value="92.9215" calcext:value-type="float">
            <text:p>92.9215</text:p>
          </table:table-cell>
          <table:table-cell table:formula="of:=MEDIAN([.$J65];[.$P65];[.$V65];[.$AB65];[.$AH65];[.$AN65];[.$AT65];[.$AZ65];[.$BF65];[.$BL65];[.$BR65];[.$BX65])" office:value-type="float" office:value="376410.5" calcext:value-type="float">
            <text:p>376410.5</text:p>
          </table:table-cell>
          <table:table-cell table:formula="of:=MEDIAN([.$K65];[.$Q65];[.$W65];[.$AC65];[.$AI65];[.$AO65];[.$AU65];[.$BA65];[.$BG65];[.$BM65];[.$BS65];[.$BY65])" office:value-type="float" office:value="241643.5" calcext:value-type="float">
            <text:p>241643.5</text:p>
          </table:table-cell>
          <table:table-cell table:formula="of:=MEDIAN([.$L65];[.$R65];[.$X65];[.$AD65];[.$AJ65];[.$AP65];[.$AV65];[.$BB65];[.$BH65];[.$BN65];[.$BT65];[.$BZ65])" office:value-type="float" office:value="83" calcext:value-type="float">
            <text:p>83</text:p>
          </table:table-cell>
          <table:table-cell table:formula="of:=MEDIAN([.$M65];[.$S65];[.$Y65];[.$AE65];[.$AK65];[.$AQ65];[.$AW65];[.$BC65];[.$BI65];[.$BO65];[.$BU65];[.$CA65])" office:value-type="float" office:value="832" calcext:value-type="float">
            <text:p>832</text:p>
          </table:table-cell>
          <table:table-cell table:formula="of:=MAX([.$H65];[.$N65];[.$T65];[.$Z65];[.$AF65];[.$AL65];[.$AR65];[.$AX65];[.$BD65];[.$BJ65];[.$BP65];[.$BV65])" office:value-type="float" office:value="146.13" calcext:value-type="float">
            <text:p>146.13</text:p>
          </table:table-cell>
          <table:table-cell table:formula="of:=MAX([.$I65];[.$O65];[.$U65];[.$AA65];[.$AG65];[.$AM65];[.$AS65];[.$AY65];[.$BE65];[.$BK65];[.$BQ65];[.$BW65])" office:value-type="float" office:value="145.553" calcext:value-type="float">
            <text:p>145.553</text:p>
          </table:table-cell>
          <table:table-cell table:formula="of:=MAX([.$J65];[.$P65];[.$V65];[.$AB65];[.$AH65];[.$AN65];[.$AT65];[.$AZ65];[.$BF65];[.$BL65];[.$BR65];[.$BX65])" office:value-type="float" office:value="583523" calcext:value-type="float">
            <text:p>583523</text:p>
          </table:table-cell>
          <table:table-cell table:formula="of:=MAX([.$K65];[.$Q65];[.$W65];[.$AC65];[.$AI65];[.$AO65];[.$AU65];[.$BA65];[.$BG65];[.$BM65];[.$BS65];[.$BY65])" office:value-type="float" office:value="382018" calcext:value-type="float">
            <text:p>382018</text:p>
          </table:table-cell>
          <table:table-cell table:formula="of:=MAX([.$L65];[.$R65];[.$X65];[.$AD65];[.$AJ65];[.$AP65];[.$AV65];[.$BB65];[.$BH65];[.$BN65];[.$BT65];[.$BZ65])" office:value-type="float" office:value="108" calcext:value-type="float">
            <text:p>108</text:p>
          </table:table-cell>
          <table:table-cell table:formula="of:=MAX([.$M65];[.$S65];[.$Y65];[.$AE65];[.$AK65];[.$AQ65];[.$AW65];[.$BC65];[.$BI65];[.$BO65];[.$BU65];[.$CA65])" office:value-type="float" office:value="1347" calcext:value-type="float">
            <text:p>1347</text:p>
          </table:table-cell>
          <table:table-cell/>
        </table:table-row>
        <table:table-row table:style-name="ro1">
          <table:table-cell office:value-type="string" calcext:value-type="string">
            <text:p>RicochetRobots/030-ricochetrobot-16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79258" calcext:value-type="float">
            <text:p>2579258</text:p>
          </table:table-cell>
          <table:table-cell office:value-type="float" office:value="2076941" calcext:value-type="float">
            <text:p>207694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00523" calcext:value-type="float">
            <text:p>2600523</text:p>
          </table:table-cell>
          <table:table-cell office:value-type="float" office:value="1899197" calcext:value-type="float">
            <text:p>1899197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63328" calcext:value-type="float">
            <text:p>2663328</text:p>
          </table:table-cell>
          <table:table-cell office:value-type="float" office:value="1901882" calcext:value-type="float">
            <text:p>1901882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73911" calcext:value-type="float">
            <text:p>2373911</text:p>
          </table:table-cell>
          <table:table-cell office:value-type="float" office:value="1775011" calcext:value-type="float">
            <text:p>177501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64824" calcext:value-type="float">
            <text:p>2464824</text:p>
          </table:table-cell>
          <table:table-cell office:value-type="float" office:value="1819657" calcext:value-type="float">
            <text:p>1819657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62597" calcext:value-type="float">
            <text:p>2362597</text:p>
          </table:table-cell>
          <table:table-cell office:value-type="float" office:value="1769410" calcext:value-type="float">
            <text:p>176941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88132" calcext:value-type="float">
            <text:p>2488132</text:p>
          </table:table-cell>
          <table:table-cell office:value-type="float" office:value="1837291" calcext:value-type="float">
            <text:p>1837291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39819" calcext:value-type="float">
            <text:p>2439819</text:p>
          </table:table-cell>
          <table:table-cell office:value-type="float" office:value="1797319" calcext:value-type="float">
            <text:p>1797319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70912" calcext:value-type="float">
            <text:p>2570912</text:p>
          </table:table-cell>
          <table:table-cell office:value-type="float" office:value="1871079" calcext:value-type="float">
            <text:p>1871079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32404" calcext:value-type="float">
            <text:p>2432404</text:p>
          </table:table-cell>
          <table:table-cell office:value-type="float" office:value="1812147" calcext:value-type="float">
            <text:p>1812147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95769" calcext:value-type="float">
            <text:p>2495769</text:p>
          </table:table-cell>
          <table:table-cell office:value-type="float" office:value="1823958" calcext:value-type="float">
            <text:p>1823958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288028" calcext:value-type="float">
            <text:p>2288028</text:p>
          </table:table-cell>
          <table:table-cell office:value-type="float" office:value="1707925" calcext:value-type="float">
            <text:p>170792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21614" calcext:value-type="float">
            <text:p>2521614</text:p>
          </table:table-cell>
          <table:table-cell office:value-type="float" office:value="1864199" calcext:value-type="float">
            <text:p>1864199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MIN([.$H66];[.$N66];[.$T66];[.$Z66];[.$AF66];[.$AL66];[.$AR66];[.$AX66];[.$BD66];[.$BJ66];[.$BP66];[.$BV66])" office:value-type="float" office:value="900" calcext:value-type="float">
            <text:p>900</text:p>
          </table:table-cell>
          <table:table-cell table:formula="of:=MIN([.$I66];[.$O66];[.$U66];[.$AA66];[.$AG66];[.$AM66];[.$AS66];[.$AY66];[.$BE66];[.$BK66];[.$BQ66];[.$BW66])" office:value-type="float" office:value="900" calcext:value-type="float">
            <text:p>900</text:p>
          </table:table-cell>
          <table:table-cell table:formula="of:=MIN([.$J66];[.$P66];[.$V66];[.$AB66];[.$AH66];[.$AN66];[.$AT66];[.$AZ66];[.$BF66];[.$BL66];[.$BR66];[.$BX66])" office:value-type="float" office:value="2288028" calcext:value-type="float">
            <text:p>2288028</text:p>
          </table:table-cell>
          <table:table-cell table:formula="of:=MIN([.$K66];[.$Q66];[.$W66];[.$AC66];[.$AI66];[.$AO66];[.$AU66];[.$BA66];[.$BG66];[.$BM66];[.$BS66];[.$BY66])" office:value-type="float" office:value="1707925" calcext:value-type="float">
            <text:p>1707925</text:p>
          </table:table-cell>
          <table:table-cell table:formula="of:=MIN([.$L66];[.$R66];[.$X66];[.$AD66];[.$AJ66];[.$AP66];[.$AV66];[.$BB66];[.$BH66];[.$BN66];[.$BT66];[.$BZ66])" office:value-type="float" office:value="134" calcext:value-type="float">
            <text:p>134</text:p>
          </table:table-cell>
          <table:table-cell table:formula="of:=MIN([.$M66];[.$S66];[.$Y66];[.$AE66];[.$AK66];[.$AQ66];[.$AW66];[.$BC66];[.$BI66];[.$BO66];[.$BU66];[.$CA66])" office:value-type="float" office:value="0" calcext:value-type="float">
            <text:p>0</text:p>
          </table:table-cell>
          <table:table-cell table:formula="of:=MEDIAN([.$H66];[.$N66];[.$T66];[.$Z66];[.$AF66];[.$AL66];[.$AR66];[.$AX66];[.$BD66];[.$BJ66];[.$BP66];[.$BV66])" office:value-type="float" office:value="900" calcext:value-type="float">
            <text:p>900</text:p>
          </table:table-cell>
          <table:table-cell table:formula="of:=MEDIAN([.$I66];[.$O66];[.$U66];[.$AA66];[.$AG66];[.$AM66];[.$AS66];[.$AY66];[.$BE66];[.$BK66];[.$BQ66];[.$BW66])" office:value-type="float" office:value="900" calcext:value-type="float">
            <text:p>900</text:p>
          </table:table-cell>
          <table:table-cell table:formula="of:=MEDIAN([.$J66];[.$P66];[.$V66];[.$AB66];[.$AH66];[.$AN66];[.$AT66];[.$AZ66];[.$BF66];[.$BL66];[.$BR66];[.$BX66])" office:value-type="float" office:value="2476478" calcext:value-type="float">
            <text:p>2476478</text:p>
          </table:table-cell>
          <table:table-cell table:formula="of:=MEDIAN([.$K66];[.$Q66];[.$W66];[.$AC66];[.$AI66];[.$AO66];[.$AU66];[.$BA66];[.$BG66];[.$BM66];[.$BS66];[.$BY66])" office:value-type="float" office:value="1821807.5" calcext:value-type="float">
            <text:p>1821807.5</text:p>
          </table:table-cell>
          <table:table-cell table:formula="of:=MEDIAN([.$L66];[.$R66];[.$X66];[.$AD66];[.$AJ66];[.$AP66];[.$AV66];[.$BB66];[.$BH66];[.$BN66];[.$BT66];[.$BZ66])" office:value-type="float" office:value="144.5" calcext:value-type="float">
            <text:p>144.5</text:p>
          </table:table-cell>
          <table:table-cell table:formula="of:=MEDIAN([.$M66];[.$S66];[.$Y66];[.$AE66];[.$AK66];[.$AQ66];[.$AW66];[.$BC66];[.$BI66];[.$BO66];[.$BU66];[.$CA66])" office:value-type="float" office:value="0" calcext:value-type="float">
            <text:p>0</text:p>
          </table:table-cell>
          <table:table-cell table:formula="of:=MAX([.$H66];[.$N66];[.$T66];[.$Z66];[.$AF66];[.$AL66];[.$AR66];[.$AX66];[.$BD66];[.$BJ66];[.$BP66];[.$BV66])" office:value-type="float" office:value="900" calcext:value-type="float">
            <text:p>900</text:p>
          </table:table-cell>
          <table:table-cell table:formula="of:=MAX([.$I66];[.$O66];[.$U66];[.$AA66];[.$AG66];[.$AM66];[.$AS66];[.$AY66];[.$BE66];[.$BK66];[.$BQ66];[.$BW66])" office:value-type="float" office:value="900" calcext:value-type="float">
            <text:p>900</text:p>
          </table:table-cell>
          <table:table-cell table:formula="of:=MAX([.$J66];[.$P66];[.$V66];[.$AB66];[.$AH66];[.$AN66];[.$AT66];[.$AZ66];[.$BF66];[.$BL66];[.$BR66];[.$BX66])" office:value-type="float" office:value="2663328" calcext:value-type="float">
            <text:p>2663328</text:p>
          </table:table-cell>
          <table:table-cell table:formula="of:=MAX([.$K66];[.$Q66];[.$W66];[.$AC66];[.$AI66];[.$AO66];[.$AU66];[.$BA66];[.$BG66];[.$BM66];[.$BS66];[.$BY66])" office:value-type="float" office:value="1901882" calcext:value-type="float">
            <text:p>1901882</text:p>
          </table:table-cell>
          <table:table-cell table:formula="of:=MAX([.$L66];[.$R66];[.$X66];[.$AD66];[.$AJ66];[.$AP66];[.$AV66];[.$BB66];[.$BH66];[.$BN66];[.$BT66];[.$BZ66])" office:value-type="float" office:value="164" calcext:value-type="float">
            <text:p>164</text:p>
          </table:table-cell>
          <table:table-cell table:formula="of:=MAX([.$M66];[.$S66];[.$Y66];[.$AE66];[.$AK66];[.$AQ66];[.$AW66];[.$BC66];[.$BI66];[.$BO66];[.$BU66];[.$CA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cochetRobots/038-ricochetrobot-13-0.asp</text:p>
          </table:table-cell>
          <table:table-cell office:value-type="float" office:value="36.36" calcext:value-type="float">
            <text:p>36.36</text:p>
          </table:table-cell>
          <table:table-cell office:value-type="float" office:value="36.309" calcext:value-type="float">
            <text:p>36.309</text:p>
          </table:table-cell>
          <table:table-cell office:value-type="float" office:value="181421" calcext:value-type="float">
            <text:p>181421</text:p>
          </table:table-cell>
          <table:table-cell office:value-type="float" office:value="132335" calcext:value-type="float">
            <text:p>13233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.77" calcext:value-type="float">
            <text:p>12.77</text:p>
          </table:table-cell>
          <table:table-cell office:value-type="float" office:value="12.154" calcext:value-type="float">
            <text:p>12.154</text:p>
          </table:table-cell>
          <table:table-cell office:value-type="float" office:value="72612" calcext:value-type="float">
            <text:p>72612</text:p>
          </table:table-cell>
          <table:table-cell office:value-type="float" office:value="35758" calcext:value-type="float">
            <text:p>3575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9.42" calcext:value-type="float">
            <text:p>19.42</text:p>
          </table:table-cell>
          <table:table-cell office:value-type="float" office:value="18.764" calcext:value-type="float">
            <text:p>18.764</text:p>
          </table:table-cell>
          <table:table-cell office:value-type="float" office:value="108412" calcext:value-type="float">
            <text:p>108412</text:p>
          </table:table-cell>
          <table:table-cell office:value-type="float" office:value="56162" calcext:value-type="float">
            <text:p>5616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2.34" calcext:value-type="float">
            <text:p>52.34</text:p>
          </table:table-cell>
          <table:table-cell office:value-type="float" office:value="51.526" calcext:value-type="float">
            <text:p>51.526</text:p>
          </table:table-cell>
          <table:table-cell office:value-type="float" office:value="237178" calcext:value-type="float">
            <text:p>237178</text:p>
          </table:table-cell>
          <table:table-cell office:value-type="float" office:value="147391" calcext:value-type="float">
            <text:p>147391</text:p>
          </table:table-cell>
          <table:table-cell office:value-type="float" office:value="92" calcext:value-type="float">
            <text:p>92</text:p>
          </table:table-cell>
          <table:table-cell office:value-type="float" office:value="1000" calcext:value-type="float">
            <text:p>1000</text:p>
          </table:table-cell>
          <table:table-cell office:value-type="float" office:value="31.37" calcext:value-type="float">
            <text:p>31.37</text:p>
          </table:table-cell>
          <table:table-cell office:value-type="float" office:value="30.529" calcext:value-type="float">
            <text:p>30.529</text:p>
          </table:table-cell>
          <table:table-cell office:value-type="float" office:value="156688" calcext:value-type="float">
            <text:p>156688</text:p>
          </table:table-cell>
          <table:table-cell office:value-type="float" office:value="93128" calcext:value-type="float">
            <text:p>93128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office:value-type="float" office:value="13.48" calcext:value-type="float">
            <text:p>13.48</text:p>
          </table:table-cell>
          <table:table-cell office:value-type="float" office:value="12.603" calcext:value-type="float">
            <text:p>12.603</text:p>
          </table:table-cell>
          <table:table-cell office:value-type="float" office:value="69146" calcext:value-type="float">
            <text:p>69146</text:p>
          </table:table-cell>
          <table:table-cell office:value-type="float" office:value="36974" calcext:value-type="float">
            <text:p>36974</text:p>
          </table:table-cell>
          <table:table-cell office:value-type="float" office:value="100" calcext:value-type="float">
            <text:p>100</text:p>
          </table:table-cell>
          <table:table-cell office:value-type="float" office:value="1188" calcext:value-type="float">
            <text:p>1188</text:p>
          </table:table-cell>
          <table:table-cell office:value-type="float" office:value="21.06" calcext:value-type="float">
            <text:p>21.06</text:p>
          </table:table-cell>
          <table:table-cell office:value-type="float" office:value="20.069" calcext:value-type="float">
            <text:p>20.069</text:p>
          </table:table-cell>
          <table:table-cell office:value-type="float" office:value="103796" calcext:value-type="float">
            <text:p>103796</text:p>
          </table:table-cell>
          <table:table-cell office:value-type="float" office:value="60773" calcext:value-type="float">
            <text:p>60773</text:p>
          </table:table-cell>
          <table:table-cell office:value-type="float" office:value="105" calcext:value-type="float">
            <text:p>105</text:p>
          </table:table-cell>
          <table:table-cell office:value-type="float" office:value="1220" calcext:value-type="float">
            <text:p>1220</text:p>
          </table:table-cell>
          <table:table-cell office:value-type="float" office:value="15.43" calcext:value-type="float">
            <text:p>15.43</text:p>
          </table:table-cell>
          <table:table-cell office:value-type="float" office:value="14.937" calcext:value-type="float">
            <text:p>14.937</text:p>
          </table:table-cell>
          <table:table-cell office:value-type="float" office:value="88743" calcext:value-type="float">
            <text:p>88743</text:p>
          </table:table-cell>
          <table:table-cell office:value-type="float" office:value="46649" calcext:value-type="float">
            <text:p>46649</text:p>
          </table:table-cell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19.69" calcext:value-type="float">
            <text:p>19.69</text:p>
          </table:table-cell>
          <table:table-cell office:value-type="float" office:value="19.185" calcext:value-type="float">
            <text:p>19.185</text:p>
          </table:table-cell>
          <table:table-cell office:value-type="float" office:value="107319" calcext:value-type="float">
            <text:p>107319</text:p>
          </table:table-cell>
          <table:table-cell office:value-type="float" office:value="61041" calcext:value-type="float">
            <text:p>61041</text:p>
          </table:table-cell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30.8" calcext:value-type="float">
            <text:p>30.8</text:p>
          </table:table-cell>
          <table:table-cell office:value-type="float" office:value="30.117" calcext:value-type="float">
            <text:p>30.117</text:p>
          </table:table-cell>
          <table:table-cell office:value-type="float" office:value="157861" calcext:value-type="float">
            <text:p>157861</text:p>
          </table:table-cell>
          <table:table-cell office:value-type="float" office:value="90607" calcext:value-type="float">
            <text:p>90607</text:p>
          </table:table-cell>
          <table:table-cell office:value-type="float" office:value="62" calcext:value-type="float">
            <text:p>62</text:p>
          </table:table-cell>
          <table:table-cell office:value-type="float" office:value="558" calcext:value-type="float">
            <text:p>558</text:p>
          </table:table-cell>
          <table:table-cell office:value-type="float" office:value="22.28" calcext:value-type="float">
            <text:p>22.28</text:p>
          </table:table-cell>
          <table:table-cell office:value-type="float" office:value="21.605" calcext:value-type="float">
            <text:p>21.605</text:p>
          </table:table-cell>
          <table:table-cell office:value-type="float" office:value="125304" calcext:value-type="float">
            <text:p>125304</text:p>
          </table:table-cell>
          <table:table-cell office:value-type="float" office:value="68262" calcext:value-type="float">
            <text:p>68262</text:p>
          </table:table-cell>
          <table:table-cell office:value-type="float" office:value="62" calcext:value-type="float">
            <text:p>62</text:p>
          </table:table-cell>
          <table:table-cell office:value-type="float" office:value="550" calcext:value-type="float">
            <text:p>550</text:p>
          </table:table-cell>
          <table:table-cell office:value-type="float" office:value="27.8" calcext:value-type="float">
            <text:p>27.8</text:p>
          </table:table-cell>
          <table:table-cell office:value-type="float" office:value="27.121" calcext:value-type="float">
            <text:p>27.121</text:p>
          </table:table-cell>
          <table:table-cell office:value-type="float" office:value="145865" calcext:value-type="float">
            <text:p>145865</text:p>
          </table:table-cell>
          <table:table-cell office:value-type="float" office:value="83984" calcext:value-type="float">
            <text:p>83984</text:p>
          </table:table-cell>
          <table:table-cell office:value-type="float" office:value="72" calcext:value-type="float">
            <text:p>72</text:p>
          </table:table-cell>
          <table:table-cell office:value-type="float" office:value="859" calcext:value-type="float">
            <text:p>859</text:p>
          </table:table-cell>
          <table:table-cell office:value-type="float" office:value="21.77" calcext:value-type="float">
            <text:p>21.77</text:p>
          </table:table-cell>
          <table:table-cell office:value-type="float" office:value="21.052" calcext:value-type="float">
            <text:p>21.052</text:p>
          </table:table-cell>
          <table:table-cell office:value-type="float" office:value="115951" calcext:value-type="float">
            <text:p>115951</text:p>
          </table:table-cell>
          <table:table-cell office:value-type="float" office:value="63008" calcext:value-type="float">
            <text:p>63008</text:p>
          </table:table-cell>
          <table:table-cell office:value-type="float" office:value="75" calcext:value-type="float">
            <text:p>75</text:p>
          </table:table-cell>
          <table:table-cell office:value-type="float" office:value="846" calcext:value-type="float">
            <text:p>846</text:p>
          </table:table-cell>
          <table:table-cell table:formula="of:=MIN([.$H67];[.$N67];[.$T67];[.$Z67];[.$AF67];[.$AL67];[.$AR67];[.$AX67];[.$BD67];[.$BJ67];[.$BP67];[.$BV67])" office:value-type="float" office:value="12.77" calcext:value-type="float">
            <text:p>12.77</text:p>
          </table:table-cell>
          <table:table-cell table:formula="of:=MIN([.$I67];[.$O67];[.$U67];[.$AA67];[.$AG67];[.$AM67];[.$AS67];[.$AY67];[.$BE67];[.$BK67];[.$BQ67];[.$BW67])" office:value-type="float" office:value="12.154" calcext:value-type="float">
            <text:p>12.154</text:p>
          </table:table-cell>
          <table:table-cell table:formula="of:=MIN([.$J67];[.$P67];[.$V67];[.$AB67];[.$AH67];[.$AN67];[.$AT67];[.$AZ67];[.$BF67];[.$BL67];[.$BR67];[.$BX67])" office:value-type="float" office:value="69146" calcext:value-type="float">
            <text:p>69146</text:p>
          </table:table-cell>
          <table:table-cell table:formula="of:=MIN([.$K67];[.$Q67];[.$W67];[.$AC67];[.$AI67];[.$AO67];[.$AU67];[.$BA67];[.$BG67];[.$BM67];[.$BS67];[.$BY67])" office:value-type="float" office:value="35758" calcext:value-type="float">
            <text:p>35758</text:p>
          </table:table-cell>
          <table:table-cell table:formula="of:=MIN([.$L67];[.$R67];[.$X67];[.$AD67];[.$AJ67];[.$AP67];[.$AV67];[.$BB67];[.$BH67];[.$BN67];[.$BT67];[.$BZ67])" office:value-type="float" office:value="62" calcext:value-type="float">
            <text:p>62</text:p>
          </table:table-cell>
          <table:table-cell table:formula="of:=MIN([.$M67];[.$S67];[.$Y67];[.$AE67];[.$AK67];[.$AQ67];[.$AW67];[.$BC67];[.$BI67];[.$BO67];[.$BU67];[.$CA67])" office:value-type="float" office:value="0" calcext:value-type="float">
            <text:p>0</text:p>
          </table:table-cell>
          <table:table-cell table:formula="of:=MEDIAN([.$H67];[.$N67];[.$T67];[.$Z67];[.$AF67];[.$AL67];[.$AR67];[.$AX67];[.$BD67];[.$BJ67];[.$BP67];[.$BV67])" office:value-type="float" office:value="21.415" calcext:value-type="float">
            <text:p>21.415</text:p>
          </table:table-cell>
          <table:table-cell table:formula="of:=MEDIAN([.$I67];[.$O67];[.$U67];[.$AA67];[.$AG67];[.$AM67];[.$AS67];[.$AY67];[.$BE67];[.$BK67];[.$BQ67];[.$BW67])" office:value-type="float" office:value="20.5605" calcext:value-type="float">
            <text:p>20.5605</text:p>
          </table:table-cell>
          <table:table-cell table:formula="of:=MEDIAN([.$J67];[.$P67];[.$V67];[.$AB67];[.$AH67];[.$AN67];[.$AT67];[.$AZ67];[.$BF67];[.$BL67];[.$BR67];[.$BX67])" office:value-type="float" office:value="112181.5" calcext:value-type="float">
            <text:p>112181.5</text:p>
          </table:table-cell>
          <table:table-cell table:formula="of:=MEDIAN([.$K67];[.$Q67];[.$W67];[.$AC67];[.$AI67];[.$AO67];[.$AU67];[.$BA67];[.$BG67];[.$BM67];[.$BS67];[.$BY67])" office:value-type="float" office:value="62024.5" calcext:value-type="float">
            <text:p>62024.5</text:p>
          </table:table-cell>
          <table:table-cell table:formula="of:=MEDIAN([.$L67];[.$R67];[.$X67];[.$AD67];[.$AJ67];[.$AP67];[.$AV67];[.$BB67];[.$BH67];[.$BN67];[.$BT67];[.$BZ67])" office:value-type="float" office:value="74" calcext:value-type="float">
            <text:p>74</text:p>
          </table:table-cell>
          <table:table-cell table:formula="of:=MEDIAN([.$M67];[.$S67];[.$Y67];[.$AE67];[.$AK67];[.$AQ67];[.$AW67];[.$BC67];[.$BI67];[.$BO67];[.$BU67];[.$CA67])" office:value-type="float" office:value="702" calcext:value-type="float">
            <text:p>702</text:p>
          </table:table-cell>
          <table:table-cell table:formula="of:=MAX([.$H67];[.$N67];[.$T67];[.$Z67];[.$AF67];[.$AL67];[.$AR67];[.$AX67];[.$BD67];[.$BJ67];[.$BP67];[.$BV67])" office:value-type="float" office:value="52.34" calcext:value-type="float">
            <text:p>52.34</text:p>
          </table:table-cell>
          <table:table-cell table:formula="of:=MAX([.$I67];[.$O67];[.$U67];[.$AA67];[.$AG67];[.$AM67];[.$AS67];[.$AY67];[.$BE67];[.$BK67];[.$BQ67];[.$BW67])" office:value-type="float" office:value="51.526" calcext:value-type="float">
            <text:p>51.526</text:p>
          </table:table-cell>
          <table:table-cell table:formula="of:=MAX([.$J67];[.$P67];[.$V67];[.$AB67];[.$AH67];[.$AN67];[.$AT67];[.$AZ67];[.$BF67];[.$BL67];[.$BR67];[.$BX67])" office:value-type="float" office:value="237178" calcext:value-type="float">
            <text:p>237178</text:p>
          </table:table-cell>
          <table:table-cell table:formula="of:=MAX([.$K67];[.$Q67];[.$W67];[.$AC67];[.$AI67];[.$AO67];[.$AU67];[.$BA67];[.$BG67];[.$BM67];[.$BS67];[.$BY67])" office:value-type="float" office:value="147391" calcext:value-type="float">
            <text:p>147391</text:p>
          </table:table-cell>
          <table:table-cell table:formula="of:=MAX([.$L67];[.$R67];[.$X67];[.$AD67];[.$AJ67];[.$AP67];[.$AV67];[.$BB67];[.$BH67];[.$BN67];[.$BT67];[.$BZ67])" office:value-type="float" office:value="105" calcext:value-type="float">
            <text:p>105</text:p>
          </table:table-cell>
          <table:table-cell table:formula="of:=MAX([.$M67];[.$S67];[.$Y67];[.$AE67];[.$AK67];[.$AQ67];[.$AW67];[.$BC67];[.$BI67];[.$BO67];[.$BU67];[.$CA67])" office:value-type="float" office:value="1220" calcext:value-type="float">
            <text:p>1220</text:p>
          </table:table-cell>
          <table:table-cell/>
        </table:table-row>
        <table:table-row table:style-name="ro1">
          <table:table-cell office:value-type="string" calcext:value-type="string">
            <text:p>RicochetRobots/040-ricochetrobot-14-0.asp</text:p>
          </table:table-cell>
          <table:table-cell office:value-type="float" office:value="375.47" calcext:value-type="float">
            <text:p>375.47</text:p>
          </table:table-cell>
          <table:table-cell office:value-type="float" office:value="375.402" calcext:value-type="float">
            <text:p>375.402</text:p>
          </table:table-cell>
          <table:table-cell office:value-type="float" office:value="1351369" calcext:value-type="float">
            <text:p>1351369</text:p>
          </table:table-cell>
          <table:table-cell office:value-type="float" office:value="1082164" calcext:value-type="float">
            <text:p>108216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31.3" calcext:value-type="float">
            <text:p>131.3</text:p>
          </table:table-cell>
          <table:table-cell office:value-type="float" office:value="130.686" calcext:value-type="float">
            <text:p>130.686</text:p>
          </table:table-cell>
          <table:table-cell office:value-type="float" office:value="558139" calcext:value-type="float">
            <text:p>558139</text:p>
          </table:table-cell>
          <table:table-cell office:value-type="float" office:value="365507" calcext:value-type="float">
            <text:p>365507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67.31" calcext:value-type="float">
            <text:p>67.31</text:p>
          </table:table-cell>
          <table:table-cell office:value-type="float" office:value="66.624" calcext:value-type="float">
            <text:p>66.624</text:p>
          </table:table-cell>
          <table:table-cell office:value-type="float" office:value="329317" calcext:value-type="float">
            <text:p>329317</text:p>
          </table:table-cell>
          <table:table-cell office:value-type="float" office:value="200894" calcext:value-type="float">
            <text:p>20089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6.36" calcext:value-type="float">
            <text:p>86.36</text:p>
          </table:table-cell>
          <table:table-cell office:value-type="float" office:value="85.512" calcext:value-type="float">
            <text:p>85.512</text:p>
          </table:table-cell>
          <table:table-cell office:value-type="float" office:value="360308" calcext:value-type="float">
            <text:p>360308</text:p>
          </table:table-cell>
          <table:table-cell office:value-type="float" office:value="231245" calcext:value-type="float">
            <text:p>231245</text:p>
          </table:table-cell>
          <table:table-cell office:value-type="float" office:value="92" calcext:value-type="float">
            <text:p>92</text:p>
          </table:table-cell>
          <table:table-cell office:value-type="float" office:value="1000" calcext:value-type="float">
            <text:p>1000</text:p>
          </table:table-cell>
          <table:table-cell office:value-type="float" office:value="51.62" calcext:value-type="float">
            <text:p>51.62</text:p>
          </table:table-cell>
          <table:table-cell office:value-type="float" office:value="50.795" calcext:value-type="float">
            <text:p>50.795</text:p>
          </table:table-cell>
          <table:table-cell office:value-type="float" office:value="228759" calcext:value-type="float">
            <text:p>228759</text:p>
          </table:table-cell>
          <table:table-cell office:value-type="float" office:value="140845" calcext:value-type="float">
            <text:p>140845</text:p>
          </table:table-cell>
          <table:table-cell office:value-type="float" office:value="94" calcext:value-type="float">
            <text:p>94</text:p>
          </table:table-cell>
          <table:table-cell office:value-type="float" office:value="1000" calcext:value-type="float">
            <text:p>1000</text:p>
          </table:table-cell>
          <table:table-cell office:value-type="float" office:value="82.77" calcext:value-type="float">
            <text:p>82.77</text:p>
          </table:table-cell>
          <table:table-cell office:value-type="float" office:value="81.802" calcext:value-type="float">
            <text:p>81.802</text:p>
          </table:table-cell>
          <table:table-cell office:value-type="float" office:value="334177" calcext:value-type="float">
            <text:p>334177</text:p>
          </table:table-cell>
          <table:table-cell office:value-type="float" office:value="216539" calcext:value-type="float">
            <text:p>216539</text:p>
          </table:table-cell>
          <table:table-cell office:value-type="float" office:value="106" calcext:value-type="float">
            <text:p>106</text:p>
          </table:table-cell>
          <table:table-cell office:value-type="float" office:value="1368" calcext:value-type="float">
            <text:p>1368</text:p>
          </table:table-cell>
          <table:table-cell office:value-type="float" office:value="53.42" calcext:value-type="float">
            <text:p>53.42</text:p>
          </table:table-cell>
          <table:table-cell office:value-type="float" office:value="52.39" calcext:value-type="float">
            <text:p>52.39</text:p>
          </table:table-cell>
          <table:table-cell office:value-type="float" office:value="233413" calcext:value-type="float">
            <text:p>233413</text:p>
          </table:table-cell>
          <table:table-cell office:value-type="float" office:value="144814" calcext:value-type="float">
            <text:p>144814</text:p>
          </table:table-cell>
          <table:table-cell office:value-type="float" office:value="110" calcext:value-type="float">
            <text:p>110</text:p>
          </table:table-cell>
          <table:table-cell office:value-type="float" office:value="1370" calcext:value-type="float">
            <text:p>1370</text:p>
          </table:table-cell>
          <table:table-cell office:value-type="float" office:value="160.72" calcext:value-type="float">
            <text:p>160.72</text:p>
          </table:table-cell>
          <table:table-cell office:value-type="float" office:value="160.205" calcext:value-type="float">
            <text:p>160.205</text:p>
          </table:table-cell>
          <table:table-cell office:value-type="float" office:value="588440" calcext:value-type="float">
            <text:p>588440</text:p>
          </table:table-cell>
          <table:table-cell office:value-type="float" office:value="394725" calcext:value-type="float">
            <text:p>394725</text:p>
          </table:table-cell>
          <table:table-cell office:value-type="float" office:value="93" calcext:value-type="float">
            <text:p>93</text:p>
          </table:table-cell>
          <table:table-cell office:value-type="float" office:value="500" calcext:value-type="float">
            <text:p>500</text:p>
          </table:table-cell>
          <table:table-cell office:value-type="float" office:value="47.08" calcext:value-type="float">
            <text:p>47.08</text:p>
          </table:table-cell>
          <table:table-cell office:value-type="float" office:value="46.526" calcext:value-type="float">
            <text:p>46.526</text:p>
          </table:table-cell>
          <table:table-cell office:value-type="float" office:value="218335" calcext:value-type="float">
            <text:p>218335</text:p>
          </table:table-cell>
          <table:table-cell office:value-type="float" office:value="132982" calcext:value-type="float">
            <text:p>132982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124.7" calcext:value-type="float">
            <text:p>124.7</text:p>
          </table:table-cell>
          <table:table-cell office:value-type="float" office:value="124.025" calcext:value-type="float">
            <text:p>124.025</text:p>
          </table:table-cell>
          <table:table-cell office:value-type="float" office:value="489904" calcext:value-type="float">
            <text:p>489904</text:p>
          </table:table-cell>
          <table:table-cell office:value-type="float" office:value="324464" calcext:value-type="float">
            <text:p>324464</text:p>
          </table:table-cell>
          <table:table-cell office:value-type="float" office:value="82" calcext:value-type="float">
            <text:p>82</text:p>
          </table:table-cell>
          <table:table-cell office:value-type="float" office:value="619" calcext:value-type="float">
            <text:p>619</text:p>
          </table:table-cell>
          <table:table-cell office:value-type="float" office:value="239.66" calcext:value-type="float">
            <text:p>239.66</text:p>
          </table:table-cell>
          <table:table-cell office:value-type="float" office:value="238.945" calcext:value-type="float">
            <text:p>238.945</text:p>
          </table:table-cell>
          <table:table-cell office:value-type="float" office:value="892321" calcext:value-type="float">
            <text:p>892321</text:p>
          </table:table-cell>
          <table:table-cell office:value-type="float" office:value="613161" calcext:value-type="float">
            <text:p>613161</text:p>
          </table:table-cell>
          <table:table-cell office:value-type="float" office:value="95" calcext:value-type="float">
            <text:p>95</text:p>
          </table:table-cell>
          <table:table-cell office:value-type="float" office:value="593" calcext:value-type="float">
            <text:p>593</text:p>
          </table:table-cell>
          <table:table-cell office:value-type="float" office:value="74.92" calcext:value-type="float">
            <text:p>74.92</text:p>
          </table:table-cell>
          <table:table-cell office:value-type="float" office:value="74.177" calcext:value-type="float">
            <text:p>74.177</text:p>
          </table:table-cell>
          <table:table-cell office:value-type="float" office:value="337078" calcext:value-type="float">
            <text:p>337078</text:p>
          </table:table-cell>
          <table:table-cell office:value-type="float" office:value="213810" calcext:value-type="float">
            <text:p>213810</text:p>
          </table:table-cell>
          <table:table-cell office:value-type="float" office:value="83" calcext:value-type="float">
            <text:p>83</text:p>
          </table:table-cell>
          <table:table-cell office:value-type="float" office:value="925" calcext:value-type="float">
            <text:p>925</text:p>
          </table:table-cell>
          <table:table-cell office:value-type="float" office:value="111.69" calcext:value-type="float">
            <text:p>111.69</text:p>
          </table:table-cell>
          <table:table-cell office:value-type="float" office:value="110.937" calcext:value-type="float">
            <text:p>110.937</text:p>
          </table:table-cell>
          <table:table-cell office:value-type="float" office:value="467470" calcext:value-type="float">
            <text:p>467470</text:p>
          </table:table-cell>
          <table:table-cell office:value-type="float" office:value="303555" calcext:value-type="float">
            <text:p>303555</text:p>
          </table:table-cell>
          <table:table-cell office:value-type="float" office:value="83" calcext:value-type="float">
            <text:p>83</text:p>
          </table:table-cell>
          <table:table-cell office:value-type="float" office:value="837" calcext:value-type="float">
            <text:p>837</text:p>
          </table:table-cell>
          <table:table-cell table:formula="of:=MIN([.$H68];[.$N68];[.$T68];[.$Z68];[.$AF68];[.$AL68];[.$AR68];[.$AX68];[.$BD68];[.$BJ68];[.$BP68];[.$BV68])" office:value-type="float" office:value="47.08" calcext:value-type="float">
            <text:p>47.08</text:p>
          </table:table-cell>
          <table:table-cell table:formula="of:=MIN([.$I68];[.$O68];[.$U68];[.$AA68];[.$AG68];[.$AM68];[.$AS68];[.$AY68];[.$BE68];[.$BK68];[.$BQ68];[.$BW68])" office:value-type="float" office:value="46.526" calcext:value-type="float">
            <text:p>46.526</text:p>
          </table:table-cell>
          <table:table-cell table:formula="of:=MIN([.$J68];[.$P68];[.$V68];[.$AB68];[.$AH68];[.$AN68];[.$AT68];[.$AZ68];[.$BF68];[.$BL68];[.$BR68];[.$BX68])" office:value-type="float" office:value="218335" calcext:value-type="float">
            <text:p>218335</text:p>
          </table:table-cell>
          <table:table-cell table:formula="of:=MIN([.$K68];[.$Q68];[.$W68];[.$AC68];[.$AI68];[.$AO68];[.$AU68];[.$BA68];[.$BG68];[.$BM68];[.$BS68];[.$BY68])" office:value-type="float" office:value="132982" calcext:value-type="float">
            <text:p>132982</text:p>
          </table:table-cell>
          <table:table-cell table:formula="of:=MIN([.$L68];[.$R68];[.$X68];[.$AD68];[.$AJ68];[.$AP68];[.$AV68];[.$BB68];[.$BH68];[.$BN68];[.$BT68];[.$BZ68])" office:value-type="float" office:value="73" calcext:value-type="float">
            <text:p>73</text:p>
          </table:table-cell>
          <table:table-cell table:formula="of:=MIN([.$M68];[.$S68];[.$Y68];[.$AE68];[.$AK68];[.$AQ68];[.$AW68];[.$BC68];[.$BI68];[.$BO68];[.$BU68];[.$CA68])" office:value-type="float" office:value="0" calcext:value-type="float">
            <text:p>0</text:p>
          </table:table-cell>
          <table:table-cell table:formula="of:=MEDIAN([.$H68];[.$N68];[.$T68];[.$Z68];[.$AF68];[.$AL68];[.$AR68];[.$AX68];[.$BD68];[.$BJ68];[.$BP68];[.$BV68])" office:value-type="float" office:value="84.565" calcext:value-type="float">
            <text:p>84.565</text:p>
          </table:table-cell>
          <table:table-cell table:formula="of:=MEDIAN([.$I68];[.$O68];[.$U68];[.$AA68];[.$AG68];[.$AM68];[.$AS68];[.$AY68];[.$BE68];[.$BK68];[.$BQ68];[.$BW68])" office:value-type="float" office:value="83.657" calcext:value-type="float">
            <text:p>83.657</text:p>
          </table:table-cell>
          <table:table-cell table:formula="of:=MEDIAN([.$J68];[.$P68];[.$V68];[.$AB68];[.$AH68];[.$AN68];[.$AT68];[.$AZ68];[.$BF68];[.$BL68];[.$BR68];[.$BX68])" office:value-type="float" office:value="348693" calcext:value-type="float">
            <text:p>348693</text:p>
          </table:table-cell>
          <table:table-cell table:formula="of:=MEDIAN([.$K68];[.$Q68];[.$W68];[.$AC68];[.$AI68];[.$AO68];[.$AU68];[.$BA68];[.$BG68];[.$BM68];[.$BS68];[.$BY68])" office:value-type="float" office:value="223892" calcext:value-type="float">
            <text:p>223892</text:p>
          </table:table-cell>
          <table:table-cell table:formula="of:=MEDIAN([.$L68];[.$R68];[.$X68];[.$AD68];[.$AJ68];[.$AP68];[.$AV68];[.$BB68];[.$BH68];[.$BN68];[.$BT68];[.$BZ68])" office:value-type="float" office:value="90.5" calcext:value-type="float">
            <text:p>90.5</text:p>
          </table:table-cell>
          <table:table-cell table:formula="of:=MEDIAN([.$M68];[.$S68];[.$Y68];[.$AE68];[.$AK68];[.$AQ68];[.$AW68];[.$BC68];[.$BI68];[.$BO68];[.$BU68];[.$CA68])" office:value-type="float" office:value="728" calcext:value-type="float">
            <text:p>728</text:p>
          </table:table-cell>
          <table:table-cell table:formula="of:=MAX([.$H68];[.$N68];[.$T68];[.$Z68];[.$AF68];[.$AL68];[.$AR68];[.$AX68];[.$BD68];[.$BJ68];[.$BP68];[.$BV68])" office:value-type="float" office:value="239.66" calcext:value-type="float">
            <text:p>239.66</text:p>
          </table:table-cell>
          <table:table-cell table:formula="of:=MAX([.$I68];[.$O68];[.$U68];[.$AA68];[.$AG68];[.$AM68];[.$AS68];[.$AY68];[.$BE68];[.$BK68];[.$BQ68];[.$BW68])" office:value-type="float" office:value="238.945" calcext:value-type="float">
            <text:p>238.945</text:p>
          </table:table-cell>
          <table:table-cell table:formula="of:=MAX([.$J68];[.$P68];[.$V68];[.$AB68];[.$AH68];[.$AN68];[.$AT68];[.$AZ68];[.$BF68];[.$BL68];[.$BR68];[.$BX68])" office:value-type="float" office:value="892321" calcext:value-type="float">
            <text:p>892321</text:p>
          </table:table-cell>
          <table:table-cell table:formula="of:=MAX([.$K68];[.$Q68];[.$W68];[.$AC68];[.$AI68];[.$AO68];[.$AU68];[.$BA68];[.$BG68];[.$BM68];[.$BS68];[.$BY68])" office:value-type="float" office:value="613161" calcext:value-type="float">
            <text:p>613161</text:p>
          </table:table-cell>
          <table:table-cell table:formula="of:=MAX([.$L68];[.$R68];[.$X68];[.$AD68];[.$AJ68];[.$AP68];[.$AV68];[.$BB68];[.$BH68];[.$BN68];[.$BT68];[.$BZ68])" office:value-type="float" office:value="110" calcext:value-type="float">
            <text:p>110</text:p>
          </table:table-cell>
          <table:table-cell table:formula="of:=MAX([.$M68];[.$S68];[.$Y68];[.$AE68];[.$AK68];[.$AQ68];[.$AW68];[.$BC68];[.$BI68];[.$BO68];[.$BU68];[.$CA68])" office:value-type="float" office:value="1370" calcext:value-type="float">
            <text:p>1370</text:p>
          </table:table-cell>
          <table:table-cell/>
        </table:table-row>
        <table:table-row table:style-name="ro1">
          <table:table-cell office:value-type="string" calcext:value-type="string">
            <text:p>RicochetRobots/046-ricochetrobot-13-0.asp</text:p>
          </table:table-cell>
          <table:table-cell office:value-type="float" office:value="53.91" calcext:value-type="float">
            <text:p>53.91</text:p>
          </table:table-cell>
          <table:table-cell office:value-type="float" office:value="53.851" calcext:value-type="float">
            <text:p>53.851</text:p>
          </table:table-cell>
          <table:table-cell office:value-type="float" office:value="246282" calcext:value-type="float">
            <text:p>246282</text:p>
          </table:table-cell>
          <table:table-cell office:value-type="float" office:value="181832" calcext:value-type="float">
            <text:p>18183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5.33" calcext:value-type="float">
            <text:p>25.33</text:p>
          </table:table-cell>
          <table:table-cell office:value-type="float" office:value="24.661" calcext:value-type="float">
            <text:p>24.661</text:p>
          </table:table-cell>
          <table:table-cell office:value-type="float" office:value="123172" calcext:value-type="float">
            <text:p>123172</text:p>
          </table:table-cell>
          <table:table-cell office:value-type="float" office:value="70539" calcext:value-type="float">
            <text:p>7053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4.1" calcext:value-type="float">
            <text:p>24.1</text:p>
          </table:table-cell>
          <table:table-cell office:value-type="float" office:value="23.383" calcext:value-type="float">
            <text:p>23.383</text:p>
          </table:table-cell>
          <table:table-cell office:value-type="float" office:value="107737" calcext:value-type="float">
            <text:p>107737</text:p>
          </table:table-cell>
          <table:table-cell office:value-type="float" office:value="64495" calcext:value-type="float">
            <text:p>6449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1.13" calcext:value-type="float">
            <text:p>31.13</text:p>
          </table:table-cell>
          <table:table-cell office:value-type="float" office:value="30.144" calcext:value-type="float">
            <text:p>30.144</text:p>
          </table:table-cell>
          <table:table-cell office:value-type="float" office:value="120869" calcext:value-type="float">
            <text:p>120869</text:p>
          </table:table-cell>
          <table:table-cell office:value-type="float" office:value="76467" calcext:value-type="float">
            <text:p>76467</text:p>
          </table:table-cell>
          <table:table-cell office:value-type="float" office:value="88" calcext:value-type="float">
            <text:p>88</text:p>
          </table:table-cell>
          <table:table-cell office:value-type="float" office:value="1000" calcext:value-type="float">
            <text:p>1000</text:p>
          </table:table-cell>
          <table:table-cell office:value-type="float" office:value="23.24" calcext:value-type="float">
            <text:p>23.24</text:p>
          </table:table-cell>
          <table:table-cell office:value-type="float" office:value="22.375" calcext:value-type="float">
            <text:p>22.375</text:p>
          </table:table-cell>
          <table:table-cell office:value-type="float" office:value="108926" calcext:value-type="float">
            <text:p>108926</text:p>
          </table:table-cell>
          <table:table-cell office:value-type="float" office:value="64598" calcext:value-type="float">
            <text:p>64598</text:p>
          </table:table-cell>
          <table:table-cell office:value-type="float" office:value="96" calcext:value-type="float">
            <text:p>96</text:p>
          </table:table-cell>
          <table:table-cell office:value-type="float" office:value="1000" calcext:value-type="float">
            <text:p>1000</text:p>
          </table:table-cell>
          <table:table-cell office:value-type="float" office:value="30.78" calcext:value-type="float">
            <text:p>30.78</text:p>
          </table:table-cell>
          <table:table-cell office:value-type="float" office:value="29.835" calcext:value-type="float">
            <text:p>29.835</text:p>
          </table:table-cell>
          <table:table-cell office:value-type="float" office:value="118381" calcext:value-type="float">
            <text:p>118381</text:p>
          </table:table-cell>
          <table:table-cell office:value-type="float" office:value="75422" calcext:value-type="float">
            <text:p>75422</text:p>
          </table:table-cell>
          <table:table-cell office:value-type="float" office:value="99" calcext:value-type="float">
            <text:p>99</text:p>
          </table:table-cell>
          <table:table-cell office:value-type="float" office:value="1254" calcext:value-type="float">
            <text:p>1254</text:p>
          </table:table-cell>
          <table:table-cell office:value-type="float" office:value="22.52" calcext:value-type="float">
            <text:p>22.52</text:p>
          </table:table-cell>
          <table:table-cell office:value-type="float" office:value="21.53" calcext:value-type="float">
            <text:p>21.53</text:p>
          </table:table-cell>
          <table:table-cell office:value-type="float" office:value="100403" calcext:value-type="float">
            <text:p>100403</text:p>
          </table:table-cell>
          <table:table-cell office:value-type="float" office:value="60955" calcext:value-type="float">
            <text:p>60955</text:p>
          </table:table-cell>
          <table:table-cell office:value-type="float" office:value="107" calcext:value-type="float">
            <text:p>107</text:p>
          </table:table-cell>
          <table:table-cell office:value-type="float" office:value="1294" calcext:value-type="float">
            <text:p>1294</text:p>
          </table:table-cell>
          <table:table-cell office:value-type="float" office:value="29.72" calcext:value-type="float">
            <text:p>29.72</text:p>
          </table:table-cell>
          <table:table-cell office:value-type="float" office:value="29.116" calcext:value-type="float">
            <text:p>29.116</text:p>
          </table:table-cell>
          <table:table-cell office:value-type="float" office:value="116530" calcext:value-type="float">
            <text:p>116530</text:p>
          </table:table-cell>
          <table:table-cell office:value-type="float" office:value="74604" calcext:value-type="float">
            <text:p>74604</text:p>
          </table:table-cell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21.66" calcext:value-type="float">
            <text:p>21.66</text:p>
          </table:table-cell>
          <table:table-cell office:value-type="float" office:value="21.14" calcext:value-type="float">
            <text:p>21.14</text:p>
          </table:table-cell>
          <table:table-cell office:value-type="float" office:value="100486" calcext:value-type="float">
            <text:p>100486</text:p>
          </table:table-cell>
          <table:table-cell office:value-type="float" office:value="59789" calcext:value-type="float">
            <text:p>59789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22.39" calcext:value-type="float">
            <text:p>22.39</text:p>
          </table:table-cell>
          <table:table-cell office:value-type="float" office:value="21.694" calcext:value-type="float">
            <text:p>21.694</text:p>
          </table:table-cell>
          <table:table-cell office:value-type="float" office:value="94858" calcext:value-type="float">
            <text:p>94858</text:p>
          </table:table-cell>
          <table:table-cell office:value-type="float" office:value="57806" calcext:value-type="float">
            <text:p>57806</text:p>
          </table:table-cell>
          <table:table-cell office:value-type="float" office:value="68" calcext:value-type="float">
            <text:p>68</text:p>
          </table:table-cell>
          <table:table-cell office:value-type="float" office:value="526" calcext:value-type="float">
            <text:p>526</text:p>
          </table:table-cell>
          <table:table-cell office:value-type="float" office:value="23.4" calcext:value-type="float">
            <text:p>23.4</text:p>
          </table:table-cell>
          <table:table-cell office:value-type="float" office:value="22.706" calcext:value-type="float">
            <text:p>22.706</text:p>
          </table:table-cell>
          <table:table-cell office:value-type="float" office:value="105557" calcext:value-type="float">
            <text:p>105557</text:p>
          </table:table-cell>
          <table:table-cell office:value-type="float" office:value="63171" calcext:value-type="float">
            <text:p>63171</text:p>
          </table:table-cell>
          <table:table-cell office:value-type="float" office:value="63" calcext:value-type="float">
            <text:p>63</text:p>
          </table:table-cell>
          <table:table-cell office:value-type="float" office:value="523" calcext:value-type="float">
            <text:p>523</text:p>
          </table:table-cell>
          <table:table-cell office:value-type="float" office:value="20.82" calcext:value-type="float">
            <text:p>20.82</text:p>
          </table:table-cell>
          <table:table-cell office:value-type="float" office:value="19.983" calcext:value-type="float">
            <text:p>19.983</text:p>
          </table:table-cell>
          <table:table-cell office:value-type="float" office:value="90408" calcext:value-type="float">
            <text:p>90408</text:p>
          </table:table-cell>
          <table:table-cell office:value-type="float" office:value="53808" calcext:value-type="float">
            <text:p>53808</text:p>
          </table:table-cell>
          <table:table-cell office:value-type="float" office:value="68" calcext:value-type="float">
            <text:p>68</text:p>
          </table:table-cell>
          <table:table-cell office:value-type="float" office:value="736" calcext:value-type="float">
            <text:p>736</text:p>
          </table:table-cell>
          <table:table-cell office:value-type="float" office:value="24.09" calcext:value-type="float">
            <text:p>24.09</text:p>
          </table:table-cell>
          <table:table-cell office:value-type="float" office:value="23.301" calcext:value-type="float">
            <text:p>23.301</text:p>
          </table:table-cell>
          <table:table-cell office:value-type="float" office:value="117431" calcext:value-type="float">
            <text:p>117431</text:p>
          </table:table-cell>
          <table:table-cell office:value-type="float" office:value="68674" calcext:value-type="float">
            <text:p>68674</text:p>
          </table:table-cell>
          <table:table-cell office:value-type="float" office:value="80" calcext:value-type="float">
            <text:p>80</text:p>
          </table:table-cell>
          <table:table-cell office:value-type="float" office:value="799" calcext:value-type="float">
            <text:p>799</text:p>
          </table:table-cell>
          <table:table-cell table:formula="of:=MIN([.$H69];[.$N69];[.$T69];[.$Z69];[.$AF69];[.$AL69];[.$AR69];[.$AX69];[.$BD69];[.$BJ69];[.$BP69];[.$BV69])" office:value-type="float" office:value="20.82" calcext:value-type="float">
            <text:p>20.82</text:p>
          </table:table-cell>
          <table:table-cell table:formula="of:=MIN([.$I69];[.$O69];[.$U69];[.$AA69];[.$AG69];[.$AM69];[.$AS69];[.$AY69];[.$BE69];[.$BK69];[.$BQ69];[.$BW69])" office:value-type="float" office:value="19.983" calcext:value-type="float">
            <text:p>19.983</text:p>
          </table:table-cell>
          <table:table-cell table:formula="of:=MIN([.$J69];[.$P69];[.$V69];[.$AB69];[.$AH69];[.$AN69];[.$AT69];[.$AZ69];[.$BF69];[.$BL69];[.$BR69];[.$BX69])" office:value-type="float" office:value="90408" calcext:value-type="float">
            <text:p>90408</text:p>
          </table:table-cell>
          <table:table-cell table:formula="of:=MIN([.$K69];[.$Q69];[.$W69];[.$AC69];[.$AI69];[.$AO69];[.$AU69];[.$BA69];[.$BG69];[.$BM69];[.$BS69];[.$BY69])" office:value-type="float" office:value="53808" calcext:value-type="float">
            <text:p>53808</text:p>
          </table:table-cell>
          <table:table-cell table:formula="of:=MIN([.$L69];[.$R69];[.$X69];[.$AD69];[.$AJ69];[.$AP69];[.$AV69];[.$BB69];[.$BH69];[.$BN69];[.$BT69];[.$BZ69])" office:value-type="float" office:value="63" calcext:value-type="float">
            <text:p>63</text:p>
          </table:table-cell>
          <table:table-cell table:formula="of:=MIN([.$M69];[.$S69];[.$Y69];[.$AE69];[.$AK69];[.$AQ69];[.$AW69];[.$BC69];[.$BI69];[.$BO69];[.$BU69];[.$CA69])" office:value-type="float" office:value="0" calcext:value-type="float">
            <text:p>0</text:p>
          </table:table-cell>
          <table:table-cell table:formula="of:=MEDIAN([.$H69];[.$N69];[.$T69];[.$Z69];[.$AF69];[.$AL69];[.$AR69];[.$AX69];[.$BD69];[.$BJ69];[.$BP69];[.$BV69])" office:value-type="float" office:value="23.745" calcext:value-type="float">
            <text:p>23.745</text:p>
          </table:table-cell>
          <table:table-cell table:formula="of:=MEDIAN([.$I69];[.$O69];[.$U69];[.$AA69];[.$AG69];[.$AM69];[.$AS69];[.$AY69];[.$BE69];[.$BK69];[.$BQ69];[.$BW69])" office:value-type="float" office:value="23.0035" calcext:value-type="float">
            <text:p>23.0035</text:p>
          </table:table-cell>
          <table:table-cell table:formula="of:=MEDIAN([.$J69];[.$P69];[.$V69];[.$AB69];[.$AH69];[.$AN69];[.$AT69];[.$AZ69];[.$BF69];[.$BL69];[.$BR69];[.$BX69])" office:value-type="float" office:value="108331.5" calcext:value-type="float">
            <text:p>108331.5</text:p>
          </table:table-cell>
          <table:table-cell table:formula="of:=MEDIAN([.$K69];[.$Q69];[.$W69];[.$AC69];[.$AI69];[.$AO69];[.$AU69];[.$BA69];[.$BG69];[.$BM69];[.$BS69];[.$BY69])" office:value-type="float" office:value="64546.5" calcext:value-type="float">
            <text:p>64546.5</text:p>
          </table:table-cell>
          <table:table-cell table:formula="of:=MEDIAN([.$L69];[.$R69];[.$X69];[.$AD69];[.$AJ69];[.$AP69];[.$AV69];[.$BB69];[.$BH69];[.$BN69];[.$BT69];[.$BZ69])" office:value-type="float" office:value="74" calcext:value-type="float">
            <text:p>74</text:p>
          </table:table-cell>
          <table:table-cell table:formula="of:=MEDIAN([.$M69];[.$S69];[.$Y69];[.$AE69];[.$AK69];[.$AQ69];[.$AW69];[.$BC69];[.$BI69];[.$BO69];[.$BU69];[.$CA69])" office:value-type="float" office:value="631" calcext:value-type="float">
            <text:p>631</text:p>
          </table:table-cell>
          <table:table-cell table:formula="of:=MAX([.$H69];[.$N69];[.$T69];[.$Z69];[.$AF69];[.$AL69];[.$AR69];[.$AX69];[.$BD69];[.$BJ69];[.$BP69];[.$BV69])" office:value-type="float" office:value="31.13" calcext:value-type="float">
            <text:p>31.13</text:p>
          </table:table-cell>
          <table:table-cell table:formula="of:=MAX([.$I69];[.$O69];[.$U69];[.$AA69];[.$AG69];[.$AM69];[.$AS69];[.$AY69];[.$BE69];[.$BK69];[.$BQ69];[.$BW69])" office:value-type="float" office:value="30.144" calcext:value-type="float">
            <text:p>30.144</text:p>
          </table:table-cell>
          <table:table-cell table:formula="of:=MAX([.$J69];[.$P69];[.$V69];[.$AB69];[.$AH69];[.$AN69];[.$AT69];[.$AZ69];[.$BF69];[.$BL69];[.$BR69];[.$BX69])" office:value-type="float" office:value="123172" calcext:value-type="float">
            <text:p>123172</text:p>
          </table:table-cell>
          <table:table-cell table:formula="of:=MAX([.$K69];[.$Q69];[.$W69];[.$AC69];[.$AI69];[.$AO69];[.$AU69];[.$BA69];[.$BG69];[.$BM69];[.$BS69];[.$BY69])" office:value-type="float" office:value="76467" calcext:value-type="float">
            <text:p>76467</text:p>
          </table:table-cell>
          <table:table-cell table:formula="of:=MAX([.$L69];[.$R69];[.$X69];[.$AD69];[.$AJ69];[.$AP69];[.$AV69];[.$BB69];[.$BH69];[.$BN69];[.$BT69];[.$BZ69])" office:value-type="float" office:value="107" calcext:value-type="float">
            <text:p>107</text:p>
          </table:table-cell>
          <table:table-cell table:formula="of:=MAX([.$M69];[.$S69];[.$Y69];[.$AE69];[.$AK69];[.$AQ69];[.$AW69];[.$BC69];[.$BI69];[.$BO69];[.$BU69];[.$CA69])" office:value-type="float" office:value="1294" calcext:value-type="float">
            <text:p>1294</text:p>
          </table:table-cell>
          <table:table-cell/>
        </table:table-row>
        <table:table-row table:style-name="ro1">
          <table:table-cell office:value-type="string" calcext:value-type="string">
            <text:p>RicochetRobots/059-ricochetrobot-15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93337" calcext:value-type="float">
            <text:p>2793337</text:p>
          </table:table-cell>
          <table:table-cell office:value-type="float" office:value="2248247" calcext:value-type="float">
            <text:p>224824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3.17" calcext:value-type="float">
            <text:p>53.17</text:p>
          </table:table-cell>
          <table:table-cell office:value-type="float" office:value="52.384" calcext:value-type="float">
            <text:p>52.384</text:p>
          </table:table-cell>
          <table:table-cell office:value-type="float" office:value="247840" calcext:value-type="float">
            <text:p>247840</text:p>
          </table:table-cell>
          <table:table-cell office:value-type="float" office:value="150541" calcext:value-type="float">
            <text:p>15054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69.26" calcext:value-type="float">
            <text:p>69.26</text:p>
          </table:table-cell>
          <table:table-cell office:value-type="float" office:value="68.617" calcext:value-type="float">
            <text:p>68.617</text:p>
          </table:table-cell>
          <table:table-cell office:value-type="float" office:value="321116" calcext:value-type="float">
            <text:p>321116</text:p>
          </table:table-cell>
          <table:table-cell office:value-type="float" office:value="194184" calcext:value-type="float">
            <text:p>19418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5.05" calcext:value-type="float">
            <text:p>45.05</text:p>
          </table:table-cell>
          <table:table-cell office:value-type="float" office:value="44.225" calcext:value-type="float">
            <text:p>44.225</text:p>
          </table:table-cell>
          <table:table-cell office:value-type="float" office:value="198082" calcext:value-type="float">
            <text:p>198082</text:p>
          </table:table-cell>
          <table:table-cell office:value-type="float" office:value="122802" calcext:value-type="float">
            <text:p>122802</text:p>
          </table:table-cell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office:value-type="float" office:value="71.44" calcext:value-type="float">
            <text:p>71.44</text:p>
          </table:table-cell>
          <table:table-cell office:value-type="float" office:value="70.616" calcext:value-type="float">
            <text:p>70.616</text:p>
          </table:table-cell>
          <table:table-cell office:value-type="float" office:value="307281" calcext:value-type="float">
            <text:p>307281</text:p>
          </table:table-cell>
          <table:table-cell office:value-type="float" office:value="191894" calcext:value-type="float">
            <text:p>191894</text:p>
          </table:table-cell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office:value-type="float" office:value="35.08" calcext:value-type="float">
            <text:p>35.08</text:p>
          </table:table-cell>
          <table:table-cell office:value-type="float" office:value="34.23" calcext:value-type="float">
            <text:p>34.23</text:p>
          </table:table-cell>
          <table:table-cell office:value-type="float" office:value="149847" calcext:value-type="float">
            <text:p>149847</text:p>
          </table:table-cell>
          <table:table-cell office:value-type="float" office:value="95049" calcext:value-type="float">
            <text:p>95049</text:p>
          </table:table-cell>
          <table:table-cell office:value-type="float" office:value="97" calcext:value-type="float">
            <text:p>97</text:p>
          </table:table-cell>
          <table:table-cell office:value-type="float" office:value="1208" calcext:value-type="float">
            <text:p>1208</text:p>
          </table:table-cell>
          <table:table-cell office:value-type="float" office:value="67.03" calcext:value-type="float">
            <text:p>67.03</text:p>
          </table:table-cell>
          <table:table-cell office:value-type="float" office:value="66.124" calcext:value-type="float">
            <text:p>66.124</text:p>
          </table:table-cell>
          <table:table-cell office:value-type="float" office:value="286007" calcext:value-type="float">
            <text:p>286007</text:p>
          </table:table-cell>
          <table:table-cell office:value-type="float" office:value="179846" calcext:value-type="float">
            <text:p>179846</text:p>
          </table:table-cell>
          <table:table-cell office:value-type="float" office:value="97" calcext:value-type="float">
            <text:p>97</text:p>
          </table:table-cell>
          <table:table-cell office:value-type="float" office:value="1217" calcext:value-type="float">
            <text:p>1217</text:p>
          </table:table-cell>
          <table:table-cell office:value-type="float" office:value="74.93" calcext:value-type="float">
            <text:p>74.93</text:p>
          </table:table-cell>
          <table:table-cell office:value-type="float" office:value="74.434" calcext:value-type="float">
            <text:p>74.434</text:p>
          </table:table-cell>
          <table:table-cell office:value-type="float" office:value="319391" calcext:value-type="float">
            <text:p>319391</text:p>
          </table:table-cell>
          <table:table-cell office:value-type="float" office:value="204489" calcext:value-type="float">
            <text:p>204489</text:p>
          </table:table-cell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85.38" calcext:value-type="float">
            <text:p>85.38</text:p>
          </table:table-cell>
          <table:table-cell office:value-type="float" office:value="84.896" calcext:value-type="float">
            <text:p>84.896</text:p>
          </table:table-cell>
          <table:table-cell office:value-type="float" office:value="376455" calcext:value-type="float">
            <text:p>376455</text:p>
          </table:table-cell>
          <table:table-cell office:value-type="float" office:value="236658" calcext:value-type="float">
            <text:p>236658</text:p>
          </table:table-cell>
          <table:table-cell office:value-type="float" office:value="80" calcext:value-type="float">
            <text:p>80</text:p>
          </table:table-cell>
          <table:table-cell office:value-type="float" office:value="500" calcext:value-type="float">
            <text:p>500</text:p>
          </table:table-cell>
          <table:table-cell office:value-type="float" office:value="74.5" calcext:value-type="float">
            <text:p>74.5</text:p>
          </table:table-cell>
          <table:table-cell office:value-type="float" office:value="73.841" calcext:value-type="float">
            <text:p>73.841</text:p>
          </table:table-cell>
          <table:table-cell office:value-type="float" office:value="308174" calcext:value-type="float">
            <text:p>308174</text:p>
          </table:table-cell>
          <table:table-cell office:value-type="float" office:value="196478" calcext:value-type="float">
            <text:p>196478</text:p>
          </table:table-cell>
          <table:table-cell office:value-type="float" office:value="70" calcext:value-type="float">
            <text:p>70</text:p>
          </table:table-cell>
          <table:table-cell office:value-type="float" office:value="527" calcext:value-type="float">
            <text:p>527</text:p>
          </table:table-cell>
          <table:table-cell office:value-type="float" office:value="76.78" calcext:value-type="float">
            <text:p>76.78</text:p>
          </table:table-cell>
          <table:table-cell office:value-type="float" office:value="76.099" calcext:value-type="float">
            <text:p>76.099</text:p>
          </table:table-cell>
          <table:table-cell office:value-type="float" office:value="332493" calcext:value-type="float">
            <text:p>332493</text:p>
          </table:table-cell>
          <table:table-cell office:value-type="float" office:value="210026" calcext:value-type="float">
            <text:p>210026</text:p>
          </table:table-cell>
          <table:table-cell office:value-type="float" office:value="72" calcext:value-type="float">
            <text:p>72</text:p>
          </table:table-cell>
          <table:table-cell office:value-type="float" office:value="499" calcext:value-type="float">
            <text:p>499</text:p>
          </table:table-cell>
          <table:table-cell office:value-type="float" office:value="42.99" calcext:value-type="float">
            <text:p>42.99</text:p>
          </table:table-cell>
          <table:table-cell office:value-type="float" office:value="42.227" calcext:value-type="float">
            <text:p>42.227</text:p>
          </table:table-cell>
          <table:table-cell office:value-type="float" office:value="184815" calcext:value-type="float">
            <text:p>184815</text:p>
          </table:table-cell>
          <table:table-cell office:value-type="float" office:value="114485" calcext:value-type="float">
            <text:p>114485</text:p>
          </table:table-cell>
          <table:table-cell office:value-type="float" office:value="82" calcext:value-type="float">
            <text:p>82</text:p>
          </table:table-cell>
          <table:table-cell office:value-type="float" office:value="906" calcext:value-type="float">
            <text:p>906</text:p>
          </table:table-cell>
          <table:table-cell office:value-type="float" office:value="95.77" calcext:value-type="float">
            <text:p>95.77</text:p>
          </table:table-cell>
          <table:table-cell office:value-type="float" office:value="95.069" calcext:value-type="float">
            <text:p>95.069</text:p>
          </table:table-cell>
          <table:table-cell office:value-type="float" office:value="415898" calcext:value-type="float">
            <text:p>415898</text:p>
          </table:table-cell>
          <table:table-cell office:value-type="float" office:value="263205" calcext:value-type="float">
            <text:p>263205</text:p>
          </table:table-cell>
          <table:table-cell office:value-type="float" office:value="90" calcext:value-type="float">
            <text:p>90</text:p>
          </table:table-cell>
          <table:table-cell office:value-type="float" office:value="824" calcext:value-type="float">
            <text:p>824</text:p>
          </table:table-cell>
          <table:table-cell table:formula="of:=MIN([.$H70];[.$N70];[.$T70];[.$Z70];[.$AF70];[.$AL70];[.$AR70];[.$AX70];[.$BD70];[.$BJ70];[.$BP70];[.$BV70])" office:value-type="float" office:value="35.08" calcext:value-type="float">
            <text:p>35.08</text:p>
          </table:table-cell>
          <table:table-cell table:formula="of:=MIN([.$I70];[.$O70];[.$U70];[.$AA70];[.$AG70];[.$AM70];[.$AS70];[.$AY70];[.$BE70];[.$BK70];[.$BQ70];[.$BW70])" office:value-type="float" office:value="34.23" calcext:value-type="float">
            <text:p>34.23</text:p>
          </table:table-cell>
          <table:table-cell table:formula="of:=MIN([.$J70];[.$P70];[.$V70];[.$AB70];[.$AH70];[.$AN70];[.$AT70];[.$AZ70];[.$BF70];[.$BL70];[.$BR70];[.$BX70])" office:value-type="float" office:value="149847" calcext:value-type="float">
            <text:p>149847</text:p>
          </table:table-cell>
          <table:table-cell table:formula="of:=MIN([.$K70];[.$Q70];[.$W70];[.$AC70];[.$AI70];[.$AO70];[.$AU70];[.$BA70];[.$BG70];[.$BM70];[.$BS70];[.$BY70])" office:value-type="float" office:value="95049" calcext:value-type="float">
            <text:p>95049</text:p>
          </table:table-cell>
          <table:table-cell table:formula="of:=MIN([.$L70];[.$R70];[.$X70];[.$AD70];[.$AJ70];[.$AP70];[.$AV70];[.$BB70];[.$BH70];[.$BN70];[.$BT70];[.$BZ70])" office:value-type="float" office:value="70" calcext:value-type="float">
            <text:p>70</text:p>
          </table:table-cell>
          <table:table-cell table:formula="of:=MIN([.$M70];[.$S70];[.$Y70];[.$AE70];[.$AK70];[.$AQ70];[.$AW70];[.$BC70];[.$BI70];[.$BO70];[.$BU70];[.$CA70])" office:value-type="float" office:value="0" calcext:value-type="float">
            <text:p>0</text:p>
          </table:table-cell>
          <table:table-cell table:formula="of:=MEDIAN([.$H70];[.$N70];[.$T70];[.$Z70];[.$AF70];[.$AL70];[.$AR70];[.$AX70];[.$BD70];[.$BJ70];[.$BP70];[.$BV70])" office:value-type="float" office:value="70.35" calcext:value-type="float">
            <text:p>70.35</text:p>
          </table:table-cell>
          <table:table-cell table:formula="of:=MEDIAN([.$I70];[.$O70];[.$U70];[.$AA70];[.$AG70];[.$AM70];[.$AS70];[.$AY70];[.$BE70];[.$BK70];[.$BQ70];[.$BW70])" office:value-type="float" office:value="69.6165" calcext:value-type="float">
            <text:p>69.6165</text:p>
          </table:table-cell>
          <table:table-cell table:formula="of:=MEDIAN([.$J70];[.$P70];[.$V70];[.$AB70];[.$AH70];[.$AN70];[.$AT70];[.$AZ70];[.$BF70];[.$BL70];[.$BR70];[.$BX70])" office:value-type="float" office:value="307727.5" calcext:value-type="float">
            <text:p>307727.5</text:p>
          </table:table-cell>
          <table:table-cell table:formula="of:=MEDIAN([.$K70];[.$Q70];[.$W70];[.$AC70];[.$AI70];[.$AO70];[.$AU70];[.$BA70];[.$BG70];[.$BM70];[.$BS70];[.$BY70])" office:value-type="float" office:value="193039" calcext:value-type="float">
            <text:p>193039</text:p>
          </table:table-cell>
          <table:table-cell table:formula="of:=MEDIAN([.$L70];[.$R70];[.$X70];[.$AD70];[.$AJ70];[.$AP70];[.$AV70];[.$BB70];[.$BH70];[.$BN70];[.$BT70];[.$BZ70])" office:value-type="float" office:value="81" calcext:value-type="float">
            <text:p>81</text:p>
          </table:table-cell>
          <table:table-cell table:formula="of:=MEDIAN([.$M70];[.$S70];[.$Y70];[.$AE70];[.$AK70];[.$AQ70];[.$AW70];[.$BC70];[.$BI70];[.$BO70];[.$BU70];[.$CA70])" office:value-type="float" office:value="675.5" calcext:value-type="float">
            <text:p>675.5</text:p>
          </table:table-cell>
          <table:table-cell table:formula="of:=MAX([.$H70];[.$N70];[.$T70];[.$Z70];[.$AF70];[.$AL70];[.$AR70];[.$AX70];[.$BD70];[.$BJ70];[.$BP70];[.$BV70])" office:value-type="float" office:value="95.77" calcext:value-type="float">
            <text:p>95.77</text:p>
          </table:table-cell>
          <table:table-cell table:formula="of:=MAX([.$I70];[.$O70];[.$U70];[.$AA70];[.$AG70];[.$AM70];[.$AS70];[.$AY70];[.$BE70];[.$BK70];[.$BQ70];[.$BW70])" office:value-type="float" office:value="95.069" calcext:value-type="float">
            <text:p>95.069</text:p>
          </table:table-cell>
          <table:table-cell table:formula="of:=MAX([.$J70];[.$P70];[.$V70];[.$AB70];[.$AH70];[.$AN70];[.$AT70];[.$AZ70];[.$BF70];[.$BL70];[.$BR70];[.$BX70])" office:value-type="float" office:value="415898" calcext:value-type="float">
            <text:p>415898</text:p>
          </table:table-cell>
          <table:table-cell table:formula="of:=MAX([.$K70];[.$Q70];[.$W70];[.$AC70];[.$AI70];[.$AO70];[.$AU70];[.$BA70];[.$BG70];[.$BM70];[.$BS70];[.$BY70])" office:value-type="float" office:value="263205" calcext:value-type="float">
            <text:p>263205</text:p>
          </table:table-cell>
          <table:table-cell table:formula="of:=MAX([.$L70];[.$R70];[.$X70];[.$AD70];[.$AJ70];[.$AP70];[.$AV70];[.$BB70];[.$BH70];[.$BN70];[.$BT70];[.$BZ70])" office:value-type="float" office:value="97" calcext:value-type="float">
            <text:p>97</text:p>
          </table:table-cell>
          <table:table-cell table:formula="of:=MAX([.$M70];[.$S70];[.$Y70];[.$AE70];[.$AK70];[.$AQ70];[.$AW70];[.$BC70];[.$BI70];[.$BO70];[.$BU70];[.$CA70])" office:value-type="float" office:value="1217" calcext:value-type="float">
            <text:p>1217</text:p>
          </table:table-cell>
          <table:table-cell/>
        </table:table-row>
        <table:table-row table:style-name="ro1">
          <table:table-cell office:value-type="string" calcext:value-type="string">
            <text:p>RicochetRobots/060-ricochetrobot-14-0.asp</text:p>
          </table:table-cell>
          <table:table-cell office:value-type="float" office:value="298.62" calcext:value-type="float">
            <text:p>298.62</text:p>
          </table:table-cell>
          <table:table-cell office:value-type="float" office:value="298.555" calcext:value-type="float">
            <text:p>298.555</text:p>
          </table:table-cell>
          <table:table-cell office:value-type="float" office:value="1067830" calcext:value-type="float">
            <text:p>1067830</text:p>
          </table:table-cell>
          <table:table-cell office:value-type="float" office:value="850990" calcext:value-type="float">
            <text:p>85099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2.02" calcext:value-type="float">
            <text:p>42.02</text:p>
          </table:table-cell>
          <table:table-cell office:value-type="float" office:value="41.348" calcext:value-type="float">
            <text:p>41.348</text:p>
          </table:table-cell>
          <table:table-cell office:value-type="float" office:value="193605" calcext:value-type="float">
            <text:p>193605</text:p>
          </table:table-cell>
          <table:table-cell office:value-type="float" office:value="114601" calcext:value-type="float">
            <text:p>11460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99.66" calcext:value-type="float">
            <text:p>99.66</text:p>
          </table:table-cell>
          <table:table-cell office:value-type="float" office:value="98.927" calcext:value-type="float">
            <text:p>98.927</text:p>
          </table:table-cell>
          <table:table-cell office:value-type="float" office:value="462936" calcext:value-type="float">
            <text:p>462936</text:p>
          </table:table-cell>
          <table:table-cell office:value-type="float" office:value="291803" calcext:value-type="float">
            <text:p>29180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4.48" calcext:value-type="float">
            <text:p>34.48</text:p>
          </table:table-cell>
          <table:table-cell office:value-type="float" office:value="33.654" calcext:value-type="float">
            <text:p>33.654</text:p>
          </table:table-cell>
          <table:table-cell office:value-type="float" office:value="150676" calcext:value-type="float">
            <text:p>150676</text:p>
          </table:table-cell>
          <table:table-cell office:value-type="float" office:value="92170" calcext:value-type="float">
            <text:p>92170</text:p>
          </table:table-cell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office:value-type="float" office:value="69.01" calcext:value-type="float">
            <text:p>69.01</text:p>
          </table:table-cell>
          <table:table-cell office:value-type="float" office:value="68.1" calcext:value-type="float">
            <text:p>68.1</text:p>
          </table:table-cell>
          <table:table-cell office:value-type="float" office:value="302222" calcext:value-type="float">
            <text:p>302222</text:p>
          </table:table-cell>
          <table:table-cell office:value-type="float" office:value="187064" calcext:value-type="float">
            <text:p>187064</text:p>
          </table:table-cell>
          <table:table-cell office:value-type="float" office:value="92" calcext:value-type="float">
            <text:p>92</text:p>
          </table:table-cell>
          <table:table-cell office:value-type="float" office:value="1000" calcext:value-type="float">
            <text:p>1000</text:p>
          </table:table-cell>
          <table:table-cell office:value-type="float" office:value="32.08" calcext:value-type="float">
            <text:p>32.08</text:p>
          </table:table-cell>
          <table:table-cell office:value-type="float" office:value="31.171" calcext:value-type="float">
            <text:p>31.171</text:p>
          </table:table-cell>
          <table:table-cell office:value-type="float" office:value="130256" calcext:value-type="float">
            <text:p>130256</text:p>
          </table:table-cell>
          <table:table-cell office:value-type="float" office:value="81925" calcext:value-type="float">
            <text:p>81925</text:p>
          </table:table-cell>
          <table:table-cell office:value-type="float" office:value="100" calcext:value-type="float">
            <text:p>100</text:p>
          </table:table-cell>
          <table:table-cell office:value-type="float" office:value="1263" calcext:value-type="float">
            <text:p>1263</text:p>
          </table:table-cell>
          <table:table-cell office:value-type="float" office:value="53.48" calcext:value-type="float">
            <text:p>53.48</text:p>
          </table:table-cell>
          <table:table-cell office:value-type="float" office:value="52.51" calcext:value-type="float">
            <text:p>52.51</text:p>
          </table:table-cell>
          <table:table-cell office:value-type="float" office:value="236497" calcext:value-type="float">
            <text:p>236497</text:p>
          </table:table-cell>
          <table:table-cell office:value-type="float" office:value="143959" calcext:value-type="float">
            <text:p>143959</text:p>
          </table:table-cell>
          <table:table-cell office:value-type="float" office:value="102" calcext:value-type="float">
            <text:p>102</text:p>
          </table:table-cell>
          <table:table-cell office:value-type="float" office:value="1266" calcext:value-type="float">
            <text:p>1266</text:p>
          </table:table-cell>
          <table:table-cell office:value-type="float" office:value="47.79" calcext:value-type="float">
            <text:p>47.79</text:p>
          </table:table-cell>
          <table:table-cell office:value-type="float" office:value="47.16" calcext:value-type="float">
            <text:p>47.16</text:p>
          </table:table-cell>
          <table:table-cell office:value-type="float" office:value="219031" calcext:value-type="float">
            <text:p>219031</text:p>
          </table:table-cell>
          <table:table-cell office:value-type="float" office:value="133073" calcext:value-type="float">
            <text:p>133073</text:p>
          </table:table-cell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38.69" calcext:value-type="float">
            <text:p>38.69</text:p>
          </table:table-cell>
          <table:table-cell office:value-type="float" office:value="38.101" calcext:value-type="float">
            <text:p>38.101</text:p>
          </table:table-cell>
          <table:table-cell office:value-type="float" office:value="171533" calcext:value-type="float">
            <text:p>171533</text:p>
          </table:table-cell>
          <table:table-cell office:value-type="float" office:value="102882" calcext:value-type="float">
            <text:p>102882</text:p>
          </table:table-cell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27.95" calcext:value-type="float">
            <text:p>27.95</text:p>
          </table:table-cell>
          <table:table-cell office:value-type="float" office:value="27.265" calcext:value-type="float">
            <text:p>27.265</text:p>
          </table:table-cell>
          <table:table-cell office:value-type="float" office:value="120865" calcext:value-type="float">
            <text:p>120865</text:p>
          </table:table-cell>
          <table:table-cell office:value-type="float" office:value="73203" calcext:value-type="float">
            <text:p>73203</text:p>
          </table:table-cell>
          <table:table-cell office:value-type="float" office:value="61" calcext:value-type="float">
            <text:p>61</text:p>
          </table:table-cell>
          <table:table-cell office:value-type="float" office:value="583" calcext:value-type="float">
            <text:p>583</text:p>
          </table:table-cell>
          <table:table-cell office:value-type="float" office:value="33.85" calcext:value-type="float">
            <text:p>33.85</text:p>
          </table:table-cell>
          <table:table-cell office:value-type="float" office:value="33.162" calcext:value-type="float">
            <text:p>33.162</text:p>
          </table:table-cell>
          <table:table-cell office:value-type="float" office:value="166332" calcext:value-type="float">
            <text:p>166332</text:p>
          </table:table-cell>
          <table:table-cell office:value-type="float" office:value="96724" calcext:value-type="float">
            <text:p>96724</text:p>
          </table:table-cell>
          <table:table-cell office:value-type="float" office:value="63" calcext:value-type="float">
            <text:p>63</text:p>
          </table:table-cell>
          <table:table-cell office:value-type="float" office:value="578" calcext:value-type="float">
            <text:p>578</text:p>
          </table:table-cell>
          <table:table-cell office:value-type="float" office:value="39.32" calcext:value-type="float">
            <text:p>39.32</text:p>
          </table:table-cell>
          <table:table-cell office:value-type="float" office:value="38.433" calcext:value-type="float">
            <text:p>38.433</text:p>
          </table:table-cell>
          <table:table-cell office:value-type="float" office:value="179030" calcext:value-type="float">
            <text:p>179030</text:p>
          </table:table-cell>
          <table:table-cell office:value-type="float" office:value="109023" calcext:value-type="float">
            <text:p>109023</text:p>
          </table:table-cell>
          <table:table-cell office:value-type="float" office:value="76" calcext:value-type="float">
            <text:p>76</text:p>
          </table:table-cell>
          <table:table-cell office:value-type="float" office:value="877" calcext:value-type="float">
            <text:p>877</text:p>
          </table:table-cell>
          <table:table-cell office:value-type="float" office:value="34.54" calcext:value-type="float">
            <text:p>34.54</text:p>
          </table:table-cell>
          <table:table-cell office:value-type="float" office:value="33.748" calcext:value-type="float">
            <text:p>33.748</text:p>
          </table:table-cell>
          <table:table-cell office:value-type="float" office:value="145355" calcext:value-type="float">
            <text:p>145355</text:p>
          </table:table-cell>
          <table:table-cell office:value-type="float" office:value="90277" calcext:value-type="float">
            <text:p>90277</text:p>
          </table:table-cell>
          <table:table-cell office:value-type="float" office:value="81" calcext:value-type="float">
            <text:p>81</text:p>
          </table:table-cell>
          <table:table-cell office:value-type="float" office:value="914" calcext:value-type="float">
            <text:p>914</text:p>
          </table:table-cell>
          <table:table-cell table:formula="of:=MIN([.$H71];[.$N71];[.$T71];[.$Z71];[.$AF71];[.$AL71];[.$AR71];[.$AX71];[.$BD71];[.$BJ71];[.$BP71];[.$BV71])" office:value-type="float" office:value="27.95" calcext:value-type="float">
            <text:p>27.95</text:p>
          </table:table-cell>
          <table:table-cell table:formula="of:=MIN([.$I71];[.$O71];[.$U71];[.$AA71];[.$AG71];[.$AM71];[.$AS71];[.$AY71];[.$BE71];[.$BK71];[.$BQ71];[.$BW71])" office:value-type="float" office:value="27.265" calcext:value-type="float">
            <text:p>27.265</text:p>
          </table:table-cell>
          <table:table-cell table:formula="of:=MIN([.$J71];[.$P71];[.$V71];[.$AB71];[.$AH71];[.$AN71];[.$AT71];[.$AZ71];[.$BF71];[.$BL71];[.$BR71];[.$BX71])" office:value-type="float" office:value="120865" calcext:value-type="float">
            <text:p>120865</text:p>
          </table:table-cell>
          <table:table-cell table:formula="of:=MIN([.$K71];[.$Q71];[.$W71];[.$AC71];[.$AI71];[.$AO71];[.$AU71];[.$BA71];[.$BG71];[.$BM71];[.$BS71];[.$BY71])" office:value-type="float" office:value="73203" calcext:value-type="float">
            <text:p>73203</text:p>
          </table:table-cell>
          <table:table-cell table:formula="of:=MIN([.$L71];[.$R71];[.$X71];[.$AD71];[.$AJ71];[.$AP71];[.$AV71];[.$BB71];[.$BH71];[.$BN71];[.$BT71];[.$BZ71])" office:value-type="float" office:value="61" calcext:value-type="float">
            <text:p>61</text:p>
          </table:table-cell>
          <table:table-cell table:formula="of:=MIN([.$M71];[.$S71];[.$Y71];[.$AE71];[.$AK71];[.$AQ71];[.$AW71];[.$BC71];[.$BI71];[.$BO71];[.$BU71];[.$CA71])" office:value-type="float" office:value="0" calcext:value-type="float">
            <text:p>0</text:p>
          </table:table-cell>
          <table:table-cell table:formula="of:=MEDIAN([.$H71];[.$N71];[.$T71];[.$Z71];[.$AF71];[.$AL71];[.$AR71];[.$AX71];[.$BD71];[.$BJ71];[.$BP71];[.$BV71])" office:value-type="float" office:value="39.005" calcext:value-type="float">
            <text:p>39.005</text:p>
          </table:table-cell>
          <table:table-cell table:formula="of:=MEDIAN([.$I71];[.$O71];[.$U71];[.$AA71];[.$AG71];[.$AM71];[.$AS71];[.$AY71];[.$BE71];[.$BK71];[.$BQ71];[.$BW71])" office:value-type="float" office:value="38.267" calcext:value-type="float">
            <text:p>38.267</text:p>
          </table:table-cell>
          <table:table-cell table:formula="of:=MEDIAN([.$J71];[.$P71];[.$V71];[.$AB71];[.$AH71];[.$AN71];[.$AT71];[.$AZ71];[.$BF71];[.$BL71];[.$BR71];[.$BX71])" office:value-type="float" office:value="175281.5" calcext:value-type="float">
            <text:p>175281.5</text:p>
          </table:table-cell>
          <table:table-cell table:formula="of:=MEDIAN([.$K71];[.$Q71];[.$W71];[.$AC71];[.$AI71];[.$AO71];[.$AU71];[.$BA71];[.$BG71];[.$BM71];[.$BS71];[.$BY71])" office:value-type="float" office:value="105952.5" calcext:value-type="float">
            <text:p>105952.5</text:p>
          </table:table-cell>
          <table:table-cell table:formula="of:=MEDIAN([.$L71];[.$R71];[.$X71];[.$AD71];[.$AJ71];[.$AP71];[.$AV71];[.$BB71];[.$BH71];[.$BN71];[.$BT71];[.$BZ71])" office:value-type="float" office:value="80" calcext:value-type="float">
            <text:p>80</text:p>
          </table:table-cell>
          <table:table-cell table:formula="of:=MEDIAN([.$M71];[.$S71];[.$Y71];[.$AE71];[.$AK71];[.$AQ71];[.$AW71];[.$BC71];[.$BI71];[.$BO71];[.$BU71];[.$CA71])" office:value-type="float" office:value="730" calcext:value-type="float">
            <text:p>730</text:p>
          </table:table-cell>
          <table:table-cell table:formula="of:=MAX([.$H71];[.$N71];[.$T71];[.$Z71];[.$AF71];[.$AL71];[.$AR71];[.$AX71];[.$BD71];[.$BJ71];[.$BP71];[.$BV71])" office:value-type="float" office:value="99.66" calcext:value-type="float">
            <text:p>99.66</text:p>
          </table:table-cell>
          <table:table-cell table:formula="of:=MAX([.$I71];[.$O71];[.$U71];[.$AA71];[.$AG71];[.$AM71];[.$AS71];[.$AY71];[.$BE71];[.$BK71];[.$BQ71];[.$BW71])" office:value-type="float" office:value="98.927" calcext:value-type="float">
            <text:p>98.927</text:p>
          </table:table-cell>
          <table:table-cell table:formula="of:=MAX([.$J71];[.$P71];[.$V71];[.$AB71];[.$AH71];[.$AN71];[.$AT71];[.$AZ71];[.$BF71];[.$BL71];[.$BR71];[.$BX71])" office:value-type="float" office:value="462936" calcext:value-type="float">
            <text:p>462936</text:p>
          </table:table-cell>
          <table:table-cell table:formula="of:=MAX([.$K71];[.$Q71];[.$W71];[.$AC71];[.$AI71];[.$AO71];[.$AU71];[.$BA71];[.$BG71];[.$BM71];[.$BS71];[.$BY71])" office:value-type="float" office:value="291803" calcext:value-type="float">
            <text:p>291803</text:p>
          </table:table-cell>
          <table:table-cell table:formula="of:=MAX([.$L71];[.$R71];[.$X71];[.$AD71];[.$AJ71];[.$AP71];[.$AV71];[.$BB71];[.$BH71];[.$BN71];[.$BT71];[.$BZ71])" office:value-type="float" office:value="102" calcext:value-type="float">
            <text:p>102</text:p>
          </table:table-cell>
          <table:table-cell table:formula="of:=MAX([.$M71];[.$S71];[.$Y71];[.$AE71];[.$AK71];[.$AQ71];[.$AW71];[.$BC71];[.$BI71];[.$BO71];[.$BU71];[.$CA71])" office:value-type="float" office:value="1266" calcext:value-type="float">
            <text:p>1266</text:p>
          </table:table-cell>
          <table:table-cell/>
        </table:table-row>
        <table:table-row table:style-name="ro1">
          <table:table-cell office:value-type="string" calcext:value-type="string">
            <text:p>RicochetRobots/061-ricochetrobot-14-0.asp</text:p>
          </table:table-cell>
          <table:table-cell office:value-type="float" office:value="375.38" calcext:value-type="float">
            <text:p>375.38</text:p>
          </table:table-cell>
          <table:table-cell office:value-type="float" office:value="375.308" calcext:value-type="float">
            <text:p>375.308</text:p>
          </table:table-cell>
          <table:table-cell office:value-type="float" office:value="1315399" calcext:value-type="float">
            <text:p>1315399</text:p>
          </table:table-cell>
          <table:table-cell office:value-type="float" office:value="1050582" calcext:value-type="float">
            <text:p>105058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9.98" calcext:value-type="float">
            <text:p>59.98</text:p>
          </table:table-cell>
          <table:table-cell office:value-type="float" office:value="59.287" calcext:value-type="float">
            <text:p>59.287</text:p>
          </table:table-cell>
          <table:table-cell office:value-type="float" office:value="294185" calcext:value-type="float">
            <text:p>294185</text:p>
          </table:table-cell>
          <table:table-cell office:value-type="float" office:value="179476" calcext:value-type="float">
            <text:p>17947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06.56" calcext:value-type="float">
            <text:p>106.56</text:p>
          </table:table-cell>
          <table:table-cell office:value-type="float" office:value="105.88" calcext:value-type="float">
            <text:p>105.88</text:p>
          </table:table-cell>
          <table:table-cell office:value-type="float" office:value="486513" calcext:value-type="float">
            <text:p>486513</text:p>
          </table:table-cell>
          <table:table-cell office:value-type="float" office:value="304912" calcext:value-type="float">
            <text:p>30491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2.69" calcext:value-type="float">
            <text:p>42.69</text:p>
          </table:table-cell>
          <table:table-cell office:value-type="float" office:value="41.827" calcext:value-type="float">
            <text:p>41.827</text:p>
          </table:table-cell>
          <table:table-cell office:value-type="float" office:value="187901" calcext:value-type="float">
            <text:p>187901</text:p>
          </table:table-cell>
          <table:table-cell office:value-type="float" office:value="115213" calcext:value-type="float">
            <text:p>115213</text:p>
          </table:table-cell>
          <table:table-cell office:value-type="float" office:value="86" calcext:value-type="float">
            <text:p>86</text:p>
          </table:table-cell>
          <table:table-cell office:value-type="float" office:value="1000" calcext:value-type="float">
            <text:p>1000</text:p>
          </table:table-cell>
          <table:table-cell office:value-type="float" office:value="56.67" calcext:value-type="float">
            <text:p>56.67</text:p>
          </table:table-cell>
          <table:table-cell office:value-type="float" office:value="55.711" calcext:value-type="float">
            <text:p>55.711</text:p>
          </table:table-cell>
          <table:table-cell office:value-type="float" office:value="222532" calcext:value-type="float">
            <text:p>222532</text:p>
          </table:table-cell>
          <table:table-cell office:value-type="float" office:value="143415" calcext:value-type="float">
            <text:p>143415</text:p>
          </table:table-cell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office:value-type="float" office:value="68.1" calcext:value-type="float">
            <text:p>68.1</text:p>
          </table:table-cell>
          <table:table-cell office:value-type="float" office:value="67.151" calcext:value-type="float">
            <text:p>67.151</text:p>
          </table:table-cell>
          <table:table-cell office:value-type="float" office:value="275716" calcext:value-type="float">
            <text:p>275716</text:p>
          </table:table-cell>
          <table:table-cell office:value-type="float" office:value="177241" calcext:value-type="float">
            <text:p>177241</text:p>
          </table:table-cell>
          <table:table-cell office:value-type="float" office:value="98" calcext:value-type="float">
            <text:p>98</text:p>
          </table:table-cell>
          <table:table-cell office:value-type="float" office:value="1298" calcext:value-type="float">
            <text:p>1298</text:p>
          </table:table-cell>
          <table:table-cell office:value-type="float" office:value="52.86" calcext:value-type="float">
            <text:p>52.86</text:p>
          </table:table-cell>
          <table:table-cell office:value-type="float" office:value="51.934" calcext:value-type="float">
            <text:p>51.934</text:p>
          </table:table-cell>
          <table:table-cell office:value-type="float" office:value="206862" calcext:value-type="float">
            <text:p>206862</text:p>
          </table:table-cell>
          <table:table-cell office:value-type="float" office:value="133547" calcext:value-type="float">
            <text:p>133547</text:p>
          </table:table-cell>
          <table:table-cell office:value-type="float" office:value="98" calcext:value-type="float">
            <text:p>98</text:p>
          </table:table-cell>
          <table:table-cell office:value-type="float" office:value="1195" calcext:value-type="float">
            <text:p>1195</text:p>
          </table:table-cell>
          <table:table-cell office:value-type="float" office:value="81.53" calcext:value-type="float">
            <text:p>81.53</text:p>
          </table:table-cell>
          <table:table-cell office:value-type="float" office:value="81.01" calcext:value-type="float">
            <text:p>81.01</text:p>
          </table:table-cell>
          <table:table-cell office:value-type="float" office:value="347871" calcext:value-type="float">
            <text:p>347871</text:p>
          </table:table-cell>
          <table:table-cell office:value-type="float" office:value="223897" calcext:value-type="float">
            <text:p>223897</text:p>
          </table:table-cell>
          <table:table-cell office:value-type="float" office:value="83" calcext:value-type="float">
            <text:p>83</text:p>
          </table:table-cell>
          <table:table-cell office:value-type="float" office:value="500" calcext:value-type="float">
            <text:p>500</text:p>
          </table:table-cell>
          <table:table-cell office:value-type="float" office:value="75.95" calcext:value-type="float">
            <text:p>75.95</text:p>
          </table:table-cell>
          <table:table-cell office:value-type="float" office:value="75.426" calcext:value-type="float">
            <text:p>75.426</text:p>
          </table:table-cell>
          <table:table-cell office:value-type="float" office:value="316235" calcext:value-type="float">
            <text:p>316235</text:p>
          </table:table-cell>
          <table:table-cell office:value-type="float" office:value="202172" calcext:value-type="float">
            <text:p>202172</text:p>
          </table:table-cell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44.54" calcext:value-type="float">
            <text:p>44.54</text:p>
          </table:table-cell>
          <table:table-cell office:value-type="float" office:value="43.846" calcext:value-type="float">
            <text:p>43.846</text:p>
          </table:table-cell>
          <table:table-cell office:value-type="float" office:value="182592" calcext:value-type="float">
            <text:p>182592</text:p>
          </table:table-cell>
          <table:table-cell office:value-type="float" office:value="114651" calcext:value-type="float">
            <text:p>114651</text:p>
          </table:table-cell>
          <table:table-cell office:value-type="float" office:value="65" calcext:value-type="float">
            <text:p>65</text:p>
          </table:table-cell>
          <table:table-cell office:value-type="float" office:value="541" calcext:value-type="float">
            <text:p>541</text:p>
          </table:table-cell>
          <table:table-cell office:value-type="float" office:value="92.45" calcext:value-type="float">
            <text:p>92.45</text:p>
          </table:table-cell>
          <table:table-cell office:value-type="float" office:value="91.772" calcext:value-type="float">
            <text:p>91.772</text:p>
          </table:table-cell>
          <table:table-cell office:value-type="float" office:value="395625" calcext:value-type="float">
            <text:p>395625</text:p>
          </table:table-cell>
          <table:table-cell office:value-type="float" office:value="256282" calcext:value-type="float">
            <text:p>256282</text:p>
          </table:table-cell>
          <table:table-cell office:value-type="float" office:value="67" calcext:value-type="float">
            <text:p>67</text:p>
          </table:table-cell>
          <table:table-cell office:value-type="float" office:value="522" calcext:value-type="float">
            <text:p>522</text:p>
          </table:table-cell>
          <table:table-cell office:value-type="float" office:value="41.88" calcext:value-type="float">
            <text:p>41.88</text:p>
          </table:table-cell>
          <table:table-cell office:value-type="float" office:value="41.003" calcext:value-type="float">
            <text:p>41.003</text:p>
          </table:table-cell>
          <table:table-cell office:value-type="float" office:value="185907" calcext:value-type="float">
            <text:p>185907</text:p>
          </table:table-cell>
          <table:table-cell office:value-type="float" office:value="116067" calcext:value-type="float">
            <text:p>116067</text:p>
          </table:table-cell>
          <table:table-cell office:value-type="float" office:value="74" calcext:value-type="float">
            <text:p>74</text:p>
          </table:table-cell>
          <table:table-cell office:value-type="float" office:value="847" calcext:value-type="float">
            <text:p>847</text:p>
          </table:table-cell>
          <table:table-cell office:value-type="float" office:value="36.62" calcext:value-type="float">
            <text:p>36.62</text:p>
          </table:table-cell>
          <table:table-cell office:value-type="float" office:value="35.851" calcext:value-type="float">
            <text:p>35.851</text:p>
          </table:table-cell>
          <table:table-cell office:value-type="float" office:value="161957" calcext:value-type="float">
            <text:p>161957</text:p>
          </table:table-cell>
          <table:table-cell office:value-type="float" office:value="104386" calcext:value-type="float">
            <text:p>104386</text:p>
          </table:table-cell>
          <table:table-cell office:value-type="float" office:value="81" calcext:value-type="float">
            <text:p>81</text:p>
          </table:table-cell>
          <table:table-cell office:value-type="float" office:value="904" calcext:value-type="float">
            <text:p>904</text:p>
          </table:table-cell>
          <table:table-cell table:formula="of:=MIN([.$H72];[.$N72];[.$T72];[.$Z72];[.$AF72];[.$AL72];[.$AR72];[.$AX72];[.$BD72];[.$BJ72];[.$BP72];[.$BV72])" office:value-type="float" office:value="36.62" calcext:value-type="float">
            <text:p>36.62</text:p>
          </table:table-cell>
          <table:table-cell table:formula="of:=MIN([.$I72];[.$O72];[.$U72];[.$AA72];[.$AG72];[.$AM72];[.$AS72];[.$AY72];[.$BE72];[.$BK72];[.$BQ72];[.$BW72])" office:value-type="float" office:value="35.851" calcext:value-type="float">
            <text:p>35.851</text:p>
          </table:table-cell>
          <table:table-cell table:formula="of:=MIN([.$J72];[.$P72];[.$V72];[.$AB72];[.$AH72];[.$AN72];[.$AT72];[.$AZ72];[.$BF72];[.$BL72];[.$BR72];[.$BX72])" office:value-type="float" office:value="161957" calcext:value-type="float">
            <text:p>161957</text:p>
          </table:table-cell>
          <table:table-cell table:formula="of:=MIN([.$K72];[.$Q72];[.$W72];[.$AC72];[.$AI72];[.$AO72];[.$AU72];[.$BA72];[.$BG72];[.$BM72];[.$BS72];[.$BY72])" office:value-type="float" office:value="104386" calcext:value-type="float">
            <text:p>104386</text:p>
          </table:table-cell>
          <table:table-cell table:formula="of:=MIN([.$L72];[.$R72];[.$X72];[.$AD72];[.$AJ72];[.$AP72];[.$AV72];[.$BB72];[.$BH72];[.$BN72];[.$BT72];[.$BZ72])" office:value-type="float" office:value="65" calcext:value-type="float">
            <text:p>65</text:p>
          </table:table-cell>
          <table:table-cell table:formula="of:=MIN([.$M72];[.$S72];[.$Y72];[.$AE72];[.$AK72];[.$AQ72];[.$AW72];[.$BC72];[.$BI72];[.$BO72];[.$BU72];[.$CA72])" office:value-type="float" office:value="0" calcext:value-type="float">
            <text:p>0</text:p>
          </table:table-cell>
          <table:table-cell table:formula="of:=MEDIAN([.$H72];[.$N72];[.$T72];[.$Z72];[.$AF72];[.$AL72];[.$AR72];[.$AX72];[.$BD72];[.$BJ72];[.$BP72];[.$BV72])" office:value-type="float" office:value="58.325" calcext:value-type="float">
            <text:p>58.325</text:p>
          </table:table-cell>
          <table:table-cell table:formula="of:=MEDIAN([.$I72];[.$O72];[.$U72];[.$AA72];[.$AG72];[.$AM72];[.$AS72];[.$AY72];[.$BE72];[.$BK72];[.$BQ72];[.$BW72])" office:value-type="float" office:value="57.499" calcext:value-type="float">
            <text:p>57.499</text:p>
          </table:table-cell>
          <table:table-cell table:formula="of:=MEDIAN([.$J72];[.$P72];[.$V72];[.$AB72];[.$AH72];[.$AN72];[.$AT72];[.$AZ72];[.$BF72];[.$BL72];[.$BR72];[.$BX72])" office:value-type="float" office:value="249124" calcext:value-type="float">
            <text:p>249124</text:p>
          </table:table-cell>
          <table:table-cell table:formula="of:=MEDIAN([.$K72];[.$Q72];[.$W72];[.$AC72];[.$AI72];[.$AO72];[.$AU72];[.$BA72];[.$BG72];[.$BM72];[.$BS72];[.$BY72])" office:value-type="float" office:value="160328" calcext:value-type="float">
            <text:p>160328</text:p>
          </table:table-cell>
          <table:table-cell table:formula="of:=MEDIAN([.$L72];[.$R72];[.$X72];[.$AD72];[.$AJ72];[.$AP72];[.$AV72];[.$BB72];[.$BH72];[.$BN72];[.$BT72];[.$BZ72])" office:value-type="float" office:value="78.5" calcext:value-type="float">
            <text:p>78.5</text:p>
          </table:table-cell>
          <table:table-cell table:formula="of:=MEDIAN([.$M72];[.$S72];[.$Y72];[.$AE72];[.$AK72];[.$AQ72];[.$AW72];[.$BC72];[.$BI72];[.$BO72];[.$BU72];[.$CA72])" office:value-type="float" office:value="694" calcext:value-type="float">
            <text:p>694</text:p>
          </table:table-cell>
          <table:table-cell table:formula="of:=MAX([.$H72];[.$N72];[.$T72];[.$Z72];[.$AF72];[.$AL72];[.$AR72];[.$AX72];[.$BD72];[.$BJ72];[.$BP72];[.$BV72])" office:value-type="float" office:value="106.56" calcext:value-type="float">
            <text:p>106.56</text:p>
          </table:table-cell>
          <table:table-cell table:formula="of:=MAX([.$I72];[.$O72];[.$U72];[.$AA72];[.$AG72];[.$AM72];[.$AS72];[.$AY72];[.$BE72];[.$BK72];[.$BQ72];[.$BW72])" office:value-type="float" office:value="105.88" calcext:value-type="float">
            <text:p>105.88</text:p>
          </table:table-cell>
          <table:table-cell table:formula="of:=MAX([.$J72];[.$P72];[.$V72];[.$AB72];[.$AH72];[.$AN72];[.$AT72];[.$AZ72];[.$BF72];[.$BL72];[.$BR72];[.$BX72])" office:value-type="float" office:value="486513" calcext:value-type="float">
            <text:p>486513</text:p>
          </table:table-cell>
          <table:table-cell table:formula="of:=MAX([.$K72];[.$Q72];[.$W72];[.$AC72];[.$AI72];[.$AO72];[.$AU72];[.$BA72];[.$BG72];[.$BM72];[.$BS72];[.$BY72])" office:value-type="float" office:value="304912" calcext:value-type="float">
            <text:p>304912</text:p>
          </table:table-cell>
          <table:table-cell table:formula="of:=MAX([.$L72];[.$R72];[.$X72];[.$AD72];[.$AJ72];[.$AP72];[.$AV72];[.$BB72];[.$BH72];[.$BN72];[.$BT72];[.$BZ72])" office:value-type="float" office:value="98" calcext:value-type="float">
            <text:p>98</text:p>
          </table:table-cell>
          <table:table-cell table:formula="of:=MAX([.$M72];[.$S72];[.$Y72];[.$AE72];[.$AK72];[.$AQ72];[.$AW72];[.$BC72];[.$BI72];[.$BO72];[.$BU72];[.$CA72])" office:value-type="float" office:value="1298" calcext:value-type="float">
            <text:p>1298</text:p>
          </table:table-cell>
          <table:table-cell/>
        </table:table-row>
        <table:table-row table:style-name="ro1">
          <table:table-cell office:value-type="string" calcext:value-type="string">
            <text:p>RicochetRobots/062-ricochetrobot-25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816534" calcext:value-type="float">
            <text:p>2816534</text:p>
          </table:table-cell>
          <table:table-cell office:value-type="float" office:value="2275690" calcext:value-type="float">
            <text:p>227569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50784" calcext:value-type="float">
            <text:p>2550784</text:p>
          </table:table-cell>
          <table:table-cell office:value-type="float" office:value="1874801" calcext:value-type="float">
            <text:p>1874801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24005" calcext:value-type="float">
            <text:p>2624005</text:p>
          </table:table-cell>
          <table:table-cell office:value-type="float" office:value="1881489" calcext:value-type="float">
            <text:p>1881489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295908" calcext:value-type="float">
            <text:p>2295908</text:p>
          </table:table-cell>
          <table:table-cell office:value-type="float" office:value="1715622" calcext:value-type="float">
            <text:p>1715622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00372" calcext:value-type="float">
            <text:p>2600372</text:p>
          </table:table-cell>
          <table:table-cell office:value-type="float" office:value="1928592" calcext:value-type="float">
            <text:p>1928592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99252" calcext:value-type="float">
            <text:p>2499252</text:p>
          </table:table-cell>
          <table:table-cell office:value-type="float" office:value="1888900" calcext:value-type="float">
            <text:p>188890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05559" calcext:value-type="float">
            <text:p>2405559</text:p>
          </table:table-cell>
          <table:table-cell office:value-type="float" office:value="1776865" calcext:value-type="float">
            <text:p>1776865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42388" calcext:value-type="float">
            <text:p>2442388</text:p>
          </table:table-cell>
          <table:table-cell office:value-type="float" office:value="1833939" calcext:value-type="float">
            <text:p>1833939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17548" calcext:value-type="float">
            <text:p>2717548</text:p>
          </table:table-cell>
          <table:table-cell office:value-type="float" office:value="1973562" calcext:value-type="float">
            <text:p>1973562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27576" calcext:value-type="float">
            <text:p>2427576</text:p>
          </table:table-cell>
          <table:table-cell office:value-type="float" office:value="1815183" calcext:value-type="float">
            <text:p>1815183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82004" calcext:value-type="float">
            <text:p>2682004</text:p>
          </table:table-cell>
          <table:table-cell office:value-type="float" office:value="1938137" calcext:value-type="float">
            <text:p>1938137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59062" calcext:value-type="float">
            <text:p>2459062</text:p>
          </table:table-cell>
          <table:table-cell office:value-type="float" office:value="1843280" calcext:value-type="float">
            <text:p>184328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95811" calcext:value-type="float">
            <text:p>2395811</text:p>
          </table:table-cell>
          <table:table-cell office:value-type="float" office:value="1747576" calcext:value-type="float">
            <text:p>1747576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MIN([.$H73];[.$N73];[.$T73];[.$Z73];[.$AF73];[.$AL73];[.$AR73];[.$AX73];[.$BD73];[.$BJ73];[.$BP73];[.$BV73])" office:value-type="float" office:value="900" calcext:value-type="float">
            <text:p>900</text:p>
          </table:table-cell>
          <table:table-cell table:formula="of:=MIN([.$I73];[.$O73];[.$U73];[.$AA73];[.$AG73];[.$AM73];[.$AS73];[.$AY73];[.$BE73];[.$BK73];[.$BQ73];[.$BW73])" office:value-type="float" office:value="900" calcext:value-type="float">
            <text:p>900</text:p>
          </table:table-cell>
          <table:table-cell table:formula="of:=MIN([.$J73];[.$P73];[.$V73];[.$AB73];[.$AH73];[.$AN73];[.$AT73];[.$AZ73];[.$BF73];[.$BL73];[.$BR73];[.$BX73])" office:value-type="float" office:value="2295908" calcext:value-type="float">
            <text:p>2295908</text:p>
          </table:table-cell>
          <table:table-cell table:formula="of:=MIN([.$K73];[.$Q73];[.$W73];[.$AC73];[.$AI73];[.$AO73];[.$AU73];[.$BA73];[.$BG73];[.$BM73];[.$BS73];[.$BY73])" office:value-type="float" office:value="1715622" calcext:value-type="float">
            <text:p>1715622</text:p>
          </table:table-cell>
          <table:table-cell table:formula="of:=MIN([.$L73];[.$R73];[.$X73];[.$AD73];[.$AJ73];[.$AP73];[.$AV73];[.$BB73];[.$BH73];[.$BN73];[.$BT73];[.$BZ73])" office:value-type="float" office:value="127" calcext:value-type="float">
            <text:p>127</text:p>
          </table:table-cell>
          <table:table-cell table:formula="of:=MIN([.$M73];[.$S73];[.$Y73];[.$AE73];[.$AK73];[.$AQ73];[.$AW73];[.$BC73];[.$BI73];[.$BO73];[.$BU73];[.$CA73])" office:value-type="float" office:value="0" calcext:value-type="float">
            <text:p>0</text:p>
          </table:table-cell>
          <table:table-cell table:formula="of:=MEDIAN([.$H73];[.$N73];[.$T73];[.$Z73];[.$AF73];[.$AL73];[.$AR73];[.$AX73];[.$BD73];[.$BJ73];[.$BP73];[.$BV73])" office:value-type="float" office:value="900" calcext:value-type="float">
            <text:p>900</text:p>
          </table:table-cell>
          <table:table-cell table:formula="of:=MEDIAN([.$I73];[.$O73];[.$U73];[.$AA73];[.$AG73];[.$AM73];[.$AS73];[.$AY73];[.$BE73];[.$BK73];[.$BQ73];[.$BW73])" office:value-type="float" office:value="900" calcext:value-type="float">
            <text:p>900</text:p>
          </table:table-cell>
          <table:table-cell table:formula="of:=MEDIAN([.$J73];[.$P73];[.$V73];[.$AB73];[.$AH73];[.$AN73];[.$AT73];[.$AZ73];[.$BF73];[.$BL73];[.$BR73];[.$BX73])" office:value-type="float" office:value="2479157" calcext:value-type="float">
            <text:p>2479157</text:p>
          </table:table-cell>
          <table:table-cell table:formula="of:=MEDIAN([.$K73];[.$Q73];[.$W73];[.$AC73];[.$AI73];[.$AO73];[.$AU73];[.$BA73];[.$BG73];[.$BM73];[.$BS73];[.$BY73])" office:value-type="float" office:value="1859040.5" calcext:value-type="float">
            <text:p>1859040.5</text:p>
          </table:table-cell>
          <table:table-cell table:formula="of:=MEDIAN([.$L73];[.$R73];[.$X73];[.$AD73];[.$AJ73];[.$AP73];[.$AV73];[.$BB73];[.$BH73];[.$BN73];[.$BT73];[.$BZ73])" office:value-type="float" office:value="145" calcext:value-type="float">
            <text:p>145</text:p>
          </table:table-cell>
          <table:table-cell table:formula="of:=MEDIAN([.$M73];[.$S73];[.$Y73];[.$AE73];[.$AK73];[.$AQ73];[.$AW73];[.$BC73];[.$BI73];[.$BO73];[.$BU73];[.$CA73])" office:value-type="float" office:value="0" calcext:value-type="float">
            <text:p>0</text:p>
          </table:table-cell>
          <table:table-cell table:formula="of:=MAX([.$H73];[.$N73];[.$T73];[.$Z73];[.$AF73];[.$AL73];[.$AR73];[.$AX73];[.$BD73];[.$BJ73];[.$BP73];[.$BV73])" office:value-type="float" office:value="900" calcext:value-type="float">
            <text:p>900</text:p>
          </table:table-cell>
          <table:table-cell table:formula="of:=MAX([.$I73];[.$O73];[.$U73];[.$AA73];[.$AG73];[.$AM73];[.$AS73];[.$AY73];[.$BE73];[.$BK73];[.$BQ73];[.$BW73])" office:value-type="float" office:value="900" calcext:value-type="float">
            <text:p>900</text:p>
          </table:table-cell>
          <table:table-cell table:formula="of:=MAX([.$J73];[.$P73];[.$V73];[.$AB73];[.$AH73];[.$AN73];[.$AT73];[.$AZ73];[.$BF73];[.$BL73];[.$BR73];[.$BX73])" office:value-type="float" office:value="2717548" calcext:value-type="float">
            <text:p>2717548</text:p>
          </table:table-cell>
          <table:table-cell table:formula="of:=MAX([.$K73];[.$Q73];[.$W73];[.$AC73];[.$AI73];[.$AO73];[.$AU73];[.$BA73];[.$BG73];[.$BM73];[.$BS73];[.$BY73])" office:value-type="float" office:value="1973562" calcext:value-type="float">
            <text:p>1973562</text:p>
          </table:table-cell>
          <table:table-cell table:formula="of:=MAX([.$L73];[.$R73];[.$X73];[.$AD73];[.$AJ73];[.$AP73];[.$AV73];[.$BB73];[.$BH73];[.$BN73];[.$BT73];[.$BZ73])" office:value-type="float" office:value="188" calcext:value-type="float">
            <text:p>188</text:p>
          </table:table-cell>
          <table:table-cell table:formula="of:=MAX([.$M73];[.$S73];[.$Y73];[.$AE73];[.$AK73];[.$AQ73];[.$AW73];[.$BC73];[.$BI73];[.$BO73];[.$BU73];[.$CA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cochetRobots/074-ricochetrobot-18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875556" calcext:value-type="float">
            <text:p>2875556</text:p>
          </table:table-cell>
          <table:table-cell office:value-type="float" office:value="2340367" calcext:value-type="float">
            <text:p>234036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66065" calcext:value-type="float">
            <text:p>2666065</text:p>
          </table:table-cell>
          <table:table-cell office:value-type="float" office:value="1955752" calcext:value-type="float">
            <text:p>1955752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86664" calcext:value-type="float">
            <text:p>2786664</text:p>
          </table:table-cell>
          <table:table-cell office:value-type="float" office:value="1995960" calcext:value-type="float">
            <text:p>199596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33134" calcext:value-type="float">
            <text:p>2433134</text:p>
          </table:table-cell>
          <table:table-cell office:value-type="float" office:value="1821166" calcext:value-type="float">
            <text:p>1821166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18642" calcext:value-type="float">
            <text:p>2618642</text:p>
          </table:table-cell>
          <table:table-cell office:value-type="float" office:value="1906143" calcext:value-type="float">
            <text:p>1906143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89016" calcext:value-type="float">
            <text:p>2489016</text:p>
          </table:table-cell>
          <table:table-cell office:value-type="float" office:value="1871569" calcext:value-type="float">
            <text:p>1871569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74959" calcext:value-type="float">
            <text:p>2674959</text:p>
          </table:table-cell>
          <table:table-cell office:value-type="float" office:value="1962392" calcext:value-type="float">
            <text:p>1962392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95440" calcext:value-type="float">
            <text:p>2595440</text:p>
          </table:table-cell>
          <table:table-cell office:value-type="float" office:value="1922995" calcext:value-type="float">
            <text:p>1922995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50927" calcext:value-type="float">
            <text:p>2750927</text:p>
          </table:table-cell>
          <table:table-cell office:value-type="float" office:value="1985353" calcext:value-type="float">
            <text:p>1985353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63726" calcext:value-type="float">
            <text:p>2563726</text:p>
          </table:table-cell>
          <table:table-cell office:value-type="float" office:value="1921285" calcext:value-type="float">
            <text:p>1921285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54765" calcext:value-type="float">
            <text:p>2754765</text:p>
          </table:table-cell>
          <table:table-cell office:value-type="float" office:value="2020496" calcext:value-type="float">
            <text:p>2020496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70232" calcext:value-type="float">
            <text:p>2570232</text:p>
          </table:table-cell>
          <table:table-cell office:value-type="float" office:value="1924024" calcext:value-type="float">
            <text:p>1924024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54519" calcext:value-type="float">
            <text:p>2654519</text:p>
          </table:table-cell>
          <table:table-cell office:value-type="float" office:value="1956306" calcext:value-type="float">
            <text:p>1956306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MIN([.$H74];[.$N74];[.$T74];[.$Z74];[.$AF74];[.$AL74];[.$AR74];[.$AX74];[.$BD74];[.$BJ74];[.$BP74];[.$BV74])" office:value-type="float" office:value="900" calcext:value-type="float">
            <text:p>900</text:p>
          </table:table-cell>
          <table:table-cell table:formula="of:=MIN([.$I74];[.$O74];[.$U74];[.$AA74];[.$AG74];[.$AM74];[.$AS74];[.$AY74];[.$BE74];[.$BK74];[.$BQ74];[.$BW74])" office:value-type="float" office:value="900" calcext:value-type="float">
            <text:p>900</text:p>
          </table:table-cell>
          <table:table-cell table:formula="of:=MIN([.$J74];[.$P74];[.$V74];[.$AB74];[.$AH74];[.$AN74];[.$AT74];[.$AZ74];[.$BF74];[.$BL74];[.$BR74];[.$BX74])" office:value-type="float" office:value="2433134" calcext:value-type="float">
            <text:p>2433134</text:p>
          </table:table-cell>
          <table:table-cell table:formula="of:=MIN([.$K74];[.$Q74];[.$W74];[.$AC74];[.$AI74];[.$AO74];[.$AU74];[.$BA74];[.$BG74];[.$BM74];[.$BS74];[.$BY74])" office:value-type="float" office:value="1821166" calcext:value-type="float">
            <text:p>1821166</text:p>
          </table:table-cell>
          <table:table-cell table:formula="of:=MIN([.$L74];[.$R74];[.$X74];[.$AD74];[.$AJ74];[.$AP74];[.$AV74];[.$BB74];[.$BH74];[.$BN74];[.$BT74];[.$BZ74])" office:value-type="float" office:value="135" calcext:value-type="float">
            <text:p>135</text:p>
          </table:table-cell>
          <table:table-cell table:formula="of:=MIN([.$M74];[.$S74];[.$Y74];[.$AE74];[.$AK74];[.$AQ74];[.$AW74];[.$BC74];[.$BI74];[.$BO74];[.$BU74];[.$CA74])" office:value-type="float" office:value="0" calcext:value-type="float">
            <text:p>0</text:p>
          </table:table-cell>
          <table:table-cell table:formula="of:=MEDIAN([.$H74];[.$N74];[.$T74];[.$Z74];[.$AF74];[.$AL74];[.$AR74];[.$AX74];[.$BD74];[.$BJ74];[.$BP74];[.$BV74])" office:value-type="float" office:value="900" calcext:value-type="float">
            <text:p>900</text:p>
          </table:table-cell>
          <table:table-cell table:formula="of:=MEDIAN([.$I74];[.$O74];[.$U74];[.$AA74];[.$AG74];[.$AM74];[.$AS74];[.$AY74];[.$BE74];[.$BK74];[.$BQ74];[.$BW74])" office:value-type="float" office:value="900" calcext:value-type="float">
            <text:p>900</text:p>
          </table:table-cell>
          <table:table-cell table:formula="of:=MEDIAN([.$J74];[.$P74];[.$V74];[.$AB74];[.$AH74];[.$AN74];[.$AT74];[.$AZ74];[.$BF74];[.$BL74];[.$BR74];[.$BX74])" office:value-type="float" office:value="2636580.5" calcext:value-type="float">
            <text:p>2636580.5</text:p>
          </table:table-cell>
          <table:table-cell table:formula="of:=MEDIAN([.$K74];[.$Q74];[.$W74];[.$AC74];[.$AI74];[.$AO74];[.$AU74];[.$BA74];[.$BG74];[.$BM74];[.$BS74];[.$BY74])" office:value-type="float" office:value="1939888" calcext:value-type="float">
            <text:p>1939888</text:p>
          </table:table-cell>
          <table:table-cell table:formula="of:=MEDIAN([.$L74];[.$R74];[.$X74];[.$AD74];[.$AJ74];[.$AP74];[.$AV74];[.$BB74];[.$BH74];[.$BN74];[.$BT74];[.$BZ74])" office:value-type="float" office:value="150.5" calcext:value-type="float">
            <text:p>150.5</text:p>
          </table:table-cell>
          <table:table-cell table:formula="of:=MEDIAN([.$M74];[.$S74];[.$Y74];[.$AE74];[.$AK74];[.$AQ74];[.$AW74];[.$BC74];[.$BI74];[.$BO74];[.$BU74];[.$CA74])" office:value-type="float" office:value="0" calcext:value-type="float">
            <text:p>0</text:p>
          </table:table-cell>
          <table:table-cell table:formula="of:=MAX([.$H74];[.$N74];[.$T74];[.$Z74];[.$AF74];[.$AL74];[.$AR74];[.$AX74];[.$BD74];[.$BJ74];[.$BP74];[.$BV74])" office:value-type="float" office:value="900" calcext:value-type="float">
            <text:p>900</text:p>
          </table:table-cell>
          <table:table-cell table:formula="of:=MAX([.$I74];[.$O74];[.$U74];[.$AA74];[.$AG74];[.$AM74];[.$AS74];[.$AY74];[.$BE74];[.$BK74];[.$BQ74];[.$BW74])" office:value-type="float" office:value="900" calcext:value-type="float">
            <text:p>900</text:p>
          </table:table-cell>
          <table:table-cell table:formula="of:=MAX([.$J74];[.$P74];[.$V74];[.$AB74];[.$AH74];[.$AN74];[.$AT74];[.$AZ74];[.$BF74];[.$BL74];[.$BR74];[.$BX74])" office:value-type="float" office:value="2786664" calcext:value-type="float">
            <text:p>2786664</text:p>
          </table:table-cell>
          <table:table-cell table:formula="of:=MAX([.$K74];[.$Q74];[.$W74];[.$AC74];[.$AI74];[.$AO74];[.$AU74];[.$BA74];[.$BG74];[.$BM74];[.$BS74];[.$BY74])" office:value-type="float" office:value="2020496" calcext:value-type="float">
            <text:p>2020496</text:p>
          </table:table-cell>
          <table:table-cell table:formula="of:=MAX([.$L74];[.$R74];[.$X74];[.$AD74];[.$AJ74];[.$AP74];[.$AV74];[.$BB74];[.$BH74];[.$BN74];[.$BT74];[.$BZ74])" office:value-type="float" office:value="163" calcext:value-type="float">
            <text:p>163</text:p>
          </table:table-cell>
          <table:table-cell table:formula="of:=MAX([.$M74];[.$S74];[.$Y74];[.$AE74];[.$AK74];[.$AQ74];[.$AW74];[.$BC74];[.$BI74];[.$BO74];[.$BU74];[.$CA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cochetRobots/078-ricochetrobot-17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49617" calcext:value-type="float">
            <text:p>2749617</text:p>
          </table:table-cell>
          <table:table-cell office:value-type="float" office:value="2242227" calcext:value-type="float">
            <text:p>224222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76692" calcext:value-type="float">
            <text:p>2576692</text:p>
          </table:table-cell>
          <table:table-cell office:value-type="float" office:value="1882722" calcext:value-type="float">
            <text:p>1882722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79761" calcext:value-type="float">
            <text:p>2779761</text:p>
          </table:table-cell>
          <table:table-cell office:value-type="float" office:value="2002200" calcext:value-type="float">
            <text:p>200220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277370" calcext:value-type="float">
            <text:p>2277370</text:p>
          </table:table-cell>
          <table:table-cell office:value-type="float" office:value="1695670" calcext:value-type="float">
            <text:p>169567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64503" calcext:value-type="float">
            <text:p>2664503</text:p>
          </table:table-cell>
          <table:table-cell office:value-type="float" office:value="1957579" calcext:value-type="float">
            <text:p>1957579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22677" calcext:value-type="float">
            <text:p>2522677</text:p>
          </table:table-cell>
          <table:table-cell office:value-type="float" office:value="1894997" calcext:value-type="float">
            <text:p>1894997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22353" calcext:value-type="float">
            <text:p>2422353</text:p>
          </table:table-cell>
          <table:table-cell office:value-type="float" office:value="1782522" calcext:value-type="float">
            <text:p>178252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67715" calcext:value-type="float">
            <text:p>2467715</text:p>
          </table:table-cell>
          <table:table-cell office:value-type="float" office:value="1828629" calcext:value-type="float">
            <text:p>1828629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32064" calcext:value-type="float">
            <text:p>2732064</text:p>
          </table:table-cell>
          <table:table-cell office:value-type="float" office:value="1987791" calcext:value-type="float">
            <text:p>1987791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07591" calcext:value-type="float">
            <text:p>2507591</text:p>
          </table:table-cell>
          <table:table-cell office:value-type="float" office:value="1868298" calcext:value-type="float">
            <text:p>1868298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03662" calcext:value-type="float">
            <text:p>2703662</text:p>
          </table:table-cell>
          <table:table-cell office:value-type="float" office:value="1982556" calcext:value-type="float">
            <text:p>1982556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06971" calcext:value-type="float">
            <text:p>2306971</text:p>
          </table:table-cell>
          <table:table-cell office:value-type="float" office:value="1728722" calcext:value-type="float">
            <text:p>1728722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56656" calcext:value-type="float">
            <text:p>2656656</text:p>
          </table:table-cell>
          <table:table-cell office:value-type="float" office:value="1956878" calcext:value-type="float">
            <text:p>1956878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MIN([.$H75];[.$N75];[.$T75];[.$Z75];[.$AF75];[.$AL75];[.$AR75];[.$AX75];[.$BD75];[.$BJ75];[.$BP75];[.$BV75])" office:value-type="float" office:value="900" calcext:value-type="float">
            <text:p>900</text:p>
          </table:table-cell>
          <table:table-cell table:formula="of:=MIN([.$I75];[.$O75];[.$U75];[.$AA75];[.$AG75];[.$AM75];[.$AS75];[.$AY75];[.$BE75];[.$BK75];[.$BQ75];[.$BW75])" office:value-type="float" office:value="900" calcext:value-type="float">
            <text:p>900</text:p>
          </table:table-cell>
          <table:table-cell table:formula="of:=MIN([.$J75];[.$P75];[.$V75];[.$AB75];[.$AH75];[.$AN75];[.$AT75];[.$AZ75];[.$BF75];[.$BL75];[.$BR75];[.$BX75])" office:value-type="float" office:value="2277370" calcext:value-type="float">
            <text:p>2277370</text:p>
          </table:table-cell>
          <table:table-cell table:formula="of:=MIN([.$K75];[.$Q75];[.$W75];[.$AC75];[.$AI75];[.$AO75];[.$AU75];[.$BA75];[.$BG75];[.$BM75];[.$BS75];[.$BY75])" office:value-type="float" office:value="1695670" calcext:value-type="float">
            <text:p>1695670</text:p>
          </table:table-cell>
          <table:table-cell table:formula="of:=MIN([.$L75];[.$R75];[.$X75];[.$AD75];[.$AJ75];[.$AP75];[.$AV75];[.$BB75];[.$BH75];[.$BN75];[.$BT75];[.$BZ75])" office:value-type="float" office:value="127" calcext:value-type="float">
            <text:p>127</text:p>
          </table:table-cell>
          <table:table-cell table:formula="of:=MIN([.$M75];[.$S75];[.$Y75];[.$AE75];[.$AK75];[.$AQ75];[.$AW75];[.$BC75];[.$BI75];[.$BO75];[.$BU75];[.$CA75])" office:value-type="float" office:value="0" calcext:value-type="float">
            <text:p>0</text:p>
          </table:table-cell>
          <table:table-cell table:formula="of:=MEDIAN([.$H75];[.$N75];[.$T75];[.$Z75];[.$AF75];[.$AL75];[.$AR75];[.$AX75];[.$BD75];[.$BJ75];[.$BP75];[.$BV75])" office:value-type="float" office:value="900" calcext:value-type="float">
            <text:p>900</text:p>
          </table:table-cell>
          <table:table-cell table:formula="of:=MEDIAN([.$I75];[.$O75];[.$U75];[.$AA75];[.$AG75];[.$AM75];[.$AS75];[.$AY75];[.$BE75];[.$BK75];[.$BQ75];[.$BW75])" office:value-type="float" office:value="900" calcext:value-type="float">
            <text:p>900</text:p>
          </table:table-cell>
          <table:table-cell table:formula="of:=MEDIAN([.$J75];[.$P75];[.$V75];[.$AB75];[.$AH75];[.$AN75];[.$AT75];[.$AZ75];[.$BF75];[.$BL75];[.$BR75];[.$BX75])" office:value-type="float" office:value="2549684.5" calcext:value-type="float">
            <text:p>2549684.5</text:p>
          </table:table-cell>
          <table:table-cell table:formula="of:=MEDIAN([.$K75];[.$Q75];[.$W75];[.$AC75];[.$AI75];[.$AO75];[.$AU75];[.$BA75];[.$BG75];[.$BM75];[.$BS75];[.$BY75])" office:value-type="float" office:value="1888859.5" calcext:value-type="float">
            <text:p>1888859.5</text:p>
          </table:table-cell>
          <table:table-cell table:formula="of:=MEDIAN([.$L75];[.$R75];[.$X75];[.$AD75];[.$AJ75];[.$AP75];[.$AV75];[.$BB75];[.$BH75];[.$BN75];[.$BT75];[.$BZ75])" office:value-type="float" office:value="147.5" calcext:value-type="float">
            <text:p>147.5</text:p>
          </table:table-cell>
          <table:table-cell table:formula="of:=MEDIAN([.$M75];[.$S75];[.$Y75];[.$AE75];[.$AK75];[.$AQ75];[.$AW75];[.$BC75];[.$BI75];[.$BO75];[.$BU75];[.$CA75])" office:value-type="float" office:value="0" calcext:value-type="float">
            <text:p>0</text:p>
          </table:table-cell>
          <table:table-cell table:formula="of:=MAX([.$H75];[.$N75];[.$T75];[.$Z75];[.$AF75];[.$AL75];[.$AR75];[.$AX75];[.$BD75];[.$BJ75];[.$BP75];[.$BV75])" office:value-type="float" office:value="900" calcext:value-type="float">
            <text:p>900</text:p>
          </table:table-cell>
          <table:table-cell table:formula="of:=MAX([.$I75];[.$O75];[.$U75];[.$AA75];[.$AG75];[.$AM75];[.$AS75];[.$AY75];[.$BE75];[.$BK75];[.$BQ75];[.$BW75])" office:value-type="float" office:value="900" calcext:value-type="float">
            <text:p>900</text:p>
          </table:table-cell>
          <table:table-cell table:formula="of:=MAX([.$J75];[.$P75];[.$V75];[.$AB75];[.$AH75];[.$AN75];[.$AT75];[.$AZ75];[.$BF75];[.$BL75];[.$BR75];[.$BX75])" office:value-type="float" office:value="2779761" calcext:value-type="float">
            <text:p>2779761</text:p>
          </table:table-cell>
          <table:table-cell table:formula="of:=MAX([.$K75];[.$Q75];[.$W75];[.$AC75];[.$AI75];[.$AO75];[.$AU75];[.$BA75];[.$BG75];[.$BM75];[.$BS75];[.$BY75])" office:value-type="float" office:value="2002200" calcext:value-type="float">
            <text:p>2002200</text:p>
          </table:table-cell>
          <table:table-cell table:formula="of:=MAX([.$L75];[.$R75];[.$X75];[.$AD75];[.$AJ75];[.$AP75];[.$AV75];[.$BB75];[.$BH75];[.$BN75];[.$BT75];[.$BZ75])" office:value-type="float" office:value="167" calcext:value-type="float">
            <text:p>167</text:p>
          </table:table-cell>
          <table:table-cell table:formula="of:=MAX([.$M75];[.$S75];[.$Y75];[.$AE75];[.$AK75];[.$AQ75];[.$AW75];[.$BC75];[.$BI75];[.$BO75];[.$BU75];[.$CA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cochetRobots/084-ricochetrobot-15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37725" calcext:value-type="float">
            <text:p>2737725</text:p>
          </table:table-cell>
          <table:table-cell office:value-type="float" office:value="2192653" calcext:value-type="float">
            <text:p>219265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88.72" calcext:value-type="float">
            <text:p>188.72</text:p>
          </table:table-cell>
          <table:table-cell office:value-type="float" office:value="188.107" calcext:value-type="float">
            <text:p>188.107</text:p>
          </table:table-cell>
          <table:table-cell office:value-type="float" office:value="708777" calcext:value-type="float">
            <text:p>708777</text:p>
          </table:table-cell>
          <table:table-cell office:value-type="float" office:value="473987" calcext:value-type="float">
            <text:p>473987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02.46" calcext:value-type="float">
            <text:p>202.46</text:p>
          </table:table-cell>
          <table:table-cell office:value-type="float" office:value="201.794" calcext:value-type="float">
            <text:p>201.794</text:p>
          </table:table-cell>
          <table:table-cell office:value-type="float" office:value="839965" calcext:value-type="float">
            <text:p>839965</text:p>
          </table:table-cell>
          <table:table-cell office:value-type="float" office:value="546532" calcext:value-type="float">
            <text:p>54653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44.77" calcext:value-type="float">
            <text:p>244.77</text:p>
          </table:table-cell>
          <table:table-cell office:value-type="float" office:value="243.954" calcext:value-type="float">
            <text:p>243.954</text:p>
          </table:table-cell>
          <table:table-cell office:value-type="float" office:value="834998" calcext:value-type="float">
            <text:p>834998</text:p>
          </table:table-cell>
          <table:table-cell office:value-type="float" office:value="583581" calcext:value-type="float">
            <text:p>583581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  <table:table-cell office:value-type="float" office:value="121.47" calcext:value-type="float">
            <text:p>121.47</text:p>
          </table:table-cell>
          <table:table-cell office:value-type="float" office:value="120.642" calcext:value-type="float">
            <text:p>120.642</text:p>
          </table:table-cell>
          <table:table-cell office:value-type="float" office:value="517174" calcext:value-type="float">
            <text:p>517174</text:p>
          </table:table-cell>
          <table:table-cell office:value-type="float" office:value="333417" calcext:value-type="float">
            <text:p>33341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79.81" calcext:value-type="float">
            <text:p>179.81</text:p>
          </table:table-cell>
          <table:table-cell office:value-type="float" office:value="178.963" calcext:value-type="float">
            <text:p>178.963</text:p>
          </table:table-cell>
          <table:table-cell office:value-type="float" office:value="652190" calcext:value-type="float">
            <text:p>652190</text:p>
          </table:table-cell>
          <table:table-cell office:value-type="float" office:value="443825" calcext:value-type="float">
            <text:p>443825</text:p>
          </table:table-cell>
          <table:table-cell office:value-type="float" office:value="110" calcext:value-type="float">
            <text:p>110</text:p>
          </table:table-cell>
          <table:table-cell office:value-type="float" office:value="1183" calcext:value-type="float">
            <text:p>1183</text:p>
          </table:table-cell>
          <table:table-cell office:value-type="float" office:value="48.91" calcext:value-type="float">
            <text:p>48.91</text:p>
          </table:table-cell>
          <table:table-cell office:value-type="float" office:value="47.923" calcext:value-type="float">
            <text:p>47.923</text:p>
          </table:table-cell>
          <table:table-cell office:value-type="float" office:value="224958" calcext:value-type="float">
            <text:p>224958</text:p>
          </table:table-cell>
          <table:table-cell office:value-type="float" office:value="136407" calcext:value-type="float">
            <text:p>136407</text:p>
          </table:table-cell>
          <table:table-cell office:value-type="float" office:value="105" calcext:value-type="float">
            <text:p>105</text:p>
          </table:table-cell>
          <table:table-cell office:value-type="float" office:value="1214" calcext:value-type="float">
            <text:p>1214</text:p>
          </table:table-cell>
          <table:table-cell office:value-type="float" office:value="199.14" calcext:value-type="float">
            <text:p>199.14</text:p>
          </table:table-cell>
          <table:table-cell office:value-type="float" office:value="198.533" calcext:value-type="float">
            <text:p>198.533</text:p>
          </table:table-cell>
          <table:table-cell office:value-type="float" office:value="681888" calcext:value-type="float">
            <text:p>681888</text:p>
          </table:table-cell>
          <table:table-cell office:value-type="float" office:value="459920" calcext:value-type="float">
            <text:p>459920</text:p>
          </table:table-cell>
          <table:table-cell office:value-type="float" office:value="96" calcext:value-type="float">
            <text:p>96</text:p>
          </table:table-cell>
          <table:table-cell office:value-type="float" office:value="500" calcext:value-type="float">
            <text:p>500</text:p>
          </table:table-cell>
          <table:table-cell office:value-type="float" office:value="509.42" calcext:value-type="float">
            <text:p>509.42</text:p>
          </table:table-cell>
          <table:table-cell office:value-type="float" office:value="508.923" calcext:value-type="float">
            <text:p>508.923</text:p>
          </table:table-cell>
          <table:table-cell office:value-type="float" office:value="1721300" calcext:value-type="float">
            <text:p>1721300</text:p>
          </table:table-cell>
          <table:table-cell office:value-type="float" office:value="1209235" calcext:value-type="float">
            <text:p>1209235</text:p>
          </table:table-cell>
          <table:table-cell office:value-type="float" office:value="118" calcext:value-type="float">
            <text:p>118</text:p>
          </table:table-cell>
          <table:table-cell office:value-type="float" office:value="500" calcext:value-type="float">
            <text:p>500</text:p>
          </table:table-cell>
          <table:table-cell office:value-type="float" office:value="167.45" calcext:value-type="float">
            <text:p>167.45</text:p>
          </table:table-cell>
          <table:table-cell office:value-type="float" office:value="166.779" calcext:value-type="float">
            <text:p>166.779</text:p>
          </table:table-cell>
          <table:table-cell office:value-type="float" office:value="615163" calcext:value-type="float">
            <text:p>615163</text:p>
          </table:table-cell>
          <table:table-cell office:value-type="float" office:value="414757" calcext:value-type="float">
            <text:p>414757</text:p>
          </table:table-cell>
          <table:table-cell office:value-type="float" office:value="80" calcext:value-type="float">
            <text:p>80</text:p>
          </table:table-cell>
          <table:table-cell office:value-type="float" office:value="484" calcext:value-type="float">
            <text:p>484</text:p>
          </table:table-cell>
          <table:table-cell office:value-type="float" office:value="69.28" calcext:value-type="float">
            <text:p>69.28</text:p>
          </table:table-cell>
          <table:table-cell office:value-type="float" office:value="68.619" calcext:value-type="float">
            <text:p>68.619</text:p>
          </table:table-cell>
          <table:table-cell office:value-type="float" office:value="299835" calcext:value-type="float">
            <text:p>299835</text:p>
          </table:table-cell>
          <table:table-cell office:value-type="float" office:value="181524" calcext:value-type="float">
            <text:p>181524</text:p>
          </table:table-cell>
          <table:table-cell office:value-type="float" office:value="69" calcext:value-type="float">
            <text:p>69</text:p>
          </table:table-cell>
          <table:table-cell office:value-type="float" office:value="564" calcext:value-type="float">
            <text:p>564</text:p>
          </table:table-cell>
          <table:table-cell office:value-type="float" office:value="259.62" calcext:value-type="float">
            <text:p>259.62</text:p>
          </table:table-cell>
          <table:table-cell office:value-type="float" office:value="258.788" calcext:value-type="float">
            <text:p>258.788</text:p>
          </table:table-cell>
          <table:table-cell office:value-type="float" office:value="900151" calcext:value-type="float">
            <text:p>900151</text:p>
          </table:table-cell>
          <table:table-cell office:value-type="float" office:value="629611" calcext:value-type="float">
            <text:p>629611</text:p>
          </table:table-cell>
          <table:table-cell office:value-type="float" office:value="105" calcext:value-type="float">
            <text:p>105</text:p>
          </table:table-cell>
          <table:table-cell office:value-type="float" office:value="800" calcext:value-type="float">
            <text:p>800</text:p>
          </table:table-cell>
          <table:table-cell office:value-type="float" office:value="132.4" calcext:value-type="float">
            <text:p>132.4</text:p>
          </table:table-cell>
          <table:table-cell office:value-type="float" office:value="131.691" calcext:value-type="float">
            <text:p>131.691</text:p>
          </table:table-cell>
          <table:table-cell office:value-type="float" office:value="544975" calcext:value-type="float">
            <text:p>544975</text:p>
          </table:table-cell>
          <table:table-cell office:value-type="float" office:value="354352" calcext:value-type="float">
            <text:p>354352</text:p>
          </table:table-cell>
          <table:table-cell office:value-type="float" office:value="91" calcext:value-type="float">
            <text:p>91</text:p>
          </table:table-cell>
          <table:table-cell office:value-type="float" office:value="767" calcext:value-type="float">
            <text:p>767</text:p>
          </table:table-cell>
          <table:table-cell table:formula="of:=MIN([.$H76];[.$N76];[.$T76];[.$Z76];[.$AF76];[.$AL76];[.$AR76];[.$AX76];[.$BD76];[.$BJ76];[.$BP76];[.$BV76])" office:value-type="float" office:value="48.91" calcext:value-type="float">
            <text:p>48.91</text:p>
          </table:table-cell>
          <table:table-cell table:formula="of:=MIN([.$I76];[.$O76];[.$U76];[.$AA76];[.$AG76];[.$AM76];[.$AS76];[.$AY76];[.$BE76];[.$BK76];[.$BQ76];[.$BW76])" office:value-type="float" office:value="47.923" calcext:value-type="float">
            <text:p>47.923</text:p>
          </table:table-cell>
          <table:table-cell table:formula="of:=MIN([.$J76];[.$P76];[.$V76];[.$AB76];[.$AH76];[.$AN76];[.$AT76];[.$AZ76];[.$BF76];[.$BL76];[.$BR76];[.$BX76])" office:value-type="float" office:value="224958" calcext:value-type="float">
            <text:p>224958</text:p>
          </table:table-cell>
          <table:table-cell table:formula="of:=MIN([.$K76];[.$Q76];[.$W76];[.$AC76];[.$AI76];[.$AO76];[.$AU76];[.$BA76];[.$BG76];[.$BM76];[.$BS76];[.$BY76])" office:value-type="float" office:value="136407" calcext:value-type="float">
            <text:p>136407</text:p>
          </table:table-cell>
          <table:table-cell table:formula="of:=MIN([.$L76];[.$R76];[.$X76];[.$AD76];[.$AJ76];[.$AP76];[.$AV76];[.$BB76];[.$BH76];[.$BN76];[.$BT76];[.$BZ76])" office:value-type="float" office:value="69" calcext:value-type="float">
            <text:p>69</text:p>
          </table:table-cell>
          <table:table-cell table:formula="of:=MIN([.$M76];[.$S76];[.$Y76];[.$AE76];[.$AK76];[.$AQ76];[.$AW76];[.$BC76];[.$BI76];[.$BO76];[.$BU76];[.$CA76])" office:value-type="float" office:value="0" calcext:value-type="float">
            <text:p>0</text:p>
          </table:table-cell>
          <table:table-cell table:formula="of:=MEDIAN([.$H76];[.$N76];[.$T76];[.$Z76];[.$AF76];[.$AL76];[.$AR76];[.$AX76];[.$BD76];[.$BJ76];[.$BP76];[.$BV76])" office:value-type="float" office:value="184.265" calcext:value-type="float">
            <text:p>184.265</text:p>
          </table:table-cell>
          <table:table-cell table:formula="of:=MEDIAN([.$I76];[.$O76];[.$U76];[.$AA76];[.$AG76];[.$AM76];[.$AS76];[.$AY76];[.$BE76];[.$BK76];[.$BQ76];[.$BW76])" office:value-type="float" office:value="183.535" calcext:value-type="float">
            <text:p>183.535</text:p>
          </table:table-cell>
          <table:table-cell table:formula="of:=MEDIAN([.$J76];[.$P76];[.$V76];[.$AB76];[.$AH76];[.$AN76];[.$AT76];[.$AZ76];[.$BF76];[.$BL76];[.$BR76];[.$BX76])" office:value-type="float" office:value="667039" calcext:value-type="float">
            <text:p>667039</text:p>
          </table:table-cell>
          <table:table-cell table:formula="of:=MEDIAN([.$K76];[.$Q76];[.$W76];[.$AC76];[.$AI76];[.$AO76];[.$AU76];[.$BA76];[.$BG76];[.$BM76];[.$BS76];[.$BY76])" office:value-type="float" office:value="451872.5" calcext:value-type="float">
            <text:p>451872.5</text:p>
          </table:table-cell>
          <table:table-cell table:formula="of:=MEDIAN([.$L76];[.$R76];[.$X76];[.$AD76];[.$AJ76];[.$AP76];[.$AV76];[.$BB76];[.$BH76];[.$BN76];[.$BT76];[.$BZ76])" office:value-type="float" office:value="99.5" calcext:value-type="float">
            <text:p>99.5</text:p>
          </table:table-cell>
          <table:table-cell table:formula="of:=MEDIAN([.$M76];[.$S76];[.$Y76];[.$AE76];[.$AK76];[.$AQ76];[.$AW76];[.$BC76];[.$BI76];[.$BO76];[.$BU76];[.$CA76])" office:value-type="float" office:value="665.5" calcext:value-type="float">
            <text:p>665.5</text:p>
          </table:table-cell>
          <table:table-cell table:formula="of:=MAX([.$H76];[.$N76];[.$T76];[.$Z76];[.$AF76];[.$AL76];[.$AR76];[.$AX76];[.$BD76];[.$BJ76];[.$BP76];[.$BV76])" office:value-type="float" office:value="509.42" calcext:value-type="float">
            <text:p>509.42</text:p>
          </table:table-cell>
          <table:table-cell table:formula="of:=MAX([.$I76];[.$O76];[.$U76];[.$AA76];[.$AG76];[.$AM76];[.$AS76];[.$AY76];[.$BE76];[.$BK76];[.$BQ76];[.$BW76])" office:value-type="float" office:value="508.923" calcext:value-type="float">
            <text:p>508.923</text:p>
          </table:table-cell>
          <table:table-cell table:formula="of:=MAX([.$J76];[.$P76];[.$V76];[.$AB76];[.$AH76];[.$AN76];[.$AT76];[.$AZ76];[.$BF76];[.$BL76];[.$BR76];[.$BX76])" office:value-type="float" office:value="1721300" calcext:value-type="float">
            <text:p>1721300</text:p>
          </table:table-cell>
          <table:table-cell table:formula="of:=MAX([.$K76];[.$Q76];[.$W76];[.$AC76];[.$AI76];[.$AO76];[.$AU76];[.$BA76];[.$BG76];[.$BM76];[.$BS76];[.$BY76])" office:value-type="float" office:value="1209235" calcext:value-type="float">
            <text:p>1209235</text:p>
          </table:table-cell>
          <table:table-cell table:formula="of:=MAX([.$L76];[.$R76];[.$X76];[.$AD76];[.$AJ76];[.$AP76];[.$AV76];[.$BB76];[.$BH76];[.$BN76];[.$BT76];[.$BZ76])" office:value-type="float" office:value="118" calcext:value-type="float">
            <text:p>118</text:p>
          </table:table-cell>
          <table:table-cell table:formula="of:=MAX([.$M76];[.$S76];[.$Y76];[.$AE76];[.$AK76];[.$AQ76];[.$AW76];[.$BC76];[.$BI76];[.$BO76];[.$BU76];[.$CA76])" office:value-type="float" office:value="1214" calcext:value-type="float">
            <text:p>1214</text:p>
          </table:table-cell>
          <table:table-cell/>
        </table:table-row>
        <table:table-row table:style-name="ro1">
          <table:table-cell office:value-type="string" calcext:value-type="string">
            <text:p>RicochetRobots/097-ricochetrobot-17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852718" calcext:value-type="float">
            <text:p>2852718</text:p>
          </table:table-cell>
          <table:table-cell office:value-type="float" office:value="2285882" calcext:value-type="float">
            <text:p>228588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35655" calcext:value-type="float">
            <text:p>2535655</text:p>
          </table:table-cell>
          <table:table-cell office:value-type="float" office:value="1838340" calcext:value-type="float">
            <text:p>183834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37741" calcext:value-type="float">
            <text:p>2537741</text:p>
          </table:table-cell>
          <table:table-cell office:value-type="float" office:value="1810675" calcext:value-type="float">
            <text:p>1810675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77099" calcext:value-type="float">
            <text:p>2377099</text:p>
          </table:table-cell>
          <table:table-cell office:value-type="float" office:value="1766985" calcext:value-type="float">
            <text:p>1766985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57336" calcext:value-type="float">
            <text:p>2557336</text:p>
          </table:table-cell>
          <table:table-cell office:value-type="float" office:value="1852321" calcext:value-type="float">
            <text:p>1852321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59965" calcext:value-type="float">
            <text:p>2359965</text:p>
          </table:table-cell>
          <table:table-cell office:value-type="float" office:value="1768502" calcext:value-type="float">
            <text:p>1768502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27786" calcext:value-type="float">
            <text:p>2527786</text:p>
          </table:table-cell>
          <table:table-cell office:value-type="float" office:value="1850198" calcext:value-type="float">
            <text:p>1850198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47166" calcext:value-type="float">
            <text:p>2347166</text:p>
          </table:table-cell>
          <table:table-cell office:value-type="float" office:value="1735196" calcext:value-type="float">
            <text:p>1735196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72140" calcext:value-type="float">
            <text:p>2472140</text:p>
          </table:table-cell>
          <table:table-cell office:value-type="float" office:value="1781159" calcext:value-type="float">
            <text:p>1781159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87160" calcext:value-type="float">
            <text:p>2387160</text:p>
          </table:table-cell>
          <table:table-cell office:value-type="float" office:value="1759024" calcext:value-type="float">
            <text:p>1759024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41959" calcext:value-type="float">
            <text:p>2541959</text:p>
          </table:table-cell>
          <table:table-cell office:value-type="float" office:value="1853270" calcext:value-type="float">
            <text:p>185327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292977" calcext:value-type="float">
            <text:p>2292977</text:p>
          </table:table-cell>
          <table:table-cell office:value-type="float" office:value="1705236" calcext:value-type="float">
            <text:p>1705236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87990" calcext:value-type="float">
            <text:p>2487990</text:p>
          </table:table-cell>
          <table:table-cell office:value-type="float" office:value="1813166" calcext:value-type="float">
            <text:p>1813166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formula="of:=MIN([.$H77];[.$N77];[.$T77];[.$Z77];[.$AF77];[.$AL77];[.$AR77];[.$AX77];[.$BD77];[.$BJ77];[.$BP77];[.$BV77])" office:value-type="float" office:value="900" calcext:value-type="float">
            <text:p>900</text:p>
          </table:table-cell>
          <table:table-cell table:formula="of:=MIN([.$I77];[.$O77];[.$U77];[.$AA77];[.$AG77];[.$AM77];[.$AS77];[.$AY77];[.$BE77];[.$BK77];[.$BQ77];[.$BW77])" office:value-type="float" office:value="900" calcext:value-type="float">
            <text:p>900</text:p>
          </table:table-cell>
          <table:table-cell table:formula="of:=MIN([.$J77];[.$P77];[.$V77];[.$AB77];[.$AH77];[.$AN77];[.$AT77];[.$AZ77];[.$BF77];[.$BL77];[.$BR77];[.$BX77])" office:value-type="float" office:value="2292977" calcext:value-type="float">
            <text:p>2292977</text:p>
          </table:table-cell>
          <table:table-cell table:formula="of:=MIN([.$K77];[.$Q77];[.$W77];[.$AC77];[.$AI77];[.$AO77];[.$AU77];[.$BA77];[.$BG77];[.$BM77];[.$BS77];[.$BY77])" office:value-type="float" office:value="1705236" calcext:value-type="float">
            <text:p>1705236</text:p>
          </table:table-cell>
          <table:table-cell table:formula="of:=MIN([.$L77];[.$R77];[.$X77];[.$AD77];[.$AJ77];[.$AP77];[.$AV77];[.$BB77];[.$BH77];[.$BN77];[.$BT77];[.$BZ77])" office:value-type="float" office:value="138" calcext:value-type="float">
            <text:p>138</text:p>
          </table:table-cell>
          <table:table-cell table:formula="of:=MIN([.$M77];[.$S77];[.$Y77];[.$AE77];[.$AK77];[.$AQ77];[.$AW77];[.$BC77];[.$BI77];[.$BO77];[.$BU77];[.$CA77])" office:value-type="float" office:value="0" calcext:value-type="float">
            <text:p>0</text:p>
          </table:table-cell>
          <table:table-cell table:formula="of:=MEDIAN([.$H77];[.$N77];[.$T77];[.$Z77];[.$AF77];[.$AL77];[.$AR77];[.$AX77];[.$BD77];[.$BJ77];[.$BP77];[.$BV77])" office:value-type="float" office:value="900" calcext:value-type="float">
            <text:p>900</text:p>
          </table:table-cell>
          <table:table-cell table:formula="of:=MEDIAN([.$I77];[.$O77];[.$U77];[.$AA77];[.$AG77];[.$AM77];[.$AS77];[.$AY77];[.$BE77];[.$BK77];[.$BQ77];[.$BW77])" office:value-type="float" office:value="900" calcext:value-type="float">
            <text:p>900</text:p>
          </table:table-cell>
          <table:table-cell table:formula="of:=MEDIAN([.$J77];[.$P77];[.$V77];[.$AB77];[.$AH77];[.$AN77];[.$AT77];[.$AZ77];[.$BF77];[.$BL77];[.$BR77];[.$BX77])" office:value-type="float" office:value="2480065" calcext:value-type="float">
            <text:p>2480065</text:p>
          </table:table-cell>
          <table:table-cell table:formula="of:=MEDIAN([.$K77];[.$Q77];[.$W77];[.$AC77];[.$AI77];[.$AO77];[.$AU77];[.$BA77];[.$BG77];[.$BM77];[.$BS77];[.$BY77])" office:value-type="float" office:value="1795917" calcext:value-type="float">
            <text:p>1795917</text:p>
          </table:table-cell>
          <table:table-cell table:formula="of:=MEDIAN([.$L77];[.$R77];[.$X77];[.$AD77];[.$AJ77];[.$AP77];[.$AV77];[.$BB77];[.$BH77];[.$BN77];[.$BT77];[.$BZ77])" office:value-type="float" office:value="155" calcext:value-type="float">
            <text:p>155</text:p>
          </table:table-cell>
          <table:table-cell table:formula="of:=MEDIAN([.$M77];[.$S77];[.$Y77];[.$AE77];[.$AK77];[.$AQ77];[.$AW77];[.$BC77];[.$BI77];[.$BO77];[.$BU77];[.$CA77])" office:value-type="float" office:value="0" calcext:value-type="float">
            <text:p>0</text:p>
          </table:table-cell>
          <table:table-cell table:formula="of:=MAX([.$H77];[.$N77];[.$T77];[.$Z77];[.$AF77];[.$AL77];[.$AR77];[.$AX77];[.$BD77];[.$BJ77];[.$BP77];[.$BV77])" office:value-type="float" office:value="900" calcext:value-type="float">
            <text:p>900</text:p>
          </table:table-cell>
          <table:table-cell table:formula="of:=MAX([.$I77];[.$O77];[.$U77];[.$AA77];[.$AG77];[.$AM77];[.$AS77];[.$AY77];[.$BE77];[.$BK77];[.$BQ77];[.$BW77])" office:value-type="float" office:value="900" calcext:value-type="float">
            <text:p>900</text:p>
          </table:table-cell>
          <table:table-cell table:formula="of:=MAX([.$J77];[.$P77];[.$V77];[.$AB77];[.$AH77];[.$AN77];[.$AT77];[.$AZ77];[.$BF77];[.$BL77];[.$BR77];[.$BX77])" office:value-type="float" office:value="2557336" calcext:value-type="float">
            <text:p>2557336</text:p>
          </table:table-cell>
          <table:table-cell table:formula="of:=MAX([.$K77];[.$Q77];[.$W77];[.$AC77];[.$AI77];[.$AO77];[.$AU77];[.$BA77];[.$BG77];[.$BM77];[.$BS77];[.$BY77])" office:value-type="float" office:value="1853270" calcext:value-type="float">
            <text:p>1853270</text:p>
          </table:table-cell>
          <table:table-cell table:formula="of:=MAX([.$L77];[.$R77];[.$X77];[.$AD77];[.$AJ77];[.$AP77];[.$AV77];[.$BB77];[.$BH77];[.$BN77];[.$BT77];[.$BZ77])" office:value-type="float" office:value="166" calcext:value-type="float">
            <text:p>166</text:p>
          </table:table-cell>
          <table:table-cell table:formula="of:=MAX([.$M77];[.$S77];[.$Y77];[.$AE77];[.$AK77];[.$AQ77];[.$AW77];[.$BC77];[.$BI77];[.$BO77];[.$BU77];[.$CA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cochetRobots/105-ricochetrobot-19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87343" calcext:value-type="float">
            <text:p>2787343</text:p>
          </table:table-cell>
          <table:table-cell office:value-type="float" office:value="2253552" calcext:value-type="float">
            <text:p>225355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62901" calcext:value-type="float">
            <text:p>2662901</text:p>
          </table:table-cell>
          <table:table-cell office:value-type="float" office:value="1933464" calcext:value-type="float">
            <text:p>1933464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80731" calcext:value-type="float">
            <text:p>2780731</text:p>
          </table:table-cell>
          <table:table-cell office:value-type="float" office:value="1974477" calcext:value-type="float">
            <text:p>197447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55940" calcext:value-type="float">
            <text:p>2455940</text:p>
          </table:table-cell>
          <table:table-cell office:value-type="float" office:value="1833179" calcext:value-type="float">
            <text:p>1833179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66965" calcext:value-type="float">
            <text:p>2666965</text:p>
          </table:table-cell>
          <table:table-cell office:value-type="float" office:value="1953198" calcext:value-type="float">
            <text:p>1953198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236135" calcext:value-type="float">
            <text:p>2236135</text:p>
          </table:table-cell>
          <table:table-cell office:value-type="float" office:value="1658640" calcext:value-type="float">
            <text:p>165864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71117" calcext:value-type="float">
            <text:p>2371117</text:p>
          </table:table-cell>
          <table:table-cell office:value-type="float" office:value="1731311" calcext:value-type="float">
            <text:p>1731311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06184" calcext:value-type="float">
            <text:p>2506184</text:p>
          </table:table-cell>
          <table:table-cell office:value-type="float" office:value="1850995" calcext:value-type="float">
            <text:p>18509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65626" calcext:value-type="float">
            <text:p>2665626</text:p>
          </table:table-cell>
          <table:table-cell office:value-type="float" office:value="1929230" calcext:value-type="float">
            <text:p>192923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86508" calcext:value-type="float">
            <text:p>2486508</text:p>
          </table:table-cell>
          <table:table-cell office:value-type="float" office:value="1838112" calcext:value-type="float">
            <text:p>1838112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17462" calcext:value-type="float">
            <text:p>2717462</text:p>
          </table:table-cell>
          <table:table-cell office:value-type="float" office:value="1993640" calcext:value-type="float">
            <text:p>199364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294319" calcext:value-type="float">
            <text:p>2294319</text:p>
          </table:table-cell>
          <table:table-cell office:value-type="float" office:value="1719774" calcext:value-type="float">
            <text:p>171977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04697" calcext:value-type="float">
            <text:p>2704697</text:p>
          </table:table-cell>
          <table:table-cell office:value-type="float" office:value="1992773" calcext:value-type="float">
            <text:p>1992773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MIN([.$H78];[.$N78];[.$T78];[.$Z78];[.$AF78];[.$AL78];[.$AR78];[.$AX78];[.$BD78];[.$BJ78];[.$BP78];[.$BV78])" office:value-type="float" office:value="900" calcext:value-type="float">
            <text:p>900</text:p>
          </table:table-cell>
          <table:table-cell table:formula="of:=MIN([.$I78];[.$O78];[.$U78];[.$AA78];[.$AG78];[.$AM78];[.$AS78];[.$AY78];[.$BE78];[.$BK78];[.$BQ78];[.$BW78])" office:value-type="float" office:value="900" calcext:value-type="float">
            <text:p>900</text:p>
          </table:table-cell>
          <table:table-cell table:formula="of:=MIN([.$J78];[.$P78];[.$V78];[.$AB78];[.$AH78];[.$AN78];[.$AT78];[.$AZ78];[.$BF78];[.$BL78];[.$BR78];[.$BX78])" office:value-type="float" office:value="2236135" calcext:value-type="float">
            <text:p>2236135</text:p>
          </table:table-cell>
          <table:table-cell table:formula="of:=MIN([.$K78];[.$Q78];[.$W78];[.$AC78];[.$AI78];[.$AO78];[.$AU78];[.$BA78];[.$BG78];[.$BM78];[.$BS78];[.$BY78])" office:value-type="float" office:value="1658640" calcext:value-type="float">
            <text:p>1658640</text:p>
          </table:table-cell>
          <table:table-cell table:formula="of:=MIN([.$L78];[.$R78];[.$X78];[.$AD78];[.$AJ78];[.$AP78];[.$AV78];[.$BB78];[.$BH78];[.$BN78];[.$BT78];[.$BZ78])" office:value-type="float" office:value="136" calcext:value-type="float">
            <text:p>136</text:p>
          </table:table-cell>
          <table:table-cell table:formula="of:=MIN([.$M78];[.$S78];[.$Y78];[.$AE78];[.$AK78];[.$AQ78];[.$AW78];[.$BC78];[.$BI78];[.$BO78];[.$BU78];[.$CA78])" office:value-type="float" office:value="0" calcext:value-type="float">
            <text:p>0</text:p>
          </table:table-cell>
          <table:table-cell table:formula="of:=MEDIAN([.$H78];[.$N78];[.$T78];[.$Z78];[.$AF78];[.$AL78];[.$AR78];[.$AX78];[.$BD78];[.$BJ78];[.$BP78];[.$BV78])" office:value-type="float" office:value="900" calcext:value-type="float">
            <text:p>900</text:p>
          </table:table-cell>
          <table:table-cell table:formula="of:=MEDIAN([.$I78];[.$O78];[.$U78];[.$AA78];[.$AG78];[.$AM78];[.$AS78];[.$AY78];[.$BE78];[.$BK78];[.$BQ78];[.$BW78])" office:value-type="float" office:value="900" calcext:value-type="float">
            <text:p>900</text:p>
          </table:table-cell>
          <table:table-cell table:formula="of:=MEDIAN([.$J78];[.$P78];[.$V78];[.$AB78];[.$AH78];[.$AN78];[.$AT78];[.$AZ78];[.$BF78];[.$BL78];[.$BR78];[.$BX78])" office:value-type="float" office:value="2584542.5" calcext:value-type="float">
            <text:p>2584542.5</text:p>
          </table:table-cell>
          <table:table-cell table:formula="of:=MEDIAN([.$K78];[.$Q78];[.$W78];[.$AC78];[.$AI78];[.$AO78];[.$AU78];[.$BA78];[.$BG78];[.$BM78];[.$BS78];[.$BY78])" office:value-type="float" office:value="1890112.5" calcext:value-type="float">
            <text:p>1890112.5</text:p>
          </table:table-cell>
          <table:table-cell table:formula="of:=MEDIAN([.$L78];[.$R78];[.$X78];[.$AD78];[.$AJ78];[.$AP78];[.$AV78];[.$BB78];[.$BH78];[.$BN78];[.$BT78];[.$BZ78])" office:value-type="float" office:value="150" calcext:value-type="float">
            <text:p>150</text:p>
          </table:table-cell>
          <table:table-cell table:formula="of:=MEDIAN([.$M78];[.$S78];[.$Y78];[.$AE78];[.$AK78];[.$AQ78];[.$AW78];[.$BC78];[.$BI78];[.$BO78];[.$BU78];[.$CA78])" office:value-type="float" office:value="0" calcext:value-type="float">
            <text:p>0</text:p>
          </table:table-cell>
          <table:table-cell table:formula="of:=MAX([.$H78];[.$N78];[.$T78];[.$Z78];[.$AF78];[.$AL78];[.$AR78];[.$AX78];[.$BD78];[.$BJ78];[.$BP78];[.$BV78])" office:value-type="float" office:value="900" calcext:value-type="float">
            <text:p>900</text:p>
          </table:table-cell>
          <table:table-cell table:formula="of:=MAX([.$I78];[.$O78];[.$U78];[.$AA78];[.$AG78];[.$AM78];[.$AS78];[.$AY78];[.$BE78];[.$BK78];[.$BQ78];[.$BW78])" office:value-type="float" office:value="900" calcext:value-type="float">
            <text:p>900</text:p>
          </table:table-cell>
          <table:table-cell table:formula="of:=MAX([.$J78];[.$P78];[.$V78];[.$AB78];[.$AH78];[.$AN78];[.$AT78];[.$AZ78];[.$BF78];[.$BL78];[.$BR78];[.$BX78])" office:value-type="float" office:value="2780731" calcext:value-type="float">
            <text:p>2780731</text:p>
          </table:table-cell>
          <table:table-cell table:formula="of:=MAX([.$K78];[.$Q78];[.$W78];[.$AC78];[.$AI78];[.$AO78];[.$AU78];[.$BA78];[.$BG78];[.$BM78];[.$BS78];[.$BY78])" office:value-type="float" office:value="1993640" calcext:value-type="float">
            <text:p>1993640</text:p>
          </table:table-cell>
          <table:table-cell table:formula="of:=MAX([.$L78];[.$R78];[.$X78];[.$AD78];[.$AJ78];[.$AP78];[.$AV78];[.$BB78];[.$BH78];[.$BN78];[.$BT78];[.$BZ78])" office:value-type="float" office:value="155" calcext:value-type="float">
            <text:p>155</text:p>
          </table:table-cell>
          <table:table-cell table:formula="of:=MAX([.$M78];[.$S78];[.$Y78];[.$AE78];[.$AK78];[.$AQ78];[.$AW78];[.$BC78];[.$BI78];[.$BO78];[.$BU78];[.$CA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cochetRobots/120-ricochetrobot-22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037720" calcext:value-type="float">
            <text:p>3037720</text:p>
          </table:table-cell>
          <table:table-cell office:value-type="float" office:value="2493859" calcext:value-type="float">
            <text:p>249385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62859" calcext:value-type="float">
            <text:p>2662859</text:p>
          </table:table-cell>
          <table:table-cell office:value-type="float" office:value="1953421" calcext:value-type="float">
            <text:p>1953421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76172" calcext:value-type="float">
            <text:p>2776172</text:p>
          </table:table-cell>
          <table:table-cell office:value-type="float" office:value="1994185" calcext:value-type="float">
            <text:p>1994185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14000" calcext:value-type="float">
            <text:p>2514000</text:p>
          </table:table-cell>
          <table:table-cell office:value-type="float" office:value="1890501" calcext:value-type="float">
            <text:p>189050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17354" calcext:value-type="float">
            <text:p>2417354</text:p>
          </table:table-cell>
          <table:table-cell office:value-type="float" office:value="1767813" calcext:value-type="float">
            <text:p>1767813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245496" calcext:value-type="float">
            <text:p>2245496</text:p>
          </table:table-cell>
          <table:table-cell office:value-type="float" office:value="1675627" calcext:value-type="float">
            <text:p>167562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65342" calcext:value-type="float">
            <text:p>2465342</text:p>
          </table:table-cell>
          <table:table-cell office:value-type="float" office:value="1813169" calcext:value-type="float">
            <text:p>1813169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42449" calcext:value-type="float">
            <text:p>2542449</text:p>
          </table:table-cell>
          <table:table-cell office:value-type="float" office:value="1880912" calcext:value-type="float">
            <text:p>1880912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76585" calcext:value-type="float">
            <text:p>2776585</text:p>
          </table:table-cell>
          <table:table-cell office:value-type="float" office:value="2013126" calcext:value-type="float">
            <text:p>2013126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78206" calcext:value-type="float">
            <text:p>2478206</text:p>
          </table:table-cell>
          <table:table-cell office:value-type="float" office:value="1839102" calcext:value-type="float">
            <text:p>1839102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99931" calcext:value-type="float">
            <text:p>2699931</text:p>
          </table:table-cell>
          <table:table-cell office:value-type="float" office:value="1981829" calcext:value-type="float">
            <text:p>1981829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65172" calcext:value-type="float">
            <text:p>2465172</text:p>
          </table:table-cell>
          <table:table-cell office:value-type="float" office:value="1857564" calcext:value-type="float">
            <text:p>185756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92915" calcext:value-type="float">
            <text:p>2692915</text:p>
          </table:table-cell>
          <table:table-cell office:value-type="float" office:value="1989656" calcext:value-type="float">
            <text:p>198965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MIN([.$H79];[.$N79];[.$T79];[.$Z79];[.$AF79];[.$AL79];[.$AR79];[.$AX79];[.$BD79];[.$BJ79];[.$BP79];[.$BV79])" office:value-type="float" office:value="900" calcext:value-type="float">
            <text:p>900</text:p>
          </table:table-cell>
          <table:table-cell table:formula="of:=MIN([.$I79];[.$O79];[.$U79];[.$AA79];[.$AG79];[.$AM79];[.$AS79];[.$AY79];[.$BE79];[.$BK79];[.$BQ79];[.$BW79])" office:value-type="float" office:value="900" calcext:value-type="float">
            <text:p>900</text:p>
          </table:table-cell>
          <table:table-cell table:formula="of:=MIN([.$J79];[.$P79];[.$V79];[.$AB79];[.$AH79];[.$AN79];[.$AT79];[.$AZ79];[.$BF79];[.$BL79];[.$BR79];[.$BX79])" office:value-type="float" office:value="2245496" calcext:value-type="float">
            <text:p>2245496</text:p>
          </table:table-cell>
          <table:table-cell table:formula="of:=MIN([.$K79];[.$Q79];[.$W79];[.$AC79];[.$AI79];[.$AO79];[.$AU79];[.$BA79];[.$BG79];[.$BM79];[.$BS79];[.$BY79])" office:value-type="float" office:value="1675627" calcext:value-type="float">
            <text:p>1675627</text:p>
          </table:table-cell>
          <table:table-cell table:formula="of:=MIN([.$L79];[.$R79];[.$X79];[.$AD79];[.$AJ79];[.$AP79];[.$AV79];[.$BB79];[.$BH79];[.$BN79];[.$BT79];[.$BZ79])" office:value-type="float" office:value="131" calcext:value-type="float">
            <text:p>131</text:p>
          </table:table-cell>
          <table:table-cell table:formula="of:=MIN([.$M79];[.$S79];[.$Y79];[.$AE79];[.$AK79];[.$AQ79];[.$AW79];[.$BC79];[.$BI79];[.$BO79];[.$BU79];[.$CA79])" office:value-type="float" office:value="0" calcext:value-type="float">
            <text:p>0</text:p>
          </table:table-cell>
          <table:table-cell table:formula="of:=MEDIAN([.$H79];[.$N79];[.$T79];[.$Z79];[.$AF79];[.$AL79];[.$AR79];[.$AX79];[.$BD79];[.$BJ79];[.$BP79];[.$BV79])" office:value-type="float" office:value="900" calcext:value-type="float">
            <text:p>900</text:p>
          </table:table-cell>
          <table:table-cell table:formula="of:=MEDIAN([.$I79];[.$O79];[.$U79];[.$AA79];[.$AG79];[.$AM79];[.$AS79];[.$AY79];[.$BE79];[.$BK79];[.$BQ79];[.$BW79])" office:value-type="float" office:value="900" calcext:value-type="float">
            <text:p>900</text:p>
          </table:table-cell>
          <table:table-cell table:formula="of:=MEDIAN([.$J79];[.$P79];[.$V79];[.$AB79];[.$AH79];[.$AN79];[.$AT79];[.$AZ79];[.$BF79];[.$BL79];[.$BR79];[.$BX79])" office:value-type="float" office:value="2528224.5" calcext:value-type="float">
            <text:p>2528224.5</text:p>
          </table:table-cell>
          <table:table-cell table:formula="of:=MEDIAN([.$K79];[.$Q79];[.$W79];[.$AC79];[.$AI79];[.$AO79];[.$AU79];[.$BA79];[.$BG79];[.$BM79];[.$BS79];[.$BY79])" office:value-type="float" office:value="1885706.5" calcext:value-type="float">
            <text:p>1885706.5</text:p>
          </table:table-cell>
          <table:table-cell table:formula="of:=MEDIAN([.$L79];[.$R79];[.$X79];[.$AD79];[.$AJ79];[.$AP79];[.$AV79];[.$BB79];[.$BH79];[.$BN79];[.$BT79];[.$BZ79])" office:value-type="float" office:value="150" calcext:value-type="float">
            <text:p>150</text:p>
          </table:table-cell>
          <table:table-cell table:formula="of:=MEDIAN([.$M79];[.$S79];[.$Y79];[.$AE79];[.$AK79];[.$AQ79];[.$AW79];[.$BC79];[.$BI79];[.$BO79];[.$BU79];[.$CA79])" office:value-type="float" office:value="0" calcext:value-type="float">
            <text:p>0</text:p>
          </table:table-cell>
          <table:table-cell table:formula="of:=MAX([.$H79];[.$N79];[.$T79];[.$Z79];[.$AF79];[.$AL79];[.$AR79];[.$AX79];[.$BD79];[.$BJ79];[.$BP79];[.$BV79])" office:value-type="float" office:value="900" calcext:value-type="float">
            <text:p>900</text:p>
          </table:table-cell>
          <table:table-cell table:formula="of:=MAX([.$I79];[.$O79];[.$U79];[.$AA79];[.$AG79];[.$AM79];[.$AS79];[.$AY79];[.$BE79];[.$BK79];[.$BQ79];[.$BW79])" office:value-type="float" office:value="900" calcext:value-type="float">
            <text:p>900</text:p>
          </table:table-cell>
          <table:table-cell table:formula="of:=MAX([.$J79];[.$P79];[.$V79];[.$AB79];[.$AH79];[.$AN79];[.$AT79];[.$AZ79];[.$BF79];[.$BL79];[.$BR79];[.$BX79])" office:value-type="float" office:value="2776585" calcext:value-type="float">
            <text:p>2776585</text:p>
          </table:table-cell>
          <table:table-cell table:formula="of:=MAX([.$K79];[.$Q79];[.$W79];[.$AC79];[.$AI79];[.$AO79];[.$AU79];[.$BA79];[.$BG79];[.$BM79];[.$BS79];[.$BY79])" office:value-type="float" office:value="2013126" calcext:value-type="float">
            <text:p>2013126</text:p>
          </table:table-cell>
          <table:table-cell table:formula="of:=MAX([.$L79];[.$R79];[.$X79];[.$AD79];[.$AJ79];[.$AP79];[.$AV79];[.$BB79];[.$BH79];[.$BN79];[.$BT79];[.$BZ79])" office:value-type="float" office:value="172" calcext:value-type="float">
            <text:p>172</text:p>
          </table:table-cell>
          <table:table-cell table:formula="of:=MAX([.$M79];[.$S79];[.$Y79];[.$AE79];[.$AK79];[.$AQ79];[.$AW79];[.$BC79];[.$BI79];[.$BO79];[.$BU79];[.$CA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cochetRobots/188-ricochetrobot-18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89368" calcext:value-type="float">
            <text:p>2689368</text:p>
          </table:table-cell>
          <table:table-cell office:value-type="float" office:value="2201453" calcext:value-type="float">
            <text:p>220145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20960" calcext:value-type="float">
            <text:p>2620960</text:p>
          </table:table-cell>
          <table:table-cell office:value-type="float" office:value="1930767" calcext:value-type="float">
            <text:p>1930767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813678" calcext:value-type="float">
            <text:p>2813678</text:p>
          </table:table-cell>
          <table:table-cell office:value-type="float" office:value="2022816" calcext:value-type="float">
            <text:p>202281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83180" calcext:value-type="float">
            <text:p>2383180</text:p>
          </table:table-cell>
          <table:table-cell office:value-type="float" office:value="1777186" calcext:value-type="float">
            <text:p>177718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09531" calcext:value-type="float">
            <text:p>2609531</text:p>
          </table:table-cell>
          <table:table-cell office:value-type="float" office:value="1917890" calcext:value-type="float">
            <text:p>191789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01286" calcext:value-type="float">
            <text:p>2501286</text:p>
          </table:table-cell>
          <table:table-cell office:value-type="float" office:value="1867756" calcext:value-type="float">
            <text:p>1867756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33987" calcext:value-type="float">
            <text:p>2533987</text:p>
          </table:table-cell>
          <table:table-cell office:value-type="float" office:value="1861533" calcext:value-type="float">
            <text:p>1861533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23589" calcext:value-type="float">
            <text:p>2523589</text:p>
          </table:table-cell>
          <table:table-cell office:value-type="float" office:value="1885222" calcext:value-type="float">
            <text:p>1885222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68733" calcext:value-type="float">
            <text:p>2668733</text:p>
          </table:table-cell>
          <table:table-cell office:value-type="float" office:value="1938220" calcext:value-type="float">
            <text:p>193822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35757" calcext:value-type="float">
            <text:p>2535757</text:p>
          </table:table-cell>
          <table:table-cell office:value-type="float" office:value="1902581" calcext:value-type="float">
            <text:p>1902581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64831" calcext:value-type="float">
            <text:p>2564831</text:p>
          </table:table-cell>
          <table:table-cell office:value-type="float" office:value="1881920" calcext:value-type="float">
            <text:p>188192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65086" calcext:value-type="float">
            <text:p>2465086</text:p>
          </table:table-cell>
          <table:table-cell office:value-type="float" office:value="1846682" calcext:value-type="float">
            <text:p>1846682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19597" calcext:value-type="float">
            <text:p>2519597</text:p>
          </table:table-cell>
          <table:table-cell office:value-type="float" office:value="1846546" calcext:value-type="float">
            <text:p>1846546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MIN([.$H80];[.$N80];[.$T80];[.$Z80];[.$AF80];[.$AL80];[.$AR80];[.$AX80];[.$BD80];[.$BJ80];[.$BP80];[.$BV80])" office:value-type="float" office:value="900" calcext:value-type="float">
            <text:p>900</text:p>
          </table:table-cell>
          <table:table-cell table:formula="of:=MIN([.$I80];[.$O80];[.$U80];[.$AA80];[.$AG80];[.$AM80];[.$AS80];[.$AY80];[.$BE80];[.$BK80];[.$BQ80];[.$BW80])" office:value-type="float" office:value="900" calcext:value-type="float">
            <text:p>900</text:p>
          </table:table-cell>
          <table:table-cell table:formula="of:=MIN([.$J80];[.$P80];[.$V80];[.$AB80];[.$AH80];[.$AN80];[.$AT80];[.$AZ80];[.$BF80];[.$BL80];[.$BR80];[.$BX80])" office:value-type="float" office:value="2383180" calcext:value-type="float">
            <text:p>2383180</text:p>
          </table:table-cell>
          <table:table-cell table:formula="of:=MIN([.$K80];[.$Q80];[.$W80];[.$AC80];[.$AI80];[.$AO80];[.$AU80];[.$BA80];[.$BG80];[.$BM80];[.$BS80];[.$BY80])" office:value-type="float" office:value="1777186" calcext:value-type="float">
            <text:p>1777186</text:p>
          </table:table-cell>
          <table:table-cell table:formula="of:=MIN([.$L80];[.$R80];[.$X80];[.$AD80];[.$AJ80];[.$AP80];[.$AV80];[.$BB80];[.$BH80];[.$BN80];[.$BT80];[.$BZ80])" office:value-type="float" office:value="133" calcext:value-type="float">
            <text:p>133</text:p>
          </table:table-cell>
          <table:table-cell table:formula="of:=MIN([.$M80];[.$S80];[.$Y80];[.$AE80];[.$AK80];[.$AQ80];[.$AW80];[.$BC80];[.$BI80];[.$BO80];[.$BU80];[.$CA80])" office:value-type="float" office:value="0" calcext:value-type="float">
            <text:p>0</text:p>
          </table:table-cell>
          <table:table-cell table:formula="of:=MEDIAN([.$H80];[.$N80];[.$T80];[.$Z80];[.$AF80];[.$AL80];[.$AR80];[.$AX80];[.$BD80];[.$BJ80];[.$BP80];[.$BV80])" office:value-type="float" office:value="900" calcext:value-type="float">
            <text:p>900</text:p>
          </table:table-cell>
          <table:table-cell table:formula="of:=MEDIAN([.$I80];[.$O80];[.$U80];[.$AA80];[.$AG80];[.$AM80];[.$AS80];[.$AY80];[.$BE80];[.$BK80];[.$BQ80];[.$BW80])" office:value-type="float" office:value="900" calcext:value-type="float">
            <text:p>900</text:p>
          </table:table-cell>
          <table:table-cell table:formula="of:=MEDIAN([.$J80];[.$P80];[.$V80];[.$AB80];[.$AH80];[.$AN80];[.$AT80];[.$AZ80];[.$BF80];[.$BL80];[.$BR80];[.$BX80])" office:value-type="float" office:value="2534872" calcext:value-type="float">
            <text:p>2534872</text:p>
          </table:table-cell>
          <table:table-cell table:formula="of:=MEDIAN([.$K80];[.$Q80];[.$W80];[.$AC80];[.$AI80];[.$AO80];[.$AU80];[.$BA80];[.$BG80];[.$BM80];[.$BS80];[.$BY80])" office:value-type="float" office:value="1883571" calcext:value-type="float">
            <text:p>1883571</text:p>
          </table:table-cell>
          <table:table-cell table:formula="of:=MEDIAN([.$L80];[.$R80];[.$X80];[.$AD80];[.$AJ80];[.$AP80];[.$AV80];[.$BB80];[.$BH80];[.$BN80];[.$BT80];[.$BZ80])" office:value-type="float" office:value="151.5" calcext:value-type="float">
            <text:p>151.5</text:p>
          </table:table-cell>
          <table:table-cell table:formula="of:=MEDIAN([.$M80];[.$S80];[.$Y80];[.$AE80];[.$AK80];[.$AQ80];[.$AW80];[.$BC80];[.$BI80];[.$BO80];[.$BU80];[.$CA80])" office:value-type="float" office:value="0" calcext:value-type="float">
            <text:p>0</text:p>
          </table:table-cell>
          <table:table-cell table:formula="of:=MAX([.$H80];[.$N80];[.$T80];[.$Z80];[.$AF80];[.$AL80];[.$AR80];[.$AX80];[.$BD80];[.$BJ80];[.$BP80];[.$BV80])" office:value-type="float" office:value="900" calcext:value-type="float">
            <text:p>900</text:p>
          </table:table-cell>
          <table:table-cell table:formula="of:=MAX([.$I80];[.$O80];[.$U80];[.$AA80];[.$AG80];[.$AM80];[.$AS80];[.$AY80];[.$BE80];[.$BK80];[.$BQ80];[.$BW80])" office:value-type="float" office:value="900" calcext:value-type="float">
            <text:p>900</text:p>
          </table:table-cell>
          <table:table-cell table:formula="of:=MAX([.$J80];[.$P80];[.$V80];[.$AB80];[.$AH80];[.$AN80];[.$AT80];[.$AZ80];[.$BF80];[.$BL80];[.$BR80];[.$BX80])" office:value-type="float" office:value="2813678" calcext:value-type="float">
            <text:p>2813678</text:p>
          </table:table-cell>
          <table:table-cell table:formula="of:=MAX([.$K80];[.$Q80];[.$W80];[.$AC80];[.$AI80];[.$AO80];[.$AU80];[.$BA80];[.$BG80];[.$BM80];[.$BS80];[.$BY80])" office:value-type="float" office:value="2022816" calcext:value-type="float">
            <text:p>2022816</text:p>
          </table:table-cell>
          <table:table-cell table:formula="of:=MAX([.$L80];[.$R80];[.$X80];[.$AD80];[.$AJ80];[.$AP80];[.$AV80];[.$BB80];[.$BH80];[.$BN80];[.$BT80];[.$BZ80])" office:value-type="float" office:value="176" calcext:value-type="float">
            <text:p>176</text:p>
          </table:table-cell>
          <table:table-cell table:formula="of:=MAX([.$M80];[.$S80];[.$Y80];[.$AE80];[.$AK80];[.$AQ80];[.$AW80];[.$BC80];[.$BI80];[.$BO80];[.$BU80];[.$CA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cochetRobots/214-ricochetrobot-22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845746" calcext:value-type="float">
            <text:p>2845746</text:p>
          </table:table-cell>
          <table:table-cell office:value-type="float" office:value="2310607" calcext:value-type="float">
            <text:p>231060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71129" calcext:value-type="float">
            <text:p>2571129</text:p>
          </table:table-cell>
          <table:table-cell office:value-type="float" office:value="1868702" calcext:value-type="float">
            <text:p>1868702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819358" calcext:value-type="float">
            <text:p>2819358</text:p>
          </table:table-cell>
          <table:table-cell office:value-type="float" office:value="2000824" calcext:value-type="float">
            <text:p>2000824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18829" calcext:value-type="float">
            <text:p>2418829</text:p>
          </table:table-cell>
          <table:table-cell office:value-type="float" office:value="1809712" calcext:value-type="float">
            <text:p>1809712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33446" calcext:value-type="float">
            <text:p>2633446</text:p>
          </table:table-cell>
          <table:table-cell office:value-type="float" office:value="1935811" calcext:value-type="float">
            <text:p>193581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74184" calcext:value-type="float">
            <text:p>2474184</text:p>
          </table:table-cell>
          <table:table-cell office:value-type="float" office:value="1843578" calcext:value-type="float">
            <text:p>1843578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32455" calcext:value-type="float">
            <text:p>2632455</text:p>
          </table:table-cell>
          <table:table-cell office:value-type="float" office:value="1928265" calcext:value-type="float">
            <text:p>1928265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05141" calcext:value-type="float">
            <text:p>2505141</text:p>
          </table:table-cell>
          <table:table-cell office:value-type="float" office:value="1874238" calcext:value-type="float">
            <text:p>1874238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603078" calcext:value-type="float">
            <text:p>2603078</text:p>
          </table:table-cell>
          <table:table-cell office:value-type="float" office:value="1896001" calcext:value-type="float">
            <text:p>189600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00520" calcext:value-type="float">
            <text:p>2500520</text:p>
          </table:table-cell>
          <table:table-cell office:value-type="float" office:value="1855629" calcext:value-type="float">
            <text:p>1855629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01602" calcext:value-type="float">
            <text:p>2701602</text:p>
          </table:table-cell>
          <table:table-cell office:value-type="float" office:value="1978503" calcext:value-type="float">
            <text:p>1978503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13210" calcext:value-type="float">
            <text:p>2513210</text:p>
          </table:table-cell>
          <table:table-cell office:value-type="float" office:value="1871360" calcext:value-type="float">
            <text:p>187136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72518" calcext:value-type="float">
            <text:p>2572518</text:p>
          </table:table-cell>
          <table:table-cell office:value-type="float" office:value="1870235" calcext:value-type="float">
            <text:p>187023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MIN([.$H81];[.$N81];[.$T81];[.$Z81];[.$AF81];[.$AL81];[.$AR81];[.$AX81];[.$BD81];[.$BJ81];[.$BP81];[.$BV81])" office:value-type="float" office:value="900" calcext:value-type="float">
            <text:p>900</text:p>
          </table:table-cell>
          <table:table-cell table:formula="of:=MIN([.$I81];[.$O81];[.$U81];[.$AA81];[.$AG81];[.$AM81];[.$AS81];[.$AY81];[.$BE81];[.$BK81];[.$BQ81];[.$BW81])" office:value-type="float" office:value="900" calcext:value-type="float">
            <text:p>900</text:p>
          </table:table-cell>
          <table:table-cell table:formula="of:=MIN([.$J81];[.$P81];[.$V81];[.$AB81];[.$AH81];[.$AN81];[.$AT81];[.$AZ81];[.$BF81];[.$BL81];[.$BR81];[.$BX81])" office:value-type="float" office:value="2418829" calcext:value-type="float">
            <text:p>2418829</text:p>
          </table:table-cell>
          <table:table-cell table:formula="of:=MIN([.$K81];[.$Q81];[.$W81];[.$AC81];[.$AI81];[.$AO81];[.$AU81];[.$BA81];[.$BG81];[.$BM81];[.$BS81];[.$BY81])" office:value-type="float" office:value="1809712" calcext:value-type="float">
            <text:p>1809712</text:p>
          </table:table-cell>
          <table:table-cell table:formula="of:=MIN([.$L81];[.$R81];[.$X81];[.$AD81];[.$AJ81];[.$AP81];[.$AV81];[.$BB81];[.$BH81];[.$BN81];[.$BT81];[.$BZ81])" office:value-type="float" office:value="142" calcext:value-type="float">
            <text:p>142</text:p>
          </table:table-cell>
          <table:table-cell table:formula="of:=MIN([.$M81];[.$S81];[.$Y81];[.$AE81];[.$AK81];[.$AQ81];[.$AW81];[.$BC81];[.$BI81];[.$BO81];[.$BU81];[.$CA81])" office:value-type="float" office:value="0" calcext:value-type="float">
            <text:p>0</text:p>
          </table:table-cell>
          <table:table-cell table:formula="of:=MEDIAN([.$H81];[.$N81];[.$T81];[.$Z81];[.$AF81];[.$AL81];[.$AR81];[.$AX81];[.$BD81];[.$BJ81];[.$BP81];[.$BV81])" office:value-type="float" office:value="900" calcext:value-type="float">
            <text:p>900</text:p>
          </table:table-cell>
          <table:table-cell table:formula="of:=MEDIAN([.$I81];[.$O81];[.$U81];[.$AA81];[.$AG81];[.$AM81];[.$AS81];[.$AY81];[.$BE81];[.$BK81];[.$BQ81];[.$BW81])" office:value-type="float" office:value="900" calcext:value-type="float">
            <text:p>900</text:p>
          </table:table-cell>
          <table:table-cell table:formula="of:=MEDIAN([.$J81];[.$P81];[.$V81];[.$AB81];[.$AH81];[.$AN81];[.$AT81];[.$AZ81];[.$BF81];[.$BL81];[.$BR81];[.$BX81])" office:value-type="float" office:value="2571823.5" calcext:value-type="float">
            <text:p>2571823.5</text:p>
          </table:table-cell>
          <table:table-cell table:formula="of:=MEDIAN([.$K81];[.$Q81];[.$W81];[.$AC81];[.$AI81];[.$AO81];[.$AU81];[.$BA81];[.$BG81];[.$BM81];[.$BS81];[.$BY81])" office:value-type="float" office:value="1872799" calcext:value-type="float">
            <text:p>1872799</text:p>
          </table:table-cell>
          <table:table-cell table:formula="of:=MEDIAN([.$L81];[.$R81];[.$X81];[.$AD81];[.$AJ81];[.$AP81];[.$AV81];[.$BB81];[.$BH81];[.$BN81];[.$BT81];[.$BZ81])" office:value-type="float" office:value="151" calcext:value-type="float">
            <text:p>151</text:p>
          </table:table-cell>
          <table:table-cell table:formula="of:=MEDIAN([.$M81];[.$S81];[.$Y81];[.$AE81];[.$AK81];[.$AQ81];[.$AW81];[.$BC81];[.$BI81];[.$BO81];[.$BU81];[.$CA81])" office:value-type="float" office:value="0" calcext:value-type="float">
            <text:p>0</text:p>
          </table:table-cell>
          <table:table-cell table:formula="of:=MAX([.$H81];[.$N81];[.$T81];[.$Z81];[.$AF81];[.$AL81];[.$AR81];[.$AX81];[.$BD81];[.$BJ81];[.$BP81];[.$BV81])" office:value-type="float" office:value="900" calcext:value-type="float">
            <text:p>900</text:p>
          </table:table-cell>
          <table:table-cell table:formula="of:=MAX([.$I81];[.$O81];[.$U81];[.$AA81];[.$AG81];[.$AM81];[.$AS81];[.$AY81];[.$BE81];[.$BK81];[.$BQ81];[.$BW81])" office:value-type="float" office:value="900" calcext:value-type="float">
            <text:p>900</text:p>
          </table:table-cell>
          <table:table-cell table:formula="of:=MAX([.$J81];[.$P81];[.$V81];[.$AB81];[.$AH81];[.$AN81];[.$AT81];[.$AZ81];[.$BF81];[.$BL81];[.$BR81];[.$BX81])" office:value-type="float" office:value="2819358" calcext:value-type="float">
            <text:p>2819358</text:p>
          </table:table-cell>
          <table:table-cell table:formula="of:=MAX([.$K81];[.$Q81];[.$W81];[.$AC81];[.$AI81];[.$AO81];[.$AU81];[.$BA81];[.$BG81];[.$BM81];[.$BS81];[.$BY81])" office:value-type="float" office:value="2000824" calcext:value-type="float">
            <text:p>2000824</text:p>
          </table:table-cell>
          <table:table-cell table:formula="of:=MAX([.$L81];[.$R81];[.$X81];[.$AD81];[.$AJ81];[.$AP81];[.$AV81];[.$BB81];[.$BH81];[.$BN81];[.$BT81];[.$BZ81])" office:value-type="float" office:value="172" calcext:value-type="float">
            <text:p>172</text:p>
          </table:table-cell>
          <table:table-cell table:formula="of:=MAX([.$M81];[.$S81];[.$Y81];[.$AE81];[.$AK81];[.$AQ81];[.$AW81];[.$BC81];[.$BI81];[.$BO81];[.$BU81];[.$CA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cochetRobots/230-ricochetrobot-17-0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770653" calcext:value-type="float">
            <text:p>2770653</text:p>
          </table:table-cell>
          <table:table-cell office:value-type="float" office:value="2242084" calcext:value-type="float">
            <text:p>224208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65956" calcext:value-type="float">
            <text:p>2465956</text:p>
          </table:table-cell>
          <table:table-cell office:value-type="float" office:value="1816143" calcext:value-type="float">
            <text:p>1816143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70839" calcext:value-type="float">
            <text:p>2570839</text:p>
          </table:table-cell>
          <table:table-cell office:value-type="float" office:value="1848049" calcext:value-type="float">
            <text:p>1848049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82416" calcext:value-type="float">
            <text:p>2382416</text:p>
          </table:table-cell>
          <table:table-cell office:value-type="float" office:value="1794391" calcext:value-type="float">
            <text:p>1794391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87303" calcext:value-type="float">
            <text:p>2587303</text:p>
          </table:table-cell>
          <table:table-cell office:value-type="float" office:value="1909141" calcext:value-type="float">
            <text:p>1909141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48785" calcext:value-type="float">
            <text:p>2348785</text:p>
          </table:table-cell>
          <table:table-cell office:value-type="float" office:value="1777419" calcext:value-type="float">
            <text:p>1777419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13656" calcext:value-type="float">
            <text:p>2413656</text:p>
          </table:table-cell>
          <table:table-cell office:value-type="float" office:value="1792697" calcext:value-type="float">
            <text:p>1792697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225838" calcext:value-type="float">
            <text:p>2225838</text:p>
          </table:table-cell>
          <table:table-cell office:value-type="float" office:value="1662189" calcext:value-type="float">
            <text:p>166218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95858" calcext:value-type="float">
            <text:p>2595858</text:p>
          </table:table-cell>
          <table:table-cell office:value-type="float" office:value="1903237" calcext:value-type="float">
            <text:p>1903237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421953" calcext:value-type="float">
            <text:p>2421953</text:p>
          </table:table-cell>
          <table:table-cell office:value-type="float" office:value="1832716" calcext:value-type="float">
            <text:p>1832716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10522" calcext:value-type="float">
            <text:p>2510522</text:p>
          </table:table-cell>
          <table:table-cell office:value-type="float" office:value="1839458" calcext:value-type="float">
            <text:p>1839458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387268" calcext:value-type="float">
            <text:p>2387268</text:p>
          </table:table-cell>
          <table:table-cell office:value-type="float" office:value="1795918" calcext:value-type="float">
            <text:p>179591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563049" calcext:value-type="float">
            <text:p>2563049</text:p>
          </table:table-cell>
          <table:table-cell office:value-type="float" office:value="1907912" calcext:value-type="float">
            <text:p>190791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MIN([.$H82];[.$N82];[.$T82];[.$Z82];[.$AF82];[.$AL82];[.$AR82];[.$AX82];[.$BD82];[.$BJ82];[.$BP82];[.$BV82])" office:value-type="float" office:value="900" calcext:value-type="float">
            <text:p>900</text:p>
          </table:table-cell>
          <table:table-cell table:formula="of:=MIN([.$I82];[.$O82];[.$U82];[.$AA82];[.$AG82];[.$AM82];[.$AS82];[.$AY82];[.$BE82];[.$BK82];[.$BQ82];[.$BW82])" office:value-type="float" office:value="900" calcext:value-type="float">
            <text:p>900</text:p>
          </table:table-cell>
          <table:table-cell table:formula="of:=MIN([.$J82];[.$P82];[.$V82];[.$AB82];[.$AH82];[.$AN82];[.$AT82];[.$AZ82];[.$BF82];[.$BL82];[.$BR82];[.$BX82])" office:value-type="float" office:value="2225838" calcext:value-type="float">
            <text:p>2225838</text:p>
          </table:table-cell>
          <table:table-cell table:formula="of:=MIN([.$K82];[.$Q82];[.$W82];[.$AC82];[.$AI82];[.$AO82];[.$AU82];[.$BA82];[.$BG82];[.$BM82];[.$BS82];[.$BY82])" office:value-type="float" office:value="1662189" calcext:value-type="float">
            <text:p>1662189</text:p>
          </table:table-cell>
          <table:table-cell table:formula="of:=MIN([.$L82];[.$R82];[.$X82];[.$AD82];[.$AJ82];[.$AP82];[.$AV82];[.$BB82];[.$BH82];[.$BN82];[.$BT82];[.$BZ82])" office:value-type="float" office:value="129" calcext:value-type="float">
            <text:p>129</text:p>
          </table:table-cell>
          <table:table-cell table:formula="of:=MIN([.$M82];[.$S82];[.$Y82];[.$AE82];[.$AK82];[.$AQ82];[.$AW82];[.$BC82];[.$BI82];[.$BO82];[.$BU82];[.$CA82])" office:value-type="float" office:value="0" calcext:value-type="float">
            <text:p>0</text:p>
          </table:table-cell>
          <table:table-cell table:formula="of:=MEDIAN([.$H82];[.$N82];[.$T82];[.$Z82];[.$AF82];[.$AL82];[.$AR82];[.$AX82];[.$BD82];[.$BJ82];[.$BP82];[.$BV82])" office:value-type="float" office:value="900" calcext:value-type="float">
            <text:p>900</text:p>
          </table:table-cell>
          <table:table-cell table:formula="of:=MEDIAN([.$I82];[.$O82];[.$U82];[.$AA82];[.$AG82];[.$AM82];[.$AS82];[.$AY82];[.$BE82];[.$BK82];[.$BQ82];[.$BW82])" office:value-type="float" office:value="900" calcext:value-type="float">
            <text:p>900</text:p>
          </table:table-cell>
          <table:table-cell table:formula="of:=MEDIAN([.$J82];[.$P82];[.$V82];[.$AB82];[.$AH82];[.$AN82];[.$AT82];[.$AZ82];[.$BF82];[.$BL82];[.$BR82];[.$BX82])" office:value-type="float" office:value="2443954.5" calcext:value-type="float">
            <text:p>2443954.5</text:p>
          </table:table-cell>
          <table:table-cell table:formula="of:=MEDIAN([.$K82];[.$Q82];[.$W82];[.$AC82];[.$AI82];[.$AO82];[.$AU82];[.$BA82];[.$BG82];[.$BM82];[.$BS82];[.$BY82])" office:value-type="float" office:value="1824429.5" calcext:value-type="float">
            <text:p>1824429.5</text:p>
          </table:table-cell>
          <table:table-cell table:formula="of:=MEDIAN([.$L82];[.$R82];[.$X82];[.$AD82];[.$AJ82];[.$AP82];[.$AV82];[.$BB82];[.$BH82];[.$BN82];[.$BT82];[.$BZ82])" office:value-type="float" office:value="149.5" calcext:value-type="float">
            <text:p>149.5</text:p>
          </table:table-cell>
          <table:table-cell table:formula="of:=MEDIAN([.$M82];[.$S82];[.$Y82];[.$AE82];[.$AK82];[.$AQ82];[.$AW82];[.$BC82];[.$BI82];[.$BO82];[.$BU82];[.$CA82])" office:value-type="float" office:value="0" calcext:value-type="float">
            <text:p>0</text:p>
          </table:table-cell>
          <table:table-cell table:formula="of:=MAX([.$H82];[.$N82];[.$T82];[.$Z82];[.$AF82];[.$AL82];[.$AR82];[.$AX82];[.$BD82];[.$BJ82];[.$BP82];[.$BV82])" office:value-type="float" office:value="900" calcext:value-type="float">
            <text:p>900</text:p>
          </table:table-cell>
          <table:table-cell table:formula="of:=MAX([.$I82];[.$O82];[.$U82];[.$AA82];[.$AG82];[.$AM82];[.$AS82];[.$AY82];[.$BE82];[.$BK82];[.$BQ82];[.$BW82])" office:value-type="float" office:value="900" calcext:value-type="float">
            <text:p>900</text:p>
          </table:table-cell>
          <table:table-cell table:formula="of:=MAX([.$J82];[.$P82];[.$V82];[.$AB82];[.$AH82];[.$AN82];[.$AT82];[.$AZ82];[.$BF82];[.$BL82];[.$BR82];[.$BX82])" office:value-type="float" office:value="2595858" calcext:value-type="float">
            <text:p>2595858</text:p>
          </table:table-cell>
          <table:table-cell table:formula="of:=MAX([.$K82];[.$Q82];[.$W82];[.$AC82];[.$AI82];[.$AO82];[.$AU82];[.$BA82];[.$BG82];[.$BM82];[.$BS82];[.$BY82])" office:value-type="float" office:value="1909141" calcext:value-type="float">
            <text:p>1909141</text:p>
          </table:table-cell>
          <table:table-cell table:formula="of:=MAX([.$L82];[.$R82];[.$X82];[.$AD82];[.$AJ82];[.$AP82];[.$AV82];[.$BB82];[.$BH82];[.$BN82];[.$BT82];[.$BZ82])" office:value-type="float" office:value="170" calcext:value-type="float">
            <text:p>170</text:p>
          </table:table-cell>
          <table:table-cell table:formula="of:=MAX([.$M82];[.$S82];[.$Y82];[.$AE82];[.$AK82];[.$AQ82];[.$AW82];[.$BC82];[.$BI82];[.$BO82];[.$BU82];[.$CA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koban/0065-sokoban-120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83];[.$N83];[.$T83];[.$Z83];[.$AF83];[.$AL83];[.$AR83];[.$AX83];[.$BD83];[.$BJ83];[.$BP83];[.$BV83])" office:value-type="float" office:value="900" calcext:value-type="float">
            <text:p>900</text:p>
          </table:table-cell>
          <table:table-cell table:formula="of:=MIN([.$I83];[.$O83];[.$U83];[.$AA83];[.$AG83];[.$AM83];[.$AS83];[.$AY83];[.$BE83];[.$BK83];[.$BQ83];[.$BW83])" office:value-type="float" office:value="900" calcext:value-type="float">
            <text:p>900</text:p>
          </table:table-cell>
          <table:table-cell table:formula="of:=MIN([.$J83];[.$P83];[.$V83];[.$AB83];[.$AH83];[.$AN83];[.$AT83];[.$AZ83];[.$BF83];[.$BL83];[.$BR83];[.$BX83])" office:value-type="float" office:value="0" calcext:value-type="float">
            <text:p>0</text:p>
          </table:table-cell>
          <table:table-cell table:formula="of:=MIN([.$K83];[.$Q83];[.$W83];[.$AC83];[.$AI83];[.$AO83];[.$AU83];[.$BA83];[.$BG83];[.$BM83];[.$BS83];[.$BY83])" office:value-type="float" office:value="0" calcext:value-type="float">
            <text:p>0</text:p>
          </table:table-cell>
          <table:table-cell table:formula="of:=MIN([.$L83];[.$R83];[.$X83];[.$AD83];[.$AJ83];[.$AP83];[.$AV83];[.$BB83];[.$BH83];[.$BN83];[.$BT83];[.$BZ83])" office:value-type="float" office:value="0" calcext:value-type="float">
            <text:p>0</text:p>
          </table:table-cell>
          <table:table-cell table:formula="of:=MIN([.$M83];[.$S83];[.$Y83];[.$AE83];[.$AK83];[.$AQ83];[.$AW83];[.$BC83];[.$BI83];[.$BO83];[.$BU83];[.$CA83])" office:value-type="float" office:value="0" calcext:value-type="float">
            <text:p>0</text:p>
          </table:table-cell>
          <table:table-cell table:formula="of:=MEDIAN([.$H83];[.$N83];[.$T83];[.$Z83];[.$AF83];[.$AL83];[.$AR83];[.$AX83];[.$BD83];[.$BJ83];[.$BP83];[.$BV83])" office:value-type="float" office:value="900" calcext:value-type="float">
            <text:p>900</text:p>
          </table:table-cell>
          <table:table-cell table:formula="of:=MEDIAN([.$I83];[.$O83];[.$U83];[.$AA83];[.$AG83];[.$AM83];[.$AS83];[.$AY83];[.$BE83];[.$BK83];[.$BQ83];[.$BW83])" office:value-type="float" office:value="900" calcext:value-type="float">
            <text:p>900</text:p>
          </table:table-cell>
          <table:table-cell table:formula="of:=MEDIAN([.$J83];[.$P83];[.$V83];[.$AB83];[.$AH83];[.$AN83];[.$AT83];[.$AZ83];[.$BF83];[.$BL83];[.$BR83];[.$BX83])" office:value-type="string" office:string-value="" calcext:value-type="error">
            <text:p>#VALUE!</text:p>
          </table:table-cell>
          <table:table-cell table:formula="of:=MEDIAN([.$K83];[.$Q83];[.$W83];[.$AC83];[.$AI83];[.$AO83];[.$AU83];[.$BA83];[.$BG83];[.$BM83];[.$BS83];[.$BY83])" office:value-type="string" office:string-value="" calcext:value-type="error">
            <text:p>#VALUE!</text:p>
          </table:table-cell>
          <table:table-cell table:formula="of:=MEDIAN([.$L83];[.$R83];[.$X83];[.$AD83];[.$AJ83];[.$AP83];[.$AV83];[.$BB83];[.$BH83];[.$BN83];[.$BT83];[.$BZ83])" office:value-type="float" office:value="0" calcext:value-type="float">
            <text:p>0</text:p>
          </table:table-cell>
          <table:table-cell table:formula="of:=MEDIAN([.$M83];[.$S83];[.$Y83];[.$AE83];[.$AK83];[.$AQ83];[.$AW83];[.$BC83];[.$BI83];[.$BO83];[.$BU83];[.$CA83])" office:value-type="float" office:value="0" calcext:value-type="float">
            <text:p>0</text:p>
          </table:table-cell>
          <table:table-cell table:formula="of:=MAX([.$H83];[.$N83];[.$T83];[.$Z83];[.$AF83];[.$AL83];[.$AR83];[.$AX83];[.$BD83];[.$BJ83];[.$BP83];[.$BV83])" office:value-type="float" office:value="900" calcext:value-type="float">
            <text:p>900</text:p>
          </table:table-cell>
          <table:table-cell table:formula="of:=MAX([.$I83];[.$O83];[.$U83];[.$AA83];[.$AG83];[.$AM83];[.$AS83];[.$AY83];[.$BE83];[.$BK83];[.$BQ83];[.$BW83])" office:value-type="float" office:value="900" calcext:value-type="float">
            <text:p>900</text:p>
          </table:table-cell>
          <table:table-cell table:formula="of:=MAX([.$J83];[.$P83];[.$V83];[.$AB83];[.$AH83];[.$AN83];[.$AT83];[.$AZ83];[.$BF83];[.$BL83];[.$BR83];[.$BX83])" office:value-type="float" office:value="0" calcext:value-type="float">
            <text:p>0</text:p>
          </table:table-cell>
          <table:table-cell table:formula="of:=MAX([.$K83];[.$Q83];[.$W83];[.$AC83];[.$AI83];[.$AO83];[.$AU83];[.$BA83];[.$BG83];[.$BM83];[.$BS83];[.$BY83])" office:value-type="float" office:value="0" calcext:value-type="float">
            <text:p>0</text:p>
          </table:table-cell>
          <table:table-cell table:formula="of:=MAX([.$L83];[.$R83];[.$X83];[.$AD83];[.$AJ83];[.$AP83];[.$AV83];[.$BB83];[.$BH83];[.$BN83];[.$BT83];[.$BZ83])" office:value-type="float" office:value="0" calcext:value-type="float">
            <text:p>0</text:p>
          </table:table-cell>
          <table:table-cell table:formula="of:=MAX([.$M83];[.$S83];[.$Y83];[.$AE83];[.$AK83];[.$AQ83];[.$AW83];[.$BC83];[.$BI83];[.$BO83];[.$BU83];[.$CA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koban/0096-sokoban-36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84];[.$N84];[.$T84];[.$Z84];[.$AF84];[.$AL84];[.$AR84];[.$AX84];[.$BD84];[.$BJ84];[.$BP84];[.$BV84])" office:value-type="float" office:value="900" calcext:value-type="float">
            <text:p>900</text:p>
          </table:table-cell>
          <table:table-cell table:formula="of:=MIN([.$I84];[.$O84];[.$U84];[.$AA84];[.$AG84];[.$AM84];[.$AS84];[.$AY84];[.$BE84];[.$BK84];[.$BQ84];[.$BW84])" office:value-type="float" office:value="900" calcext:value-type="float">
            <text:p>900</text:p>
          </table:table-cell>
          <table:table-cell table:formula="of:=MIN([.$J84];[.$P84];[.$V84];[.$AB84];[.$AH84];[.$AN84];[.$AT84];[.$AZ84];[.$BF84];[.$BL84];[.$BR84];[.$BX84])" office:value-type="float" office:value="0" calcext:value-type="float">
            <text:p>0</text:p>
          </table:table-cell>
          <table:table-cell table:formula="of:=MIN([.$K84];[.$Q84];[.$W84];[.$AC84];[.$AI84];[.$AO84];[.$AU84];[.$BA84];[.$BG84];[.$BM84];[.$BS84];[.$BY84])" office:value-type="float" office:value="0" calcext:value-type="float">
            <text:p>0</text:p>
          </table:table-cell>
          <table:table-cell table:formula="of:=MIN([.$L84];[.$R84];[.$X84];[.$AD84];[.$AJ84];[.$AP84];[.$AV84];[.$BB84];[.$BH84];[.$BN84];[.$BT84];[.$BZ84])" office:value-type="float" office:value="0" calcext:value-type="float">
            <text:p>0</text:p>
          </table:table-cell>
          <table:table-cell table:formula="of:=MIN([.$M84];[.$S84];[.$Y84];[.$AE84];[.$AK84];[.$AQ84];[.$AW84];[.$BC84];[.$BI84];[.$BO84];[.$BU84];[.$CA84])" office:value-type="float" office:value="0" calcext:value-type="float">
            <text:p>0</text:p>
          </table:table-cell>
          <table:table-cell table:formula="of:=MEDIAN([.$H84];[.$N84];[.$T84];[.$Z84];[.$AF84];[.$AL84];[.$AR84];[.$AX84];[.$BD84];[.$BJ84];[.$BP84];[.$BV84])" office:value-type="float" office:value="900" calcext:value-type="float">
            <text:p>900</text:p>
          </table:table-cell>
          <table:table-cell table:formula="of:=MEDIAN([.$I84];[.$O84];[.$U84];[.$AA84];[.$AG84];[.$AM84];[.$AS84];[.$AY84];[.$BE84];[.$BK84];[.$BQ84];[.$BW84])" office:value-type="float" office:value="900" calcext:value-type="float">
            <text:p>900</text:p>
          </table:table-cell>
          <table:table-cell table:formula="of:=MEDIAN([.$J84];[.$P84];[.$V84];[.$AB84];[.$AH84];[.$AN84];[.$AT84];[.$AZ84];[.$BF84];[.$BL84];[.$BR84];[.$BX84])" office:value-type="string" office:string-value="" calcext:value-type="error">
            <text:p>#VALUE!</text:p>
          </table:table-cell>
          <table:table-cell table:formula="of:=MEDIAN([.$K84];[.$Q84];[.$W84];[.$AC84];[.$AI84];[.$AO84];[.$AU84];[.$BA84];[.$BG84];[.$BM84];[.$BS84];[.$BY84])" office:value-type="string" office:string-value="" calcext:value-type="error">
            <text:p>#VALUE!</text:p>
          </table:table-cell>
          <table:table-cell table:formula="of:=MEDIAN([.$L84];[.$R84];[.$X84];[.$AD84];[.$AJ84];[.$AP84];[.$AV84];[.$BB84];[.$BH84];[.$BN84];[.$BT84];[.$BZ84])" office:value-type="float" office:value="0" calcext:value-type="float">
            <text:p>0</text:p>
          </table:table-cell>
          <table:table-cell table:formula="of:=MEDIAN([.$M84];[.$S84];[.$Y84];[.$AE84];[.$AK84];[.$AQ84];[.$AW84];[.$BC84];[.$BI84];[.$BO84];[.$BU84];[.$CA84])" office:value-type="float" office:value="0" calcext:value-type="float">
            <text:p>0</text:p>
          </table:table-cell>
          <table:table-cell table:formula="of:=MAX([.$H84];[.$N84];[.$T84];[.$Z84];[.$AF84];[.$AL84];[.$AR84];[.$AX84];[.$BD84];[.$BJ84];[.$BP84];[.$BV84])" office:value-type="float" office:value="900" calcext:value-type="float">
            <text:p>900</text:p>
          </table:table-cell>
          <table:table-cell table:formula="of:=MAX([.$I84];[.$O84];[.$U84];[.$AA84];[.$AG84];[.$AM84];[.$AS84];[.$AY84];[.$BE84];[.$BK84];[.$BQ84];[.$BW84])" office:value-type="float" office:value="900" calcext:value-type="float">
            <text:p>900</text:p>
          </table:table-cell>
          <table:table-cell table:formula="of:=MAX([.$J84];[.$P84];[.$V84];[.$AB84];[.$AH84];[.$AN84];[.$AT84];[.$AZ84];[.$BF84];[.$BL84];[.$BR84];[.$BX84])" office:value-type="float" office:value="0" calcext:value-type="float">
            <text:p>0</text:p>
          </table:table-cell>
          <table:table-cell table:formula="of:=MAX([.$K84];[.$Q84];[.$W84];[.$AC84];[.$AI84];[.$AO84];[.$AU84];[.$BA84];[.$BG84];[.$BM84];[.$BS84];[.$BY84])" office:value-type="float" office:value="0" calcext:value-type="float">
            <text:p>0</text:p>
          </table:table-cell>
          <table:table-cell table:formula="of:=MAX([.$L84];[.$R84];[.$X84];[.$AD84];[.$AJ84];[.$AP84];[.$AV84];[.$BB84];[.$BH84];[.$BN84];[.$BT84];[.$BZ84])" office:value-type="float" office:value="4" calcext:value-type="float">
            <text:p>4</text:p>
          </table:table-cell>
          <table:table-cell table:formula="of:=MAX([.$M84];[.$S84];[.$Y84];[.$AE84];[.$AK84];[.$AQ84];[.$AW84];[.$BC84];[.$BI84];[.$BO84];[.$BU84];[.$CA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koban/0103-sokoban-110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85];[.$N85];[.$T85];[.$Z85];[.$AF85];[.$AL85];[.$AR85];[.$AX85];[.$BD85];[.$BJ85];[.$BP85];[.$BV85])" office:value-type="float" office:value="900" calcext:value-type="float">
            <text:p>900</text:p>
          </table:table-cell>
          <table:table-cell table:formula="of:=MIN([.$I85];[.$O85];[.$U85];[.$AA85];[.$AG85];[.$AM85];[.$AS85];[.$AY85];[.$BE85];[.$BK85];[.$BQ85];[.$BW85])" office:value-type="float" office:value="900" calcext:value-type="float">
            <text:p>900</text:p>
          </table:table-cell>
          <table:table-cell table:formula="of:=MIN([.$J85];[.$P85];[.$V85];[.$AB85];[.$AH85];[.$AN85];[.$AT85];[.$AZ85];[.$BF85];[.$BL85];[.$BR85];[.$BX85])" office:value-type="float" office:value="0" calcext:value-type="float">
            <text:p>0</text:p>
          </table:table-cell>
          <table:table-cell table:formula="of:=MIN([.$K85];[.$Q85];[.$W85];[.$AC85];[.$AI85];[.$AO85];[.$AU85];[.$BA85];[.$BG85];[.$BM85];[.$BS85];[.$BY85])" office:value-type="float" office:value="0" calcext:value-type="float">
            <text:p>0</text:p>
          </table:table-cell>
          <table:table-cell table:formula="of:=MIN([.$L85];[.$R85];[.$X85];[.$AD85];[.$AJ85];[.$AP85];[.$AV85];[.$BB85];[.$BH85];[.$BN85];[.$BT85];[.$BZ85])" office:value-type="float" office:value="0" calcext:value-type="float">
            <text:p>0</text:p>
          </table:table-cell>
          <table:table-cell table:formula="of:=MIN([.$M85];[.$S85];[.$Y85];[.$AE85];[.$AK85];[.$AQ85];[.$AW85];[.$BC85];[.$BI85];[.$BO85];[.$BU85];[.$CA85])" office:value-type="float" office:value="0" calcext:value-type="float">
            <text:p>0</text:p>
          </table:table-cell>
          <table:table-cell table:formula="of:=MEDIAN([.$H85];[.$N85];[.$T85];[.$Z85];[.$AF85];[.$AL85];[.$AR85];[.$AX85];[.$BD85];[.$BJ85];[.$BP85];[.$BV85])" office:value-type="float" office:value="900" calcext:value-type="float">
            <text:p>900</text:p>
          </table:table-cell>
          <table:table-cell table:formula="of:=MEDIAN([.$I85];[.$O85];[.$U85];[.$AA85];[.$AG85];[.$AM85];[.$AS85];[.$AY85];[.$BE85];[.$BK85];[.$BQ85];[.$BW85])" office:value-type="float" office:value="900" calcext:value-type="float">
            <text:p>900</text:p>
          </table:table-cell>
          <table:table-cell table:formula="of:=MEDIAN([.$J85];[.$P85];[.$V85];[.$AB85];[.$AH85];[.$AN85];[.$AT85];[.$AZ85];[.$BF85];[.$BL85];[.$BR85];[.$BX85])" office:value-type="string" office:string-value="" calcext:value-type="error">
            <text:p>#VALUE!</text:p>
          </table:table-cell>
          <table:table-cell table:formula="of:=MEDIAN([.$K85];[.$Q85];[.$W85];[.$AC85];[.$AI85];[.$AO85];[.$AU85];[.$BA85];[.$BG85];[.$BM85];[.$BS85];[.$BY85])" office:value-type="string" office:string-value="" calcext:value-type="error">
            <text:p>#VALUE!</text:p>
          </table:table-cell>
          <table:table-cell table:formula="of:=MEDIAN([.$L85];[.$R85];[.$X85];[.$AD85];[.$AJ85];[.$AP85];[.$AV85];[.$BB85];[.$BH85];[.$BN85];[.$BT85];[.$BZ85])" office:value-type="float" office:value="0" calcext:value-type="float">
            <text:p>0</text:p>
          </table:table-cell>
          <table:table-cell table:formula="of:=MEDIAN([.$M85];[.$S85];[.$Y85];[.$AE85];[.$AK85];[.$AQ85];[.$AW85];[.$BC85];[.$BI85];[.$BO85];[.$BU85];[.$CA85])" office:value-type="float" office:value="0" calcext:value-type="float">
            <text:p>0</text:p>
          </table:table-cell>
          <table:table-cell table:formula="of:=MAX([.$H85];[.$N85];[.$T85];[.$Z85];[.$AF85];[.$AL85];[.$AR85];[.$AX85];[.$BD85];[.$BJ85];[.$BP85];[.$BV85])" office:value-type="float" office:value="900" calcext:value-type="float">
            <text:p>900</text:p>
          </table:table-cell>
          <table:table-cell table:formula="of:=MAX([.$I85];[.$O85];[.$U85];[.$AA85];[.$AG85];[.$AM85];[.$AS85];[.$AY85];[.$BE85];[.$BK85];[.$BQ85];[.$BW85])" office:value-type="float" office:value="900" calcext:value-type="float">
            <text:p>900</text:p>
          </table:table-cell>
          <table:table-cell table:formula="of:=MAX([.$J85];[.$P85];[.$V85];[.$AB85];[.$AH85];[.$AN85];[.$AT85];[.$AZ85];[.$BF85];[.$BL85];[.$BR85];[.$BX85])" office:value-type="float" office:value="0" calcext:value-type="float">
            <text:p>0</text:p>
          </table:table-cell>
          <table:table-cell table:formula="of:=MAX([.$K85];[.$Q85];[.$W85];[.$AC85];[.$AI85];[.$AO85];[.$AU85];[.$BA85];[.$BG85];[.$BM85];[.$BS85];[.$BY85])" office:value-type="float" office:value="0" calcext:value-type="float">
            <text:p>0</text:p>
          </table:table-cell>
          <table:table-cell table:formula="of:=MAX([.$L85];[.$R85];[.$X85];[.$AD85];[.$AJ85];[.$AP85];[.$AV85];[.$BB85];[.$BH85];[.$BN85];[.$BT85];[.$BZ85])" office:value-type="float" office:value="0" calcext:value-type="float">
            <text:p>0</text:p>
          </table:table-cell>
          <table:table-cell table:formula="of:=MAX([.$M85];[.$S85];[.$Y85];[.$AE85];[.$AK85];[.$AQ85];[.$AW85];[.$BC85];[.$BI85];[.$BO85];[.$BU85];[.$CA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koban/0119-sokoban-42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86];[.$N86];[.$T86];[.$Z86];[.$AF86];[.$AL86];[.$AR86];[.$AX86];[.$BD86];[.$BJ86];[.$BP86];[.$BV86])" office:value-type="float" office:value="900" calcext:value-type="float">
            <text:p>900</text:p>
          </table:table-cell>
          <table:table-cell table:formula="of:=MIN([.$I86];[.$O86];[.$U86];[.$AA86];[.$AG86];[.$AM86];[.$AS86];[.$AY86];[.$BE86];[.$BK86];[.$BQ86];[.$BW86])" office:value-type="float" office:value="900" calcext:value-type="float">
            <text:p>900</text:p>
          </table:table-cell>
          <table:table-cell table:formula="of:=MIN([.$J86];[.$P86];[.$V86];[.$AB86];[.$AH86];[.$AN86];[.$AT86];[.$AZ86];[.$BF86];[.$BL86];[.$BR86];[.$BX86])" office:value-type="float" office:value="0" calcext:value-type="float">
            <text:p>0</text:p>
          </table:table-cell>
          <table:table-cell table:formula="of:=MIN([.$K86];[.$Q86];[.$W86];[.$AC86];[.$AI86];[.$AO86];[.$AU86];[.$BA86];[.$BG86];[.$BM86];[.$BS86];[.$BY86])" office:value-type="float" office:value="0" calcext:value-type="float">
            <text:p>0</text:p>
          </table:table-cell>
          <table:table-cell table:formula="of:=MIN([.$L86];[.$R86];[.$X86];[.$AD86];[.$AJ86];[.$AP86];[.$AV86];[.$BB86];[.$BH86];[.$BN86];[.$BT86];[.$BZ86])" office:value-type="float" office:value="0" calcext:value-type="float">
            <text:p>0</text:p>
          </table:table-cell>
          <table:table-cell table:formula="of:=MIN([.$M86];[.$S86];[.$Y86];[.$AE86];[.$AK86];[.$AQ86];[.$AW86];[.$BC86];[.$BI86];[.$BO86];[.$BU86];[.$CA86])" office:value-type="float" office:value="0" calcext:value-type="float">
            <text:p>0</text:p>
          </table:table-cell>
          <table:table-cell table:formula="of:=MEDIAN([.$H86];[.$N86];[.$T86];[.$Z86];[.$AF86];[.$AL86];[.$AR86];[.$AX86];[.$BD86];[.$BJ86];[.$BP86];[.$BV86])" office:value-type="float" office:value="900" calcext:value-type="float">
            <text:p>900</text:p>
          </table:table-cell>
          <table:table-cell table:formula="of:=MEDIAN([.$I86];[.$O86];[.$U86];[.$AA86];[.$AG86];[.$AM86];[.$AS86];[.$AY86];[.$BE86];[.$BK86];[.$BQ86];[.$BW86])" office:value-type="float" office:value="900" calcext:value-type="float">
            <text:p>900</text:p>
          </table:table-cell>
          <table:table-cell table:formula="of:=MEDIAN([.$J86];[.$P86];[.$V86];[.$AB86];[.$AH86];[.$AN86];[.$AT86];[.$AZ86];[.$BF86];[.$BL86];[.$BR86];[.$BX86])" office:value-type="string" office:string-value="" calcext:value-type="error">
            <text:p>#VALUE!</text:p>
          </table:table-cell>
          <table:table-cell table:formula="of:=MEDIAN([.$K86];[.$Q86];[.$W86];[.$AC86];[.$AI86];[.$AO86];[.$AU86];[.$BA86];[.$BG86];[.$BM86];[.$BS86];[.$BY86])" office:value-type="string" office:string-value="" calcext:value-type="error">
            <text:p>#VALUE!</text:p>
          </table:table-cell>
          <table:table-cell table:formula="of:=MEDIAN([.$L86];[.$R86];[.$X86];[.$AD86];[.$AJ86];[.$AP86];[.$AV86];[.$BB86];[.$BH86];[.$BN86];[.$BT86];[.$BZ86])" office:value-type="float" office:value="0" calcext:value-type="float">
            <text:p>0</text:p>
          </table:table-cell>
          <table:table-cell table:formula="of:=MEDIAN([.$M86];[.$S86];[.$Y86];[.$AE86];[.$AK86];[.$AQ86];[.$AW86];[.$BC86];[.$BI86];[.$BO86];[.$BU86];[.$CA86])" office:value-type="float" office:value="0" calcext:value-type="float">
            <text:p>0</text:p>
          </table:table-cell>
          <table:table-cell table:formula="of:=MAX([.$H86];[.$N86];[.$T86];[.$Z86];[.$AF86];[.$AL86];[.$AR86];[.$AX86];[.$BD86];[.$BJ86];[.$BP86];[.$BV86])" office:value-type="float" office:value="900" calcext:value-type="float">
            <text:p>900</text:p>
          </table:table-cell>
          <table:table-cell table:formula="of:=MAX([.$I86];[.$O86];[.$U86];[.$AA86];[.$AG86];[.$AM86];[.$AS86];[.$AY86];[.$BE86];[.$BK86];[.$BQ86];[.$BW86])" office:value-type="float" office:value="900" calcext:value-type="float">
            <text:p>900</text:p>
          </table:table-cell>
          <table:table-cell table:formula="of:=MAX([.$J86];[.$P86];[.$V86];[.$AB86];[.$AH86];[.$AN86];[.$AT86];[.$AZ86];[.$BF86];[.$BL86];[.$BR86];[.$BX86])" office:value-type="float" office:value="0" calcext:value-type="float">
            <text:p>0</text:p>
          </table:table-cell>
          <table:table-cell table:formula="of:=MAX([.$K86];[.$Q86];[.$W86];[.$AC86];[.$AI86];[.$AO86];[.$AU86];[.$BA86];[.$BG86];[.$BM86];[.$BS86];[.$BY86])" office:value-type="float" office:value="0" calcext:value-type="float">
            <text:p>0</text:p>
          </table:table-cell>
          <table:table-cell table:formula="of:=MAX([.$L86];[.$R86];[.$X86];[.$AD86];[.$AJ86];[.$AP86];[.$AV86];[.$BB86];[.$BH86];[.$BN86];[.$BT86];[.$BZ86])" office:value-type="float" office:value="0" calcext:value-type="float">
            <text:p>0</text:p>
          </table:table-cell>
          <table:table-cell table:formula="of:=MAX([.$M86];[.$S86];[.$Y86];[.$AE86];[.$AK86];[.$AQ86];[.$AW86];[.$BC86];[.$BI86];[.$BO86];[.$BU86];[.$CA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koban/0128-sokoban-131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87];[.$N87];[.$T87];[.$Z87];[.$AF87];[.$AL87];[.$AR87];[.$AX87];[.$BD87];[.$BJ87];[.$BP87];[.$BV87])" office:value-type="float" office:value="900" calcext:value-type="float">
            <text:p>900</text:p>
          </table:table-cell>
          <table:table-cell table:formula="of:=MIN([.$I87];[.$O87];[.$U87];[.$AA87];[.$AG87];[.$AM87];[.$AS87];[.$AY87];[.$BE87];[.$BK87];[.$BQ87];[.$BW87])" office:value-type="float" office:value="900" calcext:value-type="float">
            <text:p>900</text:p>
          </table:table-cell>
          <table:table-cell table:formula="of:=MIN([.$J87];[.$P87];[.$V87];[.$AB87];[.$AH87];[.$AN87];[.$AT87];[.$AZ87];[.$BF87];[.$BL87];[.$BR87];[.$BX87])" office:value-type="float" office:value="0" calcext:value-type="float">
            <text:p>0</text:p>
          </table:table-cell>
          <table:table-cell table:formula="of:=MIN([.$K87];[.$Q87];[.$W87];[.$AC87];[.$AI87];[.$AO87];[.$AU87];[.$BA87];[.$BG87];[.$BM87];[.$BS87];[.$BY87])" office:value-type="float" office:value="0" calcext:value-type="float">
            <text:p>0</text:p>
          </table:table-cell>
          <table:table-cell table:formula="of:=MIN([.$L87];[.$R87];[.$X87];[.$AD87];[.$AJ87];[.$AP87];[.$AV87];[.$BB87];[.$BH87];[.$BN87];[.$BT87];[.$BZ87])" office:value-type="float" office:value="0" calcext:value-type="float">
            <text:p>0</text:p>
          </table:table-cell>
          <table:table-cell table:formula="of:=MIN([.$M87];[.$S87];[.$Y87];[.$AE87];[.$AK87];[.$AQ87];[.$AW87];[.$BC87];[.$BI87];[.$BO87];[.$BU87];[.$CA87])" office:value-type="float" office:value="0" calcext:value-type="float">
            <text:p>0</text:p>
          </table:table-cell>
          <table:table-cell table:formula="of:=MEDIAN([.$H87];[.$N87];[.$T87];[.$Z87];[.$AF87];[.$AL87];[.$AR87];[.$AX87];[.$BD87];[.$BJ87];[.$BP87];[.$BV87])" office:value-type="float" office:value="900" calcext:value-type="float">
            <text:p>900</text:p>
          </table:table-cell>
          <table:table-cell table:formula="of:=MEDIAN([.$I87];[.$O87];[.$U87];[.$AA87];[.$AG87];[.$AM87];[.$AS87];[.$AY87];[.$BE87];[.$BK87];[.$BQ87];[.$BW87])" office:value-type="float" office:value="900" calcext:value-type="float">
            <text:p>900</text:p>
          </table:table-cell>
          <table:table-cell table:formula="of:=MEDIAN([.$J87];[.$P87];[.$V87];[.$AB87];[.$AH87];[.$AN87];[.$AT87];[.$AZ87];[.$BF87];[.$BL87];[.$BR87];[.$BX87])" office:value-type="string" office:string-value="" calcext:value-type="error">
            <text:p>#VALUE!</text:p>
          </table:table-cell>
          <table:table-cell table:formula="of:=MEDIAN([.$K87];[.$Q87];[.$W87];[.$AC87];[.$AI87];[.$AO87];[.$AU87];[.$BA87];[.$BG87];[.$BM87];[.$BS87];[.$BY87])" office:value-type="string" office:string-value="" calcext:value-type="error">
            <text:p>#VALUE!</text:p>
          </table:table-cell>
          <table:table-cell table:formula="of:=MEDIAN([.$L87];[.$R87];[.$X87];[.$AD87];[.$AJ87];[.$AP87];[.$AV87];[.$BB87];[.$BH87];[.$BN87];[.$BT87];[.$BZ87])" office:value-type="float" office:value="0" calcext:value-type="float">
            <text:p>0</text:p>
          </table:table-cell>
          <table:table-cell table:formula="of:=MEDIAN([.$M87];[.$S87];[.$Y87];[.$AE87];[.$AK87];[.$AQ87];[.$AW87];[.$BC87];[.$BI87];[.$BO87];[.$BU87];[.$CA87])" office:value-type="float" office:value="0" calcext:value-type="float">
            <text:p>0</text:p>
          </table:table-cell>
          <table:table-cell table:formula="of:=MAX([.$H87];[.$N87];[.$T87];[.$Z87];[.$AF87];[.$AL87];[.$AR87];[.$AX87];[.$BD87];[.$BJ87];[.$BP87];[.$BV87])" office:value-type="float" office:value="900" calcext:value-type="float">
            <text:p>900</text:p>
          </table:table-cell>
          <table:table-cell table:formula="of:=MAX([.$I87];[.$O87];[.$U87];[.$AA87];[.$AG87];[.$AM87];[.$AS87];[.$AY87];[.$BE87];[.$BK87];[.$BQ87];[.$BW87])" office:value-type="float" office:value="900" calcext:value-type="float">
            <text:p>900</text:p>
          </table:table-cell>
          <table:table-cell table:formula="of:=MAX([.$J87];[.$P87];[.$V87];[.$AB87];[.$AH87];[.$AN87];[.$AT87];[.$AZ87];[.$BF87];[.$BL87];[.$BR87];[.$BX87])" office:value-type="float" office:value="0" calcext:value-type="float">
            <text:p>0</text:p>
          </table:table-cell>
          <table:table-cell table:formula="of:=MAX([.$K87];[.$Q87];[.$W87];[.$AC87];[.$AI87];[.$AO87];[.$AU87];[.$BA87];[.$BG87];[.$BM87];[.$BS87];[.$BY87])" office:value-type="float" office:value="0" calcext:value-type="float">
            <text:p>0</text:p>
          </table:table-cell>
          <table:table-cell table:formula="of:=MAX([.$L87];[.$R87];[.$X87];[.$AD87];[.$AJ87];[.$AP87];[.$AV87];[.$BB87];[.$BH87];[.$BN87];[.$BT87];[.$BZ87])" office:value-type="float" office:value="0" calcext:value-type="float">
            <text:p>0</text:p>
          </table:table-cell>
          <table:table-cell table:formula="of:=MAX([.$M87];[.$S87];[.$Y87];[.$AE87];[.$AK87];[.$AQ87];[.$AW87];[.$BC87];[.$BI87];[.$BO87];[.$BU87];[.$CA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koban/0140-sokoban-60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88];[.$N88];[.$T88];[.$Z88];[.$AF88];[.$AL88];[.$AR88];[.$AX88];[.$BD88];[.$BJ88];[.$BP88];[.$BV88])" office:value-type="float" office:value="900" calcext:value-type="float">
            <text:p>900</text:p>
          </table:table-cell>
          <table:table-cell table:formula="of:=MIN([.$I88];[.$O88];[.$U88];[.$AA88];[.$AG88];[.$AM88];[.$AS88];[.$AY88];[.$BE88];[.$BK88];[.$BQ88];[.$BW88])" office:value-type="float" office:value="900" calcext:value-type="float">
            <text:p>900</text:p>
          </table:table-cell>
          <table:table-cell table:formula="of:=MIN([.$J88];[.$P88];[.$V88];[.$AB88];[.$AH88];[.$AN88];[.$AT88];[.$AZ88];[.$BF88];[.$BL88];[.$BR88];[.$BX88])" office:value-type="float" office:value="0" calcext:value-type="float">
            <text:p>0</text:p>
          </table:table-cell>
          <table:table-cell table:formula="of:=MIN([.$K88];[.$Q88];[.$W88];[.$AC88];[.$AI88];[.$AO88];[.$AU88];[.$BA88];[.$BG88];[.$BM88];[.$BS88];[.$BY88])" office:value-type="float" office:value="0" calcext:value-type="float">
            <text:p>0</text:p>
          </table:table-cell>
          <table:table-cell table:formula="of:=MIN([.$L88];[.$R88];[.$X88];[.$AD88];[.$AJ88];[.$AP88];[.$AV88];[.$BB88];[.$BH88];[.$BN88];[.$BT88];[.$BZ88])" office:value-type="float" office:value="0" calcext:value-type="float">
            <text:p>0</text:p>
          </table:table-cell>
          <table:table-cell table:formula="of:=MIN([.$M88];[.$S88];[.$Y88];[.$AE88];[.$AK88];[.$AQ88];[.$AW88];[.$BC88];[.$BI88];[.$BO88];[.$BU88];[.$CA88])" office:value-type="float" office:value="0" calcext:value-type="float">
            <text:p>0</text:p>
          </table:table-cell>
          <table:table-cell table:formula="of:=MEDIAN([.$H88];[.$N88];[.$T88];[.$Z88];[.$AF88];[.$AL88];[.$AR88];[.$AX88];[.$BD88];[.$BJ88];[.$BP88];[.$BV88])" office:value-type="float" office:value="900" calcext:value-type="float">
            <text:p>900</text:p>
          </table:table-cell>
          <table:table-cell table:formula="of:=MEDIAN([.$I88];[.$O88];[.$U88];[.$AA88];[.$AG88];[.$AM88];[.$AS88];[.$AY88];[.$BE88];[.$BK88];[.$BQ88];[.$BW88])" office:value-type="float" office:value="900" calcext:value-type="float">
            <text:p>900</text:p>
          </table:table-cell>
          <table:table-cell table:formula="of:=MEDIAN([.$J88];[.$P88];[.$V88];[.$AB88];[.$AH88];[.$AN88];[.$AT88];[.$AZ88];[.$BF88];[.$BL88];[.$BR88];[.$BX88])" office:value-type="string" office:string-value="" calcext:value-type="error">
            <text:p>#VALUE!</text:p>
          </table:table-cell>
          <table:table-cell table:formula="of:=MEDIAN([.$K88];[.$Q88];[.$W88];[.$AC88];[.$AI88];[.$AO88];[.$AU88];[.$BA88];[.$BG88];[.$BM88];[.$BS88];[.$BY88])" office:value-type="string" office:string-value="" calcext:value-type="error">
            <text:p>#VALUE!</text:p>
          </table:table-cell>
          <table:table-cell table:formula="of:=MEDIAN([.$L88];[.$R88];[.$X88];[.$AD88];[.$AJ88];[.$AP88];[.$AV88];[.$BB88];[.$BH88];[.$BN88];[.$BT88];[.$BZ88])" office:value-type="float" office:value="0" calcext:value-type="float">
            <text:p>0</text:p>
          </table:table-cell>
          <table:table-cell table:formula="of:=MEDIAN([.$M88];[.$S88];[.$Y88];[.$AE88];[.$AK88];[.$AQ88];[.$AW88];[.$BC88];[.$BI88];[.$BO88];[.$BU88];[.$CA88])" office:value-type="float" office:value="0" calcext:value-type="float">
            <text:p>0</text:p>
          </table:table-cell>
          <table:table-cell table:formula="of:=MAX([.$H88];[.$N88];[.$T88];[.$Z88];[.$AF88];[.$AL88];[.$AR88];[.$AX88];[.$BD88];[.$BJ88];[.$BP88];[.$BV88])" office:value-type="float" office:value="900" calcext:value-type="float">
            <text:p>900</text:p>
          </table:table-cell>
          <table:table-cell table:formula="of:=MAX([.$I88];[.$O88];[.$U88];[.$AA88];[.$AG88];[.$AM88];[.$AS88];[.$AY88];[.$BE88];[.$BK88];[.$BQ88];[.$BW88])" office:value-type="float" office:value="900" calcext:value-type="float">
            <text:p>900</text:p>
          </table:table-cell>
          <table:table-cell table:formula="of:=MAX([.$J88];[.$P88];[.$V88];[.$AB88];[.$AH88];[.$AN88];[.$AT88];[.$AZ88];[.$BF88];[.$BL88];[.$BR88];[.$BX88])" office:value-type="float" office:value="0" calcext:value-type="float">
            <text:p>0</text:p>
          </table:table-cell>
          <table:table-cell table:formula="of:=MAX([.$K88];[.$Q88];[.$W88];[.$AC88];[.$AI88];[.$AO88];[.$AU88];[.$BA88];[.$BG88];[.$BM88];[.$BS88];[.$BY88])" office:value-type="float" office:value="0" calcext:value-type="float">
            <text:p>0</text:p>
          </table:table-cell>
          <table:table-cell table:formula="of:=MAX([.$L88];[.$R88];[.$X88];[.$AD88];[.$AJ88];[.$AP88];[.$AV88];[.$BB88];[.$BH88];[.$BN88];[.$BT88];[.$BZ88])" office:value-type="float" office:value="4" calcext:value-type="float">
            <text:p>4</text:p>
          </table:table-cell>
          <table:table-cell table:formula="of:=MAX([.$M88];[.$S88];[.$Y88];[.$AE88];[.$AK88];[.$AQ88];[.$AW88];[.$BC88];[.$BI88];[.$BO88];[.$BU88];[.$CA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koban/0162-sokoban-31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MIN([.$H89];[.$N89];[.$T89];[.$Z89];[.$AF89];[.$AL89];[.$AR89];[.$AX89];[.$BD89];[.$BJ89];[.$BP89];[.$BV89])" office:value-type="float" office:value="900" calcext:value-type="float">
            <text:p>900</text:p>
          </table:table-cell>
          <table:table-cell table:formula="of:=MIN([.$I89];[.$O89];[.$U89];[.$AA89];[.$AG89];[.$AM89];[.$AS89];[.$AY89];[.$BE89];[.$BK89];[.$BQ89];[.$BW89])" office:value-type="float" office:value="900" calcext:value-type="float">
            <text:p>900</text:p>
          </table:table-cell>
          <table:table-cell table:formula="of:=MIN([.$J89];[.$P89];[.$V89];[.$AB89];[.$AH89];[.$AN89];[.$AT89];[.$AZ89];[.$BF89];[.$BL89];[.$BR89];[.$BX89])" office:value-type="float" office:value="0" calcext:value-type="float">
            <text:p>0</text:p>
          </table:table-cell>
          <table:table-cell table:formula="of:=MIN([.$K89];[.$Q89];[.$W89];[.$AC89];[.$AI89];[.$AO89];[.$AU89];[.$BA89];[.$BG89];[.$BM89];[.$BS89];[.$BY89])" office:value-type="float" office:value="0" calcext:value-type="float">
            <text:p>0</text:p>
          </table:table-cell>
          <table:table-cell table:formula="of:=MIN([.$L89];[.$R89];[.$X89];[.$AD89];[.$AJ89];[.$AP89];[.$AV89];[.$BB89];[.$BH89];[.$BN89];[.$BT89];[.$BZ89])" office:value-type="float" office:value="0" calcext:value-type="float">
            <text:p>0</text:p>
          </table:table-cell>
          <table:table-cell table:formula="of:=MIN([.$M89];[.$S89];[.$Y89];[.$AE89];[.$AK89];[.$AQ89];[.$AW89];[.$BC89];[.$BI89];[.$BO89];[.$BU89];[.$CA89])" office:value-type="float" office:value="0" calcext:value-type="float">
            <text:p>0</text:p>
          </table:table-cell>
          <table:table-cell table:formula="of:=MEDIAN([.$H89];[.$N89];[.$T89];[.$Z89];[.$AF89];[.$AL89];[.$AR89];[.$AX89];[.$BD89];[.$BJ89];[.$BP89];[.$BV89])" office:value-type="float" office:value="900" calcext:value-type="float">
            <text:p>900</text:p>
          </table:table-cell>
          <table:table-cell table:formula="of:=MEDIAN([.$I89];[.$O89];[.$U89];[.$AA89];[.$AG89];[.$AM89];[.$AS89];[.$AY89];[.$BE89];[.$BK89];[.$BQ89];[.$BW89])" office:value-type="float" office:value="900" calcext:value-type="float">
            <text:p>900</text:p>
          </table:table-cell>
          <table:table-cell table:formula="of:=MEDIAN([.$J89];[.$P89];[.$V89];[.$AB89];[.$AH89];[.$AN89];[.$AT89];[.$AZ89];[.$BF89];[.$BL89];[.$BR89];[.$BX89])" office:value-type="string" office:string-value="" calcext:value-type="error">
            <text:p>#VALUE!</text:p>
          </table:table-cell>
          <table:table-cell table:formula="of:=MEDIAN([.$K89];[.$Q89];[.$W89];[.$AC89];[.$AI89];[.$AO89];[.$AU89];[.$BA89];[.$BG89];[.$BM89];[.$BS89];[.$BY89])" office:value-type="string" office:string-value="" calcext:value-type="error">
            <text:p>#VALUE!</text:p>
          </table:table-cell>
          <table:table-cell table:formula="of:=MEDIAN([.$L89];[.$R89];[.$X89];[.$AD89];[.$AJ89];[.$AP89];[.$AV89];[.$BB89];[.$BH89];[.$BN89];[.$BT89];[.$BZ89])" office:value-type="float" office:value="0" calcext:value-type="float">
            <text:p>0</text:p>
          </table:table-cell>
          <table:table-cell table:formula="of:=MEDIAN([.$M89];[.$S89];[.$Y89];[.$AE89];[.$AK89];[.$AQ89];[.$AW89];[.$BC89];[.$BI89];[.$BO89];[.$BU89];[.$CA89])" office:value-type="float" office:value="0" calcext:value-type="float">
            <text:p>0</text:p>
          </table:table-cell>
          <table:table-cell table:formula="of:=MAX([.$H89];[.$N89];[.$T89];[.$Z89];[.$AF89];[.$AL89];[.$AR89];[.$AX89];[.$BD89];[.$BJ89];[.$BP89];[.$BV89])" office:value-type="float" office:value="900" calcext:value-type="float">
            <text:p>900</text:p>
          </table:table-cell>
          <table:table-cell table:formula="of:=MAX([.$I89];[.$O89];[.$U89];[.$AA89];[.$AG89];[.$AM89];[.$AS89];[.$AY89];[.$BE89];[.$BK89];[.$BQ89];[.$BW89])" office:value-type="float" office:value="900" calcext:value-type="float">
            <text:p>900</text:p>
          </table:table-cell>
          <table:table-cell table:formula="of:=MAX([.$J89];[.$P89];[.$V89];[.$AB89];[.$AH89];[.$AN89];[.$AT89];[.$AZ89];[.$BF89];[.$BL89];[.$BR89];[.$BX89])" office:value-type="float" office:value="0" calcext:value-type="float">
            <text:p>0</text:p>
          </table:table-cell>
          <table:table-cell table:formula="of:=MAX([.$K89];[.$Q89];[.$W89];[.$AC89];[.$AI89];[.$AO89];[.$AU89];[.$BA89];[.$BG89];[.$BM89];[.$BS89];[.$BY89])" office:value-type="float" office:value="0" calcext:value-type="float">
            <text:p>0</text:p>
          </table:table-cell>
          <table:table-cell table:formula="of:=MAX([.$L89];[.$R89];[.$X89];[.$AD89];[.$AJ89];[.$AP89];[.$AV89];[.$BB89];[.$BH89];[.$BN89];[.$BT89];[.$BZ89])" office:value-type="float" office:value="4" calcext:value-type="float">
            <text:p>4</text:p>
          </table:table-cell>
          <table:table-cell table:formula="of:=MAX([.$M89];[.$S89];[.$Y89];[.$AE89];[.$AK89];[.$AQ89];[.$AW89];[.$BC89];[.$BI89];[.$BO89];[.$BU89];[.$CA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koban/0207-sokoban-31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90];[.$N90];[.$T90];[.$Z90];[.$AF90];[.$AL90];[.$AR90];[.$AX90];[.$BD90];[.$BJ90];[.$BP90];[.$BV90])" office:value-type="float" office:value="900" calcext:value-type="float">
            <text:p>900</text:p>
          </table:table-cell>
          <table:table-cell table:formula="of:=MIN([.$I90];[.$O90];[.$U90];[.$AA90];[.$AG90];[.$AM90];[.$AS90];[.$AY90];[.$BE90];[.$BK90];[.$BQ90];[.$BW90])" office:value-type="float" office:value="900" calcext:value-type="float">
            <text:p>900</text:p>
          </table:table-cell>
          <table:table-cell table:formula="of:=MIN([.$J90];[.$P90];[.$V90];[.$AB90];[.$AH90];[.$AN90];[.$AT90];[.$AZ90];[.$BF90];[.$BL90];[.$BR90];[.$BX90])" office:value-type="float" office:value="0" calcext:value-type="float">
            <text:p>0</text:p>
          </table:table-cell>
          <table:table-cell table:formula="of:=MIN([.$K90];[.$Q90];[.$W90];[.$AC90];[.$AI90];[.$AO90];[.$AU90];[.$BA90];[.$BG90];[.$BM90];[.$BS90];[.$BY90])" office:value-type="float" office:value="0" calcext:value-type="float">
            <text:p>0</text:p>
          </table:table-cell>
          <table:table-cell table:formula="of:=MIN([.$L90];[.$R90];[.$X90];[.$AD90];[.$AJ90];[.$AP90];[.$AV90];[.$BB90];[.$BH90];[.$BN90];[.$BT90];[.$BZ90])" office:value-type="float" office:value="0" calcext:value-type="float">
            <text:p>0</text:p>
          </table:table-cell>
          <table:table-cell table:formula="of:=MIN([.$M90];[.$S90];[.$Y90];[.$AE90];[.$AK90];[.$AQ90];[.$AW90];[.$BC90];[.$BI90];[.$BO90];[.$BU90];[.$CA90])" office:value-type="float" office:value="0" calcext:value-type="float">
            <text:p>0</text:p>
          </table:table-cell>
          <table:table-cell table:formula="of:=MEDIAN([.$H90];[.$N90];[.$T90];[.$Z90];[.$AF90];[.$AL90];[.$AR90];[.$AX90];[.$BD90];[.$BJ90];[.$BP90];[.$BV90])" office:value-type="float" office:value="900" calcext:value-type="float">
            <text:p>900</text:p>
          </table:table-cell>
          <table:table-cell table:formula="of:=MEDIAN([.$I90];[.$O90];[.$U90];[.$AA90];[.$AG90];[.$AM90];[.$AS90];[.$AY90];[.$BE90];[.$BK90];[.$BQ90];[.$BW90])" office:value-type="float" office:value="900" calcext:value-type="float">
            <text:p>900</text:p>
          </table:table-cell>
          <table:table-cell table:formula="of:=MEDIAN([.$J90];[.$P90];[.$V90];[.$AB90];[.$AH90];[.$AN90];[.$AT90];[.$AZ90];[.$BF90];[.$BL90];[.$BR90];[.$BX90])" office:value-type="string" office:string-value="" calcext:value-type="error">
            <text:p>#VALUE!</text:p>
          </table:table-cell>
          <table:table-cell table:formula="of:=MEDIAN([.$K90];[.$Q90];[.$W90];[.$AC90];[.$AI90];[.$AO90];[.$AU90];[.$BA90];[.$BG90];[.$BM90];[.$BS90];[.$BY90])" office:value-type="string" office:string-value="" calcext:value-type="error">
            <text:p>#VALUE!</text:p>
          </table:table-cell>
          <table:table-cell table:formula="of:=MEDIAN([.$L90];[.$R90];[.$X90];[.$AD90];[.$AJ90];[.$AP90];[.$AV90];[.$BB90];[.$BH90];[.$BN90];[.$BT90];[.$BZ90])" office:value-type="float" office:value="0" calcext:value-type="float">
            <text:p>0</text:p>
          </table:table-cell>
          <table:table-cell table:formula="of:=MEDIAN([.$M90];[.$S90];[.$Y90];[.$AE90];[.$AK90];[.$AQ90];[.$AW90];[.$BC90];[.$BI90];[.$BO90];[.$BU90];[.$CA90])" office:value-type="float" office:value="0" calcext:value-type="float">
            <text:p>0</text:p>
          </table:table-cell>
          <table:table-cell table:formula="of:=MAX([.$H90];[.$N90];[.$T90];[.$Z90];[.$AF90];[.$AL90];[.$AR90];[.$AX90];[.$BD90];[.$BJ90];[.$BP90];[.$BV90])" office:value-type="float" office:value="900" calcext:value-type="float">
            <text:p>900</text:p>
          </table:table-cell>
          <table:table-cell table:formula="of:=MAX([.$I90];[.$O90];[.$U90];[.$AA90];[.$AG90];[.$AM90];[.$AS90];[.$AY90];[.$BE90];[.$BK90];[.$BQ90];[.$BW90])" office:value-type="float" office:value="900" calcext:value-type="float">
            <text:p>900</text:p>
          </table:table-cell>
          <table:table-cell table:formula="of:=MAX([.$J90];[.$P90];[.$V90];[.$AB90];[.$AH90];[.$AN90];[.$AT90];[.$AZ90];[.$BF90];[.$BL90];[.$BR90];[.$BX90])" office:value-type="float" office:value="0" calcext:value-type="float">
            <text:p>0</text:p>
          </table:table-cell>
          <table:table-cell table:formula="of:=MAX([.$K90];[.$Q90];[.$W90];[.$AC90];[.$AI90];[.$AO90];[.$AU90];[.$BA90];[.$BG90];[.$BM90];[.$BS90];[.$BY90])" office:value-type="float" office:value="0" calcext:value-type="float">
            <text:p>0</text:p>
          </table:table-cell>
          <table:table-cell table:formula="of:=MAX([.$L90];[.$R90];[.$X90];[.$AD90];[.$AJ90];[.$AP90];[.$AV90];[.$BB90];[.$BH90];[.$BN90];[.$BT90];[.$BZ90])" office:value-type="float" office:value="0" calcext:value-type="float">
            <text:p>0</text:p>
          </table:table-cell>
          <table:table-cell table:formula="of:=MAX([.$M90];[.$S90];[.$Y90];[.$AE90];[.$AK90];[.$AQ90];[.$AW90];[.$BC90];[.$BI90];[.$BO90];[.$BU90];[.$CA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koban/0272-sokoban-135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91];[.$N91];[.$T91];[.$Z91];[.$AF91];[.$AL91];[.$AR91];[.$AX91];[.$BD91];[.$BJ91];[.$BP91];[.$BV91])" office:value-type="float" office:value="900" calcext:value-type="float">
            <text:p>900</text:p>
          </table:table-cell>
          <table:table-cell table:formula="of:=MIN([.$I91];[.$O91];[.$U91];[.$AA91];[.$AG91];[.$AM91];[.$AS91];[.$AY91];[.$BE91];[.$BK91];[.$BQ91];[.$BW91])" office:value-type="float" office:value="900" calcext:value-type="float">
            <text:p>900</text:p>
          </table:table-cell>
          <table:table-cell table:formula="of:=MIN([.$J91];[.$P91];[.$V91];[.$AB91];[.$AH91];[.$AN91];[.$AT91];[.$AZ91];[.$BF91];[.$BL91];[.$BR91];[.$BX91])" office:value-type="float" office:value="0" calcext:value-type="float">
            <text:p>0</text:p>
          </table:table-cell>
          <table:table-cell table:formula="of:=MIN([.$K91];[.$Q91];[.$W91];[.$AC91];[.$AI91];[.$AO91];[.$AU91];[.$BA91];[.$BG91];[.$BM91];[.$BS91];[.$BY91])" office:value-type="float" office:value="0" calcext:value-type="float">
            <text:p>0</text:p>
          </table:table-cell>
          <table:table-cell table:formula="of:=MIN([.$L91];[.$R91];[.$X91];[.$AD91];[.$AJ91];[.$AP91];[.$AV91];[.$BB91];[.$BH91];[.$BN91];[.$BT91];[.$BZ91])" office:value-type="float" office:value="0" calcext:value-type="float">
            <text:p>0</text:p>
          </table:table-cell>
          <table:table-cell table:formula="of:=MIN([.$M91];[.$S91];[.$Y91];[.$AE91];[.$AK91];[.$AQ91];[.$AW91];[.$BC91];[.$BI91];[.$BO91];[.$BU91];[.$CA91])" office:value-type="float" office:value="0" calcext:value-type="float">
            <text:p>0</text:p>
          </table:table-cell>
          <table:table-cell table:formula="of:=MEDIAN([.$H91];[.$N91];[.$T91];[.$Z91];[.$AF91];[.$AL91];[.$AR91];[.$AX91];[.$BD91];[.$BJ91];[.$BP91];[.$BV91])" office:value-type="float" office:value="900" calcext:value-type="float">
            <text:p>900</text:p>
          </table:table-cell>
          <table:table-cell table:formula="of:=MEDIAN([.$I91];[.$O91];[.$U91];[.$AA91];[.$AG91];[.$AM91];[.$AS91];[.$AY91];[.$BE91];[.$BK91];[.$BQ91];[.$BW91])" office:value-type="float" office:value="900" calcext:value-type="float">
            <text:p>900</text:p>
          </table:table-cell>
          <table:table-cell table:formula="of:=MEDIAN([.$J91];[.$P91];[.$V91];[.$AB91];[.$AH91];[.$AN91];[.$AT91];[.$AZ91];[.$BF91];[.$BL91];[.$BR91];[.$BX91])" office:value-type="string" office:string-value="" calcext:value-type="error">
            <text:p>#VALUE!</text:p>
          </table:table-cell>
          <table:table-cell table:formula="of:=MEDIAN([.$K91];[.$Q91];[.$W91];[.$AC91];[.$AI91];[.$AO91];[.$AU91];[.$BA91];[.$BG91];[.$BM91];[.$BS91];[.$BY91])" office:value-type="string" office:string-value="" calcext:value-type="error">
            <text:p>#VALUE!</text:p>
          </table:table-cell>
          <table:table-cell table:formula="of:=MEDIAN([.$L91];[.$R91];[.$X91];[.$AD91];[.$AJ91];[.$AP91];[.$AV91];[.$BB91];[.$BH91];[.$BN91];[.$BT91];[.$BZ91])" office:value-type="float" office:value="0" calcext:value-type="float">
            <text:p>0</text:p>
          </table:table-cell>
          <table:table-cell table:formula="of:=MEDIAN([.$M91];[.$S91];[.$Y91];[.$AE91];[.$AK91];[.$AQ91];[.$AW91];[.$BC91];[.$BI91];[.$BO91];[.$BU91];[.$CA91])" office:value-type="float" office:value="0" calcext:value-type="float">
            <text:p>0</text:p>
          </table:table-cell>
          <table:table-cell table:formula="of:=MAX([.$H91];[.$N91];[.$T91];[.$Z91];[.$AF91];[.$AL91];[.$AR91];[.$AX91];[.$BD91];[.$BJ91];[.$BP91];[.$BV91])" office:value-type="float" office:value="900" calcext:value-type="float">
            <text:p>900</text:p>
          </table:table-cell>
          <table:table-cell table:formula="of:=MAX([.$I91];[.$O91];[.$U91];[.$AA91];[.$AG91];[.$AM91];[.$AS91];[.$AY91];[.$BE91];[.$BK91];[.$BQ91];[.$BW91])" office:value-type="float" office:value="900" calcext:value-type="float">
            <text:p>900</text:p>
          </table:table-cell>
          <table:table-cell table:formula="of:=MAX([.$J91];[.$P91];[.$V91];[.$AB91];[.$AH91];[.$AN91];[.$AT91];[.$AZ91];[.$BF91];[.$BL91];[.$BR91];[.$BX91])" office:value-type="float" office:value="0" calcext:value-type="float">
            <text:p>0</text:p>
          </table:table-cell>
          <table:table-cell table:formula="of:=MAX([.$K91];[.$Q91];[.$W91];[.$AC91];[.$AI91];[.$AO91];[.$AU91];[.$BA91];[.$BG91];[.$BM91];[.$BS91];[.$BY91])" office:value-type="float" office:value="0" calcext:value-type="float">
            <text:p>0</text:p>
          </table:table-cell>
          <table:table-cell table:formula="of:=MAX([.$L91];[.$R91];[.$X91];[.$AD91];[.$AJ91];[.$AP91];[.$AV91];[.$BB91];[.$BH91];[.$BN91];[.$BT91];[.$BZ91])" office:value-type="float" office:value="4" calcext:value-type="float">
            <text:p>4</text:p>
          </table:table-cell>
          <table:table-cell table:formula="of:=MAX([.$M91];[.$S91];[.$Y91];[.$AE91];[.$AK91];[.$AQ91];[.$AW91];[.$BC91];[.$BI91];[.$BO91];[.$BU91];[.$CA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koban/0395-sokoban-45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92];[.$N92];[.$T92];[.$Z92];[.$AF92];[.$AL92];[.$AR92];[.$AX92];[.$BD92];[.$BJ92];[.$BP92];[.$BV92])" office:value-type="float" office:value="900" calcext:value-type="float">
            <text:p>900</text:p>
          </table:table-cell>
          <table:table-cell table:formula="of:=MIN([.$I92];[.$O92];[.$U92];[.$AA92];[.$AG92];[.$AM92];[.$AS92];[.$AY92];[.$BE92];[.$BK92];[.$BQ92];[.$BW92])" office:value-type="float" office:value="900" calcext:value-type="float">
            <text:p>900</text:p>
          </table:table-cell>
          <table:table-cell table:formula="of:=MIN([.$J92];[.$P92];[.$V92];[.$AB92];[.$AH92];[.$AN92];[.$AT92];[.$AZ92];[.$BF92];[.$BL92];[.$BR92];[.$BX92])" office:value-type="float" office:value="0" calcext:value-type="float">
            <text:p>0</text:p>
          </table:table-cell>
          <table:table-cell table:formula="of:=MIN([.$K92];[.$Q92];[.$W92];[.$AC92];[.$AI92];[.$AO92];[.$AU92];[.$BA92];[.$BG92];[.$BM92];[.$BS92];[.$BY92])" office:value-type="float" office:value="0" calcext:value-type="float">
            <text:p>0</text:p>
          </table:table-cell>
          <table:table-cell table:formula="of:=MIN([.$L92];[.$R92];[.$X92];[.$AD92];[.$AJ92];[.$AP92];[.$AV92];[.$BB92];[.$BH92];[.$BN92];[.$BT92];[.$BZ92])" office:value-type="float" office:value="0" calcext:value-type="float">
            <text:p>0</text:p>
          </table:table-cell>
          <table:table-cell table:formula="of:=MIN([.$M92];[.$S92];[.$Y92];[.$AE92];[.$AK92];[.$AQ92];[.$AW92];[.$BC92];[.$BI92];[.$BO92];[.$BU92];[.$CA92])" office:value-type="float" office:value="0" calcext:value-type="float">
            <text:p>0</text:p>
          </table:table-cell>
          <table:table-cell table:formula="of:=MEDIAN([.$H92];[.$N92];[.$T92];[.$Z92];[.$AF92];[.$AL92];[.$AR92];[.$AX92];[.$BD92];[.$BJ92];[.$BP92];[.$BV92])" office:value-type="float" office:value="900" calcext:value-type="float">
            <text:p>900</text:p>
          </table:table-cell>
          <table:table-cell table:formula="of:=MEDIAN([.$I92];[.$O92];[.$U92];[.$AA92];[.$AG92];[.$AM92];[.$AS92];[.$AY92];[.$BE92];[.$BK92];[.$BQ92];[.$BW92])" office:value-type="float" office:value="900" calcext:value-type="float">
            <text:p>900</text:p>
          </table:table-cell>
          <table:table-cell table:formula="of:=MEDIAN([.$J92];[.$P92];[.$V92];[.$AB92];[.$AH92];[.$AN92];[.$AT92];[.$AZ92];[.$BF92];[.$BL92];[.$BR92];[.$BX92])" office:value-type="string" office:string-value="" calcext:value-type="error">
            <text:p>#VALUE!</text:p>
          </table:table-cell>
          <table:table-cell table:formula="of:=MEDIAN([.$K92];[.$Q92];[.$W92];[.$AC92];[.$AI92];[.$AO92];[.$AU92];[.$BA92];[.$BG92];[.$BM92];[.$BS92];[.$BY92])" office:value-type="string" office:string-value="" calcext:value-type="error">
            <text:p>#VALUE!</text:p>
          </table:table-cell>
          <table:table-cell table:formula="of:=MEDIAN([.$L92];[.$R92];[.$X92];[.$AD92];[.$AJ92];[.$AP92];[.$AV92];[.$BB92];[.$BH92];[.$BN92];[.$BT92];[.$BZ92])" office:value-type="float" office:value="0" calcext:value-type="float">
            <text:p>0</text:p>
          </table:table-cell>
          <table:table-cell table:formula="of:=MEDIAN([.$M92];[.$S92];[.$Y92];[.$AE92];[.$AK92];[.$AQ92];[.$AW92];[.$BC92];[.$BI92];[.$BO92];[.$BU92];[.$CA92])" office:value-type="float" office:value="0" calcext:value-type="float">
            <text:p>0</text:p>
          </table:table-cell>
          <table:table-cell table:formula="of:=MAX([.$H92];[.$N92];[.$T92];[.$Z92];[.$AF92];[.$AL92];[.$AR92];[.$AX92];[.$BD92];[.$BJ92];[.$BP92];[.$BV92])" office:value-type="float" office:value="900" calcext:value-type="float">
            <text:p>900</text:p>
          </table:table-cell>
          <table:table-cell table:formula="of:=MAX([.$I92];[.$O92];[.$U92];[.$AA92];[.$AG92];[.$AM92];[.$AS92];[.$AY92];[.$BE92];[.$BK92];[.$BQ92];[.$BW92])" office:value-type="float" office:value="900" calcext:value-type="float">
            <text:p>900</text:p>
          </table:table-cell>
          <table:table-cell table:formula="of:=MAX([.$J92];[.$P92];[.$V92];[.$AB92];[.$AH92];[.$AN92];[.$AT92];[.$AZ92];[.$BF92];[.$BL92];[.$BR92];[.$BX92])" office:value-type="float" office:value="0" calcext:value-type="float">
            <text:p>0</text:p>
          </table:table-cell>
          <table:table-cell table:formula="of:=MAX([.$K92];[.$Q92];[.$W92];[.$AC92];[.$AI92];[.$AO92];[.$AU92];[.$BA92];[.$BG92];[.$BM92];[.$BS92];[.$BY92])" office:value-type="float" office:value="0" calcext:value-type="float">
            <text:p>0</text:p>
          </table:table-cell>
          <table:table-cell table:formula="of:=MAX([.$L92];[.$R92];[.$X92];[.$AD92];[.$AJ92];[.$AP92];[.$AV92];[.$BB92];[.$BH92];[.$BN92];[.$BT92];[.$BZ92])" office:value-type="float" office:value="0" calcext:value-type="float">
            <text:p>0</text:p>
          </table:table-cell>
          <table:table-cell table:formula="of:=MAX([.$M92];[.$S92];[.$Y92];[.$AE92];[.$AK92];[.$AQ92];[.$AW92];[.$BC92];[.$BI92];[.$BO92];[.$BU92];[.$CA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koban/0418-sokoban-36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93];[.$N93];[.$T93];[.$Z93];[.$AF93];[.$AL93];[.$AR93];[.$AX93];[.$BD93];[.$BJ93];[.$BP93];[.$BV93])" office:value-type="float" office:value="900" calcext:value-type="float">
            <text:p>900</text:p>
          </table:table-cell>
          <table:table-cell table:formula="of:=MIN([.$I93];[.$O93];[.$U93];[.$AA93];[.$AG93];[.$AM93];[.$AS93];[.$AY93];[.$BE93];[.$BK93];[.$BQ93];[.$BW93])" office:value-type="float" office:value="900" calcext:value-type="float">
            <text:p>900</text:p>
          </table:table-cell>
          <table:table-cell table:formula="of:=MIN([.$J93];[.$P93];[.$V93];[.$AB93];[.$AH93];[.$AN93];[.$AT93];[.$AZ93];[.$BF93];[.$BL93];[.$BR93];[.$BX93])" office:value-type="float" office:value="0" calcext:value-type="float">
            <text:p>0</text:p>
          </table:table-cell>
          <table:table-cell table:formula="of:=MIN([.$K93];[.$Q93];[.$W93];[.$AC93];[.$AI93];[.$AO93];[.$AU93];[.$BA93];[.$BG93];[.$BM93];[.$BS93];[.$BY93])" office:value-type="float" office:value="0" calcext:value-type="float">
            <text:p>0</text:p>
          </table:table-cell>
          <table:table-cell table:formula="of:=MIN([.$L93];[.$R93];[.$X93];[.$AD93];[.$AJ93];[.$AP93];[.$AV93];[.$BB93];[.$BH93];[.$BN93];[.$BT93];[.$BZ93])" office:value-type="float" office:value="0" calcext:value-type="float">
            <text:p>0</text:p>
          </table:table-cell>
          <table:table-cell table:formula="of:=MIN([.$M93];[.$S93];[.$Y93];[.$AE93];[.$AK93];[.$AQ93];[.$AW93];[.$BC93];[.$BI93];[.$BO93];[.$BU93];[.$CA93])" office:value-type="float" office:value="0" calcext:value-type="float">
            <text:p>0</text:p>
          </table:table-cell>
          <table:table-cell table:formula="of:=MEDIAN([.$H93];[.$N93];[.$T93];[.$Z93];[.$AF93];[.$AL93];[.$AR93];[.$AX93];[.$BD93];[.$BJ93];[.$BP93];[.$BV93])" office:value-type="float" office:value="900" calcext:value-type="float">
            <text:p>900</text:p>
          </table:table-cell>
          <table:table-cell table:formula="of:=MEDIAN([.$I93];[.$O93];[.$U93];[.$AA93];[.$AG93];[.$AM93];[.$AS93];[.$AY93];[.$BE93];[.$BK93];[.$BQ93];[.$BW93])" office:value-type="float" office:value="900" calcext:value-type="float">
            <text:p>900</text:p>
          </table:table-cell>
          <table:table-cell table:formula="of:=MEDIAN([.$J93];[.$P93];[.$V93];[.$AB93];[.$AH93];[.$AN93];[.$AT93];[.$AZ93];[.$BF93];[.$BL93];[.$BR93];[.$BX93])" office:value-type="string" office:string-value="" calcext:value-type="error">
            <text:p>#VALUE!</text:p>
          </table:table-cell>
          <table:table-cell table:formula="of:=MEDIAN([.$K93];[.$Q93];[.$W93];[.$AC93];[.$AI93];[.$AO93];[.$AU93];[.$BA93];[.$BG93];[.$BM93];[.$BS93];[.$BY93])" office:value-type="string" office:string-value="" calcext:value-type="error">
            <text:p>#VALUE!</text:p>
          </table:table-cell>
          <table:table-cell table:formula="of:=MEDIAN([.$L93];[.$R93];[.$X93];[.$AD93];[.$AJ93];[.$AP93];[.$AV93];[.$BB93];[.$BH93];[.$BN93];[.$BT93];[.$BZ93])" office:value-type="float" office:value="0" calcext:value-type="float">
            <text:p>0</text:p>
          </table:table-cell>
          <table:table-cell table:formula="of:=MEDIAN([.$M93];[.$S93];[.$Y93];[.$AE93];[.$AK93];[.$AQ93];[.$AW93];[.$BC93];[.$BI93];[.$BO93];[.$BU93];[.$CA93])" office:value-type="float" office:value="0" calcext:value-type="float">
            <text:p>0</text:p>
          </table:table-cell>
          <table:table-cell table:formula="of:=MAX([.$H93];[.$N93];[.$T93];[.$Z93];[.$AF93];[.$AL93];[.$AR93];[.$AX93];[.$BD93];[.$BJ93];[.$BP93];[.$BV93])" office:value-type="float" office:value="900" calcext:value-type="float">
            <text:p>900</text:p>
          </table:table-cell>
          <table:table-cell table:formula="of:=MAX([.$I93];[.$O93];[.$U93];[.$AA93];[.$AG93];[.$AM93];[.$AS93];[.$AY93];[.$BE93];[.$BK93];[.$BQ93];[.$BW93])" office:value-type="float" office:value="900" calcext:value-type="float">
            <text:p>900</text:p>
          </table:table-cell>
          <table:table-cell table:formula="of:=MAX([.$J93];[.$P93];[.$V93];[.$AB93];[.$AH93];[.$AN93];[.$AT93];[.$AZ93];[.$BF93];[.$BL93];[.$BR93];[.$BX93])" office:value-type="float" office:value="0" calcext:value-type="float">
            <text:p>0</text:p>
          </table:table-cell>
          <table:table-cell table:formula="of:=MAX([.$K93];[.$Q93];[.$W93];[.$AC93];[.$AI93];[.$AO93];[.$AU93];[.$BA93];[.$BG93];[.$BM93];[.$BS93];[.$BY93])" office:value-type="float" office:value="0" calcext:value-type="float">
            <text:p>0</text:p>
          </table:table-cell>
          <table:table-cell table:formula="of:=MAX([.$L93];[.$R93];[.$X93];[.$AD93];[.$AJ93];[.$AP93];[.$AV93];[.$BB93];[.$BH93];[.$BN93];[.$BT93];[.$BZ93])" office:value-type="float" office:value="0" calcext:value-type="float">
            <text:p>0</text:p>
          </table:table-cell>
          <table:table-cell table:formula="of:=MAX([.$M93];[.$S93];[.$Y93];[.$AE93];[.$AK93];[.$AQ93];[.$AW93];[.$BC93];[.$BI93];[.$BO93];[.$BU93];[.$CA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koban/0428-sokoban-120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94];[.$N94];[.$T94];[.$Z94];[.$AF94];[.$AL94];[.$AR94];[.$AX94];[.$BD94];[.$BJ94];[.$BP94];[.$BV94])" office:value-type="float" office:value="900" calcext:value-type="float">
            <text:p>900</text:p>
          </table:table-cell>
          <table:table-cell table:formula="of:=MIN([.$I94];[.$O94];[.$U94];[.$AA94];[.$AG94];[.$AM94];[.$AS94];[.$AY94];[.$BE94];[.$BK94];[.$BQ94];[.$BW94])" office:value-type="float" office:value="900" calcext:value-type="float">
            <text:p>900</text:p>
          </table:table-cell>
          <table:table-cell table:formula="of:=MIN([.$J94];[.$P94];[.$V94];[.$AB94];[.$AH94];[.$AN94];[.$AT94];[.$AZ94];[.$BF94];[.$BL94];[.$BR94];[.$BX94])" office:value-type="float" office:value="0" calcext:value-type="float">
            <text:p>0</text:p>
          </table:table-cell>
          <table:table-cell table:formula="of:=MIN([.$K94];[.$Q94];[.$W94];[.$AC94];[.$AI94];[.$AO94];[.$AU94];[.$BA94];[.$BG94];[.$BM94];[.$BS94];[.$BY94])" office:value-type="float" office:value="0" calcext:value-type="float">
            <text:p>0</text:p>
          </table:table-cell>
          <table:table-cell table:formula="of:=MIN([.$L94];[.$R94];[.$X94];[.$AD94];[.$AJ94];[.$AP94];[.$AV94];[.$BB94];[.$BH94];[.$BN94];[.$BT94];[.$BZ94])" office:value-type="float" office:value="0" calcext:value-type="float">
            <text:p>0</text:p>
          </table:table-cell>
          <table:table-cell table:formula="of:=MIN([.$M94];[.$S94];[.$Y94];[.$AE94];[.$AK94];[.$AQ94];[.$AW94];[.$BC94];[.$BI94];[.$BO94];[.$BU94];[.$CA94])" office:value-type="float" office:value="0" calcext:value-type="float">
            <text:p>0</text:p>
          </table:table-cell>
          <table:table-cell table:formula="of:=MEDIAN([.$H94];[.$N94];[.$T94];[.$Z94];[.$AF94];[.$AL94];[.$AR94];[.$AX94];[.$BD94];[.$BJ94];[.$BP94];[.$BV94])" office:value-type="float" office:value="900" calcext:value-type="float">
            <text:p>900</text:p>
          </table:table-cell>
          <table:table-cell table:formula="of:=MEDIAN([.$I94];[.$O94];[.$U94];[.$AA94];[.$AG94];[.$AM94];[.$AS94];[.$AY94];[.$BE94];[.$BK94];[.$BQ94];[.$BW94])" office:value-type="float" office:value="900" calcext:value-type="float">
            <text:p>900</text:p>
          </table:table-cell>
          <table:table-cell table:formula="of:=MEDIAN([.$J94];[.$P94];[.$V94];[.$AB94];[.$AH94];[.$AN94];[.$AT94];[.$AZ94];[.$BF94];[.$BL94];[.$BR94];[.$BX94])" office:value-type="string" office:string-value="" calcext:value-type="error">
            <text:p>#VALUE!</text:p>
          </table:table-cell>
          <table:table-cell table:formula="of:=MEDIAN([.$K94];[.$Q94];[.$W94];[.$AC94];[.$AI94];[.$AO94];[.$AU94];[.$BA94];[.$BG94];[.$BM94];[.$BS94];[.$BY94])" office:value-type="string" office:string-value="" calcext:value-type="error">
            <text:p>#VALUE!</text:p>
          </table:table-cell>
          <table:table-cell table:formula="of:=MEDIAN([.$L94];[.$R94];[.$X94];[.$AD94];[.$AJ94];[.$AP94];[.$AV94];[.$BB94];[.$BH94];[.$BN94];[.$BT94];[.$BZ94])" office:value-type="float" office:value="0" calcext:value-type="float">
            <text:p>0</text:p>
          </table:table-cell>
          <table:table-cell table:formula="of:=MEDIAN([.$M94];[.$S94];[.$Y94];[.$AE94];[.$AK94];[.$AQ94];[.$AW94];[.$BC94];[.$BI94];[.$BO94];[.$BU94];[.$CA94])" office:value-type="float" office:value="0" calcext:value-type="float">
            <text:p>0</text:p>
          </table:table-cell>
          <table:table-cell table:formula="of:=MAX([.$H94];[.$N94];[.$T94];[.$Z94];[.$AF94];[.$AL94];[.$AR94];[.$AX94];[.$BD94];[.$BJ94];[.$BP94];[.$BV94])" office:value-type="float" office:value="900" calcext:value-type="float">
            <text:p>900</text:p>
          </table:table-cell>
          <table:table-cell table:formula="of:=MAX([.$I94];[.$O94];[.$U94];[.$AA94];[.$AG94];[.$AM94];[.$AS94];[.$AY94];[.$BE94];[.$BK94];[.$BQ94];[.$BW94])" office:value-type="float" office:value="900" calcext:value-type="float">
            <text:p>900</text:p>
          </table:table-cell>
          <table:table-cell table:formula="of:=MAX([.$J94];[.$P94];[.$V94];[.$AB94];[.$AH94];[.$AN94];[.$AT94];[.$AZ94];[.$BF94];[.$BL94];[.$BR94];[.$BX94])" office:value-type="float" office:value="0" calcext:value-type="float">
            <text:p>0</text:p>
          </table:table-cell>
          <table:table-cell table:formula="of:=MAX([.$K94];[.$Q94];[.$W94];[.$AC94];[.$AI94];[.$AO94];[.$AU94];[.$BA94];[.$BG94];[.$BM94];[.$BS94];[.$BY94])" office:value-type="float" office:value="0" calcext:value-type="float">
            <text:p>0</text:p>
          </table:table-cell>
          <table:table-cell table:formula="of:=MAX([.$L94];[.$R94];[.$X94];[.$AD94];[.$AJ94];[.$AP94];[.$AV94];[.$BB94];[.$BH94];[.$BN94];[.$BT94];[.$BZ94])" office:value-type="float" office:value="4" calcext:value-type="float">
            <text:p>4</text:p>
          </table:table-cell>
          <table:table-cell table:formula="of:=MAX([.$M94];[.$S94];[.$Y94];[.$AE94];[.$AK94];[.$AQ94];[.$AW94];[.$BC94];[.$BI94];[.$BO94];[.$BU94];[.$CA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koban/0474-sokoban-56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95];[.$N95];[.$T95];[.$Z95];[.$AF95];[.$AL95];[.$AR95];[.$AX95];[.$BD95];[.$BJ95];[.$BP95];[.$BV95])" office:value-type="float" office:value="900" calcext:value-type="float">
            <text:p>900</text:p>
          </table:table-cell>
          <table:table-cell table:formula="of:=MIN([.$I95];[.$O95];[.$U95];[.$AA95];[.$AG95];[.$AM95];[.$AS95];[.$AY95];[.$BE95];[.$BK95];[.$BQ95];[.$BW95])" office:value-type="float" office:value="900" calcext:value-type="float">
            <text:p>900</text:p>
          </table:table-cell>
          <table:table-cell table:formula="of:=MIN([.$J95];[.$P95];[.$V95];[.$AB95];[.$AH95];[.$AN95];[.$AT95];[.$AZ95];[.$BF95];[.$BL95];[.$BR95];[.$BX95])" office:value-type="float" office:value="0" calcext:value-type="float">
            <text:p>0</text:p>
          </table:table-cell>
          <table:table-cell table:formula="of:=MIN([.$K95];[.$Q95];[.$W95];[.$AC95];[.$AI95];[.$AO95];[.$AU95];[.$BA95];[.$BG95];[.$BM95];[.$BS95];[.$BY95])" office:value-type="float" office:value="0" calcext:value-type="float">
            <text:p>0</text:p>
          </table:table-cell>
          <table:table-cell table:formula="of:=MIN([.$L95];[.$R95];[.$X95];[.$AD95];[.$AJ95];[.$AP95];[.$AV95];[.$BB95];[.$BH95];[.$BN95];[.$BT95];[.$BZ95])" office:value-type="float" office:value="0" calcext:value-type="float">
            <text:p>0</text:p>
          </table:table-cell>
          <table:table-cell table:formula="of:=MIN([.$M95];[.$S95];[.$Y95];[.$AE95];[.$AK95];[.$AQ95];[.$AW95];[.$BC95];[.$BI95];[.$BO95];[.$BU95];[.$CA95])" office:value-type="float" office:value="0" calcext:value-type="float">
            <text:p>0</text:p>
          </table:table-cell>
          <table:table-cell table:formula="of:=MEDIAN([.$H95];[.$N95];[.$T95];[.$Z95];[.$AF95];[.$AL95];[.$AR95];[.$AX95];[.$BD95];[.$BJ95];[.$BP95];[.$BV95])" office:value-type="float" office:value="900" calcext:value-type="float">
            <text:p>900</text:p>
          </table:table-cell>
          <table:table-cell table:formula="of:=MEDIAN([.$I95];[.$O95];[.$U95];[.$AA95];[.$AG95];[.$AM95];[.$AS95];[.$AY95];[.$BE95];[.$BK95];[.$BQ95];[.$BW95])" office:value-type="float" office:value="900" calcext:value-type="float">
            <text:p>900</text:p>
          </table:table-cell>
          <table:table-cell table:formula="of:=MEDIAN([.$J95];[.$P95];[.$V95];[.$AB95];[.$AH95];[.$AN95];[.$AT95];[.$AZ95];[.$BF95];[.$BL95];[.$BR95];[.$BX95])" office:value-type="string" office:string-value="" calcext:value-type="error">
            <text:p>#VALUE!</text:p>
          </table:table-cell>
          <table:table-cell table:formula="of:=MEDIAN([.$K95];[.$Q95];[.$W95];[.$AC95];[.$AI95];[.$AO95];[.$AU95];[.$BA95];[.$BG95];[.$BM95];[.$BS95];[.$BY95])" office:value-type="string" office:string-value="" calcext:value-type="error">
            <text:p>#VALUE!</text:p>
          </table:table-cell>
          <table:table-cell table:formula="of:=MEDIAN([.$L95];[.$R95];[.$X95];[.$AD95];[.$AJ95];[.$AP95];[.$AV95];[.$BB95];[.$BH95];[.$BN95];[.$BT95];[.$BZ95])" office:value-type="float" office:value="0" calcext:value-type="float">
            <text:p>0</text:p>
          </table:table-cell>
          <table:table-cell table:formula="of:=MEDIAN([.$M95];[.$S95];[.$Y95];[.$AE95];[.$AK95];[.$AQ95];[.$AW95];[.$BC95];[.$BI95];[.$BO95];[.$BU95];[.$CA95])" office:value-type="float" office:value="0" calcext:value-type="float">
            <text:p>0</text:p>
          </table:table-cell>
          <table:table-cell table:formula="of:=MAX([.$H95];[.$N95];[.$T95];[.$Z95];[.$AF95];[.$AL95];[.$AR95];[.$AX95];[.$BD95];[.$BJ95];[.$BP95];[.$BV95])" office:value-type="float" office:value="900" calcext:value-type="float">
            <text:p>900</text:p>
          </table:table-cell>
          <table:table-cell table:formula="of:=MAX([.$I95];[.$O95];[.$U95];[.$AA95];[.$AG95];[.$AM95];[.$AS95];[.$AY95];[.$BE95];[.$BK95];[.$BQ95];[.$BW95])" office:value-type="float" office:value="900" calcext:value-type="float">
            <text:p>900</text:p>
          </table:table-cell>
          <table:table-cell table:formula="of:=MAX([.$J95];[.$P95];[.$V95];[.$AB95];[.$AH95];[.$AN95];[.$AT95];[.$AZ95];[.$BF95];[.$BL95];[.$BR95];[.$BX95])" office:value-type="float" office:value="0" calcext:value-type="float">
            <text:p>0</text:p>
          </table:table-cell>
          <table:table-cell table:formula="of:=MAX([.$K95];[.$Q95];[.$W95];[.$AC95];[.$AI95];[.$AO95];[.$AU95];[.$BA95];[.$BG95];[.$BM95];[.$BS95];[.$BY95])" office:value-type="float" office:value="0" calcext:value-type="float">
            <text:p>0</text:p>
          </table:table-cell>
          <table:table-cell table:formula="of:=MAX([.$L95];[.$R95];[.$X95];[.$AD95];[.$AJ95];[.$AP95];[.$AV95];[.$BB95];[.$BH95];[.$BN95];[.$BT95];[.$BZ95])" office:value-type="float" office:value="0" calcext:value-type="float">
            <text:p>0</text:p>
          </table:table-cell>
          <table:table-cell table:formula="of:=MAX([.$M95];[.$S95];[.$Y95];[.$AE95];[.$AK95];[.$AQ95];[.$AW95];[.$BC95];[.$BI95];[.$BO95];[.$BU95];[.$CA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koban/0516-sokoban-200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96];[.$N96];[.$T96];[.$Z96];[.$AF96];[.$AL96];[.$AR96];[.$AX96];[.$BD96];[.$BJ96];[.$BP96];[.$BV96])" office:value-type="float" office:value="900" calcext:value-type="float">
            <text:p>900</text:p>
          </table:table-cell>
          <table:table-cell table:formula="of:=MIN([.$I96];[.$O96];[.$U96];[.$AA96];[.$AG96];[.$AM96];[.$AS96];[.$AY96];[.$BE96];[.$BK96];[.$BQ96];[.$BW96])" office:value-type="float" office:value="900" calcext:value-type="float">
            <text:p>900</text:p>
          </table:table-cell>
          <table:table-cell table:formula="of:=MIN([.$J96];[.$P96];[.$V96];[.$AB96];[.$AH96];[.$AN96];[.$AT96];[.$AZ96];[.$BF96];[.$BL96];[.$BR96];[.$BX96])" office:value-type="float" office:value="0" calcext:value-type="float">
            <text:p>0</text:p>
          </table:table-cell>
          <table:table-cell table:formula="of:=MIN([.$K96];[.$Q96];[.$W96];[.$AC96];[.$AI96];[.$AO96];[.$AU96];[.$BA96];[.$BG96];[.$BM96];[.$BS96];[.$BY96])" office:value-type="float" office:value="0" calcext:value-type="float">
            <text:p>0</text:p>
          </table:table-cell>
          <table:table-cell table:formula="of:=MIN([.$L96];[.$R96];[.$X96];[.$AD96];[.$AJ96];[.$AP96];[.$AV96];[.$BB96];[.$BH96];[.$BN96];[.$BT96];[.$BZ96])" office:value-type="float" office:value="0" calcext:value-type="float">
            <text:p>0</text:p>
          </table:table-cell>
          <table:table-cell table:formula="of:=MIN([.$M96];[.$S96];[.$Y96];[.$AE96];[.$AK96];[.$AQ96];[.$AW96];[.$BC96];[.$BI96];[.$BO96];[.$BU96];[.$CA96])" office:value-type="float" office:value="0" calcext:value-type="float">
            <text:p>0</text:p>
          </table:table-cell>
          <table:table-cell table:formula="of:=MEDIAN([.$H96];[.$N96];[.$T96];[.$Z96];[.$AF96];[.$AL96];[.$AR96];[.$AX96];[.$BD96];[.$BJ96];[.$BP96];[.$BV96])" office:value-type="float" office:value="900" calcext:value-type="float">
            <text:p>900</text:p>
          </table:table-cell>
          <table:table-cell table:formula="of:=MEDIAN([.$I96];[.$O96];[.$U96];[.$AA96];[.$AG96];[.$AM96];[.$AS96];[.$AY96];[.$BE96];[.$BK96];[.$BQ96];[.$BW96])" office:value-type="float" office:value="900" calcext:value-type="float">
            <text:p>900</text:p>
          </table:table-cell>
          <table:table-cell table:formula="of:=MEDIAN([.$J96];[.$P96];[.$V96];[.$AB96];[.$AH96];[.$AN96];[.$AT96];[.$AZ96];[.$BF96];[.$BL96];[.$BR96];[.$BX96])" office:value-type="string" office:string-value="" calcext:value-type="error">
            <text:p>#VALUE!</text:p>
          </table:table-cell>
          <table:table-cell table:formula="of:=MEDIAN([.$K96];[.$Q96];[.$W96];[.$AC96];[.$AI96];[.$AO96];[.$AU96];[.$BA96];[.$BG96];[.$BM96];[.$BS96];[.$BY96])" office:value-type="string" office:string-value="" calcext:value-type="error">
            <text:p>#VALUE!</text:p>
          </table:table-cell>
          <table:table-cell table:formula="of:=MEDIAN([.$L96];[.$R96];[.$X96];[.$AD96];[.$AJ96];[.$AP96];[.$AV96];[.$BB96];[.$BH96];[.$BN96];[.$BT96];[.$BZ96])" office:value-type="float" office:value="0" calcext:value-type="float">
            <text:p>0</text:p>
          </table:table-cell>
          <table:table-cell table:formula="of:=MEDIAN([.$M96];[.$S96];[.$Y96];[.$AE96];[.$AK96];[.$AQ96];[.$AW96];[.$BC96];[.$BI96];[.$BO96];[.$BU96];[.$CA96])" office:value-type="float" office:value="0" calcext:value-type="float">
            <text:p>0</text:p>
          </table:table-cell>
          <table:table-cell table:formula="of:=MAX([.$H96];[.$N96];[.$T96];[.$Z96];[.$AF96];[.$AL96];[.$AR96];[.$AX96];[.$BD96];[.$BJ96];[.$BP96];[.$BV96])" office:value-type="float" office:value="900" calcext:value-type="float">
            <text:p>900</text:p>
          </table:table-cell>
          <table:table-cell table:formula="of:=MAX([.$I96];[.$O96];[.$U96];[.$AA96];[.$AG96];[.$AM96];[.$AS96];[.$AY96];[.$BE96];[.$BK96];[.$BQ96];[.$BW96])" office:value-type="float" office:value="900" calcext:value-type="float">
            <text:p>900</text:p>
          </table:table-cell>
          <table:table-cell table:formula="of:=MAX([.$J96];[.$P96];[.$V96];[.$AB96];[.$AH96];[.$AN96];[.$AT96];[.$AZ96];[.$BF96];[.$BL96];[.$BR96];[.$BX96])" office:value-type="float" office:value="0" calcext:value-type="float">
            <text:p>0</text:p>
          </table:table-cell>
          <table:table-cell table:formula="of:=MAX([.$K96];[.$Q96];[.$W96];[.$AC96];[.$AI96];[.$AO96];[.$AU96];[.$BA96];[.$BG96];[.$BM96];[.$BS96];[.$BY96])" office:value-type="float" office:value="0" calcext:value-type="float">
            <text:p>0</text:p>
          </table:table-cell>
          <table:table-cell table:formula="of:=MAX([.$L96];[.$R96];[.$X96];[.$AD96];[.$AJ96];[.$AP96];[.$AV96];[.$BB96];[.$BH96];[.$BN96];[.$BT96];[.$BZ96])" office:value-type="float" office:value="4" calcext:value-type="float">
            <text:p>4</text:p>
          </table:table-cell>
          <table:table-cell table:formula="of:=MAX([.$M96];[.$S96];[.$Y96];[.$AE96];[.$AK96];[.$AQ96];[.$AW96];[.$BC96];[.$BI96];[.$BO96];[.$BU96];[.$CA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koban/0685-sokoban-105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97];[.$N97];[.$T97];[.$Z97];[.$AF97];[.$AL97];[.$AR97];[.$AX97];[.$BD97];[.$BJ97];[.$BP97];[.$BV97])" office:value-type="float" office:value="900" calcext:value-type="float">
            <text:p>900</text:p>
          </table:table-cell>
          <table:table-cell table:formula="of:=MIN([.$I97];[.$O97];[.$U97];[.$AA97];[.$AG97];[.$AM97];[.$AS97];[.$AY97];[.$BE97];[.$BK97];[.$BQ97];[.$BW97])" office:value-type="float" office:value="900" calcext:value-type="float">
            <text:p>900</text:p>
          </table:table-cell>
          <table:table-cell table:formula="of:=MIN([.$J97];[.$P97];[.$V97];[.$AB97];[.$AH97];[.$AN97];[.$AT97];[.$AZ97];[.$BF97];[.$BL97];[.$BR97];[.$BX97])" office:value-type="float" office:value="0" calcext:value-type="float">
            <text:p>0</text:p>
          </table:table-cell>
          <table:table-cell table:formula="of:=MIN([.$K97];[.$Q97];[.$W97];[.$AC97];[.$AI97];[.$AO97];[.$AU97];[.$BA97];[.$BG97];[.$BM97];[.$BS97];[.$BY97])" office:value-type="float" office:value="0" calcext:value-type="float">
            <text:p>0</text:p>
          </table:table-cell>
          <table:table-cell table:formula="of:=MIN([.$L97];[.$R97];[.$X97];[.$AD97];[.$AJ97];[.$AP97];[.$AV97];[.$BB97];[.$BH97];[.$BN97];[.$BT97];[.$BZ97])" office:value-type="float" office:value="0" calcext:value-type="float">
            <text:p>0</text:p>
          </table:table-cell>
          <table:table-cell table:formula="of:=MIN([.$M97];[.$S97];[.$Y97];[.$AE97];[.$AK97];[.$AQ97];[.$AW97];[.$BC97];[.$BI97];[.$BO97];[.$BU97];[.$CA97])" office:value-type="float" office:value="0" calcext:value-type="float">
            <text:p>0</text:p>
          </table:table-cell>
          <table:table-cell table:formula="of:=MEDIAN([.$H97];[.$N97];[.$T97];[.$Z97];[.$AF97];[.$AL97];[.$AR97];[.$AX97];[.$BD97];[.$BJ97];[.$BP97];[.$BV97])" office:value-type="float" office:value="900" calcext:value-type="float">
            <text:p>900</text:p>
          </table:table-cell>
          <table:table-cell table:formula="of:=MEDIAN([.$I97];[.$O97];[.$U97];[.$AA97];[.$AG97];[.$AM97];[.$AS97];[.$AY97];[.$BE97];[.$BK97];[.$BQ97];[.$BW97])" office:value-type="float" office:value="900" calcext:value-type="float">
            <text:p>900</text:p>
          </table:table-cell>
          <table:table-cell table:formula="of:=MEDIAN([.$J97];[.$P97];[.$V97];[.$AB97];[.$AH97];[.$AN97];[.$AT97];[.$AZ97];[.$BF97];[.$BL97];[.$BR97];[.$BX97])" office:value-type="string" office:string-value="" calcext:value-type="error">
            <text:p>#VALUE!</text:p>
          </table:table-cell>
          <table:table-cell table:formula="of:=MEDIAN([.$K97];[.$Q97];[.$W97];[.$AC97];[.$AI97];[.$AO97];[.$AU97];[.$BA97];[.$BG97];[.$BM97];[.$BS97];[.$BY97])" office:value-type="string" office:string-value="" calcext:value-type="error">
            <text:p>#VALUE!</text:p>
          </table:table-cell>
          <table:table-cell table:formula="of:=MEDIAN([.$L97];[.$R97];[.$X97];[.$AD97];[.$AJ97];[.$AP97];[.$AV97];[.$BB97];[.$BH97];[.$BN97];[.$BT97];[.$BZ97])" office:value-type="float" office:value="0" calcext:value-type="float">
            <text:p>0</text:p>
          </table:table-cell>
          <table:table-cell table:formula="of:=MEDIAN([.$M97];[.$S97];[.$Y97];[.$AE97];[.$AK97];[.$AQ97];[.$AW97];[.$BC97];[.$BI97];[.$BO97];[.$BU97];[.$CA97])" office:value-type="float" office:value="0" calcext:value-type="float">
            <text:p>0</text:p>
          </table:table-cell>
          <table:table-cell table:formula="of:=MAX([.$H97];[.$N97];[.$T97];[.$Z97];[.$AF97];[.$AL97];[.$AR97];[.$AX97];[.$BD97];[.$BJ97];[.$BP97];[.$BV97])" office:value-type="float" office:value="900" calcext:value-type="float">
            <text:p>900</text:p>
          </table:table-cell>
          <table:table-cell table:formula="of:=MAX([.$I97];[.$O97];[.$U97];[.$AA97];[.$AG97];[.$AM97];[.$AS97];[.$AY97];[.$BE97];[.$BK97];[.$BQ97];[.$BW97])" office:value-type="float" office:value="900" calcext:value-type="float">
            <text:p>900</text:p>
          </table:table-cell>
          <table:table-cell table:formula="of:=MAX([.$J97];[.$P97];[.$V97];[.$AB97];[.$AH97];[.$AN97];[.$AT97];[.$AZ97];[.$BF97];[.$BL97];[.$BR97];[.$BX97])" office:value-type="float" office:value="0" calcext:value-type="float">
            <text:p>0</text:p>
          </table:table-cell>
          <table:table-cell table:formula="of:=MAX([.$K97];[.$Q97];[.$W97];[.$AC97];[.$AI97];[.$AO97];[.$AU97];[.$BA97];[.$BG97];[.$BM97];[.$BS97];[.$BY97])" office:value-type="float" office:value="0" calcext:value-type="float">
            <text:p>0</text:p>
          </table:table-cell>
          <table:table-cell table:formula="of:=MAX([.$L97];[.$R97];[.$X97];[.$AD97];[.$AJ97];[.$AP97];[.$AV97];[.$BB97];[.$BH97];[.$BN97];[.$BT97];[.$BZ97])" office:value-type="float" office:value="0" calcext:value-type="float">
            <text:p>0</text:p>
          </table:table-cell>
          <table:table-cell table:formula="of:=MAX([.$M97];[.$S97];[.$Y97];[.$AE97];[.$AK97];[.$AQ97];[.$AW97];[.$BC97];[.$BI97];[.$BO97];[.$BU97];[.$CA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koban/0760-sokoban-48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98];[.$N98];[.$T98];[.$Z98];[.$AF98];[.$AL98];[.$AR98];[.$AX98];[.$BD98];[.$BJ98];[.$BP98];[.$BV98])" office:value-type="float" office:value="900" calcext:value-type="float">
            <text:p>900</text:p>
          </table:table-cell>
          <table:table-cell table:formula="of:=MIN([.$I98];[.$O98];[.$U98];[.$AA98];[.$AG98];[.$AM98];[.$AS98];[.$AY98];[.$BE98];[.$BK98];[.$BQ98];[.$BW98])" office:value-type="float" office:value="900" calcext:value-type="float">
            <text:p>900</text:p>
          </table:table-cell>
          <table:table-cell table:formula="of:=MIN([.$J98];[.$P98];[.$V98];[.$AB98];[.$AH98];[.$AN98];[.$AT98];[.$AZ98];[.$BF98];[.$BL98];[.$BR98];[.$BX98])" office:value-type="float" office:value="0" calcext:value-type="float">
            <text:p>0</text:p>
          </table:table-cell>
          <table:table-cell table:formula="of:=MIN([.$K98];[.$Q98];[.$W98];[.$AC98];[.$AI98];[.$AO98];[.$AU98];[.$BA98];[.$BG98];[.$BM98];[.$BS98];[.$BY98])" office:value-type="float" office:value="0" calcext:value-type="float">
            <text:p>0</text:p>
          </table:table-cell>
          <table:table-cell table:formula="of:=MIN([.$L98];[.$R98];[.$X98];[.$AD98];[.$AJ98];[.$AP98];[.$AV98];[.$BB98];[.$BH98];[.$BN98];[.$BT98];[.$BZ98])" office:value-type="float" office:value="0" calcext:value-type="float">
            <text:p>0</text:p>
          </table:table-cell>
          <table:table-cell table:formula="of:=MIN([.$M98];[.$S98];[.$Y98];[.$AE98];[.$AK98];[.$AQ98];[.$AW98];[.$BC98];[.$BI98];[.$BO98];[.$BU98];[.$CA98])" office:value-type="float" office:value="0" calcext:value-type="float">
            <text:p>0</text:p>
          </table:table-cell>
          <table:table-cell table:formula="of:=MEDIAN([.$H98];[.$N98];[.$T98];[.$Z98];[.$AF98];[.$AL98];[.$AR98];[.$AX98];[.$BD98];[.$BJ98];[.$BP98];[.$BV98])" office:value-type="float" office:value="900" calcext:value-type="float">
            <text:p>900</text:p>
          </table:table-cell>
          <table:table-cell table:formula="of:=MEDIAN([.$I98];[.$O98];[.$U98];[.$AA98];[.$AG98];[.$AM98];[.$AS98];[.$AY98];[.$BE98];[.$BK98];[.$BQ98];[.$BW98])" office:value-type="float" office:value="900" calcext:value-type="float">
            <text:p>900</text:p>
          </table:table-cell>
          <table:table-cell table:formula="of:=MEDIAN([.$J98];[.$P98];[.$V98];[.$AB98];[.$AH98];[.$AN98];[.$AT98];[.$AZ98];[.$BF98];[.$BL98];[.$BR98];[.$BX98])" office:value-type="string" office:string-value="" calcext:value-type="error">
            <text:p>#VALUE!</text:p>
          </table:table-cell>
          <table:table-cell table:formula="of:=MEDIAN([.$K98];[.$Q98];[.$W98];[.$AC98];[.$AI98];[.$AO98];[.$AU98];[.$BA98];[.$BG98];[.$BM98];[.$BS98];[.$BY98])" office:value-type="string" office:string-value="" calcext:value-type="error">
            <text:p>#VALUE!</text:p>
          </table:table-cell>
          <table:table-cell table:formula="of:=MEDIAN([.$L98];[.$R98];[.$X98];[.$AD98];[.$AJ98];[.$AP98];[.$AV98];[.$BB98];[.$BH98];[.$BN98];[.$BT98];[.$BZ98])" office:value-type="float" office:value="0" calcext:value-type="float">
            <text:p>0</text:p>
          </table:table-cell>
          <table:table-cell table:formula="of:=MEDIAN([.$M98];[.$S98];[.$Y98];[.$AE98];[.$AK98];[.$AQ98];[.$AW98];[.$BC98];[.$BI98];[.$BO98];[.$BU98];[.$CA98])" office:value-type="float" office:value="0" calcext:value-type="float">
            <text:p>0</text:p>
          </table:table-cell>
          <table:table-cell table:formula="of:=MAX([.$H98];[.$N98];[.$T98];[.$Z98];[.$AF98];[.$AL98];[.$AR98];[.$AX98];[.$BD98];[.$BJ98];[.$BP98];[.$BV98])" office:value-type="float" office:value="900" calcext:value-type="float">
            <text:p>900</text:p>
          </table:table-cell>
          <table:table-cell table:formula="of:=MAX([.$I98];[.$O98];[.$U98];[.$AA98];[.$AG98];[.$AM98];[.$AS98];[.$AY98];[.$BE98];[.$BK98];[.$BQ98];[.$BW98])" office:value-type="float" office:value="900" calcext:value-type="float">
            <text:p>900</text:p>
          </table:table-cell>
          <table:table-cell table:formula="of:=MAX([.$J98];[.$P98];[.$V98];[.$AB98];[.$AH98];[.$AN98];[.$AT98];[.$AZ98];[.$BF98];[.$BL98];[.$BR98];[.$BX98])" office:value-type="float" office:value="0" calcext:value-type="float">
            <text:p>0</text:p>
          </table:table-cell>
          <table:table-cell table:formula="of:=MAX([.$K98];[.$Q98];[.$W98];[.$AC98];[.$AI98];[.$AO98];[.$AU98];[.$BA98];[.$BG98];[.$BM98];[.$BS98];[.$BY98])" office:value-type="float" office:value="0" calcext:value-type="float">
            <text:p>0</text:p>
          </table:table-cell>
          <table:table-cell table:formula="of:=MAX([.$L98];[.$R98];[.$X98];[.$AD98];[.$AJ98];[.$AP98];[.$AV98];[.$BB98];[.$BH98];[.$BN98];[.$BT98];[.$BZ98])" office:value-type="float" office:value="0" calcext:value-type="float">
            <text:p>0</text:p>
          </table:table-cell>
          <table:table-cell table:formula="of:=MAX([.$M98];[.$S98];[.$Y98];[.$AE98];[.$AK98];[.$AQ98];[.$AW98];[.$BC98];[.$BI98];[.$BO98];[.$BU98];[.$CA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koban/0791-sokoban-270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99];[.$N99];[.$T99];[.$Z99];[.$AF99];[.$AL99];[.$AR99];[.$AX99];[.$BD99];[.$BJ99];[.$BP99];[.$BV99])" office:value-type="float" office:value="900" calcext:value-type="float">
            <text:p>900</text:p>
          </table:table-cell>
          <table:table-cell table:formula="of:=MIN([.$I99];[.$O99];[.$U99];[.$AA99];[.$AG99];[.$AM99];[.$AS99];[.$AY99];[.$BE99];[.$BK99];[.$BQ99];[.$BW99])" office:value-type="float" office:value="900" calcext:value-type="float">
            <text:p>900</text:p>
          </table:table-cell>
          <table:table-cell table:formula="of:=MIN([.$J99];[.$P99];[.$V99];[.$AB99];[.$AH99];[.$AN99];[.$AT99];[.$AZ99];[.$BF99];[.$BL99];[.$BR99];[.$BX99])" office:value-type="float" office:value="0" calcext:value-type="float">
            <text:p>0</text:p>
          </table:table-cell>
          <table:table-cell table:formula="of:=MIN([.$K99];[.$Q99];[.$W99];[.$AC99];[.$AI99];[.$AO99];[.$AU99];[.$BA99];[.$BG99];[.$BM99];[.$BS99];[.$BY99])" office:value-type="float" office:value="0" calcext:value-type="float">
            <text:p>0</text:p>
          </table:table-cell>
          <table:table-cell table:formula="of:=MIN([.$L99];[.$R99];[.$X99];[.$AD99];[.$AJ99];[.$AP99];[.$AV99];[.$BB99];[.$BH99];[.$BN99];[.$BT99];[.$BZ99])" office:value-type="float" office:value="0" calcext:value-type="float">
            <text:p>0</text:p>
          </table:table-cell>
          <table:table-cell table:formula="of:=MIN([.$M99];[.$S99];[.$Y99];[.$AE99];[.$AK99];[.$AQ99];[.$AW99];[.$BC99];[.$BI99];[.$BO99];[.$BU99];[.$CA99])" office:value-type="float" office:value="0" calcext:value-type="float">
            <text:p>0</text:p>
          </table:table-cell>
          <table:table-cell table:formula="of:=MEDIAN([.$H99];[.$N99];[.$T99];[.$Z99];[.$AF99];[.$AL99];[.$AR99];[.$AX99];[.$BD99];[.$BJ99];[.$BP99];[.$BV99])" office:value-type="float" office:value="900" calcext:value-type="float">
            <text:p>900</text:p>
          </table:table-cell>
          <table:table-cell table:formula="of:=MEDIAN([.$I99];[.$O99];[.$U99];[.$AA99];[.$AG99];[.$AM99];[.$AS99];[.$AY99];[.$BE99];[.$BK99];[.$BQ99];[.$BW99])" office:value-type="float" office:value="900" calcext:value-type="float">
            <text:p>900</text:p>
          </table:table-cell>
          <table:table-cell table:formula="of:=MEDIAN([.$J99];[.$P99];[.$V99];[.$AB99];[.$AH99];[.$AN99];[.$AT99];[.$AZ99];[.$BF99];[.$BL99];[.$BR99];[.$BX99])" office:value-type="string" office:string-value="" calcext:value-type="error">
            <text:p>#VALUE!</text:p>
          </table:table-cell>
          <table:table-cell table:formula="of:=MEDIAN([.$K99];[.$Q99];[.$W99];[.$AC99];[.$AI99];[.$AO99];[.$AU99];[.$BA99];[.$BG99];[.$BM99];[.$BS99];[.$BY99])" office:value-type="string" office:string-value="" calcext:value-type="error">
            <text:p>#VALUE!</text:p>
          </table:table-cell>
          <table:table-cell table:formula="of:=MEDIAN([.$L99];[.$R99];[.$X99];[.$AD99];[.$AJ99];[.$AP99];[.$AV99];[.$BB99];[.$BH99];[.$BN99];[.$BT99];[.$BZ99])" office:value-type="float" office:value="0" calcext:value-type="float">
            <text:p>0</text:p>
          </table:table-cell>
          <table:table-cell table:formula="of:=MEDIAN([.$M99];[.$S99];[.$Y99];[.$AE99];[.$AK99];[.$AQ99];[.$AW99];[.$BC99];[.$BI99];[.$BO99];[.$BU99];[.$CA99])" office:value-type="float" office:value="0" calcext:value-type="float">
            <text:p>0</text:p>
          </table:table-cell>
          <table:table-cell table:formula="of:=MAX([.$H99];[.$N99];[.$T99];[.$Z99];[.$AF99];[.$AL99];[.$AR99];[.$AX99];[.$BD99];[.$BJ99];[.$BP99];[.$BV99])" office:value-type="float" office:value="900" calcext:value-type="float">
            <text:p>900</text:p>
          </table:table-cell>
          <table:table-cell table:formula="of:=MAX([.$I99];[.$O99];[.$U99];[.$AA99];[.$AG99];[.$AM99];[.$AS99];[.$AY99];[.$BE99];[.$BK99];[.$BQ99];[.$BW99])" office:value-type="float" office:value="900" calcext:value-type="float">
            <text:p>900</text:p>
          </table:table-cell>
          <table:table-cell table:formula="of:=MAX([.$J99];[.$P99];[.$V99];[.$AB99];[.$AH99];[.$AN99];[.$AT99];[.$AZ99];[.$BF99];[.$BL99];[.$BR99];[.$BX99])" office:value-type="float" office:value="0" calcext:value-type="float">
            <text:p>0</text:p>
          </table:table-cell>
          <table:table-cell table:formula="of:=MAX([.$K99];[.$Q99];[.$W99];[.$AC99];[.$AI99];[.$AO99];[.$AU99];[.$BA99];[.$BG99];[.$BM99];[.$BS99];[.$BY99])" office:value-type="float" office:value="0" calcext:value-type="float">
            <text:p>0</text:p>
          </table:table-cell>
          <table:table-cell table:formula="of:=MAX([.$L99];[.$R99];[.$X99];[.$AD99];[.$AJ99];[.$AP99];[.$AV99];[.$BB99];[.$BH99];[.$BN99];[.$BT99];[.$BZ99])" office:value-type="float" office:value="0" calcext:value-type="float">
            <text:p>0</text:p>
          </table:table-cell>
          <table:table-cell table:formula="of:=MAX([.$M99];[.$S99];[.$Y99];[.$AE99];[.$AK99];[.$AQ99];[.$AW99];[.$BC99];[.$BI99];[.$BO99];[.$BU99];[.$CA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koban/0809-sokoban-280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100];[.$N100];[.$T100];[.$Z100];[.$AF100];[.$AL100];[.$AR100];[.$AX100];[.$BD100];[.$BJ100];[.$BP100];[.$BV100])" office:value-type="float" office:value="900" calcext:value-type="float">
            <text:p>900</text:p>
          </table:table-cell>
          <table:table-cell table:formula="of:=MIN([.$I100];[.$O100];[.$U100];[.$AA100];[.$AG100];[.$AM100];[.$AS100];[.$AY100];[.$BE100];[.$BK100];[.$BQ100];[.$BW100])" office:value-type="float" office:value="900" calcext:value-type="float">
            <text:p>900</text:p>
          </table:table-cell>
          <table:table-cell table:formula="of:=MIN([.$J100];[.$P100];[.$V100];[.$AB100];[.$AH100];[.$AN100];[.$AT100];[.$AZ100];[.$BF100];[.$BL100];[.$BR100];[.$BX100])" office:value-type="float" office:value="0" calcext:value-type="float">
            <text:p>0</text:p>
          </table:table-cell>
          <table:table-cell table:formula="of:=MIN([.$K100];[.$Q100];[.$W100];[.$AC100];[.$AI100];[.$AO100];[.$AU100];[.$BA100];[.$BG100];[.$BM100];[.$BS100];[.$BY100])" office:value-type="float" office:value="0" calcext:value-type="float">
            <text:p>0</text:p>
          </table:table-cell>
          <table:table-cell table:formula="of:=MIN([.$L100];[.$R100];[.$X100];[.$AD100];[.$AJ100];[.$AP100];[.$AV100];[.$BB100];[.$BH100];[.$BN100];[.$BT100];[.$BZ100])" office:value-type="float" office:value="0" calcext:value-type="float">
            <text:p>0</text:p>
          </table:table-cell>
          <table:table-cell table:formula="of:=MIN([.$M100];[.$S100];[.$Y100];[.$AE100];[.$AK100];[.$AQ100];[.$AW100];[.$BC100];[.$BI100];[.$BO100];[.$BU100];[.$CA100])" office:value-type="float" office:value="0" calcext:value-type="float">
            <text:p>0</text:p>
          </table:table-cell>
          <table:table-cell table:formula="of:=MEDIAN([.$H100];[.$N100];[.$T100];[.$Z100];[.$AF100];[.$AL100];[.$AR100];[.$AX100];[.$BD100];[.$BJ100];[.$BP100];[.$BV100])" office:value-type="float" office:value="900" calcext:value-type="float">
            <text:p>900</text:p>
          </table:table-cell>
          <table:table-cell table:formula="of:=MEDIAN([.$I100];[.$O100];[.$U100];[.$AA100];[.$AG100];[.$AM100];[.$AS100];[.$AY100];[.$BE100];[.$BK100];[.$BQ100];[.$BW100])" office:value-type="float" office:value="900" calcext:value-type="float">
            <text:p>900</text:p>
          </table:table-cell>
          <table:table-cell table:formula="of:=MEDIAN([.$J100];[.$P100];[.$V100];[.$AB100];[.$AH100];[.$AN100];[.$AT100];[.$AZ100];[.$BF100];[.$BL100];[.$BR100];[.$BX100])" office:value-type="string" office:string-value="" calcext:value-type="error">
            <text:p>#VALUE!</text:p>
          </table:table-cell>
          <table:table-cell table:formula="of:=MEDIAN([.$K100];[.$Q100];[.$W100];[.$AC100];[.$AI100];[.$AO100];[.$AU100];[.$BA100];[.$BG100];[.$BM100];[.$BS100];[.$BY100])" office:value-type="string" office:string-value="" calcext:value-type="error">
            <text:p>#VALUE!</text:p>
          </table:table-cell>
          <table:table-cell table:formula="of:=MEDIAN([.$L100];[.$R100];[.$X100];[.$AD100];[.$AJ100];[.$AP100];[.$AV100];[.$BB100];[.$BH100];[.$BN100];[.$BT100];[.$BZ100])" office:value-type="float" office:value="0" calcext:value-type="float">
            <text:p>0</text:p>
          </table:table-cell>
          <table:table-cell table:formula="of:=MEDIAN([.$M100];[.$S100];[.$Y100];[.$AE100];[.$AK100];[.$AQ100];[.$AW100];[.$BC100];[.$BI100];[.$BO100];[.$BU100];[.$CA100])" office:value-type="float" office:value="0" calcext:value-type="float">
            <text:p>0</text:p>
          </table:table-cell>
          <table:table-cell table:formula="of:=MAX([.$H100];[.$N100];[.$T100];[.$Z100];[.$AF100];[.$AL100];[.$AR100];[.$AX100];[.$BD100];[.$BJ100];[.$BP100];[.$BV100])" office:value-type="float" office:value="900" calcext:value-type="float">
            <text:p>900</text:p>
          </table:table-cell>
          <table:table-cell table:formula="of:=MAX([.$I100];[.$O100];[.$U100];[.$AA100];[.$AG100];[.$AM100];[.$AS100];[.$AY100];[.$BE100];[.$BK100];[.$BQ100];[.$BW100])" office:value-type="float" office:value="900" calcext:value-type="float">
            <text:p>900</text:p>
          </table:table-cell>
          <table:table-cell table:formula="of:=MAX([.$J100];[.$P100];[.$V100];[.$AB100];[.$AH100];[.$AN100];[.$AT100];[.$AZ100];[.$BF100];[.$BL100];[.$BR100];[.$BX100])" office:value-type="float" office:value="0" calcext:value-type="float">
            <text:p>0</text:p>
          </table:table-cell>
          <table:table-cell table:formula="of:=MAX([.$K100];[.$Q100];[.$W100];[.$AC100];[.$AI100];[.$AO100];[.$AU100];[.$BA100];[.$BG100];[.$BM100];[.$BS100];[.$BY100])" office:value-type="float" office:value="0" calcext:value-type="float">
            <text:p>0</text:p>
          </table:table-cell>
          <table:table-cell table:formula="of:=MAX([.$L100];[.$R100];[.$X100];[.$AD100];[.$AJ100];[.$AP100];[.$AV100];[.$BB100];[.$BH100];[.$BN100];[.$BT100];[.$BZ100])" office:value-type="float" office:value="4" calcext:value-type="float">
            <text:p>4</text:p>
          </table:table-cell>
          <table:table-cell table:formula="of:=MAX([.$M100];[.$S100];[.$Y100];[.$AE100];[.$AK100];[.$AQ100];[.$AW100];[.$BC100];[.$BI100];[.$BO100];[.$BU100];[.$CA10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koban/0950-sokoban-87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101];[.$N101];[.$T101];[.$Z101];[.$AF101];[.$AL101];[.$AR101];[.$AX101];[.$BD101];[.$BJ101];[.$BP101];[.$BV101])" office:value-type="float" office:value="900" calcext:value-type="float">
            <text:p>900</text:p>
          </table:table-cell>
          <table:table-cell table:formula="of:=MIN([.$I101];[.$O101];[.$U101];[.$AA101];[.$AG101];[.$AM101];[.$AS101];[.$AY101];[.$BE101];[.$BK101];[.$BQ101];[.$BW101])" office:value-type="float" office:value="900" calcext:value-type="float">
            <text:p>900</text:p>
          </table:table-cell>
          <table:table-cell table:formula="of:=MIN([.$J101];[.$P101];[.$V101];[.$AB101];[.$AH101];[.$AN101];[.$AT101];[.$AZ101];[.$BF101];[.$BL101];[.$BR101];[.$BX101])" office:value-type="float" office:value="0" calcext:value-type="float">
            <text:p>0</text:p>
          </table:table-cell>
          <table:table-cell table:formula="of:=MIN([.$K101];[.$Q101];[.$W101];[.$AC101];[.$AI101];[.$AO101];[.$AU101];[.$BA101];[.$BG101];[.$BM101];[.$BS101];[.$BY101])" office:value-type="float" office:value="0" calcext:value-type="float">
            <text:p>0</text:p>
          </table:table-cell>
          <table:table-cell table:formula="of:=MIN([.$L101];[.$R101];[.$X101];[.$AD101];[.$AJ101];[.$AP101];[.$AV101];[.$BB101];[.$BH101];[.$BN101];[.$BT101];[.$BZ101])" office:value-type="float" office:value="0" calcext:value-type="float">
            <text:p>0</text:p>
          </table:table-cell>
          <table:table-cell table:formula="of:=MIN([.$M101];[.$S101];[.$Y101];[.$AE101];[.$AK101];[.$AQ101];[.$AW101];[.$BC101];[.$BI101];[.$BO101];[.$BU101];[.$CA101])" office:value-type="float" office:value="0" calcext:value-type="float">
            <text:p>0</text:p>
          </table:table-cell>
          <table:table-cell table:formula="of:=MEDIAN([.$H101];[.$N101];[.$T101];[.$Z101];[.$AF101];[.$AL101];[.$AR101];[.$AX101];[.$BD101];[.$BJ101];[.$BP101];[.$BV101])" office:value-type="float" office:value="900" calcext:value-type="float">
            <text:p>900</text:p>
          </table:table-cell>
          <table:table-cell table:formula="of:=MEDIAN([.$I101];[.$O101];[.$U101];[.$AA101];[.$AG101];[.$AM101];[.$AS101];[.$AY101];[.$BE101];[.$BK101];[.$BQ101];[.$BW101])" office:value-type="float" office:value="900" calcext:value-type="float">
            <text:p>900</text:p>
          </table:table-cell>
          <table:table-cell table:formula="of:=MEDIAN([.$J101];[.$P101];[.$V101];[.$AB101];[.$AH101];[.$AN101];[.$AT101];[.$AZ101];[.$BF101];[.$BL101];[.$BR101];[.$BX101])" office:value-type="string" office:string-value="" calcext:value-type="error">
            <text:p>#VALUE!</text:p>
          </table:table-cell>
          <table:table-cell table:formula="of:=MEDIAN([.$K101];[.$Q101];[.$W101];[.$AC101];[.$AI101];[.$AO101];[.$AU101];[.$BA101];[.$BG101];[.$BM101];[.$BS101];[.$BY101])" office:value-type="string" office:string-value="" calcext:value-type="error">
            <text:p>#VALUE!</text:p>
          </table:table-cell>
          <table:table-cell table:formula="of:=MEDIAN([.$L101];[.$R101];[.$X101];[.$AD101];[.$AJ101];[.$AP101];[.$AV101];[.$BB101];[.$BH101];[.$BN101];[.$BT101];[.$BZ101])" office:value-type="float" office:value="0" calcext:value-type="float">
            <text:p>0</text:p>
          </table:table-cell>
          <table:table-cell table:formula="of:=MEDIAN([.$M101];[.$S101];[.$Y101];[.$AE101];[.$AK101];[.$AQ101];[.$AW101];[.$BC101];[.$BI101];[.$BO101];[.$BU101];[.$CA101])" office:value-type="float" office:value="0" calcext:value-type="float">
            <text:p>0</text:p>
          </table:table-cell>
          <table:table-cell table:formula="of:=MAX([.$H101];[.$N101];[.$T101];[.$Z101];[.$AF101];[.$AL101];[.$AR101];[.$AX101];[.$BD101];[.$BJ101];[.$BP101];[.$BV101])" office:value-type="float" office:value="900" calcext:value-type="float">
            <text:p>900</text:p>
          </table:table-cell>
          <table:table-cell table:formula="of:=MAX([.$I101];[.$O101];[.$U101];[.$AA101];[.$AG101];[.$AM101];[.$AS101];[.$AY101];[.$BE101];[.$BK101];[.$BQ101];[.$BW101])" office:value-type="float" office:value="900" calcext:value-type="float">
            <text:p>900</text:p>
          </table:table-cell>
          <table:table-cell table:formula="of:=MAX([.$J101];[.$P101];[.$V101];[.$AB101];[.$AH101];[.$AN101];[.$AT101];[.$AZ101];[.$BF101];[.$BL101];[.$BR101];[.$BX101])" office:value-type="float" office:value="0" calcext:value-type="float">
            <text:p>0</text:p>
          </table:table-cell>
          <table:table-cell table:formula="of:=MAX([.$K101];[.$Q101];[.$W101];[.$AC101];[.$AI101];[.$AO101];[.$AU101];[.$BA101];[.$BG101];[.$BM101];[.$BS101];[.$BY101])" office:value-type="float" office:value="0" calcext:value-type="float">
            <text:p>0</text:p>
          </table:table-cell>
          <table:table-cell table:formula="of:=MAX([.$L101];[.$R101];[.$X101];[.$AD101];[.$AJ101];[.$AP101];[.$AV101];[.$BB101];[.$BH101];[.$BN101];[.$BT101];[.$BZ101])" office:value-type="float" office:value="0" calcext:value-type="float">
            <text:p>0</text:p>
          </table:table-cell>
          <table:table-cell table:formula="of:=MAX([.$M101];[.$S101];[.$Y101];[.$AE101];[.$AK101];[.$AQ101];[.$AW101];[.$BC101];[.$BI101];[.$BO101];[.$BU101];[.$CA10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koban/0984-sokoban-165-1.asp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/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MIN([.$H102];[.$N102];[.$T102];[.$Z102];[.$AF102];[.$AL102];[.$AR102];[.$AX102];[.$BD102];[.$BJ102];[.$BP102];[.$BV102])" office:value-type="float" office:value="900" calcext:value-type="float">
            <text:p>900</text:p>
          </table:table-cell>
          <table:table-cell table:formula="of:=MIN([.$I102];[.$O102];[.$U102];[.$AA102];[.$AG102];[.$AM102];[.$AS102];[.$AY102];[.$BE102];[.$BK102];[.$BQ102];[.$BW102])" office:value-type="float" office:value="900" calcext:value-type="float">
            <text:p>900</text:p>
          </table:table-cell>
          <table:table-cell table:formula="of:=MIN([.$J102];[.$P102];[.$V102];[.$AB102];[.$AH102];[.$AN102];[.$AT102];[.$AZ102];[.$BF102];[.$BL102];[.$BR102];[.$BX102])" office:value-type="float" office:value="0" calcext:value-type="float">
            <text:p>0</text:p>
          </table:table-cell>
          <table:table-cell table:formula="of:=MIN([.$K102];[.$Q102];[.$W102];[.$AC102];[.$AI102];[.$AO102];[.$AU102];[.$BA102];[.$BG102];[.$BM102];[.$BS102];[.$BY102])" office:value-type="float" office:value="0" calcext:value-type="float">
            <text:p>0</text:p>
          </table:table-cell>
          <table:table-cell table:formula="of:=MIN([.$L102];[.$R102];[.$X102];[.$AD102];[.$AJ102];[.$AP102];[.$AV102];[.$BB102];[.$BH102];[.$BN102];[.$BT102];[.$BZ102])" office:value-type="float" office:value="0" calcext:value-type="float">
            <text:p>0</text:p>
          </table:table-cell>
          <table:table-cell table:formula="of:=MIN([.$M102];[.$S102];[.$Y102];[.$AE102];[.$AK102];[.$AQ102];[.$AW102];[.$BC102];[.$BI102];[.$BO102];[.$BU102];[.$CA102])" office:value-type="float" office:value="0" calcext:value-type="float">
            <text:p>0</text:p>
          </table:table-cell>
          <table:table-cell table:formula="of:=MEDIAN([.$H102];[.$N102];[.$T102];[.$Z102];[.$AF102];[.$AL102];[.$AR102];[.$AX102];[.$BD102];[.$BJ102];[.$BP102];[.$BV102])" office:value-type="float" office:value="900" calcext:value-type="float">
            <text:p>900</text:p>
          </table:table-cell>
          <table:table-cell table:formula="of:=MEDIAN([.$I102];[.$O102];[.$U102];[.$AA102];[.$AG102];[.$AM102];[.$AS102];[.$AY102];[.$BE102];[.$BK102];[.$BQ102];[.$BW102])" office:value-type="float" office:value="900" calcext:value-type="float">
            <text:p>900</text:p>
          </table:table-cell>
          <table:table-cell table:formula="of:=MEDIAN([.$J102];[.$P102];[.$V102];[.$AB102];[.$AH102];[.$AN102];[.$AT102];[.$AZ102];[.$BF102];[.$BL102];[.$BR102];[.$BX102])" office:value-type="string" office:string-value="" calcext:value-type="error">
            <text:p>#VALUE!</text:p>
          </table:table-cell>
          <table:table-cell table:formula="of:=MEDIAN([.$K102];[.$Q102];[.$W102];[.$AC102];[.$AI102];[.$AO102];[.$AU102];[.$BA102];[.$BG102];[.$BM102];[.$BS102];[.$BY102])" office:value-type="string" office:string-value="" calcext:value-type="error">
            <text:p>#VALUE!</text:p>
          </table:table-cell>
          <table:table-cell table:formula="of:=MEDIAN([.$L102];[.$R102];[.$X102];[.$AD102];[.$AJ102];[.$AP102];[.$AV102];[.$BB102];[.$BH102];[.$BN102];[.$BT102];[.$BZ102])" office:value-type="float" office:value="0" calcext:value-type="float">
            <text:p>0</text:p>
          </table:table-cell>
          <table:table-cell table:formula="of:=MEDIAN([.$M102];[.$S102];[.$Y102];[.$AE102];[.$AK102];[.$AQ102];[.$AW102];[.$BC102];[.$BI102];[.$BO102];[.$BU102];[.$CA102])" office:value-type="float" office:value="0" calcext:value-type="float">
            <text:p>0</text:p>
          </table:table-cell>
          <table:table-cell table:formula="of:=MAX([.$H102];[.$N102];[.$T102];[.$Z102];[.$AF102];[.$AL102];[.$AR102];[.$AX102];[.$BD102];[.$BJ102];[.$BP102];[.$BV102])" office:value-type="float" office:value="900" calcext:value-type="float">
            <text:p>900</text:p>
          </table:table-cell>
          <table:table-cell table:formula="of:=MAX([.$I102];[.$O102];[.$U102];[.$AA102];[.$AG102];[.$AM102];[.$AS102];[.$AY102];[.$BE102];[.$BK102];[.$BQ102];[.$BW102])" office:value-type="float" office:value="900" calcext:value-type="float">
            <text:p>900</text:p>
          </table:table-cell>
          <table:table-cell table:formula="of:=MAX([.$J102];[.$P102];[.$V102];[.$AB102];[.$AH102];[.$AN102];[.$AT102];[.$AZ102];[.$BF102];[.$BL102];[.$BR102];[.$BX102])" office:value-type="float" office:value="0" calcext:value-type="float">
            <text:p>0</text:p>
          </table:table-cell>
          <table:table-cell table:formula="of:=MAX([.$K102];[.$Q102];[.$W102];[.$AC102];[.$AI102];[.$AO102];[.$AU102];[.$BA102];[.$BG102];[.$BM102];[.$BS102];[.$BY102])" office:value-type="float" office:value="0" calcext:value-type="float">
            <text:p>0</text:p>
          </table:table-cell>
          <table:table-cell table:formula="of:=MAX([.$L102];[.$R102];[.$X102];[.$AD102];[.$AJ102];[.$AP102];[.$AV102];[.$BB102];[.$BH102];[.$BN102];[.$BT102];[.$BZ102])" office:value-type="float" office:value="0" calcext:value-type="float">
            <text:p>0</text:p>
          </table:table-cell>
          <table:table-cell table:formula="of:=MAX([.$M102];[.$S102];[.$Y102];[.$AE102];[.$AK102];[.$AQ102];[.$AW102];[.$BC102];[.$BI102];[.$BO102];[.$BU102];[.$CA10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sit-all/0009-visitall-36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848663" calcext:value-type="float">
            <text:p>3848663</text:p>
          </table:table-cell>
          <table:table-cell office:value-type="float" office:value="3270378" calcext:value-type="float">
            <text:p>327037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89.57" calcext:value-type="float">
            <text:p>189.57</text:p>
          </table:table-cell>
          <table:table-cell office:value-type="float" office:value="188.535" calcext:value-type="float">
            <text:p>188.535</text:p>
          </table:table-cell>
          <table:table-cell office:value-type="float" office:value="1246373" calcext:value-type="float">
            <text:p>1246373</text:p>
          </table:table-cell>
          <table:table-cell office:value-type="float" office:value="911261" calcext:value-type="float">
            <text:p>91126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26.12" calcext:value-type="float">
            <text:p>226.12</text:p>
          </table:table-cell>
          <table:table-cell office:value-type="float" office:value="224.895" calcext:value-type="float">
            <text:p>224.895</text:p>
          </table:table-cell>
          <table:table-cell office:value-type="float" office:value="1566223" calcext:value-type="float">
            <text:p>1566223</text:p>
          </table:table-cell>
          <table:table-cell office:value-type="float" office:value="1182560" calcext:value-type="float">
            <text:p>118256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306" calcext:value-type="float">
            <text:p>13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1321" calcext:value-type="float">
            <text:p>13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 table:formula="of:=MIN([.$H103];[.$N103];[.$T103];[.$Z103];[.$AF103];[.$AL103];[.$AR103];[.$AX103];[.$BD103];[.$BJ103];[.$BP103];[.$BV103])" office:value-type="float" office:value="189.57" calcext:value-type="float">
            <text:p>189.57</text:p>
          </table:table-cell>
          <table:table-cell table:formula="of:=MIN([.$I103];[.$O103];[.$U103];[.$AA103];[.$AG103];[.$AM103];[.$AS103];[.$AY103];[.$BE103];[.$BK103];[.$BQ103];[.$BW103])" office:value-type="float" office:value="188.535" calcext:value-type="float">
            <text:p>188.535</text:p>
          </table:table-cell>
          <table:table-cell table:formula="of:=MIN([.$J103];[.$P103];[.$V103];[.$AB103];[.$AH103];[.$AN103];[.$AT103];[.$AZ103];[.$BF103];[.$BL103];[.$BR103];[.$BX103])" office:value-type="float" office:value="58" calcext:value-type="float">
            <text:p>58</text:p>
          </table:table-cell>
          <table:table-cell table:formula="of:=MIN([.$K103];[.$Q103];[.$W103];[.$AC103];[.$AI103];[.$AO103];[.$AU103];[.$BA103];[.$BG103];[.$BM103];[.$BS103];[.$BY103])" office:value-type="float" office:value="50" calcext:value-type="float">
            <text:p>50</text:p>
          </table:table-cell>
          <table:table-cell table:formula="of:=MIN([.$L103];[.$R103];[.$X103];[.$AD103];[.$AJ103];[.$AP103];[.$AV103];[.$BB103];[.$BH103];[.$BN103];[.$BT103];[.$BZ103])" office:value-type="float" office:value="69" calcext:value-type="float">
            <text:p>69</text:p>
          </table:table-cell>
          <table:table-cell table:formula="of:=MIN([.$M103];[.$S103];[.$Y103];[.$AE103];[.$AK103];[.$AQ103];[.$AW103];[.$BC103];[.$BI103];[.$BO103];[.$BU103];[.$CA103])" office:value-type="float" office:value="0" calcext:value-type="float">
            <text:p>0</text:p>
          </table:table-cell>
          <table:table-cell table:formula="of:=MEDIAN([.$H103];[.$N103];[.$T103];[.$Z103];[.$AF103];[.$AL103];[.$AR103];[.$AX103];[.$BD103];[.$BJ103];[.$BP103];[.$BV103])" office:value-type="float" office:value="900" calcext:value-type="float">
            <text:p>900</text:p>
          </table:table-cell>
          <table:table-cell table:formula="of:=MEDIAN([.$I103];[.$O103];[.$U103];[.$AA103];[.$AG103];[.$AM103];[.$AS103];[.$AY103];[.$BE103];[.$BK103];[.$BQ103];[.$BW103])" office:value-type="float" office:value="900" calcext:value-type="float">
            <text:p>900</text:p>
          </table:table-cell>
          <table:table-cell table:formula="of:=MEDIAN([.$J103];[.$P103];[.$V103];[.$AB103];[.$AH103];[.$AN103];[.$AT103];[.$AZ103];[.$BF103];[.$BL103];[.$BR103];[.$BX103])" office:value-type="float" office:value="62" calcext:value-type="float">
            <text:p>62</text:p>
          </table:table-cell>
          <table:table-cell table:formula="of:=MEDIAN([.$K103];[.$Q103];[.$W103];[.$AC103];[.$AI103];[.$AO103];[.$AU103];[.$BA103];[.$BG103];[.$BM103];[.$BS103];[.$BY103])" office:value-type="float" office:value="53" calcext:value-type="float">
            <text:p>53</text:p>
          </table:table-cell>
          <table:table-cell table:formula="of:=MEDIAN([.$L103];[.$R103];[.$X103];[.$AD103];[.$AJ103];[.$AP103];[.$AV103];[.$BB103];[.$BH103];[.$BN103];[.$BT103];[.$BZ103])" office:value-type="float" office:value="1301.5" calcext:value-type="float">
            <text:p>1301.5</text:p>
          </table:table-cell>
          <table:table-cell table:formula="of:=MEDIAN([.$M103];[.$S103];[.$Y103];[.$AE103];[.$AK103];[.$AQ103];[.$AW103];[.$BC103];[.$BI103];[.$BO103];[.$BU103];[.$CA103])" office:value-type="float" office:value="0" calcext:value-type="float">
            <text:p>0</text:p>
          </table:table-cell>
          <table:table-cell table:formula="of:=MAX([.$H103];[.$N103];[.$T103];[.$Z103];[.$AF103];[.$AL103];[.$AR103];[.$AX103];[.$BD103];[.$BJ103];[.$BP103];[.$BV103])" office:value-type="float" office:value="900" calcext:value-type="float">
            <text:p>900</text:p>
          </table:table-cell>
          <table:table-cell table:formula="of:=MAX([.$I103];[.$O103];[.$U103];[.$AA103];[.$AG103];[.$AM103];[.$AS103];[.$AY103];[.$BE103];[.$BK103];[.$BQ103];[.$BW103])" office:value-type="float" office:value="900" calcext:value-type="float">
            <text:p>900</text:p>
          </table:table-cell>
          <table:table-cell table:formula="of:=MAX([.$J103];[.$P103];[.$V103];[.$AB103];[.$AH103];[.$AN103];[.$AT103];[.$AZ103];[.$BF103];[.$BL103];[.$BR103];[.$BX103])" office:value-type="float" office:value="1566223" calcext:value-type="float">
            <text:p>1566223</text:p>
          </table:table-cell>
          <table:table-cell table:formula="of:=MAX([.$K103];[.$Q103];[.$W103];[.$AC103];[.$AI103];[.$AO103];[.$AU103];[.$BA103];[.$BG103];[.$BM103];[.$BS103];[.$BY103])" office:value-type="float" office:value="1182560" calcext:value-type="float">
            <text:p>1182560</text:p>
          </table:table-cell>
          <table:table-cell table:formula="of:=MAX([.$L103];[.$R103];[.$X103];[.$AD103];[.$AJ103];[.$AP103];[.$AV103];[.$BB103];[.$BH103];[.$BN103];[.$BT103];[.$BZ103])" office:value-type="float" office:value="1321" calcext:value-type="float">
            <text:p>1321</text:p>
          </table:table-cell>
          <table:table-cell table:formula="of:=MAX([.$M103];[.$S103];[.$Y103];[.$AE103];[.$AK103];[.$AQ103];[.$AW103];[.$BC103];[.$BI103];[.$BO103];[.$BU103];[.$CA1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sit-all/0012-visitall-36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818340" calcext:value-type="float">
            <text:p>3818340</text:p>
          </table:table-cell>
          <table:table-cell office:value-type="float" office:value="3270674" calcext:value-type="float">
            <text:p>327067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568856" calcext:value-type="float">
            <text:p>4568856</text:p>
          </table:table-cell>
          <table:table-cell office:value-type="float" office:value="3552390" calcext:value-type="float">
            <text:p>355239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320283" calcext:value-type="float">
            <text:p>4320283</text:p>
          </table:table-cell>
          <table:table-cell office:value-type="float" office:value="3349734" calcext:value-type="float">
            <text:p>334973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1361" calcext:value-type="float">
            <text:p>13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1303" calcext:value-type="float">
            <text:p>13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  <table:table-cell table:formula="of:=MIN([.$H104];[.$N104];[.$T104];[.$Z104];[.$AF104];[.$AL104];[.$AR104];[.$AX104];[.$BD104];[.$BJ104];[.$BP104];[.$BV104])" office:value-type="float" office:value="900" calcext:value-type="float">
            <text:p>900</text:p>
          </table:table-cell>
          <table:table-cell table:formula="of:=MIN([.$I104];[.$O104];[.$U104];[.$AA104];[.$AG104];[.$AM104];[.$AS104];[.$AY104];[.$BE104];[.$BK104];[.$BQ104];[.$BW104])" office:value-type="float" office:value="900" calcext:value-type="float">
            <text:p>900</text:p>
          </table:table-cell>
          <table:table-cell table:formula="of:=MIN([.$J104];[.$P104];[.$V104];[.$AB104];[.$AH104];[.$AN104];[.$AT104];[.$AZ104];[.$BF104];[.$BL104];[.$BR104];[.$BX104])" office:value-type="float" office:value="92" calcext:value-type="float">
            <text:p>92</text:p>
          </table:table-cell>
          <table:table-cell table:formula="of:=MIN([.$K104];[.$Q104];[.$W104];[.$AC104];[.$AI104];[.$AO104];[.$AU104];[.$BA104];[.$BG104];[.$BM104];[.$BS104];[.$BY104])" office:value-type="float" office:value="82" calcext:value-type="float">
            <text:p>82</text:p>
          </table:table-cell>
          <table:table-cell table:formula="of:=MIN([.$L104];[.$R104];[.$X104];[.$AD104];[.$AJ104];[.$AP104];[.$AV104];[.$BB104];[.$BH104];[.$BN104];[.$BT104];[.$BZ104])" office:value-type="float" office:value="95" calcext:value-type="float">
            <text:p>95</text:p>
          </table:table-cell>
          <table:table-cell table:formula="of:=MIN([.$M104];[.$S104];[.$Y104];[.$AE104];[.$AK104];[.$AQ104];[.$AW104];[.$BC104];[.$BI104];[.$BO104];[.$BU104];[.$CA104])" office:value-type="float" office:value="0" calcext:value-type="float">
            <text:p>0</text:p>
          </table:table-cell>
          <table:table-cell table:formula="of:=MEDIAN([.$H104];[.$N104];[.$T104];[.$Z104];[.$AF104];[.$AL104];[.$AR104];[.$AX104];[.$BD104];[.$BJ104];[.$BP104];[.$BV104])" office:value-type="float" office:value="900" calcext:value-type="float">
            <text:p>900</text:p>
          </table:table-cell>
          <table:table-cell table:formula="of:=MEDIAN([.$I104];[.$O104];[.$U104];[.$AA104];[.$AG104];[.$AM104];[.$AS104];[.$AY104];[.$BE104];[.$BK104];[.$BQ104];[.$BW104])" office:value-type="float" office:value="900" calcext:value-type="float">
            <text:p>900</text:p>
          </table:table-cell>
          <table:table-cell table:formula="of:=MEDIAN([.$J104];[.$P104];[.$V104];[.$AB104];[.$AH104];[.$AN104];[.$AT104];[.$AZ104];[.$BF104];[.$BL104];[.$BR104];[.$BX104])" office:value-type="float" office:value="106" calcext:value-type="float">
            <text:p>106</text:p>
          </table:table-cell>
          <table:table-cell table:formula="of:=MEDIAN([.$K104];[.$Q104];[.$W104];[.$AC104];[.$AI104];[.$AO104];[.$AU104];[.$BA104];[.$BG104];[.$BM104];[.$BS104];[.$BY104])" office:value-type="float" office:value="93" calcext:value-type="float">
            <text:p>93</text:p>
          </table:table-cell>
          <table:table-cell table:formula="of:=MEDIAN([.$L104];[.$R104];[.$X104];[.$AD104];[.$AJ104];[.$AP104];[.$AV104];[.$BB104];[.$BH104];[.$BN104];[.$BT104];[.$BZ104])" office:value-type="float" office:value="1303.5" calcext:value-type="float">
            <text:p>1303.5</text:p>
          </table:table-cell>
          <table:table-cell table:formula="of:=MEDIAN([.$M104];[.$S104];[.$Y104];[.$AE104];[.$AK104];[.$AQ104];[.$AW104];[.$BC104];[.$BI104];[.$BO104];[.$BU104];[.$CA104])" office:value-type="float" office:value="0" calcext:value-type="float">
            <text:p>0</text:p>
          </table:table-cell>
          <table:table-cell table:formula="of:=MAX([.$H104];[.$N104];[.$T104];[.$Z104];[.$AF104];[.$AL104];[.$AR104];[.$AX104];[.$BD104];[.$BJ104];[.$BP104];[.$BV104])" office:value-type="float" office:value="900" calcext:value-type="float">
            <text:p>900</text:p>
          </table:table-cell>
          <table:table-cell table:formula="of:=MAX([.$I104];[.$O104];[.$U104];[.$AA104];[.$AG104];[.$AM104];[.$AS104];[.$AY104];[.$BE104];[.$BK104];[.$BQ104];[.$BW104])" office:value-type="float" office:value="900" calcext:value-type="float">
            <text:p>900</text:p>
          </table:table-cell>
          <table:table-cell table:formula="of:=MAX([.$J104];[.$P104];[.$V104];[.$AB104];[.$AH104];[.$AN104];[.$AT104];[.$AZ104];[.$BF104];[.$BL104];[.$BR104];[.$BX104])" office:value-type="float" office:value="4568856" calcext:value-type="float">
            <text:p>4568856</text:p>
          </table:table-cell>
          <table:table-cell table:formula="of:=MAX([.$K104];[.$Q104];[.$W104];[.$AC104];[.$AI104];[.$AO104];[.$AU104];[.$BA104];[.$BG104];[.$BM104];[.$BS104];[.$BY104])" office:value-type="float" office:value="3552390" calcext:value-type="float">
            <text:p>3552390</text:p>
          </table:table-cell>
          <table:table-cell table:formula="of:=MAX([.$L104];[.$R104];[.$X104];[.$AD104];[.$AJ104];[.$AP104];[.$AV104];[.$BB104];[.$BH104];[.$BN104];[.$BT104];[.$BZ104])" office:value-type="float" office:value="1361" calcext:value-type="float">
            <text:p>1361</text:p>
          </table:table-cell>
          <table:table-cell table:formula="of:=MAX([.$M104];[.$S104];[.$Y104];[.$AE104];[.$AK104];[.$AQ104];[.$AW104];[.$BC104];[.$BI104];[.$BO104];[.$BU104];[.$CA10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sit-all/0019-visitall-67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854028" calcext:value-type="float">
            <text:p>3854028</text:p>
          </table:table-cell>
          <table:table-cell office:value-type="float" office:value="3329764" calcext:value-type="float">
            <text:p>332976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936743" calcext:value-type="float">
            <text:p>4936743</text:p>
          </table:table-cell>
          <table:table-cell office:value-type="float" office:value="3879470" calcext:value-type="float">
            <text:p>387947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298352" calcext:value-type="float">
            <text:p>4298352</text:p>
          </table:table-cell>
          <table:table-cell office:value-type="float" office:value="3252246" calcext:value-type="float">
            <text:p>3252246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1938" calcext:value-type="float">
            <text:p>19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936" calcext:value-type="float">
            <text:p>19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1953" calcext:value-type="float">
            <text:p>19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table:formula="of:=MIN([.$H105];[.$N105];[.$T105];[.$Z105];[.$AF105];[.$AL105];[.$AR105];[.$AX105];[.$BD105];[.$BJ105];[.$BP105];[.$BV105])" office:value-type="float" office:value="900" calcext:value-type="float">
            <text:p>900</text:p>
          </table:table-cell>
          <table:table-cell table:formula="of:=MIN([.$I105];[.$O105];[.$U105];[.$AA105];[.$AG105];[.$AM105];[.$AS105];[.$AY105];[.$BE105];[.$BK105];[.$BQ105];[.$BW105])" office:value-type="float" office:value="900" calcext:value-type="float">
            <text:p>900</text:p>
          </table:table-cell>
          <table:table-cell table:formula="of:=MIN([.$J105];[.$P105];[.$V105];[.$AB105];[.$AH105];[.$AN105];[.$AT105];[.$AZ105];[.$BF105];[.$BL105];[.$BR105];[.$BX105])" office:value-type="float" office:value="59" calcext:value-type="float">
            <text:p>59</text:p>
          </table:table-cell>
          <table:table-cell table:formula="of:=MIN([.$K105];[.$Q105];[.$W105];[.$AC105];[.$AI105];[.$AO105];[.$AU105];[.$BA105];[.$BG105];[.$BM105];[.$BS105];[.$BY105])" office:value-type="float" office:value="57" calcext:value-type="float">
            <text:p>57</text:p>
          </table:table-cell>
          <table:table-cell table:formula="of:=MIN([.$L105];[.$R105];[.$X105];[.$AD105];[.$AJ105];[.$AP105];[.$AV105];[.$BB105];[.$BH105];[.$BN105];[.$BT105];[.$BZ105])" office:value-type="float" office:value="113" calcext:value-type="float">
            <text:p>113</text:p>
          </table:table-cell>
          <table:table-cell table:formula="of:=MIN([.$M105];[.$S105];[.$Y105];[.$AE105];[.$AK105];[.$AQ105];[.$AW105];[.$BC105];[.$BI105];[.$BO105];[.$BU105];[.$CA105])" office:value-type="float" office:value="0" calcext:value-type="float">
            <text:p>0</text:p>
          </table:table-cell>
          <table:table-cell table:formula="of:=MEDIAN([.$H105];[.$N105];[.$T105];[.$Z105];[.$AF105];[.$AL105];[.$AR105];[.$AX105];[.$BD105];[.$BJ105];[.$BP105];[.$BV105])" office:value-type="float" office:value="900" calcext:value-type="float">
            <text:p>900</text:p>
          </table:table-cell>
          <table:table-cell table:formula="of:=MEDIAN([.$I105];[.$O105];[.$U105];[.$AA105];[.$AG105];[.$AM105];[.$AS105];[.$AY105];[.$BE105];[.$BK105];[.$BQ105];[.$BW105])" office:value-type="float" office:value="900" calcext:value-type="float">
            <text:p>900</text:p>
          </table:table-cell>
          <table:table-cell table:formula="of:=MEDIAN([.$J105];[.$P105];[.$V105];[.$AB105];[.$AH105];[.$AN105];[.$AT105];[.$AZ105];[.$BF105];[.$BL105];[.$BR105];[.$BX105])" office:value-type="float" office:value="74" calcext:value-type="float">
            <text:p>74</text:p>
          </table:table-cell>
          <table:table-cell table:formula="of:=MEDIAN([.$K105];[.$Q105];[.$W105];[.$AC105];[.$AI105];[.$AO105];[.$AU105];[.$BA105];[.$BG105];[.$BM105];[.$BS105];[.$BY105])" office:value-type="float" office:value="68" calcext:value-type="float">
            <text:p>68</text:p>
          </table:table-cell>
          <table:table-cell table:formula="of:=MEDIAN([.$L105];[.$R105];[.$X105];[.$AD105];[.$AJ105];[.$AP105];[.$AV105];[.$BB105];[.$BH105];[.$BN105];[.$BT105];[.$BZ105])" office:value-type="float" office:value="1950.5" calcext:value-type="float">
            <text:p>1950.5</text:p>
          </table:table-cell>
          <table:table-cell table:formula="of:=MEDIAN([.$M105];[.$S105];[.$Y105];[.$AE105];[.$AK105];[.$AQ105];[.$AW105];[.$BC105];[.$BI105];[.$BO105];[.$BU105];[.$CA105])" office:value-type="float" office:value="0" calcext:value-type="float">
            <text:p>0</text:p>
          </table:table-cell>
          <table:table-cell table:formula="of:=MAX([.$H105];[.$N105];[.$T105];[.$Z105];[.$AF105];[.$AL105];[.$AR105];[.$AX105];[.$BD105];[.$BJ105];[.$BP105];[.$BV105])" office:value-type="float" office:value="900" calcext:value-type="float">
            <text:p>900</text:p>
          </table:table-cell>
          <table:table-cell table:formula="of:=MAX([.$I105];[.$O105];[.$U105];[.$AA105];[.$AG105];[.$AM105];[.$AS105];[.$AY105];[.$BE105];[.$BK105];[.$BQ105];[.$BW105])" office:value-type="float" office:value="900" calcext:value-type="float">
            <text:p>900</text:p>
          </table:table-cell>
          <table:table-cell table:formula="of:=MAX([.$J105];[.$P105];[.$V105];[.$AB105];[.$AH105];[.$AN105];[.$AT105];[.$AZ105];[.$BF105];[.$BL105];[.$BR105];[.$BX105])" office:value-type="float" office:value="4936743" calcext:value-type="float">
            <text:p>4936743</text:p>
          </table:table-cell>
          <table:table-cell table:formula="of:=MAX([.$K105];[.$Q105];[.$W105];[.$AC105];[.$AI105];[.$AO105];[.$AU105];[.$BA105];[.$BG105];[.$BM105];[.$BS105];[.$BY105])" office:value-type="float" office:value="3879470" calcext:value-type="float">
            <text:p>3879470</text:p>
          </table:table-cell>
          <table:table-cell table:formula="of:=MAX([.$L105];[.$R105];[.$X105];[.$AD105];[.$AJ105];[.$AP105];[.$AV105];[.$BB105];[.$BH105];[.$BN105];[.$BT105];[.$BZ105])" office:value-type="float" office:value="2016" calcext:value-type="float">
            <text:p>2016</text:p>
          </table:table-cell>
          <table:table-cell table:formula="of:=MAX([.$M105];[.$S105];[.$Y105];[.$AE105];[.$AK105];[.$AQ105];[.$AW105];[.$BC105];[.$BI105];[.$BO105];[.$BU105];[.$CA10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sit-all/0020-visitall-67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821694" calcext:value-type="float">
            <text:p>3821694</text:p>
          </table:table-cell>
          <table:table-cell office:value-type="float" office:value="3254957" calcext:value-type="float">
            <text:p>325495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674579" calcext:value-type="float">
            <text:p>3674579</text:p>
          </table:table-cell>
          <table:table-cell office:value-type="float" office:value="2893531" calcext:value-type="float">
            <text:p>2893531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899322" calcext:value-type="float">
            <text:p>3899322</text:p>
          </table:table-cell>
          <table:table-cell office:value-type="float" office:value="3023404" calcext:value-type="float">
            <text:p>3023404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941" calcext:value-type="float">
            <text:p>19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982" calcext:value-type="float">
            <text:p>19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954" calcext:value-type="float">
            <text:p>19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937" calcext:value-type="float">
            <text:p>1937</text:p>
          </table:table-cell>
          <table:table-cell office:value-type="float" office:value="0" calcext:value-type="float">
            <text:p>0</text:p>
          </table:table-cell>
          <table:table-cell table:formula="of:=MIN([.$H106];[.$N106];[.$T106];[.$Z106];[.$AF106];[.$AL106];[.$AR106];[.$AX106];[.$BD106];[.$BJ106];[.$BP106];[.$BV106])" office:value-type="float" office:value="900" calcext:value-type="float">
            <text:p>900</text:p>
          </table:table-cell>
          <table:table-cell table:formula="of:=MIN([.$I106];[.$O106];[.$U106];[.$AA106];[.$AG106];[.$AM106];[.$AS106];[.$AY106];[.$BE106];[.$BK106];[.$BQ106];[.$BW106])" office:value-type="float" office:value="900" calcext:value-type="float">
            <text:p>900</text:p>
          </table:table-cell>
          <table:table-cell table:formula="of:=MIN([.$J106];[.$P106];[.$V106];[.$AB106];[.$AH106];[.$AN106];[.$AT106];[.$AZ106];[.$BF106];[.$BL106];[.$BR106];[.$BX106])" office:value-type="float" office:value="65" calcext:value-type="float">
            <text:p>65</text:p>
          </table:table-cell>
          <table:table-cell table:formula="of:=MIN([.$K106];[.$Q106];[.$W106];[.$AC106];[.$AI106];[.$AO106];[.$AU106];[.$BA106];[.$BG106];[.$BM106];[.$BS106];[.$BY106])" office:value-type="float" office:value="55" calcext:value-type="float">
            <text:p>55</text:p>
          </table:table-cell>
          <table:table-cell table:formula="of:=MIN([.$L106];[.$R106];[.$X106];[.$AD106];[.$AJ106];[.$AP106];[.$AV106];[.$BB106];[.$BH106];[.$BN106];[.$BT106];[.$BZ106])" office:value-type="float" office:value="111" calcext:value-type="float">
            <text:p>111</text:p>
          </table:table-cell>
          <table:table-cell table:formula="of:=MIN([.$M106];[.$S106];[.$Y106];[.$AE106];[.$AK106];[.$AQ106];[.$AW106];[.$BC106];[.$BI106];[.$BO106];[.$BU106];[.$CA106])" office:value-type="float" office:value="0" calcext:value-type="float">
            <text:p>0</text:p>
          </table:table-cell>
          <table:table-cell table:formula="of:=MEDIAN([.$H106];[.$N106];[.$T106];[.$Z106];[.$AF106];[.$AL106];[.$AR106];[.$AX106];[.$BD106];[.$BJ106];[.$BP106];[.$BV106])" office:value-type="float" office:value="900" calcext:value-type="float">
            <text:p>900</text:p>
          </table:table-cell>
          <table:table-cell table:formula="of:=MEDIAN([.$I106];[.$O106];[.$U106];[.$AA106];[.$AG106];[.$AM106];[.$AS106];[.$AY106];[.$BE106];[.$BK106];[.$BQ106];[.$BW106])" office:value-type="float" office:value="900" calcext:value-type="float">
            <text:p>900</text:p>
          </table:table-cell>
          <table:table-cell table:formula="of:=MEDIAN([.$J106];[.$P106];[.$V106];[.$AB106];[.$AH106];[.$AN106];[.$AT106];[.$AZ106];[.$BF106];[.$BL106];[.$BR106];[.$BX106])" office:value-type="float" office:value="70" calcext:value-type="float">
            <text:p>70</text:p>
          </table:table-cell>
          <table:table-cell table:formula="of:=MEDIAN([.$K106];[.$Q106];[.$W106];[.$AC106];[.$AI106];[.$AO106];[.$AU106];[.$BA106];[.$BG106];[.$BM106];[.$BS106];[.$BY106])" office:value-type="float" office:value="67" calcext:value-type="float">
            <text:p>67</text:p>
          </table:table-cell>
          <table:table-cell table:formula="of:=MEDIAN([.$L106];[.$R106];[.$X106];[.$AD106];[.$AJ106];[.$AP106];[.$AV106];[.$BB106];[.$BH106];[.$BN106];[.$BT106];[.$BZ106])" office:value-type="float" office:value="1935.5" calcext:value-type="float">
            <text:p>1935.5</text:p>
          </table:table-cell>
          <table:table-cell table:formula="of:=MEDIAN([.$M106];[.$S106];[.$Y106];[.$AE106];[.$AK106];[.$AQ106];[.$AW106];[.$BC106];[.$BI106];[.$BO106];[.$BU106];[.$CA106])" office:value-type="float" office:value="0" calcext:value-type="float">
            <text:p>0</text:p>
          </table:table-cell>
          <table:table-cell table:formula="of:=MAX([.$H106];[.$N106];[.$T106];[.$Z106];[.$AF106];[.$AL106];[.$AR106];[.$AX106];[.$BD106];[.$BJ106];[.$BP106];[.$BV106])" office:value-type="float" office:value="900" calcext:value-type="float">
            <text:p>900</text:p>
          </table:table-cell>
          <table:table-cell table:formula="of:=MAX([.$I106];[.$O106];[.$U106];[.$AA106];[.$AG106];[.$AM106];[.$AS106];[.$AY106];[.$BE106];[.$BK106];[.$BQ106];[.$BW106])" office:value-type="float" office:value="900" calcext:value-type="float">
            <text:p>900</text:p>
          </table:table-cell>
          <table:table-cell table:formula="of:=MAX([.$J106];[.$P106];[.$V106];[.$AB106];[.$AH106];[.$AN106];[.$AT106];[.$AZ106];[.$BF106];[.$BL106];[.$BR106];[.$BX106])" office:value-type="float" office:value="3899322" calcext:value-type="float">
            <text:p>3899322</text:p>
          </table:table-cell>
          <table:table-cell table:formula="of:=MAX([.$K106];[.$Q106];[.$W106];[.$AC106];[.$AI106];[.$AO106];[.$AU106];[.$BA106];[.$BG106];[.$BM106];[.$BS106];[.$BY106])" office:value-type="float" office:value="3023404" calcext:value-type="float">
            <text:p>3023404</text:p>
          </table:table-cell>
          <table:table-cell table:formula="of:=MAX([.$L106];[.$R106];[.$X106];[.$AD106];[.$AJ106];[.$AP106];[.$AV106];[.$BB106];[.$BH106];[.$BN106];[.$BT106];[.$BZ106])" office:value-type="float" office:value="1982" calcext:value-type="float">
            <text:p>1982</text:p>
          </table:table-cell>
          <table:table-cell table:formula="of:=MAX([.$M106];[.$S106];[.$Y106];[.$AE106];[.$AK106];[.$AQ106];[.$AW106];[.$BC106];[.$BI106];[.$BO106];[.$BU106];[.$CA10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sit-all/0029-visitall-39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938266" calcext:value-type="float">
            <text:p>3938266</text:p>
          </table:table-cell>
          <table:table-cell office:value-type="float" office:value="3346021" calcext:value-type="float">
            <text:p>334602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67.3" calcext:value-type="float">
            <text:p>167.3</text:p>
          </table:table-cell>
          <table:table-cell office:value-type="float" office:value="165.99" calcext:value-type="float">
            <text:p>165.99</text:p>
          </table:table-cell>
          <table:table-cell office:value-type="float" office:value="1208720" calcext:value-type="float">
            <text:p>1208720</text:p>
          </table:table-cell>
          <table:table-cell office:value-type="float" office:value="907041" calcext:value-type="float">
            <text:p>90704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46.82" calcext:value-type="float">
            <text:p>246.82</text:p>
          </table:table-cell>
          <table:table-cell office:value-type="float" office:value="245.421" calcext:value-type="float">
            <text:p>245.421</text:p>
          </table:table-cell>
          <table:table-cell office:value-type="float" office:value="1559225" calcext:value-type="float">
            <text:p>1559225</text:p>
          </table:table-cell>
          <table:table-cell office:value-type="float" office:value="1154885" calcext:value-type="float">
            <text:p>1154885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1283" calcext:value-type="float">
            <text:p>12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table:formula="of:=MIN([.$H107];[.$N107];[.$T107];[.$Z107];[.$AF107];[.$AL107];[.$AR107];[.$AX107];[.$BD107];[.$BJ107];[.$BP107];[.$BV107])" office:value-type="float" office:value="167.3" calcext:value-type="float">
            <text:p>167.3</text:p>
          </table:table-cell>
          <table:table-cell table:formula="of:=MIN([.$I107];[.$O107];[.$U107];[.$AA107];[.$AG107];[.$AM107];[.$AS107];[.$AY107];[.$BE107];[.$BK107];[.$BQ107];[.$BW107])" office:value-type="float" office:value="165.99" calcext:value-type="float">
            <text:p>165.99</text:p>
          </table:table-cell>
          <table:table-cell table:formula="of:=MIN([.$J107];[.$P107];[.$V107];[.$AB107];[.$AH107];[.$AN107];[.$AT107];[.$AZ107];[.$BF107];[.$BL107];[.$BR107];[.$BX107])" office:value-type="float" office:value="57" calcext:value-type="float">
            <text:p>57</text:p>
          </table:table-cell>
          <table:table-cell table:formula="of:=MIN([.$K107];[.$Q107];[.$W107];[.$AC107];[.$AI107];[.$AO107];[.$AU107];[.$BA107];[.$BG107];[.$BM107];[.$BS107];[.$BY107])" office:value-type="float" office:value="48" calcext:value-type="float">
            <text:p>48</text:p>
          </table:table-cell>
          <table:table-cell table:formula="of:=MIN([.$L107];[.$R107];[.$X107];[.$AD107];[.$AJ107];[.$AP107];[.$AV107];[.$BB107];[.$BH107];[.$BN107];[.$BT107];[.$BZ107])" office:value-type="float" office:value="79" calcext:value-type="float">
            <text:p>79</text:p>
          </table:table-cell>
          <table:table-cell table:formula="of:=MIN([.$M107];[.$S107];[.$Y107];[.$AE107];[.$AK107];[.$AQ107];[.$AW107];[.$BC107];[.$BI107];[.$BO107];[.$BU107];[.$CA107])" office:value-type="float" office:value="0" calcext:value-type="float">
            <text:p>0</text:p>
          </table:table-cell>
          <table:table-cell table:formula="of:=MEDIAN([.$H107];[.$N107];[.$T107];[.$Z107];[.$AF107];[.$AL107];[.$AR107];[.$AX107];[.$BD107];[.$BJ107];[.$BP107];[.$BV107])" office:value-type="float" office:value="900" calcext:value-type="float">
            <text:p>900</text:p>
          </table:table-cell>
          <table:table-cell table:formula="of:=MEDIAN([.$I107];[.$O107];[.$U107];[.$AA107];[.$AG107];[.$AM107];[.$AS107];[.$AY107];[.$BE107];[.$BK107];[.$BQ107];[.$BW107])" office:value-type="float" office:value="900" calcext:value-type="float">
            <text:p>900</text:p>
          </table:table-cell>
          <table:table-cell table:formula="of:=MEDIAN([.$J107];[.$P107];[.$V107];[.$AB107];[.$AH107];[.$AN107];[.$AT107];[.$AZ107];[.$BF107];[.$BL107];[.$BR107];[.$BX107])" office:value-type="float" office:value="69" calcext:value-type="float">
            <text:p>69</text:p>
          </table:table-cell>
          <table:table-cell table:formula="of:=MEDIAN([.$K107];[.$Q107];[.$W107];[.$AC107];[.$AI107];[.$AO107];[.$AU107];[.$BA107];[.$BG107];[.$BM107];[.$BS107];[.$BY107])" office:value-type="float" office:value="59" calcext:value-type="float">
            <text:p>59</text:p>
          </table:table-cell>
          <table:table-cell table:formula="of:=MEDIAN([.$L107];[.$R107];[.$X107];[.$AD107];[.$AJ107];[.$AP107];[.$AV107];[.$BB107];[.$BH107];[.$BN107];[.$BT107];[.$BZ107])" office:value-type="float" office:value="1293" calcext:value-type="float">
            <text:p>1293</text:p>
          </table:table-cell>
          <table:table-cell table:formula="of:=MEDIAN([.$M107];[.$S107];[.$Y107];[.$AE107];[.$AK107];[.$AQ107];[.$AW107];[.$BC107];[.$BI107];[.$BO107];[.$BU107];[.$CA107])" office:value-type="float" office:value="0" calcext:value-type="float">
            <text:p>0</text:p>
          </table:table-cell>
          <table:table-cell table:formula="of:=MAX([.$H107];[.$N107];[.$T107];[.$Z107];[.$AF107];[.$AL107];[.$AR107];[.$AX107];[.$BD107];[.$BJ107];[.$BP107];[.$BV107])" office:value-type="float" office:value="900" calcext:value-type="float">
            <text:p>900</text:p>
          </table:table-cell>
          <table:table-cell table:formula="of:=MAX([.$I107];[.$O107];[.$U107];[.$AA107];[.$AG107];[.$AM107];[.$AS107];[.$AY107];[.$BE107];[.$BK107];[.$BQ107];[.$BW107])" office:value-type="float" office:value="900" calcext:value-type="float">
            <text:p>900</text:p>
          </table:table-cell>
          <table:table-cell table:formula="of:=MAX([.$J107];[.$P107];[.$V107];[.$AB107];[.$AH107];[.$AN107];[.$AT107];[.$AZ107];[.$BF107];[.$BL107];[.$BR107];[.$BX107])" office:value-type="float" office:value="1559225" calcext:value-type="float">
            <text:p>1559225</text:p>
          </table:table-cell>
          <table:table-cell table:formula="of:=MAX([.$K107];[.$Q107];[.$W107];[.$AC107];[.$AI107];[.$AO107];[.$AU107];[.$BA107];[.$BG107];[.$BM107];[.$BS107];[.$BY107])" office:value-type="float" office:value="1154885" calcext:value-type="float">
            <text:p>1154885</text:p>
          </table:table-cell>
          <table:table-cell table:formula="of:=MAX([.$L107];[.$R107];[.$X107];[.$AD107];[.$AJ107];[.$AP107];[.$AV107];[.$BB107];[.$BH107];[.$BN107];[.$BT107];[.$BZ107])" office:value-type="float" office:value="1324" calcext:value-type="float">
            <text:p>1324</text:p>
          </table:table-cell>
          <table:table-cell table:formula="of:=MAX([.$M107];[.$S107];[.$Y107];[.$AE107];[.$AK107];[.$AQ107];[.$AW107];[.$BC107];[.$BI107];[.$BO107];[.$BU107];[.$CA1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sit-all/0030-visitall-39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667283" calcext:value-type="float">
            <text:p>3667283</text:p>
          </table:table-cell>
          <table:table-cell office:value-type="float" office:value="3123879" calcext:value-type="float">
            <text:p>312387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71.12" calcext:value-type="float">
            <text:p>171.12</text:p>
          </table:table-cell>
          <table:table-cell office:value-type="float" office:value="169.527" calcext:value-type="float">
            <text:p>169.527</text:p>
          </table:table-cell>
          <table:table-cell office:value-type="float" office:value="1149957" calcext:value-type="float">
            <text:p>1149957</text:p>
          </table:table-cell>
          <table:table-cell office:value-type="float" office:value="851319" calcext:value-type="float">
            <text:p>851319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81.18" calcext:value-type="float">
            <text:p>181.18</text:p>
          </table:table-cell>
          <table:table-cell office:value-type="float" office:value="179.859" calcext:value-type="float">
            <text:p>179.859</text:p>
          </table:table-cell>
          <table:table-cell office:value-type="float" office:value="1253986" calcext:value-type="float">
            <text:p>1253986</text:p>
          </table:table-cell>
          <table:table-cell office:value-type="float" office:value="929543" calcext:value-type="float">
            <text:p>92954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1311" calcext:value-type="float">
            <text:p>13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1313" calcext:value-type="float">
            <text:p>13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MIN([.$H108];[.$N108];[.$T108];[.$Z108];[.$AF108];[.$AL108];[.$AR108];[.$AX108];[.$BD108];[.$BJ108];[.$BP108];[.$BV108])" office:value-type="float" office:value="171.12" calcext:value-type="float">
            <text:p>171.12</text:p>
          </table:table-cell>
          <table:table-cell table:formula="of:=MIN([.$I108];[.$O108];[.$U108];[.$AA108];[.$AG108];[.$AM108];[.$AS108];[.$AY108];[.$BE108];[.$BK108];[.$BQ108];[.$BW108])" office:value-type="float" office:value="169.527" calcext:value-type="float">
            <text:p>169.527</text:p>
          </table:table-cell>
          <table:table-cell table:formula="of:=MIN([.$J108];[.$P108];[.$V108];[.$AB108];[.$AH108];[.$AN108];[.$AT108];[.$AZ108];[.$BF108];[.$BL108];[.$BR108];[.$BX108])" office:value-type="float" office:value="75" calcext:value-type="float">
            <text:p>75</text:p>
          </table:table-cell>
          <table:table-cell table:formula="of:=MIN([.$K108];[.$Q108];[.$W108];[.$AC108];[.$AI108];[.$AO108];[.$AU108];[.$BA108];[.$BG108];[.$BM108];[.$BS108];[.$BY108])" office:value-type="float" office:value="61" calcext:value-type="float">
            <text:p>61</text:p>
          </table:table-cell>
          <table:table-cell table:formula="of:=MIN([.$L108];[.$R108];[.$X108];[.$AD108];[.$AJ108];[.$AP108];[.$AV108];[.$BB108];[.$BH108];[.$BN108];[.$BT108];[.$BZ108])" office:value-type="float" office:value="72" calcext:value-type="float">
            <text:p>72</text:p>
          </table:table-cell>
          <table:table-cell table:formula="of:=MIN([.$M108];[.$S108];[.$Y108];[.$AE108];[.$AK108];[.$AQ108];[.$AW108];[.$BC108];[.$BI108];[.$BO108];[.$BU108];[.$CA108])" office:value-type="float" office:value="0" calcext:value-type="float">
            <text:p>0</text:p>
          </table:table-cell>
          <table:table-cell table:formula="of:=MEDIAN([.$H108];[.$N108];[.$T108];[.$Z108];[.$AF108];[.$AL108];[.$AR108];[.$AX108];[.$BD108];[.$BJ108];[.$BP108];[.$BV108])" office:value-type="float" office:value="900" calcext:value-type="float">
            <text:p>900</text:p>
          </table:table-cell>
          <table:table-cell table:formula="of:=MEDIAN([.$I108];[.$O108];[.$U108];[.$AA108];[.$AG108];[.$AM108];[.$AS108];[.$AY108];[.$BE108];[.$BK108];[.$BQ108];[.$BW108])" office:value-type="float" office:value="900" calcext:value-type="float">
            <text:p>900</text:p>
          </table:table-cell>
          <table:table-cell table:formula="of:=MEDIAN([.$J108];[.$P108];[.$V108];[.$AB108];[.$AH108];[.$AN108];[.$AT108];[.$AZ108];[.$BF108];[.$BL108];[.$BR108];[.$BX108])" office:value-type="float" office:value="78" calcext:value-type="float">
            <text:p>78</text:p>
          </table:table-cell>
          <table:table-cell table:formula="of:=MEDIAN([.$K108];[.$Q108];[.$W108];[.$AC108];[.$AI108];[.$AO108];[.$AU108];[.$BA108];[.$BG108];[.$BM108];[.$BS108];[.$BY108])" office:value-type="float" office:value="68" calcext:value-type="float">
            <text:p>68</text:p>
          </table:table-cell>
          <table:table-cell table:formula="of:=MEDIAN([.$L108];[.$R108];[.$X108];[.$AD108];[.$AJ108];[.$AP108];[.$AV108];[.$BB108];[.$BH108];[.$BN108];[.$BT108];[.$BZ108])" office:value-type="float" office:value="1305" calcext:value-type="float">
            <text:p>1305</text:p>
          </table:table-cell>
          <table:table-cell table:formula="of:=MEDIAN([.$M108];[.$S108];[.$Y108];[.$AE108];[.$AK108];[.$AQ108];[.$AW108];[.$BC108];[.$BI108];[.$BO108];[.$BU108];[.$CA108])" office:value-type="float" office:value="0" calcext:value-type="float">
            <text:p>0</text:p>
          </table:table-cell>
          <table:table-cell table:formula="of:=MAX([.$H108];[.$N108];[.$T108];[.$Z108];[.$AF108];[.$AL108];[.$AR108];[.$AX108];[.$BD108];[.$BJ108];[.$BP108];[.$BV108])" office:value-type="float" office:value="900" calcext:value-type="float">
            <text:p>900</text:p>
          </table:table-cell>
          <table:table-cell table:formula="of:=MAX([.$I108];[.$O108];[.$U108];[.$AA108];[.$AG108];[.$AM108];[.$AS108];[.$AY108];[.$BE108];[.$BK108];[.$BQ108];[.$BW108])" office:value-type="float" office:value="900" calcext:value-type="float">
            <text:p>900</text:p>
          </table:table-cell>
          <table:table-cell table:formula="of:=MAX([.$J108];[.$P108];[.$V108];[.$AB108];[.$AH108];[.$AN108];[.$AT108];[.$AZ108];[.$BF108];[.$BL108];[.$BR108];[.$BX108])" office:value-type="float" office:value="1253986" calcext:value-type="float">
            <text:p>1253986</text:p>
          </table:table-cell>
          <table:table-cell table:formula="of:=MAX([.$K108];[.$Q108];[.$W108];[.$AC108];[.$AI108];[.$AO108];[.$AU108];[.$BA108];[.$BG108];[.$BM108];[.$BS108];[.$BY108])" office:value-type="float" office:value="929543" calcext:value-type="float">
            <text:p>929543</text:p>
          </table:table-cell>
          <table:table-cell table:formula="of:=MAX([.$L108];[.$R108];[.$X108];[.$AD108];[.$AJ108];[.$AP108];[.$AV108];[.$BB108];[.$BH108];[.$BN108];[.$BT108];[.$BZ108])" office:value-type="float" office:value="1322" calcext:value-type="float">
            <text:p>1322</text:p>
          </table:table-cell>
          <table:table-cell table:formula="of:=MAX([.$M108];[.$S108];[.$Y108];[.$AE108];[.$AK108];[.$AQ108];[.$AW108];[.$BC108];[.$BI108];[.$BO108];[.$BU108];[.$CA10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sit-all/0031-visitall-39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560085" calcext:value-type="float">
            <text:p>3560085</text:p>
          </table:table-cell>
          <table:table-cell office:value-type="float" office:value="3016313" calcext:value-type="float">
            <text:p>301631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1.03" calcext:value-type="float">
            <text:p>141.03</text:p>
          </table:table-cell>
          <table:table-cell office:value-type="float" office:value="140.057" calcext:value-type="float">
            <text:p>140.057</text:p>
          </table:table-cell>
          <table:table-cell office:value-type="float" office:value="1085460" calcext:value-type="float">
            <text:p>1085460</text:p>
          </table:table-cell>
          <table:table-cell office:value-type="float" office:value="788574" calcext:value-type="float">
            <text:p>78857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63.01" calcext:value-type="float">
            <text:p>163.01</text:p>
          </table:table-cell>
          <table:table-cell office:value-type="float" office:value="161.667" calcext:value-type="float">
            <text:p>161.667</text:p>
          </table:table-cell>
          <table:table-cell office:value-type="float" office:value="1179527" calcext:value-type="float">
            <text:p>1179527</text:p>
          </table:table-cell>
          <table:table-cell office:value-type="float" office:value="880752" calcext:value-type="float">
            <text:p>88075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1313" calcext:value-type="float">
            <text:p>13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1339" calcext:value-type="float">
            <text:p>13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1336" calcext:value-type="float">
            <text:p>13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  <table:table-cell table:formula="of:=MIN([.$H109];[.$N109];[.$T109];[.$Z109];[.$AF109];[.$AL109];[.$AR109];[.$AX109];[.$BD109];[.$BJ109];[.$BP109];[.$BV109])" office:value-type="float" office:value="141.03" calcext:value-type="float">
            <text:p>141.03</text:p>
          </table:table-cell>
          <table:table-cell table:formula="of:=MIN([.$I109];[.$O109];[.$U109];[.$AA109];[.$AG109];[.$AM109];[.$AS109];[.$AY109];[.$BE109];[.$BK109];[.$BQ109];[.$BW109])" office:value-type="float" office:value="140.057" calcext:value-type="float">
            <text:p>140.057</text:p>
          </table:table-cell>
          <table:table-cell table:formula="of:=MIN([.$J109];[.$P109];[.$V109];[.$AB109];[.$AH109];[.$AN109];[.$AT109];[.$AZ109];[.$BF109];[.$BL109];[.$BR109];[.$BX109])" office:value-type="float" office:value="95" calcext:value-type="float">
            <text:p>95</text:p>
          </table:table-cell>
          <table:table-cell table:formula="of:=MIN([.$K109];[.$Q109];[.$W109];[.$AC109];[.$AI109];[.$AO109];[.$AU109];[.$BA109];[.$BG109];[.$BM109];[.$BS109];[.$BY109])" office:value-type="float" office:value="84" calcext:value-type="float">
            <text:p>84</text:p>
          </table:table-cell>
          <table:table-cell table:formula="of:=MIN([.$L109];[.$R109];[.$X109];[.$AD109];[.$AJ109];[.$AP109];[.$AV109];[.$BB109];[.$BH109];[.$BN109];[.$BT109];[.$BZ109])" office:value-type="float" office:value="68" calcext:value-type="float">
            <text:p>68</text:p>
          </table:table-cell>
          <table:table-cell table:formula="of:=MIN([.$M109];[.$S109];[.$Y109];[.$AE109];[.$AK109];[.$AQ109];[.$AW109];[.$BC109];[.$BI109];[.$BO109];[.$BU109];[.$CA109])" office:value-type="float" office:value="0" calcext:value-type="float">
            <text:p>0</text:p>
          </table:table-cell>
          <table:table-cell table:formula="of:=MEDIAN([.$H109];[.$N109];[.$T109];[.$Z109];[.$AF109];[.$AL109];[.$AR109];[.$AX109];[.$BD109];[.$BJ109];[.$BP109];[.$BV109])" office:value-type="float" office:value="900" calcext:value-type="float">
            <text:p>900</text:p>
          </table:table-cell>
          <table:table-cell table:formula="of:=MEDIAN([.$I109];[.$O109];[.$U109];[.$AA109];[.$AG109];[.$AM109];[.$AS109];[.$AY109];[.$BE109];[.$BK109];[.$BQ109];[.$BW109])" office:value-type="float" office:value="900" calcext:value-type="float">
            <text:p>900</text:p>
          </table:table-cell>
          <table:table-cell table:formula="of:=MEDIAN([.$J109];[.$P109];[.$V109];[.$AB109];[.$AH109];[.$AN109];[.$AT109];[.$AZ109];[.$BF109];[.$BL109];[.$BR109];[.$BX109])" office:value-type="float" office:value="100" calcext:value-type="float">
            <text:p>100</text:p>
          </table:table-cell>
          <table:table-cell table:formula="of:=MEDIAN([.$K109];[.$Q109];[.$W109];[.$AC109];[.$AI109];[.$AO109];[.$AU109];[.$BA109];[.$BG109];[.$BM109];[.$BS109];[.$BY109])" office:value-type="float" office:value="86" calcext:value-type="float">
            <text:p>86</text:p>
          </table:table-cell>
          <table:table-cell table:formula="of:=MEDIAN([.$L109];[.$R109];[.$X109];[.$AD109];[.$AJ109];[.$AP109];[.$AV109];[.$BB109];[.$BH109];[.$BN109];[.$BT109];[.$BZ109])" office:value-type="float" office:value="1307.5" calcext:value-type="float">
            <text:p>1307.5</text:p>
          </table:table-cell>
          <table:table-cell table:formula="of:=MEDIAN([.$M109];[.$S109];[.$Y109];[.$AE109];[.$AK109];[.$AQ109];[.$AW109];[.$BC109];[.$BI109];[.$BO109];[.$BU109];[.$CA109])" office:value-type="float" office:value="0" calcext:value-type="float">
            <text:p>0</text:p>
          </table:table-cell>
          <table:table-cell table:formula="of:=MAX([.$H109];[.$N109];[.$T109];[.$Z109];[.$AF109];[.$AL109];[.$AR109];[.$AX109];[.$BD109];[.$BJ109];[.$BP109];[.$BV109])" office:value-type="float" office:value="900" calcext:value-type="float">
            <text:p>900</text:p>
          </table:table-cell>
          <table:table-cell table:formula="of:=MAX([.$I109];[.$O109];[.$U109];[.$AA109];[.$AG109];[.$AM109];[.$AS109];[.$AY109];[.$BE109];[.$BK109];[.$BQ109];[.$BW109])" office:value-type="float" office:value="900" calcext:value-type="float">
            <text:p>900</text:p>
          </table:table-cell>
          <table:table-cell table:formula="of:=MAX([.$J109];[.$P109];[.$V109];[.$AB109];[.$AH109];[.$AN109];[.$AT109];[.$AZ109];[.$BF109];[.$BL109];[.$BR109];[.$BX109])" office:value-type="float" office:value="1179527" calcext:value-type="float">
            <text:p>1179527</text:p>
          </table:table-cell>
          <table:table-cell table:formula="of:=MAX([.$K109];[.$Q109];[.$W109];[.$AC109];[.$AI109];[.$AO109];[.$AU109];[.$BA109];[.$BG109];[.$BM109];[.$BS109];[.$BY109])" office:value-type="float" office:value="880752" calcext:value-type="float">
            <text:p>880752</text:p>
          </table:table-cell>
          <table:table-cell table:formula="of:=MAX([.$L109];[.$R109];[.$X109];[.$AD109];[.$AJ109];[.$AP109];[.$AV109];[.$BB109];[.$BH109];[.$BN109];[.$BT109];[.$BZ109])" office:value-type="float" office:value="1339" calcext:value-type="float">
            <text:p>1339</text:p>
          </table:table-cell>
          <table:table-cell table:formula="of:=MAX([.$M109];[.$S109];[.$Y109];[.$AE109];[.$AK109];[.$AQ109];[.$AW109];[.$BC109];[.$BI109];[.$BO109];[.$BU109];[.$CA10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sit-all/0037-visitall-73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605913" calcext:value-type="float">
            <text:p>3605913</text:p>
          </table:table-cell>
          <table:table-cell office:value-type="float" office:value="2967429" calcext:value-type="float">
            <text:p>296742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509598" calcext:value-type="float">
            <text:p>3509598</text:p>
          </table:table-cell>
          <table:table-cell office:value-type="float" office:value="2750193" calcext:value-type="float">
            <text:p>275019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115913" calcext:value-type="float">
            <text:p>4115913</text:p>
          </table:table-cell>
          <table:table-cell office:value-type="float" office:value="3160599" calcext:value-type="float">
            <text:p>316059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</text:p>
          </table:table-cell>
          <table:table-cell table:formula="of:=MIN([.$H110];[.$N110];[.$T110];[.$Z110];[.$AF110];[.$AL110];[.$AR110];[.$AX110];[.$BD110];[.$BJ110];[.$BP110];[.$BV110])" office:value-type="float" office:value="900" calcext:value-type="float">
            <text:p>900</text:p>
          </table:table-cell>
          <table:table-cell table:formula="of:=MIN([.$I110];[.$O110];[.$U110];[.$AA110];[.$AG110];[.$AM110];[.$AS110];[.$AY110];[.$BE110];[.$BK110];[.$BQ110];[.$BW110])" office:value-type="float" office:value="900" calcext:value-type="float">
            <text:p>900</text:p>
          </table:table-cell>
          <table:table-cell table:formula="of:=MIN([.$J110];[.$P110];[.$V110];[.$AB110];[.$AH110];[.$AN110];[.$AT110];[.$AZ110];[.$BF110];[.$BL110];[.$BR110];[.$BX110])" office:value-type="float" office:value="77" calcext:value-type="float">
            <text:p>77</text:p>
          </table:table-cell>
          <table:table-cell table:formula="of:=MIN([.$K110];[.$Q110];[.$W110];[.$AC110];[.$AI110];[.$AO110];[.$AU110];[.$BA110];[.$BG110];[.$BM110];[.$BS110];[.$BY110])" office:value-type="float" office:value="71" calcext:value-type="float">
            <text:p>71</text:p>
          </table:table-cell>
          <table:table-cell table:formula="of:=MIN([.$L110];[.$R110];[.$X110];[.$AD110];[.$AJ110];[.$AP110];[.$AV110];[.$BB110];[.$BH110];[.$BN110];[.$BT110];[.$BZ110])" office:value-type="float" office:value="111" calcext:value-type="float">
            <text:p>111</text:p>
          </table:table-cell>
          <table:table-cell table:formula="of:=MIN([.$M110];[.$S110];[.$Y110];[.$AE110];[.$AK110];[.$AQ110];[.$AW110];[.$BC110];[.$BI110];[.$BO110];[.$BU110];[.$CA110])" office:value-type="float" office:value="0" calcext:value-type="float">
            <text:p>0</text:p>
          </table:table-cell>
          <table:table-cell table:formula="of:=MEDIAN([.$H110];[.$N110];[.$T110];[.$Z110];[.$AF110];[.$AL110];[.$AR110];[.$AX110];[.$BD110];[.$BJ110];[.$BP110];[.$BV110])" office:value-type="float" office:value="900" calcext:value-type="float">
            <text:p>900</text:p>
          </table:table-cell>
          <table:table-cell table:formula="of:=MEDIAN([.$I110];[.$O110];[.$U110];[.$AA110];[.$AG110];[.$AM110];[.$AS110];[.$AY110];[.$BE110];[.$BK110];[.$BQ110];[.$BW110])" office:value-type="float" office:value="900" calcext:value-type="float">
            <text:p>900</text:p>
          </table:table-cell>
          <table:table-cell table:formula="of:=MEDIAN([.$J110];[.$P110];[.$V110];[.$AB110];[.$AH110];[.$AN110];[.$AT110];[.$AZ110];[.$BF110];[.$BL110];[.$BR110];[.$BX110])" office:value-type="float" office:value="81" calcext:value-type="float">
            <text:p>81</text:p>
          </table:table-cell>
          <table:table-cell table:formula="of:=MEDIAN([.$K110];[.$Q110];[.$W110];[.$AC110];[.$AI110];[.$AO110];[.$AU110];[.$BA110];[.$BG110];[.$BM110];[.$BS110];[.$BY110])" office:value-type="float" office:value="71" calcext:value-type="float">
            <text:p>71</text:p>
          </table:table-cell>
          <table:table-cell table:formula="of:=MEDIAN([.$L110];[.$R110];[.$X110];[.$AD110];[.$AJ110];[.$AP110];[.$AV110];[.$BB110];[.$BH110];[.$BN110];[.$BT110];[.$BZ110])" office:value-type="float" office:value="1956" calcext:value-type="float">
            <text:p>1956</text:p>
          </table:table-cell>
          <table:table-cell table:formula="of:=MEDIAN([.$M110];[.$S110];[.$Y110];[.$AE110];[.$AK110];[.$AQ110];[.$AW110];[.$BC110];[.$BI110];[.$BO110];[.$BU110];[.$CA110])" office:value-type="float" office:value="0" calcext:value-type="float">
            <text:p>0</text:p>
          </table:table-cell>
          <table:table-cell table:formula="of:=MAX([.$H110];[.$N110];[.$T110];[.$Z110];[.$AF110];[.$AL110];[.$AR110];[.$AX110];[.$BD110];[.$BJ110];[.$BP110];[.$BV110])" office:value-type="float" office:value="900" calcext:value-type="float">
            <text:p>900</text:p>
          </table:table-cell>
          <table:table-cell table:formula="of:=MAX([.$I110];[.$O110];[.$U110];[.$AA110];[.$AG110];[.$AM110];[.$AS110];[.$AY110];[.$BE110];[.$BK110];[.$BQ110];[.$BW110])" office:value-type="float" office:value="900" calcext:value-type="float">
            <text:p>900</text:p>
          </table:table-cell>
          <table:table-cell table:formula="of:=MAX([.$J110];[.$P110];[.$V110];[.$AB110];[.$AH110];[.$AN110];[.$AT110];[.$AZ110];[.$BF110];[.$BL110];[.$BR110];[.$BX110])" office:value-type="float" office:value="4115913" calcext:value-type="float">
            <text:p>4115913</text:p>
          </table:table-cell>
          <table:table-cell table:formula="of:=MAX([.$K110];[.$Q110];[.$W110];[.$AC110];[.$AI110];[.$AO110];[.$AU110];[.$BA110];[.$BG110];[.$BM110];[.$BS110];[.$BY110])" office:value-type="float" office:value="3160599" calcext:value-type="float">
            <text:p>3160599</text:p>
          </table:table-cell>
          <table:table-cell table:formula="of:=MAX([.$L110];[.$R110];[.$X110];[.$AD110];[.$AJ110];[.$AP110];[.$AV110];[.$BB110];[.$BH110];[.$BN110];[.$BT110];[.$BZ110])" office:value-type="float" office:value="1998" calcext:value-type="float">
            <text:p>1998</text:p>
          </table:table-cell>
          <table:table-cell table:formula="of:=MAX([.$M110];[.$S110];[.$Y110];[.$AE110];[.$AK110];[.$AQ110];[.$AW110];[.$BC110];[.$BI110];[.$BO110];[.$BU110];[.$CA1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sit-all/0040-visitall-73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726249" calcext:value-type="float">
            <text:p>3726249</text:p>
          </table:table-cell>
          <table:table-cell office:value-type="float" office:value="3149675" calcext:value-type="float">
            <text:p>314967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147512" calcext:value-type="float">
            <text:p>3147512</text:p>
          </table:table-cell>
          <table:table-cell office:value-type="float" office:value="2425212" calcext:value-type="float">
            <text:p>2425212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534259" calcext:value-type="float">
            <text:p>3534259</text:p>
          </table:table-cell>
          <table:table-cell office:value-type="float" office:value="2727000" calcext:value-type="float">
            <text:p>272700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table:formula="of:=MIN([.$H111];[.$N111];[.$T111];[.$Z111];[.$AF111];[.$AL111];[.$AR111];[.$AX111];[.$BD111];[.$BJ111];[.$BP111];[.$BV111])" office:value-type="float" office:value="900" calcext:value-type="float">
            <text:p>900</text:p>
          </table:table-cell>
          <table:table-cell table:formula="of:=MIN([.$I111];[.$O111];[.$U111];[.$AA111];[.$AG111];[.$AM111];[.$AS111];[.$AY111];[.$BE111];[.$BK111];[.$BQ111];[.$BW111])" office:value-type="float" office:value="900" calcext:value-type="float">
            <text:p>900</text:p>
          </table:table-cell>
          <table:table-cell table:formula="of:=MIN([.$J111];[.$P111];[.$V111];[.$AB111];[.$AH111];[.$AN111];[.$AT111];[.$AZ111];[.$BF111];[.$BL111];[.$BR111];[.$BX111])" office:value-type="float" office:value="67" calcext:value-type="float">
            <text:p>67</text:p>
          </table:table-cell>
          <table:table-cell table:formula="of:=MIN([.$K111];[.$Q111];[.$W111];[.$AC111];[.$AI111];[.$AO111];[.$AU111];[.$BA111];[.$BG111];[.$BM111];[.$BS111];[.$BY111])" office:value-type="float" office:value="56" calcext:value-type="float">
            <text:p>56</text:p>
          </table:table-cell>
          <table:table-cell table:formula="of:=MIN([.$L111];[.$R111];[.$X111];[.$AD111];[.$AJ111];[.$AP111];[.$AV111];[.$BB111];[.$BH111];[.$BN111];[.$BT111];[.$BZ111])" office:value-type="float" office:value="113" calcext:value-type="float">
            <text:p>113</text:p>
          </table:table-cell>
          <table:table-cell table:formula="of:=MIN([.$M111];[.$S111];[.$Y111];[.$AE111];[.$AK111];[.$AQ111];[.$AW111];[.$BC111];[.$BI111];[.$BO111];[.$BU111];[.$CA111])" office:value-type="float" office:value="0" calcext:value-type="float">
            <text:p>0</text:p>
          </table:table-cell>
          <table:table-cell table:formula="of:=MEDIAN([.$H111];[.$N111];[.$T111];[.$Z111];[.$AF111];[.$AL111];[.$AR111];[.$AX111];[.$BD111];[.$BJ111];[.$BP111];[.$BV111])" office:value-type="float" office:value="900" calcext:value-type="float">
            <text:p>900</text:p>
          </table:table-cell>
          <table:table-cell table:formula="of:=MEDIAN([.$I111];[.$O111];[.$U111];[.$AA111];[.$AG111];[.$AM111];[.$AS111];[.$AY111];[.$BE111];[.$BK111];[.$BQ111];[.$BW111])" office:value-type="float" office:value="900" calcext:value-type="float">
            <text:p>900</text:p>
          </table:table-cell>
          <table:table-cell table:formula="of:=MEDIAN([.$J111];[.$P111];[.$V111];[.$AB111];[.$AH111];[.$AN111];[.$AT111];[.$AZ111];[.$BF111];[.$BL111];[.$BR111];[.$BX111])" office:value-type="float" office:value="80" calcext:value-type="float">
            <text:p>80</text:p>
          </table:table-cell>
          <table:table-cell table:formula="of:=MEDIAN([.$K111];[.$Q111];[.$W111];[.$AC111];[.$AI111];[.$AO111];[.$AU111];[.$BA111];[.$BG111];[.$BM111];[.$BS111];[.$BY111])" office:value-type="float" office:value="71" calcext:value-type="float">
            <text:p>71</text:p>
          </table:table-cell>
          <table:table-cell table:formula="of:=MEDIAN([.$L111];[.$R111];[.$X111];[.$AD111];[.$AJ111];[.$AP111];[.$AV111];[.$BB111];[.$BH111];[.$BN111];[.$BT111];[.$BZ111])" office:value-type="float" office:value="1967" calcext:value-type="float">
            <text:p>1967</text:p>
          </table:table-cell>
          <table:table-cell table:formula="of:=MEDIAN([.$M111];[.$S111];[.$Y111];[.$AE111];[.$AK111];[.$AQ111];[.$AW111];[.$BC111];[.$BI111];[.$BO111];[.$BU111];[.$CA111])" office:value-type="float" office:value="0" calcext:value-type="float">
            <text:p>0</text:p>
          </table:table-cell>
          <table:table-cell table:formula="of:=MAX([.$H111];[.$N111];[.$T111];[.$Z111];[.$AF111];[.$AL111];[.$AR111];[.$AX111];[.$BD111];[.$BJ111];[.$BP111];[.$BV111])" office:value-type="float" office:value="900" calcext:value-type="float">
            <text:p>900</text:p>
          </table:table-cell>
          <table:table-cell table:formula="of:=MAX([.$I111];[.$O111];[.$U111];[.$AA111];[.$AG111];[.$AM111];[.$AS111];[.$AY111];[.$BE111];[.$BK111];[.$BQ111];[.$BW111])" office:value-type="float" office:value="900" calcext:value-type="float">
            <text:p>900</text:p>
          </table:table-cell>
          <table:table-cell table:formula="of:=MAX([.$J111];[.$P111];[.$V111];[.$AB111];[.$AH111];[.$AN111];[.$AT111];[.$AZ111];[.$BF111];[.$BL111];[.$BR111];[.$BX111])" office:value-type="float" office:value="3534259" calcext:value-type="float">
            <text:p>3534259</text:p>
          </table:table-cell>
          <table:table-cell table:formula="of:=MAX([.$K111];[.$Q111];[.$W111];[.$AC111];[.$AI111];[.$AO111];[.$AU111];[.$BA111];[.$BG111];[.$BM111];[.$BS111];[.$BY111])" office:value-type="float" office:value="2727000" calcext:value-type="float">
            <text:p>2727000</text:p>
          </table:table-cell>
          <table:table-cell table:formula="of:=MAX([.$L111];[.$R111];[.$X111];[.$AD111];[.$AJ111];[.$AP111];[.$AV111];[.$BB111];[.$BH111];[.$BN111];[.$BT111];[.$BZ111])" office:value-type="float" office:value="1998" calcext:value-type="float">
            <text:p>1998</text:p>
          </table:table-cell>
          <table:table-cell table:formula="of:=MAX([.$M111];[.$S111];[.$Y111];[.$AE111];[.$AK111];[.$AQ111];[.$AW111];[.$BC111];[.$BI111];[.$BO111];[.$BU111];[.$CA1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sit-all/0057-visitall-79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615165" calcext:value-type="float">
            <text:p>3615165</text:p>
          </table:table-cell>
          <table:table-cell office:value-type="float" office:value="3056972" calcext:value-type="float">
            <text:p>305697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962234" calcext:value-type="float">
            <text:p>3962234</text:p>
          </table:table-cell>
          <table:table-cell office:value-type="float" office:value="3043659" calcext:value-type="float">
            <text:p>304365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711521" calcext:value-type="float">
            <text:p>3711521</text:p>
          </table:table-cell>
          <table:table-cell office:value-type="float" office:value="2844912" calcext:value-type="float">
            <text:p>2844912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table:formula="of:=MIN([.$H112];[.$N112];[.$T112];[.$Z112];[.$AF112];[.$AL112];[.$AR112];[.$AX112];[.$BD112];[.$BJ112];[.$BP112];[.$BV112])" office:value-type="float" office:value="900" calcext:value-type="float">
            <text:p>900</text:p>
          </table:table-cell>
          <table:table-cell table:formula="of:=MIN([.$I112];[.$O112];[.$U112];[.$AA112];[.$AG112];[.$AM112];[.$AS112];[.$AY112];[.$BE112];[.$BK112];[.$BQ112];[.$BW112])" office:value-type="float" office:value="900" calcext:value-type="float">
            <text:p>900</text:p>
          </table:table-cell>
          <table:table-cell table:formula="of:=MIN([.$J112];[.$P112];[.$V112];[.$AB112];[.$AH112];[.$AN112];[.$AT112];[.$AZ112];[.$BF112];[.$BL112];[.$BR112];[.$BX112])" office:value-type="float" office:value="76" calcext:value-type="float">
            <text:p>76</text:p>
          </table:table-cell>
          <table:table-cell table:formula="of:=MIN([.$K112];[.$Q112];[.$W112];[.$AC112];[.$AI112];[.$AO112];[.$AU112];[.$BA112];[.$BG112];[.$BM112];[.$BS112];[.$BY112])" office:value-type="float" office:value="68" calcext:value-type="float">
            <text:p>68</text:p>
          </table:table-cell>
          <table:table-cell table:formula="of:=MIN([.$L112];[.$R112];[.$X112];[.$AD112];[.$AJ112];[.$AP112];[.$AV112];[.$BB112];[.$BH112];[.$BN112];[.$BT112];[.$BZ112])" office:value-type="float" office:value="113" calcext:value-type="float">
            <text:p>113</text:p>
          </table:table-cell>
          <table:table-cell table:formula="of:=MIN([.$M112];[.$S112];[.$Y112];[.$AE112];[.$AK112];[.$AQ112];[.$AW112];[.$BC112];[.$BI112];[.$BO112];[.$BU112];[.$CA112])" office:value-type="float" office:value="0" calcext:value-type="float">
            <text:p>0</text:p>
          </table:table-cell>
          <table:table-cell table:formula="of:=MEDIAN([.$H112];[.$N112];[.$T112];[.$Z112];[.$AF112];[.$AL112];[.$AR112];[.$AX112];[.$BD112];[.$BJ112];[.$BP112];[.$BV112])" office:value-type="float" office:value="900" calcext:value-type="float">
            <text:p>900</text:p>
          </table:table-cell>
          <table:table-cell table:formula="of:=MEDIAN([.$I112];[.$O112];[.$U112];[.$AA112];[.$AG112];[.$AM112];[.$AS112];[.$AY112];[.$BE112];[.$BK112];[.$BQ112];[.$BW112])" office:value-type="float" office:value="900" calcext:value-type="float">
            <text:p>900</text:p>
          </table:table-cell>
          <table:table-cell table:formula="of:=MEDIAN([.$J112];[.$P112];[.$V112];[.$AB112];[.$AH112];[.$AN112];[.$AT112];[.$AZ112];[.$BF112];[.$BL112];[.$BR112];[.$BX112])" office:value-type="float" office:value="78" calcext:value-type="float">
            <text:p>78</text:p>
          </table:table-cell>
          <table:table-cell table:formula="of:=MEDIAN([.$K112];[.$Q112];[.$W112];[.$AC112];[.$AI112];[.$AO112];[.$AU112];[.$BA112];[.$BG112];[.$BM112];[.$BS112];[.$BY112])" office:value-type="float" office:value="71" calcext:value-type="float">
            <text:p>71</text:p>
          </table:table-cell>
          <table:table-cell table:formula="of:=MEDIAN([.$L112];[.$R112];[.$X112];[.$AD112];[.$AJ112];[.$AP112];[.$AV112];[.$BB112];[.$BH112];[.$BN112];[.$BT112];[.$BZ112])" office:value-type="float" office:value="1968.5" calcext:value-type="float">
            <text:p>1968.5</text:p>
          </table:table-cell>
          <table:table-cell table:formula="of:=MEDIAN([.$M112];[.$S112];[.$Y112];[.$AE112];[.$AK112];[.$AQ112];[.$AW112];[.$BC112];[.$BI112];[.$BO112];[.$BU112];[.$CA112])" office:value-type="float" office:value="0" calcext:value-type="float">
            <text:p>0</text:p>
          </table:table-cell>
          <table:table-cell table:formula="of:=MAX([.$H112];[.$N112];[.$T112];[.$Z112];[.$AF112];[.$AL112];[.$AR112];[.$AX112];[.$BD112];[.$BJ112];[.$BP112];[.$BV112])" office:value-type="float" office:value="900" calcext:value-type="float">
            <text:p>900</text:p>
          </table:table-cell>
          <table:table-cell table:formula="of:=MAX([.$I112];[.$O112];[.$U112];[.$AA112];[.$AG112];[.$AM112];[.$AS112];[.$AY112];[.$BE112];[.$BK112];[.$BQ112];[.$BW112])" office:value-type="float" office:value="900" calcext:value-type="float">
            <text:p>900</text:p>
          </table:table-cell>
          <table:table-cell table:formula="of:=MAX([.$J112];[.$P112];[.$V112];[.$AB112];[.$AH112];[.$AN112];[.$AT112];[.$AZ112];[.$BF112];[.$BL112];[.$BR112];[.$BX112])" office:value-type="float" office:value="3962234" calcext:value-type="float">
            <text:p>3962234</text:p>
          </table:table-cell>
          <table:table-cell table:formula="of:=MAX([.$K112];[.$Q112];[.$W112];[.$AC112];[.$AI112];[.$AO112];[.$AU112];[.$BA112];[.$BG112];[.$BM112];[.$BS112];[.$BY112])" office:value-type="float" office:value="3043659" calcext:value-type="float">
            <text:p>3043659</text:p>
          </table:table-cell>
          <table:table-cell table:formula="of:=MAX([.$L112];[.$R112];[.$X112];[.$AD112];[.$AJ112];[.$AP112];[.$AV112];[.$BB112];[.$BH112];[.$BN112];[.$BT112];[.$BZ112])" office:value-type="float" office:value="1990" calcext:value-type="float">
            <text:p>1990</text:p>
          </table:table-cell>
          <table:table-cell table:formula="of:=MAX([.$M112];[.$S112];[.$Y112];[.$AE112];[.$AK112];[.$AQ112];[.$AW112];[.$BC112];[.$BI112];[.$BO112];[.$BU112];[.$CA1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sit-all/0059-visitall-79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888424" calcext:value-type="float">
            <text:p>3888424</text:p>
          </table:table-cell>
          <table:table-cell office:value-type="float" office:value="3308904" calcext:value-type="float">
            <text:p>330890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286536" calcext:value-type="float">
            <text:p>3286536</text:p>
          </table:table-cell>
          <table:table-cell office:value-type="float" office:value="2556990" calcext:value-type="float">
            <text:p>255699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965786" calcext:value-type="float">
            <text:p>3965786</text:p>
          </table:table-cell>
          <table:table-cell office:value-type="float" office:value="3159149" calcext:value-type="float">
            <text:p>315914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1954" calcext:value-type="float">
            <text:p>19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table:formula="of:=MIN([.$H113];[.$N113];[.$T113];[.$Z113];[.$AF113];[.$AL113];[.$AR113];[.$AX113];[.$BD113];[.$BJ113];[.$BP113];[.$BV113])" office:value-type="float" office:value="900" calcext:value-type="float">
            <text:p>900</text:p>
          </table:table-cell>
          <table:table-cell table:formula="of:=MIN([.$I113];[.$O113];[.$U113];[.$AA113];[.$AG113];[.$AM113];[.$AS113];[.$AY113];[.$BE113];[.$BK113];[.$BQ113];[.$BW113])" office:value-type="float" office:value="900" calcext:value-type="float">
            <text:p>900</text:p>
          </table:table-cell>
          <table:table-cell table:formula="of:=MIN([.$J113];[.$P113];[.$V113];[.$AB113];[.$AH113];[.$AN113];[.$AT113];[.$AZ113];[.$BF113];[.$BL113];[.$BR113];[.$BX113])" office:value-type="float" office:value="63" calcext:value-type="float">
            <text:p>63</text:p>
          </table:table-cell>
          <table:table-cell table:formula="of:=MIN([.$K113];[.$Q113];[.$W113];[.$AC113];[.$AI113];[.$AO113];[.$AU113];[.$BA113];[.$BG113];[.$BM113];[.$BS113];[.$BY113])" office:value-type="float" office:value="56" calcext:value-type="float">
            <text:p>56</text:p>
          </table:table-cell>
          <table:table-cell table:formula="of:=MIN([.$L113];[.$R113];[.$X113];[.$AD113];[.$AJ113];[.$AP113];[.$AV113];[.$BB113];[.$BH113];[.$BN113];[.$BT113];[.$BZ113])" office:value-type="float" office:value="110" calcext:value-type="float">
            <text:p>110</text:p>
          </table:table-cell>
          <table:table-cell table:formula="of:=MIN([.$M113];[.$S113];[.$Y113];[.$AE113];[.$AK113];[.$AQ113];[.$AW113];[.$BC113];[.$BI113];[.$BO113];[.$BU113];[.$CA113])" office:value-type="float" office:value="0" calcext:value-type="float">
            <text:p>0</text:p>
          </table:table-cell>
          <table:table-cell table:formula="of:=MEDIAN([.$H113];[.$N113];[.$T113];[.$Z113];[.$AF113];[.$AL113];[.$AR113];[.$AX113];[.$BD113];[.$BJ113];[.$BP113];[.$BV113])" office:value-type="float" office:value="900" calcext:value-type="float">
            <text:p>900</text:p>
          </table:table-cell>
          <table:table-cell table:formula="of:=MEDIAN([.$I113];[.$O113];[.$U113];[.$AA113];[.$AG113];[.$AM113];[.$AS113];[.$AY113];[.$BE113];[.$BK113];[.$BQ113];[.$BW113])" office:value-type="float" office:value="900" calcext:value-type="float">
            <text:p>900</text:p>
          </table:table-cell>
          <table:table-cell table:formula="of:=MEDIAN([.$J113];[.$P113];[.$V113];[.$AB113];[.$AH113];[.$AN113];[.$AT113];[.$AZ113];[.$BF113];[.$BL113];[.$BR113];[.$BX113])" office:value-type="float" office:value="74" calcext:value-type="float">
            <text:p>74</text:p>
          </table:table-cell>
          <table:table-cell table:formula="of:=MEDIAN([.$K113];[.$Q113];[.$W113];[.$AC113];[.$AI113];[.$AO113];[.$AU113];[.$BA113];[.$BG113];[.$BM113];[.$BS113];[.$BY113])" office:value-type="float" office:value="64" calcext:value-type="float">
            <text:p>64</text:p>
          </table:table-cell>
          <table:table-cell table:formula="of:=MEDIAN([.$L113];[.$R113];[.$X113];[.$AD113];[.$AJ113];[.$AP113];[.$AV113];[.$BB113];[.$BH113];[.$BN113];[.$BT113];[.$BZ113])" office:value-type="float" office:value="1957.5" calcext:value-type="float">
            <text:p>1957.5</text:p>
          </table:table-cell>
          <table:table-cell table:formula="of:=MEDIAN([.$M113];[.$S113];[.$Y113];[.$AE113];[.$AK113];[.$AQ113];[.$AW113];[.$BC113];[.$BI113];[.$BO113];[.$BU113];[.$CA113])" office:value-type="float" office:value="0" calcext:value-type="float">
            <text:p>0</text:p>
          </table:table-cell>
          <table:table-cell table:formula="of:=MAX([.$H113];[.$N113];[.$T113];[.$Z113];[.$AF113];[.$AL113];[.$AR113];[.$AX113];[.$BD113];[.$BJ113];[.$BP113];[.$BV113])" office:value-type="float" office:value="900" calcext:value-type="float">
            <text:p>900</text:p>
          </table:table-cell>
          <table:table-cell table:formula="of:=MAX([.$I113];[.$O113];[.$U113];[.$AA113];[.$AG113];[.$AM113];[.$AS113];[.$AY113];[.$BE113];[.$BK113];[.$BQ113];[.$BW113])" office:value-type="float" office:value="900" calcext:value-type="float">
            <text:p>900</text:p>
          </table:table-cell>
          <table:table-cell table:formula="of:=MAX([.$J113];[.$P113];[.$V113];[.$AB113];[.$AH113];[.$AN113];[.$AT113];[.$AZ113];[.$BF113];[.$BL113];[.$BR113];[.$BX113])" office:value-type="float" office:value="3965786" calcext:value-type="float">
            <text:p>3965786</text:p>
          </table:table-cell>
          <table:table-cell table:formula="of:=MAX([.$K113];[.$Q113];[.$W113];[.$AC113];[.$AI113];[.$AO113];[.$AU113];[.$BA113];[.$BG113];[.$BM113];[.$BS113];[.$BY113])" office:value-type="float" office:value="3159149" calcext:value-type="float">
            <text:p>3159149</text:p>
          </table:table-cell>
          <table:table-cell table:formula="of:=MAX([.$L113];[.$R113];[.$X113];[.$AD113];[.$AJ113];[.$AP113];[.$AV113];[.$BB113];[.$BH113];[.$BN113];[.$BT113];[.$BZ113])" office:value-type="float" office:value="2012" calcext:value-type="float">
            <text:p>2012</text:p>
          </table:table-cell>
          <table:table-cell table:formula="of:=MAX([.$M113];[.$S113];[.$Y113];[.$AE113];[.$AK113];[.$AQ113];[.$AW113];[.$BC113];[.$BI113];[.$BO113];[.$BU113];[.$CA1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sit-all/0060-visitall-79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309864" calcext:value-type="float">
            <text:p>3309864</text:p>
          </table:table-cell>
          <table:table-cell office:value-type="float" office:value="2733718" calcext:value-type="float">
            <text:p>273371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590930" calcext:value-type="float">
            <text:p>3590930</text:p>
          </table:table-cell>
          <table:table-cell office:value-type="float" office:value="2805780" calcext:value-type="float">
            <text:p>280578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057107" calcext:value-type="float">
            <text:p>4057107</text:p>
          </table:table-cell>
          <table:table-cell office:value-type="float" office:value="3118746" calcext:value-type="float">
            <text:p>3118746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1946" calcext:value-type="float">
            <text:p>19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1954" calcext:value-type="float">
            <text:p>19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  <table:table-cell table:formula="of:=MIN([.$H114];[.$N114];[.$T114];[.$Z114];[.$AF114];[.$AL114];[.$AR114];[.$AX114];[.$BD114];[.$BJ114];[.$BP114];[.$BV114])" office:value-type="float" office:value="900" calcext:value-type="float">
            <text:p>900</text:p>
          </table:table-cell>
          <table:table-cell table:formula="of:=MIN([.$I114];[.$O114];[.$U114];[.$AA114];[.$AG114];[.$AM114];[.$AS114];[.$AY114];[.$BE114];[.$BK114];[.$BQ114];[.$BW114])" office:value-type="float" office:value="900" calcext:value-type="float">
            <text:p>900</text:p>
          </table:table-cell>
          <table:table-cell table:formula="of:=MIN([.$J114];[.$P114];[.$V114];[.$AB114];[.$AH114];[.$AN114];[.$AT114];[.$AZ114];[.$BF114];[.$BL114];[.$BR114];[.$BX114])" office:value-type="float" office:value="77" calcext:value-type="float">
            <text:p>77</text:p>
          </table:table-cell>
          <table:table-cell table:formula="of:=MIN([.$K114];[.$Q114];[.$W114];[.$AC114];[.$AI114];[.$AO114];[.$AU114];[.$BA114];[.$BG114];[.$BM114];[.$BS114];[.$BY114])" office:value-type="float" office:value="71" calcext:value-type="float">
            <text:p>71</text:p>
          </table:table-cell>
          <table:table-cell table:formula="of:=MIN([.$L114];[.$R114];[.$X114];[.$AD114];[.$AJ114];[.$AP114];[.$AV114];[.$BB114];[.$BH114];[.$BN114];[.$BT114];[.$BZ114])" office:value-type="float" office:value="118" calcext:value-type="float">
            <text:p>118</text:p>
          </table:table-cell>
          <table:table-cell table:formula="of:=MIN([.$M114];[.$S114];[.$Y114];[.$AE114];[.$AK114];[.$AQ114];[.$AW114];[.$BC114];[.$BI114];[.$BO114];[.$BU114];[.$CA114])" office:value-type="float" office:value="0" calcext:value-type="float">
            <text:p>0</text:p>
          </table:table-cell>
          <table:table-cell table:formula="of:=MEDIAN([.$H114];[.$N114];[.$T114];[.$Z114];[.$AF114];[.$AL114];[.$AR114];[.$AX114];[.$BD114];[.$BJ114];[.$BP114];[.$BV114])" office:value-type="float" office:value="900" calcext:value-type="float">
            <text:p>900</text:p>
          </table:table-cell>
          <table:table-cell table:formula="of:=MEDIAN([.$I114];[.$O114];[.$U114];[.$AA114];[.$AG114];[.$AM114];[.$AS114];[.$AY114];[.$BE114];[.$BK114];[.$BQ114];[.$BW114])" office:value-type="float" office:value="900" calcext:value-type="float">
            <text:p>900</text:p>
          </table:table-cell>
          <table:table-cell table:formula="of:=MEDIAN([.$J114];[.$P114];[.$V114];[.$AB114];[.$AH114];[.$AN114];[.$AT114];[.$AZ114];[.$BF114];[.$BL114];[.$BR114];[.$BX114])" office:value-type="float" office:value="81" calcext:value-type="float">
            <text:p>81</text:p>
          </table:table-cell>
          <table:table-cell table:formula="of:=MEDIAN([.$K114];[.$Q114];[.$W114];[.$AC114];[.$AI114];[.$AO114];[.$AU114];[.$BA114];[.$BG114];[.$BM114];[.$BS114];[.$BY114])" office:value-type="float" office:value="71" calcext:value-type="float">
            <text:p>71</text:p>
          </table:table-cell>
          <table:table-cell table:formula="of:=MEDIAN([.$L114];[.$R114];[.$X114];[.$AD114];[.$AJ114];[.$AP114];[.$AV114];[.$BB114];[.$BH114];[.$BN114];[.$BT114];[.$BZ114])" office:value-type="float" office:value="1953" calcext:value-type="float">
            <text:p>1953</text:p>
          </table:table-cell>
          <table:table-cell table:formula="of:=MEDIAN([.$M114];[.$S114];[.$Y114];[.$AE114];[.$AK114];[.$AQ114];[.$AW114];[.$BC114];[.$BI114];[.$BO114];[.$BU114];[.$CA114])" office:value-type="float" office:value="0" calcext:value-type="float">
            <text:p>0</text:p>
          </table:table-cell>
          <table:table-cell table:formula="of:=MAX([.$H114];[.$N114];[.$T114];[.$Z114];[.$AF114];[.$AL114];[.$AR114];[.$AX114];[.$BD114];[.$BJ114];[.$BP114];[.$BV114])" office:value-type="float" office:value="900" calcext:value-type="float">
            <text:p>900</text:p>
          </table:table-cell>
          <table:table-cell table:formula="of:=MAX([.$I114];[.$O114];[.$U114];[.$AA114];[.$AG114];[.$AM114];[.$AS114];[.$AY114];[.$BE114];[.$BK114];[.$BQ114];[.$BW114])" office:value-type="float" office:value="900" calcext:value-type="float">
            <text:p>900</text:p>
          </table:table-cell>
          <table:table-cell table:formula="of:=MAX([.$J114];[.$P114];[.$V114];[.$AB114];[.$AH114];[.$AN114];[.$AT114];[.$AZ114];[.$BF114];[.$BL114];[.$BR114];[.$BX114])" office:value-type="float" office:value="4057107" calcext:value-type="float">
            <text:p>4057107</text:p>
          </table:table-cell>
          <table:table-cell table:formula="of:=MAX([.$K114];[.$Q114];[.$W114];[.$AC114];[.$AI114];[.$AO114];[.$AU114];[.$BA114];[.$BG114];[.$BM114];[.$BS114];[.$BY114])" office:value-type="float" office:value="3118746" calcext:value-type="float">
            <text:p>3118746</text:p>
          </table:table-cell>
          <table:table-cell table:formula="of:=MAX([.$L114];[.$R114];[.$X114];[.$AD114];[.$AJ114];[.$AP114];[.$AV114];[.$BB114];[.$BH114];[.$BN114];[.$BT114];[.$BZ114])" office:value-type="float" office:value="1991" calcext:value-type="float">
            <text:p>1991</text:p>
          </table:table-cell>
          <table:table-cell table:formula="of:=MAX([.$M114];[.$S114];[.$Y114];[.$AE114];[.$AK114];[.$AQ114];[.$AW114];[.$BC114];[.$BI114];[.$BO114];[.$BU114];[.$CA1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sit-all/0070-visitall-49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705846" calcext:value-type="float">
            <text:p>3705846</text:p>
          </table:table-cell>
          <table:table-cell office:value-type="float" office:value="3148261" calcext:value-type="float">
            <text:p>314826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63.95" calcext:value-type="float">
            <text:p>263.95</text:p>
          </table:table-cell>
          <table:table-cell office:value-type="float" office:value="262.897" calcext:value-type="float">
            <text:p>262.897</text:p>
          </table:table-cell>
          <table:table-cell office:value-type="float" office:value="1615996" calcext:value-type="float">
            <text:p>1615996</text:p>
          </table:table-cell>
          <table:table-cell office:value-type="float" office:value="1192812" calcext:value-type="float">
            <text:p>119281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78.07" calcext:value-type="float">
            <text:p>178.07</text:p>
          </table:table-cell>
          <table:table-cell office:value-type="float" office:value="176.857" calcext:value-type="float">
            <text:p>176.857</text:p>
          </table:table-cell>
          <table:table-cell office:value-type="float" office:value="1231934" calcext:value-type="float">
            <text:p>1231934</text:p>
          </table:table-cell>
          <table:table-cell office:value-type="float" office:value="911674" calcext:value-type="float">
            <text:p>911674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1314" calcext:value-type="float">
            <text:p>13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1283" calcext:value-type="float">
            <text:p>12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1277" calcext:value-type="float">
            <text:p>12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1323" calcext:value-type="float">
            <text:p>1323</text:p>
          </table:table-cell>
          <table:table-cell office:value-type="float" office:value="0" calcext:value-type="float">
            <text:p>0</text:p>
          </table:table-cell>
          <table:table-cell table:formula="of:=MIN([.$H115];[.$N115];[.$T115];[.$Z115];[.$AF115];[.$AL115];[.$AR115];[.$AX115];[.$BD115];[.$BJ115];[.$BP115];[.$BV115])" office:value-type="float" office:value="178.07" calcext:value-type="float">
            <text:p>178.07</text:p>
          </table:table-cell>
          <table:table-cell table:formula="of:=MIN([.$I115];[.$O115];[.$U115];[.$AA115];[.$AG115];[.$AM115];[.$AS115];[.$AY115];[.$BE115];[.$BK115];[.$BQ115];[.$BW115])" office:value-type="float" office:value="176.857" calcext:value-type="float">
            <text:p>176.857</text:p>
          </table:table-cell>
          <table:table-cell table:formula="of:=MIN([.$J115];[.$P115];[.$V115];[.$AB115];[.$AH115];[.$AN115];[.$AT115];[.$AZ115];[.$BF115];[.$BL115];[.$BR115];[.$BX115])" office:value-type="float" office:value="57" calcext:value-type="float">
            <text:p>57</text:p>
          </table:table-cell>
          <table:table-cell table:formula="of:=MIN([.$K115];[.$Q115];[.$W115];[.$AC115];[.$AI115];[.$AO115];[.$AU115];[.$BA115];[.$BG115];[.$BM115];[.$BS115];[.$BY115])" office:value-type="float" office:value="52" calcext:value-type="float">
            <text:p>52</text:p>
          </table:table-cell>
          <table:table-cell table:formula="of:=MIN([.$L115];[.$R115];[.$X115];[.$AD115];[.$AJ115];[.$AP115];[.$AV115];[.$BB115];[.$BH115];[.$BN115];[.$BT115];[.$BZ115])" office:value-type="float" office:value="71" calcext:value-type="float">
            <text:p>71</text:p>
          </table:table-cell>
          <table:table-cell table:formula="of:=MIN([.$M115];[.$S115];[.$Y115];[.$AE115];[.$AK115];[.$AQ115];[.$AW115];[.$BC115];[.$BI115];[.$BO115];[.$BU115];[.$CA115])" office:value-type="float" office:value="0" calcext:value-type="float">
            <text:p>0</text:p>
          </table:table-cell>
          <table:table-cell table:formula="of:=MEDIAN([.$H115];[.$N115];[.$T115];[.$Z115];[.$AF115];[.$AL115];[.$AR115];[.$AX115];[.$BD115];[.$BJ115];[.$BP115];[.$BV115])" office:value-type="float" office:value="900" calcext:value-type="float">
            <text:p>900</text:p>
          </table:table-cell>
          <table:table-cell table:formula="of:=MEDIAN([.$I115];[.$O115];[.$U115];[.$AA115];[.$AG115];[.$AM115];[.$AS115];[.$AY115];[.$BE115];[.$BK115];[.$BQ115];[.$BW115])" office:value-type="float" office:value="900" calcext:value-type="float">
            <text:p>900</text:p>
          </table:table-cell>
          <table:table-cell table:formula="of:=MEDIAN([.$J115];[.$P115];[.$V115];[.$AB115];[.$AH115];[.$AN115];[.$AT115];[.$AZ115];[.$BF115];[.$BL115];[.$BR115];[.$BX115])" office:value-type="float" office:value="74" calcext:value-type="float">
            <text:p>74</text:p>
          </table:table-cell>
          <table:table-cell table:formula="of:=MEDIAN([.$K115];[.$Q115];[.$W115];[.$AC115];[.$AI115];[.$AO115];[.$AU115];[.$BA115];[.$BG115];[.$BM115];[.$BS115];[.$BY115])" office:value-type="float" office:value="69" calcext:value-type="float">
            <text:p>69</text:p>
          </table:table-cell>
          <table:table-cell table:formula="of:=MEDIAN([.$L115];[.$R115];[.$X115];[.$AD115];[.$AJ115];[.$AP115];[.$AV115];[.$BB115];[.$BH115];[.$BN115];[.$BT115];[.$BZ115])" office:value-type="float" office:value="1294.5" calcext:value-type="float">
            <text:p>1294.5</text:p>
          </table:table-cell>
          <table:table-cell table:formula="of:=MEDIAN([.$M115];[.$S115];[.$Y115];[.$AE115];[.$AK115];[.$AQ115];[.$AW115];[.$BC115];[.$BI115];[.$BO115];[.$BU115];[.$CA115])" office:value-type="float" office:value="0" calcext:value-type="float">
            <text:p>0</text:p>
          </table:table-cell>
          <table:table-cell table:formula="of:=MAX([.$H115];[.$N115];[.$T115];[.$Z115];[.$AF115];[.$AL115];[.$AR115];[.$AX115];[.$BD115];[.$BJ115];[.$BP115];[.$BV115])" office:value-type="float" office:value="900" calcext:value-type="float">
            <text:p>900</text:p>
          </table:table-cell>
          <table:table-cell table:formula="of:=MAX([.$I115];[.$O115];[.$U115];[.$AA115];[.$AG115];[.$AM115];[.$AS115];[.$AY115];[.$BE115];[.$BK115];[.$BQ115];[.$BW115])" office:value-type="float" office:value="900" calcext:value-type="float">
            <text:p>900</text:p>
          </table:table-cell>
          <table:table-cell table:formula="of:=MAX([.$J115];[.$P115];[.$V115];[.$AB115];[.$AH115];[.$AN115];[.$AT115];[.$AZ115];[.$BF115];[.$BL115];[.$BR115];[.$BX115])" office:value-type="float" office:value="1615996" calcext:value-type="float">
            <text:p>1615996</text:p>
          </table:table-cell>
          <table:table-cell table:formula="of:=MAX([.$K115];[.$Q115];[.$W115];[.$AC115];[.$AI115];[.$AO115];[.$AU115];[.$BA115];[.$BG115];[.$BM115];[.$BS115];[.$BY115])" office:value-type="float" office:value="1192812" calcext:value-type="float">
            <text:p>1192812</text:p>
          </table:table-cell>
          <table:table-cell table:formula="of:=MAX([.$L115];[.$R115];[.$X115];[.$AD115];[.$AJ115];[.$AP115];[.$AV115];[.$BB115];[.$BH115];[.$BN115];[.$BT115];[.$BZ115])" office:value-type="float" office:value="1340" calcext:value-type="float">
            <text:p>1340</text:p>
          </table:table-cell>
          <table:table-cell table:formula="of:=MAX([.$M115];[.$S115];[.$Y115];[.$AE115];[.$AK115];[.$AQ115];[.$AW115];[.$BC115];[.$BI115];[.$BO115];[.$BU115];[.$CA1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sit-all/0071-visitall-49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602533" calcext:value-type="float">
            <text:p>3602533</text:p>
          </table:table-cell>
          <table:table-cell office:value-type="float" office:value="3009178" calcext:value-type="float">
            <text:p>300917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35.63" calcext:value-type="float">
            <text:p>835.63</text:p>
          </table:table-cell>
          <table:table-cell office:value-type="float" office:value="834.42" calcext:value-type="float">
            <text:p>834.42</text:p>
          </table:table-cell>
          <table:table-cell office:value-type="float" office:value="3742550" calcext:value-type="float">
            <text:p>3742550</text:p>
          </table:table-cell>
          <table:table-cell office:value-type="float" office:value="2794593" calcext:value-type="float">
            <text:p>2794593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628.43" calcext:value-type="float">
            <text:p>628.43</text:p>
          </table:table-cell>
          <table:table-cell office:value-type="float" office:value="627.197" calcext:value-type="float">
            <text:p>627.197</text:p>
          </table:table-cell>
          <table:table-cell office:value-type="float" office:value="3109485" calcext:value-type="float">
            <text:p>3109485</text:p>
          </table:table-cell>
          <table:table-cell office:value-type="float" office:value="2298277" calcext:value-type="float">
            <text:p>229827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1331" calcext:value-type="float">
            <text:p>13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303" calcext:value-type="float">
            <text:p>13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313" calcext:value-type="float">
            <text:p>13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  <table:table-cell table:formula="of:=MIN([.$H116];[.$N116];[.$T116];[.$Z116];[.$AF116];[.$AL116];[.$AR116];[.$AX116];[.$BD116];[.$BJ116];[.$BP116];[.$BV116])" office:value-type="float" office:value="628.43" calcext:value-type="float">
            <text:p>628.43</text:p>
          </table:table-cell>
          <table:table-cell table:formula="of:=MIN([.$I116];[.$O116];[.$U116];[.$AA116];[.$AG116];[.$AM116];[.$AS116];[.$AY116];[.$BE116];[.$BK116];[.$BQ116];[.$BW116])" office:value-type="float" office:value="627.197" calcext:value-type="float">
            <text:p>627.197</text:p>
          </table:table-cell>
          <table:table-cell table:formula="of:=MIN([.$J116];[.$P116];[.$V116];[.$AB116];[.$AH116];[.$AN116];[.$AT116];[.$AZ116];[.$BF116];[.$BL116];[.$BR116];[.$BX116])" office:value-type="float" office:value="64" calcext:value-type="float">
            <text:p>64</text:p>
          </table:table-cell>
          <table:table-cell table:formula="of:=MIN([.$K116];[.$Q116];[.$W116];[.$AC116];[.$AI116];[.$AO116];[.$AU116];[.$BA116];[.$BG116];[.$BM116];[.$BS116];[.$BY116])" office:value-type="float" office:value="60" calcext:value-type="float">
            <text:p>60</text:p>
          </table:table-cell>
          <table:table-cell table:formula="of:=MIN([.$L116];[.$R116];[.$X116];[.$AD116];[.$AJ116];[.$AP116];[.$AV116];[.$BB116];[.$BH116];[.$BN116];[.$BT116];[.$BZ116])" office:value-type="float" office:value="96" calcext:value-type="float">
            <text:p>96</text:p>
          </table:table-cell>
          <table:table-cell table:formula="of:=MIN([.$M116];[.$S116];[.$Y116];[.$AE116];[.$AK116];[.$AQ116];[.$AW116];[.$BC116];[.$BI116];[.$BO116];[.$BU116];[.$CA116])" office:value-type="float" office:value="0" calcext:value-type="float">
            <text:p>0</text:p>
          </table:table-cell>
          <table:table-cell table:formula="of:=MEDIAN([.$H116];[.$N116];[.$T116];[.$Z116];[.$AF116];[.$AL116];[.$AR116];[.$AX116];[.$BD116];[.$BJ116];[.$BP116];[.$BV116])" office:value-type="float" office:value="900" calcext:value-type="float">
            <text:p>900</text:p>
          </table:table-cell>
          <table:table-cell table:formula="of:=MEDIAN([.$I116];[.$O116];[.$U116];[.$AA116];[.$AG116];[.$AM116];[.$AS116];[.$AY116];[.$BE116];[.$BK116];[.$BQ116];[.$BW116])" office:value-type="float" office:value="900" calcext:value-type="float">
            <text:p>900</text:p>
          </table:table-cell>
          <table:table-cell table:formula="of:=MEDIAN([.$J116];[.$P116];[.$V116];[.$AB116];[.$AH116];[.$AN116];[.$AT116];[.$AZ116];[.$BF116];[.$BL116];[.$BR116];[.$BX116])" office:value-type="float" office:value="67" calcext:value-type="float">
            <text:p>67</text:p>
          </table:table-cell>
          <table:table-cell table:formula="of:=MEDIAN([.$K116];[.$Q116];[.$W116];[.$AC116];[.$AI116];[.$AO116];[.$AU116];[.$BA116];[.$BG116];[.$BM116];[.$BS116];[.$BY116])" office:value-type="float" office:value="62" calcext:value-type="float">
            <text:p>62</text:p>
          </table:table-cell>
          <table:table-cell table:formula="of:=MEDIAN([.$L116];[.$R116];[.$X116];[.$AD116];[.$AJ116];[.$AP116];[.$AV116];[.$BB116];[.$BH116];[.$BN116];[.$BT116];[.$BZ116])" office:value-type="float" office:value="1305" calcext:value-type="float">
            <text:p>1305</text:p>
          </table:table-cell>
          <table:table-cell table:formula="of:=MEDIAN([.$M116];[.$S116];[.$Y116];[.$AE116];[.$AK116];[.$AQ116];[.$AW116];[.$BC116];[.$BI116];[.$BO116];[.$BU116];[.$CA116])" office:value-type="float" office:value="0" calcext:value-type="float">
            <text:p>0</text:p>
          </table:table-cell>
          <table:table-cell table:formula="of:=MAX([.$H116];[.$N116];[.$T116];[.$Z116];[.$AF116];[.$AL116];[.$AR116];[.$AX116];[.$BD116];[.$BJ116];[.$BP116];[.$BV116])" office:value-type="float" office:value="900" calcext:value-type="float">
            <text:p>900</text:p>
          </table:table-cell>
          <table:table-cell table:formula="of:=MAX([.$I116];[.$O116];[.$U116];[.$AA116];[.$AG116];[.$AM116];[.$AS116];[.$AY116];[.$BE116];[.$BK116];[.$BQ116];[.$BW116])" office:value-type="float" office:value="900" calcext:value-type="float">
            <text:p>900</text:p>
          </table:table-cell>
          <table:table-cell table:formula="of:=MAX([.$J116];[.$P116];[.$V116];[.$AB116];[.$AH116];[.$AN116];[.$AT116];[.$AZ116];[.$BF116];[.$BL116];[.$BR116];[.$BX116])" office:value-type="float" office:value="3742550" calcext:value-type="float">
            <text:p>3742550</text:p>
          </table:table-cell>
          <table:table-cell table:formula="of:=MAX([.$K116];[.$Q116];[.$W116];[.$AC116];[.$AI116];[.$AO116];[.$AU116];[.$BA116];[.$BG116];[.$BM116];[.$BS116];[.$BY116])" office:value-type="float" office:value="2794593" calcext:value-type="float">
            <text:p>2794593</text:p>
          </table:table-cell>
          <table:table-cell table:formula="of:=MAX([.$L116];[.$R116];[.$X116];[.$AD116];[.$AJ116];[.$AP116];[.$AV116];[.$BB116];[.$BH116];[.$BN116];[.$BT116];[.$BZ116])" office:value-type="float" office:value="1345" calcext:value-type="float">
            <text:p>1345</text:p>
          </table:table-cell>
          <table:table-cell table:formula="of:=MAX([.$M116];[.$S116];[.$Y116];[.$AE116];[.$AK116];[.$AQ116];[.$AW116];[.$BC116];[.$BI116];[.$BO116];[.$BU116];[.$CA1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sit-all/0077-visitall-91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521233" calcext:value-type="float">
            <text:p>3521233</text:p>
          </table:table-cell>
          <table:table-cell office:value-type="float" office:value="2949309" calcext:value-type="float">
            <text:p>294930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656638" calcext:value-type="float">
            <text:p>3656638</text:p>
          </table:table-cell>
          <table:table-cell office:value-type="float" office:value="2851819" calcext:value-type="float">
            <text:p>285181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295768" calcext:value-type="float">
            <text:p>4295768</text:p>
          </table:table-cell>
          <table:table-cell office:value-type="float" office:value="3307991" calcext:value-type="float">
            <text:p>330799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06" calcext:value-type="float">
            <text:p>1106</text:p>
          </table:table-cell>
          <table:table-cell office:value-type="float" office:value="879" calcext:value-type="float">
            <text:p>879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06" calcext:value-type="float">
            <text:p>1106</text:p>
          </table:table-cell>
          <table:table-cell office:value-type="float" office:value="879" calcext:value-type="float">
            <text:p>879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06" calcext:value-type="float">
            <text:p>1106</text:p>
          </table:table-cell>
          <table:table-cell office:value-type="float" office:value="879" calcext:value-type="float">
            <text:p>879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509" calcext:value-type="float">
            <text:p>1509</text:p>
          </table:table-cell>
          <table:table-cell office:value-type="float" office:value="1191" calcext:value-type="float">
            <text:p>1191</text:p>
          </table:table-cell>
          <table:table-cell office:value-type="float" office:value="2027" calcext:value-type="float">
            <text:p>20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1925" calcext:value-type="float">
            <text:p>19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06" calcext:value-type="float">
            <text:p>1106</text:p>
          </table:table-cell>
          <table:table-cell office:value-type="float" office:value="879" calcext:value-type="float">
            <text:p>879</text:p>
          </table:table-cell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1931" calcext:value-type="float">
            <text:p>1931</text:p>
          </table:table-cell>
          <table:table-cell office:value-type="float" office:value="0" calcext:value-type="float">
            <text:p>0</text:p>
          </table:table-cell>
          <table:table-cell table:formula="of:=MIN([.$H117];[.$N117];[.$T117];[.$Z117];[.$AF117];[.$AL117];[.$AR117];[.$AX117];[.$BD117];[.$BJ117];[.$BP117];[.$BV117])" office:value-type="float" office:value="900" calcext:value-type="float">
            <text:p>900</text:p>
          </table:table-cell>
          <table:table-cell table:formula="of:=MIN([.$I117];[.$O117];[.$U117];[.$AA117];[.$AG117];[.$AM117];[.$AS117];[.$AY117];[.$BE117];[.$BK117];[.$BQ117];[.$BW117])" office:value-type="float" office:value="900" calcext:value-type="float">
            <text:p>900</text:p>
          </table:table-cell>
          <table:table-cell table:formula="of:=MIN([.$J117];[.$P117];[.$V117];[.$AB117];[.$AH117];[.$AN117];[.$AT117];[.$AZ117];[.$BF117];[.$BL117];[.$BR117];[.$BX117])" office:value-type="float" office:value="93" calcext:value-type="float">
            <text:p>93</text:p>
          </table:table-cell>
          <table:table-cell table:formula="of:=MIN([.$K117];[.$Q117];[.$W117];[.$AC117];[.$AI117];[.$AO117];[.$AU117];[.$BA117];[.$BG117];[.$BM117];[.$BS117];[.$BY117])" office:value-type="float" office:value="75" calcext:value-type="float">
            <text:p>75</text:p>
          </table:table-cell>
          <table:table-cell table:formula="of:=MIN([.$L117];[.$R117];[.$X117];[.$AD117];[.$AJ117];[.$AP117];[.$AV117];[.$BB117];[.$BH117];[.$BN117];[.$BT117];[.$BZ117])" office:value-type="float" office:value="111" calcext:value-type="float">
            <text:p>111</text:p>
          </table:table-cell>
          <table:table-cell table:formula="of:=MIN([.$M117];[.$S117];[.$Y117];[.$AE117];[.$AK117];[.$AQ117];[.$AW117];[.$BC117];[.$BI117];[.$BO117];[.$BU117];[.$CA117])" office:value-type="float" office:value="0" calcext:value-type="float">
            <text:p>0</text:p>
          </table:table-cell>
          <table:table-cell table:formula="of:=MEDIAN([.$H117];[.$N117];[.$T117];[.$Z117];[.$AF117];[.$AL117];[.$AR117];[.$AX117];[.$BD117];[.$BJ117];[.$BP117];[.$BV117])" office:value-type="float" office:value="900" calcext:value-type="float">
            <text:p>900</text:p>
          </table:table-cell>
          <table:table-cell table:formula="of:=MEDIAN([.$I117];[.$O117];[.$U117];[.$AA117];[.$AG117];[.$AM117];[.$AS117];[.$AY117];[.$BE117];[.$BK117];[.$BQ117];[.$BW117])" office:value-type="float" office:value="900" calcext:value-type="float">
            <text:p>900</text:p>
          </table:table-cell>
          <table:table-cell table:formula="of:=MEDIAN([.$J117];[.$P117];[.$V117];[.$AB117];[.$AH117];[.$AN117];[.$AT117];[.$AZ117];[.$BF117];[.$BL117];[.$BR117];[.$BX117])" office:value-type="float" office:value="1106" calcext:value-type="float">
            <text:p>1106</text:p>
          </table:table-cell>
          <table:table-cell table:formula="of:=MEDIAN([.$K117];[.$Q117];[.$W117];[.$AC117];[.$AI117];[.$AO117];[.$AU117];[.$BA117];[.$BG117];[.$BM117];[.$BS117];[.$BY117])" office:value-type="float" office:value="879" calcext:value-type="float">
            <text:p>879</text:p>
          </table:table-cell>
          <table:table-cell table:formula="of:=MEDIAN([.$L117];[.$R117];[.$X117];[.$AD117];[.$AJ117];[.$AP117];[.$AV117];[.$BB117];[.$BH117];[.$BN117];[.$BT117];[.$BZ117])" office:value-type="float" office:value="1957" calcext:value-type="float">
            <text:p>1957</text:p>
          </table:table-cell>
          <table:table-cell table:formula="of:=MEDIAN([.$M117];[.$S117];[.$Y117];[.$AE117];[.$AK117];[.$AQ117];[.$AW117];[.$BC117];[.$BI117];[.$BO117];[.$BU117];[.$CA117])" office:value-type="float" office:value="0" calcext:value-type="float">
            <text:p>0</text:p>
          </table:table-cell>
          <table:table-cell table:formula="of:=MAX([.$H117];[.$N117];[.$T117];[.$Z117];[.$AF117];[.$AL117];[.$AR117];[.$AX117];[.$BD117];[.$BJ117];[.$BP117];[.$BV117])" office:value-type="float" office:value="900" calcext:value-type="float">
            <text:p>900</text:p>
          </table:table-cell>
          <table:table-cell table:formula="of:=MAX([.$I117];[.$O117];[.$U117];[.$AA117];[.$AG117];[.$AM117];[.$AS117];[.$AY117];[.$BE117];[.$BK117];[.$BQ117];[.$BW117])" office:value-type="float" office:value="900" calcext:value-type="float">
            <text:p>900</text:p>
          </table:table-cell>
          <table:table-cell table:formula="of:=MAX([.$J117];[.$P117];[.$V117];[.$AB117];[.$AH117];[.$AN117];[.$AT117];[.$AZ117];[.$BF117];[.$BL117];[.$BR117];[.$BX117])" office:value-type="float" office:value="4295768" calcext:value-type="float">
            <text:p>4295768</text:p>
          </table:table-cell>
          <table:table-cell table:formula="of:=MAX([.$K117];[.$Q117];[.$W117];[.$AC117];[.$AI117];[.$AO117];[.$AU117];[.$BA117];[.$BG117];[.$BM117];[.$BS117];[.$BY117])" office:value-type="float" office:value="3307991" calcext:value-type="float">
            <text:p>3307991</text:p>
          </table:table-cell>
          <table:table-cell table:formula="of:=MAX([.$L117];[.$R117];[.$X117];[.$AD117];[.$AJ117];[.$AP117];[.$AV117];[.$BB117];[.$BH117];[.$BN117];[.$BT117];[.$BZ117])" office:value-type="float" office:value="2027" calcext:value-type="float">
            <text:p>2027</text:p>
          </table:table-cell>
          <table:table-cell table:formula="of:=MAX([.$M117];[.$S117];[.$Y117];[.$AE117];[.$AK117];[.$AQ117];[.$AW117];[.$BC117];[.$BI117];[.$BO117];[.$BU117];[.$CA1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sit-all/0078-visitall-91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558956" calcext:value-type="float">
            <text:p>3558956</text:p>
          </table:table-cell>
          <table:table-cell office:value-type="float" office:value="3030687" calcext:value-type="float">
            <text:p>303068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078108" calcext:value-type="float">
            <text:p>5078108</text:p>
          </table:table-cell>
          <table:table-cell office:value-type="float" office:value="4150301" calcext:value-type="float">
            <text:p>4150301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849609" calcext:value-type="float">
            <text:p>4849609</text:p>
          </table:table-cell>
          <table:table-cell office:value-type="float" office:value="3862732" calcext:value-type="float">
            <text:p>386273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table:formula="of:=MIN([.$H118];[.$N118];[.$T118];[.$Z118];[.$AF118];[.$AL118];[.$AR118];[.$AX118];[.$BD118];[.$BJ118];[.$BP118];[.$BV118])" office:value-type="float" office:value="900" calcext:value-type="float">
            <text:p>900</text:p>
          </table:table-cell>
          <table:table-cell table:formula="of:=MIN([.$I118];[.$O118];[.$U118];[.$AA118];[.$AG118];[.$AM118];[.$AS118];[.$AY118];[.$BE118];[.$BK118];[.$BQ118];[.$BW118])" office:value-type="float" office:value="900" calcext:value-type="float">
            <text:p>900</text:p>
          </table:table-cell>
          <table:table-cell table:formula="of:=MIN([.$J118];[.$P118];[.$V118];[.$AB118];[.$AH118];[.$AN118];[.$AT118];[.$AZ118];[.$BF118];[.$BL118];[.$BR118];[.$BX118])" office:value-type="float" office:value="85" calcext:value-type="float">
            <text:p>85</text:p>
          </table:table-cell>
          <table:table-cell table:formula="of:=MIN([.$K118];[.$Q118];[.$W118];[.$AC118];[.$AI118];[.$AO118];[.$AU118];[.$BA118];[.$BG118];[.$BM118];[.$BS118];[.$BY118])" office:value-type="float" office:value="76" calcext:value-type="float">
            <text:p>76</text:p>
          </table:table-cell>
          <table:table-cell table:formula="of:=MIN([.$L118];[.$R118];[.$X118];[.$AD118];[.$AJ118];[.$AP118];[.$AV118];[.$BB118];[.$BH118];[.$BN118];[.$BT118];[.$BZ118])" office:value-type="float" office:value="100" calcext:value-type="float">
            <text:p>100</text:p>
          </table:table-cell>
          <table:table-cell table:formula="of:=MIN([.$M118];[.$S118];[.$Y118];[.$AE118];[.$AK118];[.$AQ118];[.$AW118];[.$BC118];[.$BI118];[.$BO118];[.$BU118];[.$CA118])" office:value-type="float" office:value="0" calcext:value-type="float">
            <text:p>0</text:p>
          </table:table-cell>
          <table:table-cell table:formula="of:=MEDIAN([.$H118];[.$N118];[.$T118];[.$Z118];[.$AF118];[.$AL118];[.$AR118];[.$AX118];[.$BD118];[.$BJ118];[.$BP118];[.$BV118])" office:value-type="float" office:value="900" calcext:value-type="float">
            <text:p>900</text:p>
          </table:table-cell>
          <table:table-cell table:formula="of:=MEDIAN([.$I118];[.$O118];[.$U118];[.$AA118];[.$AG118];[.$AM118];[.$AS118];[.$AY118];[.$BE118];[.$BK118];[.$BQ118];[.$BW118])" office:value-type="float" office:value="900" calcext:value-type="float">
            <text:p>900</text:p>
          </table:table-cell>
          <table:table-cell table:formula="of:=MEDIAN([.$J118];[.$P118];[.$V118];[.$AB118];[.$AH118];[.$AN118];[.$AT118];[.$AZ118];[.$BF118];[.$BL118];[.$BR118];[.$BX118])" office:value-type="float" office:value="93" calcext:value-type="float">
            <text:p>93</text:p>
          </table:table-cell>
          <table:table-cell table:formula="of:=MEDIAN([.$K118];[.$Q118];[.$W118];[.$AC118];[.$AI118];[.$AO118];[.$AU118];[.$BA118];[.$BG118];[.$BM118];[.$BS118];[.$BY118])" office:value-type="float" office:value="84" calcext:value-type="float">
            <text:p>84</text:p>
          </table:table-cell>
          <table:table-cell table:formula="of:=MEDIAN([.$L118];[.$R118];[.$X118];[.$AD118];[.$AJ118];[.$AP118];[.$AV118];[.$BB118];[.$BH118];[.$BN118];[.$BT118];[.$BZ118])" office:value-type="float" office:value="1971" calcext:value-type="float">
            <text:p>1971</text:p>
          </table:table-cell>
          <table:table-cell table:formula="of:=MEDIAN([.$M118];[.$S118];[.$Y118];[.$AE118];[.$AK118];[.$AQ118];[.$AW118];[.$BC118];[.$BI118];[.$BO118];[.$BU118];[.$CA118])" office:value-type="float" office:value="0" calcext:value-type="float">
            <text:p>0</text:p>
          </table:table-cell>
          <table:table-cell table:formula="of:=MAX([.$H118];[.$N118];[.$T118];[.$Z118];[.$AF118];[.$AL118];[.$AR118];[.$AX118];[.$BD118];[.$BJ118];[.$BP118];[.$BV118])" office:value-type="float" office:value="900" calcext:value-type="float">
            <text:p>900</text:p>
          </table:table-cell>
          <table:table-cell table:formula="of:=MAX([.$I118];[.$O118];[.$U118];[.$AA118];[.$AG118];[.$AM118];[.$AS118];[.$AY118];[.$BE118];[.$BK118];[.$BQ118];[.$BW118])" office:value-type="float" office:value="900" calcext:value-type="float">
            <text:p>900</text:p>
          </table:table-cell>
          <table:table-cell table:formula="of:=MAX([.$J118];[.$P118];[.$V118];[.$AB118];[.$AH118];[.$AN118];[.$AT118];[.$AZ118];[.$BF118];[.$BL118];[.$BR118];[.$BX118])" office:value-type="float" office:value="5078108" calcext:value-type="float">
            <text:p>5078108</text:p>
          </table:table-cell>
          <table:table-cell table:formula="of:=MAX([.$K118];[.$Q118];[.$W118];[.$AC118];[.$AI118];[.$AO118];[.$AU118];[.$BA118];[.$BG118];[.$BM118];[.$BS118];[.$BY118])" office:value-type="float" office:value="4150301" calcext:value-type="float">
            <text:p>4150301</text:p>
          </table:table-cell>
          <table:table-cell table:formula="of:=MAX([.$L118];[.$R118];[.$X118];[.$AD118];[.$AJ118];[.$AP118];[.$AV118];[.$BB118];[.$BH118];[.$BN118];[.$BT118];[.$BZ118])" office:value-type="float" office:value="2013" calcext:value-type="float">
            <text:p>2013</text:p>
          </table:table-cell>
          <table:table-cell table:formula="of:=MAX([.$M118];[.$S118];[.$Y118];[.$AE118];[.$AK118];[.$AQ118];[.$AW118];[.$BC118];[.$BI118];[.$BO118];[.$BU118];[.$CA1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sit-all/0080-visitall-91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173472" calcext:value-type="float">
            <text:p>3173472</text:p>
          </table:table-cell>
          <table:table-cell office:value-type="float" office:value="2684717" calcext:value-type="float">
            <text:p>2684717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621162" calcext:value-type="float">
            <text:p>3621162</text:p>
          </table:table-cell>
          <table:table-cell office:value-type="float" office:value="2814234" calcext:value-type="float">
            <text:p>2814234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732054" calcext:value-type="float">
            <text:p>3732054</text:p>
          </table:table-cell>
          <table:table-cell office:value-type="float" office:value="2899746" calcext:value-type="float">
            <text:p>2899746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954" calcext:value-type="float">
            <text:p>1954</text:p>
          </table:table-cell>
          <table:table-cell office:value-type="float" office:value="0" calcext:value-type="float">
            <text:p>0</text:p>
          </table:table-cell>
          <table:table-cell table:formula="of:=MIN([.$H119];[.$N119];[.$T119];[.$Z119];[.$AF119];[.$AL119];[.$AR119];[.$AX119];[.$BD119];[.$BJ119];[.$BP119];[.$BV119])" office:value-type="float" office:value="900" calcext:value-type="float">
            <text:p>900</text:p>
          </table:table-cell>
          <table:table-cell table:formula="of:=MIN([.$I119];[.$O119];[.$U119];[.$AA119];[.$AG119];[.$AM119];[.$AS119];[.$AY119];[.$BE119];[.$BK119];[.$BQ119];[.$BW119])" office:value-type="float" office:value="900" calcext:value-type="float">
            <text:p>900</text:p>
          </table:table-cell>
          <table:table-cell table:formula="of:=MIN([.$J119];[.$P119];[.$V119];[.$AB119];[.$AH119];[.$AN119];[.$AT119];[.$AZ119];[.$BF119];[.$BL119];[.$BR119];[.$BX119])" office:value-type="float" office:value="64" calcext:value-type="float">
            <text:p>64</text:p>
          </table:table-cell>
          <table:table-cell table:formula="of:=MIN([.$K119];[.$Q119];[.$W119];[.$AC119];[.$AI119];[.$AO119];[.$AU119];[.$BA119];[.$BG119];[.$BM119];[.$BS119];[.$BY119])" office:value-type="float" office:value="62" calcext:value-type="float">
            <text:p>62</text:p>
          </table:table-cell>
          <table:table-cell table:formula="of:=MIN([.$L119];[.$R119];[.$X119];[.$AD119];[.$AJ119];[.$AP119];[.$AV119];[.$BB119];[.$BH119];[.$BN119];[.$BT119];[.$BZ119])" office:value-type="float" office:value="114" calcext:value-type="float">
            <text:p>114</text:p>
          </table:table-cell>
          <table:table-cell table:formula="of:=MIN([.$M119];[.$S119];[.$Y119];[.$AE119];[.$AK119];[.$AQ119];[.$AW119];[.$BC119];[.$BI119];[.$BO119];[.$BU119];[.$CA119])" office:value-type="float" office:value="0" calcext:value-type="float">
            <text:p>0</text:p>
          </table:table-cell>
          <table:table-cell table:formula="of:=MEDIAN([.$H119];[.$N119];[.$T119];[.$Z119];[.$AF119];[.$AL119];[.$AR119];[.$AX119];[.$BD119];[.$BJ119];[.$BP119];[.$BV119])" office:value-type="float" office:value="900" calcext:value-type="float">
            <text:p>900</text:p>
          </table:table-cell>
          <table:table-cell table:formula="of:=MEDIAN([.$I119];[.$O119];[.$U119];[.$AA119];[.$AG119];[.$AM119];[.$AS119];[.$AY119];[.$BE119];[.$BK119];[.$BQ119];[.$BW119])" office:value-type="float" office:value="900" calcext:value-type="float">
            <text:p>900</text:p>
          </table:table-cell>
          <table:table-cell table:formula="of:=MEDIAN([.$J119];[.$P119];[.$V119];[.$AB119];[.$AH119];[.$AN119];[.$AT119];[.$AZ119];[.$BF119];[.$BL119];[.$BR119];[.$BX119])" office:value-type="float" office:value="83" calcext:value-type="float">
            <text:p>83</text:p>
          </table:table-cell>
          <table:table-cell table:formula="of:=MEDIAN([.$K119];[.$Q119];[.$W119];[.$AC119];[.$AI119];[.$AO119];[.$AU119];[.$BA119];[.$BG119];[.$BM119];[.$BS119];[.$BY119])" office:value-type="float" office:value="75" calcext:value-type="float">
            <text:p>75</text:p>
          </table:table-cell>
          <table:table-cell table:formula="of:=MEDIAN([.$L119];[.$R119];[.$X119];[.$AD119];[.$AJ119];[.$AP119];[.$AV119];[.$BB119];[.$BH119];[.$BN119];[.$BT119];[.$BZ119])" office:value-type="float" office:value="1959" calcext:value-type="float">
            <text:p>1959</text:p>
          </table:table-cell>
          <table:table-cell table:formula="of:=MEDIAN([.$M119];[.$S119];[.$Y119];[.$AE119];[.$AK119];[.$AQ119];[.$AW119];[.$BC119];[.$BI119];[.$BO119];[.$BU119];[.$CA119])" office:value-type="float" office:value="0" calcext:value-type="float">
            <text:p>0</text:p>
          </table:table-cell>
          <table:table-cell table:formula="of:=MAX([.$H119];[.$N119];[.$T119];[.$Z119];[.$AF119];[.$AL119];[.$AR119];[.$AX119];[.$BD119];[.$BJ119];[.$BP119];[.$BV119])" office:value-type="float" office:value="900" calcext:value-type="float">
            <text:p>900</text:p>
          </table:table-cell>
          <table:table-cell table:formula="of:=MAX([.$I119];[.$O119];[.$U119];[.$AA119];[.$AG119];[.$AM119];[.$AS119];[.$AY119];[.$BE119];[.$BK119];[.$BQ119];[.$BW119])" office:value-type="float" office:value="900" calcext:value-type="float">
            <text:p>900</text:p>
          </table:table-cell>
          <table:table-cell table:formula="of:=MAX([.$J119];[.$P119];[.$V119];[.$AB119];[.$AH119];[.$AN119];[.$AT119];[.$AZ119];[.$BF119];[.$BL119];[.$BR119];[.$BX119])" office:value-type="float" office:value="3732054" calcext:value-type="float">
            <text:p>3732054</text:p>
          </table:table-cell>
          <table:table-cell table:formula="of:=MAX([.$K119];[.$Q119];[.$W119];[.$AC119];[.$AI119];[.$AO119];[.$AU119];[.$BA119];[.$BG119];[.$BM119];[.$BS119];[.$BY119])" office:value-type="float" office:value="2899746" calcext:value-type="float">
            <text:p>2899746</text:p>
          </table:table-cell>
          <table:table-cell table:formula="of:=MAX([.$L119];[.$R119];[.$X119];[.$AD119];[.$AJ119];[.$AP119];[.$AV119];[.$BB119];[.$BH119];[.$BN119];[.$BT119];[.$BZ119])" office:value-type="float" office:value="2012" calcext:value-type="float">
            <text:p>2012</text:p>
          </table:table-cell>
          <table:table-cell table:formula="of:=MAX([.$M119];[.$S119];[.$Y119];[.$AE119];[.$AK119];[.$AQ119];[.$AW119];[.$BC119];[.$BI119];[.$BO119];[.$BU119];[.$CA1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sit-all/0089-visitall-66-1.asp</text:p>
          </table:table-cell>
          <table:table-cell office:value-type="float" office:value="791.93" calcext:value-type="float">
            <text:p>791.93</text:p>
          </table:table-cell>
          <table:table-cell office:value-type="float" office:value="791.858" calcext:value-type="float">
            <text:p>791.858</text:p>
          </table:table-cell>
          <table:table-cell office:value-type="float" office:value="3289473" calcext:value-type="float">
            <text:p>3289473</text:p>
          </table:table-cell>
          <table:table-cell office:value-type="float" office:value="2769314" calcext:value-type="float">
            <text:p>276931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0.3" calcext:value-type="float">
            <text:p>100.3</text:p>
          </table:table-cell>
          <table:table-cell office:value-type="float" office:value="99.207" calcext:value-type="float">
            <text:p>99.207</text:p>
          </table:table-cell>
          <table:table-cell office:value-type="float" office:value="829986" calcext:value-type="float">
            <text:p>829986</text:p>
          </table:table-cell>
          <table:table-cell office:value-type="float" office:value="602827" calcext:value-type="float">
            <text:p>602827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80.36" calcext:value-type="float">
            <text:p>180.36</text:p>
          </table:table-cell>
          <table:table-cell office:value-type="float" office:value="179.017" calcext:value-type="float">
            <text:p>179.017</text:p>
          </table:table-cell>
          <table:table-cell office:value-type="float" office:value="1408421" calcext:value-type="float">
            <text:p>1408421</text:p>
          </table:table-cell>
          <table:table-cell office:value-type="float" office:value="1051881" calcext:value-type="float">
            <text:p>105188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306" calcext:value-type="float">
            <text:p>13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1319" calcext:value-type="float">
            <text:p>13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1319" calcext:value-type="float">
            <text:p>1319</text:p>
          </table:table-cell>
          <table:table-cell office:value-type="float" office:value="0" calcext:value-type="float">
            <text:p>0</text:p>
          </table:table-cell>
          <table:table-cell table:formula="of:=MIN([.$H120];[.$N120];[.$T120];[.$Z120];[.$AF120];[.$AL120];[.$AR120];[.$AX120];[.$BD120];[.$BJ120];[.$BP120];[.$BV120])" office:value-type="float" office:value="100.3" calcext:value-type="float">
            <text:p>100.3</text:p>
          </table:table-cell>
          <table:table-cell table:formula="of:=MIN([.$I120];[.$O120];[.$U120];[.$AA120];[.$AG120];[.$AM120];[.$AS120];[.$AY120];[.$BE120];[.$BK120];[.$BQ120];[.$BW120])" office:value-type="float" office:value="99.207" calcext:value-type="float">
            <text:p>99.207</text:p>
          </table:table-cell>
          <table:table-cell table:formula="of:=MIN([.$J120];[.$P120];[.$V120];[.$AB120];[.$AH120];[.$AN120];[.$AT120];[.$AZ120];[.$BF120];[.$BL120];[.$BR120];[.$BX120])" office:value-type="float" office:value="70" calcext:value-type="float">
            <text:p>70</text:p>
          </table:table-cell>
          <table:table-cell table:formula="of:=MIN([.$K120];[.$Q120];[.$W120];[.$AC120];[.$AI120];[.$AO120];[.$AU120];[.$BA120];[.$BG120];[.$BM120];[.$BS120];[.$BY120])" office:value-type="float" office:value="64" calcext:value-type="float">
            <text:p>64</text:p>
          </table:table-cell>
          <table:table-cell table:formula="of:=MIN([.$L120];[.$R120];[.$X120];[.$AD120];[.$AJ120];[.$AP120];[.$AV120];[.$BB120];[.$BH120];[.$BN120];[.$BT120];[.$BZ120])" office:value-type="float" office:value="67" calcext:value-type="float">
            <text:p>67</text:p>
          </table:table-cell>
          <table:table-cell table:formula="of:=MIN([.$M120];[.$S120];[.$Y120];[.$AE120];[.$AK120];[.$AQ120];[.$AW120];[.$BC120];[.$BI120];[.$BO120];[.$BU120];[.$CA120])" office:value-type="float" office:value="0" calcext:value-type="float">
            <text:p>0</text:p>
          </table:table-cell>
          <table:table-cell table:formula="of:=MEDIAN([.$H120];[.$N120];[.$T120];[.$Z120];[.$AF120];[.$AL120];[.$AR120];[.$AX120];[.$BD120];[.$BJ120];[.$BP120];[.$BV120])" office:value-type="float" office:value="900" calcext:value-type="float">
            <text:p>900</text:p>
          </table:table-cell>
          <table:table-cell table:formula="of:=MEDIAN([.$I120];[.$O120];[.$U120];[.$AA120];[.$AG120];[.$AM120];[.$AS120];[.$AY120];[.$BE120];[.$BK120];[.$BQ120];[.$BW120])" office:value-type="float" office:value="900" calcext:value-type="float">
            <text:p>900</text:p>
          </table:table-cell>
          <table:table-cell table:formula="of:=MEDIAN([.$J120];[.$P120];[.$V120];[.$AB120];[.$AH120];[.$AN120];[.$AT120];[.$AZ120];[.$BF120];[.$BL120];[.$BR120];[.$BX120])" office:value-type="float" office:value="97" calcext:value-type="float">
            <text:p>97</text:p>
          </table:table-cell>
          <table:table-cell table:formula="of:=MEDIAN([.$K120];[.$Q120];[.$W120];[.$AC120];[.$AI120];[.$AO120];[.$AU120];[.$BA120];[.$BG120];[.$BM120];[.$BS120];[.$BY120])" office:value-type="float" office:value="80" calcext:value-type="float">
            <text:p>80</text:p>
          </table:table-cell>
          <table:table-cell table:formula="of:=MEDIAN([.$L120];[.$R120];[.$X120];[.$AD120];[.$AJ120];[.$AP120];[.$AV120];[.$BB120];[.$BH120];[.$BN120];[.$BT120];[.$BZ120])" office:value-type="float" office:value="1305" calcext:value-type="float">
            <text:p>1305</text:p>
          </table:table-cell>
          <table:table-cell table:formula="of:=MEDIAN([.$M120];[.$S120];[.$Y120];[.$AE120];[.$AK120];[.$AQ120];[.$AW120];[.$BC120];[.$BI120];[.$BO120];[.$BU120];[.$CA120])" office:value-type="float" office:value="0" calcext:value-type="float">
            <text:p>0</text:p>
          </table:table-cell>
          <table:table-cell table:formula="of:=MAX([.$H120];[.$N120];[.$T120];[.$Z120];[.$AF120];[.$AL120];[.$AR120];[.$AX120];[.$BD120];[.$BJ120];[.$BP120];[.$BV120])" office:value-type="float" office:value="900" calcext:value-type="float">
            <text:p>900</text:p>
          </table:table-cell>
          <table:table-cell table:formula="of:=MAX([.$I120];[.$O120];[.$U120];[.$AA120];[.$AG120];[.$AM120];[.$AS120];[.$AY120];[.$BE120];[.$BK120];[.$BQ120];[.$BW120])" office:value-type="float" office:value="900" calcext:value-type="float">
            <text:p>900</text:p>
          </table:table-cell>
          <table:table-cell table:formula="of:=MAX([.$J120];[.$P120];[.$V120];[.$AB120];[.$AH120];[.$AN120];[.$AT120];[.$AZ120];[.$BF120];[.$BL120];[.$BR120];[.$BX120])" office:value-type="float" office:value="1408421" calcext:value-type="float">
            <text:p>1408421</text:p>
          </table:table-cell>
          <table:table-cell table:formula="of:=MAX([.$K120];[.$Q120];[.$W120];[.$AC120];[.$AI120];[.$AO120];[.$AU120];[.$BA120];[.$BG120];[.$BM120];[.$BS120];[.$BY120])" office:value-type="float" office:value="1051881" calcext:value-type="float">
            <text:p>1051881</text:p>
          </table:table-cell>
          <table:table-cell table:formula="of:=MAX([.$L120];[.$R120];[.$X120];[.$AD120];[.$AJ120];[.$AP120];[.$AV120];[.$BB120];[.$BH120];[.$BN120];[.$BT120];[.$BZ120])" office:value-type="float" office:value="1327" calcext:value-type="float">
            <text:p>1327</text:p>
          </table:table-cell>
          <table:table-cell table:formula="of:=MAX([.$M120];[.$S120];[.$Y120];[.$AE120];[.$AK120];[.$AQ120];[.$AW120];[.$BC120];[.$BI120];[.$BO120];[.$BU120];[.$CA1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sit-all/0099-visitall-122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698474" calcext:value-type="float">
            <text:p>3698474</text:p>
          </table:table-cell>
          <table:table-cell office:value-type="float" office:value="3177206" calcext:value-type="float">
            <text:p>317720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348814" calcext:value-type="float">
            <text:p>3348814</text:p>
          </table:table-cell>
          <table:table-cell office:value-type="float" office:value="2591451" calcext:value-type="float">
            <text:p>259145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4239871" calcext:value-type="float">
            <text:p>4239871</text:p>
          </table:table-cell>
          <table:table-cell office:value-type="float" office:value="3302188" calcext:value-type="float">
            <text:p>3302188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937" calcext:value-type="float">
            <text:p>19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table:formula="of:=MIN([.$H121];[.$N121];[.$T121];[.$Z121];[.$AF121];[.$AL121];[.$AR121];[.$AX121];[.$BD121];[.$BJ121];[.$BP121];[.$BV121])" office:value-type="float" office:value="900" calcext:value-type="float">
            <text:p>900</text:p>
          </table:table-cell>
          <table:table-cell table:formula="of:=MIN([.$I121];[.$O121];[.$U121];[.$AA121];[.$AG121];[.$AM121];[.$AS121];[.$AY121];[.$BE121];[.$BK121];[.$BQ121];[.$BW121])" office:value-type="float" office:value="900" calcext:value-type="float">
            <text:p>900</text:p>
          </table:table-cell>
          <table:table-cell table:formula="of:=MIN([.$J121];[.$P121];[.$V121];[.$AB121];[.$AH121];[.$AN121];[.$AT121];[.$AZ121];[.$BF121];[.$BL121];[.$BR121];[.$BX121])" office:value-type="float" office:value="68" calcext:value-type="float">
            <text:p>68</text:p>
          </table:table-cell>
          <table:table-cell table:formula="of:=MIN([.$K121];[.$Q121];[.$W121];[.$AC121];[.$AI121];[.$AO121];[.$AU121];[.$BA121];[.$BG121];[.$BM121];[.$BS121];[.$BY121])" office:value-type="float" office:value="65" calcext:value-type="float">
            <text:p>65</text:p>
          </table:table-cell>
          <table:table-cell table:formula="of:=MIN([.$L121];[.$R121];[.$X121];[.$AD121];[.$AJ121];[.$AP121];[.$AV121];[.$BB121];[.$BH121];[.$BN121];[.$BT121];[.$BZ121])" office:value-type="float" office:value="118" calcext:value-type="float">
            <text:p>118</text:p>
          </table:table-cell>
          <table:table-cell table:formula="of:=MIN([.$M121];[.$S121];[.$Y121];[.$AE121];[.$AK121];[.$AQ121];[.$AW121];[.$BC121];[.$BI121];[.$BO121];[.$BU121];[.$CA121])" office:value-type="float" office:value="0" calcext:value-type="float">
            <text:p>0</text:p>
          </table:table-cell>
          <table:table-cell table:formula="of:=MEDIAN([.$H121];[.$N121];[.$T121];[.$Z121];[.$AF121];[.$AL121];[.$AR121];[.$AX121];[.$BD121];[.$BJ121];[.$BP121];[.$BV121])" office:value-type="float" office:value="900" calcext:value-type="float">
            <text:p>900</text:p>
          </table:table-cell>
          <table:table-cell table:formula="of:=MEDIAN([.$I121];[.$O121];[.$U121];[.$AA121];[.$AG121];[.$AM121];[.$AS121];[.$AY121];[.$BE121];[.$BK121];[.$BQ121];[.$BW121])" office:value-type="float" office:value="900" calcext:value-type="float">
            <text:p>900</text:p>
          </table:table-cell>
          <table:table-cell table:formula="of:=MEDIAN([.$J121];[.$P121];[.$V121];[.$AB121];[.$AH121];[.$AN121];[.$AT121];[.$AZ121];[.$BF121];[.$BL121];[.$BR121];[.$BX121])" office:value-type="float" office:value="98" calcext:value-type="float">
            <text:p>98</text:p>
          </table:table-cell>
          <table:table-cell table:formula="of:=MEDIAN([.$K121];[.$Q121];[.$W121];[.$AC121];[.$AI121];[.$AO121];[.$AU121];[.$BA121];[.$BG121];[.$BM121];[.$BS121];[.$BY121])" office:value-type="float" office:value="90" calcext:value-type="float">
            <text:p>90</text:p>
          </table:table-cell>
          <table:table-cell table:formula="of:=MEDIAN([.$L121];[.$R121];[.$X121];[.$AD121];[.$AJ121];[.$AP121];[.$AV121];[.$BB121];[.$BH121];[.$BN121];[.$BT121];[.$BZ121])" office:value-type="float" office:value="1956.5" calcext:value-type="float">
            <text:p>1956.5</text:p>
          </table:table-cell>
          <table:table-cell table:formula="of:=MEDIAN([.$M121];[.$S121];[.$Y121];[.$AE121];[.$AK121];[.$AQ121];[.$AW121];[.$BC121];[.$BI121];[.$BO121];[.$BU121];[.$CA121])" office:value-type="float" office:value="0" calcext:value-type="float">
            <text:p>0</text:p>
          </table:table-cell>
          <table:table-cell table:formula="of:=MAX([.$H121];[.$N121];[.$T121];[.$Z121];[.$AF121];[.$AL121];[.$AR121];[.$AX121];[.$BD121];[.$BJ121];[.$BP121];[.$BV121])" office:value-type="float" office:value="900" calcext:value-type="float">
            <text:p>900</text:p>
          </table:table-cell>
          <table:table-cell table:formula="of:=MAX([.$I121];[.$O121];[.$U121];[.$AA121];[.$AG121];[.$AM121];[.$AS121];[.$AY121];[.$BE121];[.$BK121];[.$BQ121];[.$BW121])" office:value-type="float" office:value="900" calcext:value-type="float">
            <text:p>900</text:p>
          </table:table-cell>
          <table:table-cell table:formula="of:=MAX([.$J121];[.$P121];[.$V121];[.$AB121];[.$AH121];[.$AN121];[.$AT121];[.$AZ121];[.$BF121];[.$BL121];[.$BR121];[.$BX121])" office:value-type="float" office:value="4239871" calcext:value-type="float">
            <text:p>4239871</text:p>
          </table:table-cell>
          <table:table-cell table:formula="of:=MAX([.$K121];[.$Q121];[.$W121];[.$AC121];[.$AI121];[.$AO121];[.$AU121];[.$BA121];[.$BG121];[.$BM121];[.$BS121];[.$BY121])" office:value-type="float" office:value="3302188" calcext:value-type="float">
            <text:p>3302188</text:p>
          </table:table-cell>
          <table:table-cell table:formula="of:=MAX([.$L121];[.$R121];[.$X121];[.$AD121];[.$AJ121];[.$AP121];[.$AV121];[.$BB121];[.$BH121];[.$BN121];[.$BT121];[.$BZ121])" office:value-type="float" office:value="2025" calcext:value-type="float">
            <text:p>2025</text:p>
          </table:table-cell>
          <table:table-cell table:formula="of:=MAX([.$M121];[.$S121];[.$Y121];[.$AE121];[.$AK121];[.$AQ121];[.$AW121];[.$BC121];[.$BI121];[.$BO121];[.$BU121];[.$CA1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sit-all/0100-visitall-122-1.asp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287306" calcext:value-type="float">
            <text:p>3287306</text:p>
          </table:table-cell>
          <table:table-cell office:value-type="float" office:value="2728130" calcext:value-type="float">
            <text:p>272813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368472" calcext:value-type="float">
            <text:p>3368472</text:p>
          </table:table-cell>
          <table:table-cell office:value-type="float" office:value="2606579" calcext:value-type="float">
            <text:p>2606579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767178" calcext:value-type="float">
            <text:p>3767178</text:p>
          </table:table-cell>
          <table:table-cell office:value-type="float" office:value="2895138" calcext:value-type="float">
            <text:p>2895138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1954" calcext:value-type="float">
            <text:p>19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2084" calcext:value-type="float">
            <text:p>20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1953" calcext:value-type="float">
            <text:p>1953</text:p>
          </table:table-cell>
          <table:table-cell office:value-type="float" office:value="0" calcext:value-type="float">
            <text:p>0</text:p>
          </table:table-cell>
          <table:table-cell table:formula="of:=MIN([.$H122];[.$N122];[.$T122];[.$Z122];[.$AF122];[.$AL122];[.$AR122];[.$AX122];[.$BD122];[.$BJ122];[.$BP122];[.$BV122])" office:value-type="float" office:value="900" calcext:value-type="float">
            <text:p>900</text:p>
          </table:table-cell>
          <table:table-cell table:formula="of:=MIN([.$I122];[.$O122];[.$U122];[.$AA122];[.$AG122];[.$AM122];[.$AS122];[.$AY122];[.$BE122];[.$BK122];[.$BQ122];[.$BW122])" office:value-type="float" office:value="900" calcext:value-type="float">
            <text:p>900</text:p>
          </table:table-cell>
          <table:table-cell table:formula="of:=MIN([.$J122];[.$P122];[.$V122];[.$AB122];[.$AH122];[.$AN122];[.$AT122];[.$AZ122];[.$BF122];[.$BL122];[.$BR122];[.$BX122])" office:value-type="float" office:value="79" calcext:value-type="float">
            <text:p>79</text:p>
          </table:table-cell>
          <table:table-cell table:formula="of:=MIN([.$K122];[.$Q122];[.$W122];[.$AC122];[.$AI122];[.$AO122];[.$AU122];[.$BA122];[.$BG122];[.$BM122];[.$BS122];[.$BY122])" office:value-type="float" office:value="71" calcext:value-type="float">
            <text:p>71</text:p>
          </table:table-cell>
          <table:table-cell table:formula="of:=MIN([.$L122];[.$R122];[.$X122];[.$AD122];[.$AJ122];[.$AP122];[.$AV122];[.$BB122];[.$BH122];[.$BN122];[.$BT122];[.$BZ122])" office:value-type="float" office:value="115" calcext:value-type="float">
            <text:p>115</text:p>
          </table:table-cell>
          <table:table-cell table:formula="of:=MIN([.$M122];[.$S122];[.$Y122];[.$AE122];[.$AK122];[.$AQ122];[.$AW122];[.$BC122];[.$BI122];[.$BO122];[.$BU122];[.$CA122])" office:value-type="float" office:value="0" calcext:value-type="float">
            <text:p>0</text:p>
          </table:table-cell>
          <table:table-cell table:formula="of:=MEDIAN([.$H122];[.$N122];[.$T122];[.$Z122];[.$AF122];[.$AL122];[.$AR122];[.$AX122];[.$BD122];[.$BJ122];[.$BP122];[.$BV122])" office:value-type="float" office:value="900" calcext:value-type="float">
            <text:p>900</text:p>
          </table:table-cell>
          <table:table-cell table:formula="of:=MEDIAN([.$I122];[.$O122];[.$U122];[.$AA122];[.$AG122];[.$AM122];[.$AS122];[.$AY122];[.$BE122];[.$BK122];[.$BQ122];[.$BW122])" office:value-type="float" office:value="900" calcext:value-type="float">
            <text:p>900</text:p>
          </table:table-cell>
          <table:table-cell table:formula="of:=MEDIAN([.$J122];[.$P122];[.$V122];[.$AB122];[.$AH122];[.$AN122];[.$AT122];[.$AZ122];[.$BF122];[.$BL122];[.$BR122];[.$BX122])" office:value-type="float" office:value="83" calcext:value-type="float">
            <text:p>83</text:p>
          </table:table-cell>
          <table:table-cell table:formula="of:=MEDIAN([.$K122];[.$Q122];[.$W122];[.$AC122];[.$AI122];[.$AO122];[.$AU122];[.$BA122];[.$BG122];[.$BM122];[.$BS122];[.$BY122])" office:value-type="float" office:value="72" calcext:value-type="float">
            <text:p>72</text:p>
          </table:table-cell>
          <table:table-cell table:formula="of:=MEDIAN([.$L122];[.$R122];[.$X122];[.$AD122];[.$AJ122];[.$AP122];[.$AV122];[.$BB122];[.$BH122];[.$BN122];[.$BT122];[.$BZ122])" office:value-type="float" office:value="1956.5" calcext:value-type="float">
            <text:p>1956.5</text:p>
          </table:table-cell>
          <table:table-cell table:formula="of:=MEDIAN([.$M122];[.$S122];[.$Y122];[.$AE122];[.$AK122];[.$AQ122];[.$AW122];[.$BC122];[.$BI122];[.$BO122];[.$BU122];[.$CA122])" office:value-type="float" office:value="0" calcext:value-type="float">
            <text:p>0</text:p>
          </table:table-cell>
          <table:table-cell table:formula="of:=MAX([.$H122];[.$N122];[.$T122];[.$Z122];[.$AF122];[.$AL122];[.$AR122];[.$AX122];[.$BD122];[.$BJ122];[.$BP122];[.$BV122])" office:value-type="float" office:value="900" calcext:value-type="float">
            <text:p>900</text:p>
          </table:table-cell>
          <table:table-cell table:formula="of:=MAX([.$I122];[.$O122];[.$U122];[.$AA122];[.$AG122];[.$AM122];[.$AS122];[.$AY122];[.$BE122];[.$BK122];[.$BQ122];[.$BW122])" office:value-type="float" office:value="900" calcext:value-type="float">
            <text:p>900</text:p>
          </table:table-cell>
          <table:table-cell table:formula="of:=MAX([.$J122];[.$P122];[.$V122];[.$AB122];[.$AH122];[.$AN122];[.$AT122];[.$AZ122];[.$BF122];[.$BL122];[.$BR122];[.$BX122])" office:value-type="float" office:value="3767178" calcext:value-type="float">
            <text:p>3767178</text:p>
          </table:table-cell>
          <table:table-cell table:formula="of:=MAX([.$K122];[.$Q122];[.$W122];[.$AC122];[.$AI122];[.$AO122];[.$AU122];[.$BA122];[.$BG122];[.$BM122];[.$BS122];[.$BY122])" office:value-type="float" office:value="2895138" calcext:value-type="float">
            <text:p>2895138</text:p>
          </table:table-cell>
          <table:table-cell table:formula="of:=MAX([.$L122];[.$R122];[.$X122];[.$AD122];[.$AJ122];[.$AP122];[.$AV122];[.$BB122];[.$BH122];[.$BN122];[.$BT122];[.$BZ122])" office:value-type="float" office:value="2084" calcext:value-type="float">
            <text:p>2084</text:p>
          </table:table-cell>
          <table:table-cell table:formula="of:=MAX([.$M122];[.$S122];[.$Y122];[.$AE122];[.$AK122];[.$AQ122];[.$AW122];[.$BC122];[.$BI122];[.$BO122];[.$BU122];[.$CA12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8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6"/>
          <table:table-cell table:formula="of:=SUM([.H3:.H122])" office:value-type="float" office:value="74401.69" calcext:value-type="float">
            <text:p>74401.69</text:p>
          </table:table-cell>
          <table:table-cell table:formula="of:=SUM([.I3:.I122])" office:value-type="float" office:value="74368.516" calcext:value-type="float">
            <text:p>74368.516</text:p>
          </table:table-cell>
          <table:table-cell table:formula="of:=SUM([.J3:.J122])" office:value-type="float" office:value="441854995" calcext:value-type="float">
            <text:p>441854995</text:p>
          </table:table-cell>
          <table:table-cell table:formula="of:=SUM([.K3:.K122])" office:value-type="float" office:value="187789987" calcext:value-type="float">
            <text:p>187789987</text:p>
          </table:table-cell>
          <table:table-cell table:formula="of:=SUM([.L3:.L122])" office:value-type="float" office:value="14187" calcext:value-type="float">
            <text:p>14187</text:p>
          </table:table-cell>
          <table:table-cell table:formula="of:=SUM([.M3:.M122])" office:value-type="float" office:value="0" calcext:value-type="float">
            <text:p>0</text:p>
          </table:table-cell>
          <table:table-cell table:formula="of:=SUM([.N3:.N122])" office:value-type="float" office:value="76071.67" calcext:value-type="float">
            <text:p>76071.67</text:p>
          </table:table-cell>
          <table:table-cell table:formula="of:=SUM([.O3:.O122])" office:value-type="float" office:value="76037.396" calcext:value-type="float">
            <text:p>76037.396</text:p>
          </table:table-cell>
          <table:table-cell table:formula="of:=SUM([.P3:.P122])" office:value-type="float" office:value="470153380" calcext:value-type="float">
            <text:p>470153380</text:p>
          </table:table-cell>
          <table:table-cell table:formula="of:=SUM([.Q3:.Q122])" office:value-type="float" office:value="196803796" calcext:value-type="float">
            <text:p>196803796</text:p>
          </table:table-cell>
          <table:table-cell table:formula="of:=SUM([.R3:.R122])" office:value-type="float" office:value="14027" calcext:value-type="float">
            <text:p>14027</text:p>
          </table:table-cell>
          <table:table-cell table:formula="of:=SUM([.S3:.S122])" office:value-type="float" office:value="0" calcext:value-type="float">
            <text:p>0</text:p>
          </table:table-cell>
          <table:table-cell table:formula="of:=SUM([.T3:.T122])" office:value-type="float" office:value="78847.02" calcext:value-type="float">
            <text:p>78847.02</text:p>
          </table:table-cell>
          <table:table-cell table:formula="of:=SUM([.U3:.U122])" office:value-type="float" office:value="78813.723" calcext:value-type="float">
            <text:p>78813.723</text:p>
          </table:table-cell>
          <table:table-cell table:formula="of:=SUM([.V3:.V122])" office:value-type="float" office:value="357426106" calcext:value-type="float">
            <text:p>357426106</text:p>
          </table:table-cell>
          <table:table-cell table:formula="of:=SUM([.W3:.W122])" office:value-type="float" office:value="130596778" calcext:value-type="float">
            <text:p>130596778</text:p>
          </table:table-cell>
          <table:table-cell table:formula="of:=SUM([.X3:.X122])" office:value-type="float" office:value="46210" calcext:value-type="float">
            <text:p>46210</text:p>
          </table:table-cell>
          <table:table-cell table:formula="of:=SUM([.Y3:.Y122])" office:value-type="float" office:value="31138" calcext:value-type="float">
            <text:p>31138</text:p>
          </table:table-cell>
          <table:table-cell table:formula="of:=SUM([.Z3:.Z122])" office:value-type="float" office:value="79219.28" calcext:value-type="float">
            <text:p>79219.28</text:p>
          </table:table-cell>
          <table:table-cell table:formula="of:=SUM([.AA3:.AA122])" office:value-type="float" office:value="79187.833" calcext:value-type="float">
            <text:p>79187.833</text:p>
          </table:table-cell>
          <table:table-cell table:formula="of:=SUM([.AB3:.AB122])" office:value-type="float" office:value="380953564" calcext:value-type="float">
            <text:p>380953564</text:p>
          </table:table-cell>
          <table:table-cell table:formula="of:=SUM([.AC3:.AC122])" office:value-type="float" office:value="135026329" calcext:value-type="float">
            <text:p>135026329</text:p>
          </table:table-cell>
          <table:table-cell table:formula="of:=SUM([.AD3:.AD122])" office:value-type="float" office:value="46532" calcext:value-type="float">
            <text:p>46532</text:p>
          </table:table-cell>
          <table:table-cell table:formula="of:=SUM([.AE3:.AE122])" office:value-type="float" office:value="30330" calcext:value-type="float">
            <text:p>30330</text:p>
          </table:table-cell>
          <table:table-cell table:formula="of:=SUM([.AF3:.AF122])" office:value-type="float" office:value="78800.39" calcext:value-type="float">
            <text:p>78800.39</text:p>
          </table:table-cell>
          <table:table-cell table:formula="of:=SUM([.AG3:.AG122])" office:value-type="float" office:value="78767.335" calcext:value-type="float">
            <text:p>78767.335</text:p>
          </table:table-cell>
          <table:table-cell table:formula="of:=SUM([.AH3:.AH122])" office:value-type="float" office:value="361696750" calcext:value-type="float">
            <text:p>361696750</text:p>
          </table:table-cell>
          <table:table-cell table:formula="of:=SUM([.AI3:.AI122])" office:value-type="float" office:value="129711058" calcext:value-type="float">
            <text:p>129711058</text:p>
          </table:table-cell>
          <table:table-cell table:formula="of:=SUM([.AJ3:.AJ122])" office:value-type="float" office:value="46845" calcext:value-type="float">
            <text:p>46845</text:p>
          </table:table-cell>
          <table:table-cell table:formula="of:=SUM([.AK3:.AK122])" office:value-type="float" office:value="37745" calcext:value-type="float">
            <text:p>37745</text:p>
          </table:table-cell>
          <table:table-cell table:formula="of:=SUM([.AL3:.AL122])" office:value-type="float" office:value="80104.75" calcext:value-type="float">
            <text:p>80104.75</text:p>
          </table:table-cell>
          <table:table-cell table:formula="of:=SUM([.AM3:.AM122])" office:value-type="float" office:value="80072.942" calcext:value-type="float">
            <text:p>80072.942</text:p>
          </table:table-cell>
          <table:table-cell table:formula="of:=SUM([.AN3:.AN122])" office:value-type="float" office:value="397379503" calcext:value-type="float">
            <text:p>397379503</text:p>
          </table:table-cell>
          <table:table-cell table:formula="of:=SUM([.AO3:.AO122])" office:value-type="float" office:value="137146574" calcext:value-type="float">
            <text:p>137146574</text:p>
          </table:table-cell>
          <table:table-cell table:formula="of:=SUM([.AP3:.AP122])" office:value-type="float" office:value="46944" calcext:value-type="float">
            <text:p>46944</text:p>
          </table:table-cell>
          <table:table-cell table:formula="of:=SUM([.AQ3:.AQ122])" office:value-type="float" office:value="35721" calcext:value-type="float">
            <text:p>35721</text:p>
          </table:table-cell>
          <table:table-cell table:formula="of:=SUM([.AR3:.AR122])" office:value-type="float" office:value="78735.66" calcext:value-type="float">
            <text:p>78735.66</text:p>
          </table:table-cell>
          <table:table-cell table:formula="of:=SUM([.AS3:.AS122])" office:value-type="float" office:value="78716.09" calcext:value-type="float">
            <text:p>78716.09</text:p>
          </table:table-cell>
          <table:table-cell table:formula="of:=SUM([.AT3:.AT122])" office:value-type="float" office:value="365887061" calcext:value-type="float">
            <text:p>365887061</text:p>
          </table:table-cell>
          <table:table-cell table:formula="of:=SUM([.AU3:.AU122])" office:value-type="float" office:value="133236358" calcext:value-type="float">
            <text:p>133236358</text:p>
          </table:table-cell>
          <table:table-cell table:formula="of:=SUM([.AV3:.AV122])" office:value-type="float" office:value="45829" calcext:value-type="float">
            <text:p>45829</text:p>
          </table:table-cell>
          <table:table-cell table:formula="of:=SUM([.AW3:.AW122])" office:value-type="float" office:value="16000" calcext:value-type="float">
            <text:p>16000</text:p>
          </table:table-cell>
          <table:table-cell table:formula="of:=SUM([.AX3:.AX122])" office:value-type="float" office:value="80610.38" calcext:value-type="float">
            <text:p>80610.38</text:p>
          </table:table-cell>
          <table:table-cell table:formula="of:=SUM([.AY3:.AY122])" office:value-type="float" office:value="80593.103" calcext:value-type="float">
            <text:p>80593.103</text:p>
          </table:table-cell>
          <table:table-cell table:formula="of:=SUM([.AZ3:.AZ122])" office:value-type="float" office:value="397373331" calcext:value-type="float">
            <text:p>397373331</text:p>
          </table:table-cell>
          <table:table-cell table:formula="of:=SUM([.BA3:.BA122])" office:value-type="float" office:value="145252411" calcext:value-type="float">
            <text:p>145252411</text:p>
          </table:table-cell>
          <table:table-cell table:formula="of:=SUM([.BB3:.BB122])" office:value-type="float" office:value="46009" calcext:value-type="float">
            <text:p>46009</text:p>
          </table:table-cell>
          <table:table-cell table:formula="of:=SUM([.BC3:.BC122])" office:value-type="float" office:value="14500" calcext:value-type="float">
            <text:p>14500</text:p>
          </table:table-cell>
          <table:table-cell table:formula="of:=SUM([.BD3:.BD122])" office:value-type="float" office:value="78817.48" calcext:value-type="float">
            <text:p>78817.48</text:p>
          </table:table-cell>
          <table:table-cell table:formula="of:=SUM([.BE3:.BE122])" office:value-type="float" office:value="78789.274" calcext:value-type="float">
            <text:p>78789.274</text:p>
          </table:table-cell>
          <table:table-cell table:formula="of:=SUM([.BF3:.BF122])" office:value-type="float" office:value="357941117" calcext:value-type="float">
            <text:p>357941117</text:p>
          </table:table-cell>
          <table:table-cell table:formula="of:=SUM([.BG3:.BG122])" office:value-type="float" office:value="131892225" calcext:value-type="float">
            <text:p>131892225</text:p>
          </table:table-cell>
          <table:table-cell table:formula="of:=SUM([.BH3:.BH122])" office:value-type="float" office:value="45068" calcext:value-type="float">
            <text:p>45068</text:p>
          </table:table-cell>
          <table:table-cell table:formula="of:=SUM([.BI3:.BI122])" office:value-type="float" office:value="13494" calcext:value-type="float">
            <text:p>13494</text:p>
          </table:table-cell>
          <table:table-cell table:formula="of:=SUM([.BJ3:.BJ122])" office:value-type="float" office:value="80158.26" calcext:value-type="float">
            <text:p>80158.26</text:p>
          </table:table-cell>
          <table:table-cell table:formula="of:=SUM([.BK3:.BK122])" office:value-type="float" office:value="80129.888" calcext:value-type="float">
            <text:p>80129.888</text:p>
          </table:table-cell>
          <table:table-cell table:formula="of:=SUM([.BL3:.BL122])" office:value-type="float" office:value="390263410" calcext:value-type="float">
            <text:p>390263410</text:p>
          </table:table-cell>
          <table:table-cell table:formula="of:=SUM([.BM3:.BM122])" office:value-type="float" office:value="144144873" calcext:value-type="float">
            <text:p>144144873</text:p>
          </table:table-cell>
          <table:table-cell table:formula="of:=SUM([.BN3:.BN122])" office:value-type="float" office:value="45307" calcext:value-type="float">
            <text:p>45307</text:p>
          </table:table-cell>
          <table:table-cell table:formula="of:=SUM([.BO3:.BO122])" office:value-type="float" office:value="14048" calcext:value-type="float">
            <text:p>14048</text:p>
          </table:table-cell>
          <table:table-cell table:formula="of:=SUM([.BP3:.BP122])" office:value-type="float" office:value="77896.53" calcext:value-type="float">
            <text:p>77896.53</text:p>
          </table:table-cell>
          <table:table-cell table:formula="of:=SUM([.BQ3:.BQ122])" office:value-type="float" office:value="77860.18" calcext:value-type="float">
            <text:p>77860.18</text:p>
          </table:table-cell>
          <table:table-cell table:formula="of:=SUM([.BR3:.BR122])" office:value-type="float" office:value="361407136" calcext:value-type="float">
            <text:p>361407136</text:p>
          </table:table-cell>
          <table:table-cell table:formula="of:=SUM([.BS3:.BS122])" office:value-type="float" office:value="129859933" calcext:value-type="float">
            <text:p>129859933</text:p>
          </table:table-cell>
          <table:table-cell table:formula="of:=SUM([.BT3:.BT122])" office:value-type="float" office:value="45738" calcext:value-type="float">
            <text:p>45738</text:p>
          </table:table-cell>
          <table:table-cell table:formula="of:=SUM([.BU3:.BU122])" office:value-type="float" office:value="28601" calcext:value-type="float">
            <text:p>28601</text:p>
          </table:table-cell>
          <table:table-cell table:formula="of:=SUM([.BV3:.BV122])" office:value-type="float" office:value="79407.38" calcext:value-type="float">
            <text:p>79407.38</text:p>
          </table:table-cell>
          <table:table-cell table:formula="of:=SUM([.BW3:.BW122])" office:value-type="float" office:value="79376.666" calcext:value-type="float">
            <text:p>79376.666</text:p>
          </table:table-cell>
          <table:table-cell table:formula="of:=SUM([.BX3:.BX122])" office:value-type="float" office:value="383534707" calcext:value-type="float">
            <text:p>383534707</text:p>
          </table:table-cell>
          <table:table-cell table:formula="of:=SUM([.BY3:.BY122])" office:value-type="float" office:value="134941234" calcext:value-type="float">
            <text:p>134941234</text:p>
          </table:table-cell>
          <table:table-cell table:formula="of:=SUM([.BZ3:.BZ122])" office:value-type="float" office:value="45727" calcext:value-type="float">
            <text:p>45727</text:p>
          </table:table-cell>
          <table:table-cell table:formula="of:=SUM([.CA3:.CA122])" office:value-type="float" office:value="25155" calcext:value-type="float">
            <text:p>25155</text:p>
          </table:table-cell>
          <table:table-cell table:formula="of:=SUM([.CB3:.CB122])" office:value-type="float" office:value="70949.62" calcext:value-type="float">
            <text:p>70949.62</text:p>
          </table:table-cell>
          <table:table-cell table:formula="of:=SUM([.CC3:.CC122])" office:value-type="float" office:value="70909.48" calcext:value-type="float">
            <text:p>70909.48</text:p>
          </table:table-cell>
          <table:table-cell table:formula="of:=SUM([.CD3:.CD122])" office:value-type="float" office:value="320880673" calcext:value-type="float">
            <text:p>320880673</text:p>
          </table:table-cell>
          <table:table-cell table:formula="of:=SUM([.CE3:.CE122])" office:value-type="float" office:value="111229749" calcext:value-type="float">
            <text:p>111229749</text:p>
          </table:table-cell>
          <table:table-cell table:formula="of:=SUM([.CF3:.CF122])" office:value-type="float" office:value="12296" calcext:value-type="float">
            <text:p>12296</text:p>
          </table:table-cell>
          <table:table-cell table:formula="of:=SUM([.CG3:.CG122])" office:value-type="float" office:value="0" calcext:value-type="float">
            <text:p>0</text:p>
          </table:table-cell>
          <table:table-cell table:formula="of:=SUM([.CH3:.CH122])" office:value-type="float" office:value="79280.835" calcext:value-type="float">
            <text:p>79280.835</text:p>
          </table:table-cell>
          <table:table-cell table:formula="of:=SUM([.CI3:.CI122])" office:value-type="float" office:value="79250.8995" calcext:value-type="float">
            <text:p>79250.8995</text:p>
          </table:table-cell>
          <table:table-cell table:formula="of:=SUM([.CJ3:.CJ122])" office:value-type="string" office:string-value="" calcext:value-type="error">
            <text:p>#VALUE!</text:p>
          </table:table-cell>
          <table:table-cell table:formula="of:=SUM([.CK3:.CK122])" office:value-type="string" office:string-value="" calcext:value-type="error">
            <text:p>#VALUE!</text:p>
          </table:table-cell>
          <table:table-cell table:formula="of:=SUM([.CL3:.CL122])" office:value-type="float" office:value="45769" calcext:value-type="float">
            <text:p>45769</text:p>
          </table:table-cell>
          <table:table-cell table:formula="of:=SUM([.CM3:.CM122])" office:value-type="float" office:value="20495" calcext:value-type="float">
            <text:p>20495</text:p>
          </table:table-cell>
          <table:table-cell table:formula="of:=SUM([.CN3:.CN122])" office:value-type="float" office:value="83213.34" calcext:value-type="float">
            <text:p>83213.34</text:p>
          </table:table-cell>
          <table:table-cell table:formula="of:=SUM([.CO3:.CO122])" office:value-type="float" office:value="83192.056" calcext:value-type="float">
            <text:p>83192.056</text:p>
          </table:table-cell>
          <table:table-cell table:formula="of:=SUM([.CP3:.CP122])" office:value-type="float" office:value="518700287" calcext:value-type="float">
            <text:p>518700287</text:p>
          </table:table-cell>
          <table:table-cell table:formula="of:=SUM([.CQ3:.CQ122])" office:value-type="float" office:value="215812956" calcext:value-type="float">
            <text:p>215812956</text:p>
          </table:table-cell>
          <table:table-cell table:formula="of:=SUM([.CR3:.CR122])" office:value-type="float" office:value="48898" calcext:value-type="float">
            <text:p>48898</text:p>
          </table:table-cell>
          <table:table-cell table:formula="of:=SUM([.CS3:.CS122])" office:value-type="float" office:value="42772" calcext:value-type="float">
            <text:p>42772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6"/>
          <table:table-cell table:formula="of:=AVERAGE([.H3:.H122])" office:value-type="float" office:value="620.014083333333" calcext:value-type="float">
            <text:p>620.014083333333</text:p>
          </table:table-cell>
          <table:table-cell table:formula="of:=AVERAGE([.I3:.I122])" office:value-type="float" office:value="619.737633333333" calcext:value-type="float">
            <text:p>619.737633333333</text:p>
          </table:table-cell>
          <table:table-cell table:formula="of:=AVERAGE([.J3:.J122])" office:value-type="float" office:value="4418549.95" calcext:value-type="float">
            <text:p>4418549.95</text:p>
          </table:table-cell>
          <table:table-cell table:formula="of:=AVERAGE([.K3:.K122])" office:value-type="float" office:value="1877899.87" calcext:value-type="float">
            <text:p>1877899.87</text:p>
          </table:table-cell>
          <table:table-cell table:formula="of:=AVERAGE([.L3:.L122])" office:value-type="float" office:value="118.225" calcext:value-type="float">
            <text:p>118.225</text:p>
          </table:table-cell>
          <table:table-cell table:formula="of:=AVERAGE([.M3:.M122])" office:value-type="float" office:value="0" calcext:value-type="float">
            <text:p>0</text:p>
          </table:table-cell>
          <table:table-cell table:formula="of:=AVERAGE([.N3:.N122])" office:value-type="float" office:value="633.930583333333" calcext:value-type="float">
            <text:p>633.930583333333</text:p>
          </table:table-cell>
          <table:table-cell table:formula="of:=AVERAGE([.O3:.O122])" office:value-type="float" office:value="633.644966666667" calcext:value-type="float">
            <text:p>633.644966666667</text:p>
          </table:table-cell>
          <table:table-cell table:formula="of:=AVERAGE([.P3:.P122])" office:value-type="float" office:value="4701533.8" calcext:value-type="float">
            <text:p>4701533.8</text:p>
          </table:table-cell>
          <table:table-cell table:formula="of:=AVERAGE([.Q3:.Q122])" office:value-type="float" office:value="1968037.96" calcext:value-type="float">
            <text:p>1968037.96</text:p>
          </table:table-cell>
          <table:table-cell table:formula="of:=AVERAGE([.R3:.R122])" office:value-type="float" office:value="116.891666666667" calcext:value-type="float">
            <text:p>116.891666666667</text:p>
          </table:table-cell>
          <table:table-cell table:formula="of:=AVERAGE([.S3:.S122])" office:value-type="float" office:value="0" calcext:value-type="float">
            <text:p>0</text:p>
          </table:table-cell>
          <table:table-cell table:formula="of:=AVERAGE([.T3:.T122])" office:value-type="float" office:value="657.0585" calcext:value-type="float">
            <text:p>657.0585</text:p>
          </table:table-cell>
          <table:table-cell table:formula="of:=AVERAGE([.U3:.U122])" office:value-type="float" office:value="656.781025" calcext:value-type="float">
            <text:p>656.781025</text:p>
          </table:table-cell>
          <table:table-cell table:formula="of:=AVERAGE([.V3:.V122])" office:value-type="float" office:value="3574261.06" calcext:value-type="float">
            <text:p>3574261.06</text:p>
          </table:table-cell>
          <table:table-cell table:formula="of:=AVERAGE([.W3:.W122])" office:value-type="float" office:value="1305967.78" calcext:value-type="float">
            <text:p>1305967.78</text:p>
          </table:table-cell>
          <table:table-cell table:formula="of:=AVERAGE([.X3:.X122])" office:value-type="float" office:value="385.083333333333" calcext:value-type="float">
            <text:p>385.083333333333</text:p>
          </table:table-cell>
          <table:table-cell table:formula="of:=AVERAGE([.Y3:.Y122])" office:value-type="float" office:value="259.483333333333" calcext:value-type="float">
            <text:p>259.483333333333</text:p>
          </table:table-cell>
          <table:table-cell table:formula="of:=AVERAGE([.Z3:.Z122])" office:value-type="float" office:value="660.160666666667" calcext:value-type="float">
            <text:p>660.160666666667</text:p>
          </table:table-cell>
          <table:table-cell table:formula="of:=AVERAGE([.AA3:.AA122])" office:value-type="float" office:value="659.898608333333" calcext:value-type="float">
            <text:p>659.898608333333</text:p>
          </table:table-cell>
          <table:table-cell table:formula="of:=AVERAGE([.AB3:.AB122])" office:value-type="float" office:value="3809535.64" calcext:value-type="float">
            <text:p>3809535.64</text:p>
          </table:table-cell>
          <table:table-cell table:formula="of:=AVERAGE([.AC3:.AC122])" office:value-type="float" office:value="1350263.29" calcext:value-type="float">
            <text:p>1350263.29</text:p>
          </table:table-cell>
          <table:table-cell table:formula="of:=AVERAGE([.AD3:.AD122])" office:value-type="float" office:value="387.766666666667" calcext:value-type="float">
            <text:p>387.766666666667</text:p>
          </table:table-cell>
          <table:table-cell table:formula="of:=AVERAGE([.AE3:.AE122])" office:value-type="float" office:value="252.75" calcext:value-type="float">
            <text:p>252.75</text:p>
          </table:table-cell>
          <table:table-cell table:formula="of:=AVERAGE([.AF3:.AF122])" office:value-type="float" office:value="656.669916666667" calcext:value-type="float">
            <text:p>656.669916666667</text:p>
          </table:table-cell>
          <table:table-cell table:formula="of:=AVERAGE([.AG3:.AG122])" office:value-type="float" office:value="656.394458333334" calcext:value-type="float">
            <text:p>656.394458333334</text:p>
          </table:table-cell>
          <table:table-cell table:formula="of:=AVERAGE([.AH3:.AH122])" office:value-type="float" office:value="3616967.5" calcext:value-type="float">
            <text:p>3616967.5</text:p>
          </table:table-cell>
          <table:table-cell table:formula="of:=AVERAGE([.AI3:.AI122])" office:value-type="float" office:value="1297110.58" calcext:value-type="float">
            <text:p>1297110.58</text:p>
          </table:table-cell>
          <table:table-cell table:formula="of:=AVERAGE([.AJ3:.AJ122])" office:value-type="float" office:value="390.375" calcext:value-type="float">
            <text:p>390.375</text:p>
          </table:table-cell>
          <table:table-cell table:formula="of:=AVERAGE([.AK3:.AK122])" office:value-type="float" office:value="314.541666666667" calcext:value-type="float">
            <text:p>314.541666666667</text:p>
          </table:table-cell>
          <table:table-cell table:formula="of:=AVERAGE([.AL3:.AL122])" office:value-type="float" office:value="667.539583333333" calcext:value-type="float">
            <text:p>667.539583333333</text:p>
          </table:table-cell>
          <table:table-cell table:formula="of:=AVERAGE([.AM3:.AM122])" office:value-type="float" office:value="667.274516666667" calcext:value-type="float">
            <text:p>667.274516666667</text:p>
          </table:table-cell>
          <table:table-cell table:formula="of:=AVERAGE([.AN3:.AN122])" office:value-type="float" office:value="3973795.03" calcext:value-type="float">
            <text:p>3973795.03</text:p>
          </table:table-cell>
          <table:table-cell table:formula="of:=AVERAGE([.AO3:.AO122])" office:value-type="float" office:value="1371465.74" calcext:value-type="float">
            <text:p>1371465.74</text:p>
          </table:table-cell>
          <table:table-cell table:formula="of:=AVERAGE([.AP3:.AP122])" office:value-type="float" office:value="391.2" calcext:value-type="float">
            <text:p>391.2</text:p>
          </table:table-cell>
          <table:table-cell table:formula="of:=AVERAGE([.AQ3:.AQ122])" office:value-type="float" office:value="297.675" calcext:value-type="float">
            <text:p>297.675</text:p>
          </table:table-cell>
          <table:table-cell table:formula="of:=AVERAGE([.AR3:.AR122])" office:value-type="float" office:value="656.1305" calcext:value-type="float">
            <text:p>656.1305</text:p>
          </table:table-cell>
          <table:table-cell table:formula="of:=AVERAGE([.AS3:.AS122])" office:value-type="float" office:value="655.967416666667" calcext:value-type="float">
            <text:p>655.967416666667</text:p>
          </table:table-cell>
          <table:table-cell table:formula="of:=AVERAGE([.AT3:.AT122])" office:value-type="float" office:value="3658870.61" calcext:value-type="float">
            <text:p>3658870.61</text:p>
          </table:table-cell>
          <table:table-cell table:formula="of:=AVERAGE([.AU3:.AU122])" office:value-type="float" office:value="1332363.58" calcext:value-type="float">
            <text:p>1332363.58</text:p>
          </table:table-cell>
          <table:table-cell table:formula="of:=AVERAGE([.AV3:.AV122])" office:value-type="float" office:value="381.908333333333" calcext:value-type="float">
            <text:p>381.908333333333</text:p>
          </table:table-cell>
          <table:table-cell table:formula="of:=AVERAGE([.AW3:.AW122])" office:value-type="float" office:value="133.333333333333" calcext:value-type="float">
            <text:p>133.333333333333</text:p>
          </table:table-cell>
          <table:table-cell table:formula="of:=AVERAGE([.AX3:.AX122])" office:value-type="float" office:value="671.753166666667" calcext:value-type="float">
            <text:p>671.753166666667</text:p>
          </table:table-cell>
          <table:table-cell table:formula="of:=AVERAGE([.AY3:.AY122])" office:value-type="float" office:value="671.609191666667" calcext:value-type="float">
            <text:p>671.609191666667</text:p>
          </table:table-cell>
          <table:table-cell table:formula="of:=AVERAGE([.AZ3:.AZ122])" office:value-type="float" office:value="3973733.31" calcext:value-type="float">
            <text:p>3973733.31</text:p>
          </table:table-cell>
          <table:table-cell table:formula="of:=AVERAGE([.BA3:.BA122])" office:value-type="float" office:value="1452524.11" calcext:value-type="float">
            <text:p>1452524.11</text:p>
          </table:table-cell>
          <table:table-cell table:formula="of:=AVERAGE([.BB3:.BB122])" office:value-type="float" office:value="383.408333333333" calcext:value-type="float">
            <text:p>383.408333333333</text:p>
          </table:table-cell>
          <table:table-cell table:formula="of:=AVERAGE([.BC3:.BC122])" office:value-type="float" office:value="120.833333333333" calcext:value-type="float">
            <text:p>120.833333333333</text:p>
          </table:table-cell>
          <table:table-cell table:formula="of:=AVERAGE([.BD3:.BD122])" office:value-type="float" office:value="656.812333333333" calcext:value-type="float">
            <text:p>656.812333333333</text:p>
          </table:table-cell>
          <table:table-cell table:formula="of:=AVERAGE([.BE3:.BE122])" office:value-type="float" office:value="656.577283333333" calcext:value-type="float">
            <text:p>656.577283333333</text:p>
          </table:table-cell>
          <table:table-cell table:formula="of:=AVERAGE([.BF3:.BF122])" office:value-type="float" office:value="3579411.17" calcext:value-type="float">
            <text:p>3579411.17</text:p>
          </table:table-cell>
          <table:table-cell table:formula="of:=AVERAGE([.BG3:.BG122])" office:value-type="float" office:value="1318922.25" calcext:value-type="float">
            <text:p>1318922.25</text:p>
          </table:table-cell>
          <table:table-cell table:formula="of:=AVERAGE([.BH3:.BH122])" office:value-type="float" office:value="375.566666666667" calcext:value-type="float">
            <text:p>375.566666666667</text:p>
          </table:table-cell>
          <table:table-cell table:formula="of:=AVERAGE([.BI3:.BI122])" office:value-type="float" office:value="112.45" calcext:value-type="float">
            <text:p>112.45</text:p>
          </table:table-cell>
          <table:table-cell table:formula="of:=AVERAGE([.BJ3:.BJ122])" office:value-type="float" office:value="667.9855" calcext:value-type="float">
            <text:p>667.9855</text:p>
          </table:table-cell>
          <table:table-cell table:formula="of:=AVERAGE([.BK3:.BK122])" office:value-type="float" office:value="667.749066666667" calcext:value-type="float">
            <text:p>667.749066666667</text:p>
          </table:table-cell>
          <table:table-cell table:formula="of:=AVERAGE([.BL3:.BL122])" office:value-type="float" office:value="3902634.1" calcext:value-type="float">
            <text:p>3902634.1</text:p>
          </table:table-cell>
          <table:table-cell table:formula="of:=AVERAGE([.BM3:.BM122])" office:value-type="float" office:value="1441448.73" calcext:value-type="float">
            <text:p>1441448.73</text:p>
          </table:table-cell>
          <table:table-cell table:formula="of:=AVERAGE([.BN3:.BN122])" office:value-type="float" office:value="377.558333333333" calcext:value-type="float">
            <text:p>377.558333333333</text:p>
          </table:table-cell>
          <table:table-cell table:formula="of:=AVERAGE([.BO3:.BO122])" office:value-type="float" office:value="117.066666666667" calcext:value-type="float">
            <text:p>117.066666666667</text:p>
          </table:table-cell>
          <table:table-cell table:formula="of:=AVERAGE([.BP3:.BP122])" office:value-type="float" office:value="649.13775" calcext:value-type="float">
            <text:p>649.13775</text:p>
          </table:table-cell>
          <table:table-cell table:formula="of:=AVERAGE([.BQ3:.BQ122])" office:value-type="float" office:value="648.834833333333" calcext:value-type="float">
            <text:p>648.834833333333</text:p>
          </table:table-cell>
          <table:table-cell table:formula="of:=AVERAGE([.BR3:.BR122])" office:value-type="float" office:value="3614071.36" calcext:value-type="float">
            <text:p>3614071.36</text:p>
          </table:table-cell>
          <table:table-cell table:formula="of:=AVERAGE([.BS3:.BS122])" office:value-type="float" office:value="1298599.33" calcext:value-type="float">
            <text:p>1298599.33</text:p>
          </table:table-cell>
          <table:table-cell table:formula="of:=AVERAGE([.BT3:.BT122])" office:value-type="float" office:value="381.15" calcext:value-type="float">
            <text:p>381.15</text:p>
          </table:table-cell>
          <table:table-cell table:formula="of:=AVERAGE([.BU3:.BU122])" office:value-type="float" office:value="238.341666666667" calcext:value-type="float">
            <text:p>238.341666666667</text:p>
          </table:table-cell>
          <table:table-cell table:formula="of:=AVERAGE([.BV3:.BV122])" office:value-type="float" office:value="661.728166666667" calcext:value-type="float">
            <text:p>661.728166666667</text:p>
          </table:table-cell>
          <table:table-cell table:formula="of:=AVERAGE([.BW3:.BW122])" office:value-type="float" office:value="661.472216666667" calcext:value-type="float">
            <text:p>661.472216666667</text:p>
          </table:table-cell>
          <table:table-cell table:formula="of:=AVERAGE([.BX3:.BX122])" office:value-type="float" office:value="3835347.07" calcext:value-type="float">
            <text:p>3835347.07</text:p>
          </table:table-cell>
          <table:table-cell table:formula="of:=AVERAGE([.BY3:.BY122])" office:value-type="float" office:value="1349412.34" calcext:value-type="float">
            <text:p>1349412.34</text:p>
          </table:table-cell>
          <table:table-cell table:formula="of:=AVERAGE([.BZ3:.BZ122])" office:value-type="float" office:value="381.058333333333" calcext:value-type="float">
            <text:p>381.058333333333</text:p>
          </table:table-cell>
          <table:table-cell table:formula="of:=AVERAGE([.CA3:.CA122])" office:value-type="float" office:value="209.625" calcext:value-type="float">
            <text:p>209.625</text:p>
          </table:table-cell>
          <table:table-cell table:formula="of:=AVERAGE([.CB3:.CB122])" office:value-type="float" office:value="591.246833333334" calcext:value-type="float">
            <text:p>591.246833333334</text:p>
          </table:table-cell>
          <table:table-cell table:formula="of:=AVERAGE([.CC3:.CC122])" office:value-type="float" office:value="590.912333333333" calcext:value-type="float">
            <text:p>590.912333333333</text:p>
          </table:table-cell>
          <table:table-cell table:formula="of:=AVERAGE([.CD3:.CD122])" office:value-type="float" office:value="2674005.60833333" calcext:value-type="float">
            <text:p>2674005.60833333</text:p>
          </table:table-cell>
          <table:table-cell table:formula="of:=AVERAGE([.CE3:.CE122])" office:value-type="float" office:value="926914.575" calcext:value-type="float">
            <text:p>926914.575</text:p>
          </table:table-cell>
          <table:table-cell table:formula="of:=AVERAGE([.CF3:.CF122])" office:value-type="float" office:value="102.466666666667" calcext:value-type="float">
            <text:p>102.466666666667</text:p>
          </table:table-cell>
          <table:table-cell table:formula="of:=AVERAGE([.CG3:.CG122])" office:value-type="float" office:value="0" calcext:value-type="float">
            <text:p>0</text:p>
          </table:table-cell>
          <table:table-cell table:formula="of:=AVERAGE([.CH3:.CH122])" office:value-type="float" office:value="660.673625" calcext:value-type="float">
            <text:p>660.673625</text:p>
          </table:table-cell>
          <table:table-cell table:formula="of:=AVERAGE([.CI3:.CI122])" office:value-type="float" office:value="660.4241625" calcext:value-type="float">
            <text:p>660.4241625</text:p>
          </table:table-cell>
          <table:table-cell table:formula="of:=AVERAGE([.CJ3:.CJ122])" office:value-type="string" office:string-value="" calcext:value-type="error">
            <text:p>#VALUE!</text:p>
          </table:table-cell>
          <table:table-cell table:formula="of:=AVERAGE([.CK3:.CK122])" office:value-type="string" office:string-value="" calcext:value-type="error">
            <text:p>#VALUE!</text:p>
          </table:table-cell>
          <table:table-cell table:formula="of:=AVERAGE([.CL3:.CL122])" office:value-type="float" office:value="381.408333333333" calcext:value-type="float">
            <text:p>381.408333333333</text:p>
          </table:table-cell>
          <table:table-cell table:formula="of:=AVERAGE([.CM3:.CM122])" office:value-type="float" office:value="170.791666666667" calcext:value-type="float">
            <text:p>170.791666666667</text:p>
          </table:table-cell>
          <table:table-cell table:formula="of:=AVERAGE([.CN3:.CN122])" office:value-type="float" office:value="693.4445" calcext:value-type="float">
            <text:p>693.4445</text:p>
          </table:table-cell>
          <table:table-cell table:formula="of:=AVERAGE([.CO3:.CO122])" office:value-type="float" office:value="693.267133333333" calcext:value-type="float">
            <text:p>693.267133333333</text:p>
          </table:table-cell>
          <table:table-cell table:formula="of:=AVERAGE([.CP3:.CP122])" office:value-type="float" office:value="4322502.39166667" calcext:value-type="float">
            <text:p>4322502.39166667</text:p>
          </table:table-cell>
          <table:table-cell table:formula="of:=AVERAGE([.CQ3:.CQ122])" office:value-type="float" office:value="1798441.3" calcext:value-type="float">
            <text:p>1798441.3</text:p>
          </table:table-cell>
          <table:table-cell table:formula="of:=AVERAGE([.CR3:.CR122])" office:value-type="float" office:value="407.483333333333" calcext:value-type="float">
            <text:p>407.483333333333</text:p>
          </table:table-cell>
          <table:table-cell table:formula="of:=AVERAGE([.CS3:.CS122])" office:value-type="float" office:value="356.433333333333" calcext:value-type="float">
            <text:p>356.433333333333</text:p>
          </table:table-cell>
          <table:table-cell/>
        </table:table-row>
        <table:table-row table:style-name="ro1">
          <table:table-cell office:value-type="string" calcext:value-type="string">
            <text:p>DEV</text:p>
          </table:table-cell>
          <table:table-cell table:number-columns-repeated="6"/>
          <table:table-cell table:formula="of:=STDEV([.H3:.H122])" office:value-type="float" office:value="384.483195396118" calcext:value-type="float">
            <text:p>384.483195396118</text:p>
          </table:table-cell>
          <table:table-cell table:formula="of:=STDEV([.I3:.I122])" office:value-type="float" office:value="384.811430565693" calcext:value-type="float">
            <text:p>384.811430565693</text:p>
          </table:table-cell>
          <table:table-cell table:formula="of:=STDEV([.J3:.J122])" office:value-type="float" office:value="4712644.46186868" calcext:value-type="float">
            <text:p>4712644.46186868</text:p>
          </table:table-cell>
          <table:table-cell table:formula="of:=STDEV([.K3:.K122])" office:value-type="float" office:value="2083093.43406686" calcext:value-type="float">
            <text:p>2083093.43406686</text:p>
          </table:table-cell>
          <table:table-cell table:formula="of:=STDEV([.L3:.L122])" office:value-type="float" office:value="102.761980225334" calcext:value-type="float">
            <text:p>102.761980225334</text:p>
          </table:table-cell>
          <table:table-cell table:formula="of:=STDEV([.M3:.M122])" office:value-type="float" office:value="0" calcext:value-type="float">
            <text:p>0</text:p>
          </table:table-cell>
          <table:table-cell table:formula="of:=STDEV([.N3:.N122])" office:value-type="float" office:value="374.188968892501" calcext:value-type="float">
            <text:p>374.188968892501</text:p>
          </table:table-cell>
          <table:table-cell table:formula="of:=STDEV([.O3:.O122])" office:value-type="float" office:value="374.52049524075" calcext:value-type="float">
            <text:p>374.52049524075</text:p>
          </table:table-cell>
          <table:table-cell table:formula="of:=STDEV([.P3:.P122])" office:value-type="float" office:value="4952559.66804382" calcext:value-type="float">
            <text:p>4952559.66804382</text:p>
          </table:table-cell>
          <table:table-cell table:formula="of:=STDEV([.Q3:.Q122])" office:value-type="float" office:value="2059194.3156496" calcext:value-type="float">
            <text:p>2059194.3156496</text:p>
          </table:table-cell>
          <table:table-cell table:formula="of:=STDEV([.R3:.R122])" office:value-type="float" office:value="100.174033086234" calcext:value-type="float">
            <text:p>100.174033086234</text:p>
          </table:table-cell>
          <table:table-cell table:formula="of:=STDEV([.S3:.S122])" office:value-type="float" office:value="0" calcext:value-type="float">
            <text:p>0</text:p>
          </table:table-cell>
          <table:table-cell table:formula="of:=STDEV([.T3:.T122])" office:value-type="float" office:value="375.350934877878" calcext:value-type="float">
            <text:p>375.350934877878</text:p>
          </table:table-cell>
          <table:table-cell table:formula="of:=STDEV([.U3:.U122])" office:value-type="float" office:value="375.720766710627" calcext:value-type="float">
            <text:p>375.720766710627</text:p>
          </table:table-cell>
          <table:table-cell table:formula="of:=STDEV([.V3:.V122])" office:value-type="float" office:value="4820428.53582677" calcext:value-type="float">
            <text:p>4820428.53582677</text:p>
          </table:table-cell>
          <table:table-cell table:formula="of:=STDEV([.W3:.W122])" office:value-type="float" office:value="1929527.33312652" calcext:value-type="float">
            <text:p>1929527.33312652</text:p>
          </table:table-cell>
          <table:table-cell table:formula="of:=STDEV([.X3:.X122])" office:value-type="float" office:value="609.363651873075" calcext:value-type="float">
            <text:p>609.363651873075</text:p>
          </table:table-cell>
          <table:table-cell table:formula="of:=STDEV([.Y3:.Y122])" office:value-type="float" office:value="434.378895585377" calcext:value-type="float">
            <text:p>434.378895585377</text:p>
          </table:table-cell>
          <table:table-cell table:formula="of:=STDEV([.Z3:.Z122])" office:value-type="float" office:value="374.385919664788" calcext:value-type="float">
            <text:p>374.385919664788</text:p>
          </table:table-cell>
          <table:table-cell table:formula="of:=STDEV([.AA3:.AA122])" office:value-type="float" office:value="374.755206453903" calcext:value-type="float">
            <text:p>374.755206453903</text:p>
          </table:table-cell>
          <table:table-cell table:formula="of:=STDEV([.AB3:.AB122])" office:value-type="float" office:value="5181496.83028563" calcext:value-type="float">
            <text:p>5181496.83028563</text:p>
          </table:table-cell>
          <table:table-cell table:formula="of:=STDEV([.AC3:.AC122])" office:value-type="float" office:value="1950080.83924221" calcext:value-type="float">
            <text:p>1950080.83924221</text:p>
          </table:table-cell>
          <table:table-cell table:formula="of:=STDEV([.AD3:.AD122])" office:value-type="float" office:value="613.626850361516" calcext:value-type="float">
            <text:p>613.626850361516</text:p>
          </table:table-cell>
          <table:table-cell table:formula="of:=STDEV([.AE3:.AE122])" office:value-type="float" office:value="431.169861632086" calcext:value-type="float">
            <text:p>431.169861632086</text:p>
          </table:table-cell>
          <table:table-cell table:formula="of:=STDEV([.AF3:.AF122])" office:value-type="float" office:value="375.65132235991" calcext:value-type="float">
            <text:p>375.65132235991</text:p>
          </table:table-cell>
          <table:table-cell table:formula="of:=STDEV([.AG3:.AG122])" office:value-type="float" office:value="376.042154342595" calcext:value-type="float">
            <text:p>376.042154342595</text:p>
          </table:table-cell>
          <table:table-cell table:formula="of:=STDEV([.AH3:.AH122])" office:value-type="float" office:value="4774774.12481511" calcext:value-type="float">
            <text:p>4774774.12481511</text:p>
          </table:table-cell>
          <table:table-cell table:formula="of:=STDEV([.AI3:.AI122])" office:value-type="float" office:value="1878979.21258439" calcext:value-type="float">
            <text:p>1878979.21258439</text:p>
          </table:table-cell>
          <table:table-cell table:formula="of:=STDEV([.AJ3:.AJ122])" office:value-type="float" office:value="612.075859835427" calcext:value-type="float">
            <text:p>612.075859835427</text:p>
          </table:table-cell>
          <table:table-cell table:formula="of:=STDEV([.AK3:.AK122])" office:value-type="float" office:value="556.384032415212" calcext:value-type="float">
            <text:p>556.384032415212</text:p>
          </table:table-cell>
          <table:table-cell table:formula="of:=STDEV([.AL3:.AL122])" office:value-type="float" office:value="373.919273605647" calcext:value-type="float">
            <text:p>373.919273605647</text:p>
          </table:table-cell>
          <table:table-cell table:formula="of:=STDEV([.AM3:.AM122])" office:value-type="float" office:value="374.310563542174" calcext:value-type="float">
            <text:p>374.310563542174</text:p>
          </table:table-cell>
          <table:table-cell table:formula="of:=STDEV([.AN3:.AN122])" office:value-type="float" office:value="5227962.03602547" calcext:value-type="float">
            <text:p>5227962.03602547</text:p>
          </table:table-cell>
          <table:table-cell table:formula="of:=STDEV([.AO3:.AO122])" office:value-type="float" office:value="1987941.64552112" calcext:value-type="float">
            <text:p>1987941.64552112</text:p>
          </table:table-cell>
          <table:table-cell table:formula="of:=STDEV([.AP3:.AP122])" office:value-type="float" office:value="613.464313440926" calcext:value-type="float">
            <text:p>613.464313440926</text:p>
          </table:table-cell>
          <table:table-cell table:formula="of:=STDEV([.AQ3:.AQ122])" office:value-type="float" office:value="548.956966100488" calcext:value-type="float">
            <text:p>548.956966100488</text:p>
          </table:table-cell>
          <table:table-cell table:formula="of:=STDEV([.AR3:.AR122])" office:value-type="float" office:value="371.210191153953" calcext:value-type="float">
            <text:p>371.210191153953</text:p>
          </table:table-cell>
          <table:table-cell table:formula="of:=STDEV([.AS3:.AS122])" office:value-type="float" office:value="371.437064993476" calcext:value-type="float">
            <text:p>371.437064993476</text:p>
          </table:table-cell>
          <table:table-cell table:formula="of:=STDEV([.AT3:.AT122])" office:value-type="float" office:value="4819552.378368" calcext:value-type="float">
            <text:p>4819552.378368</text:p>
          </table:table-cell>
          <table:table-cell table:formula="of:=STDEV([.AU3:.AU122])" office:value-type="float" office:value="1957392.50983051" calcext:value-type="float">
            <text:p>1957392.50983051</text:p>
          </table:table-cell>
          <table:table-cell table:formula="of:=STDEV([.AV3:.AV122])" office:value-type="float" office:value="614.958890418508" calcext:value-type="float">
            <text:p>614.958890418508</text:p>
          </table:table-cell>
          <table:table-cell table:formula="of:=STDEV([.AW3:.AW122])" office:value-type="float" office:value="222.035402330248" calcext:value-type="float">
            <text:p>222.035402330248</text:p>
          </table:table-cell>
          <table:table-cell table:formula="of:=STDEV([.AX3:.AX122])" office:value-type="float" office:value="368.905423417524" calcext:value-type="float">
            <text:p>368.905423417524</text:p>
          </table:table-cell>
          <table:table-cell table:formula="of:=STDEV([.AY3:.AY122])" office:value-type="float" office:value="369.118722575023" calcext:value-type="float">
            <text:p>369.118722575023</text:p>
          </table:table-cell>
          <table:table-cell table:formula="of:=STDEV([.AZ3:.AZ122])" office:value-type="float" office:value="5237795.84636608" calcext:value-type="float">
            <text:p>5237795.84636608</text:p>
          </table:table-cell>
          <table:table-cell table:formula="of:=STDEV([.BA3:.BA122])" office:value-type="float" office:value="2083140.11604389" calcext:value-type="float">
            <text:p>2083140.11604389</text:p>
          </table:table-cell>
          <table:table-cell table:formula="of:=STDEV([.BB3:.BB122])" office:value-type="float" office:value="615.698708046099" calcext:value-type="float">
            <text:p>615.698708046099</text:p>
          </table:table-cell>
          <table:table-cell table:formula="of:=STDEV([.BC3:.BC122])" office:value-type="float" office:value="214.944133188502" calcext:value-type="float">
            <text:p>214.944133188502</text:p>
          </table:table-cell>
          <table:table-cell table:formula="of:=STDEV([.BD3:.BD122])" office:value-type="float" office:value="376.694562302748" calcext:value-type="float">
            <text:p>376.694562302748</text:p>
          </table:table-cell>
          <table:table-cell table:formula="of:=STDEV([.BE3:.BE122])" office:value-type="float" office:value="377.020034247857" calcext:value-type="float">
            <text:p>377.020034247857</text:p>
          </table:table-cell>
          <table:table-cell table:formula="of:=STDEV([.BF3:.BF122])" office:value-type="float" office:value="4832580.56924097" calcext:value-type="float">
            <text:p>4832580.56924097</text:p>
          </table:table-cell>
          <table:table-cell table:formula="of:=STDEV([.BG3:.BG122])" office:value-type="float" office:value="1982571.22178234" calcext:value-type="float">
            <text:p>1982571.22178234</text:p>
          </table:table-cell>
          <table:table-cell table:formula="of:=STDEV([.BH3:.BH122])" office:value-type="float" office:value="619.004483134053" calcext:value-type="float">
            <text:p>619.004483134053</text:p>
          </table:table-cell>
          <table:table-cell table:formula="of:=STDEV([.BI3:.BI122])" office:value-type="float" office:value="209.109189040503" calcext:value-type="float">
            <text:p>209.109189040503</text:p>
          </table:table-cell>
          <table:table-cell table:formula="of:=STDEV([.BJ3:.BJ122])" office:value-type="float" office:value="369.498105993144" calcext:value-type="float">
            <text:p>369.498105993144</text:p>
          </table:table-cell>
          <table:table-cell table:formula="of:=STDEV([.BK3:.BK122])" office:value-type="float" office:value="369.811919341491" calcext:value-type="float">
            <text:p>369.811919341491</text:p>
          </table:table-cell>
          <table:table-cell table:formula="of:=STDEV([.BL3:.BL122])" office:value-type="float" office:value="5138238.65410958" calcext:value-type="float">
            <text:p>5138238.65410958</text:p>
          </table:table-cell>
          <table:table-cell table:formula="of:=STDEV([.BM3:.BM122])" office:value-type="float" office:value="2073791.92606865" calcext:value-type="float">
            <text:p>2073791.92606865</text:p>
          </table:table-cell>
          <table:table-cell table:formula="of:=STDEV([.BN3:.BN122])" office:value-type="float" office:value="619.008801010366" calcext:value-type="float">
            <text:p>619.008801010366</text:p>
          </table:table-cell>
          <table:table-cell table:formula="of:=STDEV([.BO3:.BO122])" office:value-type="float" office:value="215.93458133742" calcext:value-type="float">
            <text:p>215.93458133742</text:p>
          </table:table-cell>
          <table:table-cell table:formula="of:=STDEV([.BP3:.BP122])" office:value-type="float" office:value="381.804083935755" calcext:value-type="float">
            <text:p>381.804083935755</text:p>
          </table:table-cell>
          <table:table-cell table:formula="of:=STDEV([.BQ3:.BQ122])" office:value-type="float" office:value="382.194036665907" calcext:value-type="float">
            <text:p>382.194036665907</text:p>
          </table:table-cell>
          <table:table-cell table:formula="of:=STDEV([.BR3:.BR122])" office:value-type="float" office:value="4847472.9174827" calcext:value-type="float">
            <text:p>4847472.9174827</text:p>
          </table:table-cell>
          <table:table-cell table:formula="of:=STDEV([.BS3:.BS122])" office:value-type="float" office:value="1994920.21385687" calcext:value-type="float">
            <text:p>1994920.21385687</text:p>
          </table:table-cell>
          <table:table-cell table:formula="of:=STDEV([.BT3:.BT122])" office:value-type="float" office:value="615.377272406902" calcext:value-type="float">
            <text:p>615.377272406902</text:p>
          </table:table-cell>
          <table:table-cell table:formula="of:=STDEV([.BU3:.BU122])" office:value-type="float" office:value="397.498237316177" calcext:value-type="float">
            <text:p>397.498237316177</text:p>
          </table:table-cell>
          <table:table-cell table:formula="of:=STDEV([.BV3:.BV122])" office:value-type="float" office:value="374.527725614211" calcext:value-type="float">
            <text:p>374.527725614211</text:p>
          </table:table-cell>
          <table:table-cell table:formula="of:=STDEV([.BW3:.BW122])" office:value-type="float" office:value="374.902042877717" calcext:value-type="float">
            <text:p>374.902042877717</text:p>
          </table:table-cell>
          <table:table-cell table:formula="of:=STDEV([.BX3:.BX122])" office:value-type="float" office:value="5176809.66828965" calcext:value-type="float">
            <text:p>5176809.66828965</text:p>
          </table:table-cell>
          <table:table-cell table:formula="of:=STDEV([.BY3:.BY122])" office:value-type="float" office:value="1937390.42151386" calcext:value-type="float">
            <text:p>1937390.42151386</text:p>
          </table:table-cell>
          <table:table-cell table:formula="of:=STDEV([.BZ3:.BZ122])" office:value-type="float" office:value="615.554997178823" calcext:value-type="float">
            <text:p>615.554997178823</text:p>
          </table:table-cell>
          <table:table-cell table:formula="of:=STDEV([.CA3:.CA122])" office:value-type="float" office:value="376.570840200188" calcext:value-type="float">
            <text:p>376.570840200188</text:p>
          </table:table-cell>
          <table:table-cell table:formula="of:=STDEV([.CB3:.CB122])" office:value-type="float" office:value="400.724599918452" calcext:value-type="float">
            <text:p>400.724599918452</text:p>
          </table:table-cell>
          <table:table-cell table:formula="of:=STDEV([.CC3:.CC122])" office:value-type="float" office:value="401.112747521577" calcext:value-type="float">
            <text:p>401.112747521577</text:p>
          </table:table-cell>
          <table:table-cell table:formula="of:=STDEV([.CD3:.CD122])" office:value-type="float" office:value="4412101.09897088" calcext:value-type="float">
            <text:p>4412101.09897088</text:p>
          </table:table-cell>
          <table:table-cell table:formula="of:=STDEV([.CE3:.CE122])" office:value-type="float" office:value="1632401.46077898" calcext:value-type="float">
            <text:p>1632401.46077898</text:p>
          </table:table-cell>
          <table:table-cell table:formula="of:=STDEV([.CF3:.CF122])" office:value-type="float" office:value="91.240188452214" calcext:value-type="float">
            <text:p>91.240188452214</text:p>
          </table:table-cell>
          <table:table-cell table:formula="of:=STDEV([.CG3:.CG122])" office:value-type="float" office:value="0" calcext:value-type="float">
            <text:p>0</text:p>
          </table:table-cell>
          <table:table-cell table:formula="of:=STDEV([.CH3:.CH122])" office:value-type="float" office:value="372.039615365414" calcext:value-type="float">
            <text:p>372.039615365414</text:p>
          </table:table-cell>
          <table:table-cell table:formula="of:=STDEV([.CI3:.CI122])" office:value-type="float" office:value="372.367410459712" calcext:value-type="float">
            <text:p>372.367410459712</text:p>
          </table:table-cell>
          <table:table-cell table:formula="of:=STDEV([.CJ3:.CJ122])" office:value-type="string" office:string-value="" calcext:value-type="error">
            <text:p>#VALUE!</text:p>
          </table:table-cell>
          <table:table-cell table:formula="of:=STDEV([.CK3:.CK122])" office:value-type="string" office:string-value="" calcext:value-type="error">
            <text:p>#VALUE!</text:p>
          </table:table-cell>
          <table:table-cell table:formula="of:=STDEV([.CL3:.CL122])" office:value-type="float" office:value="612.209039048753" calcext:value-type="float">
            <text:p>612.209039048753</text:p>
          </table:table-cell>
          <table:table-cell table:formula="of:=STDEV([.CM3:.CM122])" office:value-type="float" office:value="298.815354184417" calcext:value-type="float">
            <text:p>298.815354184417</text:p>
          </table:table-cell>
          <table:table-cell table:formula="of:=STDEV([.CN3:.CN122])" office:value-type="float" office:value="347.366269132223" calcext:value-type="float">
            <text:p>347.366269132223</text:p>
          </table:table-cell>
          <table:table-cell table:formula="of:=STDEV([.CO3:.CO122])" office:value-type="float" office:value="347.639138403723" calcext:value-type="float">
            <text:p>347.639138403723</text:p>
          </table:table-cell>
          <table:table-cell table:formula="of:=STDEV([.CP3:.CP122])" office:value-type="float" office:value="5023032.09997732" calcext:value-type="float">
            <text:p>5023032.09997732</text:p>
          </table:table-cell>
          <table:table-cell table:formula="of:=STDEV([.CQ3:.CQ122])" office:value-type="float" office:value="2137305.33030648" calcext:value-type="float">
            <text:p>2137305.33030648</text:p>
          </table:table-cell>
          <table:table-cell table:formula="of:=STDEV([.CR3:.CR122])" office:value-type="float" office:value="623.734833544697" calcext:value-type="float">
            <text:p>623.734833544697</text:p>
          </table:table-cell>
          <table:table-cell table:formula="of:=STDEV([.CS3:.CS122])" office:value-type="float" office:value="584.475427139561" calcext:value-type="float">
            <text:p>584.475427139561</text:p>
          </table:table-cell>
          <table:table-cell/>
        </table:table-row>
        <table:table-row table:style-name="ro1">
          <table:table-cell office:value-type="string" calcext:value-type="string">
            <text:p>DST</text:p>
          </table:table-cell>
          <table:table-cell table:number-columns-repeated="6"/>
          <table:table-cell table:number-matrix-columns-spanned="1" table:number-matrix-rows-spanned="1" table:formula="of:=SUM(([.H3:.H122]-[.$CB3:.$CB122])^2)^0.5" office:value-type="float" office:value="1074.05044932722" calcext:value-type="float">
            <text:p>1074.05044932722</text:p>
          </table:table-cell>
          <table:table-cell table:number-matrix-columns-spanned="1" table:number-matrix-rows-spanned="1" table:formula="of:=SUM(([.I3:.I122]-[.$CC3:.$CC122])^2)^0.5" office:value-type="float" office:value="1075.6689890101" calcext:value-type="float">
            <text:p>1075.6689890101</text:p>
          </table:table-cell>
          <table:table-cell table:number-matrix-columns-spanned="1" table:number-matrix-rows-spanned="1" table:formula="of:=SUM(([.J3:.J122]-[.$CD3:.$CD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K3:.K122]-[.$CE3:.$CE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L3:.L122]-[.$CF3:.$CF122])^2)^0.5" office:value-type="float" office:value="287.508260750887" calcext:value-type="float">
            <text:p>287.508260750887</text:p>
          </table:table-cell>
          <table:table-cell table:number-matrix-columns-spanned="1" table:number-matrix-rows-spanned="1" table:formula="of:=SUM(([.M3:.M122]-[.$CG3:.$CG122])^2)^0.5" office:value-type="float" office:value="0" calcext:value-type="float">
            <text:p>0</text:p>
          </table:table-cell>
          <table:table-cell table:number-matrix-columns-spanned="1" table:number-matrix-rows-spanned="1" table:formula="of:=SUM(([.N3:.N122]-[.$CB3:.$CB122])^2)^0.5" office:value-type="float" office:value="1407.13507883927" calcext:value-type="float">
            <text:p>1407.13507883927</text:p>
          </table:table-cell>
          <table:table-cell table:number-matrix-columns-spanned="1" table:number-matrix-rows-spanned="1" table:formula="of:=SUM(([.O3:.O122]-[.$CC3:.$CC122])^2)^0.5" office:value-type="float" office:value="1408.58672914024" calcext:value-type="float">
            <text:p>1408.58672914024</text:p>
          </table:table-cell>
          <table:table-cell table:number-matrix-columns-spanned="1" table:number-matrix-rows-spanned="1" table:formula="of:=SUM(([.P3:.P122]-[.$CD3:.$CD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Q3:.Q122]-[.$CE3:.$CE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R3:.R122]-[.$CF3:.$CF122])^2)^0.5" office:value-type="float" office:value="289.970688173822" calcext:value-type="float">
            <text:p>289.970688173822</text:p>
          </table:table-cell>
          <table:table-cell table:number-matrix-columns-spanned="1" table:number-matrix-rows-spanned="1" table:formula="of:=SUM(([.S3:.S122]-[.$CG3:.$CG122])^2)^0.5" office:value-type="float" office:value="0" calcext:value-type="float">
            <text:p>0</text:p>
          </table:table-cell>
          <table:table-cell table:number-matrix-columns-spanned="1" table:number-matrix-rows-spanned="1" table:formula="of:=SUM(([.T3:.T122]-[.$CB3:.$CB122])^2)^0.5" office:value-type="float" office:value="2092.89711166125" calcext:value-type="float">
            <text:p>2092.89711166125</text:p>
          </table:table-cell>
          <table:table-cell table:number-matrix-columns-spanned="1" table:number-matrix-rows-spanned="1" table:formula="of:=SUM(([.U3:.U122]-[.$CC3:.$CC122])^2)^0.5" office:value-type="float" office:value="2095.77858052729" calcext:value-type="float">
            <text:p>2095.77858052729</text:p>
          </table:table-cell>
          <table:table-cell table:number-matrix-columns-spanned="1" table:number-matrix-rows-spanned="1" table:formula="of:=SUM(([.V3:.V122]-[.$CD3:.$CD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W3:.W122]-[.$CE3:.$CE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X3:.X122]-[.$CF3:.$CF122])^2)^0.5" office:value-type="float" office:value="7262.73984113434" calcext:value-type="float">
            <text:p>7262.73984113434</text:p>
          </table:table-cell>
          <table:table-cell table:number-matrix-columns-spanned="1" table:number-matrix-rows-spanned="1" table:formula="of:=SUM(([.Y3:.Y122]-[.$CG3:.$CG122])^2)^0.5" office:value-type="float" office:value="5525.69543134618" calcext:value-type="float">
            <text:p>5525.69543134618</text:p>
          </table:table-cell>
          <table:table-cell table:number-matrix-columns-spanned="1" table:number-matrix-rows-spanned="1" table:formula="of:=SUM(([.Z3:.Z122]-[.$CB3:.$CB122])^2)^0.5" office:value-type="float" office:value="2124.10336721168" calcext:value-type="float">
            <text:p>2124.10336721168</text:p>
          </table:table-cell>
          <table:table-cell table:number-matrix-columns-spanned="1" table:number-matrix-rows-spanned="1" table:formula="of:=SUM(([.AA3:.AA122]-[.$CC3:.$CC122])^2)^0.5" office:value-type="float" office:value="2127.32543498615" calcext:value-type="float">
            <text:p>2127.32543498615</text:p>
          </table:table-cell>
          <table:table-cell table:number-matrix-columns-spanned="1" table:number-matrix-rows-spanned="1" table:formula="of:=SUM(([.AB3:.AB122]-[.$CD3:.$CD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C3:.AC122]-[.$CE3:.$CE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D3:.AD122]-[.$CF3:.$CF122])^2)^0.5" office:value-type="float" office:value="7317.94014733654" calcext:value-type="float">
            <text:p>7317.94014733654</text:p>
          </table:table-cell>
          <table:table-cell table:number-matrix-columns-spanned="1" table:number-matrix-rows-spanned="1" table:formula="of:=SUM(([.AE3:.AE122]-[.$CG3:.$CG122])^2)^0.5" office:value-type="float" office:value="5457.92029989446" calcext:value-type="float">
            <text:p>5457.92029989446</text:p>
          </table:table-cell>
          <table:table-cell table:number-matrix-columns-spanned="1" table:number-matrix-rows-spanned="1" table:formula="of:=SUM(([.AF3:.AF122]-[.$CB3:.$CB122])^2)^0.5" office:value-type="float" office:value="2074.8536725032" calcext:value-type="float">
            <text:p>2074.8536725032</text:p>
          </table:table-cell>
          <table:table-cell table:number-matrix-columns-spanned="1" table:number-matrix-rows-spanned="1" table:formula="of:=SUM(([.AG3:.AG122]-[.$CC3:.$CC122])^2)^0.5" office:value-type="float" office:value="2078.05952950078" calcext:value-type="float">
            <text:p>2078.05952950078</text:p>
          </table:table-cell>
          <table:table-cell table:number-matrix-columns-spanned="1" table:number-matrix-rows-spanned="1" table:formula="of:=SUM(([.AH3:.AH122]-[.$CD3:.$CD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I3:.AI122]-[.$CE3:.$CE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J3:.AJ122]-[.$CF3:.$CF122])^2)^0.5" office:value-type="float" office:value="7314.59205971188" calcext:value-type="float">
            <text:p>7314.59205971188</text:p>
          </table:table-cell>
          <table:table-cell table:number-matrix-columns-spanned="1" table:number-matrix-rows-spanned="1" table:formula="of:=SUM(([.AK3:.AK122]-[.$CG3:.$CG122])^2)^0.5" office:value-type="float" office:value="6979.28327265773" calcext:value-type="float">
            <text:p>6979.28327265773</text:p>
          </table:table-cell>
          <table:table-cell table:number-matrix-columns-spanned="1" table:number-matrix-rows-spanned="1" table:formula="of:=SUM(([.AL3:.AL122]-[.$CB3:.$CB122])^2)^0.5" office:value-type="float" office:value="2273.00255866552" calcext:value-type="float">
            <text:p>2273.00255866552</text:p>
          </table:table-cell>
          <table:table-cell table:number-matrix-columns-spanned="1" table:number-matrix-rows-spanned="1" table:formula="of:=SUM(([.AM3:.AM122]-[.$CC3:.$CC122])^2)^0.5" office:value-type="float" office:value="2276.39556243593" calcext:value-type="float">
            <text:p>2276.39556243593</text:p>
          </table:table-cell>
          <table:table-cell table:number-matrix-columns-spanned="1" table:number-matrix-rows-spanned="1" table:formula="of:=SUM(([.AN3:.AN122]-[.$CD3:.$CD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O3:.AO122]-[.$CE3:.$CE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P3:.AP122]-[.$CF3:.$CF122])^2)^0.5" office:value-type="float" office:value="7334.49466561944" calcext:value-type="float">
            <text:p>7334.49466561944</text:p>
          </table:table-cell>
          <table:table-cell table:number-matrix-columns-spanned="1" table:number-matrix-rows-spanned="1" table:formula="of:=SUM(([.AQ3:.AQ122]-[.$CG3:.$CG122])^2)^0.5" office:value-type="float" office:value="6818.6761911679" calcext:value-type="float">
            <text:p>6818.6761911679</text:p>
          </table:table-cell>
          <table:table-cell table:number-matrix-columns-spanned="1" table:number-matrix-rows-spanned="1" table:formula="of:=SUM(([.AR3:.AR122]-[.$CB3:.$CB122])^2)^0.5" office:value-type="float" office:value="1999.19815351055" calcext:value-type="float">
            <text:p>1999.19815351055</text:p>
          </table:table-cell>
          <table:table-cell table:number-matrix-columns-spanned="1" table:number-matrix-rows-spanned="1" table:formula="of:=SUM(([.AS3:.AS122]-[.$CC3:.$CC122])^2)^0.5" office:value-type="float" office:value="2002.84163781763" calcext:value-type="float">
            <text:p>2002.84163781763</text:p>
          </table:table-cell>
          <table:table-cell table:number-matrix-columns-spanned="1" table:number-matrix-rows-spanned="1" table:formula="of:=SUM(([.AT3:.AT122]-[.$CD3:.$CD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U3:.AU122]-[.$CE3:.$CE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V3:.AV122]-[.$CF3:.$CF122])^2)^0.5" office:value-type="float" office:value="7298.59705696924" calcext:value-type="float">
            <text:p>7298.59705696924</text:p>
          </table:table-cell>
          <table:table-cell table:number-matrix-columns-spanned="1" table:number-matrix-rows-spanned="1" table:formula="of:=SUM(([.AW3:.AW122]-[.$CG3:.$CG122])^2)^0.5" office:value-type="float" office:value="2828.42712474619" calcext:value-type="float">
            <text:p>2828.42712474619</text:p>
          </table:table-cell>
          <table:table-cell table:number-matrix-columns-spanned="1" table:number-matrix-rows-spanned="1" table:formula="of:=SUM(([.AX3:.AX122]-[.$CB3:.$CB122])^2)^0.5" office:value-type="float" office:value="2380.87839471066" calcext:value-type="float">
            <text:p>2380.87839471066</text:p>
          </table:table-cell>
          <table:table-cell table:number-matrix-columns-spanned="1" table:number-matrix-rows-spanned="1" table:formula="of:=SUM(([.AY3:.AY122]-[.$CC3:.$CC122])^2)^0.5" office:value-type="float" office:value="2384.90298833747" calcext:value-type="float">
            <text:p>2384.90298833747</text:p>
          </table:table-cell>
          <table:table-cell table:number-matrix-columns-spanned="1" table:number-matrix-rows-spanned="1" table:formula="of:=SUM(([.AZ3:.AZ122]-[.$CD3:.$CD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A3:.BA122]-[.$CE3:.$CE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B3:.BB122]-[.$CF3:.$CF122])^2)^0.5" office:value-type="float" office:value="7313.63541612514" calcext:value-type="float">
            <text:p>7313.63541612514</text:p>
          </table:table-cell>
          <table:table-cell table:number-matrix-columns-spanned="1" table:number-matrix-rows-spanned="1" table:formula="of:=SUM(([.BC3:.BC122]-[.$CG3:.$CG122])^2)^0.5" office:value-type="float" office:value="2692.58240356725" calcext:value-type="float">
            <text:p>2692.58240356725</text:p>
          </table:table-cell>
          <table:table-cell table:number-matrix-columns-spanned="1" table:number-matrix-rows-spanned="1" table:formula="of:=SUM(([.BD3:.BD122]-[.$CB3:.$CB122])^2)^0.5" office:value-type="float" office:value="2105.26104367131" calcext:value-type="float">
            <text:p>2105.26104367131</text:p>
          </table:table-cell>
          <table:table-cell table:number-matrix-columns-spanned="1" table:number-matrix-rows-spanned="1" table:formula="of:=SUM(([.BE3:.BE122]-[.$CC3:.$CC122])^2)^0.5" office:value-type="float" office:value="2108.51947280456" calcext:value-type="float">
            <text:p>2108.51947280456</text:p>
          </table:table-cell>
          <table:table-cell table:number-matrix-columns-spanned="1" table:number-matrix-rows-spanned="1" table:formula="of:=SUM(([.BF3:.BF122]-[.$CD3:.$CD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G3:.BG122]-[.$CE3:.$CE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H3:.BH122]-[.$CF3:.$CF122])^2)^0.5" office:value-type="float" office:value="7313.08402795975" calcext:value-type="float">
            <text:p>7313.08402795975</text:p>
          </table:table-cell>
          <table:table-cell table:number-matrix-columns-spanned="1" table:number-matrix-rows-spanned="1" table:formula="of:=SUM(([.BI3:.BI122]-[.$CG3:.$CG122])^2)^0.5" office:value-type="float" office:value="2592.46446455877" calcext:value-type="float">
            <text:p>2592.46446455877</text:p>
          </table:table-cell>
          <table:table-cell table:number-matrix-columns-spanned="1" table:number-matrix-rows-spanned="1" table:formula="of:=SUM(([.BJ3:.BJ122]-[.$CB3:.$CB122])^2)^0.5" office:value-type="float" office:value="2292.30379003307" calcext:value-type="float">
            <text:p>2292.30379003307</text:p>
          </table:table-cell>
          <table:table-cell table:number-matrix-columns-spanned="1" table:number-matrix-rows-spanned="1" table:formula="of:=SUM(([.BK3:.BK122]-[.$CC3:.$CC122])^2)^0.5" office:value-type="float" office:value="2295.40115928959" calcext:value-type="float">
            <text:p>2295.40115928959</text:p>
          </table:table-cell>
          <table:table-cell table:number-matrix-columns-spanned="1" table:number-matrix-rows-spanned="1" table:formula="of:=SUM(([.BL3:.BL122]-[.$CD3:.$CD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M3:.BM122]-[.$CE3:.$CE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N3:.BN122]-[.$CF3:.$CF122])^2)^0.5" office:value-type="float" office:value="7322.11738501917" calcext:value-type="float">
            <text:p>7322.11738501917</text:p>
          </table:table-cell>
          <table:table-cell table:number-matrix-columns-spanned="1" table:number-matrix-rows-spanned="1" table:formula="of:=SUM(([.BO3:.BO122]-[.$CG3:.$CG122])^2)^0.5" office:value-type="float" office:value="2682.02423553554" calcext:value-type="float">
            <text:p>2682.02423553554</text:p>
          </table:table-cell>
          <table:table-cell table:number-matrix-columns-spanned="1" table:number-matrix-rows-spanned="1" table:formula="of:=SUM(([.BP3:.BP122]-[.$CB3:.$CB122])^2)^0.5" office:value-type="float" office:value="1971.73817767471" calcext:value-type="float">
            <text:p>1971.73817767471</text:p>
          </table:table-cell>
          <table:table-cell table:number-matrix-columns-spanned="1" table:number-matrix-rows-spanned="1" table:formula="of:=SUM(([.BQ3:.BQ122]-[.$CC3:.$CC122])^2)^0.5" office:value-type="float" office:value="1974.41229631858" calcext:value-type="float">
            <text:p>1974.41229631858</text:p>
          </table:table-cell>
          <table:table-cell table:number-matrix-columns-spanned="1" table:number-matrix-rows-spanned="1" table:formula="of:=SUM(([.BR3:.BR122]-[.$CD3:.$CD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S3:.BS122]-[.$CE3:.$CE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T3:.BT122]-[.$CF3:.$CF122])^2)^0.5" office:value-type="float" office:value="7302.55133497876" calcext:value-type="float">
            <text:p>7302.55133497876</text:p>
          </table:table-cell>
          <table:table-cell table:number-matrix-columns-spanned="1" table:number-matrix-rows-spanned="1" table:formula="of:=SUM(([.BU3:.BU122]-[.$CG3:.$CG122])^2)^0.5" office:value-type="float" office:value="5061.55973984305" calcext:value-type="float">
            <text:p>5061.55973984305</text:p>
          </table:table-cell>
          <table:table-cell table:number-matrix-columns-spanned="1" table:number-matrix-rows-spanned="1" table:formula="of:=SUM(([.BV3:.BV122]-[.$CB3:.$CB122])^2)^0.5" office:value-type="float" office:value="2214.31275284229" calcext:value-type="float">
            <text:p>2214.31275284229</text:p>
          </table:table-cell>
          <table:table-cell table:number-matrix-columns-spanned="1" table:number-matrix-rows-spanned="1" table:formula="of:=SUM(([.BW3:.BW122]-[.$CC3:.$CC122])^2)^0.5" office:value-type="float" office:value="2217.74759497018" calcext:value-type="float">
            <text:p>2217.74759497018</text:p>
          </table:table-cell>
          <table:table-cell table:number-matrix-columns-spanned="1" table:number-matrix-rows-spanned="1" table:formula="of:=SUM(([.BX3:.BX122]-[.$CD3:.$CD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Y3:.BY122]-[.$CE3:.$CE122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Z3:.BZ122]-[.$CF3:.$CF122])^2)^0.5" office:value-type="float" office:value="7308.11336803145" calcext:value-type="float">
            <text:p>7308.11336803145</text:p>
          </table:table-cell>
          <table:table-cell table:number-matrix-columns-spanned="1" table:number-matrix-rows-spanned="1" table:formula="of:=SUM(([.CA3:.CA122]-[.$CG3:.$CG122])^2)^0.5" office:value-type="float" office:value="4706.16436177063" calcext:value-type="float">
            <text:p>4706.1643617706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6"/>
          <table:table-cell table:number-matrix-columns-spanned="1" table:number-matrix-rows-spanned="1" table:formula="of:=SUM([.H3:.H122]=[.$CB3:.$CB122])" office:value-type="float" office:value="82" calcext:value-type="float">
            <text:p>82</text:p>
          </table:table-cell>
          <table:table-cell table:number-matrix-columns-spanned="1" table:number-matrix-rows-spanned="1" table:formula="of:=SUM([.I3:.I122]=[.$CC3:.$CC122])" office:value-type="float" office:value="82" calcext:value-type="float">
            <text:p>82</text:p>
          </table:table-cell>
          <table:table-cell table:number-matrix-columns-spanned="1" table:number-matrix-rows-spanned="1" table:formula="of:=SUM([.J3:.J122]=[.$CD3:.$CD122])" office:value-type="float" office:value="8" calcext:value-type="float">
            <text:p>8</text:p>
          </table:table-cell>
          <table:table-cell table:number-matrix-columns-spanned="1" table:number-matrix-rows-spanned="1" table:formula="of:=SUM([.K3:.K122]=[.$CE3:.$CE122])" office:value-type="float" office:value="5" calcext:value-type="float">
            <text:p>5</text:p>
          </table:table-cell>
          <table:table-cell table:number-matrix-columns-spanned="1" table:number-matrix-rows-spanned="1" table:formula="of:=SUM([.L3:.L122]=[.$CF3:.$CF122])" office:value-type="float" office:value="33" calcext:value-type="float">
            <text:p>33</text:p>
          </table:table-cell>
          <table:table-cell table:number-matrix-columns-spanned="1" table:number-matrix-rows-spanned="1" table:formula="of:=SUM([.M3:.M122]=[.$CG3:.$CG122])" office:value-type="float" office:value="120" calcext:value-type="float">
            <text:p>120</text:p>
          </table:table-cell>
          <table:table-cell table:number-matrix-columns-spanned="1" table:number-matrix-rows-spanned="1" table:formula="of:=SUM([.N3:.N122]=[.$CB3:.$CB122])" office:value-type="float" office:value="77" calcext:value-type="float">
            <text:p>77</text:p>
          </table:table-cell>
          <table:table-cell table:number-matrix-columns-spanned="1" table:number-matrix-rows-spanned="1" table:formula="of:=SUM([.O3:.O122]=[.$CC3:.$CC122])" office:value-type="float" office:value="77" calcext:value-type="float">
            <text:p>77</text:p>
          </table:table-cell>
          <table:table-cell table:number-matrix-columns-spanned="1" table:number-matrix-rows-spanned="1" table:formula="of:=SUM([.P3:.P122]=[.$CD3:.$CD122])" office:value-type="float" office:value="4" calcext:value-type="float">
            <text:p>4</text:p>
          </table:table-cell>
          <table:table-cell table:number-matrix-columns-spanned="1" table:number-matrix-rows-spanned="1" table:formula="of:=SUM([.Q3:.Q122]=[.$CE3:.$CE122])" office:value-type="float" office:value="7" calcext:value-type="float">
            <text:p>7</text:p>
          </table:table-cell>
          <table:table-cell table:number-matrix-columns-spanned="1" table:number-matrix-rows-spanned="1" table:formula="of:=SUM([.R3:.R122]=[.$CF3:.$CF122])" office:value-type="float" office:value="42" calcext:value-type="float">
            <text:p>42</text:p>
          </table:table-cell>
          <table:table-cell table:number-matrix-columns-spanned="1" table:number-matrix-rows-spanned="1" table:formula="of:=SUM([.S3:.S122]=[.$CG3:.$CG122])" office:value-type="float" office:value="120" calcext:value-type="float">
            <text:p>120</text:p>
          </table:table-cell>
          <table:table-cell table:number-matrix-columns-spanned="1" table:number-matrix-rows-spanned="1" table:formula="of:=SUM([.T3:.T122]=[.$CB3:.$CB122])" office:value-type="float" office:value="78" calcext:value-type="float">
            <text:p>78</text:p>
          </table:table-cell>
          <table:table-cell table:number-matrix-columns-spanned="1" table:number-matrix-rows-spanned="1" table:formula="of:=SUM([.U3:.U122]=[.$CC3:.$CC122])" office:value-type="float" office:value="77" calcext:value-type="float">
            <text:p>77</text:p>
          </table:table-cell>
          <table:table-cell table:number-matrix-columns-spanned="1" table:number-matrix-rows-spanned="1" table:formula="of:=SUM([.V3:.V122]=[.$CD3:.$CD122])" office:value-type="float" office:value="28" calcext:value-type="float">
            <text:p>28</text:p>
          </table:table-cell>
          <table:table-cell table:number-matrix-columns-spanned="1" table:number-matrix-rows-spanned="1" table:formula="of:=SUM([.W3:.W122]=[.$CE3:.$CE122])" office:value-type="float" office:value="31" calcext:value-type="float">
            <text:p>31</text:p>
          </table:table-cell>
          <table:table-cell table:number-matrix-columns-spanned="1" table:number-matrix-rows-spanned="1" table:formula="of:=SUM([.X3:.X122]=[.$CF3:.$CF122])" office:value-type="float" office:value="23" calcext:value-type="float">
            <text:p>23</text:p>
          </table:table-cell>
          <table:table-cell table:number-matrix-columns-spanned="1" table:number-matrix-rows-spanned="1" table:formula="of:=SUM([.Y3:.Y122]=[.$CG3:.$CG122])" office:value-type="float" office:value="88" calcext:value-type="float">
            <text:p>88</text:p>
          </table:table-cell>
          <table:table-cell table:number-matrix-columns-spanned="1" table:number-matrix-rows-spanned="1" table:formula="of:=SUM([.Z3:.Z122]=[.$CB3:.$CB122])" office:value-type="float" office:value="76" calcext:value-type="float">
            <text:p>76</text:p>
          </table:table-cell>
          <table:table-cell table:number-matrix-columns-spanned="1" table:number-matrix-rows-spanned="1" table:formula="of:=SUM([.AA3:.AA122]=[.$CC3:.$CC122])" office:value-type="float" office:value="76" calcext:value-type="float">
            <text:p>76</text:p>
          </table:table-cell>
          <table:table-cell table:number-matrix-columns-spanned="1" table:number-matrix-rows-spanned="1" table:formula="of:=SUM([.AB3:.AB122]=[.$CD3:.$CD122])" office:value-type="float" office:value="14" calcext:value-type="float">
            <text:p>14</text:p>
          </table:table-cell>
          <table:table-cell table:number-matrix-columns-spanned="1" table:number-matrix-rows-spanned="1" table:formula="of:=SUM([.AC3:.AC122]=[.$CE3:.$CE122])" office:value-type="float" office:value="14" calcext:value-type="float">
            <text:p>14</text:p>
          </table:table-cell>
          <table:table-cell table:number-matrix-columns-spanned="1" table:number-matrix-rows-spanned="1" table:formula="of:=SUM([.AD3:.AD122]=[.$CF3:.$CF122])" office:value-type="float" office:value="24" calcext:value-type="float">
            <text:p>24</text:p>
          </table:table-cell>
          <table:table-cell table:number-matrix-columns-spanned="1" table:number-matrix-rows-spanned="1" table:formula="of:=SUM([.AE3:.AE122]=[.$CG3:.$CG122])" office:value-type="float" office:value="89" calcext:value-type="float">
            <text:p>89</text:p>
          </table:table-cell>
          <table:table-cell table:number-matrix-columns-spanned="1" table:number-matrix-rows-spanned="1" table:formula="of:=SUM([.AF3:.AF122]=[.$CB3:.$CB122])" office:value-type="float" office:value="76" calcext:value-type="float">
            <text:p>76</text:p>
          </table:table-cell>
          <table:table-cell table:number-matrix-columns-spanned="1" table:number-matrix-rows-spanned="1" table:formula="of:=SUM([.AG3:.AG122]=[.$CC3:.$CC122])" office:value-type="float" office:value="75" calcext:value-type="float">
            <text:p>75</text:p>
          </table:table-cell>
          <table:table-cell table:number-matrix-columns-spanned="1" table:number-matrix-rows-spanned="1" table:formula="of:=SUM([.AH3:.AH122]=[.$CD3:.$CD122])" office:value-type="float" office:value="25" calcext:value-type="float">
            <text:p>25</text:p>
          </table:table-cell>
          <table:table-cell table:number-matrix-columns-spanned="1" table:number-matrix-rows-spanned="1" table:formula="of:=SUM([.AI3:.AI122]=[.$CE3:.$CE122])" office:value-type="float" office:value="27" calcext:value-type="float">
            <text:p>27</text:p>
          </table:table-cell>
          <table:table-cell table:number-matrix-columns-spanned="1" table:number-matrix-rows-spanned="1" table:formula="of:=SUM([.AJ3:.AJ122]=[.$CF3:.$CF122])" office:value-type="float" office:value="21" calcext:value-type="float">
            <text:p>21</text:p>
          </table:table-cell>
          <table:table-cell table:number-matrix-columns-spanned="1" table:number-matrix-rows-spanned="1" table:formula="of:=SUM([.AK3:.AK122]=[.$CG3:.$CG122])" office:value-type="float" office:value="89" calcext:value-type="float">
            <text:p>89</text:p>
          </table:table-cell>
          <table:table-cell table:number-matrix-columns-spanned="1" table:number-matrix-rows-spanned="1" table:formula="of:=SUM([.AL3:.AL122]=[.$CB3:.$CB122])" office:value-type="float" office:value="76" calcext:value-type="float">
            <text:p>76</text:p>
          </table:table-cell>
          <table:table-cell table:number-matrix-columns-spanned="1" table:number-matrix-rows-spanned="1" table:formula="of:=SUM([.AM3:.AM122]=[.$CC3:.$CC122])" office:value-type="float" office:value="76" calcext:value-type="float">
            <text:p>76</text:p>
          </table:table-cell>
          <table:table-cell table:number-matrix-columns-spanned="1" table:number-matrix-rows-spanned="1" table:formula="of:=SUM([.AN3:.AN122]=[.$CD3:.$CD122])" office:value-type="float" office:value="17" calcext:value-type="float">
            <text:p>17</text:p>
          </table:table-cell>
          <table:table-cell table:number-matrix-columns-spanned="1" table:number-matrix-rows-spanned="1" table:formula="of:=SUM([.AO3:.AO122]=[.$CE3:.$CE122])" office:value-type="float" office:value="17" calcext:value-type="float">
            <text:p>17</text:p>
          </table:table-cell>
          <table:table-cell table:number-matrix-columns-spanned="1" table:number-matrix-rows-spanned="1" table:formula="of:=SUM([.AP3:.AP122]=[.$CF3:.$CF122])" office:value-type="float" office:value="23" calcext:value-type="float">
            <text:p>23</text:p>
          </table:table-cell>
          <table:table-cell table:number-matrix-columns-spanned="1" table:number-matrix-rows-spanned="1" table:formula="of:=SUM([.AQ3:.AQ122]=[.$CG3:.$CG122])" office:value-type="float" office:value="91" calcext:value-type="float">
            <text:p>91</text:p>
          </table:table-cell>
          <table:table-cell table:number-matrix-columns-spanned="1" table:number-matrix-rows-spanned="1" table:formula="of:=SUM([.AR3:.AR122]=[.$CB3:.$CB122])" office:value-type="float" office:value="76" calcext:value-type="float">
            <text:p>76</text:p>
          </table:table-cell>
          <table:table-cell table:number-matrix-columns-spanned="1" table:number-matrix-rows-spanned="1" table:formula="of:=SUM([.AS3:.AS122]=[.$CC3:.$CC122])" office:value-type="float" office:value="76" calcext:value-type="float">
            <text:p>76</text:p>
          </table:table-cell>
          <table:table-cell table:number-matrix-columns-spanned="1" table:number-matrix-rows-spanned="1" table:formula="of:=SUM([.AT3:.AT122]=[.$CD3:.$CD122])" office:value-type="float" office:value="18" calcext:value-type="float">
            <text:p>18</text:p>
          </table:table-cell>
          <table:table-cell table:number-matrix-columns-spanned="1" table:number-matrix-rows-spanned="1" table:formula="of:=SUM([.AU3:.AU122]=[.$CE3:.$CE122])" office:value-type="float" office:value="20" calcext:value-type="float">
            <text:p>20</text:p>
          </table:table-cell>
          <table:table-cell table:number-matrix-columns-spanned="1" table:number-matrix-rows-spanned="1" table:formula="of:=SUM([.AV3:.AV122]=[.$CF3:.$CF122])" office:value-type="float" office:value="31" calcext:value-type="float">
            <text:p>31</text:p>
          </table:table-cell>
          <table:table-cell table:number-matrix-columns-spanned="1" table:number-matrix-rows-spanned="1" table:formula="of:=SUM([.AW3:.AW122]=[.$CG3:.$CG122])" office:value-type="float" office:value="88" calcext:value-type="float">
            <text:p>88</text:p>
          </table:table-cell>
          <table:table-cell table:number-matrix-columns-spanned="1" table:number-matrix-rows-spanned="1" table:formula="of:=SUM([.AX3:.AX122]=[.$CB3:.$CB122])" office:value-type="float" office:value="77" calcext:value-type="float">
            <text:p>77</text:p>
          </table:table-cell>
          <table:table-cell table:number-matrix-columns-spanned="1" table:number-matrix-rows-spanned="1" table:formula="of:=SUM([.AY3:.AY122]=[.$CC3:.$CC122])" office:value-type="float" office:value="76" calcext:value-type="float">
            <text:p>76</text:p>
          </table:table-cell>
          <table:table-cell table:number-matrix-columns-spanned="1" table:number-matrix-rows-spanned="1" table:formula="of:=SUM([.AZ3:.AZ122]=[.$CD3:.$CD122])" office:value-type="float" office:value="16" calcext:value-type="float">
            <text:p>16</text:p>
          </table:table-cell>
          <table:table-cell table:number-matrix-columns-spanned="1" table:number-matrix-rows-spanned="1" table:formula="of:=SUM([.BA3:.BA122]=[.$CE3:.$CE122])" office:value-type="float" office:value="15" calcext:value-type="float">
            <text:p>15</text:p>
          </table:table-cell>
          <table:table-cell table:number-matrix-columns-spanned="1" table:number-matrix-rows-spanned="1" table:formula="of:=SUM([.BB3:.BB122]=[.$CF3:.$CF122])" office:value-type="float" office:value="24" calcext:value-type="float">
            <text:p>24</text:p>
          </table:table-cell>
          <table:table-cell table:number-matrix-columns-spanned="1" table:number-matrix-rows-spanned="1" table:formula="of:=SUM([.BC3:.BC122]=[.$CG3:.$CG122])" office:value-type="float" office:value="91" calcext:value-type="float">
            <text:p>91</text:p>
          </table:table-cell>
          <table:table-cell table:number-matrix-columns-spanned="1" table:number-matrix-rows-spanned="1" table:formula="of:=SUM([.BD3:.BD122]=[.$CB3:.$CB122])" office:value-type="float" office:value="78" calcext:value-type="float">
            <text:p>78</text:p>
          </table:table-cell>
          <table:table-cell table:number-matrix-columns-spanned="1" table:number-matrix-rows-spanned="1" table:formula="of:=SUM([.BE3:.BE122]=[.$CC3:.$CC122])" office:value-type="float" office:value="77" calcext:value-type="float">
            <text:p>77</text:p>
          </table:table-cell>
          <table:table-cell table:number-matrix-columns-spanned="1" table:number-matrix-rows-spanned="1" table:formula="of:=SUM([.BF3:.BF122]=[.$CD3:.$CD122])" office:value-type="float" office:value="21" calcext:value-type="float">
            <text:p>21</text:p>
          </table:table-cell>
          <table:table-cell table:number-matrix-columns-spanned="1" table:number-matrix-rows-spanned="1" table:formula="of:=SUM([.BG3:.BG122]=[.$CE3:.$CE122])" office:value-type="float" office:value="25" calcext:value-type="float">
            <text:p>25</text:p>
          </table:table-cell>
          <table:table-cell table:number-matrix-columns-spanned="1" table:number-matrix-rows-spanned="1" table:formula="of:=SUM([.BH3:.BH122]=[.$CF3:.$CF122])" office:value-type="float" office:value="50" calcext:value-type="float">
            <text:p>50</text:p>
          </table:table-cell>
          <table:table-cell table:number-matrix-columns-spanned="1" table:number-matrix-rows-spanned="1" table:formula="of:=SUM([.BI3:.BI122]=[.$CG3:.$CG122])" office:value-type="float" office:value="89" calcext:value-type="float">
            <text:p>89</text:p>
          </table:table-cell>
          <table:table-cell table:number-matrix-columns-spanned="1" table:number-matrix-rows-spanned="1" table:formula="of:=SUM([.BJ3:.BJ122]=[.$CB3:.$CB122])" office:value-type="float" office:value="76" calcext:value-type="float">
            <text:p>76</text:p>
          </table:table-cell>
          <table:table-cell table:number-matrix-columns-spanned="1" table:number-matrix-rows-spanned="1" table:formula="of:=SUM([.BK3:.BK122]=[.$CC3:.$CC122])" office:value-type="float" office:value="77" calcext:value-type="float">
            <text:p>77</text:p>
          </table:table-cell>
          <table:table-cell table:number-matrix-columns-spanned="1" table:number-matrix-rows-spanned="1" table:formula="of:=SUM([.BL3:.BL122]=[.$CD3:.$CD122])" office:value-type="float" office:value="16" calcext:value-type="float">
            <text:p>16</text:p>
          </table:table-cell>
          <table:table-cell table:number-matrix-columns-spanned="1" table:number-matrix-rows-spanned="1" table:formula="of:=SUM([.BM3:.BM122]=[.$CE3:.$CE122])" office:value-type="float" office:value="16" calcext:value-type="float">
            <text:p>16</text:p>
          </table:table-cell>
          <table:table-cell table:number-matrix-columns-spanned="1" table:number-matrix-rows-spanned="1" table:formula="of:=SUM([.BN3:.BN122]=[.$CF3:.$CF122])" office:value-type="float" office:value="48" calcext:value-type="float">
            <text:p>48</text:p>
          </table:table-cell>
          <table:table-cell table:number-matrix-columns-spanned="1" table:number-matrix-rows-spanned="1" table:formula="of:=SUM([.BO3:.BO122]=[.$CG3:.$CG122])" office:value-type="float" office:value="89" calcext:value-type="float">
            <text:p>89</text:p>
          </table:table-cell>
          <table:table-cell table:number-matrix-columns-spanned="1" table:number-matrix-rows-spanned="1" table:formula="of:=SUM([.BP3:.BP122]=[.$CB3:.$CB122])" office:value-type="float" office:value="78" calcext:value-type="float">
            <text:p>78</text:p>
          </table:table-cell>
          <table:table-cell table:number-matrix-columns-spanned="1" table:number-matrix-rows-spanned="1" table:formula="of:=SUM([.BQ3:.BQ122]=[.$CC3:.$CC122])" office:value-type="float" office:value="79" calcext:value-type="float">
            <text:p>79</text:p>
          </table:table-cell>
          <table:table-cell table:number-matrix-columns-spanned="1" table:number-matrix-rows-spanned="1" table:formula="of:=SUM([.BR3:.BR122]=[.$CD3:.$CD122])" office:value-type="float" office:value="27" calcext:value-type="float">
            <text:p>27</text:p>
          </table:table-cell>
          <table:table-cell table:number-matrix-columns-spanned="1" table:number-matrix-rows-spanned="1" table:formula="of:=SUM([.BS3:.BS122]=[.$CE3:.$CE122])" office:value-type="float" office:value="27" calcext:value-type="float">
            <text:p>27</text:p>
          </table:table-cell>
          <table:table-cell table:number-matrix-columns-spanned="1" table:number-matrix-rows-spanned="1" table:formula="of:=SUM([.BT3:.BT122]=[.$CF3:.$CF122])" office:value-type="float" office:value="27" calcext:value-type="float">
            <text:p>27</text:p>
          </table:table-cell>
          <table:table-cell table:number-matrix-columns-spanned="1" table:number-matrix-rows-spanned="1" table:formula="of:=SUM([.BU3:.BU122]=[.$CG3:.$CG122])" office:value-type="float" office:value="87" calcext:value-type="float">
            <text:p>87</text:p>
          </table:table-cell>
          <table:table-cell table:number-matrix-columns-spanned="1" table:number-matrix-rows-spanned="1" table:formula="of:=SUM([.BV3:.BV122]=[.$CB3:.$CB122])" office:value-type="float" office:value="76" calcext:value-type="float">
            <text:p>76</text:p>
          </table:table-cell>
          <table:table-cell table:number-matrix-columns-spanned="1" table:number-matrix-rows-spanned="1" table:formula="of:=SUM([.BW3:.BW122]=[.$CC3:.$CC122])" office:value-type="float" office:value="75" calcext:value-type="float">
            <text:p>75</text:p>
          </table:table-cell>
          <table:table-cell table:number-matrix-columns-spanned="1" table:number-matrix-rows-spanned="1" table:formula="of:=SUM([.BX3:.BX122]=[.$CD3:.$CD122])" office:value-type="float" office:value="16" calcext:value-type="float">
            <text:p>16</text:p>
          </table:table-cell>
          <table:table-cell table:number-matrix-columns-spanned="1" table:number-matrix-rows-spanned="1" table:formula="of:=SUM([.BY3:.BY122]=[.$CE3:.$CE122])" office:value-type="float" office:value="16" calcext:value-type="float">
            <text:p>16</text:p>
          </table:table-cell>
          <table:table-cell table:number-matrix-columns-spanned="1" table:number-matrix-rows-spanned="1" table:formula="of:=SUM([.BZ3:.BZ122]=[.$CF3:.$CF122])" office:value-type="float" office:value="25" calcext:value-type="float">
            <text:p>25</text:p>
          </table:table-cell>
          <table:table-cell table:number-matrix-columns-spanned="1" table:number-matrix-rows-spanned="1" table:formula="of:=SUM([.CA3:.CA122]=[.$CG3:.$CG122])" office:value-type="float" office:value="90" calcext:value-type="float">
            <text:p>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TTER</text:p>
          </table:table-cell>
          <table:table-cell table:number-columns-repeated="6"/>
          <table:table-cell table:number-matrix-columns-spanned="1" table:number-matrix-rows-spanned="1" table:formula="of:=SUM([.H3:.H122]&lt;[.$CH3:.$CH122])" office:value-type="float" office:value="27" calcext:value-type="float">
            <text:p>27</text:p>
          </table:table-cell>
          <table:table-cell table:number-matrix-columns-spanned="1" table:number-matrix-rows-spanned="1" table:formula="of:=SUM([.I3:.I122]&lt;[.$CI3:.$CI122])" office:value-type="float" office:value="27" calcext:value-type="float">
            <text:p>27</text:p>
          </table:table-cell>
          <table:table-cell table:number-matrix-columns-spanned="1" table:number-matrix-rows-spanned="1" table:formula="of:=SUM([.J3:.J122]&lt;[.$CJ3:.$CJ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K3:.K122]&lt;[.$CK3:.$CK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L3:.L122]&lt;[.$CL3:.$CL122])" office:value-type="float" office:value="58" calcext:value-type="float">
            <text:p>58</text:p>
          </table:table-cell>
          <table:table-cell table:number-matrix-columns-spanned="1" table:number-matrix-rows-spanned="1" table:formula="of:=SUM([.M3:.M122]&lt;[.$CM3:.$CM122])" office:value-type="float" office:value="31" calcext:value-type="float">
            <text:p>31</text:p>
          </table:table-cell>
          <table:table-cell table:number-matrix-columns-spanned="1" table:number-matrix-rows-spanned="1" table:formula="of:=SUM([.N3:.N122]&lt;[.$CH3:.$CH122])" office:value-type="float" office:value="20" calcext:value-type="float">
            <text:p>20</text:p>
          </table:table-cell>
          <table:table-cell table:number-matrix-columns-spanned="1" table:number-matrix-rows-spanned="1" table:formula="of:=SUM([.O3:.O122]&lt;[.$CI3:.$CI122])" office:value-type="float" office:value="20" calcext:value-type="float">
            <text:p>20</text:p>
          </table:table-cell>
          <table:table-cell table:number-matrix-columns-spanned="1" table:number-matrix-rows-spanned="1" table:formula="of:=SUM([.P3:.P122]&lt;[.$CJ3:.$CJ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Q3:.Q122]&lt;[.$CK3:.$CK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R3:.R122]&lt;[.$CL3:.$CL122])" office:value-type="float" office:value="63" calcext:value-type="float">
            <text:p>63</text:p>
          </table:table-cell>
          <table:table-cell table:number-matrix-columns-spanned="1" table:number-matrix-rows-spanned="1" table:formula="of:=SUM([.S3:.S122]&lt;[.$CM3:.$CM122])" office:value-type="float" office:value="31" calcext:value-type="float">
            <text:p>31</text:p>
          </table:table-cell>
          <table:table-cell table:number-matrix-columns-spanned="1" table:number-matrix-rows-spanned="1" table:formula="of:=SUM([.T3:.T122]&lt;[.$CH3:.$CH122])" office:value-type="float" office:value="19" calcext:value-type="float">
            <text:p>19</text:p>
          </table:table-cell>
          <table:table-cell table:number-matrix-columns-spanned="1" table:number-matrix-rows-spanned="1" table:formula="of:=SUM([.U3:.U122]&lt;[.$CI3:.$CI122])" office:value-type="float" office:value="19" calcext:value-type="float">
            <text:p>19</text:p>
          </table:table-cell>
          <table:table-cell table:number-matrix-columns-spanned="1" table:number-matrix-rows-spanned="1" table:formula="of:=SUM([.V3:.V122]&lt;[.$CJ3:.$CJ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W3:.W122]&lt;[.$CK3:.$CK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X3:.X122]&lt;[.$CL3:.$CL122])" office:value-type="float" office:value="27" calcext:value-type="float">
            <text:p>27</text:p>
          </table:table-cell>
          <table:table-cell table:number-matrix-columns-spanned="1" table:number-matrix-rows-spanned="1" table:formula="of:=SUM([.Y3:.Y122]&lt;[.$CM3:.$CM122])" office:value-type="float" office:value="0" calcext:value-type="float">
            <text:p>0</text:p>
          </table:table-cell>
          <table:table-cell table:number-matrix-columns-spanned="1" table:number-matrix-rows-spanned="1" table:formula="of:=SUM([.Z3:.Z122]&lt;[.$CH3:.$CH122])" office:value-type="float" office:value="20" calcext:value-type="float">
            <text:p>20</text:p>
          </table:table-cell>
          <table:table-cell table:number-matrix-columns-spanned="1" table:number-matrix-rows-spanned="1" table:formula="of:=SUM([.AA3:.AA122]&lt;[.$CI3:.$CI122])" office:value-type="float" office:value="20" calcext:value-type="float">
            <text:p>20</text:p>
          </table:table-cell>
          <table:table-cell table:number-matrix-columns-spanned="1" table:number-matrix-rows-spanned="1" table:formula="of:=SUM([.AB3:.AB122]&lt;[.$CJ3:.$CJ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AC3:.AC122]&lt;[.$CK3:.$CK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AD3:.AD122]&lt;[.$CL3:.$CL122])" office:value-type="float" office:value="27" calcext:value-type="float">
            <text:p>27</text:p>
          </table:table-cell>
          <table:table-cell table:number-matrix-columns-spanned="1" table:number-matrix-rows-spanned="1" table:formula="of:=SUM([.AE3:.AE122]&lt;[.$CM3:.$CM122])" office:value-type="float" office:value="1" calcext:value-type="float">
            <text:p>1</text:p>
          </table:table-cell>
          <table:table-cell table:number-matrix-columns-spanned="1" table:number-matrix-rows-spanned="1" table:formula="of:=SUM([.AF3:.AF122]&lt;[.$CH3:.$CH122])" office:value-type="float" office:value="21" calcext:value-type="float">
            <text:p>21</text:p>
          </table:table-cell>
          <table:table-cell table:number-matrix-columns-spanned="1" table:number-matrix-rows-spanned="1" table:formula="of:=SUM([.AG3:.AG122]&lt;[.$CI3:.$CI122])" office:value-type="float" office:value="21" calcext:value-type="float">
            <text:p>21</text:p>
          </table:table-cell>
          <table:table-cell table:number-matrix-columns-spanned="1" table:number-matrix-rows-spanned="1" table:formula="of:=SUM([.AH3:.AH122]&lt;[.$CJ3:.$CJ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AI3:.AI122]&lt;[.$CK3:.$CK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AJ3:.AJ122]&lt;[.$CL3:.$CL122])" office:value-type="float" office:value="22" calcext:value-type="float">
            <text:p>22</text:p>
          </table:table-cell>
          <table:table-cell table:number-matrix-columns-spanned="1" table:number-matrix-rows-spanned="1" table:formula="of:=SUM([.AK3:.AK122]&lt;[.$CM3:.$CM122])" office:value-type="float" office:value="1" calcext:value-type="float">
            <text:p>1</text:p>
          </table:table-cell>
          <table:table-cell table:number-matrix-columns-spanned="1" table:number-matrix-rows-spanned="1" table:formula="of:=SUM([.AL3:.AL122]&lt;[.$CH3:.$CH122])" office:value-type="float" office:value="15" calcext:value-type="float">
            <text:p>15</text:p>
          </table:table-cell>
          <table:table-cell table:number-matrix-columns-spanned="1" table:number-matrix-rows-spanned="1" table:formula="of:=SUM([.AM3:.AM122]&lt;[.$CI3:.$CI122])" office:value-type="float" office:value="16" calcext:value-type="float">
            <text:p>16</text:p>
          </table:table-cell>
          <table:table-cell table:number-matrix-columns-spanned="1" table:number-matrix-rows-spanned="1" table:formula="of:=SUM([.AN3:.AN122]&lt;[.$CJ3:.$CJ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AO3:.AO122]&lt;[.$CK3:.$CK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AP3:.AP122]&lt;[.$CL3:.$CL122])" office:value-type="float" office:value="17" calcext:value-type="float">
            <text:p>17</text:p>
          </table:table-cell>
          <table:table-cell table:number-matrix-columns-spanned="1" table:number-matrix-rows-spanned="1" table:formula="of:=SUM([.AQ3:.AQ122]&lt;[.$CM3:.$CM122])" office:value-type="float" office:value="2" calcext:value-type="float">
            <text:p>2</text:p>
          </table:table-cell>
          <table:table-cell table:number-matrix-columns-spanned="1" table:number-matrix-rows-spanned="1" table:formula="of:=SUM([.AR3:.AR122]&lt;[.$CH3:.$CH122])" office:value-type="float" office:value="19" calcext:value-type="float">
            <text:p>19</text:p>
          </table:table-cell>
          <table:table-cell table:number-matrix-columns-spanned="1" table:number-matrix-rows-spanned="1" table:formula="of:=SUM([.AS3:.AS122]&lt;[.$CI3:.$CI122])" office:value-type="float" office:value="19" calcext:value-type="float">
            <text:p>19</text:p>
          </table:table-cell>
          <table:table-cell table:number-matrix-columns-spanned="1" table:number-matrix-rows-spanned="1" table:formula="of:=SUM([.AT3:.AT122]&lt;[.$CJ3:.$CJ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AU3:.AU122]&lt;[.$CK3:.$CK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AV3:.AV122]&lt;[.$CL3:.$CL122])" office:value-type="float" office:value="62" calcext:value-type="float">
            <text:p>62</text:p>
          </table:table-cell>
          <table:table-cell table:number-matrix-columns-spanned="1" table:number-matrix-rows-spanned="1" table:formula="of:=SUM([.AW3:.AW122]&lt;[.$CM3:.$CM122])" office:value-type="float" office:value="26" calcext:value-type="float">
            <text:p>26</text:p>
          </table:table-cell>
          <table:table-cell table:number-matrix-columns-spanned="1" table:number-matrix-rows-spanned="1" table:formula="of:=SUM([.AX3:.AX122]&lt;[.$CH3:.$CH122])" office:value-type="float" office:value="19" calcext:value-type="float">
            <text:p>19</text:p>
          </table:table-cell>
          <table:table-cell table:number-matrix-columns-spanned="1" table:number-matrix-rows-spanned="1" table:formula="of:=SUM([.AY3:.AY122]&lt;[.$CI3:.$CI122])" office:value-type="float" office:value="19" calcext:value-type="float">
            <text:p>19</text:p>
          </table:table-cell>
          <table:table-cell table:number-matrix-columns-spanned="1" table:number-matrix-rows-spanned="1" table:formula="of:=SUM([.AZ3:.AZ122]&lt;[.$CJ3:.$CJ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A3:.BA122]&lt;[.$CK3:.$CK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B3:.BB122]&lt;[.$CL3:.$CL122])" office:value-type="float" office:value="55" calcext:value-type="float">
            <text:p>55</text:p>
          </table:table-cell>
          <table:table-cell table:number-matrix-columns-spanned="1" table:number-matrix-rows-spanned="1" table:formula="of:=SUM([.BC3:.BC122]&lt;[.$CM3:.$CM122])" office:value-type="float" office:value="27" calcext:value-type="float">
            <text:p>27</text:p>
          </table:table-cell>
          <table:table-cell table:number-matrix-columns-spanned="1" table:number-matrix-rows-spanned="1" table:formula="of:=SUM([.BD3:.BD122]&lt;[.$CH3:.$CH122])" office:value-type="float" office:value="24" calcext:value-type="float">
            <text:p>24</text:p>
          </table:table-cell>
          <table:table-cell table:number-matrix-columns-spanned="1" table:number-matrix-rows-spanned="1" table:formula="of:=SUM([.BE3:.BE122]&lt;[.$CI3:.$CI122])" office:value-type="float" office:value="23" calcext:value-type="float">
            <text:p>23</text:p>
          </table:table-cell>
          <table:table-cell table:number-matrix-columns-spanned="1" table:number-matrix-rows-spanned="1" table:formula="of:=SUM([.BF3:.BF122]&lt;[.$CJ3:.$CJ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G3:.BG122]&lt;[.$CK3:.$CK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H3:.BH122]&lt;[.$CL3:.$CL122])" office:value-type="float" office:value="71" calcext:value-type="float">
            <text:p>71</text:p>
          </table:table-cell>
          <table:table-cell table:number-matrix-columns-spanned="1" table:number-matrix-rows-spanned="1" table:formula="of:=SUM([.BI3:.BI122]&lt;[.$CM3:.$CM122])" office:value-type="float" office:value="29" calcext:value-type="float">
            <text:p>29</text:p>
          </table:table-cell>
          <table:table-cell table:number-matrix-columns-spanned="1" table:number-matrix-rows-spanned="1" table:formula="of:=SUM([.BJ3:.BJ122]&lt;[.$CH3:.$CH122])" office:value-type="float" office:value="18" calcext:value-type="float">
            <text:p>18</text:p>
          </table:table-cell>
          <table:table-cell table:number-matrix-columns-spanned="1" table:number-matrix-rows-spanned="1" table:formula="of:=SUM([.BK3:.BK122]&lt;[.$CI3:.$CI122])" office:value-type="float" office:value="17" calcext:value-type="float">
            <text:p>17</text:p>
          </table:table-cell>
          <table:table-cell table:number-matrix-columns-spanned="1" table:number-matrix-rows-spanned="1" table:formula="of:=SUM([.BL3:.BL122]&lt;[.$CJ3:.$CJ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M3:.BM122]&lt;[.$CK3:.$CK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N3:.BN122]&lt;[.$CL3:.$CL122])" office:value-type="float" office:value="69" calcext:value-type="float">
            <text:p>69</text:p>
          </table:table-cell>
          <table:table-cell table:number-matrix-columns-spanned="1" table:number-matrix-rows-spanned="1" table:formula="of:=SUM([.BO3:.BO122]&lt;[.$CM3:.$CM122])" office:value-type="float" office:value="30" calcext:value-type="float">
            <text:p>30</text:p>
          </table:table-cell>
          <table:table-cell table:number-matrix-columns-spanned="1" table:number-matrix-rows-spanned="1" table:formula="of:=SUM([.BP3:.BP122]&lt;[.$CH3:.$CH122])" office:value-type="float" office:value="27" calcext:value-type="float">
            <text:p>27</text:p>
          </table:table-cell>
          <table:table-cell table:number-matrix-columns-spanned="1" table:number-matrix-rows-spanned="1" table:formula="of:=SUM([.BQ3:.BQ122]&lt;[.$CI3:.$CI122])" office:value-type="float" office:value="28" calcext:value-type="float">
            <text:p>28</text:p>
          </table:table-cell>
          <table:table-cell table:number-matrix-columns-spanned="1" table:number-matrix-rows-spanned="1" table:formula="of:=SUM([.BR3:.BR122]&lt;[.$CJ3:.$CJ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S3:.BS122]&lt;[.$CK3:.$CK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T3:.BT122]&lt;[.$CL3:.$CL122])" office:value-type="float" office:value="53" calcext:value-type="float">
            <text:p>53</text:p>
          </table:table-cell>
          <table:table-cell table:number-matrix-columns-spanned="1" table:number-matrix-rows-spanned="1" table:formula="of:=SUM([.BU3:.BU122]&lt;[.$CM3:.$CM122])" office:value-type="float" office:value="2" calcext:value-type="float">
            <text:p>2</text:p>
          </table:table-cell>
          <table:table-cell table:number-matrix-columns-spanned="1" table:number-matrix-rows-spanned="1" table:formula="of:=SUM([.BV3:.BV122]&lt;[.$CH3:.$CH122])" office:value-type="float" office:value="17" calcext:value-type="float">
            <text:p>17</text:p>
          </table:table-cell>
          <table:table-cell table:number-matrix-columns-spanned="1" table:number-matrix-rows-spanned="1" table:formula="of:=SUM([.BW3:.BW122]&lt;[.$CI3:.$CI122])" office:value-type="float" office:value="17" calcext:value-type="float">
            <text:p>17</text:p>
          </table:table-cell>
          <table:table-cell table:number-matrix-columns-spanned="1" table:number-matrix-rows-spanned="1" table:formula="of:=SUM([.BX3:.BX122]&lt;[.$CJ3:.$CJ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Y3:.BY122]&lt;[.$CK3:.$CK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Z3:.BZ122]&lt;[.$CL3:.$CL122])" office:value-type="float" office:value="47" calcext:value-type="float">
            <text:p>47</text:p>
          </table:table-cell>
          <table:table-cell table:number-matrix-columns-spanned="1" table:number-matrix-rows-spanned="1" table:formula="of:=SUM([.CA3:.CA122]&lt;[.$CM3:.$CM122])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ORSE</text:p>
          </table:table-cell>
          <table:table-cell table:number-columns-repeated="6"/>
          <table:table-cell table:number-matrix-columns-spanned="1" table:number-matrix-rows-spanned="1" table:formula="of:=SUM([.H3:.H122]&gt;[.$CH3:.$CH122])" office:value-type="float" office:value="18" calcext:value-type="float">
            <text:p>18</text:p>
          </table:table-cell>
          <table:table-cell table:number-matrix-columns-spanned="1" table:number-matrix-rows-spanned="1" table:formula="of:=SUM([.I3:.I122]&gt;[.$CI3:.$CI122])" office:value-type="float" office:value="18" calcext:value-type="float">
            <text:p>18</text:p>
          </table:table-cell>
          <table:table-cell table:number-matrix-columns-spanned="1" table:number-matrix-rows-spanned="1" table:formula="of:=SUM([.J3:.J122]&gt;[.$CJ3:.$CJ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K3:.K122]&gt;[.$CK3:.$CK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L3:.L122]&gt;[.$CL3:.$CL122])" office:value-type="float" office:value="36" calcext:value-type="float">
            <text:p>36</text:p>
          </table:table-cell>
          <table:table-cell table:number-matrix-columns-spanned="1" table:number-matrix-rows-spanned="1" table:formula="of:=SUM([.M3:.M122]&gt;[.$CM3:.$CM122])" office:value-type="float" office:value="0" calcext:value-type="float">
            <text:p>0</text:p>
          </table:table-cell>
          <table:table-cell table:number-matrix-columns-spanned="1" table:number-matrix-rows-spanned="1" table:formula="of:=SUM([.N3:.N122]&gt;[.$CH3:.$CH122])" office:value-type="float" office:value="25" calcext:value-type="float">
            <text:p>25</text:p>
          </table:table-cell>
          <table:table-cell table:number-matrix-columns-spanned="1" table:number-matrix-rows-spanned="1" table:formula="of:=SUM([.O3:.O122]&gt;[.$CI3:.$CI122])" office:value-type="float" office:value="25" calcext:value-type="float">
            <text:p>25</text:p>
          </table:table-cell>
          <table:table-cell table:number-matrix-columns-spanned="1" table:number-matrix-rows-spanned="1" table:formula="of:=SUM([.P3:.P122]&gt;[.$CJ3:.$CJ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Q3:.Q122]&gt;[.$CK3:.$CK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R3:.R122]&gt;[.$CL3:.$CL122])" office:value-type="float" office:value="31" calcext:value-type="float">
            <text:p>31</text:p>
          </table:table-cell>
          <table:table-cell table:number-matrix-columns-spanned="1" table:number-matrix-rows-spanned="1" table:formula="of:=SUM([.S3:.S122]&gt;[.$CM3:.$CM122])" office:value-type="float" office:value="0" calcext:value-type="float">
            <text:p>0</text:p>
          </table:table-cell>
          <table:table-cell table:number-matrix-columns-spanned="1" table:number-matrix-rows-spanned="1" table:formula="of:=SUM([.T3:.T122]&gt;[.$CH3:.$CH122])" office:value-type="float" office:value="20" calcext:value-type="float">
            <text:p>20</text:p>
          </table:table-cell>
          <table:table-cell table:number-matrix-columns-spanned="1" table:number-matrix-rows-spanned="1" table:formula="of:=SUM([.U3:.U122]&gt;[.$CI3:.$CI122])" office:value-type="float" office:value="20" calcext:value-type="float">
            <text:p>20</text:p>
          </table:table-cell>
          <table:table-cell table:number-matrix-columns-spanned="1" table:number-matrix-rows-spanned="1" table:formula="of:=SUM([.V3:.V122]&gt;[.$CJ3:.$CJ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W3:.W122]&gt;[.$CK3:.$CK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X3:.X122]&gt;[.$CL3:.$CL122])" office:value-type="float" office:value="67" calcext:value-type="float">
            <text:p>67</text:p>
          </table:table-cell>
          <table:table-cell table:number-matrix-columns-spanned="1" table:number-matrix-rows-spanned="1" table:formula="of:=SUM([.Y3:.Y122]&gt;[.$CM3:.$CM122])" office:value-type="float" office:value="32" calcext:value-type="float">
            <text:p>32</text:p>
          </table:table-cell>
          <table:table-cell table:number-matrix-columns-spanned="1" table:number-matrix-rows-spanned="1" table:formula="of:=SUM([.Z3:.Z122]&gt;[.$CH3:.$CH122])" office:value-type="float" office:value="19" calcext:value-type="float">
            <text:p>19</text:p>
          </table:table-cell>
          <table:table-cell table:number-matrix-columns-spanned="1" table:number-matrix-rows-spanned="1" table:formula="of:=SUM([.AA3:.AA122]&gt;[.$CI3:.$CI122])" office:value-type="float" office:value="19" calcext:value-type="float">
            <text:p>19</text:p>
          </table:table-cell>
          <table:table-cell table:number-matrix-columns-spanned="1" table:number-matrix-rows-spanned="1" table:formula="of:=SUM([.AB3:.AB122]&gt;[.$CJ3:.$CJ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AC3:.AC122]&gt;[.$CK3:.$CK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AD3:.AD122]&gt;[.$CL3:.$CL122])" office:value-type="float" office:value="69" calcext:value-type="float">
            <text:p>69</text:p>
          </table:table-cell>
          <table:table-cell table:number-matrix-columns-spanned="1" table:number-matrix-rows-spanned="1" table:formula="of:=SUM([.AE3:.AE122]&gt;[.$CM3:.$CM122])" office:value-type="float" office:value="31" calcext:value-type="float">
            <text:p>31</text:p>
          </table:table-cell>
          <table:table-cell table:number-matrix-columns-spanned="1" table:number-matrix-rows-spanned="1" table:formula="of:=SUM([.AF3:.AF122]&gt;[.$CH3:.$CH122])" office:value-type="float" office:value="18" calcext:value-type="float">
            <text:p>18</text:p>
          </table:table-cell>
          <table:table-cell table:number-matrix-columns-spanned="1" table:number-matrix-rows-spanned="1" table:formula="of:=SUM([.AG3:.AG122]&gt;[.$CI3:.$CI122])" office:value-type="float" office:value="18" calcext:value-type="float">
            <text:p>18</text:p>
          </table:table-cell>
          <table:table-cell table:number-matrix-columns-spanned="1" table:number-matrix-rows-spanned="1" table:formula="of:=SUM([.AH3:.AH122]&gt;[.$CJ3:.$CJ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AI3:.AI122]&gt;[.$CK3:.$CK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AJ3:.AJ122]&gt;[.$CL3:.$CL122])" office:value-type="float" office:value="75" calcext:value-type="float">
            <text:p>75</text:p>
          </table:table-cell>
          <table:table-cell table:number-matrix-columns-spanned="1" table:number-matrix-rows-spanned="1" table:formula="of:=SUM([.AK3:.AK122]&gt;[.$CM3:.$CM122])" office:value-type="float" office:value="31" calcext:value-type="float">
            <text:p>31</text:p>
          </table:table-cell>
          <table:table-cell table:number-matrix-columns-spanned="1" table:number-matrix-rows-spanned="1" table:formula="of:=SUM([.AL3:.AL122]&gt;[.$CH3:.$CH122])" office:value-type="float" office:value="23" calcext:value-type="float">
            <text:p>23</text:p>
          </table:table-cell>
          <table:table-cell table:number-matrix-columns-spanned="1" table:number-matrix-rows-spanned="1" table:formula="of:=SUM([.AM3:.AM122]&gt;[.$CI3:.$CI122])" office:value-type="float" office:value="22" calcext:value-type="float">
            <text:p>22</text:p>
          </table:table-cell>
          <table:table-cell table:number-matrix-columns-spanned="1" table:number-matrix-rows-spanned="1" table:formula="of:=SUM([.AN3:.AN122]&gt;[.$CJ3:.$CJ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AO3:.AO122]&gt;[.$CK3:.$CK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AP3:.AP122]&gt;[.$CL3:.$CL122])" office:value-type="float" office:value="82" calcext:value-type="float">
            <text:p>82</text:p>
          </table:table-cell>
          <table:table-cell table:number-matrix-columns-spanned="1" table:number-matrix-rows-spanned="1" table:formula="of:=SUM([.AQ3:.AQ122]&gt;[.$CM3:.$CM122])" office:value-type="float" office:value="29" calcext:value-type="float">
            <text:p>29</text:p>
          </table:table-cell>
          <table:table-cell table:number-matrix-columns-spanned="1" table:number-matrix-rows-spanned="1" table:formula="of:=SUM([.AR3:.AR122]&gt;[.$CH3:.$CH122])" office:value-type="float" office:value="19" calcext:value-type="float">
            <text:p>19</text:p>
          </table:table-cell>
          <table:table-cell table:number-matrix-columns-spanned="1" table:number-matrix-rows-spanned="1" table:formula="of:=SUM([.AS3:.AS122]&gt;[.$CI3:.$CI122])" office:value-type="float" office:value="19" calcext:value-type="float">
            <text:p>19</text:p>
          </table:table-cell>
          <table:table-cell table:number-matrix-columns-spanned="1" table:number-matrix-rows-spanned="1" table:formula="of:=SUM([.AT3:.AT122]&gt;[.$CJ3:.$CJ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AU3:.AU122]&gt;[.$CK3:.$CK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AV3:.AV122]&gt;[.$CL3:.$CL122])" office:value-type="float" office:value="34" calcext:value-type="float">
            <text:p>34</text:p>
          </table:table-cell>
          <table:table-cell table:number-matrix-columns-spanned="1" table:number-matrix-rows-spanned="1" table:formula="of:=SUM([.AW3:.AW122]&gt;[.$CM3:.$CM122])" office:value-type="float" office:value="5" calcext:value-type="float">
            <text:p>5</text:p>
          </table:table-cell>
          <table:table-cell table:number-matrix-columns-spanned="1" table:number-matrix-rows-spanned="1" table:formula="of:=SUM([.AX3:.AX122]&gt;[.$CH3:.$CH122])" office:value-type="float" office:value="19" calcext:value-type="float">
            <text:p>19</text:p>
          </table:table-cell>
          <table:table-cell table:number-matrix-columns-spanned="1" table:number-matrix-rows-spanned="1" table:formula="of:=SUM([.AY3:.AY122]&gt;[.$CI3:.$CI122])" office:value-type="float" office:value="19" calcext:value-type="float">
            <text:p>19</text:p>
          </table:table-cell>
          <table:table-cell table:number-matrix-columns-spanned="1" table:number-matrix-rows-spanned="1" table:formula="of:=SUM([.AZ3:.AZ122]&gt;[.$CJ3:.$CJ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A3:.BA122]&gt;[.$CK3:.$CK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B3:.BB122]&gt;[.$CL3:.$CL122])" office:value-type="float" office:value="42" calcext:value-type="float">
            <text:p>42</text:p>
          </table:table-cell>
          <table:table-cell table:number-matrix-columns-spanned="1" table:number-matrix-rows-spanned="1" table:formula="of:=SUM([.BC3:.BC122]&gt;[.$CM3:.$CM122])" office:value-type="float" office:value="3" calcext:value-type="float">
            <text:p>3</text:p>
          </table:table-cell>
          <table:table-cell table:number-matrix-columns-spanned="1" table:number-matrix-rows-spanned="1" table:formula="of:=SUM([.BD3:.BD122]&gt;[.$CH3:.$CH122])" office:value-type="float" office:value="14" calcext:value-type="float">
            <text:p>14</text:p>
          </table:table-cell>
          <table:table-cell table:number-matrix-columns-spanned="1" table:number-matrix-rows-spanned="1" table:formula="of:=SUM([.BE3:.BE122]&gt;[.$CI3:.$CI122])" office:value-type="float" office:value="15" calcext:value-type="float">
            <text:p>15</text:p>
          </table:table-cell>
          <table:table-cell table:number-matrix-columns-spanned="1" table:number-matrix-rows-spanned="1" table:formula="of:=SUM([.BF3:.BF122]&gt;[.$CJ3:.$CJ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G3:.BG122]&gt;[.$CK3:.$CK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H3:.BH122]&gt;[.$CL3:.$CL122])" office:value-type="float" office:value="27" calcext:value-type="float">
            <text:p>27</text:p>
          </table:table-cell>
          <table:table-cell table:number-matrix-columns-spanned="1" table:number-matrix-rows-spanned="1" table:formula="of:=SUM([.BI3:.BI122]&gt;[.$CM3:.$CM122])" office:value-type="float" office:value="3" calcext:value-type="float">
            <text:p>3</text:p>
          </table:table-cell>
          <table:table-cell table:number-matrix-columns-spanned="1" table:number-matrix-rows-spanned="1" table:formula="of:=SUM([.BJ3:.BJ122]&gt;[.$CH3:.$CH122])" office:value-type="float" office:value="20" calcext:value-type="float">
            <text:p>20</text:p>
          </table:table-cell>
          <table:table-cell table:number-matrix-columns-spanned="1" table:number-matrix-rows-spanned="1" table:formula="of:=SUM([.BK3:.BK122]&gt;[.$CI3:.$CI122])" office:value-type="float" office:value="21" calcext:value-type="float">
            <text:p>21</text:p>
          </table:table-cell>
          <table:table-cell table:number-matrix-columns-spanned="1" table:number-matrix-rows-spanned="1" table:formula="of:=SUM([.BL3:.BL122]&gt;[.$CJ3:.$CJ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M3:.BM122]&gt;[.$CK3:.$CK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N3:.BN122]&gt;[.$CL3:.$CL122])" office:value-type="float" office:value="28" calcext:value-type="float">
            <text:p>28</text:p>
          </table:table-cell>
          <table:table-cell table:number-matrix-columns-spanned="1" table:number-matrix-rows-spanned="1" table:formula="of:=SUM([.BO3:.BO122]&gt;[.$CM3:.$CM122])" office:value-type="float" office:value="2" calcext:value-type="float">
            <text:p>2</text:p>
          </table:table-cell>
          <table:table-cell table:number-matrix-columns-spanned="1" table:number-matrix-rows-spanned="1" table:formula="of:=SUM([.BP3:.BP122]&gt;[.$CH3:.$CH122])" office:value-type="float" office:value="12" calcext:value-type="float">
            <text:p>12</text:p>
          </table:table-cell>
          <table:table-cell table:number-matrix-columns-spanned="1" table:number-matrix-rows-spanned="1" table:formula="of:=SUM([.BQ3:.BQ122]&gt;[.$CI3:.$CI122])" office:value-type="float" office:value="11" calcext:value-type="float">
            <text:p>11</text:p>
          </table:table-cell>
          <table:table-cell table:number-matrix-columns-spanned="1" table:number-matrix-rows-spanned="1" table:formula="of:=SUM([.BR3:.BR122]&gt;[.$CJ3:.$CJ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S3:.BS122]&gt;[.$CK3:.$CK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T3:.BT122]&gt;[.$CL3:.$CL122])" office:value-type="float" office:value="39" calcext:value-type="float">
            <text:p>39</text:p>
          </table:table-cell>
          <table:table-cell table:number-matrix-columns-spanned="1" table:number-matrix-rows-spanned="1" table:formula="of:=SUM([.BU3:.BU122]&gt;[.$CM3:.$CM122])" office:value-type="float" office:value="31" calcext:value-type="float">
            <text:p>31</text:p>
          </table:table-cell>
          <table:table-cell table:number-matrix-columns-spanned="1" table:number-matrix-rows-spanned="1" table:formula="of:=SUM([.BV3:.BV122]&gt;[.$CH3:.$CH122])" office:value-type="float" office:value="21" calcext:value-type="float">
            <text:p>21</text:p>
          </table:table-cell>
          <table:table-cell table:number-matrix-columns-spanned="1" table:number-matrix-rows-spanned="1" table:formula="of:=SUM([.BW3:.BW122]&gt;[.$CI3:.$CI122])" office:value-type="float" office:value="21" calcext:value-type="float">
            <text:p>21</text:p>
          </table:table-cell>
          <table:table-cell table:number-matrix-columns-spanned="1" table:number-matrix-rows-spanned="1" table:formula="of:=SUM([.BX3:.BX122]&gt;[.$CJ3:.$CJ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Y3:.BY122]&gt;[.$CK3:.$CK122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Z3:.BZ122]&gt;[.$CL3:.$CL122])" office:value-type="float" office:value="48" calcext:value-type="float">
            <text:p>48</text:p>
          </table:table-cell>
          <table:table-cell table:number-matrix-columns-spanned="1" table:number-matrix-rows-spanned="1" table:formula="of:=SUM([.CA3:.CA122]&gt;[.$CM3:.$CM122])"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ORST</text:p>
          </table:table-cell>
          <table:table-cell table:number-columns-repeated="6"/>
          <table:table-cell table:number-matrix-columns-spanned="1" table:number-matrix-rows-spanned="1" table:formula="of:=SUM([.H3:.H122]=[.$CN3:.$CN122])" office:value-type="float" office:value="78" calcext:value-type="float">
            <text:p>78</text:p>
          </table:table-cell>
          <table:table-cell table:number-matrix-columns-spanned="1" table:number-matrix-rows-spanned="1" table:formula="of:=SUM([.I3:.I122]=[.$CO3:.$CO122])" office:value-type="float" office:value="78" calcext:value-type="float">
            <text:p>78</text:p>
          </table:table-cell>
          <table:table-cell table:number-matrix-columns-spanned="1" table:number-matrix-rows-spanned="1" table:formula="of:=SUM([.J3:.J122]=[.$CP3:.$CP122])" office:value-type="float" office:value="18" calcext:value-type="float">
            <text:p>18</text:p>
          </table:table-cell>
          <table:table-cell table:number-matrix-columns-spanned="1" table:number-matrix-rows-spanned="1" table:formula="of:=SUM([.K3:.K122]=[.$CQ3:.$CQ122])" office:value-type="float" office:value="19" calcext:value-type="float">
            <text:p>19</text:p>
          </table:table-cell>
          <table:table-cell table:number-matrix-columns-spanned="1" table:number-matrix-rows-spanned="1" table:formula="of:=SUM([.L3:.L122]=[.$CR3:.$CR122])" office:value-type="float" office:value="25" calcext:value-type="float">
            <text:p>25</text:p>
          </table:table-cell>
          <table:table-cell table:number-matrix-columns-spanned="1" table:number-matrix-rows-spanned="1" table:formula="of:=SUM([.M3:.M122]=[.$CS3:.$CS122])" office:value-type="float" office:value="86" calcext:value-type="float">
            <text:p>86</text:p>
          </table:table-cell>
          <table:table-cell table:number-matrix-columns-spanned="1" table:number-matrix-rows-spanned="1" table:formula="of:=SUM([.N3:.N122]=[.$CN3:.$CN122])" office:value-type="float" office:value="81" calcext:value-type="float">
            <text:p>81</text:p>
          </table:table-cell>
          <table:table-cell table:number-matrix-columns-spanned="1" table:number-matrix-rows-spanned="1" table:formula="of:=SUM([.O3:.O122]=[.$CO3:.$CO122])" office:value-type="float" office:value="81" calcext:value-type="float">
            <text:p>81</text:p>
          </table:table-cell>
          <table:table-cell table:number-matrix-columns-spanned="1" table:number-matrix-rows-spanned="1" table:formula="of:=SUM([.P3:.P122]=[.$CP3:.$CP122])" office:value-type="float" office:value="39" calcext:value-type="float">
            <text:p>39</text:p>
          </table:table-cell>
          <table:table-cell table:number-matrix-columns-spanned="1" table:number-matrix-rows-spanned="1" table:formula="of:=SUM([.Q3:.Q122]=[.$CQ3:.$CQ122])" office:value-type="float" office:value="32" calcext:value-type="float">
            <text:p>32</text:p>
          </table:table-cell>
          <table:table-cell table:number-matrix-columns-spanned="1" table:number-matrix-rows-spanned="1" table:formula="of:=SUM([.R3:.R122]=[.$CR3:.$CR122])" office:value-type="float" office:value="20" calcext:value-type="float">
            <text:p>20</text:p>
          </table:table-cell>
          <table:table-cell table:number-matrix-columns-spanned="1" table:number-matrix-rows-spanned="1" table:formula="of:=SUM([.S3:.S122]=[.$CS3:.$CS122])" office:value-type="float" office:value="86" calcext:value-type="float">
            <text:p>86</text:p>
          </table:table-cell>
          <table:table-cell table:number-matrix-columns-spanned="1" table:number-matrix-rows-spanned="1" table:formula="of:=SUM([.T3:.T122]=[.$CN3:.$CN122])" office:value-type="float" office:value="85" calcext:value-type="float">
            <text:p>85</text:p>
          </table:table-cell>
          <table:table-cell table:number-matrix-columns-spanned="1" table:number-matrix-rows-spanned="1" table:formula="of:=SUM([.U3:.U122]=[.$CO3:.$CO122])" office:value-type="float" office:value="85" calcext:value-type="float">
            <text:p>85</text:p>
          </table:table-cell>
          <table:table-cell table:number-matrix-columns-spanned="1" table:number-matrix-rows-spanned="1" table:formula="of:=SUM([.V3:.V122]=[.$CP3:.$CP122])" office:value-type="float" office:value="6" calcext:value-type="float">
            <text:p>6</text:p>
          </table:table-cell>
          <table:table-cell table:number-matrix-columns-spanned="1" table:number-matrix-rows-spanned="1" table:formula="of:=SUM([.W3:.W122]=[.$CQ3:.$CQ122])" office:value-type="float" office:value="9" calcext:value-type="float">
            <text:p>9</text:p>
          </table:table-cell>
          <table:table-cell table:number-matrix-columns-spanned="1" table:number-matrix-rows-spanned="1" table:formula="of:=SUM([.X3:.X122]=[.$CR3:.$CR122])" office:value-type="float" office:value="24" calcext:value-type="float">
            <text:p>24</text:p>
          </table:table-cell>
          <table:table-cell table:number-matrix-columns-spanned="1" table:number-matrix-rows-spanned="1" table:formula="of:=SUM([.Y3:.Y122]=[.$CS3:.$CS122])" office:value-type="float" office:value="92" calcext:value-type="float">
            <text:p>92</text:p>
          </table:table-cell>
          <table:table-cell table:number-matrix-columns-spanned="1" table:number-matrix-rows-spanned="1" table:formula="of:=SUM([.Z3:.Z122]=[.$CN3:.$CN122])" office:value-type="float" office:value="86" calcext:value-type="float">
            <text:p>86</text:p>
          </table:table-cell>
          <table:table-cell table:number-matrix-columns-spanned="1" table:number-matrix-rows-spanned="1" table:formula="of:=SUM([.AA3:.AA122]=[.$CO3:.$CO122])" office:value-type="float" office:value="86" calcext:value-type="float">
            <text:p>86</text:p>
          </table:table-cell>
          <table:table-cell table:number-matrix-columns-spanned="1" table:number-matrix-rows-spanned="1" table:formula="of:=SUM([.AB3:.AB122]=[.$CP3:.$CP122])" office:value-type="float" office:value="9" calcext:value-type="float">
            <text:p>9</text:p>
          </table:table-cell>
          <table:table-cell table:number-matrix-columns-spanned="1" table:number-matrix-rows-spanned="1" table:formula="of:=SUM([.AC3:.AC122]=[.$CQ3:.$CQ122])" office:value-type="float" office:value="9" calcext:value-type="float">
            <text:p>9</text:p>
          </table:table-cell>
          <table:table-cell table:number-matrix-columns-spanned="1" table:number-matrix-rows-spanned="1" table:formula="of:=SUM([.AD3:.AD122]=[.$CR3:.$CR122])" office:value-type="float" office:value="26" calcext:value-type="float">
            <text:p>26</text:p>
          </table:table-cell>
          <table:table-cell table:number-matrix-columns-spanned="1" table:number-matrix-rows-spanned="1" table:formula="of:=SUM([.AE3:.AE122]=[.$CS3:.$CS122])" office:value-type="float" office:value="92" calcext:value-type="float">
            <text:p>92</text:p>
          </table:table-cell>
          <table:table-cell table:number-matrix-columns-spanned="1" table:number-matrix-rows-spanned="1" table:formula="of:=SUM([.AF3:.AF122]=[.$CN3:.$CN122])" office:value-type="float" office:value="85" calcext:value-type="float">
            <text:p>85</text:p>
          </table:table-cell>
          <table:table-cell table:number-matrix-columns-spanned="1" table:number-matrix-rows-spanned="1" table:formula="of:=SUM([.AG3:.AG122]=[.$CO3:.$CO122])" office:value-type="float" office:value="85" calcext:value-type="float">
            <text:p>85</text:p>
          </table:table-cell>
          <table:table-cell table:number-matrix-columns-spanned="1" table:number-matrix-rows-spanned="1" table:formula="of:=SUM([.AH3:.AH122]=[.$CP3:.$CP122])" office:value-type="float" office:value="4" calcext:value-type="float">
            <text:p>4</text:p>
          </table:table-cell>
          <table:table-cell table:number-matrix-columns-spanned="1" table:number-matrix-rows-spanned="1" table:formula="of:=SUM([.AI3:.AI122]=[.$CQ3:.$CQ122])" office:value-type="float" office:value="6" calcext:value-type="float">
            <text:p>6</text:p>
          </table:table-cell>
          <table:table-cell table:number-matrix-columns-spanned="1" table:number-matrix-rows-spanned="1" table:formula="of:=SUM([.AJ3:.AJ122]=[.$CR3:.$CR122])" office:value-type="float" office:value="40" calcext:value-type="float">
            <text:p>40</text:p>
          </table:table-cell>
          <table:table-cell table:number-matrix-columns-spanned="1" table:number-matrix-rows-spanned="1" table:formula="of:=SUM([.AK3:.AK122]=[.$CS3:.$CS122])" office:value-type="float" office:value="98" calcext:value-type="float">
            <text:p>98</text:p>
          </table:table-cell>
          <table:table-cell table:number-matrix-columns-spanned="1" table:number-matrix-rows-spanned="1" table:formula="of:=SUM([.AL3:.AL122]=[.$CN3:.$CN122])" office:value-type="float" office:value="88" calcext:value-type="float">
            <text:p>88</text:p>
          </table:table-cell>
          <table:table-cell table:number-matrix-columns-spanned="1" table:number-matrix-rows-spanned="1" table:formula="of:=SUM([.AM3:.AM122]=[.$CO3:.$CO122])" office:value-type="float" office:value="88" calcext:value-type="float">
            <text:p>88</text:p>
          </table:table-cell>
          <table:table-cell table:number-matrix-columns-spanned="1" table:number-matrix-rows-spanned="1" table:formula="of:=SUM([.AN3:.AN122]=[.$CP3:.$CP122])" office:value-type="float" office:value="7" calcext:value-type="float">
            <text:p>7</text:p>
          </table:table-cell>
          <table:table-cell table:number-matrix-columns-spanned="1" table:number-matrix-rows-spanned="1" table:formula="of:=SUM([.AO3:.AO122]=[.$CQ3:.$CQ122])" office:value-type="float" office:value="7" calcext:value-type="float">
            <text:p>7</text:p>
          </table:table-cell>
          <table:table-cell table:number-matrix-columns-spanned="1" table:number-matrix-rows-spanned="1" table:formula="of:=SUM([.AP3:.AP122]=[.$CR3:.$CR122])" office:value-type="float" office:value="39" calcext:value-type="float">
            <text:p>39</text:p>
          </table:table-cell>
          <table:table-cell table:number-matrix-columns-spanned="1" table:number-matrix-rows-spanned="1" table:formula="of:=SUM([.AQ3:.AQ122]=[.$CS3:.$CS122])" office:value-type="float" office:value="106" calcext:value-type="float">
            <text:p>106</text:p>
          </table:table-cell>
          <table:table-cell table:number-matrix-columns-spanned="1" table:number-matrix-rows-spanned="1" table:formula="of:=SUM([.AR3:.AR122]=[.$CN3:.$CN122])" office:value-type="float" office:value="85" calcext:value-type="float">
            <text:p>85</text:p>
          </table:table-cell>
          <table:table-cell table:number-matrix-columns-spanned="1" table:number-matrix-rows-spanned="1" table:formula="of:=SUM([.AS3:.AS122]=[.$CO3:.$CO122])" office:value-type="float" office:value="85" calcext:value-type="float">
            <text:p>85</text:p>
          </table:table-cell>
          <table:table-cell table:number-matrix-columns-spanned="1" table:number-matrix-rows-spanned="1" table:formula="of:=SUM([.AT3:.AT122]=[.$CP3:.$CP122])" office:value-type="float" office:value="5" calcext:value-type="float">
            <text:p>5</text:p>
          </table:table-cell>
          <table:table-cell table:number-matrix-columns-spanned="1" table:number-matrix-rows-spanned="1" table:formula="of:=SUM([.AU3:.AU122]=[.$CQ3:.$CQ122])" office:value-type="float" office:value="5" calcext:value-type="float">
            <text:p>5</text:p>
          </table:table-cell>
          <table:table-cell table:number-matrix-columns-spanned="1" table:number-matrix-rows-spanned="1" table:formula="of:=SUM([.AV3:.AV122]=[.$CR3:.$CR122])" office:value-type="float" office:value="19" calcext:value-type="float">
            <text:p>19</text:p>
          </table:table-cell>
          <table:table-cell table:number-matrix-columns-spanned="1" table:number-matrix-rows-spanned="1" table:formula="of:=SUM([.AW3:.AW122]=[.$CS3:.$CS122])" office:value-type="float" office:value="86" calcext:value-type="float">
            <text:p>86</text:p>
          </table:table-cell>
          <table:table-cell table:number-matrix-columns-spanned="1" table:number-matrix-rows-spanned="1" table:formula="of:=SUM([.AX3:.AX122]=[.$CN3:.$CN122])" office:value-type="float" office:value="89" calcext:value-type="float">
            <text:p>89</text:p>
          </table:table-cell>
          <table:table-cell table:number-matrix-columns-spanned="1" table:number-matrix-rows-spanned="1" table:formula="of:=SUM([.AY3:.AY122]=[.$CO3:.$CO122])" office:value-type="float" office:value="89" calcext:value-type="float">
            <text:p>89</text:p>
          </table:table-cell>
          <table:table-cell table:number-matrix-columns-spanned="1" table:number-matrix-rows-spanned="1" table:formula="of:=SUM([.AZ3:.AZ122]=[.$CP3:.$CP122])" office:value-type="float" office:value="16" calcext:value-type="float">
            <text:p>16</text:p>
          </table:table-cell>
          <table:table-cell table:number-matrix-columns-spanned="1" table:number-matrix-rows-spanned="1" table:formula="of:=SUM([.BA3:.BA122]=[.$CQ3:.$CQ122])" office:value-type="float" office:value="14" calcext:value-type="float">
            <text:p>14</text:p>
          </table:table-cell>
          <table:table-cell table:number-matrix-columns-spanned="1" table:number-matrix-rows-spanned="1" table:formula="of:=SUM([.BB3:.BB122]=[.$CR3:.$CR122])" office:value-type="float" office:value="24" calcext:value-type="float">
            <text:p>24</text:p>
          </table:table-cell>
          <table:table-cell table:number-matrix-columns-spanned="1" table:number-matrix-rows-spanned="1" table:formula="of:=SUM([.BC3:.BC122]=[.$CS3:.$CS122])" office:value-type="float" office:value="86" calcext:value-type="float">
            <text:p>86</text:p>
          </table:table-cell>
          <table:table-cell table:number-matrix-columns-spanned="1" table:number-matrix-rows-spanned="1" table:formula="of:=SUM([.BD3:.BD122]=[.$CN3:.$CN122])" office:value-type="float" office:value="84" calcext:value-type="float">
            <text:p>84</text:p>
          </table:table-cell>
          <table:table-cell table:number-matrix-columns-spanned="1" table:number-matrix-rows-spanned="1" table:formula="of:=SUM([.BE3:.BE122]=[.$CO3:.$CO122])" office:value-type="float" office:value="83" calcext:value-type="float">
            <text:p>83</text:p>
          </table:table-cell>
          <table:table-cell table:number-matrix-columns-spanned="1" table:number-matrix-rows-spanned="1" table:formula="of:=SUM([.BF3:.BF122]=[.$CP3:.$CP122])" office:value-type="float" office:value="2" calcext:value-type="float">
            <text:p>2</text:p>
          </table:table-cell>
          <table:table-cell table:number-matrix-columns-spanned="1" table:number-matrix-rows-spanned="1" table:formula="of:=SUM([.BG3:.BG122]=[.$CQ3:.$CQ122])" office:value-type="float" office:value="3" calcext:value-type="float">
            <text:p>3</text:p>
          </table:table-cell>
          <table:table-cell table:number-matrix-columns-spanned="1" table:number-matrix-rows-spanned="1" table:formula="of:=SUM([.BH3:.BH122]=[.$CR3:.$CR122])" office:value-type="float" office:value="20" calcext:value-type="float">
            <text:p>20</text:p>
          </table:table-cell>
          <table:table-cell table:number-matrix-columns-spanned="1" table:number-matrix-rows-spanned="1" table:formula="of:=SUM([.BI3:.BI122]=[.$CS3:.$CS122])" office:value-type="float" office:value="86" calcext:value-type="float">
            <text:p>86</text:p>
          </table:table-cell>
          <table:table-cell table:number-matrix-columns-spanned="1" table:number-matrix-rows-spanned="1" table:formula="of:=SUM([.BJ3:.BJ122]=[.$CN3:.$CN122])" office:value-type="float" office:value="86" calcext:value-type="float">
            <text:p>86</text:p>
          </table:table-cell>
          <table:table-cell table:number-matrix-columns-spanned="1" table:number-matrix-rows-spanned="1" table:formula="of:=SUM([.BK3:.BK122]=[.$CO3:.$CO122])" office:value-type="float" office:value="86" calcext:value-type="float">
            <text:p>86</text:p>
          </table:table-cell>
          <table:table-cell table:number-matrix-columns-spanned="1" table:number-matrix-rows-spanned="1" table:formula="of:=SUM([.BL3:.BL122]=[.$CP3:.$CP122])" office:value-type="float" office:value="11" calcext:value-type="float">
            <text:p>11</text:p>
          </table:table-cell>
          <table:table-cell table:number-matrix-columns-spanned="1" table:number-matrix-rows-spanned="1" table:formula="of:=SUM([.BM3:.BM122]=[.$CQ3:.$CQ122])" office:value-type="float" office:value="14" calcext:value-type="float">
            <text:p>14</text:p>
          </table:table-cell>
          <table:table-cell table:number-matrix-columns-spanned="1" table:number-matrix-rows-spanned="1" table:formula="of:=SUM([.BN3:.BN122]=[.$CR3:.$CR122])" office:value-type="float" office:value="16" calcext:value-type="float">
            <text:p>16</text:p>
          </table:table-cell>
          <table:table-cell table:number-matrix-columns-spanned="1" table:number-matrix-rows-spanned="1" table:formula="of:=SUM([.BO3:.BO122]=[.$CS3:.$CS122])" office:value-type="float" office:value="86" calcext:value-type="float">
            <text:p>86</text:p>
          </table:table-cell>
          <table:table-cell table:number-matrix-columns-spanned="1" table:number-matrix-rows-spanned="1" table:formula="of:=SUM([.BP3:.BP122]=[.$CN3:.$CN122])" office:value-type="float" office:value="83" calcext:value-type="float">
            <text:p>83</text:p>
          </table:table-cell>
          <table:table-cell table:number-matrix-columns-spanned="1" table:number-matrix-rows-spanned="1" table:formula="of:=SUM([.BQ3:.BQ122]=[.$CO3:.$CO122])" office:value-type="float" office:value="84" calcext:value-type="float">
            <text:p>84</text:p>
          </table:table-cell>
          <table:table-cell table:number-matrix-columns-spanned="1" table:number-matrix-rows-spanned="1" table:formula="of:=SUM([.BR3:.BR122]=[.$CP3:.$CP122])" office:value-type="float" office:value="4" calcext:value-type="float">
            <text:p>4</text:p>
          </table:table-cell>
          <table:table-cell table:number-matrix-columns-spanned="1" table:number-matrix-rows-spanned="1" table:formula="of:=SUM([.BS3:.BS122]=[.$CQ3:.$CQ122])" office:value-type="float" office:value="3" calcext:value-type="float">
            <text:p>3</text:p>
          </table:table-cell>
          <table:table-cell table:number-matrix-columns-spanned="1" table:number-matrix-rows-spanned="1" table:formula="of:=SUM([.BT3:.BT122]=[.$CR3:.$CR122])" office:value-type="float" office:value="17" calcext:value-type="float">
            <text:p>17</text:p>
          </table:table-cell>
          <table:table-cell table:number-matrix-columns-spanned="1" table:number-matrix-rows-spanned="1" table:formula="of:=SUM([.BU3:.BU122]=[.$CS3:.$CS122])" office:value-type="float" office:value="88" calcext:value-type="float">
            <text:p>88</text:p>
          </table:table-cell>
          <table:table-cell table:number-matrix-columns-spanned="1" table:number-matrix-rows-spanned="1" table:formula="of:=SUM([.BV3:.BV122]=[.$CN3:.$CN122])" office:value-type="float" office:value="86" calcext:value-type="float">
            <text:p>86</text:p>
          </table:table-cell>
          <table:table-cell table:number-matrix-columns-spanned="1" table:number-matrix-rows-spanned="1" table:formula="of:=SUM([.BW3:.BW122]=[.$CO3:.$CO122])" office:value-type="float" office:value="86" calcext:value-type="float">
            <text:p>86</text:p>
          </table:table-cell>
          <table:table-cell table:number-matrix-columns-spanned="1" table:number-matrix-rows-spanned="1" table:formula="of:=SUM([.BX3:.BX122]=[.$CP3:.$CP122])" office:value-type="float" office:value="9" calcext:value-type="float">
            <text:p>9</text:p>
          </table:table-cell>
          <table:table-cell table:number-matrix-columns-spanned="1" table:number-matrix-rows-spanned="1" table:formula="of:=SUM([.BY3:.BY122]=[.$CQ3:.$CQ122])" office:value-type="float" office:value="9" calcext:value-type="float">
            <text:p>9</text:p>
          </table:table-cell>
          <table:table-cell table:number-matrix-columns-spanned="1" table:number-matrix-rows-spanned="1" table:formula="of:=SUM([.BZ3:.BZ122]=[.$CR3:.$CR122])" office:value-type="float" office:value="23" calcext:value-type="float">
            <text:p>23</text:p>
          </table:table-cell>
          <table:table-cell table:number-matrix-columns-spanned="1" table:number-matrix-rows-spanned="1" table:formula="of:=SUM([.CA3:.CA122]=[.$CS3:.$CS122])" office:value-type="float" office:value="86" calcext:value-type="float">
            <text:p>86</text:p>
          </table:table-cell>
          <table:table-cell table:number-columns-repeated="19"/>
        </table:table-row>
      </table:table>
      <table:table table:name="Classes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1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1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column table:style-name="co9" table:default-cell-style-name="Default"/>
        <table:table-column table:style-name="co3" table:number-columns-repeated="24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empty-1/base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base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500-step-1500-size-50-deg-1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500-step-1500-size-50-deg-10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500-step-500-size-50-deg-1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500-step-500-size-50-deg-10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lbd-3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lbd-3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lbd-5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empty-1/max-1000-step-1000-size-50-deg-10-lbd-5-heur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mi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median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m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ngadded</text:p>
          </table:table-cell>
          <table:table-cell/>
        </table:table-row>
        <table:table-row table:style-name="ro1">
          <table:table-cell office:value-type="string" calcext:value-type="string">
            <text:p>HanoiTower</text:p>
          </table:table-cell>
          <table:table-cell table:formula="of:=AVERAGE([Instances.H3:Instances.H22])" office:value-type="float" office:value="537.359" calcext:value-type="float">
            <text:p>537.359</text:p>
          </table:table-cell>
          <table:table-cell table:formula="of:=AVERAGE([Instances.I3:Instances.I22])" office:value-type="float" office:value="536.9544" calcext:value-type="float">
            <text:p>536.9544</text:p>
          </table:table-cell>
          <table:table-cell table:formula="of:=AVERAGE([Instances.J3:Instances.J22])" office:value-type="float" office:value="5805616.45" calcext:value-type="float">
            <text:p>5805616.45</text:p>
          </table:table-cell>
          <table:table-cell table:formula="of:=AVERAGE([Instances.K3:Instances.K22])" office:value-type="float" office:value="4367983.15" calcext:value-type="float">
            <text:p>4367983.15</text:p>
          </table:table-cell>
          <table:table-cell table:formula="of:=AVERAGE([Instances.L3:Instances.L22])" office:value-type="float" office:value="80.85" calcext:value-type="float">
            <text:p>80.85</text:p>
          </table:table-cell>
          <table:table-cell table:formula="of:=AVERAGE([Instances.M3:Instances.M22])" office:value-type="float" office:value="0" calcext:value-type="float">
            <text:p>0</text:p>
          </table:table-cell>
          <table:table-cell table:formula="of:=AVERAGE([Instances.N3:Instances.N22])" office:value-type="float" office:value="557.384" calcext:value-type="float">
            <text:p>557.384</text:p>
          </table:table-cell>
          <table:table-cell table:formula="of:=AVERAGE([Instances.O3:Instances.O22])" office:value-type="float" office:value="556.9183" calcext:value-type="float">
            <text:p>556.9183</text:p>
          </table:table-cell>
          <table:table-cell table:formula="of:=AVERAGE([Instances.P3:Instances.P22])" office:value-type="float" office:value="6029360.9" calcext:value-type="float">
            <text:p>6029360.9</text:p>
          </table:table-cell>
          <table:table-cell table:formula="of:=AVERAGE([Instances.Q3:Instances.Q22])" office:value-type="float" office:value="4472339.8" calcext:value-type="float">
            <text:p>4472339.8</text:p>
          </table:table-cell>
          <table:table-cell table:formula="of:=AVERAGE([Instances.R3:Instances.R22])" office:value-type="float" office:value="79.8" calcext:value-type="float">
            <text:p>79.8</text:p>
          </table:table-cell>
          <table:table-cell table:formula="of:=AVERAGE([Instances.S3:Instances.S22])" office:value-type="float" office:value="0" calcext:value-type="float">
            <text:p>0</text:p>
          </table:table-cell>
          <table:table-cell table:formula="of:=AVERAGE([Instances.T3:Instances.T22])" office:value-type="float" office:value="544.9445" calcext:value-type="float">
            <text:p>544.9445</text:p>
          </table:table-cell>
          <table:table-cell table:formula="of:=AVERAGE([Instances.U3:Instances.U22])" office:value-type="float" office:value="544.39785" calcext:value-type="float">
            <text:p>544.39785</text:p>
          </table:table-cell>
          <table:table-cell table:formula="of:=AVERAGE([Instances.V3:Instances.V22])" office:value-type="float" office:value="5175982.65" calcext:value-type="float">
            <text:p>5175982.65</text:p>
          </table:table-cell>
          <table:table-cell table:formula="of:=AVERAGE([Instances.W3:Instances.W22])" office:value-type="float" office:value="3905040.7" calcext:value-type="float">
            <text:p>3905040.7</text:p>
          </table:table-cell>
          <table:table-cell table:formula="of:=AVERAGE([Instances.X3:Instances.X22])" office:value-type="float" office:value="95.05" calcext:value-type="float">
            <text:p>95.05</text:p>
          </table:table-cell>
          <table:table-cell table:formula="of:=AVERAGE([Instances.Y3:Instances.Y22])" office:value-type="float" office:value="478.8" calcext:value-type="float">
            <text:p>478.8</text:p>
          </table:table-cell>
          <table:table-cell table:formula="of:=AVERAGE([Instances.Z3:Instances.Z22])" office:value-type="float" office:value="551.251" calcext:value-type="float">
            <text:p>551.251</text:p>
          </table:table-cell>
          <table:table-cell table:formula="of:=AVERAGE([Instances.AA3:Instances.AA22])" office:value-type="float" office:value="550.77585" calcext:value-type="float">
            <text:p>550.77585</text:p>
          </table:table-cell>
          <table:table-cell table:formula="of:=AVERAGE([Instances.AB3:Instances.AB22])" office:value-type="float" office:value="5217914.75" calcext:value-type="float">
            <text:p>5217914.75</text:p>
          </table:table-cell>
          <table:table-cell table:formula="of:=AVERAGE([Instances.AC3:Instances.AC22])" office:value-type="float" office:value="3961308.05" calcext:value-type="float">
            <text:p>3961308.05</text:p>
          </table:table-cell>
          <table:table-cell table:formula="of:=AVERAGE([Instances.AD3:Instances.AD22])" office:value-type="float" office:value="93.7" calcext:value-type="float">
            <text:p>93.7</text:p>
          </table:table-cell>
          <table:table-cell table:formula="of:=AVERAGE([Instances.AE3:Instances.AE22])" office:value-type="float" office:value="425.1" calcext:value-type="float">
            <text:p>425.1</text:p>
          </table:table-cell>
          <table:table-cell table:formula="of:=AVERAGE([Instances.AF3:Instances.AF22])" office:value-type="float" office:value="554.446" calcext:value-type="float">
            <text:p>554.446</text:p>
          </table:table-cell>
          <table:table-cell table:formula="of:=AVERAGE([Instances.AG3:Instances.AG22])" office:value-type="float" office:value="553.89905" calcext:value-type="float">
            <text:p>553.89905</text:p>
          </table:table-cell>
          <table:table-cell table:formula="of:=AVERAGE([Instances.AH3:Instances.AH22])" office:value-type="float" office:value="5053056.35" calcext:value-type="float">
            <text:p>5053056.35</text:p>
          </table:table-cell>
          <table:table-cell table:formula="of:=AVERAGE([Instances.AI3:Instances.AI22])" office:value-type="float" office:value="3887358.25" calcext:value-type="float">
            <text:p>3887358.25</text:p>
          </table:table-cell>
          <table:table-cell table:formula="of:=AVERAGE([Instances.AJ3:Instances.AJ22])" office:value-type="float" office:value="103.15" calcext:value-type="float">
            <text:p>103.15</text:p>
          </table:table-cell>
          <table:table-cell table:formula="of:=AVERAGE([Instances.AK3:Instances.AK22])" office:value-type="float" office:value="574.15" calcext:value-type="float">
            <text:p>574.15</text:p>
          </table:table-cell>
          <table:table-cell table:formula="of:=AVERAGE([Instances.AL3:Instances.AL22])" office:value-type="float" office:value="575.205" calcext:value-type="float">
            <text:p>575.205</text:p>
          </table:table-cell>
          <table:table-cell table:formula="of:=AVERAGE([Instances.AM3:Instances.AM22])" office:value-type="float" office:value="574.76075" calcext:value-type="float">
            <text:p>574.76075</text:p>
          </table:table-cell>
          <table:table-cell table:formula="of:=AVERAGE([Instances.AN3:Instances.AN22])" office:value-type="float" office:value="5359729.25" calcext:value-type="float">
            <text:p>5359729.25</text:p>
          </table:table-cell>
          <table:table-cell table:formula="of:=AVERAGE([Instances.AO3:Instances.AO22])" office:value-type="float" office:value="4069370.05" calcext:value-type="float">
            <text:p>4069370.05</text:p>
          </table:table-cell>
          <table:table-cell table:formula="of:=AVERAGE([Instances.AP3:Instances.AP22])" office:value-type="float" office:value="101.1" calcext:value-type="float">
            <text:p>101.1</text:p>
          </table:table-cell>
          <table:table-cell table:formula="of:=AVERAGE([Instances.AQ3:Instances.AQ22])" office:value-type="float" office:value="451.1" calcext:value-type="float">
            <text:p>451.1</text:p>
          </table:table-cell>
          <table:table-cell table:formula="of:=AVERAGE([Instances.AR3:Instances.AR22])" office:value-type="float" office:value="528.5295" calcext:value-type="float">
            <text:p>528.5295</text:p>
          </table:table-cell>
          <table:table-cell table:formula="of:=AVERAGE([Instances.AS3:Instances.AS22])" office:value-type="float" office:value="528.15625" calcext:value-type="float">
            <text:p>528.15625</text:p>
          </table:table-cell>
          <table:table-cell table:formula="of:=AVERAGE([Instances.AT3:Instances.AT22])" office:value-type="float" office:value="5273195.1" calcext:value-type="float">
            <text:p>5273195.1</text:p>
          </table:table-cell>
          <table:table-cell table:formula="of:=AVERAGE([Instances.AU3:Instances.AU22])" office:value-type="float" office:value="4019347.2" calcext:value-type="float">
            <text:p>4019347.2</text:p>
          </table:table-cell>
          <table:table-cell table:formula="of:=AVERAGE([Instances.AV3:Instances.AV22])" office:value-type="float" office:value="78.95" calcext:value-type="float">
            <text:p>78.95</text:p>
          </table:table-cell>
          <table:table-cell table:formula="of:=AVERAGE([Instances.AW3:Instances.AW22])" office:value-type="float" office:value="275" calcext:value-type="float">
            <text:p>275</text:p>
          </table:table-cell>
          <table:table-cell table:formula="of:=AVERAGE([Instances.AX3:Instances.AX22])" office:value-type="float" office:value="587.55" calcext:value-type="float">
            <text:p>587.55</text:p>
          </table:table-cell>
          <table:table-cell table:formula="of:=AVERAGE([Instances.AY3:Instances.AY22])" office:value-type="float" office:value="587.24875" calcext:value-type="float">
            <text:p>587.24875</text:p>
          </table:table-cell>
          <table:table-cell table:formula="of:=AVERAGE([Instances.AZ3:Instances.AZ22])" office:value-type="float" office:value="5884563.5" calcext:value-type="float">
            <text:p>5884563.5</text:p>
          </table:table-cell>
          <table:table-cell table:formula="of:=AVERAGE([Instances.BA3:Instances.BA22])" office:value-type="float" office:value="4412898.3" calcext:value-type="float">
            <text:p>4412898.3</text:p>
          </table:table-cell>
          <table:table-cell table:formula="of:=AVERAGE([Instances.BB3:Instances.BB22])" office:value-type="float" office:value="81.1" calcext:value-type="float">
            <text:p>81.1</text:p>
          </table:table-cell>
          <table:table-cell table:formula="of:=AVERAGE([Instances.BC3:Instances.BC22])" office:value-type="float" office:value="225" calcext:value-type="float">
            <text:p>225</text:p>
          </table:table-cell>
          <table:table-cell table:formula="of:=AVERAGE([Instances.BD3:Instances.BD22])" office:value-type="float" office:value="508.38" calcext:value-type="float">
            <text:p>508.38</text:p>
          </table:table-cell>
          <table:table-cell table:formula="of:=AVERAGE([Instances.BE3:Instances.BE22])" office:value-type="float" office:value="507.81035" calcext:value-type="float">
            <text:p>507.81035</text:p>
          </table:table-cell>
          <table:table-cell table:formula="of:=AVERAGE([Instances.BF3:Instances.BF22])" office:value-type="float" office:value="5103179.7" calcext:value-type="float">
            <text:p>5103179.7</text:p>
          </table:table-cell>
          <table:table-cell table:formula="of:=AVERAGE([Instances.BG3:Instances.BG22])" office:value-type="float" office:value="3881262.45" calcext:value-type="float">
            <text:p>3881262.45</text:p>
          </table:table-cell>
          <table:table-cell table:formula="of:=AVERAGE([Instances.BH3:Instances.BH22])" office:value-type="float" office:value="69.9" calcext:value-type="float">
            <text:p>69.9</text:p>
          </table:table-cell>
          <table:table-cell table:formula="of:=AVERAGE([Instances.BI3:Instances.BI22])" office:value-type="float" office:value="146.4" calcext:value-type="float">
            <text:p>146.4</text:p>
          </table:table-cell>
          <table:table-cell table:formula="of:=AVERAGE([Instances.BJ3:Instances.BJ22])" office:value-type="float" office:value="577.6945" calcext:value-type="float">
            <text:p>577.6945</text:p>
          </table:table-cell>
          <table:table-cell table:formula="of:=AVERAGE([Instances.BK3:Instances.BK22])" office:value-type="float" office:value="577.16805" calcext:value-type="float">
            <text:p>577.16805</text:p>
          </table:table-cell>
          <table:table-cell table:formula="of:=AVERAGE([Instances.BL3:Instances.BL22])" office:value-type="float" office:value="5804641.45" calcext:value-type="float">
            <text:p>5804641.45</text:p>
          </table:table-cell>
          <table:table-cell table:formula="of:=AVERAGE([Instances.BM3:Instances.BM22])" office:value-type="float" office:value="4382917.2" calcext:value-type="float">
            <text:p>4382917.2</text:p>
          </table:table-cell>
          <table:table-cell table:formula="of:=AVERAGE([Instances.BN3:Instances.BN22])" office:value-type="float" office:value="70.7" calcext:value-type="float">
            <text:p>70.7</text:p>
          </table:table-cell>
          <table:table-cell table:formula="of:=AVERAGE([Instances.BO3:Instances.BO22])" office:value-type="float" office:value="134.75" calcext:value-type="float">
            <text:p>134.75</text:p>
          </table:table-cell>
          <table:table-cell table:formula="of:=AVERAGE([Instances.BP3:Instances.BP22])" office:value-type="float" office:value="535.8095" calcext:value-type="float">
            <text:p>535.8095</text:p>
          </table:table-cell>
          <table:table-cell table:formula="of:=AVERAGE([Instances.BQ3:Instances.BQ22])" office:value-type="float" office:value="535.0963" calcext:value-type="float">
            <text:p>535.0963</text:p>
          </table:table-cell>
          <table:table-cell table:formula="of:=AVERAGE([Instances.BR3:Instances.BR22])" office:value-type="float" office:value="5177778.8" calcext:value-type="float">
            <text:p>5177778.8</text:p>
          </table:table-cell>
          <table:table-cell table:formula="of:=AVERAGE([Instances.BS3:Instances.BS22])" office:value-type="float" office:value="3971972.4" calcext:value-type="float">
            <text:p>3971972.4</text:p>
          </table:table-cell>
          <table:table-cell table:formula="of:=AVERAGE([Instances.BT3:Instances.BT22])" office:value-type="float" office:value="82.1" calcext:value-type="float">
            <text:p>82.1</text:p>
          </table:table-cell>
          <table:table-cell table:formula="of:=AVERAGE([Instances.BU3:Instances.BU22])" office:value-type="float" office:value="434.3" calcext:value-type="float">
            <text:p>434.3</text:p>
          </table:table-cell>
          <table:table-cell table:formula="of:=AVERAGE([Instances.BV3:Instances.BV22])" office:value-type="float" office:value="543.3235" calcext:value-type="float">
            <text:p>543.3235</text:p>
          </table:table-cell>
          <table:table-cell table:formula="of:=AVERAGE([Instances.BW3:Instances.BW22])" office:value-type="float" office:value="542.77025" calcext:value-type="float">
            <text:p>542.77025</text:p>
          </table:table-cell>
          <table:table-cell table:formula="of:=AVERAGE([Instances.BX3:Instances.BX22])" office:value-type="float" office:value="5219734.55" calcext:value-type="float">
            <text:p>5219734.55</text:p>
          </table:table-cell>
          <table:table-cell table:formula="of:=AVERAGE([Instances.BY3:Instances.BY22])" office:value-type="float" office:value="3950079.55" calcext:value-type="float">
            <text:p>3950079.55</text:p>
          </table:table-cell>
          <table:table-cell table:formula="of:=AVERAGE([Instances.BZ3:Instances.BZ22])" office:value-type="float" office:value="81.1" calcext:value-type="float">
            <text:p>81.1</text:p>
          </table:table-cell>
          <table:table-cell table:formula="of:=AVERAGE([Instances.CA3:Instances.CA22])" office:value-type="float" office:value="364" calcext:value-type="float">
            <text:p>364</text:p>
          </table:table-cell>
          <table:table-cell table:formula="of:=MIN([.$B3];[.$H3];[.$N3];[.$T3];[.$Z3];[.$AF3];[.$AL3];[.$AR3];[.$AX3];[.$BD3];[.$BJ3];[.$BP3])" office:value-type="float" office:value="508.38" calcext:value-type="float">
            <text:p>508.38</text:p>
          </table:table-cell>
          <table:table-cell table:formula="of:=MIN([.$C3];[.$I3];[.$O3];[.$U3];[.$AA3];[.$AG3];[.$AM3];[.$AS3];[.$AY3];[.$BE3];[.$BK3];[.$BQ3])" office:value-type="float" office:value="507.81035" calcext:value-type="float">
            <text:p>507.81035</text:p>
          </table:table-cell>
          <table:table-cell table:formula="of:=MIN([.$D3];[.$J3];[.$P3];[.$V3];[.$AB3];[.$AH3];[.$AN3];[.$AT3];[.$AZ3];[.$BF3];[.$BL3];[.$BR3])" office:value-type="float" office:value="5053056.35" calcext:value-type="float">
            <text:p>5053056.35</text:p>
          </table:table-cell>
          <table:table-cell table:formula="of:=MIN([.$E3];[.$K3];[.$Q3];[.$W3];[.$AC3];[.$AI3];[.$AO3];[.$AU3];[.$BA3];[.$BG3];[.$BM3];[.$BS3])" office:value-type="float" office:value="3881262.45" calcext:value-type="float">
            <text:p>3881262.45</text:p>
          </table:table-cell>
          <table:table-cell table:formula="of:=MIN([.$F3];[.$L3];[.$R3];[.$X3];[.$AD3];[.$AJ3];[.$AP3];[.$AV3];[.$BB3];[.$BH3];[.$BN3];[.$BT3])" office:value-type="float" office:value="69.9" calcext:value-type="float">
            <text:p>69.9</text:p>
          </table:table-cell>
          <table:table-cell table:formula="of:=MIN([.$G3];[.$M3];[.$S3];[.$Y3];[.$AE3];[.$AK3];[.$AQ3];[.$AW3];[.$BC3];[.$BI3];[.$BO3];[.$BU3])" office:value-type="float" office:value="0" calcext:value-type="float">
            <text:p>0</text:p>
          </table:table-cell>
          <table:table-cell table:formula="of:=MEDIAN([.$B3];[.$H3];[.$N3];[.$T3];[.$Z3];[.$AF3];[.$AL3];[.$AR3];[.$AX3];[.$BD3];[.$BJ3];[.$BP3])" office:value-type="float" office:value="548.09775" calcext:value-type="float">
            <text:p>548.09775</text:p>
          </table:table-cell>
          <table:table-cell table:formula="of:=MEDIAN([.$C3];[.$I3];[.$O3];[.$U3];[.$AA3];[.$AG3];[.$AM3];[.$AS3];[.$AY3];[.$BE3];[.$BK3];[.$BQ3])" office:value-type="float" office:value="547.58685" calcext:value-type="float">
            <text:p>547.58685</text:p>
          </table:table-cell>
          <table:table-cell table:formula="of:=MEDIAN([.$D3];[.$J3];[.$P3];[.$V3];[.$AB3];[.$AH3];[.$AN3];[.$AT3];[.$AZ3];[.$BF3];[.$BL3];[.$BR3])" office:value-type="float" office:value="5246464.825" calcext:value-type="float">
            <text:p>5246464.825</text:p>
          </table:table-cell>
          <table:table-cell table:formula="of:=MEDIAN([.$E3];[.$K3];[.$Q3];[.$W3];[.$AC3];[.$AI3];[.$AO3];[.$AU3];[.$BA3];[.$BG3];[.$BM3];[.$BS3])" office:value-type="float" office:value="3995659.8" calcext:value-type="float">
            <text:p>3995659.8</text:p>
          </table:table-cell>
          <table:table-cell table:formula="of:=MEDIAN([.$F3];[.$L3];[.$R3];[.$X3];[.$AD3];[.$AJ3];[.$AP3];[.$AV3];[.$BB3];[.$BH3];[.$BN3];[.$BT3])" office:value-type="float" office:value="81.1" calcext:value-type="float">
            <text:p>81.1</text:p>
          </table:table-cell>
          <table:table-cell table:formula="of:=MEDIAN([.$G3];[.$M3];[.$S3];[.$Y3];[.$AE3];[.$AK3];[.$AQ3];[.$AW3];[.$BC3];[.$BI3];[.$BO3];[.$BU3])" office:value-type="float" office:value="319.5" calcext:value-type="float">
            <text:p>319.5</text:p>
          </table:table-cell>
          <table:table-cell table:formula="of:=MAX([.$B3];[.$H3];[.$N3];[.$T3];[.$Z3];[.$AF3];[.$AL3];[.$AR3];[.$AX3];[.$BD3];[.$BJ3];[.$BP3])" office:value-type="float" office:value="587.55" calcext:value-type="float">
            <text:p>587.55</text:p>
          </table:table-cell>
          <table:table-cell table:formula="of:=MAX([.$C3];[.$I3];[.$O3];[.$U3];[.$AA3];[.$AG3];[.$AM3];[.$AS3];[.$AY3];[.$BE3];[.$BK3];[.$BQ3])" office:value-type="float" office:value="587.24875" calcext:value-type="float">
            <text:p>587.24875</text:p>
          </table:table-cell>
          <table:table-cell table:formula="of:=MAX([.$D3];[.$J3];[.$P3];[.$V3];[.$AB3];[.$AH3];[.$AN3];[.$AT3];[.$AZ3];[.$BF3];[.$BL3];[.$BR3])" office:value-type="float" office:value="6029360.9" calcext:value-type="float">
            <text:p>6029360.9</text:p>
          </table:table-cell>
          <table:table-cell table:formula="of:=MAX([.$E3];[.$K3];[.$Q3];[.$W3];[.$AC3];[.$AI3];[.$AO3];[.$AU3];[.$BA3];[.$BG3];[.$BM3];[.$BS3])" office:value-type="float" office:value="4472339.8" calcext:value-type="float">
            <text:p>4472339.8</text:p>
          </table:table-cell>
          <table:table-cell table:formula="of:=MAX([.$F3];[.$L3];[.$R3];[.$X3];[.$AD3];[.$AJ3];[.$AP3];[.$AV3];[.$BB3];[.$BH3];[.$BN3];[.$BT3])" office:value-type="float" office:value="103.15" calcext:value-type="float">
            <text:p>103.15</text:p>
          </table:table-cell>
          <table:table-cell table:formula="of:=MAX([.$G3];[.$M3];[.$S3];[.$Y3];[.$AE3];[.$AK3];[.$AQ3];[.$AW3];[.$BC3];[.$BI3];[.$BO3];[.$BU3])" office:value-type="float" office:value="574.15" calcext:value-type="float">
            <text:p>574.15</text:p>
          </table:table-cell>
          <table:table-cell/>
        </table:table-row>
        <table:table-row table:style-name="ro1">
          <table:table-cell office:value-type="string" calcext:value-type="string">
            <text:p>Labyrinth</text:p>
          </table:table-cell>
          <table:table-cell table:formula="of:=AVERAGE([Instances.H23:Instances.H42])" office:value-type="float" office:value="648.0095" calcext:value-type="float">
            <text:p>648.0095</text:p>
          </table:table-cell>
          <table:table-cell table:formula="of:=AVERAGE([Instances.I23:Instances.I42])" office:value-type="float" office:value="647.9722" calcext:value-type="float">
            <text:p>647.9722</text:p>
          </table:table-cell>
          <table:table-cell table:formula="of:=AVERAGE([Instances.J23:Instances.J42])" office:value-type="float" office:value="9563772.5" calcext:value-type="float">
            <text:p>9563772.5</text:p>
          </table:table-cell>
          <table:table-cell table:formula="of:=AVERAGE([Instances.K23:Instances.K42])" office:value-type="float" office:value="644298.7" calcext:value-type="float">
            <text:p>644298.7</text:p>
          </table:table-cell>
          <table:table-cell table:formula="of:=AVERAGE([Instances.L23:Instances.L42])" office:value-type="float" office:value="247.6" calcext:value-type="float">
            <text:p>247.6</text:p>
          </table:table-cell>
          <table:table-cell table:formula="of:=AVERAGE([Instances.M23:Instances.M42])" office:value-type="float" office:value="0" calcext:value-type="float">
            <text:p>0</text:p>
          </table:table-cell>
          <table:table-cell table:formula="of:=AVERAGE([Instances.N23:Instances.N42])" office:value-type="float" office:value="656.7095" calcext:value-type="float">
            <text:p>656.7095</text:p>
          </table:table-cell>
          <table:table-cell table:formula="of:=AVERAGE([Instances.O23:Instances.O42])" office:value-type="float" office:value="656.6804" calcext:value-type="float">
            <text:p>656.6804</text:p>
          </table:table-cell>
          <table:table-cell table:formula="of:=AVERAGE([Instances.P23:Instances.P42])" office:value-type="float" office:value="10421723.15" calcext:value-type="float">
            <text:p>10421723.15</text:p>
          </table:table-cell>
          <table:table-cell table:formula="of:=AVERAGE([Instances.Q23:Instances.Q42])" office:value-type="float" office:value="672911.3" calcext:value-type="float">
            <text:p>672911.3</text:p>
          </table:table-cell>
          <table:table-cell table:formula="of:=AVERAGE([Instances.R23:Instances.R42])" office:value-type="float" office:value="242.65" calcext:value-type="float">
            <text:p>242.65</text:p>
          </table:table-cell>
          <table:table-cell table:formula="of:=AVERAGE([Instances.S23:Instances.S42])" office:value-type="float" office:value="0" calcext:value-type="float">
            <text:p>0</text:p>
          </table:table-cell>
          <table:table-cell table:formula="of:=AVERAGE([Instances.T23:Instances.T42])" office:value-type="float" office:value="647.855" calcext:value-type="float">
            <text:p>647.855</text:p>
          </table:table-cell>
          <table:table-cell table:formula="of:=AVERAGE([Instances.U23:Instances.U42])" office:value-type="float" office:value="647.8218" calcext:value-type="float">
            <text:p>647.8218</text:p>
          </table:table-cell>
          <table:table-cell table:formula="of:=AVERAGE([Instances.V23:Instances.V42])" office:value-type="float" office:value="9544669.6" calcext:value-type="float">
            <text:p>9544669.6</text:p>
          </table:table-cell>
          <table:table-cell table:formula="of:=AVERAGE([Instances.W23:Instances.W42])" office:value-type="float" office:value="643737.35" calcext:value-type="float">
            <text:p>643737.35</text:p>
          </table:table-cell>
          <table:table-cell table:formula="of:=AVERAGE([Instances.X23:Instances.X42])" office:value-type="float" office:value="246.85" calcext:value-type="float">
            <text:p>246.85</text:p>
          </table:table-cell>
          <table:table-cell table:formula="of:=AVERAGE([Instances.Y23:Instances.Y42])" office:value-type="float" office:value="0" calcext:value-type="float">
            <text:p>0</text:p>
          </table:table-cell>
          <table:table-cell table:formula="of:=AVERAGE([Instances.Z23:Instances.Z42])" office:value-type="float" office:value="657.716" calcext:value-type="float">
            <text:p>657.716</text:p>
          </table:table-cell>
          <table:table-cell table:formula="of:=AVERAGE([Instances.AA23:Instances.AA42])" office:value-type="float" office:value="657.6868" calcext:value-type="float">
            <text:p>657.6868</text:p>
          </table:table-cell>
          <table:table-cell table:formula="of:=AVERAGE([Instances.AB23:Instances.AB42])" office:value-type="float" office:value="10415441.25" calcext:value-type="float">
            <text:p>10415441.25</text:p>
          </table:table-cell>
          <table:table-cell table:formula="of:=AVERAGE([Instances.AC23:Instances.AC42])" office:value-type="float" office:value="672416" calcext:value-type="float">
            <text:p>672416</text:p>
          </table:table-cell>
          <table:table-cell table:formula="of:=AVERAGE([Instances.AD23:Instances.AD42])" office:value-type="float" office:value="245.4" calcext:value-type="float">
            <text:p>245.4</text:p>
          </table:table-cell>
          <table:table-cell table:formula="of:=AVERAGE([Instances.AE23:Instances.AE42])" office:value-type="float" office:value="0" calcext:value-type="float">
            <text:p>0</text:p>
          </table:table-cell>
          <table:table-cell table:formula="of:=AVERAGE([Instances.AF23:Instances.AF42])" office:value-type="float" office:value="648.6595" calcext:value-type="float">
            <text:p>648.6595</text:p>
          </table:table-cell>
          <table:table-cell table:formula="of:=AVERAGE([Instances.AG23:Instances.AG42])" office:value-type="float" office:value="648.6302" calcext:value-type="float">
            <text:p>648.6302</text:p>
          </table:table-cell>
          <table:table-cell table:formula="of:=AVERAGE([Instances.AH23:Instances.AH42])" office:value-type="float" office:value="9485750.65" calcext:value-type="float">
            <text:p>9485750.65</text:p>
          </table:table-cell>
          <table:table-cell table:formula="of:=AVERAGE([Instances.AI23:Instances.AI42])" office:value-type="float" office:value="637736.05" calcext:value-type="float">
            <text:p>637736.05</text:p>
          </table:table-cell>
          <table:table-cell table:formula="of:=AVERAGE([Instances.AJ23:Instances.AJ42])" office:value-type="float" office:value="245.35" calcext:value-type="float">
            <text:p>245.35</text:p>
          </table:table-cell>
          <table:table-cell table:formula="of:=AVERAGE([Instances.AK23:Instances.AK42])" office:value-type="float" office:value="0" calcext:value-type="float">
            <text:p>0</text:p>
          </table:table-cell>
          <table:table-cell table:formula="of:=AVERAGE([Instances.AL23:Instances.AL42])" office:value-type="float" office:value="656.7085" calcext:value-type="float">
            <text:p>656.7085</text:p>
          </table:table-cell>
          <table:table-cell table:formula="of:=AVERAGE([Instances.AM23:Instances.AM42])" office:value-type="float" office:value="656.6773" calcext:value-type="float">
            <text:p>656.6773</text:p>
          </table:table-cell>
          <table:table-cell table:formula="of:=AVERAGE([Instances.AN23:Instances.AN42])" office:value-type="float" office:value="10351379.65" calcext:value-type="float">
            <text:p>10351379.65</text:p>
          </table:table-cell>
          <table:table-cell table:formula="of:=AVERAGE([Instances.AO23:Instances.AO42])" office:value-type="float" office:value="669378.9" calcext:value-type="float">
            <text:p>669378.9</text:p>
          </table:table-cell>
          <table:table-cell table:formula="of:=AVERAGE([Instances.AP23:Instances.AP42])" office:value-type="float" office:value="243.7" calcext:value-type="float">
            <text:p>243.7</text:p>
          </table:table-cell>
          <table:table-cell table:formula="of:=AVERAGE([Instances.AQ23:Instances.AQ42])" office:value-type="float" office:value="0" calcext:value-type="float">
            <text:p>0</text:p>
          </table:table-cell>
          <table:table-cell table:formula="of:=AVERAGE([Instances.AR23:Instances.AR42])" office:value-type="float" office:value="648.0255" calcext:value-type="float">
            <text:p>648.0255</text:p>
          </table:table-cell>
          <table:table-cell table:formula="of:=AVERAGE([Instances.AS23:Instances.AS42])" office:value-type="float" office:value="647.9933" calcext:value-type="float">
            <text:p>647.9933</text:p>
          </table:table-cell>
          <table:table-cell table:formula="of:=AVERAGE([Instances.AT23:Instances.AT42])" office:value-type="float" office:value="9533712.7" calcext:value-type="float">
            <text:p>9533712.7</text:p>
          </table:table-cell>
          <table:table-cell table:formula="of:=AVERAGE([Instances.AU23:Instances.AU42])" office:value-type="float" office:value="642242.5" calcext:value-type="float">
            <text:p>642242.5</text:p>
          </table:table-cell>
          <table:table-cell table:formula="of:=AVERAGE([Instances.AV23:Instances.AV42])" office:value-type="float" office:value="244.25" calcext:value-type="float">
            <text:p>244.25</text:p>
          </table:table-cell>
          <table:table-cell table:formula="of:=AVERAGE([Instances.AW23:Instances.AW42])" office:value-type="float" office:value="0" calcext:value-type="float">
            <text:p>0</text:p>
          </table:table-cell>
          <table:table-cell table:formula="of:=AVERAGE([Instances.AX23:Instances.AX42])" office:value-type="float" office:value="656.7805" calcext:value-type="float">
            <text:p>656.7805</text:p>
          </table:table-cell>
          <table:table-cell table:formula="of:=AVERAGE([Instances.AY23:Instances.AY42])" office:value-type="float" office:value="656.746" calcext:value-type="float">
            <text:p>656.746</text:p>
          </table:table-cell>
          <table:table-cell table:formula="of:=AVERAGE([Instances.AZ23:Instances.AZ42])" office:value-type="float" office:value="10428434.55" calcext:value-type="float">
            <text:p>10428434.55</text:p>
          </table:table-cell>
          <table:table-cell table:formula="of:=AVERAGE([Instances.BA23:Instances.BA42])" office:value-type="float" office:value="674671.75" calcext:value-type="float">
            <text:p>674671.75</text:p>
          </table:table-cell>
          <table:table-cell table:formula="of:=AVERAGE([Instances.BB23:Instances.BB42])" office:value-type="float" office:value="243.45" calcext:value-type="float">
            <text:p>243.45</text:p>
          </table:table-cell>
          <table:table-cell table:formula="of:=AVERAGE([Instances.BC23:Instances.BC42])" office:value-type="float" office:value="0" calcext:value-type="float">
            <text:p>0</text:p>
          </table:table-cell>
          <table:table-cell table:formula="of:=AVERAGE([Instances.BD23:Instances.BD42])" office:value-type="float" office:value="649.0155" calcext:value-type="float">
            <text:p>649.0155</text:p>
          </table:table-cell>
          <table:table-cell table:formula="of:=AVERAGE([Instances.BE23:Instances.BE42])" office:value-type="float" office:value="648.9765" calcext:value-type="float">
            <text:p>648.9765</text:p>
          </table:table-cell>
          <table:table-cell table:formula="of:=AVERAGE([Instances.BF23:Instances.BF42])" office:value-type="float" office:value="9522484.25" calcext:value-type="float">
            <text:p>9522484.25</text:p>
          </table:table-cell>
          <table:table-cell table:formula="of:=AVERAGE([Instances.BG23:Instances.BG42])" office:value-type="float" office:value="640769.6" calcext:value-type="float">
            <text:p>640769.6</text:p>
          </table:table-cell>
          <table:table-cell table:formula="of:=AVERAGE([Instances.BH23:Instances.BH42])" office:value-type="float" office:value="245" calcext:value-type="float">
            <text:p>245</text:p>
          </table:table-cell>
          <table:table-cell table:formula="of:=AVERAGE([Instances.BI23:Instances.BI42])" office:value-type="float" office:value="0" calcext:value-type="float">
            <text:p>0</text:p>
          </table:table-cell>
          <table:table-cell table:formula="of:=AVERAGE([Instances.BJ23:Instances.BJ42])" office:value-type="float" office:value="656.6975" calcext:value-type="float">
            <text:p>656.6975</text:p>
          </table:table-cell>
          <table:table-cell table:formula="of:=AVERAGE([Instances.BK23:Instances.BK42])" office:value-type="float" office:value="656.6649" calcext:value-type="float">
            <text:p>656.6649</text:p>
          </table:table-cell>
          <table:table-cell table:formula="of:=AVERAGE([Instances.BL23:Instances.BL42])" office:value-type="float" office:value="10208356.25" calcext:value-type="float">
            <text:p>10208356.25</text:p>
          </table:table-cell>
          <table:table-cell table:formula="of:=AVERAGE([Instances.BM23:Instances.BM42])" office:value-type="float" office:value="661444.6" calcext:value-type="float">
            <text:p>661444.6</text:p>
          </table:table-cell>
          <table:table-cell table:formula="of:=AVERAGE([Instances.BN23:Instances.BN42])" office:value-type="float" office:value="243" calcext:value-type="float">
            <text:p>243</text:p>
          </table:table-cell>
          <table:table-cell table:formula="of:=AVERAGE([Instances.BO23:Instances.BO42])" office:value-type="float" office:value="0" calcext:value-type="float">
            <text:p>0</text:p>
          </table:table-cell>
          <table:table-cell table:formula="of:=AVERAGE([Instances.BP23:Instances.BP42])" office:value-type="float" office:value="648.57" calcext:value-type="float">
            <text:p>648.57</text:p>
          </table:table-cell>
          <table:table-cell table:formula="of:=AVERAGE([Instances.BQ23:Instances.BQ42])" office:value-type="float" office:value="648.5327" calcext:value-type="float">
            <text:p>648.5327</text:p>
          </table:table-cell>
          <table:table-cell table:formula="of:=AVERAGE([Instances.BR23:Instances.BR42])" office:value-type="float" office:value="9482731.65" calcext:value-type="float">
            <text:p>9482731.65</text:p>
          </table:table-cell>
          <table:table-cell table:formula="of:=AVERAGE([Instances.BS23:Instances.BS42])" office:value-type="float" office:value="638101.3" calcext:value-type="float">
            <text:p>638101.3</text:p>
          </table:table-cell>
          <table:table-cell table:formula="of:=AVERAGE([Instances.BT23:Instances.BT42])" office:value-type="float" office:value="243.35" calcext:value-type="float">
            <text:p>243.35</text:p>
          </table:table-cell>
          <table:table-cell table:formula="of:=AVERAGE([Instances.BU23:Instances.BU42])" office:value-type="float" office:value="0" calcext:value-type="float">
            <text:p>0</text:p>
          </table:table-cell>
          <table:table-cell table:formula="of:=AVERAGE([Instances.BV23:Instances.BV42])" office:value-type="float" office:value="656.829" calcext:value-type="float">
            <text:p>656.829</text:p>
          </table:table-cell>
          <table:table-cell table:formula="of:=AVERAGE([Instances.BW23:Instances.BW42])" office:value-type="float" office:value="656.79675" calcext:value-type="float">
            <text:p>656.79675</text:p>
          </table:table-cell>
          <table:table-cell table:formula="of:=AVERAGE([Instances.BX23:Instances.BX42])" office:value-type="float" office:value="10397988.75" calcext:value-type="float">
            <text:p>10397988.75</text:p>
          </table:table-cell>
          <table:table-cell table:formula="of:=AVERAGE([Instances.BY23:Instances.BY42])" office:value-type="float" office:value="672290.4" calcext:value-type="float">
            <text:p>672290.4</text:p>
          </table:table-cell>
          <table:table-cell table:formula="of:=AVERAGE([Instances.BZ23:Instances.BZ42])" office:value-type="float" office:value="243.75" calcext:value-type="float">
            <text:p>243.75</text:p>
          </table:table-cell>
          <table:table-cell table:formula="of:=AVERAGE([Instances.CA23:Instances.CA42])" office:value-type="float" office:value="0" calcext:value-type="float">
            <text:p>0</text:p>
          </table:table-cell>
          <table:table-cell table:formula="of:=MIN([.$B4];[.$H4];[.$N4];[.$T4];[.$Z4];[.$AF4];[.$AL4];[.$AR4];[.$AX4];[.$BD4];[.$BJ4];[.$BP4])" office:value-type="float" office:value="647.855" calcext:value-type="float">
            <text:p>647.855</text:p>
          </table:table-cell>
          <table:table-cell table:formula="of:=MIN([.$C4];[.$I4];[.$O4];[.$U4];[.$AA4];[.$AG4];[.$AM4];[.$AS4];[.$AY4];[.$BE4];[.$BK4];[.$BQ4])" office:value-type="float" office:value="647.8218" calcext:value-type="float">
            <text:p>647.8218</text:p>
          </table:table-cell>
          <table:table-cell table:formula="of:=MIN([.$D4];[.$J4];[.$P4];[.$V4];[.$AB4];[.$AH4];[.$AN4];[.$AT4];[.$AZ4];[.$BF4];[.$BL4];[.$BR4])" office:value-type="float" office:value="9482731.65" calcext:value-type="float">
            <text:p>9482731.65</text:p>
          </table:table-cell>
          <table:table-cell table:formula="of:=MIN([.$E4];[.$K4];[.$Q4];[.$W4];[.$AC4];[.$AI4];[.$AO4];[.$AU4];[.$BA4];[.$BG4];[.$BM4];[.$BS4])" office:value-type="float" office:value="637736.05" calcext:value-type="float">
            <text:p>637736.05</text:p>
          </table:table-cell>
          <table:table-cell table:formula="of:=MIN([.$F4];[.$L4];[.$R4];[.$X4];[.$AD4];[.$AJ4];[.$AP4];[.$AV4];[.$BB4];[.$BH4];[.$BN4];[.$BT4])" office:value-type="float" office:value="242.65" calcext:value-type="float">
            <text:p>242.65</text:p>
          </table:table-cell>
          <table:table-cell table:formula="of:=MIN([.$G4];[.$M4];[.$S4];[.$Y4];[.$AE4];[.$AK4];[.$AQ4];[.$AW4];[.$BC4];[.$BI4];[.$BO4];[.$BU4])" office:value-type="float" office:value="0" calcext:value-type="float">
            <text:p>0</text:p>
          </table:table-cell>
          <table:table-cell table:formula="of:=MEDIAN([.$B4];[.$H4];[.$N4];[.$T4];[.$Z4];[.$AF4];[.$AL4];[.$AR4];[.$AX4];[.$BD4];[.$BJ4];[.$BP4])" office:value-type="float" office:value="652.8565" calcext:value-type="float">
            <text:p>652.8565</text:p>
          </table:table-cell>
          <table:table-cell table:formula="of:=MEDIAN([.$C4];[.$I4];[.$O4];[.$U4];[.$AA4];[.$AG4];[.$AM4];[.$AS4];[.$AY4];[.$BE4];[.$BK4];[.$BQ4])" office:value-type="float" office:value="652.8207" calcext:value-type="float">
            <text:p>652.8207</text:p>
          </table:table-cell>
          <table:table-cell table:formula="of:=MEDIAN([.$D4];[.$J4];[.$P4];[.$V4];[.$AB4];[.$AH4];[.$AN4];[.$AT4];[.$AZ4];[.$BF4];[.$BL4];[.$BR4])" office:value-type="float" office:value="9886064.375" calcext:value-type="float">
            <text:p>9886064.375</text:p>
          </table:table-cell>
          <table:table-cell table:formula="of:=MEDIAN([.$E4];[.$K4];[.$Q4];[.$W4];[.$AC4];[.$AI4];[.$AO4];[.$AU4];[.$BA4];[.$BG4];[.$BM4];[.$BS4])" office:value-type="float" office:value="652871.65" calcext:value-type="float">
            <text:p>652871.65</text:p>
          </table:table-cell>
          <table:table-cell table:formula="of:=MEDIAN([.$F4];[.$L4];[.$R4];[.$X4];[.$AD4];[.$AJ4];[.$AP4];[.$AV4];[.$BB4];[.$BH4];[.$BN4];[.$BT4])" office:value-type="float" office:value="244" calcext:value-type="float">
            <text:p>244</text:p>
          </table:table-cell>
          <table:table-cell table:formula="of:=MEDIAN([.$G4];[.$M4];[.$S4];[.$Y4];[.$AE4];[.$AK4];[.$AQ4];[.$AW4];[.$BC4];[.$BI4];[.$BO4];[.$BU4])" office:value-type="float" office:value="0" calcext:value-type="float">
            <text:p>0</text:p>
          </table:table-cell>
          <table:table-cell table:formula="of:=MAX([.$B4];[.$H4];[.$N4];[.$T4];[.$Z4];[.$AF4];[.$AL4];[.$AR4];[.$AX4];[.$BD4];[.$BJ4];[.$BP4])" office:value-type="float" office:value="657.716" calcext:value-type="float">
            <text:p>657.716</text:p>
          </table:table-cell>
          <table:table-cell table:formula="of:=MAX([.$C4];[.$I4];[.$O4];[.$U4];[.$AA4];[.$AG4];[.$AM4];[.$AS4];[.$AY4];[.$BE4];[.$BK4];[.$BQ4])" office:value-type="float" office:value="657.6868" calcext:value-type="float">
            <text:p>657.6868</text:p>
          </table:table-cell>
          <table:table-cell table:formula="of:=MAX([.$D4];[.$J4];[.$P4];[.$V4];[.$AB4];[.$AH4];[.$AN4];[.$AT4];[.$AZ4];[.$BF4];[.$BL4];[.$BR4])" office:value-type="float" office:value="10428434.55" calcext:value-type="float">
            <text:p>10428434.55</text:p>
          </table:table-cell>
          <table:table-cell table:formula="of:=MAX([.$E4];[.$K4];[.$Q4];[.$W4];[.$AC4];[.$AI4];[.$AO4];[.$AU4];[.$BA4];[.$BG4];[.$BM4];[.$BS4])" office:value-type="float" office:value="674671.75" calcext:value-type="float">
            <text:p>674671.75</text:p>
          </table:table-cell>
          <table:table-cell table:formula="of:=MAX([.$F4];[.$L4];[.$R4];[.$X4];[.$AD4];[.$AJ4];[.$AP4];[.$AV4];[.$BB4];[.$BH4];[.$BN4];[.$BT4])" office:value-type="float" office:value="247.6" calcext:value-type="float">
            <text:p>247.6</text:p>
          </table:table-cell>
          <table:table-cell table:formula="of:=MAX([.$G4];[.$M4];[.$S4];[.$Y4];[.$AE4];[.$AK4];[.$AQ4];[.$AW4];[.$BC4];[.$BI4];[.$BO4];[.$BU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istery</text:p>
          </table:table-cell>
          <table:table-cell table:formula="of:=AVERAGE([Instances.H43:Instances.H62])" office:value-type="float" office:value="428.6195" calcext:value-type="float">
            <text:p>428.6195</text:p>
          </table:table-cell>
          <table:table-cell table:formula="of:=AVERAGE([Instances.I43:Instances.I62])" office:value-type="float" office:value="428.12135" calcext:value-type="float">
            <text:p>428.12135</text:p>
          </table:table-cell>
          <table:table-cell table:formula="of:=AVERAGE([Instances.J43:Instances.J62])" office:value-type="float" office:value="2126422.6" calcext:value-type="float">
            <text:p>2126422.6</text:p>
          </table:table-cell>
          <table:table-cell table:formula="of:=AVERAGE([Instances.K43:Instances.K62])" office:value-type="float" office:value="897708.15" calcext:value-type="float">
            <text:p>897708.15</text:p>
          </table:table-cell>
          <table:table-cell table:formula="of:=AVERAGE([Instances.L43:Instances.L62])" office:value-type="float" office:value="156.8" calcext:value-type="float">
            <text:p>156.8</text:p>
          </table:table-cell>
          <table:table-cell table:formula="of:=AVERAGE([Instances.M43:Instances.M62])" office:value-type="float" office:value="0" calcext:value-type="float">
            <text:p>0</text:p>
          </table:table-cell>
          <table:table-cell table:formula="of:=AVERAGE([Instances.N43:Instances.N62])" office:value-type="float" office:value="479.089" calcext:value-type="float">
            <text:p>479.089</text:p>
          </table:table-cell>
          <table:table-cell table:formula="of:=AVERAGE([Instances.O43:Instances.O62])" office:value-type="float" office:value="478.6365" calcext:value-type="float">
            <text:p>478.6365</text:p>
          </table:table-cell>
          <table:table-cell table:formula="of:=AVERAGE([Instances.P43:Instances.P62])" office:value-type="float" office:value="2181986.7" calcext:value-type="float">
            <text:p>2181986.7</text:p>
          </table:table-cell>
          <table:table-cell table:formula="of:=AVERAGE([Instances.Q43:Instances.Q62])" office:value-type="float" office:value="1049529.45" calcext:value-type="float">
            <text:p>1049529.45</text:p>
          </table:table-cell>
          <table:table-cell table:formula="of:=AVERAGE([Instances.R43:Instances.R62])" office:value-type="float" office:value="157.2" calcext:value-type="float">
            <text:p>157.2</text:p>
          </table:table-cell>
          <table:table-cell table:formula="of:=AVERAGE([Instances.S43:Instances.S62])" office:value-type="float" office:value="0" calcext:value-type="float">
            <text:p>0</text:p>
          </table:table-cell>
          <table:table-cell table:formula="of:=AVERAGE([Instances.T43:Instances.T62])" office:value-type="float" office:value="419.9975" calcext:value-type="float">
            <text:p>419.9975</text:p>
          </table:table-cell>
          <table:table-cell table:formula="of:=AVERAGE([Instances.U43:Instances.U62])" office:value-type="float" office:value="419.304" calcext:value-type="float">
            <text:p>419.304</text:p>
          </table:table-cell>
          <table:table-cell table:formula="of:=AVERAGE([Instances.V43:Instances.V62])" office:value-type="float" office:value="1695830.7" calcext:value-type="float">
            <text:p>1695830.7</text:p>
          </table:table-cell>
          <table:table-cell table:formula="of:=AVERAGE([Instances.W43:Instances.W62])" office:value-type="float" office:value="906900.35" calcext:value-type="float">
            <text:p>906900.35</text:p>
          </table:table-cell>
          <table:table-cell table:formula="of:=AVERAGE([Instances.X43:Instances.X62])" office:value-type="float" office:value="150.25" calcext:value-type="float">
            <text:p>150.25</text:p>
          </table:table-cell>
          <table:table-cell table:formula="of:=AVERAGE([Instances.Y43:Instances.Y62])" office:value-type="float" office:value="628.1" calcext:value-type="float">
            <text:p>628.1</text:p>
          </table:table-cell>
          <table:table-cell table:formula="of:=AVERAGE([Instances.Z43:Instances.Z62])" office:value-type="float" office:value="425.3975" calcext:value-type="float">
            <text:p>425.3975</text:p>
          </table:table-cell>
          <table:table-cell table:formula="of:=AVERAGE([Instances.AA43:Instances.AA62])" office:value-type="float" office:value="424.722" calcext:value-type="float">
            <text:p>424.722</text:p>
          </table:table-cell>
          <table:table-cell table:formula="of:=AVERAGE([Instances.AB43:Instances.AB62])" office:value-type="float" office:value="1857510.05" calcext:value-type="float">
            <text:p>1857510.05</text:p>
          </table:table-cell>
          <table:table-cell table:formula="of:=AVERAGE([Instances.AC43:Instances.AC62])" office:value-type="float" office:value="988301.95" calcext:value-type="float">
            <text:p>988301.95</text:p>
          </table:table-cell>
          <table:table-cell table:formula="of:=AVERAGE([Instances.AD43:Instances.AD62])" office:value-type="float" office:value="159.5" calcext:value-type="float">
            <text:p>159.5</text:p>
          </table:table-cell>
          <table:table-cell table:formula="of:=AVERAGE([Instances.AE43:Instances.AE62])" office:value-type="float" office:value="641.4" calcext:value-type="float">
            <text:p>641.4</text:p>
          </table:table-cell>
          <table:table-cell table:formula="of:=AVERAGE([Instances.AF43:Instances.AF62])" office:value-type="float" office:value="408.327" calcext:value-type="float">
            <text:p>408.327</text:p>
          </table:table-cell>
          <table:table-cell table:formula="of:=AVERAGE([Instances.AG43:Instances.AG62])" office:value-type="float" office:value="407.66475" calcext:value-type="float">
            <text:p>407.66475</text:p>
          </table:table-cell>
          <table:table-cell table:formula="of:=AVERAGE([Instances.AH43:Instances.AH62])" office:value-type="float" office:value="2102739.3" calcext:value-type="float">
            <text:p>2102739.3</text:p>
          </table:table-cell>
          <table:table-cell table:formula="of:=AVERAGE([Instances.AI43:Instances.AI62])" office:value-type="float" office:value="891239.85" calcext:value-type="float">
            <text:p>891239.85</text:p>
          </table:table-cell>
          <table:table-cell table:formula="of:=AVERAGE([Instances.AJ43:Instances.AJ62])" office:value-type="float" office:value="155.9" calcext:value-type="float">
            <text:p>155.9</text:p>
          </table:table-cell>
          <table:table-cell table:formula="of:=AVERAGE([Instances.AK43:Instances.AK62])" office:value-type="float" office:value="742.6" calcext:value-type="float">
            <text:p>742.6</text:p>
          </table:table-cell>
          <table:table-cell table:formula="of:=AVERAGE([Instances.AL43:Instances.AL62])" office:value-type="float" office:value="445.4055" calcext:value-type="float">
            <text:p>445.4055</text:p>
          </table:table-cell>
          <table:table-cell table:formula="of:=AVERAGE([Instances.AM43:Instances.AM62])" office:value-type="float" office:value="444.73835" calcext:value-type="float">
            <text:p>444.73835</text:p>
          </table:table-cell>
          <table:table-cell table:formula="of:=AVERAGE([Instances.AN43:Instances.AN62])" office:value-type="float" office:value="2647350.45" calcext:value-type="float">
            <text:p>2647350.45</text:p>
          </table:table-cell>
          <table:table-cell table:formula="of:=AVERAGE([Instances.AO43:Instances.AO62])" office:value-type="float" office:value="1020139.05" calcext:value-type="float">
            <text:p>1020139.05</text:p>
          </table:table-cell>
          <table:table-cell table:formula="of:=AVERAGE([Instances.AP43:Instances.AP62])" office:value-type="float" office:value="161.9" calcext:value-type="float">
            <text:p>161.9</text:p>
          </table:table-cell>
          <table:table-cell table:formula="of:=AVERAGE([Instances.AQ43:Instances.AQ62])" office:value-type="float" office:value="761.3" calcext:value-type="float">
            <text:p>761.3</text:p>
          </table:table-cell>
          <table:table-cell table:formula="of:=AVERAGE([Instances.AR43:Instances.AR62])" office:value-type="float" office:value="423.441" calcext:value-type="float">
            <text:p>423.441</text:p>
          </table:table-cell>
          <table:table-cell table:formula="of:=AVERAGE([Instances.AS43:Instances.AS62])" office:value-type="float" office:value="423.114" calcext:value-type="float">
            <text:p>423.114</text:p>
          </table:table-cell>
          <table:table-cell table:formula="of:=AVERAGE([Instances.AT43:Instances.AT62])" office:value-type="float" office:value="1968511.85" calcext:value-type="float">
            <text:p>1968511.85</text:p>
          </table:table-cell>
          <table:table-cell table:formula="of:=AVERAGE([Instances.AU43:Instances.AU62])" office:value-type="float" office:value="886508.5" calcext:value-type="float">
            <text:p>886508.5</text:p>
          </table:table-cell>
          <table:table-cell table:formula="of:=AVERAGE([Instances.AV43:Instances.AV62])" office:value-type="float" office:value="149.1" calcext:value-type="float">
            <text:p>149.1</text:p>
          </table:table-cell>
          <table:table-cell table:formula="of:=AVERAGE([Instances.AW43:Instances.AW62])" office:value-type="float" office:value="300" calcext:value-type="float">
            <text:p>300</text:p>
          </table:table-cell>
          <table:table-cell table:formula="of:=AVERAGE([Instances.AX43:Instances.AX62])" office:value-type="float" office:value="438.8895" calcext:value-type="float">
            <text:p>438.8895</text:p>
          </table:table-cell>
          <table:table-cell table:formula="of:=AVERAGE([Instances.AY43:Instances.AY62])" office:value-type="float" office:value="438.60065" calcext:value-type="float">
            <text:p>438.60065</text:p>
          </table:table-cell>
          <table:table-cell table:formula="of:=AVERAGE([Instances.AZ43:Instances.AZ62])" office:value-type="float" office:value="1895647.95" calcext:value-type="float">
            <text:p>1895647.95</text:p>
          </table:table-cell>
          <table:table-cell table:formula="of:=AVERAGE([Instances.BA43:Instances.BA62])" office:value-type="float" office:value="982254.25" calcext:value-type="float">
            <text:p>982254.25</text:p>
          </table:table-cell>
          <table:table-cell table:formula="of:=AVERAGE([Instances.BB43:Instances.BB62])" office:value-type="float" office:value="157.65" calcext:value-type="float">
            <text:p>157.65</text:p>
          </table:table-cell>
          <table:table-cell table:formula="of:=AVERAGE([Instances.BC43:Instances.BC62])" office:value-type="float" office:value="275" calcext:value-type="float">
            <text:p>275</text:p>
          </table:table-cell>
          <table:table-cell table:formula="of:=AVERAGE([Instances.BD43:Instances.BD62])" office:value-type="float" office:value="456.4695" calcext:value-type="float">
            <text:p>456.4695</text:p>
          </table:table-cell>
          <table:table-cell table:formula="of:=AVERAGE([Instances.BE43:Instances.BE62])" office:value-type="float" office:value="455.9776" calcext:value-type="float">
            <text:p>455.9776</text:p>
          </table:table-cell>
          <table:table-cell table:formula="of:=AVERAGE([Instances.BF43:Instances.BF62])" office:value-type="float" office:value="1785014.7" calcext:value-type="float">
            <text:p>1785014.7</text:p>
          </table:table-cell>
          <table:table-cell table:formula="of:=AVERAGE([Instances.BG43:Instances.BG62])" office:value-type="float" office:value="977806.45" calcext:value-type="float">
            <text:p>977806.45</text:p>
          </table:table-cell>
          <table:table-cell table:formula="of:=AVERAGE([Instances.BH43:Instances.BH62])" office:value-type="float" office:value="127.65" calcext:value-type="float">
            <text:p>127.65</text:p>
          </table:table-cell>
          <table:table-cell table:formula="of:=AVERAGE([Instances.BI43:Instances.BI62])" office:value-type="float" office:value="270.75" calcext:value-type="float">
            <text:p>270.75</text:p>
          </table:table-cell>
          <table:table-cell table:formula="of:=AVERAGE([Instances.BJ43:Instances.BJ62])" office:value-type="float" office:value="438.1295" calcext:value-type="float">
            <text:p>438.1295</text:p>
          </table:table-cell>
          <table:table-cell table:formula="of:=AVERAGE([Instances.BK43:Instances.BK62])" office:value-type="float" office:value="437.5831" calcext:value-type="float">
            <text:p>437.5831</text:p>
          </table:table-cell>
          <table:table-cell table:formula="of:=AVERAGE([Instances.BL43:Instances.BL62])" office:value-type="float" office:value="1891475.2" calcext:value-type="float">
            <text:p>1891475.2</text:p>
          </table:table-cell>
          <table:table-cell table:formula="of:=AVERAGE([Instances.BM43:Instances.BM62])" office:value-type="float" office:value="999743.9" calcext:value-type="float">
            <text:p>999743.9</text:p>
          </table:table-cell>
          <table:table-cell table:formula="of:=AVERAGE([Instances.BN43:Instances.BN62])" office:value-type="float" office:value="137.15" calcext:value-type="float">
            <text:p>137.15</text:p>
          </table:table-cell>
          <table:table-cell table:formula="of:=AVERAGE([Instances.BO43:Instances.BO62])" office:value-type="float" office:value="312.7" calcext:value-type="float">
            <text:p>312.7</text:p>
          </table:table-cell>
          <table:table-cell table:formula="of:=AVERAGE([Instances.BP43:Instances.BP62])" office:value-type="float" office:value="377.086" calcext:value-type="float">
            <text:p>377.086</text:p>
          </table:table-cell>
          <table:table-cell table:formula="of:=AVERAGE([Instances.BQ43:Instances.BQ62])" office:value-type="float" office:value="376.3875" calcext:value-type="float">
            <text:p>376.3875</text:p>
          </table:table-cell>
          <table:table-cell table:formula="of:=AVERAGE([Instances.BR43:Instances.BR62])" office:value-type="float" office:value="1935232.15" calcext:value-type="float">
            <text:p>1935232.15</text:p>
          </table:table-cell>
          <table:table-cell table:formula="of:=AVERAGE([Instances.BS43:Instances.BS62])" office:value-type="float" office:value="791936.35" calcext:value-type="float">
            <text:p>791936.35</text:p>
          </table:table-cell>
          <table:table-cell table:formula="of:=AVERAGE([Instances.BT43:Instances.BT62])" office:value-type="float" office:value="144.2" calcext:value-type="float">
            <text:p>144.2</text:p>
          </table:table-cell>
          <table:table-cell table:formula="of:=AVERAGE([Instances.BU43:Instances.BU62])" office:value-type="float" office:value="608.45" calcext:value-type="float">
            <text:p>608.45</text:p>
          </table:table-cell>
          <table:table-cell table:formula="of:=AVERAGE([Instances.BV43:Instances.BV62])" office:value-type="float" office:value="444.3635" calcext:value-type="float">
            <text:p>444.3635</text:p>
          </table:table-cell>
          <table:table-cell table:formula="of:=AVERAGE([Instances.BW43:Instances.BW62])" office:value-type="float" office:value="443.7607" calcext:value-type="float">
            <text:p>443.7607</text:p>
          </table:table-cell>
          <table:table-cell table:formula="of:=AVERAGE([Instances.BX43:Instances.BX62])" office:value-type="float" office:value="2004865.4" calcext:value-type="float">
            <text:p>2004865.4</text:p>
          </table:table-cell>
          <table:table-cell table:formula="of:=AVERAGE([Instances.BY43:Instances.BY62])" office:value-type="float" office:value="995927.15" calcext:value-type="float">
            <text:p>995927.15</text:p>
          </table:table-cell>
          <table:table-cell table:formula="of:=AVERAGE([Instances.BZ43:Instances.BZ62])" office:value-type="float" office:value="143.3" calcext:value-type="float">
            <text:p>143.3</text:p>
          </table:table-cell>
          <table:table-cell table:formula="of:=AVERAGE([Instances.CA43:Instances.CA62])" office:value-type="float" office:value="508" calcext:value-type="float">
            <text:p>508</text:p>
          </table:table-cell>
          <table:table-cell table:formula="of:=MIN([.$B5];[.$H5];[.$N5];[.$T5];[.$Z5];[.$AF5];[.$AL5];[.$AR5];[.$AX5];[.$BD5];[.$BJ5];[.$BP5])" office:value-type="float" office:value="377.086" calcext:value-type="float">
            <text:p>377.086</text:p>
          </table:table-cell>
          <table:table-cell table:formula="of:=MIN([.$C5];[.$I5];[.$O5];[.$U5];[.$AA5];[.$AG5];[.$AM5];[.$AS5];[.$AY5];[.$BE5];[.$BK5];[.$BQ5])" office:value-type="float" office:value="376.3875" calcext:value-type="float">
            <text:p>376.3875</text:p>
          </table:table-cell>
          <table:table-cell table:formula="of:=MIN([.$D5];[.$J5];[.$P5];[.$V5];[.$AB5];[.$AH5];[.$AN5];[.$AT5];[.$AZ5];[.$BF5];[.$BL5];[.$BR5])" office:value-type="float" office:value="1695830.7" calcext:value-type="float">
            <text:p>1695830.7</text:p>
          </table:table-cell>
          <table:table-cell table:formula="of:=MIN([.$E5];[.$K5];[.$Q5];[.$W5];[.$AC5];[.$AI5];[.$AO5];[.$AU5];[.$BA5];[.$BG5];[.$BM5];[.$BS5])" office:value-type="float" office:value="791936.35" calcext:value-type="float">
            <text:p>791936.35</text:p>
          </table:table-cell>
          <table:table-cell table:formula="of:=MIN([.$F5];[.$L5];[.$R5];[.$X5];[.$AD5];[.$AJ5];[.$AP5];[.$AV5];[.$BB5];[.$BH5];[.$BN5];[.$BT5])" office:value-type="float" office:value="127.65" calcext:value-type="float">
            <text:p>127.65</text:p>
          </table:table-cell>
          <table:table-cell table:formula="of:=MIN([.$G5];[.$M5];[.$S5];[.$Y5];[.$AE5];[.$AK5];[.$AQ5];[.$AW5];[.$BC5];[.$BI5];[.$BO5];[.$BU5])" office:value-type="float" office:value="0" calcext:value-type="float">
            <text:p>0</text:p>
          </table:table-cell>
          <table:table-cell table:formula="of:=MEDIAN([.$B5];[.$H5];[.$N5];[.$T5];[.$Z5];[.$AF5];[.$AL5];[.$AR5];[.$AX5];[.$BD5];[.$BJ5];[.$BP5])" office:value-type="float" office:value="433.3745" calcext:value-type="float">
            <text:p>433.3745</text:p>
          </table:table-cell>
          <table:table-cell table:formula="of:=MEDIAN([.$C5];[.$I5];[.$O5];[.$U5];[.$AA5];[.$AG5];[.$AM5];[.$AS5];[.$AY5];[.$BE5];[.$BK5];[.$BQ5])" office:value-type="float" office:value="432.852225" calcext:value-type="float">
            <text:p>432.852225</text:p>
          </table:table-cell>
          <table:table-cell table:formula="of:=MEDIAN([.$D5];[.$J5];[.$P5];[.$V5];[.$AB5];[.$AH5];[.$AN5];[.$AT5];[.$AZ5];[.$BF5];[.$BL5];[.$BR5])" office:value-type="float" office:value="1951872" calcext:value-type="float">
            <text:p>1951872</text:p>
          </table:table-cell>
          <table:table-cell table:formula="of:=MEDIAN([.$E5];[.$K5];[.$Q5];[.$W5];[.$AC5];[.$AI5];[.$AO5];[.$AU5];[.$BA5];[.$BG5];[.$BM5];[.$BS5])" office:value-type="float" office:value="980030.35" calcext:value-type="float">
            <text:p>980030.35</text:p>
          </table:table-cell>
          <table:table-cell table:formula="of:=MEDIAN([.$F5];[.$L5];[.$R5];[.$X5];[.$AD5];[.$AJ5];[.$AP5];[.$AV5];[.$BB5];[.$BH5];[.$BN5];[.$BT5])" office:value-type="float" office:value="153.075" calcext:value-type="float">
            <text:p>153.075</text:p>
          </table:table-cell>
          <table:table-cell table:formula="of:=MEDIAN([.$G5];[.$M5];[.$S5];[.$Y5];[.$AE5];[.$AK5];[.$AQ5];[.$AW5];[.$BC5];[.$BI5];[.$BO5];[.$BU5])" office:value-type="float" office:value="410.35" calcext:value-type="float">
            <text:p>410.35</text:p>
          </table:table-cell>
          <table:table-cell table:formula="of:=MAX([.$B5];[.$H5];[.$N5];[.$T5];[.$Z5];[.$AF5];[.$AL5];[.$AR5];[.$AX5];[.$BD5];[.$BJ5];[.$BP5])" office:value-type="float" office:value="479.089" calcext:value-type="float">
            <text:p>479.089</text:p>
          </table:table-cell>
          <table:table-cell table:formula="of:=MAX([.$C5];[.$I5];[.$O5];[.$U5];[.$AA5];[.$AG5];[.$AM5];[.$AS5];[.$AY5];[.$BE5];[.$BK5];[.$BQ5])" office:value-type="float" office:value="478.6365" calcext:value-type="float">
            <text:p>478.6365</text:p>
          </table:table-cell>
          <table:table-cell table:formula="of:=MAX([.$D5];[.$J5];[.$P5];[.$V5];[.$AB5];[.$AH5];[.$AN5];[.$AT5];[.$AZ5];[.$BF5];[.$BL5];[.$BR5])" office:value-type="float" office:value="2647350.45" calcext:value-type="float">
            <text:p>2647350.45</text:p>
          </table:table-cell>
          <table:table-cell table:formula="of:=MAX([.$E5];[.$K5];[.$Q5];[.$W5];[.$AC5];[.$AI5];[.$AO5];[.$AU5];[.$BA5];[.$BG5];[.$BM5];[.$BS5])" office:value-type="float" office:value="1049529.45" calcext:value-type="float">
            <text:p>1049529.45</text:p>
          </table:table-cell>
          <table:table-cell table:formula="of:=MAX([.$F5];[.$L5];[.$R5];[.$X5];[.$AD5];[.$AJ5];[.$AP5];[.$AV5];[.$BB5];[.$BH5];[.$BN5];[.$BT5])" office:value-type="float" office:value="161.9" calcext:value-type="float">
            <text:p>161.9</text:p>
          </table:table-cell>
          <table:table-cell table:formula="of:=MAX([.$G5];[.$M5];[.$S5];[.$Y5];[.$AE5];[.$AK5];[.$AQ5];[.$AW5];[.$BC5];[.$BI5];[.$BO5];[.$BU5])" office:value-type="float" office:value="761.3" calcext:value-type="float">
            <text:p>761.3</text:p>
          </table:table-cell>
          <table:table-cell/>
        </table:table-row>
        <table:table-row table:style-name="ro1">
          <table:table-cell office:value-type="string" calcext:value-type="string">
            <text:p>RicochetRobots</text:p>
          </table:table-cell>
          <table:table-cell table:formula="of:=AVERAGE([Instances.H63:Instances.H82])" office:value-type="float" office:value="527.6515" calcext:value-type="float">
            <text:p>527.6515</text:p>
          </table:table-cell>
          <table:table-cell table:formula="of:=AVERAGE([Instances.I63:Instances.I82])" office:value-type="float" office:value="527.3462" calcext:value-type="float">
            <text:p>527.3462</text:p>
          </table:table-cell>
          <table:table-cell table:formula="of:=AVERAGE([Instances.J63:Instances.J82])" office:value-type="float" office:value="1565477" calcext:value-type="float">
            <text:p>1565477</text:p>
          </table:table-cell>
          <table:table-cell table:formula="of:=AVERAGE([Instances.K63:Instances.K82])" office:value-type="float" office:value="1131007.55" calcext:value-type="float">
            <text:p>1131007.55</text:p>
          </table:table-cell>
          <table:table-cell table:formula="of:=AVERAGE([Instances.L63:Instances.L82])" office:value-type="float" office:value="122.15" calcext:value-type="float">
            <text:p>122.15</text:p>
          </table:table-cell>
          <table:table-cell table:formula="of:=AVERAGE([Instances.M63:Instances.M82])" office:value-type="float" office:value="0" calcext:value-type="float">
            <text:p>0</text:p>
          </table:table-cell>
          <table:table-cell table:formula="of:=AVERAGE([Instances.N63:Instances.N82])" office:value-type="float" office:value="535.2015" calcext:value-type="float">
            <text:p>535.2015</text:p>
          </table:table-cell>
          <table:table-cell table:formula="of:=AVERAGE([Instances.O63:Instances.O82])" office:value-type="float" office:value="534.88895" calcext:value-type="float">
            <text:p>534.88895</text:p>
          </table:table-cell>
          <table:table-cell table:formula="of:=AVERAGE([Instances.P63:Instances.P82])" office:value-type="float" office:value="1669807.05" calcext:value-type="float">
            <text:p>1669807.05</text:p>
          </table:table-cell>
          <table:table-cell table:formula="of:=AVERAGE([Instances.Q63:Instances.Q82])" office:value-type="float" office:value="1179751.4" calcext:value-type="float">
            <text:p>1179751.4</text:p>
          </table:table-cell>
          <table:table-cell table:formula="of:=AVERAGE([Instances.R63:Instances.R82])" office:value-type="float" office:value="120.6" calcext:value-type="float">
            <text:p>120.6</text:p>
          </table:table-cell>
          <table:table-cell table:formula="of:=AVERAGE([Instances.S63:Instances.S82])" office:value-type="float" office:value="0" calcext:value-type="float">
            <text:p>0</text:p>
          </table:table-cell>
          <table:table-cell table:formula="of:=AVERAGE([Instances.T63:Instances.T82])" office:value-type="float" office:value="529.554" calcext:value-type="float">
            <text:p>529.554</text:p>
          </table:table-cell>
          <table:table-cell table:formula="of:=AVERAGE([Instances.U63:Instances.U82])" office:value-type="float" office:value="529.1625" calcext:value-type="float">
            <text:p>529.1625</text:p>
          </table:table-cell>
          <table:table-cell table:formula="of:=AVERAGE([Instances.V63:Instances.V82])" office:value-type="float" office:value="1454695.85" calcext:value-type="float">
            <text:p>1454695.85</text:p>
          </table:table-cell>
          <table:table-cell table:formula="of:=AVERAGE([Instances.W63:Instances.W82])" office:value-type="float" office:value="1074052.7" calcext:value-type="float">
            <text:p>1074052.7</text:p>
          </table:table-cell>
          <table:table-cell table:formula="of:=AVERAGE([Instances.X63:Instances.X82])" office:value-type="float" office:value="125.9" calcext:value-type="float">
            <text:p>125.9</text:p>
          </table:table-cell>
          <table:table-cell table:formula="of:=AVERAGE([Instances.Y63:Instances.Y82])" office:value-type="float" office:value="450" calcext:value-type="float">
            <text:p>450</text:p>
          </table:table-cell>
          <table:table-cell table:formula="of:=AVERAGE([Instances.Z63:Instances.Z82])" office:value-type="float" office:value="526.5995" calcext:value-type="float">
            <text:p>526.5995</text:p>
          </table:table-cell>
          <table:table-cell table:formula="of:=AVERAGE([Instances.AA63:Instances.AA82])" office:value-type="float" office:value="526.207" calcext:value-type="float">
            <text:p>526.207</text:p>
          </table:table-cell>
          <table:table-cell table:formula="of:=AVERAGE([Instances.AB63:Instances.AB82])" office:value-type="float" office:value="1556733.9" calcext:value-type="float">
            <text:p>1556733.9</text:p>
          </table:table-cell>
          <table:table-cell table:formula="of:=AVERAGE([Instances.AC63:Instances.AC82])" office:value-type="float" office:value="1129221.4" calcext:value-type="float">
            <text:p>1129221.4</text:p>
          </table:table-cell>
          <table:table-cell table:formula="of:=AVERAGE([Instances.AD63:Instances.AD82])" office:value-type="float" office:value="124.2" calcext:value-type="float">
            <text:p>124.2</text:p>
          </table:table-cell>
          <table:table-cell table:formula="of:=AVERAGE([Instances.AE63:Instances.AE82])" office:value-type="float" office:value="450" calcext:value-type="float">
            <text:p>450</text:p>
          </table:table-cell>
          <table:table-cell table:formula="of:=AVERAGE([Instances.AF63:Instances.AF82])" office:value-type="float" office:value="528.587" calcext:value-type="float">
            <text:p>528.587</text:p>
          </table:table-cell>
          <table:table-cell table:formula="of:=AVERAGE([Instances.AG63:Instances.AG82])" office:value-type="float" office:value="528.17275" calcext:value-type="float">
            <text:p>528.17275</text:p>
          </table:table-cell>
          <table:table-cell table:formula="of:=AVERAGE([Instances.AH63:Instances.AH82])" office:value-type="float" office:value="1443164.7" calcext:value-type="float">
            <text:p>1443164.7</text:p>
          </table:table-cell>
          <table:table-cell table:formula="of:=AVERAGE([Instances.AI63:Instances.AI82])" office:value-type="float" office:value="1069110.95" calcext:value-type="float">
            <text:p>1069110.95</text:p>
          </table:table-cell>
          <table:table-cell table:formula="of:=AVERAGE([Instances.AJ63:Instances.AJ82])" office:value-type="float" office:value="134" calcext:value-type="float">
            <text:p>134</text:p>
          </table:table-cell>
          <table:table-cell table:formula="of:=AVERAGE([Instances.AK63:Instances.AK82])" office:value-type="float" office:value="570.5" calcext:value-type="float">
            <text:p>570.5</text:p>
          </table:table-cell>
          <table:table-cell table:formula="of:=AVERAGE([Instances.AL63:Instances.AL82])" office:value-type="float" office:value="527.9185" calcext:value-type="float">
            <text:p>527.9185</text:p>
          </table:table-cell>
          <table:table-cell table:formula="of:=AVERAGE([Instances.AM63:Instances.AM82])" office:value-type="float" office:value="527.4707" calcext:value-type="float">
            <text:p>527.4707</text:p>
          </table:table-cell>
          <table:table-cell table:formula="of:=AVERAGE([Instances.AN63:Instances.AN82])" office:value-type="float" office:value="1510437.55" calcext:value-type="float">
            <text:p>1510437.55</text:p>
          </table:table-cell>
          <table:table-cell table:formula="of:=AVERAGE([Instances.AO63:Instances.AO82])" office:value-type="float" office:value="1098371.65" calcext:value-type="float">
            <text:p>1098371.65</text:p>
          </table:table-cell>
          <table:table-cell table:formula="of:=AVERAGE([Instances.AP63:Instances.AP82])" office:value-type="float" office:value="132.65" calcext:value-type="float">
            <text:p>132.65</text:p>
          </table:table-cell>
          <table:table-cell table:formula="of:=AVERAGE([Instances.AQ63:Instances.AQ82])" office:value-type="float" office:value="573.65" calcext:value-type="float">
            <text:p>573.65</text:p>
          </table:table-cell>
          <table:table-cell table:formula="of:=AVERAGE([Instances.AR63:Instances.AR82])" office:value-type="float" office:value="536.787" calcext:value-type="float">
            <text:p>536.787</text:p>
          </table:table-cell>
          <table:table-cell table:formula="of:=AVERAGE([Instances.AS63:Instances.AS82])" office:value-type="float" office:value="536.54095" calcext:value-type="float">
            <text:p>536.54095</text:p>
          </table:table-cell>
          <table:table-cell table:formula="of:=AVERAGE([Instances.AT63:Instances.AT82])" office:value-type="float" office:value="1518806.9" calcext:value-type="float">
            <text:p>1518806.9</text:p>
          </table:table-cell>
          <table:table-cell table:formula="of:=AVERAGE([Instances.AU63:Instances.AU82])" office:value-type="float" office:value="1113611.9" calcext:value-type="float">
            <text:p>1113611.9</text:p>
          </table:table-cell>
          <table:table-cell table:formula="of:=AVERAGE([Instances.AV63:Instances.AV82])" office:value-type="float" office:value="119.75" calcext:value-type="float">
            <text:p>119.75</text:p>
          </table:table-cell>
          <table:table-cell table:formula="of:=AVERAGE([Instances.AW63:Instances.AW82])" office:value-type="float" office:value="225" calcext:value-type="float">
            <text:p>225</text:p>
          </table:table-cell>
          <table:table-cell table:formula="of:=AVERAGE([Instances.AX63:Instances.AX82])" office:value-type="float" office:value="547.299" calcext:value-type="float">
            <text:p>547.299</text:p>
          </table:table-cell>
          <table:table-cell table:formula="of:=AVERAGE([Instances.AY63:Instances.AY82])" office:value-type="float" office:value="547.05975" calcext:value-type="float">
            <text:p>547.05975</text:p>
          </table:table-cell>
          <table:table-cell table:formula="of:=AVERAGE([Instances.AZ63:Instances.AZ82])" office:value-type="float" office:value="1659942.3" calcext:value-type="float">
            <text:p>1659942.3</text:p>
          </table:table-cell>
          <table:table-cell table:formula="of:=AVERAGE([Instances.BA63:Instances.BA82])" office:value-type="float" office:value="1192727.2" calcext:value-type="float">
            <text:p>1192727.2</text:p>
          </table:table-cell>
          <table:table-cell table:formula="of:=AVERAGE([Instances.BB63:Instances.BB82])" office:value-type="float" office:value="114.7" calcext:value-type="float">
            <text:p>114.7</text:p>
          </table:table-cell>
          <table:table-cell table:formula="of:=AVERAGE([Instances.BC63:Instances.BC82])" office:value-type="float" office:value="225" calcext:value-type="float">
            <text:p>225</text:p>
          </table:table-cell>
          <table:table-cell table:formula="of:=AVERAGE([Instances.BD63:Instances.BD82])" office:value-type="float" office:value="527.009" calcext:value-type="float">
            <text:p>527.009</text:p>
          </table:table-cell>
          <table:table-cell table:formula="of:=AVERAGE([Instances.BE63:Instances.BE82])" office:value-type="float" office:value="526.69925" calcext:value-type="float">
            <text:p>526.69925</text:p>
          </table:table-cell>
          <table:table-cell table:formula="of:=AVERAGE([Instances.BF63:Instances.BF82])" office:value-type="float" office:value="1486230.55" calcext:value-type="float">
            <text:p>1486230.55</text:p>
          </table:table-cell>
          <table:table-cell table:formula="of:=AVERAGE([Instances.BG63:Instances.BG82])" office:value-type="float" office:value="1094649.35" calcext:value-type="float">
            <text:p>1094649.35</text:p>
          </table:table-cell>
          <table:table-cell table:formula="of:=AVERAGE([Instances.BH63:Instances.BH82])" office:value-type="float" office:value="108.35" calcext:value-type="float">
            <text:p>108.35</text:p>
          </table:table-cell>
          <table:table-cell table:formula="of:=AVERAGE([Instances.BI63:Instances.BI82])" office:value-type="float" office:value="257.55" calcext:value-type="float">
            <text:p>257.55</text:p>
          </table:table-cell>
          <table:table-cell table:formula="of:=AVERAGE([Instances.BJ63:Instances.BJ82])" office:value-type="float" office:value="535.3915" calcext:value-type="float">
            <text:p>535.3915</text:p>
          </table:table-cell>
          <table:table-cell table:formula="of:=AVERAGE([Instances.BK63:Instances.BK82])" office:value-type="float" office:value="535.07835" calcext:value-type="float">
            <text:p>535.07835</text:p>
          </table:table-cell>
          <table:table-cell table:formula="of:=AVERAGE([Instances.BL63:Instances.BL82])" office:value-type="float" office:value="1608619.35" calcext:value-type="float">
            <text:p>1608619.35</text:p>
          </table:table-cell>
          <table:table-cell table:formula="of:=AVERAGE([Instances.BM63:Instances.BM82])" office:value-type="float" office:value="1163068.9" calcext:value-type="float">
            <text:p>1163068.9</text:p>
          </table:table-cell>
          <table:table-cell table:formula="of:=AVERAGE([Instances.BN63:Instances.BN82])" office:value-type="float" office:value="107.8" calcext:value-type="float">
            <text:p>107.8</text:p>
          </table:table-cell>
          <table:table-cell table:formula="of:=AVERAGE([Instances.BO63:Instances.BO82])" office:value-type="float" office:value="254.95" calcext:value-type="float">
            <text:p>254.95</text:p>
          </table:table-cell>
          <table:table-cell table:formula="of:=AVERAGE([Instances.BP63:Instances.BP82])" office:value-type="float" office:value="533.361" calcext:value-type="float">
            <text:p>533.361</text:p>
          </table:table-cell>
          <table:table-cell table:formula="of:=AVERAGE([Instances.BQ63:Instances.BQ82])" office:value-type="float" office:value="532.9925" calcext:value-type="float">
            <text:p>532.9925</text:p>
          </table:table-cell>
          <table:table-cell table:formula="of:=AVERAGE([Instances.BR63:Instances.BR82])" office:value-type="float" office:value="1474487.7" calcext:value-type="float">
            <text:p>1474487.7</text:p>
          </table:table-cell>
          <table:table-cell table:formula="of:=AVERAGE([Instances.BS63:Instances.BS82])" office:value-type="float" office:value="1090878.8" calcext:value-type="float">
            <text:p>1090878.8</text:p>
          </table:table-cell>
          <table:table-cell table:formula="of:=AVERAGE([Instances.BT63:Instances.BT82])" office:value-type="float" office:value="118.15" calcext:value-type="float">
            <text:p>118.15</text:p>
          </table:table-cell>
          <table:table-cell table:formula="of:=AVERAGE([Instances.BU63:Instances.BU82])" office:value-type="float" office:value="387.3" calcext:value-type="float">
            <text:p>387.3</text:p>
          </table:table-cell>
          <table:table-cell table:formula="of:=AVERAGE([Instances.BV63:Instances.BV82])" office:value-type="float" office:value="525.853" calcext:value-type="float">
            <text:p>525.853</text:p>
          </table:table-cell>
          <table:table-cell table:formula="of:=AVERAGE([Instances.BW63:Instances.BW82])" office:value-type="float" office:value="525.5056" calcext:value-type="float">
            <text:p>525.5056</text:p>
          </table:table-cell>
          <table:table-cell table:formula="of:=AVERAGE([Instances.BX63:Instances.BX82])" office:value-type="float" office:value="1554068.4" calcext:value-type="float">
            <text:p>1554068.4</text:p>
          </table:table-cell>
          <table:table-cell table:formula="of:=AVERAGE([Instances.BY63:Instances.BY82])" office:value-type="float" office:value="1128695.55" calcext:value-type="float">
            <text:p>1128695.55</text:p>
          </table:table-cell>
          <table:table-cell table:formula="of:=AVERAGE([Instances.BZ63:Instances.BZ82])" office:value-type="float" office:value="116.3" calcext:value-type="float">
            <text:p>116.3</text:p>
          </table:table-cell>
          <table:table-cell table:formula="of:=AVERAGE([Instances.CA63:Instances.CA82])" office:value-type="float" office:value="385.75" calcext:value-type="float">
            <text:p>385.75</text:p>
          </table:table-cell>
          <table:table-cell table:formula="of:=MIN([.$B6];[.$H6];[.$N6];[.$T6];[.$Z6];[.$AF6];[.$AL6];[.$AR6];[.$AX6];[.$BD6];[.$BJ6];[.$BP6])" office:value-type="float" office:value="525.853" calcext:value-type="float">
            <text:p>525.853</text:p>
          </table:table-cell>
          <table:table-cell table:formula="of:=MIN([.$C6];[.$I6];[.$O6];[.$U6];[.$AA6];[.$AG6];[.$AM6];[.$AS6];[.$AY6];[.$BE6];[.$BK6];[.$BQ6])" office:value-type="float" office:value="525.5056" calcext:value-type="float">
            <text:p>525.5056</text:p>
          </table:table-cell>
          <table:table-cell table:formula="of:=MIN([.$D6];[.$J6];[.$P6];[.$V6];[.$AB6];[.$AH6];[.$AN6];[.$AT6];[.$AZ6];[.$BF6];[.$BL6];[.$BR6])" office:value-type="float" office:value="1443164.7" calcext:value-type="float">
            <text:p>1443164.7</text:p>
          </table:table-cell>
          <table:table-cell table:formula="of:=MIN([.$E6];[.$K6];[.$Q6];[.$W6];[.$AC6];[.$AI6];[.$AO6];[.$AU6];[.$BA6];[.$BG6];[.$BM6];[.$BS6])" office:value-type="float" office:value="1069110.95" calcext:value-type="float">
            <text:p>1069110.95</text:p>
          </table:table-cell>
          <table:table-cell table:formula="of:=MIN([.$F6];[.$L6];[.$R6];[.$X6];[.$AD6];[.$AJ6];[.$AP6];[.$AV6];[.$BB6];[.$BH6];[.$BN6];[.$BT6])" office:value-type="float" office:value="107.8" calcext:value-type="float">
            <text:p>107.8</text:p>
          </table:table-cell>
          <table:table-cell table:formula="of:=MIN([.$G6];[.$M6];[.$S6];[.$Y6];[.$AE6];[.$AK6];[.$AQ6];[.$AW6];[.$BC6];[.$BI6];[.$BO6];[.$BU6])" office:value-type="float" office:value="0" calcext:value-type="float">
            <text:p>0</text:p>
          </table:table-cell>
          <table:table-cell table:formula="of:=MEDIAN([.$B6];[.$H6];[.$N6];[.$T6];[.$Z6];[.$AF6];[.$AL6];[.$AR6];[.$AX6];[.$BD6];[.$BJ6];[.$BP6])" office:value-type="float" office:value="529.0705" calcext:value-type="float">
            <text:p>529.0705</text:p>
          </table:table-cell>
          <table:table-cell table:formula="of:=MEDIAN([.$C6];[.$I6];[.$O6];[.$U6];[.$AA6];[.$AG6];[.$AM6];[.$AS6];[.$AY6];[.$BE6];[.$BK6];[.$BQ6])" office:value-type="float" office:value="528.667625" calcext:value-type="float">
            <text:p>528.667625</text:p>
          </table:table-cell>
          <table:table-cell table:formula="of:=MEDIAN([.$D6];[.$J6];[.$P6];[.$V6];[.$AB6];[.$AH6];[.$AN6];[.$AT6];[.$AZ6];[.$BF6];[.$BL6];[.$BR6])" office:value-type="float" office:value="1536437.65" calcext:value-type="float">
            <text:p>1536437.65</text:p>
          </table:table-cell>
          <table:table-cell table:formula="of:=MEDIAN([.$E6];[.$K6];[.$Q6];[.$W6];[.$AC6];[.$AI6];[.$AO6];[.$AU6];[.$BA6];[.$BG6];[.$BM6];[.$BS6])" office:value-type="float" office:value="1121153.725" calcext:value-type="float">
            <text:p>1121153.725</text:p>
          </table:table-cell>
          <table:table-cell table:formula="of:=MEDIAN([.$F6];[.$L6];[.$R6];[.$X6];[.$AD6];[.$AJ6];[.$AP6];[.$AV6];[.$BB6];[.$BH6];[.$BN6];[.$BT6])" office:value-type="float" office:value="120.175" calcext:value-type="float">
            <text:p>120.175</text:p>
          </table:table-cell>
          <table:table-cell table:formula="of:=MEDIAN([.$G6];[.$M6];[.$S6];[.$Y6];[.$AE6];[.$AK6];[.$AQ6];[.$AW6];[.$BC6];[.$BI6];[.$BO6];[.$BU6])" office:value-type="float" office:value="321.65" calcext:value-type="float">
            <text:p>321.65</text:p>
          </table:table-cell>
          <table:table-cell table:formula="of:=MAX([.$B6];[.$H6];[.$N6];[.$T6];[.$Z6];[.$AF6];[.$AL6];[.$AR6];[.$AX6];[.$BD6];[.$BJ6];[.$BP6])" office:value-type="float" office:value="547.299" calcext:value-type="float">
            <text:p>547.299</text:p>
          </table:table-cell>
          <table:table-cell table:formula="of:=MAX([.$C6];[.$I6];[.$O6];[.$U6];[.$AA6];[.$AG6];[.$AM6];[.$AS6];[.$AY6];[.$BE6];[.$BK6];[.$BQ6])" office:value-type="float" office:value="547.05975" calcext:value-type="float">
            <text:p>547.05975</text:p>
          </table:table-cell>
          <table:table-cell table:formula="of:=MAX([.$D6];[.$J6];[.$P6];[.$V6];[.$AB6];[.$AH6];[.$AN6];[.$AT6];[.$AZ6];[.$BF6];[.$BL6];[.$BR6])" office:value-type="float" office:value="1669807.05" calcext:value-type="float">
            <text:p>1669807.05</text:p>
          </table:table-cell>
          <table:table-cell table:formula="of:=MAX([.$E6];[.$K6];[.$Q6];[.$W6];[.$AC6];[.$AI6];[.$AO6];[.$AU6];[.$BA6];[.$BG6];[.$BM6];[.$BS6])" office:value-type="float" office:value="1192727.2" calcext:value-type="float">
            <text:p>1192727.2</text:p>
          </table:table-cell>
          <table:table-cell table:formula="of:=MAX([.$F6];[.$L6];[.$R6];[.$X6];[.$AD6];[.$AJ6];[.$AP6];[.$AV6];[.$BB6];[.$BH6];[.$BN6];[.$BT6])" office:value-type="float" office:value="134" calcext:value-type="float">
            <text:p>134</text:p>
          </table:table-cell>
          <table:table-cell table:formula="of:=MAX([.$G6];[.$M6];[.$S6];[.$Y6];[.$AE6];[.$AK6];[.$AQ6];[.$AW6];[.$BC6];[.$BI6];[.$BO6];[.$BU6])" office:value-type="float" office:value="573.65" calcext:value-type="float">
            <text:p>573.65</text:p>
          </table:table-cell>
          <table:table-cell/>
        </table:table-row>
        <table:table-row table:style-name="ro1">
          <table:table-cell office:value-type="string" calcext:value-type="string">
            <text:p>Sokoban</text:p>
          </table:table-cell>
          <table:table-cell table:formula="of:=AVERAGE([Instances.H83:Instances.H102])" office:value-type="float" office:value="900" calcext:value-type="float">
            <text:p>900</text:p>
          </table:table-cell>
          <table:table-cell table:formula="of:=AVERAGE([Instances.I83:Instances.I102])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formula="of:=AVERAGE([Instances.L83:Instances.L102])" office:value-type="float" office:value="0" calcext:value-type="float">
            <text:p>0</text:p>
          </table:table-cell>
          <table:table-cell table:formula="of:=AVERAGE([Instances.M83:Instances.M102])" office:value-type="float" office:value="0" calcext:value-type="float">
            <text:p>0</text:p>
          </table:table-cell>
          <table:table-cell table:formula="of:=AVERAGE([Instances.N83:Instances.N102])" office:value-type="float" office:value="900" calcext:value-type="float">
            <text:p>900</text:p>
          </table:table-cell>
          <table:table-cell table:formula="of:=AVERAGE([Instances.O83:Instances.O102])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formula="of:=AVERAGE([Instances.R83:Instances.R102])" office:value-type="float" office:value="0" calcext:value-type="float">
            <text:p>0</text:p>
          </table:table-cell>
          <table:table-cell table:formula="of:=AVERAGE([Instances.S83:Instances.S102])" office:value-type="float" office:value="0" calcext:value-type="float">
            <text:p>0</text:p>
          </table:table-cell>
          <table:table-cell table:formula="of:=AVERAGE([Instances.T83:Instances.T102])" office:value-type="float" office:value="900" calcext:value-type="float">
            <text:p>900</text:p>
          </table:table-cell>
          <table:table-cell table:formula="of:=AVERAGE([Instances.U83:Instances.U102])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formula="of:=AVERAGE([Instances.X83:Instances.X102])" office:value-type="float" office:value="0" calcext:value-type="float">
            <text:p>0</text:p>
          </table:table-cell>
          <table:table-cell table:formula="of:=AVERAGE([Instances.Y83:Instances.Y102])" office:value-type="float" office:value="0" calcext:value-type="float">
            <text:p>0</text:p>
          </table:table-cell>
          <table:table-cell table:formula="of:=AVERAGE([Instances.Z83:Instances.Z102])" office:value-type="float" office:value="900" calcext:value-type="float">
            <text:p>900</text:p>
          </table:table-cell>
          <table:table-cell table:formula="of:=AVERAGE([Instances.AA83:Instances.AA102])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formula="of:=AVERAGE([Instances.AD83:Instances.AD102])" office:value-type="float" office:value="0" calcext:value-type="float">
            <text:p>0</text:p>
          </table:table-cell>
          <table:table-cell table:formula="of:=AVERAGE([Instances.AE83:Instances.AE102])" office:value-type="float" office:value="0" calcext:value-type="float">
            <text:p>0</text:p>
          </table:table-cell>
          <table:table-cell table:formula="of:=AVERAGE([Instances.AF83:Instances.AF102])" office:value-type="float" office:value="900" calcext:value-type="float">
            <text:p>900</text:p>
          </table:table-cell>
          <table:table-cell table:formula="of:=AVERAGE([Instances.AG83:Instances.AG102])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formula="of:=AVERAGE([Instances.AJ83:Instances.AJ102])" office:value-type="float" office:value="0.6" calcext:value-type="float">
            <text:p>0.6</text:p>
          </table:table-cell>
          <table:table-cell table:formula="of:=AVERAGE([Instances.AK83:Instances.AK102])" office:value-type="float" office:value="0" calcext:value-type="float">
            <text:p>0</text:p>
          </table:table-cell>
          <table:table-cell table:formula="of:=AVERAGE([Instances.AL83:Instances.AL102])" office:value-type="float" office:value="900" calcext:value-type="float">
            <text:p>900</text:p>
          </table:table-cell>
          <table:table-cell table:formula="of:=AVERAGE([Instances.AM83:Instances.AM102])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formula="of:=AVERAGE([Instances.AP83:Instances.AP102])" office:value-type="float" office:value="0.2" calcext:value-type="float">
            <text:p>0.2</text:p>
          </table:table-cell>
          <table:table-cell table:formula="of:=AVERAGE([Instances.AQ83:Instances.AQ102])" office:value-type="float" office:value="0" calcext:value-type="float">
            <text:p>0</text:p>
          </table:table-cell>
          <table:table-cell table:formula="of:=AVERAGE([Instances.AR83:Instances.AR102])" office:value-type="float" office:value="900" calcext:value-type="float">
            <text:p>900</text:p>
          </table:table-cell>
          <table:table-cell table:formula="of:=AVERAGE([Instances.AS83:Instances.AS102])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formula="of:=AVERAGE([Instances.AV83:Instances.AV102])" office:value-type="float" office:value="0" calcext:value-type="float">
            <text:p>0</text:p>
          </table:table-cell>
          <table:table-cell table:formula="of:=AVERAGE([Instances.AW83:Instances.AW102])" office:value-type="float" office:value="0" calcext:value-type="float">
            <text:p>0</text:p>
          </table:table-cell>
          <table:table-cell table:formula="of:=AVERAGE([Instances.AX83:Instances.AX102])" office:value-type="float" office:value="900" calcext:value-type="float">
            <text:p>900</text:p>
          </table:table-cell>
          <table:table-cell table:formula="of:=AVERAGE([Instances.AY83:Instances.AY102])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formula="of:=AVERAGE([Instances.BB83:Instances.BB102])" office:value-type="float" office:value="0.2" calcext:value-type="float">
            <text:p>0.2</text:p>
          </table:table-cell>
          <table:table-cell table:formula="of:=AVERAGE([Instances.BC83:Instances.BC102])" office:value-type="float" office:value="0" calcext:value-type="float">
            <text:p>0</text:p>
          </table:table-cell>
          <table:table-cell table:formula="of:=AVERAGE([Instances.BD83:Instances.BD102])" office:value-type="float" office:value="900" calcext:value-type="float">
            <text:p>900</text:p>
          </table:table-cell>
          <table:table-cell table:formula="of:=AVERAGE([Instances.BE83:Instances.BE102])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formula="of:=AVERAGE([Instances.BH83:Instances.BH102])" office:value-type="float" office:value="0" calcext:value-type="float">
            <text:p>0</text:p>
          </table:table-cell>
          <table:table-cell table:formula="of:=AVERAGE([Instances.BI83:Instances.BI102])" office:value-type="float" office:value="0" calcext:value-type="float">
            <text:p>0</text:p>
          </table:table-cell>
          <table:table-cell table:formula="of:=AVERAGE([Instances.BJ83:Instances.BJ102])" office:value-type="float" office:value="900" calcext:value-type="float">
            <text:p>900</text:p>
          </table:table-cell>
          <table:table-cell table:formula="of:=AVERAGE([Instances.BK83:Instances.BK102])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formula="of:=AVERAGE([Instances.BN83:Instances.BN102])" office:value-type="float" office:value="0" calcext:value-type="float">
            <text:p>0</text:p>
          </table:table-cell>
          <table:table-cell table:formula="of:=AVERAGE([Instances.BO83:Instances.BO102])" office:value-type="float" office:value="0" calcext:value-type="float">
            <text:p>0</text:p>
          </table:table-cell>
          <table:table-cell table:formula="of:=AVERAGE([Instances.BP83:Instances.BP102])" office:value-type="float" office:value="900" calcext:value-type="float">
            <text:p>900</text:p>
          </table:table-cell>
          <table:table-cell table:formula="of:=AVERAGE([Instances.BQ83:Instances.BQ102])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formula="of:=AVERAGE([Instances.BT83:Instances.BT102])" office:value-type="float" office:value="0.2" calcext:value-type="float">
            <text:p>0.2</text:p>
          </table:table-cell>
          <table:table-cell table:formula="of:=AVERAGE([Instances.BU83:Instances.BU102])" office:value-type="float" office:value="0" calcext:value-type="float">
            <text:p>0</text:p>
          </table:table-cell>
          <table:table-cell table:formula="of:=AVERAGE([Instances.BV83:Instances.BV102])" office:value-type="float" office:value="900" calcext:value-type="float">
            <text:p>900</text:p>
          </table:table-cell>
          <table:table-cell table:formula="of:=AVERAGE([Instances.BW83:Instances.BW102])"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  <table:table-cell table:formula="of:=AVERAGE([Instances.BZ83:Instances.BZ102])" office:value-type="float" office:value="0.2" calcext:value-type="float">
            <text:p>0.2</text:p>
          </table:table-cell>
          <table:table-cell table:formula="of:=AVERAGE([Instances.CA83:Instances.CA102])" office:value-type="float" office:value="0" calcext:value-type="float">
            <text:p>0</text:p>
          </table:table-cell>
          <table:table-cell table:formula="of:=MIN([.$B7];[.$H7];[.$N7];[.$T7];[.$Z7];[.$AF7];[.$AL7];[.$AR7];[.$AX7];[.$BD7];[.$BJ7];[.$BP7])" office:value-type="float" office:value="900" calcext:value-type="float">
            <text:p>900</text:p>
          </table:table-cell>
          <table:table-cell table:formula="of:=MIN([.$C7];[.$I7];[.$O7];[.$U7];[.$AA7];[.$AG7];[.$AM7];[.$AS7];[.$AY7];[.$BE7];[.$BK7];[.$BQ7])" office:value-type="float" office:value="900" calcext:value-type="float">
            <text:p>900</text:p>
          </table:table-cell>
          <table:table-cell table:formula="of:=MIN([.$D7];[.$J7];[.$P7];[.$V7];[.$AB7];[.$AH7];[.$AN7];[.$AT7];[.$AZ7];[.$BF7];[.$BL7];[.$BR7])" office:value-type="float" office:value="0" calcext:value-type="float">
            <text:p>0</text:p>
          </table:table-cell>
          <table:table-cell table:formula="of:=MIN([.$E7];[.$K7];[.$Q7];[.$W7];[.$AC7];[.$AI7];[.$AO7];[.$AU7];[.$BA7];[.$BG7];[.$BM7];[.$BS7])" office:value-type="float" office:value="0" calcext:value-type="float">
            <text:p>0</text:p>
          </table:table-cell>
          <table:table-cell table:formula="of:=MIN([.$F7];[.$L7];[.$R7];[.$X7];[.$AD7];[.$AJ7];[.$AP7];[.$AV7];[.$BB7];[.$BH7];[.$BN7];[.$BT7])" office:value-type="float" office:value="0" calcext:value-type="float">
            <text:p>0</text:p>
          </table:table-cell>
          <table:table-cell table:formula="of:=MIN([.$G7];[.$M7];[.$S7];[.$Y7];[.$AE7];[.$AK7];[.$AQ7];[.$AW7];[.$BC7];[.$BI7];[.$BO7];[.$BU7])" office:value-type="float" office:value="0" calcext:value-type="float">
            <text:p>0</text:p>
          </table:table-cell>
          <table:table-cell table:formula="of:=MEDIAN([.$B7];[.$H7];[.$N7];[.$T7];[.$Z7];[.$AF7];[.$AL7];[.$AR7];[.$AX7];[.$BD7];[.$BJ7];[.$BP7])" office:value-type="float" office:value="900" calcext:value-type="float">
            <text:p>900</text:p>
          </table:table-cell>
          <table:table-cell table:formula="of:=MEDIAN([.$C7];[.$I7];[.$O7];[.$U7];[.$AA7];[.$AG7];[.$AM7];[.$AS7];[.$AY7];[.$BE7];[.$BK7];[.$BQ7])" office:value-type="float" office:value="900" calcext:value-type="float">
            <text:p>900</text:p>
          </table:table-cell>
          <table:table-cell table:formula="of:=MEDIAN([.$D7];[.$J7];[.$P7];[.$V7];[.$AB7];[.$AH7];[.$AN7];[.$AT7];[.$AZ7];[.$BF7];[.$BL7];[.$BR7])" office:value-type="string" office:string-value="" calcext:value-type="error">
            <text:p>#VALUE!</text:p>
          </table:table-cell>
          <table:table-cell table:formula="of:=MEDIAN([.$E7];[.$K7];[.$Q7];[.$W7];[.$AC7];[.$AI7];[.$AO7];[.$AU7];[.$BA7];[.$BG7];[.$BM7];[.$BS7])" office:value-type="string" office:string-value="" calcext:value-type="error">
            <text:p>#VALUE!</text:p>
          </table:table-cell>
          <table:table-cell table:formula="of:=MEDIAN([.$F7];[.$L7];[.$R7];[.$X7];[.$AD7];[.$AJ7];[.$AP7];[.$AV7];[.$BB7];[.$BH7];[.$BN7];[.$BT7])" office:value-type="float" office:value="0" calcext:value-type="float">
            <text:p>0</text:p>
          </table:table-cell>
          <table:table-cell table:formula="of:=MEDIAN([.$G7];[.$M7];[.$S7];[.$Y7];[.$AE7];[.$AK7];[.$AQ7];[.$AW7];[.$BC7];[.$BI7];[.$BO7];[.$BU7])" office:value-type="float" office:value="0" calcext:value-type="float">
            <text:p>0</text:p>
          </table:table-cell>
          <table:table-cell table:formula="of:=MAX([.$B7];[.$H7];[.$N7];[.$T7];[.$Z7];[.$AF7];[.$AL7];[.$AR7];[.$AX7];[.$BD7];[.$BJ7];[.$BP7])" office:value-type="float" office:value="900" calcext:value-type="float">
            <text:p>900</text:p>
          </table:table-cell>
          <table:table-cell table:formula="of:=MAX([.$C7];[.$I7];[.$O7];[.$U7];[.$AA7];[.$AG7];[.$AM7];[.$AS7];[.$AY7];[.$BE7];[.$BK7];[.$BQ7])" office:value-type="float" office:value="900" calcext:value-type="float">
            <text:p>900</text:p>
          </table:table-cell>
          <table:table-cell table:formula="of:=MAX([.$D7];[.$J7];[.$P7];[.$V7];[.$AB7];[.$AH7];[.$AN7];[.$AT7];[.$AZ7];[.$BF7];[.$BL7];[.$BR7])" office:value-type="float" office:value="0" calcext:value-type="float">
            <text:p>0</text:p>
          </table:table-cell>
          <table:table-cell table:formula="of:=MAX([.$E7];[.$K7];[.$Q7];[.$W7];[.$AC7];[.$AI7];[.$AO7];[.$AU7];[.$BA7];[.$BG7];[.$BM7];[.$BS7])" office:value-type="float" office:value="0" calcext:value-type="float">
            <text:p>0</text:p>
          </table:table-cell>
          <table:table-cell table:formula="of:=MAX([.$F7];[.$L7];[.$R7];[.$X7];[.$AD7];[.$AJ7];[.$AP7];[.$AV7];[.$BB7];[.$BH7];[.$BN7];[.$BT7])" office:value-type="float" office:value="0.6" calcext:value-type="float">
            <text:p>0.6</text:p>
          </table:table-cell>
          <table:table-cell table:formula="of:=MAX([.$G7];[.$M7];[.$S7];[.$Y7];[.$AE7];[.$AK7];[.$AQ7];[.$AW7];[.$BC7];[.$BI7];[.$BO7];[.$BU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sit-all</text:p>
          </table:table-cell>
          <table:table-cell table:formula="of:=AVERAGE([Instances.H103:Instances.H122])" office:value-type="float" office:value="678.445" calcext:value-type="float">
            <text:p>678.445</text:p>
          </table:table-cell>
          <table:table-cell table:formula="of:=AVERAGE([Instances.I103:Instances.I122])" office:value-type="float" office:value="678.03165" calcext:value-type="float">
            <text:p>678.03165</text:p>
          </table:table-cell>
          <table:table-cell table:formula="of:=AVERAGE([Instances.J103:Instances.J122])" office:value-type="float" office:value="3031461.2" calcext:value-type="float">
            <text:p>3031461.2</text:p>
          </table:table-cell>
          <table:table-cell table:formula="of:=AVERAGE([Instances.K103:Instances.K122])" office:value-type="float" office:value="2348501.8" calcext:value-type="float">
            <text:p>2348501.8</text:p>
          </table:table-cell>
          <table:table-cell table:formula="of:=AVERAGE([Instances.L103:Instances.L122])" office:value-type="float" office:value="101.95" calcext:value-type="float">
            <text:p>101.95</text:p>
          </table:table-cell>
          <table:table-cell table:formula="of:=AVERAGE([Instances.M103:Instances.M122])" office:value-type="float" office:value="0" calcext:value-type="float">
            <text:p>0</text:p>
          </table:table-cell>
          <table:table-cell table:formula="of:=AVERAGE([Instances.N103:Instances.N122])" office:value-type="float" office:value="675.1995" calcext:value-type="float">
            <text:p>675.1995</text:p>
          </table:table-cell>
          <table:table-cell table:formula="of:=AVERAGE([Instances.O103:Instances.O122])" office:value-type="float" office:value="674.74565" calcext:value-type="float">
            <text:p>674.74565</text:p>
          </table:table-cell>
          <table:table-cell table:formula="of:=AVERAGE([Instances.P103:Instances.P122])" office:value-type="float" office:value="3204791.2" calcext:value-type="float">
            <text:p>3204791.2</text:p>
          </table:table-cell>
          <table:table-cell table:formula="of:=AVERAGE([Instances.Q103:Instances.Q122])" office:value-type="float" office:value="2465657.85" calcext:value-type="float">
            <text:p>2465657.85</text:p>
          </table:table-cell>
          <table:table-cell table:formula="of:=AVERAGE([Instances.R103:Instances.R122])" office:value-type="float" office:value="101.1" calcext:value-type="float">
            <text:p>101.1</text:p>
          </table:table-cell>
          <table:table-cell table:formula="of:=AVERAGE([Instances.S103:Instances.S122])" office:value-type="float" office:value="0" calcext:value-type="float">
            <text:p>0</text:p>
          </table:table-cell>
          <table:table-cell table:formula="of:=AVERAGE([Instances.T103:Instances.T122])" office:value-type="float" office:value="900" calcext:value-type="float">
            <text:p>900</text:p>
          </table:table-cell>
          <table:table-cell table:formula="of:=AVERAGE([Instances.U103:Instances.U122])" office:value-type="float" office:value="900" calcext:value-type="float">
            <text:p>900</text:p>
          </table:table-cell>
          <table:table-cell table:formula="of:=AVERAGE([Instances.V103:Instances.V122])" office:value-type="float" office:value="126.5" calcext:value-type="float">
            <text:p>126.5</text:p>
          </table:table-cell>
          <table:table-cell table:formula="of:=AVERAGE([Instances.W103:Instances.W122])" office:value-type="float" office:value="107.8" calcext:value-type="float">
            <text:p>107.8</text:p>
          </table:table-cell>
          <table:table-cell table:formula="of:=AVERAGE([Instances.X103:Instances.X122])" office:value-type="float" office:value="1692.45" calcext:value-type="float">
            <text:p>1692.45</text:p>
          </table:table-cell>
          <table:table-cell table:formula="of:=AVERAGE([Instances.Y103:Instances.Y122])" office:value-type="float" office:value="0" calcext:value-type="float">
            <text:p>0</text:p>
          </table:table-cell>
          <table:table-cell table:formula="of:=AVERAGE([Instances.Z103:Instances.Z122])" office:value-type="float" office:value="900" calcext:value-type="float">
            <text:p>900</text:p>
          </table:table-cell>
          <table:table-cell table:formula="of:=AVERAGE([Instances.AA103:Instances.AA122])" office:value-type="float" office:value="900" calcext:value-type="float">
            <text:p>900</text:p>
          </table:table-cell>
          <table:table-cell table:formula="of:=AVERAGE([Instances.AB103:Instances.AB122])" office:value-type="float" office:value="78.25" calcext:value-type="float">
            <text:p>78.25</text:p>
          </table:table-cell>
          <table:table-cell table:formula="of:=AVERAGE([Instances.AC103:Instances.AC122])" office:value-type="float" office:value="69.05" calcext:value-type="float">
            <text:p>69.05</text:p>
          </table:table-cell>
          <table:table-cell table:formula="of:=AVERAGE([Instances.AD103:Instances.AD122])" office:value-type="float" office:value="1703.8" calcext:value-type="float">
            <text:p>1703.8</text:p>
          </table:table-cell>
          <table:table-cell table:formula="of:=AVERAGE([Instances.AE103:Instances.AE122])" office:value-type="float" office:value="0" calcext:value-type="float">
            <text:p>0</text:p>
          </table:table-cell>
          <table:table-cell table:formula="of:=AVERAGE([Instances.AF103:Instances.AF122])" office:value-type="float" office:value="900" calcext:value-type="float">
            <text:p>900</text:p>
          </table:table-cell>
          <table:table-cell table:formula="of:=AVERAGE([Instances.AG103:Instances.AG122])" office:value-type="float" office:value="900" calcext:value-type="float">
            <text:p>900</text:p>
          </table:table-cell>
          <table:table-cell table:formula="of:=AVERAGE([Instances.AH103:Instances.AH122])" office:value-type="float" office:value="126.5" calcext:value-type="float">
            <text:p>126.5</text:p>
          </table:table-cell>
          <table:table-cell table:formula="of:=AVERAGE([Instances.AI103:Instances.AI122])" office:value-type="float" office:value="107.8" calcext:value-type="float">
            <text:p>107.8</text:p>
          </table:table-cell>
          <table:table-cell table:formula="of:=AVERAGE([Instances.AJ103:Instances.AJ122])" office:value-type="float" office:value="1703.25" calcext:value-type="float">
            <text:p>1703.25</text:p>
          </table:table-cell>
          <table:table-cell table:formula="of:=AVERAGE([Instances.AK103:Instances.AK122])" office:value-type="float" office:value="0" calcext:value-type="float">
            <text:p>0</text:p>
          </table:table-cell>
          <table:table-cell table:formula="of:=AVERAGE([Instances.AL103:Instances.AL122])" office:value-type="float" office:value="900" calcext:value-type="float">
            <text:p>900</text:p>
          </table:table-cell>
          <table:table-cell table:formula="of:=AVERAGE([Instances.AM103:Instances.AM122])" office:value-type="float" office:value="900" calcext:value-type="float">
            <text:p>900</text:p>
          </table:table-cell>
          <table:table-cell table:formula="of:=AVERAGE([Instances.AN103:Instances.AN122])" office:value-type="float" office:value="78.25" calcext:value-type="float">
            <text:p>78.25</text:p>
          </table:table-cell>
          <table:table-cell table:formula="of:=AVERAGE([Instances.AO103:Instances.AO122])" office:value-type="float" office:value="69.05" calcext:value-type="float">
            <text:p>69.05</text:p>
          </table:table-cell>
          <table:table-cell table:formula="of:=AVERAGE([Instances.AP103:Instances.AP122])" office:value-type="float" office:value="1707.65" calcext:value-type="float">
            <text:p>1707.65</text:p>
          </table:table-cell>
          <table:table-cell table:formula="of:=AVERAGE([Instances.AQ103:Instances.AQ122])" office:value-type="float" office:value="0" calcext:value-type="float">
            <text:p>0</text:p>
          </table:table-cell>
          <table:table-cell table:formula="of:=AVERAGE([Instances.AR103:Instances.AR122])" office:value-type="float" office:value="900" calcext:value-type="float">
            <text:p>900</text:p>
          </table:table-cell>
          <table:table-cell table:formula="of:=AVERAGE([Instances.AS103:Instances.AS122])" office:value-type="float" office:value="900" calcext:value-type="float">
            <text:p>900</text:p>
          </table:table-cell>
          <table:table-cell table:formula="of:=AVERAGE([Instances.AT103:Instances.AT122])" office:value-type="float" office:value="126.5" calcext:value-type="float">
            <text:p>126.5</text:p>
          </table:table-cell>
          <table:table-cell table:formula="of:=AVERAGE([Instances.AU103:Instances.AU122])" office:value-type="float" office:value="107.8" calcext:value-type="float">
            <text:p>107.8</text:p>
          </table:table-cell>
          <table:table-cell table:formula="of:=AVERAGE([Instances.AV103:Instances.AV122])" office:value-type="float" office:value="1699.4" calcext:value-type="float">
            <text:p>1699.4</text:p>
          </table:table-cell>
          <table:table-cell table:formula="of:=AVERAGE([Instances.AW103:Instances.AW122])" office:value-type="float" office:value="0" calcext:value-type="float">
            <text:p>0</text:p>
          </table:table-cell>
          <table:table-cell table:formula="of:=AVERAGE([Instances.AX103:Instances.AX122])" office:value-type="float" office:value="900" calcext:value-type="float">
            <text:p>900</text:p>
          </table:table-cell>
          <table:table-cell table:formula="of:=AVERAGE([Instances.AY103:Instances.AY122])" office:value-type="float" office:value="900" calcext:value-type="float">
            <text:p>900</text:p>
          </table:table-cell>
          <table:table-cell table:formula="of:=AVERAGE([Instances.AZ103:Instances.AZ122])" office:value-type="float" office:value="78.25" calcext:value-type="float">
            <text:p>78.25</text:p>
          </table:table-cell>
          <table:table-cell table:formula="of:=AVERAGE([Instances.BA103:Instances.BA122])" office:value-type="float" office:value="69.05" calcext:value-type="float">
            <text:p>69.05</text:p>
          </table:table-cell>
          <table:table-cell table:formula="of:=AVERAGE([Instances.BB103:Instances.BB122])" office:value-type="float" office:value="1703.35" calcext:value-type="float">
            <text:p>1703.35</text:p>
          </table:table-cell>
          <table:table-cell table:formula="of:=AVERAGE([Instances.BC103:Instances.BC122])" office:value-type="float" office:value="0" calcext:value-type="float">
            <text:p>0</text:p>
          </table:table-cell>
          <table:table-cell table:formula="of:=AVERAGE([Instances.BD103:Instances.BD122])" office:value-type="float" office:value="900" calcext:value-type="float">
            <text:p>900</text:p>
          </table:table-cell>
          <table:table-cell table:formula="of:=AVERAGE([Instances.BE103:Instances.BE122])" office:value-type="float" office:value="900" calcext:value-type="float">
            <text:p>900</text:p>
          </table:table-cell>
          <table:table-cell table:formula="of:=AVERAGE([Instances.BF103:Instances.BF122])" office:value-type="float" office:value="146.65" calcext:value-type="float">
            <text:p>146.65</text:p>
          </table:table-cell>
          <table:table-cell table:formula="of:=AVERAGE([Instances.BG103:Instances.BG122])" office:value-type="float" office:value="123.4" calcext:value-type="float">
            <text:p>123.4</text:p>
          </table:table-cell>
          <table:table-cell table:formula="of:=AVERAGE([Instances.BH103:Instances.BH122])" office:value-type="float" office:value="1702.5" calcext:value-type="float">
            <text:p>1702.5</text:p>
          </table:table-cell>
          <table:table-cell table:formula="of:=AVERAGE([Instances.BI103:Instances.BI122])" office:value-type="float" office:value="0" calcext:value-type="float">
            <text:p>0</text:p>
          </table:table-cell>
          <table:table-cell table:formula="of:=AVERAGE([Instances.BJ103:Instances.BJ122])" office:value-type="float" office:value="900" calcext:value-type="float">
            <text:p>900</text:p>
          </table:table-cell>
          <table:table-cell table:formula="of:=AVERAGE([Instances.BK103:Instances.BK122])" office:value-type="float" office:value="900" calcext:value-type="float">
            <text:p>900</text:p>
          </table:table-cell>
          <table:table-cell table:formula="of:=AVERAGE([Instances.BL103:Instances.BL122])" office:value-type="float" office:value="78.25" calcext:value-type="float">
            <text:p>78.25</text:p>
          </table:table-cell>
          <table:table-cell table:formula="of:=AVERAGE([Instances.BM103:Instances.BM122])" office:value-type="float" office:value="69.05" calcext:value-type="float">
            <text:p>69.05</text:p>
          </table:table-cell>
          <table:table-cell table:formula="of:=AVERAGE([Instances.BN103:Instances.BN122])" office:value-type="float" office:value="1706.7" calcext:value-type="float">
            <text:p>1706.7</text:p>
          </table:table-cell>
          <table:table-cell table:formula="of:=AVERAGE([Instances.BO103:Instances.BO122])" office:value-type="float" office:value="0" calcext:value-type="float">
            <text:p>0</text:p>
          </table:table-cell>
          <table:table-cell table:formula="of:=AVERAGE([Instances.BP103:Instances.BP122])" office:value-type="float" office:value="900" calcext:value-type="float">
            <text:p>900</text:p>
          </table:table-cell>
          <table:table-cell table:formula="of:=AVERAGE([Instances.BQ103:Instances.BQ122])" office:value-type="float" office:value="900" calcext:value-type="float">
            <text:p>900</text:p>
          </table:table-cell>
          <table:table-cell table:formula="of:=AVERAGE([Instances.BR103:Instances.BR122])" office:value-type="float" office:value="126.5" calcext:value-type="float">
            <text:p>126.5</text:p>
          </table:table-cell>
          <table:table-cell table:formula="of:=AVERAGE([Instances.BS103:Instances.BS122])" office:value-type="float" office:value="107.8" calcext:value-type="float">
            <text:p>107.8</text:p>
          </table:table-cell>
          <table:table-cell table:formula="of:=AVERAGE([Instances.BT103:Instances.BT122])" office:value-type="float" office:value="1698.9" calcext:value-type="float">
            <text:p>1698.9</text:p>
          </table:table-cell>
          <table:table-cell table:formula="of:=AVERAGE([Instances.BU103:Instances.BU122])" office:value-type="float" office:value="0" calcext:value-type="float">
            <text:p>0</text:p>
          </table:table-cell>
          <table:table-cell table:formula="of:=AVERAGE([Instances.BV103:Instances.BV122])" office:value-type="float" office:value="900" calcext:value-type="float">
            <text:p>900</text:p>
          </table:table-cell>
          <table:table-cell table:formula="of:=AVERAGE([Instances.BW103:Instances.BW122])" office:value-type="float" office:value="900" calcext:value-type="float">
            <text:p>900</text:p>
          </table:table-cell>
          <table:table-cell table:formula="of:=AVERAGE([Instances.BX103:Instances.BX122])" office:value-type="float" office:value="78.25" calcext:value-type="float">
            <text:p>78.25</text:p>
          </table:table-cell>
          <table:table-cell table:formula="of:=AVERAGE([Instances.BY103:Instances.BY122])" office:value-type="float" office:value="69.05" calcext:value-type="float">
            <text:p>69.05</text:p>
          </table:table-cell>
          <table:table-cell table:formula="of:=AVERAGE([Instances.BZ103:Instances.BZ122])" office:value-type="float" office:value="1701.7" calcext:value-type="float">
            <text:p>1701.7</text:p>
          </table:table-cell>
          <table:table-cell table:formula="of:=AVERAGE([Instances.CA103:Instances.CA122])" office:value-type="float" office:value="0" calcext:value-type="float">
            <text:p>0</text:p>
          </table:table-cell>
          <table:table-cell table:formula="of:=MIN([.$B8];[.$H8];[.$N8];[.$T8];[.$Z8];[.$AF8];[.$AL8];[.$AR8];[.$AX8];[.$BD8];[.$BJ8];[.$BP8])" office:value-type="float" office:value="675.1995" calcext:value-type="float">
            <text:p>675.1995</text:p>
          </table:table-cell>
          <table:table-cell table:formula="of:=MIN([.$C8];[.$I8];[.$O8];[.$U8];[.$AA8];[.$AG8];[.$AM8];[.$AS8];[.$AY8];[.$BE8];[.$BK8];[.$BQ8])" office:value-type="float" office:value="674.74565" calcext:value-type="float">
            <text:p>674.74565</text:p>
          </table:table-cell>
          <table:table-cell table:formula="of:=MIN([.$D8];[.$J8];[.$P8];[.$V8];[.$AB8];[.$AH8];[.$AN8];[.$AT8];[.$AZ8];[.$BF8];[.$BL8];[.$BR8])" office:value-type="float" office:value="78.25" calcext:value-type="float">
            <text:p>78.25</text:p>
          </table:table-cell>
          <table:table-cell table:formula="of:=MIN([.$E8];[.$K8];[.$Q8];[.$W8];[.$AC8];[.$AI8];[.$AO8];[.$AU8];[.$BA8];[.$BG8];[.$BM8];[.$BS8])" office:value-type="float" office:value="69.05" calcext:value-type="float">
            <text:p>69.05</text:p>
          </table:table-cell>
          <table:table-cell table:formula="of:=MIN([.$F8];[.$L8];[.$R8];[.$X8];[.$AD8];[.$AJ8];[.$AP8];[.$AV8];[.$BB8];[.$BH8];[.$BN8];[.$BT8])" office:value-type="float" office:value="101.1" calcext:value-type="float">
            <text:p>101.1</text:p>
          </table:table-cell>
          <table:table-cell table:formula="of:=MIN([.$G8];[.$M8];[.$S8];[.$Y8];[.$AE8];[.$AK8];[.$AQ8];[.$AW8];[.$BC8];[.$BI8];[.$BO8];[.$BU8])" office:value-type="float" office:value="0" calcext:value-type="float">
            <text:p>0</text:p>
          </table:table-cell>
          <table:table-cell table:formula="of:=MEDIAN([.$B8];[.$H8];[.$N8];[.$T8];[.$Z8];[.$AF8];[.$AL8];[.$AR8];[.$AX8];[.$BD8];[.$BJ8];[.$BP8])" office:value-type="float" office:value="900" calcext:value-type="float">
            <text:p>900</text:p>
          </table:table-cell>
          <table:table-cell table:formula="of:=MEDIAN([.$C8];[.$I8];[.$O8];[.$U8];[.$AA8];[.$AG8];[.$AM8];[.$AS8];[.$AY8];[.$BE8];[.$BK8];[.$BQ8])" office:value-type="float" office:value="900" calcext:value-type="float">
            <text:p>900</text:p>
          </table:table-cell>
          <table:table-cell table:formula="of:=MEDIAN([.$D8];[.$J8];[.$P8];[.$V8];[.$AB8];[.$AH8];[.$AN8];[.$AT8];[.$AZ8];[.$BF8];[.$BL8];[.$BR8])" office:value-type="float" office:value="126.5" calcext:value-type="float">
            <text:p>126.5</text:p>
          </table:table-cell>
          <table:table-cell table:formula="of:=MEDIAN([.$E8];[.$K8];[.$Q8];[.$W8];[.$AC8];[.$AI8];[.$AO8];[.$AU8];[.$BA8];[.$BG8];[.$BM8];[.$BS8])" office:value-type="float" office:value="107.8" calcext:value-type="float">
            <text:p>107.8</text:p>
          </table:table-cell>
          <table:table-cell table:formula="of:=MEDIAN([.$F8];[.$L8];[.$R8];[.$X8];[.$AD8];[.$AJ8];[.$AP8];[.$AV8];[.$BB8];[.$BH8];[.$BN8];[.$BT8])" office:value-type="float" office:value="1702.1" calcext:value-type="float">
            <text:p>1702.1</text:p>
          </table:table-cell>
          <table:table-cell table:formula="of:=MEDIAN([.$G8];[.$M8];[.$S8];[.$Y8];[.$AE8];[.$AK8];[.$AQ8];[.$AW8];[.$BC8];[.$BI8];[.$BO8];[.$BU8])" office:value-type="float" office:value="0" calcext:value-type="float">
            <text:p>0</text:p>
          </table:table-cell>
          <table:table-cell table:formula="of:=MAX([.$B8];[.$H8];[.$N8];[.$T8];[.$Z8];[.$AF8];[.$AL8];[.$AR8];[.$AX8];[.$BD8];[.$BJ8];[.$BP8])" office:value-type="float" office:value="900" calcext:value-type="float">
            <text:p>900</text:p>
          </table:table-cell>
          <table:table-cell table:formula="of:=MAX([.$C8];[.$I8];[.$O8];[.$U8];[.$AA8];[.$AG8];[.$AM8];[.$AS8];[.$AY8];[.$BE8];[.$BK8];[.$BQ8])" office:value-type="float" office:value="900" calcext:value-type="float">
            <text:p>900</text:p>
          </table:table-cell>
          <table:table-cell table:formula="of:=MAX([.$D8];[.$J8];[.$P8];[.$V8];[.$AB8];[.$AH8];[.$AN8];[.$AT8];[.$AZ8];[.$BF8];[.$BL8];[.$BR8])" office:value-type="float" office:value="3204791.2" calcext:value-type="float">
            <text:p>3204791.2</text:p>
          </table:table-cell>
          <table:table-cell table:formula="of:=MAX([.$E8];[.$K8];[.$Q8];[.$W8];[.$AC8];[.$AI8];[.$AO8];[.$AU8];[.$BA8];[.$BG8];[.$BM8];[.$BS8])" office:value-type="float" office:value="2465657.85" calcext:value-type="float">
            <text:p>2465657.85</text:p>
          </table:table-cell>
          <table:table-cell table:formula="of:=MAX([.$F8];[.$L8];[.$R8];[.$X8];[.$AD8];[.$AJ8];[.$AP8];[.$AV8];[.$BB8];[.$BH8];[.$BN8];[.$BT8])" office:value-type="float" office:value="1707.65" calcext:value-type="float">
            <text:p>1707.65</text:p>
          </table:table-cell>
          <table:table-cell table:formula="of:=MAX([.$G8];[.$M8];[.$S8];[.$Y8];[.$AE8];[.$AK8];[.$AQ8];[.$AW8];[.$BC8];[.$BI8];[.$BO8];[.$BU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2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8])" office:value-type="float" office:value="3720.0845" calcext:value-type="float">
            <text:p>3720.0845</text:p>
          </table:table-cell>
          <table:table-cell table:formula="of:=SUM([.C3:.C8])" office:value-type="float" office:value="3718.4258" calcext:value-type="float">
            <text:p>3718.4258</text:p>
          </table:table-cell>
          <table:table-cell table:formula="of:=SUM([.D3:.D8])" office:value-type="float" office:value="22092749.75" calcext:value-type="float">
            <text:p>22092749.75</text:p>
          </table:table-cell>
          <table:table-cell table:formula="of:=SUM([.E3:.E8])" office:value-type="float" office:value="9389499.35" calcext:value-type="float">
            <text:p>9389499.35</text:p>
          </table:table-cell>
          <table:table-cell table:formula="of:=SUM([.F3:.F8])" office:value-type="float" office:value="709.35" calcext:value-type="float">
            <text:p>709.35</text:p>
          </table:table-cell>
          <table:table-cell table:formula="of:=SUM([.G3:.G8])" office:value-type="float" office:value="0" calcext:value-type="float">
            <text:p>0</text:p>
          </table:table-cell>
          <table:table-cell table:formula="of:=SUM([.H3:.H8])" office:value-type="float" office:value="3803.5835" calcext:value-type="float">
            <text:p>3803.5835</text:p>
          </table:table-cell>
          <table:table-cell table:formula="of:=SUM([.I3:.I8])" office:value-type="float" office:value="3801.8698" calcext:value-type="float">
            <text:p>3801.8698</text:p>
          </table:table-cell>
          <table:table-cell table:formula="of:=SUM([.J3:.J8])" office:value-type="float" office:value="23507669" calcext:value-type="float">
            <text:p>23507669</text:p>
          </table:table-cell>
          <table:table-cell table:formula="of:=SUM([.K3:.K8])" office:value-type="float" office:value="9840189.8" calcext:value-type="float">
            <text:p>9840189.8</text:p>
          </table:table-cell>
          <table:table-cell table:formula="of:=SUM([.L3:.L8])" office:value-type="float" office:value="701.35" calcext:value-type="float">
            <text:p>701.35</text:p>
          </table:table-cell>
          <table:table-cell table:formula="of:=SUM([.M3:.M8])" office:value-type="float" office:value="0" calcext:value-type="float">
            <text:p>0</text:p>
          </table:table-cell>
          <table:table-cell table:formula="of:=SUM([.N3:.N8])" office:value-type="float" office:value="3942.351" calcext:value-type="float">
            <text:p>3942.351</text:p>
          </table:table-cell>
          <table:table-cell table:formula="of:=SUM([.O3:.O8])" office:value-type="float" office:value="3940.68615" calcext:value-type="float">
            <text:p>3940.68615</text:p>
          </table:table-cell>
          <table:table-cell table:formula="of:=SUM([.P3:.P8])" office:value-type="float" office:value="17871305.3" calcext:value-type="float">
            <text:p>17871305.3</text:p>
          </table:table-cell>
          <table:table-cell table:formula="of:=SUM([.Q3:.Q8])" office:value-type="float" office:value="6529838.9" calcext:value-type="float">
            <text:p>6529838.9</text:p>
          </table:table-cell>
          <table:table-cell table:formula="of:=SUM([.R3:.R8])" office:value-type="float" office:value="2310.5" calcext:value-type="float">
            <text:p>2310.5</text:p>
          </table:table-cell>
          <table:table-cell table:formula="of:=SUM([.S3:.S8])" office:value-type="float" office:value="1556.9" calcext:value-type="float">
            <text:p>1556.9</text:p>
          </table:table-cell>
          <table:table-cell table:formula="of:=SUM([.T3:.T8])" office:value-type="float" office:value="3960.964" calcext:value-type="float">
            <text:p>3960.964</text:p>
          </table:table-cell>
          <table:table-cell table:formula="of:=SUM([.U3:.U8])" office:value-type="float" office:value="3959.39165" calcext:value-type="float">
            <text:p>3959.39165</text:p>
          </table:table-cell>
          <table:table-cell table:formula="of:=SUM([.V3:.V8])" office:value-type="float" office:value="19047678.2" calcext:value-type="float">
            <text:p>19047678.2</text:p>
          </table:table-cell>
          <table:table-cell table:formula="of:=SUM([.W3:.W8])" office:value-type="float" office:value="6751316.45" calcext:value-type="float">
            <text:p>6751316.45</text:p>
          </table:table-cell>
          <table:table-cell table:formula="of:=SUM([.X3:.X8])" office:value-type="float" office:value="2326.6" calcext:value-type="float">
            <text:p>2326.6</text:p>
          </table:table-cell>
          <table:table-cell table:formula="of:=SUM([.Y3:.Y8])" office:value-type="float" office:value="1516.5" calcext:value-type="float">
            <text:p>1516.5</text:p>
          </table:table-cell>
          <table:table-cell table:formula="of:=SUM([.Z3:.Z8])" office:value-type="float" office:value="3940.0195" calcext:value-type="float">
            <text:p>3940.0195</text:p>
          </table:table-cell>
          <table:table-cell table:formula="of:=SUM([.AA3:.AA8])" office:value-type="float" office:value="3938.36675" calcext:value-type="float">
            <text:p>3938.36675</text:p>
          </table:table-cell>
          <table:table-cell table:formula="of:=SUM([.AB3:.AB8])" office:value-type="float" office:value="18084837.5" calcext:value-type="float">
            <text:p>18084837.5</text:p>
          </table:table-cell>
          <table:table-cell table:formula="of:=SUM([.AC3:.AC8])" office:value-type="float" office:value="6485552.9" calcext:value-type="float">
            <text:p>6485552.9</text:p>
          </table:table-cell>
          <table:table-cell table:formula="of:=SUM([.AD3:.AD8])" office:value-type="float" office:value="2342.25" calcext:value-type="float">
            <text:p>2342.25</text:p>
          </table:table-cell>
          <table:table-cell table:formula="of:=SUM([.AE3:.AE8])" office:value-type="float" office:value="1887.25" calcext:value-type="float">
            <text:p>1887.25</text:p>
          </table:table-cell>
          <table:table-cell table:formula="of:=SUM([.AF3:.AF8])" office:value-type="float" office:value="4005.2375" calcext:value-type="float">
            <text:p>4005.2375</text:p>
          </table:table-cell>
          <table:table-cell table:formula="of:=SUM([.AG3:.AG8])" office:value-type="float" office:value="4003.6471" calcext:value-type="float">
            <text:p>4003.6471</text:p>
          </table:table-cell>
          <table:table-cell table:formula="of:=SUM([.AH3:.AH8])" office:value-type="float" office:value="19868975.15" calcext:value-type="float">
            <text:p>19868975.15</text:p>
          </table:table-cell>
          <table:table-cell table:formula="of:=SUM([.AI3:.AI8])" office:value-type="float" office:value="6857328.7" calcext:value-type="float">
            <text:p>6857328.7</text:p>
          </table:table-cell>
          <table:table-cell table:formula="of:=SUM([.AJ3:.AJ8])" office:value-type="float" office:value="2347.2" calcext:value-type="float">
            <text:p>2347.2</text:p>
          </table:table-cell>
          <table:table-cell table:formula="of:=SUM([.AK3:.AK8])" office:value-type="float" office:value="1786.05" calcext:value-type="float">
            <text:p>1786.05</text:p>
          </table:table-cell>
          <table:table-cell table:formula="of:=SUM([.AL3:.AL8])" office:value-type="float" office:value="3936.783" calcext:value-type="float">
            <text:p>3936.783</text:p>
          </table:table-cell>
          <table:table-cell table:formula="of:=SUM([.AM3:.AM8])" office:value-type="float" office:value="3935.8045" calcext:value-type="float">
            <text:p>3935.8045</text:p>
          </table:table-cell>
          <table:table-cell table:formula="of:=SUM([.AN3:.AN8])" office:value-type="float" office:value="18294353.05" calcext:value-type="float">
            <text:p>18294353.05</text:p>
          </table:table-cell>
          <table:table-cell table:formula="of:=SUM([.AO3:.AO8])" office:value-type="float" office:value="6661817.9" calcext:value-type="float">
            <text:p>6661817.9</text:p>
          </table:table-cell>
          <table:table-cell table:formula="of:=SUM([.AP3:.AP8])" office:value-type="float" office:value="2291.45" calcext:value-type="float">
            <text:p>2291.45</text:p>
          </table:table-cell>
          <table:table-cell table:formula="of:=SUM([.AQ3:.AQ8])" office:value-type="float" office:value="800" calcext:value-type="float">
            <text:p>800</text:p>
          </table:table-cell>
          <table:table-cell table:formula="of:=SUM([.AR3:.AR8])" office:value-type="float" office:value="4030.519" calcext:value-type="float">
            <text:p>4030.519</text:p>
          </table:table-cell>
          <table:table-cell table:formula="of:=SUM([.AS3:.AS8])" office:value-type="float" office:value="4029.65515" calcext:value-type="float">
            <text:p>4029.65515</text:p>
          </table:table-cell>
          <table:table-cell table:formula="of:=SUM([.AT3:.AT8])" office:value-type="float" office:value="19868666.55" calcext:value-type="float">
            <text:p>19868666.55</text:p>
          </table:table-cell>
          <table:table-cell table:formula="of:=SUM([.AU3:.AU8])" office:value-type="float" office:value="7262620.55" calcext:value-type="float">
            <text:p>7262620.55</text:p>
          </table:table-cell>
          <table:table-cell table:formula="of:=SUM([.AV3:.AV8])" office:value-type="float" office:value="2300.45" calcext:value-type="float">
            <text:p>2300.45</text:p>
          </table:table-cell>
          <table:table-cell table:formula="of:=SUM([.AW3:.AW8])" office:value-type="float" office:value="725" calcext:value-type="float">
            <text:p>725</text:p>
          </table:table-cell>
          <table:table-cell table:formula="of:=SUM([.AX3:.AX8])" office:value-type="float" office:value="3940.874" calcext:value-type="float">
            <text:p>3940.874</text:p>
          </table:table-cell>
          <table:table-cell table:formula="of:=SUM([.AY3:.AY8])" office:value-type="float" office:value="3939.4637" calcext:value-type="float">
            <text:p>3939.4637</text:p>
          </table:table-cell>
          <table:table-cell table:formula="of:=SUM([.AZ3:.AZ8])" office:value-type="float" office:value="17897055.85" calcext:value-type="float">
            <text:p>17897055.85</text:p>
          </table:table-cell>
          <table:table-cell table:formula="of:=SUM([.BA3:.BA8])" office:value-type="float" office:value="6594611.25" calcext:value-type="float">
            <text:p>6594611.25</text:p>
          </table:table-cell>
          <table:table-cell table:formula="of:=SUM([.BB3:.BB8])" office:value-type="float" office:value="2253.4" calcext:value-type="float">
            <text:p>2253.4</text:p>
          </table:table-cell>
          <table:table-cell table:formula="of:=SUM([.BC3:.BC8])" office:value-type="float" office:value="674.7" calcext:value-type="float">
            <text:p>674.7</text:p>
          </table:table-cell>
          <table:table-cell table:formula="of:=SUM([.BD3:.BD8])" office:value-type="float" office:value="4007.913" calcext:value-type="float">
            <text:p>4007.913</text:p>
          </table:table-cell>
          <table:table-cell table:formula="of:=SUM([.BE3:.BE8])" office:value-type="float" office:value="4006.4944" calcext:value-type="float">
            <text:p>4006.4944</text:p>
          </table:table-cell>
          <table:table-cell table:formula="of:=SUM([.BF3:.BF8])" office:value-type="float" office:value="19513170.5" calcext:value-type="float">
            <text:p>19513170.5</text:p>
          </table:table-cell>
          <table:table-cell table:formula="of:=SUM([.BG3:.BG8])" office:value-type="float" office:value="7207243.65" calcext:value-type="float">
            <text:p>7207243.65</text:p>
          </table:table-cell>
          <table:table-cell table:formula="of:=SUM([.BH3:.BH8])" office:value-type="float" office:value="2265.35" calcext:value-type="float">
            <text:p>2265.35</text:p>
          </table:table-cell>
          <table:table-cell table:formula="of:=SUM([.BI3:.BI8])" office:value-type="float" office:value="702.4" calcext:value-type="float">
            <text:p>702.4</text:p>
          </table:table-cell>
          <table:table-cell table:formula="of:=SUM([.BJ3:.BJ8])" office:value-type="float" office:value="3894.8265" calcext:value-type="float">
            <text:p>3894.8265</text:p>
          </table:table-cell>
          <table:table-cell table:formula="of:=SUM([.BK3:.BK8])" office:value-type="float" office:value="3893.009" calcext:value-type="float">
            <text:p>3893.009</text:p>
          </table:table-cell>
          <table:table-cell table:formula="of:=SUM([.BL3:.BL8])" office:value-type="float" office:value="18070356.8" calcext:value-type="float">
            <text:p>18070356.8</text:p>
          </table:table-cell>
          <table:table-cell table:formula="of:=SUM([.BM3:.BM8])" office:value-type="float" office:value="6492996.65" calcext:value-type="float">
            <text:p>6492996.65</text:p>
          </table:table-cell>
          <table:table-cell table:formula="of:=SUM([.BN3:.BN8])" office:value-type="float" office:value="2286.9" calcext:value-type="float">
            <text:p>2286.9</text:p>
          </table:table-cell>
          <table:table-cell table:formula="of:=SUM([.BO3:.BO8])" office:value-type="float" office:value="1430.05" calcext:value-type="float">
            <text:p>1430.05</text:p>
          </table:table-cell>
          <table:table-cell table:formula="of:=SUM([.BP3:.BP8])" office:value-type="float" office:value="3970.369" calcext:value-type="float">
            <text:p>3970.369</text:p>
          </table:table-cell>
          <table:table-cell table:formula="of:=SUM([.BQ3:.BQ8])" office:value-type="float" office:value="3968.8333" calcext:value-type="float">
            <text:p>3968.8333</text:p>
          </table:table-cell>
          <table:table-cell table:formula="of:=SUM([.BR3:.BR8])" office:value-type="float" office:value="19176735.35" calcext:value-type="float">
            <text:p>19176735.35</text:p>
          </table:table-cell>
          <table:table-cell table:formula="of:=SUM([.BS3:.BS8])" office:value-type="float" office:value="6747061.7" calcext:value-type="float">
            <text:p>6747061.7</text:p>
          </table:table-cell>
          <table:table-cell table:formula="of:=SUM([.BT3:.BT8])" office:value-type="float" office:value="2286.35" calcext:value-type="float">
            <text:p>2286.35</text:p>
          </table:table-cell>
          <table:table-cell table:formula="of:=SUM([.BU3:.BU8])" office:value-type="float" office:value="1257.75" calcext:value-type="float">
            <text:p>1257.75</text:p>
          </table:table-cell>
          <table:table-cell table:formula="of:=SUM([.BV3:.BV8])" office:value-type="float" office:value="3634.3735" calcext:value-type="float">
            <text:p>3634.3735</text:p>
          </table:table-cell>
          <table:table-cell table:formula="of:=SUM([.BW3:.BW8])" office:value-type="float" office:value="3632.2709" calcext:value-type="float">
            <text:p>3632.2709</text:p>
          </table:table-cell>
          <table:table-cell table:formula="of:=SUM([.BX3:.BX8])" office:value-type="float" office:value="17674861.65" calcext:value-type="float">
            <text:p>17674861.65</text:p>
          </table:table-cell>
          <table:table-cell table:formula="of:=SUM([.BY3:.BY8])" office:value-type="float" office:value="6380114.85" calcext:value-type="float">
            <text:p>6380114.85</text:p>
          </table:table-cell>
          <table:table-cell table:formula="of:=SUM([.BZ3:.BZ8])" office:value-type="float" office:value="649.1" calcext:value-type="float">
            <text:p>649.1</text:p>
          </table:table-cell>
          <table:table-cell table:formula="of:=SUM([.CA3:.CA8])" office:value-type="float" office:value="0" calcext:value-type="float">
            <text:p>0</text:p>
          </table:table-cell>
          <table:table-cell table:formula="of:=SUM([.CB3:.CB8])" office:value-type="float" office:value="3963.39925" calcext:value-type="float">
            <text:p>3963.39925</text:p>
          </table:table-cell>
          <table:table-cell table:formula="of:=SUM([.CC3:.CC8])" office:value-type="float" office:value="3961.9274" calcext:value-type="float">
            <text:p>3961.9274</text:p>
          </table:table-cell>
          <table:table-cell table:formula="of:=SUM([.CD3:.CD8])" office:value-type="string" office:string-value="" calcext:value-type="error">
            <text:p>#VALUE!</text:p>
          </table:table-cell>
          <table:table-cell table:formula="of:=SUM([.CE3:.CE8])" office:value-type="string" office:string-value="" calcext:value-type="error">
            <text:p>#VALUE!</text:p>
          </table:table-cell>
          <table:table-cell table:formula="of:=SUM([.CF3:.CF8])" office:value-type="float" office:value="2300.45" calcext:value-type="float">
            <text:p>2300.45</text:p>
          </table:table-cell>
          <table:table-cell table:formula="of:=SUM([.CG3:.CG8])" office:value-type="float" office:value="1051.5" calcext:value-type="float">
            <text:p>1051.5</text:p>
          </table:table-cell>
          <table:table-cell table:formula="of:=SUM([.CH3:.CH8])" office:value-type="float" office:value="4071.654" calcext:value-type="float">
            <text:p>4071.654</text:p>
          </table:table-cell>
          <table:table-cell table:formula="of:=SUM([.CI3:.CI8])" office:value-type="float" office:value="4070.6318" calcext:value-type="float">
            <text:p>4070.6318</text:p>
          </table:table-cell>
          <table:table-cell table:formula="of:=SUM([.CJ3:.CJ8])" office:value-type="float" office:value="23979744.15" calcext:value-type="float">
            <text:p>23979744.15</text:p>
          </table:table-cell>
          <table:table-cell table:formula="of:=SUM([.CK3:.CK8])" office:value-type="float" office:value="9854926.05" calcext:value-type="float">
            <text:p>9854926.05</text:p>
          </table:table-cell>
          <table:table-cell table:formula="of:=SUM([.CL3:.CL8])" office:value-type="float" office:value="2354.9" calcext:value-type="float">
            <text:p>2354.9</text:p>
          </table:table-cell>
          <table:table-cell table:formula="of:=SUM([.CM3:.CM8])" office:value-type="float" office:value="1909.1" calcext:value-type="float">
            <text:p>1909.1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8])" office:value-type="float" office:value="620.014083333333" calcext:value-type="float">
            <text:p>620.014083333333</text:p>
          </table:table-cell>
          <table:table-cell table:formula="of:=AVERAGE([.C3:.C8])" office:value-type="float" office:value="619.737633333333" calcext:value-type="float">
            <text:p>619.737633333333</text:p>
          </table:table-cell>
          <table:table-cell table:formula="of:=AVERAGE([.D3:.D8])" office:value-type="float" office:value="4418549.95" calcext:value-type="float">
            <text:p>4418549.95</text:p>
          </table:table-cell>
          <table:table-cell table:formula="of:=AVERAGE([.E3:.E8])" office:value-type="float" office:value="1877899.87" calcext:value-type="float">
            <text:p>1877899.87</text:p>
          </table:table-cell>
          <table:table-cell table:formula="of:=AVERAGE([.F3:.F8])" office:value-type="float" office:value="118.225" calcext:value-type="float">
            <text:p>118.225</text:p>
          </table:table-cell>
          <table:table-cell table:formula="of:=AVERAGE([.G3:.G8])" office:value-type="float" office:value="0" calcext:value-type="float">
            <text:p>0</text:p>
          </table:table-cell>
          <table:table-cell table:formula="of:=AVERAGE([.H3:.H8])" office:value-type="float" office:value="633.930583333333" calcext:value-type="float">
            <text:p>633.930583333333</text:p>
          </table:table-cell>
          <table:table-cell table:formula="of:=AVERAGE([.I3:.I8])" office:value-type="float" office:value="633.644966666667" calcext:value-type="float">
            <text:p>633.644966666667</text:p>
          </table:table-cell>
          <table:table-cell table:formula="of:=AVERAGE([.J3:.J8])" office:value-type="float" office:value="4701533.8" calcext:value-type="float">
            <text:p>4701533.8</text:p>
          </table:table-cell>
          <table:table-cell table:formula="of:=AVERAGE([.K3:.K8])" office:value-type="float" office:value="1968037.96" calcext:value-type="float">
            <text:p>1968037.96</text:p>
          </table:table-cell>
          <table:table-cell table:formula="of:=AVERAGE([.L3:.L8])" office:value-type="float" office:value="116.891666666667" calcext:value-type="float">
            <text:p>116.891666666667</text:p>
          </table:table-cell>
          <table:table-cell table:formula="of:=AVERAGE([.M3:.M8])" office:value-type="float" office:value="0" calcext:value-type="float">
            <text:p>0</text:p>
          </table:table-cell>
          <table:table-cell table:formula="of:=AVERAGE([.N3:.N8])" office:value-type="float" office:value="657.0585" calcext:value-type="float">
            <text:p>657.0585</text:p>
          </table:table-cell>
          <table:table-cell table:formula="of:=AVERAGE([.O3:.O8])" office:value-type="float" office:value="656.781025" calcext:value-type="float">
            <text:p>656.781025</text:p>
          </table:table-cell>
          <table:table-cell table:formula="of:=AVERAGE([.P3:.P8])" office:value-type="float" office:value="3574261.06" calcext:value-type="float">
            <text:p>3574261.06</text:p>
          </table:table-cell>
          <table:table-cell table:formula="of:=AVERAGE([.Q3:.Q8])" office:value-type="float" office:value="1305967.78" calcext:value-type="float">
            <text:p>1305967.78</text:p>
          </table:table-cell>
          <table:table-cell table:formula="of:=AVERAGE([.R3:.R8])" office:value-type="float" office:value="385.083333333333" calcext:value-type="float">
            <text:p>385.083333333333</text:p>
          </table:table-cell>
          <table:table-cell table:formula="of:=AVERAGE([.S3:.S8])" office:value-type="float" office:value="259.483333333333" calcext:value-type="float">
            <text:p>259.483333333333</text:p>
          </table:table-cell>
          <table:table-cell table:formula="of:=AVERAGE([.T3:.T8])" office:value-type="float" office:value="660.160666666667" calcext:value-type="float">
            <text:p>660.160666666667</text:p>
          </table:table-cell>
          <table:table-cell table:formula="of:=AVERAGE([.U3:.U8])" office:value-type="float" office:value="659.898608333333" calcext:value-type="float">
            <text:p>659.898608333333</text:p>
          </table:table-cell>
          <table:table-cell table:formula="of:=AVERAGE([.V3:.V8])" office:value-type="float" office:value="3809535.64" calcext:value-type="float">
            <text:p>3809535.64</text:p>
          </table:table-cell>
          <table:table-cell table:formula="of:=AVERAGE([.W3:.W8])" office:value-type="float" office:value="1350263.29" calcext:value-type="float">
            <text:p>1350263.29</text:p>
          </table:table-cell>
          <table:table-cell table:formula="of:=AVERAGE([.X3:.X8])" office:value-type="float" office:value="387.766666666667" calcext:value-type="float">
            <text:p>387.766666666667</text:p>
          </table:table-cell>
          <table:table-cell table:formula="of:=AVERAGE([.Y3:.Y8])" office:value-type="float" office:value="252.75" calcext:value-type="float">
            <text:p>252.75</text:p>
          </table:table-cell>
          <table:table-cell table:formula="of:=AVERAGE([.Z3:.Z8])" office:value-type="float" office:value="656.669916666667" calcext:value-type="float">
            <text:p>656.669916666667</text:p>
          </table:table-cell>
          <table:table-cell table:formula="of:=AVERAGE([.AA3:.AA8])" office:value-type="float" office:value="656.394458333333" calcext:value-type="float">
            <text:p>656.394458333333</text:p>
          </table:table-cell>
          <table:table-cell table:formula="of:=AVERAGE([.AB3:.AB8])" office:value-type="float" office:value="3616967.5" calcext:value-type="float">
            <text:p>3616967.5</text:p>
          </table:table-cell>
          <table:table-cell table:formula="of:=AVERAGE([.AC3:.AC8])" office:value-type="float" office:value="1297110.58" calcext:value-type="float">
            <text:p>1297110.58</text:p>
          </table:table-cell>
          <table:table-cell table:formula="of:=AVERAGE([.AD3:.AD8])" office:value-type="float" office:value="390.375" calcext:value-type="float">
            <text:p>390.375</text:p>
          </table:table-cell>
          <table:table-cell table:formula="of:=AVERAGE([.AE3:.AE8])" office:value-type="float" office:value="314.541666666667" calcext:value-type="float">
            <text:p>314.541666666667</text:p>
          </table:table-cell>
          <table:table-cell table:formula="of:=AVERAGE([.AF3:.AF8])" office:value-type="float" office:value="667.539583333333" calcext:value-type="float">
            <text:p>667.539583333333</text:p>
          </table:table-cell>
          <table:table-cell table:formula="of:=AVERAGE([.AG3:.AG8])" office:value-type="float" office:value="667.274516666667" calcext:value-type="float">
            <text:p>667.274516666667</text:p>
          </table:table-cell>
          <table:table-cell table:formula="of:=AVERAGE([.AH3:.AH8])" office:value-type="float" office:value="3973795.03" calcext:value-type="float">
            <text:p>3973795.03</text:p>
          </table:table-cell>
          <table:table-cell table:formula="of:=AVERAGE([.AI3:.AI8])" office:value-type="float" office:value="1371465.74" calcext:value-type="float">
            <text:p>1371465.74</text:p>
          </table:table-cell>
          <table:table-cell table:formula="of:=AVERAGE([.AJ3:.AJ8])" office:value-type="float" office:value="391.2" calcext:value-type="float">
            <text:p>391.2</text:p>
          </table:table-cell>
          <table:table-cell table:formula="of:=AVERAGE([.AK3:.AK8])" office:value-type="float" office:value="297.675" calcext:value-type="float">
            <text:p>297.675</text:p>
          </table:table-cell>
          <table:table-cell table:formula="of:=AVERAGE([.AL3:.AL8])" office:value-type="float" office:value="656.1305" calcext:value-type="float">
            <text:p>656.1305</text:p>
          </table:table-cell>
          <table:table-cell table:formula="of:=AVERAGE([.AM3:.AM8])" office:value-type="float" office:value="655.967416666667" calcext:value-type="float">
            <text:p>655.967416666667</text:p>
          </table:table-cell>
          <table:table-cell table:formula="of:=AVERAGE([.AN3:.AN8])" office:value-type="float" office:value="3658870.61" calcext:value-type="float">
            <text:p>3658870.61</text:p>
          </table:table-cell>
          <table:table-cell table:formula="of:=AVERAGE([.AO3:.AO8])" office:value-type="float" office:value="1332363.58" calcext:value-type="float">
            <text:p>1332363.58</text:p>
          </table:table-cell>
          <table:table-cell table:formula="of:=AVERAGE([.AP3:.AP8])" office:value-type="float" office:value="381.908333333333" calcext:value-type="float">
            <text:p>381.908333333333</text:p>
          </table:table-cell>
          <table:table-cell table:formula="of:=AVERAGE([.AQ3:.AQ8])" office:value-type="float" office:value="133.333333333333" calcext:value-type="float">
            <text:p>133.333333333333</text:p>
          </table:table-cell>
          <table:table-cell table:formula="of:=AVERAGE([.AR3:.AR8])" office:value-type="float" office:value="671.753166666667" calcext:value-type="float">
            <text:p>671.753166666667</text:p>
          </table:table-cell>
          <table:table-cell table:formula="of:=AVERAGE([.AS3:.AS8])" office:value-type="float" office:value="671.609191666667" calcext:value-type="float">
            <text:p>671.609191666667</text:p>
          </table:table-cell>
          <table:table-cell table:formula="of:=AVERAGE([.AT3:.AT8])" office:value-type="float" office:value="3973733.31" calcext:value-type="float">
            <text:p>3973733.31</text:p>
          </table:table-cell>
          <table:table-cell table:formula="of:=AVERAGE([.AU3:.AU8])" office:value-type="float" office:value="1452524.11" calcext:value-type="float">
            <text:p>1452524.11</text:p>
          </table:table-cell>
          <table:table-cell table:formula="of:=AVERAGE([.AV3:.AV8])" office:value-type="float" office:value="383.408333333333" calcext:value-type="float">
            <text:p>383.408333333333</text:p>
          </table:table-cell>
          <table:table-cell table:formula="of:=AVERAGE([.AW3:.AW8])" office:value-type="float" office:value="120.833333333333" calcext:value-type="float">
            <text:p>120.833333333333</text:p>
          </table:table-cell>
          <table:table-cell table:formula="of:=AVERAGE([.AX3:.AX8])" office:value-type="float" office:value="656.812333333333" calcext:value-type="float">
            <text:p>656.812333333333</text:p>
          </table:table-cell>
          <table:table-cell table:formula="of:=AVERAGE([.AY3:.AY8])" office:value-type="float" office:value="656.577283333333" calcext:value-type="float">
            <text:p>656.577283333333</text:p>
          </table:table-cell>
          <table:table-cell table:formula="of:=AVERAGE([.AZ3:.AZ8])" office:value-type="float" office:value="3579411.17" calcext:value-type="float">
            <text:p>3579411.17</text:p>
          </table:table-cell>
          <table:table-cell table:formula="of:=AVERAGE([.BA3:.BA8])" office:value-type="float" office:value="1318922.25" calcext:value-type="float">
            <text:p>1318922.25</text:p>
          </table:table-cell>
          <table:table-cell table:formula="of:=AVERAGE([.BB3:.BB8])" office:value-type="float" office:value="375.566666666667" calcext:value-type="float">
            <text:p>375.566666666667</text:p>
          </table:table-cell>
          <table:table-cell table:formula="of:=AVERAGE([.BC3:.BC8])" office:value-type="float" office:value="112.45" calcext:value-type="float">
            <text:p>112.45</text:p>
          </table:table-cell>
          <table:table-cell table:formula="of:=AVERAGE([.BD3:.BD8])" office:value-type="float" office:value="667.9855" calcext:value-type="float">
            <text:p>667.9855</text:p>
          </table:table-cell>
          <table:table-cell table:formula="of:=AVERAGE([.BE3:.BE8])" office:value-type="float" office:value="667.749066666667" calcext:value-type="float">
            <text:p>667.749066666667</text:p>
          </table:table-cell>
          <table:table-cell table:formula="of:=AVERAGE([.BF3:.BF8])" office:value-type="float" office:value="3902634.1" calcext:value-type="float">
            <text:p>3902634.1</text:p>
          </table:table-cell>
          <table:table-cell table:formula="of:=AVERAGE([.BG3:.BG8])" office:value-type="float" office:value="1441448.73" calcext:value-type="float">
            <text:p>1441448.73</text:p>
          </table:table-cell>
          <table:table-cell table:formula="of:=AVERAGE([.BH3:.BH8])" office:value-type="float" office:value="377.558333333333" calcext:value-type="float">
            <text:p>377.558333333333</text:p>
          </table:table-cell>
          <table:table-cell table:formula="of:=AVERAGE([.BI3:.BI8])" office:value-type="float" office:value="117.066666666667" calcext:value-type="float">
            <text:p>117.066666666667</text:p>
          </table:table-cell>
          <table:table-cell table:formula="of:=AVERAGE([.BJ3:.BJ8])" office:value-type="float" office:value="649.13775" calcext:value-type="float">
            <text:p>649.13775</text:p>
          </table:table-cell>
          <table:table-cell table:formula="of:=AVERAGE([.BK3:.BK8])" office:value-type="float" office:value="648.834833333333" calcext:value-type="float">
            <text:p>648.834833333333</text:p>
          </table:table-cell>
          <table:table-cell table:formula="of:=AVERAGE([.BL3:.BL8])" office:value-type="float" office:value="3614071.36" calcext:value-type="float">
            <text:p>3614071.36</text:p>
          </table:table-cell>
          <table:table-cell table:formula="of:=AVERAGE([.BM3:.BM8])" office:value-type="float" office:value="1298599.33" calcext:value-type="float">
            <text:p>1298599.33</text:p>
          </table:table-cell>
          <table:table-cell table:formula="of:=AVERAGE([.BN3:.BN8])" office:value-type="float" office:value="381.15" calcext:value-type="float">
            <text:p>381.15</text:p>
          </table:table-cell>
          <table:table-cell table:formula="of:=AVERAGE([.BO3:.BO8])" office:value-type="float" office:value="238.341666666667" calcext:value-type="float">
            <text:p>238.341666666667</text:p>
          </table:table-cell>
          <table:table-cell table:formula="of:=AVERAGE([.BP3:.BP8])" office:value-type="float" office:value="661.728166666667" calcext:value-type="float">
            <text:p>661.728166666667</text:p>
          </table:table-cell>
          <table:table-cell table:formula="of:=AVERAGE([.BQ3:.BQ8])" office:value-type="float" office:value="661.472216666667" calcext:value-type="float">
            <text:p>661.472216666667</text:p>
          </table:table-cell>
          <table:table-cell table:formula="of:=AVERAGE([.BR3:.BR8])" office:value-type="float" office:value="3835347.07" calcext:value-type="float">
            <text:p>3835347.07</text:p>
          </table:table-cell>
          <table:table-cell table:formula="of:=AVERAGE([.BS3:.BS8])" office:value-type="float" office:value="1349412.34" calcext:value-type="float">
            <text:p>1349412.34</text:p>
          </table:table-cell>
          <table:table-cell table:formula="of:=AVERAGE([.BT3:.BT8])" office:value-type="float" office:value="381.058333333333" calcext:value-type="float">
            <text:p>381.058333333333</text:p>
          </table:table-cell>
          <table:table-cell table:formula="of:=AVERAGE([.BU3:.BU8])" office:value-type="float" office:value="209.625" calcext:value-type="float">
            <text:p>209.625</text:p>
          </table:table-cell>
          <table:table-cell table:formula="of:=AVERAGE([.BV3:.BV8])" office:value-type="float" office:value="605.728916666667" calcext:value-type="float">
            <text:p>605.728916666667</text:p>
          </table:table-cell>
          <table:table-cell table:formula="of:=AVERAGE([.BW3:.BW8])" office:value-type="float" office:value="605.378483333333" calcext:value-type="float">
            <text:p>605.378483333333</text:p>
          </table:table-cell>
          <table:table-cell table:formula="of:=AVERAGE([.BX3:.BX8])" office:value-type="float" office:value="2945810.275" calcext:value-type="float">
            <text:p>2945810.275</text:p>
          </table:table-cell>
          <table:table-cell table:formula="of:=AVERAGE([.BY3:.BY8])" office:value-type="float" office:value="1063352.475" calcext:value-type="float">
            <text:p>1063352.475</text:p>
          </table:table-cell>
          <table:table-cell table:formula="of:=AVERAGE([.BZ3:.BZ8])" office:value-type="float" office:value="108.183333333333" calcext:value-type="float">
            <text:p>108.183333333333</text:p>
          </table:table-cell>
          <table:table-cell table:formula="of:=AVERAGE([.CA3:.CA8])" office:value-type="float" office:value="0" calcext:value-type="float">
            <text:p>0</text:p>
          </table:table-cell>
          <table:table-cell table:formula="of:=AVERAGE([.CB3:.CB8])" office:value-type="float" office:value="660.566541666667" calcext:value-type="float">
            <text:p>660.566541666667</text:p>
          </table:table-cell>
          <table:table-cell table:formula="of:=AVERAGE([.CC3:.CC8])" office:value-type="float" office:value="660.321233333333" calcext:value-type="float">
            <text:p>660.321233333333</text:p>
          </table:table-cell>
          <table:table-cell table:formula="of:=AVERAGE([.CD3:.CD8])" office:value-type="string" office:string-value="" calcext:value-type="error">
            <text:p>#VALUE!</text:p>
          </table:table-cell>
          <table:table-cell table:formula="of:=AVERAGE([.CE3:.CE8])" office:value-type="string" office:string-value="" calcext:value-type="error">
            <text:p>#VALUE!</text:p>
          </table:table-cell>
          <table:table-cell table:formula="of:=AVERAGE([.CF3:.CF8])" office:value-type="float" office:value="383.408333333333" calcext:value-type="float">
            <text:p>383.408333333333</text:p>
          </table:table-cell>
          <table:table-cell table:formula="of:=AVERAGE([.CG3:.CG8])" office:value-type="float" office:value="175.25" calcext:value-type="float">
            <text:p>175.25</text:p>
          </table:table-cell>
          <table:table-cell table:formula="of:=AVERAGE([.CH3:.CH8])" office:value-type="float" office:value="678.609" calcext:value-type="float">
            <text:p>678.609</text:p>
          </table:table-cell>
          <table:table-cell table:formula="of:=AVERAGE([.CI3:.CI8])" office:value-type="float" office:value="678.438633333333" calcext:value-type="float">
            <text:p>678.438633333333</text:p>
          </table:table-cell>
          <table:table-cell table:formula="of:=AVERAGE([.CJ3:.CJ8])" office:value-type="float" office:value="3996624.025" calcext:value-type="float">
            <text:p>3996624.025</text:p>
          </table:table-cell>
          <table:table-cell table:formula="of:=AVERAGE([.CK3:.CK8])" office:value-type="float" office:value="1642487.675" calcext:value-type="float">
            <text:p>1642487.675</text:p>
          </table:table-cell>
          <table:table-cell table:formula="of:=AVERAGE([.CL3:.CL8])" office:value-type="float" office:value="392.483333333333" calcext:value-type="float">
            <text:p>392.483333333333</text:p>
          </table:table-cell>
          <table:table-cell table:formula="of:=AVERAGE([.CM3:.CM8])" office:value-type="float" office:value="318.183333333333" calcext:value-type="float">
            <text:p>318.183333333333</text:p>
          </table:table-cell>
          <table:table-cell/>
        </table:table-row>
        <table:table-row table:style-name="ro1">
          <table:table-cell office:value-type="string" calcext:value-type="string">
            <text:p>DEV</text:p>
          </table:table-cell>
          <table:table-cell table:formula="of:=STDEV([.B3:.B8])" office:value-type="float" office:value="164.063783351908" calcext:value-type="float">
            <text:p>164.063783351908</text:p>
          </table:table-cell>
          <table:table-cell table:formula="of:=STDEV([.C3:.C8])" office:value-type="float" office:value="164.224491484418" calcext:value-type="float">
            <text:p>164.224491484418</text:p>
          </table:table-cell>
          <table:table-cell table:formula="of:=STDEV([.D3:.D8])" office:value-type="float" office:value="3305871.92777741" calcext:value-type="float">
            <text:p>3305871.92777741</text:p>
          </table:table-cell>
          <table:table-cell table:formula="of:=STDEV([.E3:.E8])" office:value-type="float" office:value="1538048.82156843" calcext:value-type="float">
            <text:p>1538048.82156843</text:p>
          </table:table-cell>
          <table:table-cell table:formula="of:=STDEV([.F3:.F8])" office:value-type="float" office:value="82.3167586218019" calcext:value-type="float">
            <text:p>82.3167586218019</text:p>
          </table:table-cell>
          <table:table-cell table:formula="of:=STDEV([.G3:.G8])" office:value-type="float" office:value="0" calcext:value-type="float">
            <text:p>0</text:p>
          </table:table-cell>
          <table:table-cell table:formula="of:=STDEV([.H3:.H8])" office:value-type="float" office:value="150.065095380444" calcext:value-type="float">
            <text:p>150.065095380444</text:p>
          </table:table-cell>
          <table:table-cell table:formula="of:=STDEV([.I3:.I8])" office:value-type="float" office:value="150.221342082487" calcext:value-type="float">
            <text:p>150.221342082487</text:p>
          </table:table-cell>
          <table:table-cell table:formula="of:=STDEV([.J3:.J8])" office:value-type="float" office:value="3614671.98006218" calcext:value-type="float">
            <text:p>3614671.98006218</text:p>
          </table:table-cell>
          <table:table-cell table:formula="of:=STDEV([.K3:.K8])" office:value-type="float" office:value="1554152.49491586" calcext:value-type="float">
            <text:p>1554152.49491586</text:p>
          </table:table-cell>
          <table:table-cell table:formula="of:=STDEV([.L3:.L8])" office:value-type="float" office:value="80.9228052940991" calcext:value-type="float">
            <text:p>80.9228052940991</text:p>
          </table:table-cell>
          <table:table-cell table:formula="of:=STDEV([.M3:.M8])" office:value-type="float" office:value="0" calcext:value-type="float">
            <text:p>0</text:p>
          </table:table-cell>
          <table:table-cell table:formula="of:=STDEV([.N3:.N8])" office:value-type="float" office:value="201.569200769364" calcext:value-type="float">
            <text:p>201.569200769364</text:p>
          </table:table-cell>
          <table:table-cell table:formula="of:=STDEV([.O3:.O8])" office:value-type="float" office:value="201.843013583234" calcext:value-type="float">
            <text:p>201.843013583234</text:p>
          </table:table-cell>
          <table:table-cell table:formula="of:=STDEV([.P3:.P8])" office:value-type="float" office:value="3840793.71146692" calcext:value-type="float">
            <text:p>3840793.71146692</text:p>
          </table:table-cell>
          <table:table-cell table:formula="of:=STDEV([.Q3:.Q8])" office:value-type="float" office:value="1509307.696535" calcext:value-type="float">
            <text:p>1509307.696535</text:p>
          </table:table-cell>
          <table:table-cell table:formula="of:=STDEV([.R3:.R8])" office:value-type="float" office:value="645.452904297956" calcext:value-type="float">
            <text:p>645.452904297956</text:p>
          </table:table-cell>
          <table:table-cell table:formula="of:=STDEV([.S3:.S8])" office:value-type="float" office:value="290.609514067703" calcext:value-type="float">
            <text:p>290.609514067703</text:p>
          </table:table-cell>
          <table:table-cell table:formula="of:=STDEV([.T3:.T8])" office:value-type="float" office:value="199.932705268965" calcext:value-type="float">
            <text:p>199.932705268965</text:p>
          </table:table-cell>
          <table:table-cell table:formula="of:=STDEV([.U3:.U8])" office:value-type="float" office:value="200.195658438859" calcext:value-type="float">
            <text:p>200.195658438859</text:p>
          </table:table-cell>
          <table:table-cell table:formula="of:=STDEV([.V3:.V8])" office:value-type="float" office:value="4153883.9005111" calcext:value-type="float">
            <text:p>4153883.9005111</text:p>
          </table:table-cell>
          <table:table-cell table:formula="of:=STDEV([.W3:.W8])" office:value-type="float" office:value="1523149.01616703" calcext:value-type="float">
            <text:p>1523149.01616703</text:p>
          </table:table-cell>
          <table:table-cell table:formula="of:=STDEV([.X3:.X8])" office:value-type="float" office:value="649.711205588042" calcext:value-type="float">
            <text:p>649.711205588042</text:p>
          </table:table-cell>
          <table:table-cell table:formula="of:=STDEV([.Y3:.Y8])" office:value-type="float" office:value="286.813038406555" calcext:value-type="float">
            <text:p>286.813038406555</text:p>
          </table:table-cell>
          <table:table-cell table:formula="of:=STDEV([.Z3:.Z8])" office:value-type="float" office:value="203.47599004512" calcext:value-type="float">
            <text:p>203.47599004512</text:p>
          </table:table-cell>
          <table:table-cell table:formula="of:=STDEV([.AA3:.AA8])" office:value-type="float" office:value="203.745030169478" calcext:value-type="float">
            <text:p>203.745030169478</text:p>
          </table:table-cell>
          <table:table-cell table:formula="of:=STDEV([.AB3:.AB8])" office:value-type="float" office:value="3761808.45209662" calcext:value-type="float">
            <text:p>3761808.45209662</text:p>
          </table:table-cell>
          <table:table-cell table:formula="of:=STDEV([.AC3:.AC8])" office:value-type="float" office:value="1503586.45036058" calcext:value-type="float">
            <text:p>1503586.45036058</text:p>
          </table:table-cell>
          <table:table-cell table:formula="of:=STDEV([.AD3:.AD8])" office:value-type="float" office:value="648.043583989534" calcext:value-type="float">
            <text:p>648.043583989534</text:p>
          </table:table-cell>
          <table:table-cell table:formula="of:=STDEV([.AE3:.AE8])" office:value-type="float" office:value="350.129825088733" calcext:value-type="float">
            <text:p>350.129825088733</text:p>
          </table:table-cell>
          <table:table-cell table:formula="of:=STDEV([.AF3:.AF8])" office:value-type="float" office:value="192.642817757999" calcext:value-type="float">
            <text:p>192.642817757999</text:p>
          </table:table-cell>
          <table:table-cell table:formula="of:=STDEV([.AG3:.AG8])" office:value-type="float" office:value="192.904562848401" calcext:value-type="float">
            <text:p>192.904562848401</text:p>
          </table:table-cell>
          <table:table-cell table:formula="of:=STDEV([.AH3:.AH8])" office:value-type="float" office:value="4068550.40503262" calcext:value-type="float">
            <text:p>4068550.40503262</text:p>
          </table:table-cell>
          <table:table-cell table:formula="of:=STDEV([.AI3:.AI8])" office:value-type="float" office:value="1569263.62533992" calcext:value-type="float">
            <text:p>1569263.62533992</text:p>
          </table:table-cell>
          <table:table-cell table:formula="of:=STDEV([.AJ3:.AJ8])" office:value-type="float" office:value="649.80958056957" calcext:value-type="float">
            <text:p>649.80958056957</text:p>
          </table:table-cell>
          <table:table-cell table:formula="of:=STDEV([.AK3:.AK8])" office:value-type="float" office:value="340.728862513876" calcext:value-type="float">
            <text:p>340.728862513876</text:p>
          </table:table-cell>
          <table:table-cell table:formula="of:=STDEV([.AL3:.AL8])" office:value-type="float" office:value="201.831437932251" calcext:value-type="float">
            <text:p>201.831437932251</text:p>
          </table:table-cell>
          <table:table-cell table:formula="of:=STDEV([.AM3:.AM8])" office:value-type="float" office:value="201.983404720196" calcext:value-type="float">
            <text:p>201.983404720196</text:p>
          </table:table-cell>
          <table:table-cell table:formula="of:=STDEV([.AN3:.AN8])" office:value-type="float" office:value="3806028.34409692" calcext:value-type="float">
            <text:p>3806028.34409692</text:p>
          </table:table-cell>
          <table:table-cell table:formula="of:=STDEV([.AO3:.AO8])" office:value-type="float" office:value="1558660.69049815" calcext:value-type="float">
            <text:p>1558660.69049815</text:p>
          </table:table-cell>
          <table:table-cell table:formula="of:=STDEV([.AP3:.AP8])" office:value-type="float" office:value="650.430403207497" calcext:value-type="float">
            <text:p>650.430403207497</text:p>
          </table:table-cell>
          <table:table-cell table:formula="of:=STDEV([.AQ3:.AQ8])" office:value-type="float" office:value="148.042786608016" calcext:value-type="float">
            <text:p>148.042786608016</text:p>
          </table:table-cell>
          <table:table-cell table:formula="of:=STDEV([.AR3:.AR8])" office:value-type="float" office:value="190.379575969343" calcext:value-type="float">
            <text:p>190.379575969343</text:p>
          </table:table-cell>
          <table:table-cell table:formula="of:=STDEV([.AS3:.AS8])" office:value-type="float" office:value="190.508721667081" calcext:value-type="float">
            <text:p>190.508721667081</text:p>
          </table:table-cell>
          <table:table-cell table:formula="of:=STDEV([.AT3:.AT8])" office:value-type="float" office:value="4206436.80119944" calcext:value-type="float">
            <text:p>4206436.80119944</text:p>
          </table:table-cell>
          <table:table-cell table:formula="of:=STDEV([.AU3:.AU8])" office:value-type="float" office:value="1715163.51376227" calcext:value-type="float">
            <text:p>1715163.51376227</text:p>
          </table:table-cell>
          <table:table-cell table:formula="of:=STDEV([.AV3:.AV8])" office:value-type="float" office:value="651.650870801741" calcext:value-type="float">
            <text:p>651.650870801741</text:p>
          </table:table-cell>
          <table:table-cell table:formula="of:=STDEV([.AW3:.AW8])" office:value-type="float" office:value="133.619484607099" calcext:value-type="float">
            <text:p>133.619484607099</text:p>
          </table:table-cell>
          <table:table-cell table:formula="of:=STDEV([.AX3:.AX8])" office:value-type="float" office:value="198.67540705323" calcext:value-type="float">
            <text:p>198.67540705323</text:p>
          </table:table-cell>
          <table:table-cell table:formula="of:=STDEV([.AY3:.AY8])" office:value-type="float" office:value="198.900551449921" calcext:value-type="float">
            <text:p>198.900551449921</text:p>
          </table:table-cell>
          <table:table-cell table:formula="of:=STDEV([.AZ3:.AZ8])" office:value-type="float" office:value="3809671.4579758" calcext:value-type="float">
            <text:p>3809671.4579758</text:p>
          </table:table-cell>
          <table:table-cell table:formula="of:=STDEV([.BA3:.BA8])" office:value-type="float" office:value="1494269.64155431" calcext:value-type="float">
            <text:p>1494269.64155431</text:p>
          </table:table-cell>
          <table:table-cell table:formula="of:=STDEV([.BB3:.BB8])" office:value-type="float" office:value="655.003752406554" calcext:value-type="float">
            <text:p>655.003752406554</text:p>
          </table:table-cell>
          <table:table-cell table:formula="of:=STDEV([.BC3:.BC8])" office:value-type="float" office:value="130.537741668837" calcext:value-type="float">
            <text:p>130.537741668837</text:p>
          </table:table-cell>
          <table:table-cell table:formula="of:=STDEV([.BD3:.BD8])" office:value-type="float" office:value="193.057654402772" calcext:value-type="float">
            <text:p>193.057654402772</text:p>
          </table:table-cell>
          <table:table-cell table:formula="of:=STDEV([.BE3:.BE8])" office:value-type="float" office:value="193.280450471287" calcext:value-type="float">
            <text:p>193.280450471287</text:p>
          </table:table-cell>
          <table:table-cell table:formula="of:=STDEV([.BF3:.BF8])" office:value-type="float" office:value="4120587.6325195" calcext:value-type="float">
            <text:p>4120587.6325195</text:p>
          </table:table-cell>
          <table:table-cell table:formula="of:=STDEV([.BG3:.BG8])" office:value-type="float" office:value="1703732.45195176" calcext:value-type="float">
            <text:p>1703732.45195176</text:p>
          </table:table-cell>
          <table:table-cell table:formula="of:=STDEV([.BH3:.BH8])" office:value-type="float" office:value="656.049018303257" calcext:value-type="float">
            <text:p>656.049018303257</text:p>
          </table:table-cell>
          <table:table-cell table:formula="of:=STDEV([.BI3:.BI8])" office:value-type="float" office:value="140.50674598277" calcext:value-type="float">
            <text:p>140.50674598277</text:p>
          </table:table-cell>
          <table:table-cell table:formula="of:=STDEV([.BJ3:.BJ8])" office:value-type="float" office:value="212.661121062067" calcext:value-type="float">
            <text:p>212.661121062067</text:p>
          </table:table-cell>
          <table:table-cell table:formula="of:=STDEV([.BK3:.BK8])" office:value-type="float" office:value="212.956062498964" calcext:value-type="float">
            <text:p>212.956062498964</text:p>
          </table:table-cell>
          <table:table-cell table:formula="of:=STDEV([.BL3:.BL8])" office:value-type="float" office:value="3786267.00523177" calcext:value-type="float">
            <text:p>3786267.00523177</text:p>
          </table:table-cell>
          <table:table-cell table:formula="of:=STDEV([.BM3:.BM8])" office:value-type="float" office:value="1546699.44287851" calcext:value-type="float">
            <text:p>1546699.44287851</text:p>
          </table:table-cell>
          <table:table-cell table:formula="of:=STDEV([.BN3:.BN8])" office:value-type="float" office:value="650.434010488382" calcext:value-type="float">
            <text:p>650.434010488382</text:p>
          </table:table-cell>
          <table:table-cell table:formula="of:=STDEV([.BO3:.BO8])" office:value-type="float" office:value="271.289027453501" calcext:value-type="float">
            <text:p>271.289027453501</text:p>
          </table:table-cell>
          <table:table-cell table:formula="of:=STDEV([.BP3:.BP8])" office:value-type="float" office:value="196.621493878128" calcext:value-type="float">
            <text:p>196.621493878128</text:p>
          </table:table-cell>
          <table:table-cell table:formula="of:=STDEV([.BQ3:.BQ8])" office:value-type="float" office:value="196.869626433329" calcext:value-type="float">
            <text:p>196.869626433329</text:p>
          </table:table-cell>
          <table:table-cell table:formula="of:=STDEV([.BR3:.BR8])" office:value-type="float" office:value="4130646.95147507" calcext:value-type="float">
            <text:p>4130646.95147507</text:p>
          </table:table-cell>
          <table:table-cell table:formula="of:=STDEV([.BS3:.BS8])" office:value-type="float" office:value="1517922.84504218" calcext:value-type="float">
            <text:p>1517922.84504218</text:p>
          </table:table-cell>
          <table:table-cell table:formula="of:=STDEV([.BT3:.BT8])" office:value-type="float" office:value="651.85919677233" calcext:value-type="float">
            <text:p>651.85919677233</text:p>
          </table:table-cell>
          <table:table-cell table:formula="of:=STDEV([.BU3:.BU8])" office:value-type="float" office:value="234.822153448094" calcext:value-type="float">
            <text:p>234.822153448094</text:p>
          </table:table-cell>
          <table:table-cell table:formula="of:=STDEV([.BV3:.BV8])" office:value-type="float" office:value="179.627835433826" calcext:value-type="float">
            <text:p>179.627835433826</text:p>
          </table:table-cell>
          <table:table-cell table:formula="of:=STDEV([.BW3:.BW8])" office:value-type="float" office:value="179.861705544061" calcext:value-type="float">
            <text:p>179.861705544061</text:p>
          </table:table-cell>
          <table:table-cell table:formula="of:=STDEV([.BX3:.BX8])" office:value-type="float" office:value="3697224.77231031" calcext:value-type="float">
            <text:p>3697224.77231031</text:p>
          </table:table-cell>
          <table:table-cell table:formula="of:=STDEV([.BY3:.BY8])" office:value-type="float" office:value="1446150.47414486" calcext:value-type="float">
            <text:p>1446150.47414486</text:p>
          </table:table-cell>
          <table:table-cell table:formula="of:=STDEV([.BZ3:.BZ8])" office:value-type="float" office:value="79.5987478963499" calcext:value-type="float">
            <text:p>79.5987478963499</text:p>
          </table:table-cell>
          <table:table-cell table:formula="of:=STDEV([.CA3:.CA8])" office:value-type="float" office:value="0" calcext:value-type="float">
            <text:p>0</text:p>
          </table:table-cell>
          <table:table-cell table:formula="of:=STDEV([.CB3:.CB8])" office:value-type="float" office:value="198.127670228594" calcext:value-type="float">
            <text:p>198.127670228594</text:p>
          </table:table-cell>
          <table:table-cell table:formula="of:=STDEV([.CC3:.CC8])" office:value-type="float" office:value="198.359241734222" calcext:value-type="float">
            <text:p>198.359241734222</text:p>
          </table:table-cell>
          <table:table-cell table:formula="of:=STDEV([.CD3:.CD8])" office:value-type="string" office:string-value="" calcext:value-type="error">
            <text:p>#VALUE!</text:p>
          </table:table-cell>
          <table:table-cell table:formula="of:=STDEV([.CE3:.CE8])" office:value-type="string" office:string-value="" calcext:value-type="error">
            <text:p>#VALUE!</text:p>
          </table:table-cell>
          <table:table-cell table:formula="of:=STDEV([.CF3:.CF8])" office:value-type="float" office:value="651.017650426367" calcext:value-type="float">
            <text:p>651.017650426367</text:p>
          </table:table-cell>
          <table:table-cell table:formula="of:=STDEV([.CG3:.CG8])" office:value-type="float" office:value="194.756627615083" calcext:value-type="float">
            <text:p>194.756627615083</text:p>
          </table:table-cell>
          <table:table-cell table:formula="of:=STDEV([.CH3:.CH8])" office:value-type="float" office:value="181.000969716739" calcext:value-type="float">
            <text:p>181.000969716739</text:p>
          </table:table-cell>
          <table:table-cell table:formula="of:=STDEV([.CI3:.CI8])" office:value-type="float" office:value="181.166451241894" calcext:value-type="float">
            <text:p>181.166451241894</text:p>
          </table:table-cell>
          <table:table-cell table:formula="of:=STDEV([.CJ3:.CJ8])" office:value-type="float" office:value="3723837.40428558" calcext:value-type="float">
            <text:p>3723837.40428558</text:p>
          </table:table-cell>
          <table:table-cell table:formula="of:=STDEV([.CK3:.CK8])" office:value-type="float" office:value="1604617.68375239" calcext:value-type="float">
            <text:p>1604617.68375239</text:p>
          </table:table-cell>
          <table:table-cell table:formula="of:=STDEV([.CL3:.CL8])" office:value-type="float" office:value="649.295491025979" calcext:value-type="float">
            <text:p>649.295491025979</text:p>
          </table:table-cell>
          <table:table-cell table:formula="of:=STDEV([.CM3:.CM8])" office:value-type="float" office:value="355.205977802551" calcext:value-type="float">
            <text:p>355.205977802551</text:p>
          </table:table-cell>
          <table:table-cell/>
        </table:table-row>
        <table:table-row table:style-name="ro1">
          <table:table-cell office:value-type="string" calcext:value-type="string">
            <text:p>DST</text:p>
          </table:table-cell>
          <table:table-cell table:number-matrix-columns-spanned="1" table:number-matrix-rows-spanned="1" table:formula="of:=SUM(([.B3:.B8]-[.$BV3:.$BV8])^2)^0.5" office:value-type="float" office:value="59.2391408276657" calcext:value-type="float">
            <text:p>59.2391408276657</text:p>
          </table:table-cell>
          <table:table-cell table:number-matrix-columns-spanned="1" table:number-matrix-rows-spanned="1" table:formula="of:=SUM(([.C3:.C8]-[.$BW3:.$BW8])^2)^0.5" office:value-type="float" office:value="59.4976899614178" calcext:value-type="float">
            <text:p>59.4976899614178</text:p>
          </table:table-cell>
          <table:table-cell table:number-matrix-columns-spanned="1" table:number-matrix-rows-spanned="1" table:formula="of:=SUM(([.D3:.D8]-[.$BX3:.$BX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E3:.E8]-[.$BY3:.$BY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F3:.F8]-[.$BZ3:.$BZ8])^2)^0.5" office:value-type="float" office:value="34.6521644345631" calcext:value-type="float">
            <text:p>34.6521644345631</text:p>
          </table:table-cell>
          <table:table-cell table:number-matrix-columns-spanned="1" table:number-matrix-rows-spanned="1" table:formula="of:=SUM(([.G3:.G8]-[.$CA3:.$CA8])^2)^0.5" office:value-type="float" office:value="0" calcext:value-type="float">
            <text:p>0</text:p>
          </table:table-cell>
          <table:table-cell table:number-matrix-columns-spanned="1" table:number-matrix-rows-spanned="1" table:formula="of:=SUM(([.H3:.H8]-[.$BV3:.$BV8])^2)^0.5" office:value-type="float" office:value="113.893813034335" calcext:value-type="float">
            <text:p>113.893813034335</text:p>
          </table:table-cell>
          <table:table-cell table:number-matrix-columns-spanned="1" table:number-matrix-rows-spanned="1" table:formula="of:=SUM(([.I3:.I8]-[.$BW3:.$BW8])^2)^0.5" office:value-type="float" office:value="114.162037496643" calcext:value-type="float">
            <text:p>114.162037496643</text:p>
          </table:table-cell>
          <table:table-cell table:number-matrix-columns-spanned="1" table:number-matrix-rows-spanned="1" table:formula="of:=SUM(([.J3:.J8]-[.$BX3:.$BX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K3:.K8]-[.$BY3:.$BY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L3:.L8]-[.$BZ3:.$BZ8])^2)^0.5" office:value-type="float" office:value="33.6905402153186" calcext:value-type="float">
            <text:p>33.6905402153186</text:p>
          </table:table-cell>
          <table:table-cell table:number-matrix-columns-spanned="1" table:number-matrix-rows-spanned="1" table:formula="of:=SUM(([.M3:.M8]-[.$CA3:.$CA8])^2)^0.5" office:value-type="float" office:value="0" calcext:value-type="float">
            <text:p>0</text:p>
          </table:table-cell>
          <table:table-cell table:number-matrix-columns-spanned="1" table:number-matrix-rows-spanned="1" table:formula="of:=SUM(([.N3:.N8]-[.$BV3:.$BV8])^2)^0.5" office:value-type="float" office:value="231.791547934238" calcext:value-type="float">
            <text:p>231.791547934238</text:p>
          </table:table-cell>
          <table:table-cell table:number-matrix-columns-spanned="1" table:number-matrix-rows-spanned="1" table:formula="of:=SUM(([.O3:.O8]-[.$BW3:.$BW8])^2)^0.5" office:value-type="float" office:value="232.23558349235" calcext:value-type="float">
            <text:p>232.23558349235</text:p>
          </table:table-cell>
          <table:table-cell table:number-matrix-columns-spanned="1" table:number-matrix-rows-spanned="1" table:formula="of:=SUM(([.P3:.P8]-[.$BX3:.$BX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Q3:.Q8]-[.$BY3:.$BY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R3:.R8]-[.$BZ3:.$BZ8])^2)^0.5" office:value-type="float" office:value="1591.81762617456" calcext:value-type="float">
            <text:p>1591.81762617456</text:p>
          </table:table-cell>
          <table:table-cell table:number-matrix-columns-spanned="1" table:number-matrix-rows-spanned="1" table:formula="of:=SUM(([.S3:.S8]-[.$CA3:.$CA8])^2)^0.5" office:value-type="float" office:value="908.987926212444" calcext:value-type="float">
            <text:p>908.987926212444</text:p>
          </table:table-cell>
          <table:table-cell table:number-matrix-columns-spanned="1" table:number-matrix-rows-spanned="1" table:formula="of:=SUM(([.T3:.T8]-[.$BV3:.$BV8])^2)^0.5" office:value-type="float" office:value="234.104645525778" calcext:value-type="float">
            <text:p>234.104645525778</text:p>
          </table:table-cell>
          <table:table-cell table:number-matrix-columns-spanned="1" table:number-matrix-rows-spanned="1" table:formula="of:=SUM(([.U3:.U8]-[.$BW3:.$BW8])^2)^0.5" office:value-type="float" office:value="234.562551276589" calcext:value-type="float">
            <text:p>234.562551276589</text:p>
          </table:table-cell>
          <table:table-cell table:number-matrix-columns-spanned="1" table:number-matrix-rows-spanned="1" table:formula="of:=SUM(([.V3:.V8]-[.$BX3:.$BX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W3:.W8]-[.$BY3:.$BY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X3:.X8]-[.$BZ3:.$BZ8])^2)^0.5" office:value-type="float" office:value="1603.27935026932" calcext:value-type="float">
            <text:p>1603.27935026932</text:p>
          </table:table-cell>
          <table:table-cell table:number-matrix-columns-spanned="1" table:number-matrix-rows-spanned="1" table:formula="of:=SUM(([.Y3:.Y8]-[.$CA3:.$CA8])^2)^0.5" office:value-type="float" office:value="891.405614745611" calcext:value-type="float">
            <text:p>891.405614745611</text:p>
          </table:table-cell>
          <table:table-cell table:number-matrix-columns-spanned="1" table:number-matrix-rows-spanned="1" table:formula="of:=SUM(([.Z3:.Z8]-[.$BV3:.$BV8])^2)^0.5" office:value-type="float" office:value="231.606267647272" calcext:value-type="float">
            <text:p>231.606267647272</text:p>
          </table:table-cell>
          <table:table-cell table:number-matrix-columns-spanned="1" table:number-matrix-rows-spanned="1" table:formula="of:=SUM(([.AA3:.AA8]-[.$BW3:.$BW8])^2)^0.5" office:value-type="float" office:value="232.055433094891" calcext:value-type="float">
            <text:p>232.055433094891</text:p>
          </table:table-cell>
          <table:table-cell table:number-matrix-columns-spanned="1" table:number-matrix-rows-spanned="1" table:formula="of:=SUM(([.AB3:.AB8]-[.$BX3:.$BX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C3:.AC8]-[.$BY3:.$BY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D3:.AD8]-[.$BZ3:.$BZ8])^2)^0.5" office:value-type="float" office:value="1602.96049155929" calcext:value-type="float">
            <text:p>1602.96049155929</text:p>
          </table:table-cell>
          <table:table-cell table:number-matrix-columns-spanned="1" table:number-matrix-rows-spanned="1" table:formula="of:=SUM(([.AE3:.AE8]-[.$CA3:.$CA8])^2)^0.5" office:value-type="float" office:value="1098.44127403335" calcext:value-type="float">
            <text:p>1098.44127403335</text:p>
          </table:table-cell>
          <table:table-cell table:number-matrix-columns-spanned="1" table:number-matrix-rows-spanned="1" table:formula="of:=SUM(([.AF3:.AF8]-[.$BV3:.$BV8])^2)^0.5" office:value-type="float" office:value="244.44027953265" calcext:value-type="float">
            <text:p>244.44027953265</text:p>
          </table:table-cell>
          <table:table-cell table:number-matrix-columns-spanned="1" table:number-matrix-rows-spanned="1" table:formula="of:=SUM(([.AG3:.AG8]-[.$BW3:.$BW8])^2)^0.5" office:value-type="float" office:value="244.899976414995" calcext:value-type="float">
            <text:p>244.899976414995</text:p>
          </table:table-cell>
          <table:table-cell table:number-matrix-columns-spanned="1" table:number-matrix-rows-spanned="1" table:formula="of:=SUM(([.AH3:.AH8]-[.$BX3:.$BX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I3:.AI8]-[.$BY3:.$BY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J3:.AJ8]-[.$BZ3:.$BZ8])^2)^0.5" office:value-type="float" office:value="1607.41036141988" calcext:value-type="float">
            <text:p>1607.41036141988</text:p>
          </table:table-cell>
          <table:table-cell table:number-matrix-columns-spanned="1" table:number-matrix-rows-spanned="1" table:formula="of:=SUM(([.AK3:.AK8]-[.$CA3:.$CA8])^2)^0.5" office:value-type="float" office:value="1054.5820131692" calcext:value-type="float">
            <text:p>1054.5820131692</text:p>
          </table:table-cell>
          <table:table-cell table:number-matrix-columns-spanned="1" table:number-matrix-rows-spanned="1" table:formula="of:=SUM(([.AL3:.AL8]-[.$BV3:.$BV8])^2)^0.5" office:value-type="float" office:value="230.67213659597" calcext:value-type="float">
            <text:p>230.67213659597</text:p>
          </table:table-cell>
          <table:table-cell table:number-matrix-columns-spanned="1" table:number-matrix-rows-spanned="1" table:formula="of:=SUM(([.AM3:.AM8]-[.$BW3:.$BW8])^2)^0.5" office:value-type="float" office:value="231.211271362049" calcext:value-type="float">
            <text:p>231.211271362049</text:p>
          </table:table-cell>
          <table:table-cell table:number-matrix-columns-spanned="1" table:number-matrix-rows-spanned="1" table:formula="of:=SUM(([.AN3:.AN8]-[.$BX3:.$BX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O3:.AO8]-[.$BY3:.$BY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P3:.AP8]-[.$BZ3:.$BZ8])^2)^0.5" office:value-type="float" office:value="1598.51501635111" calcext:value-type="float">
            <text:p>1598.51501635111</text:p>
          </table:table-cell>
          <table:table-cell table:number-matrix-columns-spanned="1" table:number-matrix-rows-spanned="1" table:formula="of:=SUM(([.AQ3:.AQ8]-[.$CA3:.$CA8])^2)^0.5" office:value-type="float" office:value="465.026880943457" calcext:value-type="float">
            <text:p>465.026880943457</text:p>
          </table:table-cell>
          <table:table-cell table:number-matrix-columns-spanned="1" table:number-matrix-rows-spanned="1" table:formula="of:=SUM(([.AR3:.AR8]-[.$BV3:.$BV8])^2)^0.5" office:value-type="float" office:value="247.310375396484" calcext:value-type="float">
            <text:p>247.310375396484</text:p>
          </table:table-cell>
          <table:table-cell table:number-matrix-columns-spanned="1" table:number-matrix-rows-spanned="1" table:formula="of:=SUM(([.AS3:.AS8]-[.$BW3:.$BW8])^2)^0.5" office:value-type="float" office:value="247.920713836637" calcext:value-type="float">
            <text:p>247.920713836637</text:p>
          </table:table-cell>
          <table:table-cell table:number-matrix-columns-spanned="1" table:number-matrix-rows-spanned="1" table:formula="of:=SUM(([.AT3:.AT8]-[.$BX3:.$BX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U3:.AU8]-[.$BY3:.$BY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AV3:.AV8]-[.$BZ3:.$BZ8])^2)^0.5" office:value-type="float" office:value="1602.58503440535" calcext:value-type="float">
            <text:p>1602.58503440535</text:p>
          </table:table-cell>
          <table:table-cell table:number-matrix-columns-spanned="1" table:number-matrix-rows-spanned="1" table:formula="of:=SUM(([.AW3:.AW8]-[.$CA3:.$CA8])^2)^0.5" office:value-type="float" office:value="420.565096031518" calcext:value-type="float">
            <text:p>420.565096031518</text:p>
          </table:table-cell>
          <table:table-cell table:number-matrix-columns-spanned="1" table:number-matrix-rows-spanned="1" table:formula="of:=SUM(([.AX3:.AX8]-[.$BV3:.$BV8])^2)^0.5" office:value-type="float" office:value="238.410754725432" calcext:value-type="float">
            <text:p>238.410754725432</text:p>
          </table:table-cell>
          <table:table-cell table:number-matrix-columns-spanned="1" table:number-matrix-rows-spanned="1" table:formula="of:=SUM(([.AY3:.AY8]-[.$BW3:.$BW8])^2)^0.5" office:value-type="float" office:value="238.907648149541" calcext:value-type="float">
            <text:p>238.907648149541</text:p>
          </table:table-cell>
          <table:table-cell table:number-matrix-columns-spanned="1" table:number-matrix-rows-spanned="1" table:formula="of:=SUM(([.AZ3:.AZ8]-[.$BX3:.$BX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A3:.BA8]-[.$BY3:.$BY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B3:.BB8]-[.$BZ3:.$BZ8])^2)^0.5" office:value-type="float" office:value="1601.40181872009" calcext:value-type="float">
            <text:p>1601.40181872009</text:p>
          </table:table-cell>
          <table:table-cell table:number-matrix-columns-spanned="1" table:number-matrix-rows-spanned="1" table:formula="of:=SUM(([.BC3:.BC8]-[.$CA3:.$CA8])^2)^0.5" office:value-type="float" office:value="401.335925379226" calcext:value-type="float">
            <text:p>401.335925379226</text:p>
          </table:table-cell>
          <table:table-cell table:number-matrix-columns-spanned="1" table:number-matrix-rows-spanned="1" table:formula="of:=SUM(([.BD3:.BD8]-[.$BV3:.$BV8])^2)^0.5" office:value-type="float" office:value="243.382921322039" calcext:value-type="float">
            <text:p>243.382921322039</text:p>
          </table:table-cell>
          <table:table-cell table:number-matrix-columns-spanned="1" table:number-matrix-rows-spanned="1" table:formula="of:=SUM(([.BE3:.BE8]-[.$BW3:.$BW8])^2)^0.5" office:value-type="float" office:value="243.853956627209" calcext:value-type="float">
            <text:p>243.853956627209</text:p>
          </table:table-cell>
          <table:table-cell table:number-matrix-columns-spanned="1" table:number-matrix-rows-spanned="1" table:formula="of:=SUM(([.BF3:.BF8]-[.$BX3:.$BX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G3:.BG8]-[.$BY3:.$BY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H3:.BH8]-[.$BZ3:.$BZ8])^2)^0.5" office:value-type="float" office:value="1605.62834195838" calcext:value-type="float">
            <text:p>1605.62834195838</text:p>
          </table:table-cell>
          <table:table-cell table:number-matrix-columns-spanned="1" table:number-matrix-rows-spanned="1" table:formula="of:=SUM(([.BI3:.BI8]-[.$CA3:.$CA8])^2)^0.5" office:value-type="float" office:value="425.368493191492" calcext:value-type="float">
            <text:p>425.368493191492</text:p>
          </table:table-cell>
          <table:table-cell table:number-matrix-columns-spanned="1" table:number-matrix-rows-spanned="1" table:formula="of:=SUM(([.BJ3:.BJ8]-[.$BV3:.$BV8])^2)^0.5" office:value-type="float" office:value="226.593299899843" calcext:value-type="float">
            <text:p>226.593299899843</text:p>
          </table:table-cell>
          <table:table-cell table:number-matrix-columns-spanned="1" table:number-matrix-rows-spanned="1" table:formula="of:=SUM(([.BK3:.BK8]-[.$BW3:.$BW8])^2)^0.5" office:value-type="float" office:value="227.025558719156" calcext:value-type="float">
            <text:p>227.025558719156</text:p>
          </table:table-cell>
          <table:table-cell table:number-matrix-columns-spanned="1" table:number-matrix-rows-spanned="1" table:formula="of:=SUM(([.BL3:.BL8]-[.$BX3:.$BX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M3:.BM8]-[.$BY3:.$BY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N3:.BN8]-[.$BZ3:.$BZ8])^2)^0.5" office:value-type="float" office:value="1597.96596803562" calcext:value-type="float">
            <text:p>1597.96596803562</text:p>
          </table:table-cell>
          <table:table-cell table:number-matrix-columns-spanned="1" table:number-matrix-rows-spanned="1" table:formula="of:=SUM(([.BO3:.BO8]-[.$CA3:.$CA8])^2)^0.5" office:value-type="float" office:value="841.919938295798" calcext:value-type="float">
            <text:p>841.919938295798</text:p>
          </table:table-cell>
          <table:table-cell table:number-matrix-columns-spanned="1" table:number-matrix-rows-spanned="1" table:formula="of:=SUM(([.BP3:.BP8]-[.$BV3:.$BV8])^2)^0.5" office:value-type="float" office:value="237.409156678402" calcext:value-type="float">
            <text:p>237.409156678402</text:p>
          </table:table-cell>
          <table:table-cell table:number-matrix-columns-spanned="1" table:number-matrix-rows-spanned="1" table:formula="of:=SUM(([.BQ3:.BQ8]-[.$BW3:.$BW8])^2)^0.5" office:value-type="float" office:value="237.868481745008" calcext:value-type="float">
            <text:p>237.868481745008</text:p>
          </table:table-cell>
          <table:table-cell table:number-matrix-columns-spanned="1" table:number-matrix-rows-spanned="1" table:formula="of:=SUM(([.BR3:.BR8]-[.$BX3:.$BX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S3:.BS8]-[.$BY3:.$BY8])^2)^0.5" office:value-type="string" office:string-value="" calcext:value-type="error">
            <text:p>#NUM!</text:p>
          </table:table-cell>
          <table:table-cell table:number-matrix-columns-spanned="1" table:number-matrix-rows-spanned="1" table:formula="of:=SUM(([.BT3:.BT8]-[.$BZ3:.$BZ8])^2)^0.5" office:value-type="float" office:value="1600.7386490305" calcext:value-type="float">
            <text:p>1600.7386490305</text:p>
          </table:table-cell>
          <table:table-cell table:number-matrix-columns-spanned="1" table:number-matrix-rows-spanned="1" table:formula="of:=SUM(([.BU3:.BU8]-[.$CA3:.$CA8])^2)^0.5" office:value-type="float" office:value="734.413413888935" calcext:value-type="float">
            <text:p>734.4134138889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ST</text:p>
          </table:table-cell>
          <table:table-cell table:number-matrix-columns-spanned="1" table:number-matrix-rows-spanned="1" table:formula="of:=SUM([.B3:.B8]=[.$BV3:.$BV8])" office:value-type="float" office:value="1" calcext:value-type="float">
            <text:p>1</text:p>
          </table:table-cell>
          <table:table-cell table:number-matrix-columns-spanned="1" table:number-matrix-rows-spanned="1" table:formula="of:=SUM([.C3:.C8]=[.$BW3:.$BW8])" office:value-type="float" office:value="1" calcext:value-type="float">
            <text:p>1</text:p>
          </table:table-cell>
          <table:table-cell table:number-matrix-columns-spanned="1" table:number-matrix-rows-spanned="1" table:formula="of:=SUM([.D3:.D8]=[.$BX3:.$BX8])" office:value-type="float" office:value="0" calcext:value-type="float">
            <text:p>0</text:p>
          </table:table-cell>
          <table:table-cell table:number-matrix-columns-spanned="1" table:number-matrix-rows-spanned="1" table:formula="of:=SUM([.E3:.E8]=[.$BY3:.$BY8])" office:value-type="float" office:value="0" calcext:value-type="float">
            <text:p>0</text:p>
          </table:table-cell>
          <table:table-cell table:number-matrix-columns-spanned="1" table:number-matrix-rows-spanned="1" table:formula="of:=SUM([.F3:.F8]=[.$BZ3:.$BZ8])" office:value-type="float" office:value="1" calcext:value-type="float">
            <text:p>1</text:p>
          </table:table-cell>
          <table:table-cell table:number-matrix-columns-spanned="1" table:number-matrix-rows-spanned="1" table:formula="of:=SUM([.G3:.G8]=[.$CA3:.$CA8])" office:value-type="float" office:value="6" calcext:value-type="float">
            <text:p>6</text:p>
          </table:table-cell>
          <table:table-cell table:number-matrix-columns-spanned="1" table:number-matrix-rows-spanned="1" table:formula="of:=SUM([.H3:.H8]=[.$BV3:.$BV8])" office:value-type="float" office:value="2" calcext:value-type="float">
            <text:p>2</text:p>
          </table:table-cell>
          <table:table-cell table:number-matrix-columns-spanned="1" table:number-matrix-rows-spanned="1" table:formula="of:=SUM([.I3:.I8]=[.$BW3:.$BW8])" office:value-type="float" office:value="2" calcext:value-type="float">
            <text:p>2</text:p>
          </table:table-cell>
          <table:table-cell table:number-matrix-columns-spanned="1" table:number-matrix-rows-spanned="1" table:formula="of:=SUM([.J3:.J8]=[.$BX3:.$BX8])" office:value-type="float" office:value="0" calcext:value-type="float">
            <text:p>0</text:p>
          </table:table-cell>
          <table:table-cell table:number-matrix-columns-spanned="1" table:number-matrix-rows-spanned="1" table:formula="of:=SUM([.K3:.K8]=[.$BY3:.$BY8])" office:value-type="float" office:value="0" calcext:value-type="float">
            <text:p>0</text:p>
          </table:table-cell>
          <table:table-cell table:number-matrix-columns-spanned="1" table:number-matrix-rows-spanned="1" table:formula="of:=SUM([.L3:.L8]=[.$BZ3:.$BZ8])" office:value-type="float" office:value="3" calcext:value-type="float">
            <text:p>3</text:p>
          </table:table-cell>
          <table:table-cell table:number-matrix-columns-spanned="1" table:number-matrix-rows-spanned="1" table:formula="of:=SUM([.M3:.M8]=[.$CA3:.$CA8])" office:value-type="float" office:value="6" calcext:value-type="float">
            <text:p>6</text:p>
          </table:table-cell>
          <table:table-cell table:number-matrix-columns-spanned="1" table:number-matrix-rows-spanned="1" table:formula="of:=SUM([.N3:.N8]=[.$BV3:.$BV8])" office:value-type="float" office:value="2" calcext:value-type="float">
            <text:p>2</text:p>
          </table:table-cell>
          <table:table-cell table:number-matrix-columns-spanned="1" table:number-matrix-rows-spanned="1" table:formula="of:=SUM([.O3:.O8]=[.$BW3:.$BW8])" office:value-type="float" office:value="2" calcext:value-type="float">
            <text:p>2</text:p>
          </table:table-cell>
          <table:table-cell table:number-matrix-columns-spanned="1" table:number-matrix-rows-spanned="1" table:formula="of:=SUM([.P3:.P8]=[.$BX3:.$BX8])" office:value-type="float" office:value="1" calcext:value-type="float">
            <text:p>1</text:p>
          </table:table-cell>
          <table:table-cell table:number-matrix-columns-spanned="1" table:number-matrix-rows-spanned="1" table:formula="of:=SUM([.Q3:.Q8]=[.$BY3:.$BY8])" office:value-type="float" office:value="0" calcext:value-type="float">
            <text:p>0</text:p>
          </table:table-cell>
          <table:table-cell table:number-matrix-columns-spanned="1" table:number-matrix-rows-spanned="1" table:formula="of:=SUM([.R3:.R8]=[.$BZ3:.$BZ8])" office:value-type="float" office:value="1" calcext:value-type="float">
            <text:p>1</text:p>
          </table:table-cell>
          <table:table-cell table:number-matrix-columns-spanned="1" table:number-matrix-rows-spanned="1" table:formula="of:=SUM([.S3:.S8]=[.$CA3:.$CA8])" office:value-type="float" office:value="3" calcext:value-type="float">
            <text:p>3</text:p>
          </table:table-cell>
          <table:table-cell table:number-matrix-columns-spanned="1" table:number-matrix-rows-spanned="1" table:formula="of:=SUM([.T3:.T8]=[.$BV3:.$BV8])" office:value-type="float" office:value="1" calcext:value-type="float">
            <text:p>1</text:p>
          </table:table-cell>
          <table:table-cell table:number-matrix-columns-spanned="1" table:number-matrix-rows-spanned="1" table:formula="of:=SUM([.U3:.U8]=[.$BW3:.$BW8])" office:value-type="float" office:value="1" calcext:value-type="float">
            <text:p>1</text:p>
          </table:table-cell>
          <table:table-cell table:number-matrix-columns-spanned="1" table:number-matrix-rows-spanned="1" table:formula="of:=SUM([.V3:.V8]=[.$BX3:.$BX8])" office:value-type="float" office:value="1" calcext:value-type="float">
            <text:p>1</text:p>
          </table:table-cell>
          <table:table-cell table:number-matrix-columns-spanned="1" table:number-matrix-rows-spanned="1" table:formula="of:=SUM([.W3:.W8]=[.$BY3:.$BY8])" office:value-type="float" office:value="1" calcext:value-type="float">
            <text:p>1</text:p>
          </table:table-cell>
          <table:table-cell table:number-matrix-columns-spanned="1" table:number-matrix-rows-spanned="1" table:formula="of:=SUM([.X3:.X8]=[.$BZ3:.$BZ8])" office:value-type="float" office:value="1" calcext:value-type="float">
            <text:p>1</text:p>
          </table:table-cell>
          <table:table-cell table:number-matrix-columns-spanned="1" table:number-matrix-rows-spanned="1" table:formula="of:=SUM([.Y3:.Y8]=[.$CA3:.$CA8])" office:value-type="float" office:value="3" calcext:value-type="float">
            <text:p>3</text:p>
          </table:table-cell>
          <table:table-cell table:number-matrix-columns-spanned="1" table:number-matrix-rows-spanned="1" table:formula="of:=SUM([.Z3:.Z8]=[.$BV3:.$BV8])" office:value-type="float" office:value="1" calcext:value-type="float">
            <text:p>1</text:p>
          </table:table-cell>
          <table:table-cell table:number-matrix-columns-spanned="1" table:number-matrix-rows-spanned="1" table:formula="of:=SUM([.AA3:.AA8]=[.$BW3:.$BW8])" office:value-type="float" office:value="1" calcext:value-type="float">
            <text:p>1</text:p>
          </table:table-cell>
          <table:table-cell table:number-matrix-columns-spanned="1" table:number-matrix-rows-spanned="1" table:formula="of:=SUM([.AB3:.AB8]=[.$BX3:.$BX8])" office:value-type="float" office:value="2" calcext:value-type="float">
            <text:p>2</text:p>
          </table:table-cell>
          <table:table-cell table:number-matrix-columns-spanned="1" table:number-matrix-rows-spanned="1" table:formula="of:=SUM([.AC3:.AC8]=[.$BY3:.$BY8])" office:value-type="float" office:value="2" calcext:value-type="float">
            <text:p>2</text:p>
          </table:table-cell>
          <table:table-cell table:number-matrix-columns-spanned="1" table:number-matrix-rows-spanned="1" table:formula="of:=SUM([.AD3:.AD8]=[.$BZ3:.$BZ8])" office:value-type="float" office:value="0" calcext:value-type="float">
            <text:p>0</text:p>
          </table:table-cell>
          <table:table-cell table:number-matrix-columns-spanned="1" table:number-matrix-rows-spanned="1" table:formula="of:=SUM([.AE3:.AE8]=[.$CA3:.$CA8])" office:value-type="float" office:value="3" calcext:value-type="float">
            <text:p>3</text:p>
          </table:table-cell>
          <table:table-cell table:number-matrix-columns-spanned="1" table:number-matrix-rows-spanned="1" table:formula="of:=SUM([.AF3:.AF8]=[.$BV3:.$BV8])" office:value-type="float" office:value="1" calcext:value-type="float">
            <text:p>1</text:p>
          </table:table-cell>
          <table:table-cell table:number-matrix-columns-spanned="1" table:number-matrix-rows-spanned="1" table:formula="of:=SUM([.AG3:.AG8]=[.$BW3:.$BW8])" office:value-type="float" office:value="1" calcext:value-type="float">
            <text:p>1</text:p>
          </table:table-cell>
          <table:table-cell table:number-matrix-columns-spanned="1" table:number-matrix-rows-spanned="1" table:formula="of:=SUM([.AH3:.AH8]=[.$BX3:.$BX8])" office:value-type="float" office:value="1" calcext:value-type="float">
            <text:p>1</text:p>
          </table:table-cell>
          <table:table-cell table:number-matrix-columns-spanned="1" table:number-matrix-rows-spanned="1" table:formula="of:=SUM([.AI3:.AI8]=[.$BY3:.$BY8])" office:value-type="float" office:value="1" calcext:value-type="float">
            <text:p>1</text:p>
          </table:table-cell>
          <table:table-cell table:number-matrix-columns-spanned="1" table:number-matrix-rows-spanned="1" table:formula="of:=SUM([.AJ3:.AJ8]=[.$BZ3:.$BZ8])" office:value-type="float" office:value="0" calcext:value-type="float">
            <text:p>0</text:p>
          </table:table-cell>
          <table:table-cell table:number-matrix-columns-spanned="1" table:number-matrix-rows-spanned="1" table:formula="of:=SUM([.AK3:.AK8]=[.$CA3:.$CA8])" office:value-type="float" office:value="3" calcext:value-type="float">
            <text:p>3</text:p>
          </table:table-cell>
          <table:table-cell table:number-matrix-columns-spanned="1" table:number-matrix-rows-spanned="1" table:formula="of:=SUM([.AL3:.AL8]=[.$BV3:.$BV8])" office:value-type="float" office:value="1" calcext:value-type="float">
            <text:p>1</text:p>
          </table:table-cell>
          <table:table-cell table:number-matrix-columns-spanned="1" table:number-matrix-rows-spanned="1" table:formula="of:=SUM([.AM3:.AM8]=[.$BW3:.$BW8])" office:value-type="float" office:value="1" calcext:value-type="float">
            <text:p>1</text:p>
          </table:table-cell>
          <table:table-cell table:number-matrix-columns-spanned="1" table:number-matrix-rows-spanned="1" table:formula="of:=SUM([.AN3:.AN8]=[.$BX3:.$BX8])" office:value-type="float" office:value="0" calcext:value-type="float">
            <text:p>0</text:p>
          </table:table-cell>
          <table:table-cell table:number-matrix-columns-spanned="1" table:number-matrix-rows-spanned="1" table:formula="of:=SUM([.AO3:.AO8]=[.$BY3:.$BY8])" office:value-type="float" office:value="0" calcext:value-type="float">
            <text:p>0</text:p>
          </table:table-cell>
          <table:table-cell table:number-matrix-columns-spanned="1" table:number-matrix-rows-spanned="1" table:formula="of:=SUM([.AP3:.AP8]=[.$BZ3:.$BZ8])" office:value-type="float" office:value="1" calcext:value-type="float">
            <text:p>1</text:p>
          </table:table-cell>
          <table:table-cell table:number-matrix-columns-spanned="1" table:number-matrix-rows-spanned="1" table:formula="of:=SUM([.AQ3:.AQ8]=[.$CA3:.$CA8])" office:value-type="float" office:value="3" calcext:value-type="float">
            <text:p>3</text:p>
          </table:table-cell>
          <table:table-cell table:number-matrix-columns-spanned="1" table:number-matrix-rows-spanned="1" table:formula="of:=SUM([.AR3:.AR8]=[.$BV3:.$BV8])" office:value-type="float" office:value="1" calcext:value-type="float">
            <text:p>1</text:p>
          </table:table-cell>
          <table:table-cell table:number-matrix-columns-spanned="1" table:number-matrix-rows-spanned="1" table:formula="of:=SUM([.AS3:.AS8]=[.$BW3:.$BW8])" office:value-type="float" office:value="1" calcext:value-type="float">
            <text:p>1</text:p>
          </table:table-cell>
          <table:table-cell table:number-matrix-columns-spanned="1" table:number-matrix-rows-spanned="1" table:formula="of:=SUM([.AT3:.AT8]=[.$BX3:.$BX8])" office:value-type="float" office:value="1" calcext:value-type="float">
            <text:p>1</text:p>
          </table:table-cell>
          <table:table-cell table:number-matrix-columns-spanned="1" table:number-matrix-rows-spanned="1" table:formula="of:=SUM([.AU3:.AU8]=[.$BY3:.$BY8])" office:value-type="float" office:value="1" calcext:value-type="float">
            <text:p>1</text:p>
          </table:table-cell>
          <table:table-cell table:number-matrix-columns-spanned="1" table:number-matrix-rows-spanned="1" table:formula="of:=SUM([.AV3:.AV8]=[.$BZ3:.$BZ8])" office:value-type="float" office:value="0" calcext:value-type="float">
            <text:p>0</text:p>
          </table:table-cell>
          <table:table-cell table:number-matrix-columns-spanned="1" table:number-matrix-rows-spanned="1" table:formula="of:=SUM([.AW3:.AW8]=[.$CA3:.$CA8])" office:value-type="float" office:value="3" calcext:value-type="float">
            <text:p>3</text:p>
          </table:table-cell>
          <table:table-cell table:number-matrix-columns-spanned="1" table:number-matrix-rows-spanned="1" table:formula="of:=SUM([.AX3:.AX8]=[.$BV3:.$BV8])" office:value-type="float" office:value="2" calcext:value-type="float">
            <text:p>2</text:p>
          </table:table-cell>
          <table:table-cell table:number-matrix-columns-spanned="1" table:number-matrix-rows-spanned="1" table:formula="of:=SUM([.AY3:.AY8]=[.$BW3:.$BW8])" office:value-type="float" office:value="2" calcext:value-type="float">
            <text:p>2</text:p>
          </table:table-cell>
          <table:table-cell table:number-matrix-columns-spanned="1" table:number-matrix-rows-spanned="1" table:formula="of:=SUM([.AZ3:.AZ8]=[.$BX3:.$BX8])" office:value-type="float" office:value="0" calcext:value-type="float">
            <text:p>0</text:p>
          </table:table-cell>
          <table:table-cell table:number-matrix-columns-spanned="1" table:number-matrix-rows-spanned="1" table:formula="of:=SUM([.BA3:.BA8]=[.$BY3:.$BY8])" office:value-type="float" office:value="1" calcext:value-type="float">
            <text:p>1</text:p>
          </table:table-cell>
          <table:table-cell table:number-matrix-columns-spanned="1" table:number-matrix-rows-spanned="1" table:formula="of:=SUM([.BB3:.BB8]=[.$BZ3:.$BZ8])" office:value-type="float" office:value="3" calcext:value-type="float">
            <text:p>3</text:p>
          </table:table-cell>
          <table:table-cell table:number-matrix-columns-spanned="1" table:number-matrix-rows-spanned="1" table:formula="of:=SUM([.BC3:.BC8]=[.$CA3:.$CA8])" office:value-type="float" office:value="3" calcext:value-type="float">
            <text:p>3</text:p>
          </table:table-cell>
          <table:table-cell table:number-matrix-columns-spanned="1" table:number-matrix-rows-spanned="1" table:formula="of:=SUM([.BD3:.BD8]=[.$BV3:.$BV8])" office:value-type="float" office:value="1" calcext:value-type="float">
            <text:p>1</text:p>
          </table:table-cell>
          <table:table-cell table:number-matrix-columns-spanned="1" table:number-matrix-rows-spanned="1" table:formula="of:=SUM([.BE3:.BE8]=[.$BW3:.$BW8])" office:value-type="float" office:value="1" calcext:value-type="float">
            <text:p>1</text:p>
          </table:table-cell>
          <table:table-cell table:number-matrix-columns-spanned="1" table:number-matrix-rows-spanned="1" table:formula="of:=SUM([.BF3:.BF8]=[.$BX3:.$BX8])" office:value-type="float" office:value="1" calcext:value-type="float">
            <text:p>1</text:p>
          </table:table-cell>
          <table:table-cell table:number-matrix-columns-spanned="1" table:number-matrix-rows-spanned="1" table:formula="of:=SUM([.BG3:.BG8]=[.$BY3:.$BY8])" office:value-type="float" office:value="1" calcext:value-type="float">
            <text:p>1</text:p>
          </table:table-cell>
          <table:table-cell table:number-matrix-columns-spanned="1" table:number-matrix-rows-spanned="1" table:formula="of:=SUM([.BH3:.BH8]=[.$BZ3:.$BZ8])" office:value-type="float" office:value="2" calcext:value-type="float">
            <text:p>2</text:p>
          </table:table-cell>
          <table:table-cell table:number-matrix-columns-spanned="1" table:number-matrix-rows-spanned="1" table:formula="of:=SUM([.BI3:.BI8]=[.$CA3:.$CA8])" office:value-type="float" office:value="3" calcext:value-type="float">
            <text:p>3</text:p>
          </table:table-cell>
          <table:table-cell table:number-matrix-columns-spanned="1" table:number-matrix-rows-spanned="1" table:formula="of:=SUM([.BJ3:.BJ8]=[.$BV3:.$BV8])" office:value-type="float" office:value="2" calcext:value-type="float">
            <text:p>2</text:p>
          </table:table-cell>
          <table:table-cell table:number-matrix-columns-spanned="1" table:number-matrix-rows-spanned="1" table:formula="of:=SUM([.BK3:.BK8]=[.$BW3:.$BW8])" office:value-type="float" office:value="2" calcext:value-type="float">
            <text:p>2</text:p>
          </table:table-cell>
          <table:table-cell table:number-matrix-columns-spanned="1" table:number-matrix-rows-spanned="1" table:formula="of:=SUM([.BL3:.BL8]=[.$BX3:.$BX8])" office:value-type="float" office:value="1" calcext:value-type="float">
            <text:p>1</text:p>
          </table:table-cell>
          <table:table-cell table:number-matrix-columns-spanned="1" table:number-matrix-rows-spanned="1" table:formula="of:=SUM([.BM3:.BM8]=[.$BY3:.$BY8])" office:value-type="float" office:value="1" calcext:value-type="float">
            <text:p>1</text:p>
          </table:table-cell>
          <table:table-cell table:number-matrix-columns-spanned="1" table:number-matrix-rows-spanned="1" table:formula="of:=SUM([.BN3:.BN8]=[.$BZ3:.$BZ8])" office:value-type="float" office:value="0" calcext:value-type="float">
            <text:p>0</text:p>
          </table:table-cell>
          <table:table-cell table:number-matrix-columns-spanned="1" table:number-matrix-rows-spanned="1" table:formula="of:=SUM([.BO3:.BO8]=[.$CA3:.$CA8])" office:value-type="float" office:value="3" calcext:value-type="float">
            <text:p>3</text:p>
          </table:table-cell>
          <table:table-cell table:number-matrix-columns-spanned="1" table:number-matrix-rows-spanned="1" table:formula="of:=SUM([.BP3:.BP8]=[.$BV3:.$BV8])" office:value-type="float" office:value="2" calcext:value-type="float">
            <text:p>2</text:p>
          </table:table-cell>
          <table:table-cell table:number-matrix-columns-spanned="1" table:number-matrix-rows-spanned="1" table:formula="of:=SUM([.BQ3:.BQ8]=[.$BW3:.$BW8])" office:value-type="float" office:value="2" calcext:value-type="float">
            <text:p>2</text:p>
          </table:table-cell>
          <table:table-cell table:number-matrix-columns-spanned="1" table:number-matrix-rows-spanned="1" table:formula="of:=SUM([.BR3:.BR8]=[.$BX3:.$BX8])" office:value-type="float" office:value="1" calcext:value-type="float">
            <text:p>1</text:p>
          </table:table-cell>
          <table:table-cell table:number-matrix-columns-spanned="1" table:number-matrix-rows-spanned="1" table:formula="of:=SUM([.BS3:.BS8]=[.$BY3:.$BY8])" office:value-type="float" office:value="1" calcext:value-type="float">
            <text:p>1</text:p>
          </table:table-cell>
          <table:table-cell table:number-matrix-columns-spanned="1" table:number-matrix-rows-spanned="1" table:formula="of:=SUM([.BT3:.BT8]=[.$BZ3:.$BZ8])" office:value-type="float" office:value="0" calcext:value-type="float">
            <text:p>0</text:p>
          </table:table-cell>
          <table:table-cell table:number-matrix-columns-spanned="1" table:number-matrix-rows-spanned="1" table:formula="of:=SUM([.BU3:.BU8]=[.$CA3:.$CA8])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TTER</text:p>
          </table:table-cell>
          <table:table-cell table:number-matrix-columns-spanned="1" table:number-matrix-rows-spanned="1" table:formula="of:=SUM([.B3:.B8]&lt;[.$CB3:.$CB8])" office:value-type="float" office:value="5" calcext:value-type="float">
            <text:p>5</text:p>
          </table:table-cell>
          <table:table-cell table:number-matrix-columns-spanned="1" table:number-matrix-rows-spanned="1" table:formula="of:=SUM([.C3:.C8]&lt;[.$CC3:.$CC8])" office:value-type="float" office:value="5" calcext:value-type="float">
            <text:p>5</text:p>
          </table:table-cell>
          <table:table-cell table:number-matrix-columns-spanned="1" table:number-matrix-rows-spanned="1" table:formula="of:=SUM([.D3:.D8]&lt;[.$CD3:.$CD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E3:.E8]&lt;[.$CE3:.$CE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F3:.F8]&lt;[.$CF3:.$CF8])" office:value-type="float" office:value="2" calcext:value-type="float">
            <text:p>2</text:p>
          </table:table-cell>
          <table:table-cell table:number-matrix-columns-spanned="1" table:number-matrix-rows-spanned="1" table:formula="of:=SUM([.G3:.G8]&lt;[.$CG3:.$CG8])" office:value-type="float" office:value="3" calcext:value-type="float">
            <text:p>3</text:p>
          </table:table-cell>
          <table:table-cell table:number-matrix-columns-spanned="1" table:number-matrix-rows-spanned="1" table:formula="of:=SUM([.H3:.H8]&lt;[.$CB3:.$CB8])" office:value-type="float" office:value="1" calcext:value-type="float">
            <text:p>1</text:p>
          </table:table-cell>
          <table:table-cell table:number-matrix-columns-spanned="1" table:number-matrix-rows-spanned="1" table:formula="of:=SUM([.I3:.I8]&lt;[.$CC3:.$CC8])" office:value-type="float" office:value="1" calcext:value-type="float">
            <text:p>1</text:p>
          </table:table-cell>
          <table:table-cell table:number-matrix-columns-spanned="1" table:number-matrix-rows-spanned="1" table:formula="of:=SUM([.J3:.J8]&lt;[.$CD3:.$CD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K3:.K8]&lt;[.$CE3:.$CE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L3:.L8]&lt;[.$CF3:.$CF8])" office:value-type="float" office:value="3" calcext:value-type="float">
            <text:p>3</text:p>
          </table:table-cell>
          <table:table-cell table:number-matrix-columns-spanned="1" table:number-matrix-rows-spanned="1" table:formula="of:=SUM([.M3:.M8]&lt;[.$CG3:.$CG8])" office:value-type="float" office:value="3" calcext:value-type="float">
            <text:p>3</text:p>
          </table:table-cell>
          <table:table-cell table:number-matrix-columns-spanned="1" table:number-matrix-rows-spanned="1" table:formula="of:=SUM([.N3:.N8]&lt;[.$CB3:.$CB8])" office:value-type="float" office:value="3" calcext:value-type="float">
            <text:p>3</text:p>
          </table:table-cell>
          <table:table-cell table:number-matrix-columns-spanned="1" table:number-matrix-rows-spanned="1" table:formula="of:=SUM([.O3:.O8]&lt;[.$CC3:.$CC8])" office:value-type="float" office:value="3" calcext:value-type="float">
            <text:p>3</text:p>
          </table:table-cell>
          <table:table-cell table:number-matrix-columns-spanned="1" table:number-matrix-rows-spanned="1" table:formula="of:=SUM([.P3:.P8]&lt;[.$CD3:.$CD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Q3:.Q8]&lt;[.$CE3:.$CE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R3:.R8]&lt;[.$CF3:.$CF8])" office:value-type="float" office:value="2" calcext:value-type="float">
            <text:p>2</text:p>
          </table:table-cell>
          <table:table-cell table:number-matrix-columns-spanned="1" table:number-matrix-rows-spanned="1" table:formula="of:=SUM([.S3:.S8]&lt;[.$CG3:.$CG8])" office:value-type="float" office:value="0" calcext:value-type="float">
            <text:p>0</text:p>
          </table:table-cell>
          <table:table-cell table:number-matrix-columns-spanned="1" table:number-matrix-rows-spanned="1" table:formula="of:=SUM([.T3:.T8]&lt;[.$CB3:.$CB8])" office:value-type="float" office:value="2" calcext:value-type="float">
            <text:p>2</text:p>
          </table:table-cell>
          <table:table-cell table:number-matrix-columns-spanned="1" table:number-matrix-rows-spanned="1" table:formula="of:=SUM([.U3:.U8]&lt;[.$CC3:.$CC8])" office:value-type="float" office:value="2" calcext:value-type="float">
            <text:p>2</text:p>
          </table:table-cell>
          <table:table-cell table:number-matrix-columns-spanned="1" table:number-matrix-rows-spanned="1" table:formula="of:=SUM([.V3:.V8]&lt;[.$CD3:.$CD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W3:.W8]&lt;[.$CE3:.$CE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X3:.X8]&lt;[.$CF3:.$CF8])" office:value-type="float" office:value="0" calcext:value-type="float">
            <text:p>0</text:p>
          </table:table-cell>
          <table:table-cell table:number-matrix-columns-spanned="1" table:number-matrix-rows-spanned="1" table:formula="of:=SUM([.Y3:.Y8]&lt;[.$CG3:.$CG8])" office:value-type="float" office:value="0" calcext:value-type="float">
            <text:p>0</text:p>
          </table:table-cell>
          <table:table-cell table:number-matrix-columns-spanned="1" table:number-matrix-rows-spanned="1" table:formula="of:=SUM([.Z3:.Z8]&lt;[.$CB3:.$CB8])" office:value-type="float" office:value="3" calcext:value-type="float">
            <text:p>3</text:p>
          </table:table-cell>
          <table:table-cell table:number-matrix-columns-spanned="1" table:number-matrix-rows-spanned="1" table:formula="of:=SUM([.AA3:.AA8]&lt;[.$CC3:.$CC8])" office:value-type="float" office:value="3" calcext:value-type="float">
            <text:p>3</text:p>
          </table:table-cell>
          <table:table-cell table:number-matrix-columns-spanned="1" table:number-matrix-rows-spanned="1" table:formula="of:=SUM([.AB3:.AB8]&lt;[.$CD3:.$CD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AC3:.AC8]&lt;[.$CE3:.$CE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AD3:.AD8]&lt;[.$CF3:.$CF8])" office:value-type="float" office:value="0" calcext:value-type="float">
            <text:p>0</text:p>
          </table:table-cell>
          <table:table-cell table:number-matrix-columns-spanned="1" table:number-matrix-rows-spanned="1" table:formula="of:=SUM([.AE3:.AE8]&lt;[.$CG3:.$CG8])" office:value-type="float" office:value="0" calcext:value-type="float">
            <text:p>0</text:p>
          </table:table-cell>
          <table:table-cell table:number-matrix-columns-spanned="1" table:number-matrix-rows-spanned="1" table:formula="of:=SUM([.AF3:.AF8]&lt;[.$CB3:.$CB8])" office:value-type="float" office:value="1" calcext:value-type="float">
            <text:p>1</text:p>
          </table:table-cell>
          <table:table-cell table:number-matrix-columns-spanned="1" table:number-matrix-rows-spanned="1" table:formula="of:=SUM([.AG3:.AG8]&lt;[.$CC3:.$CC8])" office:value-type="float" office:value="1" calcext:value-type="float">
            <text:p>1</text:p>
          </table:table-cell>
          <table:table-cell table:number-matrix-columns-spanned="1" table:number-matrix-rows-spanned="1" table:formula="of:=SUM([.AH3:.AH8]&lt;[.$CD3:.$CD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AI3:.AI8]&lt;[.$CE3:.$CE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AJ3:.AJ8]&lt;[.$CF3:.$CF8])" office:value-type="float" office:value="1" calcext:value-type="float">
            <text:p>1</text:p>
          </table:table-cell>
          <table:table-cell table:number-matrix-columns-spanned="1" table:number-matrix-rows-spanned="1" table:formula="of:=SUM([.AK3:.AK8]&lt;[.$CG3:.$CG8])" office:value-type="float" office:value="0" calcext:value-type="float">
            <text:p>0</text:p>
          </table:table-cell>
          <table:table-cell table:number-matrix-columns-spanned="1" table:number-matrix-rows-spanned="1" table:formula="of:=SUM([.AL3:.AL8]&lt;[.$CB3:.$CB8])" office:value-type="float" office:value="3" calcext:value-type="float">
            <text:p>3</text:p>
          </table:table-cell>
          <table:table-cell table:number-matrix-columns-spanned="1" table:number-matrix-rows-spanned="1" table:formula="of:=SUM([.AM3:.AM8]&lt;[.$CC3:.$CC8])" office:value-type="float" office:value="3" calcext:value-type="float">
            <text:p>3</text:p>
          </table:table-cell>
          <table:table-cell table:number-matrix-columns-spanned="1" table:number-matrix-rows-spanned="1" table:formula="of:=SUM([.AN3:.AN8]&lt;[.$CD3:.$CD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AO3:.AO8]&lt;[.$CE3:.$CE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AP3:.AP8]&lt;[.$CF3:.$CF8])" office:value-type="float" office:value="4" calcext:value-type="float">
            <text:p>4</text:p>
          </table:table-cell>
          <table:table-cell table:number-matrix-columns-spanned="1" table:number-matrix-rows-spanned="1" table:formula="of:=SUM([.AQ3:.AQ8]&lt;[.$CG3:.$CG8])" office:value-type="float" office:value="3" calcext:value-type="float">
            <text:p>3</text:p>
          </table:table-cell>
          <table:table-cell table:number-matrix-columns-spanned="1" table:number-matrix-rows-spanned="1" table:formula="of:=SUM([.AR3:.AR8]&lt;[.$CB3:.$CB8])" office:value-type="float" office:value="0" calcext:value-type="float">
            <text:p>0</text:p>
          </table:table-cell>
          <table:table-cell table:number-matrix-columns-spanned="1" table:number-matrix-rows-spanned="1" table:formula="of:=SUM([.AS3:.AS8]&lt;[.$CC3:.$CC8])" office:value-type="float" office:value="0" calcext:value-type="float">
            <text:p>0</text:p>
          </table:table-cell>
          <table:table-cell table:number-matrix-columns-spanned="1" table:number-matrix-rows-spanned="1" table:formula="of:=SUM([.AT3:.AT8]&lt;[.$CD3:.$CD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AU3:.AU8]&lt;[.$CE3:.$CE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AV3:.AV8]&lt;[.$CF3:.$CF8])" office:value-type="float" office:value="2" calcext:value-type="float">
            <text:p>2</text:p>
          </table:table-cell>
          <table:table-cell table:number-matrix-columns-spanned="1" table:number-matrix-rows-spanned="1" table:formula="of:=SUM([.AW3:.AW8]&lt;[.$CG3:.$CG8])" office:value-type="float" office:value="3" calcext:value-type="float">
            <text:p>3</text:p>
          </table:table-cell>
          <table:table-cell table:number-matrix-columns-spanned="1" table:number-matrix-rows-spanned="1" table:formula="of:=SUM([.AX3:.AX8]&lt;[.$CB3:.$CB8])" office:value-type="float" office:value="3" calcext:value-type="float">
            <text:p>3</text:p>
          </table:table-cell>
          <table:table-cell table:number-matrix-columns-spanned="1" table:number-matrix-rows-spanned="1" table:formula="of:=SUM([.AY3:.AY8]&lt;[.$CC3:.$CC8])" office:value-type="float" office:value="3" calcext:value-type="float">
            <text:p>3</text:p>
          </table:table-cell>
          <table:table-cell table:number-matrix-columns-spanned="1" table:number-matrix-rows-spanned="1" table:formula="of:=SUM([.AZ3:.AZ8]&lt;[.$CD3:.$CD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A3:.BA8]&lt;[.$CE3:.$CE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B3:.BB8]&lt;[.$CF3:.$CF8])" office:value-type="float" office:value="3" calcext:value-type="float">
            <text:p>3</text:p>
          </table:table-cell>
          <table:table-cell table:number-matrix-columns-spanned="1" table:number-matrix-rows-spanned="1" table:formula="of:=SUM([.BC3:.BC8]&lt;[.$CG3:.$CG8])" office:value-type="float" office:value="3" calcext:value-type="float">
            <text:p>3</text:p>
          </table:table-cell>
          <table:table-cell table:number-matrix-columns-spanned="1" table:number-matrix-rows-spanned="1" table:formula="of:=SUM([.BD3:.BD8]&lt;[.$CB3:.$CB8])" office:value-type="float" office:value="0" calcext:value-type="float">
            <text:p>0</text:p>
          </table:table-cell>
          <table:table-cell table:number-matrix-columns-spanned="1" table:number-matrix-rows-spanned="1" table:formula="of:=SUM([.BE3:.BE8]&lt;[.$CC3:.$CC8])" office:value-type="float" office:value="0" calcext:value-type="float">
            <text:p>0</text:p>
          </table:table-cell>
          <table:table-cell table:number-matrix-columns-spanned="1" table:number-matrix-rows-spanned="1" table:formula="of:=SUM([.BF3:.BF8]&lt;[.$CD3:.$CD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G3:.BG8]&lt;[.$CE3:.$CE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H3:.BH8]&lt;[.$CF3:.$CF8])" office:value-type="float" office:value="4" calcext:value-type="float">
            <text:p>4</text:p>
          </table:table-cell>
          <table:table-cell table:number-matrix-columns-spanned="1" table:number-matrix-rows-spanned="1" table:formula="of:=SUM([.BI3:.BI8]&lt;[.$CG3:.$CG8])" office:value-type="float" office:value="3" calcext:value-type="float">
            <text:p>3</text:p>
          </table:table-cell>
          <table:table-cell table:number-matrix-columns-spanned="1" table:number-matrix-rows-spanned="1" table:formula="of:=SUM([.BJ3:.BJ8]&lt;[.$CB3:.$CB8])" office:value-type="float" office:value="3" calcext:value-type="float">
            <text:p>3</text:p>
          </table:table-cell>
          <table:table-cell table:number-matrix-columns-spanned="1" table:number-matrix-rows-spanned="1" table:formula="of:=SUM([.BK3:.BK8]&lt;[.$CC3:.$CC8])" office:value-type="float" office:value="3" calcext:value-type="float">
            <text:p>3</text:p>
          </table:table-cell>
          <table:table-cell table:number-matrix-columns-spanned="1" table:number-matrix-rows-spanned="1" table:formula="of:=SUM([.BL3:.BL8]&lt;[.$CD3:.$CD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M3:.BM8]&lt;[.$CE3:.$CE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N3:.BN8]&lt;[.$CF3:.$CF8])" office:value-type="float" office:value="4" calcext:value-type="float">
            <text:p>4</text:p>
          </table:table-cell>
          <table:table-cell table:number-matrix-columns-spanned="1" table:number-matrix-rows-spanned="1" table:formula="of:=SUM([.BO3:.BO8]&lt;[.$CG3:.$CG8])" office:value-type="float" office:value="0" calcext:value-type="float">
            <text:p>0</text:p>
          </table:table-cell>
          <table:table-cell table:number-matrix-columns-spanned="1" table:number-matrix-rows-spanned="1" table:formula="of:=SUM([.BP3:.BP8]&lt;[.$CB3:.$CB8])" office:value-type="float" office:value="2" calcext:value-type="float">
            <text:p>2</text:p>
          </table:table-cell>
          <table:table-cell table:number-matrix-columns-spanned="1" table:number-matrix-rows-spanned="1" table:formula="of:=SUM([.BQ3:.BQ8]&lt;[.$CC3:.$CC8])" office:value-type="float" office:value="2" calcext:value-type="float">
            <text:p>2</text:p>
          </table:table-cell>
          <table:table-cell table:number-matrix-columns-spanned="1" table:number-matrix-rows-spanned="1" table:formula="of:=SUM([.BR3:.BR8]&lt;[.$CD3:.$CD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S3:.BS8]&lt;[.$CE3:.$CE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T3:.BT8]&lt;[.$CF3:.$CF8])" office:value-type="float" office:value="4" calcext:value-type="float">
            <text:p>4</text:p>
          </table:table-cell>
          <table:table-cell table:number-matrix-columns-spanned="1" table:number-matrix-rows-spanned="1" table:formula="of:=SUM([.BU3:.BU8]&lt;[.$CG3:.$CG8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ORSE</text:p>
          </table:table-cell>
          <table:table-cell table:number-matrix-columns-spanned="1" table:number-matrix-rows-spanned="1" table:formula="of:=SUM([.B3:.B8]&gt;[.$CB3:.$CB8])" office:value-type="float" office:value="0" calcext:value-type="float">
            <text:p>0</text:p>
          </table:table-cell>
          <table:table-cell table:number-matrix-columns-spanned="1" table:number-matrix-rows-spanned="1" table:formula="of:=SUM([.C3:.C8]&gt;[.$CC3:.$CC8])" office:value-type="float" office:value="0" calcext:value-type="float">
            <text:p>0</text:p>
          </table:table-cell>
          <table:table-cell table:number-matrix-columns-spanned="1" table:number-matrix-rows-spanned="1" table:formula="of:=SUM([.D3:.D8]&gt;[.$CD3:.$CD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E3:.E8]&gt;[.$CE3:.$CE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F3:.F8]&gt;[.$CF3:.$CF8])" office:value-type="float" office:value="3" calcext:value-type="float">
            <text:p>3</text:p>
          </table:table-cell>
          <table:table-cell table:number-matrix-columns-spanned="1" table:number-matrix-rows-spanned="1" table:formula="of:=SUM([.G3:.G8]&gt;[.$CG3:.$CG8])" office:value-type="float" office:value="0" calcext:value-type="float">
            <text:p>0</text:p>
          </table:table-cell>
          <table:table-cell table:number-matrix-columns-spanned="1" table:number-matrix-rows-spanned="1" table:formula="of:=SUM([.H3:.H8]&gt;[.$CB3:.$CB8])" office:value-type="float" office:value="4" calcext:value-type="float">
            <text:p>4</text:p>
          </table:table-cell>
          <table:table-cell table:number-matrix-columns-spanned="1" table:number-matrix-rows-spanned="1" table:formula="of:=SUM([.I3:.I8]&gt;[.$CC3:.$CC8])" office:value-type="float" office:value="4" calcext:value-type="float">
            <text:p>4</text:p>
          </table:table-cell>
          <table:table-cell table:number-matrix-columns-spanned="1" table:number-matrix-rows-spanned="1" table:formula="of:=SUM([.J3:.J8]&gt;[.$CD3:.$CD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K3:.K8]&gt;[.$CE3:.$CE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L3:.L8]&gt;[.$CF3:.$CF8])" office:value-type="float" office:value="2" calcext:value-type="float">
            <text:p>2</text:p>
          </table:table-cell>
          <table:table-cell table:number-matrix-columns-spanned="1" table:number-matrix-rows-spanned="1" table:formula="of:=SUM([.M3:.M8]&gt;[.$CG3:.$CG8])" office:value-type="float" office:value="0" calcext:value-type="float">
            <text:p>0</text:p>
          </table:table-cell>
          <table:table-cell table:number-matrix-columns-spanned="1" table:number-matrix-rows-spanned="1" table:formula="of:=SUM([.N3:.N8]&gt;[.$CB3:.$CB8])" office:value-type="float" office:value="1" calcext:value-type="float">
            <text:p>1</text:p>
          </table:table-cell>
          <table:table-cell table:number-matrix-columns-spanned="1" table:number-matrix-rows-spanned="1" table:formula="of:=SUM([.O3:.O8]&gt;[.$CC3:.$CC8])" office:value-type="float" office:value="1" calcext:value-type="float">
            <text:p>1</text:p>
          </table:table-cell>
          <table:table-cell table:number-matrix-columns-spanned="1" table:number-matrix-rows-spanned="1" table:formula="of:=SUM([.P3:.P8]&gt;[.$CD3:.$CD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Q3:.Q8]&gt;[.$CE3:.$CE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R3:.R8]&gt;[.$CF3:.$CF8])" office:value-type="float" office:value="3" calcext:value-type="float">
            <text:p>3</text:p>
          </table:table-cell>
          <table:table-cell table:number-matrix-columns-spanned="1" table:number-matrix-rows-spanned="1" table:formula="of:=SUM([.S3:.S8]&gt;[.$CG3:.$CG8])" office:value-type="float" office:value="3" calcext:value-type="float">
            <text:p>3</text:p>
          </table:table-cell>
          <table:table-cell table:number-matrix-columns-spanned="1" table:number-matrix-rows-spanned="1" table:formula="of:=SUM([.T3:.T8]&gt;[.$CB3:.$CB8])" office:value-type="float" office:value="2" calcext:value-type="float">
            <text:p>2</text:p>
          </table:table-cell>
          <table:table-cell table:number-matrix-columns-spanned="1" table:number-matrix-rows-spanned="1" table:formula="of:=SUM([.U3:.U8]&gt;[.$CC3:.$CC8])" office:value-type="float" office:value="2" calcext:value-type="float">
            <text:p>2</text:p>
          </table:table-cell>
          <table:table-cell table:number-matrix-columns-spanned="1" table:number-matrix-rows-spanned="1" table:formula="of:=SUM([.V3:.V8]&gt;[.$CD3:.$CD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W3:.W8]&gt;[.$CE3:.$CE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X3:.X8]&gt;[.$CF3:.$CF8])" office:value-type="float" office:value="5" calcext:value-type="float">
            <text:p>5</text:p>
          </table:table-cell>
          <table:table-cell table:number-matrix-columns-spanned="1" table:number-matrix-rows-spanned="1" table:formula="of:=SUM([.Y3:.Y8]&gt;[.$CG3:.$CG8])" office:value-type="float" office:value="3" calcext:value-type="float">
            <text:p>3</text:p>
          </table:table-cell>
          <table:table-cell table:number-matrix-columns-spanned="1" table:number-matrix-rows-spanned="1" table:formula="of:=SUM([.Z3:.Z8]&gt;[.$CB3:.$CB8])" office:value-type="float" office:value="1" calcext:value-type="float">
            <text:p>1</text:p>
          </table:table-cell>
          <table:table-cell table:number-matrix-columns-spanned="1" table:number-matrix-rows-spanned="1" table:formula="of:=SUM([.AA3:.AA8]&gt;[.$CC3:.$CC8])" office:value-type="float" office:value="1" calcext:value-type="float">
            <text:p>1</text:p>
          </table:table-cell>
          <table:table-cell table:number-matrix-columns-spanned="1" table:number-matrix-rows-spanned="1" table:formula="of:=SUM([.AB3:.AB8]&gt;[.$CD3:.$CD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AC3:.AC8]&gt;[.$CE3:.$CE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AD3:.AD8]&gt;[.$CF3:.$CF8])" office:value-type="float" office:value="6" calcext:value-type="float">
            <text:p>6</text:p>
          </table:table-cell>
          <table:table-cell table:number-matrix-columns-spanned="1" table:number-matrix-rows-spanned="1" table:formula="of:=SUM([.AE3:.AE8]&gt;[.$CG3:.$CG8])" office:value-type="float" office:value="3" calcext:value-type="float">
            <text:p>3</text:p>
          </table:table-cell>
          <table:table-cell table:number-matrix-columns-spanned="1" table:number-matrix-rows-spanned="1" table:formula="of:=SUM([.AF3:.AF8]&gt;[.$CB3:.$CB8])" office:value-type="float" office:value="3" calcext:value-type="float">
            <text:p>3</text:p>
          </table:table-cell>
          <table:table-cell table:number-matrix-columns-spanned="1" table:number-matrix-rows-spanned="1" table:formula="of:=SUM([.AG3:.AG8]&gt;[.$CC3:.$CC8])" office:value-type="float" office:value="3" calcext:value-type="float">
            <text:p>3</text:p>
          </table:table-cell>
          <table:table-cell table:number-matrix-columns-spanned="1" table:number-matrix-rows-spanned="1" table:formula="of:=SUM([.AH3:.AH8]&gt;[.$CD3:.$CD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AI3:.AI8]&gt;[.$CE3:.$CE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AJ3:.AJ8]&gt;[.$CF3:.$CF8])" office:value-type="float" office:value="5" calcext:value-type="float">
            <text:p>5</text:p>
          </table:table-cell>
          <table:table-cell table:number-matrix-columns-spanned="1" table:number-matrix-rows-spanned="1" table:formula="of:=SUM([.AK3:.AK8]&gt;[.$CG3:.$CG8])" office:value-type="float" office:value="3" calcext:value-type="float">
            <text:p>3</text:p>
          </table:table-cell>
          <table:table-cell table:number-matrix-columns-spanned="1" table:number-matrix-rows-spanned="1" table:formula="of:=SUM([.AL3:.AL8]&gt;[.$CB3:.$CB8])" office:value-type="float" office:value="1" calcext:value-type="float">
            <text:p>1</text:p>
          </table:table-cell>
          <table:table-cell table:number-matrix-columns-spanned="1" table:number-matrix-rows-spanned="1" table:formula="of:=SUM([.AM3:.AM8]&gt;[.$CC3:.$CC8])" office:value-type="float" office:value="1" calcext:value-type="float">
            <text:p>1</text:p>
          </table:table-cell>
          <table:table-cell table:number-matrix-columns-spanned="1" table:number-matrix-rows-spanned="1" table:formula="of:=SUM([.AN3:.AN8]&gt;[.$CD3:.$CD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AO3:.AO8]&gt;[.$CE3:.$CE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AP3:.AP8]&gt;[.$CF3:.$CF8])" office:value-type="float" office:value="1" calcext:value-type="float">
            <text:p>1</text:p>
          </table:table-cell>
          <table:table-cell table:number-matrix-columns-spanned="1" table:number-matrix-rows-spanned="1" table:formula="of:=SUM([.AQ3:.AQ8]&gt;[.$CG3:.$CG8])" office:value-type="float" office:value="0" calcext:value-type="float">
            <text:p>0</text:p>
          </table:table-cell>
          <table:table-cell table:number-matrix-columns-spanned="1" table:number-matrix-rows-spanned="1" table:formula="of:=SUM([.AR3:.AR8]&gt;[.$CB3:.$CB8])" office:value-type="float" office:value="4" calcext:value-type="float">
            <text:p>4</text:p>
          </table:table-cell>
          <table:table-cell table:number-matrix-columns-spanned="1" table:number-matrix-rows-spanned="1" table:formula="of:=SUM([.AS3:.AS8]&gt;[.$CC3:.$CC8])" office:value-type="float" office:value="4" calcext:value-type="float">
            <text:p>4</text:p>
          </table:table-cell>
          <table:table-cell table:number-matrix-columns-spanned="1" table:number-matrix-rows-spanned="1" table:formula="of:=SUM([.AT3:.AT8]&gt;[.$CD3:.$CD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AU3:.AU8]&gt;[.$CE3:.$CE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AV3:.AV8]&gt;[.$CF3:.$CF8])" office:value-type="float" office:value="3" calcext:value-type="float">
            <text:p>3</text:p>
          </table:table-cell>
          <table:table-cell table:number-matrix-columns-spanned="1" table:number-matrix-rows-spanned="1" table:formula="of:=SUM([.AW3:.AW8]&gt;[.$CG3:.$CG8])" office:value-type="float" office:value="0" calcext:value-type="float">
            <text:p>0</text:p>
          </table:table-cell>
          <table:table-cell table:number-matrix-columns-spanned="1" table:number-matrix-rows-spanned="1" table:formula="of:=SUM([.AX3:.AX8]&gt;[.$CB3:.$CB8])" office:value-type="float" office:value="1" calcext:value-type="float">
            <text:p>1</text:p>
          </table:table-cell>
          <table:table-cell table:number-matrix-columns-spanned="1" table:number-matrix-rows-spanned="1" table:formula="of:=SUM([.AY3:.AY8]&gt;[.$CC3:.$CC8])" office:value-type="float" office:value="1" calcext:value-type="float">
            <text:p>1</text:p>
          </table:table-cell>
          <table:table-cell table:number-matrix-columns-spanned="1" table:number-matrix-rows-spanned="1" table:formula="of:=SUM([.AZ3:.AZ8]&gt;[.$CD3:.$CD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A3:.BA8]&gt;[.$CE3:.$CE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B3:.BB8]&gt;[.$CF3:.$CF8])" office:value-type="float" office:value="2" calcext:value-type="float">
            <text:p>2</text:p>
          </table:table-cell>
          <table:table-cell table:number-matrix-columns-spanned="1" table:number-matrix-rows-spanned="1" table:formula="of:=SUM([.BC3:.BC8]&gt;[.$CG3:.$CG8])" office:value-type="float" office:value="0" calcext:value-type="float">
            <text:p>0</text:p>
          </table:table-cell>
          <table:table-cell table:number-matrix-columns-spanned="1" table:number-matrix-rows-spanned="1" table:formula="of:=SUM([.BD3:.BD8]&gt;[.$CB3:.$CB8])" office:value-type="float" office:value="4" calcext:value-type="float">
            <text:p>4</text:p>
          </table:table-cell>
          <table:table-cell table:number-matrix-columns-spanned="1" table:number-matrix-rows-spanned="1" table:formula="of:=SUM([.BE3:.BE8]&gt;[.$CC3:.$CC8])" office:value-type="float" office:value="4" calcext:value-type="float">
            <text:p>4</text:p>
          </table:table-cell>
          <table:table-cell table:number-matrix-columns-spanned="1" table:number-matrix-rows-spanned="1" table:formula="of:=SUM([.BF3:.BF8]&gt;[.$CD3:.$CD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G3:.BG8]&gt;[.$CE3:.$CE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H3:.BH8]&gt;[.$CF3:.$CF8])" office:value-type="float" office:value="1" calcext:value-type="float">
            <text:p>1</text:p>
          </table:table-cell>
          <table:table-cell table:number-matrix-columns-spanned="1" table:number-matrix-rows-spanned="1" table:formula="of:=SUM([.BI3:.BI8]&gt;[.$CG3:.$CG8])" office:value-type="float" office:value="0" calcext:value-type="float">
            <text:p>0</text:p>
          </table:table-cell>
          <table:table-cell table:number-matrix-columns-spanned="1" table:number-matrix-rows-spanned="1" table:formula="of:=SUM([.BJ3:.BJ8]&gt;[.$CB3:.$CB8])" office:value-type="float" office:value="1" calcext:value-type="float">
            <text:p>1</text:p>
          </table:table-cell>
          <table:table-cell table:number-matrix-columns-spanned="1" table:number-matrix-rows-spanned="1" table:formula="of:=SUM([.BK3:.BK8]&gt;[.$CC3:.$CC8])" office:value-type="float" office:value="1" calcext:value-type="float">
            <text:p>1</text:p>
          </table:table-cell>
          <table:table-cell table:number-matrix-columns-spanned="1" table:number-matrix-rows-spanned="1" table:formula="of:=SUM([.BL3:.BL8]&gt;[.$CD3:.$CD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M3:.BM8]&gt;[.$CE3:.$CE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N3:.BN8]&gt;[.$CF3:.$CF8])" office:value-type="float" office:value="2" calcext:value-type="float">
            <text:p>2</text:p>
          </table:table-cell>
          <table:table-cell table:number-matrix-columns-spanned="1" table:number-matrix-rows-spanned="1" table:formula="of:=SUM([.BO3:.BO8]&gt;[.$CG3:.$CG8])" office:value-type="float" office:value="3" calcext:value-type="float">
            <text:p>3</text:p>
          </table:table-cell>
          <table:table-cell table:number-matrix-columns-spanned="1" table:number-matrix-rows-spanned="1" table:formula="of:=SUM([.BP3:.BP8]&gt;[.$CB3:.$CB8])" office:value-type="float" office:value="2" calcext:value-type="float">
            <text:p>2</text:p>
          </table:table-cell>
          <table:table-cell table:number-matrix-columns-spanned="1" table:number-matrix-rows-spanned="1" table:formula="of:=SUM([.BQ3:.BQ8]&gt;[.$CC3:.$CC8])" office:value-type="float" office:value="2" calcext:value-type="float">
            <text:p>2</text:p>
          </table:table-cell>
          <table:table-cell table:number-matrix-columns-spanned="1" table:number-matrix-rows-spanned="1" table:formula="of:=SUM([.BR3:.BR8]&gt;[.$CD3:.$CD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S3:.BS8]&gt;[.$CE3:.$CE8])" office:value-type="string" office:string-value="" calcext:value-type="error">
            <text:p>#VALUE!</text:p>
          </table:table-cell>
          <table:table-cell table:number-matrix-columns-spanned="1" table:number-matrix-rows-spanned="1" table:formula="of:=SUM([.BT3:.BT8]&gt;[.$CF3:.$CF8])" office:value-type="float" office:value="1" calcext:value-type="float">
            <text:p>1</text:p>
          </table:table-cell>
          <table:table-cell table:number-matrix-columns-spanned="1" table:number-matrix-rows-spanned="1" table:formula="of:=SUM([.BU3:.BU8]&gt;[.$CG3:.$CG8])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ORST</text:p>
          </table:table-cell>
          <table:table-cell table:number-matrix-columns-spanned="1" table:number-matrix-rows-spanned="1" table:formula="of:=SUM([.B3:.B8]=[.$CH3:.$CH8])" office:value-type="float" office:value="1" calcext:value-type="float">
            <text:p>1</text:p>
          </table:table-cell>
          <table:table-cell table:number-matrix-columns-spanned="1" table:number-matrix-rows-spanned="1" table:formula="of:=SUM([.C3:.C8]=[.$CI3:.$CI8])" office:value-type="float" office:value="1" calcext:value-type="float">
            <text:p>1</text:p>
          </table:table-cell>
          <table:table-cell table:number-matrix-columns-spanned="1" table:number-matrix-rows-spanned="1" table:formula="of:=SUM([.D3:.D8]=[.$CJ3:.$CJ8])" office:value-type="float" office:value="0" calcext:value-type="float">
            <text:p>0</text:p>
          </table:table-cell>
          <table:table-cell table:number-matrix-columns-spanned="1" table:number-matrix-rows-spanned="1" table:formula="of:=SUM([.E3:.E8]=[.$CK3:.$CK8])" office:value-type="float" office:value="0" calcext:value-type="float">
            <text:p>0</text:p>
          </table:table-cell>
          <table:table-cell table:number-matrix-columns-spanned="1" table:number-matrix-rows-spanned="1" table:formula="of:=SUM([.F3:.F8]=[.$CL3:.$CL8])" office:value-type="float" office:value="1" calcext:value-type="float">
            <text:p>1</text:p>
          </table:table-cell>
          <table:table-cell table:number-matrix-columns-spanned="1" table:number-matrix-rows-spanned="1" table:formula="of:=SUM([.G3:.G8]=[.$CM3:.$CM8])" office:value-type="float" office:value="3" calcext:value-type="float">
            <text:p>3</text:p>
          </table:table-cell>
          <table:table-cell table:number-matrix-columns-spanned="1" table:number-matrix-rows-spanned="1" table:formula="of:=SUM([.H3:.H8]=[.$CH3:.$CH8])" office:value-type="float" office:value="2" calcext:value-type="float">
            <text:p>2</text:p>
          </table:table-cell>
          <table:table-cell table:number-matrix-columns-spanned="1" table:number-matrix-rows-spanned="1" table:formula="of:=SUM([.I3:.I8]=[.$CI3:.$CI8])" office:value-type="float" office:value="2" calcext:value-type="float">
            <text:p>2</text:p>
          </table:table-cell>
          <table:table-cell table:number-matrix-columns-spanned="1" table:number-matrix-rows-spanned="1" table:formula="of:=SUM([.J3:.J8]=[.$CJ3:.$CJ8])" office:value-type="float" office:value="3" calcext:value-type="float">
            <text:p>3</text:p>
          </table:table-cell>
          <table:table-cell table:number-matrix-columns-spanned="1" table:number-matrix-rows-spanned="1" table:formula="of:=SUM([.K3:.K8]=[.$CK3:.$CK8])" office:value-type="float" office:value="3" calcext:value-type="float">
            <text:p>3</text:p>
          </table:table-cell>
          <table:table-cell table:number-matrix-columns-spanned="1" table:number-matrix-rows-spanned="1" table:formula="of:=SUM([.L3:.L8]=[.$CL3:.$CL8])" office:value-type="float" office:value="0" calcext:value-type="float">
            <text:p>0</text:p>
          </table:table-cell>
          <table:table-cell table:number-matrix-columns-spanned="1" table:number-matrix-rows-spanned="1" table:formula="of:=SUM([.M3:.M8]=[.$CM3:.$CM8])" office:value-type="float" office:value="3" calcext:value-type="float">
            <text:p>3</text:p>
          </table:table-cell>
          <table:table-cell table:number-matrix-columns-spanned="1" table:number-matrix-rows-spanned="1" table:formula="of:=SUM([.N3:.N8]=[.$CH3:.$CH8])" office:value-type="float" office:value="2" calcext:value-type="float">
            <text:p>2</text:p>
          </table:table-cell>
          <table:table-cell table:number-matrix-columns-spanned="1" table:number-matrix-rows-spanned="1" table:formula="of:=SUM([.O3:.O8]=[.$CI3:.$CI8])" office:value-type="float" office:value="2" calcext:value-type="float">
            <text:p>2</text:p>
          </table:table-cell>
          <table:table-cell table:number-matrix-columns-spanned="1" table:number-matrix-rows-spanned="1" table:formula="of:=SUM([.P3:.P8]=[.$CJ3:.$CJ8])" office:value-type="float" office:value="0" calcext:value-type="float">
            <text:p>0</text:p>
          </table:table-cell>
          <table:table-cell table:number-matrix-columns-spanned="1" table:number-matrix-rows-spanned="1" table:formula="of:=SUM([.Q3:.Q8]=[.$CK3:.$CK8])" office:value-type="float" office:value="0" calcext:value-type="float">
            <text:p>0</text:p>
          </table:table-cell>
          <table:table-cell table:number-matrix-columns-spanned="1" table:number-matrix-rows-spanned="1" table:formula="of:=SUM([.R3:.R8]=[.$CL3:.$CL8])" office:value-type="float" office:value="0" calcext:value-type="float">
            <text:p>0</text:p>
          </table:table-cell>
          <table:table-cell table:number-matrix-columns-spanned="1" table:number-matrix-rows-spanned="1" table:formula="of:=SUM([.S3:.S8]=[.$CM3:.$CM8])" office:value-type="float" office:value="3" calcext:value-type="float">
            <text:p>3</text:p>
          </table:table-cell>
          <table:table-cell table:number-matrix-columns-spanned="1" table:number-matrix-rows-spanned="1" table:formula="of:=SUM([.T3:.T8]=[.$CH3:.$CH8])" office:value-type="float" office:value="3" calcext:value-type="float">
            <text:p>3</text:p>
          </table:table-cell>
          <table:table-cell table:number-matrix-columns-spanned="1" table:number-matrix-rows-spanned="1" table:formula="of:=SUM([.U3:.U8]=[.$CI3:.$CI8])" office:value-type="float" office:value="3" calcext:value-type="float">
            <text:p>3</text:p>
          </table:table-cell>
          <table:table-cell table:number-matrix-columns-spanned="1" table:number-matrix-rows-spanned="1" table:formula="of:=SUM([.V3:.V8]=[.$CJ3:.$CJ8])" office:value-type="float" office:value="0" calcext:value-type="float">
            <text:p>0</text:p>
          </table:table-cell>
          <table:table-cell table:number-matrix-columns-spanned="1" table:number-matrix-rows-spanned="1" table:formula="of:=SUM([.W3:.W8]=[.$CK3:.$CK8])" office:value-type="float" office:value="0" calcext:value-type="float">
            <text:p>0</text:p>
          </table:table-cell>
          <table:table-cell table:number-matrix-columns-spanned="1" table:number-matrix-rows-spanned="1" table:formula="of:=SUM([.X3:.X8]=[.$CL3:.$CL8])" office:value-type="float" office:value="0" calcext:value-type="float">
            <text:p>0</text:p>
          </table:table-cell>
          <table:table-cell table:number-matrix-columns-spanned="1" table:number-matrix-rows-spanned="1" table:formula="of:=SUM([.Y3:.Y8]=[.$CM3:.$CM8])" office:value-type="float" office:value="3" calcext:value-type="float">
            <text:p>3</text:p>
          </table:table-cell>
          <table:table-cell table:number-matrix-columns-spanned="1" table:number-matrix-rows-spanned="1" table:formula="of:=SUM([.Z3:.Z8]=[.$CH3:.$CH8])" office:value-type="float" office:value="2" calcext:value-type="float">
            <text:p>2</text:p>
          </table:table-cell>
          <table:table-cell table:number-matrix-columns-spanned="1" table:number-matrix-rows-spanned="1" table:formula="of:=SUM([.AA3:.AA8]=[.$CI3:.$CI8])" office:value-type="float" office:value="2" calcext:value-type="float">
            <text:p>2</text:p>
          </table:table-cell>
          <table:table-cell table:number-matrix-columns-spanned="1" table:number-matrix-rows-spanned="1" table:formula="of:=SUM([.AB3:.AB8]=[.$CJ3:.$CJ8])" office:value-type="float" office:value="0" calcext:value-type="float">
            <text:p>0</text:p>
          </table:table-cell>
          <table:table-cell table:number-matrix-columns-spanned="1" table:number-matrix-rows-spanned="1" table:formula="of:=SUM([.AC3:.AC8]=[.$CK3:.$CK8])" office:value-type="float" office:value="0" calcext:value-type="float">
            <text:p>0</text:p>
          </table:table-cell>
          <table:table-cell table:number-matrix-columns-spanned="1" table:number-matrix-rows-spanned="1" table:formula="of:=SUM([.AD3:.AD8]=[.$CL3:.$CL8])" office:value-type="float" office:value="3" calcext:value-type="float">
            <text:p>3</text:p>
          </table:table-cell>
          <table:table-cell table:number-matrix-columns-spanned="1" table:number-matrix-rows-spanned="1" table:formula="of:=SUM([.AE3:.AE8]=[.$CM3:.$CM8])" office:value-type="float" office:value="4" calcext:value-type="float">
            <text:p>4</text:p>
          </table:table-cell>
          <table:table-cell table:number-matrix-columns-spanned="1" table:number-matrix-rows-spanned="1" table:formula="of:=SUM([.AF3:.AF8]=[.$CH3:.$CH8])" office:value-type="float" office:value="2" calcext:value-type="float">
            <text:p>2</text:p>
          </table:table-cell>
          <table:table-cell table:number-matrix-columns-spanned="1" table:number-matrix-rows-spanned="1" table:formula="of:=SUM([.AG3:.AG8]=[.$CI3:.$CI8])" office:value-type="float" office:value="2" calcext:value-type="float">
            <text:p>2</text:p>
          </table:table-cell>
          <table:table-cell table:number-matrix-columns-spanned="1" table:number-matrix-rows-spanned="1" table:formula="of:=SUM([.AH3:.AH8]=[.$CJ3:.$CJ8])" office:value-type="float" office:value="1" calcext:value-type="float">
            <text:p>1</text:p>
          </table:table-cell>
          <table:table-cell table:number-matrix-columns-spanned="1" table:number-matrix-rows-spanned="1" table:formula="of:=SUM([.AI3:.AI8]=[.$CK3:.$CK8])" office:value-type="float" office:value="0" calcext:value-type="float">
            <text:p>0</text:p>
          </table:table-cell>
          <table:table-cell table:number-matrix-columns-spanned="1" table:number-matrix-rows-spanned="1" table:formula="of:=SUM([.AJ3:.AJ8]=[.$CL3:.$CL8])" office:value-type="float" office:value="2" calcext:value-type="float">
            <text:p>2</text:p>
          </table:table-cell>
          <table:table-cell table:number-matrix-columns-spanned="1" table:number-matrix-rows-spanned="1" table:formula="of:=SUM([.AK3:.AK8]=[.$CM3:.$CM8])" office:value-type="float" office:value="5" calcext:value-type="float">
            <text:p>5</text:p>
          </table:table-cell>
          <table:table-cell table:number-matrix-columns-spanned="1" table:number-matrix-rows-spanned="1" table:formula="of:=SUM([.AL3:.AL8]=[.$CH3:.$CH8])" office:value-type="float" office:value="2" calcext:value-type="float">
            <text:p>2</text:p>
          </table:table-cell>
          <table:table-cell table:number-matrix-columns-spanned="1" table:number-matrix-rows-spanned="1" table:formula="of:=SUM([.AM3:.AM8]=[.$CI3:.$CI8])" office:value-type="float" office:value="2" calcext:value-type="float">
            <text:p>2</text:p>
          </table:table-cell>
          <table:table-cell table:number-matrix-columns-spanned="1" table:number-matrix-rows-spanned="1" table:formula="of:=SUM([.AN3:.AN8]=[.$CJ3:.$CJ8])" office:value-type="float" office:value="0" calcext:value-type="float">
            <text:p>0</text:p>
          </table:table-cell>
          <table:table-cell table:number-matrix-columns-spanned="1" table:number-matrix-rows-spanned="1" table:formula="of:=SUM([.AO3:.AO8]=[.$CK3:.$CK8])" office:value-type="float" office:value="0" calcext:value-type="float">
            <text:p>0</text:p>
          </table:table-cell>
          <table:table-cell table:number-matrix-columns-spanned="1" table:number-matrix-rows-spanned="1" table:formula="of:=SUM([.AP3:.AP8]=[.$CL3:.$CL8])" office:value-type="float" office:value="0" calcext:value-type="float">
            <text:p>0</text:p>
          </table:table-cell>
          <table:table-cell table:number-matrix-columns-spanned="1" table:number-matrix-rows-spanned="1" table:formula="of:=SUM([.AQ3:.AQ8]=[.$CM3:.$CM8])" office:value-type="float" office:value="3" calcext:value-type="float">
            <text:p>3</text:p>
          </table:table-cell>
          <table:table-cell table:number-matrix-columns-spanned="1" table:number-matrix-rows-spanned="1" table:formula="of:=SUM([.AR3:.AR8]=[.$CH3:.$CH8])" office:value-type="float" office:value="4" calcext:value-type="float">
            <text:p>4</text:p>
          </table:table-cell>
          <table:table-cell table:number-matrix-columns-spanned="1" table:number-matrix-rows-spanned="1" table:formula="of:=SUM([.AS3:.AS8]=[.$CI3:.$CI8])" office:value-type="float" office:value="4" calcext:value-type="float">
            <text:p>4</text:p>
          </table:table-cell>
          <table:table-cell table:number-matrix-columns-spanned="1" table:number-matrix-rows-spanned="1" table:formula="of:=SUM([.AT3:.AT8]=[.$CJ3:.$CJ8])" office:value-type="float" office:value="1" calcext:value-type="float">
            <text:p>1</text:p>
          </table:table-cell>
          <table:table-cell table:number-matrix-columns-spanned="1" table:number-matrix-rows-spanned="1" table:formula="of:=SUM([.AU3:.AU8]=[.$CK3:.$CK8])" office:value-type="float" office:value="2" calcext:value-type="float">
            <text:p>2</text:p>
          </table:table-cell>
          <table:table-cell table:number-matrix-columns-spanned="1" table:number-matrix-rows-spanned="1" table:formula="of:=SUM([.AV3:.AV8]=[.$CL3:.$CL8])" office:value-type="float" office:value="0" calcext:value-type="float">
            <text:p>0</text:p>
          </table:table-cell>
          <table:table-cell table:number-matrix-columns-spanned="1" table:number-matrix-rows-spanned="1" table:formula="of:=SUM([.AW3:.AW8]=[.$CM3:.$CM8])" office:value-type="float" office:value="3" calcext:value-type="float">
            <text:p>3</text:p>
          </table:table-cell>
          <table:table-cell table:number-matrix-columns-spanned="1" table:number-matrix-rows-spanned="1" table:formula="of:=SUM([.AX3:.AX8]=[.$CH3:.$CH8])" office:value-type="float" office:value="2" calcext:value-type="float">
            <text:p>2</text:p>
          </table:table-cell>
          <table:table-cell table:number-matrix-columns-spanned="1" table:number-matrix-rows-spanned="1" table:formula="of:=SUM([.AY3:.AY8]=[.$CI3:.$CI8])" office:value-type="float" office:value="2" calcext:value-type="float">
            <text:p>2</text:p>
          </table:table-cell>
          <table:table-cell table:number-matrix-columns-spanned="1" table:number-matrix-rows-spanned="1" table:formula="of:=SUM([.AZ3:.AZ8]=[.$CJ3:.$CJ8])" office:value-type="float" office:value="0" calcext:value-type="float">
            <text:p>0</text:p>
          </table:table-cell>
          <table:table-cell table:number-matrix-columns-spanned="1" table:number-matrix-rows-spanned="1" table:formula="of:=SUM([.BA3:.BA8]=[.$CK3:.$CK8])" office:value-type="float" office:value="0" calcext:value-type="float">
            <text:p>0</text:p>
          </table:table-cell>
          <table:table-cell table:number-matrix-columns-spanned="1" table:number-matrix-rows-spanned="1" table:formula="of:=SUM([.BB3:.BB8]=[.$CL3:.$CL8])" office:value-type="float" office:value="0" calcext:value-type="float">
            <text:p>0</text:p>
          </table:table-cell>
          <table:table-cell table:number-matrix-columns-spanned="1" table:number-matrix-rows-spanned="1" table:formula="of:=SUM([.BC3:.BC8]=[.$CM3:.$CM8])" office:value-type="float" office:value="3" calcext:value-type="float">
            <text:p>3</text:p>
          </table:table-cell>
          <table:table-cell table:number-matrix-columns-spanned="1" table:number-matrix-rows-spanned="1" table:formula="of:=SUM([.BD3:.BD8]=[.$CH3:.$CH8])" office:value-type="float" office:value="2" calcext:value-type="float">
            <text:p>2</text:p>
          </table:table-cell>
          <table:table-cell table:number-matrix-columns-spanned="1" table:number-matrix-rows-spanned="1" table:formula="of:=SUM([.BE3:.BE8]=[.$CI3:.$CI8])" office:value-type="float" office:value="2" calcext:value-type="float">
            <text:p>2</text:p>
          </table:table-cell>
          <table:table-cell table:number-matrix-columns-spanned="1" table:number-matrix-rows-spanned="1" table:formula="of:=SUM([.BF3:.BF8]=[.$CJ3:.$CJ8])" office:value-type="float" office:value="0" calcext:value-type="float">
            <text:p>0</text:p>
          </table:table-cell>
          <table:table-cell table:number-matrix-columns-spanned="1" table:number-matrix-rows-spanned="1" table:formula="of:=SUM([.BG3:.BG8]=[.$CK3:.$CK8])" office:value-type="float" office:value="0" calcext:value-type="float">
            <text:p>0</text:p>
          </table:table-cell>
          <table:table-cell table:number-matrix-columns-spanned="1" table:number-matrix-rows-spanned="1" table:formula="of:=SUM([.BH3:.BH8]=[.$CL3:.$CL8])" office:value-type="float" office:value="0" calcext:value-type="float">
            <text:p>0</text:p>
          </table:table-cell>
          <table:table-cell table:number-matrix-columns-spanned="1" table:number-matrix-rows-spanned="1" table:formula="of:=SUM([.BI3:.BI8]=[.$CM3:.$CM8])" office:value-type="float" office:value="3" calcext:value-type="float">
            <text:p>3</text:p>
          </table:table-cell>
          <table:table-cell table:number-matrix-columns-spanned="1" table:number-matrix-rows-spanned="1" table:formula="of:=SUM([.BJ3:.BJ8]=[.$CH3:.$CH8])" office:value-type="float" office:value="2" calcext:value-type="float">
            <text:p>2</text:p>
          </table:table-cell>
          <table:table-cell table:number-matrix-columns-spanned="1" table:number-matrix-rows-spanned="1" table:formula="of:=SUM([.BK3:.BK8]=[.$CI3:.$CI8])" office:value-type="float" office:value="2" calcext:value-type="float">
            <text:p>2</text:p>
          </table:table-cell>
          <table:table-cell table:number-matrix-columns-spanned="1" table:number-matrix-rows-spanned="1" table:formula="of:=SUM([.BL3:.BL8]=[.$CJ3:.$CJ8])" office:value-type="float" office:value="0" calcext:value-type="float">
            <text:p>0</text:p>
          </table:table-cell>
          <table:table-cell table:number-matrix-columns-spanned="1" table:number-matrix-rows-spanned="1" table:formula="of:=SUM([.BM3:.BM8]=[.$CK3:.$CK8])" office:value-type="float" office:value="0" calcext:value-type="float">
            <text:p>0</text:p>
          </table:table-cell>
          <table:table-cell table:number-matrix-columns-spanned="1" table:number-matrix-rows-spanned="1" table:formula="of:=SUM([.BN3:.BN8]=[.$CL3:.$CL8])" office:value-type="float" office:value="0" calcext:value-type="float">
            <text:p>0</text:p>
          </table:table-cell>
          <table:table-cell table:number-matrix-columns-spanned="1" table:number-matrix-rows-spanned="1" table:formula="of:=SUM([.BO3:.BO8]=[.$CM3:.$CM8])" office:value-type="float" office:value="3" calcext:value-type="float">
            <text:p>3</text:p>
          </table:table-cell>
          <table:table-cell table:number-matrix-columns-spanned="1" table:number-matrix-rows-spanned="1" table:formula="of:=SUM([.BP3:.BP8]=[.$CH3:.$CH8])" office:value-type="float" office:value="2" calcext:value-type="float">
            <text:p>2</text:p>
          </table:table-cell>
          <table:table-cell table:number-matrix-columns-spanned="1" table:number-matrix-rows-spanned="1" table:formula="of:=SUM([.BQ3:.BQ8]=[.$CI3:.$CI8])" office:value-type="float" office:value="2" calcext:value-type="float">
            <text:p>2</text:p>
          </table:table-cell>
          <table:table-cell table:number-matrix-columns-spanned="1" table:number-matrix-rows-spanned="1" table:formula="of:=SUM([.BR3:.BR8]=[.$CJ3:.$CJ8])" office:value-type="float" office:value="0" calcext:value-type="float">
            <text:p>0</text:p>
          </table:table-cell>
          <table:table-cell table:number-matrix-columns-spanned="1" table:number-matrix-rows-spanned="1" table:formula="of:=SUM([.BS3:.BS8]=[.$CK3:.$CK8])" office:value-type="float" office:value="0" calcext:value-type="float">
            <text:p>0</text:p>
          </table:table-cell>
          <table:table-cell table:number-matrix-columns-spanned="1" table:number-matrix-rows-spanned="1" table:formula="of:=SUM([.BT3:.BT8]=[.$CL3:.$CL8])" office:value-type="float" office:value="0" calcext:value-type="float">
            <text:p>0</text:p>
          </table:table-cell>
          <table:table-cell table:number-matrix-columns-spanned="1" table:number-matrix-rows-spanned="1" table:formula="of:=SUM([.BU3:.BU8]=[.$CM3:.$CM8])" office:value-type="float" office:value="3" calcext:value-type="float">
            <text:p>3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2-05-18T10:47:01.789873575</dc:date>
    <meta:editing-duration>PT3M12S</meta:editing-duration>
    <meta:editing-cycles>1</meta:editing-cycles>
    <meta:generator>LibreOffice/7.0.4.2$Linux_X86_64 LibreOffice_project/00$Build-2</meta:generator>
    <meta:document-statistic meta:table-count="2" meta:cell-count="13748" meta:object-count="0"/>
  </office:meta>
</office:document-meta>
</file>